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68cm"/>
    </style:style>
    <style:style style:name="co13" style:family="table-column">
      <style:table-column-properties fo:break-before="auto" style:column-width="2.731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3.54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7.099775" calcext:value-type="float">
            <text:p>7.099775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9.56337" calcext:value-type="float">
            <text:p>-19.56337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1186327" calcext:value-type="float">
            <text:p>0.1186327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12.28055" calcext:value-type="float">
            <text:p>12.28055</text:p>
          </table:table-cell>
          <table:table-cell office:value-type="float" office:value="-6.317841" calcext:value-type="float">
            <text:p>-6.317841</text:p>
          </table:table-cell>
          <table:table-cell office:value-type="float" office:value="15.99976" calcext:value-type="float">
            <text:p>15.99976</text:p>
          </table:table-cell>
          <table:table-cell office:value-type="float" office:value="-0.378479" calcext:value-type="float">
            <text:p>-0.378479</text:p>
          </table:table-cell>
          <table:table-cell office:value-type="float" office:value="16.32147" calcext:value-type="float">
            <text:p>16.32147</text:p>
          </table:table-cell>
          <table:table-cell office:value-type="float" office:value="2.402252" calcext:value-type="float">
            <text:p>2.402252</text:p>
          </table:table-cell>
          <table:table-cell office:value-type="float" office:value="16.3353" calcext:value-type="float">
            <text:p>16.3353</text:p>
          </table:table-cell>
          <table:table-cell office:value-type="float" office:value="5.062653" calcext:value-type="float">
            <text:p>5.062653</text:p>
          </table:table-cell>
          <table:table-cell office:value-type="float" office:value="16.38605" calcext:value-type="float">
            <text:p>16.38605</text:p>
          </table:table-cell>
          <table:table-cell office:value-type="float" office:value="6.764648" calcext:value-type="float">
            <text:p>6.764648</text:p>
          </table:table-cell>
          <table:table-cell office:value-type="float" office:value="12.95898" calcext:value-type="float">
            <text:p>12.95898</text:p>
          </table:table-cell>
          <table:table-cell office:value-type="float" office:value="8.627228" calcext:value-type="float">
            <text:p>8.627228</text:p>
          </table:table-cell>
          <table:table-cell office:value-type="float" office:value="12.22122" calcext:value-type="float">
            <text:p>12.22122</text:p>
          </table:table-cell>
          <table:table-cell office:value-type="float" office:value="9.828003" calcext:value-type="float">
            <text:p>9.828003</text:p>
          </table:table-cell>
          <table:table-cell office:value-type="float" office:value="11.53564" calcext:value-type="float">
            <text:p>11.53564</text:p>
          </table:table-cell>
          <table:table-cell office:value-type="float" office:value="11.04364" calcext:value-type="float">
            <text:p>11.04364</text:p>
          </table:table-cell>
          <table:table-cell office:value-type="float" office:value="11.14667" calcext:value-type="float">
            <text:p>11.14667</text:p>
          </table:table-cell>
          <table:table-cell office:value-type="float" office:value="11.11609" calcext:value-type="float">
            <text:p>11.11609</text:p>
          </table:table-cell>
          <table:table-cell office:value-type="float" office:value="10.75089" calcext:value-type="float">
            <text:p>10.75089</text:p>
          </table:table-cell>
          <table:table-cell office:value-type="float" office:value="10.73822" calcext:value-type="float">
            <text:p>10.73822</text:p>
          </table:table-cell>
          <table:table-cell office:value-type="float" office:value="10.44348" calcext:value-type="float">
            <text:p>10.44348</text:p>
          </table:table-cell>
          <table:table-cell office:value-type="float" office:value="10.36914" calcext:value-type="float">
            <text:p>10.36914</text:p>
          </table:table-cell>
          <table:table-cell office:value-type="float" office:value="10.25174" calcext:value-type="float">
            <text:p>10.25174</text:p>
          </table:table-cell>
          <table:table-cell office:value-type="float" office:value="10.24487" calcext:value-type="float">
            <text:p>10.24487</text:p>
          </table:table-cell>
          <table:table-cell office:value-type="float" office:value="10.09146" calcext:value-type="float">
            <text:p>10.09146</text:p>
          </table:table-cell>
          <table:table-cell office:value-type="float" office:value="10.06088" calcext:value-type="float">
            <text:p>10.06088</text:p>
          </table:table-cell>
          <table:table-cell office:value-type="float" office:value="10.03394" calcext:value-type="float">
            <text:p>10.03394</text:p>
          </table:table-cell>
          <table:table-cell office:value-type="float" office:value="10.01471" calcext:value-type="float">
            <text:p>10.01471</text:p>
          </table:table-cell>
          <table:table-cell office:value-type="float" office:value="0.6864319" calcext:value-type="float">
            <text:p>0.6864319</text:p>
          </table:table-cell>
          <table:table-cell office:value-type="float" office:value="-17.56407" calcext:value-type="float">
            <text:p>-17.564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8.12213" calcext:value-type="float">
            <text:p>8.12213</text:p>
          </table:table-cell>
          <table:table-cell office:value-type="float" office:value="-4.238232" calcext:value-type="float">
            <text:p>-4.238232</text:p>
          </table:table-cell>
          <table:table-cell office:value-type="float" office:value="-19.54543" calcext:value-type="float">
            <text:p>-19.54543</text:p>
          </table:table-cell>
          <table:table-cell office:value-type="float" office:value="0.3956798" calcext:value-type="float">
            <text:p>0.3956798</text:p>
          </table:table-cell>
          <table:table-cell office:value-type="float" office:value="0.1188102" calcext:value-type="float">
            <text:p>0.1188102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4.048279" calcext:value-type="float">
            <text:p>4.048279</text:p>
          </table:table-cell>
          <table:table-cell office:value-type="float" office:value="-7.002594" calcext:value-type="float">
            <text:p>-7.002594</text:p>
          </table:table-cell>
          <table:table-cell office:value-type="float" office:value="0.7592468" calcext:value-type="float">
            <text:p>0.7592468</text:p>
          </table:table-cell>
          <table:table-cell office:value-type="float" office:value="-0.5879517" calcext:value-type="float">
            <text:p>-0.5879517</text:p>
          </table:table-cell>
          <table:table-cell office:value-type="float" office:value="2.340302" calcext:value-type="float">
            <text:p>2.340302</text:p>
          </table:table-cell>
          <table:table-cell office:value-type="float" office:value="1.170441" calcext:value-type="float">
            <text:p>1.170441</text:p>
          </table:table-cell>
          <table:table-cell office:value-type="float" office:value="4.985321" calcext:value-type="float">
            <text:p>4.985321</text:p>
          </table:table-cell>
          <table:table-cell office:value-type="float" office:value="2.91217" calcext:value-type="float">
            <text:p>2.91217</text:p>
          </table:table-cell>
          <table:table-cell office:value-type="float" office:value="6.693542" calcext:value-type="float">
            <text:p>6.693542</text:p>
          </table:table-cell>
          <table:table-cell office:value-type="float" office:value="4.202393" calcext:value-type="float">
            <text:p>4.202393</text:p>
          </table:table-cell>
          <table:table-cell office:value-type="float" office:value="8.571655" calcext:value-type="float">
            <text:p>8.571655</text:p>
          </table:table-cell>
          <table:table-cell office:value-type="float" office:value="5.758759" calcext:value-type="float">
            <text:p>5.758759</text:p>
          </table:table-cell>
          <table:table-cell office:value-type="float" office:value="9.790985" calcext:value-type="float">
            <text:p>9.790985</text:p>
          </table:table-cell>
          <table:table-cell office:value-type="float" office:value="7.252045" calcext:value-type="float">
            <text:p>7.252045</text:p>
          </table:table-cell>
          <table:table-cell office:value-type="float" office:value="11.02954" calcext:value-type="float">
            <text:p>11.02954</text:p>
          </table:table-cell>
          <table:table-cell office:value-type="float" office:value="9.348145" calcext:value-type="float">
            <text:p>9.348145</text:p>
          </table:table-cell>
          <table:table-cell office:value-type="float" office:value="11.11435" calcext:value-type="float">
            <text:p>11.11435</text:p>
          </table:table-cell>
          <table:table-cell office:value-type="float" office:value="10.6969" calcext:value-type="float">
            <text:p>10.6969</text:p>
          </table:table-cell>
          <table:table-cell office:value-type="float" office:value="10.7525" calcext:value-type="float">
            <text:p>10.7525</text:p>
          </table:table-cell>
          <table:table-cell office:value-type="float" office:value="10.7229" calcext:value-type="float">
            <text:p>10.7229</text:p>
          </table:table-cell>
          <table:table-cell office:value-type="float" office:value="10.47879" calcext:value-type="float">
            <text:p>10.47879</text:p>
          </table:table-cell>
          <table:table-cell office:value-type="float" office:value="10.44403" calcext:value-type="float">
            <text:p>10.44403</text:p>
          </table:table-cell>
          <table:table-cell office:value-type="float" office:value="10.27216" calcext:value-type="float">
            <text:p>10.27216</text:p>
          </table:table-cell>
          <table:table-cell office:value-type="float" office:value="10.25189" calcext:value-type="float">
            <text:p>10.25189</text:p>
          </table:table-cell>
          <table:table-cell office:value-type="float" office:value="10.11682" calcext:value-type="float">
            <text:p>10.11682</text:p>
          </table:table-cell>
          <table:table-cell office:value-type="float" office:value="10.09174" calcext:value-type="float">
            <text:p>10.09174</text:p>
          </table:table-cell>
          <table:table-cell office:value-type="float" office:value="10.05441" calcext:value-type="float">
            <text:p>10.05441</text:p>
          </table:table-cell>
          <table:table-cell office:value-type="float" office:value="10.03409" calcext:value-type="float">
            <text:p>10.03409</text:p>
          </table:table-cell>
          <table:table-cell office:value-type="float" office:value="4.856781" calcext:value-type="float">
            <text:p>4.856781</text:p>
          </table:table-cell>
          <table:table-cell office:value-type="float" office:value="-18.69679" calcext:value-type="float">
            <text:p>-18.696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8.737134" calcext:value-type="float">
            <text:p>8.737134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16.49255" calcext:value-type="float">
            <text:p>-16.49255</text:p>
          </table:table-cell>
          <table:table-cell office:value-type="float" office:value="0.6664237" calcext:value-type="float">
            <text:p>0.6664237</text:p>
          </table:table-cell>
          <table:table-cell office:value-type="float" office:value="0.1527689" calcext:value-type="float">
            <text:p>0.1527689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6.269165" calcext:value-type="float">
            <text:p>6.269165</text:p>
          </table:table-cell>
          <table:table-cell office:value-type="float" office:value="-6.062439" calcext:value-type="float">
            <text:p>-6.062439</text:p>
          </table:table-cell>
          <table:table-cell office:value-type="float" office:value="0.9930725" calcext:value-type="float">
            <text:p>0.9930725</text:p>
          </table:table-cell>
          <table:table-cell office:value-type="float" office:value="-0.6377869" calcext:value-type="float">
            <text:p>-0.6377869</text:p>
          </table:table-cell>
          <table:table-cell office:value-type="float" office:value="1.805328" calcext:value-type="float">
            <text:p>1.805328</text:p>
          </table:table-cell>
          <table:table-cell office:value-type="float" office:value="0.8493042" calcext:value-type="float">
            <text:p>0.8493042</text:p>
          </table:table-cell>
          <table:table-cell office:value-type="float" office:value="2.90271" calcext:value-type="float">
            <text:p>2.90271</text:p>
          </table:table-cell>
          <table:table-cell office:value-type="float" office:value="2.440002" calcext:value-type="float">
            <text:p>2.440002</text:p>
          </table:table-cell>
          <table:table-cell office:value-type="float" office:value="4.183807" calcext:value-type="float">
            <text:p>4.183807</text:p>
          </table:table-cell>
          <table:table-cell office:value-type="float" office:value="3.515045" calcext:value-type="float">
            <text:p>3.515045</text:p>
          </table:table-cell>
          <table:table-cell office:value-type="float" office:value="5.740509" calcext:value-type="float">
            <text:p>5.740509</text:p>
          </table:table-cell>
          <table:table-cell office:value-type="float" office:value="4.775482" calcext:value-type="float">
            <text:p>4.775482</text:p>
          </table:table-cell>
          <table:table-cell office:value-type="float" office:value="7.234436" calcext:value-type="float">
            <text:p>7.234436</text:p>
          </table:table-cell>
          <table:table-cell office:value-type="float" office:value="6.080902" calcext:value-type="float">
            <text:p>6.080902</text:p>
          </table:table-cell>
          <table:table-cell office:value-type="float" office:value="9.33194" calcext:value-type="float">
            <text:p>9.33194</text:p>
          </table:table-cell>
          <table:table-cell office:value-type="float" office:value="8.037201" calcext:value-type="float">
            <text:p>8.037201</text:p>
          </table:table-cell>
          <table:table-cell office:value-type="float" office:value="10.69046" calcext:value-type="float">
            <text:p>10.69046</text:p>
          </table:table-cell>
          <table:table-cell office:value-type="float" office:value="10.00455" calcext:value-type="float">
            <text:p>10.00455</text:p>
          </table:table-cell>
          <table:table-cell office:value-type="float" office:value="10.72198" calcext:value-type="float">
            <text:p>10.72198</text:p>
          </table:table-cell>
          <table:table-cell office:value-type="float" office:value="10.57834" calcext:value-type="float">
            <text:p>10.57834</text:p>
          </table:table-cell>
          <table:table-cell office:value-type="float" office:value="10.48203" calcext:value-type="float">
            <text:p>10.48203</text:p>
          </table:table-cell>
          <table:table-cell office:value-type="float" office:value="10.47183" calcext:value-type="float">
            <text:p>10.47183</text:p>
          </table:table-cell>
          <table:table-cell office:value-type="float" office:value="10.29187" calcext:value-type="float">
            <text:p>10.29187</text:p>
          </table:table-cell>
          <table:table-cell office:value-type="float" office:value="10.2724" calcext:value-type="float">
            <text:p>10.2724</text:p>
          </table:table-cell>
          <table:table-cell office:value-type="float" office:value="10.14029" calcext:value-type="float">
            <text:p>10.14029</text:p>
          </table:table-cell>
          <table:table-cell office:value-type="float" office:value="10.11707" calcext:value-type="float">
            <text:p>10.11707</text:p>
          </table:table-cell>
          <table:table-cell office:value-type="float" office:value="10.07507" calcext:value-type="float">
            <text:p>10.07507</text:p>
          </table:table-cell>
          <table:table-cell office:value-type="float" office:value="10.05463" calcext:value-type="float">
            <text:p>10.05463</text:p>
          </table:table-cell>
          <table:table-cell office:value-type="float" office:value="9.768097" calcext:value-type="float">
            <text:p>9.768097</text:p>
          </table:table-cell>
          <table:table-cell office:value-type="float" office:value="-16.13882" calcext:value-type="float">
            <text:p>-16.138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8.23298" calcext:value-type="float">
            <text:p>8.23298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7.811173" calcext:value-type="float">
            <text:p>-7.811173</text:p>
          </table:table-cell>
          <table:table-cell office:value-type="float" office:value="0.8379694" calcext:value-type="float">
            <text:p>0.8379694</text:p>
          </table:table-cell>
          <table:table-cell office:value-type="float" office:value="0.3025375" calcext:value-type="float">
            <text:p>0.3025375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9.558594" calcext:value-type="float">
            <text:p>9.558594</text:p>
          </table:table-cell>
          <table:table-cell office:value-type="float" office:value="-3.242218" calcext:value-type="float">
            <text:p>-3.242218</text:p>
          </table:table-cell>
          <table:table-cell office:value-type="float" office:value="6.431458" calcext:value-type="float">
            <text:p>6.431458</text:p>
          </table:table-cell>
          <table:table-cell office:value-type="float" office:value="-0.3018494" calcext:value-type="float">
            <text:p>-0.3018494</text:p>
          </table:table-cell>
          <table:table-cell office:value-type="float" office:value="5.190338" calcext:value-type="float">
            <text:p>5.190338</text:p>
          </table:table-cell>
          <table:table-cell office:value-type="float" office:value="0.9213867" calcext:value-type="float">
            <text:p>0.9213867</text:p>
          </table:table-cell>
          <table:table-cell office:value-type="float" office:value="4.880981" calcext:value-type="float">
            <text:p>4.880981</text:p>
          </table:table-cell>
          <table:table-cell office:value-type="float" office:value="2.213562" calcext:value-type="float">
            <text:p>2.213562</text:p>
          </table:table-cell>
          <table:table-cell office:value-type="float" office:value="4.977417" calcext:value-type="float">
            <text:p>4.977417</text:p>
          </table:table-cell>
          <table:table-cell office:value-type="float" office:value="3.202606" calcext:value-type="float">
            <text:p>3.202606</text:p>
          </table:table-cell>
          <table:table-cell office:value-type="float" office:value="5.358337" calcext:value-type="float">
            <text:p>5.358337</text:p>
          </table:table-cell>
          <table:table-cell office:value-type="float" office:value="4.369629" calcext:value-type="float">
            <text:p>4.369629</text:p>
          </table:table-cell>
          <table:table-cell office:value-type="float" office:value="6.071442" calcext:value-type="float">
            <text:p>6.071442</text:p>
          </table:table-cell>
          <table:table-cell office:value-type="float" office:value="5.585114" calcext:value-type="float">
            <text:p>5.585114</text:p>
          </table:table-cell>
          <table:table-cell office:value-type="float" office:value="8.026703" calcext:value-type="float">
            <text:p>8.026703</text:p>
          </table:table-cell>
          <table:table-cell office:value-type="float" office:value="7.285339" calcext:value-type="float">
            <text:p>7.285339</text:p>
          </table:table-cell>
          <table:table-cell office:value-type="float" office:value="9.997131" calcext:value-type="float">
            <text:p>9.997131</text:p>
          </table:table-cell>
          <table:table-cell office:value-type="float" office:value="9.328339" calcext:value-type="float">
            <text:p>9.328339</text:p>
          </table:table-cell>
          <table:table-cell office:value-type="float" office:value="10.57626" calcext:value-type="float">
            <text:p>10.57626</text:p>
          </table:table-cell>
          <table:table-cell office:value-type="float" office:value="10.33624" calcext:value-type="float">
            <text:p>10.33624</text:p>
          </table:table-cell>
          <table:table-cell office:value-type="float" office:value="10.4715" calcext:value-type="float">
            <text:p>10.4715</text:p>
          </table:table-cell>
          <table:table-cell office:value-type="float" office:value="10.41248" calcext:value-type="float">
            <text:p>10.41248</text:p>
          </table:table-cell>
          <table:table-cell office:value-type="float" office:value="10.29922" calcext:value-type="float">
            <text:p>10.29922</text:p>
          </table:table-cell>
          <table:table-cell office:value-type="float" office:value="10.29202" calcext:value-type="float">
            <text:p>10.29202</text:p>
          </table:table-cell>
          <table:table-cell office:value-type="float" office:value="10.16092" calcext:value-type="float">
            <text:p>10.16092</text:p>
          </table:table-cell>
          <table:table-cell office:value-type="float" office:value="10.1405" calcext:value-type="float">
            <text:p>10.1405</text:p>
          </table:table-cell>
          <table:table-cell office:value-type="float" office:value="10.09561" calcext:value-type="float">
            <text:p>10.09561</text:p>
          </table:table-cell>
          <table:table-cell office:value-type="float" office:value="10.07529" calcext:value-type="float">
            <text:p>10.07529</text:p>
          </table:table-cell>
          <table:table-cell office:value-type="float" office:value="14.86206" calcext:value-type="float">
            <text:p>14.86206</text:p>
          </table:table-cell>
          <table:table-cell office:value-type="float" office:value="-9.331543" calcext:value-type="float">
            <text:p>-9.3315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8.136024" calcext:value-type="float">
            <text:p>8.136024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4.524794" calcext:value-type="float">
            <text:p>-4.524794</text:p>
          </table:table-cell>
          <table:table-cell office:value-type="float" office:value="0.8428636" calcext:value-type="float">
            <text:p>0.8428636</text:p>
          </table:table-cell>
          <table:table-cell office:value-type="float" office:value="0.3873553" calcext:value-type="float">
            <text:p>0.3873553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12.27017" calcext:value-type="float">
            <text:p>12.27017</text:p>
          </table:table-cell>
          <table:table-cell office:value-type="float" office:value="-0.8418579" calcext:value-type="float">
            <text:p>-0.8418579</text:p>
          </table:table-cell>
          <table:table-cell office:value-type="float" office:value="8.842896" calcext:value-type="float">
            <text:p>8.842896</text:p>
          </table:table-cell>
          <table:table-cell office:value-type="float" office:value="0.6596069" calcext:value-type="float">
            <text:p>0.6596069</text:p>
          </table:table-cell>
          <table:table-cell office:value-type="float" office:value="7.142059" calcext:value-type="float">
            <text:p>7.142059</text:p>
          </table:table-cell>
          <table:table-cell office:value-type="float" office:value="1.844635" calcext:value-type="float">
            <text:p>1.844635</text:p>
          </table:table-cell>
          <table:table-cell office:value-type="float" office:value="6.312317" calcext:value-type="float">
            <text:p>6.312317</text:p>
          </table:table-cell>
          <table:table-cell office:value-type="float" office:value="3.015533" calcext:value-type="float">
            <text:p>3.015533</text:p>
          </table:table-cell>
          <table:table-cell office:value-type="float" office:value="6.049408" calcext:value-type="float">
            <text:p>6.049408</text:p>
          </table:table-cell>
          <table:table-cell office:value-type="float" office:value="3.853485" calcext:value-type="float">
            <text:p>3.853485</text:p>
          </table:table-cell>
          <table:table-cell office:value-type="float" office:value="6.061676" calcext:value-type="float">
            <text:p>6.061676</text:p>
          </table:table-cell>
          <table:table-cell office:value-type="float" office:value="4.809662" calcext:value-type="float">
            <text:p>4.809662</text:p>
          </table:table-cell>
          <table:table-cell office:value-type="float" office:value="6.411957" calcext:value-type="float">
            <text:p>6.411957</text:p>
          </table:table-cell>
          <table:table-cell office:value-type="float" office:value="5.730164" calcext:value-type="float">
            <text:p>5.730164</text:p>
          </table:table-cell>
          <table:table-cell office:value-type="float" office:value="7.283813" calcext:value-type="float">
            <text:p>7.283813</text:p>
          </table:table-cell>
          <table:table-cell office:value-type="float" office:value="7.080231" calcext:value-type="float">
            <text:p>7.080231</text:p>
          </table:table-cell>
          <table:table-cell office:value-type="float" office:value="9.322205" calcext:value-type="float">
            <text:p>9.322205</text:p>
          </table:table-cell>
          <table:table-cell office:value-type="float" office:value="8.844757" calcext:value-type="float">
            <text:p>8.844757</text:p>
          </table:table-cell>
          <table:table-cell office:value-type="float" office:value="10.33337" calcext:value-type="float">
            <text:p>10.33337</text:p>
          </table:table-cell>
          <table:table-cell office:value-type="float" office:value="10.05649" calcext:value-type="float">
            <text:p>10.05649</text:p>
          </table:table-cell>
          <table:table-cell office:value-type="float" office:value="10.41159" calcext:value-type="float">
            <text:p>10.41159</text:p>
          </table:table-cell>
          <table:table-cell office:value-type="float" office:value="10.30759" calcext:value-type="float">
            <text:p>10.30759</text:p>
          </table:table-cell>
          <table:table-cell office:value-type="float" office:value="10.29916" calcext:value-type="float">
            <text:p>10.29916</text:p>
          </table:table-cell>
          <table:table-cell office:value-type="float" office:value="10.2869" calcext:value-type="float">
            <text:p>10.2869</text:p>
          </table:table-cell>
          <table:table-cell office:value-type="float" office:value="10.17676" calcext:value-type="float">
            <text:p>10.17676</text:p>
          </table:table-cell>
          <table:table-cell office:value-type="float" office:value="10.16113" calcext:value-type="float">
            <text:p>10.16113</text:p>
          </table:table-cell>
          <table:table-cell office:value-type="float" office:value="10.11508" calcext:value-type="float">
            <text:p>10.11508</text:p>
          </table:table-cell>
          <table:table-cell office:value-type="float" office:value="10.09583" calcext:value-type="float">
            <text:p>10.09583</text:p>
          </table:table-cell>
          <table:table-cell office:value-type="float" office:value="17.79657" calcext:value-type="float">
            <text:p>17.79657</text:p>
          </table:table-cell>
          <table:table-cell office:value-type="float" office:value="-4.795715" calcext:value-type="float">
            <text:p>-4.795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8.039413" calcext:value-type="float">
            <text:p>8.039413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3.521458" calcext:value-type="float">
            <text:p>-3.521458</text:p>
          </table:table-cell>
          <table:table-cell office:value-type="float" office:value="0.9063443" calcext:value-type="float">
            <text:p>0.9063443</text:p>
          </table:table-cell>
          <table:table-cell office:value-type="float" office:value="0.4172114" calcext:value-type="float">
            <text:p>0.4172114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13.49362" calcext:value-type="float">
            <text:p>13.49362</text:p>
          </table:table-cell>
          <table:table-cell office:value-type="float" office:value="-0.4815369" calcext:value-type="float">
            <text:p>-0.4815369</text:p>
          </table:table-cell>
          <table:table-cell office:value-type="float" office:value="9.95224" calcext:value-type="float">
            <text:p>9.95224</text:p>
          </table:table-cell>
          <table:table-cell office:value-type="float" office:value="1.156311" calcext:value-type="float">
            <text:p>1.156311</text:p>
          </table:table-cell>
          <table:table-cell office:value-type="float" office:value="8.094055" calcext:value-type="float">
            <text:p>8.094055</text:p>
          </table:table-cell>
          <table:table-cell office:value-type="float" office:value="2.397675" calcext:value-type="float">
            <text:p>2.397675</text:p>
          </table:table-cell>
          <table:table-cell office:value-type="float" office:value="7.091095" calcext:value-type="float">
            <text:p>7.091095</text:p>
          </table:table-cell>
          <table:table-cell office:value-type="float" office:value="3.573425" calcext:value-type="float">
            <text:p>3.573425</text:p>
          </table:table-cell>
          <table:table-cell office:value-type="float" office:value="6.692505" calcext:value-type="float">
            <text:p>6.692505</text:p>
          </table:table-cell>
          <table:table-cell office:value-type="float" office:value="4.370941" calcext:value-type="float">
            <text:p>4.370941</text:p>
          </table:table-cell>
          <table:table-cell office:value-type="float" office:value="6.543365" calcext:value-type="float">
            <text:p>6.543365</text:p>
          </table:table-cell>
          <table:table-cell office:value-type="float" office:value="5.247162" calcext:value-type="float">
            <text:p>5.247162</text:p>
          </table:table-cell>
          <table:table-cell office:value-type="float" office:value="6.719086" calcext:value-type="float">
            <text:p>6.719086</text:p>
          </table:table-cell>
          <table:table-cell office:value-type="float" office:value="5.998505" calcext:value-type="float">
            <text:p>5.998505</text:p>
          </table:table-cell>
          <table:table-cell office:value-type="float" office:value="7.164185" calcext:value-type="float">
            <text:p>7.164185</text:p>
          </table:table-cell>
          <table:table-cell office:value-type="float" office:value="7.07901" calcext:value-type="float">
            <text:p>7.07901</text:p>
          </table:table-cell>
          <table:table-cell office:value-type="float" office:value="8.840912" calcext:value-type="float">
            <text:p>8.840912</text:p>
          </table:table-cell>
          <table:table-cell office:value-type="float" office:value="8.556091" calcext:value-type="float">
            <text:p>8.556091</text:p>
          </table:table-cell>
          <table:table-cell office:value-type="float" office:value="10.05359" calcext:value-type="float">
            <text:p>10.05359</text:p>
          </table:table-cell>
          <table:table-cell office:value-type="float" office:value="9.793793" calcext:value-type="float">
            <text:p>9.793793</text:p>
          </table:table-cell>
          <table:table-cell office:value-type="float" office:value="10.3063" calcext:value-type="float">
            <text:p>10.3063</text:p>
          </table:table-cell>
          <table:table-cell office:value-type="float" office:value="10.17676" calcext:value-type="float">
            <text:p>10.17676</text:p>
          </table:table-cell>
          <table:table-cell office:value-type="float" office:value="10.28662" calcext:value-type="float">
            <text:p>10.28662</text:p>
          </table:table-cell>
          <table:table-cell office:value-type="float" office:value="10.2543" calcext:value-type="float">
            <text:p>10.2543</text:p>
          </table:table-cell>
          <table:table-cell office:value-type="float" office:value="10.18503" calcext:value-type="float">
            <text:p>10.18503</text:p>
          </table:table-cell>
          <table:table-cell office:value-type="float" office:value="10.17685" calcext:value-type="float">
            <text:p>10.17685</text:p>
          </table:table-cell>
          <table:table-cell office:value-type="float" office:value="10.13257" calcext:value-type="float">
            <text:p>10.13257</text:p>
          </table:table-cell>
          <table:table-cell office:value-type="float" office:value="10.1153" calcext:value-type="float">
            <text:p>10.1153</text:p>
          </table:table-cell>
          <table:table-cell office:value-type="float" office:value="18.85712" calcext:value-type="float">
            <text:p>18.85712</text:p>
          </table:table-cell>
          <table:table-cell office:value-type="float" office:value="-4.183289" calcext:value-type="float">
            <text:p>-4.1832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8.11674" calcext:value-type="float">
            <text:p>8.11674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2.666662" calcext:value-type="float">
            <text:p>-2.666662</text:p>
          </table:table-cell>
          <table:table-cell office:value-type="float" office:value="0.7008905" calcext:value-type="float">
            <text:p>0.7008905</text:p>
          </table:table-cell>
          <table:table-cell office:value-type="float" office:value="0.4442626" calcext:value-type="float">
            <text:p>0.4442626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11.80594" calcext:value-type="float">
            <text:p>11.80594</text:p>
          </table:table-cell>
          <table:table-cell office:value-type="float" office:value="-0.2784729" calcext:value-type="float">
            <text:p>-0.2784729</text:p>
          </table:table-cell>
          <table:table-cell office:value-type="float" office:value="8.838531" calcext:value-type="float">
            <text:p>8.838531</text:p>
          </table:table-cell>
          <table:table-cell office:value-type="float" office:value="1.410797" calcext:value-type="float">
            <text:p>1.410797</text:p>
          </table:table-cell>
          <table:table-cell office:value-type="float" office:value="7.37265" calcext:value-type="float">
            <text:p>7.37265</text:p>
          </table:table-cell>
          <table:table-cell office:value-type="float" office:value="2.741333" calcext:value-type="float">
            <text:p>2.741333</text:p>
          </table:table-cell>
          <table:table-cell office:value-type="float" office:value="6.644318" calcext:value-type="float">
            <text:p>6.644318</text:p>
          </table:table-cell>
          <table:table-cell office:value-type="float" office:value="3.966461" calcext:value-type="float">
            <text:p>3.966461</text:p>
          </table:table-cell>
          <table:table-cell office:value-type="float" office:value="6.41098" calcext:value-type="float">
            <text:p>6.41098</text:p>
          </table:table-cell>
          <table:table-cell office:value-type="float" office:value="4.755829" calcext:value-type="float">
            <text:p>4.755829</text:p>
          </table:table-cell>
          <table:table-cell office:value-type="float" office:value="6.526947" calcext:value-type="float">
            <text:p>6.526947</text:p>
          </table:table-cell>
          <table:table-cell office:value-type="float" office:value="5.582733" calcext:value-type="float">
            <text:p>5.582733</text:p>
          </table:table-cell>
          <table:table-cell office:value-type="float" office:value="6.73764" calcext:value-type="float">
            <text:p>6.73764</text:p>
          </table:table-cell>
          <table:table-cell office:value-type="float" office:value="6.234314" calcext:value-type="float">
            <text:p>6.234314</text:p>
          </table:table-cell>
          <table:table-cell office:value-type="float" office:value="7.224121" calcext:value-type="float">
            <text:p>7.224121</text:p>
          </table:table-cell>
          <table:table-cell office:value-type="float" office:value="7.146179" calcext:value-type="float">
            <text:p>7.146179</text:p>
          </table:table-cell>
          <table:table-cell office:value-type="float" office:value="8.553894" calcext:value-type="float">
            <text:p>8.553894</text:p>
          </table:table-cell>
          <table:table-cell office:value-type="float" office:value="8.389252" calcext:value-type="float">
            <text:p>8.389252</text:p>
          </table:table-cell>
          <table:table-cell office:value-type="float" office:value="9.79129" calcext:value-type="float">
            <text:p>9.79129</text:p>
          </table:table-cell>
          <table:table-cell office:value-type="float" office:value="9.571503" calcext:value-type="float">
            <text:p>9.571503</text:p>
          </table:table-cell>
          <table:table-cell office:value-type="float" office:value="10.17535" calcext:value-type="float">
            <text:p>10.17535</text:p>
          </table:table-cell>
          <table:table-cell office:value-type="float" office:value="10.03961" calcext:value-type="float">
            <text:p>10.03961</text:p>
          </table:table-cell>
          <table:table-cell office:value-type="float" office:value="10.25385" calcext:value-type="float">
            <text:p>10.25385</text:p>
          </table:table-cell>
          <table:table-cell office:value-type="float" office:value="10.20551" calcext:value-type="float">
            <text:p>10.20551</text:p>
          </table:table-cell>
          <table:table-cell office:value-type="float" office:value="10.18597" calcext:value-type="float">
            <text:p>10.18597</text:p>
          </table:table-cell>
          <table:table-cell office:value-type="float" office:value="10.18457" calcext:value-type="float">
            <text:p>10.18457</text:p>
          </table:table-cell>
          <table:table-cell office:value-type="float" office:value="10.14676" calcext:value-type="float">
            <text:p>10.14676</text:p>
          </table:table-cell>
          <table:table-cell office:value-type="float" office:value="10.13272" calcext:value-type="float">
            <text:p>10.13272</text:p>
          </table:table-cell>
          <table:table-cell office:value-type="float" office:value="15.40485" calcext:value-type="float">
            <text:p>15.40485</text:p>
          </table:table-cell>
          <table:table-cell office:value-type="float" office:value="-3.835358" calcext:value-type="float">
            <text:p>-3.8353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7.197141" calcext:value-type="float">
            <text:p>7.197141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5.044531" calcext:value-type="float">
            <text:p>-5.044531</text:p>
          </table:table-cell>
          <table:table-cell office:value-type="float" office:value="0.6997926" calcext:value-type="float">
            <text:p>0.6997926</text:p>
          </table:table-cell>
          <table:table-cell office:value-type="float" office:value="0.3726581" calcext:value-type="float">
            <text:p>0.3726581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9.493073" calcext:value-type="float">
            <text:p>9.493073</text:p>
          </table:table-cell>
          <table:table-cell office:value-type="float" office:value="-0.882843" calcext:value-type="float">
            <text:p>-0.882843</text:p>
          </table:table-cell>
          <table:table-cell office:value-type="float" office:value="7.046478" calcext:value-type="float">
            <text:p>7.046478</text:p>
          </table:table-cell>
          <table:table-cell office:value-type="float" office:value="0.8202515" calcext:value-type="float">
            <text:p>0.8202515</text:p>
          </table:table-cell>
          <table:table-cell office:value-type="float" office:value="6.022003" calcext:value-type="float">
            <text:p>6.022003</text:p>
          </table:table-cell>
          <table:table-cell office:value-type="float" office:value="2.155884" calcext:value-type="float">
            <text:p>2.155884</text:p>
          </table:table-cell>
          <table:table-cell office:value-type="float" office:value="5.631317" calcext:value-type="float">
            <text:p>5.631317</text:p>
          </table:table-cell>
          <table:table-cell office:value-type="float" office:value="3.424286" calcext:value-type="float">
            <text:p>3.424286</text:p>
          </table:table-cell>
          <table:table-cell office:value-type="float" office:value="5.685059" calcext:value-type="float">
            <text:p>5.685059</text:p>
          </table:table-cell>
          <table:table-cell office:value-type="float" office:value="4.265564" calcext:value-type="float">
            <text:p>4.265564</text:p>
          </table:table-cell>
          <table:table-cell office:value-type="float" office:value="6.255371" calcext:value-type="float">
            <text:p>6.255371</text:p>
          </table:table-cell>
          <table:table-cell office:value-type="float" office:value="5.167267" calcext:value-type="float">
            <text:p>5.167267</text:p>
          </table:table-cell>
          <table:table-cell office:value-type="float" office:value="6.628906" calcext:value-type="float">
            <text:p>6.628906</text:p>
          </table:table-cell>
          <table:table-cell office:value-type="float" office:value="5.927429" calcext:value-type="float">
            <text:p>5.927429</text:p>
          </table:table-cell>
          <table:table-cell office:value-type="float" office:value="7.184814" calcext:value-type="float">
            <text:p>7.184814</text:p>
          </table:table-cell>
          <table:table-cell office:value-type="float" office:value="6.948761" calcext:value-type="float">
            <text:p>6.948761</text:p>
          </table:table-cell>
          <table:table-cell office:value-type="float" office:value="8.387756" calcext:value-type="float">
            <text:p>8.387756</text:p>
          </table:table-cell>
          <table:table-cell office:value-type="float" office:value="8.228516" calcext:value-type="float">
            <text:p>8.228516</text:p>
          </table:table-cell>
          <table:table-cell office:value-type="float" office:value="9.569366" calcext:value-type="float">
            <text:p>9.569366</text:p>
          </table:table-cell>
          <table:table-cell office:value-type="float" office:value="9.384338" calcext:value-type="float">
            <text:p>9.384338</text:p>
          </table:table-cell>
          <table:table-cell office:value-type="float" office:value="10.03821" calcext:value-type="float">
            <text:p>10.03821</text:p>
          </table:table-cell>
          <table:table-cell office:value-type="float" office:value="9.907867" calcext:value-type="float">
            <text:p>9.907867</text:p>
          </table:table-cell>
          <table:table-cell office:value-type="float" office:value="10.20493" calcext:value-type="float">
            <text:p>10.20493</text:p>
          </table:table-cell>
          <table:table-cell office:value-type="float" office:value="10.14505" calcext:value-type="float">
            <text:p>10.14505</text:p>
          </table:table-cell>
          <table:table-cell office:value-type="float" office:value="10.18451" calcext:value-type="float">
            <text:p>10.18451</text:p>
          </table:table-cell>
          <table:table-cell office:value-type="float" office:value="10.17542" calcext:value-type="float">
            <text:p>10.17542</text:p>
          </table:table-cell>
          <table:table-cell office:value-type="float" office:value="10.15625" calcext:value-type="float">
            <text:p>10.15625</text:p>
          </table:table-cell>
          <table:table-cell office:value-type="float" office:value="10.14691" calcext:value-type="float">
            <text:p>10.14691</text:p>
          </table:table-cell>
          <table:table-cell office:value-type="float" office:value="12.18237" calcext:value-type="float">
            <text:p>12.18237</text:p>
          </table:table-cell>
          <table:table-cell office:value-type="float" office:value="-5.333954" calcext:value-type="float">
            <text:p>-5.3339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8.334399" calcext:value-type="float">
            <text:p>8.334399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7.523682" calcext:value-type="float">
            <text:p>-7.523682</text:p>
          </table:table-cell>
          <table:table-cell office:value-type="float" office:value="0.7482395" calcext:value-type="float">
            <text:p>0.7482395</text:p>
          </table:table-cell>
          <table:table-cell office:value-type="float" office:value="0.3092251" calcext:value-type="float">
            <text:p>0.3092251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.3175" calcext:value-type="float">
            <text:p>0.3175</text:p>
          </table:table-cell>
          <table:table-cell office:value-type="float" office:value="10.54739" calcext:value-type="float">
            <text:p>10.54739</text:p>
          </table:table-cell>
          <table:table-cell office:value-type="float" office:value="-1.6492" calcext:value-type="float">
            <text:p>-1.6492</text:p>
          </table:table-cell>
          <table:table-cell office:value-type="float" office:value="7.447723" calcext:value-type="float">
            <text:p>7.447723</text:p>
          </table:table-cell>
          <table:table-cell office:value-type="float" office:value="0.1311035" calcext:value-type="float">
            <text:p>0.1311035</text:p>
          </table:table-cell>
          <table:table-cell office:value-type="float" office:value="6.070984" calcext:value-type="float">
            <text:p>6.070984</text:p>
          </table:table-cell>
          <table:table-cell office:value-type="float" office:value="1.499268" calcext:value-type="float">
            <text:p>1.499268</text:p>
          </table:table-cell>
          <table:table-cell office:value-type="float" office:value="5.498871" calcext:value-type="float">
            <text:p>5.498871</text:p>
          </table:table-cell>
          <table:table-cell office:value-type="float" office:value="2.816925" calcext:value-type="float">
            <text:p>2.816925</text:p>
          </table:table-cell>
          <table:table-cell office:value-type="float" office:value="5.379913" calcext:value-type="float">
            <text:p>5.379913</text:p>
          </table:table-cell>
          <table:table-cell office:value-type="float" office:value="3.706451" calcext:value-type="float">
            <text:p>3.706451</text:p>
          </table:table-cell>
          <table:table-cell office:value-type="float" office:value="5.657562" calcext:value-type="float">
            <text:p>5.657562</text:p>
          </table:table-cell>
          <table:table-cell office:value-type="float" office:value="4.664124" calcext:value-type="float">
            <text:p>4.664124</text:p>
          </table:table-cell>
          <table:table-cell office:value-type="float" office:value="6.177368" calcext:value-type="float">
            <text:p>6.177368</text:p>
          </table:table-cell>
          <table:table-cell office:value-type="float" office:value="5.501709" calcext:value-type="float">
            <text:p>5.501709</text:p>
          </table:table-cell>
          <table:table-cell office:value-type="float" office:value="6.947906" calcext:value-type="float">
            <text:p>6.947906</text:p>
          </table:table-cell>
          <table:table-cell office:value-type="float" office:value="6.645691" calcext:value-type="float">
            <text:p>6.645691</text:p>
          </table:table-cell>
          <table:table-cell office:value-type="float" office:value="8.226654" calcext:value-type="float">
            <text:p>8.226654</text:p>
          </table:table-cell>
          <table:table-cell office:value-type="float" office:value="8.021606" calcext:value-type="float">
            <text:p>8.021606</text:p>
          </table:table-cell>
          <table:table-cell office:value-type="float" office:value="9.382477" calcext:value-type="float">
            <text:p>9.382477</text:p>
          </table:table-cell>
          <table:table-cell office:value-type="float" office:value="9.210358" calcext:value-type="float">
            <text:p>9.210358</text:p>
          </table:table-cell>
          <table:table-cell office:value-type="float" office:value="9.906555" calcext:value-type="float">
            <text:p>9.906555</text:p>
          </table:table-cell>
          <table:table-cell office:value-type="float" office:value="9.782318" calcext:value-type="float">
            <text:p>9.782318</text:p>
          </table:table-cell>
          <table:table-cell office:value-type="float" office:value="10.14432" calcext:value-type="float">
            <text:p>10.14432</text:p>
          </table:table-cell>
          <table:table-cell office:value-type="float" office:value="10.07834" calcext:value-type="float">
            <text:p>10.07834</text:p>
          </table:table-cell>
          <table:table-cell office:value-type="float" office:value="10.17526" calcext:value-type="float">
            <text:p>10.17526</text:p>
          </table:table-cell>
          <table:table-cell office:value-type="float" office:value="10.15845" calcext:value-type="float">
            <text:p>10.15845</text:p>
          </table:table-cell>
          <table:table-cell office:value-type="float" office:value="10.16068" calcext:value-type="float">
            <text:p>10.16068</text:p>
          </table:table-cell>
          <table:table-cell office:value-type="float" office:value="10.15631" calcext:value-type="float">
            <text:p>10.15631</text:p>
          </table:table-cell>
          <table:table-cell office:value-type="float" office:value="14.33011" calcext:value-type="float">
            <text:p>14.33011</text:p>
          </table:table-cell>
          <table:table-cell office:value-type="float" office:value="-7.028107" calcext:value-type="float">
            <text:p>-7.0281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8.649401" calcext:value-type="float">
            <text:p>8.649401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6.020068" calcext:value-type="float">
            <text:p>-6.020068</text:p>
          </table:table-cell>
          <table:table-cell office:value-type="float" office:value="0.8200656" calcext:value-type="float">
            <text:p>0.8200656</text:p>
          </table:table-cell>
          <table:table-cell office:value-type="float" office:value="0.3464194" calcext:value-type="float">
            <text:p>0.3464194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.9525" calcext:value-type="float">
            <text:p>0.9525</text:p>
          </table:table-cell>
          <table:table-cell office:value-type="float" office:value="10.15637" calcext:value-type="float">
            <text:p>10.15637</text:p>
          </table:table-cell>
          <table:table-cell office:value-type="float" office:value="-1.207214" calcext:value-type="float">
            <text:p>-1.207214</text:p>
          </table:table-cell>
          <table:table-cell office:value-type="float" office:value="7.290192" calcext:value-type="float">
            <text:p>7.290192</text:p>
          </table:table-cell>
          <table:table-cell office:value-type="float" office:value="0.4397583" calcext:value-type="float">
            <text:p>0.4397583</text:p>
          </table:table-cell>
          <table:table-cell office:value-type="float" office:value="5.963135" calcext:value-type="float">
            <text:p>5.963135</text:p>
          </table:table-cell>
          <table:table-cell office:value-type="float" office:value="1.666351" calcext:value-type="float">
            <text:p>1.666351</text:p>
          </table:table-cell>
          <table:table-cell office:value-type="float" office:value="5.404083" calcext:value-type="float">
            <text:p>5.404083</text:p>
          </table:table-cell>
          <table:table-cell office:value-type="float" office:value="2.84903" calcext:value-type="float">
            <text:p>2.84903</text:p>
          </table:table-cell>
          <table:table-cell office:value-type="float" office:value="5.276154" calcext:value-type="float">
            <text:p>5.276154</text:p>
          </table:table-cell>
          <table:table-cell office:value-type="float" office:value="3.657898" calcext:value-type="float">
            <text:p>3.657898</text:p>
          </table:table-cell>
          <table:table-cell office:value-type="float" office:value="5.42038" calcext:value-type="float">
            <text:p>5.42038</text:p>
          </table:table-cell>
          <table:table-cell office:value-type="float" office:value="4.53479" calcext:value-type="float">
            <text:p>4.53479</text:p>
          </table:table-cell>
          <table:table-cell office:value-type="float" office:value="5.892334" calcext:value-type="float">
            <text:p>5.892334</text:p>
          </table:table-cell>
          <table:table-cell office:value-type="float" office:value="5.319916" calcext:value-type="float">
            <text:p>5.319916</text:p>
          </table:table-cell>
          <table:table-cell office:value-type="float" office:value="6.645721" calcext:value-type="float">
            <text:p>6.645721</text:p>
          </table:table-cell>
          <table:table-cell office:value-type="float" office:value="6.420593" calcext:value-type="float">
            <text:p>6.420593</text:p>
          </table:table-cell>
          <table:table-cell office:value-type="float" office:value="8.019348" calcext:value-type="float">
            <text:p>8.019348</text:p>
          </table:table-cell>
          <table:table-cell office:value-type="float" office:value="7.808685" calcext:value-type="float">
            <text:p>7.808685</text:p>
          </table:table-cell>
          <table:table-cell office:value-type="float" office:value="9.208588" calcext:value-type="float">
            <text:p>9.208588</text:p>
          </table:table-cell>
          <table:table-cell office:value-type="float" office:value="9.039551" calcext:value-type="float">
            <text:p>9.039551</text:p>
          </table:table-cell>
          <table:table-cell office:value-type="float" office:value="9.781036" calcext:value-type="float">
            <text:p>9.781036</text:p>
          </table:table-cell>
          <table:table-cell office:value-type="float" office:value="9.659576" calcext:value-type="float">
            <text:p>9.659576</text:p>
          </table:table-cell>
          <table:table-cell office:value-type="float" office:value="10.07761" calcext:value-type="float">
            <text:p>10.07761</text:p>
          </table:table-cell>
          <table:table-cell office:value-type="float" office:value="10.00705" calcext:value-type="float">
            <text:p>10.00705</text:p>
          </table:table-cell>
          <table:table-cell office:value-type="float" office:value="10.1582" calcext:value-type="float">
            <text:p>10.1582</text:p>
          </table:table-cell>
          <table:table-cell office:value-type="float" office:value="10.13467" calcext:value-type="float">
            <text:p>10.13467</text:p>
          </table:table-cell>
          <table:table-cell office:value-type="float" office:value="10.16089" calcext:value-type="float">
            <text:p>10.16089</text:p>
          </table:table-cell>
          <table:table-cell office:value-type="float" office:value="10.15948" calcext:value-type="float">
            <text:p>10.15948</text:p>
          </table:table-cell>
          <table:table-cell office:value-type="float" office:value="14.78271" calcext:value-type="float">
            <text:p>14.78271</text:p>
          </table:table-cell>
          <table:table-cell office:value-type="float" office:value="-4.825989" calcext:value-type="float">
            <text:p>-4.8259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7.525189" calcext:value-type="float">
            <text:p>7.525189</text:p>
          </table:table-cell>
          <table:table-cell office:value-type="float" office:value="6.872879" calcext:value-type="float">
            <text:p>6.872879</text:p>
          </table:table-cell>
          <table:table-cell office:value-type="float" office:value="-2.282282" calcext:value-type="float">
            <text:p>-2.282282</text:p>
          </table:table-cell>
          <table:table-cell office:value-type="float" office:value="0.7921899" calcext:value-type="float">
            <text:p>0.7921899</text:p>
          </table:table-cell>
          <table:table-cell office:value-type="float" office:value="0.4351069" calcext:value-type="float">
            <text:p>0.4351069</text:p>
          </table:table-cell>
          <table:table-cell office:value-type="float" office:value="304.6488" calcext:value-type="float">
            <text:p>304.6488</text:p>
          </table:table-cell>
          <table:table-cell office:value-type="float" office:value="0" calcext:value-type="float">
            <text:p>0</text:p>
          </table:table-cell>
          <table:table-cell office:value-type="float" office:value="11.74625" calcext:value-type="float">
            <text:p>11.74625</text:p>
          </table:table-cell>
          <table:table-cell office:value-type="float" office:value="-0.4207764" calcext:value-type="float">
            <text:p>-0.4207764</text:p>
          </table:table-cell>
          <table:table-cell office:value-type="float" office:value="8.627594" calcext:value-type="float">
            <text:p>8.627594</text:p>
          </table:table-cell>
          <table:table-cell office:value-type="float" office:value="0.9454651" calcext:value-type="float">
            <text:p>0.9454651</text:p>
          </table:table-cell>
          <table:table-cell office:value-type="float" office:value="6.951965" calcext:value-type="float">
            <text:p>6.951965</text:p>
          </table:table-cell>
          <table:table-cell office:value-type="float" office:value="2.033569" calcext:value-type="float">
            <text:p>2.033569</text:p>
          </table:table-cell>
          <table:table-cell office:value-type="float" office:value="6.080017" calcext:value-type="float">
            <text:p>6.080017</text:p>
          </table:table-cell>
          <table:table-cell office:value-type="float" office:value="3.079224" calcext:value-type="float">
            <text:p>3.079224</text:p>
          </table:table-cell>
          <table:table-cell office:value-type="float" office:value="5.756042" calcext:value-type="float">
            <text:p>5.756042</text:p>
          </table:table-cell>
          <table:table-cell office:value-type="float" office:value="3.800476" calcext:value-type="float">
            <text:p>3.800476</text:p>
          </table:table-cell>
          <table:table-cell office:value-type="float" office:value="5.657837" calcext:value-type="float">
            <text:p>5.657837</text:p>
          </table:table-cell>
          <table:table-cell office:value-type="float" office:value="4.600342" calcext:value-type="float">
            <text:p>4.600342</text:p>
          </table:table-cell>
          <table:table-cell office:value-type="float" office:value="5.880829" calcext:value-type="float">
            <text:p>5.880829</text:p>
          </table:table-cell>
          <table:table-cell office:value-type="float" office:value="5.303223" calcext:value-type="float">
            <text:p>5.303223</text:p>
          </table:table-cell>
          <table:table-cell office:value-type="float" office:value="6.432526" calcext:value-type="float">
            <text:p>6.432526</text:p>
          </table:table-cell>
          <table:table-cell office:value-type="float" office:value="6.304901" calcext:value-type="float">
            <text:p>6.304901</text:p>
          </table:table-cell>
          <table:table-cell office:value-type="float" office:value="7.80658" calcext:value-type="float">
            <text:p>7.80658</text:p>
          </table:table-cell>
          <table:table-cell office:value-type="float" office:value="7.626129" calcext:value-type="float">
            <text:p>7.626129</text:p>
          </table:table-cell>
          <table:table-cell office:value-type="float" office:value="9.037781" calcext:value-type="float">
            <text:p>9.037781</text:p>
          </table:table-cell>
          <table:table-cell office:value-type="float" office:value="8.873688" calcext:value-type="float">
            <text:p>8.873688</text:p>
          </table:table-cell>
          <table:table-cell office:value-type="float" office:value="9.658295" calcext:value-type="float">
            <text:p>9.658295</text:p>
          </table:table-cell>
          <table:table-cell office:value-type="float" office:value="9.538025" calcext:value-type="float">
            <text:p>9.538025</text:p>
          </table:table-cell>
          <table:table-cell office:value-type="float" office:value="10.00632" calcext:value-type="float">
            <text:p>10.00632</text:p>
          </table:table-cell>
          <table:table-cell office:value-type="float" office:value="9.933228" calcext:value-type="float">
            <text:p>9.933228</text:p>
          </table:table-cell>
          <table:table-cell office:value-type="float" office:value="10.1344" calcext:value-type="float">
            <text:p>10.1344</text:p>
          </table:table-cell>
          <table:table-cell office:value-type="float" office:value="10.10529" calcext:value-type="float">
            <text:p>10.10529</text:p>
          </table:table-cell>
          <table:table-cell office:value-type="float" office:value="10.15942" calcext:value-type="float">
            <text:p>10.15942</text:p>
          </table:table-cell>
          <table:table-cell office:value-type="float" office:value="10.15262" calcext:value-type="float">
            <text:p>10.15262</text:p>
          </table:table-cell>
          <table:table-cell office:value-type="float" office:value="16.19666" calcext:value-type="float">
            <text:p>16.19666</text:p>
          </table:table-cell>
          <table:table-cell office:value-type="float" office:value="-3.493744" calcext:value-type="float">
            <text:p>-3.4937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8.739968" calcext:value-type="float">
            <text:p>8.739968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5.564268" calcext:value-type="float">
            <text:p>-5.564268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3584645" calcext:value-type="float">
            <text:p>0.3584645</text:p>
          </table:table-cell>
          <table:table-cell office:value-type="float" office:value="310.8099" calcext:value-type="float">
            <text:p>310.8099</text:p>
          </table:table-cell>
          <table:table-cell office:value-type="float" office:value="2.54" calcext:value-type="float">
            <text:p>2.54</text:p>
          </table:table-cell>
          <table:table-cell office:value-type="float" office:value="8.932037" calcext:value-type="float">
            <text:p>8.932037</text:p>
          </table:table-cell>
          <table:table-cell office:value-type="float" office:value="-1.089233" calcext:value-type="float">
            <text:p>-1.089233</text:p>
          </table:table-cell>
          <table:table-cell office:value-type="float" office:value="6.464203" calcext:value-type="float">
            <text:p>6.464203</text:p>
          </table:table-cell>
          <table:table-cell office:value-type="float" office:value="0.5113525" calcext:value-type="float">
            <text:p>0.5113525</text:p>
          </table:table-cell>
          <table:table-cell office:value-type="float" office:value="5.418121" calcext:value-type="float">
            <text:p>5.418121</text:p>
          </table:table-cell>
          <table:table-cell office:value-type="float" office:value="1.793243" calcext:value-type="float">
            <text:p>1.793243</text:p>
          </table:table-cell>
          <table:table-cell office:value-type="float" office:value="4.996368" calcext:value-type="float">
            <text:p>4.996368</text:p>
          </table:table-cell>
          <table:table-cell office:value-type="float" office:value="2.995941" calcext:value-type="float">
            <text:p>2.995941</text:p>
          </table:table-cell>
          <table:table-cell office:value-type="float" office:value="5.218567" calcext:value-type="float">
            <text:p>5.218567</text:p>
          </table:table-cell>
          <table:table-cell office:value-type="float" office:value="3.779755" calcext:value-type="float">
            <text:p>3.779755</text:p>
          </table:table-cell>
          <table:table-cell office:value-type="float" office:value="5.614685" calcext:value-type="float">
            <text:p>5.614685</text:p>
          </table:table-cell>
          <table:table-cell office:value-type="float" office:value="4.602234" calcext:value-type="float">
            <text:p>4.602234</text:p>
          </table:table-cell>
          <table:table-cell office:value-type="float" office:value="5.883881" calcext:value-type="float">
            <text:p>5.883881</text:p>
          </table:table-cell>
          <table:table-cell office:value-type="float" office:value="5.291321" calcext:value-type="float">
            <text:p>5.291321</text:p>
          </table:table-cell>
          <table:table-cell office:value-type="float" office:value="6.387787" calcext:value-type="float">
            <text:p>6.387787</text:p>
          </table:table-cell>
          <table:table-cell office:value-type="float" office:value="6.233398" calcext:value-type="float">
            <text:p>6.233398</text:p>
          </table:table-cell>
          <table:table-cell office:value-type="float" office:value="7.624603" calcext:value-type="float">
            <text:p>7.624603</text:p>
          </table:table-cell>
          <table:table-cell office:value-type="float" office:value="7.490662" calcext:value-type="float">
            <text:p>7.490662</text:p>
          </table:table-cell>
          <table:table-cell office:value-type="float" office:value="8.871979" calcext:value-type="float">
            <text:p>8.871979</text:p>
          </table:table-cell>
          <table:table-cell office:value-type="float" office:value="8.72168" calcext:value-type="float">
            <text:p>8.72168</text:p>
          </table:table-cell>
          <table:table-cell office:value-type="float" office:value="9.536743" calcext:value-type="float">
            <text:p>9.536743</text:p>
          </table:table-cell>
          <table:table-cell office:value-type="float" office:value="9.419525" calcext:value-type="float">
            <text:p>9.419525</text:p>
          </table:table-cell>
          <table:table-cell office:value-type="float" office:value="9.932465" calcext:value-type="float">
            <text:p>9.932465</text:p>
          </table:table-cell>
          <table:table-cell office:value-type="float" office:value="9.857483" calcext:value-type="float">
            <text:p>9.857483</text:p>
          </table:table-cell>
          <table:table-cell office:value-type="float" office:value="10.10495" calcext:value-type="float">
            <text:p>10.10495</text:p>
          </table:table-cell>
          <table:table-cell office:value-type="float" office:value="10.07068" calcext:value-type="float">
            <text:p>10.07068</text:p>
          </table:table-cell>
          <table:table-cell office:value-type="float" office:value="10.15253" calcext:value-type="float">
            <text:p>10.15253</text:p>
          </table:table-cell>
          <table:table-cell office:value-type="float" office:value="10.1402" calcext:value-type="float">
            <text:p>10.1402</text:p>
          </table:table-cell>
          <table:table-cell office:value-type="float" office:value="9.362061" calcext:value-type="float">
            <text:p>9.362061</text:p>
          </table:table-cell>
          <table:table-cell office:value-type="float" office:value="-5.341034" calcext:value-type="float">
            <text:p>-5.3410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5.523043" calcext:value-type="float">
            <text:p>5.523043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4.063434" calcext:value-type="float">
            <text:p>-4.063434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4008357" calcext:value-type="float">
            <text:p>0.4008357</text:p>
          </table:table-cell>
          <table:table-cell office:value-type="float" office:value="313.2281" calcext:value-type="float">
            <text:p>313.2281</text:p>
          </table:table-cell>
          <table:table-cell office:value-type="float" office:value="7.62" calcext:value-type="float">
            <text:p>7.62</text:p>
          </table:table-cell>
          <table:table-cell office:value-type="float" office:value="1.810455" calcext:value-type="float">
            <text:p>1.810455</text:p>
          </table:table-cell>
          <table:table-cell office:value-type="float" office:value="-0.5926819" calcext:value-type="float">
            <text:p>-0.5926819</text:p>
          </table:table-cell>
          <table:table-cell office:value-type="float" office:value="2.268402" calcext:value-type="float">
            <text:p>2.268402</text:p>
          </table:table-cell>
          <table:table-cell office:value-type="float" office:value="0.9100037" calcext:value-type="float">
            <text:p>0.9100037</text:p>
          </table:table-cell>
          <table:table-cell office:value-type="float" office:value="2.729553" calcext:value-type="float">
            <text:p>2.729553</text:p>
          </table:table-cell>
          <table:table-cell office:value-type="float" office:value="2.043915" calcext:value-type="float">
            <text:p>2.043915</text:p>
          </table:table-cell>
          <table:table-cell office:value-type="float" office:value="3.425873" calcext:value-type="float">
            <text:p>3.425873</text:p>
          </table:table-cell>
          <table:table-cell office:value-type="float" office:value="2.923157" calcext:value-type="float">
            <text:p>2.923157</text:p>
          </table:table-cell>
          <table:table-cell office:value-type="float" office:value="4.140472" calcext:value-type="float">
            <text:p>4.140472</text:p>
          </table:table-cell>
          <table:table-cell office:value-type="float" office:value="3.552826" calcext:value-type="float">
            <text:p>3.552826</text:p>
          </table:table-cell>
          <table:table-cell office:value-type="float" office:value="4.90152" calcext:value-type="float">
            <text:p>4.90152</text:p>
          </table:table-cell>
          <table:table-cell office:value-type="float" office:value="4.228088" calcext:value-type="float">
            <text:p>4.228088</text:p>
          </table:table-cell>
          <table:table-cell office:value-type="float" office:value="5.462524" calcext:value-type="float">
            <text:p>5.462524</text:p>
          </table:table-cell>
          <table:table-cell office:value-type="float" office:value="4.878265" calcext:value-type="float">
            <text:p>4.878265</text:p>
          </table:table-cell>
          <table:table-cell office:value-type="float" office:value="6.232452" calcext:value-type="float">
            <text:p>6.232452</text:p>
          </table:table-cell>
          <table:table-cell office:value-type="float" office:value="5.906586" calcext:value-type="float">
            <text:p>5.906586</text:p>
          </table:table-cell>
          <table:table-cell office:value-type="float" office:value="7.489166" calcext:value-type="float">
            <text:p>7.489166</text:p>
          </table:table-cell>
          <table:table-cell office:value-type="float" office:value="7.31723" calcext:value-type="float">
            <text:p>7.31723</text:p>
          </table:table-cell>
          <table:table-cell office:value-type="float" office:value="8.720154" calcext:value-type="float">
            <text:p>8.720154</text:p>
          </table:table-cell>
          <table:table-cell office:value-type="float" office:value="8.577606" calcext:value-type="float">
            <text:p>8.577606</text:p>
          </table:table-cell>
          <table:table-cell office:value-type="float" office:value="9.418304" calcext:value-type="float">
            <text:p>9.418304</text:p>
          </table:table-cell>
          <table:table-cell office:value-type="float" office:value="9.305115" calcext:value-type="float">
            <text:p>9.305115</text:p>
          </table:table-cell>
          <table:table-cell office:value-type="float" office:value="9.856689" calcext:value-type="float">
            <text:p>9.856689</text:p>
          </table:table-cell>
          <table:table-cell office:value-type="float" office:value="9.779297" calcext:value-type="float">
            <text:p>9.779297</text:p>
          </table:table-cell>
          <table:table-cell office:value-type="float" office:value="10.07028" calcext:value-type="float">
            <text:p>10.07028</text:p>
          </table:table-cell>
          <table:table-cell office:value-type="float" office:value="10.03168" calcext:value-type="float">
            <text:p>10.03168</text:p>
          </table:table-cell>
          <table:table-cell office:value-type="float" office:value="10.14001" calcext:value-type="float">
            <text:p>10.14001</text:p>
          </table:table-cell>
          <table:table-cell office:value-type="float" office:value="10.12259" calcext:value-type="float">
            <text:p>10.12259</text:p>
          </table:table-cell>
          <table:table-cell office:value-type="float" office:value="0.6496277" calcext:value-type="float">
            <text:p>0.6496277</text:p>
          </table:table-cell>
          <table:table-cell office:value-type="float" office:value="-3.135132" calcext:value-type="float">
            <text:p>-3.1351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3.768916" calcext:value-type="float">
            <text:p>3.768916</text:p>
          </table:table-cell>
          <table:table-cell office:value-type="float" office:value="-1.460454" calcext:value-type="float">
            <text:p>-1.460454</text:p>
          </table:table-cell>
          <table:table-cell office:value-type="float" office:value="-4.018258" calcext:value-type="float">
            <text:p>-4.018258</text:p>
          </table:table-cell>
          <table:table-cell office:value-type="float" office:value="0.485119" calcext:value-type="float">
            <text:p>0.485119</text:p>
          </table:table-cell>
          <table:table-cell office:value-type="float" office:value="0.4021791" calcext:value-type="float">
            <text:p>0.4021791</text:p>
          </table:table-cell>
          <table:table-cell office:value-type="float" office:value="313.1647" calcext:value-type="float">
            <text:p>313.1647</text:p>
          </table:table-cell>
          <table:table-cell office:value-type="float" office:value="0" calcext:value-type="float">
            <text:p>0</text:p>
          </table:table-cell>
          <table:table-cell office:value-type="float" office:value="1.836273" calcext:value-type="float">
            <text:p>1.836273</text:p>
          </table:table-cell>
          <table:table-cell office:value-type="float" office:value="1.620667" calcext:value-type="float">
            <text:p>1.620667</text:p>
          </table:table-cell>
          <table:table-cell office:value-type="float" office:value="2.301727" calcext:value-type="float">
            <text:p>2.301727</text:p>
          </table:table-cell>
          <table:table-cell office:value-type="float" office:value="2.170715" calcext:value-type="float">
            <text:p>2.170715</text:p>
          </table:table-cell>
          <table:table-cell office:value-type="float" office:value="2.756714" calcext:value-type="float">
            <text:p>2.756714</text:p>
          </table:table-cell>
          <table:table-cell office:value-type="float" office:value="2.677704" calcext:value-type="float">
            <text:p>2.677704</text:p>
          </table:table-cell>
          <table:table-cell office:value-type="float" office:value="3.266174" calcext:value-type="float">
            <text:p>3.266174</text:p>
          </table:table-cell>
          <table:table-cell office:value-type="float" office:value="3.229828" calcext:value-type="float">
            <text:p>3.229828</text:p>
          </table:table-cell>
          <table:table-cell office:value-type="float" office:value="3.695923" calcext:value-type="float">
            <text:p>3.695923</text:p>
          </table:table-cell>
          <table:table-cell office:value-type="float" office:value="3.651733" calcext:value-type="float">
            <text:p>3.651733</text:p>
          </table:table-cell>
          <table:table-cell office:value-type="float" office:value="4.240662" calcext:value-type="float">
            <text:p>4.240662</text:p>
          </table:table-cell>
          <table:table-cell office:value-type="float" office:value="4.172089" calcext:value-type="float">
            <text:p>4.172089</text:p>
          </table:table-cell>
          <table:table-cell office:value-type="float" office:value="4.877258" calcext:value-type="float">
            <text:p>4.877258</text:p>
          </table:table-cell>
          <table:table-cell office:value-type="float" office:value="4.755341" calcext:value-type="float">
            <text:p>4.755341</text:p>
          </table:table-cell>
          <table:table-cell office:value-type="float" office:value="5.903534" calcext:value-type="float">
            <text:p>5.903534</text:p>
          </table:table-cell>
          <table:table-cell office:value-type="float" office:value="5.687256" calcext:value-type="float">
            <text:p>5.687256</text:p>
          </table:table-cell>
          <table:table-cell office:value-type="float" office:value="7.315094" calcext:value-type="float">
            <text:p>7.315094</text:p>
          </table:table-cell>
          <table:table-cell office:value-type="float" office:value="7.114594" calcext:value-type="float">
            <text:p>7.114594</text:p>
          </table:table-cell>
          <table:table-cell office:value-type="float" office:value="8.576111" calcext:value-type="float">
            <text:p>8.576111</text:p>
          </table:table-cell>
          <table:table-cell office:value-type="float" office:value="8.429932" calcext:value-type="float">
            <text:p>8.429932</text:p>
          </table:table-cell>
          <table:table-cell office:value-type="float" office:value="9.303955" calcext:value-type="float">
            <text:p>9.303955</text:p>
          </table:table-cell>
          <table:table-cell office:value-type="float" office:value="9.192047" calcext:value-type="float">
            <text:p>9.192047</text:p>
          </table:table-cell>
          <table:table-cell office:value-type="float" office:value="9.778473" calcext:value-type="float">
            <text:p>9.778473</text:p>
          </table:table-cell>
          <table:table-cell office:value-type="float" office:value="9.700775" calcext:value-type="float">
            <text:p>9.700775</text:p>
          </table:table-cell>
          <table:table-cell office:value-type="float" office:value="10.03122" calcext:value-type="float">
            <text:p>10.03122</text:p>
          </table:table-cell>
          <table:table-cell office:value-type="float" office:value="9.988892" calcext:value-type="float">
            <text:p>9.988892</text:p>
          </table:table-cell>
          <table:table-cell office:value-type="float" office:value="10.12238" calcext:value-type="float">
            <text:p>10.12238</text:p>
          </table:table-cell>
          <table:table-cell office:value-type="float" office:value="10.10007" calcext:value-type="float">
            <text:p>10.10007</text:p>
          </table:table-cell>
          <table:table-cell office:value-type="float" office:value="0.6539612" calcext:value-type="float">
            <text:p>0.6539612</text:p>
          </table:table-cell>
          <table:table-cell office:value-type="float" office:value="0.3161316" calcext:value-type="float">
            <text:p>0.3161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5.333638" calcext:value-type="float">
            <text:p>5.333638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5.567048" calcext:value-type="float">
            <text:p>-5.567048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3583902" calcext:value-type="float">
            <text:p>0.3583902</text:p>
          </table:table-cell>
          <table:table-cell office:value-type="float" office:value="312.2102" calcext:value-type="float">
            <text:p>312.2102</text:p>
          </table:table-cell>
          <table:table-cell office:value-type="float" office:value="0" calcext:value-type="float">
            <text:p>0</text:p>
          </table:table-cell>
          <table:table-cell office:value-type="float" office:value="2.347687" calcext:value-type="float">
            <text:p>2.347687</text:p>
          </table:table-cell>
          <table:table-cell office:value-type="float" office:value="1.471985" calcext:value-type="float">
            <text:p>1.471985</text:p>
          </table:table-cell>
          <table:table-cell office:value-type="float" office:value="2.633179" calcext:value-type="float">
            <text:p>2.633179</text:p>
          </table:table-cell>
          <table:table-cell office:value-type="float" office:value="2.035675" calcext:value-type="float">
            <text:p>2.035675</text:p>
          </table:table-cell>
          <table:table-cell office:value-type="float" office:value="2.957642" calcext:value-type="float">
            <text:p>2.957642</text:p>
          </table:table-cell>
          <table:table-cell office:value-type="float" office:value="2.556519" calcext:value-type="float">
            <text:p>2.556519</text:p>
          </table:table-cell>
          <table:table-cell office:value-type="float" office:value="3.360443" calcext:value-type="float">
            <text:p>3.360443</text:p>
          </table:table-cell>
          <table:table-cell office:value-type="float" office:value="3.112823" calcext:value-type="float">
            <text:p>3.112823</text:p>
          </table:table-cell>
          <table:table-cell office:value-type="float" office:value="3.69751" calcext:value-type="float">
            <text:p>3.69751</text:p>
          </table:table-cell>
          <table:table-cell office:value-type="float" office:value="3.542389" calcext:value-type="float">
            <text:p>3.542389</text:p>
          </table:table-cell>
          <table:table-cell office:value-type="float" office:value="4.170837" calcext:value-type="float">
            <text:p>4.170837</text:p>
          </table:table-cell>
          <table:table-cell office:value-type="float" office:value="4.066681" calcext:value-type="float">
            <text:p>4.066681</text:p>
          </table:table-cell>
          <table:table-cell office:value-type="float" office:value="4.754089" calcext:value-type="float">
            <text:p>4.754089</text:p>
          </table:table-cell>
          <table:table-cell office:value-type="float" office:value="4.639343" calcext:value-type="float">
            <text:p>4.639343</text:p>
          </table:table-cell>
          <table:table-cell office:value-type="float" office:value="5.685455" calcext:value-type="float">
            <text:p>5.685455</text:p>
          </table:table-cell>
          <table:table-cell office:value-type="float" office:value="5.52243" calcext:value-type="float">
            <text:p>5.52243</text:p>
          </table:table-cell>
          <table:table-cell office:value-type="float" office:value="7.112579" calcext:value-type="float">
            <text:p>7.112579</text:p>
          </table:table-cell>
          <table:table-cell office:value-type="float" office:value="6.931244" calcext:value-type="float">
            <text:p>6.931244</text:p>
          </table:table-cell>
          <table:table-cell office:value-type="float" office:value="8.428375" calcext:value-type="float">
            <text:p>8.428375</text:p>
          </table:table-cell>
          <table:table-cell office:value-type="float" office:value="8.279602" calcext:value-type="float">
            <text:p>8.279602</text:p>
          </table:table-cell>
          <table:table-cell office:value-type="float" office:value="9.190826" calcext:value-type="float">
            <text:p>9.190826</text:p>
          </table:table-cell>
          <table:table-cell office:value-type="float" office:value="9.078369" calcext:value-type="float">
            <text:p>9.078369</text:p>
          </table:table-cell>
          <table:table-cell office:value-type="float" office:value="9.699921" calcext:value-type="float">
            <text:p>9.699921</text:p>
          </table:table-cell>
          <table:table-cell office:value-type="float" office:value="9.62085" calcext:value-type="float">
            <text:p>9.62085</text:p>
          </table:table-cell>
          <table:table-cell office:value-type="float" office:value="9.988403" calcext:value-type="float">
            <text:p>9.988403</text:p>
          </table:table-cell>
          <table:table-cell office:value-type="float" office:value="9.942627" calcext:value-type="float">
            <text:p>9.942627</text:p>
          </table:table-cell>
          <table:table-cell office:value-type="float" office:value="10.09979" calcext:value-type="float">
            <text:p>10.09979</text:p>
          </table:table-cell>
          <table:table-cell office:value-type="float" office:value="10.07306" calcext:value-type="float">
            <text:p>10.07306</text:p>
          </table:table-cell>
          <table:table-cell office:value-type="float" office:value="1.777893" calcext:value-type="float">
            <text:p>1.777893</text:p>
          </table:table-cell>
          <table:table-cell office:value-type="float" office:value="0.1743164" calcext:value-type="float">
            <text:p>0.17431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5.069305" calcext:value-type="float">
            <text:p>5.069305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6.075665" calcext:value-type="float">
            <text:p>-6.075665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3449763" calcext:value-type="float">
            <text:p>0.3449763</text:p>
          </table:table-cell>
          <table:table-cell office:value-type="float" office:value="310.7349" calcext:value-type="float">
            <text:p>310.7349</text:p>
          </table:table-cell>
          <table:table-cell office:value-type="float" office:value="0" calcext:value-type="float">
            <text:p>0</text:p>
          </table:table-cell>
          <table:table-cell office:value-type="float" office:value="2.30835" calcext:value-type="float">
            <text:p>2.30835</text:p>
          </table:table-cell>
          <table:table-cell office:value-type="float" office:value="1.703064" calcext:value-type="float">
            <text:p>1.703064</text:p>
          </table:table-cell>
          <table:table-cell office:value-type="float" office:value="2.614563" calcext:value-type="float">
            <text:p>2.614563</text:p>
          </table:table-cell>
          <table:table-cell office:value-type="float" office:value="2.233856" calcext:value-type="float">
            <text:p>2.233856</text:p>
          </table:table-cell>
          <table:table-cell office:value-type="float" office:value="2.948944" calcext:value-type="float">
            <text:p>2.948944</text:p>
          </table:table-cell>
          <table:table-cell office:value-type="float" office:value="2.714325" calcext:value-type="float">
            <text:p>2.714325</text:p>
          </table:table-cell>
          <table:table-cell office:value-type="float" office:value="3.358704" calcext:value-type="float">
            <text:p>3.358704</text:p>
          </table:table-cell>
          <table:table-cell office:value-type="float" office:value="3.218567" calcext:value-type="float">
            <text:p>3.218567</text:p>
          </table:table-cell>
          <table:table-cell office:value-type="float" office:value="3.698364" calcext:value-type="float">
            <text:p>3.698364</text:p>
          </table:table-cell>
          <table:table-cell office:value-type="float" office:value="3.606415" calcext:value-type="float">
            <text:p>3.606415</text:p>
          </table:table-cell>
          <table:table-cell office:value-type="float" office:value="4.135651" calcext:value-type="float">
            <text:p>4.135651</text:p>
          </table:table-cell>
          <table:table-cell office:value-type="float" office:value="4.080353" calcext:value-type="float">
            <text:p>4.080353</text:p>
          </table:table-cell>
          <table:table-cell office:value-type="float" office:value="4.654327" calcext:value-type="float">
            <text:p>4.654327</text:p>
          </table:table-cell>
          <table:table-cell office:value-type="float" office:value="4.602478" calcext:value-type="float">
            <text:p>4.602478</text:p>
          </table:table-cell>
          <table:table-cell office:value-type="float" office:value="5.521179" calcext:value-type="float">
            <text:p>5.521179</text:p>
          </table:table-cell>
          <table:table-cell office:value-type="float" office:value="5.419861" calcext:value-type="float">
            <text:p>5.419861</text:p>
          </table:table-cell>
          <table:table-cell office:value-type="float" office:value="6.929443" calcext:value-type="float">
            <text:p>6.929443</text:p>
          </table:table-cell>
          <table:table-cell office:value-type="float" office:value="6.774567" calcext:value-type="float">
            <text:p>6.774567</text:p>
          </table:table-cell>
          <table:table-cell office:value-type="float" office:value="8.278046" calcext:value-type="float">
            <text:p>8.278046</text:p>
          </table:table-cell>
          <table:table-cell office:value-type="float" office:value="8.133545" calcext:value-type="float">
            <text:p>8.133545</text:p>
          </table:table-cell>
          <table:table-cell office:value-type="float" office:value="9.077209" calcext:value-type="float">
            <text:p>9.077209</text:p>
          </table:table-cell>
          <table:table-cell office:value-type="float" office:value="8.964386" calcext:value-type="float">
            <text:p>8.964386</text:p>
          </table:table-cell>
          <table:table-cell office:value-type="float" office:value="9.620026" calcext:value-type="float">
            <text:p>9.620026</text:p>
          </table:table-cell>
          <table:table-cell office:value-type="float" office:value="9.539764" calcext:value-type="float">
            <text:p>9.539764</text:p>
          </table:table-cell>
          <table:table-cell office:value-type="float" office:value="9.942139" calcext:value-type="float">
            <text:p>9.942139</text:p>
          </table:table-cell>
          <table:table-cell office:value-type="float" office:value="9.893188" calcext:value-type="float">
            <text:p>9.893188</text:p>
          </table:table-cell>
          <table:table-cell office:value-type="float" office:value="10.07272" calcext:value-type="float">
            <text:p>10.07272</text:p>
          </table:table-cell>
          <table:table-cell office:value-type="float" office:value="10.0416" calcext:value-type="float">
            <text:p>10.0416</text:p>
          </table:table-cell>
          <table:table-cell office:value-type="float" office:value="1.731812" calcext:value-type="float">
            <text:p>1.731812</text:p>
          </table:table-cell>
          <table:table-cell office:value-type="float" office:value="0.5224915" calcext:value-type="float">
            <text:p>0.52249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5.811482" calcext:value-type="float">
            <text:p>5.81148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7.048423" calcext:value-type="float">
            <text:p>-7.048423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205725" calcext:value-type="float">
            <text:p>0.3205725</text:p>
          </table:table-cell>
          <table:table-cell office:value-type="float" office:value="312.0096" calcext:value-type="float">
            <text:p>312.0096</text:p>
          </table:table-cell>
          <table:table-cell office:value-type="float" office:value="0" calcext:value-type="float">
            <text:p>0</text:p>
          </table:table-cell>
          <table:table-cell office:value-type="float" office:value="2.301178" calcext:value-type="float">
            <text:p>2.301178</text:p>
          </table:table-cell>
          <table:table-cell office:value-type="float" office:value="1.496033" calcext:value-type="float">
            <text:p>1.496033</text:p>
          </table:table-cell>
          <table:table-cell office:value-type="float" office:value="2.62616" calcext:value-type="float">
            <text:p>2.62616</text:p>
          </table:table-cell>
          <table:table-cell office:value-type="float" office:value="2.06604" calcext:value-type="float">
            <text:p>2.06604</text:p>
          </table:table-cell>
          <table:table-cell office:value-type="float" office:value="2.946777" calcext:value-type="float">
            <text:p>2.946777</text:p>
          </table:table-cell>
          <table:table-cell office:value-type="float" office:value="2.573364" calcext:value-type="float">
            <text:p>2.573364</text:p>
          </table:table-cell>
          <table:table-cell office:value-type="float" office:value="3.317963" calcext:value-type="float">
            <text:p>3.317963</text:p>
          </table:table-cell>
          <table:table-cell office:value-type="float" office:value="3.101349" calcext:value-type="float">
            <text:p>3.101349</text:p>
          </table:table-cell>
          <table:table-cell office:value-type="float" office:value="3.661774" calcext:value-type="float">
            <text:p>3.661774</text:p>
          </table:table-cell>
          <table:table-cell office:value-type="float" office:value="3.502441" calcext:value-type="float">
            <text:p>3.502441</text:p>
          </table:table-cell>
          <table:table-cell office:value-type="float" office:value="4.102448" calcext:value-type="float">
            <text:p>4.102448</text:p>
          </table:table-cell>
          <table:table-cell office:value-type="float" office:value="3.983978" calcext:value-type="float">
            <text:p>3.983978</text:p>
          </table:table-cell>
          <table:table-cell office:value-type="float" office:value="4.603149" calcext:value-type="float">
            <text:p>4.603149</text:p>
          </table:table-cell>
          <table:table-cell office:value-type="float" office:value="4.502899" calcext:value-type="float">
            <text:p>4.502899</text:p>
          </table:table-cell>
          <table:table-cell office:value-type="float" office:value="5.418945" calcext:value-type="float">
            <text:p>5.418945</text:p>
          </table:table-cell>
          <table:table-cell office:value-type="float" office:value="5.312012" calcext:value-type="float">
            <text:p>5.312012</text:p>
          </table:table-cell>
          <table:table-cell office:value-type="float" office:value="6.773071" calcext:value-type="float">
            <text:p>6.773071</text:p>
          </table:table-cell>
          <table:table-cell office:value-type="float" office:value="6.638855" calcext:value-type="float">
            <text:p>6.638855</text:p>
          </table:table-cell>
          <table:table-cell office:value-type="float" office:value="8.13208" calcext:value-type="float">
            <text:p>8.13208</text:p>
          </table:table-cell>
          <table:table-cell office:value-type="float" office:value="7.995728" calcext:value-type="float">
            <text:p>7.995728</text:p>
          </table:table-cell>
          <table:table-cell office:value-type="float" office:value="8.963226" calcext:value-type="float">
            <text:p>8.963226</text:p>
          </table:table-cell>
          <table:table-cell office:value-type="float" office:value="8.851746" calcext:value-type="float">
            <text:p>8.851746</text:p>
          </table:table-cell>
          <table:table-cell office:value-type="float" office:value="9.538879" calcext:value-type="float">
            <text:p>9.538879</text:p>
          </table:table-cell>
          <table:table-cell office:value-type="float" office:value="9.456879" calcext:value-type="float">
            <text:p>9.456879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9.840637" calcext:value-type="float">
            <text:p>9.840637</text:p>
          </table:table-cell>
          <table:table-cell office:value-type="float" office:value="10.04123" calcext:value-type="float">
            <text:p>10.04123</text:p>
          </table:table-cell>
          <table:table-cell office:value-type="float" office:value="10.00668" calcext:value-type="float">
            <text:p>10.00668</text:p>
          </table:table-cell>
          <table:table-cell office:value-type="float" office:value="1.653839" calcext:value-type="float">
            <text:p>1.653839</text:p>
          </table:table-cell>
          <table:table-cell office:value-type="float" office:value="0.2230225" calcext:value-type="float">
            <text:p>0.22302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7.91695" calcext:value-type="float">
            <text:p>7.91695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11.45815" calcext:value-type="float">
            <text:p>-11.45815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198786" calcext:value-type="float">
            <text:p>0.2198786</text:p>
          </table:table-cell>
          <table:table-cell office:value-type="float" office:value="317.0184" calcext:value-type="float">
            <text:p>317.0184</text:p>
          </table:table-cell>
          <table:table-cell office:value-type="float" office:value="0" calcext:value-type="float">
            <text:p>0</text:p>
          </table:table-cell>
          <table:table-cell office:value-type="float" office:value="2.290802" calcext:value-type="float">
            <text:p>2.290802</text:p>
          </table:table-cell>
          <table:table-cell office:value-type="float" office:value="1.270355" calcext:value-type="float">
            <text:p>1.270355</text:p>
          </table:table-cell>
          <table:table-cell office:value-type="float" office:value="2.627686" calcext:value-type="float">
            <text:p>2.627686</text:p>
          </table:table-cell>
          <table:table-cell office:value-type="float" office:value="2.03006" calcext:value-type="float">
            <text:p>2.03006</text:p>
          </table:table-cell>
          <table:table-cell office:value-type="float" office:value="2.951721" calcext:value-type="float">
            <text:p>2.951721</text:p>
          </table:table-cell>
          <table:table-cell office:value-type="float" office:value="2.553986" calcext:value-type="float">
            <text:p>2.553986</text:p>
          </table:table-cell>
          <table:table-cell office:value-type="float" office:value="3.327759" calcext:value-type="float">
            <text:p>3.327759</text:p>
          </table:table-cell>
          <table:table-cell office:value-type="float" office:value="3.078857" calcext:value-type="float">
            <text:p>3.078857</text:p>
          </table:table-cell>
          <table:table-cell office:value-type="float" office:value="3.638641" calcext:value-type="float">
            <text:p>3.638641</text:p>
          </table:table-cell>
          <table:table-cell office:value-type="float" office:value="3.470398" calcext:value-type="float">
            <text:p>3.470398</text:p>
          </table:table-cell>
          <table:table-cell office:value-type="float" office:value="4.038086" calcext:value-type="float">
            <text:p>4.038086</text:p>
          </table:table-cell>
          <table:table-cell office:value-type="float" office:value="3.934692" calcext:value-type="float">
            <text:p>3.934692</text:p>
          </table:table-cell>
          <table:table-cell office:value-type="float" office:value="4.51413" calcext:value-type="float">
            <text:p>4.51413</text:p>
          </table:table-cell>
          <table:table-cell office:value-type="float" office:value="4.427734" calcext:value-type="float">
            <text:p>4.427734</text:p>
          </table:table-cell>
          <table:table-cell office:value-type="float" office:value="5.311066" calcext:value-type="float">
            <text:p>5.311066</text:p>
          </table:table-cell>
          <table:table-cell office:value-type="float" office:value="5.218933" calcext:value-type="float">
            <text:p>5.218933</text:p>
          </table:table-cell>
          <table:table-cell office:value-type="float" office:value="6.637482" calcext:value-type="float">
            <text:p>6.637482</text:p>
          </table:table-cell>
          <table:table-cell office:value-type="float" office:value="6.515656" calcext:value-type="float">
            <text:p>6.515656</text:p>
          </table:table-cell>
          <table:table-cell office:value-type="float" office:value="7.994415" calcext:value-type="float">
            <text:p>7.994415</text:p>
          </table:table-cell>
          <table:table-cell office:value-type="float" office:value="7.866516" calcext:value-type="float">
            <text:p>7.866516</text:p>
          </table:table-cell>
          <table:table-cell office:value-type="float" office:value="8.850555" calcext:value-type="float">
            <text:p>8.850555</text:p>
          </table:table-cell>
          <table:table-cell office:value-type="float" office:value="8.741882" calcext:value-type="float">
            <text:p>8.741882</text:p>
          </table:table-cell>
          <table:table-cell office:value-type="float" office:value="9.456055" calcext:value-type="float">
            <text:p>9.456055</text:p>
          </table:table-cell>
          <table:table-cell office:value-type="float" office:value="9.37442" calcext:value-type="float">
            <text:p>9.37442</text:p>
          </table:table-cell>
          <table:table-cell office:value-type="float" office:value="9.840057" calcext:value-type="float">
            <text:p>9.840057</text:p>
          </table:table-cell>
          <table:table-cell office:value-type="float" office:value="9.785522" calcext:value-type="float">
            <text:p>9.785522</text:p>
          </table:table-cell>
          <table:table-cell office:value-type="float" office:value="10.00632" calcext:value-type="float">
            <text:p>10.00632</text:p>
          </table:table-cell>
          <table:table-cell office:value-type="float" office:value="9.968048" calcext:value-type="float">
            <text:p>9.968048</text:p>
          </table:table-cell>
          <table:table-cell office:value-type="float" office:value="1.707794" calcext:value-type="float">
            <text:p>1.707794</text:p>
          </table:table-cell>
          <table:table-cell office:value-type="float" office:value="-0.4708252" calcext:value-type="float">
            <text:p>-0.47082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10.23249" calcext:value-type="float">
            <text:p>10.23249</text:p>
          </table:table-cell>
          <table:table-cell office:value-type="float" office:value="-12.57157" calcext:value-type="float">
            <text:p>-12.57157</text:p>
          </table:table-cell>
          <table:table-cell office:value-type="float" office:value="-17.06788" calcext:value-type="float">
            <text:p>-17.06788</text:p>
          </table:table-cell>
          <table:table-cell office:value-type="float" office:value="0.2091749" calcext:value-type="float">
            <text:p>0.2091749</text:p>
          </table:table-cell>
          <table:table-cell office:value-type="float" office:value="0.1457667" calcext:value-type="float">
            <text:p>0.1457667</text:p>
          </table:table-cell>
          <table:table-cell office:value-type="float" office:value="320.4672" calcext:value-type="float">
            <text:p>320.4672</text:p>
          </table:table-cell>
          <table:table-cell office:value-type="float" office:value="0" calcext:value-type="float">
            <text:p>0</text:p>
          </table:table-cell>
          <table:table-cell office:value-type="float" office:value="1.181488" calcext:value-type="float">
            <text:p>1.181488</text:p>
          </table:table-cell>
          <table:table-cell office:value-type="float" office:value="-0.2362366" calcext:value-type="float">
            <text:p>-0.2362366</text:p>
          </table:table-cell>
          <table:table-cell office:value-type="float" office:value="2.063629" calcext:value-type="float">
            <text:p>2.063629</text:p>
          </table:table-cell>
          <table:table-cell office:value-type="float" office:value="0.6322021" calcext:value-type="float">
            <text:p>0.6322021</text:p>
          </table:table-cell>
          <table:table-cell office:value-type="float" office:value="2.651764" calcext:value-type="float">
            <text:p>2.651764</text:p>
          </table:table-cell>
          <table:table-cell office:value-type="float" office:value="1.395752" calcext:value-type="float">
            <text:p>1.395752</text:p>
          </table:table-cell>
          <table:table-cell office:value-type="float" office:value="3.148651" calcext:value-type="float">
            <text:p>3.148651</text:p>
          </table:table-cell>
          <table:table-cell office:value-type="float" office:value="2.166656" calcext:value-type="float">
            <text:p>2.166656</text:p>
          </table:table-cell>
          <table:table-cell office:value-type="float" office:value="3.504089" calcext:value-type="float">
            <text:p>3.504089</text:p>
          </table:table-cell>
          <table:table-cell office:value-type="float" office:value="2.725067" calcext:value-type="float">
            <text:p>2.725067</text:p>
          </table:table-cell>
          <table:table-cell office:value-type="float" office:value="3.938416" calcext:value-type="float">
            <text:p>3.938416</text:p>
          </table:table-cell>
          <table:table-cell office:value-type="float" office:value="3.392212" calcext:value-type="float">
            <text:p>3.392212</text:p>
          </table:table-cell>
          <table:table-cell office:value-type="float" office:value="4.427185" calcext:value-type="float">
            <text:p>4.427185</text:p>
          </table:table-cell>
          <table:table-cell office:value-type="float" office:value="4.048309" calcext:value-type="float">
            <text:p>4.048309</text:p>
          </table:table-cell>
          <table:table-cell office:value-type="float" office:value="5.217926" calcext:value-type="float">
            <text:p>5.217926</text:p>
          </table:table-cell>
          <table:table-cell office:value-type="float" office:value="5.0271" calcext:value-type="float">
            <text:p>5.0271</text:p>
          </table:table-cell>
          <table:table-cell office:value-type="float" office:value="6.514404" calcext:value-type="float">
            <text:p>6.514404</text:p>
          </table:table-cell>
          <table:table-cell office:value-type="float" office:value="6.388214" calcext:value-type="float">
            <text:p>6.388214</text:p>
          </table:table-cell>
          <table:table-cell office:value-type="float" office:value="7.865204" calcext:value-type="float">
            <text:p>7.865204</text:p>
          </table:table-cell>
          <table:table-cell office:value-type="float" office:value="7.743134" calcext:value-type="float">
            <text:p>7.743134</text:p>
          </table:table-cell>
          <table:table-cell office:value-type="float" office:value="8.740753" calcext:value-type="float">
            <text:p>8.740753</text:p>
          </table:table-cell>
          <table:table-cell office:value-type="float" office:value="8.635223" calcext:value-type="float">
            <text:p>8.635223</text:p>
          </table:table-cell>
          <table:table-cell office:value-type="float" office:value="9.373566" calcext:value-type="float">
            <text:p>9.373566</text:p>
          </table:table-cell>
          <table:table-cell office:value-type="float" office:value="9.290619" calcext:value-type="float">
            <text:p>9.290619</text:p>
          </table:table-cell>
          <table:table-cell office:value-type="float" office:value="9.784943" calcext:value-type="float">
            <text:p>9.784943</text:p>
          </table:table-cell>
          <table:table-cell office:value-type="float" office:value="9.728119" calcext:value-type="float">
            <text:p>9.728119</text:p>
          </table:table-cell>
          <table:table-cell office:value-type="float" office:value="9.967621" calcext:value-type="float">
            <text:p>9.967621</text:p>
          </table:table-cell>
          <table:table-cell office:value-type="float" office:value="9.926117" calcext:value-type="float">
            <text:p>9.926117</text:p>
          </table:table-cell>
          <table:table-cell office:value-type="float" office:value="0.2305908" calcext:value-type="float">
            <text:p>0.2305908</text:p>
          </table:table-cell>
          <table:table-cell office:value-type="float" office:value="-1.722168" calcext:value-type="float">
            <text:p>-1.7221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7.688144" calcext:value-type="float">
            <text:p>7.688144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7.49588" calcext:value-type="float">
            <text:p>-17.49588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407475" calcext:value-type="float">
            <text:p>0.1407475</text:p>
          </table:table-cell>
          <table:table-cell office:value-type="float" office:value="316.9882" calcext:value-type="float">
            <text:p>316.9882</text:p>
          </table:table-cell>
          <table:table-cell office:value-type="float" office:value="0" calcext:value-type="float">
            <text:p>0</text:p>
          </table:table-cell>
          <table:table-cell office:value-type="float" office:value="0.8212891" calcext:value-type="float">
            <text:p>0.8212891</text:p>
          </table:table-cell>
          <table:table-cell office:value-type="float" office:value="-0.3291321" calcext:value-type="float">
            <text:p>-0.3291321</text:p>
          </table:table-cell>
          <table:table-cell office:value-type="float" office:value="1.16568" calcext:value-type="float">
            <text:p>1.16568</text:p>
          </table:table-cell>
          <table:table-cell office:value-type="float" office:value="0.4709473" calcext:value-type="float">
            <text:p>0.4709473</text:p>
          </table:table-cell>
          <table:table-cell office:value-type="float" office:value="1.593292" calcext:value-type="float">
            <text:p>1.593292</text:p>
          </table:table-cell>
          <table:table-cell office:value-type="float" office:value="1.1651" calcext:value-type="float">
            <text:p>1.1651</text:p>
          </table:table-cell>
          <table:table-cell office:value-type="float" office:value="2.155914" calcext:value-type="float">
            <text:p>2.155914</text:p>
          </table:table-cell>
          <table:table-cell office:value-type="float" office:value="1.888641" calcext:value-type="float">
            <text:p>1.888641</text:p>
          </table:table-cell>
          <table:table-cell office:value-type="float" office:value="2.715881" calcext:value-type="float">
            <text:p>2.715881</text:p>
          </table:table-cell>
          <table:table-cell office:value-type="float" office:value="2.430908" calcext:value-type="float">
            <text:p>2.430908</text:p>
          </table:table-cell>
          <table:table-cell office:value-type="float" office:value="3.385284" calcext:value-type="float">
            <text:p>3.385284</text:p>
          </table:table-cell>
          <table:table-cell office:value-type="float" office:value="3.05603" calcext:value-type="float">
            <text:p>3.05603</text:p>
          </table:table-cell>
          <table:table-cell office:value-type="float" office:value="4.043488" calcext:value-type="float">
            <text:p>4.043488</text:p>
          </table:table-cell>
          <table:table-cell office:value-type="float" office:value="3.703278" calcext:value-type="float">
            <text:p>3.703278</text:p>
          </table:table-cell>
          <table:table-cell office:value-type="float" office:value="5.024323" calcext:value-type="float">
            <text:p>5.024323</text:p>
          </table:table-cell>
          <table:table-cell office:value-type="float" office:value="4.72644" calcext:value-type="float">
            <text:p>4.72644</text:p>
          </table:table-cell>
          <table:table-cell office:value-type="float" office:value="6.386688" calcext:value-type="float">
            <text:p>6.386688</text:p>
          </table:table-cell>
          <table:table-cell office:value-type="float" office:value="6.215302" calcext:value-type="float">
            <text:p>6.215302</text:p>
          </table:table-cell>
          <table:table-cell office:value-type="float" office:value="7.741882" calcext:value-type="float">
            <text:p>7.741882</text:p>
          </table:table-cell>
          <table:table-cell office:value-type="float" office:value="7.618134" calcext:value-type="float">
            <text:p>7.618134</text:p>
          </table:table-cell>
          <table:table-cell office:value-type="float" office:value="8.634155" calcext:value-type="float">
            <text:p>8.634155</text:p>
          </table:table-cell>
          <table:table-cell office:value-type="float" office:value="8.530609" calcext:value-type="float">
            <text:p>8.530609</text:p>
          </table:table-cell>
          <table:table-cell office:value-type="float" office:value="9.289734" calcext:value-type="float">
            <text:p>9.289734</text:p>
          </table:table-cell>
          <table:table-cell office:value-type="float" office:value="9.207245" calcext:value-type="float">
            <text:p>9.207245</text:p>
          </table:table-cell>
          <table:table-cell office:value-type="float" office:value="9.727509" calcext:value-type="float">
            <text:p>9.727509</text:p>
          </table:table-cell>
          <table:table-cell office:value-type="float" office:value="9.66864" calcext:value-type="float">
            <text:p>9.66864</text:p>
          </table:table-cell>
          <table:table-cell office:value-type="float" office:value="9.925629" calcext:value-type="float">
            <text:p>9.925629</text:p>
          </table:table-cell>
          <table:table-cell office:value-type="float" office:value="9.881165" calcext:value-type="float">
            <text:p>9.881165</text:p>
          </table:table-cell>
          <table:table-cell office:value-type="float" office:value="0.5068665" calcext:value-type="float">
            <text:p>0.5068665</text:p>
          </table:table-cell>
          <table:table-cell office:value-type="float" office:value="-1.866394" calcext:value-type="float">
            <text:p>-1.8663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10.34449" calcext:value-type="float">
            <text:p>10.34449</text:p>
          </table:table-cell>
          <table:table-cell office:value-type="float" office:value="-1.460454" calcext:value-type="float">
            <text:p>-1.460454</text:p>
          </table:table-cell>
          <table:table-cell office:value-type="float" office:value="-14.52479" calcext:value-type="float">
            <text:p>-14.52479</text:p>
          </table:table-cell>
          <table:table-cell office:value-type="float" office:value="0.485119" calcext:value-type="float">
            <text:p>0.485119</text:p>
          </table:table-cell>
          <table:table-cell office:value-type="float" office:value="0.1790784" calcext:value-type="float">
            <text:p>0.1790784</text:p>
          </table:table-cell>
          <table:table-cell office:value-type="float" office:value="316.9955" calcext:value-type="float">
            <text:p>316.9955</text:p>
          </table:table-cell>
          <table:table-cell office:value-type="float" office:value="0" calcext:value-type="float">
            <text:p>0</text:p>
          </table:table-cell>
          <table:table-cell office:value-type="float" office:value="0.6795654" calcext:value-type="float">
            <text:p>0.6795654</text:p>
          </table:table-cell>
          <table:table-cell office:value-type="float" office:value="-0.7650757" calcext:value-type="float">
            <text:p>-0.7650757</text:p>
          </table:table-cell>
          <table:table-cell office:value-type="float" office:value="0.9783325" calcext:value-type="float">
            <text:p>0.9783325</text:p>
          </table:table-cell>
          <table:table-cell office:value-type="float" office:value="0.201355" calcext:value-type="float">
            <text:p>0.201355</text:p>
          </table:table-cell>
          <table:table-cell office:value-type="float" office:value="1.373566" calcext:value-type="float">
            <text:p>1.373566</text:p>
          </table:table-cell>
          <table:table-cell office:value-type="float" office:value="0.9111633" calcext:value-type="float">
            <text:p>0.9111633</text:p>
          </table:table-cell>
          <table:table-cell office:value-type="float" office:value="2.012695" calcext:value-type="float">
            <text:p>2.012695</text:p>
          </table:table-cell>
          <table:table-cell office:value-type="float" office:value="1.63443" calcext:value-type="float">
            <text:p>1.63443</text:p>
          </table:table-cell>
          <table:table-cell office:value-type="float" office:value="2.491241" calcext:value-type="float">
            <text:p>2.491241</text:p>
          </table:table-cell>
          <table:table-cell office:value-type="float" office:value="2.175079" calcext:value-type="float">
            <text:p>2.175079</text:p>
          </table:table-cell>
          <table:table-cell office:value-type="float" office:value="3.066711" calcext:value-type="float">
            <text:p>3.066711</text:p>
          </table:table-cell>
          <table:table-cell office:value-type="float" office:value="2.808929" calcext:value-type="float">
            <text:p>2.808929</text:p>
          </table:table-cell>
          <table:table-cell office:value-type="float" office:value="3.702026" calcext:value-type="float">
            <text:p>3.702026</text:p>
          </table:table-cell>
          <table:table-cell office:value-type="float" office:value="3.454926" calcext:value-type="float">
            <text:p>3.454926</text:p>
          </table:table-cell>
          <table:table-cell office:value-type="float" office:value="4.723938" calcext:value-type="float">
            <text:p>4.723938</text:p>
          </table:table-cell>
          <table:table-cell office:value-type="float" office:value="4.478729" calcext:value-type="float">
            <text:p>4.478729</text:p>
          </table:table-cell>
          <table:table-cell office:value-type="float" office:value="6.213318" calcext:value-type="float">
            <text:p>6.213318</text:p>
          </table:table-cell>
          <table:table-cell office:value-type="float" office:value="6.022278" calcext:value-type="float">
            <text:p>6.022278</text:p>
          </table:table-cell>
          <table:table-cell office:value-type="float" office:value="7.616791" calcext:value-type="float">
            <text:p>7.616791</text:p>
          </table:table-cell>
          <table:table-cell office:value-type="float" office:value="7.48407" calcext:value-type="float">
            <text:p>7.48407</text:p>
          </table:table-cell>
          <table:table-cell office:value-type="float" office:value="8.529541" calcext:value-type="float">
            <text:p>8.529541</text:p>
          </table:table-cell>
          <table:table-cell office:value-type="float" office:value="8.425018" calcext:value-type="float">
            <text:p>8.425018</text:p>
          </table:table-cell>
          <table:table-cell office:value-type="float" office:value="9.20636" calcext:value-type="float">
            <text:p>9.20636</text:p>
          </table:table-cell>
          <table:table-cell office:value-type="float" office:value="9.12326" calcext:value-type="float">
            <text:p>9.12326</text:p>
          </table:table-cell>
          <table:table-cell office:value-type="float" office:value="9.667999" calcext:value-type="float">
            <text:p>9.667999</text:p>
          </table:table-cell>
          <table:table-cell office:value-type="float" office:value="9.606964" calcext:value-type="float">
            <text:p>9.606964</text:p>
          </table:table-cell>
          <table:table-cell office:value-type="float" office:value="9.880676" calcext:value-type="float">
            <text:p>9.880676</text:p>
          </table:table-cell>
          <table:table-cell office:value-type="float" office:value="9.833466" calcext:value-type="float">
            <text:p>9.833466</text:p>
          </table:table-cell>
          <table:table-cell office:value-type="float" office:value="0.7987671" calcext:value-type="float">
            <text:p>0.7987671</text:p>
          </table:table-cell>
          <table:table-cell office:value-type="float" office:value="-2.621735" calcext:value-type="float">
            <text:p>-2.6217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9.291799" calcext:value-type="float">
            <text:p>9.291799</text:p>
          </table:table-cell>
          <table:table-cell office:value-type="float" office:value="11.31732" calcext:value-type="float">
            <text:p>11.31732</text:p>
          </table:table-cell>
          <table:table-cell office:value-type="float" office:value="-9.983374" calcext:value-type="float">
            <text:p>-9.983374</text:p>
          </table:table-cell>
          <table:table-cell office:value-type="float" office:value="0.9437403" calcext:value-type="float">
            <text:p>0.9437403</text:p>
          </table:table-cell>
          <table:table-cell office:value-type="float" office:value="0.2560749" calcext:value-type="float">
            <text:p>0.2560749</text:p>
          </table:table-cell>
          <table:table-cell office:value-type="float" office:value="315.1385" calcext:value-type="float">
            <text:p>315.1385</text:p>
          </table:table-cell>
          <table:table-cell office:value-type="float" office:value="0" calcext:value-type="float">
            <text:p>0</text:p>
          </table:table-cell>
          <table:table-cell office:value-type="float" office:value="2.745575" calcext:value-type="float">
            <text:p>2.745575</text:p>
          </table:table-cell>
          <table:table-cell office:value-type="float" office:value="-1.389618" calcext:value-type="float">
            <text:p>-1.389618</text:p>
          </table:table-cell>
          <table:table-cell office:value-type="float" office:value="2.071747" calcext:value-type="float">
            <text:p>2.071747</text:p>
          </table:table-cell>
          <table:table-cell office:value-type="float" office:value="-0.1510315" calcext:value-type="float">
            <text:p>-0.1510315</text:p>
          </table:table-cell>
          <table:table-cell office:value-type="float" office:value="1.972595" calcext:value-type="float">
            <text:p>1.972595</text:p>
          </table:table-cell>
          <table:table-cell office:value-type="float" office:value="0.5712585" calcext:value-type="float">
            <text:p>0.5712585</text:p>
          </table:table-cell>
          <table:table-cell office:value-type="float" office:value="2.162476" calcext:value-type="float">
            <text:p>2.162476</text:p>
          </table:table-cell>
          <table:table-cell office:value-type="float" office:value="1.310181" calcext:value-type="float">
            <text:p>1.310181</text:p>
          </table:table-cell>
          <table:table-cell office:value-type="float" office:value="2.415436" calcext:value-type="float">
            <text:p>2.415436</text:p>
          </table:table-cell>
          <table:table-cell office:value-type="float" office:value="1.851807" calcext:value-type="float">
            <text:p>1.851807</text:p>
          </table:table-cell>
          <table:table-cell office:value-type="float" office:value="2.809021" calcext:value-type="float">
            <text:p>2.809021</text:p>
          </table:table-cell>
          <table:table-cell office:value-type="float" office:value="2.504333" calcext:value-type="float">
            <text:p>2.504333</text:p>
          </table:table-cell>
          <table:table-cell office:value-type="float" office:value="3.453125" calcext:value-type="float">
            <text:p>3.453125</text:p>
          </table:table-cell>
          <table:table-cell office:value-type="float" office:value="3.190216" calcext:value-type="float">
            <text:p>3.190216</text:p>
          </table:table-cell>
          <table:table-cell office:value-type="float" office:value="4.476562" calcext:value-type="float">
            <text:p>4.476562</text:p>
          </table:table-cell>
          <table:table-cell office:value-type="float" office:value="4.247009" calcext:value-type="float">
            <text:p>4.247009</text:p>
          </table:table-cell>
          <table:table-cell office:value-type="float" office:value="6.020264" calcext:value-type="float">
            <text:p>6.020264</text:p>
          </table:table-cell>
          <table:table-cell office:value-type="float" office:value="5.826385" calcext:value-type="float">
            <text:p>5.826385</text:p>
          </table:table-cell>
          <table:table-cell office:value-type="float" office:value="7.482635" calcext:value-type="float">
            <text:p>7.482635</text:p>
          </table:table-cell>
          <table:table-cell office:value-type="float" office:value="7.342804" calcext:value-type="float">
            <text:p>7.342804</text:p>
          </table:table-cell>
          <table:table-cell office:value-type="float" office:value="8.423889" calcext:value-type="float">
            <text:p>8.423889</text:p>
          </table:table-cell>
          <table:table-cell office:value-type="float" office:value="8.315063" calcext:value-type="float">
            <text:p>8.315063</text:p>
          </table:table-cell>
          <table:table-cell office:value-type="float" office:value="9.122345" calcext:value-type="float">
            <text:p>9.122345</text:p>
          </table:table-cell>
          <table:table-cell office:value-type="float" office:value="9.037781" calcext:value-type="float">
            <text:p>9.037781</text:p>
          </table:table-cell>
          <table:table-cell office:value-type="float" office:value="9.606293" calcext:value-type="float">
            <text:p>9.606293</text:p>
          </table:table-cell>
          <table:table-cell office:value-type="float" office:value="9.543915" calcext:value-type="float">
            <text:p>9.543915</text:p>
          </table:table-cell>
          <table:table-cell office:value-type="float" office:value="9.832977" calcext:value-type="float">
            <text:p>9.832977</text:p>
          </table:table-cell>
          <table:table-cell office:value-type="float" office:value="9.783264" calcext:value-type="float">
            <text:p>9.783264</text:p>
          </table:table-cell>
          <table:table-cell office:value-type="float" office:value="3.377655" calcext:value-type="float">
            <text:p>3.377655</text:p>
          </table:table-cell>
          <table:table-cell office:value-type="float" office:value="-3.659485" calcext:value-type="float">
            <text:p>-3.6594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10.6688" calcext:value-type="float">
            <text:p>10.6688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8.02396" calcext:value-type="float">
            <text:p>-8.02396</text:p>
          </table:table-cell>
          <table:table-cell office:value-type="float" office:value="0.7374179" calcext:value-type="float">
            <text:p>0.7374179</text:p>
          </table:table-cell>
          <table:table-cell office:value-type="float" office:value="0.2976725" calcext:value-type="float">
            <text:p>0.2976725</text:p>
          </table:table-cell>
          <table:table-cell office:value-type="float" office:value="316.0434" calcext:value-type="float">
            <text:p>316.0434</text:p>
          </table:table-cell>
          <table:table-cell office:value-type="float" office:value="0" calcext:value-type="float">
            <text:p>0</text:p>
          </table:table-cell>
          <table:table-cell office:value-type="float" office:value="5.140564" calcext:value-type="float">
            <text:p>5.140564</text:p>
          </table:table-cell>
          <table:table-cell office:value-type="float" office:value="-1.346008" calcext:value-type="float">
            <text:p>-1.346008</text:p>
          </table:table-cell>
          <table:table-cell office:value-type="float" office:value="3.470764" calcext:value-type="float">
            <text:p>3.470764</text:p>
          </table:table-cell>
          <table:table-cell office:value-type="float" office:value="-0.143219" calcext:value-type="float">
            <text:p>-0.143219</text:p>
          </table:table-cell>
          <table:table-cell office:value-type="float" office:value="2.842102" calcext:value-type="float">
            <text:p>2.842102</text:p>
          </table:table-cell>
          <table:table-cell office:value-type="float" office:value="0.5994873" calcext:value-type="float">
            <text:p>0.5994873</text:p>
          </table:table-cell>
          <table:table-cell office:value-type="float" office:value="2.679077" calcext:value-type="float">
            <text:p>2.679077</text:p>
          </table:table-cell>
          <table:table-cell office:value-type="float" office:value="1.341827" calcext:value-type="float">
            <text:p>1.341827</text:p>
          </table:table-cell>
          <table:table-cell office:value-type="float" office:value="2.743713" calcext:value-type="float">
            <text:p>2.743713</text:p>
          </table:table-cell>
          <table:table-cell office:value-type="float" office:value="1.885071" calcext:value-type="float">
            <text:p>1.885071</text:p>
          </table:table-cell>
          <table:table-cell office:value-type="float" office:value="2.970886" calcext:value-type="float">
            <text:p>2.970886</text:p>
          </table:table-cell>
          <table:table-cell office:value-type="float" office:value="2.519257" calcext:value-type="float">
            <text:p>2.519257</text:p>
          </table:table-cell>
          <table:table-cell office:value-type="float" office:value="3.396515" calcext:value-type="float">
            <text:p>3.396515</text:p>
          </table:table-cell>
          <table:table-cell office:value-type="float" office:value="3.154205" calcext:value-type="float">
            <text:p>3.154205</text:p>
          </table:table-cell>
          <table:table-cell office:value-type="float" office:value="4.246216" calcext:value-type="float">
            <text:p>4.246216</text:p>
          </table:table-cell>
          <table:table-cell office:value-type="float" office:value="4.142944" calcext:value-type="float">
            <text:p>4.142944</text:p>
          </table:table-cell>
          <table:table-cell office:value-type="float" office:value="5.824371" calcext:value-type="float">
            <text:p>5.824371</text:p>
          </table:table-cell>
          <table:table-cell office:value-type="float" office:value="5.653748" calcext:value-type="float">
            <text:p>5.653748</text:p>
          </table:table-cell>
          <table:table-cell office:value-type="float" office:value="7.341278" calcext:value-type="float">
            <text:p>7.341278</text:p>
          </table:table-cell>
          <table:table-cell office:value-type="float" office:value="7.1987" calcext:value-type="float">
            <text:p>7.1987</text:p>
          </table:table-cell>
          <table:table-cell office:value-type="float" office:value="8.313873" calcext:value-type="float">
            <text:p>8.313873</text:p>
          </table:table-cell>
          <table:table-cell office:value-type="float" office:value="8.202942" calcext:value-type="float">
            <text:p>8.202942</text:p>
          </table:table-cell>
          <table:table-cell office:value-type="float" office:value="9.036835" calcext:value-type="float">
            <text:p>9.036835</text:p>
          </table:table-cell>
          <table:table-cell office:value-type="float" office:value="8.951019" calcext:value-type="float">
            <text:p>8.951019</text:p>
          </table:table-cell>
          <table:table-cell office:value-type="float" office:value="9.543274" calcext:value-type="float">
            <text:p>9.543274</text:p>
          </table:table-cell>
          <table:table-cell office:value-type="float" office:value="9.47876" calcext:value-type="float">
            <text:p>9.47876</text:p>
          </table:table-cell>
          <table:table-cell office:value-type="float" office:value="9.782745" calcext:value-type="float">
            <text:p>9.782745</text:p>
          </table:table-cell>
          <table:table-cell office:value-type="float" office:value="9.730682" calcext:value-type="float">
            <text:p>9.730682</text:p>
          </table:table-cell>
          <table:table-cell office:value-type="float" office:value="6.14212" calcext:value-type="float">
            <text:p>6.14212</text:p>
          </table:table-cell>
          <table:table-cell office:value-type="float" office:value="-3.975006" calcext:value-type="float">
            <text:p>-3.9750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10.03106" calcext:value-type="float">
            <text:p>10.03106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1.25914" calcext:value-type="float">
            <text:p>-11.25914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2318878" calcext:value-type="float">
            <text:p>0.2318878</text:p>
          </table:table-cell>
          <table:table-cell office:value-type="float" office:value="313.7822" calcext:value-type="float">
            <text:p>313.7822</text:p>
          </table:table-cell>
          <table:table-cell office:value-type="float" office:value="1.27" calcext:value-type="float">
            <text:p>1.27</text:p>
          </table:table-cell>
          <table:table-cell office:value-type="float" office:value="1.717712" calcext:value-type="float">
            <text:p>1.717712</text:p>
          </table:table-cell>
          <table:table-cell office:value-type="float" office:value="-2.710785" calcext:value-type="float">
            <text:p>-2.710785</text:p>
          </table:table-cell>
          <table:table-cell office:value-type="float" office:value="1.198669" calcext:value-type="float">
            <text:p>1.198669</text:p>
          </table:table-cell>
          <table:table-cell office:value-type="float" office:value="-0.3566589" calcext:value-type="float">
            <text:p>-0.3566589</text:p>
          </table:table-cell>
          <table:table-cell office:value-type="float" office:value="1.309448" calcext:value-type="float">
            <text:p>1.309448</text:p>
          </table:table-cell>
          <table:table-cell office:value-type="float" office:value="0.412262" calcext:value-type="float">
            <text:p>0.412262</text:p>
          </table:table-cell>
          <table:table-cell office:value-type="float" office:value="2.015198" calcext:value-type="float">
            <text:p>2.015198</text:p>
          </table:table-cell>
          <table:table-cell office:value-type="float" office:value="1.192657" calcext:value-type="float">
            <text:p>1.192657</text:p>
          </table:table-cell>
          <table:table-cell office:value-type="float" office:value="2.465851" calcext:value-type="float">
            <text:p>2.465851</text:p>
          </table:table-cell>
          <table:table-cell office:value-type="float" office:value="1.748932" calcext:value-type="float">
            <text:p>1.748932</text:p>
          </table:table-cell>
          <table:table-cell office:value-type="float" office:value="2.946899" calcext:value-type="float">
            <text:p>2.946899</text:p>
          </table:table-cell>
          <table:table-cell office:value-type="float" office:value="2.40686" calcext:value-type="float">
            <text:p>2.40686</text:p>
          </table:table-cell>
          <table:table-cell office:value-type="float" office:value="3.397705" calcext:value-type="float">
            <text:p>3.397705</text:p>
          </table:table-cell>
          <table:table-cell office:value-type="float" office:value="3.049683" calcext:value-type="float">
            <text:p>3.049683</text:p>
          </table:table-cell>
          <table:table-cell office:value-type="float" office:value="4.15741" calcext:value-type="float">
            <text:p>4.15741</text:p>
          </table:table-cell>
          <table:table-cell office:value-type="float" office:value="4.023468" calcext:value-type="float">
            <text:p>4.023468</text:p>
          </table:table-cell>
          <table:table-cell office:value-type="float" office:value="5.652191" calcext:value-type="float">
            <text:p>5.652191</text:p>
          </table:table-cell>
          <table:table-cell office:value-type="float" office:value="5.516571" calcext:value-type="float">
            <text:p>5.516571</text:p>
          </table:table-cell>
          <table:table-cell office:value-type="float" office:value="7.197266" calcext:value-type="float">
            <text:p>7.197266</text:p>
          </table:table-cell>
          <table:table-cell office:value-type="float" office:value="7.060547" calcext:value-type="float">
            <text:p>7.060547</text:p>
          </table:table-cell>
          <table:table-cell office:value-type="float" office:value="8.201752" calcext:value-type="float">
            <text:p>8.201752</text:p>
          </table:table-cell>
          <table:table-cell office:value-type="float" office:value="8.089661" calcext:value-type="float">
            <text:p>8.089661</text:p>
          </table:table-cell>
          <table:table-cell office:value-type="float" office:value="8.950104" calcext:value-type="float">
            <text:p>8.950104</text:p>
          </table:table-cell>
          <table:table-cell office:value-type="float" office:value="8.862823" calcext:value-type="float">
            <text:p>8.862823</text:p>
          </table:table-cell>
          <table:table-cell office:value-type="float" office:value="9.478058" calcext:value-type="float">
            <text:p>9.478058</text:p>
          </table:table-cell>
          <table:table-cell office:value-type="float" office:value="9.411713" calcext:value-type="float">
            <text:p>9.411713</text:p>
          </table:table-cell>
          <table:table-cell office:value-type="float" office:value="9.730133" calcext:value-type="float">
            <text:p>9.730133</text:p>
          </table:table-cell>
          <table:table-cell office:value-type="float" office:value="9.676117" calcext:value-type="float">
            <text:p>9.676117</text:p>
          </table:table-cell>
          <table:table-cell office:value-type="float" office:value="3.820953" calcext:value-type="float">
            <text:p>3.820953</text:p>
          </table:table-cell>
          <table:table-cell office:value-type="float" office:value="-7.032715" calcext:value-type="float">
            <text:p>-7.032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10.24642" calcext:value-type="float">
            <text:p>10.2464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5.00839" calcext:value-type="float">
            <text:p>-15.00839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722586" calcext:value-type="float">
            <text:p>0.1722586</text:p>
          </table:table-cell>
          <table:table-cell office:value-type="float" office:value="306.7605" calcext:value-type="float">
            <text:p>306.7605</text:p>
          </table:table-cell>
          <table:table-cell office:value-type="float" office:value="3.81" calcext:value-type="float">
            <text:p>3.81</text:p>
          </table:table-cell>
          <table:table-cell office:value-type="float" office:value="-0.3636169" calcext:value-type="float">
            <text:p>-0.3636169</text:p>
          </table:table-cell>
          <table:table-cell office:value-type="float" office:value="-2.581116" calcext:value-type="float">
            <text:p>-2.581116</text:p>
          </table:table-cell>
          <table:table-cell office:value-type="float" office:value="-0.07785034" calcext:value-type="float">
            <text:p>-0.07785034</text:p>
          </table:table-cell>
          <table:table-cell office:value-type="float" office:value="-0.3534241" calcext:value-type="float">
            <text:p>-0.3534241</text:p>
          </table:table-cell>
          <table:table-cell office:value-type="float" office:value="0.4508057" calcext:value-type="float">
            <text:p>0.4508057</text:p>
          </table:table-cell>
          <table:table-cell office:value-type="float" office:value="0.3699646" calcext:value-type="float">
            <text:p>0.3699646</text:p>
          </table:table-cell>
          <table:table-cell office:value-type="float" office:value="1.18042" calcext:value-type="float">
            <text:p>1.18042</text:p>
          </table:table-cell>
          <table:table-cell office:value-type="float" office:value="1.037903" calcext:value-type="float">
            <text:p>1.037903</text:p>
          </table:table-cell>
          <table:table-cell office:value-type="float" office:value="1.738586" calcext:value-type="float">
            <text:p>1.738586</text:p>
          </table:table-cell>
          <table:table-cell office:value-type="float" office:value="1.504913" calcext:value-type="float">
            <text:p>1.504913</text:p>
          </table:table-cell>
          <table:table-cell office:value-type="float" office:value="2.399933" calcext:value-type="float">
            <text:p>2.399933</text:p>
          </table:table-cell>
          <table:table-cell office:value-type="float" office:value="2.088928" calcext:value-type="float">
            <text:p>2.088928</text:p>
          </table:table-cell>
          <table:table-cell office:value-type="float" office:value="3.045624" calcext:value-type="float">
            <text:p>3.045624</text:p>
          </table:table-cell>
          <table:table-cell office:value-type="float" office:value="2.745026" calcext:value-type="float">
            <text:p>2.745026</text:p>
          </table:table-cell>
          <table:table-cell office:value-type="float" office:value="4.021545" calcext:value-type="float">
            <text:p>4.021545</text:p>
          </table:table-cell>
          <table:table-cell office:value-type="float" office:value="3.789001" calcext:value-type="float">
            <text:p>3.789001</text:p>
          </table:table-cell>
          <table:table-cell office:value-type="float" office:value="5.515045" calcext:value-type="float">
            <text:p>5.515045</text:p>
          </table:table-cell>
          <table:table-cell office:value-type="float" office:value="5.357544" calcext:value-type="float">
            <text:p>5.357544</text:p>
          </table:table-cell>
          <table:table-cell office:value-type="float" office:value="7.059143" calcext:value-type="float">
            <text:p>7.059143</text:p>
          </table:table-cell>
          <table:table-cell office:value-type="float" office:value="6.92627" calcext:value-type="float">
            <text:p>6.92627</text:p>
          </table:table-cell>
          <table:table-cell office:value-type="float" office:value="8.088501" calcext:value-type="float">
            <text:p>8.088501</text:p>
          </table:table-cell>
          <table:table-cell office:value-type="float" office:value="7.977264" calcext:value-type="float">
            <text:p>7.977264</text:p>
          </table:table-cell>
          <table:table-cell office:value-type="float" office:value="8.861877" calcext:value-type="float">
            <text:p>8.861877</text:p>
          </table:table-cell>
          <table:table-cell office:value-type="float" office:value="8.773102" calcext:value-type="float">
            <text:p>8.773102</text:p>
          </table:table-cell>
          <table:table-cell office:value-type="float" office:value="9.41098" calcext:value-type="float">
            <text:p>9.41098</text:p>
          </table:table-cell>
          <table:table-cell office:value-type="float" office:value="9.342926" calcext:value-type="float">
            <text:p>9.342926</text:p>
          </table:table-cell>
          <table:table-cell office:value-type="float" office:value="9.675598" calcext:value-type="float">
            <text:p>9.675598</text:p>
          </table:table-cell>
          <table:table-cell office:value-type="float" office:value="9.619476" calcext:value-type="float">
            <text:p>9.619476</text:p>
          </table:table-cell>
          <table:table-cell office:value-type="float" office:value="-0.6539612" calcext:value-type="float">
            <text:p>-0.6539612</text:p>
          </table:table-cell>
          <table:table-cell office:value-type="float" office:value="-6.994934" calcext:value-type="float">
            <text:p>-6.9949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8.399737" calcext:value-type="float">
            <text:p>8.399737</text:p>
          </table:table-cell>
          <table:table-cell office:value-type="float" office:value="-2.571566" calcext:value-type="float">
            <text:p>-2.571566</text:p>
          </table:table-cell>
          <table:table-cell office:value-type="float" office:value="-13.53536" calcext:value-type="float">
            <text:p>-13.53536</text:p>
          </table:table-cell>
          <table:table-cell office:value-type="float" office:value="0.4473677" calcext:value-type="float">
            <text:p>0.4473677</text:p>
          </table:table-cell>
          <table:table-cell office:value-type="float" office:value="0.1937963" calcext:value-type="float">
            <text:p>0.1937963</text:p>
          </table:table-cell>
          <table:table-cell office:value-type="float" office:value="307.2665" calcext:value-type="float">
            <text:p>307.2665</text:p>
          </table:table-cell>
          <table:table-cell office:value-type="float" office:value="0" calcext:value-type="float">
            <text:p>0</text:p>
          </table:table-cell>
          <table:table-cell office:value-type="float" office:value="-0.4252014" calcext:value-type="float">
            <text:p>-0.4252014</text:p>
          </table:table-cell>
          <table:table-cell office:value-type="float" office:value="-0.6219177" calcext:value-type="float">
            <text:p>-0.6219177</text:p>
          </table:table-cell>
          <table:table-cell office:value-type="float" office:value="-0.0819397" calcext:value-type="float">
            <text:p>-0.0819397</text:p>
          </table:table-cell>
          <table:table-cell office:value-type="float" office:value="-0.1131592" calcext:value-type="float">
            <text:p>-0.1131592</text:p>
          </table:table-cell>
          <table:table-cell office:value-type="float" office:value="0.4464111" calcext:value-type="float">
            <text:p>0.4464111</text:p>
          </table:table-cell>
          <table:table-cell office:value-type="float" office:value="0.4116516" calcext:value-type="float">
            <text:p>0.4116516</text:p>
          </table:table-cell>
          <table:table-cell office:value-type="float" office:value="1.03717" calcext:value-type="float">
            <text:p>1.03717</text:p>
          </table:table-cell>
          <table:table-cell office:value-type="float" office:value="0.9745483" calcext:value-type="float">
            <text:p>0.9745483</text:p>
          </table:table-cell>
          <table:table-cell office:value-type="float" office:value="1.504089" calcext:value-type="float">
            <text:p>1.504089</text:p>
          </table:table-cell>
          <table:table-cell office:value-type="float" office:value="1.418671" calcext:value-type="float">
            <text:p>1.418671</text:p>
          </table:table-cell>
          <table:table-cell office:value-type="float" office:value="2.087708" calcext:value-type="float">
            <text:p>2.087708</text:p>
          </table:table-cell>
          <table:table-cell office:value-type="float" office:value="1.973663" calcext:value-type="float">
            <text:p>1.973663</text:p>
          </table:table-cell>
          <table:table-cell office:value-type="float" office:value="2.743286" calcext:value-type="float">
            <text:p>2.743286</text:p>
          </table:table-cell>
          <table:table-cell office:value-type="float" office:value="2.599945" calcext:value-type="float">
            <text:p>2.599945</text:p>
          </table:table-cell>
          <table:table-cell office:value-type="float" office:value="3.786743" calcext:value-type="float">
            <text:p>3.786743</text:p>
          </table:table-cell>
          <table:table-cell office:value-type="float" office:value="3.603882" calcext:value-type="float">
            <text:p>3.603882</text:p>
          </table:table-cell>
          <table:table-cell office:value-type="float" office:value="5.355774" calcext:value-type="float">
            <text:p>5.355774</text:p>
          </table:table-cell>
          <table:table-cell office:value-type="float" office:value="5.187317" calcext:value-type="float">
            <text:p>5.187317</text:p>
          </table:table-cell>
          <table:table-cell office:value-type="float" office:value="6.924835" calcext:value-type="float">
            <text:p>6.924835</text:p>
          </table:table-cell>
          <table:table-cell office:value-type="float" office:value="6.789337" calcext:value-type="float">
            <text:p>6.789337</text:p>
          </table:table-cell>
          <table:table-cell office:value-type="float" office:value="7.976074" calcext:value-type="float">
            <text:p>7.976074</text:p>
          </table:table-cell>
          <table:table-cell office:value-type="float" office:value="7.864899" calcext:value-type="float">
            <text:p>7.864899</text:p>
          </table:table-cell>
          <table:table-cell office:value-type="float" office:value="8.772186" calcext:value-type="float">
            <text:p>8.772186</text:p>
          </table:table-cell>
          <table:table-cell office:value-type="float" office:value="8.682159" calcext:value-type="float">
            <text:p>8.682159</text:p>
          </table:table-cell>
          <table:table-cell office:value-type="float" office:value="9.342224" calcext:value-type="float">
            <text:p>9.342224</text:p>
          </table:table-cell>
          <table:table-cell office:value-type="float" office:value="9.272125" calcext:value-type="float">
            <text:p>9.272125</text:p>
          </table:table-cell>
          <table:table-cell office:value-type="float" office:value="9.618896" calcext:value-type="float">
            <text:p>9.618896</text:p>
          </table:table-cell>
          <table:table-cell office:value-type="float" office:value="9.560791" calcext:value-type="float">
            <text:p>9.560791</text:p>
          </table:table-cell>
          <table:table-cell office:value-type="float" office:value="-0.8623962" calcext:value-type="float">
            <text:p>-0.8623962</text:p>
          </table:table-cell>
          <table:table-cell office:value-type="float" office:value="-1.666046" calcext:value-type="float">
            <text:p>-1.6660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10.56867" calcext:value-type="float">
            <text:p>10.56867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15.01673" calcext:value-type="float">
            <text:p>-15.01673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1721431" calcext:value-type="float">
            <text:p>0.1721431</text:p>
          </table:table-cell>
          <table:table-cell office:value-type="float" office:value="315.7996" calcext:value-type="float">
            <text:p>315.7996</text:p>
          </table:table-cell>
          <table:table-cell office:value-type="float" office:value="0.254" calcext:value-type="float">
            <text:p>0.254</text:p>
          </table:table-cell>
          <table:table-cell office:value-type="float" office:value="-0.2671204" calcext:value-type="float">
            <text:p>-0.2671204</text:p>
          </table:table-cell>
          <table:table-cell office:value-type="float" office:value="-0.7394409" calcext:value-type="float">
            <text:p>-0.7394409</text:p>
          </table:table-cell>
          <table:table-cell office:value-type="float" office:value="0.09832764" calcext:value-type="float">
            <text:p>0.09832764</text:p>
          </table:table-cell>
          <table:table-cell office:value-type="float" office:value="-0.1306763" calcext:value-type="float">
            <text:p>-0.1306763</text:p>
          </table:table-cell>
          <table:table-cell office:value-type="float" office:value="0.5123291" calcext:value-type="float">
            <text:p>0.5123291</text:p>
          </table:table-cell>
          <table:table-cell office:value-type="float" office:value="0.3796082" calcext:value-type="float">
            <text:p>0.3796082</text:p>
          </table:table-cell>
          <table:table-cell office:value-type="float" office:value="0.9962463" calcext:value-type="float">
            <text:p>0.9962463</text:p>
          </table:table-cell>
          <table:table-cell office:value-type="float" office:value="0.9346008" calcext:value-type="float">
            <text:p>0.9346008</text:p>
          </table:table-cell>
          <table:table-cell office:value-type="float" office:value="1.417725" calcext:value-type="float">
            <text:p>1.417725</text:p>
          </table:table-cell>
          <table:table-cell office:value-type="float" office:value="1.363403" calcext:value-type="float">
            <text:p>1.363403</text:p>
          </table:table-cell>
          <table:table-cell office:value-type="float" office:value="1.972626" calcext:value-type="float">
            <text:p>1.972626</text:p>
          </table:table-cell>
          <table:table-cell office:value-type="float" office:value="1.8909" calcext:value-type="float">
            <text:p>1.8909</text:p>
          </table:table-cell>
          <table:table-cell office:value-type="float" office:value="2.598633" calcext:value-type="float">
            <text:p>2.598633</text:p>
          </table:table-cell>
          <table:table-cell office:value-type="float" office:value="2.488068" calcext:value-type="float">
            <text:p>2.488068</text:p>
          </table:table-cell>
          <table:table-cell office:value-type="float" office:value="3.602203" calcext:value-type="float">
            <text:p>3.602203</text:p>
          </table:table-cell>
          <table:table-cell office:value-type="float" office:value="3.457031" calcext:value-type="float">
            <text:p>3.457031</text:p>
          </table:table-cell>
          <table:table-cell office:value-type="float" office:value="5.185577" calcext:value-type="float">
            <text:p>5.185577</text:p>
          </table:table-cell>
          <table:table-cell office:value-type="float" office:value="5.028351" calcext:value-type="float">
            <text:p>5.028351</text:p>
          </table:table-cell>
          <table:table-cell office:value-type="float" office:value="6.787964" calcext:value-type="float">
            <text:p>6.787964</text:p>
          </table:table-cell>
          <table:table-cell office:value-type="float" office:value="6.652069" calcext:value-type="float">
            <text:p>6.652069</text:p>
          </table:table-cell>
          <table:table-cell office:value-type="float" office:value="7.863739" calcext:value-type="float">
            <text:p>7.863739</text:p>
          </table:table-cell>
          <table:table-cell office:value-type="float" office:value="7.751251" calcext:value-type="float">
            <text:p>7.751251</text:p>
          </table:table-cell>
          <table:table-cell office:value-type="float" office:value="8.681183" calcext:value-type="float">
            <text:p>8.681183</text:p>
          </table:table-cell>
          <table:table-cell office:value-type="float" office:value="8.590515" calcext:value-type="float">
            <text:p>8.590515</text:p>
          </table:table-cell>
          <table:table-cell office:value-type="float" office:value="9.271393" calcext:value-type="float">
            <text:p>9.271393</text:p>
          </table:table-cell>
          <table:table-cell office:value-type="float" office:value="9.19928" calcext:value-type="float">
            <text:p>9.19928</text:p>
          </table:table-cell>
          <table:table-cell office:value-type="float" office:value="9.56012" calcext:value-type="float">
            <text:p>9.56012</text:p>
          </table:table-cell>
          <table:table-cell office:value-type="float" office:value="9.499847" calcext:value-type="float">
            <text:p>9.499847</text:p>
          </table:table-cell>
          <table:table-cell office:value-type="float" office:value="-0.5266113" calcext:value-type="float">
            <text:p>-0.5266113</text:p>
          </table:table-cell>
          <table:table-cell office:value-type="float" office:value="-1.98291" calcext:value-type="float">
            <text:p>-1.982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10.57361" calcext:value-type="float">
            <text:p>10.57361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12.52924" calcext:value-type="float">
            <text:p>-12.52924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2098749" calcext:value-type="float">
            <text:p>0.2098749</text:p>
          </table:table-cell>
          <table:table-cell office:value-type="float" office:value="315.3141" calcext:value-type="float">
            <text:p>315.3141</text:p>
          </table:table-cell>
          <table:table-cell office:value-type="float" office:value="3.429" calcext:value-type="float">
            <text:p>3.429</text:p>
          </table:table-cell>
          <table:table-cell office:value-type="float" office:value="0.08966064" calcext:value-type="float">
            <text:p>0.08966064</text:p>
          </table:table-cell>
          <table:table-cell office:value-type="float" office:value="-0.5975342" calcext:value-type="float">
            <text:p>-0.5975342</text:p>
          </table:table-cell>
          <table:table-cell office:value-type="float" office:value="0.4040222" calcext:value-type="float">
            <text:p>0.4040222</text:p>
          </table:table-cell>
          <table:table-cell office:value-type="float" office:value="-0.02355957" calcext:value-type="float">
            <text:p>-0.02355957</text:p>
          </table:table-cell>
          <table:table-cell office:value-type="float" office:value="0.7440796" calcext:value-type="float">
            <text:p>0.7440796</text:p>
          </table:table-cell>
          <table:table-cell office:value-type="float" office:value="0.4535828" calcext:value-type="float">
            <text:p>0.4535828</text:p>
          </table:table-cell>
          <table:table-cell office:value-type="float" office:value="1.142517" calcext:value-type="float">
            <text:p>1.142517</text:p>
          </table:table-cell>
          <table:table-cell office:value-type="float" office:value="0.9695129" calcext:value-type="float">
            <text:p>0.9695129</text:p>
          </table:table-cell>
          <table:table-cell office:value-type="float" office:value="1.480988" calcext:value-type="float">
            <text:p>1.480988</text:p>
          </table:table-cell>
          <table:table-cell office:value-type="float" office:value="1.375824" calcext:value-type="float">
            <text:p>1.375824</text:p>
          </table:table-cell>
          <table:table-cell office:value-type="float" office:value="1.919159" calcext:value-type="float">
            <text:p>1.919159</text:p>
          </table:table-cell>
          <table:table-cell office:value-type="float" office:value="1.880096" calcext:value-type="float">
            <text:p>1.880096</text:p>
          </table:table-cell>
          <table:table-cell office:value-type="float" office:value="2.48764" calcext:value-type="float">
            <text:p>2.48764</text:p>
          </table:table-cell>
          <table:table-cell office:value-type="float" office:value="2.449738" calcext:value-type="float">
            <text:p>2.449738</text:p>
          </table:table-cell>
          <table:table-cell office:value-type="float" office:value="3.455719" calcext:value-type="float">
            <text:p>3.455719</text:p>
          </table:table-cell>
          <table:table-cell office:value-type="float" office:value="3.355316" calcext:value-type="float">
            <text:p>3.355316</text:p>
          </table:table-cell>
          <table:table-cell office:value-type="float" office:value="5.026764" calcext:value-type="float">
            <text:p>5.026764</text:p>
          </table:table-cell>
          <table:table-cell office:value-type="float" office:value="4.886932" calcext:value-type="float">
            <text:p>4.886932</text:p>
          </table:table-cell>
          <table:table-cell office:value-type="float" office:value="6.650635" calcext:value-type="float">
            <text:p>6.650635</text:p>
          </table:table-cell>
          <table:table-cell office:value-type="float" office:value="6.517395" calcext:value-type="float">
            <text:p>6.517395</text:p>
          </table:table-cell>
          <table:table-cell office:value-type="float" office:value="7.750092" calcext:value-type="float">
            <text:p>7.750092</text:p>
          </table:table-cell>
          <table:table-cell office:value-type="float" office:value="7.637543" calcext:value-type="float">
            <text:p>7.637543</text:p>
          </table:table-cell>
          <table:table-cell office:value-type="float" office:value="8.5896" calcext:value-type="float">
            <text:p>8.5896</text:p>
          </table:table-cell>
          <table:table-cell office:value-type="float" office:value="8.498016" calcext:value-type="float">
            <text:p>8.498016</text:p>
          </table:table-cell>
          <table:table-cell office:value-type="float" office:value="9.198486" calcext:value-type="float">
            <text:p>9.198486</text:p>
          </table:table-cell>
          <table:table-cell office:value-type="float" office:value="9.125153" calcext:value-type="float">
            <text:p>9.125153</text:p>
          </table:table-cell>
          <table:table-cell office:value-type="float" office:value="9.499207" calcext:value-type="float">
            <text:p>9.499207</text:p>
          </table:table-cell>
          <table:table-cell office:value-type="float" office:value="9.437408" calcext:value-type="float">
            <text:p>9.437408</text:p>
          </table:table-cell>
          <table:table-cell office:value-type="float" office:value="-0.3850098" calcext:value-type="float">
            <text:p>-0.3850098</text:p>
          </table:table-cell>
          <table:table-cell office:value-type="float" office:value="-1.711029" calcext:value-type="float">
            <text:p>-1.7110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3.348194" calcext:value-type="float">
            <text:p>3.348194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3.833143" calcext:value-type="float">
            <text:p>-3.833143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77224" calcext:value-type="float">
            <text:p>0.4077224</text:p>
          </table:table-cell>
          <table:table-cell office:value-type="float" office:value="317.0462" calcext:value-type="float">
            <text:p>317.0462</text:p>
          </table:table-cell>
          <table:table-cell office:value-type="float" office:value="8.128" calcext:value-type="float">
            <text:p>8.128</text:p>
          </table:table-cell>
          <table:table-cell office:value-type="float" office:value="0.6034851" calcext:value-type="float">
            <text:p>0.6034851</text:p>
          </table:table-cell>
          <table:table-cell office:value-type="float" office:value="-0.07043457" calcext:value-type="float">
            <text:p>-0.07043457</text:p>
          </table:table-cell>
          <table:table-cell office:value-type="float" office:value="0.9070435" calcext:value-type="float">
            <text:p>0.9070435</text:p>
          </table:table-cell>
          <table:table-cell office:value-type="float" office:value="0.391571" calcext:value-type="float">
            <text:p>0.391571</text:p>
          </table:table-cell>
          <table:table-cell office:value-type="float" office:value="1.178741" calcext:value-type="float">
            <text:p>1.178741</text:p>
          </table:table-cell>
          <table:table-cell office:value-type="float" office:value="0.7461548" calcext:value-type="float">
            <text:p>0.7461548</text:p>
          </table:table-cell>
          <table:table-cell office:value-type="float" office:value="1.495941" calcext:value-type="float">
            <text:p>1.495941</text:p>
          </table:table-cell>
          <table:table-cell office:value-type="float" office:value="1.146271" calcext:value-type="float">
            <text:p>1.146271</text:p>
          </table:table-cell>
          <table:table-cell office:value-type="float" office:value="1.765076" calcext:value-type="float">
            <text:p>1.765076</text:p>
          </table:table-cell>
          <table:table-cell office:value-type="float" office:value="1.484009" calcext:value-type="float">
            <text:p>1.484009</text:p>
          </table:table-cell>
          <table:table-cell office:value-type="float" office:value="2.114838" calcext:value-type="float">
            <text:p>2.114838</text:p>
          </table:table-cell>
          <table:table-cell office:value-type="float" office:value="1.920837" calcext:value-type="float">
            <text:p>1.920837</text:p>
          </table:table-cell>
          <table:table-cell office:value-type="float" office:value="2.562592" calcext:value-type="float">
            <text:p>2.562592</text:p>
          </table:table-cell>
          <table:table-cell office:value-type="float" office:value="2.457916" calcext:value-type="float">
            <text:p>2.457916</text:p>
          </table:table-cell>
          <table:table-cell office:value-type="float" office:value="3.354553" calcext:value-type="float">
            <text:p>3.354553</text:p>
          </table:table-cell>
          <table:table-cell office:value-type="float" office:value="3.328735" calcext:value-type="float">
            <text:p>3.328735</text:p>
          </table:table-cell>
          <table:table-cell office:value-type="float" office:value="4.885559" calcext:value-type="float">
            <text:p>4.885559</text:p>
          </table:table-cell>
          <table:table-cell office:value-type="float" office:value="4.773529" calcext:value-type="float">
            <text:p>4.773529</text:p>
          </table:table-cell>
          <table:table-cell office:value-type="float" office:value="6.516052" calcext:value-type="float">
            <text:p>6.516052</text:p>
          </table:table-cell>
          <table:table-cell office:value-type="float" office:value="6.389069" calcext:value-type="float">
            <text:p>6.389069</text:p>
          </table:table-cell>
          <table:table-cell office:value-type="float" office:value="7.636353" calcext:value-type="float">
            <text:p>7.636353</text:p>
          </table:table-cell>
          <table:table-cell office:value-type="float" office:value="7.524902" calcext:value-type="float">
            <text:p>7.524902</text:p>
          </table:table-cell>
          <table:table-cell office:value-type="float" office:value="8.49707" calcext:value-type="float">
            <text:p>8.49707</text:p>
          </table:table-cell>
          <table:table-cell office:value-type="float" office:value="8.404694" calcext:value-type="float">
            <text:p>8.404694</text:p>
          </table:table-cell>
          <table:table-cell office:value-type="float" office:value="9.124359" calcext:value-type="float">
            <text:p>9.124359</text:p>
          </table:table-cell>
          <table:table-cell office:value-type="float" office:value="9.049408" calcext:value-type="float">
            <text:p>9.049408</text:p>
          </table:table-cell>
          <table:table-cell office:value-type="float" office:value="9.436768" calcext:value-type="float">
            <text:p>9.436768</text:p>
          </table:table-cell>
          <table:table-cell office:value-type="float" office:value="9.373016" calcext:value-type="float">
            <text:p>9.373016</text:p>
          </table:table-cell>
          <table:table-cell office:value-type="float" office:value="0.02709961" calcext:value-type="float">
            <text:p>0.02709961</text:p>
          </table:table-cell>
          <table:table-cell office:value-type="float" office:value="-0.890625" calcext:value-type="float">
            <text:p>-0.8906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3.12278" calcext:value-type="float">
            <text:p>3.12278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3.868629" calcext:value-type="float">
            <text:p>-3.868629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66543" calcext:value-type="float">
            <text:p>0.4066543</text:p>
          </table:table-cell>
          <table:table-cell office:value-type="float" office:value="319.5124" calcext:value-type="float">
            <text:p>319.5124</text:p>
          </table:table-cell>
          <table:table-cell office:value-type="float" office:value="0.381" calcext:value-type="float">
            <text:p>0.381</text:p>
          </table:table-cell>
          <table:table-cell office:value-type="float" office:value="0.8451233" calcext:value-type="float">
            <text:p>0.8451233</text:p>
          </table:table-cell>
          <table:table-cell office:value-type="float" office:value="0.5989075" calcext:value-type="float">
            <text:p>0.5989075</text:p>
          </table:table-cell>
          <table:table-cell office:value-type="float" office:value="1.140686" calcext:value-type="float">
            <text:p>1.140686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1.409241" calcext:value-type="float">
            <text:p>1.409241</text:p>
          </table:table-cell>
          <table:table-cell office:value-type="float" office:value="1.18161" calcext:value-type="float">
            <text:p>1.18161</text:p>
          </table:table-cell>
          <table:table-cell office:value-type="float" office:value="1.713104" calcext:value-type="float">
            <text:p>1.713104</text:p>
          </table:table-cell>
          <table:table-cell office:value-type="float" office:value="1.499054" calcext:value-type="float">
            <text:p>1.499054</text:p>
          </table:table-cell>
          <table:table-cell office:value-type="float" office:value="1.963898" calcext:value-type="float">
            <text:p>1.963898</text:p>
          </table:table-cell>
          <table:table-cell office:value-type="float" office:value="1.767914" calcext:value-type="float">
            <text:p>1.767914</text:p>
          </table:table-cell>
          <table:table-cell office:value-type="float" office:value="2.285858" calcext:value-type="float">
            <text:p>2.285858</text:p>
          </table:table-cell>
          <table:table-cell office:value-type="float" office:value="2.117249" calcext:value-type="float">
            <text:p>2.117249</text:p>
          </table:table-cell>
          <table:table-cell office:value-type="float" office:value="2.68689" calcext:value-type="float">
            <text:p>2.68689</text:p>
          </table:table-cell>
          <table:table-cell office:value-type="float" office:value="2.564209" calcext:value-type="float">
            <text:p>2.564209</text:p>
          </table:table-cell>
          <table:table-cell office:value-type="float" office:value="3.370789" calcext:value-type="float">
            <text:p>3.370789</text:p>
          </table:table-cell>
          <table:table-cell office:value-type="float" office:value="3.331543" calcext:value-type="float">
            <text:p>3.331543</text:p>
          </table:table-cell>
          <table:table-cell office:value-type="float" office:value="4.772552" calcext:value-type="float">
            <text:p>4.772552</text:p>
          </table:table-cell>
          <table:table-cell office:value-type="float" office:value="4.699951" calcext:value-type="float">
            <text:p>4.699951</text:p>
          </table:table-cell>
          <table:table-cell office:value-type="float" office:value="6.387756" calcext:value-type="float">
            <text:p>6.387756</text:p>
          </table:table-cell>
          <table:table-cell office:value-type="float" office:value="6.273346" calcext:value-type="float">
            <text:p>6.273346</text:p>
          </table:table-cell>
          <table:table-cell office:value-type="float" office:value="7.523773" calcext:value-type="float">
            <text:p>7.523773</text:p>
          </table:table-cell>
          <table:table-cell office:value-type="float" office:value="7.415497" calcext:value-type="float">
            <text:p>7.415497</text:p>
          </table:table-cell>
          <table:table-cell office:value-type="float" office:value="8.403748" calcext:value-type="float">
            <text:p>8.403748</text:p>
          </table:table-cell>
          <table:table-cell office:value-type="float" office:value="8.311096" calcext:value-type="float">
            <text:p>8.311096</text:p>
          </table:table-cell>
          <table:table-cell office:value-type="float" office:value="9.048645" calcext:value-type="float">
            <text:p>9.048645</text:p>
          </table:table-cell>
          <table:table-cell office:value-type="float" office:value="8.972198" calcext:value-type="float">
            <text:p>8.972198</text:p>
          </table:table-cell>
          <table:table-cell office:value-type="float" office:value="9.372345" calcext:value-type="float">
            <text:p>9.372345</text:p>
          </table:table-cell>
          <table:table-cell office:value-type="float" office:value="9.307037" calcext:value-type="float">
            <text:p>9.307037</text:p>
          </table:table-cell>
          <table:table-cell office:value-type="float" office:value="0.227417" calcext:value-type="float">
            <text:p>0.227417</text:p>
          </table:table-cell>
          <table:table-cell office:value-type="float" office:value="0.02822876" calcext:value-type="float">
            <text:p>0.028228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6.721342" calcext:value-type="float">
            <text:p>6.721342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7.829183" calcext:value-type="float">
            <text:p>-7.829183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935334" calcext:value-type="float">
            <text:p>0.2935334</text:p>
          </table:table-cell>
          <table:table-cell office:value-type="float" office:value="320.5906" calcext:value-type="float">
            <text:p>320.5906</text:p>
          </table:table-cell>
          <table:table-cell office:value-type="float" office:value="0" calcext:value-type="float">
            <text:p>0</text:p>
          </table:table-cell>
          <table:table-cell office:value-type="float" office:value="1.12442" calcext:value-type="float">
            <text:p>1.12442</text:p>
          </table:table-cell>
          <table:table-cell office:value-type="float" office:value="0.8461609" calcext:value-type="float">
            <text:p>0.8461609</text:p>
          </table:table-cell>
          <table:table-cell office:value-type="float" office:value="1.375977" calcext:value-type="float">
            <text:p>1.375977</text:p>
          </table:table-cell>
          <table:table-cell office:value-type="float" office:value="1.141663" calcext:value-type="float">
            <text:p>1.141663</text:p>
          </table:table-cell>
          <table:table-cell office:value-type="float" office:value="1.615479" calcext:value-type="float">
            <text:p>1.615479</text:p>
          </table:table-cell>
          <table:table-cell office:value-type="float" office:value="1.410583" calcext:value-type="float">
            <text:p>1.410583</text:p>
          </table:table-cell>
          <table:table-cell office:value-type="float" office:value="1.891907" calcext:value-type="float">
            <text:p>1.891907</text:p>
          </table:table-cell>
          <table:table-cell office:value-type="float" office:value="1.714783" calcext:value-type="float">
            <text:p>1.714783</text:p>
          </table:table-cell>
          <table:table-cell office:value-type="float" office:value="2.122253" calcext:value-type="float">
            <text:p>2.122253</text:p>
          </table:table-cell>
          <table:table-cell office:value-type="float" office:value="1.965576" calcext:value-type="float">
            <text:p>1.965576</text:p>
          </table:table-cell>
          <table:table-cell office:value-type="float" office:value="2.418793" calcext:value-type="float">
            <text:p>2.418793</text:p>
          </table:table-cell>
          <table:table-cell office:value-type="float" office:value="2.287445" calcext:value-type="float">
            <text:p>2.287445</text:p>
          </table:table-cell>
          <table:table-cell office:value-type="float" office:value="2.788879" calcext:value-type="float">
            <text:p>2.78887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3.419952" calcext:value-type="float">
            <text:p>3.419952</text:p>
          </table:table-cell>
          <table:table-cell office:value-type="float" office:value="3.371307" calcext:value-type="float">
            <text:p>3.371307</text:p>
          </table:table-cell>
          <table:table-cell office:value-type="float" office:value="4.699371" calcext:value-type="float">
            <text:p>4.699371</text:p>
          </table:table-cell>
          <table:table-cell office:value-type="float" office:value="4.656708" calcext:value-type="float">
            <text:p>4.656708</text:p>
          </table:table-cell>
          <table:table-cell office:value-type="float" office:value="6.272186" calcext:value-type="float">
            <text:p>6.272186</text:p>
          </table:table-cell>
          <table:table-cell office:value-type="float" office:value="6.172852" calcext:value-type="float">
            <text:p>6.172852</text:p>
          </table:table-cell>
          <table:table-cell office:value-type="float" office:value="7.414398" calcext:value-type="float">
            <text:p>7.414398</text:p>
          </table:table-cell>
          <table:table-cell office:value-type="float" office:value="7.311249" calcext:value-type="float">
            <text:p>7.311249</text:p>
          </table:table-cell>
          <table:table-cell office:value-type="float" office:value="8.31012" calcext:value-type="float">
            <text:p>8.31012</text:p>
          </table:table-cell>
          <table:table-cell office:value-type="float" office:value="8.218079" calcext:value-type="float">
            <text:p>8.218079</text:p>
          </table:table-cell>
          <table:table-cell office:value-type="float" office:value="8.971405" calcext:value-type="float">
            <text:p>8.971405</text:p>
          </table:table-cell>
          <table:table-cell office:value-type="float" office:value="8.894012" calcext:value-type="float">
            <text:p>8.894012</text:p>
          </table:table-cell>
          <table:table-cell office:value-type="float" office:value="9.306335" calcext:value-type="float">
            <text:p>9.306335</text:p>
          </table:table-cell>
          <table:table-cell office:value-type="float" office:value="9.239166" calcext:value-type="float">
            <text:p>9.239166</text:p>
          </table:table-cell>
          <table:table-cell office:value-type="float" office:value="0.4032898" calcext:value-type="float">
            <text:p>0.4032898</text:p>
          </table:table-cell>
          <table:table-cell office:value-type="float" office:value="0.1196899" calcext:value-type="float">
            <text:p>0.11968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11.11586" calcext:value-type="float">
            <text:p>11.11586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6.79636" calcext:value-type="float">
            <text:p>-16.79636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1457599" calcext:value-type="float">
            <text:p>0.1457599</text:p>
          </table:table-cell>
          <table:table-cell office:value-type="float" office:value="327.6288" calcext:value-type="float">
            <text:p>327.6288</text:p>
          </table:table-cell>
          <table:table-cell office:value-type="float" office:value="0" calcext:value-type="float">
            <text:p>0</text:p>
          </table:table-cell>
          <table:table-cell office:value-type="float" office:value="1.131683" calcext:value-type="float">
            <text:p>1.131683</text:p>
          </table:table-cell>
          <table:table-cell office:value-type="float" office:value="0.8014221" calcext:value-type="float">
            <text:p>0.8014221</text:p>
          </table:table-cell>
          <table:table-cell office:value-type="float" office:value="1.386292" calcext:value-type="float">
            <text:p>1.386292</text:p>
          </table:table-cell>
          <table:table-cell office:value-type="float" office:value="1.194519" calcext:value-type="float">
            <text:p>1.194519</text:p>
          </table:table-cell>
          <table:table-cell office:value-type="float" office:value="1.631531" calcext:value-type="float">
            <text:p>1.631531</text:p>
          </table:table-cell>
          <table:table-cell office:value-type="float" office:value="1.517731" calcext:value-type="float">
            <text:p>1.517731</text:p>
          </table:table-cell>
          <table:table-cell office:value-type="float" office:value="1.915192" calcext:value-type="float">
            <text:p>1.915192</text:p>
          </table:table-cell>
          <table:table-cell office:value-type="float" office:value="1.854858" calcext:value-type="float">
            <text:p>1.854858</text:p>
          </table:table-cell>
          <table:table-cell office:value-type="float" office:value="2.150085" calcext:value-type="float">
            <text:p>2.150085</text:p>
          </table:table-cell>
          <table:table-cell office:value-type="float" office:value="2.118958" calcext:value-type="float">
            <text:p>2.118958</text:p>
          </table:table-cell>
          <table:table-cell office:value-type="float" office:value="2.456543" calcext:value-type="float">
            <text:p>2.456543</text:p>
          </table:table-cell>
          <table:table-cell office:value-type="float" office:value="2.420288" calcext:value-type="float">
            <text:p>2.420288</text:p>
          </table:table-cell>
          <table:table-cell office:value-type="float" office:value="2.833618" calcext:value-type="float">
            <text:p>2.833618</text:p>
          </table:table-cell>
          <table:table-cell office:value-type="float" office:value="2.790039" calcext:value-type="float">
            <text:p>2.790039</text:p>
          </table:table-cell>
          <table:table-cell office:value-type="float" office:value="3.458649" calcext:value-type="float">
            <text:p>3.458649</text:p>
          </table:table-cell>
          <table:table-cell office:value-type="float" office:value="3.420471" calcext:value-type="float">
            <text:p>3.420471</text:p>
          </table:table-cell>
          <table:table-cell office:value-type="float" office:value="4.656342" calcext:value-type="float">
            <text:p>4.656342</text:p>
          </table:table-cell>
          <table:table-cell office:value-type="float" office:value="4.630219" calcext:value-type="float">
            <text:p>4.630219</text:p>
          </table:table-cell>
          <table:table-cell office:value-type="float" office:value="6.171875" calcext:value-type="float">
            <text:p>6.171875</text:p>
          </table:table-cell>
          <table:table-cell office:value-type="float" office:value="6.087341" calcext:value-type="float">
            <text:p>6.087341</text:p>
          </table:table-cell>
          <table:table-cell office:value-type="float" office:value="7.310181" calcext:value-type="float">
            <text:p>7.310181</text:p>
          </table:table-cell>
          <table:table-cell office:value-type="float" office:value="7.214661" calcext:value-type="float">
            <text:p>7.214661</text:p>
          </table:table-cell>
          <table:table-cell office:value-type="float" office:value="8.217133" calcext:value-type="float">
            <text:p>8.217133</text:p>
          </table:table-cell>
          <table:table-cell office:value-type="float" office:value="8.126678" calcext:value-type="float">
            <text:p>8.126678</text:p>
          </table:table-cell>
          <table:table-cell office:value-type="float" office:value="8.893188" calcext:value-type="float">
            <text:p>8.893188</text:p>
          </table:table-cell>
          <table:table-cell office:value-type="float" office:value="8.814911" calcext:value-type="float">
            <text:p>8.814911</text:p>
          </table:table-cell>
          <table:table-cell office:value-type="float" office:value="9.238495" calcext:value-type="float">
            <text:p>9.238495</text:p>
          </table:table-cell>
          <table:table-cell office:value-type="float" office:value="9.169891" calcext:value-type="float">
            <text:p>9.169891</text:p>
          </table:table-cell>
          <table:table-cell office:value-type="float" office:value="0.4064636" calcext:value-type="float">
            <text:p>0.4064636</text:p>
          </table:table-cell>
          <table:table-cell office:value-type="float" office:value="-0.08721924" calcext:value-type="float">
            <text:p>-0.087219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12.43035" calcext:value-type="float">
            <text:p>12.43035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23.4881" calcext:value-type="float">
            <text:p>-23.4881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08509428" calcext:value-type="float">
            <text:p>0.08509428</text:p>
          </table:table-cell>
          <table:table-cell office:value-type="float" office:value="322.0728" calcext:value-type="float">
            <text:p>322.0728</text:p>
          </table:table-cell>
          <table:table-cell office:value-type="float" office:value="0" calcext:value-type="float">
            <text:p>0</text:p>
          </table:table-cell>
          <table:table-cell office:value-type="float" office:value="0.792572" calcext:value-type="float">
            <text:p>0.792572</text:p>
          </table:table-cell>
          <table:table-cell office:value-type="float" office:value="0.3920898" calcext:value-type="float">
            <text:p>0.3920898</text:p>
          </table:table-cell>
          <table:table-cell office:value-type="float" office:value="1.187195" calcext:value-type="float">
            <text:p>1.187195</text:p>
          </table:table-cell>
          <table:table-cell office:value-type="float" office:value="0.8620605" calcext:value-type="float">
            <text:p>0.8620605</text:p>
          </table:table-cell>
          <table:table-cell office:value-type="float" office:value="1.522095" calcext:value-type="float">
            <text:p>1.522095</text:p>
          </table:table-cell>
          <table:table-cell office:value-type="float" office:value="1.260559" calcext:value-type="float">
            <text:p>1.260559</text:p>
          </table:table-cell>
          <table:table-cell office:value-type="float" office:value="1.864716" calcext:value-type="float">
            <text:p>1.864716</text:p>
          </table:table-cell>
          <table:table-cell office:value-type="float" office:value="1.670349" calcext:value-type="float">
            <text:p>1.670349</text:p>
          </table:table-cell>
          <table:table-cell office:value-type="float" office:value="2.127838" calcext:value-type="float">
            <text:p>2.127838</text:p>
          </table:table-cell>
          <table:table-cell office:value-type="float" office:value="1.981842" calcext:value-type="float">
            <text:p>1.981842</text:p>
          </table:table-cell>
          <table:table-cell office:value-type="float" office:value="2.455048" calcext:value-type="float">
            <text:p>2.455048</text:p>
          </table:table-cell>
          <table:table-cell office:value-type="float" office:value="2.356689" calcext:value-type="float">
            <text:p>2.356689</text:p>
          </table:table-cell>
          <table:table-cell office:value-type="float" office:value="2.834473" calcext:value-type="float">
            <text:p>2.834473</text:p>
          </table:table-cell>
          <table:table-cell office:value-type="float" office:value="2.770111" calcext:value-type="float">
            <text:p>2.770111</text:p>
          </table:table-cell>
          <table:table-cell office:value-type="float" office:value="3.461853" calcext:value-type="float">
            <text:p>3.461853</text:p>
          </table:table-cell>
          <table:table-cell office:value-type="float" office:value="3.439545" calcext:value-type="float">
            <text:p>3.439545</text:p>
          </table:table-cell>
          <table:table-cell office:value-type="float" office:value="4.629974" calcext:value-type="float">
            <text:p>4.629974</text:p>
          </table:table-cell>
          <table:table-cell office:value-type="float" office:value="4.602295" calcext:value-type="float">
            <text:p>4.602295</text:p>
          </table:table-cell>
          <table:table-cell office:value-type="float" office:value="6.086548" calcext:value-type="float">
            <text:p>6.086548</text:p>
          </table:table-cell>
          <table:table-cell office:value-type="float" office:value="6.013519" calcext:value-type="float">
            <text:p>6.013519</text:p>
          </table:table-cell>
          <table:table-cell office:value-type="float" office:value="7.213684" calcext:value-type="float">
            <text:p>7.213684</text:p>
          </table:table-cell>
          <table:table-cell office:value-type="float" office:value="7.125549" calcext:value-type="float">
            <text:p>7.125549</text:p>
          </table:table-cell>
          <table:table-cell office:value-type="float" office:value="8.125732" calcext:value-type="float">
            <text:p>8.125732</text:p>
          </table:table-cell>
          <table:table-cell office:value-type="float" office:value="8.03772" calcext:value-type="float">
            <text:p>8.03772</text:p>
          </table:table-cell>
          <table:table-cell office:value-type="float" office:value="8.814087" calcext:value-type="float">
            <text:p>8.814087</text:p>
          </table:table-cell>
          <table:table-cell office:value-type="float" office:value="8.734436" calcext:value-type="float">
            <text:p>8.734436</text:p>
          </table:table-cell>
          <table:table-cell office:value-type="float" office:value="9.169159" calcext:value-type="float">
            <text:p>9.169159</text:p>
          </table:table-cell>
          <table:table-cell office:value-type="float" office:value="9.099426" calcext:value-type="float">
            <text:p>9.099426</text:p>
          </table:table-cell>
          <table:table-cell office:value-type="float" office:value="0.1163025" calcext:value-type="float">
            <text:p>0.1163025</text:p>
          </table:table-cell>
          <table:table-cell office:value-type="float" office:value="-0.5393372" calcext:value-type="float">
            <text:p>-0.53933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12.65014" calcext:value-type="float">
            <text:p>12.65014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21.45085" calcext:value-type="float">
            <text:p>-21.45085</text:p>
          </table:table-cell>
          <table:table-cell office:value-type="float" office:value="0.7820684" calcext:value-type="float">
            <text:p>0.7820684</text:p>
          </table:table-cell>
          <table:table-cell office:value-type="float" office:value="0.1012434" calcext:value-type="float">
            <text:p>0.1012434</text:p>
          </table:table-cell>
          <table:table-cell office:value-type="float" office:value="316.5528" calcext:value-type="float">
            <text:p>316.5528</text:p>
          </table:table-cell>
          <table:table-cell office:value-type="float" office:value="0" calcext:value-type="float">
            <text:p>0</text:p>
          </table:table-cell>
          <table:table-cell office:value-type="float" office:value="0.9620361" calcext:value-type="float">
            <text:p>0.9620361</text:p>
          </table:table-cell>
          <table:table-cell office:value-type="float" office:value="0.2715454" calcext:value-type="float">
            <text:p>0.2715454</text:p>
          </table:table-cell>
          <table:table-cell office:value-type="float" office:value="1.200378" calcext:value-type="float">
            <text:p>1.200378</text:p>
          </table:table-cell>
          <table:table-cell office:value-type="float" office:value="0.7431946" calcext:value-type="float">
            <text:p>0.7431946</text:p>
          </table:table-cell>
          <table:table-cell office:value-type="float" office:value="1.445709" calcext:value-type="float">
            <text:p>1.445709</text:p>
          </table:table-cell>
          <table:table-cell office:value-type="float" office:value="1.149139" calcext:value-type="float">
            <text:p>1.149139</text:p>
          </table:table-cell>
          <table:table-cell office:value-type="float" office:value="1.738953" calcext:value-type="float">
            <text:p>1.738953</text:p>
          </table:table-cell>
          <table:table-cell office:value-type="float" office:value="1.570618" calcext:value-type="float">
            <text:p>1.570618</text:p>
          </table:table-cell>
          <table:table-cell office:value-type="float" office:value="2.00885" calcext:value-type="float">
            <text:p>2.00885</text:p>
          </table:table-cell>
          <table:table-cell office:value-type="float" office:value="1.892883" calcext:value-type="float">
            <text:p>1.892883</text:p>
          </table:table-cell>
          <table:table-cell office:value-type="float" office:value="2.361267" calcext:value-type="float">
            <text:p>2.361267</text:p>
          </table:table-cell>
          <table:table-cell office:value-type="float" office:value="2.27594" calcext:value-type="float">
            <text:p>2.27594</text:p>
          </table:table-cell>
          <table:table-cell office:value-type="float" office:value="2.77005" calcext:value-type="float">
            <text:p>2.77005</text:p>
          </table:table-cell>
          <table:table-cell office:value-type="float" office:value="2.701874" calcext:value-type="float">
            <text:p>2.701874</text:p>
          </table:table-cell>
          <table:table-cell office:value-type="float" office:value="3.439148" calcext:value-type="float">
            <text:p>3.439148</text:p>
          </table:table-cell>
          <table:table-cell office:value-type="float" office:value="3.387207" calcext:value-type="float">
            <text:p>3.387207</text:p>
          </table:table-cell>
          <table:table-cell office:value-type="float" office:value="4.601898" calcext:value-type="float">
            <text:p>4.601898</text:p>
          </table:table-cell>
          <table:table-cell office:value-type="float" office:value="4.559784" calcext:value-type="float">
            <text:p>4.559784</text:p>
          </table:table-cell>
          <table:table-cell office:value-type="float" office:value="6.012787" calcext:value-type="float">
            <text:p>6.012787</text:p>
          </table:table-cell>
          <table:table-cell office:value-type="float" office:value="5.94577" calcext:value-type="float">
            <text:p>5.94577</text:p>
          </table:table-cell>
          <table:table-cell office:value-type="float" office:value="7.124664" calcext:value-type="float">
            <text:p>7.124664</text:p>
          </table:table-cell>
          <table:table-cell office:value-type="float" office:value="7.042755" calcext:value-type="float">
            <text:p>7.042755</text:p>
          </table:table-cell>
          <table:table-cell office:value-type="float" office:value="8.036743" calcext:value-type="float">
            <text:p>8.036743</text:p>
          </table:table-cell>
          <table:table-cell office:value-type="float" office:value="7.951538" calcext:value-type="float">
            <text:p>7.951538</text:p>
          </table:table-cell>
          <table:table-cell office:value-type="float" office:value="8.733582" calcext:value-type="float">
            <text:p>8.733582</text:p>
          </table:table-cell>
          <table:table-cell office:value-type="float" office:value="8.65567" calcext:value-type="float">
            <text:p>8.65567</text:p>
          </table:table-cell>
          <table:table-cell office:value-type="float" office:value="9.098724" calcext:value-type="float">
            <text:p>9.098724</text:p>
          </table:table-cell>
          <table:table-cell office:value-type="float" office:value="9.028168" calcext:value-type="float">
            <text:p>9.028168</text:p>
          </table:table-cell>
          <table:table-cell office:value-type="float" office:value="0.3477783" calcext:value-type="float">
            <text:p>0.3477783</text:p>
          </table:table-cell>
          <table:table-cell office:value-type="float" office:value="-0.6062927" calcext:value-type="float">
            <text:p>-0.60629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9.455064" calcext:value-type="float">
            <text:p>9.455064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5.429086" calcext:value-type="float">
            <text:p>-5.429086</text:p>
          </table:table-cell>
          <table:table-cell office:value-type="float" office:value="0.6664237" calcext:value-type="float">
            <text:p>0.6664237</text:p>
          </table:table-cell>
          <table:table-cell office:value-type="float" office:value="0.3621087" calcext:value-type="float">
            <text:p>0.3621087</text:p>
          </table:table-cell>
          <table:table-cell office:value-type="float" office:value="317.4926" calcext:value-type="float">
            <text:p>317.4926</text:p>
          </table:table-cell>
          <table:table-cell office:value-type="float" office:value="0" calcext:value-type="float">
            <text:p>0</text:p>
          </table:table-cell>
          <table:table-cell office:value-type="float" office:value="1.044006" calcext:value-type="float">
            <text:p>1.044006</text:p>
          </table:table-cell>
          <table:table-cell office:value-type="float" office:value="0.9648438" calcext:value-type="float">
            <text:p>0.9648438</text:p>
          </table:table-cell>
          <table:table-cell office:value-type="float" office:value="1.296387" calcext:value-type="float">
            <text:p>1.296387</text:p>
          </table:table-cell>
          <table:table-cell office:value-type="float" office:value="1.203583" calcext:value-type="float">
            <text:p>1.203583</text:p>
          </table:table-cell>
          <table:table-cell office:value-type="float" office:value="1.559143" calcext:value-type="float">
            <text:p>1.559143</text:p>
          </table:table-cell>
          <table:table-cell office:value-type="float" office:value="1.449036" calcext:value-type="float">
            <text:p>1.449036</text:p>
          </table:table-cell>
          <table:table-cell office:value-type="float" office:value="1.859528" calcext:value-type="float">
            <text:p>1.859528</text:p>
          </table:table-cell>
          <table:table-cell office:value-type="float" office:value="1.741913" calcext:value-type="float">
            <text:p>1.741913</text:p>
          </table:table-cell>
          <table:table-cell office:value-type="float" office:value="2.102814" calcext:value-type="float">
            <text:p>2.102814</text:p>
          </table:table-cell>
          <table:table-cell office:value-type="float" office:value="1.990692" calcext:value-type="float">
            <text:p>1.990692</text:p>
          </table:table-cell>
          <table:table-cell office:value-type="float" office:value="2.410858" calcext:value-type="float">
            <text:p>2.410858</text:p>
          </table:table-cell>
          <table:table-cell office:value-type="float" office:value="2.312988" calcext:value-type="float">
            <text:p>2.312988</text:p>
          </table:table-cell>
          <table:table-cell office:value-type="float" office:value="2.775879" calcext:value-type="float">
            <text:p>2.775879</text:p>
          </table:table-cell>
          <table:table-cell office:value-type="float" office:value="2.713318" calcext:value-type="float">
            <text:p>2.713318</text:p>
          </table:table-cell>
          <table:table-cell office:value-type="float" office:value="3.38678" calcext:value-type="float">
            <text:p>3.38678</text:p>
          </table:table-cell>
          <table:table-cell office:value-type="float" office:value="3.379333" calcext:value-type="float">
            <text:p>3.379333</text:p>
          </table:table-cell>
          <table:table-cell office:value-type="float" office:value="4.559265" calcext:value-type="float">
            <text:p>4.559265</text:p>
          </table:table-cell>
          <table:table-cell office:value-type="float" office:value="4.514862" calcext:value-type="float">
            <text:p>4.514862</text:p>
          </table:table-cell>
          <table:table-cell office:value-type="float" office:value="5.945099" calcext:value-type="float">
            <text:p>5.945099</text:p>
          </table:table-cell>
          <table:table-cell office:value-type="float" office:value="5.879944" calcext:value-type="float">
            <text:p>5.879944</text:p>
          </table:table-cell>
          <table:table-cell office:value-type="float" office:value="7.041901" calcext:value-type="float">
            <text:p>7.041901</text:p>
          </table:table-cell>
          <table:table-cell office:value-type="float" office:value="6.964325" calcext:value-type="float">
            <text:p>6.964325</text:p>
          </table:table-cell>
          <table:table-cell office:value-type="float" office:value="7.950684" calcext:value-type="float">
            <text:p>7.950684</text:p>
          </table:table-cell>
          <table:table-cell office:value-type="float" office:value="7.868469" calcext:value-type="float">
            <text:p>7.868469</text:p>
          </table:table-cell>
          <table:table-cell office:value-type="float" office:value="8.654846" calcext:value-type="float">
            <text:p>8.654846</text:p>
          </table:table-cell>
          <table:table-cell office:value-type="float" office:value="8.577148" calcext:value-type="float">
            <text:p>8.577148</text:p>
          </table:table-cell>
          <table:table-cell office:value-type="float" office:value="9.027435" calcext:value-type="float">
            <text:p>9.027435</text:p>
          </table:table-cell>
          <table:table-cell office:value-type="float" office:value="8.956329" calcext:value-type="float">
            <text:p>8.956329</text:p>
          </table:table-cell>
          <table:table-cell office:value-type="float" office:value="0.3821411" calcext:value-type="float">
            <text:p>0.3821411</text:p>
          </table:table-cell>
          <table:table-cell office:value-type="float" office:value="0.304657" calcext:value-type="float">
            <text:p>0.3046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8.19388" calcext:value-type="float">
            <text:p>8.19388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3.532577" calcext:value-type="float">
            <text:p>-3.532577</text:p>
          </table:table-cell>
          <table:table-cell office:value-type="float" office:value="0.8461978" calcext:value-type="float">
            <text:p>0.8461978</text:p>
          </table:table-cell>
          <table:table-cell office:value-type="float" office:value="0.4168694" calcext:value-type="float">
            <text:p>0.4168694</text:p>
          </table:table-cell>
          <table:table-cell office:value-type="float" office:value="317.0708" calcext:value-type="float">
            <text:p>317.0708</text:p>
          </table:table-cell>
          <table:table-cell office:value-type="float" office:value="0" calcext:value-type="float">
            <text:p>0</text:p>
          </table:table-cell>
          <table:table-cell office:value-type="float" office:value="1.147675" calcext:value-type="float">
            <text:p>1.147675</text:p>
          </table:table-cell>
          <table:table-cell office:value-type="float" office:value="0.7835999" calcext:value-type="float">
            <text:p>0.7835999</text:p>
          </table:table-cell>
          <table:table-cell office:value-type="float" office:value="1.343872" calcext:value-type="float">
            <text:p>1.343872</text:p>
          </table:table-cell>
          <table:table-cell office:value-type="float" office:value="1.108368" calcext:value-type="float">
            <text:p>1.108368</text:p>
          </table:table-cell>
          <table:table-cell office:value-type="float" office:value="1.59317" calcext:value-type="float">
            <text:p>1.59317</text:p>
          </table:table-cell>
          <table:table-cell office:value-type="float" office:value="1.467194" calcext:value-type="float">
            <text:p>1.467194</text:p>
          </table:table-cell>
          <table:table-cell office:value-type="float" office:value="1.890747" calcext:value-type="float">
            <text:p>1.890747</text:p>
          </table:table-cell>
          <table:table-cell office:value-type="float" office:value="1.820953" calcext:value-type="float">
            <text:p>1.820953</text:p>
          </table:table-cell>
          <table:table-cell office:value-type="float" office:value="2.131592" calcext:value-type="float">
            <text:p>2.131592</text:p>
          </table:table-cell>
          <table:table-cell office:value-type="float" office:value="2.088806" calcext:value-type="float">
            <text:p>2.088806</text:p>
          </table:table-cell>
          <table:table-cell office:value-type="float" office:value="2.436401" calcext:value-type="float">
            <text:p>2.436401</text:p>
          </table:table-cell>
          <table:table-cell office:value-type="float" office:value="2.411346" calcext:value-type="float">
            <text:p>2.411346</text:p>
          </table:table-cell>
          <table:table-cell office:value-type="float" office:value="2.795807" calcext:value-type="float">
            <text:p>2.795807</text:p>
          </table:table-cell>
          <table:table-cell office:value-type="float" office:value="2.776215" calcext:value-type="float">
            <text:p>2.776215</text:p>
          </table:table-cell>
          <table:table-cell office:value-type="float" office:value="3.390686" calcext:value-type="float">
            <text:p>3.390686</text:p>
          </table:table-cell>
          <table:table-cell office:value-type="float" office:value="3.383331" calcext:value-type="float">
            <text:p>3.383331</text:p>
          </table:table-cell>
          <table:table-cell office:value-type="float" office:value="4.514435" calcext:value-type="float">
            <text:p>4.514435</text:p>
          </table:table-cell>
          <table:table-cell office:value-type="float" office:value="4.481354" calcext:value-type="float">
            <text:p>4.481354</text:p>
          </table:table-cell>
          <table:table-cell office:value-type="float" office:value="5.879242" calcext:value-type="float">
            <text:p>5.879242</text:p>
          </table:table-cell>
          <table:table-cell office:value-type="float" office:value="5.817413" calcext:value-type="float">
            <text:p>5.817413</text:p>
          </table:table-cell>
          <table:table-cell office:value-type="float" office:value="6.963531" calcext:value-type="float">
            <text:p>6.963531</text:p>
          </table:table-cell>
          <table:table-cell office:value-type="float" office:value="6.889008" calcext:value-type="float">
            <text:p>6.889008</text:p>
          </table:table-cell>
          <table:table-cell office:value-type="float" office:value="7.867615" calcext:value-type="float">
            <text:p>7.867615</text:p>
          </table:table-cell>
          <table:table-cell office:value-type="float" office:value="7.787598" calcext:value-type="float">
            <text:p>7.787598</text:p>
          </table:table-cell>
          <table:table-cell office:value-type="float" office:value="8.576324" calcext:value-type="float">
            <text:p>8.576324</text:p>
          </table:table-cell>
          <table:table-cell office:value-type="float" office:value="8.499542" calcext:value-type="float">
            <text:p>8.499542</text:p>
          </table:table-cell>
          <table:table-cell office:value-type="float" office:value="8.955566" calcext:value-type="float">
            <text:p>8.955566</text:p>
          </table:table-cell>
          <table:table-cell office:value-type="float" office:value="8.884338" calcext:value-type="float">
            <text:p>8.884338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3593445" calcext:value-type="float">
            <text:p>0.35934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10.88341" calcext:value-type="float">
            <text:p>10.88341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4.057874" calcext:value-type="float">
            <text:p>-4.057874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4010014" calcext:value-type="float">
            <text:p>0.4010014</text:p>
          </table:table-cell>
          <table:table-cell office:value-type="float" office:value="312.4968" calcext:value-type="float">
            <text:p>312.4968</text:p>
          </table:table-cell>
          <table:table-cell office:value-type="float" office:value="0.127" calcext:value-type="float">
            <text:p>0.127</text:p>
          </table:table-cell>
          <table:table-cell office:value-type="float" office:value="1.631775" calcext:value-type="float">
            <text:p>1.631775</text:p>
          </table:table-cell>
          <table:table-cell office:value-type="float" office:value="0.2948303" calcext:value-type="float">
            <text:p>0.2948303</text:p>
          </table:table-cell>
          <table:table-cell office:value-type="float" office:value="1.622437" calcext:value-type="float">
            <text:p>1.622437</text:p>
          </table:table-cell>
          <table:table-cell office:value-type="float" office:value="0.9402466" calcext:value-type="float">
            <text:p>0.9402466</text:p>
          </table:table-cell>
          <table:table-cell office:value-type="float" office:value="1.753448" calcext:value-type="float">
            <text:p>1.753448</text:p>
          </table:table-cell>
          <table:table-cell office:value-type="float" office:value="1.424408" calcext:value-type="float">
            <text:p>1.424408</text:p>
          </table:table-cell>
          <table:table-cell office:value-type="float" office:value="1.976929" calcext:value-type="float">
            <text:p>1.976929</text:p>
          </table:table-cell>
          <table:table-cell office:value-type="float" office:value="1.826691" calcext:value-type="float">
            <text:p>1.826691</text:p>
          </table:table-cell>
          <table:table-cell office:value-type="float" office:value="2.18454" calcext:value-type="float">
            <text:p>2.18454</text:p>
          </table:table-cell>
          <table:table-cell office:value-type="float" office:value="2.093079" calcext:value-type="float">
            <text:p>2.093079</text:p>
          </table:table-cell>
          <table:table-cell office:value-type="float" office:value="2.46286" calcext:value-type="float">
            <text:p>2.46286</text:p>
          </table:table-cell>
          <table:table-cell office:value-type="float" office:value="2.418762" calcext:value-type="float">
            <text:p>2.418762</text:p>
          </table:table-cell>
          <table:table-cell office:value-type="float" office:value="2.809357" calcext:value-type="float">
            <text:p>2.809357</text:p>
          </table:table-cell>
          <table:table-cell office:value-type="float" office:value="2.786987" calcext:value-type="float">
            <text:p>2.786987</text:p>
          </table:table-cell>
          <table:table-cell office:value-type="float" office:value="3.38974" calcext:value-type="float">
            <text:p>3.38974</text:p>
          </table:table-cell>
          <table:table-cell office:value-type="float" office:value="3.38504" calcext:value-type="float">
            <text:p>3.38504</text:p>
          </table:table-cell>
          <table:table-cell office:value-type="float" office:value="4.481049" calcext:value-type="float">
            <text:p>4.481049</text:p>
          </table:table-cell>
          <table:table-cell office:value-type="float" office:value="4.451935" calcext:value-type="float">
            <text:p>4.451935</text:p>
          </table:table-cell>
          <table:table-cell office:value-type="float" office:value="5.816772" calcext:value-type="float">
            <text:p>5.816772</text:p>
          </table:table-cell>
          <table:table-cell office:value-type="float" office:value="5.759521" calcext:value-type="float">
            <text:p>5.759521</text:p>
          </table:table-cell>
          <table:table-cell office:value-type="float" office:value="6.888245" calcext:value-type="float">
            <text:p>6.888245</text:p>
          </table:table-cell>
          <table:table-cell office:value-type="float" office:value="6.817169" calcext:value-type="float">
            <text:p>6.817169</text:p>
          </table:table-cell>
          <table:table-cell office:value-type="float" office:value="7.786743" calcext:value-type="float">
            <text:p>7.786743</text:p>
          </table:table-cell>
          <table:table-cell office:value-type="float" office:value="7.709686" calcext:value-type="float">
            <text:p>7.709686</text:p>
          </table:table-cell>
          <table:table-cell office:value-type="float" office:value="8.498718" calcext:value-type="float">
            <text:p>8.498718</text:p>
          </table:table-cell>
          <table:table-cell office:value-type="float" office:value="8.42276" calcext:value-type="float">
            <text:p>8.42276</text:p>
          </table:table-cell>
          <table:table-cell office:value-type="float" office:value="8.883606" calcext:value-type="float">
            <text:p>8.883606</text:p>
          </table:table-cell>
          <table:table-cell office:value-type="float" office:value="8.812164" calcext:value-type="float">
            <text:p>8.812164</text:p>
          </table:table-cell>
          <table:table-cell office:value-type="float" office:value="1.956604" calcext:value-type="float">
            <text:p>1.956604</text:p>
          </table:table-cell>
          <table:table-cell office:value-type="float" office:value="-0.6036377" calcext:value-type="float">
            <text:p>-0.60363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8.14156" calcext:value-type="float">
            <text:p>8.14156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4.074553" calcext:value-type="float">
            <text:p>-4.074553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05062" calcext:value-type="float">
            <text:p>0.4005062</text:p>
          </table:table-cell>
          <table:table-cell office:value-type="float" office:value="309.1238" calcext:value-type="float">
            <text:p>309.1238</text:p>
          </table:table-cell>
          <table:table-cell office:value-type="float" office:value="2.6035" calcext:value-type="float">
            <text:p>2.6035</text:p>
          </table:table-cell>
          <table:table-cell office:value-type="float" office:value="1.117737" calcext:value-type="float">
            <text:p>1.117737</text:p>
          </table:table-cell>
          <table:table-cell office:value-type="float" office:value="-0.1109619" calcext:value-type="float">
            <text:p>-0.1109619</text:p>
          </table:table-cell>
          <table:table-cell office:value-type="float" office:value="1.186127" calcext:value-type="float">
            <text:p>1.186127</text:p>
          </table:table-cell>
          <table:table-cell office:value-type="float" office:value="0.4564514" calcext:value-type="float">
            <text:p>0.4564514</text:p>
          </table:table-cell>
          <table:table-cell office:value-type="float" office:value="1.404358" calcext:value-type="float">
            <text:p>1.404358</text:p>
          </table:table-cell>
          <table:table-cell office:value-type="float" office:value="0.9463196" calcext:value-type="float">
            <text:p>0.9463196</text:p>
          </table:table-cell>
          <table:table-cell office:value-type="float" office:value="1.826294" calcext:value-type="float">
            <text:p>1.826294</text:p>
          </table:table-cell>
          <table:table-cell office:value-type="float" office:value="1.436401" calcext:value-type="float">
            <text:p>1.436401</text:p>
          </table:table-cell>
          <table:table-cell office:value-type="float" office:value="2.112518" calcext:value-type="float">
            <text:p>2.112518</text:p>
          </table:table-cell>
          <table:table-cell office:value-type="float" office:value="1.800568" calcext:value-type="float">
            <text:p>1.800568</text:p>
          </table:table-cell>
          <table:table-cell office:value-type="float" office:value="2.450775" calcext:value-type="float">
            <text:p>2.450775</text:p>
          </table:table-cell>
          <table:table-cell office:value-type="float" office:value="2.224884" calcext:value-type="float">
            <text:p>2.224884</text:p>
          </table:table-cell>
          <table:table-cell office:value-type="float" office:value="2.80835" calcext:value-type="float">
            <text:p>2.80835</text:p>
          </table:table-cell>
          <table:table-cell office:value-type="float" office:value="2.654907" calcext:value-type="float">
            <text:p>2.654907</text:p>
          </table:table-cell>
          <table:table-cell office:value-type="float" office:value="3.386322" calcext:value-type="float">
            <text:p>3.386322</text:p>
          </table:table-cell>
          <table:table-cell office:value-type="float" office:value="3.317383" calcext:value-type="float">
            <text:p>3.317383</text:p>
          </table:table-cell>
          <table:table-cell office:value-type="float" office:value="4.45163" calcext:value-type="float">
            <text:p>4.45163</text:p>
          </table:table-cell>
          <table:table-cell office:value-type="float" office:value="4.415253" calcext:value-type="float">
            <text:p>4.415253</text:p>
          </table:table-cell>
          <table:table-cell office:value-type="float" office:value="5.758942" calcext:value-type="float">
            <text:p>5.758942</text:p>
          </table:table-cell>
          <table:table-cell office:value-type="float" office:value="5.704407" calcext:value-type="float">
            <text:p>5.704407</text:p>
          </table:table-cell>
          <table:table-cell office:value-type="float" office:value="6.816437" calcext:value-type="float">
            <text:p>6.816437</text:p>
          </table:table-cell>
          <table:table-cell office:value-type="float" office:value="6.748749" calcext:value-type="float">
            <text:p>6.748749</text:p>
          </table:table-cell>
          <table:table-cell office:value-type="float" office:value="7.708893" calcext:value-type="float">
            <text:p>7.708893</text:p>
          </table:table-cell>
          <table:table-cell office:value-type="float" office:value="7.633728" calcext:value-type="float">
            <text:p>7.633728</text:p>
          </table:table-cell>
          <table:table-cell office:value-type="float" office:value="8.421936" calcext:value-type="float">
            <text:p>8.421936</text:p>
          </table:table-cell>
          <table:table-cell office:value-type="float" office:value="8.34668" calcext:value-type="float">
            <text:p>8.34668</text:p>
          </table:table-cell>
          <table:table-cell office:value-type="float" office:value="8.811432" calcext:value-type="float">
            <text:p>8.811432</text:p>
          </table:table-cell>
          <table:table-cell office:value-type="float" office:value="8.740417" calcext:value-type="float">
            <text:p>8.740417</text:p>
          </table:table-cell>
          <table:table-cell office:value-type="float" office:value="0.9507141" calcext:value-type="float">
            <text:p>0.9507141</text:p>
          </table:table-cell>
          <table:table-cell office:value-type="float" office:value="-0.8964539" calcext:value-type="float">
            <text:p>-0.89645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4.095511" calcext:value-type="float">
            <text:p>4.095511</text:p>
          </table:table-cell>
          <table:table-cell office:value-type="float" office:value="-2.571566" calcext:value-type="float">
            <text:p>-2.571566</text:p>
          </table:table-cell>
          <table:table-cell office:value-type="float" office:value="-9.477206" calcext:value-type="float">
            <text:p>-9.477206</text:p>
          </table:table-cell>
          <table:table-cell office:value-type="float" office:value="0.4473677" calcext:value-type="float">
            <text:p>0.4473677</text:p>
          </table:table-cell>
          <table:table-cell office:value-type="float" office:value="0.2416362" calcext:value-type="float">
            <text:p>0.2416362</text:p>
          </table:table-cell>
          <table:table-cell office:value-type="float" office:value="306.4279" calcext:value-type="float">
            <text:p>306.4279</text:p>
          </table:table-cell>
          <table:table-cell office:value-type="float" office:value="6.6675" calcext:value-type="float">
            <text:p>6.6675</text:p>
          </table:table-cell>
          <table:table-cell office:value-type="float" office:value="0.6455688" calcext:value-type="float">
            <text:p>0.6455688</text:p>
          </table:table-cell>
          <table:table-cell office:value-type="float" office:value="-0.01965332" calcext:value-type="float">
            <text:p>-0.01965332</text:p>
          </table:table-cell>
          <table:table-cell office:value-type="float" office:value="0.9014587" calcext:value-type="float">
            <text:p>0.9014587</text:p>
          </table:table-cell>
          <table:table-cell office:value-type="float" office:value="0.4740601" calcext:value-type="float">
            <text:p>0.4740601</text:p>
          </table:table-cell>
          <table:table-cell office:value-type="float" office:value="1.185181" calcext:value-type="float">
            <text:p>1.185181</text:p>
          </table:table-cell>
          <table:table-cell office:value-type="float" office:value="0.9251709" calcext:value-type="float">
            <text:p>0.9251709</text:p>
          </table:table-cell>
          <table:table-cell office:value-type="float" office:value="1.515411" calcext:value-type="float">
            <text:p>1.515411</text:p>
          </table:table-cell>
          <table:table-cell office:value-type="float" office:value="1.376862" calcext:value-type="float">
            <text:p>1.376862</text:p>
          </table:table-cell>
          <table:table-cell office:value-type="float" office:value="1.826569" calcext:value-type="float">
            <text:p>1.826569</text:p>
          </table:table-cell>
          <table:table-cell office:value-type="float" office:value="1.711975" calcext:value-type="float">
            <text:p>1.711975</text:p>
          </table:table-cell>
          <table:table-cell office:value-type="float" office:value="2.233948" calcext:value-type="float">
            <text:p>2.233948</text:p>
          </table:table-cell>
          <table:table-cell office:value-type="float" office:value="2.108673" calcext:value-type="float">
            <text:p>2.108673</text:p>
          </table:table-cell>
          <table:table-cell office:value-type="float" office:value="2.653717" calcext:value-type="float">
            <text:p>2.653717</text:p>
          </table:table-cell>
          <table:table-cell office:value-type="float" office:value="2.542358" calcext:value-type="float">
            <text:p>2.542358</text:p>
          </table:table-cell>
          <table:table-cell office:value-type="float" office:value="3.31665" calcext:value-type="float">
            <text:p>3.31665</text:p>
          </table:table-cell>
          <table:table-cell office:value-type="float" office:value="3.222595" calcext:value-type="float">
            <text:p>3.222595</text:p>
          </table:table-cell>
          <table:table-cell office:value-type="float" office:value="4.414734" calcext:value-type="float">
            <text:p>4.414734</text:p>
          </table:table-cell>
          <table:table-cell office:value-type="float" office:value="4.356384" calcext:value-type="float">
            <text:p>4.356384</text:p>
          </table:table-cell>
          <table:table-cell office:value-type="float" office:value="5.703827" calcext:value-type="float">
            <text:p>5.703827</text:p>
          </table:table-cell>
          <table:table-cell office:value-type="float" office:value="5.647369" calcext:value-type="float">
            <text:p>5.647369</text:p>
          </table:table-cell>
          <table:table-cell office:value-type="float" office:value="6.748047" calcext:value-type="float">
            <text:p>6.748047</text:p>
          </table:table-cell>
          <table:table-cell office:value-type="float" office:value="6.682404" calcext:value-type="float">
            <text:p>6.682404</text:p>
          </table:table-cell>
          <table:table-cell office:value-type="float" office:value="7.632996" calcext:value-type="float">
            <text:p>7.632996</text:p>
          </table:table-cell>
          <table:table-cell office:value-type="float" office:value="7.56076" calcext:value-type="float">
            <text:p>7.56076</text:p>
          </table:table-cell>
          <table:table-cell office:value-type="float" office:value="8.345856" calcext:value-type="float">
            <text:p>8.345856</text:p>
          </table:table-cell>
          <table:table-cell office:value-type="float" office:value="8.273285" calcext:value-type="float">
            <text:p>8.273285</text:p>
          </table:table-cell>
          <table:table-cell office:value-type="float" office:value="8.739685" calcext:value-type="float">
            <text:p>8.739685</text:p>
          </table:table-cell>
          <table:table-cell office:value-type="float" office:value="8.668915" calcext:value-type="float">
            <text:p>8.668915</text:p>
          </table:table-cell>
          <table:table-cell office:value-type="float" office:value="0.1250305" calcext:value-type="float">
            <text:p>0.1250305</text:p>
          </table:table-cell>
          <table:table-cell office:value-type="float" office:value="-0.5793152" calcext:value-type="float">
            <text:p>-0.57931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8.9027" calcext:value-type="float">
            <text:p>8.9027</text:p>
          </table:table-cell>
          <table:table-cell office:value-type="float" office:value="-10.9049" calcext:value-type="float">
            <text:p>-10.9049</text:p>
          </table:table-cell>
          <table:table-cell office:value-type="float" office:value="-17.31814" calcext:value-type="float">
            <text:p>-17.31814</text:p>
          </table:table-cell>
          <table:table-cell office:value-type="float" office:value="0.2383875" calcext:value-type="float">
            <text:p>0.2383875</text:p>
          </table:table-cell>
          <table:table-cell office:value-type="float" office:value="0.1428123" calcext:value-type="float">
            <text:p>0.1428123</text:p>
          </table:table-cell>
          <table:table-cell office:value-type="float" office:value="303.8503" calcext:value-type="float">
            <text:p>303.8503</text:p>
          </table:table-cell>
          <table:table-cell office:value-type="float" office:value="0" calcext:value-type="float">
            <text:p>0</text:p>
          </table:table-cell>
          <table:table-cell office:value-type="float" office:value="0.4979248" calcext:value-type="float">
            <text:p>0.4979248</text:p>
          </table:table-cell>
          <table:table-cell office:value-type="float" office:value="0.04785156" calcext:value-type="float">
            <text:p>0.04785156</text:p>
          </table:table-cell>
          <table:table-cell office:value-type="float" office:value="0.84729" calcext:value-type="float">
            <text:p>0.84729</text:p>
          </table:table-cell>
          <table:table-cell office:value-type="float" office:value="0.5014954" calcext:value-type="float">
            <text:p>0.5014954</text:p>
          </table:table-cell>
          <table:table-cell office:value-type="float" office:value="1.171295" calcext:value-type="float">
            <text:p>1.171295</text:p>
          </table:table-cell>
          <table:table-cell office:value-type="float" office:value="0.9067383" calcext:value-type="float">
            <text:p>0.9067383</text:p>
          </table:table-cell>
          <table:table-cell office:value-type="float" office:value="1.51413" calcext:value-type="float">
            <text:p>1.51413</text:p>
          </table:table-cell>
          <table:table-cell office:value-type="float" office:value="1.319733" calcext:value-type="float">
            <text:p>1.319733</text:p>
          </table:table-cell>
          <table:table-cell office:value-type="float" office:value="1.786011" calcext:value-type="float">
            <text:p>1.786011</text:p>
          </table:table-cell>
          <table:table-cell office:value-type="float" office:value="1.633362" calcext:value-type="float">
            <text:p>1.633362</text:p>
          </table:table-cell>
          <table:table-cell office:value-type="float" office:value="2.134247" calcext:value-type="float">
            <text:p>2.134247</text:p>
          </table:table-cell>
          <table:table-cell office:value-type="float" office:value="2.024078" calcext:value-type="float">
            <text:p>2.024078</text:p>
          </table:table-cell>
          <table:table-cell office:value-type="float" office:value="2.54422" calcext:value-type="float">
            <text:p>2.54422</text:p>
          </table:table-cell>
          <table:table-cell office:value-type="float" office:value="2.45752" calcext:value-type="float">
            <text:p>2.45752</text:p>
          </table:table-cell>
          <table:table-cell office:value-type="float" office:value="3.221893" calcext:value-type="float">
            <text:p>3.221893</text:p>
          </table:table-cell>
          <table:table-cell office:value-type="float" office:value="3.152679" calcext:value-type="float">
            <text:p>3.152679</text:p>
          </table:table-cell>
          <table:table-cell office:value-type="float" office:value="4.355682" calcext:value-type="float">
            <text:p>4.355682</text:p>
          </table:table-cell>
          <table:table-cell office:value-type="float" office:value="4.292084" calcext:value-type="float">
            <text:p>4.292084</text:p>
          </table:table-cell>
          <table:table-cell office:value-type="float" office:value="5.64679" calcext:value-type="float">
            <text:p>5.64679</text:p>
          </table:table-cell>
          <table:table-cell office:value-type="float" office:value="5.587891" calcext:value-type="float">
            <text:p>5.587891</text:p>
          </table:table-cell>
          <table:table-cell office:value-type="float" office:value="6.681702" calcext:value-type="float">
            <text:p>6.681702</text:p>
          </table:table-cell>
          <table:table-cell office:value-type="float" office:value="6.616791" calcext:value-type="float">
            <text:p>6.616791</text:p>
          </table:table-cell>
          <table:table-cell office:value-type="float" office:value="7.560028" calcext:value-type="float">
            <text:p>7.560028</text:p>
          </table:table-cell>
          <table:table-cell office:value-type="float" office:value="7.489044" calcext:value-type="float">
            <text:p>7.489044</text:p>
          </table:table-cell>
          <table:table-cell office:value-type="float" office:value="8.272491" calcext:value-type="float">
            <text:p>8.272491</text:p>
          </table:table-cell>
          <table:table-cell office:value-type="float" office:value="8.199158" calcext:value-type="float">
            <text:p>8.199158</text:p>
          </table:table-cell>
          <table:table-cell office:value-type="float" office:value="8.668152" calcext:value-type="float">
            <text:p>8.668152</text:p>
          </table:table-cell>
          <table:table-cell office:value-type="float" office:value="8.598083" calcext:value-type="float">
            <text:p>8.598083</text:p>
          </table:table-cell>
          <table:table-cell office:value-type="float" office:value="-0.1456299" calcext:value-type="float">
            <text:p>-0.1456299</text:p>
          </table:table-cell>
          <table:table-cell office:value-type="float" office:value="-0.6086731" calcext:value-type="float">
            <text:p>-0.60867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11.79159" calcext:value-type="float">
            <text:p>11.79159</text:p>
          </table:table-cell>
          <table:table-cell office:value-type="float" office:value="-9.793788" calcext:value-type="float">
            <text:p>-9.793788</text:p>
          </table:table-cell>
          <table:table-cell office:value-type="float" office:value="-21.03397" calcext:value-type="float">
            <text:p>-21.03397</text:p>
          </table:table-cell>
          <table:table-cell office:value-type="float" office:value="0.2598568" calcext:value-type="float">
            <text:p>0.2598568</text:p>
          </table:table-cell>
          <table:table-cell office:value-type="float" office:value="0.104872" calcext:value-type="float">
            <text:p>0.104872</text:p>
          </table:table-cell>
          <table:table-cell office:value-type="float" office:value="309.3477" calcext:value-type="float">
            <text:p>309.3477</text:p>
          </table:table-cell>
          <table:table-cell office:value-type="float" office:value="0" calcext:value-type="float">
            <text:p>0</text:p>
          </table:table-cell>
          <table:table-cell office:value-type="float" office:value="0.03555298" calcext:value-type="float">
            <text:p>0.03555298</text:p>
          </table:table-cell>
          <table:table-cell office:value-type="float" office:value="-0.1356506" calcext:value-type="float">
            <text:p>-0.1356506</text:p>
          </table:table-cell>
          <table:table-cell office:value-type="float" office:value="0.493103" calcext:value-type="float">
            <text:p>0.493103</text:p>
          </table:table-cell>
          <table:table-cell office:value-type="float" office:value="0.311615" calcext:value-type="float">
            <text:p>0.311615</text:p>
          </table:table-cell>
          <table:table-cell office:value-type="float" office:value="0.9011841" calcext:value-type="float">
            <text:p>0.9011841</text:p>
          </table:table-cell>
          <table:table-cell office:value-type="float" office:value="0.7077637" calcext:value-type="float">
            <text:p>0.7077637</text:p>
          </table:table-cell>
          <table:table-cell office:value-type="float" office:value="1.316315" calcext:value-type="float">
            <text:p>1.316315</text:p>
          </table:table-cell>
          <table:table-cell office:value-type="float" office:value="1.126404" calcext:value-type="float">
            <text:p>1.126404</text:p>
          </table:table-cell>
          <table:table-cell office:value-type="float" office:value="1.630981" calcext:value-type="float">
            <text:p>1.630981</text:p>
          </table:table-cell>
          <table:table-cell office:value-type="float" office:value="1.451447" calcext:value-type="float">
            <text:p>1.451447</text:p>
          </table:table-cell>
          <table:table-cell office:value-type="float" office:value="2.022614" calcext:value-type="float">
            <text:p>2.022614</text:p>
          </table:table-cell>
          <table:table-cell office:value-type="float" office:value="1.858978" calcext:value-type="float">
            <text:p>1.858978</text:p>
          </table:table-cell>
          <table:table-cell office:value-type="float" office:value="2.456451" calcext:value-type="float">
            <text:p>2.456451</text:p>
          </table:table-cell>
          <table:table-cell office:value-type="float" office:value="2.314911" calcext:value-type="float">
            <text:p>2.314911</text:p>
          </table:table-cell>
          <table:table-cell office:value-type="float" office:value="3.151794" calcext:value-type="float">
            <text:p>3.151794</text:p>
          </table:table-cell>
          <table:table-cell office:value-type="float" office:value="3.048126" calcext:value-type="float">
            <text:p>3.048126</text:p>
          </table:table-cell>
          <table:table-cell office:value-type="float" office:value="4.291412" calcext:value-type="float">
            <text:p>4.291412</text:p>
          </table:table-cell>
          <table:table-cell office:value-type="float" office:value="4.220367" calcext:value-type="float">
            <text:p>4.220367</text:p>
          </table:table-cell>
          <table:table-cell office:value-type="float" office:value="5.58725" calcext:value-type="float">
            <text:p>5.58725</text:p>
          </table:table-cell>
          <table:table-cell office:value-type="float" office:value="5.525482" calcext:value-type="float">
            <text:p>5.525482</text:p>
          </table:table-cell>
          <table:table-cell office:value-type="float" office:value="6.616119" calcext:value-type="float">
            <text:p>6.616119</text:p>
          </table:table-cell>
          <table:table-cell office:value-type="float" office:value="6.550842" calcext:value-type="float">
            <text:p>6.550842</text:p>
          </table:table-cell>
          <table:table-cell office:value-type="float" office:value="7.488342" calcext:value-type="float">
            <text:p>7.488342</text:p>
          </table:table-cell>
          <table:table-cell office:value-type="float" office:value="7.41806" calcext:value-type="float">
            <text:p>7.41806</text:p>
          </table:table-cell>
          <table:table-cell office:value-type="float" office:value="8.198395" calcext:value-type="float">
            <text:p>8.198395</text:p>
          </table:table-cell>
          <table:table-cell office:value-type="float" office:value="8.126831" calcext:value-type="float">
            <text:p>8.126831</text:p>
          </table:table-cell>
          <table:table-cell office:value-type="float" office:value="8.597351" calcext:value-type="float">
            <text:p>8.597351</text:p>
          </table:table-cell>
          <table:table-cell office:value-type="float" office:value="8.528168" calcext:value-type="float">
            <text:p>8.528168</text:p>
          </table:table-cell>
          <table:table-cell office:value-type="float" office:value="-0.366394" calcext:value-type="float">
            <text:p>-0.366394</text:p>
          </table:table-cell>
          <table:table-cell office:value-type="float" office:value="-0.8939514" calcext:value-type="float">
            <text:p>-0.89395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12.66563" calcext:value-type="float">
            <text:p>12.66563</text:p>
          </table:table-cell>
          <table:table-cell office:value-type="float" office:value="-2.01601" calcext:value-type="float">
            <text:p>-2.01601</text:p>
          </table:table-cell>
          <table:table-cell office:value-type="float" office:value="-19.00506" calcext:value-type="float">
            <text:p>-19.00506</text:p>
          </table:table-cell>
          <table:table-cell office:value-type="float" office:value="0.4658989" calcext:value-type="float">
            <text:p>0.4658989</text:p>
          </table:table-cell>
          <table:table-cell office:value-type="float" office:value="0.1242713" calcext:value-type="float">
            <text:p>0.1242713</text:p>
          </table:table-cell>
          <table:table-cell office:value-type="float" office:value="309.6134" calcext:value-type="float">
            <text:p>309.6134</text:p>
          </table:table-cell>
          <table:table-cell office:value-type="float" office:value="0" calcext:value-type="float">
            <text:p>0</text:p>
          </table:table-cell>
          <table:table-cell office:value-type="float" office:value="0.05679321" calcext:value-type="float">
            <text:p>0.05679321</text:p>
          </table:table-cell>
          <table:table-cell office:value-type="float" office:value="-0.2459412" calcext:value-type="float">
            <text:p>-0.2459412</text:p>
          </table:table-cell>
          <table:table-cell office:value-type="float" office:value="0.3947449" calcext:value-type="float">
            <text:p>0.3947449</text:p>
          </table:table-cell>
          <table:table-cell office:value-type="float" office:value="0.2108765" calcext:value-type="float">
            <text:p>0.2108765</text:p>
          </table:table-cell>
          <table:table-cell office:value-type="float" office:value="0.7180786" calcext:value-type="float">
            <text:p>0.7180786</text:p>
          </table:table-cell>
          <table:table-cell office:value-type="float" office:value="0.6095276" calcext:value-type="float">
            <text:p>0.6095276</text:p>
          </table:table-cell>
          <table:table-cell office:value-type="float" office:value="1.124329" calcext:value-type="float">
            <text:p>1.124329</text:p>
          </table:table-cell>
          <table:table-cell office:value-type="float" office:value="1.034576" calcext:value-type="float">
            <text:p>1.034576</text:p>
          </table:table-cell>
          <table:table-cell office:value-type="float" office:value="1.44989" calcext:value-type="float">
            <text:p>1.44989</text:p>
          </table:table-cell>
          <table:table-cell office:value-type="float" office:value="1.365173" calcext:value-type="float">
            <text:p>1.365173</text:p>
          </table:table-cell>
          <table:table-cell office:value-type="float" office:value="1.857788" calcext:value-type="float">
            <text:p>1.857788</text:p>
          </table:table-cell>
          <table:table-cell office:value-type="float" office:value="1.768341" calcext:value-type="float">
            <text:p>1.768341</text:p>
          </table:table-cell>
          <table:table-cell office:value-type="float" office:value="2.313812" calcext:value-type="float">
            <text:p>2.313812</text:p>
          </table:table-cell>
          <table:table-cell office:value-type="float" office:value="2.213562" calcext:value-type="float">
            <text:p>2.213562</text:p>
          </table:table-cell>
          <table:table-cell office:value-type="float" office:value="3.047028" calcext:value-type="float">
            <text:p>3.047028</text:p>
          </table:table-cell>
          <table:table-cell office:value-type="float" office:value="2.942078" calcext:value-type="float">
            <text:p>2.942078</text:p>
          </table:table-cell>
          <table:table-cell office:value-type="float" office:value="4.219543" calcext:value-type="float">
            <text:p>4.219543</text:p>
          </table:table-cell>
          <table:table-cell office:value-type="float" office:value="4.138031" calcext:value-type="float">
            <text:p>4.138031</text:p>
          </table:table-cell>
          <table:table-cell office:value-type="float" office:value="5.524811" calcext:value-type="float">
            <text:p>5.524811</text:p>
          </table:table-cell>
          <table:table-cell office:value-type="float" office:value="5.458252" calcext:value-type="float">
            <text:p>5.458252</text:p>
          </table:table-cell>
          <table:table-cell office:value-type="float" office:value="6.55014" calcext:value-type="float">
            <text:p>6.55014</text:p>
          </table:table-cell>
          <table:table-cell office:value-type="float" office:value="6.483856" calcext:value-type="float">
            <text:p>6.483856</text:p>
          </table:table-cell>
          <table:table-cell office:value-type="float" office:value="7.417358" calcext:value-type="float">
            <text:p>7.417358</text:p>
          </table:table-cell>
          <table:table-cell office:value-type="float" office:value="7.348297" calcext:value-type="float">
            <text:p>7.348297</text:p>
          </table:table-cell>
          <table:table-cell office:value-type="float" office:value="8.126068" calcext:value-type="float">
            <text:p>8.126068</text:p>
          </table:table-cell>
          <table:table-cell office:value-type="float" office:value="8.056549" calcext:value-type="float">
            <text:p>8.056549</text:p>
          </table:table-cell>
          <table:table-cell office:value-type="float" office:value="8.527466" calcext:value-type="float">
            <text:p>8.527466</text:p>
          </table:table-cell>
          <table:table-cell office:value-type="float" office:value="8.459412" calcext:value-type="float">
            <text:p>8.459412</text:p>
          </table:table-cell>
          <table:table-cell office:value-type="float" office:value="-0.3002319" calcext:value-type="float">
            <text:p>-0.3002319</text:p>
          </table:table-cell>
          <table:table-cell office:value-type="float" office:value="-1.148041" calcext:value-type="float">
            <text:p>-1.1480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9.203136" calcext:value-type="float">
            <text:p>9.203136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9.30752" calcext:value-type="float">
            <text:p>-9.30752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697893" calcext:value-type="float">
            <text:p>0.2697893</text:p>
          </table:table-cell>
          <table:table-cell office:value-type="float" office:value="314.8142" calcext:value-type="float">
            <text:p>314.8142</text:p>
          </table:table-cell>
          <table:table-cell office:value-type="float" office:value="0.508" calcext:value-type="float">
            <text:p>0.508</text:p>
          </table:table-cell>
          <table:table-cell office:value-type="float" office:value="0.5813599" calcext:value-type="float">
            <text:p>0.5813599</text:p>
          </table:table-cell>
          <table:table-cell office:value-type="float" office:value="-0.2814636" calcext:value-type="float">
            <text:p>-0.2814636</text:p>
          </table:table-cell>
          <table:table-cell office:value-type="float" office:value="0.7894897" calcext:value-type="float">
            <text:p>0.7894897</text:p>
          </table:table-cell>
          <table:table-cell office:value-type="float" office:value="0.1906738" calcext:value-type="float">
            <text:p>0.1906738</text:p>
          </table:table-cell>
          <table:table-cell office:value-type="float" office:value="0.9936218" calcext:value-type="float">
            <text:p>0.9936218</text:p>
          </table:table-cell>
          <table:table-cell office:value-type="float" office:value="0.5818176" calcext:value-type="float">
            <text:p>0.5818176</text:p>
          </table:table-cell>
          <table:table-cell office:value-type="float" office:value="1.251495" calcext:value-type="float">
            <text:p>1.251495</text:p>
          </table:table-cell>
          <table:table-cell office:value-type="float" office:value="0.9972229" calcext:value-type="float">
            <text:p>0.9972229</text:p>
          </table:table-cell>
          <table:table-cell office:value-type="float" office:value="1.480774" calcext:value-type="float">
            <text:p>1.480774</text:p>
          </table:table-cell>
          <table:table-cell office:value-type="float" office:value="1.320099" calcext:value-type="float">
            <text:p>1.320099</text:p>
          </table:table-cell>
          <table:table-cell office:value-type="float" office:value="1.785309" calcext:value-type="float">
            <text:p>1.785309</text:p>
          </table:table-cell>
          <table:table-cell office:value-type="float" office:value="1.718384" calcext:value-type="float">
            <text:p>1.718384</text:p>
          </table:table-cell>
          <table:table-cell office:value-type="float" office:value="2.213226" calcext:value-type="float">
            <text:p>2.213226</text:p>
          </table:table-cell>
          <table:table-cell office:value-type="float" office:value="2.162445" calcext:value-type="float">
            <text:p>2.162445</text:p>
          </table:table-cell>
          <table:table-cell office:value-type="float" office:value="2.941162" calcext:value-type="float">
            <text:p>2.941162</text:p>
          </table:table-cell>
          <table:table-cell office:value-type="float" office:value="2.865356" calcext:value-type="float">
            <text:p>2.865356</text:p>
          </table:table-cell>
          <table:table-cell office:value-type="float" office:value="4.137146" calcext:value-type="float">
            <text:p>4.137146</text:p>
          </table:table-cell>
          <table:table-cell office:value-type="float" office:value="4.055817" calcext:value-type="float">
            <text:p>4.055817</text:p>
          </table:table-cell>
          <table:table-cell office:value-type="float" office:value="5.45752" calcext:value-type="float">
            <text:p>5.45752</text:p>
          </table:table-cell>
          <table:table-cell office:value-type="float" office:value="5.387665" calcext:value-type="float">
            <text:p>5.387665</text:p>
          </table:table-cell>
          <table:table-cell office:value-type="float" office:value="6.483154" calcext:value-type="float">
            <text:p>6.483154</text:p>
          </table:table-cell>
          <table:table-cell office:value-type="float" office:value="6.415527" calcext:value-type="float">
            <text:p>6.415527</text:p>
          </table:table-cell>
          <table:table-cell office:value-type="float" office:value="7.347534" calcext:value-type="float">
            <text:p>7.347534</text:p>
          </table:table-cell>
          <table:table-cell office:value-type="float" office:value="7.278748" calcext:value-type="float">
            <text:p>7.278748</text:p>
          </table:table-cell>
          <table:table-cell office:value-type="float" office:value="8.055817" calcext:value-type="float">
            <text:p>8.055817</text:p>
          </table:table-cell>
          <table:table-cell office:value-type="float" office:value="7.986053" calcext:value-type="float">
            <text:p>7.986053</text:p>
          </table:table-cell>
          <table:table-cell office:value-type="float" office:value="8.45874" calcext:value-type="float">
            <text:p>8.45874</text:p>
          </table:table-cell>
          <table:table-cell office:value-type="float" office:value="8.39151" calcext:value-type="float">
            <text:p>8.39151</text:p>
          </table:table-cell>
          <table:table-cell office:value-type="float" office:value="0.007629395" calcext:value-type="float">
            <text:p>0.007629395</text:p>
          </table:table-cell>
          <table:table-cell office:value-type="float" office:value="-1.145203" calcext:value-type="float">
            <text:p>-1.1452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7.37609" calcext:value-type="float">
            <text:p>7.37609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7.067302" calcext:value-type="float">
            <text:p>-7.067302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850642" calcext:value-type="float">
            <text:p>0.2850642</text:p>
          </table:table-cell>
          <table:table-cell office:value-type="float" office:value="316.5381" calcext:value-type="float">
            <text:p>316.5381</text:p>
          </table:table-cell>
          <table:table-cell office:value-type="float" office:value="1.524" calcext:value-type="float">
            <text:p>1.524</text:p>
          </table:table-cell>
          <table:table-cell office:value-type="float" office:value="0.7964172" calcext:value-type="float">
            <text:p>0.7964172</text:p>
          </table:table-cell>
          <table:table-cell office:value-type="float" office:value="0.4502869" calcext:value-type="float">
            <text:p>0.4502869</text:p>
          </table:table-cell>
          <table:table-cell office:value-type="float" office:value="1.018066" calcext:value-type="float">
            <text:p>1.018066</text:p>
          </table:table-cell>
          <table:table-cell office:value-type="float" office:value="0.769165" calcext:value-type="float">
            <text:p>0.769165</text:p>
          </table:table-cell>
          <table:table-cell office:value-type="float" office:value="1.226624" calcext:value-type="float">
            <text:p>1.226624</text:p>
          </table:table-cell>
          <table:table-cell office:value-type="float" office:value="0.9985657" calcext:value-type="float">
            <text:p>0.9985657</text:p>
          </table:table-cell>
          <table:table-cell office:value-type="float" office:value="1.47052" calcext:value-type="float">
            <text:p>1.47052</text:p>
          </table:table-cell>
          <table:table-cell office:value-type="float" office:value="1.255829" calcext:value-type="float">
            <text:p>1.255829</text:p>
          </table:table-cell>
          <table:table-cell office:value-type="float" office:value="1.676666" calcext:value-type="float">
            <text:p>1.676666</text:p>
          </table:table-cell>
          <table:table-cell office:value-type="float" office:value="1.484344" calcext:value-type="float">
            <text:p>1.484344</text:p>
          </table:table-cell>
          <table:table-cell office:value-type="float" office:value="1.944855" calcext:value-type="float">
            <text:p>1.944855</text:p>
          </table:table-cell>
          <table:table-cell office:value-type="float" office:value="1.78775" calcext:value-type="float">
            <text:p>1.78775</text:p>
          </table:table-cell>
          <table:table-cell office:value-type="float" office:value="2.285461" calcext:value-type="float">
            <text:p>2.285461</text:p>
          </table:table-cell>
          <table:table-cell office:value-type="float" office:value="2.184204" calcext:value-type="float">
            <text:p>2.184204</text:p>
          </table:table-cell>
          <table:table-cell office:value-type="float" office:value="2.871399" calcext:value-type="float">
            <text:p>2.871399</text:p>
          </table:table-cell>
          <table:table-cell office:value-type="float" office:value="2.860229" calcext:value-type="float">
            <text:p>2.860229</text:p>
          </table:table-cell>
          <table:table-cell office:value-type="float" office:value="4.054993" calcext:value-type="float">
            <text:p>4.054993</text:p>
          </table:table-cell>
          <table:table-cell office:value-type="float" office:value="3.992523" calcext:value-type="float">
            <text:p>3.992523</text:p>
          </table:table-cell>
          <table:table-cell office:value-type="float" office:value="5.386932" calcext:value-type="float">
            <text:p>5.386932</text:p>
          </table:table-cell>
          <table:table-cell office:value-type="float" office:value="5.316467" calcext:value-type="float">
            <text:p>5.316467</text:p>
          </table:table-cell>
          <table:table-cell office:value-type="float" office:value="6.414825" calcext:value-type="float">
            <text:p>6.414825</text:p>
          </table:table-cell>
          <table:table-cell office:value-type="float" office:value="6.346405" calcext:value-type="float">
            <text:p>6.346405</text:p>
          </table:table-cell>
          <table:table-cell office:value-type="float" office:value="7.278015" calcext:value-type="float">
            <text:p>7.278015</text:p>
          </table:table-cell>
          <table:table-cell office:value-type="float" office:value="7.210358" calcext:value-type="float">
            <text:p>7.210358</text:p>
          </table:table-cell>
          <table:table-cell office:value-type="float" office:value="7.985291" calcext:value-type="float">
            <text:p>7.985291</text:p>
          </table:table-cell>
          <table:table-cell office:value-type="float" office:value="7.919617" calcext:value-type="float">
            <text:p>7.919617</text:p>
          </table:table-cell>
          <table:table-cell office:value-type="float" office:value="8.390839" calcext:value-type="float">
            <text:p>8.390839</text:p>
          </table:table-cell>
          <table:table-cell office:value-type="float" office:value="8.324249" calcext:value-type="float">
            <text:p>8.324249</text:p>
          </table:table-cell>
          <table:table-cell office:value-type="float" office:value="0.2140503" calcext:value-type="float">
            <text:p>0.2140503</text:p>
          </table:table-cell>
          <table:table-cell office:value-type="float" office:value="-0.2554016" calcext:value-type="float">
            <text:p>-0.25540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10.10248" calcext:value-type="float">
            <text:p>10.10248</text:p>
          </table:table-cell>
          <table:table-cell office:value-type="float" office:value="-8.660489" calcext:value-type="float">
            <text:p>-8.660489</text:p>
          </table:table-cell>
          <table:table-cell office:value-type="float" office:value="-11.82101" calcext:value-type="float">
            <text:p>-11.82101</text:p>
          </table:table-cell>
          <table:table-cell office:value-type="float" office:value="0.2835361" calcext:value-type="float">
            <text:p>0.2835361</text:p>
          </table:table-cell>
          <table:table-cell office:value-type="float" office:value="0.2219046" calcext:value-type="float">
            <text:p>0.2219046</text:p>
          </table:table-cell>
          <table:table-cell office:value-type="float" office:value="317.8989" calcext:value-type="float">
            <text:p>317.8989</text:p>
          </table:table-cell>
          <table:table-cell office:value-type="float" office:value="0" calcext:value-type="float">
            <text:p>0</text:p>
          </table:table-cell>
          <table:table-cell office:value-type="float" office:value="0.8243408" calcext:value-type="float">
            <text:p>0.8243408</text:p>
          </table:table-cell>
          <table:table-cell office:value-type="float" office:value="-0.1633301" calcext:value-type="float">
            <text:p>-0.1633301</text:p>
          </table:table-cell>
          <table:table-cell office:value-type="float" office:value="1.052124" calcext:value-type="float">
            <text:p>1.052124</text:p>
          </table:table-cell>
          <table:table-cell office:value-type="float" office:value="0.3800659" calcext:value-type="float">
            <text:p>0.3800659</text:p>
          </table:table-cell>
          <table:table-cell office:value-type="float" office:value="1.266876" calcext:value-type="float">
            <text:p>1.266876</text:p>
          </table:table-cell>
          <table:table-cell office:value-type="float" office:value="0.8206177" calcext:value-type="float">
            <text:p>0.8206177</text:p>
          </table:table-cell>
          <table:table-cell office:value-type="float" office:value="1.515686" calcext:value-type="float">
            <text:p>1.515686</text:p>
          </table:table-cell>
          <table:table-cell office:value-type="float" office:value="1.246826" calcext:value-type="float">
            <text:p>1.246826</text:p>
          </table:table-cell>
          <table:table-cell office:value-type="float" office:value="1.723236" calcext:value-type="float">
            <text:p>1.723236</text:p>
          </table:table-cell>
          <table:table-cell office:value-type="float" office:value="1.551636" calcext:value-type="float">
            <text:p>1.551636</text:p>
          </table:table-cell>
          <table:table-cell office:value-type="float" office:value="1.99469" calcext:value-type="float">
            <text:p>1.99469</text:p>
          </table:table-cell>
          <table:table-cell office:value-type="float" office:value="1.916901" calcext:value-type="float">
            <text:p>1.916901</text:p>
          </table:table-cell>
          <table:table-cell office:value-type="float" office:value="2.329041" calcext:value-type="float">
            <text:p>2.329041</text:p>
          </table:table-cell>
          <table:table-cell office:value-type="float" office:value="2.286591" calcext:value-type="float">
            <text:p>2.286591</text:p>
          </table:table-cell>
          <table:table-cell office:value-type="float" office:value="2.894897" calcext:value-type="float">
            <text:p>2.894897</text:p>
          </table:table-cell>
          <table:table-cell office:value-type="float" office:value="2.871674" calcext:value-type="float">
            <text:p>2.871674</text:p>
          </table:table-cell>
          <table:table-cell office:value-type="float" office:value="3.992004" calcext:value-type="float">
            <text:p>3.992004</text:p>
          </table:table-cell>
          <table:table-cell office:value-type="float" office:value="3.955719" calcext:value-type="float">
            <text:p>3.955719</text:p>
          </table:table-cell>
          <table:table-cell office:value-type="float" office:value="5.315735" calcext:value-type="float">
            <text:p>5.315735</text:p>
          </table:table-cell>
          <table:table-cell office:value-type="float" office:value="5.250946" calcext:value-type="float">
            <text:p>5.250946</text:p>
          </table:table-cell>
          <table:table-cell office:value-type="float" office:value="6.345673" calcext:value-type="float">
            <text:p>6.345673</text:p>
          </table:table-cell>
          <table:table-cell office:value-type="float" office:value="6.277893" calcext:value-type="float">
            <text:p>6.277893</text:p>
          </table:table-cell>
          <table:table-cell office:value-type="float" office:value="7.209656" calcext:value-type="float">
            <text:p>7.209656</text:p>
          </table:table-cell>
          <table:table-cell office:value-type="float" office:value="7.14209" calcext:value-type="float">
            <text:p>7.14209</text:p>
          </table:table-cell>
          <table:table-cell office:value-type="float" office:value="7.918854" calcext:value-type="float">
            <text:p>7.918854</text:p>
          </table:table-cell>
          <table:table-cell office:value-type="float" office:value="7.848999" calcext:value-type="float">
            <text:p>7.848999</text:p>
          </table:table-cell>
          <table:table-cell office:value-type="float" office:value="8.323547" calcext:value-type="float">
            <text:p>8.323547</text:p>
          </table:table-cell>
          <table:table-cell office:value-type="float" office:value="8.257324" calcext:value-type="float">
            <text:p>8.257324</text:p>
          </table:table-cell>
          <table:table-cell office:value-type="float" office:value="0.2358398" calcext:value-type="float">
            <text:p>0.2358398</text:p>
          </table:table-cell>
          <table:table-cell office:value-type="float" office:value="-1.000427" calcext:value-type="float">
            <text:p>-1.0004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4.881719" calcext:value-type="float">
            <text:p>4.881719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2.08178" calcext:value-type="float">
            <text:p>-12.08178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2174048" calcext:value-type="float">
            <text:p>0.2174048</text:p>
          </table:table-cell>
          <table:table-cell office:value-type="float" office:value="322.5463" calcext:value-type="float">
            <text:p>322.5463</text:p>
          </table:table-cell>
          <table:table-cell office:value-type="float" office:value="0" calcext:value-type="float">
            <text:p>0</text:p>
          </table:table-cell>
          <table:table-cell office:value-type="float" office:value="-0.1700439" calcext:value-type="float">
            <text:p>-0.1700439</text:p>
          </table:table-cell>
          <table:table-cell office:value-type="float" office:value="-0.6881409" calcext:value-type="float">
            <text:p>-0.6881409</text:p>
          </table:table-cell>
          <table:table-cell office:value-type="float" office:value="0.3705444" calcext:value-type="float">
            <text:p>0.3705444</text:p>
          </table:table-cell>
          <table:table-cell office:value-type="float" office:value="-0.07791138" calcext:value-type="float">
            <text:p>-0.07791138</text:p>
          </table:table-cell>
          <table:table-cell office:value-type="float" office:value="0.8117981" calcext:value-type="float">
            <text:p>0.8117981</text:p>
          </table:table-cell>
          <table:table-cell office:value-type="float" office:value="0.3928223" calcext:value-type="float">
            <text:p>0.3928223</text:p>
          </table:table-cell>
          <table:table-cell office:value-type="float" office:value="1.240234" calcext:value-type="float">
            <text:p>1.240234</text:p>
          </table:table-cell>
          <table:table-cell office:value-type="float" office:value="0.8676758" calcext:value-type="float">
            <text:p>0.8676758</text:p>
          </table:table-cell>
          <table:table-cell office:value-type="float" office:value="1.546783" calcext:value-type="float">
            <text:p>1.546783</text:p>
          </table:table-cell>
          <table:table-cell office:value-type="float" office:value="1.220612" calcext:value-type="float">
            <text:p>1.220612</text:p>
          </table:table-cell>
          <table:table-cell office:value-type="float" office:value="1.914246" calcext:value-type="float">
            <text:p>1.914246</text:p>
          </table:table-cell>
          <table:table-cell office:value-type="float" office:value="1.650696" calcext:value-type="float">
            <text:p>1.650696</text:p>
          </table:table-cell>
          <table:table-cell office:value-type="float" office:value="2.294586" calcext:value-type="float">
            <text:p>2.294586</text:p>
          </table:table-cell>
          <table:table-cell office:value-type="float" office:value="2.104065" calcext:value-type="float">
            <text:p>2.104065</text:p>
          </table:table-cell>
          <table:table-cell office:value-type="float" office:value="2.893097" calcext:value-type="float">
            <text:p>2.893097</text:p>
          </table:table-cell>
          <table:table-cell office:value-type="float" office:value="2.810516" calcext:value-type="float">
            <text:p>2.810516</text:p>
          </table:table-cell>
          <table:table-cell office:value-type="float" office:value="3.955383" calcext:value-type="float">
            <text:p>3.955383</text:p>
          </table:table-cell>
          <table:table-cell office:value-type="float" office:value="3.91394" calcext:value-type="float">
            <text:p>3.91394</text:p>
          </table:table-cell>
          <table:table-cell office:value-type="float" office:value="5.250305" calcext:value-type="float">
            <text:p>5.250305</text:p>
          </table:table-cell>
          <table:table-cell office:value-type="float" office:value="5.191284" calcext:value-type="float">
            <text:p>5.191284</text:p>
          </table:table-cell>
          <table:table-cell office:value-type="float" office:value="6.277161" calcext:value-type="float">
            <text:p>6.277161</text:p>
          </table:table-cell>
          <table:table-cell office:value-type="float" office:value="6.211365" calcext:value-type="float">
            <text:p>6.211365</text:p>
          </table:table-cell>
          <table:table-cell office:value-type="float" office:value="7.141418" calcext:value-type="float">
            <text:p>7.141418</text:p>
          </table:table-cell>
          <table:table-cell office:value-type="float" office:value="7.073059" calcext:value-type="float">
            <text:p>7.073059</text:p>
          </table:table-cell>
          <table:table-cell office:value-type="float" office:value="7.848267" calcext:value-type="float">
            <text:p>7.848267</text:p>
          </table:table-cell>
          <table:table-cell office:value-type="float" office:value="7.780212" calcext:value-type="float">
            <text:p>7.780212</text:p>
          </table:table-cell>
          <table:table-cell office:value-type="float" office:value="8.256653" calcext:value-type="float">
            <text:p>8.256653</text:p>
          </table:table-cell>
          <table:table-cell office:value-type="float" office:value="8.191071" calcext:value-type="float">
            <text:p>8.191071</text:p>
          </table:table-cell>
          <table:table-cell office:value-type="float" office:value="-1.010834" calcext:value-type="float">
            <text:p>-1.010834</text:p>
          </table:table-cell>
          <table:table-cell office:value-type="float" office:value="-2.038055" calcext:value-type="float">
            <text:p>-2.0380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8.621184" calcext:value-type="float">
            <text:p>8.621184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3.36805" calcext:value-type="float">
            <text:p>-13.36805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1963907" calcext:value-type="float">
            <text:p>0.1963907</text:p>
          </table:table-cell>
          <table:table-cell office:value-type="float" office:value="325.7537" calcext:value-type="float">
            <text:p>325.7537</text:p>
          </table:table-cell>
          <table:table-cell office:value-type="float" office:value="0" calcext:value-type="float">
            <text:p>0</text:p>
          </table:table-cell>
          <table:table-cell office:value-type="float" office:value="-0.7004089" calcext:value-type="float">
            <text:p>-0.7004089</text:p>
          </table:table-cell>
          <table:table-cell office:value-type="float" office:value="-0.9914246" calcext:value-type="float">
            <text:p>-0.9914246</text:p>
          </table:table-cell>
          <table:table-cell office:value-type="float" office:value="-0.0864563" calcext:value-type="float">
            <text:p>-0.0864563</text:p>
          </table:table-cell>
          <table:table-cell office:value-type="float" office:value="-0.1720886" calcext:value-type="float">
            <text:p>-0.1720886</text:p>
          </table:table-cell>
          <table:table-cell office:value-type="float" office:value="0.386261" calcext:value-type="float">
            <text:p>0.386261</text:p>
          </table:table-cell>
          <table:table-cell office:value-type="float" office:value="0.2356262" calcext:value-type="float">
            <text:p>0.2356262</text:p>
          </table:table-cell>
          <table:table-cell office:value-type="float" office:value="0.8628235" calcext:value-type="float">
            <text:p>0.8628235</text:p>
          </table:table-cell>
          <table:table-cell office:value-type="float" office:value="0.6762085" calcext:value-type="float">
            <text:p>0.6762085</text:p>
          </table:table-cell>
          <table:table-cell office:value-type="float" office:value="1.216858" calcext:value-type="float">
            <text:p>1.216858</text:p>
          </table:table-cell>
          <table:table-cell office:value-type="float" office:value="1.020294" calcext:value-type="float">
            <text:p>1.020294</text:p>
          </table:table-cell>
          <table:table-cell office:value-type="float" office:value="1.64798" calcext:value-type="float">
            <text:p>1.64798</text:p>
          </table:table-cell>
          <table:table-cell office:value-type="float" office:value="1.448608" calcext:value-type="float">
            <text:p>1.448608</text:p>
          </table:table-cell>
          <table:table-cell office:value-type="float" office:value="2.102051" calcext:value-type="float">
            <text:p>2.102051</text:p>
          </table:table-cell>
          <table:table-cell office:value-type="float" office:value="1.922882" calcext:value-type="float">
            <text:p>1.922882</text:p>
          </table:table-cell>
          <table:table-cell office:value-type="float" office:value="2.809265" calcext:value-type="float">
            <text:p>2.809265</text:p>
          </table:table-cell>
          <table:table-cell office:value-type="float" office:value="2.675842" calcext:value-type="float">
            <text:p>2.675842</text:p>
          </table:table-cell>
          <table:table-cell office:value-type="float" office:value="3.913361" calcext:value-type="float">
            <text:p>3.913361</text:p>
          </table:table-cell>
          <table:table-cell office:value-type="float" office:value="3.843018" calcext:value-type="float">
            <text:p>3.843018</text:p>
          </table:table-cell>
          <table:table-cell office:value-type="float" office:value="5.190674" calcext:value-type="float">
            <text:p>5.190674</text:p>
          </table:table-cell>
          <table:table-cell office:value-type="float" office:value="5.13089" calcext:value-type="float">
            <text:p>5.13089</text:p>
          </table:table-cell>
          <table:table-cell office:value-type="float" office:value="6.210663" calcext:value-type="float">
            <text:p>6.210663</text:p>
          </table:table-cell>
          <table:table-cell office:value-type="float" office:value="6.146149" calcext:value-type="float">
            <text:p>6.146149</text:p>
          </table:table-cell>
          <table:table-cell office:value-type="float" office:value="7.072296" calcext:value-type="float">
            <text:p>7.072296</text:p>
          </table:table-cell>
          <table:table-cell office:value-type="float" office:value="7.004517" calcext:value-type="float">
            <text:p>7.004517</text:p>
          </table:table-cell>
          <table:table-cell office:value-type="float" office:value="7.779449" calcext:value-type="float">
            <text:p>7.779449</text:p>
          </table:table-cell>
          <table:table-cell office:value-type="float" office:value="7.712311" calcext:value-type="float">
            <text:p>7.712311</text:p>
          </table:table-cell>
          <table:table-cell office:value-type="float" office:value="8.190369" calcext:value-type="float">
            <text:p>8.190369</text:p>
          </table:table-cell>
          <table:table-cell office:value-type="float" office:value="8.125916" calcext:value-type="float">
            <text:p>8.125916</text:p>
          </table:table-cell>
          <table:table-cell office:value-type="float" office:value="-1.846405" calcext:value-type="float">
            <text:p>-1.846405</text:p>
          </table:table-cell>
          <table:table-cell office:value-type="float" office:value="-2.659912" calcext:value-type="float">
            <text:p>-2.6599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9.333243" calcext:value-type="float">
            <text:p>9.333243</text:p>
          </table:table-cell>
          <table:table-cell office:value-type="float" office:value="-8.127121" calcext:value-type="float">
            <text:p>-8.127121</text:p>
          </table:table-cell>
          <table:table-cell office:value-type="float" office:value="-15.05565" calcext:value-type="float">
            <text:p>-15.05565</text:p>
          </table:table-cell>
          <table:table-cell office:value-type="float" office:value="0.2953395" calcext:value-type="float">
            <text:p>0.2953395</text:p>
          </table:table-cell>
          <table:table-cell office:value-type="float" office:value="0.1716046" calcext:value-type="float">
            <text:p>0.1716046</text:p>
          </table:table-cell>
          <table:table-cell office:value-type="float" office:value="318.4433" calcext:value-type="float">
            <text:p>318.4433</text:p>
          </table:table-cell>
          <table:table-cell office:value-type="float" office:value="0" calcext:value-type="float">
            <text:p>0</text:p>
          </table:table-cell>
          <table:table-cell office:value-type="float" office:value="-0.6562195" calcext:value-type="float">
            <text:p>-0.6562195</text:p>
          </table:table-cell>
          <table:table-cell office:value-type="float" office:value="-1.238708" calcext:value-type="float">
            <text:p>-1.238708</text:p>
          </table:table-cell>
          <table:table-cell office:value-type="float" office:value="-0.1684265" calcext:value-type="float">
            <text:p>-0.1684265</text:p>
          </table:table-cell>
          <table:table-cell office:value-type="float" office:value="-0.2398376" calcext:value-type="float">
            <text:p>-0.2398376</text:p>
          </table:table-cell>
          <table:table-cell office:value-type="float" office:value="0.2341003" calcext:value-type="float">
            <text:p>0.2341003</text:p>
          </table:table-cell>
          <table:table-cell office:value-type="float" office:value="0.1577454" calcext:value-type="float">
            <text:p>0.1577454</text:p>
          </table:table-cell>
          <table:table-cell office:value-type="float" office:value="0.6748047" calcext:value-type="float">
            <text:p>0.6748047</text:p>
          </table:table-cell>
          <table:table-cell office:value-type="float" office:value="0.5873718" calcext:value-type="float">
            <text:p>0.5873718</text:p>
          </table:table-cell>
          <table:table-cell office:value-type="float" office:value="1.018982" calcext:value-type="float">
            <text:p>1.018982</text:p>
          </table:table-cell>
          <table:table-cell office:value-type="float" office:value="0.9217529" calcext:value-type="float">
            <text:p>0.9217529</text:p>
          </table:table-cell>
          <table:table-cell office:value-type="float" office:value="1.447235" calcext:value-type="float">
            <text:p>1.447235</text:p>
          </table:table-cell>
          <table:table-cell office:value-type="float" office:value="1.338226" calcext:value-type="float">
            <text:p>1.338226</text:p>
          </table:table-cell>
          <table:table-cell office:value-type="float" office:value="1.921509" calcext:value-type="float">
            <text:p>1.921509</text:p>
          </table:table-cell>
          <table:table-cell office:value-type="float" office:value="1.805359" calcext:value-type="float">
            <text:p>1.805359</text:p>
          </table:table-cell>
          <table:table-cell office:value-type="float" office:value="2.6745" calcext:value-type="float">
            <text:p>2.6745</text:p>
          </table:table-cell>
          <table:table-cell office:value-type="float" office:value="2.554657" calcext:value-type="float">
            <text:p>2.554657</text:p>
          </table:table-cell>
          <table:table-cell office:value-type="float" office:value="3.842163" calcext:value-type="float">
            <text:p>3.842163</text:p>
          </table:table-cell>
          <table:table-cell office:value-type="float" office:value="3.755402" calcext:value-type="float">
            <text:p>3.755402</text:p>
          </table:table-cell>
          <table:table-cell office:value-type="float" office:value="5.130219" calcext:value-type="float">
            <text:p>5.130219</text:p>
          </table:table-cell>
          <table:table-cell office:value-type="float" office:value="5.06488" calcext:value-type="float">
            <text:p>5.06488</text:p>
          </table:table-cell>
          <table:table-cell office:value-type="float" office:value="6.145447" calcext:value-type="float">
            <text:p>6.145447</text:p>
          </table:table-cell>
          <table:table-cell office:value-type="float" office:value="6.080292" calcext:value-type="float">
            <text:p>6.080292</text:p>
          </table:table-cell>
          <table:table-cell office:value-type="float" office:value="7.003815" calcext:value-type="float">
            <text:p>7.003815</text:p>
          </table:table-cell>
          <table:table-cell office:value-type="float" office:value="6.936462" calcext:value-type="float">
            <text:p>6.936462</text:p>
          </table:table-cell>
          <table:table-cell office:value-type="float" office:value="7.711609" calcext:value-type="float">
            <text:p>7.711609</text:p>
          </table:table-cell>
          <table:table-cell office:value-type="float" office:value="7.645447" calcext:value-type="float">
            <text:p>7.645447</text:p>
          </table:table-cell>
          <table:table-cell office:value-type="float" office:value="8.125214" calcext:value-type="float">
            <text:p>8.125214</text:p>
          </table:table-cell>
          <table:table-cell office:value-type="float" office:value="8.061401" calcext:value-type="float">
            <text:p>8.061401</text:p>
          </table:table-cell>
          <table:table-cell office:value-type="float" office:value="-1.758606" calcext:value-type="float">
            <text:p>-1.758606</text:p>
          </table:table-cell>
          <table:table-cell office:value-type="float" office:value="-3.255615" calcext:value-type="float">
            <text:p>-3.2556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10.97191" calcext:value-type="float">
            <text:p>10.97191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4.0134" calcext:value-type="float">
            <text:p>-14.0134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865542" calcext:value-type="float">
            <text:p>0.1865542</text:p>
          </table:table-cell>
          <table:table-cell office:value-type="float" office:value="316.8401" calcext:value-type="float">
            <text:p>316.8401</text:p>
          </table:table-cell>
          <table:table-cell office:value-type="float" office:value="0" calcext:value-type="float">
            <text:p>0</text:p>
          </table:table-cell>
          <table:table-cell office:value-type="float" office:value="-0.2106934" calcext:value-type="float">
            <text:p>-0.2106934</text:p>
          </table:table-cell>
          <table:table-cell office:value-type="float" office:value="-1.292114" calcext:value-type="float">
            <text:p>-1.292114</text:p>
          </table:table-cell>
          <table:table-cell office:value-type="float" office:value="-0.1381836" calcext:value-type="float">
            <text:p>-0.1381836</text:p>
          </table:table-cell>
          <table:table-cell office:value-type="float" office:value="-0.3038025" calcext:value-type="float">
            <text:p>-0.3038025</text:p>
          </table:table-cell>
          <table:table-cell office:value-type="float" office:value="0.1981506" calcext:value-type="float">
            <text:p>0.1981506</text:p>
          </table:table-cell>
          <table:table-cell office:value-type="float" office:value="0.09457397" calcext:value-type="float">
            <text:p>0.09457397</text:p>
          </table:table-cell>
          <table:table-cell office:value-type="float" office:value="0.5857849" calcext:value-type="float">
            <text:p>0.5857849</text:p>
          </table:table-cell>
          <table:table-cell office:value-type="float" office:value="0.5258789" calcext:value-type="float">
            <text:p>0.5258789</text:p>
          </table:table-cell>
          <table:table-cell office:value-type="float" office:value="0.9204712" calcext:value-type="float">
            <text:p>0.9204712</text:p>
          </table:table-cell>
          <table:table-cell office:value-type="float" office:value="0.8612061" calcext:value-type="float">
            <text:p>0.8612061</text:p>
          </table:table-cell>
          <table:table-cell office:value-type="float" office:value="1.33728" calcext:value-type="float">
            <text:p>1.33728</text:p>
          </table:table-cell>
          <table:table-cell office:value-type="float" office:value="1.268616" calcext:value-type="float">
            <text:p>1.268616</text:p>
          </table:table-cell>
          <table:table-cell office:value-type="float" office:value="1.804382" calcext:value-type="float">
            <text:p>1.804382</text:p>
          </table:table-cell>
          <table:table-cell office:value-type="float" office:value="1.71994" calcext:value-type="float">
            <text:p>1.71994</text:p>
          </table:table-cell>
          <table:table-cell office:value-type="float" office:value="2.553558" calcext:value-type="float">
            <text:p>2.553558</text:p>
          </table:table-cell>
          <table:table-cell office:value-type="float" office:value="2.454102" calcext:value-type="float">
            <text:p>2.454102</text:p>
          </table:table-cell>
          <table:table-cell office:value-type="float" office:value="3.754456" calcext:value-type="float">
            <text:p>3.754456</text:p>
          </table:table-cell>
          <table:table-cell office:value-type="float" office:value="3.665985" calcext:value-type="float">
            <text:p>3.665985</text:p>
          </table:table-cell>
          <table:table-cell office:value-type="float" office:value="5.064209" calcext:value-type="float">
            <text:p>5.064209</text:p>
          </table:table-cell>
          <table:table-cell office:value-type="float" office:value="4.993591" calcext:value-type="float">
            <text:p>4.993591</text:p>
          </table:table-cell>
          <table:table-cell office:value-type="float" office:value="6.07959" calcext:value-type="float">
            <text:p>6.07959</text:p>
          </table:table-cell>
          <table:table-cell office:value-type="float" office:value="6.013275" calcext:value-type="float">
            <text:p>6.013275</text:p>
          </table:table-cell>
          <table:table-cell office:value-type="float" office:value="6.93573" calcext:value-type="float">
            <text:p>6.93573</text:p>
          </table:table-cell>
          <table:table-cell office:value-type="float" office:value="6.870056" calcext:value-type="float">
            <text:p>6.870056</text:p>
          </table:table-cell>
          <table:table-cell office:value-type="float" office:value="7.644775" calcext:value-type="float">
            <text:p>7.644775</text:p>
          </table:table-cell>
          <table:table-cell office:value-type="float" office:value="7.580536" calcext:value-type="float">
            <text:p>7.580536</text:p>
          </table:table-cell>
          <table:table-cell office:value-type="float" office:value="8.06073" calcext:value-type="float">
            <text:p>8.06073</text:p>
          </table:table-cell>
          <table:table-cell office:value-type="float" office:value="7.997864" calcext:value-type="float">
            <text:p>7.997864</text:p>
          </table:table-cell>
          <table:table-cell office:value-type="float" office:value="-0.4026489" calcext:value-type="float">
            <text:p>-0.4026489</text:p>
          </table:table-cell>
          <table:table-cell office:value-type="float" office:value="-3.189453" calcext:value-type="float">
            <text:p>-3.1894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13.74047" calcext:value-type="float">
            <text:p>13.74047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10.52813" calcext:value-type="float">
            <text:p>-10.52813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454813" calcext:value-type="float">
            <text:p>0.2454813</text:p>
          </table:table-cell>
          <table:table-cell office:value-type="float" office:value="320.6859" calcext:value-type="float">
            <text:p>320.6859</text:p>
          </table:table-cell>
          <table:table-cell office:value-type="float" office:value="0" calcext:value-type="float">
            <text:p>0</text:p>
          </table:table-cell>
          <table:table-cell office:value-type="float" office:value="-0.1176758" calcext:value-type="float">
            <text:p>-0.1176758</text:p>
          </table:table-cell>
          <table:table-cell office:value-type="float" office:value="-0.7799683" calcext:value-type="float">
            <text:p>-0.7799683</text:p>
          </table:table-cell>
          <table:table-cell office:value-type="float" office:value="-0.09213257" calcext:value-type="float">
            <text:p>-0.09213257</text:p>
          </table:table-cell>
          <table:table-cell office:value-type="float" office:value="-0.2163391" calcext:value-type="float">
            <text:p>-0.2163391</text:p>
          </table:table-cell>
          <table:table-cell office:value-type="float" office:value="0.2270203" calcext:value-type="float">
            <text:p>0.2270203</text:p>
          </table:table-cell>
          <table:table-cell office:value-type="float" office:value="0.1481628" calcext:value-type="float">
            <text:p>0.1481628</text:p>
          </table:table-cell>
          <table:table-cell office:value-type="float" office:value="0.5858765" calcext:value-type="float">
            <text:p>0.5858765</text:p>
          </table:table-cell>
          <table:table-cell office:value-type="float" office:value="0.5458069" calcext:value-type="float">
            <text:p>0.5458069</text:p>
          </table:table-cell>
          <table:table-cell office:value-type="float" office:value="0.8858643" calcext:value-type="float">
            <text:p>0.8858643</text:p>
          </table:table-cell>
          <table:table-cell office:value-type="float" office:value="0.853241" calcext:value-type="float">
            <text:p>0.853241</text:p>
          </table:table-cell>
          <table:table-cell office:value-type="float" office:value="1.270477" calcext:value-type="float">
            <text:p>1.270477</text:p>
          </table:table-cell>
          <table:table-cell office:value-type="float" office:value="1.235229" calcext:value-type="float">
            <text:p>1.235229</text:p>
          </table:table-cell>
          <table:table-cell office:value-type="float" office:value="1.719635" calcext:value-type="float">
            <text:p>1.719635</text:p>
          </table:table-cell>
          <table:table-cell office:value-type="float" office:value="1.672058" calcext:value-type="float">
            <text:p>1.672058</text:p>
          </table:table-cell>
          <table:table-cell office:value-type="float" office:value="2.453217" calcext:value-type="float">
            <text:p>2.453217</text:p>
          </table:table-cell>
          <table:table-cell office:value-type="float" office:value="2.379883" calcext:value-type="float">
            <text:p>2.379883</text:p>
          </table:table-cell>
          <table:table-cell office:value-type="float" office:value="3.66507" calcext:value-type="float">
            <text:p>3.66507</text:p>
          </table:table-cell>
          <table:table-cell office:value-type="float" office:value="3.581909" calcext:value-type="float">
            <text:p>3.581909</text:p>
          </table:table-cell>
          <table:table-cell office:value-type="float" office:value="4.992798" calcext:value-type="float">
            <text:p>4.992798</text:p>
          </table:table-cell>
          <table:table-cell office:value-type="float" office:value="4.9198" calcext:value-type="float">
            <text:p>4.9198</text:p>
          </table:table-cell>
          <table:table-cell office:value-type="float" office:value="6.012573" calcext:value-type="float">
            <text:p>6.012573</text:p>
          </table:table-cell>
          <table:table-cell office:value-type="float" office:value="5.945007" calcext:value-type="float">
            <text:p>5.945007</text:p>
          </table:table-cell>
          <table:table-cell office:value-type="float" office:value="6.869354" calcext:value-type="float">
            <text:p>6.869354</text:p>
          </table:table-cell>
          <table:table-cell office:value-type="float" office:value="6.803131" calcext:value-type="float">
            <text:p>6.803131</text:p>
          </table:table-cell>
          <table:table-cell office:value-type="float" office:value="7.579834" calcext:value-type="float">
            <text:p>7.579834</text:p>
          </table:table-cell>
          <table:table-cell office:value-type="float" office:value="7.514313" calcext:value-type="float">
            <text:p>7.514313</text:p>
          </table:table-cell>
          <table:table-cell office:value-type="float" office:value="7.997253" calcext:value-type="float">
            <text:p>7.997253</text:p>
          </table:table-cell>
          <table:table-cell office:value-type="float" office:value="7.934723" calcext:value-type="float">
            <text:p>7.934723</text:p>
          </table:table-cell>
          <table:table-cell office:value-type="float" office:value="-0.152771" calcext:value-type="float">
            <text:p>-0.152771</text:p>
          </table:table-cell>
          <table:table-cell office:value-type="float" office:value="-1.900848" calcext:value-type="float">
            <text:p>-1.9008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11.17332" calcext:value-type="float">
            <text:p>11.17332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8.33786" calcext:value-type="float">
            <text:p>-8.33786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2906237" calcext:value-type="float">
            <text:p>0.2906237</text:p>
          </table:table-cell>
          <table:table-cell office:value-type="float" office:value="324.9031" calcext:value-type="float">
            <text:p>324.9031</text:p>
          </table:table-cell>
          <table:table-cell office:value-type="float" office:value="0" calcext:value-type="float">
            <text:p>0</text:p>
          </table:table-cell>
          <table:table-cell office:value-type="float" office:value="-0.1419067" calcext:value-type="float">
            <text:p>-0.1419067</text:p>
          </table:table-cell>
          <table:table-cell office:value-type="float" office:value="-0.671875" calcext:value-type="float">
            <text:p>-0.671875</text:p>
          </table:table-cell>
          <table:table-cell office:value-type="float" office:value="-0.08126831" calcext:value-type="float">
            <text:p>-0.08126831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2347107" calcext:value-type="float">
            <text:p>0.2347107</text:p>
          </table:table-cell>
          <table:table-cell office:value-type="float" office:value="0.180603" calcext:value-type="float">
            <text:p>0.180603</text:p>
          </table:table-cell>
          <table:table-cell office:value-type="float" office:value="0.5881958" calcext:value-type="float">
            <text:p>0.5881958</text:p>
          </table:table-cell>
          <table:table-cell office:value-type="float" office:value="0.5593262" calcext:value-type="float">
            <text:p>0.5593262</text:p>
          </table:table-cell>
          <table:table-cell office:value-type="float" office:value="0.8782654" calcext:value-type="float">
            <text:p>0.8782654</text:p>
          </table:table-cell>
          <table:table-cell office:value-type="float" office:value="0.8578796" calcext:value-type="float">
            <text:p>0.8578796</text:p>
          </table:table-cell>
          <table:table-cell office:value-type="float" office:value="1.244965" calcext:value-type="float">
            <text:p>1.244965</text:p>
          </table:table-cell>
          <table:table-cell office:value-type="float" office:value="1.227966" calcext:value-type="float">
            <text:p>1.227966</text:p>
          </table:table-cell>
          <table:table-cell office:value-type="float" office:value="1.671997" calcext:value-type="float">
            <text:p>1.671997</text:p>
          </table:table-cell>
          <table:table-cell office:value-type="float" office:value="1.646545" calcext:value-type="float">
            <text:p>1.646545</text:p>
          </table:table-cell>
          <table:table-cell office:value-type="float" office:value="2.379211" calcext:value-type="float">
            <text:p>2.379211</text:p>
          </table:table-cell>
          <table:table-cell office:value-type="float" office:value="2.328094" calcext:value-type="float">
            <text:p>2.328094</text:p>
          </table:table-cell>
          <table:table-cell office:value-type="float" office:value="3.581085" calcext:value-type="float">
            <text:p>3.581085</text:p>
          </table:table-cell>
          <table:table-cell office:value-type="float" office:value="3.507172" calcext:value-type="float">
            <text:p>3.507172</text:p>
          </table:table-cell>
          <table:table-cell office:value-type="float" office:value="4.919067" calcext:value-type="float">
            <text:p>4.919067</text:p>
          </table:table-cell>
          <table:table-cell office:value-type="float" office:value="4.846405" calcext:value-type="float">
            <text:p>4.846405</text:p>
          </table:table-cell>
          <table:table-cell office:value-type="float" office:value="5.944275" calcext:value-type="float">
            <text:p>5.944275</text:p>
          </table:table-cell>
          <table:table-cell office:value-type="float" office:value="5.875214" calcext:value-type="float">
            <text:p>5.875214</text:p>
          </table:table-cell>
          <table:table-cell office:value-type="float" office:value="6.802429" calcext:value-type="float">
            <text:p>6.802429</text:p>
          </table:table-cell>
          <table:table-cell office:value-type="float" office:value="6.735657" calcext:value-type="float">
            <text:p>6.735657</text:p>
          </table:table-cell>
          <table:table-cell office:value-type="float" office:value="7.513611" calcext:value-type="float">
            <text:p>7.513611</text:p>
          </table:table-cell>
          <table:table-cell office:value-type="float" office:value="7.448792" calcext:value-type="float">
            <text:p>7.448792</text:p>
          </table:table-cell>
          <table:table-cell office:value-type="float" office:value="7.934052" calcext:value-type="float">
            <text:p>7.934052</text:p>
          </table:table-cell>
          <table:table-cell office:value-type="float" office:value="7.87204" calcext:value-type="float">
            <text:p>7.87204</text:p>
          </table:table-cell>
          <table:table-cell office:value-type="float" office:value="-0.3680725" calcext:value-type="float">
            <text:p>-0.3680725</text:p>
          </table:table-cell>
          <table:table-cell office:value-type="float" office:value="-1.667511" calcext:value-type="float">
            <text:p>-1.6675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11.04789" calcext:value-type="float">
            <text:p>11.04789</text:p>
          </table:table-cell>
          <table:table-cell office:value-type="float" office:value="-6.460454" calcext:value-type="float">
            <text:p>-6.460454</text:p>
          </table:table-cell>
          <table:table-cell office:value-type="float" office:value="-11.06733" calcext:value-type="float">
            <text:p>-11.06733</text:p>
          </table:table-cell>
          <table:table-cell office:value-type="float" office:value="0.3351297" calcext:value-type="float">
            <text:p>0.3351297</text:p>
          </table:table-cell>
          <table:table-cell office:value-type="float" office:value="0.2353872" calcext:value-type="float">
            <text:p>0.2353872</text:p>
          </table:table-cell>
          <table:table-cell office:value-type="float" office:value="325.2991" calcext:value-type="float">
            <text:p>325.2991</text:p>
          </table:table-cell>
          <table:table-cell office:value-type="float" office:value="0" calcext:value-type="float">
            <text:p>0</text:p>
          </table:table-cell>
          <table:table-cell office:value-type="float" office:value="-0.6069336" calcext:value-type="float">
            <text:p>-0.6069336</text:p>
          </table:table-cell>
          <table:table-cell office:value-type="float" office:value="-1.145844" calcext:value-type="float">
            <text:p>-1.145844</text:p>
          </table:table-cell>
          <table:table-cell office:value-type="float" office:value="-0.1505432" calcext:value-type="float">
            <text:p>-0.1505432</text:p>
          </table:table-cell>
          <table:table-cell office:value-type="float" office:value="-0.2666931" calcext:value-type="float">
            <text:p>-0.2666931</text:p>
          </table:table-cell>
          <table:table-cell office:value-type="float" office:value="0.2027283" calcext:value-type="float">
            <text:p>0.2027283</text:p>
          </table:table-cell>
          <table:table-cell office:value-type="float" office:value="0.09951782" calcext:value-type="float">
            <text:p>0.09951782</text:p>
          </table:table-cell>
          <table:table-cell office:value-type="float" office:value="0.5776978" calcext:value-type="float">
            <text:p>0.5776978</text:p>
          </table:table-cell>
          <table:table-cell office:value-type="float" office:value="0.4909363" calcext:value-type="float">
            <text:p>0.4909363</text:p>
          </table:table-cell>
          <table:table-cell office:value-type="float" office:value="0.8682251" calcext:value-type="float">
            <text:p>0.8682251</text:p>
          </table:table-cell>
          <table:table-cell office:value-type="float" office:value="0.79422" calcext:value-type="float">
            <text:p>0.79422</text:p>
          </table:table-cell>
          <table:table-cell office:value-type="float" office:value="1.230103" calcext:value-type="float">
            <text:p>1.230103</text:p>
          </table:table-cell>
          <table:table-cell office:value-type="float" office:value="1.170929" calcext:value-type="float">
            <text:p>1.170929</text:p>
          </table:table-cell>
          <table:table-cell office:value-type="float" office:value="1.646362" calcext:value-type="float">
            <text:p>1.646362</text:p>
          </table:table-cell>
          <table:table-cell office:value-type="float" office:value="1.594208" calcext:value-type="float">
            <text:p>1.594208</text:p>
          </table:table-cell>
          <table:table-cell office:value-type="float" office:value="2.327637" calcext:value-type="float">
            <text:p>2.327637</text:p>
          </table:table-cell>
          <table:table-cell office:value-type="float" office:value="2.277679" calcext:value-type="float">
            <text:p>2.277679</text:p>
          </table:table-cell>
          <table:table-cell office:value-type="float" office:value="3.50647" calcext:value-type="float">
            <text:p>3.50647</text:p>
          </table:table-cell>
          <table:table-cell office:value-type="float" office:value="3.440887" calcext:value-type="float">
            <text:p>3.440887</text:p>
          </table:table-cell>
          <table:table-cell office:value-type="float" office:value="4.845642" calcext:value-type="float">
            <text:p>4.845642</text:p>
          </table:table-cell>
          <table:table-cell office:value-type="float" office:value="4.773743" calcext:value-type="float">
            <text:p>4.773743</text:p>
          </table:table-cell>
          <table:table-cell office:value-type="float" office:value="5.874481" calcext:value-type="float">
            <text:p>5.874481</text:p>
          </table:table-cell>
          <table:table-cell office:value-type="float" office:value="5.804871" calcext:value-type="float">
            <text:p>5.804871</text:p>
          </table:table-cell>
          <table:table-cell office:value-type="float" office:value="6.734985" calcext:value-type="float">
            <text:p>6.734985</text:p>
          </table:table-cell>
          <table:table-cell office:value-type="float" office:value="6.668152" calcext:value-type="float">
            <text:p>6.668152</text:p>
          </table:table-cell>
          <table:table-cell office:value-type="float" office:value="7.44809" calcext:value-type="float">
            <text:p>7.44809</text:p>
          </table:table-cell>
          <table:table-cell office:value-type="float" office:value="7.38446" calcext:value-type="float">
            <text:p>7.38446</text:p>
          </table:table-cell>
          <table:table-cell office:value-type="float" office:value="7.871368" calcext:value-type="float">
            <text:p>7.871368</text:p>
          </table:table-cell>
          <table:table-cell office:value-type="float" office:value="7.810333" calcext:value-type="float">
            <text:p>7.810333</text:p>
          </table:table-cell>
          <table:table-cell office:value-type="float" office:value="-1.090637" calcext:value-type="float">
            <text:p>-1.090637</text:p>
          </table:table-cell>
          <table:table-cell office:value-type="float" office:value="-2.823486" calcext:value-type="float">
            <text:p>-2.8234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10.39543" calcext:value-type="float">
            <text:p>10.39543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11.02007" calcext:value-type="float">
            <text:p>-11.02007</text:p>
          </table:table-cell>
          <table:table-cell office:value-type="float" office:value="0.6648917" calcext:value-type="float">
            <text:p>0.6648917</text:p>
          </table:table-cell>
          <table:table-cell office:value-type="float" office:value="0.2362565" calcext:value-type="float">
            <text:p>0.2362565</text:p>
          </table:table-cell>
          <table:table-cell office:value-type="float" office:value="320.3448" calcext:value-type="float">
            <text:p>320.3448</text:p>
          </table:table-cell>
          <table:table-cell office:value-type="float" office:value="1.5875" calcext:value-type="float">
            <text:p>1.5875</text:p>
          </table:table-cell>
          <table:table-cell office:value-type="float" office:value="-0.1703186" calcext:value-type="float">
            <text:p>-0.1703186</text:p>
          </table:table-cell>
          <table:table-cell office:value-type="float" office:value="-1.483398" calcext:value-type="float">
            <text:p>-1.483398</text:p>
          </table:table-cell>
          <table:table-cell office:value-type="float" office:value="-0.1818848" calcext:value-type="float">
            <text:p>-0.1818848</text:p>
          </table:table-cell>
          <table:table-cell office:value-type="float" office:value="-0.3595276" calcext:value-type="float">
            <text:p>-0.3595276</text:p>
          </table:table-cell>
          <table:table-cell office:value-type="float" office:value="0.1255493" calcext:value-type="float">
            <text:p>0.1255493</text:p>
          </table:table-cell>
          <table:table-cell office:value-type="float" office:value="0.01364136" calcext:value-type="float">
            <text:p>0.01364136</text:p>
          </table:table-cell>
          <table:table-cell office:value-type="float" office:value="0.4892273" calcext:value-type="float">
            <text:p>0.4892273</text:p>
          </table:table-cell>
          <table:table-cell office:value-type="float" office:value="0.4153137" calcext:value-type="float">
            <text:p>0.4153137</text:p>
          </table:table-cell>
          <table:table-cell office:value-type="float" office:value="0.7930298" calcext:value-type="float">
            <text:p>0.7930298</text:p>
          </table:table-cell>
          <table:table-cell office:value-type="float" office:value="0.7237549" calcext:value-type="float">
            <text:p>0.7237549</text:p>
          </table:table-cell>
          <table:table-cell office:value-type="float" office:value="1.170074" calcext:value-type="float">
            <text:p>1.170074</text:p>
          </table:table-cell>
          <table:table-cell office:value-type="float" office:value="1.098785" calcext:value-type="float">
            <text:p>1.098785</text:p>
          </table:table-cell>
          <table:table-cell office:value-type="float" office:value="1.593597" calcext:value-type="float">
            <text:p>1.593597</text:p>
          </table:table-cell>
          <table:table-cell office:value-type="float" office:value="1.524139" calcext:value-type="float">
            <text:p>1.524139</text:p>
          </table:table-cell>
          <table:table-cell office:value-type="float" office:value="2.277069" calcext:value-type="float">
            <text:p>2.277069</text:p>
          </table:table-cell>
          <table:table-cell office:value-type="float" office:value="2.209808" calcext:value-type="float">
            <text:p>2.209808</text:p>
          </table:table-cell>
          <table:table-cell office:value-type="float" office:value="3.440216" calcext:value-type="float">
            <text:p>3.440216</text:p>
          </table:table-cell>
          <table:table-cell office:value-type="float" office:value="3.375641" calcext:value-type="float">
            <text:p>3.375641</text:p>
          </table:table-cell>
          <table:table-cell office:value-type="float" office:value="4.77301" calcext:value-type="float">
            <text:p>4.77301</text:p>
          </table:table-cell>
          <table:table-cell office:value-type="float" office:value="4.704224" calcext:value-type="float">
            <text:p>4.704224</text:p>
          </table:table-cell>
          <table:table-cell office:value-type="float" office:value="5.804138" calcext:value-type="float">
            <text:p>5.804138</text:p>
          </table:table-cell>
          <table:table-cell office:value-type="float" office:value="5.735626" calcext:value-type="float">
            <text:p>5.735626</text:p>
          </table:table-cell>
          <table:table-cell office:value-type="float" office:value="6.66745" calcext:value-type="float">
            <text:p>6.66745</text:p>
          </table:table-cell>
          <table:table-cell office:value-type="float" office:value="6.600769" calcext:value-type="float">
            <text:p>6.600769</text:p>
          </table:table-cell>
          <table:table-cell office:value-type="float" office:value="7.383759" calcext:value-type="float">
            <text:p>7.383759</text:p>
          </table:table-cell>
          <table:table-cell office:value-type="float" office:value="7.319427" calcext:value-type="float">
            <text:p>7.319427</text:p>
          </table:table-cell>
          <table:table-cell office:value-type="float" office:value="7.809723" calcext:value-type="float">
            <text:p>7.809723</text:p>
          </table:table-cell>
          <table:table-cell office:value-type="float" office:value="7.748871" calcext:value-type="float">
            <text:p>7.748871</text:p>
          </table:table-cell>
          <table:table-cell office:value-type="float" office:value="-0.1925659" calcext:value-type="float">
            <text:p>-0.1925659</text:p>
          </table:table-cell>
          <table:table-cell office:value-type="float" office:value="-3.4711" calcext:value-type="float">
            <text:p>-3.47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14.06539" calcext:value-type="float">
            <text:p>14.06539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8.046199" calcext:value-type="float">
            <text:p>-8.046199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971681" calcext:value-type="float">
            <text:p>0.2971681</text:p>
          </table:table-cell>
          <table:table-cell office:value-type="float" office:value="322.6618" calcext:value-type="float">
            <text:p>322.6618</text:p>
          </table:table-cell>
          <table:table-cell office:value-type="float" office:value="7.9375" calcext:value-type="float">
            <text:p>7.9375</text:p>
          </table:table-cell>
          <table:table-cell office:value-type="float" office:value="-0.2219849" calcext:value-type="float">
            <text:p>-0.2219849</text:p>
          </table:table-cell>
          <table:table-cell office:value-type="float" office:value="-0.9450073" calcext:value-type="float">
            <text:p>-0.9450073</text:p>
          </table:table-cell>
          <table:table-cell office:value-type="float" office:value="-0.158844" calcext:value-type="float">
            <text:p>-0.158844</text:p>
          </table:table-cell>
          <table:table-cell office:value-type="float" office:value="-0.2837219" calcext:value-type="float">
            <text:p>-0.2837219</text:p>
          </table:table-cell>
          <table:table-cell office:value-type="float" office:value="0.1378174" calcext:value-type="float">
            <text:p>0.1378174</text:p>
          </table:table-cell>
          <table:table-cell office:value-type="float" office:value="0.05505371" calcext:value-type="float">
            <text:p>0.05505371</text:p>
          </table:table-cell>
          <table:table-cell office:value-type="float" office:value="0.4733276" calcext:value-type="float">
            <text:p>0.4733276</text:p>
          </table:table-cell>
          <table:table-cell office:value-type="float" office:value="0.4269104" calcext:value-type="float">
            <text:p>0.4269104</text:p>
          </table:table-cell>
          <table:table-cell office:value-type="float" office:value="0.7533264" calcext:value-type="float">
            <text:p>0.7533264</text:p>
          </table:table-cell>
          <table:table-cell office:value-type="float" office:value="0.7192383" calcext:value-type="float">
            <text:p>0.7192383</text:p>
          </table:table-cell>
          <table:table-cell office:value-type="float" office:value="1.109497" calcext:value-type="float">
            <text:p>1.109497</text:p>
          </table:table-cell>
          <table:table-cell office:value-type="float" office:value="1.080505" calcext:value-type="float">
            <text:p>1.080505</text:p>
          </table:table-cell>
          <table:table-cell office:value-type="float" office:value="1.524323" calcext:value-type="float">
            <text:p>1.524323</text:p>
          </table:table-cell>
          <table:table-cell office:value-type="float" office:value="1.492096" calcext:value-type="float">
            <text:p>1.492096</text:p>
          </table:table-cell>
          <table:table-cell office:value-type="float" office:value="2.209167" calcext:value-type="float">
            <text:p>2.209167</text:p>
          </table:table-cell>
          <table:table-cell office:value-type="float" office:value="2.157684" calcext:value-type="float">
            <text:p>2.157684</text:p>
          </table:table-cell>
          <table:table-cell office:value-type="float" office:value="3.374939" calcext:value-type="float">
            <text:p>3.374939</text:p>
          </table:table-cell>
          <table:table-cell office:value-type="float" office:value="3.310608" calcext:value-type="float">
            <text:p>3.310608</text:p>
          </table:table-cell>
          <table:table-cell office:value-type="float" office:value="4.703461" calcext:value-type="float">
            <text:p>4.703461</text:p>
          </table:table-cell>
          <table:table-cell office:value-type="float" office:value="4.634827" calcext:value-type="float">
            <text:p>4.634827</text:p>
          </table:table-cell>
          <table:table-cell office:value-type="float" office:value="5.734894" calcext:value-type="float">
            <text:p>5.734894</text:p>
          </table:table-cell>
          <table:table-cell office:value-type="float" office:value="5.666565" calcext:value-type="float">
            <text:p>5.666565</text:p>
          </table:table-cell>
          <table:table-cell office:value-type="float" office:value="6.600067" calcext:value-type="float">
            <text:p>6.600067</text:p>
          </table:table-cell>
          <table:table-cell office:value-type="float" office:value="6.533752" calcext:value-type="float">
            <text:p>6.533752</text:p>
          </table:table-cell>
          <table:table-cell office:value-type="float" office:value="7.318726" calcext:value-type="float">
            <text:p>7.318726</text:p>
          </table:table-cell>
          <table:table-cell office:value-type="float" office:value="7.255554" calcext:value-type="float">
            <text:p>7.255554</text:p>
          </table:table-cell>
          <table:table-cell office:value-type="float" office:value="7.748199" calcext:value-type="float">
            <text:p>7.748199</text:p>
          </table:table-cell>
          <table:table-cell office:value-type="float" office:value="7.687866" calcext:value-type="float">
            <text:p>7.687866</text:p>
          </table:table-cell>
          <table:table-cell office:value-type="float" office:value="-0.3537903" calcext:value-type="float">
            <text:p>-0.3537903</text:p>
          </table:table-cell>
          <table:table-cell office:value-type="float" office:value="-2.246063" calcext:value-type="float">
            <text:p>-2.2460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9.772376" calcext:value-type="float">
            <text:p>9.772376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7.042863" calcext:value-type="float">
            <text:p>-7.042863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3207074" calcext:value-type="float">
            <text:p>0.3207074</text:p>
          </table:table-cell>
          <table:table-cell office:value-type="float" office:value="328.1698" calcext:value-type="float">
            <text:p>328.1698</text:p>
          </table:table-cell>
          <table:table-cell office:value-type="float" office:value="9.525" calcext:value-type="float">
            <text:p>9.525</text:p>
          </table:table-cell>
          <table:table-cell office:value-type="float" office:value="-0.1719971" calcext:value-type="float">
            <text:p>-0.1719971</text:p>
          </table:table-cell>
          <table:table-cell office:value-type="float" office:value="-0.4630432" calcext:value-type="float">
            <text:p>-0.4630432</text:p>
          </table:table-cell>
          <table:table-cell office:value-type="float" office:value="-0.1134338" calcext:value-type="float">
            <text:p>-0.1134338</text:p>
          </table:table-cell>
          <table:table-cell office:value-type="float" office:value="-0.1841736" calcext:value-type="float">
            <text:p>-0.1841736</text:p>
          </table:table-cell>
          <table:table-cell office:value-type="float" office:value="0.178009" calcext:value-type="float">
            <text:p>0.178009</text:p>
          </table:table-cell>
          <table:table-cell office:value-type="float" office:value="0.1287842" calcext:value-type="float">
            <text:p>0.1287842</text:p>
          </table:table-cell>
          <table:table-cell office:value-type="float" office:value="0.504425" calcext:value-type="float">
            <text:p>0.504425</text:p>
          </table:table-cell>
          <table:table-cell office:value-type="float" office:value="0.4736633" calcext:value-type="float">
            <text:p>0.4736633</text:p>
          </table:table-cell>
          <table:table-cell office:value-type="float" office:value="0.7668762" calcext:value-type="float">
            <text:p>0.7668762</text:p>
          </table:table-cell>
          <table:table-cell office:value-type="float" office:value="0.7453308" calcext:value-type="float">
            <text:p>0.7453308</text:p>
          </table:table-cell>
          <table:table-cell office:value-type="float" office:value="1.098358" calcext:value-type="float">
            <text:p>1.098358</text:p>
          </table:table-cell>
          <table:table-cell office:value-type="float" office:value="1.088654" calcext:value-type="float">
            <text:p>1.088654</text:p>
          </table:table-cell>
          <table:table-cell office:value-type="float" office:value="1.49292" calcext:value-type="float">
            <text:p>1.49292</text:p>
          </table:table-cell>
          <table:table-cell office:value-type="float" office:value="1.486115" calcext:value-type="float">
            <text:p>1.486115</text:p>
          </table:table-cell>
          <table:table-cell office:value-type="float" office:value="2.157227" calcext:value-type="float">
            <text:p>2.157227</text:p>
          </table:table-cell>
          <table:table-cell office:value-type="float" office:value="2.124664" calcext:value-type="float">
            <text:p>2.124664</text:p>
          </table:table-cell>
          <table:table-cell office:value-type="float" office:value="3.309967" calcext:value-type="float">
            <text:p>3.309967</text:p>
          </table:table-cell>
          <table:table-cell office:value-type="float" office:value="3.252136" calcext:value-type="float">
            <text:p>3.252136</text:p>
          </table:table-cell>
          <table:table-cell office:value-type="float" office:value="4.634125" calcext:value-type="float">
            <text:p>4.634125</text:p>
          </table:table-cell>
          <table:table-cell office:value-type="float" office:value="4.567902" calcext:value-type="float">
            <text:p>4.567902</text:p>
          </table:table-cell>
          <table:table-cell office:value-type="float" office:value="5.665863" calcext:value-type="float">
            <text:p>5.665863</text:p>
          </table:table-cell>
          <table:table-cell office:value-type="float" office:value="5.598785" calcext:value-type="float">
            <text:p>5.598785</text:p>
          </table:table-cell>
          <table:table-cell office:value-type="float" office:value="6.533051" calcext:value-type="float">
            <text:p>6.533051</text:p>
          </table:table-cell>
          <table:table-cell office:value-type="float" office:value="6.466705" calcext:value-type="float">
            <text:p>6.466705</text:p>
          </table:table-cell>
          <table:table-cell office:value-type="float" office:value="7.254852" calcext:value-type="float">
            <text:p>7.254852</text:p>
          </table:table-cell>
          <table:table-cell office:value-type="float" office:value="7.190979" calcext:value-type="float">
            <text:p>7.190979</text:p>
          </table:table-cell>
          <table:table-cell office:value-type="float" office:value="7.687225" calcext:value-type="float">
            <text:p>7.687225</text:p>
          </table:table-cell>
          <table:table-cell office:value-type="float" office:value="7.627289" calcext:value-type="float">
            <text:p>7.627289</text:p>
          </table:table-cell>
          <table:table-cell office:value-type="float" office:value="-0.3368225" calcext:value-type="float">
            <text:p>-0.3368225</text:p>
          </table:table-cell>
          <table:table-cell office:value-type="float" office:value="-0.8790588" calcext:value-type="float">
            <text:p>-0.87905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9.719793" calcext:value-type="float">
            <text:p>9.719793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6.556484" calcext:value-type="float">
            <text:p>-6.556484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327123" calcext:value-type="float">
            <text:p>0.3327123</text:p>
          </table:table-cell>
          <table:table-cell office:value-type="float" office:value="328.3598" calcext:value-type="float">
            <text:p>328.3598</text:p>
          </table:table-cell>
          <table:table-cell office:value-type="float" office:value="0" calcext:value-type="float">
            <text:p>0</text:p>
          </table:table-cell>
          <table:table-cell office:value-type="float" office:value="-0.09902954" calcext:value-type="float">
            <text:p>-0.09902954</text:p>
          </table:table-cell>
          <table:table-cell office:value-type="float" office:value="-0.171051" calcext:value-type="float">
            <text:p>-0.171051</text:p>
          </table:table-cell>
          <table:table-cell office:value-type="float" office:value="-0.06280518" calcext:value-type="float">
            <text:p>-0.06280518</text:p>
          </table:table-cell>
          <table:table-cell office:value-type="float" office:value="-0.1127625" calcext:value-type="float">
            <text:p>-0.1127625</text:p>
          </table:table-cell>
          <table:table-cell office:value-type="float" office:value="0.2235107" calcext:value-type="float">
            <text:p>0.2235107</text:p>
          </table:table-cell>
          <table:table-cell office:value-type="float" office:value="0.1785583" calcext:value-type="float">
            <text:p>0.1785583</text:p>
          </table:table-cell>
          <table:table-cell office:value-type="float" office:value="0.5402832" calcext:value-type="float">
            <text:p>0.5402832</text:p>
          </table:table-cell>
          <table:table-cell office:value-type="float" office:value="0.5048828" calcext:value-type="float">
            <text:p>0.5048828</text:p>
          </table:table-cell>
          <table:table-cell office:value-type="float" office:value="0.794281" calcext:value-type="float">
            <text:p>0.794281</text:p>
          </table:table-cell>
          <table:table-cell office:value-type="float" office:value="0.7672729" calcext:value-type="float">
            <text:p>0.7672729</text:p>
          </table:table-cell>
          <table:table-cell office:value-type="float" office:value="1.11441" calcext:value-type="float">
            <text:p>1.11441</text:p>
          </table:table-cell>
          <table:table-cell office:value-type="float" office:value="1.098541" calcext:value-type="float">
            <text:p>1.098541</text:p>
          </table:table-cell>
          <table:table-cell office:value-type="float" office:value="1.488464" calcext:value-type="float">
            <text:p>1.488464</text:p>
          </table:table-cell>
          <table:table-cell office:value-type="float" office:value="1.486328" calcext:value-type="float">
            <text:p>1.486328</text:p>
          </table:table-cell>
          <table:table-cell office:value-type="float" office:value="2.12439" calcext:value-type="float">
            <text:p>2.12439</text:p>
          </table:table-cell>
          <table:table-cell office:value-type="float" office:value="2.103607" calcext:value-type="float">
            <text:p>2.103607</text:p>
          </table:table-cell>
          <table:table-cell office:value-type="float" office:value="3.251587" calcext:value-type="float">
            <text:p>3.251587</text:p>
          </table:table-cell>
          <table:table-cell office:value-type="float" office:value="3.202271" calcext:value-type="float">
            <text:p>3.202271</text:p>
          </table:table-cell>
          <table:table-cell office:value-type="float" office:value="4.5672" calcext:value-type="float">
            <text:p>4.5672</text:p>
          </table:table-cell>
          <table:table-cell office:value-type="float" office:value="4.503479" calcext:value-type="float">
            <text:p>4.503479</text:p>
          </table:table-cell>
          <table:table-cell office:value-type="float" office:value="5.598083" calcext:value-type="float">
            <text:p>5.598083</text:p>
          </table:table-cell>
          <table:table-cell office:value-type="float" office:value="5.531891" calcext:value-type="float">
            <text:p>5.531891</text:p>
          </table:table-cell>
          <table:table-cell office:value-type="float" office:value="6.466003" calcext:value-type="float">
            <text:p>6.466003</text:p>
          </table:table-cell>
          <table:table-cell office:value-type="float" office:value="6.401184" calcext:value-type="float">
            <text:p>6.401184</text:p>
          </table:table-cell>
          <table:table-cell office:value-type="float" office:value="7.190338" calcext:value-type="float">
            <text:p>7.190338</text:p>
          </table:table-cell>
          <table:table-cell office:value-type="float" office:value="7.129028" calcext:value-type="float">
            <text:p>7.129028</text:p>
          </table:table-cell>
          <table:table-cell office:value-type="float" office:value="7.626617" calcext:value-type="float">
            <text:p>7.626617</text:p>
          </table:table-cell>
          <table:table-cell office:value-type="float" office:value="7.566956" calcext:value-type="float">
            <text:p>7.566956</text:p>
          </table:table-cell>
          <table:table-cell office:value-type="float" office:value="-0.2004395" calcext:value-type="float">
            <text:p>-0.2004395</text:p>
          </table:table-cell>
          <table:table-cell office:value-type="float" office:value="-0.3344727" calcext:value-type="float">
            <text:p>-0.33447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11.19665" calcext:value-type="float">
            <text:p>11.19665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8.305648" calcext:value-type="float">
            <text:p>-8.305648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870227" calcext:value-type="float">
            <text:p>0.2870227</text:p>
          </table:table-cell>
          <table:table-cell office:value-type="float" office:value="336.9604" calcext:value-type="float">
            <text:p>336.9604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290405" calcext:value-type="float">
            <text:p>0.3290405</text:p>
          </table:table-cell>
          <table:table-cell office:value-type="float" office:value="-0.09860229" calcext:value-type="float">
            <text:p>-0.09860229</text:p>
          </table:table-cell>
          <table:table-cell office:value-type="float" office:value="0.5119934" calcext:value-type="float">
            <text:p>0.5119934</text:p>
          </table:table-cell>
          <table:table-cell office:value-type="float" office:value="-0.06243896" calcext:value-type="float">
            <text:p>-0.06243896</text:p>
          </table:table-cell>
          <table:table-cell office:value-type="float" office:value="0.6821289" calcext:value-type="float">
            <text:p>0.6821289</text:p>
          </table:table-cell>
          <table:table-cell office:value-type="float" office:value="0.2238464" calcext:value-type="float">
            <text:p>0.2238464</text:p>
          </table:table-cell>
          <table:table-cell office:value-type="float" office:value="0.8837891" calcext:value-type="float">
            <text:p>0.8837891</text:p>
          </table:table-cell>
          <table:table-cell office:value-type="float" office:value="0.5405884" calcext:value-type="float">
            <text:p>0.5405884</text:p>
          </table:table-cell>
          <table:table-cell office:value-type="float" office:value="1.057709" calcext:value-type="float">
            <text:p>1.057709</text:p>
          </table:table-cell>
          <table:table-cell office:value-type="float" office:value="0.7944946" calcext:value-type="float">
            <text:p>0.7944946</text:p>
          </table:table-cell>
          <table:table-cell office:value-type="float" office:value="1.286224" calcext:value-type="float">
            <text:p>1.286224</text:p>
          </table:table-cell>
          <table:table-cell office:value-type="float" office:value="1.114563" calcext:value-type="float">
            <text:p>1.114563</text:p>
          </table:table-cell>
          <table:table-cell office:value-type="float" office:value="1.587799" calcext:value-type="float">
            <text:p>1.587799</text:p>
          </table:table-cell>
          <table:table-cell office:value-type="float" office:value="1.488495" calcext:value-type="float">
            <text:p>1.488495</text:p>
          </table:table-cell>
          <table:table-cell office:value-type="float" office:value="2.115692" calcext:value-type="float">
            <text:p>2.115692</text:p>
          </table:table-cell>
          <table:table-cell office:value-type="float" office:value="2.098785" calcext:value-type="float">
            <text:p>2.098785</text:p>
          </table:table-cell>
          <table:table-cell office:value-type="float" office:value="3.201813" calcext:value-type="float">
            <text:p>3.201813</text:p>
          </table:table-cell>
          <table:table-cell office:value-type="float" office:value="3.16275" calcext:value-type="float">
            <text:p>3.16275</text:p>
          </table:table-cell>
          <table:table-cell office:value-type="float" office:value="4.502869" calcext:value-type="float">
            <text:p>4.502869</text:p>
          </table:table-cell>
          <table:table-cell office:value-type="float" office:value="4.443329" calcext:value-type="float">
            <text:p>4.443329</text:p>
          </table:table-cell>
          <table:table-cell office:value-type="float" office:value="5.531189" calcext:value-type="float">
            <text:p>5.531189</text:p>
          </table:table-cell>
          <table:table-cell office:value-type="float" office:value="5.467163" calcext:value-type="float">
            <text:p>5.467163</text:p>
          </table:table-cell>
          <table:table-cell office:value-type="float" office:value="6.400513" calcext:value-type="float">
            <text:p>6.400513</text:p>
          </table:table-cell>
          <table:table-cell office:value-type="float" office:value="6.336182" calcext:value-type="float">
            <text:p>6.336182</text:p>
          </table:table-cell>
          <table:table-cell office:value-type="float" office:value="7.128357" calcext:value-type="float">
            <text:p>7.128357</text:p>
          </table:table-cell>
          <table:table-cell office:value-type="float" office:value="7.064301" calcext:value-type="float">
            <text:p>7.064301</text:p>
          </table:table-cell>
          <table:table-cell office:value-type="float" office:value="7.566315" calcext:value-type="float">
            <text:p>7.566315</text:p>
          </table:table-cell>
          <table:table-cell office:value-type="float" office:value="7.506317" calcext:value-type="float">
            <text:p>7.506317</text:p>
          </table:table-cell>
          <table:table-cell office:value-type="float" office:value="0.02816772" calcext:value-type="float">
            <text:p>0.02816772</text:p>
          </table:table-cell>
          <table:table-cell office:value-type="float" office:value="-0.2487183" calcext:value-type="float">
            <text:p>-0.24871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15.51016" calcext:value-type="float">
            <text:p>15.51016</text:p>
          </table:table-cell>
          <table:table-cell office:value-type="float" office:value="-9.686457" calcext:value-type="float">
            <text:p>-9.686457</text:p>
          </table:table-cell>
          <table:table-cell office:value-type="float" office:value="-15.51596" calcext:value-type="float">
            <text:p>-15.51596</text:p>
          </table:table-cell>
          <table:table-cell office:value-type="float" office:value="0.2620204" calcext:value-type="float">
            <text:p>0.2620204</text:p>
          </table:table-cell>
          <table:table-cell office:value-type="float" office:value="0.1653541" calcext:value-type="float">
            <text:p>0.1653541</text:p>
          </table:table-cell>
          <table:table-cell office:value-type="float" office:value="342.1591" calcext:value-type="float">
            <text:p>342.1591</text:p>
          </table:table-cell>
          <table:table-cell office:value-type="float" office:value="1.4525" calcext:value-type="float">
            <text:p>1.4525</text:p>
          </table:table-cell>
          <table:table-cell office:value-type="float" office:value="0.3802795" calcext:value-type="float">
            <text:p>0.3802795</text:p>
          </table:table-cell>
          <table:table-cell office:value-type="float" office:value="0.2734985" calcext:value-type="float">
            <text:p>0.2734985</text:p>
          </table:table-cell>
          <table:table-cell office:value-type="float" office:value="0.5884399" calcext:value-type="float">
            <text:p>0.5884399</text:p>
          </table:table-cell>
          <table:table-cell office:value-type="float" office:value="0.5132141" calcext:value-type="float">
            <text:p>0.5132141</text:p>
          </table:table-cell>
          <table:table-cell office:value-type="float" office:value="0.7862549" calcext:value-type="float">
            <text:p>0.7862549</text:p>
          </table:table-cell>
          <table:table-cell office:value-type="float" office:value="0.6843262" calcext:value-type="float">
            <text:p>0.6843262</text:p>
          </table:table-cell>
          <table:table-cell office:value-type="float" office:value="1.011108" calcext:value-type="float">
            <text:p>1.011108</text:p>
          </table:table-cell>
          <table:table-cell office:value-type="float" office:value="0.8862305" calcext:value-type="float">
            <text:p>0.8862305</text:p>
          </table:table-cell>
          <table:table-cell office:value-type="float" office:value="1.192047" calcext:value-type="float">
            <text:p>1.192047</text:p>
          </table:table-cell>
          <table:table-cell office:value-type="float" office:value="1.06012" calcext:value-type="float">
            <text:p>1.06012</text:p>
          </table:table-cell>
          <table:table-cell office:value-type="float" office:value="1.421844" calcext:value-type="float">
            <text:p>1.421844</text:p>
          </table:table-cell>
          <table:table-cell office:value-type="float" office:value="1.2883" calcext:value-type="float">
            <text:p>1.2883</text:p>
          </table:table-cell>
          <table:table-cell office:value-type="float" office:value="1.701782" calcext:value-type="float">
            <text:p>1.701782</text:p>
          </table:table-cell>
          <table:table-cell office:value-type="float" office:value="1.589325" calcext:value-type="float">
            <text:p>1.589325</text:p>
          </table:table-cell>
          <table:table-cell office:value-type="float" office:value="2.178009" calcext:value-type="float">
            <text:p>2.178009</text:p>
          </table:table-cell>
          <table:table-cell office:value-type="float" office:value="2.11618" calcext:value-type="float">
            <text:p>2.11618</text:p>
          </table:table-cell>
          <table:table-cell office:value-type="float" office:value="3.162415" calcext:value-type="float">
            <text:p>3.162415</text:p>
          </table:table-cell>
          <table:table-cell office:value-type="float" office:value="3.146637" calcext:value-type="float">
            <text:p>3.146637</text:p>
          </table:table-cell>
          <table:table-cell office:value-type="float" office:value="4.442719" calcext:value-type="float">
            <text:p>4.442719</text:p>
          </table:table-cell>
          <table:table-cell office:value-type="float" office:value="4.389618" calcext:value-type="float">
            <text:p>4.389618</text:p>
          </table:table-cell>
          <table:table-cell office:value-type="float" office:value="5.466492" calcext:value-type="float">
            <text:p>5.466492</text:p>
          </table:table-cell>
          <table:table-cell office:value-type="float" office:value="5.404602" calcext:value-type="float">
            <text:p>5.404602</text:p>
          </table:table-cell>
          <table:table-cell office:value-type="float" office:value="6.33551" calcext:value-type="float">
            <text:p>6.33551</text:p>
          </table:table-cell>
          <table:table-cell office:value-type="float" office:value="6.271179" calcext:value-type="float">
            <text:p>6.271179</text:p>
          </table:table-cell>
          <table:table-cell office:value-type="float" office:value="7.063629" calcext:value-type="float">
            <text:p>7.063629</text:p>
          </table:table-cell>
          <table:table-cell office:value-type="float" office:value="7.000885" calcext:value-type="float">
            <text:p>7.000885</text:p>
          </table:table-cell>
          <table:table-cell office:value-type="float" office:value="7.505676" calcext:value-type="float">
            <text:p>7.505676</text:p>
          </table:table-cell>
          <table:table-cell office:value-type="float" office:value="7.446167" calcext:value-type="float">
            <text:p>7.446167</text:p>
          </table:table-cell>
          <table:table-cell office:value-type="float" office:value="0.06454468" calcext:value-type="float">
            <text:p>0.06454468</text:p>
          </table:table-cell>
          <table:table-cell office:value-type="float" office:value="-0.1300659" calcext:value-type="float">
            <text:p>-0.13006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14.00942" calcext:value-type="float">
            <text:p>14.00942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8.5159" calcext:value-type="float">
            <text:p>-18.5159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1294094" calcext:value-type="float">
            <text:p>0.1294094</text:p>
          </table:table-cell>
          <table:table-cell office:value-type="float" office:value="339.5479" calcext:value-type="float">
            <text:p>339.5479</text:p>
          </table:table-cell>
          <table:table-cell office:value-type="float" office:value="1.5" calcext:value-type="float">
            <text:p>1.5</text:p>
          </table:table-cell>
          <table:table-cell office:value-type="float" office:value="0.1867676" calcext:value-type="float">
            <text:p>0.1867676</text:p>
          </table:table-cell>
          <table:table-cell office:value-type="float" office:value="-0.2122498" calcext:value-type="float">
            <text:p>-0.2122498</text:p>
          </table:table-cell>
          <table:table-cell office:value-type="float" office:value="0.5552979" calcext:value-type="float">
            <text:p>0.5552979</text:p>
          </table:table-cell>
          <table:table-cell office:value-type="float" office:value="0.156311" calcext:value-type="float">
            <text:p>0.156311</text:p>
          </table:table-cell>
          <table:table-cell office:value-type="float" office:value="0.7837219" calcext:value-type="float">
            <text:p>0.7837219</text:p>
          </table:table-cell>
          <table:table-cell office:value-type="float" office:value="0.4537354" calcext:value-type="float">
            <text:p>0.4537354</text:p>
          </table:table-cell>
          <table:table-cell office:value-type="float" office:value="1.011292" calcext:value-type="float">
            <text:p>1.011292</text:p>
          </table:table-cell>
          <table:table-cell office:value-type="float" office:value="0.7646179" calcext:value-type="float">
            <text:p>0.7646179</text:p>
          </table:table-cell>
          <table:table-cell office:value-type="float" office:value="1.193329" calcext:value-type="float">
            <text:p>1.193329</text:p>
          </table:table-cell>
          <table:table-cell office:value-type="float" office:value="1.006836" calcext:value-type="float">
            <text:p>1.006836</text:p>
          </table:table-cell>
          <table:table-cell office:value-type="float" office:value="1.427032" calcext:value-type="float">
            <text:p>1.427032</text:p>
          </table:table-cell>
          <table:table-cell office:value-type="float" office:value="1.308044" calcext:value-type="float">
            <text:p>1.308044</text:p>
          </table:table-cell>
          <table:table-cell office:value-type="float" office:value="1.711761" calcext:value-type="float">
            <text:p>1.711761</text:p>
          </table:table-cell>
          <table:table-cell office:value-type="float" office:value="1.646332" calcext:value-type="float">
            <text:p>1.646332</text:p>
          </table:table-cell>
          <table:table-cell office:value-type="float" office:value="2.198914" calcext:value-type="float">
            <text:p>2.198914</text:p>
          </table:table-cell>
          <table:table-cell office:value-type="float" office:value="2.178619" calcext:value-type="float">
            <text:p>2.178619</text:p>
          </table:table-cell>
          <table:table-cell office:value-type="float" office:value="3.146576" calcext:value-type="float">
            <text:p>3.146576</text:p>
          </table:table-cell>
          <table:table-cell office:value-type="float" office:value="3.141815" calcext:value-type="float">
            <text:p>3.141815</text:p>
          </table:table-cell>
          <table:table-cell office:value-type="float" office:value="4.389069" calcext:value-type="float">
            <text:p>4.389069</text:p>
          </table:table-cell>
          <table:table-cell office:value-type="float" office:value="4.344391" calcext:value-type="float">
            <text:p>4.344391</text:p>
          </table:table-cell>
          <table:table-cell office:value-type="float" office:value="5.403961" calcext:value-type="float">
            <text:p>5.403961</text:p>
          </table:table-cell>
          <table:table-cell office:value-type="float" office:value="5.345581" calcext:value-type="float">
            <text:p>5.345581</text:p>
          </table:table-cell>
          <table:table-cell office:value-type="float" office:value="6.270477" calcext:value-type="float">
            <text:p>6.270477</text:p>
          </table:table-cell>
          <table:table-cell office:value-type="float" office:value="6.207184" calcext:value-type="float">
            <text:p>6.207184</text:p>
          </table:table-cell>
          <table:table-cell office:value-type="float" office:value="7.000214" calcext:value-type="float">
            <text:p>7.000214</text:p>
          </table:table-cell>
          <table:table-cell office:value-type="float" office:value="6.93811" calcext:value-type="float">
            <text:p>6.93811</text:p>
          </table:table-cell>
          <table:table-cell office:value-type="float" office:value="7.445587" calcext:value-type="float">
            <text:p>7.445587</text:p>
          </table:table-cell>
          <table:table-cell office:value-type="float" office:value="7.386841" calcext:value-type="float">
            <text:p>7.386841</text:p>
          </table:table-cell>
          <table:table-cell office:value-type="float" office:value="-0.2580261" calcext:value-type="float">
            <text:p>-0.2580261</text:p>
          </table:table-cell>
          <table:table-cell office:value-type="float" office:value="-0.7197266" calcext:value-type="float">
            <text:p>-0.71972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16.95262" calcext:value-type="float">
            <text:p>16.9526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6.50089" calcext:value-type="float">
            <text:p>-16.50089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526653" calcext:value-type="float">
            <text:p>0.1526653</text:p>
          </table:table-cell>
          <table:table-cell office:value-type="float" office:value="345.5339" calcext:value-type="float">
            <text:p>345.5339</text:p>
          </table:table-cell>
          <table:table-cell office:value-type="float" office:value="0" calcext:value-type="float">
            <text:p>0</text:p>
          </table:table-cell>
          <table:table-cell office:value-type="float" office:value="0.2834473" calcext:value-type="float">
            <text:p>0.2834473</text:p>
          </table:table-cell>
          <table:table-cell office:value-type="float" office:value="-0.3238525" calcext:value-type="float">
            <text:p>-0.3238525</text:p>
          </table:table-cell>
          <table:table-cell office:value-type="float" office:value="0.4631042" calcext:value-type="float">
            <text:p>0.4631042</text:p>
          </table:table-cell>
          <table:table-cell office:value-type="float" office:value="0.0447998" calcext:value-type="float">
            <text:p>0.0447998</text:p>
          </table:table-cell>
          <table:table-cell office:value-type="float" office:value="0.6355896" calcext:value-type="float">
            <text:p>0.6355896</text:p>
          </table:table-cell>
          <table:table-cell office:value-type="float" office:value="0.3521423" calcext:value-type="float">
            <text:p>0.3521423</text:p>
          </table:table-cell>
          <table:table-cell office:value-type="float" office:value="0.8490295" calcext:value-type="float">
            <text:p>0.8490295</text:p>
          </table:table-cell>
          <table:table-cell office:value-type="float" office:value="0.6808777" calcext:value-type="float">
            <text:p>0.6808777</text:p>
          </table:table-cell>
          <table:table-cell office:value-type="float" office:value="1.037048" calcext:value-type="float">
            <text:p>1.037048</text:p>
          </table:table-cell>
          <table:table-cell office:value-type="float" office:value="0.9360962" calcext:value-type="float">
            <text:p>0.9360962</text:p>
          </table:table-cell>
          <table:table-cell office:value-type="float" office:value="1.307373" calcext:value-type="float">
            <text:p>1.307373</text:p>
          </table:table-cell>
          <table:table-cell office:value-type="float" office:value="1.246399" calcext:value-type="float">
            <text:p>1.246399</text:p>
          </table:table-cell>
          <table:table-cell office:value-type="float" office:value="1.645782" calcext:value-type="float">
            <text:p>1.645782</text:p>
          </table:table-cell>
          <table:table-cell office:value-type="float" office:value="1.594086" calcext:value-type="float">
            <text:p>1.594086</text:p>
          </table:table-cell>
          <table:table-cell office:value-type="float" office:value="2.190582" calcext:value-type="float">
            <text:p>2.190582</text:p>
          </table:table-cell>
          <table:table-cell office:value-type="float" office:value="2.153656" calcext:value-type="float">
            <text:p>2.153656</text:p>
          </table:table-cell>
          <table:table-cell office:value-type="float" office:value="3.141693" calcext:value-type="float">
            <text:p>3.141693</text:p>
          </table:table-cell>
          <table:table-cell office:value-type="float" office:value="3.121887" calcext:value-type="float">
            <text:p>3.121887</text:p>
          </table:table-cell>
          <table:table-cell office:value-type="float" office:value="4.343964" calcext:value-type="float">
            <text:p>4.343964</text:p>
          </table:table-cell>
          <table:table-cell office:value-type="float" office:value="4.303711" calcext:value-type="float">
            <text:p>4.303711</text:p>
          </table:table-cell>
          <table:table-cell office:value-type="float" office:value="5.344971" calcext:value-type="float">
            <text:p>5.344971</text:p>
          </table:table-cell>
          <table:table-cell office:value-type="float" office:value="5.290131" calcext:value-type="float">
            <text:p>5.290131</text:p>
          </table:table-cell>
          <table:table-cell office:value-type="float" office:value="6.206512" calcext:value-type="float">
            <text:p>6.206512</text:p>
          </table:table-cell>
          <table:table-cell office:value-type="float" office:value="6.144867" calcext:value-type="float">
            <text:p>6.144867</text:p>
          </table:table-cell>
          <table:table-cell office:value-type="float" office:value="6.937469" calcext:value-type="float">
            <text:p>6.937469</text:p>
          </table:table-cell>
          <table:table-cell office:value-type="float" office:value="6.87616" calcext:value-type="float">
            <text:p>6.87616</text:p>
          </table:table-cell>
          <table:table-cell office:value-type="float" office:value="7.3862" calcext:value-type="float">
            <text:p>7.3862</text:p>
          </table:table-cell>
          <table:table-cell office:value-type="float" office:value="7.328003" calcext:value-type="float">
            <text:p>7.328003</text:p>
          </table:table-cell>
          <table:table-cell office:value-type="float" office:value="-0.04769897" calcext:value-type="float">
            <text:p>-0.04769897</text:p>
          </table:table-cell>
          <table:table-cell office:value-type="float" office:value="-0.8590088" calcext:value-type="float">
            <text:p>-0.85900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14.09775" calcext:value-type="float">
            <text:p>14.09775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7.766074" calcext:value-type="float">
            <text:p>-7.766074</text:p>
          </table:table-cell>
          <table:table-cell office:value-type="float" office:value="0.6618912" calcext:value-type="float">
            <text:p>0.6618912</text:p>
          </table:table-cell>
          <table:table-cell office:value-type="float" office:value="0.3035779" calcext:value-type="float">
            <text:p>0.3035779</text:p>
          </table:table-cell>
          <table:table-cell office:value-type="float" office:value="350.1459" calcext:value-type="float">
            <text:p>350.1459</text:p>
          </table:table-cell>
          <table:table-cell office:value-type="float" office:value="0" calcext:value-type="float">
            <text:p>0</text:p>
          </table:table-cell>
          <table:table-cell office:value-type="float" office:value="0.461731" calcext:value-type="float">
            <text:p>0.461731</text:p>
          </table:table-cell>
          <table:table-cell office:value-type="float" office:value="0.2858276" calcext:value-type="float">
            <text:p>0.2858276</text:p>
          </table:table-cell>
          <table:table-cell office:value-type="float" office:value="0.6428833" calcext:value-type="float">
            <text:p>0.6428833</text:p>
          </table:table-cell>
          <table:table-cell office:value-type="float" office:value="0.4663086" calcext:value-type="float">
            <text:p>0.4663086</text:p>
          </table:table-cell>
          <table:table-cell office:value-type="float" office:value="0.8153687" calcext:value-type="float">
            <text:p>0.8153687</text:p>
          </table:table-cell>
          <table:table-cell office:value-type="float" office:value="0.6391296" calcext:value-type="float">
            <text:p>0.6391296</text:p>
          </table:table-cell>
          <table:table-cell office:value-type="float" office:value="1.018036" calcext:value-type="float">
            <text:p>1.018036</text:p>
          </table:table-cell>
          <table:table-cell office:value-type="float" office:value="0.8522949" calcext:value-type="float">
            <text:p>0.8522949</text:p>
          </table:table-cell>
          <table:table-cell office:value-type="float" office:value="1.189331" calcext:value-type="float">
            <text:p>1.189331</text:p>
          </table:table-cell>
          <table:table-cell office:value-type="float" office:value="1.039795" calcext:value-type="float">
            <text:p>1.039795</text:p>
          </table:table-cell>
          <table:table-cell office:value-type="float" office:value="1.411072" calcext:value-type="float">
            <text:p>1.411072</text:p>
          </table:table-cell>
          <table:table-cell office:value-type="float" office:value="1.286926" calcext:value-type="float">
            <text:p>1.286926</text:p>
          </table:table-cell>
          <table:table-cell office:value-type="float" office:value="1.689178" calcext:value-type="float">
            <text:p>1.689178</text:p>
          </table:table-cell>
          <table:table-cell office:value-type="float" office:value="1.606812" calcext:value-type="float">
            <text:p>1.606812</text:p>
          </table:table-cell>
          <table:table-cell office:value-type="float" office:value="2.167633" calcext:value-type="float">
            <text:p>2.167633</text:p>
          </table:table-cell>
          <table:table-cell office:value-type="float" office:value="2.151764" calcext:value-type="float">
            <text:p>2.151764</text:p>
          </table:table-cell>
          <table:table-cell office:value-type="float" office:value="3.121582" calcext:value-type="float">
            <text:p>3.121582</text:p>
          </table:table-cell>
          <table:table-cell office:value-type="float" office:value="3.099365" calcext:value-type="float">
            <text:p>3.099365</text:p>
          </table:table-cell>
          <table:table-cell office:value-type="float" office:value="4.303314" calcext:value-type="float">
            <text:p>4.303314</text:p>
          </table:table-cell>
          <table:table-cell office:value-type="float" office:value="4.263611" calcext:value-type="float">
            <text:p>4.263611</text:p>
          </table:table-cell>
          <table:table-cell office:value-type="float" office:value="5.289581" calcext:value-type="float">
            <text:p>5.289581</text:p>
          </table:table-cell>
          <table:table-cell office:value-type="float" office:value="5.237518" calcext:value-type="float">
            <text:p>5.237518</text:p>
          </table:table-cell>
          <table:table-cell office:value-type="float" office:value="6.144226" calcext:value-type="float">
            <text:p>6.144226</text:p>
          </table:table-cell>
          <table:table-cell office:value-type="float" office:value="6.084717" calcext:value-type="float">
            <text:p>6.084717</text:p>
          </table:table-cell>
          <table:table-cell office:value-type="float" office:value="6.875549" calcext:value-type="float">
            <text:p>6.875549</text:p>
          </table:table-cell>
          <table:table-cell office:value-type="float" office:value="6.815094" calcext:value-type="float">
            <text:p>6.815094</text:p>
          </table:table-cell>
          <table:table-cell office:value-type="float" office:value="7.327393" calcext:value-type="float">
            <text:p>7.327393</text:p>
          </table:table-cell>
          <table:table-cell office:value-type="float" office:value="7.269775" calcext:value-type="float">
            <text:p>7.269775</text:p>
          </table:table-cell>
          <table:table-cell office:value-type="float" office:value="0.1043396" calcext:value-type="float">
            <text:p>0.1043396</text:p>
          </table:table-cell>
          <table:table-cell office:value-type="float" office:value="-0.0458374" calcext:value-type="float">
            <text:p>-0.04583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15.74354" calcext:value-type="float">
            <text:p>15.74354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6.525906" calcext:value-type="float">
            <text:p>-6.525906</text:p>
          </table:table-cell>
          <table:table-cell office:value-type="float" office:value="0.7460481" calcext:value-type="float">
            <text:p>0.7460481</text:p>
          </table:table-cell>
          <table:table-cell office:value-type="float" office:value="0.3334801" calcext:value-type="float">
            <text:p>0.3334801</text:p>
          </table:table-cell>
          <table:table-cell office:value-type="float" office:value="348.4104" calcext:value-type="float">
            <text:p>348.4104</text:p>
          </table:table-cell>
          <table:table-cell office:value-type="float" office:value="0" calcext:value-type="float">
            <text:p>0</text:p>
          </table:table-cell>
          <table:table-cell office:value-type="float" office:value="0.6069336" calcext:value-type="float">
            <text:p>0.6069336</text:p>
          </table:table-cell>
          <table:table-cell office:value-type="float" office:value="0.4634094" calcext:value-type="float">
            <text:p>0.4634094</text:p>
          </table:table-cell>
          <table:table-cell office:value-type="float" office:value="0.7743835" calcext:value-type="float">
            <text:p>0.7743835</text:p>
          </table:table-cell>
          <table:table-cell office:value-type="float" office:value="0.6447449" calcext:value-type="float">
            <text:p>0.6447449</text:p>
          </table:table-cell>
          <table:table-cell office:value-type="float" office:value="0.9378662" calcext:value-type="float">
            <text:p>0.9378662</text:p>
          </table:table-cell>
          <table:table-cell office:value-type="float" office:value="0.8172913" calcext:value-type="float">
            <text:p>0.8172913</text:p>
          </table:table-cell>
          <table:table-cell office:value-type="float" office:value="1.129547" calcext:value-type="float">
            <text:p>1.129547</text:p>
          </table:table-cell>
          <table:table-cell office:value-type="float" office:value="1.019836" calcext:value-type="float">
            <text:p>1.019836</text:p>
          </table:table-cell>
          <table:table-cell office:value-type="float" office:value="1.290833" calcext:value-type="float">
            <text:p>1.290833</text:p>
          </table:table-cell>
          <table:table-cell office:value-type="float" office:value="1.190979" calcext:value-type="float">
            <text:p>1.190979</text:p>
          </table:table-cell>
          <table:table-cell office:value-type="float" office:value="1.498901" calcext:value-type="float">
            <text:p>1.498901</text:p>
          </table:table-cell>
          <table:table-cell office:value-type="float" office:value="1.412384" calcext:value-type="float">
            <text:p>1.412384</text:p>
          </table:table-cell>
          <table:table-cell office:value-type="float" office:value="1.756287" calcext:value-type="float">
            <text:p>1.756287</text:p>
          </table:table-cell>
          <table:table-cell office:value-type="float" office:value="1.690155" calcext:value-type="float">
            <text:p>1.690155</text:p>
          </table:table-cell>
          <table:table-cell office:value-type="float" office:value="2.20105" calcext:value-type="float">
            <text:p>2.20105</text:p>
          </table:table-cell>
          <table:table-cell office:value-type="float" office:value="2.167938" calcext:value-type="float">
            <text:p>2.167938</text:p>
          </table:table-cell>
          <table:table-cell office:value-type="float" office:value="3.099182" calcext:value-type="float">
            <text:p>3.099182</text:p>
          </table:table-cell>
          <table:table-cell office:value-type="float" office:value="3.088593" calcext:value-type="float">
            <text:p>3.088593</text:p>
          </table:table-cell>
          <table:table-cell office:value-type="float" office:value="4.263184" calcext:value-type="float">
            <text:p>4.263184</text:p>
          </table:table-cell>
          <table:table-cell office:value-type="float" office:value="4.226288" calcext:value-type="float">
            <text:p>4.226288</text:p>
          </table:table-cell>
          <table:table-cell office:value-type="float" office:value="5.237" calcext:value-type="float">
            <text:p>5.237</text:p>
          </table:table-cell>
          <table:table-cell office:value-type="float" office:value="5.18689" calcext:value-type="float">
            <text:p>5.18689</text:p>
          </table:table-cell>
          <table:table-cell office:value-type="float" office:value="6.084137" calcext:value-type="float">
            <text:p>6.084137</text:p>
          </table:table-cell>
          <table:table-cell office:value-type="float" office:value="6.026428" calcext:value-type="float">
            <text:p>6.026428</text:p>
          </table:table-cell>
          <table:table-cell office:value-type="float" office:value="6.814453" calcext:value-type="float">
            <text:p>6.814453</text:p>
          </table:table-cell>
          <table:table-cell office:value-type="float" office:value="6.755157" calcext:value-type="float">
            <text:p>6.755157</text:p>
          </table:table-cell>
          <table:table-cell office:value-type="float" office:value="7.269165" calcext:value-type="float">
            <text:p>7.269165</text:p>
          </table:table-cell>
          <table:table-cell office:value-type="float" office:value="7.212555" calcext:value-type="float">
            <text:p>7.212555</text:p>
          </table:table-cell>
          <table:table-cell office:value-type="float" office:value="0.1853333" calcext:value-type="float">
            <text:p>0.1853333</text:p>
          </table:table-cell>
          <table:table-cell office:value-type="float" office:value="0.09646606" calcext:value-type="float">
            <text:p>0.096466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15.37615" calcext:value-type="float">
            <text:p>15.37615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5.05565" calcext:value-type="float">
            <text:p>-5.05565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3723485" calcext:value-type="float">
            <text:p>0.3723485</text:p>
          </table:table-cell>
          <table:table-cell office:value-type="float" office:value="355.1846" calcext:value-type="float">
            <text:p>355.1846</text:p>
          </table:table-cell>
          <table:table-cell office:value-type="float" office:value="0" calcext:value-type="float">
            <text:p>0</text:p>
          </table:table-cell>
          <table:table-cell office:value-type="float" office:value="0.6491394" calcext:value-type="float">
            <text:p>0.6491394</text:p>
          </table:table-cell>
          <table:table-cell office:value-type="float" office:value="0.5974121" calcext:value-type="float">
            <text:p>0.5974121</text:p>
          </table:table-cell>
          <table:table-cell office:value-type="float" office:value="0.8248291" calcext:value-type="float">
            <text:p>0.8248291</text:p>
          </table:table-cell>
          <table:table-cell office:value-type="float" office:value="0.7759705" calcext:value-type="float">
            <text:p>0.7759705</text:p>
          </table:table-cell>
          <table:table-cell office:value-type="float" office:value="0.9954224" calcext:value-type="float">
            <text:p>0.9954224</text:p>
          </table:table-cell>
          <table:table-cell office:value-type="float" office:value="0.9395752" calcext:value-type="float">
            <text:p>0.9395752</text:p>
          </table:table-cell>
          <table:table-cell office:value-type="float" office:value="1.196289" calcext:value-type="float">
            <text:p>1.196289</text:p>
          </table:table-cell>
          <table:table-cell office:value-type="float" office:value="1.131226" calcext:value-type="float">
            <text:p>1.131226</text:p>
          </table:table-cell>
          <table:table-cell office:value-type="float" office:value="1.360413" calcext:value-type="float">
            <text:p>1.360413</text:p>
          </table:table-cell>
          <table:table-cell office:value-type="float" office:value="1.292297" calcext:value-type="float">
            <text:p>1.292297</text:p>
          </table:table-cell>
          <table:table-cell office:value-type="float" office:value="1.568451" calcext:value-type="float">
            <text:p>1.568451</text:p>
          </table:table-cell>
          <table:table-cell office:value-type="float" office:value="1.500092" calcext:value-type="float">
            <text:p>1.500092</text:p>
          </table:table-cell>
          <table:table-cell office:value-type="float" office:value="1.817291" calcext:value-type="float">
            <text:p>1.817291</text:p>
          </table:table-cell>
          <table:table-cell office:value-type="float" office:value="1.757202" calcext:value-type="float">
            <text:p>1.757202</text:p>
          </table:table-cell>
          <table:table-cell office:value-type="float" office:value="2.239685" calcext:value-type="float">
            <text:p>2.239685</text:p>
          </table:table-cell>
          <table:table-cell office:value-type="float" office:value="2.201447" calcext:value-type="float">
            <text:p>2.201447</text:p>
          </table:table-cell>
          <table:table-cell office:value-type="float" office:value="3.088531" calcext:value-type="float">
            <text:p>3.088531</text:p>
          </table:table-cell>
          <table:table-cell office:value-type="float" office:value="3.085785" calcext:value-type="float">
            <text:p>3.085785</text:p>
          </table:table-cell>
          <table:table-cell office:value-type="float" office:value="4.225922" calcext:value-type="float">
            <text:p>4.225922</text:p>
          </table:table-cell>
          <table:table-cell office:value-type="float" office:value="4.193176" calcext:value-type="float">
            <text:p>4.193176</text:p>
          </table:table-cell>
          <table:table-cell office:value-type="float" office:value="5.186371" calcext:value-type="float">
            <text:p>5.186371</text:p>
          </table:table-cell>
          <table:table-cell office:value-type="float" office:value="5.139771" calcext:value-type="float">
            <text:p>5.139771</text:p>
          </table:table-cell>
          <table:table-cell office:value-type="float" office:value="6.025818" calcext:value-type="float">
            <text:p>6.025818</text:p>
          </table:table-cell>
          <table:table-cell office:value-type="float" office:value="5.974426" calcext:value-type="float">
            <text:p>5.974426</text:p>
          </table:table-cell>
          <table:table-cell office:value-type="float" office:value="6.758453" calcext:value-type="float">
            <text:p>6.758453</text:p>
          </table:table-cell>
          <table:table-cell office:value-type="float" office:value="6.700989" calcext:value-type="float">
            <text:p>6.700989</text:p>
          </table:table-cell>
          <table:table-cell office:value-type="float" office:value="7.211945" calcext:value-type="float">
            <text:p>7.211945</text:p>
          </table:table-cell>
          <table:table-cell office:value-type="float" office:value="7.154938" calcext:value-type="float">
            <text:p>7.154938</text:p>
          </table:table-cell>
          <table:table-cell office:value-type="float" office:value="0.2086182" calcext:value-type="float">
            <text:p>0.2086182</text:p>
          </table:table-cell>
          <table:table-cell office:value-type="float" office:value="0.1836548" calcext:value-type="float">
            <text:p>0.18365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12.83014" calcext:value-type="float">
            <text:p>12.83014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5.06399" calcext:value-type="float">
            <text:p>-5.06399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721177" calcext:value-type="float">
            <text:p>0.3721177</text:p>
          </table:table-cell>
          <table:table-cell office:value-type="float" office:value="356.0095" calcext:value-type="float">
            <text:p>356.0095</text:p>
          </table:table-cell>
          <table:table-cell office:value-type="float" office:value="0" calcext:value-type="float">
            <text:p>0</text:p>
          </table:table-cell>
          <table:table-cell office:value-type="float" office:value="0.664093" calcext:value-type="float">
            <text:p>0.664093</text:p>
          </table:table-cell>
          <table:table-cell office:value-type="float" office:value="0.6257629" calcext:value-type="float">
            <text:p>0.6257629</text:p>
          </table:table-cell>
          <table:table-cell office:value-type="float" office:value="0.8482666" calcext:value-type="float">
            <text:p>0.8482666</text:p>
          </table:table-cell>
          <table:table-cell office:value-type="float" office:value="0.8165894" calcext:value-type="float">
            <text:p>0.8165894</text:p>
          </table:table-cell>
          <table:table-cell office:value-type="float" office:value="1.027771" calcext:value-type="float">
            <text:p>1.027771</text:p>
          </table:table-cell>
          <table:table-cell office:value-type="float" office:value="0.9962769" calcext:value-type="float">
            <text:p>0.9962769</text:p>
          </table:table-cell>
          <table:table-cell office:value-type="float" office:value="1.229553" calcext:value-type="float">
            <text:p>1.229553</text:p>
          </table:table-cell>
          <table:table-cell office:value-type="float" office:value="1.197144" calcext:value-type="float">
            <text:p>1.197144</text:p>
          </table:table-cell>
          <table:table-cell office:value-type="float" office:value="1.397064" calcext:value-type="float">
            <text:p>1.397064</text:p>
          </table:table-cell>
          <table:table-cell office:value-type="float" office:value="1.361206" calcext:value-type="float">
            <text:p>1.361206</text:p>
          </table:table-cell>
          <table:table-cell office:value-type="float" office:value="1.608398" calcext:value-type="float">
            <text:p>1.608398</text:p>
          </table:table-cell>
          <table:table-cell office:value-type="float" office:value="1.569092" calcext:value-type="float">
            <text:p>1.569092</text:p>
          </table:table-cell>
          <table:table-cell office:value-type="float" office:value="1.856995" calcext:value-type="float">
            <text:p>1.856995</text:p>
          </table:table-cell>
          <table:table-cell office:value-type="float" office:value="1.817841" calcext:value-type="float">
            <text:p>1.817841</text:p>
          </table:table-cell>
          <table:table-cell office:value-type="float" office:value="2.272644" calcext:value-type="float">
            <text:p>2.272644</text:p>
          </table:table-cell>
          <table:table-cell office:value-type="float" office:value="2.240082" calcext:value-type="float">
            <text:p>2.240082</text:p>
          </table:table-cell>
          <table:table-cell office:value-type="float" office:value="3.08786" calcext:value-type="float">
            <text:p>3.08786</text:p>
          </table:table-cell>
          <table:table-cell office:value-type="float" office:value="3.085754" calcext:value-type="float">
            <text:p>3.085754</text:p>
          </table:table-cell>
          <table:table-cell office:value-type="float" office:value="4.192871" calcext:value-type="float">
            <text:p>4.192871</text:p>
          </table:table-cell>
          <table:table-cell office:value-type="float" office:value="4.16452" calcext:value-type="float">
            <text:p>4.16452</text:p>
          </table:table-cell>
          <table:table-cell office:value-type="float" office:value="5.139313" calcext:value-type="float">
            <text:p>5.139313</text:p>
          </table:table-cell>
          <table:table-cell office:value-type="float" office:value="5.095764" calcext:value-type="float">
            <text:p>5.095764</text:p>
          </table:table-cell>
          <table:table-cell office:value-type="float" office:value="5.973846" calcext:value-type="float">
            <text:p>5.973846</text:p>
          </table:table-cell>
          <table:table-cell office:value-type="float" office:value="5.921143" calcext:value-type="float">
            <text:p>5.921143</text:p>
          </table:table-cell>
          <table:table-cell office:value-type="float" office:value="6.700317" calcext:value-type="float">
            <text:p>6.700317</text:p>
          </table:table-cell>
          <table:table-cell office:value-type="float" office:value="6.641052" calcext:value-type="float">
            <text:p>6.641052</text:p>
          </table:table-cell>
          <table:table-cell office:value-type="float" office:value="7.154327" calcext:value-type="float">
            <text:p>7.154327</text:p>
          </table:table-cell>
          <table:table-cell office:value-type="float" office:value="7.096802" calcext:value-type="float">
            <text:p>7.096802</text:p>
          </table:table-cell>
          <table:table-cell office:value-type="float" office:value="0.2207642" calcext:value-type="float">
            <text:p>0.2207642</text:p>
          </table:table-cell>
          <table:table-cell office:value-type="float" office:value="0.2073975" calcext:value-type="float">
            <text:p>0.20739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12.45896" calcext:value-type="float">
            <text:p>12.45896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6.058986" calcext:value-type="float">
            <text:p>-6.058986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454083" calcext:value-type="float">
            <text:p>0.3454083</text:p>
          </table:table-cell>
          <table:table-cell office:value-type="float" office:value="355.3509" calcext:value-type="float">
            <text:p>355.3509</text:p>
          </table:table-cell>
          <table:table-cell office:value-type="float" office:value="0" calcext:value-type="float">
            <text:p>0</text:p>
          </table:table-cell>
          <table:table-cell office:value-type="float" office:value="0.6625977" calcext:value-type="float">
            <text:p>0.6625977</text:p>
          </table:table-cell>
          <table:table-cell office:value-type="float" office:value="0.622406" calcext:value-type="float">
            <text:p>0.622406</text:p>
          </table:table-cell>
          <table:table-cell office:value-type="float" office:value="0.8514404" calcext:value-type="float">
            <text:p>0.8514404</text:p>
          </table:table-cell>
          <table:table-cell office:value-type="float" office:value="0.815918" calcext:value-type="float">
            <text:p>0.815918</text:p>
          </table:table-cell>
          <table:table-cell office:value-type="float" office:value="1.037842" calcext:value-type="float">
            <text:p>1.037842</text:p>
          </table:table-cell>
          <table:table-cell office:value-type="float" office:value="1.015167" calcext:value-type="float">
            <text:p>1.015167</text:p>
          </table:table-cell>
          <table:table-cell office:value-type="float" office:value="1.246613" calcext:value-type="float">
            <text:p>1.246613</text:p>
          </table:table-cell>
          <table:table-cell office:value-type="float" office:value="1.229309" calcext:value-type="float">
            <text:p>1.229309</text:p>
          </table:table-cell>
          <table:table-cell office:value-type="float" office:value="1.41391" calcext:value-type="float">
            <text:p>1.41391</text:p>
          </table:table-cell>
          <table:table-cell office:value-type="float" office:value="1.3974" calcext:value-type="float">
            <text:p>1.3974</text:p>
          </table:table-cell>
          <table:table-cell office:value-type="float" office:value="1.625397" calcext:value-type="float">
            <text:p>1.625397</text:p>
          </table:table-cell>
          <table:table-cell office:value-type="float" office:value="1.608704" calcext:value-type="float">
            <text:p>1.608704</text:p>
          </table:table-cell>
          <table:table-cell office:value-type="float" office:value="1.877777" calcext:value-type="float">
            <text:p>1.877777</text:p>
          </table:table-cell>
          <table:table-cell office:value-type="float" office:value="1.8573" calcext:value-type="float">
            <text:p>1.8573</text:p>
          </table:table-cell>
          <table:table-cell office:value-type="float" office:value="2.295105" calcext:value-type="float">
            <text:p>2.295105</text:p>
          </table:table-cell>
          <table:table-cell office:value-type="float" office:value="2.272919" calcext:value-type="float">
            <text:p>2.272919</text:p>
          </table:table-cell>
          <table:table-cell office:value-type="float" office:value="3.090759" calcext:value-type="float">
            <text:p>3.090759</text:p>
          </table:table-cell>
          <table:table-cell office:value-type="float" office:value="3.087921" calcext:value-type="float">
            <text:p>3.087921</text:p>
          </table:table-cell>
          <table:table-cell office:value-type="float" office:value="4.164246" calcext:value-type="float">
            <text:p>4.164246</text:p>
          </table:table-cell>
          <table:table-cell office:value-type="float" office:value="4.139313" calcext:value-type="float">
            <text:p>4.139313</text:p>
          </table:table-cell>
          <table:table-cell office:value-type="float" office:value="5.095337" calcext:value-type="float">
            <text:p>5.095337</text:p>
          </table:table-cell>
          <table:table-cell office:value-type="float" office:value="5.054565" calcext:value-type="float">
            <text:p>5.054565</text:p>
          </table:table-cell>
          <table:table-cell office:value-type="float" office:value="5.920593" calcext:value-type="float">
            <text:p>5.920593</text:p>
          </table:table-cell>
          <table:table-cell office:value-type="float" office:value="5.868439" calcext:value-type="float">
            <text:p>5.868439</text:p>
          </table:table-cell>
          <table:table-cell office:value-type="float" office:value="6.640442" calcext:value-type="float">
            <text:p>6.640442</text:p>
          </table:table-cell>
          <table:table-cell office:value-type="float" office:value="6.583649" calcext:value-type="float">
            <text:p>6.583649</text:p>
          </table:table-cell>
          <table:table-cell office:value-type="float" office:value="7.096191" calcext:value-type="float">
            <text:p>7.096191</text:p>
          </table:table-cell>
          <table:table-cell office:value-type="float" office:value="7.040222" calcext:value-type="float">
            <text:p>7.040222</text:p>
          </table:table-cell>
          <table:table-cell office:value-type="float" office:value="0.2238464" calcext:value-type="float">
            <text:p>0.2238464</text:p>
          </table:table-cell>
          <table:table-cell office:value-type="float" office:value="0.208313" calcext:value-type="float">
            <text:p>0.2083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12.69455" calcext:value-type="float">
            <text:p>12.69455</text:p>
          </table:table-cell>
          <table:table-cell office:value-type="float" office:value="3.539546" calcext:value-type="float">
            <text:p>3.539546</text:p>
          </table:table-cell>
          <table:table-cell office:value-type="float" office:value="-5.047311" calcext:value-type="float">
            <text:p>-5.047311</text:p>
          </table:table-cell>
          <table:table-cell office:value-type="float" office:value="0.6722404" calcext:value-type="float">
            <text:p>0.6722404</text:p>
          </table:table-cell>
          <table:table-cell office:value-type="float" office:value="0.3725809" calcext:value-type="float">
            <text:p>0.3725809</text:p>
          </table:table-cell>
          <table:table-cell office:value-type="float" office:value="354.0374" calcext:value-type="float">
            <text:p>354.0374</text:p>
          </table:table-cell>
          <table:table-cell office:value-type="float" office:value="0" calcext:value-type="float">
            <text:p>0</text:p>
          </table:table-cell>
          <table:table-cell office:value-type="float" office:value="0.6332397" calcext:value-type="float">
            <text:p>0.6332397</text:p>
          </table:table-cell>
          <table:table-cell office:value-type="float" office:value="0.4755249" calcext:value-type="float">
            <text:p>0.4755249</text:p>
          </table:table-cell>
          <table:table-cell office:value-type="float" office:value="0.8263245" calcext:value-type="float">
            <text:p>0.8263245</text:p>
          </table:table-cell>
          <table:table-cell office:value-type="float" office:value="0.7433777" calcext:value-type="float">
            <text:p>0.7433777</text:p>
          </table:table-cell>
          <table:table-cell office:value-type="float" office:value="1.020416" calcext:value-type="float">
            <text:p>1.020416</text:p>
          </table:table-cell>
          <table:table-cell office:value-type="float" office:value="0.9567871" calcext:value-type="float">
            <text:p>0.9567871</text:p>
          </table:table-cell>
          <table:table-cell office:value-type="float" office:value="1.237152" calcext:value-type="float">
            <text:p>1.237152</text:p>
          </table:table-cell>
          <table:table-cell office:value-type="float" office:value="1.190826" calcext:value-type="float">
            <text:p>1.190826</text:p>
          </table:table-cell>
          <table:table-cell office:value-type="float" office:value="1.410339" calcext:value-type="float">
            <text:p>1.410339</text:p>
          </table:table-cell>
          <table:table-cell office:value-type="float" office:value="1.375092" calcext:value-type="float">
            <text:p>1.375092</text:p>
          </table:table-cell>
          <table:table-cell office:value-type="float" office:value="1.627991" calcext:value-type="float">
            <text:p>1.627991</text:p>
          </table:table-cell>
          <table:table-cell office:value-type="float" office:value="1.605194" calcext:value-type="float">
            <text:p>1.605194</text:p>
          </table:table-cell>
          <table:table-cell office:value-type="float" office:value="1.881714" calcext:value-type="float">
            <text:p>1.881714</text:p>
          </table:table-cell>
          <table:table-cell office:value-type="float" office:value="1.868958" calcext:value-type="float">
            <text:p>1.868958</text:p>
          </table:table-cell>
          <table:table-cell office:value-type="float" office:value="2.302399" calcext:value-type="float">
            <text:p>2.302399</text:p>
          </table:table-cell>
          <table:table-cell office:value-type="float" office:value="2.295288" calcext:value-type="float">
            <text:p>2.295288</text:p>
          </table:table-cell>
          <table:table-cell office:value-type="float" office:value="3.091492" calcext:value-type="float">
            <text:p>3.091492</text:p>
          </table:table-cell>
          <table:table-cell office:value-type="float" office:value="3.090759" calcext:value-type="float">
            <text:p>3.090759</text:p>
          </table:table-cell>
          <table:table-cell office:value-type="float" office:value="4.139069" calcext:value-type="float">
            <text:p>4.139069</text:p>
          </table:table-cell>
          <table:table-cell office:value-type="float" office:value="4.116638" calcext:value-type="float">
            <text:p>4.116638</text:p>
          </table:table-cell>
          <table:table-cell office:value-type="float" office:value="5.054169" calcext:value-type="float">
            <text:p>5.054169</text:p>
          </table:table-cell>
          <table:table-cell office:value-type="float" office:value="5.015198" calcext:value-type="float">
            <text:p>5.015198</text:p>
          </table:table-cell>
          <table:table-cell office:value-type="float" office:value="5.86792" calcext:value-type="float">
            <text:p>5.86792</text:p>
          </table:table-cell>
          <table:table-cell office:value-type="float" office:value="5.8172" calcext:value-type="float">
            <text:p>5.8172</text:p>
          </table:table-cell>
          <table:table-cell office:value-type="float" office:value="6.583069" calcext:value-type="float">
            <text:p>6.583069</text:p>
          </table:table-cell>
          <table:table-cell office:value-type="float" office:value="6.528198" calcext:value-type="float">
            <text:p>6.528198</text:p>
          </table:table-cell>
          <table:table-cell office:value-type="float" office:value="7.039642" calcext:value-type="float">
            <text:p>7.039642</text:p>
          </table:table-cell>
          <table:table-cell office:value-type="float" office:value="6.985809" calcext:value-type="float">
            <text:p>6.985809</text:p>
          </table:table-cell>
          <table:table-cell office:value-type="float" office:value="0.2094116" calcext:value-type="float">
            <text:p>0.2094116</text:p>
          </table:table-cell>
          <table:table-cell office:value-type="float" office:value="-0.01818848" calcext:value-type="float">
            <text:p>-0.018188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13.98902" calcext:value-type="float">
            <text:p>13.98902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3.563156" calcext:value-type="float">
            <text:p>-3.563156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415931" calcext:value-type="float">
            <text:p>0.415931</text:p>
          </table:table-cell>
          <table:table-cell office:value-type="float" office:value="350.7775" calcext:value-type="float">
            <text:p>350.7775</text:p>
          </table:table-cell>
          <table:table-cell office:value-type="float" office:value="0" calcext:value-type="float">
            <text:p>0</text:p>
          </table:table-cell>
          <table:table-cell office:value-type="float" office:value="0.5682678" calcext:value-type="float">
            <text:p>0.5682678</text:p>
          </table:table-cell>
          <table:table-cell office:value-type="float" office:value="0.3373108" calcext:value-type="float">
            <text:p>0.3373108</text:p>
          </table:table-cell>
          <table:table-cell office:value-type="float" office:value="0.7635498" calcext:value-type="float">
            <text:p>0.7635498</text:p>
          </table:table-cell>
          <table:table-cell office:value-type="float" office:value="0.6427612" calcext:value-type="float">
            <text:p>0.6427612</text:p>
          </table:table-cell>
          <table:table-cell office:value-type="float" office:value="0.9656677" calcext:value-type="float">
            <text:p>0.9656677</text:p>
          </table:table-cell>
          <table:table-cell office:value-type="float" office:value="0.9000854" calcext:value-type="float">
            <text:p>0.9000854</text:p>
          </table:table-cell>
          <table:table-cell office:value-type="float" office:value="1.192749" calcext:value-type="float">
            <text:p>1.192749</text:p>
          </table:table-cell>
          <table:table-cell office:value-type="float" office:value="1.143372" calcext:value-type="float">
            <text:p>1.143372</text:p>
          </table:table-cell>
          <table:table-cell office:value-type="float" office:value="1.375031" calcext:value-type="float">
            <text:p>1.375031</text:p>
          </table:table-cell>
          <table:table-cell office:value-type="float" office:value="1.335236" calcext:value-type="float">
            <text:p>1.335236</text:p>
          </table:table-cell>
          <table:table-cell office:value-type="float" office:value="1.605103" calcext:value-type="float">
            <text:p>1.605103</text:p>
          </table:table-cell>
          <table:table-cell office:value-type="float" office:value="1.573547" calcext:value-type="float">
            <text:p>1.573547</text:p>
          </table:table-cell>
          <table:table-cell office:value-type="float" office:value="1.868866" calcext:value-type="float">
            <text:p>1.868866</text:p>
          </table:table-cell>
          <table:table-cell office:value-type="float" office:value="1.84671" calcext:value-type="float">
            <text:p>1.84671</text:p>
          </table:table-cell>
          <table:table-cell office:value-type="float" office:value="2.300903" calcext:value-type="float">
            <text:p>2.300903</text:p>
          </table:table-cell>
          <table:table-cell office:value-type="float" office:value="2.292114" calcext:value-type="float">
            <text:p>2.292114</text:p>
          </table:table-cell>
          <table:table-cell office:value-type="float" office:value="3.09082" calcext:value-type="float">
            <text:p>3.09082</text:p>
          </table:table-cell>
          <table:table-cell office:value-type="float" office:value="3.084503" calcext:value-type="float">
            <text:p>3.084503</text:p>
          </table:table-cell>
          <table:table-cell office:value-type="float" office:value="4.116394" calcext:value-type="float">
            <text:p>4.116394</text:p>
          </table:table-cell>
          <table:table-cell office:value-type="float" office:value="4.094238" calcext:value-type="float">
            <text:p>4.094238</text:p>
          </table:table-cell>
          <table:table-cell office:value-type="float" office:value="5.014771" calcext:value-type="float">
            <text:p>5.014771</text:p>
          </table:table-cell>
          <table:table-cell office:value-type="float" office:value="4.977112" calcext:value-type="float">
            <text:p>4.977112</text:p>
          </table:table-cell>
          <table:table-cell office:value-type="float" office:value="5.816711" calcext:value-type="float">
            <text:p>5.816711</text:p>
          </table:table-cell>
          <table:table-cell office:value-type="float" office:value="5.767853" calcext:value-type="float">
            <text:p>5.767853</text:p>
          </table:table-cell>
          <table:table-cell office:value-type="float" office:value="6.527618" calcext:value-type="float">
            <text:p>6.527618</text:p>
          </table:table-cell>
          <table:table-cell office:value-type="float" office:value="6.474426" calcext:value-type="float">
            <text:p>6.474426</text:p>
          </table:table-cell>
          <table:table-cell office:value-type="float" office:value="6.98526" calcext:value-type="float">
            <text:p>6.98526</text:p>
          </table:table-cell>
          <table:table-cell office:value-type="float" office:value="6.933075" calcext:value-type="float">
            <text:p>6.933075</text:p>
          </table:table-cell>
          <table:table-cell office:value-type="float" office:value="0.3204956" calcext:value-type="float">
            <text:p>0.3204956</text:p>
          </table:table-cell>
          <table:table-cell office:value-type="float" office:value="-0.1265259" calcext:value-type="float">
            <text:p>-0.12652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14.7567" calcext:value-type="float">
            <text:p>14.7567</text:p>
          </table:table-cell>
          <table:table-cell office:value-type="float" office:value="3.539546" calcext:value-type="float">
            <text:p>3.539546</text:p>
          </table:table-cell>
          <table:table-cell office:value-type="float" office:value="-5.047311" calcext:value-type="float">
            <text:p>-5.047311</text:p>
          </table:table-cell>
          <table:table-cell office:value-type="float" office:value="0.6740369" calcext:value-type="float">
            <text:p>0.6740369</text:p>
          </table:table-cell>
          <table:table-cell office:value-type="float" office:value="0.3725809" calcext:value-type="float">
            <text:p>0.3725809</text:p>
          </table:table-cell>
          <table:table-cell office:value-type="float" office:value="358.1283" calcext:value-type="float">
            <text:p>358.1283</text:p>
          </table:table-cell>
          <table:table-cell office:value-type="float" office:value="0" calcext:value-type="float">
            <text:p>0</text:p>
          </table:table-cell>
          <table:table-cell office:value-type="float" office:value="1.237885" calcext:value-type="float">
            <text:p>1.237885</text:p>
          </table:table-cell>
          <table:table-cell office:value-type="float" office:value="-0.186615" calcext:value-type="float">
            <text:p>-0.186615</text:p>
          </table:table-cell>
          <table:table-cell office:value-type="float" office:value="1.071228" calcext:value-type="float">
            <text:p>1.071228</text:p>
          </table:table-cell>
          <table:table-cell office:value-type="float" office:value="0.322113" calcext:value-type="float">
            <text:p>0.322113</text:p>
          </table:table-cell>
          <table:table-cell office:value-type="float" office:value="1.086426" calcext:value-type="float">
            <text:p>1.086426</text:p>
          </table:table-cell>
          <table:table-cell office:value-type="float" office:value="0.6633301" calcext:value-type="float">
            <text:p>0.6633301</text:p>
          </table:table-cell>
          <table:table-cell office:value-type="float" office:value="1.213715" calcext:value-type="float">
            <text:p>1.213715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1.35434" calcext:value-type="float">
            <text:p>1.35434</text:p>
          </table:table-cell>
          <table:table-cell office:value-type="float" office:value="1.219879" calcext:value-type="float">
            <text:p>1.219879</text:p>
          </table:table-cell>
          <table:table-cell office:value-type="float" office:value="1.573456" calcext:value-type="float">
            <text:p>1.573456</text:p>
          </table:table-cell>
          <table:table-cell office:value-type="float" office:value="1.500214" calcext:value-type="float">
            <text:p>1.500214</text:p>
          </table:table-cell>
          <table:table-cell office:value-type="float" office:value="1.846527" calcext:value-type="float">
            <text:p>1.846527</text:p>
          </table:table-cell>
          <table:table-cell office:value-type="float" office:value="1.797638" calcext:value-type="float">
            <text:p>1.797638</text:p>
          </table:table-cell>
          <table:table-cell office:value-type="float" office:value="2.291931" calcext:value-type="float">
            <text:p>2.291931</text:p>
          </table:table-cell>
          <table:table-cell office:value-type="float" office:value="2.266693" calcext:value-type="float">
            <text:p>2.266693</text:p>
          </table:table-cell>
          <table:table-cell office:value-type="float" office:value="3.084412" calcext:value-type="float">
            <text:p>3.084412</text:p>
          </table:table-cell>
          <table:table-cell office:value-type="float" office:value="3.07077" calcext:value-type="float">
            <text:p>3.07077</text:p>
          </table:table-cell>
          <table:table-cell office:value-type="float" office:value="4.094055" calcext:value-type="float">
            <text:p>4.094055</text:p>
          </table:table-cell>
          <table:table-cell office:value-type="float" office:value="4.070862" calcext:value-type="float">
            <text:p>4.070862</text:p>
          </table:table-cell>
          <table:table-cell office:value-type="float" office:value="4.976715" calcext:value-type="float">
            <text:p>4.976715</text:p>
          </table:table-cell>
          <table:table-cell office:value-type="float" office:value="4.940216" calcext:value-type="float">
            <text:p>4.940216</text:p>
          </table:table-cell>
          <table:table-cell office:value-type="float" office:value="5.767334" calcext:value-type="float">
            <text:p>5.767334</text:p>
          </table:table-cell>
          <table:table-cell office:value-type="float" office:value="5.720581" calcext:value-type="float">
            <text:p>5.720581</text:p>
          </table:table-cell>
          <table:table-cell office:value-type="float" office:value="6.473877" calcext:value-type="float">
            <text:p>6.473877</text:p>
          </table:table-cell>
          <table:table-cell office:value-type="float" office:value="6.421814" calcext:value-type="float">
            <text:p>6.421814</text:p>
          </table:table-cell>
          <table:table-cell office:value-type="float" office:value="6.932526" calcext:value-type="float">
            <text:p>6.932526</text:p>
          </table:table-cell>
          <table:table-cell office:value-type="float" office:value="6.880402" calcext:value-type="float">
            <text:p>6.880402</text:p>
          </table:table-cell>
          <table:table-cell office:value-type="float" office:value="2.069763" calcext:value-type="float">
            <text:p>2.069763</text:p>
          </table:table-cell>
          <table:table-cell office:value-type="float" office:value="-0.8427124" calcext:value-type="float">
            <text:p>-0.84271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14.64524" calcext:value-type="float">
            <text:p>14.64524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4.170652" calcext:value-type="float">
            <text:p>-4.170652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976659" calcext:value-type="float">
            <text:p>0.3976659</text:p>
          </table:table-cell>
          <table:table-cell office:value-type="float" office:value="367.3255" calcext:value-type="float">
            <text:p>367.3255</text:p>
          </table:table-cell>
          <table:table-cell office:value-type="float" office:value="3.3655" calcext:value-type="float">
            <text:p>3.3655</text:p>
          </table:table-cell>
          <table:table-cell office:value-type="float" office:value="3.399719" calcext:value-type="float">
            <text:p>3.399719</text:p>
          </table:table-cell>
          <table:table-cell office:value-type="float" office:value="-0.3651428" calcext:value-type="float">
            <text:p>-0.3651428</text:p>
          </table:table-cell>
          <table:table-cell office:value-type="float" office:value="2.396362" calcext:value-type="float">
            <text:p>2.396362</text:p>
          </table:table-cell>
          <table:table-cell office:value-type="float" office:value="0.03903198" calcext:value-type="float">
            <text:p>0.03903198</text:p>
          </table:table-cell>
          <table:table-cell office:value-type="float" office:value="1.881653" calcext:value-type="float">
            <text:p>1.881653</text:p>
          </table:table-cell>
          <table:table-cell office:value-type="float" office:value="0.4204712" calcext:value-type="float">
            <text:p>0.4204712</text:p>
          </table:table-cell>
          <table:table-cell office:value-type="float" office:value="1.673859" calcext:value-type="float">
            <text:p>1.673859</text:p>
          </table:table-cell>
          <table:table-cell office:value-type="float" office:value="0.7983704" calcext:value-type="float">
            <text:p>0.7983704</text:p>
          </table:table-cell>
          <table:table-cell office:value-type="float" office:value="1.641876" calcext:value-type="float">
            <text:p>1.641876</text:p>
          </table:table-cell>
          <table:table-cell office:value-type="float" office:value="1.070312" calcext:value-type="float">
            <text:p>1.070312</text:p>
          </table:table-cell>
          <table:table-cell office:value-type="float" office:value="1.696289" calcext:value-type="float">
            <text:p>1.696289</text:p>
          </table:table-cell>
          <table:table-cell office:value-type="float" office:value="1.389008" calcext:value-type="float">
            <text:p>1.389008</text:p>
          </table:table-cell>
          <table:table-cell office:value-type="float" office:value="1.880157" calcext:value-type="float">
            <text:p>1.880157</text:p>
          </table:table-cell>
          <table:table-cell office:value-type="float" office:value="1.715668" calcext:value-type="float">
            <text:p>1.715668</text:p>
          </table:table-cell>
          <table:table-cell office:value-type="float" office:value="2.266571" calcext:value-type="float">
            <text:p>2.266571</text:p>
          </table:table-cell>
          <table:table-cell office:value-type="float" office:value="2.225891" calcext:value-type="float">
            <text:p>2.225891</text:p>
          </table:table-cell>
          <table:table-cell office:value-type="float" office:value="3.070587" calcext:value-type="float">
            <text:p>3.070587</text:p>
          </table:table-cell>
          <table:table-cell office:value-type="float" office:value="3.047424" calcext:value-type="float">
            <text:p>3.047424</text:p>
          </table:table-cell>
          <table:table-cell office:value-type="float" office:value="4.070618" calcext:value-type="float">
            <text:p>4.070618</text:p>
          </table:table-cell>
          <table:table-cell office:value-type="float" office:value="4.045441" calcext:value-type="float">
            <text:p>4.045441</text:p>
          </table:table-cell>
          <table:table-cell office:value-type="float" office:value="4.939819" calcext:value-type="float">
            <text:p>4.939819</text:p>
          </table:table-cell>
          <table:table-cell office:value-type="float" office:value="4.904419" calcext:value-type="float">
            <text:p>4.904419</text:p>
          </table:table-cell>
          <table:table-cell office:value-type="float" office:value="5.720062" calcext:value-type="float">
            <text:p>5.720062</text:p>
          </table:table-cell>
          <table:table-cell office:value-type="float" office:value="5.6745" calcext:value-type="float">
            <text:p>5.6745</text:p>
          </table:table-cell>
          <table:table-cell office:value-type="float" office:value="6.421265" calcext:value-type="float">
            <text:p>6.421265</text:p>
          </table:table-cell>
          <table:table-cell office:value-type="float" office:value="6.370728" calcext:value-type="float">
            <text:p>6.370728</text:p>
          </table:table-cell>
          <table:table-cell office:value-type="float" office:value="6.879852" calcext:value-type="float">
            <text:p>6.879852</text:p>
          </table:table-cell>
          <table:table-cell office:value-type="float" office:value="6.829803" calcext:value-type="float">
            <text:p>6.829803</text:p>
          </table:table-cell>
          <table:table-cell office:value-type="float" office:value="5.738098" calcext:value-type="float">
            <text:p>5.738098</text:p>
          </table:table-cell>
          <table:table-cell office:value-type="float" office:value="-1.592712" calcext:value-type="float">
            <text:p>-1.5927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15.02314" calcext:value-type="float">
            <text:p>15.02314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6.061766" calcext:value-type="float">
            <text:p>-6.061766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3453363" calcext:value-type="float">
            <text:p>0.3453363</text:p>
          </table:table-cell>
          <table:table-cell office:value-type="float" office:value="378.3679" calcext:value-type="float">
            <text:p>378.3679</text:p>
          </table:table-cell>
          <table:table-cell office:value-type="float" office:value="10.0965" calcext:value-type="float">
            <text:p>10.0965</text:p>
          </table:table-cell>
          <table:table-cell office:value-type="float" office:value="0.564209" calcext:value-type="float">
            <text:p>0.564209</text:p>
          </table:table-cell>
          <table:table-cell office:value-type="float" office:value="-0.03610229" calcext:value-type="float">
            <text:p>-0.03610229</text:p>
          </table:table-cell>
          <table:table-cell office:value-type="float" office:value="0.7307129" calcext:value-type="float">
            <text:p>0.7307129</text:p>
          </table:table-cell>
          <table:table-cell office:value-type="float" office:value="0.3755493" calcext:value-type="float">
            <text:p>0.3755493</text:p>
          </table:table-cell>
          <table:table-cell office:value-type="float" office:value="0.907959" calcext:value-type="float">
            <text:p>0.907959</text:p>
          </table:table-cell>
          <table:table-cell office:value-type="float" office:value="0.7030334" calcext:value-type="float">
            <text:p>0.7030334</text:p>
          </table:table-cell>
          <table:table-cell office:value-type="float" office:value="1.283783" calcext:value-type="float">
            <text:p>1.283783</text:p>
          </table:table-cell>
          <table:table-cell office:value-type="float" office:value="1.011597" calcext:value-type="float">
            <text:p>1.011597</text:p>
          </table:table-cell>
          <table:table-cell office:value-type="float" office:value="1.487305" calcext:value-type="float">
            <text:p>1.487305</text:p>
          </table:table-cell>
          <table:table-cell office:value-type="float" office:value="1.233887" calcext:value-type="float">
            <text:p>1.233887</text:p>
          </table:table-cell>
          <table:table-cell office:value-type="float" office:value="1.690002" calcext:value-type="float">
            <text:p>1.690002</text:p>
          </table:table-cell>
          <table:table-cell office:value-type="float" office:value="1.49295" calcext:value-type="float">
            <text:p>1.49295</text:p>
          </table:table-cell>
          <table:table-cell office:value-type="float" office:value="1.885437" calcext:value-type="float">
            <text:p>1.885437</text:p>
          </table:table-cell>
          <table:table-cell office:value-type="float" office:value="1.775177" calcext:value-type="float">
            <text:p>1.775177</text:p>
          </table:table-cell>
          <table:table-cell office:value-type="float" office:value="2.256683" calcext:value-type="float">
            <text:p>2.256683</text:p>
          </table:table-cell>
          <table:table-cell office:value-type="float" office:value="2.234161" calcext:value-type="float">
            <text:p>2.234161</text:p>
          </table:table-cell>
          <table:table-cell office:value-type="float" office:value="3.047211" calcext:value-type="float">
            <text:p>3.047211</text:p>
          </table:table-cell>
          <table:table-cell office:value-type="float" office:value="3.031921" calcext:value-type="float">
            <text:p>3.031921</text:p>
          </table:table-cell>
          <table:table-cell office:value-type="float" office:value="4.045166" calcext:value-type="float">
            <text:p>4.045166</text:p>
          </table:table-cell>
          <table:table-cell office:value-type="float" office:value="4.017914" calcext:value-type="float">
            <text:p>4.017914</text:p>
          </table:table-cell>
          <table:table-cell office:value-type="float" office:value="4.904053" calcext:value-type="float">
            <text:p>4.904053</text:p>
          </table:table-cell>
          <table:table-cell office:value-type="float" office:value="4.8685" calcext:value-type="float">
            <text:p>4.8685</text:p>
          </table:table-cell>
          <table:table-cell office:value-type="float" office:value="5.674011" calcext:value-type="float">
            <text:p>5.674011</text:p>
          </table:table-cell>
          <table:table-cell office:value-type="float" office:value="5.629181" calcext:value-type="float">
            <text:p>5.629181</text:p>
          </table:table-cell>
          <table:table-cell office:value-type="float" office:value="6.370209" calcext:value-type="float">
            <text:p>6.370209</text:p>
          </table:table-cell>
          <table:table-cell office:value-type="float" office:value="6.321014" calcext:value-type="float">
            <text:p>6.321014</text:p>
          </table:table-cell>
          <table:table-cell office:value-type="float" office:value="6.829254" calcext:value-type="float">
            <text:p>6.829254</text:p>
          </table:table-cell>
          <table:table-cell office:value-type="float" office:value="6.779694" calcext:value-type="float">
            <text:p>6.779694</text:p>
          </table:table-cell>
          <table:table-cell office:value-type="float" office:value="0.2008057" calcext:value-type="float">
            <text:p>0.2008057</text:p>
          </table:table-cell>
          <table:table-cell office:value-type="float" office:value="-0.5535583" calcext:value-type="float">
            <text:p>-0.55355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10.87857" calcext:value-type="float">
            <text:p>10.87857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5.536469" calcext:value-type="float">
            <text:p>-5.536469</text:p>
          </table:table-cell>
          <table:table-cell office:value-type="float" office:value="0.7131598" calcext:value-type="float">
            <text:p>0.7131598</text:p>
          </table:table-cell>
          <table:table-cell office:value-type="float" office:value="0.3592114" calcext:value-type="float">
            <text:p>0.3592114</text:p>
          </table:table-cell>
          <table:table-cell office:value-type="float" office:value="374.6918" calcext:value-type="float">
            <text:p>374.6918</text:p>
          </table:table-cell>
          <table:table-cell office:value-type="float" office:value="0" calcext:value-type="float">
            <text:p>0</text:p>
          </table:table-cell>
          <table:table-cell office:value-type="float" office:value="0.7670288" calcext:value-type="float">
            <text:p>0.7670288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8608398" calcext:value-type="float">
            <text:p>0.8608398</text:p>
          </table:table-cell>
          <table:table-cell office:value-type="float" office:value="0.7315979" calcext:value-type="float">
            <text:p>0.7315979</text:p>
          </table:table-cell>
          <table:table-cell office:value-type="float" office:value="1.00769" calcext:value-type="float">
            <text:p>1.00769</text:p>
          </table:table-cell>
          <table:table-cell office:value-type="float" office:value="0.9091187" calcext:value-type="float">
            <text:p>0.9091187</text:p>
          </table:table-cell>
          <table:table-cell office:value-type="float" office:value="1.190948" calcext:value-type="float">
            <text:p>1.190948</text:p>
          </table:table-cell>
          <table:table-cell office:value-type="float" office:value="1.113922" calcext:value-type="float">
            <text:p>1.113922</text:p>
          </table:table-cell>
          <table:table-cell office:value-type="float" office:value="1.346191" calcext:value-type="float">
            <text:p>1.346191</text:p>
          </table:table-cell>
          <table:table-cell office:value-type="float" office:value="1.284332" calcext:value-type="float">
            <text:p>1.284332</text:p>
          </table:table-cell>
          <table:table-cell office:value-type="float" office:value="1.549927" calcext:value-type="float">
            <text:p>1.549927</text:p>
          </table:table-cell>
          <table:table-cell office:value-type="float" office:value="1.50592" calcext:value-type="float">
            <text:p>1.50592</text:p>
          </table:table-cell>
          <table:table-cell office:value-type="float" office:value="1.800323" calcext:value-type="float">
            <text:p>1.800323</text:p>
          </table:table-cell>
          <table:table-cell office:value-type="float" office:value="1.7771" calcext:value-type="float">
            <text:p>1.7771</text:p>
          </table:table-cell>
          <table:table-cell office:value-type="float" office:value="2.233856" calcext:value-type="float">
            <text:p>2.233856</text:p>
          </table:table-cell>
          <table:table-cell office:value-type="float" office:value="2.224518" calcext:value-type="float">
            <text:p>2.224518</text:p>
          </table:table-cell>
          <table:table-cell office:value-type="float" office:value="3.031708" calcext:value-type="float">
            <text:p>3.031708</text:p>
          </table:table-cell>
          <table:table-cell office:value-type="float" office:value="3.011749" calcext:value-type="float">
            <text:p>3.011749</text:p>
          </table:table-cell>
          <table:table-cell office:value-type="float" office:value="4.017609" calcext:value-type="float">
            <text:p>4.017609</text:p>
          </table:table-cell>
          <table:table-cell office:value-type="float" office:value="3.990479" calcext:value-type="float">
            <text:p>3.990479</text:p>
          </table:table-cell>
          <table:table-cell office:value-type="float" office:value="4.868103" calcext:value-type="float">
            <text:p>4.868103</text:p>
          </table:table-cell>
          <table:table-cell office:value-type="float" office:value="4.832397" calcext:value-type="float">
            <text:p>4.832397</text:p>
          </table:table-cell>
          <table:table-cell office:value-type="float" office:value="5.628693" calcext:value-type="float">
            <text:p>5.628693</text:p>
          </table:table-cell>
          <table:table-cell office:value-type="float" office:value="5.585327" calcext:value-type="float">
            <text:p>5.585327</text:p>
          </table:table-cell>
          <table:table-cell office:value-type="float" office:value="6.320496" calcext:value-type="float">
            <text:p>6.320496</text:p>
          </table:table-cell>
          <table:table-cell office:value-type="float" office:value="6.272552" calcext:value-type="float">
            <text:p>6.272552</text:p>
          </table:table-cell>
          <table:table-cell office:value-type="float" office:value="6.779175" calcext:value-type="float">
            <text:p>6.779175</text:p>
          </table:table-cell>
          <table:table-cell office:value-type="float" office:value="6.731995" calcext:value-type="float">
            <text:p>6.731995</text:p>
          </table:table-cell>
          <table:table-cell office:value-type="float" office:value="0.5977783" calcext:value-type="float">
            <text:p>0.5977783</text:p>
          </table:table-cell>
          <table:table-cell office:value-type="float" office:value="0.1948242" calcext:value-type="float">
            <text:p>0.19482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16.46091" calcext:value-type="float">
            <text:p>16.46091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2.028963" calcext:value-type="float">
            <text:p>-2.028963</text:p>
          </table:table-cell>
          <table:table-cell office:value-type="float" office:value="0.8439949" calcext:value-type="float">
            <text:p>0.8439949</text:p>
          </table:table-cell>
          <table:table-cell office:value-type="float" office:value="0.4654596" calcext:value-type="float">
            <text:p>0.4654596</text:p>
          </table:table-cell>
          <table:table-cell office:value-type="float" office:value="371.7648" calcext:value-type="float">
            <text:p>371.7648</text:p>
          </table:table-cell>
          <table:table-cell office:value-type="float" office:value="0" calcext:value-type="float">
            <text:p>0</text:p>
          </table:table-cell>
          <table:table-cell office:value-type="float" office:value="1.024902" calcext:value-type="float">
            <text:p>1.024902</text:p>
          </table:table-cell>
          <table:table-cell office:value-type="float" office:value="0.7884216" calcext:value-type="float">
            <text:p>0.7884216</text:p>
          </table:table-cell>
          <table:table-cell office:value-type="float" office:value="1.09668" calcext:value-type="float">
            <text:p>1.09668</text:p>
          </table:table-cell>
          <table:table-cell office:value-type="float" office:value="0.8702698" calcext:value-type="float">
            <text:p>0.8702698</text:p>
          </table:table-cell>
          <table:table-cell office:value-type="float" office:value="1.202271" calcext:value-type="float">
            <text:p>1.202271</text:p>
          </table:table-cell>
          <table:table-cell office:value-type="float" office:value="1.010712" calcext:value-type="float">
            <text:p>1.010712</text:p>
          </table:table-cell>
          <table:table-cell office:value-type="float" office:value="1.356659" calcext:value-type="float">
            <text:p>1.356659</text:p>
          </table:table-cell>
          <table:table-cell office:value-type="float" office:value="1.192352" calcext:value-type="float">
            <text:p>1.192352</text:p>
          </table:table-cell>
          <table:table-cell office:value-type="float" office:value="1.486267" calcext:value-type="float">
            <text:p>1.486267</text:p>
          </table:table-cell>
          <table:table-cell office:value-type="float" office:value="1.347198" calcext:value-type="float">
            <text:p>1.347198</text:p>
          </table:table-cell>
          <table:table-cell office:value-type="float" office:value="1.659546" calcext:value-type="float">
            <text:p>1.659546</text:p>
          </table:table-cell>
          <table:table-cell office:value-type="float" office:value="1.550537" calcext:value-type="float">
            <text:p>1.550537</text:p>
          </table:table-cell>
          <table:table-cell office:value-type="float" office:value="1.876465" calcext:value-type="float">
            <text:p>1.876465</text:p>
          </table:table-cell>
          <table:table-cell office:value-type="float" office:value="1.800659" calcext:value-type="float">
            <text:p>1.800659</text:p>
          </table:table-cell>
          <table:table-cell office:value-type="float" office:value="2.249756" calcext:value-type="float">
            <text:p>2.249756</text:p>
          </table:table-cell>
          <table:table-cell office:value-type="float" office:value="2.224701" calcext:value-type="float">
            <text:p>2.224701</text:p>
          </table:table-cell>
          <table:table-cell office:value-type="float" office:value="3.011566" calcext:value-type="float">
            <text:p>3.011566</text:p>
          </table:table-cell>
          <table:table-cell office:value-type="float" office:value="2.99884" calcext:value-type="float">
            <text:p>2.99884</text:p>
          </table:table-cell>
          <table:table-cell office:value-type="float" office:value="3.990173" calcext:value-type="float">
            <text:p>3.990173</text:p>
          </table:table-cell>
          <table:table-cell office:value-type="float" office:value="3.964264" calcext:value-type="float">
            <text:p>3.964264</text:p>
          </table:table-cell>
          <table:table-cell office:value-type="float" office:value="4.832031" calcext:value-type="float">
            <text:p>4.832031</text:p>
          </table:table-cell>
          <table:table-cell office:value-type="float" office:value="4.796906" calcext:value-type="float">
            <text:p>4.796906</text:p>
          </table:table-cell>
          <table:table-cell office:value-type="float" office:value="5.584869" calcext:value-type="float">
            <text:p>5.584869</text:p>
          </table:table-cell>
          <table:table-cell office:value-type="float" office:value="5.542877" calcext:value-type="float">
            <text:p>5.542877</text:p>
          </table:table-cell>
          <table:table-cell office:value-type="float" office:value="6.272034" calcext:value-type="float">
            <text:p>6.272034</text:p>
          </table:table-cell>
          <table:table-cell office:value-type="float" office:value="6.225433" calcext:value-type="float">
            <text:p>6.225433</text:p>
          </table:table-cell>
          <table:table-cell office:value-type="float" office:value="6.731506" calcext:value-type="float">
            <text:p>6.731506</text:p>
          </table:table-cell>
          <table:table-cell office:value-type="float" office:value="6.684692" calcext:value-type="float">
            <text:p>6.684692</text:p>
          </table:table-cell>
          <table:table-cell office:value-type="float" office:value="0.8970947" calcext:value-type="float">
            <text:p>0.8970947</text:p>
          </table:table-cell>
          <table:table-cell office:value-type="float" office:value="0.6473389" calcext:value-type="float">
            <text:p>0.64733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17.11572" calcext:value-type="float">
            <text:p>17.11572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1.97326" calcext:value-type="float">
            <text:p>1.97326</text:p>
          </table:table-cell>
          <table:table-cell office:value-type="float" office:value="0.9969426" calcext:value-type="float">
            <text:p>0.9969426</text:p>
          </table:table-cell>
          <table:table-cell office:value-type="float" office:value="0.6205564" calcext:value-type="float">
            <text:p>0.6205564</text:p>
          </table:table-cell>
          <table:table-cell office:value-type="float" office:value="375.2942" calcext:value-type="float">
            <text:p>375.2942</text:p>
          </table:table-cell>
          <table:table-cell office:value-type="float" office:value="0" calcext:value-type="float">
            <text:p>0</text:p>
          </table:table-cell>
          <table:table-cell office:value-type="float" office:value="9.319885" calcext:value-type="float">
            <text:p>9.319885</text:p>
          </table:table-cell>
          <table:table-cell office:value-type="float" office:value="0.9364014" calcext:value-type="float">
            <text:p>0.9364014</text:p>
          </table:table-cell>
          <table:table-cell office:value-type="float" office:value="6.525452" calcext:value-type="float">
            <text:p>6.525452</text:p>
          </table:table-cell>
          <table:table-cell office:value-type="float" office:value="1.068451" calcext:value-type="float">
            <text:p>1.068451</text:p>
          </table:table-cell>
          <table:table-cell office:value-type="float" office:value="4.94754" calcext:value-type="float">
            <text:p>4.94754</text:p>
          </table:table-cell>
          <table:table-cell office:value-type="float" office:value="1.202576" calcext:value-type="float">
            <text:p>1.202576</text:p>
          </table:table-cell>
          <table:table-cell office:value-type="float" office:value="3.906128" calcext:value-type="float">
            <text:p>3.906128</text:p>
          </table:table-cell>
          <table:table-cell office:value-type="float" office:value="1.357452" calcext:value-type="float">
            <text:p>1.357452</text:p>
          </table:table-cell>
          <table:table-cell office:value-type="float" office:value="3.372345" calcext:value-type="float">
            <text:p>3.372345</text:p>
          </table:table-cell>
          <table:table-cell office:value-type="float" office:value="1.486969" calcext:value-type="float">
            <text:p>1.486969</text:p>
          </table:table-cell>
          <table:table-cell office:value-type="float" office:value="2.915283" calcext:value-type="float">
            <text:p>2.915283</text:p>
          </table:table-cell>
          <table:table-cell office:value-type="float" office:value="1.660126" calcext:value-type="float">
            <text:p>1.660126</text:p>
          </table:table-cell>
          <table:table-cell office:value-type="float" office:value="2.612396" calcext:value-type="float">
            <text:p>2.612396</text:p>
          </table:table-cell>
          <table:table-cell office:value-type="float" office:value="1.876923" calcext:value-type="float">
            <text:p>1.876923</text:p>
          </table:table-cell>
          <table:table-cell office:value-type="float" office:value="2.40274" calcext:value-type="float">
            <text:p>2.40274</text:p>
          </table:table-cell>
          <table:table-cell office:value-type="float" office:value="2.250122" calcext:value-type="float">
            <text:p>2.250122</text:p>
          </table:table-cell>
          <table:table-cell office:value-type="float" office:value="3.004272" calcext:value-type="float">
            <text:p>3.004272</text:p>
          </table:table-cell>
          <table:table-cell office:value-type="float" office:value="2.997284" calcext:value-type="float">
            <text:p>2.997284</text:p>
          </table:table-cell>
          <table:table-cell office:value-type="float" office:value="3.963989" calcext:value-type="float">
            <text:p>3.963989</text:p>
          </table:table-cell>
          <table:table-cell office:value-type="float" office:value="3.940216" calcext:value-type="float">
            <text:p>3.940216</text:p>
          </table:table-cell>
          <table:table-cell office:value-type="float" office:value="4.79657" calcext:value-type="float">
            <text:p>4.79657</text:p>
          </table:table-cell>
          <table:table-cell office:value-type="float" office:value="4.762878" calcext:value-type="float">
            <text:p>4.762878</text:p>
          </table:table-cell>
          <table:table-cell office:value-type="float" office:value="5.542419" calcext:value-type="float">
            <text:p>5.542419</text:p>
          </table:table-cell>
          <table:table-cell office:value-type="float" office:value="5.501282" calcext:value-type="float">
            <text:p>5.501282</text:p>
          </table:table-cell>
          <table:table-cell office:value-type="float" office:value="6.224945" calcext:value-type="float">
            <text:p>6.224945</text:p>
          </table:table-cell>
          <table:table-cell office:value-type="float" office:value="6.179413" calcext:value-type="float">
            <text:p>6.179413</text:p>
          </table:table-cell>
          <table:table-cell office:value-type="float" office:value="6.684204" calcext:value-type="float">
            <text:p>6.684204</text:p>
          </table:table-cell>
          <table:table-cell office:value-type="float" office:value="6.638458" calcext:value-type="float">
            <text:p>6.638458</text:p>
          </table:table-cell>
          <table:table-cell office:value-type="float" office:value="13.12396" calcext:value-type="float">
            <text:p>13.12396</text:p>
          </table:table-cell>
          <table:table-cell office:value-type="float" office:value="0.5361023" calcext:value-type="float">
            <text:p>0.53610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18.96271" calcext:value-type="float">
            <text:p>18.96271</text:p>
          </table:table-cell>
          <table:table-cell office:value-type="float" office:value="4.650657" calcext:value-type="float">
            <text:p>4.650657</text:p>
          </table:table-cell>
          <table:table-cell office:value-type="float" office:value="0.138269" calcext:value-type="float">
            <text:p>0.138269</text:p>
          </table:table-cell>
          <table:table-cell office:value-type="float" office:value="0.7072372" calcext:value-type="float">
            <text:p>0.7072372</text:p>
          </table:table-cell>
          <table:table-cell office:value-type="float" office:value="0.5444653" calcext:value-type="float">
            <text:p>0.5444653</text:p>
          </table:table-cell>
          <table:table-cell office:value-type="float" office:value="374.9644" calcext:value-type="float">
            <text:p>374.9644</text:p>
          </table:table-cell>
          <table:table-cell office:value-type="float" office:value="0" calcext:value-type="float">
            <text:p>0</text:p>
          </table:table-cell>
          <table:table-cell office:value-type="float" office:value="18.7554" calcext:value-type="float">
            <text:p>18.7554</text:p>
          </table:table-cell>
          <table:table-cell office:value-type="float" office:value="0.1592712" calcext:value-type="float">
            <text:p>0.1592712</text:p>
          </table:table-cell>
          <table:table-cell office:value-type="float" office:value="13.16345" calcext:value-type="float">
            <text:p>13.16345</text:p>
          </table:table-cell>
          <table:table-cell office:value-type="float" office:value="1.116547" calcext:value-type="float">
            <text:p>1.116547</text:p>
          </table:table-cell>
          <table:table-cell office:value-type="float" office:value="9.802643" calcext:value-type="float">
            <text:p>9.802643</text:p>
          </table:table-cell>
          <table:table-cell office:value-type="float" office:value="1.763702" calcext:value-type="float">
            <text:p>1.763702</text:p>
          </table:table-cell>
          <table:table-cell office:value-type="float" office:value="7.411652" calcext:value-type="float">
            <text:p>7.411652</text:p>
          </table:table-cell>
          <table:table-cell office:value-type="float" office:value="2.220642" calcext:value-type="float">
            <text:p>2.220642</text:p>
          </table:table-cell>
          <table:table-cell office:value-type="float" office:value="6.073303" calcext:value-type="float">
            <text:p>6.073303</text:p>
          </table:table-cell>
          <table:table-cell office:value-type="float" office:value="2.427917" calcext:value-type="float">
            <text:p>2.427917</text:p>
          </table:table-cell>
          <table:table-cell office:value-type="float" office:value="4.818573" calcext:value-type="float">
            <text:p>4.818573</text:p>
          </table:table-cell>
          <table:table-cell office:value-type="float" office:value="2.608643" calcext:value-type="float">
            <text:p>2.608643</text:p>
          </table:table-cell>
          <table:table-cell office:value-type="float" office:value="4.052368" calcext:value-type="float">
            <text:p>4.052368</text:p>
          </table:table-cell>
          <table:table-cell office:value-type="float" office:value="2.625824" calcext:value-type="float">
            <text:p>2.625824</text:p>
          </table:table-cell>
          <table:table-cell office:value-type="float" office:value="3.042297" calcext:value-type="float">
            <text:p>3.042297</text:p>
          </table:table-cell>
          <table:table-cell office:value-type="float" office:value="2.409119" calcext:value-type="float">
            <text:p>2.409119</text:p>
          </table:table-cell>
          <table:table-cell office:value-type="float" office:value="3.132996" calcext:value-type="float">
            <text:p>3.132996</text:p>
          </table:table-cell>
          <table:table-cell office:value-type="float" office:value="3.004822" calcext:value-type="float">
            <text:p>3.004822</text:p>
          </table:table-cell>
          <table:table-cell office:value-type="float" office:value="3.940063" calcext:value-type="float">
            <text:p>3.940063</text:p>
          </table:table-cell>
          <table:table-cell office:value-type="float" office:value="3.93219" calcext:value-type="float">
            <text:p>3.93219</text:p>
          </table:table-cell>
          <table:table-cell office:value-type="float" office:value="4.762543" calcext:value-type="float">
            <text:p>4.762543</text:p>
          </table:table-cell>
          <table:table-cell office:value-type="float" office:value="4.731598" calcext:value-type="float">
            <text:p>4.731598</text:p>
          </table:table-cell>
          <table:table-cell office:value-type="float" office:value="5.500854" calcext:value-type="float">
            <text:p>5.500854</text:p>
          </table:table-cell>
          <table:table-cell office:value-type="float" office:value="5.460938" calcext:value-type="float">
            <text:p>5.460938</text:p>
          </table:table-cell>
          <table:table-cell office:value-type="float" office:value="6.178925" calcext:value-type="float">
            <text:p>6.178925</text:p>
          </table:table-cell>
          <table:table-cell office:value-type="float" office:value="6.134399" calcext:value-type="float">
            <text:p>6.134399</text:p>
          </table:table-cell>
          <table:table-cell office:value-type="float" office:value="6.63797" calcext:value-type="float">
            <text:p>6.63797</text:p>
          </table:table-cell>
          <table:table-cell office:value-type="float" office:value="6.593018" calcext:value-type="float">
            <text:p>6.593018</text:p>
          </table:table-cell>
          <table:table-cell office:value-type="float" office:value="24.38364" calcext:value-type="float">
            <text:p>24.38364</text:p>
          </table:table-cell>
          <table:table-cell office:value-type="float" office:value="-1.413574" calcext:value-type="float">
            <text:p>-1.4135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15.14738" calcext:value-type="float">
            <text:p>15.14738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2.342038" calcext:value-type="float">
            <text:p>-2.342038</text:p>
          </table:table-cell>
          <table:table-cell office:value-type="float" office:value="0.7383401" calcext:value-type="float">
            <text:p>0.7383401</text:p>
          </table:table-cell>
          <table:table-cell office:value-type="float" office:value="0.454942" calcext:value-type="float">
            <text:p>0.454942</text:p>
          </table:table-cell>
          <table:table-cell office:value-type="float" office:value="371.6527" calcext:value-type="float">
            <text:p>371.6527</text:p>
          </table:table-cell>
          <table:table-cell office:value-type="float" office:value="0" calcext:value-type="float">
            <text:p>0</text:p>
          </table:table-cell>
          <table:table-cell office:value-type="float" office:value="17.50232" calcext:value-type="float">
            <text:p>17.50232</text:p>
          </table:table-cell>
          <table:table-cell office:value-type="float" office:value="-0.3640137" calcext:value-type="float">
            <text:p>-0.3640137</text:p>
          </table:table-cell>
          <table:table-cell office:value-type="float" office:value="12.72556" calcext:value-type="float">
            <text:p>12.72556</text:p>
          </table:table-cell>
          <table:table-cell office:value-type="float" office:value="1.01944" calcext:value-type="float">
            <text:p>1.01944</text:p>
          </table:table-cell>
          <table:table-cell office:value-type="float" office:value="9.54184" calcext:value-type="float">
            <text:p>9.54184</text:p>
          </table:table-cell>
          <table:table-cell office:value-type="float" office:value="2.128967" calcext:value-type="float">
            <text:p>2.128967</text:p>
          </table:table-cell>
          <table:table-cell office:value-type="float" office:value="7.385376" calcext:value-type="float">
            <text:p>7.385376</text:p>
          </table:table-cell>
          <table:table-cell office:value-type="float" office:value="2.934784" calcext:value-type="float">
            <text:p>2.934784</text:p>
          </table:table-cell>
          <table:table-cell office:value-type="float" office:value="6.230225" calcext:value-type="float">
            <text:p>6.230225</text:p>
          </table:table-cell>
          <table:table-cell office:value-type="float" office:value="3.333923" calcext:value-type="float">
            <text:p>3.333923</text:p>
          </table:table-cell>
          <table:table-cell office:value-type="float" office:value="5.182037" calcext:value-type="float">
            <text:p>5.182037</text:p>
          </table:table-cell>
          <table:table-cell office:value-type="float" office:value="3.633484" calcext:value-type="float">
            <text:p>3.633484</text:p>
          </table:table-cell>
          <table:table-cell office:value-type="float" office:value="4.531586" calcext:value-type="float">
            <text:p>4.531586</text:p>
          </table:table-cell>
          <table:table-cell office:value-type="float" office:value="3.601074" calcext:value-type="float">
            <text:p>3.601074</text:p>
          </table:table-cell>
          <table:table-cell office:value-type="float" office:value="3.660095" calcext:value-type="float">
            <text:p>3.660095</text:p>
          </table:table-cell>
          <table:table-cell office:value-type="float" office:value="3.054932" calcext:value-type="float">
            <text:p>3.054932</text:p>
          </table:table-cell>
          <table:table-cell office:value-type="float" office:value="3.419922" calcext:value-type="float">
            <text:p>3.419922</text:p>
          </table:table-cell>
          <table:table-cell office:value-type="float" office:value="3.135529" calcext:value-type="float">
            <text:p>3.135529</text:p>
          </table:table-cell>
          <table:table-cell office:value-type="float" office:value="3.974152" calcext:value-type="float">
            <text:p>3.974152</text:p>
          </table:table-cell>
          <table:table-cell office:value-type="float" office:value="3.933777" calcext:value-type="float">
            <text:p>3.933777</text:p>
          </table:table-cell>
          <table:table-cell office:value-type="float" office:value="4.731293" calcext:value-type="float">
            <text:p>4.731293</text:p>
          </table:table-cell>
          <table:table-cell office:value-type="float" office:value="4.712189" calcext:value-type="float">
            <text:p>4.712189</text:p>
          </table:table-cell>
          <table:table-cell office:value-type="float" office:value="5.46051" calcext:value-type="float">
            <text:p>5.46051</text:p>
          </table:table-cell>
          <table:table-cell office:value-type="float" office:value="5.423065" calcext:value-type="float">
            <text:p>5.423065</text:p>
          </table:table-cell>
          <table:table-cell office:value-type="float" office:value="6.133942" calcext:value-type="float">
            <text:p>6.133942</text:p>
          </table:table-cell>
          <table:table-cell office:value-type="float" office:value="6.090668" calcext:value-type="float">
            <text:p>6.090668</text:p>
          </table:table-cell>
          <table:table-cell office:value-type="float" office:value="6.59256" calcext:value-type="float">
            <text:p>6.59256</text:p>
          </table:table-cell>
          <table:table-cell office:value-type="float" office:value="6.54892" calcext:value-type="float">
            <text:p>6.54892</text:p>
          </table:table-cell>
          <table:table-cell office:value-type="float" office:value="21.65033" calcext:value-type="float">
            <text:p>21.65033</text:p>
          </table:table-cell>
          <table:table-cell office:value-type="float" office:value="-2.701111" calcext:value-type="float">
            <text:p>-2.7011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19.38219" calcext:value-type="float">
            <text:p>19.38219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5.51979" calcext:value-type="float">
            <text:p>-5.51979</text:p>
          </table:table-cell>
          <table:table-cell office:value-type="float" office:value="0.7966344" calcext:value-type="float">
            <text:p>0.7966344</text:p>
          </table:table-cell>
          <table:table-cell office:value-type="float" office:value="0.3596604" calcext:value-type="float">
            <text:p>0.3596604</text:p>
          </table:table-cell>
          <table:table-cell office:value-type="float" office:value="372.3772" calcext:value-type="float">
            <text:p>372.3772</text:p>
          </table:table-cell>
          <table:table-cell office:value-type="float" office:value="0" calcext:value-type="float">
            <text:p>0</text:p>
          </table:table-cell>
          <table:table-cell office:value-type="float" office:value="21.82062" calcext:value-type="float">
            <text:p>21.82062</text:p>
          </table:table-cell>
          <table:table-cell office:value-type="float" office:value="-0.9425964" calcext:value-type="float">
            <text:p>-0.9425964</text:p>
          </table:table-cell>
          <table:table-cell office:value-type="float" office:value="15.41092" calcext:value-type="float">
            <text:p>15.41092</text:p>
          </table:table-cell>
          <table:table-cell office:value-type="float" office:value="0.6274414" calcext:value-type="float">
            <text:p>0.6274414</text:p>
          </table:table-cell>
          <table:table-cell office:value-type="float" office:value="11.4248" calcext:value-type="float">
            <text:p>11.4248</text:p>
          </table:table-cell>
          <table:table-cell office:value-type="float" office:value="1.91925" calcext:value-type="float">
            <text:p>1.91925</text:p>
          </table:table-cell>
          <table:table-cell office:value-type="float" office:value="8.667236" calcext:value-type="float">
            <text:p>8.667236</text:p>
          </table:table-cell>
          <table:table-cell office:value-type="float" office:value="2.908112" calcext:value-type="float">
            <text:p>2.908112</text:p>
          </table:table-cell>
          <table:table-cell office:value-type="float" office:value="7.189697" calcext:value-type="float">
            <text:p>7.189697</text:p>
          </table:table-cell>
          <table:table-cell office:value-type="float" office:value="3.417267" calcext:value-type="float">
            <text:p>3.417267</text:p>
          </table:table-cell>
          <table:table-cell office:value-type="float" office:value="5.905365" calcext:value-type="float">
            <text:p>5.905365</text:p>
          </table:table-cell>
          <table:table-cell office:value-type="float" office:value="3.846954" calcext:value-type="float">
            <text:p>3.846954</text:p>
          </table:table-cell>
          <table:table-cell office:value-type="float" office:value="5.114288" calcext:value-type="float">
            <text:p>5.114288</text:p>
          </table:table-cell>
          <table:table-cell office:value-type="float" office:value="3.917999" calcext:value-type="float">
            <text:p>3.917999</text:p>
          </table:table-cell>
          <table:table-cell office:value-type="float" office:value="4.083679" calcext:value-type="float">
            <text:p>4.083679</text:p>
          </table:table-cell>
          <table:table-cell office:value-type="float" office:value="3.668884" calcext:value-type="float">
            <text:p>3.668884</text:p>
          </table:table-cell>
          <table:table-cell office:value-type="float" office:value="3.710938" calcext:value-type="float">
            <text:p>3.710938</text:p>
          </table:table-cell>
          <table:table-cell office:value-type="float" office:value="3.423157" calcext:value-type="float">
            <text:p>3.423157</text:p>
          </table:table-cell>
          <table:table-cell office:value-type="float" office:value="4.059235" calcext:value-type="float">
            <text:p>4.059235</text:p>
          </table:table-cell>
          <table:table-cell office:value-type="float" office:value="3.974823" calcext:value-type="float">
            <text:p>3.974823</text:p>
          </table:table-cell>
          <table:table-cell office:value-type="float" office:value="4.713684" calcext:value-type="float">
            <text:p>4.713684</text:p>
          </table:table-cell>
          <table:table-cell office:value-type="float" office:value="4.710114" calcext:value-type="float">
            <text:p>4.710114</text:p>
          </table:table-cell>
          <table:table-cell office:value-type="float" office:value="5.422699" calcext:value-type="float">
            <text:p>5.422699</text:p>
          </table:table-cell>
          <table:table-cell office:value-type="float" office:value="5.390808" calcext:value-type="float">
            <text:p>5.390808</text:p>
          </table:table-cell>
          <table:table-cell office:value-type="float" office:value="6.09024" calcext:value-type="float">
            <text:p>6.09024</text:p>
          </table:table-cell>
          <table:table-cell office:value-type="float" office:value="6.048676" calcext:value-type="float">
            <text:p>6.048676</text:p>
          </table:table-cell>
          <table:table-cell office:value-type="float" office:value="6.548462" calcext:value-type="float">
            <text:p>6.548462</text:p>
          </table:table-cell>
          <table:table-cell office:value-type="float" office:value="6.505188" calcext:value-type="float">
            <text:p>6.505188</text:p>
          </table:table-cell>
          <table:table-cell office:value-type="float" office:value="26.50259" calcext:value-type="float">
            <text:p>26.50259</text:p>
          </table:table-cell>
          <table:table-cell office:value-type="float" office:value="-4.438995" calcext:value-type="float">
            <text:p>-4.4389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19.66092" calcext:value-type="float">
            <text:p>19.66092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4.024516" calcext:value-type="float">
            <text:p>-4.024516</text:p>
          </table:table-cell>
          <table:table-cell office:value-type="float" office:value="0.8110646" calcext:value-type="float">
            <text:p>0.8110646</text:p>
          </table:table-cell>
          <table:table-cell office:value-type="float" office:value="0.401993" calcext:value-type="float">
            <text:p>0.401993</text:p>
          </table:table-cell>
          <table:table-cell office:value-type="float" office:value="374.6137" calcext:value-type="float">
            <text:p>374.6137</text:p>
          </table:table-cell>
          <table:table-cell office:value-type="float" office:value="0" calcext:value-type="float">
            <text:p>0</text:p>
          </table:table-cell>
          <table:table-cell office:value-type="float" office:value="22.89627" calcext:value-type="float">
            <text:p>22.89627</text:p>
          </table:table-cell>
          <table:table-cell office:value-type="float" office:value="-0.6077271" calcext:value-type="float">
            <text:p>-0.6077271</text:p>
          </table:table-cell>
          <table:table-cell office:value-type="float" office:value="16.39774" calcext:value-type="float">
            <text:p>16.39774</text:p>
          </table:table-cell>
          <table:table-cell office:value-type="float" office:value="1.115021" calcext:value-type="float">
            <text:p>1.115021</text:p>
          </table:table-cell>
          <table:table-cell office:value-type="float" office:value="12.34579" calcext:value-type="float">
            <text:p>12.34579</text:p>
          </table:table-cell>
          <table:table-cell office:value-type="float" office:value="2.499023" calcext:value-type="float">
            <text:p>2.499023</text:p>
          </table:table-cell>
          <table:table-cell office:value-type="float" office:value="9.51358" calcext:value-type="float">
            <text:p>9.51358</text:p>
          </table:table-cell>
          <table:table-cell office:value-type="float" office:value="3.536804" calcext:value-type="float">
            <text:p>3.536804</text:p>
          </table:table-cell>
          <table:table-cell office:value-type="float" office:value="7.956085" calcext:value-type="float">
            <text:p>7.956085</text:p>
          </table:table-cell>
          <table:table-cell office:value-type="float" office:value="4.070099" calcext:value-type="float">
            <text:p>4.070099</text:p>
          </table:table-cell>
          <table:table-cell office:value-type="float" office:value="6.582794" calcext:value-type="float">
            <text:p>6.582794</text:p>
          </table:table-cell>
          <table:table-cell office:value-type="float" office:value="4.489075" calcext:value-type="float">
            <text:p>4.489075</text:p>
          </table:table-cell>
          <table:table-cell office:value-type="float" office:value="5.717255" calcext:value-type="float">
            <text:p>5.717255</text:p>
          </table:table-cell>
          <table:table-cell office:value-type="float" office:value="4.495972" calcext:value-type="float">
            <text:p>4.495972</text:p>
          </table:table-cell>
          <table:table-cell office:value-type="float" office:value="4.562073" calcext:value-type="float">
            <text:p>4.562073</text:p>
          </table:table-cell>
          <table:table-cell office:value-type="float" office:value="4.093567" calcext:value-type="float">
            <text:p>4.093567</text:p>
          </table:table-cell>
          <table:table-cell office:value-type="float" office:value="4.010406" calcext:value-type="float">
            <text:p>4.010406</text:p>
          </table:table-cell>
          <table:table-cell office:value-type="float" office:value="3.71402" calcext:value-type="float">
            <text:p>3.71402</text:p>
          </table:table-cell>
          <table:table-cell office:value-type="float" office:value="4.173309" calcext:value-type="float">
            <text:p>4.173309</text:p>
          </table:table-cell>
          <table:table-cell office:value-type="float" office:value="4.060242" calcext:value-type="float">
            <text:p>4.060242</text:p>
          </table:table-cell>
          <table:table-cell office:value-type="float" office:value="4.736053" calcext:value-type="float">
            <text:p>4.736053</text:p>
          </table:table-cell>
          <table:table-cell office:value-type="float" office:value="4.713806" calcext:value-type="float">
            <text:p>4.713806</text:p>
          </table:table-cell>
          <table:table-cell office:value-type="float" office:value="5.390533" calcext:value-type="float">
            <text:p>5.390533</text:p>
          </table:table-cell>
          <table:table-cell office:value-type="float" office:value="5.367249" calcext:value-type="float">
            <text:p>5.367249</text:p>
          </table:table-cell>
          <table:table-cell office:value-type="float" office:value="6.048248" calcext:value-type="float">
            <text:p>6.048248</text:p>
          </table:table-cell>
          <table:table-cell office:value-type="float" office:value="6.009308" calcext:value-type="float">
            <text:p>6.009308</text:p>
          </table:table-cell>
          <table:table-cell office:value-type="float" office:value="6.50473" calcext:value-type="float">
            <text:p>6.50473</text:p>
          </table:table-cell>
          <table:table-cell office:value-type="float" office:value="6.463409" calcext:value-type="float">
            <text:p>6.463409</text:p>
          </table:table-cell>
          <table:table-cell office:value-type="float" office:value="27.1507" calcext:value-type="float">
            <text:p>27.1507</text:p>
          </table:table-cell>
          <table:table-cell office:value-type="float" office:value="-3.79425" calcext:value-type="float">
            <text:p>-3.794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18.87656" calcext:value-type="float">
            <text:p>18.87656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2.040083" calcext:value-type="float">
            <text:p>-2.040083</text:p>
          </table:table-cell>
          <table:table-cell office:value-type="float" office:value="0.7794949" calcext:value-type="float">
            <text:p>0.7794949</text:p>
          </table:table-cell>
          <table:table-cell office:value-type="float" office:value="0.4650827" calcext:value-type="float">
            <text:p>0.4650827</text:p>
          </table:table-cell>
          <table:table-cell office:value-type="float" office:value="366.4927" calcext:value-type="float">
            <text:p>366.4927</text:p>
          </table:table-cell>
          <table:table-cell office:value-type="float" office:value="0" calcext:value-type="float">
            <text:p>0</text:p>
          </table:table-cell>
          <table:table-cell office:value-type="float" office:value="22.29871" calcext:value-type="float">
            <text:p>22.29871</text:p>
          </table:table-cell>
          <table:table-cell office:value-type="float" office:value="-0.1824036" calcext:value-type="float">
            <text:p>-0.1824036</text:p>
          </table:table-cell>
          <table:table-cell office:value-type="float" office:value="16.22519" calcext:value-type="float">
            <text:p>16.22519</text:p>
          </table:table-cell>
          <table:table-cell office:value-type="float" office:value="1.654877" calcext:value-type="float">
            <text:p>1.654877</text:p>
          </table:table-cell>
          <table:table-cell office:value-type="float" office:value="12.49408" calcext:value-type="float">
            <text:p>12.49408</text:p>
          </table:table-cell>
          <table:table-cell office:value-type="float" office:value="3.115723" calcext:value-type="float">
            <text:p>3.115723</text:p>
          </table:table-cell>
          <table:table-cell office:value-type="float" office:value="9.844604" calcext:value-type="float">
            <text:p>9.844604</text:p>
          </table:table-cell>
          <table:table-cell office:value-type="float" office:value="4.21286" calcext:value-type="float">
            <text:p>4.21286</text:p>
          </table:table-cell>
          <table:table-cell office:value-type="float" office:value="8.364532" calcext:value-type="float">
            <text:p>8.364532</text:p>
          </table:table-cell>
          <table:table-cell office:value-type="float" office:value="4.740479" calcext:value-type="float">
            <text:p>4.740479</text:p>
          </table:table-cell>
          <table:table-cell office:value-type="float" office:value="7.032318" calcext:value-type="float">
            <text:p>7.032318</text:p>
          </table:table-cell>
          <table:table-cell office:value-type="float" office:value="5.126434" calcext:value-type="float">
            <text:p>5.126434</text:p>
          </table:table-cell>
          <table:table-cell office:value-type="float" office:value="6.186523" calcext:value-type="float">
            <text:p>6.186523</text:p>
          </table:table-cell>
          <table:table-cell office:value-type="float" office:value="5.075043" calcext:value-type="float">
            <text:p>5.075043</text:p>
          </table:table-cell>
          <table:table-cell office:value-type="float" office:value="5.026733" calcext:value-type="float">
            <text:p>5.026733</text:p>
          </table:table-cell>
          <table:table-cell office:value-type="float" office:value="4.572205" calcext:value-type="float">
            <text:p>4.572205</text:p>
          </table:table-cell>
          <table:table-cell office:value-type="float" office:value="4.324738" calcext:value-type="float">
            <text:p>4.324738</text:p>
          </table:table-cell>
          <table:table-cell office:value-type="float" office:value="4.013702" calcext:value-type="float">
            <text:p>4.013702</text:p>
          </table:table-cell>
          <table:table-cell office:value-type="float" office:value="4.311523" calcext:value-type="float">
            <text:p>4.311523</text:p>
          </table:table-cell>
          <table:table-cell office:value-type="float" office:value="4.174652" calcext:value-type="float">
            <text:p>4.174652</text:p>
          </table:table-cell>
          <table:table-cell office:value-type="float" office:value="4.777222" calcext:value-type="float">
            <text:p>4.777222</text:p>
          </table:table-cell>
          <table:table-cell office:value-type="float" office:value="4.73642" calcext:value-type="float">
            <text:p>4.73642</text:p>
          </table:table-cell>
          <table:table-cell office:value-type="float" office:value="5.367004" calcext:value-type="float">
            <text:p>5.367004</text:p>
          </table:table-cell>
          <table:table-cell office:value-type="float" office:value="5.353729" calcext:value-type="float">
            <text:p>5.353729</text:p>
          </table:table-cell>
          <table:table-cell office:value-type="float" office:value="6.008942" calcext:value-type="float">
            <text:p>6.008942</text:p>
          </table:table-cell>
          <table:table-cell office:value-type="float" office:value="5.97403" calcext:value-type="float">
            <text:p>5.97403</text:p>
          </table:table-cell>
          <table:table-cell office:value-type="float" office:value="6.462982" calcext:value-type="float">
            <text:p>6.462982</text:p>
          </table:table-cell>
          <table:table-cell office:value-type="float" office:value="6.423553" calcext:value-type="float">
            <text:p>6.423553</text:p>
          </table:table-cell>
          <table:table-cell office:value-type="float" office:value="25.93253" calcext:value-type="float">
            <text:p>25.93253</text:p>
          </table:table-cell>
          <table:table-cell office:value-type="float" office:value="-2.811676" calcext:value-type="float">
            <text:p>-2.8116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18.87528" calcext:value-type="float">
            <text:p>18.87528</text:p>
          </table:table-cell>
          <table:table-cell office:value-type="float" office:value="15.76177" calcext:value-type="float">
            <text:p>15.76177</text:p>
          </table:table-cell>
          <table:table-cell office:value-type="float" office:value="-1.503667" calcext:value-type="float">
            <text:p>-1.503667</text:p>
          </table:table-cell>
          <table:table-cell office:value-type="float" office:value="1.007082" calcext:value-type="float">
            <text:p>1.007082</text:p>
          </table:table-cell>
          <table:table-cell office:value-type="float" office:value="0.4835987" calcext:value-type="float">
            <text:p>0.4835987</text:p>
          </table:table-cell>
          <table:table-cell office:value-type="float" office:value="365.6425" calcext:value-type="float">
            <text:p>365.6425</text:p>
          </table:table-cell>
          <table:table-cell office:value-type="float" office:value="0.1905" calcext:value-type="float">
            <text:p>0.1905</text:p>
          </table:table-cell>
          <table:table-cell office:value-type="float" office:value="25.3284" calcext:value-type="float">
            <text:p>25.3284</text:p>
          </table:table-cell>
          <table:table-cell office:value-type="float" office:value="0.1760254" calcext:value-type="float">
            <text:p>0.1760254</text:p>
          </table:table-cell>
          <table:table-cell office:value-type="float" office:value="18.5285" calcext:value-type="float">
            <text:p>18.5285</text:p>
          </table:table-cell>
          <table:table-cell office:value-type="float" office:value="2.055908" calcext:value-type="float">
            <text:p>2.055908</text:p>
          </table:table-cell>
          <table:table-cell office:value-type="float" office:value="14.34506" calcext:value-type="float">
            <text:p>14.34506</text:p>
          </table:table-cell>
          <table:table-cell office:value-type="float" office:value="3.567169" calcext:value-type="float">
            <text:p>3.567169</text:p>
          </table:table-cell>
          <table:table-cell office:value-type="float" office:value="11.2858" calcext:value-type="float">
            <text:p>11.2858</text:p>
          </table:table-cell>
          <table:table-cell office:value-type="float" office:value="4.643463" calcext:value-type="float">
            <text:p>4.643463</text:p>
          </table:table-cell>
          <table:table-cell office:value-type="float" office:value="9.559235" calcext:value-type="float">
            <text:p>9.559235</text:p>
          </table:table-cell>
          <table:table-cell office:value-type="float" office:value="5.170105" calcext:value-type="float">
            <text:p>5.170105</text:p>
          </table:table-cell>
          <table:table-cell office:value-type="float" office:value="8.020172" calcext:value-type="float">
            <text:p>8.020172</text:p>
          </table:table-cell>
          <table:table-cell office:value-type="float" office:value="5.55954" calcext:value-type="float">
            <text:p>5.55954</text:p>
          </table:table-cell>
          <table:table-cell office:value-type="float" office:value="6.948303" calcext:value-type="float">
            <text:p>6.948303</text:p>
          </table:table-cell>
          <table:table-cell office:value-type="float" office:value="5.504974" calcext:value-type="float">
            <text:p>5.504974</text:p>
          </table:table-cell>
          <table:table-cell office:value-type="float" office:value="5.490051" calcext:value-type="float">
            <text:p>5.490051</text:p>
          </table:table-cell>
          <table:table-cell office:value-type="float" office:value="5.035828" calcext:value-type="float">
            <text:p>5.035828</text:p>
          </table:table-cell>
          <table:table-cell office:value-type="float" office:value="4.635925" calcext:value-type="float">
            <text:p>4.635925</text:p>
          </table:table-cell>
          <table:table-cell office:value-type="float" office:value="4.328094" calcext:value-type="float">
            <text:p>4.328094</text:p>
          </table:table-cell>
          <table:table-cell office:value-type="float" office:value="4.467957" calcext:value-type="float">
            <text:p>4.467957</text:p>
          </table:table-cell>
          <table:table-cell office:value-type="float" office:value="4.31308" calcext:value-type="float">
            <text:p>4.31308</text:p>
          </table:table-cell>
          <table:table-cell office:value-type="float" office:value="4.835663" calcext:value-type="float">
            <text:p>4.835663</text:p>
          </table:table-cell>
          <table:table-cell office:value-type="float" office:value="4.77774" calcext:value-type="float">
            <text:p>4.77774</text:p>
          </table:table-cell>
          <table:table-cell office:value-type="float" office:value="5.353638" calcext:value-type="float">
            <text:p>5.353638</text:p>
          </table:table-cell>
          <table:table-cell office:value-type="float" office:value="5.350525" calcext:value-type="float">
            <text:p>5.350525</text:p>
          </table:table-cell>
          <table:table-cell office:value-type="float" office:value="5.973633" calcext:value-type="float">
            <text:p>5.973633</text:p>
          </table:table-cell>
          <table:table-cell office:value-type="float" office:value="5.949677" calcext:value-type="float">
            <text:p>5.949677</text:p>
          </table:table-cell>
          <table:table-cell office:value-type="float" office:value="6.423157" calcext:value-type="float">
            <text:p>6.423157</text:p>
          </table:table-cell>
          <table:table-cell office:value-type="float" office:value="6.386078" calcext:value-type="float">
            <text:p>6.386078</text:p>
          </table:table-cell>
          <table:table-cell office:value-type="float" office:value="29.68164" calcext:value-type="float">
            <text:p>29.68164</text:p>
          </table:table-cell>
          <table:table-cell office:value-type="float" office:value="-2.546661" calcext:value-type="float">
            <text:p>-2.5466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20.76388" calcext:value-type="float">
            <text:p>20.76388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0.036191" calcext:value-type="float">
            <text:p>-0.036191</text:p>
          </table:table-cell>
          <table:table-cell office:value-type="float" office:value="0.8616446" calcext:value-type="float">
            <text:p>0.8616446</text:p>
          </table:table-cell>
          <table:table-cell office:value-type="float" office:value="0.5376859" calcext:value-type="float">
            <text:p>0.5376859</text:p>
          </table:table-cell>
          <table:table-cell office:value-type="float" office:value="371.3067" calcext:value-type="float">
            <text:p>371.3067</text:p>
          </table:table-cell>
          <table:table-cell office:value-type="float" office:value="0.5715" calcext:value-type="float">
            <text:p>0.5715</text:p>
          </table:table-cell>
          <table:table-cell office:value-type="float" office:value="25.77374" calcext:value-type="float">
            <text:p>25.77374</text:p>
          </table:table-cell>
          <table:table-cell office:value-type="float" office:value="1.440399" calcext:value-type="float">
            <text:p>1.440399</text:p>
          </table:table-cell>
          <table:table-cell office:value-type="float" office:value="19.18329" calcext:value-type="float">
            <text:p>19.18329</text:p>
          </table:table-cell>
          <table:table-cell office:value-type="float" office:value="3.366394" calcext:value-type="float">
            <text:p>3.366394</text:p>
          </table:table-cell>
          <table:table-cell office:value-type="float" office:value="15.05231" calcext:value-type="float">
            <text:p>15.05231</text:p>
          </table:table-cell>
          <table:table-cell office:value-type="float" office:value="4.912323" calcext:value-type="float">
            <text:p>4.912323</text:p>
          </table:table-cell>
          <table:table-cell office:value-type="float" office:value="12.05179" calcext:value-type="float">
            <text:p>12.05179</text:p>
          </table:table-cell>
          <table:table-cell office:value-type="float" office:value="5.932312" calcext:value-type="float">
            <text:p>5.932312</text:p>
          </table:table-cell>
          <table:table-cell office:value-type="float" office:value="10.32837" calcext:value-type="float">
            <text:p>10.32837</text:p>
          </table:table-cell>
          <table:table-cell office:value-type="float" office:value="6.366638" calcext:value-type="float">
            <text:p>6.366638</text:p>
          </table:table-cell>
          <table:table-cell office:value-type="float" office:value="8.732574" calcext:value-type="float">
            <text:p>8.732574</text:p>
          </table:table-cell>
          <table:table-cell office:value-type="float" office:value="6.617157" calcext:value-type="float">
            <text:p>6.617157</text:p>
          </table:table-cell>
          <table:table-cell office:value-type="float" office:value="7.64505" calcext:value-type="float">
            <text:p>7.64505</text:p>
          </table:table-cell>
          <table:table-cell office:value-type="float" office:value="6.381409" calcext:value-type="float">
            <text:p>6.381409</text:p>
          </table:table-cell>
          <table:table-cell office:value-type="float" office:value="6.109863" calcext:value-type="float">
            <text:p>6.109863</text:p>
          </table:table-cell>
          <table:table-cell office:value-type="float" office:value="5.501709" calcext:value-type="float">
            <text:p>5.501709</text:p>
          </table:table-cell>
          <table:table-cell office:value-type="float" office:value="4.996063" calcext:value-type="float">
            <text:p>4.996063</text:p>
          </table:table-cell>
          <table:table-cell office:value-type="float" office:value="4.639465" calcext:value-type="float">
            <text:p>4.639465</text:p>
          </table:table-cell>
          <table:table-cell office:value-type="float" office:value="4.643036" calcext:value-type="float">
            <text:p>4.643036</text:p>
          </table:table-cell>
          <table:table-cell office:value-type="float" office:value="4.469666" calcext:value-type="float">
            <text:p>4.469666</text:p>
          </table:table-cell>
          <table:table-cell office:value-type="float" office:value="4.910217" calcext:value-type="float">
            <text:p>4.910217</text:p>
          </table:table-cell>
          <table:table-cell office:value-type="float" office:value="4.836365" calcext:value-type="float">
            <text:p>4.836365</text:p>
          </table:table-cell>
          <table:table-cell office:value-type="float" office:value="5.363281" calcext:value-type="float">
            <text:p>5.363281</text:p>
          </table:table-cell>
          <table:table-cell office:value-type="float" office:value="5.352203" calcext:value-type="float">
            <text:p>5.352203</text:p>
          </table:table-cell>
          <table:table-cell office:value-type="float" office:value="5.950378" calcext:value-type="float">
            <text:p>5.950378</text:p>
          </table:table-cell>
          <table:table-cell office:value-type="float" office:value="5.921906" calcext:value-type="float">
            <text:p>5.921906</text:p>
          </table:table-cell>
          <table:table-cell office:value-type="float" office:value="6.385712" calcext:value-type="float">
            <text:p>6.385712</text:p>
          </table:table-cell>
          <table:table-cell office:value-type="float" office:value="6.350555" calcext:value-type="float">
            <text:p>6.350555</text:p>
          </table:table-cell>
          <table:table-cell office:value-type="float" office:value="29.03128" calcext:value-type="float">
            <text:p>29.03128</text:p>
          </table:table-cell>
          <table:table-cell office:value-type="float" office:value="-1.449585" calcext:value-type="float">
            <text:p>-1.4495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18.21411" calcext:value-type="float">
            <text:p>18.21411</text:p>
          </table:table-cell>
          <table:table-cell office:value-type="float" office:value="15.76177" calcext:value-type="float">
            <text:p>15.76177</text:p>
          </table:table-cell>
          <table:table-cell office:value-type="float" office:value="2.476318" calcext:value-type="float">
            <text:p>2.476318</text:p>
          </table:table-cell>
          <table:table-cell office:value-type="float" office:value="1.022737" calcext:value-type="float">
            <text:p>1.022737</text:p>
          </table:table-cell>
          <table:table-cell office:value-type="float" office:value="0.6229512" calcext:value-type="float">
            <text:p>0.6229512</text:p>
          </table:table-cell>
          <table:table-cell office:value-type="float" office:value="368.6633" calcext:value-type="float">
            <text:p>368.6633</text:p>
          </table:table-cell>
          <table:table-cell office:value-type="float" office:value="0" calcext:value-type="float">
            <text:p>0</text:p>
          </table:table-cell>
          <table:table-cell office:value-type="float" office:value="25.73294" calcext:value-type="float">
            <text:p>25.73294</text:p>
          </table:table-cell>
          <table:table-cell office:value-type="float" office:value="2.745819" calcext:value-type="float">
            <text:p>2.745819</text:p>
          </table:table-cell>
          <table:table-cell office:value-type="float" office:value="19.45169" calcext:value-type="float">
            <text:p>19.45169</text:p>
          </table:table-cell>
          <table:table-cell office:value-type="float" office:value="4.434021" calcext:value-type="float">
            <text:p>4.434021</text:p>
          </table:table-cell>
          <table:table-cell office:value-type="float" office:value="15.55344" calcext:value-type="float">
            <text:p>15.55344</text:p>
          </table:table-cell>
          <table:table-cell office:value-type="float" office:value="5.7742" calcext:value-type="float">
            <text:p>5.7742</text:p>
          </table:table-cell>
          <table:table-cell office:value-type="float" office:value="12.64545" calcext:value-type="float">
            <text:p>12.64545</text:p>
          </table:table-cell>
          <table:table-cell office:value-type="float" office:value="6.660187" calcext:value-type="float">
            <text:p>6.660187</text:p>
          </table:table-cell>
          <table:table-cell office:value-type="float" office:value="10.95636" calcext:value-type="float">
            <text:p>10.95636</text:p>
          </table:table-cell>
          <table:table-cell office:value-type="float" office:value="7.037842" calcext:value-type="float">
            <text:p>7.037842</text:p>
          </table:table-cell>
          <table:table-cell office:value-type="float" office:value="9.388245" calcext:value-type="float">
            <text:p>9.388245</text:p>
          </table:table-cell>
          <table:table-cell office:value-type="float" office:value="7.235596" calcext:value-type="float">
            <text:p>7.235596</text:p>
          </table:table-cell>
          <table:table-cell office:value-type="float" office:value="8.256195" calcext:value-type="float">
            <text:p>8.256195</text:p>
          </table:table-cell>
          <table:table-cell office:value-type="float" office:value="6.973267" calcext:value-type="float">
            <text:p>6.973267</text:p>
          </table:table-cell>
          <table:table-cell office:value-type="float" office:value="6.643707" calcext:value-type="float">
            <text:p>6.643707</text:p>
          </table:table-cell>
          <table:table-cell office:value-type="float" office:value="6.120728" calcext:value-type="float">
            <text:p>6.120728</text:p>
          </table:table-cell>
          <table:table-cell office:value-type="float" office:value="5.376984" calcext:value-type="float">
            <text:p>5.376984</text:p>
          </table:table-cell>
          <table:table-cell office:value-type="float" office:value="5.000153" calcext:value-type="float">
            <text:p>5.000153</text:p>
          </table:table-cell>
          <table:table-cell office:value-type="float" office:value="4.841248" calcext:value-type="float">
            <text:p>4.841248</text:p>
          </table:table-cell>
          <table:table-cell office:value-type="float" office:value="4.644958" calcext:value-type="float">
            <text:p>4.644958</text:p>
          </table:table-cell>
          <table:table-cell office:value-type="float" office:value="5.001038" calcext:value-type="float">
            <text:p>5.001038</text:p>
          </table:table-cell>
          <table:table-cell office:value-type="float" office:value="4.911072" calcext:value-type="float">
            <text:p>4.911072</text:p>
          </table:table-cell>
          <table:table-cell office:value-type="float" office:value="5.382751" calcext:value-type="float">
            <text:p>5.382751</text:p>
          </table:table-cell>
          <table:table-cell office:value-type="float" office:value="5.363434" calcext:value-type="float">
            <text:p>5.363434</text:p>
          </table:table-cell>
          <table:table-cell office:value-type="float" office:value="5.9216" calcext:value-type="float">
            <text:p>5.9216</text:p>
          </table:table-cell>
          <table:table-cell office:value-type="float" office:value="5.901459" calcext:value-type="float">
            <text:p>5.901459</text:p>
          </table:table-cell>
          <table:table-cell office:value-type="float" office:value="6.35022" calcext:value-type="float">
            <text:p>6.35022</text:p>
          </table:table-cell>
          <table:table-cell office:value-type="float" office:value="6.318481" calcext:value-type="float">
            <text:p>6.318481</text:p>
          </table:table-cell>
          <table:table-cell office:value-type="float" office:value="29.17215" calcext:value-type="float">
            <text:p>29.17215</text:p>
          </table:table-cell>
          <table:table-cell office:value-type="float" office:value="-0.1523743" calcext:value-type="float">
            <text:p>-0.15237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20.49502" calcext:value-type="float">
            <text:p>20.49502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2.033645" calcext:value-type="float">
            <text:p>-2.033645</text:p>
          </table:table-cell>
          <table:table-cell office:value-type="float" office:value="0.6570926" calcext:value-type="float">
            <text:p>0.6570926</text:p>
          </table:table-cell>
          <table:table-cell office:value-type="float" office:value="0.458697" calcext:value-type="float">
            <text:p>0.458697</text:p>
          </table:table-cell>
          <table:table-cell office:value-type="float" office:value="370.1849" calcext:value-type="float">
            <text:p>370.1849</text:p>
          </table:table-cell>
          <table:table-cell office:value-type="float" office:value="0" calcext:value-type="float">
            <text:p>0</text:p>
          </table:table-cell>
          <table:table-cell office:value-type="float" office:value="23.15726" calcext:value-type="float">
            <text:p>23.15726</text:p>
          </table:table-cell>
          <table:table-cell office:value-type="float" office:value="1.410919" calcext:value-type="float">
            <text:p>1.410919</text:p>
          </table:table-cell>
          <table:table-cell office:value-type="float" office:value="17.5831" calcext:value-type="float">
            <text:p>17.5831</text:p>
          </table:table-cell>
          <table:table-cell office:value-type="float" office:value="4.23349" calcext:value-type="float">
            <text:p>4.23349</text:p>
          </table:table-cell>
          <table:table-cell office:value-type="float" office:value="14.23264" calcext:value-type="float">
            <text:p>14.23264</text:p>
          </table:table-cell>
          <table:table-cell office:value-type="float" office:value="5.905243" calcext:value-type="float">
            <text:p>5.905243</text:p>
          </table:table-cell>
          <table:table-cell office:value-type="float" office:value="11.84219" calcext:value-type="float">
            <text:p>11.84219</text:p>
          </table:table-cell>
          <table:table-cell office:value-type="float" office:value="7.024139" calcext:value-type="float">
            <text:p>7.024139</text:p>
          </table:table-cell>
          <table:table-cell office:value-type="float" office:value="10.47815" calcext:value-type="float">
            <text:p>10.47815</text:p>
          </table:table-cell>
          <table:table-cell office:value-type="float" office:value="7.498322" calcext:value-type="float">
            <text:p>7.498322</text:p>
          </table:table-cell>
          <table:table-cell office:value-type="float" office:value="9.32962" calcext:value-type="float">
            <text:p>9.32962</text:p>
          </table:table-cell>
          <table:table-cell office:value-type="float" office:value="7.764801" calcext:value-type="float">
            <text:p>7.764801</text:p>
          </table:table-cell>
          <table:table-cell office:value-type="float" office:value="8.279755" calcext:value-type="float">
            <text:p>8.279755</text:p>
          </table:table-cell>
          <table:table-cell office:value-type="float" office:value="7.511505" calcext:value-type="float">
            <text:p>7.511505</text:p>
          </table:table-cell>
          <table:table-cell office:value-type="float" office:value="7.053253" calcext:value-type="float">
            <text:p>7.053253</text:p>
          </table:table-cell>
          <table:table-cell office:value-type="float" office:value="6.65451" calcext:value-type="float">
            <text:p>6.65451</text:p>
          </table:table-cell>
          <table:table-cell office:value-type="float" office:value="5.755188" calcext:value-type="float">
            <text:p>5.755188</text:p>
          </table:table-cell>
          <table:table-cell office:value-type="float" office:value="5.381073" calcext:value-type="float">
            <text:p>5.381073</text:p>
          </table:table-cell>
          <table:table-cell office:value-type="float" office:value="5.057037" calcext:value-type="float">
            <text:p>5.057037</text:p>
          </table:table-cell>
          <table:table-cell office:value-type="float" office:value="4.843384" calcext:value-type="float">
            <text:p>4.843384</text:p>
          </table:table-cell>
          <table:table-cell office:value-type="float" office:value="5.107178" calcext:value-type="float">
            <text:p>5.107178</text:p>
          </table:table-cell>
          <table:table-cell office:value-type="float" office:value="5.002075" calcext:value-type="float">
            <text:p>5.002075</text:p>
          </table:table-cell>
          <table:table-cell office:value-type="float" office:value="5.412689" calcext:value-type="float">
            <text:p>5.412689</text:p>
          </table:table-cell>
          <table:table-cell office:value-type="float" office:value="5.383057" calcext:value-type="float">
            <text:p>5.383057</text:p>
          </table:table-cell>
          <table:table-cell office:value-type="float" office:value="5.901276" calcext:value-type="float">
            <text:p>5.901276</text:p>
          </table:table-cell>
          <table:table-cell office:value-type="float" office:value="5.888824" calcext:value-type="float">
            <text:p>5.888824</text:p>
          </table:table-cell>
          <table:table-cell office:value-type="float" office:value="6.318146" calcext:value-type="float">
            <text:p>6.318146</text:p>
          </table:table-cell>
          <table:table-cell office:value-type="float" office:value="6.291229" calcext:value-type="float">
            <text:p>6.291229</text:p>
          </table:table-cell>
          <table:table-cell office:value-type="float" office:value="25.18134" calcext:value-type="float">
            <text:p>25.18134</text:p>
          </table:table-cell>
          <table:table-cell office:value-type="float" office:value="-3.138763" calcext:value-type="float">
            <text:p>-3.1387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16.05742" calcext:value-type="float">
            <text:p>16.0574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5.220932" calcext:value-type="float">
            <text:p>-5.220932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677852" calcext:value-type="float">
            <text:p>0.3677852</text:p>
          </table:table-cell>
          <table:table-cell office:value-type="float" office:value="370.5422" calcext:value-type="float">
            <text:p>370.5422</text:p>
          </table:table-cell>
          <table:table-cell office:value-type="float" office:value="0" calcext:value-type="float">
            <text:p>0</text:p>
          </table:table-cell>
          <table:table-cell office:value-type="float" office:value="17.30664" calcext:value-type="float">
            <text:p>17.30664</text:p>
          </table:table-cell>
          <table:table-cell office:value-type="float" office:value="-0.8299561" calcext:value-type="float">
            <text:p>-0.8299561</text:p>
          </table:table-cell>
          <table:table-cell office:value-type="float" office:value="13.04568" calcext:value-type="float">
            <text:p>13.04568</text:p>
          </table:table-cell>
          <table:table-cell office:value-type="float" office:value="1.690369" calcext:value-type="float">
            <text:p>1.690369</text:p>
          </table:table-cell>
          <table:table-cell office:value-type="float" office:value="10.65906" calcext:value-type="float">
            <text:p>10.65906</text:p>
          </table:table-cell>
          <table:table-cell office:value-type="float" office:value="3.693726" calcext:value-type="float">
            <text:p>3.693726</text:p>
          </table:table-cell>
          <table:table-cell office:value-type="float" office:value="9.126617" calcext:value-type="float">
            <text:p>9.126617</text:p>
          </table:table-cell>
          <table:table-cell office:value-type="float" office:value="5.20105" calcext:value-type="float">
            <text:p>5.20105</text:p>
          </table:table-cell>
          <table:table-cell office:value-type="float" office:value="8.791718" calcext:value-type="float">
            <text:p>8.791718</text:p>
          </table:table-cell>
          <table:table-cell office:value-type="float" office:value="6.040375" calcext:value-type="float">
            <text:p>6.040375</text:p>
          </table:table-cell>
          <table:table-cell office:value-type="float" office:value="8.861328" calcext:value-type="float">
            <text:p>8.861328</text:p>
          </table:table-cell>
          <table:table-cell office:value-type="float" office:value="6.73053" calcext:value-type="float">
            <text:p>6.73053</text:p>
          </table:table-cell>
          <table:table-cell office:value-type="float" office:value="8.253662" calcext:value-type="float">
            <text:p>8.253662</text:p>
          </table:table-cell>
          <table:table-cell office:value-type="float" office:value="6.908783" calcext:value-type="float">
            <text:p>6.908783</text:p>
          </table:table-cell>
          <table:table-cell office:value-type="float" office:value="7.121948" calcext:value-type="float">
            <text:p>7.121948</text:p>
          </table:table-cell>
          <table:table-cell office:value-type="float" office:value="6.844971" calcext:value-type="float">
            <text:p>6.844971</text:p>
          </table:table-cell>
          <table:table-cell office:value-type="float" office:value="5.997559" calcext:value-type="float">
            <text:p>5.997559</text:p>
          </table:table-cell>
          <table:table-cell office:value-type="float" office:value="5.75885" calcext:value-type="float">
            <text:p>5.75885</text:p>
          </table:table-cell>
          <table:table-cell office:value-type="float" office:value="5.271759" calcext:value-type="float">
            <text:p>5.271759</text:p>
          </table:table-cell>
          <table:table-cell office:value-type="float" office:value="5.059326" calcext:value-type="float">
            <text:p>5.059326</text:p>
          </table:table-cell>
          <table:table-cell office:value-type="float" office:value="5.225098" calcext:value-type="float">
            <text:p>5.225098</text:p>
          </table:table-cell>
          <table:table-cell office:value-type="float" office:value="5.108368" calcext:value-type="float">
            <text:p>5.108368</text:p>
          </table:table-cell>
          <table:table-cell office:value-type="float" office:value="5.453217" calcext:value-type="float">
            <text:p>5.453217</text:p>
          </table:table-cell>
          <table:table-cell office:value-type="float" office:value="5.413025" calcext:value-type="float">
            <text:p>5.413025</text:p>
          </table:table-cell>
          <table:table-cell office:value-type="float" office:value="5.888733" calcext:value-type="float">
            <text:p>5.888733</text:p>
          </table:table-cell>
          <table:table-cell office:value-type="float" office:value="5.88327" calcext:value-type="float">
            <text:p>5.88327</text:p>
          </table:table-cell>
          <table:table-cell office:value-type="float" office:value="6.290985" calcext:value-type="float">
            <text:p>6.290985</text:p>
          </table:table-cell>
          <table:table-cell office:value-type="float" office:value="6.269775" calcext:value-type="float">
            <text:p>6.269775</text:p>
          </table:table-cell>
          <table:table-cell office:value-type="float" office:value="19.27673" calcext:value-type="float">
            <text:p>19.27673</text:p>
          </table:table-cell>
          <table:table-cell office:value-type="float" office:value="-5.15686" calcext:value-type="float">
            <text:p>-5.156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17.95809" calcext:value-type="float">
            <text:p>17.95809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7.545921" calcext:value-type="float">
            <text:p>-7.545921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087031" calcext:value-type="float">
            <text:p>0.3087031</text:p>
          </table:table-cell>
          <table:table-cell office:value-type="float" office:value="365.4346" calcext:value-type="float">
            <text:p>365.4346</text:p>
          </table:table-cell>
          <table:table-cell office:value-type="float" office:value="0" calcext:value-type="float">
            <text:p>0</text:p>
          </table:table-cell>
          <table:table-cell office:value-type="float" office:value="17.81973" calcext:value-type="float">
            <text:p>17.81973</text:p>
          </table:table-cell>
          <table:table-cell office:value-type="float" office:value="-1.886047" calcext:value-type="float">
            <text:p>-1.886047</text:p>
          </table:table-cell>
          <table:table-cell office:value-type="float" office:value="12.84305" calcext:value-type="float">
            <text:p>12.84305</text:p>
          </table:table-cell>
          <table:table-cell office:value-type="float" office:value="0.3817139" calcext:value-type="float">
            <text:p>0.3817139</text:p>
          </table:table-cell>
          <table:table-cell office:value-type="float" office:value="10.07535" calcext:value-type="float">
            <text:p>10.07535</text:p>
          </table:table-cell>
          <table:table-cell office:value-type="float" office:value="2.262299" calcext:value-type="float">
            <text:p>2.262299</text:p>
          </table:table-cell>
          <table:table-cell office:value-type="float" office:value="8.336182" calcext:value-type="float">
            <text:p>8.336182</text:p>
          </table:table-cell>
          <table:table-cell office:value-type="float" office:value="3.7966" calcext:value-type="float">
            <text:p>3.7966</text:p>
          </table:table-cell>
          <table:table-cell office:value-type="float" office:value="7.495911" calcext:value-type="float">
            <text:p>7.495911</text:p>
          </table:table-cell>
          <table:table-cell office:value-type="float" office:value="4.705048" calcext:value-type="float">
            <text:p>4.705048</text:p>
          </table:table-cell>
          <table:table-cell office:value-type="float" office:value="7.343262" calcext:value-type="float">
            <text:p>7.343262</text:p>
          </table:table-cell>
          <table:table-cell office:value-type="float" office:value="5.542175" calcext:value-type="float">
            <text:p>5.542175</text:p>
          </table:table-cell>
          <table:table-cell office:value-type="float" office:value="7.254089" calcext:value-type="float">
            <text:p>7.254089</text:p>
          </table:table-cell>
          <table:table-cell office:value-type="float" office:value="6.007568" calcext:value-type="float">
            <text:p>6.007568</text:p>
          </table:table-cell>
          <table:table-cell office:value-type="float" office:value="6.844391" calcext:value-type="float">
            <text:p>6.844391</text:p>
          </table:table-cell>
          <table:table-cell office:value-type="float" office:value="6.381622" calcext:value-type="float">
            <text:p>6.381622</text:p>
          </table:table-cell>
          <table:table-cell office:value-type="float" office:value="6.041901" calcext:value-type="float">
            <text:p>6.041901</text:p>
          </table:table-cell>
          <table:table-cell office:value-type="float" office:value="5.998932" calcext:value-type="float">
            <text:p>5.998932</text:p>
          </table:table-cell>
          <table:table-cell office:value-type="float" office:value="5.443268" calcext:value-type="float">
            <text:p>5.443268</text:p>
          </table:table-cell>
          <table:table-cell office:value-type="float" office:value="5.273834" calcext:value-type="float">
            <text:p>5.273834</text:p>
          </table:table-cell>
          <table:table-cell office:value-type="float" office:value="5.344116" calcext:value-type="float">
            <text:p>5.344116</text:p>
          </table:table-cell>
          <table:table-cell office:value-type="float" office:value="5.226349" calcext:value-type="float">
            <text:p>5.226349</text:p>
          </table:table-cell>
          <table:table-cell office:value-type="float" office:value="5.50354" calcext:value-type="float">
            <text:p>5.50354</text:p>
          </table:table-cell>
          <table:table-cell office:value-type="float" office:value="5.453705" calcext:value-type="float">
            <text:p>5.453705</text:p>
          </table:table-cell>
          <table:table-cell office:value-type="float" office:value="5.885345" calcext:value-type="float">
            <text:p>5.885345</text:p>
          </table:table-cell>
          <table:table-cell office:value-type="float" office:value="5.883087" calcext:value-type="float">
            <text:p>5.883087</text:p>
          </table:table-cell>
          <table:table-cell office:value-type="float" office:value="6.269623" calcext:value-type="float">
            <text:p>6.269623</text:p>
          </table:table-cell>
          <table:table-cell office:value-type="float" office:value="6.253632" calcext:value-type="float">
            <text:p>6.253632</text:p>
          </table:table-cell>
          <table:table-cell office:value-type="float" office:value="20.48376" calcext:value-type="float">
            <text:p>20.48376</text:p>
          </table:table-cell>
          <table:table-cell office:value-type="float" office:value="-6.652679" calcext:value-type="float">
            <text:p>-6.6526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20.92114" calcext:value-type="float">
            <text:p>20.92114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10.50867" calcext:value-type="float">
            <text:p>-10.50867</text:p>
          </table:table-cell>
          <table:table-cell office:value-type="float" office:value="0.7114421" calcext:value-type="float">
            <text:p>0.7114421</text:p>
          </table:table-cell>
          <table:table-cell office:value-type="float" office:value="0.2458529" calcext:value-type="float">
            <text:p>0.2458529</text:p>
          </table:table-cell>
          <table:table-cell office:value-type="float" office:value="363.6483" calcext:value-type="float">
            <text:p>363.6483</text:p>
          </table:table-cell>
          <table:table-cell office:value-type="float" office:value="0" calcext:value-type="float">
            <text:p>0</text:p>
          </table:table-cell>
          <table:table-cell office:value-type="float" office:value="21.78897" calcext:value-type="float">
            <text:p>21.78897</text:p>
          </table:table-cell>
          <table:table-cell office:value-type="float" office:value="-3.38681" calcext:value-type="float">
            <text:p>-3.38681</text:p>
          </table:table-cell>
          <table:table-cell office:value-type="float" office:value="15.07996" calcext:value-type="float">
            <text:p>15.07996</text:p>
          </table:table-cell>
          <table:table-cell office:value-type="float" office:value="-0.223114" calcext:value-type="float">
            <text:p>-0.223114</text:p>
          </table:table-cell>
          <table:table-cell office:value-type="float" office:value="11.44458" calcext:value-type="float">
            <text:p>11.44458</text:p>
          </table:table-cell>
          <table:table-cell office:value-type="float" office:value="1.560608" calcext:value-type="float">
            <text:p>1.560608</text:p>
          </table:table-cell>
          <table:table-cell office:value-type="float" office:value="9.066193" calcext:value-type="float">
            <text:p>9.066193</text:p>
          </table:table-cell>
          <table:table-cell office:value-type="float" office:value="3.06488" calcext:value-type="float">
            <text:p>3.06488</text:p>
          </table:table-cell>
          <table:table-cell office:value-type="float" office:value="7.861725" calcext:value-type="float">
            <text:p>7.861725</text:p>
          </table:table-cell>
          <table:table-cell office:value-type="float" office:value="4.008881" calcext:value-type="float">
            <text:p>4.008881</text:p>
          </table:table-cell>
          <table:table-cell office:value-type="float" office:value="6.907349" calcext:value-type="float">
            <text:p>6.907349</text:p>
          </table:table-cell>
          <table:table-cell office:value-type="float" office:value="4.921143" calcext:value-type="float">
            <text:p>4.921143</text:p>
          </table:table-cell>
          <table:table-cell office:value-type="float" office:value="6.582184" calcext:value-type="float">
            <text:p>6.582184</text:p>
          </table:table-cell>
          <table:table-cell office:value-type="float" office:value="5.472443" calcext:value-type="float">
            <text:p>5.472443</text:p>
          </table:table-cell>
          <table:table-cell office:value-type="float" office:value="6.383484" calcext:value-type="float">
            <text:p>6.383484</text:p>
          </table:table-cell>
          <table:table-cell office:value-type="float" office:value="6.014557" calcext:value-type="float">
            <text:p>6.014557</text:p>
          </table:table-cell>
          <table:table-cell office:value-type="float" office:value="6.022705" calcext:value-type="float">
            <text:p>6.022705</text:p>
          </table:table-cell>
          <table:table-cell office:value-type="float" office:value="5.940979" calcext:value-type="float">
            <text:p>5.940979</text:p>
          </table:table-cell>
          <table:table-cell office:value-type="float" office:value="5.553284" calcext:value-type="float">
            <text:p>5.553284</text:p>
          </table:table-cell>
          <table:table-cell office:value-type="float" office:value="5.444733" calcext:value-type="float">
            <text:p>5.444733</text:p>
          </table:table-cell>
          <table:table-cell office:value-type="float" office:value="5.448792" calcext:value-type="float">
            <text:p>5.448792</text:p>
          </table:table-cell>
          <table:table-cell office:value-type="float" office:value="5.345337" calcext:value-type="float">
            <text:p>5.345337</text:p>
          </table:table-cell>
          <table:table-cell office:value-type="float" office:value="5.558624" calcext:value-type="float">
            <text:p>5.558624</text:p>
          </table:table-cell>
          <table:table-cell office:value-type="float" office:value="5.504089" calcext:value-type="float">
            <text:p>5.504089</text:p>
          </table:table-cell>
          <table:table-cell office:value-type="float" office:value="5.894287" calcext:value-type="float">
            <text:p>5.894287</text:p>
          </table:table-cell>
          <table:table-cell office:value-type="float" office:value="5.885406" calcext:value-type="float">
            <text:p>5.885406</text:p>
          </table:table-cell>
          <table:table-cell office:value-type="float" office:value="6.253479" calcext:value-type="float">
            <text:p>6.253479</text:p>
          </table:table-cell>
          <table:table-cell office:value-type="float" office:value="6.243042" calcext:value-type="float">
            <text:p>6.243042</text:p>
          </table:table-cell>
          <table:table-cell office:value-type="float" office:value="25.31647" calcext:value-type="float">
            <text:p>25.31647</text:p>
          </table:table-cell>
          <table:table-cell office:value-type="float" office:value="-9.429749" calcext:value-type="float">
            <text:p>-9.4297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21.86881" calcext:value-type="float">
            <text:p>21.86881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-8.499219" calcext:value-type="float">
            <text:p>-8.499219</text:p>
          </table:table-cell>
          <table:table-cell office:value-type="float" office:value="0.8047837" calcext:value-type="float">
            <text:p>0.8047837</text:p>
          </table:table-cell>
          <table:table-cell office:value-type="float" office:value="0.2870594" calcext:value-type="float">
            <text:p>0.2870594</text:p>
          </table:table-cell>
          <table:table-cell office:value-type="float" office:value="369.8856" calcext:value-type="float">
            <text:p>369.8856</text:p>
          </table:table-cell>
          <table:table-cell office:value-type="float" office:value="0" calcext:value-type="float">
            <text:p>0</text:p>
          </table:table-cell>
          <table:table-cell office:value-type="float" office:value="24.54816" calcext:value-type="float">
            <text:p>24.54816</text:p>
          </table:table-cell>
          <table:table-cell office:value-type="float" office:value="-2.80304" calcext:value-type="float">
            <text:p>-2.80304</text:p>
          </table:table-cell>
          <table:table-cell office:value-type="float" office:value="16.85419" calcext:value-type="float">
            <text:p>16.85419</text:p>
          </table:table-cell>
          <table:table-cell office:value-type="float" office:value="-0.06655884" calcext:value-type="float">
            <text:p>-0.06655884</text:p>
          </table:table-cell>
          <table:table-cell office:value-type="float" office:value="12.91193" calcext:value-type="float">
            <text:p>12.91193</text:p>
          </table:table-cell>
          <table:table-cell office:value-type="float" office:value="1.879333" calcext:value-type="float">
            <text:p>1.879333</text:p>
          </table:table-cell>
          <table:table-cell office:value-type="float" office:value="10.20343" calcext:value-type="float">
            <text:p>10.20343</text:p>
          </table:table-cell>
          <table:table-cell office:value-type="float" office:value="3.427521" calcext:value-type="float">
            <text:p>3.427521</text:p>
          </table:table-cell>
          <table:table-cell office:value-type="float" office:value="8.750732" calcext:value-type="float">
            <text:p>8.750732</text:p>
          </table:table-cell>
          <table:table-cell office:value-type="float" office:value="4.317871" calcext:value-type="float">
            <text:p>4.317871</text:p>
          </table:table-cell>
          <table:table-cell office:value-type="float" office:value="7.552551" calcext:value-type="float">
            <text:p>7.552551</text:p>
          </table:table-cell>
          <table:table-cell office:value-type="float" office:value="5.148438" calcext:value-type="float">
            <text:p>5.148438</text:p>
          </table:table-cell>
          <table:table-cell office:value-type="float" office:value="6.912292" calcext:value-type="float">
            <text:p>6.912292</text:p>
          </table:table-cell>
          <table:table-cell office:value-type="float" office:value="5.571777" calcext:value-type="float">
            <text:p>5.571777</text:p>
          </table:table-cell>
          <table:table-cell office:value-type="float" office:value="6.130219" calcext:value-type="float">
            <text:p>6.130219</text:p>
          </table:table-cell>
          <table:table-cell office:value-type="float" office:value="5.956024" calcext:value-type="float">
            <text:p>5.956024</text:p>
          </table:table-cell>
          <table:table-cell office:value-type="float" office:value="5.940186" calcext:value-type="float">
            <text:p>5.940186</text:p>
          </table:table-cell>
          <table:table-cell office:value-type="float" office:value="5.889008" calcext:value-type="float">
            <text:p>5.889008</text:p>
          </table:table-cell>
          <table:table-cell office:value-type="float" office:value="5.618835" calcext:value-type="float">
            <text:p>5.618835</text:p>
          </table:table-cell>
          <table:table-cell office:value-type="float" office:value="5.554138" calcext:value-type="float">
            <text:p>5.554138</text:p>
          </table:table-cell>
          <table:table-cell office:value-type="float" office:value="5.532501" calcext:value-type="float">
            <text:p>5.532501</text:p>
          </table:table-cell>
          <table:table-cell office:value-type="float" office:value="5.449768" calcext:value-type="float">
            <text:p>5.449768</text:p>
          </table:table-cell>
          <table:table-cell office:value-type="float" office:value="5.614075" calcext:value-type="float">
            <text:p>5.614075</text:p>
          </table:table-cell>
          <table:table-cell office:value-type="float" office:value="5.559204" calcext:value-type="float">
            <text:p>5.559204</text:p>
          </table:table-cell>
          <table:table-cell office:value-type="float" office:value="5.908813" calcext:value-type="float">
            <text:p>5.908813</text:p>
          </table:table-cell>
          <table:table-cell office:value-type="float" office:value="5.894409" calcext:value-type="float">
            <text:p>5.894409</text:p>
          </table:table-cell>
          <table:table-cell office:value-type="float" office:value="6.24295" calcext:value-type="float">
            <text:p>6.24295</text:p>
          </table:table-cell>
          <table:table-cell office:value-type="float" office:value="6.238342" calcext:value-type="float">
            <text:p>6.238342</text:p>
          </table:table-cell>
          <table:table-cell office:value-type="float" office:value="27.58667" calcext:value-type="float">
            <text:p>27.58667</text:p>
          </table:table-cell>
          <table:table-cell office:value-type="float" office:value="-8.707367" calcext:value-type="float">
            <text:p>-8.7073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20.3955" calcext:value-type="float">
            <text:p>20.3955</text:p>
          </table:table-cell>
          <table:table-cell office:value-type="float" office:value="14.0951" calcext:value-type="float">
            <text:p>14.0951</text:p>
          </table:table-cell>
          <table:table-cell office:value-type="float" office:value="-1.512006" calcext:value-type="float">
            <text:p>-1.512006</text:p>
          </table:table-cell>
          <table:table-cell office:value-type="float" office:value="0.9315476" calcext:value-type="float">
            <text:p>0.9315476</text:p>
          </table:table-cell>
          <table:table-cell office:value-type="float" office:value="0.4833061" calcext:value-type="float">
            <text:p>0.4833061</text:p>
          </table:table-cell>
          <table:table-cell office:value-type="float" office:value="376.2699" calcext:value-type="float">
            <text:p>376.2699</text:p>
          </table:table-cell>
          <table:table-cell office:value-type="float" office:value="0.762" calcext:value-type="float">
            <text:p>0.762</text:p>
          </table:table-cell>
          <table:table-cell office:value-type="float" office:value="27.26895" calcext:value-type="float">
            <text:p>27.26895</text:p>
          </table:table-cell>
          <table:table-cell office:value-type="float" office:value="-0.3149414" calcext:value-type="float">
            <text:p>-0.3149414</text:p>
          </table:table-cell>
          <table:table-cell office:value-type="float" office:value="18.79062" calcext:value-type="float">
            <text:p>18.79062</text:p>
          </table:table-cell>
          <table:table-cell office:value-type="float" office:value="2.280853" calcext:value-type="float">
            <text:p>2.280853</text:p>
          </table:table-cell>
          <table:table-cell office:value-type="float" office:value="14.85254" calcext:value-type="float">
            <text:p>14.85254</text:p>
          </table:table-cell>
          <table:table-cell office:value-type="float" office:value="3.859436" calcext:value-type="float">
            <text:p>3.859436</text:p>
          </table:table-cell>
          <table:table-cell office:value-type="float" office:value="11.93652" calcext:value-type="float">
            <text:p>11.93652</text:p>
          </table:table-cell>
          <table:table-cell office:value-type="float" office:value="5.042419" calcext:value-type="float">
            <text:p>5.042419</text:p>
          </table:table-cell>
          <table:table-cell office:value-type="float" office:value="10.27805" calcext:value-type="float">
            <text:p>10.27805</text:p>
          </table:table-cell>
          <table:table-cell office:value-type="float" office:value="5.660004" calcext:value-type="float">
            <text:p>5.660004</text:p>
          </table:table-cell>
          <table:table-cell office:value-type="float" office:value="8.832581" calcext:value-type="float">
            <text:p>8.832581</text:p>
          </table:table-cell>
          <table:table-cell office:value-type="float" office:value="6.170715" calcext:value-type="float">
            <text:p>6.170715</text:p>
          </table:table-cell>
          <table:table-cell office:value-type="float" office:value="7.832581" calcext:value-type="float">
            <text:p>7.832581</text:p>
          </table:table-cell>
          <table:table-cell office:value-type="float" office:value="6.2742" calcext:value-type="float">
            <text:p>6.2742</text:p>
          </table:table-cell>
          <table:table-cell office:value-type="float" office:value="6.519592" calcext:value-type="float">
            <text:p>6.519592</text:p>
          </table:table-cell>
          <table:table-cell office:value-type="float" office:value="6.119354" calcext:value-type="float">
            <text:p>6.119354</text:p>
          </table:table-cell>
          <table:table-cell office:value-type="float" office:value="5.956879" calcext:value-type="float">
            <text:p>5.956879</text:p>
          </table:table-cell>
          <table:table-cell office:value-type="float" office:value="5.88916" calcext:value-type="float">
            <text:p>5.88916</text:p>
          </table:table-cell>
          <table:table-cell office:value-type="float" office:value="5.673462" calcext:value-type="float">
            <text:p>5.673462</text:p>
          </table:table-cell>
          <table:table-cell office:value-type="float" office:value="5.619385" calcext:value-type="float">
            <text:p>5.619385</text:p>
          </table:table-cell>
          <table:table-cell office:value-type="float" office:value="5.599213" calcext:value-type="float">
            <text:p>5.599213</text:p>
          </table:table-cell>
          <table:table-cell office:value-type="float" office:value="5.533264" calcext:value-type="float">
            <text:p>5.533264</text:p>
          </table:table-cell>
          <table:table-cell office:value-type="float" office:value="5.665527" calcext:value-type="float">
            <text:p>5.665527</text:p>
          </table:table-cell>
          <table:table-cell office:value-type="float" office:value="5.614655" calcext:value-type="float">
            <text:p>5.614655</text:p>
          </table:table-cell>
          <table:table-cell office:value-type="float" office:value="5.92746" calcext:value-type="float">
            <text:p>5.92746</text:p>
          </table:table-cell>
          <table:table-cell office:value-type="float" office:value="5.908997" calcext:value-type="float">
            <text:p>5.908997</text:p>
          </table:table-cell>
          <table:table-cell office:value-type="float" office:value="6.238342" calcext:value-type="float">
            <text:p>6.238342</text:p>
          </table:table-cell>
          <table:table-cell office:value-type="float" office:value="6.238098" calcext:value-type="float">
            <text:p>6.238098</text:p>
          </table:table-cell>
          <table:table-cell office:value-type="float" office:value="40.90744" calcext:value-type="float">
            <text:p>40.90744</text:p>
          </table:table-cell>
          <table:table-cell office:value-type="float" office:value="-4.991699" calcext:value-type="float">
            <text:p>-4.9916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21.34709" calcext:value-type="float">
            <text:p>21.34709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1.053426" calcext:value-type="float">
            <text:p>-1.053426</text:p>
          </table:table-cell>
          <table:table-cell office:value-type="float" office:value="0.7260991" calcext:value-type="float">
            <text:p>0.7260991</text:p>
          </table:table-cell>
          <table:table-cell office:value-type="float" office:value="0.4996479" calcext:value-type="float">
            <text:p>0.4996479</text:p>
          </table:table-cell>
          <table:table-cell office:value-type="float" office:value="378.1153" calcext:value-type="float">
            <text:p>378.1153</text:p>
          </table:table-cell>
          <table:table-cell office:value-type="float" office:value="4.572" calcext:value-type="float">
            <text:p>4.572</text:p>
          </table:table-cell>
          <table:table-cell office:value-type="float" office:value="24.25308" calcext:value-type="float">
            <text:p>24.25308</text:p>
          </table:table-cell>
          <table:table-cell office:value-type="float" office:value="0.8117676" calcext:value-type="float">
            <text:p>0.8117676</text:p>
          </table:table-cell>
          <table:table-cell office:value-type="float" office:value="18.25174" calcext:value-type="float">
            <text:p>18.25174</text:p>
          </table:table-cell>
          <table:table-cell office:value-type="float" office:value="3.389282" calcext:value-type="float">
            <text:p>3.389282</text:p>
          </table:table-cell>
          <table:table-cell office:value-type="float" office:value="14.54297" calcext:value-type="float">
            <text:p>14.54297</text:p>
          </table:table-cell>
          <table:table-cell office:value-type="float" office:value="5.203064" calcext:value-type="float">
            <text:p>5.203064</text:p>
          </table:table-cell>
          <table:table-cell office:value-type="float" office:value="11.92908" calcext:value-type="float">
            <text:p>11.92908</text:p>
          </table:table-cell>
          <table:table-cell office:value-type="float" office:value="6.400146" calcext:value-type="float">
            <text:p>6.400146</text:p>
          </table:table-cell>
          <table:table-cell office:value-type="float" office:value="10.45099" calcext:value-type="float">
            <text:p>10.45099</text:p>
          </table:table-cell>
          <table:table-cell office:value-type="float" office:value="6.949524" calcext:value-type="float">
            <text:p>6.949524</text:p>
          </table:table-cell>
          <table:table-cell office:value-type="float" office:value="9.085266" calcext:value-type="float">
            <text:p>9.085266</text:p>
          </table:table-cell>
          <table:table-cell office:value-type="float" office:value="7.321106" calcext:value-type="float">
            <text:p>7.321106</text:p>
          </table:table-cell>
          <table:table-cell office:value-type="float" office:value="8.216583" calcext:value-type="float">
            <text:p>8.216583</text:p>
          </table:table-cell>
          <table:table-cell office:value-type="float" office:value="7.207001" calcext:value-type="float">
            <text:p>7.207001</text:p>
          </table:table-cell>
          <table:table-cell office:value-type="float" office:value="7.05069" calcext:value-type="float">
            <text:p>7.05069</text:p>
          </table:table-cell>
          <table:table-cell office:value-type="float" office:value="6.531403" calcext:value-type="float">
            <text:p>6.531403</text:p>
          </table:table-cell>
          <table:table-cell office:value-type="float" office:value="6.173615" calcext:value-type="float">
            <text:p>6.173615</text:p>
          </table:table-cell>
          <table:table-cell office:value-type="float" office:value="5.958496" calcext:value-type="float">
            <text:p>5.958496</text:p>
          </table:table-cell>
          <table:table-cell office:value-type="float" office:value="5.75177" calcext:value-type="float">
            <text:p>5.75177</text:p>
          </table:table-cell>
          <table:table-cell office:value-type="float" office:value="5.674072" calcext:value-type="float">
            <text:p>5.674072</text:p>
          </table:table-cell>
          <table:table-cell office:value-type="float" office:value="5.660614" calcext:value-type="float">
            <text:p>5.660614</text:p>
          </table:table-cell>
          <table:table-cell office:value-type="float" office:value="5.599884" calcext:value-type="float">
            <text:p>5.599884</text:p>
          </table:table-cell>
          <table:table-cell office:value-type="float" office:value="5.713165" calcext:value-type="float">
            <text:p>5.713165</text:p>
          </table:table-cell>
          <table:table-cell office:value-type="float" office:value="5.666046" calcext:value-type="float">
            <text:p>5.666046</text:p>
          </table:table-cell>
          <table:table-cell office:value-type="float" office:value="5.948669" calcext:value-type="float">
            <text:p>5.948669</text:p>
          </table:table-cell>
          <table:table-cell office:value-type="float" office:value="5.927704" calcext:value-type="float">
            <text:p>5.927704</text:p>
          </table:table-cell>
          <table:table-cell office:value-type="float" office:value="6.242676" calcext:value-type="float">
            <text:p>6.242676</text:p>
          </table:table-cell>
          <table:table-cell office:value-type="float" office:value="6.23822" calcext:value-type="float">
            <text:p>6.23822</text:p>
          </table:table-cell>
          <table:table-cell office:value-type="float" office:value="27.37857" calcext:value-type="float">
            <text:p>27.37857</text:p>
          </table:table-cell>
          <table:table-cell office:value-type="float" office:value="-1.724121" calcext:value-type="float">
            <text:p>-1.7241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19.43938" calcext:value-type="float">
            <text:p>19.43938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-1.500887" calcext:value-type="float">
            <text:p>-1.500887</text:p>
          </table:table-cell>
          <table:table-cell office:value-type="float" office:value="0.9808626" calcext:value-type="float">
            <text:p>0.9808626</text:p>
          </table:table-cell>
          <table:table-cell office:value-type="float" office:value="0.4836965" calcext:value-type="float">
            <text:p>0.4836965</text:p>
          </table:table-cell>
          <table:table-cell office:value-type="float" office:value="368.9891" calcext:value-type="float">
            <text:p>368.9891</text:p>
          </table:table-cell>
          <table:table-cell office:value-type="float" office:value="6.858" calcext:value-type="float">
            <text:p>6.858</text:p>
          </table:table-cell>
          <table:table-cell office:value-type="float" office:value="17.8342" calcext:value-type="float">
            <text:p>17.8342</text:p>
          </table:table-cell>
          <table:table-cell office:value-type="float" office:value="1.936432" calcext:value-type="float">
            <text:p>1.936432</text:p>
          </table:table-cell>
          <table:table-cell office:value-type="float" office:value="14.50003" calcext:value-type="float">
            <text:p>14.50003</text:p>
          </table:table-cell>
          <table:table-cell office:value-type="float" office:value="3.804352" calcext:value-type="float">
            <text:p>3.804352</text:p>
          </table:table-cell>
          <table:table-cell office:value-type="float" office:value="12.07166" calcext:value-type="float">
            <text:p>12.07166</text:p>
          </table:table-cell>
          <table:table-cell office:value-type="float" office:value="5.102997" calcext:value-type="float">
            <text:p>5.102997</text:p>
          </table:table-cell>
          <table:table-cell office:value-type="float" office:value="10.29218" calcext:value-type="float">
            <text:p>10.29218</text:p>
          </table:table-cell>
          <table:table-cell office:value-type="float" office:value="6.134827" calcext:value-type="float">
            <text:p>6.134827</text:p>
          </table:table-cell>
          <table:table-cell office:value-type="float" office:value="9.310272" calcext:value-type="float">
            <text:p>9.310272</text:p>
          </table:table-cell>
          <table:table-cell office:value-type="float" office:value="6.693787" calcext:value-type="float">
            <text:p>6.693787</text:p>
          </table:table-cell>
          <table:table-cell office:value-type="float" office:value="8.859406" calcext:value-type="float">
            <text:p>8.859406</text:p>
          </table:table-cell>
          <table:table-cell office:value-type="float" office:value="7.11853" calcext:value-type="float">
            <text:p>7.11853</text:p>
          </table:table-cell>
          <table:table-cell office:value-type="float" office:value="8.212372" calcext:value-type="float">
            <text:p>8.212372</text:p>
          </table:table-cell>
          <table:table-cell office:value-type="float" office:value="7.176819" calcext:value-type="float">
            <text:p>7.176819</text:p>
          </table:table-cell>
          <table:table-cell office:value-type="float" office:value="7.174408" calcext:value-type="float">
            <text:p>7.174408</text:p>
          </table:table-cell>
          <table:table-cell office:value-type="float" office:value="7.052948" calcext:value-type="float">
            <text:p>7.052948</text:p>
          </table:table-cell>
          <table:table-cell office:value-type="float" office:value="6.378296" calcext:value-type="float">
            <text:p>6.378296</text:p>
          </table:table-cell>
          <table:table-cell office:value-type="float" office:value="6.17627" calcext:value-type="float">
            <text:p>6.17627</text:p>
          </table:table-cell>
          <table:table-cell office:value-type="float" office:value="5.859192" calcext:value-type="float">
            <text:p>5.859192</text:p>
          </table:table-cell>
          <table:table-cell office:value-type="float" office:value="5.752777" calcext:value-type="float">
            <text:p>5.752777</text:p>
          </table:table-cell>
          <table:table-cell office:value-type="float" office:value="5.727966" calcext:value-type="float">
            <text:p>5.727966</text:p>
          </table:table-cell>
          <table:table-cell office:value-type="float" office:value="5.661285" calcext:value-type="float">
            <text:p>5.661285</text:p>
          </table:table-cell>
          <table:table-cell office:value-type="float" office:value="5.759277" calcext:value-type="float">
            <text:p>5.759277</text:p>
          </table:table-cell>
          <table:table-cell office:value-type="float" office:value="5.713654" calcext:value-type="float">
            <text:p>5.713654</text:p>
          </table:table-cell>
          <table:table-cell office:value-type="float" office:value="5.97171" calcext:value-type="float">
            <text:p>5.97171</text:p>
          </table:table-cell>
          <table:table-cell office:value-type="float" office:value="5.948914" calcext:value-type="float">
            <text:p>5.948914</text:p>
          </table:table-cell>
          <table:table-cell office:value-type="float" office:value="6.251526" calcext:value-type="float">
            <text:p>6.251526</text:p>
          </table:table-cell>
          <table:table-cell office:value-type="float" office:value="6.242737" calcext:value-type="float">
            <text:p>6.242737</text:p>
          </table:table-cell>
          <table:table-cell office:value-type="float" office:value="21.17285" calcext:value-type="float">
            <text:p>21.17285</text:p>
          </table:table-cell>
          <table:table-cell office:value-type="float" office:value="-1.240021" calcext:value-type="float">
            <text:p>-1.2400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17.21802" calcext:value-type="float">
            <text:p>17.21802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-0.539249" calcext:value-type="float">
            <text:p>-0.539249</text:p>
          </table:table-cell>
          <table:table-cell office:value-type="float" office:value="0.7975255" calcext:value-type="float">
            <text:p>0.7975255</text:p>
          </table:table-cell>
          <table:table-cell office:value-type="float" office:value="0.518562" calcext:value-type="float">
            <text:p>0.518562</text:p>
          </table:table-cell>
          <table:table-cell office:value-type="float" office:value="366.6346" calcext:value-type="float">
            <text:p>366.6346</text:p>
          </table:table-cell>
          <table:table-cell office:value-type="float" office:value="0" calcext:value-type="float">
            <text:p>0</text:p>
          </table:table-cell>
          <table:table-cell office:value-type="float" office:value="21.66602" calcext:value-type="float">
            <text:p>21.66602</text:p>
          </table:table-cell>
          <table:table-cell office:value-type="float" office:value="0.8799744" calcext:value-type="float">
            <text:p>0.8799744</text:p>
          </table:table-cell>
          <table:table-cell office:value-type="float" office:value="16.76642" calcext:value-type="float">
            <text:p>16.76642</text:p>
          </table:table-cell>
          <table:table-cell office:value-type="float" office:value="2.941895" calcext:value-type="float">
            <text:p>2.941895</text:p>
          </table:table-cell>
          <table:table-cell office:value-type="float" office:value="13.53442" calcext:value-type="float">
            <text:p>13.53442</text:p>
          </table:table-cell>
          <table:table-cell office:value-type="float" office:value="4.68692" calcext:value-type="float">
            <text:p>4.68692</text:p>
          </table:table-cell>
          <table:table-cell office:value-type="float" office:value="11.26099" calcext:value-type="float">
            <text:p>11.26099</text:p>
          </table:table-cell>
          <table:table-cell office:value-type="float" office:value="5.910156" calcext:value-type="float">
            <text:p>5.910156</text:p>
          </table:table-cell>
          <table:table-cell office:value-type="float" office:value="9.998688" calcext:value-type="float">
            <text:p>9.998688</text:p>
          </table:table-cell>
          <table:table-cell office:value-type="float" office:value="6.541504" calcext:value-type="float">
            <text:p>6.541504</text:p>
          </table:table-cell>
          <table:table-cell office:value-type="float" office:value="8.862427" calcext:value-type="float">
            <text:p>8.862427</text:p>
          </table:table-cell>
          <table:table-cell office:value-type="float" office:value="7.064575" calcext:value-type="float">
            <text:p>7.064575</text:p>
          </table:table-cell>
          <table:table-cell office:value-type="float" office:value="8.168671" calcext:value-type="float">
            <text:p>8.168671</text:p>
          </table:table-cell>
          <table:table-cell office:value-type="float" office:value="7.166687" calcext:value-type="float">
            <text:p>7.166687</text:p>
          </table:table-cell>
          <table:table-cell office:value-type="float" office:value="7.231201" calcext:value-type="float">
            <text:p>7.231201</text:p>
          </table:table-cell>
          <table:table-cell office:value-type="float" office:value="7.091156" calcext:value-type="float">
            <text:p>7.091156</text:p>
          </table:table-cell>
          <table:table-cell office:value-type="float" office:value="6.50885" calcext:value-type="float">
            <text:p>6.50885</text:p>
          </table:table-cell>
          <table:table-cell office:value-type="float" office:value="6.379913" calcext:value-type="float">
            <text:p>6.379913</text:p>
          </table:table-cell>
          <table:table-cell office:value-type="float" office:value="5.968781" calcext:value-type="float">
            <text:p>5.968781</text:p>
          </table:table-cell>
          <table:table-cell office:value-type="float" office:value="5.860321" calcext:value-type="float">
            <text:p>5.860321</text:p>
          </table:table-cell>
          <table:table-cell office:value-type="float" office:value="5.801788" calcext:value-type="float">
            <text:p>5.801788</text:p>
          </table:table-cell>
          <table:table-cell office:value-type="float" office:value="5.728729" calcext:value-type="float">
            <text:p>5.728729</text:p>
          </table:table-cell>
          <table:table-cell office:value-type="float" office:value="5.806488" calcext:value-type="float">
            <text:p>5.806488</text:p>
          </table:table-cell>
          <table:table-cell office:value-type="float" office:value="5.759766" calcext:value-type="float">
            <text:p>5.759766</text:p>
          </table:table-cell>
          <table:table-cell office:value-type="float" office:value="5.996704" calcext:value-type="float">
            <text:p>5.996704</text:p>
          </table:table-cell>
          <table:table-cell office:value-type="float" office:value="5.971985" calcext:value-type="float">
            <text:p>5.971985</text:p>
          </table:table-cell>
          <table:table-cell office:value-type="float" office:value="6.263977" calcext:value-type="float">
            <text:p>6.263977</text:p>
          </table:table-cell>
          <table:table-cell office:value-type="float" office:value="6.251648" calcext:value-type="float">
            <text:p>6.251648</text:p>
          </table:table-cell>
          <table:table-cell office:value-type="float" office:value="24.55557" calcext:value-type="float">
            <text:p>24.55557</text:p>
          </table:table-cell>
          <table:table-cell office:value-type="float" office:value="-1.608948" calcext:value-type="float">
            <text:p>-1.6089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21.61558" calcext:value-type="float">
            <text:p>21.61558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3.02118" calcext:value-type="float">
            <text:p>-3.02118</text:p>
          </table:table-cell>
          <table:table-cell office:value-type="float" office:value="0.8204566" calcext:value-type="float">
            <text:p>0.8204566</text:p>
          </table:table-cell>
          <table:table-cell office:value-type="float" office:value="0.4328573" calcext:value-type="float">
            <text:p>0.4328573</text:p>
          </table:table-cell>
          <table:table-cell office:value-type="float" office:value="360.2492" calcext:value-type="float">
            <text:p>360.2492</text:p>
          </table:table-cell>
          <table:table-cell office:value-type="float" office:value="0" calcext:value-type="float">
            <text:p>0</text:p>
          </table:table-cell>
          <table:table-cell office:value-type="float" office:value="25.50281" calcext:value-type="float">
            <text:p>25.50281</text:p>
          </table:table-cell>
          <table:table-cell office:value-type="float" office:value="-0.2444153" calcext:value-type="float">
            <text:p>-0.2444153</text:p>
          </table:table-cell>
          <table:table-cell office:value-type="float" office:value="19.05591" calcext:value-type="float">
            <text:p>19.05591</text:p>
          </table:table-cell>
          <table:table-cell office:value-type="float" office:value="2.068604" calcext:value-type="float">
            <text:p>2.068604</text:p>
          </table:table-cell>
          <table:table-cell office:value-type="float" office:value="15.08234" calcext:value-type="float">
            <text:p>15.08234</text:p>
          </table:table-cell>
          <table:table-cell office:value-type="float" office:value="4.061157" calcext:value-type="float">
            <text:p>4.061157</text:p>
          </table:table-cell>
          <table:table-cell office:value-type="float" office:value="12.29562" calcext:value-type="float">
            <text:p>12.29562</text:p>
          </table:table-cell>
          <table:table-cell office:value-type="float" office:value="5.559692" calcext:value-type="float">
            <text:p>5.559692</text:p>
          </table:table-cell>
          <table:table-cell office:value-type="float" office:value="10.7399" calcext:value-type="float">
            <text:p>10.7399</text:p>
          </table:table-cell>
          <table:table-cell office:value-type="float" office:value="6.368164" calcext:value-type="float">
            <text:p>6.368164</text:p>
          </table:table-cell>
          <table:table-cell office:value-type="float" office:value="9.361664" calcext:value-type="float">
            <text:p>9.361664</text:p>
          </table:table-cell>
          <table:table-cell office:value-type="float" office:value="7.051117" calcext:value-type="float">
            <text:p>7.051117</text:p>
          </table:table-cell>
          <table:table-cell office:value-type="float" office:value="8.527924" calcext:value-type="float">
            <text:p>8.527924</text:p>
          </table:table-cell>
          <table:table-cell office:value-type="float" office:value="7.225739" calcext:value-type="float">
            <text:p>7.225739</text:p>
          </table:table-cell>
          <table:table-cell office:value-type="float" office:value="7.399445" calcext:value-type="float">
            <text:p>7.399445</text:p>
          </table:table-cell>
          <table:table-cell office:value-type="float" office:value="7.213196" calcext:value-type="float">
            <text:p>7.213196</text:p>
          </table:table-cell>
          <table:table-cell office:value-type="float" office:value="6.635498" calcext:value-type="float">
            <text:p>6.635498</text:p>
          </table:table-cell>
          <table:table-cell office:value-type="float" office:value="6.510315" calcext:value-type="float">
            <text:p>6.510315</text:p>
          </table:table-cell>
          <table:table-cell office:value-type="float" office:value="6.074341" calcext:value-type="float">
            <text:p>6.074341</text:p>
          </table:table-cell>
          <table:table-cell office:value-type="float" office:value="5.969849" calcext:value-type="float">
            <text:p>5.969849</text:p>
          </table:table-cell>
          <table:table-cell office:value-type="float" office:value="5.87793" calcext:value-type="float">
            <text:p>5.87793</text:p>
          </table:table-cell>
          <table:table-cell office:value-type="float" office:value="5.802551" calcext:value-type="float">
            <text:p>5.802551</text:p>
          </table:table-cell>
          <table:table-cell office:value-type="float" office:value="5.856445" calcext:value-type="float">
            <text:p>5.856445</text:p>
          </table:table-cell>
          <table:table-cell office:value-type="float" office:value="5.806976" calcext:value-type="float">
            <text:p>5.806976</text:p>
          </table:table-cell>
          <table:table-cell office:value-type="float" office:value="6.024078" calcext:value-type="float">
            <text:p>6.024078</text:p>
          </table:table-cell>
          <table:table-cell office:value-type="float" office:value="5.996979" calcext:value-type="float">
            <text:p>5.996979</text:p>
          </table:table-cell>
          <table:table-cell office:value-type="float" office:value="6.27948" calcext:value-type="float">
            <text:p>6.27948</text:p>
          </table:table-cell>
          <table:table-cell office:value-type="float" office:value="6.264099" calcext:value-type="float">
            <text:p>6.264099</text:p>
          </table:table-cell>
          <table:table-cell office:value-type="float" office:value="28.47058" calcext:value-type="float">
            <text:p>28.47058</text:p>
          </table:table-cell>
          <table:table-cell office:value-type="float" office:value="-3.352356" calcext:value-type="float">
            <text:p>-3.3523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21.6193" calcext:value-type="float">
            <text:p>21.6193</text:p>
          </table:table-cell>
          <table:table-cell office:value-type="float" office:value="17.42843" calcext:value-type="float">
            <text:p>17.42843</text:p>
          </table:table-cell>
          <table:table-cell office:value-type="float" office:value="-1.495327" calcext:value-type="float">
            <text:p>-1.495327</text:p>
          </table:table-cell>
          <table:table-cell office:value-type="float" office:value="1.013399" calcext:value-type="float">
            <text:p>1.013399</text:p>
          </table:table-cell>
          <table:table-cell office:value-type="float" office:value="0.4838916" calcext:value-type="float">
            <text:p>0.4838916</text:p>
          </table:table-cell>
          <table:table-cell office:value-type="float" office:value="358.0718" calcext:value-type="float">
            <text:p>358.0718</text:p>
          </table:table-cell>
          <table:table-cell office:value-type="float" office:value="1.143" calcext:value-type="float">
            <text:p>1.143</text:p>
          </table:table-cell>
          <table:table-cell office:value-type="float" office:value="28.28189" calcext:value-type="float">
            <text:p>28.28189</text:p>
          </table:table-cell>
          <table:table-cell office:value-type="float" office:value="0.5384216" calcext:value-type="float">
            <text:p>0.5384216</text:p>
          </table:table-cell>
          <table:table-cell office:value-type="float" office:value="21.01892" calcext:value-type="float">
            <text:p>21.01892</text:p>
          </table:table-cell>
          <table:table-cell office:value-type="float" office:value="2.981018" calcext:value-type="float">
            <text:p>2.981018</text:p>
          </table:table-cell>
          <table:table-cell office:value-type="float" office:value="16.73407" calcext:value-type="float">
            <text:p>16.73407</text:p>
          </table:table-cell>
          <table:table-cell office:value-type="float" office:value="4.890472" calcext:value-type="float">
            <text:p>4.890472</text:p>
          </table:table-cell>
          <table:table-cell office:value-type="float" office:value="13.63828" calcext:value-type="float">
            <text:p>13.63828</text:p>
          </table:table-cell>
          <table:table-cell office:value-type="float" office:value="6.306366" calcext:value-type="float">
            <text:p>6.306366</text:p>
          </table:table-cell>
          <table:table-cell office:value-type="float" office:value="11.8667" calcext:value-type="float">
            <text:p>11.8667</text:p>
          </table:table-cell>
          <table:table-cell office:value-type="float" office:value="7.025513" calcext:value-type="float">
            <text:p>7.025513</text:p>
          </table:table-cell>
          <table:table-cell office:value-type="float" office:value="10.28912" calcext:value-type="float">
            <text:p>10.28912</text:p>
          </table:table-cell>
          <table:table-cell office:value-type="float" office:value="7.601105" calcext:value-type="float">
            <text:p>7.601105</text:p>
          </table:table-cell>
          <table:table-cell office:value-type="float" office:value="9.221436" calcext:value-type="float">
            <text:p>9.221436</text:p>
          </table:table-cell>
          <table:table-cell office:value-type="float" office:value="7.658539" calcext:value-type="float">
            <text:p>7.658539</text:p>
          </table:table-cell>
          <table:table-cell office:value-type="float" office:value="7.747925" calcext:value-type="float">
            <text:p>7.747925</text:p>
          </table:table-cell>
          <table:table-cell office:value-type="float" office:value="7.407806" calcext:value-type="float">
            <text:p>7.407806</text:p>
          </table:table-cell>
          <table:table-cell office:value-type="float" office:value="6.799469" calcext:value-type="float">
            <text:p>6.799469</text:p>
          </table:table-cell>
          <table:table-cell office:value-type="float" office:value="6.637115" calcext:value-type="float">
            <text:p>6.637115</text:p>
          </table:table-cell>
          <table:table-cell office:value-type="float" office:value="6.181213" calcext:value-type="float">
            <text:p>6.181213</text:p>
          </table:table-cell>
          <table:table-cell office:value-type="float" office:value="6.075409" calcext:value-type="float">
            <text:p>6.075409</text:p>
          </table:table-cell>
          <table:table-cell office:value-type="float" office:value="5.955383" calcext:value-type="float">
            <text:p>5.955383</text:p>
          </table:table-cell>
          <table:table-cell office:value-type="float" office:value="5.878754" calcext:value-type="float">
            <text:p>5.878754</text:p>
          </table:table-cell>
          <table:table-cell office:value-type="float" office:value="5.907959" calcext:value-type="float">
            <text:p>5.907959</text:p>
          </table:table-cell>
          <table:table-cell office:value-type="float" office:value="5.856964" calcext:value-type="float">
            <text:p>5.856964</text:p>
          </table:table-cell>
          <table:table-cell office:value-type="float" office:value="6.053955" calcext:value-type="float">
            <text:p>6.053955</text:p>
          </table:table-cell>
          <table:table-cell office:value-type="float" office:value="6.024384" calcext:value-type="float">
            <text:p>6.024384</text:p>
          </table:table-cell>
          <table:table-cell office:value-type="float" office:value="6.298523" calcext:value-type="float">
            <text:p>6.298523</text:p>
          </table:table-cell>
          <table:table-cell office:value-type="float" office:value="6.279663" calcext:value-type="float">
            <text:p>6.279663</text:p>
          </table:table-cell>
          <table:table-cell office:value-type="float" office:value="31.20563" calcext:value-type="float">
            <text:p>31.20563</text:p>
          </table:table-cell>
          <table:table-cell office:value-type="float" office:value="-2.715881" calcext:value-type="float">
            <text:p>-2.7158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22.19005" calcext:value-type="float">
            <text:p>22.19005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0.944906" calcext:value-type="float">
            <text:p>0.944906</text:p>
          </table:table-cell>
          <table:table-cell office:value-type="float" office:value="0.769505" calcext:value-type="float">
            <text:p>0.769505</text:p>
          </table:table-cell>
          <table:table-cell office:value-type="float" office:value="0.5768164" calcext:value-type="float">
            <text:p>0.5768164</text:p>
          </table:table-cell>
          <table:table-cell office:value-type="float" office:value="358.1095" calcext:value-type="float">
            <text:p>358.1095</text:p>
          </table:table-cell>
          <table:table-cell office:value-type="float" office:value="3.429" calcext:value-type="float">
            <text:p>3.429</text:p>
          </table:table-cell>
          <table:table-cell office:value-type="float" office:value="25.64157" calcext:value-type="float">
            <text:p>25.64157</text:p>
          </table:table-cell>
          <table:table-cell office:value-type="float" office:value="1.977814" calcext:value-type="float">
            <text:p>1.977814</text:p>
          </table:table-cell>
          <table:table-cell office:value-type="float" office:value="19.88568" calcext:value-type="float">
            <text:p>19.88568</text:p>
          </table:table-cell>
          <table:table-cell office:value-type="float" office:value="4.089294" calcext:value-type="float">
            <text:p>4.089294</text:p>
          </table:table-cell>
          <table:table-cell office:value-type="float" office:value="16.14801" calcext:value-type="float">
            <text:p>16.14801</text:p>
          </table:table-cell>
          <table:table-cell office:value-type="float" office:value="6.097168" calcext:value-type="float">
            <text:p>6.097168</text:p>
          </table:table-cell>
          <table:table-cell office:value-type="float" office:value="13.44583" calcext:value-type="float">
            <text:p>13.44583</text:p>
          </table:table-cell>
          <table:table-cell office:value-type="float" office:value="7.470795" calcext:value-type="float">
            <text:p>7.470795</text:p>
          </table:table-cell>
          <table:table-cell office:value-type="float" office:value="11.89954" calcext:value-type="float">
            <text:p>11.89954</text:p>
          </table:table-cell>
          <table:table-cell office:value-type="float" office:value="8.112518" calcext:value-type="float">
            <text:p>8.112518</text:p>
          </table:table-cell>
          <table:table-cell office:value-type="float" office:value="10.44907" calcext:value-type="float">
            <text:p>10.44907</text:p>
          </table:table-cell>
          <table:table-cell office:value-type="float" office:value="8.551147" calcext:value-type="float">
            <text:p>8.551147</text:p>
          </table:table-cell>
          <table:table-cell office:value-type="float" office:value="9.496429" calcext:value-type="float">
            <text:p>9.496429</text:p>
          </table:table-cell>
          <table:table-cell office:value-type="float" office:value="8.424957" calcext:value-type="float">
            <text:p>8.424957</text:p>
          </table:table-cell>
          <table:table-cell office:value-type="float" office:value="8.193268" calcext:value-type="float">
            <text:p>8.193268</text:p>
          </table:table-cell>
          <table:table-cell office:value-type="float" office:value="7.759155" calcext:value-type="float">
            <text:p>7.759155</text:p>
          </table:table-cell>
          <table:table-cell office:value-type="float" office:value="7.044189" calcext:value-type="float">
            <text:p>7.044189</text:p>
          </table:table-cell>
          <table:table-cell office:value-type="float" office:value="6.801727" calcext:value-type="float">
            <text:p>6.801727</text:p>
          </table:table-cell>
          <table:table-cell office:value-type="float" office:value="6.30426" calcext:value-type="float">
            <text:p>6.30426</text:p>
          </table:table-cell>
          <table:table-cell office:value-type="float" office:value="6.182373" calcext:value-type="float">
            <text:p>6.182373</text:p>
          </table:table-cell>
          <table:table-cell office:value-type="float" office:value="6.036621" calcext:value-type="float">
            <text:p>6.036621</text:p>
          </table:table-cell>
          <table:table-cell office:value-type="float" office:value="5.956177" calcext:value-type="float">
            <text:p>5.956177</text:p>
          </table:table-cell>
          <table:table-cell office:value-type="float" office:value="5.961975" calcext:value-type="float">
            <text:p>5.961975</text:p>
          </table:table-cell>
          <table:table-cell office:value-type="float" office:value="5.908508" calcext:value-type="float">
            <text:p>5.908508</text:p>
          </table:table-cell>
          <table:table-cell office:value-type="float" office:value="6.086243" calcext:value-type="float">
            <text:p>6.086243</text:p>
          </table:table-cell>
          <table:table-cell office:value-type="float" office:value="6.054291" calcext:value-type="float">
            <text:p>6.054291</text:p>
          </table:table-cell>
          <table:table-cell office:value-type="float" office:value="6.319031" calcext:value-type="float">
            <text:p>6.319031</text:p>
          </table:table-cell>
          <table:table-cell office:value-type="float" office:value="6.298737" calcext:value-type="float">
            <text:p>6.298737</text:p>
          </table:table-cell>
          <table:table-cell office:value-type="float" office:value="27.86591" calcext:value-type="float">
            <text:p>27.86591</text:p>
          </table:table-cell>
          <table:table-cell office:value-type="float" office:value="-0.6515808" calcext:value-type="float">
            <text:p>-0.65158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9.536994" calcext:value-type="float">
            <text:p>9.536994</text:p>
          </table:table-cell>
          <table:table-cell office:value-type="float" office:value="14.0951" calcext:value-type="float">
            <text:p>14.0951</text:p>
          </table:table-cell>
          <table:table-cell office:value-type="float" office:value="3.960473" calcext:value-type="float">
            <text:p>3.960473</text:p>
          </table:table-cell>
          <table:table-cell office:value-type="float" office:value="0.9409009" calcext:value-type="float">
            <text:p>0.9409009</text:p>
          </table:table-cell>
          <table:table-cell office:value-type="float" office:value="0.7136032" calcext:value-type="float">
            <text:p>0.7136032</text:p>
          </table:table-cell>
          <table:table-cell office:value-type="float" office:value="356.3668" calcext:value-type="float">
            <text:p>356.3668</text:p>
          </table:table-cell>
          <table:table-cell office:value-type="float" office:value="0.5715" calcext:value-type="float">
            <text:p>0.5715</text:p>
          </table:table-cell>
          <table:table-cell office:value-type="float" office:value="18.15491" calcext:value-type="float">
            <text:p>18.15491</text:p>
          </table:table-cell>
          <table:table-cell office:value-type="float" office:value="3.535889" calcext:value-type="float">
            <text:p>3.535889</text:p>
          </table:table-cell>
          <table:table-cell office:value-type="float" office:value="14.91342" calcext:value-type="float">
            <text:p>14.91342</text:p>
          </table:table-cell>
          <table:table-cell office:value-type="float" office:value="5.265778" calcext:value-type="float">
            <text:p>5.265778</text:p>
          </table:table-cell>
          <table:table-cell office:value-type="float" office:value="12.8479" calcext:value-type="float">
            <text:p>12.8479</text:p>
          </table:table-cell>
          <table:table-cell office:value-type="float" office:value="6.704926" calcext:value-type="float">
            <text:p>6.704926</text:p>
          </table:table-cell>
          <table:table-cell office:value-type="float" office:value="11.35175" calcext:value-type="float">
            <text:p>11.35175</text:p>
          </table:table-cell>
          <table:table-cell office:value-type="float" office:value="7.777649" calcext:value-type="float">
            <text:p>7.777649</text:p>
          </table:table-cell>
          <table:table-cell office:value-type="float" office:value="10.4921" calcext:value-type="float">
            <text:p>10.4921</text:p>
          </table:table-cell>
          <table:table-cell office:value-type="float" office:value="8.292969" calcext:value-type="float">
            <text:p>8.292969</text:p>
          </table:table-cell>
          <table:table-cell office:value-type="float" office:value="10.21674" calcext:value-type="float">
            <text:p>10.21674</text:p>
          </table:table-cell>
          <table:table-cell office:value-type="float" office:value="8.636383" calcext:value-type="float">
            <text:p>8.636383</text:p>
          </table:table-cell>
          <table:table-cell office:value-type="float" office:value="9.491364" calcext:value-type="float">
            <text:p>9.491364</text:p>
          </table:table-cell>
          <table:table-cell office:value-type="float" office:value="8.559937" calcext:value-type="float">
            <text:p>8.559937</text:p>
          </table:table-cell>
          <table:table-cell office:value-type="float" office:value="8.316956" calcext:value-type="float">
            <text:p>8.316956</text:p>
          </table:table-cell>
          <table:table-cell office:value-type="float" office:value="8.201172" calcext:value-type="float">
            <text:p>8.201172</text:p>
          </table:table-cell>
          <table:table-cell office:value-type="float" office:value="7.266968" calcext:value-type="float">
            <text:p>7.266968</text:p>
          </table:table-cell>
          <table:table-cell office:value-type="float" office:value="7.046967" calcext:value-type="float">
            <text:p>7.046967</text:p>
          </table:table-cell>
          <table:table-cell office:value-type="float" office:value="6.444824" calcext:value-type="float">
            <text:p>6.444824</text:p>
          </table:table-cell>
          <table:table-cell office:value-type="float" office:value="6.305664" calcext:value-type="float">
            <text:p>6.305664</text:p>
          </table:table-cell>
          <table:table-cell office:value-type="float" office:value="6.12561" calcext:value-type="float">
            <text:p>6.12561</text:p>
          </table:table-cell>
          <table:table-cell office:value-type="float" office:value="6.037476" calcext:value-type="float">
            <text:p>6.037476</text:p>
          </table:table-cell>
          <table:table-cell office:value-type="float" office:value="6.019257" calcext:value-type="float">
            <text:p>6.019257</text:p>
          </table:table-cell>
          <table:table-cell office:value-type="float" office:value="5.962555" calcext:value-type="float">
            <text:p>5.962555</text:p>
          </table:table-cell>
          <table:table-cell office:value-type="float" office:value="6.120758" calcext:value-type="float">
            <text:p>6.120758</text:p>
          </table:table-cell>
          <table:table-cell office:value-type="float" office:value="6.086609" calcext:value-type="float">
            <text:p>6.086609</text:p>
          </table:table-cell>
          <table:table-cell office:value-type="float" office:value="6.341888" calcext:value-type="float">
            <text:p>6.341888</text:p>
          </table:table-cell>
          <table:table-cell office:value-type="float" office:value="6.319275" calcext:value-type="float">
            <text:p>6.319275</text:p>
          </table:table-cell>
          <table:table-cell office:value-type="float" office:value="20.37811" calcext:value-type="float">
            <text:p>20.37811</text:p>
          </table:table-cell>
          <table:table-cell office:value-type="float" office:value="1.028381" calcext:value-type="float">
            <text:p>1.0283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15.38305" calcext:value-type="float">
            <text:p>15.38305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6.948242" calcext:value-type="float">
            <text:p>6.948242</text:p>
          </table:table-cell>
          <table:table-cell office:value-type="float" office:value="0.9744393" calcext:value-type="float">
            <text:p>0.9744393</text:p>
          </table:table-cell>
          <table:table-cell office:value-type="float" office:value="0.8585103" calcext:value-type="float">
            <text:p>0.8585103</text:p>
          </table:table-cell>
          <table:table-cell office:value-type="float" office:value="364.5003" calcext:value-type="float">
            <text:p>364.5003</text:p>
          </table:table-cell>
          <table:table-cell office:value-type="float" office:value="1.7145" calcext:value-type="float">
            <text:p>1.7145</text:p>
          </table:table-cell>
          <table:table-cell office:value-type="float" office:value="23.48996" calcext:value-type="float">
            <text:p>23.48996</text:p>
          </table:table-cell>
          <table:table-cell office:value-type="float" office:value="5.180847" calcext:value-type="float">
            <text:p>5.180847</text:p>
          </table:table-cell>
          <table:table-cell office:value-type="float" office:value="18.75351" calcext:value-type="float">
            <text:p>18.75351</text:p>
          </table:table-cell>
          <table:table-cell office:value-type="float" office:value="6.246002" calcext:value-type="float">
            <text:p>6.246002</text:p>
          </table:table-cell>
          <table:table-cell office:value-type="float" office:value="15.57767" calcext:value-type="float">
            <text:p>15.57767</text:p>
          </table:table-cell>
          <table:table-cell office:value-type="float" office:value="7.233215" calcext:value-type="float">
            <text:p>7.233215</text:p>
          </table:table-cell>
          <table:table-cell office:value-type="float" office:value="13.20483" calcext:value-type="float">
            <text:p>13.20483</text:p>
          </table:table-cell>
          <table:table-cell office:value-type="float" office:value="7.993866" calcext:value-type="float">
            <text:p>7.993866</text:p>
          </table:table-cell>
          <table:table-cell office:value-type="float" office:value="11.82413" calcext:value-type="float">
            <text:p>11.82413</text:p>
          </table:table-cell>
          <table:table-cell office:value-type="float" office:value="8.358154" calcext:value-type="float">
            <text:p>8.358154</text:p>
          </table:table-cell>
          <table:table-cell office:value-type="float" office:value="10.55014" calcext:value-type="float">
            <text:p>10.55014</text:p>
          </table:table-cell>
          <table:table-cell office:value-type="float" office:value="8.619232" calcext:value-type="float">
            <text:p>8.619232</text:p>
          </table:table-cell>
          <table:table-cell office:value-type="float" office:value="9.681854" calcext:value-type="float">
            <text:p>9.681854</text:p>
          </table:table-cell>
          <table:table-cell office:value-type="float" office:value="8.550812" calcext:value-type="float">
            <text:p>8.550812</text:p>
          </table:table-cell>
          <table:table-cell office:value-type="float" office:value="8.45047" calcext:value-type="float">
            <text:p>8.45047</text:p>
          </table:table-cell>
          <table:table-cell office:value-type="float" office:value="8.255371" calcext:value-type="float">
            <text:p>8.255371</text:p>
          </table:table-cell>
          <table:table-cell office:value-type="float" office:value="7.415436" calcext:value-type="float">
            <text:p>7.415436</text:p>
          </table:table-cell>
          <table:table-cell office:value-type="float" office:value="7.268799" calcext:value-type="float">
            <text:p>7.268799</text:p>
          </table:table-cell>
          <table:table-cell office:value-type="float" office:value="6.581696" calcext:value-type="float">
            <text:p>6.581696</text:p>
          </table:table-cell>
          <table:table-cell office:value-type="float" office:value="6.446289" calcext:value-type="float">
            <text:p>6.446289</text:p>
          </table:table-cell>
          <table:table-cell office:value-type="float" office:value="6.220978" calcext:value-type="float">
            <text:p>6.220978</text:p>
          </table:table-cell>
          <table:table-cell office:value-type="float" office:value="6.126617" calcext:value-type="float">
            <text:p>6.126617</text:p>
          </table:table-cell>
          <table:table-cell office:value-type="float" office:value="6.07959" calcext:value-type="float">
            <text:p>6.07959</text:p>
          </table:table-cell>
          <table:table-cell office:value-type="float" office:value="6.019867" calcext:value-type="float">
            <text:p>6.019867</text:p>
          </table:table-cell>
          <table:table-cell office:value-type="float" office:value="6.157806" calcext:value-type="float">
            <text:p>6.157806</text:p>
          </table:table-cell>
          <table:table-cell office:value-type="float" office:value="6.121124" calcext:value-type="float">
            <text:p>6.121124</text:p>
          </table:table-cell>
          <table:table-cell office:value-type="float" office:value="6.367554" calcext:value-type="float">
            <text:p>6.367554</text:p>
          </table:table-cell>
          <table:table-cell office:value-type="float" office:value="6.342163" calcext:value-type="float">
            <text:p>6.342163</text:p>
          </table:table-cell>
          <table:table-cell office:value-type="float" office:value="25.95547" calcext:value-type="float">
            <text:p>25.95547</text:p>
          </table:table-cell>
          <table:table-cell office:value-type="float" office:value="3.8255" calcext:value-type="float">
            <text:p>3.82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16.82341" calcext:value-type="float">
            <text:p>16.82341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7.971037" calcext:value-type="float">
            <text:p>7.971037</text:p>
          </table:table-cell>
          <table:table-cell office:value-type="float" office:value="1.133282" calcext:value-type="float">
            <text:p>1.133282</text:p>
          </table:table-cell>
          <table:table-cell office:value-type="float" office:value="0.8998128" calcext:value-type="float">
            <text:p>0.8998128</text:p>
          </table:table-cell>
          <table:table-cell office:value-type="float" office:value="373.7345" calcext:value-type="float">
            <text:p>373.7345</text:p>
          </table:table-cell>
          <table:table-cell office:value-type="float" office:value="0" calcext:value-type="float">
            <text:p>0</text:p>
          </table:table-cell>
          <table:table-cell office:value-type="float" office:value="26.98468" calcext:value-type="float">
            <text:p>26.98468</text:p>
          </table:table-cell>
          <table:table-cell office:value-type="float" office:value="6.405975" calcext:value-type="float">
            <text:p>6.405975</text:p>
          </table:table-cell>
          <table:table-cell office:value-type="float" office:value="21.25641" calcext:value-type="float">
            <text:p>21.25641</text:p>
          </table:table-cell>
          <table:table-cell office:value-type="float" office:value="7.6698" calcext:value-type="float">
            <text:p>7.6698</text:p>
          </table:table-cell>
          <table:table-cell office:value-type="float" office:value="17.63553" calcext:value-type="float">
            <text:p>17.63553</text:p>
          </table:table-cell>
          <table:table-cell office:value-type="float" office:value="8.547791" calcext:value-type="float">
            <text:p>8.547791</text:p>
          </table:table-cell>
          <table:table-cell office:value-type="float" office:value="14.88593" calcext:value-type="float">
            <text:p>14.88593</text:p>
          </table:table-cell>
          <table:table-cell office:value-type="float" office:value="9.168091" calcext:value-type="float">
            <text:p>9.168091</text:p>
          </table:table-cell>
          <table:table-cell office:value-type="float" office:value="13.24597" calcext:value-type="float">
            <text:p>13.24597</text:p>
          </table:table-cell>
          <table:table-cell office:value-type="float" office:value="9.398743" calcext:value-type="float">
            <text:p>9.398743</text:p>
          </table:table-cell>
          <table:table-cell office:value-type="float" office:value="11.71002" calcext:value-type="float">
            <text:p>11.71002</text:p>
          </table:table-cell>
          <table:table-cell office:value-type="float" office:value="9.484924" calcext:value-type="float">
            <text:p>9.484924</text:p>
          </table:table-cell>
          <table:table-cell office:value-type="float" office:value="10.56931" calcext:value-type="float">
            <text:p>10.56931</text:p>
          </table:table-cell>
          <table:table-cell office:value-type="float" office:value="9.210693" calcext:value-type="float">
            <text:p>9.210693</text:p>
          </table:table-cell>
          <table:table-cell office:value-type="float" office:value="8.929291" calcext:value-type="float">
            <text:p>8.929291</text:p>
          </table:table-cell>
          <table:table-cell office:value-type="float" office:value="8.458282" calcext:value-type="float">
            <text:p>8.458282</text:p>
          </table:table-cell>
          <table:table-cell office:value-type="float" office:value="7.625549" calcext:value-type="float">
            <text:p>7.625549</text:p>
          </table:table-cell>
          <table:table-cell office:value-type="float" office:value="7.417328" calcext:value-type="float">
            <text:p>7.417328</text:p>
          </table:table-cell>
          <table:table-cell office:value-type="float" office:value="6.717377" calcext:value-type="float">
            <text:p>6.717377</text:p>
          </table:table-cell>
          <table:table-cell office:value-type="float" office:value="6.583069" calcext:value-type="float">
            <text:p>6.583069</text:p>
          </table:table-cell>
          <table:table-cell office:value-type="float" office:value="6.317932" calcext:value-type="float">
            <text:p>6.317932</text:p>
          </table:table-cell>
          <table:table-cell office:value-type="float" office:value="6.221954" calcext:value-type="float">
            <text:p>6.221954</text:p>
          </table:table-cell>
          <table:table-cell office:value-type="float" office:value="6.144196" calcext:value-type="float">
            <text:p>6.144196</text:p>
          </table:table-cell>
          <table:table-cell office:value-type="float" office:value="6.080231" calcext:value-type="float">
            <text:p>6.080231</text:p>
          </table:table-cell>
          <table:table-cell office:value-type="float" office:value="6.197754" calcext:value-type="float">
            <text:p>6.197754</text:p>
          </table:table-cell>
          <table:table-cell office:value-type="float" office:value="6.158203" calcext:value-type="float">
            <text:p>6.158203</text:p>
          </table:table-cell>
          <table:table-cell office:value-type="float" office:value="6.395691" calcext:value-type="float">
            <text:p>6.395691</text:p>
          </table:table-cell>
          <table:table-cell office:value-type="float" office:value="6.367828" calcext:value-type="float">
            <text:p>6.367828</text:p>
          </table:table-cell>
          <table:table-cell office:value-type="float" office:value="29.54135" calcext:value-type="float">
            <text:p>29.54135</text:p>
          </table:table-cell>
          <table:table-cell office:value-type="float" office:value="4.725159" calcext:value-type="float">
            <text:p>4.7251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21.42941" calcext:value-type="float">
            <text:p>21.42941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7.973816" calcext:value-type="float">
            <text:p>7.973816</text:p>
          </table:table-cell>
          <table:table-cell office:value-type="float" office:value="1.144003" calcext:value-type="float">
            <text:p>1.144003</text:p>
          </table:table-cell>
          <table:table-cell office:value-type="float" office:value="0.7621083" calcext:value-type="float">
            <text:p>0.7621083</text:p>
          </table:table-cell>
          <table:table-cell office:value-type="float" office:value="373.3711" calcext:value-type="float">
            <text:p>373.3711</text:p>
          </table:table-cell>
          <table:table-cell office:value-type="float" office:value="0" calcext:value-type="float">
            <text:p>0</text:p>
          </table:table-cell>
          <table:table-cell office:value-type="float" office:value="34.52991" calcext:value-type="float">
            <text:p>34.52991</text:p>
          </table:table-cell>
          <table:table-cell office:value-type="float" office:value="7.299042" calcext:value-type="float">
            <text:p>7.299042</text:p>
          </table:table-cell>
          <table:table-cell office:value-type="float" office:value="24.93311" calcext:value-type="float">
            <text:p>24.93311</text:p>
          </table:table-cell>
          <table:table-cell office:value-type="float" office:value="8.981415" calcext:value-type="float">
            <text:p>8.981415</text:p>
          </table:table-cell>
          <table:table-cell office:value-type="float" office:value="20.61127" calcext:value-type="float">
            <text:p>20.61127</text:p>
          </table:table-cell>
          <table:table-cell office:value-type="float" office:value="9.957306" calcext:value-type="float">
            <text:p>9.957306</text:p>
          </table:table-cell>
          <table:table-cell office:value-type="float" office:value="17.25446" calcext:value-type="float">
            <text:p>17.25446</text:p>
          </table:table-cell>
          <table:table-cell office:value-type="float" office:value="10.52841" calcext:value-type="float">
            <text:p>10.52841</text:p>
          </table:table-cell>
          <table:table-cell office:value-type="float" office:value="15.22806" calcext:value-type="float">
            <text:p>15.22806</text:p>
          </table:table-cell>
          <table:table-cell office:value-type="float" office:value="10.66763" calcext:value-type="float">
            <text:p>10.66763</text:p>
          </table:table-cell>
          <table:table-cell office:value-type="float" office:value="13.31686" calcext:value-type="float">
            <text:p>13.31686</text:p>
          </table:table-cell>
          <table:table-cell office:value-type="float" office:value="10.61057" calcext:value-type="float">
            <text:p>10.61057</text:p>
          </table:table-cell>
          <table:table-cell office:value-type="float" office:value="11.78659" calcext:value-type="float">
            <text:p>11.78659</text:p>
          </table:table-cell>
          <table:table-cell office:value-type="float" office:value="10.13687" calcext:value-type="float">
            <text:p>10.13687</text:p>
          </table:table-cell>
          <table:table-cell office:value-type="float" office:value="9.633179" calcext:value-type="float">
            <text:p>9.633179</text:p>
          </table:table-cell>
          <table:table-cell office:value-type="float" office:value="8.940216" calcext:value-type="float">
            <text:p>8.940216</text:p>
          </table:table-cell>
          <table:table-cell office:value-type="float" office:value="7.945038" calcext:value-type="float">
            <text:p>7.945038</text:p>
          </table:table-cell>
          <table:table-cell office:value-type="float" office:value="7.628448" calcext:value-type="float">
            <text:p>7.628448</text:p>
          </table:table-cell>
          <table:table-cell office:value-type="float" office:value="6.874023" calcext:value-type="float">
            <text:p>6.874023</text:p>
          </table:table-cell>
          <table:table-cell office:value-type="float" office:value="6.718872" calcext:value-type="float">
            <text:p>6.718872</text:p>
          </table:table-cell>
          <table:table-cell office:value-type="float" office:value="6.420837" calcext:value-type="float">
            <text:p>6.420837</text:p>
          </table:table-cell>
          <table:table-cell office:value-type="float" office:value="6.31897" calcext:value-type="float">
            <text:p>6.31897</text:p>
          </table:table-cell>
          <table:table-cell office:value-type="float" office:value="6.213135" calcext:value-type="float">
            <text:p>6.213135</text:p>
          </table:table-cell>
          <table:table-cell office:value-type="float" office:value="6.144897" calcext:value-type="float">
            <text:p>6.144897</text:p>
          </table:table-cell>
          <table:table-cell office:value-type="float" office:value="6.240692" calcext:value-type="float">
            <text:p>6.240692</text:p>
          </table:table-cell>
          <table:table-cell office:value-type="float" office:value="6.198181" calcext:value-type="float">
            <text:p>6.198181</text:p>
          </table:table-cell>
          <table:table-cell office:value-type="float" office:value="6.426575" calcext:value-type="float">
            <text:p>6.426575</text:p>
          </table:table-cell>
          <table:table-cell office:value-type="float" office:value="6.395996" calcext:value-type="float">
            <text:p>6.395996</text:p>
          </table:table-cell>
          <table:table-cell office:value-type="float" office:value="47.31805" calcext:value-type="float">
            <text:p>47.31805</text:p>
          </table:table-cell>
          <table:table-cell office:value-type="float" office:value="4.669495" calcext:value-type="float">
            <text:p>4.6694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24.20383" calcext:value-type="float">
            <text:p>24.20383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3.510233" calcext:value-type="float">
            <text:p>3.510233</text:p>
          </table:table-cell>
          <table:table-cell office:value-type="float" office:value="1.18407" calcext:value-type="float">
            <text:p>1.18407</text:p>
          </table:table-cell>
          <table:table-cell office:value-type="float" office:value="0.6914897" calcext:value-type="float">
            <text:p>0.6914897</text:p>
          </table:table-cell>
          <table:table-cell office:value-type="float" office:value="375.1539" calcext:value-type="float">
            <text:p>375.1539</text:p>
          </table:table-cell>
          <table:table-cell office:value-type="float" office:value="0" calcext:value-type="float">
            <text:p>0</text:p>
          </table:table-cell>
          <table:table-cell office:value-type="float" office:value="44.09399" calcext:value-type="float">
            <text:p>44.09399</text:p>
          </table:table-cell>
          <table:table-cell office:value-type="float" office:value="6.709106" calcext:value-type="float">
            <text:p>6.709106</text:p>
          </table:table-cell>
          <table:table-cell office:value-type="float" office:value="30.86697" calcext:value-type="float">
            <text:p>30.86697</text:p>
          </table:table-cell>
          <table:table-cell office:value-type="float" office:value="9.751465" calcext:value-type="float">
            <text:p>9.751465</text:p>
          </table:table-cell>
          <table:table-cell office:value-type="float" office:value="25.02411" calcext:value-type="float">
            <text:p>25.02411</text:p>
          </table:table-cell>
          <table:table-cell office:value-type="float" office:value="11.16498" calcext:value-type="float">
            <text:p>11.16498</text:p>
          </table:table-cell>
          <table:table-cell office:value-type="float" office:value="20.58563" calcext:value-type="float">
            <text:p>20.58563</text:p>
          </table:table-cell>
          <table:table-cell office:value-type="float" office:value="11.90683" calcext:value-type="float">
            <text:p>11.90683</text:p>
          </table:table-cell>
          <table:table-cell office:value-type="float" office:value="17.92084" calcext:value-type="float">
            <text:p>17.92084</text:p>
          </table:table-cell>
          <table:table-cell office:value-type="float" office:value="12.07144" calcext:value-type="float">
            <text:p>12.07144</text:p>
          </table:table-cell>
          <table:table-cell office:value-type="float" office:value="15.40372" calcext:value-type="float">
            <text:p>15.40372</text:p>
          </table:table-cell>
          <table:table-cell office:value-type="float" office:value="11.96759" calcext:value-type="float">
            <text:p>11.96759</text:p>
          </table:table-cell>
          <table:table-cell office:value-type="float" office:value="13.42093" calcext:value-type="float">
            <text:p>13.42093</text:p>
          </table:table-cell>
          <table:table-cell office:value-type="float" office:value="11.31201" calcext:value-type="float">
            <text:p>11.31201</text:p>
          </table:table-cell>
          <table:table-cell office:value-type="float" office:value="10.60666" calcext:value-type="float">
            <text:p>10.60666</text:p>
          </table:table-cell>
          <table:table-cell office:value-type="float" office:value="9.647675" calcext:value-type="float">
            <text:p>9.647675</text:p>
          </table:table-cell>
          <table:table-cell office:value-type="float" office:value="8.39682" calcext:value-type="float">
            <text:p>8.39682</text:p>
          </table:table-cell>
          <table:table-cell office:value-type="float" office:value="7.949188" calcext:value-type="float">
            <text:p>7.949188</text:p>
          </table:table-cell>
          <table:table-cell office:value-type="float" office:value="7.070526" calcext:value-type="float">
            <text:p>7.070526</text:p>
          </table:table-cell>
          <table:table-cell office:value-type="float" office:value="6.875793" calcext:value-type="float">
            <text:p>6.875793</text:p>
          </table:table-cell>
          <table:table-cell office:value-type="float" office:value="6.536255" calcext:value-type="float">
            <text:p>6.536255</text:p>
          </table:table-cell>
          <table:table-cell office:value-type="float" office:value="6.421936" calcext:value-type="float">
            <text:p>6.421936</text:p>
          </table:table-cell>
          <table:table-cell office:value-type="float" office:value="6.286011" calcext:value-type="float">
            <text:p>6.286011</text:p>
          </table:table-cell>
          <table:table-cell office:value-type="float" office:value="6.213867" calcext:value-type="float">
            <text:p>6.213867</text:p>
          </table:table-cell>
          <table:table-cell office:value-type="float" office:value="6.286713" calcext:value-type="float">
            <text:p>6.286713</text:p>
          </table:table-cell>
          <table:table-cell office:value-type="float" office:value="6.24115" calcext:value-type="float">
            <text:p>6.24115</text:p>
          </table:table-cell>
          <table:table-cell office:value-type="float" office:value="6.460052" calcext:value-type="float">
            <text:p>6.460052</text:p>
          </table:table-cell>
          <table:table-cell office:value-type="float" office:value="6.42691" calcext:value-type="float">
            <text:p>6.42691</text:p>
          </table:table-cell>
          <table:table-cell office:value-type="float" office:value="53.45221" calcext:value-type="float">
            <text:p>53.45221</text:p>
          </table:table-cell>
          <table:table-cell office:value-type="float" office:value="0.9955444" calcext:value-type="float">
            <text:p>0.99554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24.50202" calcext:value-type="float">
            <text:p>24.50202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4.491329" calcext:value-type="float">
            <text:p>4.491329</text:p>
          </table:table-cell>
          <table:table-cell office:value-type="float" office:value="1.114622" calcext:value-type="float">
            <text:p>1.114622</text:p>
          </table:table-cell>
          <table:table-cell office:value-type="float" office:value="0.740489" calcext:value-type="float">
            <text:p>0.740489</text:p>
          </table:table-cell>
          <table:table-cell office:value-type="float" office:value="384.4725" calcext:value-type="float">
            <text:p>384.4725</text:p>
          </table:table-cell>
          <table:table-cell office:value-type="float" office:value="4.3815" calcext:value-type="float">
            <text:p>4.3815</text:p>
          </table:table-cell>
          <table:table-cell office:value-type="float" office:value="43.98117" calcext:value-type="float">
            <text:p>43.98117</text:p>
          </table:table-cell>
          <table:table-cell office:value-type="float" office:value="8.336212" calcext:value-type="float">
            <text:p>8.336212</text:p>
          </table:table-cell>
          <table:table-cell office:value-type="float" office:value="31.35733" calcext:value-type="float">
            <text:p>31.35733</text:p>
          </table:table-cell>
          <table:table-cell office:value-type="float" office:value="11.51471" calcext:value-type="float">
            <text:p>11.51471</text:p>
          </table:table-cell>
          <table:table-cell office:value-type="float" office:value="25.84579" calcext:value-type="float">
            <text:p>25.84579</text:p>
          </table:table-cell>
          <table:table-cell office:value-type="float" office:value="13.06128" calcext:value-type="float">
            <text:p>13.06128</text:p>
          </table:table-cell>
          <table:table-cell office:value-type="float" office:value="21.60861" calcext:value-type="float">
            <text:p>21.60861</text:p>
          </table:table-cell>
          <table:table-cell office:value-type="float" office:value="13.79276" calcext:value-type="float">
            <text:p>13.79276</text:p>
          </table:table-cell>
          <table:table-cell office:value-type="float" office:value="19.03635" calcext:value-type="float">
            <text:p>19.03635</text:p>
          </table:table-cell>
          <table:table-cell office:value-type="float" office:value="13.90103" calcext:value-type="float">
            <text:p>13.90103</text:p>
          </table:table-cell>
          <table:table-cell office:value-type="float" office:value="16.53214" calcext:value-type="float">
            <text:p>16.53214</text:p>
          </table:table-cell>
          <table:table-cell office:value-type="float" office:value="13.6665" calcext:value-type="float">
            <text:p>13.6665</text:p>
          </table:table-cell>
          <table:table-cell office:value-type="float" office:value="14.56015" calcext:value-type="float">
            <text:p>14.56015</text:p>
          </table:table-cell>
          <table:table-cell office:value-type="float" office:value="12.79291" calcext:value-type="float">
            <text:p>12.79291</text:p>
          </table:table-cell>
          <table:table-cell office:value-type="float" office:value="11.67136" calcext:value-type="float">
            <text:p>11.67136</text:p>
          </table:table-cell>
          <table:table-cell office:value-type="float" office:value="10.62561" calcext:value-type="float">
            <text:p>10.62561</text:p>
          </table:table-cell>
          <table:table-cell office:value-type="float" office:value="8.991455" calcext:value-type="float">
            <text:p>8.991455</text:p>
          </table:table-cell>
          <table:table-cell office:value-type="float" office:value="8.402496" calcext:value-type="float">
            <text:p>8.402496</text:p>
          </table:table-cell>
          <table:table-cell office:value-type="float" office:value="7.325043" calcext:value-type="float">
            <text:p>7.325043</text:p>
          </table:table-cell>
          <table:table-cell office:value-type="float" office:value="7.072876" calcext:value-type="float">
            <text:p>7.072876</text:p>
          </table:table-cell>
          <table:table-cell office:value-type="float" office:value="6.673004" calcext:value-type="float">
            <text:p>6.673004</text:p>
          </table:table-cell>
          <table:table-cell office:value-type="float" office:value="6.537506" calcext:value-type="float">
            <text:p>6.537506</text:p>
          </table:table-cell>
          <table:table-cell office:value-type="float" office:value="6.366119" calcext:value-type="float">
            <text:p>6.366119</text:p>
          </table:table-cell>
          <table:table-cell office:value-type="float" office:value="6.286804" calcext:value-type="float">
            <text:p>6.286804</text:p>
          </table:table-cell>
          <table:table-cell office:value-type="float" office:value="6.3367" calcext:value-type="float">
            <text:p>6.3367</text:p>
          </table:table-cell>
          <table:table-cell office:value-type="float" office:value="6.287231" calcext:value-type="float">
            <text:p>6.287231</text:p>
          </table:table-cell>
          <table:table-cell office:value-type="float" office:value="6.49646" calcext:value-type="float">
            <text:p>6.49646</text:p>
          </table:table-cell>
          <table:table-cell office:value-type="float" office:value="6.460419" calcext:value-type="float">
            <text:p>6.460419</text:p>
          </table:table-cell>
          <table:table-cell office:value-type="float" office:value="51.95477" calcext:value-type="float">
            <text:p>51.95477</text:p>
          </table:table-cell>
          <table:table-cell office:value-type="float" office:value="2.253815" calcext:value-type="float">
            <text:p>2.2538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22.69409" calcext:value-type="float">
            <text:p>22.69409</text:p>
          </table:table-cell>
          <table:table-cell office:value-type="float" office:value="16.87288" calcext:value-type="float">
            <text:p>16.87288</text:p>
          </table:table-cell>
          <table:table-cell office:value-type="float" office:value="5.466867" calcext:value-type="float">
            <text:p>5.466867</text:p>
          </table:table-cell>
          <table:table-cell office:value-type="float" office:value="1.020121" calcext:value-type="float">
            <text:p>1.020121</text:p>
          </table:table-cell>
          <table:table-cell office:value-type="float" office:value="0.7881022" calcext:value-type="float">
            <text:p>0.7881022</text:p>
          </table:table-cell>
          <table:table-cell office:value-type="float" office:value="387.6096" calcext:value-type="float">
            <text:p>387.6096</text:p>
          </table:table-cell>
          <table:table-cell office:value-type="float" office:value="16.1925" calcext:value-type="float">
            <text:p>16.1925</text:p>
          </table:table-cell>
          <table:table-cell office:value-type="float" office:value="30.11819" calcext:value-type="float">
            <text:p>30.11819</text:p>
          </table:table-cell>
          <table:table-cell office:value-type="float" office:value="7.363678" calcext:value-type="float">
            <text:p>7.363678</text:p>
          </table:table-cell>
          <table:table-cell office:value-type="float" office:value="24.93738" calcext:value-type="float">
            <text:p>24.93738</text:p>
          </table:table-cell>
          <table:table-cell office:value-type="float" office:value="9.728943" calcext:value-type="float">
            <text:p>9.728943</text:p>
          </table:table-cell>
          <table:table-cell office:value-type="float" office:value="21.24725" calcext:value-type="float">
            <text:p>21.24725</text:p>
          </table:table-cell>
          <table:table-cell office:value-type="float" office:value="11.51974" calcext:value-type="float">
            <text:p>11.51974</text:p>
          </table:table-cell>
          <table:table-cell office:value-type="float" office:value="18.57346" calcext:value-type="float">
            <text:p>18.57346</text:p>
          </table:table-cell>
          <table:table-cell office:value-type="float" office:value="12.9014" calcext:value-type="float">
            <text:p>12.9014</text:p>
          </table:table-cell>
          <table:table-cell office:value-type="float" office:value="17.70975" calcext:value-type="float">
            <text:p>17.70975</text:p>
          </table:table-cell>
          <table:table-cell office:value-type="float" office:value="13.54684" calcext:value-type="float">
            <text:p>13.54684</text:p>
          </table:table-cell>
          <table:table-cell office:value-type="float" office:value="16.45328" calcext:value-type="float">
            <text:p>16.45328</text:p>
          </table:table-cell>
          <table:table-cell office:value-type="float" office:value="13.80331" calcext:value-type="float">
            <text:p>13.80331</text:p>
          </table:table-cell>
          <table:table-cell office:value-type="float" office:value="14.61392" calcext:value-type="float">
            <text:p>14.61392</text:p>
          </table:table-cell>
          <table:table-cell office:value-type="float" office:value="13.23975" calcext:value-type="float">
            <text:p>13.23975</text:p>
          </table:table-cell>
          <table:table-cell office:value-type="float" office:value="12.14011" calcext:value-type="float">
            <text:p>12.14011</text:p>
          </table:table-cell>
          <table:table-cell office:value-type="float" office:value="11.68811" calcext:value-type="float">
            <text:p>11.68811</text:p>
          </table:table-cell>
          <table:table-cell office:value-type="float" office:value="9.577454" calcext:value-type="float">
            <text:p>9.577454</text:p>
          </table:table-cell>
          <table:table-cell office:value-type="float" office:value="8.998138" calcext:value-type="float">
            <text:p>8.998138</text:p>
          </table:table-cell>
          <table:table-cell office:value-type="float" office:value="7.633789" calcext:value-type="float">
            <text:p>7.633789</text:p>
          </table:table-cell>
          <table:table-cell office:value-type="float" office:value="7.327972" calcext:value-type="float">
            <text:p>7.327972</text:p>
          </table:table-cell>
          <table:table-cell office:value-type="float" office:value="6.839081" calcext:value-type="float">
            <text:p>6.839081</text:p>
          </table:table-cell>
          <table:table-cell office:value-type="float" office:value="6.674561" calcext:value-type="float">
            <text:p>6.674561</text:p>
          </table:table-cell>
          <table:table-cell office:value-type="float" office:value="6.457245" calcext:value-type="float">
            <text:p>6.457245</text:p>
          </table:table-cell>
          <table:table-cell office:value-type="float" office:value="6.367035" calcext:value-type="float">
            <text:p>6.367035</text:p>
          </table:table-cell>
          <table:table-cell office:value-type="float" office:value="6.391113" calcext:value-type="float">
            <text:p>6.391113</text:p>
          </table:table-cell>
          <table:table-cell office:value-type="float" office:value="6.33725" calcext:value-type="float">
            <text:p>6.33725</text:p>
          </table:table-cell>
          <table:table-cell office:value-type="float" office:value="6.53598" calcext:value-type="float">
            <text:p>6.53598</text:p>
          </table:table-cell>
          <table:table-cell office:value-type="float" office:value="6.496857" calcext:value-type="float">
            <text:p>6.496857</text:p>
          </table:table-cell>
          <table:table-cell office:value-type="float" office:value="32.34399" calcext:value-type="float">
            <text:p>32.34399</text:p>
          </table:table-cell>
          <table:table-cell office:value-type="float" office:value="4.823181" calcext:value-type="float">
            <text:p>4.8231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14.34319" calcext:value-type="float">
            <text:p>14.34319</text:p>
          </table:table-cell>
          <table:table-cell office:value-type="float" office:value="17.42843" calcext:value-type="float">
            <text:p>17.42843</text:p>
          </table:table-cell>
          <table:table-cell office:value-type="float" office:value="6.962141" calcext:value-type="float">
            <text:p>6.962141</text:p>
          </table:table-cell>
          <table:table-cell office:value-type="float" office:value="1.047719" calcext:value-type="float">
            <text:p>1.047719</text:p>
          </table:table-cell>
          <table:table-cell office:value-type="float" office:value="0.7695362" calcext:value-type="float">
            <text:p>0.7695362</text:p>
          </table:table-cell>
          <table:table-cell office:value-type="float" office:value="386.4604" calcext:value-type="float">
            <text:p>386.4604</text:p>
          </table:table-cell>
          <table:table-cell office:value-type="float" office:value="9.144" calcext:value-type="float">
            <text:p>9.144</text:p>
          </table:table-cell>
          <table:table-cell office:value-type="float" office:value="24.29846" calcext:value-type="float">
            <text:p>24.29846</text:p>
          </table:table-cell>
          <table:table-cell office:value-type="float" office:value="7.341339" calcext:value-type="float">
            <text:p>7.341339</text:p>
          </table:table-cell>
          <table:table-cell office:value-type="float" office:value="20.45224" calcext:value-type="float">
            <text:p>20.45224</text:p>
          </table:table-cell>
          <table:table-cell office:value-type="float" office:value="9.215546" calcext:value-type="float">
            <text:p>9.215546</text:p>
          </table:table-cell>
          <table:table-cell office:value-type="float" office:value="17.9483" calcext:value-type="float">
            <text:p>17.9483</text:p>
          </table:table-cell>
          <table:table-cell office:value-type="float" office:value="10.66168" calcext:value-type="float">
            <text:p>10.66168</text:p>
          </table:table-cell>
          <table:table-cell office:value-type="float" office:value="16.18787" calcext:value-type="float">
            <text:p>16.18787</text:p>
          </table:table-cell>
          <table:table-cell office:value-type="float" office:value="11.84872" calcext:value-type="float">
            <text:p>11.84872</text:p>
          </table:table-cell>
          <table:table-cell office:value-type="float" office:value="15.40936" calcext:value-type="float">
            <text:p>15.40936</text:p>
          </table:table-cell>
          <table:table-cell office:value-type="float" office:value="12.44638" calcext:value-type="float">
            <text:p>12.44638</text:p>
          </table:table-cell>
          <table:table-cell office:value-type="float" office:value="15.08472" calcext:value-type="float">
            <text:p>15.08472</text:p>
          </table:table-cell>
          <table:table-cell office:value-type="float" office:value="12.8454" calcext:value-type="float">
            <text:p>12.8454</text:p>
          </table:table-cell>
          <table:table-cell office:value-type="float" office:value="14.03711" calcext:value-type="float">
            <text:p>14.03711</text:p>
          </table:table-cell>
          <table:table-cell office:value-type="float" office:value="12.64587" calcext:value-type="float">
            <text:p>12.64587</text:p>
          </table:table-cell>
          <table:table-cell office:value-type="float" office:value="12.21246" calcext:value-type="float">
            <text:p>12.21246</text:p>
          </table:table-cell>
          <table:table-cell office:value-type="float" office:value="11.94852" calcext:value-type="float">
            <text:p>11.94852</text:p>
          </table:table-cell>
          <table:table-cell office:value-type="float" office:value="9.92926" calcext:value-type="float">
            <text:p>9.92926</text:p>
          </table:table-cell>
          <table:table-cell office:value-type="float" office:value="9.582581" calcext:value-type="float">
            <text:p>9.582581</text:p>
          </table:table-cell>
          <table:table-cell office:value-type="float" office:value="7.946594" calcext:value-type="float">
            <text:p>7.946594</text:p>
          </table:table-cell>
          <table:table-cell office:value-type="float" office:value="7.637115" calcext:value-type="float">
            <text:p>7.637115</text:p>
          </table:table-cell>
          <table:table-cell office:value-type="float" office:value="7.029449" calcext:value-type="float">
            <text:p>7.029449</text:p>
          </table:table-cell>
          <table:table-cell office:value-type="float" office:value="6.840973" calcext:value-type="float">
            <text:p>6.840973</text:p>
          </table:table-cell>
          <table:table-cell office:value-type="float" office:value="6.562195" calcext:value-type="float">
            <text:p>6.562195</text:p>
          </table:table-cell>
          <table:table-cell office:value-type="float" office:value="6.458282" calcext:value-type="float">
            <text:p>6.458282</text:p>
          </table:table-cell>
          <table:table-cell office:value-type="float" office:value="6.451172" calcext:value-type="float">
            <text:p>6.451172</text:p>
          </table:table-cell>
          <table:table-cell office:value-type="float" office:value="6.391724" calcext:value-type="float">
            <text:p>6.391724</text:p>
          </table:table-cell>
          <table:table-cell office:value-type="float" office:value="6.578766" calcext:value-type="float">
            <text:p>6.578766</text:p>
          </table:table-cell>
          <table:table-cell office:value-type="float" office:value="6.536407" calcext:value-type="float">
            <text:p>6.536407</text:p>
          </table:table-cell>
          <table:table-cell office:value-type="float" office:value="26.65628" calcext:value-type="float">
            <text:p>26.65628</text:p>
          </table:table-cell>
          <table:table-cell office:value-type="float" office:value="5.021179" calcext:value-type="float">
            <text:p>5.0211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16.54803" calcext:value-type="float">
            <text:p>16.54803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4.460751" calcext:value-type="float">
            <text:p>4.460751</text:p>
          </table:table-cell>
          <table:table-cell office:value-type="float" office:value="0.9517376" calcext:value-type="float">
            <text:p>0.9517376</text:p>
          </table:table-cell>
          <table:table-cell office:value-type="float" office:value="0.6869934" calcext:value-type="float">
            <text:p>0.6869934</text:p>
          </table:table-cell>
          <table:table-cell office:value-type="float" office:value="381.7852" calcext:value-type="float">
            <text:p>381.7852</text:p>
          </table:table-cell>
          <table:table-cell office:value-type="float" office:value="0" calcext:value-type="float">
            <text:p>0</text:p>
          </table:table-cell>
          <table:table-cell office:value-type="float" office:value="24.66962" calcext:value-type="float">
            <text:p>24.66962</text:p>
          </table:table-cell>
          <table:table-cell office:value-type="float" office:value="5.794098" calcext:value-type="float">
            <text:p>5.794098</text:p>
          </table:table-cell>
          <table:table-cell office:value-type="float" office:value="20.47891" calcext:value-type="float">
            <text:p>20.47891</text:p>
          </table:table-cell>
          <table:table-cell office:value-type="float" office:value="7.900269" calcext:value-type="float">
            <text:p>7.900269</text:p>
          </table:table-cell>
          <table:table-cell office:value-type="float" office:value="17.62601" calcext:value-type="float">
            <text:p>17.62601</text:p>
          </table:table-cell>
          <table:table-cell office:value-type="float" office:value="9.790131" calcext:value-type="float">
            <text:p>9.790131</text:p>
          </table:table-cell>
          <table:table-cell office:value-type="float" office:value="15.66135" calcext:value-type="float">
            <text:p>15.66135</text:p>
          </table:table-cell>
          <table:table-cell office:value-type="float" office:value="11.11557" calcext:value-type="float">
            <text:p>11.11557</text:p>
          </table:table-cell>
          <table:table-cell office:value-type="float" office:value="14.56332" calcext:value-type="float">
            <text:p>14.56332</text:p>
          </table:table-cell>
          <table:table-cell office:value-type="float" office:value="11.75888" calcext:value-type="float">
            <text:p>11.75888</text:p>
          </table:table-cell>
          <table:table-cell office:value-type="float" office:value="13.92157" calcext:value-type="float">
            <text:p>13.92157</text:p>
          </table:table-cell>
          <table:table-cell office:value-type="float" office:value="12.22253" calcext:value-type="float">
            <text:p>12.22253</text:p>
          </table:table-cell>
          <table:table-cell office:value-type="float" office:value="13.2395" calcext:value-type="float">
            <text:p>13.2395</text:p>
          </table:table-cell>
          <table:table-cell office:value-type="float" office:value="12.15991" calcext:value-type="float">
            <text:p>12.15991</text:p>
          </table:table-cell>
          <table:table-cell office:value-type="float" office:value="11.98938" calcext:value-type="float">
            <text:p>11.98938</text:p>
          </table:table-cell>
          <table:table-cell office:value-type="float" office:value="11.70792" calcext:value-type="float">
            <text:p>11.70792</text:p>
          </table:table-cell>
          <table:table-cell office:value-type="float" office:value="10.08273" calcext:value-type="float">
            <text:p>10.08273</text:p>
          </table:table-cell>
          <table:table-cell office:value-type="float" office:value="9.931763" calcext:value-type="float">
            <text:p>9.931763</text:p>
          </table:table-cell>
          <table:table-cell office:value-type="float" office:value="8.214844" calcext:value-type="float">
            <text:p>8.214844</text:p>
          </table:table-cell>
          <table:table-cell office:value-type="float" office:value="7.949615" calcext:value-type="float">
            <text:p>7.949615</text:p>
          </table:table-cell>
          <table:table-cell office:value-type="float" office:value="7.225555" calcext:value-type="float">
            <text:p>7.225555</text:p>
          </table:table-cell>
          <table:table-cell office:value-type="float" office:value="7.031494" calcext:value-type="float">
            <text:p>7.031494</text:p>
          </table:table-cell>
          <table:table-cell office:value-type="float" office:value="6.679565" calcext:value-type="float">
            <text:p>6.679565</text:p>
          </table:table-cell>
          <table:table-cell office:value-type="float" office:value="6.563354" calcext:value-type="float">
            <text:p>6.563354</text:p>
          </table:table-cell>
          <table:table-cell office:value-type="float" office:value="6.518463" calcext:value-type="float">
            <text:p>6.518463</text:p>
          </table:table-cell>
          <table:table-cell office:value-type="float" office:value="6.451843" calcext:value-type="float">
            <text:p>6.451843</text:p>
          </table:table-cell>
          <table:table-cell office:value-type="float" office:value="6.625305" calcext:value-type="float">
            <text:p>6.625305</text:p>
          </table:table-cell>
          <table:table-cell office:value-type="float" office:value="6.579254" calcext:value-type="float">
            <text:p>6.579254</text:p>
          </table:table-cell>
          <table:table-cell office:value-type="float" office:value="26.84091" calcext:value-type="float">
            <text:p>26.84091</text:p>
          </table:table-cell>
          <table:table-cell office:value-type="float" office:value="2.69751" calcext:value-type="float">
            <text:p>2.697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22.70023" calcext:value-type="float">
            <text:p>22.70023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.498001" calcext:value-type="float">
            <text:p>1.498001</text:p>
          </table:table-cell>
          <table:table-cell office:value-type="float" office:value="1.060442" calcext:value-type="float">
            <text:p>1.060442</text:p>
          </table:table-cell>
          <table:table-cell office:value-type="float" office:value="0.5999838" calcext:value-type="float">
            <text:p>0.5999838</text:p>
          </table:table-cell>
          <table:table-cell office:value-type="float" office:value="384.2156" calcext:value-type="float">
            <text:p>384.2156</text:p>
          </table:table-cell>
          <table:table-cell office:value-type="float" office:value="0" calcext:value-type="float">
            <text:p>0</text:p>
          </table:table-cell>
          <table:table-cell office:value-type="float" office:value="30.16064" calcext:value-type="float">
            <text:p>30.16064</text:p>
          </table:table-cell>
          <table:table-cell office:value-type="float" office:value="3.682922" calcext:value-type="float">
            <text:p>3.682922</text:p>
          </table:table-cell>
          <table:table-cell office:value-type="float" office:value="23.87857" calcext:value-type="float">
            <text:p>23.87857</text:p>
          </table:table-cell>
          <table:table-cell office:value-type="float" office:value="6.208771" calcext:value-type="float">
            <text:p>6.208771</text:p>
          </table:table-cell>
          <table:table-cell office:value-type="float" office:value="19.81329" calcext:value-type="float">
            <text:p>19.81329</text:p>
          </table:table-cell>
          <table:table-cell office:value-type="float" office:value="8.410278" calcext:value-type="float">
            <text:p>8.410278</text:p>
          </table:table-cell>
          <table:table-cell office:value-type="float" office:value="16.95981" calcext:value-type="float">
            <text:p>16.95981</text:p>
          </table:table-cell>
          <table:table-cell office:value-type="float" office:value="10.06589" calcext:value-type="float">
            <text:p>10.06589</text:p>
          </table:table-cell>
          <table:table-cell office:value-type="float" office:value="15.35651" calcext:value-type="float">
            <text:p>15.35651</text:p>
          </table:table-cell>
          <table:table-cell office:value-type="float" office:value="10.90921" calcext:value-type="float">
            <text:p>10.90921</text:p>
          </table:table-cell>
          <table:table-cell office:value-type="float" office:value="13.89752" calcext:value-type="float">
            <text:p>13.89752</text:p>
          </table:table-cell>
          <table:table-cell office:value-type="float" office:value="11.59055" calcext:value-type="float">
            <text:p>11.59055</text:p>
          </table:table-cell>
          <table:table-cell office:value-type="float" office:value="12.94455" calcext:value-type="float">
            <text:p>12.94455</text:p>
          </table:table-cell>
          <table:table-cell office:value-type="float" office:value="11.69214" calcext:value-type="float">
            <text:p>11.69214</text:p>
          </table:table-cell>
          <table:table-cell office:value-type="float" office:value="11.7482" calcext:value-type="float">
            <text:p>11.7482</text:p>
          </table:table-cell>
          <table:table-cell office:value-type="float" office:value="11.47372" calcext:value-type="float">
            <text:p>11.47372</text:p>
          </table:table-cell>
          <table:table-cell office:value-type="float" office:value="10.13602" calcext:value-type="float">
            <text:p>10.13602</text:p>
          </table:table-cell>
          <table:table-cell office:value-type="float" office:value="10.08377" calcext:value-type="float">
            <text:p>10.08377</text:p>
          </table:table-cell>
          <table:table-cell office:value-type="float" office:value="8.426758" calcext:value-type="float">
            <text:p>8.426758</text:p>
          </table:table-cell>
          <table:table-cell office:value-type="float" office:value="8.217346" calcext:value-type="float">
            <text:p>8.217346</text:p>
          </table:table-cell>
          <table:table-cell office:value-type="float" office:value="7.411285" calcext:value-type="float">
            <text:p>7.411285</text:p>
          </table:table-cell>
          <table:table-cell office:value-type="float" office:value="7.2276" calcext:value-type="float">
            <text:p>7.2276</text:p>
          </table:table-cell>
          <table:table-cell office:value-type="float" office:value="6.80481" calcext:value-type="float">
            <text:p>6.80481</text:p>
          </table:table-cell>
          <table:table-cell office:value-type="float" office:value="6.680847" calcext:value-type="float">
            <text:p>6.680847</text:p>
          </table:table-cell>
          <table:table-cell office:value-type="float" office:value="6.592957" calcext:value-type="float">
            <text:p>6.592957</text:p>
          </table:table-cell>
          <table:table-cell office:value-type="float" office:value="6.519257" calcext:value-type="float">
            <text:p>6.519257</text:p>
          </table:table-cell>
          <table:table-cell office:value-type="float" office:value="6.676666" calcext:value-type="float">
            <text:p>6.676666</text:p>
          </table:table-cell>
          <table:table-cell office:value-type="float" office:value="6.625793" calcext:value-type="float">
            <text:p>6.625793</text:p>
          </table:table-cell>
          <table:table-cell office:value-type="float" office:value="32.80228" calcext:value-type="float">
            <text:p>32.80228</text:p>
          </table:table-cell>
          <table:table-cell office:value-type="float" office:value="-0.0897522" calcext:value-type="float">
            <text:p>-0.08975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24.6875" calcext:value-type="float">
            <text:p>24.6875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2.003839" calcext:value-type="float">
            <text:p>2.003839</text:p>
          </table:table-cell>
          <table:table-cell office:value-type="float" office:value="1.111827" calcext:value-type="float">
            <text:p>1.111827</text:p>
          </table:table-cell>
          <table:table-cell office:value-type="float" office:value="0.6219016" calcext:value-type="float">
            <text:p>0.6219016</text:p>
          </table:table-cell>
          <table:table-cell office:value-type="float" office:value="386.2615" calcext:value-type="float">
            <text:p>386.2615</text:p>
          </table:table-cell>
          <table:table-cell office:value-type="float" office:value="0" calcext:value-type="float">
            <text:p>0</text:p>
          </table:table-cell>
          <table:table-cell office:value-type="float" office:value="32.39362" calcext:value-type="float">
            <text:p>32.39362</text:p>
          </table:table-cell>
          <table:table-cell office:value-type="float" office:value="4.257629" calcext:value-type="float">
            <text:p>4.257629</text:p>
          </table:table-cell>
          <table:table-cell office:value-type="float" office:value="25.22913" calcext:value-type="float">
            <text:p>25.22913</text:p>
          </table:table-cell>
          <table:table-cell office:value-type="float" office:value="6.916992" calcext:value-type="float">
            <text:p>6.916992</text:p>
          </table:table-cell>
          <table:table-cell office:value-type="float" office:value="20.90271" calcext:value-type="float">
            <text:p>20.90271</text:p>
          </table:table-cell>
          <table:table-cell office:value-type="float" office:value="9.101501" calcext:value-type="float">
            <text:p>9.101501</text:p>
          </table:table-cell>
          <table:table-cell office:value-type="float" office:value="17.85092" calcext:value-type="float">
            <text:p>17.85092</text:p>
          </table:table-cell>
          <table:table-cell office:value-type="float" office:value="10.68646" calcext:value-type="float">
            <text:p>10.68646</text:p>
          </table:table-cell>
          <table:table-cell office:value-type="float" office:value="16.09741" calcext:value-type="float">
            <text:p>16.09741</text:p>
          </table:table-cell>
          <table:table-cell office:value-type="float" office:value="11.45303" calcext:value-type="float">
            <text:p>11.45303</text:p>
          </table:table-cell>
          <table:table-cell office:value-type="float" office:value="14.4888" calcext:value-type="float">
            <text:p>14.4888</text:p>
          </table:table-cell>
          <table:table-cell office:value-type="float" office:value="12.02032" calcext:value-type="float">
            <text:p>12.02032</text:p>
          </table:table-cell>
          <table:table-cell office:value-type="float" office:value="13.3685" calcext:value-type="float">
            <text:p>13.3685</text:p>
          </table:table-cell>
          <table:table-cell office:value-type="float" office:value="11.97708" calcext:value-type="float">
            <text:p>11.97708</text:p>
          </table:table-cell>
          <table:table-cell office:value-type="float" office:value="11.76837" calcext:value-type="float">
            <text:p>11.76837</text:p>
          </table:table-cell>
          <table:table-cell office:value-type="float" office:value="11.57486" calcext:value-type="float">
            <text:p>11.57486</text:p>
          </table:table-cell>
          <table:table-cell office:value-type="float" office:value="10.22366" calcext:value-type="float">
            <text:p>10.22366</text:p>
          </table:table-cell>
          <table:table-cell office:value-type="float" office:value="10.13672" calcext:value-type="float">
            <text:p>10.13672</text:p>
          </table:table-cell>
          <table:table-cell office:value-type="float" office:value="8.598602" calcext:value-type="float">
            <text:p>8.598602</text:p>
          </table:table-cell>
          <table:table-cell office:value-type="float" office:value="8.42868" calcext:value-type="float">
            <text:p>8.42868</text:p>
          </table:table-cell>
          <table:table-cell office:value-type="float" office:value="7.5802" calcext:value-type="float">
            <text:p>7.5802</text:p>
          </table:table-cell>
          <table:table-cell office:value-type="float" office:value="7.413147" calcext:value-type="float">
            <text:p>7.413147</text:p>
          </table:table-cell>
          <table:table-cell office:value-type="float" office:value="6.93277" calcext:value-type="float">
            <text:p>6.93277</text:p>
          </table:table-cell>
          <table:table-cell office:value-type="float" office:value="6.806122" calcext:value-type="float">
            <text:p>6.806122</text:p>
          </table:table-cell>
          <table:table-cell office:value-type="float" office:value="6.673706" calcext:value-type="float">
            <text:p>6.673706</text:p>
          </table:table-cell>
          <table:table-cell office:value-type="float" office:value="6.593811" calcext:value-type="float">
            <text:p>6.593811</text:p>
          </table:table-cell>
          <table:table-cell office:value-type="float" office:value="6.732941" calcext:value-type="float">
            <text:p>6.732941</text:p>
          </table:table-cell>
          <table:table-cell office:value-type="float" office:value="6.677246" calcext:value-type="float">
            <text:p>6.677246</text:p>
          </table:table-cell>
          <table:table-cell office:value-type="float" office:value="34.79694" calcext:value-type="float">
            <text:p>34.79694</text:p>
          </table:table-cell>
          <table:table-cell office:value-type="float" office:value="0.3847351" calcext:value-type="float">
            <text:p>0.38473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24.17612" calcext:value-type="float">
            <text:p>24.17612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3.465755" calcext:value-type="float">
            <text:p>3.465755</text:p>
          </table:table-cell>
          <table:table-cell office:value-type="float" office:value="0.9482927" calcext:value-type="float">
            <text:p>0.9482927</text:p>
          </table:table-cell>
          <table:table-cell office:value-type="float" office:value="0.6511306" calcext:value-type="float">
            <text:p>0.6511306</text:p>
          </table:table-cell>
          <table:table-cell office:value-type="float" office:value="385.6385" calcext:value-type="float">
            <text:p>385.6385</text:p>
          </table:table-cell>
          <table:table-cell office:value-type="float" office:value="0" calcext:value-type="float">
            <text:p>0</text:p>
          </table:table-cell>
          <table:table-cell office:value-type="float" office:value="38.46011" calcext:value-type="float">
            <text:p>38.46011</text:p>
          </table:table-cell>
          <table:table-cell office:value-type="float" office:value="5.43811" calcext:value-type="float">
            <text:p>5.43811</text:p>
          </table:table-cell>
          <table:table-cell office:value-type="float" office:value="26.8226" calcext:value-type="float">
            <text:p>26.8226</text:p>
          </table:table-cell>
          <table:table-cell office:value-type="float" office:value="8.688416" calcext:value-type="float">
            <text:p>8.688416</text:p>
          </table:table-cell>
          <table:table-cell office:value-type="float" office:value="22.25986" calcext:value-type="float">
            <text:p>22.25986</text:p>
          </table:table-cell>
          <table:table-cell office:value-type="float" office:value="10.61417" calcext:value-type="float">
            <text:p>10.61417</text:p>
          </table:table-cell>
          <table:table-cell office:value-type="float" office:value="18.92667" calcext:value-type="float">
            <text:p>18.92667</text:p>
          </table:table-cell>
          <table:table-cell office:value-type="float" office:value="11.88022" calcext:value-type="float">
            <text:p>11.88022</text:p>
          </table:table-cell>
          <table:table-cell office:value-type="float" office:value="17.00998" calcext:value-type="float">
            <text:p>17.00998</text:p>
          </table:table-cell>
          <table:table-cell office:value-type="float" office:value="12.42773" calcext:value-type="float">
            <text:p>12.42773</text:p>
          </table:table-cell>
          <table:table-cell office:value-type="float" office:value="15.23083" calcext:value-type="float">
            <text:p>15.23083</text:p>
          </table:table-cell>
          <table:table-cell office:value-type="float" office:value="12.75235" calcext:value-type="float">
            <text:p>12.75235</text:p>
          </table:table-cell>
          <table:table-cell office:value-type="float" office:value="13.94379" calcext:value-type="float">
            <text:p>13.94379</text:p>
          </table:table-cell>
          <table:table-cell office:value-type="float" office:value="12.52109" calcext:value-type="float">
            <text:p>12.52109</text:p>
          </table:table-cell>
          <table:table-cell office:value-type="float" office:value="12.11304" calcext:value-type="float">
            <text:p>12.11304</text:p>
          </table:table-cell>
          <table:table-cell office:value-type="float" office:value="11.77734" calcext:value-type="float">
            <text:p>11.77734</text:p>
          </table:table-cell>
          <table:table-cell office:value-type="float" office:value="10.39142" calcext:value-type="float">
            <text:p>10.39142</text:p>
          </table:table-cell>
          <table:table-cell office:value-type="float" office:value="10.2251" calcext:value-type="float">
            <text:p>10.2251</text:p>
          </table:table-cell>
          <table:table-cell office:value-type="float" office:value="8.758972" calcext:value-type="float">
            <text:p>8.758972</text:p>
          </table:table-cell>
          <table:table-cell office:value-type="float" office:value="8.600281" calcext:value-type="float">
            <text:p>8.600281</text:p>
          </table:table-cell>
          <table:table-cell office:value-type="float" office:value="7.734497" calcext:value-type="float">
            <text:p>7.734497</text:p>
          </table:table-cell>
          <table:table-cell office:value-type="float" office:value="7.581848" calcext:value-type="float">
            <text:p>7.581848</text:p>
          </table:table-cell>
          <table:table-cell office:value-type="float" office:value="7.059509" calcext:value-type="float">
            <text:p>7.059509</text:p>
          </table:table-cell>
          <table:table-cell office:value-type="float" office:value="6.934113" calcext:value-type="float">
            <text:p>6.934113</text:p>
          </table:table-cell>
          <table:table-cell office:value-type="float" office:value="6.759247" calcext:value-type="float">
            <text:p>6.759247</text:p>
          </table:table-cell>
          <table:table-cell office:value-type="float" office:value="6.674591" calcext:value-type="float">
            <text:p>6.674591</text:p>
          </table:table-cell>
          <table:table-cell office:value-type="float" office:value="6.794373" calcext:value-type="float">
            <text:p>6.794373</text:p>
          </table:table-cell>
          <table:table-cell office:value-type="float" office:value="6.733551" calcext:value-type="float">
            <text:p>6.733551</text:p>
          </table:table-cell>
          <table:table-cell office:value-type="float" office:value="46.06464" calcext:value-type="float">
            <text:p>46.06464</text:p>
          </table:table-cell>
          <table:table-cell office:value-type="float" office:value="0.8025208" calcext:value-type="float">
            <text:p>0.80252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21.11825" calcext:value-type="float">
            <text:p>21.11825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0.711785" calcext:value-type="float">
            <text:p>0.711785</text:p>
          </table:table-cell>
          <table:table-cell office:value-type="float" office:value="0.7561235" calcext:value-type="float">
            <text:p>0.7561235</text:p>
          </table:table-cell>
          <table:table-cell office:value-type="float" office:value="0.5622534" calcext:value-type="float">
            <text:p>0.5622534</text:p>
          </table:table-cell>
          <table:table-cell office:value-type="float" office:value="391.8281" calcext:value-type="float">
            <text:p>391.8281</text:p>
          </table:table-cell>
          <table:table-cell office:value-type="float" office:value="0" calcext:value-type="float">
            <text:p>0</text:p>
          </table:table-cell>
          <table:table-cell office:value-type="float" office:value="31.86838" calcext:value-type="float">
            <text:p>31.86838</text:p>
          </table:table-cell>
          <table:table-cell office:value-type="float" office:value="4.996765" calcext:value-type="float">
            <text:p>4.996765</text:p>
          </table:table-cell>
          <table:table-cell office:value-type="float" office:value="23.4006" calcext:value-type="float">
            <text:p>23.4006</text:p>
          </table:table-cell>
          <table:table-cell office:value-type="float" office:value="9.072205" calcext:value-type="float">
            <text:p>9.072205</text:p>
          </table:table-cell>
          <table:table-cell office:value-type="float" office:value="20.01971" calcext:value-type="float">
            <text:p>20.01971</text:p>
          </table:table-cell>
          <table:table-cell office:value-type="float" office:value="11.22308" calcext:value-type="float">
            <text:p>11.22308</text:p>
          </table:table-cell>
          <table:table-cell office:value-type="float" office:value="17.57916" calcext:value-type="float">
            <text:p>17.57916</text:p>
          </table:table-cell>
          <table:table-cell office:value-type="float" office:value="12.52078" calcext:value-type="float">
            <text:p>12.52078</text:p>
          </table:table-cell>
          <table:table-cell office:value-type="float" office:value="16.16855" calcext:value-type="float">
            <text:p>16.16855</text:p>
          </table:table-cell>
          <table:table-cell office:value-type="float" office:value="13.05548" calcext:value-type="float">
            <text:p>13.05548</text:p>
          </table:table-cell>
          <table:table-cell office:value-type="float" office:value="15.17197" calcext:value-type="float">
            <text:p>15.17197</text:p>
          </table:table-cell>
          <table:table-cell office:value-type="float" office:value="13.33286" calcext:value-type="float">
            <text:p>13.33286</text:p>
          </table:table-cell>
          <table:table-cell office:value-type="float" office:value="13.97351" calcext:value-type="float">
            <text:p>13.97351</text:p>
          </table:table-cell>
          <table:table-cell office:value-type="float" office:value="13.03033" calcext:value-type="float">
            <text:p>13.03033</text:p>
          </table:table-cell>
          <table:table-cell office:value-type="float" office:value="12.39807" calcext:value-type="float">
            <text:p>12.39807</text:p>
          </table:table-cell>
          <table:table-cell office:value-type="float" office:value="12.1236" calcext:value-type="float">
            <text:p>12.1236</text:p>
          </table:table-cell>
          <table:table-cell office:value-type="float" office:value="10.62277" calcext:value-type="float">
            <text:p>10.62277</text:p>
          </table:table-cell>
          <table:table-cell office:value-type="float" office:value="10.39371" calcext:value-type="float">
            <text:p>10.39371</text:p>
          </table:table-cell>
          <table:table-cell office:value-type="float" office:value="8.927856" calcext:value-type="float">
            <text:p>8.927856</text:p>
          </table:table-cell>
          <table:table-cell office:value-type="float" office:value="8.760651" calcext:value-type="float">
            <text:p>8.760651</text:p>
          </table:table-cell>
          <table:table-cell office:value-type="float" office:value="7.883423" calcext:value-type="float">
            <text:p>7.883423</text:p>
          </table:table-cell>
          <table:table-cell office:value-type="float" office:value="7.736053" calcext:value-type="float">
            <text:p>7.736053</text:p>
          </table:table-cell>
          <table:table-cell office:value-type="float" office:value="7.182373" calcext:value-type="float">
            <text:p>7.182373</text:p>
          </table:table-cell>
          <table:table-cell office:value-type="float" office:value="7.060822" calcext:value-type="float">
            <text:p>7.060822</text:p>
          </table:table-cell>
          <table:table-cell office:value-type="float" office:value="6.8479" calcext:value-type="float">
            <text:p>6.8479</text:p>
          </table:table-cell>
          <table:table-cell office:value-type="float" office:value="6.760193" calcext:value-type="float">
            <text:p>6.760193</text:p>
          </table:table-cell>
          <table:table-cell office:value-type="float" office:value="6.86026" calcext:value-type="float">
            <text:p>6.86026</text:p>
          </table:table-cell>
          <table:table-cell office:value-type="float" office:value="6.795044" calcext:value-type="float">
            <text:p>6.795044</text:p>
          </table:table-cell>
          <table:table-cell office:value-type="float" office:value="36.04965" calcext:value-type="float">
            <text:p>36.04965</text:p>
          </table:table-cell>
          <table:table-cell office:value-type="float" office:value="-1.663635" calcext:value-type="float">
            <text:p>-1.6636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18.86185" calcext:value-type="float">
            <text:p>18.86185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2.026184" calcext:value-type="float">
            <text:p>-2.026184</text:p>
          </table:table-cell>
          <table:table-cell office:value-type="float" office:value="0.8192894" calcext:value-type="float">
            <text:p>0.8192894</text:p>
          </table:table-cell>
          <table:table-cell office:value-type="float" office:value="0.4655542" calcext:value-type="float">
            <text:p>0.4655542</text:p>
          </table:table-cell>
          <table:table-cell office:value-type="float" office:value="387.9484" calcext:value-type="float">
            <text:p>387.9484</text:p>
          </table:table-cell>
          <table:table-cell office:value-type="float" office:value="0" calcext:value-type="float">
            <text:p>0</text:p>
          </table:table-cell>
          <table:table-cell office:value-type="float" office:value="30.29822" calcext:value-type="float">
            <text:p>30.29822</text:p>
          </table:table-cell>
          <table:table-cell office:value-type="float" office:value="2.410065" calcext:value-type="float">
            <text:p>2.410065</text:p>
          </table:table-cell>
          <table:table-cell office:value-type="float" office:value="22.0235" calcext:value-type="float">
            <text:p>22.0235</text:p>
          </table:table-cell>
          <table:table-cell office:value-type="float" office:value="6.828339" calcext:value-type="float">
            <text:p>6.828339</text:p>
          </table:table-cell>
          <table:table-cell office:value-type="float" office:value="18.76266" calcext:value-type="float">
            <text:p>18.76266</text:p>
          </table:table-cell>
          <table:table-cell office:value-type="float" office:value="9.266815" calcext:value-type="float">
            <text:p>9.266815</text:p>
          </table:table-cell>
          <table:table-cell office:value-type="float" office:value="16.47958" calcext:value-type="float">
            <text:p>16.47958</text:p>
          </table:table-cell>
          <table:table-cell office:value-type="float" office:value="10.97076" calcext:value-type="float">
            <text:p>10.97076</text:p>
          </table:table-cell>
          <table:table-cell office:value-type="float" office:value="15.22476" calcext:value-type="float">
            <text:p>15.22476</text:p>
          </table:table-cell>
          <table:table-cell office:value-type="float" office:value="11.81961" calcext:value-type="float">
            <text:p>11.81961</text:p>
          </table:table-cell>
          <table:table-cell office:value-type="float" office:value="14.58908" calcext:value-type="float">
            <text:p>14.58908</text:p>
          </table:table-cell>
          <table:table-cell office:value-type="float" office:value="12.45569" calcext:value-type="float">
            <text:p>12.45569</text:p>
          </table:table-cell>
          <table:table-cell office:value-type="float" office:value="13.80695" calcext:value-type="float">
            <text:p>13.80695</text:p>
          </table:table-cell>
          <table:table-cell office:value-type="float" office:value="12.49698" calcext:value-type="float">
            <text:p>12.49698</text:p>
          </table:table-cell>
          <table:table-cell office:value-type="float" office:value="12.45999" calcext:value-type="float">
            <text:p>12.45999</text:p>
          </table:table-cell>
          <table:table-cell office:value-type="float" office:value="12.19098" calcext:value-type="float">
            <text:p>12.19098</text:p>
          </table:table-cell>
          <table:table-cell office:value-type="float" office:value="10.7662" calcext:value-type="float">
            <text:p>10.7662</text:p>
          </table:table-cell>
          <table:table-cell office:value-type="float" office:value="10.62506" calcext:value-type="float">
            <text:p>10.62506</text:p>
          </table:table-cell>
          <table:table-cell office:value-type="float" office:value="9.097473" calcext:value-type="float">
            <text:p>9.097473</text:p>
          </table:table-cell>
          <table:table-cell office:value-type="float" office:value="8.929626" calcext:value-type="float">
            <text:p>8.929626</text:p>
          </table:table-cell>
          <table:table-cell office:value-type="float" office:value="8.031281" calcext:value-type="float">
            <text:p>8.031281</text:p>
          </table:table-cell>
          <table:table-cell office:value-type="float" office:value="7.884979" calcext:value-type="float">
            <text:p>7.884979</text:p>
          </table:table-cell>
          <table:table-cell office:value-type="float" office:value="7.304749" calcext:value-type="float">
            <text:p>7.304749</text:p>
          </table:table-cell>
          <table:table-cell office:value-type="float" office:value="7.183685" calcext:value-type="float">
            <text:p>7.183685</text:p>
          </table:table-cell>
          <table:table-cell office:value-type="float" office:value="6.938995" calcext:value-type="float">
            <text:p>6.938995</text:p>
          </table:table-cell>
          <table:table-cell office:value-type="float" office:value="6.848816" calcext:value-type="float">
            <text:p>6.848816</text:p>
          </table:table-cell>
          <table:table-cell office:value-type="float" office:value="6.930176" calcext:value-type="float">
            <text:p>6.930176</text:p>
          </table:table-cell>
          <table:table-cell office:value-type="float" office:value="6.860992" calcext:value-type="float">
            <text:p>6.860992</text:p>
          </table:table-cell>
          <table:table-cell office:value-type="float" office:value="35.39597" calcext:value-type="float">
            <text:p>35.39597</text:p>
          </table:table-cell>
          <table:table-cell office:value-type="float" office:value="-4.62265" calcext:value-type="float">
            <text:p>-4.622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23.38767" calcext:value-type="float">
            <text:p>23.38767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-1.987266" calcext:value-type="float">
            <text:p>-1.987266</text:p>
          </table:table-cell>
          <table:table-cell office:value-type="float" office:value="1.014705" calcext:value-type="float">
            <text:p>1.014705</text:p>
          </table:table-cell>
          <table:table-cell office:value-type="float" office:value="0.4668767" calcext:value-type="float">
            <text:p>0.4668767</text:p>
          </table:table-cell>
          <table:table-cell office:value-type="float" office:value="384.7526" calcext:value-type="float">
            <text:p>384.7526</text:p>
          </table:table-cell>
          <table:table-cell office:value-type="float" office:value="0" calcext:value-type="float">
            <text:p>0</text:p>
          </table:table-cell>
          <table:table-cell office:value-type="float" office:value="39.18079" calcext:value-type="float">
            <text:p>39.18079</text:p>
          </table:table-cell>
          <table:table-cell office:value-type="float" office:value="2.294067" calcext:value-type="float">
            <text:p>2.294067</text:p>
          </table:table-cell>
          <table:table-cell office:value-type="float" office:value="27.24234" calcext:value-type="float">
            <text:p>27.24234</text:p>
          </table:table-cell>
          <table:table-cell office:value-type="float" office:value="6.679596" calcext:value-type="float">
            <text:p>6.679596</text:p>
          </table:table-cell>
          <table:table-cell office:value-type="float" office:value="22.39832" calcext:value-type="float">
            <text:p>22.39832</text:p>
          </table:table-cell>
          <table:table-cell office:value-type="float" office:value="8.958771" calcext:value-type="float">
            <text:p>8.958771</text:p>
          </table:table-cell>
          <table:table-cell office:value-type="float" office:value="18.91092" calcext:value-type="float">
            <text:p>18.91092</text:p>
          </table:table-cell>
          <table:table-cell office:value-type="float" office:value="10.63629" calcext:value-type="float">
            <text:p>10.63629</text:p>
          </table:table-cell>
          <table:table-cell office:value-type="float" office:value="16.94403" calcext:value-type="float">
            <text:p>16.94403</text:p>
          </table:table-cell>
          <table:table-cell office:value-type="float" office:value="11.48148" calcext:value-type="float">
            <text:p>11.48148</text:p>
          </table:table-cell>
          <table:table-cell office:value-type="float" office:value="15.17593" calcext:value-type="float">
            <text:p>15.17593</text:p>
          </table:table-cell>
          <table:table-cell office:value-type="float" office:value="12.15543" calcext:value-type="float">
            <text:p>12.15543</text:p>
          </table:table-cell>
          <table:table-cell office:value-type="float" office:value="13.93097" calcext:value-type="float">
            <text:p>13.93097</text:p>
          </table:table-cell>
          <table:table-cell office:value-type="float" office:value="12.25278" calcext:value-type="float">
            <text:p>12.25278</text:p>
          </table:table-cell>
          <table:table-cell office:value-type="float" office:value="12.27078" calcext:value-type="float">
            <text:p>12.27078</text:p>
          </table:table-cell>
          <table:table-cell office:value-type="float" office:value="12.05112" calcext:value-type="float">
            <text:p>12.05112</text:p>
          </table:table-cell>
          <table:table-cell office:value-type="float" office:value="10.82181" calcext:value-type="float">
            <text:p>10.82181</text:p>
          </table:table-cell>
          <table:table-cell office:value-type="float" office:value="10.76712" calcext:value-type="float">
            <text:p>10.76712</text:p>
          </table:table-cell>
          <table:table-cell office:value-type="float" office:value="9.243073" calcext:value-type="float">
            <text:p>9.243073</text:p>
          </table:table-cell>
          <table:table-cell office:value-type="float" office:value="9.099152" calcext:value-type="float">
            <text:p>9.099152</text:p>
          </table:table-cell>
          <table:table-cell office:value-type="float" office:value="8.174103" calcext:value-type="float">
            <text:p>8.174103</text:p>
          </table:table-cell>
          <table:table-cell office:value-type="float" office:value="8.032806" calcext:value-type="float">
            <text:p>8.032806</text:p>
          </table:table-cell>
          <table:table-cell office:value-type="float" office:value="7.427795" calcext:value-type="float">
            <text:p>7.427795</text:p>
          </table:table-cell>
          <table:table-cell office:value-type="float" office:value="7.306" calcext:value-type="float">
            <text:p>7.306</text:p>
          </table:table-cell>
          <table:table-cell office:value-type="float" office:value="7.033508" calcext:value-type="float">
            <text:p>7.033508</text:p>
          </table:table-cell>
          <table:table-cell office:value-type="float" office:value="6.939941" calcext:value-type="float">
            <text:p>6.939941</text:p>
          </table:table-cell>
          <table:table-cell office:value-type="float" office:value="7.004303" calcext:value-type="float">
            <text:p>7.004303</text:p>
          </table:table-cell>
          <table:table-cell office:value-type="float" office:value="6.930939" calcext:value-type="float">
            <text:p>6.930939</text:p>
          </table:table-cell>
          <table:table-cell office:value-type="float" office:value="46.94339" calcext:value-type="float">
            <text:p>46.94339</text:p>
          </table:table-cell>
          <table:table-cell office:value-type="float" office:value="-4.651398" calcext:value-type="float">
            <text:p>-4.6513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25.13688" calcext:value-type="float">
            <text:p>25.13688</text:p>
          </table:table-cell>
          <table:table-cell office:value-type="float" office:value="21.87288" calcext:value-type="float">
            <text:p>21.87288</text:p>
          </table:table-cell>
          <table:table-cell office:value-type="float" office:value="2.009399" calcext:value-type="float">
            <text:p>2.009399</text:p>
          </table:table-cell>
          <table:table-cell office:value-type="float" office:value="1.150914" calcext:value-type="float">
            <text:p>1.150914</text:p>
          </table:table-cell>
          <table:table-cell office:value-type="float" office:value="0.6221461" calcext:value-type="float">
            <text:p>0.6221461</text:p>
          </table:table-cell>
          <table:table-cell office:value-type="float" office:value="385.2638" calcext:value-type="float">
            <text:p>385.2638</text:p>
          </table:table-cell>
          <table:table-cell office:value-type="float" office:value="0.635" calcext:value-type="float">
            <text:p>0.635</text:p>
          </table:table-cell>
          <table:table-cell office:value-type="float" office:value="40.68881" calcext:value-type="float">
            <text:p>40.68881</text:p>
          </table:table-cell>
          <table:table-cell office:value-type="float" office:value="5.909485" calcext:value-type="float">
            <text:p>5.909485</text:p>
          </table:table-cell>
          <table:table-cell office:value-type="float" office:value="28.95667" calcext:value-type="float">
            <text:p>28.95667</text:p>
          </table:table-cell>
          <table:table-cell office:value-type="float" office:value="9.751617" calcext:value-type="float">
            <text:p>9.751617</text:p>
          </table:table-cell>
          <table:table-cell office:value-type="float" office:value="24.19531" calcext:value-type="float">
            <text:p>24.19531</text:p>
          </table:table-cell>
          <table:table-cell office:value-type="float" office:value="11.63721" calcext:value-type="float">
            <text:p>11.63721</text:p>
          </table:table-cell>
          <table:table-cell office:value-type="float" office:value="20.58289" calcext:value-type="float">
            <text:p>20.58289</text:p>
          </table:table-cell>
          <table:table-cell office:value-type="float" office:value="12.85056" calcext:value-type="float">
            <text:p>12.85056</text:p>
          </table:table-cell>
          <table:table-cell office:value-type="float" office:value="18.46454" calcext:value-type="float">
            <text:p>18.46454</text:p>
          </table:table-cell>
          <table:table-cell office:value-type="float" office:value="13.33234" calcext:value-type="float">
            <text:p>13.33234</text:p>
          </table:table-cell>
          <table:table-cell office:value-type="float" office:value="16.46075" calcext:value-type="float">
            <text:p>16.46075</text:p>
          </table:table-cell>
          <table:table-cell office:value-type="float" office:value="13.58047" calcext:value-type="float">
            <text:p>13.58047</text:p>
          </table:table-cell>
          <table:table-cell office:value-type="float" office:value="14.94034" calcext:value-type="float">
            <text:p>14.94034</text:p>
          </table:table-cell>
          <table:table-cell office:value-type="float" office:value="13.25568" calcext:value-type="float">
            <text:p>13.25568</text:p>
          </table:table-cell>
          <table:table-cell office:value-type="float" office:value="12.80527" calcext:value-type="float">
            <text:p>12.80527</text:p>
          </table:table-cell>
          <table:table-cell office:value-type="float" office:value="12.25668" calcext:value-type="float">
            <text:p>12.25668</text:p>
          </table:table-cell>
          <table:table-cell office:value-type="float" office:value="10.99411" calcext:value-type="float">
            <text:p>10.99411</text:p>
          </table:table-cell>
          <table:table-cell office:value-type="float" office:value="10.82285" calcext:value-type="float">
            <text:p>10.82285</text:p>
          </table:table-cell>
          <table:table-cell office:value-type="float" office:value="9.378662" calcext:value-type="float">
            <text:p>9.378662</text:p>
          </table:table-cell>
          <table:table-cell office:value-type="float" office:value="9.244476" calcext:value-type="float">
            <text:p>9.244476</text:p>
          </table:table-cell>
          <table:table-cell office:value-type="float" office:value="8.308685" calcext:value-type="float">
            <text:p>8.308685</text:p>
          </table:table-cell>
          <table:table-cell office:value-type="float" office:value="8.175537" calcext:value-type="float">
            <text:p>8.175537</text:p>
          </table:table-cell>
          <table:table-cell office:value-type="float" office:value="7.547028" calcext:value-type="float">
            <text:p>7.547028</text:p>
          </table:table-cell>
          <table:table-cell office:value-type="float" office:value="7.429047" calcext:value-type="float">
            <text:p>7.429047</text:p>
          </table:table-cell>
          <table:table-cell office:value-type="float" office:value="7.12915" calcext:value-type="float">
            <text:p>7.12915</text:p>
          </table:table-cell>
          <table:table-cell office:value-type="float" office:value="7.034485" calcext:value-type="float">
            <text:p>7.034485</text:p>
          </table:table-cell>
          <table:table-cell office:value-type="float" office:value="7.08136" calcext:value-type="float">
            <text:p>7.08136</text:p>
          </table:table-cell>
          <table:table-cell office:value-type="float" office:value="7.005096" calcext:value-type="float">
            <text:p>7.005096</text:p>
          </table:table-cell>
          <table:table-cell office:value-type="float" office:value="52.82928" calcext:value-type="float">
            <text:p>52.82928</text:p>
          </table:table-cell>
          <table:table-cell office:value-type="float" office:value="-0.4299011" calcext:value-type="float">
            <text:p>-0.42990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23.27231" calcext:value-type="float">
            <text:p>23.27231</text:p>
          </table:table-cell>
          <table:table-cell office:value-type="float" office:value="25.20621" calcext:value-type="float">
            <text:p>25.20621</text:p>
          </table:table-cell>
          <table:table-cell office:value-type="float" office:value="7.996055" calcext:value-type="float">
            <text:p>7.996055</text:p>
          </table:table-cell>
          <table:table-cell office:value-type="float" office:value="1.347694" calcext:value-type="float">
            <text:p>1.347694</text:p>
          </table:table-cell>
          <table:table-cell office:value-type="float" office:value="0.9066226" calcext:value-type="float">
            <text:p>0.9066226</text:p>
          </table:table-cell>
          <table:table-cell office:value-type="float" office:value="386.8758" calcext:value-type="float">
            <text:p>386.8758</text:p>
          </table:table-cell>
          <table:table-cell office:value-type="float" office:value="2.6035" calcext:value-type="float">
            <text:p>2.6035</text:p>
          </table:table-cell>
          <table:table-cell office:value-type="float" office:value="33.66879" calcext:value-type="float">
            <text:p>33.66879</text:p>
          </table:table-cell>
          <table:table-cell office:value-type="float" office:value="8.981934" calcext:value-type="float">
            <text:p>8.981934</text:p>
          </table:table-cell>
          <table:table-cell office:value-type="float" office:value="27.0799" calcext:value-type="float">
            <text:p>27.0799</text:p>
          </table:table-cell>
          <table:table-cell office:value-type="float" office:value="11.3374" calcext:value-type="float">
            <text:p>11.3374</text:p>
          </table:table-cell>
          <table:table-cell office:value-type="float" office:value="23.19159" calcext:value-type="float">
            <text:p>23.19159</text:p>
          </table:table-cell>
          <table:table-cell office:value-type="float" office:value="13.13177" calcext:value-type="float">
            <text:p>13.13177</text:p>
          </table:table-cell>
          <table:table-cell office:value-type="float" office:value="20.28204" calcext:value-type="float">
            <text:p>20.28204</text:p>
          </table:table-cell>
          <table:table-cell office:value-type="float" office:value="14.27371" calcext:value-type="float">
            <text:p>14.27371</text:p>
          </table:table-cell>
          <table:table-cell office:value-type="float" office:value="18.51978" calcext:value-type="float">
            <text:p>18.51978</text:p>
          </table:table-cell>
          <table:table-cell office:value-type="float" office:value="14.66379" calcext:value-type="float">
            <text:p>14.66379</text:p>
          </table:table-cell>
          <table:table-cell office:value-type="float" office:value="16.80478" calcext:value-type="float">
            <text:p>16.80478</text:p>
          </table:table-cell>
          <table:table-cell office:value-type="float" office:value="14.75998" calcext:value-type="float">
            <text:p>14.75998</text:p>
          </table:table-cell>
          <table:table-cell office:value-type="float" office:value="15.4451" calcext:value-type="float">
            <text:p>15.4451</text:p>
          </table:table-cell>
          <table:table-cell office:value-type="float" office:value="14.23285" calcext:value-type="float">
            <text:p>14.23285</text:p>
          </table:table-cell>
          <table:table-cell office:value-type="float" office:value="13.42755" calcext:value-type="float">
            <text:p>13.42755</text:p>
          </table:table-cell>
          <table:table-cell office:value-type="float" office:value="12.81882" calcext:value-type="float">
            <text:p>12.81882</text:p>
          </table:table-cell>
          <table:table-cell office:value-type="float" office:value="11.30789" calcext:value-type="float">
            <text:p>11.30789</text:p>
          </table:table-cell>
          <table:table-cell office:value-type="float" office:value="10.99686" calcext:value-type="float">
            <text:p>10.99686</text:p>
          </table:table-cell>
          <table:table-cell office:value-type="float" office:value="9.539795" calcext:value-type="float">
            <text:p>9.539795</text:p>
          </table:table-cell>
          <table:table-cell office:value-type="float" office:value="9.380127" calcext:value-type="float">
            <text:p>9.380127</text:p>
          </table:table-cell>
          <table:table-cell office:value-type="float" office:value="8.442719" calcext:value-type="float">
            <text:p>8.442719</text:p>
          </table:table-cell>
          <table:table-cell office:value-type="float" office:value="8.310089" calcext:value-type="float">
            <text:p>8.310089</text:p>
          </table:table-cell>
          <table:table-cell office:value-type="float" office:value="7.665833" calcext:value-type="float">
            <text:p>7.665833</text:p>
          </table:table-cell>
          <table:table-cell office:value-type="float" office:value="7.548279" calcext:value-type="float">
            <text:p>7.548279</text:p>
          </table:table-cell>
          <table:table-cell office:value-type="float" office:value="7.225708" calcext:value-type="float">
            <text:p>7.225708</text:p>
          </table:table-cell>
          <table:table-cell office:value-type="float" office:value="7.130127" calcext:value-type="float">
            <text:p>7.130127</text:p>
          </table:table-cell>
          <table:table-cell office:value-type="float" office:value="7.161713" calcext:value-type="float">
            <text:p>7.161713</text:p>
          </table:table-cell>
          <table:table-cell office:value-type="float" office:value="7.082184" calcext:value-type="float">
            <text:p>7.082184</text:p>
          </table:table-cell>
          <table:table-cell office:value-type="float" office:value="36.01761" calcext:value-type="float">
            <text:p>36.01761</text:p>
          </table:table-cell>
          <table:table-cell office:value-type="float" office:value="6.134644" calcext:value-type="float">
            <text:p>6.1346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17.52757" calcext:value-type="float">
            <text:p>17.52757</text:p>
          </table:table-cell>
          <table:table-cell office:value-type="float" office:value="19.65066" calcext:value-type="float">
            <text:p>19.65066</text:p>
          </table:table-cell>
          <table:table-cell office:value-type="float" office:value="9.460751" calcext:value-type="float">
            <text:p>9.460751</text:p>
          </table:table-cell>
          <table:table-cell office:value-type="float" office:value="1.179152" calcext:value-type="float">
            <text:p>1.179152</text:p>
          </table:table-cell>
          <table:table-cell office:value-type="float" office:value="0.9825333" calcext:value-type="float">
            <text:p>0.9825333</text:p>
          </table:table-cell>
          <table:table-cell office:value-type="float" office:value="386.2289" calcext:value-type="float">
            <text:p>386.2289</text:p>
          </table:table-cell>
          <table:table-cell office:value-type="float" office:value="5.2705" calcext:value-type="float">
            <text:p>5.2705</text:p>
          </table:table-cell>
          <table:table-cell office:value-type="float" office:value="28.20139" calcext:value-type="float">
            <text:p>28.20139</text:p>
          </table:table-cell>
          <table:table-cell office:value-type="float" office:value="9.54895" calcext:value-type="float">
            <text:p>9.54895</text:p>
          </table:table-cell>
          <table:table-cell office:value-type="float" office:value="23.59244" calcext:value-type="float">
            <text:p>23.59244</text:p>
          </table:table-cell>
          <table:table-cell office:value-type="float" office:value="11.60825" calcext:value-type="float">
            <text:p>11.60825</text:p>
          </table:table-cell>
          <table:table-cell office:value-type="float" office:value="20.78336" calcext:value-type="float">
            <text:p>20.78336</text:p>
          </table:table-cell>
          <table:table-cell office:value-type="float" office:value="13.36899" calcext:value-type="float">
            <text:p>13.36899</text:p>
          </table:table-cell>
          <table:table-cell office:value-type="float" office:value="18.69867" calcext:value-type="float">
            <text:p>18.69867</text:p>
          </table:table-cell>
          <table:table-cell office:value-type="float" office:value="14.47952" calcext:value-type="float">
            <text:p>14.47952</text:p>
          </table:table-cell>
          <table:table-cell office:value-type="float" office:value="17.50525" calcext:value-type="float">
            <text:p>17.50525</text:p>
          </table:table-cell>
          <table:table-cell office:value-type="float" office:value="14.88684" calcext:value-type="float">
            <text:p>14.88684</text:p>
          </table:table-cell>
          <table:table-cell office:value-type="float" office:value="16.72308" calcext:value-type="float">
            <text:p>16.72308</text:p>
          </table:table-cell>
          <table:table-cell office:value-type="float" office:value="15.01373" calcext:value-type="float">
            <text:p>15.01373</text:p>
          </table:table-cell>
          <table:table-cell office:value-type="float" office:value="15.45706" calcext:value-type="float">
            <text:p>15.45706</text:p>
          </table:table-cell>
          <table:table-cell office:value-type="float" office:value="14.56201" calcext:value-type="float">
            <text:p>14.56201</text:p>
          </table:table-cell>
          <table:table-cell office:value-type="float" office:value="13.69141" calcext:value-type="float">
            <text:p>13.69141</text:p>
          </table:table-cell>
          <table:table-cell office:value-type="float" office:value="13.43762" calcext:value-type="float">
            <text:p>13.43762</text:p>
          </table:table-cell>
          <table:table-cell office:value-type="float" office:value="11.62979" calcext:value-type="float">
            <text:p>11.62979</text:p>
          </table:table-cell>
          <table:table-cell office:value-type="float" office:value="11.31155" calcext:value-type="float">
            <text:p>11.31155</text:p>
          </table:table-cell>
          <table:table-cell office:value-type="float" office:value="9.732605" calcext:value-type="float">
            <text:p>9.732605</text:p>
          </table:table-cell>
          <table:table-cell office:value-type="float" office:value="9.541626" calcext:value-type="float">
            <text:p>9.541626</text:p>
          </table:table-cell>
          <table:table-cell office:value-type="float" office:value="8.585785" calcext:value-type="float">
            <text:p>8.585785</text:p>
          </table:table-cell>
          <table:table-cell office:value-type="float" office:value="8.444183" calcext:value-type="float">
            <text:p>8.444183</text:p>
          </table:table-cell>
          <table:table-cell office:value-type="float" office:value="7.784943" calcext:value-type="float">
            <text:p>7.784943</text:p>
          </table:table-cell>
          <table:table-cell office:value-type="float" office:value="7.667114" calcext:value-type="float">
            <text:p>7.667114</text:p>
          </table:table-cell>
          <table:table-cell office:value-type="float" office:value="7.323883" calcext:value-type="float">
            <text:p>7.323883</text:p>
          </table:table-cell>
          <table:table-cell office:value-type="float" office:value="7.226715" calcext:value-type="float">
            <text:p>7.226715</text:p>
          </table:table-cell>
          <table:table-cell office:value-type="float" office:value="7.244293" calcext:value-type="float">
            <text:p>7.244293</text:p>
          </table:table-cell>
          <table:table-cell office:value-type="float" office:value="7.162567" calcext:value-type="float">
            <text:p>7.162567</text:p>
          </table:table-cell>
          <table:table-cell office:value-type="float" office:value="30.22562" calcext:value-type="float">
            <text:p>30.22562</text:p>
          </table:table-cell>
          <table:table-cell office:value-type="float" office:value="7.353546" calcext:value-type="float">
            <text:p>7.3535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14.44981" calcext:value-type="float">
            <text:p>14.44981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8.00508" calcext:value-type="float">
            <text:p>8.00508</text:p>
          </table:table-cell>
          <table:table-cell office:value-type="float" office:value="1.211959" calcext:value-type="float">
            <text:p>1.211959</text:p>
          </table:table-cell>
          <table:table-cell office:value-type="float" office:value="0.7125434" calcext:value-type="float">
            <text:p>0.7125434</text:p>
          </table:table-cell>
          <table:table-cell office:value-type="float" office:value="382.2892" calcext:value-type="float">
            <text:p>382.2892</text:p>
          </table:table-cell>
          <table:table-cell office:value-type="float" office:value="9.525" calcext:value-type="float">
            <text:p>9.525</text:p>
          </table:table-cell>
          <table:table-cell office:value-type="float" office:value="26.25943" calcext:value-type="float">
            <text:p>26.25943</text:p>
          </table:table-cell>
          <table:table-cell office:value-type="float" office:value="8.656158" calcext:value-type="float">
            <text:p>8.656158</text:p>
          </table:table-cell>
          <table:table-cell office:value-type="float" office:value="22.37726" calcext:value-type="float">
            <text:p>22.37726</text:p>
          </table:table-cell>
          <table:table-cell office:value-type="float" office:value="10.76324" calcext:value-type="float">
            <text:p>10.76324</text:p>
          </table:table-cell>
          <table:table-cell office:value-type="float" office:value="19.69592" calcext:value-type="float">
            <text:p>19.69592</text:p>
          </table:table-cell>
          <table:table-cell office:value-type="float" office:value="12.04019" calcext:value-type="float">
            <text:p>12.04019</text:p>
          </table:table-cell>
          <table:table-cell office:value-type="float" office:value="17.78067" calcext:value-type="float">
            <text:p>17.78067</text:p>
          </table:table-cell>
          <table:table-cell office:value-type="float" office:value="13.22244" calcext:value-type="float">
            <text:p>13.22244</text:p>
          </table:table-cell>
          <table:table-cell office:value-type="float" office:value="16.673" calcext:value-type="float">
            <text:p>16.673</text:p>
          </table:table-cell>
          <table:table-cell office:value-type="float" office:value="13.82846" calcext:value-type="float">
            <text:p>13.82846</text:p>
          </table:table-cell>
          <table:table-cell office:value-type="float" office:value="15.94781" calcext:value-type="float">
            <text:p>15.94781</text:p>
          </table:table-cell>
          <table:table-cell office:value-type="float" office:value="14.22787" calcext:value-type="float">
            <text:p>14.22787</text:p>
          </table:table-cell>
          <table:table-cell office:value-type="float" office:value="15.15488" calcext:value-type="float">
            <text:p>15.15488</text:p>
          </table:table-cell>
          <table:table-cell office:value-type="float" office:value="14.08014" calcext:value-type="float">
            <text:p>14.08014</text:p>
          </table:table-cell>
          <table:table-cell office:value-type="float" office:value="13.73425" calcext:value-type="float">
            <text:p>13.73425</text:p>
          </table:table-cell>
          <table:table-cell office:value-type="float" office:value="13.51944" calcext:value-type="float">
            <text:p>13.51944</text:p>
          </table:table-cell>
          <table:table-cell office:value-type="float" office:value="11.81976" calcext:value-type="float">
            <text:p>11.81976</text:p>
          </table:table-cell>
          <table:table-cell office:value-type="float" office:value="11.63269" calcext:value-type="float">
            <text:p>11.63269</text:p>
          </table:table-cell>
          <table:table-cell office:value-type="float" office:value="9.92865" calcext:value-type="float">
            <text:p>9.92865</text:p>
          </table:table-cell>
          <table:table-cell office:value-type="float" office:value="9.734711" calcext:value-type="float">
            <text:p>9.734711</text:p>
          </table:table-cell>
          <table:table-cell office:value-type="float" office:value="8.737732" calcext:value-type="float">
            <text:p>8.737732</text:p>
          </table:table-cell>
          <table:table-cell office:value-type="float" office:value="8.587311" calcext:value-type="float">
            <text:p>8.587311</text:p>
          </table:table-cell>
          <table:table-cell office:value-type="float" office:value="7.906158" calcext:value-type="float">
            <text:p>7.906158</text:p>
          </table:table-cell>
          <table:table-cell office:value-type="float" office:value="7.786194" calcext:value-type="float">
            <text:p>7.786194</text:p>
          </table:table-cell>
          <table:table-cell office:value-type="float" office:value="7.423553" calcext:value-type="float">
            <text:p>7.423553</text:p>
          </table:table-cell>
          <table:table-cell office:value-type="float" office:value="7.324921" calcext:value-type="float">
            <text:p>7.324921</text:p>
          </table:table-cell>
          <table:table-cell office:value-type="float" office:value="7.328979" calcext:value-type="float">
            <text:p>7.328979</text:p>
          </table:table-cell>
          <table:table-cell office:value-type="float" office:value="7.245178" calcext:value-type="float">
            <text:p>7.245178</text:p>
          </table:table-cell>
          <table:table-cell office:value-type="float" office:value="28.50174" calcext:value-type="float">
            <text:p>28.50174</text:p>
          </table:table-cell>
          <table:table-cell office:value-type="float" office:value="5.189819" calcext:value-type="float">
            <text:p>5.1898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19.17474" calcext:value-type="float">
            <text:p>19.17474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2.957137" calcext:value-type="float">
            <text:p>2.957137</text:p>
          </table:table-cell>
          <table:table-cell office:value-type="float" office:value="0.8855537" calcext:value-type="float">
            <text:p>0.8855537</text:p>
          </table:table-cell>
          <table:table-cell office:value-type="float" office:value="0.6651666" calcext:value-type="float">
            <text:p>0.6651666</text:p>
          </table:table-cell>
          <table:table-cell office:value-type="float" office:value="385.7232" calcext:value-type="float">
            <text:p>385.7232</text:p>
          </table:table-cell>
          <table:table-cell office:value-type="float" office:value="0" calcext:value-type="float">
            <text:p>0</text:p>
          </table:table-cell>
          <table:table-cell office:value-type="float" office:value="24.88785" calcext:value-type="float">
            <text:p>24.88785</text:p>
          </table:table-cell>
          <table:table-cell office:value-type="float" office:value="4.529266" calcext:value-type="float">
            <text:p>4.529266</text:p>
          </table:table-cell>
          <table:table-cell office:value-type="float" office:value="20.80002" calcext:value-type="float">
            <text:p>20.80002</text:p>
          </table:table-cell>
          <table:table-cell office:value-type="float" office:value="7.37677" calcext:value-type="float">
            <text:p>7.37677</text:p>
          </table:table-cell>
          <table:table-cell office:value-type="float" office:value="18.16653" calcext:value-type="float">
            <text:p>18.16653</text:p>
          </table:table-cell>
          <table:table-cell office:value-type="float" office:value="9.996674" calcext:value-type="float">
            <text:p>9.996674</text:p>
          </table:table-cell>
          <table:table-cell office:value-type="float" office:value="16.41611" calcext:value-type="float">
            <text:p>16.41611</text:p>
          </table:table-cell>
          <table:table-cell office:value-type="float" office:value="11.84241" calcext:value-type="float">
            <text:p>11.84241</text:p>
          </table:table-cell>
          <table:table-cell office:value-type="float" office:value="15.64542" calcext:value-type="float">
            <text:p>15.64542</text:p>
          </table:table-cell>
          <table:table-cell office:value-type="float" office:value="12.74942" calcext:value-type="float">
            <text:p>12.74942</text:p>
          </table:table-cell>
          <table:table-cell office:value-type="float" office:value="15.45557" calcext:value-type="float">
            <text:p>15.45557</text:p>
          </table:table-cell>
          <table:table-cell office:value-type="float" office:value="13.44736" calcext:value-type="float">
            <text:p>13.44736</text:p>
          </table:table-cell>
          <table:table-cell office:value-type="float" office:value="14.77255" calcext:value-type="float">
            <text:p>14.77255</text:p>
          </table:table-cell>
          <table:table-cell office:value-type="float" office:value="13.53354" calcext:value-type="float">
            <text:p>13.53354</text:p>
          </table:table-cell>
          <table:table-cell office:value-type="float" office:value="13.59866" calcext:value-type="float">
            <text:p>13.59866</text:p>
          </table:table-cell>
          <table:table-cell office:value-type="float" office:value="13.27292" calcext:value-type="float">
            <text:p>13.27292</text:p>
          </table:table-cell>
          <table:table-cell office:value-type="float" office:value="11.88605" calcext:value-type="float">
            <text:p>11.88605</text:p>
          </table:table-cell>
          <table:table-cell office:value-type="float" office:value="11.82117" calcext:value-type="float">
            <text:p>11.82117</text:p>
          </table:table-cell>
          <table:table-cell office:value-type="float" office:value="10.09836" calcext:value-type="float">
            <text:p>10.09836</text:p>
          </table:table-cell>
          <table:table-cell office:value-type="float" office:value="9.930573" calcext:value-type="float">
            <text:p>9.930573</text:p>
          </table:table-cell>
          <table:table-cell office:value-type="float" office:value="8.890076" calcext:value-type="float">
            <text:p>8.890076</text:p>
          </table:table-cell>
          <table:table-cell office:value-type="float" office:value="8.739349" calcext:value-type="float">
            <text:p>8.739349</text:p>
          </table:table-cell>
          <table:table-cell office:value-type="float" office:value="8.030884" calcext:value-type="float">
            <text:p>8.030884</text:p>
          </table:table-cell>
          <table:table-cell office:value-type="float" office:value="7.90744" calcext:value-type="float">
            <text:p>7.90744</text:p>
          </table:table-cell>
          <table:table-cell office:value-type="float" office:value="7.525452" calcext:value-type="float">
            <text:p>7.525452</text:p>
          </table:table-cell>
          <table:table-cell office:value-type="float" office:value="7.424622" calcext:value-type="float">
            <text:p>7.424622</text:p>
          </table:table-cell>
          <table:table-cell office:value-type="float" office:value="7.416382" calcext:value-type="float">
            <text:p>7.416382</text:p>
          </table:table-cell>
          <table:table-cell office:value-type="float" office:value="7.329895" calcext:value-type="float">
            <text:p>7.329895</text:p>
          </table:table-cell>
          <table:table-cell office:value-type="float" office:value="27.22342" calcext:value-type="float">
            <text:p>27.22342</text:p>
          </table:table-cell>
          <table:table-cell office:value-type="float" office:value="1.404785" calcext:value-type="float">
            <text:p>1.4047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22.68005" calcext:value-type="float">
            <text:p>22.68005</text:p>
          </table:table-cell>
          <table:table-cell office:value-type="float" office:value="22.42843" calcext:value-type="float">
            <text:p>22.42843</text:p>
          </table:table-cell>
          <table:table-cell office:value-type="float" office:value="1.51468" calcext:value-type="float">
            <text:p>1.51468</text:p>
          </table:table-cell>
          <table:table-cell office:value-type="float" office:value="1.165348" calcext:value-type="float">
            <text:p>1.165348</text:p>
          </table:table-cell>
          <table:table-cell office:value-type="float" office:value="0.6006963" calcext:value-type="float">
            <text:p>0.6006963</text:p>
          </table:table-cell>
          <table:table-cell office:value-type="float" office:value="384.1536" calcext:value-type="float">
            <text:p>384.1536</text:p>
          </table:table-cell>
          <table:table-cell office:value-type="float" office:value="0" calcext:value-type="float">
            <text:p>0</text:p>
          </table:table-cell>
          <table:table-cell office:value-type="float" office:value="30.67514" calcext:value-type="float">
            <text:p>30.67514</text:p>
          </table:table-cell>
          <table:table-cell office:value-type="float" office:value="2.797211" calcext:value-type="float">
            <text:p>2.797211</text:p>
          </table:table-cell>
          <table:table-cell office:value-type="float" office:value="24.20294" calcext:value-type="float">
            <text:p>24.20294</text:p>
          </table:table-cell>
          <table:table-cell office:value-type="float" office:value="5.806366" calcext:value-type="float">
            <text:p>5.806366</text:p>
          </table:table-cell>
          <table:table-cell office:value-type="float" office:value="20.39148" calcext:value-type="float">
            <text:p>20.39148</text:p>
          </table:table-cell>
          <table:table-cell office:value-type="float" office:value="8.230835" calcext:value-type="float">
            <text:p>8.230835</text:p>
          </table:table-cell>
          <table:table-cell office:value-type="float" office:value="17.69806" calcext:value-type="float">
            <text:p>17.69806</text:p>
          </table:table-cell>
          <table:table-cell office:value-type="float" office:value="10.25052" calcext:value-type="float">
            <text:p>10.25052</text:p>
          </table:table-cell>
          <table:table-cell office:value-type="float" office:value="16.19855" calcext:value-type="float">
            <text:p>16.19855</text:p>
          </table:table-cell>
          <table:table-cell office:value-type="float" office:value="11.35727" calcext:value-type="float">
            <text:p>11.35727</text:p>
          </table:table-cell>
          <table:table-cell office:value-type="float" office:value="14.89029" calcext:value-type="float">
            <text:p>14.89029</text:p>
          </table:table-cell>
          <table:table-cell office:value-type="float" office:value="12.33185" calcext:value-type="float">
            <text:p>12.33185</text:p>
          </table:table-cell>
          <table:table-cell office:value-type="float" office:value="14.06256" calcext:value-type="float">
            <text:p>14.06256</text:p>
          </table:table-cell>
          <table:table-cell office:value-type="float" office:value="12.69968" calcext:value-type="float">
            <text:p>12.69968</text:p>
          </table:table-cell>
          <table:table-cell office:value-type="float" office:value="13.27319" calcext:value-type="float">
            <text:p>13.27319</text:p>
          </table:table-cell>
          <table:table-cell office:value-type="float" office:value="12.83533" calcext:value-type="float">
            <text:p>12.83533</text:p>
          </table:table-cell>
          <table:table-cell office:value-type="float" office:value="11.8869" calcext:value-type="float">
            <text:p>11.8869</text:p>
          </table:table-cell>
          <table:table-cell office:value-type="float" office:value="11.82062" calcext:value-type="float">
            <text:p>11.82062</text:p>
          </table:table-cell>
          <table:table-cell office:value-type="float" office:value="10.22366" calcext:value-type="float">
            <text:p>10.22366</text:p>
          </table:table-cell>
          <table:table-cell office:value-type="float" office:value="10.09991" calcext:value-type="float">
            <text:p>10.09991</text:p>
          </table:table-cell>
          <table:table-cell office:value-type="float" office:value="9.032776" calcext:value-type="float">
            <text:p>9.032776</text:p>
          </table:table-cell>
          <table:table-cell office:value-type="float" office:value="8.891632" calcext:value-type="float">
            <text:p>8.891632</text:p>
          </table:table-cell>
          <table:table-cell office:value-type="float" office:value="8.157043" calcext:value-type="float">
            <text:p>8.157043</text:p>
          </table:table-cell>
          <table:table-cell office:value-type="float" office:value="8.032227" calcext:value-type="float">
            <text:p>8.032227</text:p>
          </table:table-cell>
          <table:table-cell office:value-type="float" office:value="7.628876" calcext:value-type="float">
            <text:p>7.628876</text:p>
          </table:table-cell>
          <table:table-cell office:value-type="float" office:value="7.52655" calcext:value-type="float">
            <text:p>7.52655</text:p>
          </table:table-cell>
          <table:table-cell office:value-type="float" office:value="7.505096" calcext:value-type="float">
            <text:p>7.505096</text:p>
          </table:table-cell>
          <table:table-cell office:value-type="float" office:value="7.417297" calcext:value-type="float">
            <text:p>7.417297</text:p>
          </table:table-cell>
          <table:table-cell office:value-type="float" office:value="33.6109" calcext:value-type="float">
            <text:p>33.6109</text:p>
          </table:table-cell>
          <table:table-cell office:value-type="float" office:value="-0.3309326" calcext:value-type="float">
            <text:p>-0.33093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26.54028" calcext:value-type="float">
            <text:p>26.54028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3.023854" calcext:value-type="float">
            <text:p>3.023854</text:p>
          </table:table-cell>
          <table:table-cell office:value-type="float" office:value="1.302336" calcext:value-type="float">
            <text:p>1.302336</text:p>
          </table:table-cell>
          <table:table-cell office:value-type="float" office:value="0.6682951" calcext:value-type="float">
            <text:p>0.6682951</text:p>
          </table:table-cell>
          <table:table-cell office:value-type="float" office:value="382.655" calcext:value-type="float">
            <text:p>382.655</text:p>
          </table:table-cell>
          <table:table-cell office:value-type="float" office:value="0" calcext:value-type="float">
            <text:p>0</text:p>
          </table:table-cell>
          <table:table-cell office:value-type="float" office:value="48.50415" calcext:value-type="float">
            <text:p>48.50415</text:p>
          </table:table-cell>
          <table:table-cell office:value-type="float" office:value="4.416504" calcext:value-type="float">
            <text:p>4.416504</text:p>
          </table:table-cell>
          <table:table-cell office:value-type="float" office:value="33.34457" calcext:value-type="float">
            <text:p>33.34457</text:p>
          </table:table-cell>
          <table:table-cell office:value-type="float" office:value="8.410187" calcext:value-type="float">
            <text:p>8.410187</text:p>
          </table:table-cell>
          <table:table-cell office:value-type="float" office:value="27.14069" calcext:value-type="float">
            <text:p>27.14069</text:p>
          </table:table-cell>
          <table:table-cell office:value-type="float" office:value="10.42108" calcext:value-type="float">
            <text:p>10.42108</text:p>
          </table:table-cell>
          <table:table-cell office:value-type="float" office:value="22.53195" calcext:value-type="float">
            <text:p>22.53195</text:p>
          </table:table-cell>
          <table:table-cell office:value-type="float" office:value="11.95291" calcext:value-type="float">
            <text:p>11.95291</text:p>
          </table:table-cell>
          <table:table-cell office:value-type="float" office:value="19.8746" calcext:value-type="float">
            <text:p>19.8746</text:p>
          </table:table-cell>
          <table:table-cell office:value-type="float" office:value="12.68875" calcext:value-type="float">
            <text:p>12.68875</text:p>
          </table:table-cell>
          <table:table-cell office:value-type="float" office:value="17.48477" calcext:value-type="float">
            <text:p>17.48477</text:p>
          </table:table-cell>
          <table:table-cell office:value-type="float" office:value="13.24622" calcext:value-type="float">
            <text:p>13.24622</text:p>
          </table:table-cell>
          <table:table-cell office:value-type="float" office:value="15.7023" calcext:value-type="float">
            <text:p>15.7023</text:p>
          </table:table-cell>
          <table:table-cell office:value-type="float" office:value="13.24548" calcext:value-type="float">
            <text:p>13.24548</text:p>
          </table:table-cell>
          <table:table-cell office:value-type="float" office:value="13.34213" calcext:value-type="float">
            <text:p>13.34213</text:p>
          </table:table-cell>
          <table:table-cell office:value-type="float" office:value="12.93964" calcext:value-type="float">
            <text:p>12.93964</text:p>
          </table:table-cell>
          <table:table-cell office:value-type="float" office:value="11.83072" calcext:value-type="float">
            <text:p>11.83072</text:p>
          </table:table-cell>
          <table:table-cell office:value-type="float" office:value="11.81223" calcext:value-type="float">
            <text:p>11.81223</text:p>
          </table:table-cell>
          <table:table-cell office:value-type="float" office:value="10.31412" calcext:value-type="float">
            <text:p>10.31412</text:p>
          </table:table-cell>
          <table:table-cell office:value-type="float" office:value="10.22467" calcext:value-type="float">
            <text:p>10.22467</text:p>
          </table:table-cell>
          <table:table-cell office:value-type="float" office:value="9.157928" calcext:value-type="float">
            <text:p>9.157928</text:p>
          </table:table-cell>
          <table:table-cell office:value-type="float" office:value="9.034149" calcext:value-type="float">
            <text:p>9.034149</text:p>
          </table:table-cell>
          <table:table-cell office:value-type="float" office:value="8.279205" calcext:value-type="float">
            <text:p>8.279205</text:p>
          </table:table-cell>
          <table:table-cell office:value-type="float" office:value="8.158356" calcext:value-type="float">
            <text:p>8.158356</text:p>
          </table:table-cell>
          <table:table-cell office:value-type="float" office:value="7.733154" calcext:value-type="float">
            <text:p>7.733154</text:p>
          </table:table-cell>
          <table:table-cell office:value-type="float" office:value="7.629974" calcext:value-type="float">
            <text:p>7.629974</text:p>
          </table:table-cell>
          <table:table-cell office:value-type="float" office:value="7.595825" calcext:value-type="float">
            <text:p>7.595825</text:p>
          </table:table-cell>
          <table:table-cell office:value-type="float" office:value="7.506012" calcext:value-type="float">
            <text:p>7.506012</text:p>
          </table:table-cell>
          <table:table-cell office:value-type="float" office:value="57.1777" calcext:value-type="float">
            <text:p>57.1777</text:p>
          </table:table-cell>
          <table:table-cell office:value-type="float" office:value="0.4095154" calcext:value-type="float">
            <text:p>0.40951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26.00828" calcext:value-type="float">
            <text:p>26.00828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7.523576" calcext:value-type="float">
            <text:p>7.523576</text:p>
          </table:table-cell>
          <table:table-cell office:value-type="float" office:value="1.552027" calcext:value-type="float">
            <text:p>1.552027</text:p>
          </table:table-cell>
          <table:table-cell office:value-type="float" office:value="0.8848657" calcext:value-type="float">
            <text:p>0.8848657</text:p>
          </table:table-cell>
          <table:table-cell office:value-type="float" office:value="376.0351" calcext:value-type="float">
            <text:p>376.0351</text:p>
          </table:table-cell>
          <table:table-cell office:value-type="float" office:value="0" calcext:value-type="float">
            <text:p>0</text:p>
          </table:table-cell>
          <table:table-cell office:value-type="float" office:value="52.13824" calcext:value-type="float">
            <text:p>52.13824</text:p>
          </table:table-cell>
          <table:table-cell office:value-type="float" office:value="9.878357" calcext:value-type="float">
            <text:p>9.878357</text:p>
          </table:table-cell>
          <table:table-cell office:value-type="float" office:value="37.15405" calcext:value-type="float">
            <text:p>37.15405</text:p>
          </table:table-cell>
          <table:table-cell office:value-type="float" office:value="13.53717" calcext:value-type="float">
            <text:p>13.53717</text:p>
          </table:table-cell>
          <table:table-cell office:value-type="float" office:value="30.80933" calcext:value-type="float">
            <text:p>30.80933</text:p>
          </table:table-cell>
          <table:table-cell office:value-type="float" office:value="15.03909" calcext:value-type="float">
            <text:p>15.03909</text:p>
          </table:table-cell>
          <table:table-cell office:value-type="float" office:value="25.86649" calcext:value-type="float">
            <text:p>25.86649</text:p>
          </table:table-cell>
          <table:table-cell office:value-type="float" office:value="15.91815" calcext:value-type="float">
            <text:p>15.91815</text:p>
          </table:table-cell>
          <table:table-cell office:value-type="float" office:value="22.88583" calcext:value-type="float">
            <text:p>22.88583</text:p>
          </table:table-cell>
          <table:table-cell office:value-type="float" office:value="16.10757" calcext:value-type="float">
            <text:p>16.10757</text:p>
          </table:table-cell>
          <table:table-cell office:value-type="float" office:value="20.04501" calcext:value-type="float">
            <text:p>20.04501</text:p>
          </table:table-cell>
          <table:table-cell office:value-type="float" office:value="15.99271" calcext:value-type="float">
            <text:p>15.99271</text:p>
          </table:table-cell>
          <table:table-cell office:value-type="float" office:value="17.75543" calcext:value-type="float">
            <text:p>17.75543</text:p>
          </table:table-cell>
          <table:table-cell office:value-type="float" office:value="15.2702" calcext:value-type="float">
            <text:p>15.2702</text:p>
          </table:table-cell>
          <table:table-cell office:value-type="float" office:value="14.55051" calcext:value-type="float">
            <text:p>14.55051</text:p>
          </table:table-cell>
          <table:table-cell office:value-type="float" office:value="13.36032" calcext:value-type="float">
            <text:p>13.36032</text:p>
          </table:table-cell>
          <table:table-cell office:value-type="float" office:value="12.15137" calcext:value-type="float">
            <text:p>12.15137</text:p>
          </table:table-cell>
          <table:table-cell office:value-type="float" office:value="11.83243" calcext:value-type="float">
            <text:p>11.83243</text:p>
          </table:table-cell>
          <table:table-cell office:value-type="float" office:value="10.42822" calcext:value-type="float">
            <text:p>10.42822</text:p>
          </table:table-cell>
          <table:table-cell office:value-type="float" office:value="10.31503" calcext:value-type="float">
            <text:p>10.31503</text:p>
          </table:table-cell>
          <table:table-cell office:value-type="float" office:value="9.273529" calcext:value-type="float">
            <text:p>9.273529</text:p>
          </table:table-cell>
          <table:table-cell office:value-type="float" office:value="9.15918" calcext:value-type="float">
            <text:p>9.15918</text:p>
          </table:table-cell>
          <table:table-cell office:value-type="float" office:value="8.397125" calcext:value-type="float">
            <text:p>8.397125</text:p>
          </table:table-cell>
          <table:table-cell office:value-type="float" office:value="8.280487" calcext:value-type="float">
            <text:p>8.280487</text:p>
          </table:table-cell>
          <table:table-cell office:value-type="float" office:value="7.838654" calcext:value-type="float">
            <text:p>7.838654</text:p>
          </table:table-cell>
          <table:table-cell office:value-type="float" office:value="7.734253" calcext:value-type="float">
            <text:p>7.734253</text:p>
          </table:table-cell>
          <table:table-cell office:value-type="float" office:value="7.688293" calcext:value-type="float">
            <text:p>7.688293</text:p>
          </table:table-cell>
          <table:table-cell office:value-type="float" office:value="7.596771" calcext:value-type="float">
            <text:p>7.596771</text:p>
          </table:table-cell>
          <table:table-cell office:value-type="float" office:value="60.50623" calcext:value-type="float">
            <text:p>60.50623</text:p>
          </table:table-cell>
          <table:table-cell office:value-type="float" office:value="5.468414" calcext:value-type="float">
            <text:p>5.4684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24.84859" calcext:value-type="float">
            <text:p>24.84859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2.49856" calcext:value-type="float">
            <text:p>12.49856</text:p>
          </table:table-cell>
          <table:table-cell office:value-type="float" office:value="1.606697" calcext:value-type="float">
            <text:p>1.606697</text:p>
          </table:table-cell>
          <table:table-cell office:value-type="float" office:value="1.150484" calcext:value-type="float">
            <text:p>1.150484</text:p>
          </table:table-cell>
          <table:table-cell office:value-type="float" office:value="369.792" calcext:value-type="float">
            <text:p>369.792</text:p>
          </table:table-cell>
          <table:table-cell office:value-type="float" office:value="0" calcext:value-type="float">
            <text:p>0</text:p>
          </table:table-cell>
          <table:table-cell office:value-type="float" office:value="51.92401" calcext:value-type="float">
            <text:p>51.92401</text:p>
          </table:table-cell>
          <table:table-cell office:value-type="float" office:value="14.42517" calcext:value-type="float">
            <text:p>14.42517</text:p>
          </table:table-cell>
          <table:table-cell office:value-type="float" office:value="38.28333" calcext:value-type="float">
            <text:p>38.28333</text:p>
          </table:table-cell>
          <table:table-cell office:value-type="float" office:value="17.4758" calcext:value-type="float">
            <text:p>17.4758</text:p>
          </table:table-cell>
          <table:table-cell office:value-type="float" office:value="32.39041" calcext:value-type="float">
            <text:p>32.39041</text:p>
          </table:table-cell>
          <table:table-cell office:value-type="float" office:value="18.65604" calcext:value-type="float">
            <text:p>18.65604</text:p>
          </table:table-cell>
          <table:table-cell office:value-type="float" office:value="27.68085" calcext:value-type="float">
            <text:p>27.68085</text:p>
          </table:table-cell>
          <table:table-cell office:value-type="float" office:value="19.12936" calcext:value-type="float">
            <text:p>19.12936</text:p>
          </table:table-cell>
          <table:table-cell office:value-type="float" office:value="24.76093" calcext:value-type="float">
            <text:p>24.76093</text:p>
          </table:table-cell>
          <table:table-cell office:value-type="float" office:value="19.00452" calcext:value-type="float">
            <text:p>19.00452</text:p>
          </table:table-cell>
          <table:table-cell office:value-type="float" office:value="21.8663" calcext:value-type="float">
            <text:p>21.8663</text:p>
          </table:table-cell>
          <table:table-cell office:value-type="float" office:value="18.49167" calcext:value-type="float">
            <text:p>18.49167</text:p>
          </table:table-cell>
          <table:table-cell office:value-type="float" office:value="19.45709" calcext:value-type="float">
            <text:p>19.45709</text:p>
          </table:table-cell>
          <table:table-cell office:value-type="float" office:value="17.33188" calcext:value-type="float">
            <text:p>17.33188</text:p>
          </table:table-cell>
          <table:table-cell office:value-type="float" office:value="15.93985" calcext:value-type="float">
            <text:p>15.93985</text:p>
          </table:table-cell>
          <table:table-cell office:value-type="float" office:value="14.57291" calcext:value-type="float">
            <text:p>14.57291</text:p>
          </table:table-cell>
          <table:table-cell office:value-type="float" office:value="12.758" calcext:value-type="float">
            <text:p>12.758</text:p>
          </table:table-cell>
          <table:table-cell office:value-type="float" office:value="12.15652" calcext:value-type="float">
            <text:p>12.15652</text:p>
          </table:table-cell>
          <table:table-cell office:value-type="float" office:value="10.62531" calcext:value-type="float">
            <text:p>10.62531</text:p>
          </table:table-cell>
          <table:table-cell office:value-type="float" office:value="10.42978" calcext:value-type="float">
            <text:p>10.42978</text:p>
          </table:table-cell>
          <table:table-cell office:value-type="float" office:value="9.401917" calcext:value-type="float">
            <text:p>9.401917</text:p>
          </table:table-cell>
          <table:table-cell office:value-type="float" office:value="9.27478" calcext:value-type="float">
            <text:p>9.27478</text:p>
          </table:table-cell>
          <table:table-cell office:value-type="float" office:value="8.513" calcext:value-type="float">
            <text:p>8.513</text:p>
          </table:table-cell>
          <table:table-cell office:value-type="float" office:value="8.398346" calcext:value-type="float">
            <text:p>8.398346</text:p>
          </table:table-cell>
          <table:table-cell office:value-type="float" office:value="7.943024" calcext:value-type="float">
            <text:p>7.943024</text:p>
          </table:table-cell>
          <table:table-cell office:value-type="float" office:value="7.839752" calcext:value-type="float">
            <text:p>7.839752</text:p>
          </table:table-cell>
          <table:table-cell office:value-type="float" office:value="7.782043" calcext:value-type="float">
            <text:p>7.782043</text:p>
          </table:table-cell>
          <table:table-cell office:value-type="float" office:value="7.68927" calcext:value-type="float">
            <text:p>7.68927</text:p>
          </table:table-cell>
          <table:table-cell office:value-type="float" office:value="59.39896" calcext:value-type="float">
            <text:p>59.39896</text:p>
          </table:table-cell>
          <table:table-cell office:value-type="float" office:value="10.54553" calcext:value-type="float">
            <text:p>10.545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23.30802" calcext:value-type="float">
            <text:p>23.3080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3.98271" calcext:value-type="float">
            <text:p>13.98271</text:p>
          </table:table-cell>
          <table:table-cell office:value-type="float" office:value="1.576791" calcext:value-type="float">
            <text:p>1.576791</text:p>
          </table:table-cell>
          <table:table-cell office:value-type="float" office:value="1.237693" calcext:value-type="float">
            <text:p>1.237693</text:p>
          </table:table-cell>
          <table:table-cell office:value-type="float" office:value="376.0615" calcext:value-type="float">
            <text:p>376.0615</text:p>
          </table:table-cell>
          <table:table-cell office:value-type="float" office:value="0" calcext:value-type="float">
            <text:p>0</text:p>
          </table:table-cell>
          <table:table-cell office:value-type="float" office:value="49.7038" calcext:value-type="float">
            <text:p>49.7038</text:p>
          </table:table-cell>
          <table:table-cell office:value-type="float" office:value="16.0592" calcext:value-type="float">
            <text:p>16.0592</text:p>
          </table:table-cell>
          <table:table-cell office:value-type="float" office:value="37.6669" calcext:value-type="float">
            <text:p>37.6669</text:p>
          </table:table-cell>
          <table:table-cell office:value-type="float" office:value="19.12503" calcext:value-type="float">
            <text:p>19.12503</text:p>
          </table:table-cell>
          <table:table-cell office:value-type="float" office:value="32.40549" calcext:value-type="float">
            <text:p>32.40549</text:p>
          </table:table-cell>
          <table:table-cell office:value-type="float" office:value="20.36465" calcext:value-type="float">
            <text:p>20.36465</text:p>
          </table:table-cell>
          <table:table-cell office:value-type="float" office:value="28.16382" calcext:value-type="float">
            <text:p>28.16382</text:p>
          </table:table-cell>
          <table:table-cell office:value-type="float" office:value="20.81891" calcext:value-type="float">
            <text:p>20.81891</text:p>
          </table:table-cell>
          <table:table-cell office:value-type="float" office:value="25.50217" calcext:value-type="float">
            <text:p>25.50217</text:p>
          </table:table-cell>
          <table:table-cell office:value-type="float" office:value="20.66855" calcext:value-type="float">
            <text:p>20.66855</text:p>
          </table:table-cell>
          <table:table-cell office:value-type="float" office:value="22.79697" calcext:value-type="float">
            <text:p>22.79697</text:p>
          </table:table-cell>
          <table:table-cell office:value-type="float" office:value="20.09729" calcext:value-type="float">
            <text:p>20.09729</text:p>
          </table:table-cell>
          <table:table-cell office:value-type="float" office:value="20.51819" calcext:value-type="float">
            <text:p>20.51819</text:p>
          </table:table-cell>
          <table:table-cell office:value-type="float" office:value="18.83832" calcext:value-type="float">
            <text:p>18.83832</text:p>
          </table:table-cell>
          <table:table-cell office:value-type="float" office:value="17.10867" calcext:value-type="float">
            <text:p>17.10867</text:p>
          </table:table-cell>
          <table:table-cell office:value-type="float" office:value="15.96085" calcext:value-type="float">
            <text:p>15.96085</text:p>
          </table:table-cell>
          <table:table-cell office:value-type="float" office:value="13.4928" calcext:value-type="float">
            <text:p>13.4928</text:p>
          </table:table-cell>
          <table:table-cell office:value-type="float" office:value="12.76541" calcext:value-type="float">
            <text:p>12.76541</text:p>
          </table:table-cell>
          <table:table-cell office:value-type="float" office:value="10.91824" calcext:value-type="float">
            <text:p>10.91824</text:p>
          </table:table-cell>
          <table:table-cell office:value-type="float" office:value="10.62784" calcext:value-type="float">
            <text:p>10.62784</text:p>
          </table:table-cell>
          <table:table-cell office:value-type="float" office:value="9.563293" calcext:value-type="float">
            <text:p>9.563293</text:p>
          </table:table-cell>
          <table:table-cell office:value-type="float" office:value="9.403381" calcext:value-type="float">
            <text:p>9.403381</text:p>
          </table:table-cell>
          <table:table-cell office:value-type="float" office:value="8.633362" calcext:value-type="float">
            <text:p>8.633362</text:p>
          </table:table-cell>
          <table:table-cell office:value-type="float" office:value="8.514221" calcext:value-type="float">
            <text:p>8.514221</text:p>
          </table:table-cell>
          <table:table-cell office:value-type="float" office:value="8.049072" calcext:value-type="float">
            <text:p>8.049072</text:p>
          </table:table-cell>
          <table:table-cell office:value-type="float" office:value="7.944122" calcext:value-type="float">
            <text:p>7.944122</text:p>
          </table:table-cell>
          <table:table-cell office:value-type="float" office:value="7.876465" calcext:value-type="float">
            <text:p>7.876465</text:p>
          </table:table-cell>
          <table:table-cell office:value-type="float" office:value="7.783051" calcext:value-type="float">
            <text:p>7.783051</text:p>
          </table:table-cell>
          <table:table-cell office:value-type="float" office:value="56.33615" calcext:value-type="float">
            <text:p>56.33615</text:p>
          </table:table-cell>
          <table:table-cell office:value-type="float" office:value="12.18604" calcext:value-type="float">
            <text:p>12.186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21.29994" calcext:value-type="float">
            <text:p>21.29994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4.97215" calcext:value-type="float">
            <text:p>14.97215</text:p>
          </table:table-cell>
          <table:table-cell office:value-type="float" office:value="1.546603" calcext:value-type="float">
            <text:p>1.546603</text:p>
          </table:table-cell>
          <table:table-cell office:value-type="float" office:value="1.300396" calcext:value-type="float">
            <text:p>1.300396</text:p>
          </table:table-cell>
          <table:table-cell office:value-type="float" office:value="374.6884" calcext:value-type="float">
            <text:p>374.6884</text:p>
          </table:table-cell>
          <table:table-cell office:value-type="float" office:value="0.254" calcext:value-type="float">
            <text:p>0.254</text:p>
          </table:table-cell>
          <table:table-cell office:value-type="float" office:value="47.38516" calcext:value-type="float">
            <text:p>47.38516</text:p>
          </table:table-cell>
          <table:table-cell office:value-type="float" office:value="16.82181" calcext:value-type="float">
            <text:p>16.82181</text:p>
          </table:table-cell>
          <table:table-cell office:value-type="float" office:value="36.53287" calcext:value-type="float">
            <text:p>36.53287</text:p>
          </table:table-cell>
          <table:table-cell office:value-type="float" office:value="19.80145" calcext:value-type="float">
            <text:p>19.80145</text:p>
          </table:table-cell>
          <table:table-cell office:value-type="float" office:value="31.81177" calcext:value-type="float">
            <text:p>31.81177</text:p>
          </table:table-cell>
          <table:table-cell office:value-type="float" office:value="21.02466" calcext:value-type="float">
            <text:p>21.02466</text:p>
          </table:table-cell>
          <table:table-cell office:value-type="float" office:value="28.0087" calcext:value-type="float">
            <text:p>28.0087</text:p>
          </table:table-cell>
          <table:table-cell office:value-type="float" office:value="21.51776" calcext:value-type="float">
            <text:p>21.51776</text:p>
          </table:table-cell>
          <table:table-cell office:value-type="float" office:value="25.62503" calcext:value-type="float">
            <text:p>25.62503</text:p>
          </table:table-cell>
          <table:table-cell office:value-type="float" office:value="21.42029" calcext:value-type="float">
            <text:p>21.42029</text:p>
          </table:table-cell>
          <table:table-cell office:value-type="float" office:value="23.17526" calcext:value-type="float">
            <text:p>23.17526</text:p>
          </table:table-cell>
          <table:table-cell office:value-type="float" office:value="20.91513" calcext:value-type="float">
            <text:p>20.91513</text:p>
          </table:table-cell>
          <table:table-cell office:value-type="float" office:value="21.09335" calcext:value-type="float">
            <text:p>21.09335</text:p>
          </table:table-cell>
          <table:table-cell office:value-type="float" office:value="19.72882" calcext:value-type="float">
            <text:p>19.72882</text:p>
          </table:table-cell>
          <table:table-cell office:value-type="float" office:value="17.94232" calcext:value-type="float">
            <text:p>17.94232</text:p>
          </table:table-cell>
          <table:table-cell office:value-type="float" office:value="17.12558" calcext:value-type="float">
            <text:p>17.12558</text:p>
          </table:table-cell>
          <table:table-cell office:value-type="float" office:value="14.20709" calcext:value-type="float">
            <text:p>14.20709</text:p>
          </table:table-cell>
          <table:table-cell office:value-type="float" office:value="13.50064" calcext:value-type="float">
            <text:p>13.50064</text:p>
          </table:table-cell>
          <table:table-cell office:value-type="float" office:value="11.28177" calcext:value-type="float">
            <text:p>11.28177</text:p>
          </table:table-cell>
          <table:table-cell office:value-type="float" office:value="10.92169" calcext:value-type="float">
            <text:p>10.92169</text:p>
          </table:table-cell>
          <table:table-cell office:value-type="float" office:value="9.765106" calcext:value-type="float">
            <text:p>9.765106</text:p>
          </table:table-cell>
          <table:table-cell office:value-type="float" office:value="9.565186" calcext:value-type="float">
            <text:p>9.565186</text:p>
          </table:table-cell>
          <table:table-cell office:value-type="float" office:value="8.765747" calcext:value-type="float">
            <text:p>8.765747</text:p>
          </table:table-cell>
          <table:table-cell office:value-type="float" office:value="8.634674" calcext:value-type="float">
            <text:p>8.634674</text:p>
          </table:table-cell>
          <table:table-cell office:value-type="float" office:value="8.156616" calcext:value-type="float">
            <text:p>8.156616</text:p>
          </table:table-cell>
          <table:table-cell office:value-type="float" office:value="8.050201" calcext:value-type="float">
            <text:p>8.050201</text:p>
          </table:table-cell>
          <table:table-cell office:value-type="float" office:value="7.972351" calcext:value-type="float">
            <text:p>7.972351</text:p>
          </table:table-cell>
          <table:table-cell office:value-type="float" office:value="7.877472" calcext:value-type="float">
            <text:p>7.877472</text:p>
          </table:table-cell>
          <table:table-cell office:value-type="float" office:value="53.155" calcext:value-type="float">
            <text:p>53.155</text:p>
          </table:table-cell>
          <table:table-cell office:value-type="float" office:value="13.13406" calcext:value-type="float">
            <text:p>13.134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19.2966" calcext:value-type="float">
            <text:p>19.2966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15.95325" calcext:value-type="float">
            <text:p>15.95325</text:p>
          </table:table-cell>
          <table:table-cell office:value-type="float" office:value="1.520167" calcext:value-type="float">
            <text:p>1.520167</text:p>
          </table:table-cell>
          <table:table-cell office:value-type="float" office:value="1.255864" calcext:value-type="float">
            <text:p>1.255864</text:p>
          </table:table-cell>
          <table:table-cell office:value-type="float" office:value="368.2663" calcext:value-type="float">
            <text:p>368.2663</text:p>
          </table:table-cell>
          <table:table-cell office:value-type="float" office:value="1.3335" calcext:value-type="float">
            <text:p>1.3335</text:p>
          </table:table-cell>
          <table:table-cell office:value-type="float" office:value="42.81549" calcext:value-type="float">
            <text:p>42.81549</text:p>
          </table:table-cell>
          <table:table-cell office:value-type="float" office:value="15.78387" calcext:value-type="float">
            <text:p>15.78387</text:p>
          </table:table-cell>
          <table:table-cell office:value-type="float" office:value="33.22729" calcext:value-type="float">
            <text:p>33.22729</text:p>
          </table:table-cell>
          <table:table-cell office:value-type="float" office:value="18.7706" calcext:value-type="float">
            <text:p>18.7706</text:p>
          </table:table-cell>
          <table:table-cell office:value-type="float" office:value="29.28104" calcext:value-type="float">
            <text:p>29.28104</text:p>
          </table:table-cell>
          <table:table-cell office:value-type="float" office:value="20.35965" calcext:value-type="float">
            <text:p>20.35965</text:p>
          </table:table-cell>
          <table:table-cell office:value-type="float" office:value="26.26581" calcext:value-type="float">
            <text:p>26.26581</text:p>
          </table:table-cell>
          <table:table-cell office:value-type="float" office:value="21.16217" calcext:value-type="float">
            <text:p>21.16217</text:p>
          </table:table-cell>
          <table:table-cell office:value-type="float" office:value="24.41074" calcext:value-type="float">
            <text:p>24.41074</text:p>
          </table:table-cell>
          <table:table-cell office:value-type="float" office:value="21.2731" calcext:value-type="float">
            <text:p>21.2731</text:p>
          </table:table-cell>
          <table:table-cell office:value-type="float" office:value="23.08218" calcext:value-type="float">
            <text:p>23.08218</text:p>
          </table:table-cell>
          <table:table-cell office:value-type="float" office:value="20.96545" calcext:value-type="float">
            <text:p>20.96545</text:p>
          </table:table-cell>
          <table:table-cell office:value-type="float" office:value="21.11166" calcext:value-type="float">
            <text:p>21.11166</text:p>
          </table:table-cell>
          <table:table-cell office:value-type="float" office:value="20.00763" calcext:value-type="float">
            <text:p>20.00763</text:p>
          </table:table-cell>
          <table:table-cell office:value-type="float" office:value="18.33469" calcext:value-type="float">
            <text:p>18.33469</text:p>
          </table:table-cell>
          <table:table-cell office:value-type="float" office:value="17.95538" calcext:value-type="float">
            <text:p>17.95538</text:p>
          </table:table-cell>
          <table:table-cell office:value-type="float" office:value="14.80984" calcext:value-type="float">
            <text:p>14.80984</text:p>
          </table:table-cell>
          <table:table-cell office:value-type="float" office:value="14.2142" calcext:value-type="float">
            <text:p>14.2142</text:p>
          </table:table-cell>
          <table:table-cell office:value-type="float" office:value="11.6774" calcext:value-type="float">
            <text:p>11.6774</text:p>
          </table:table-cell>
          <table:table-cell office:value-type="float" office:value="11.28574" calcext:value-type="float">
            <text:p>11.28574</text:p>
          </table:table-cell>
          <table:table-cell office:value-type="float" office:value="10.00278" calcext:value-type="float">
            <text:p>10.00278</text:p>
          </table:table-cell>
          <table:table-cell office:value-type="float" office:value="9.767395" calcext:value-type="float">
            <text:p>9.767395</text:p>
          </table:table-cell>
          <table:table-cell office:value-type="float" office:value="8.914673" calcext:value-type="float">
            <text:p>8.914673</text:p>
          </table:table-cell>
          <table:table-cell office:value-type="float" office:value="8.767212" calcext:value-type="float">
            <text:p>8.767212</text:p>
          </table:table-cell>
          <table:table-cell office:value-type="float" office:value="8.267914" calcext:value-type="float">
            <text:p>8.267914</text:p>
          </table:table-cell>
          <table:table-cell office:value-type="float" office:value="8.157745" calcext:value-type="float">
            <text:p>8.157745</text:p>
          </table:table-cell>
          <table:table-cell office:value-type="float" office:value="8.06955" calcext:value-type="float">
            <text:p>8.06955</text:p>
          </table:table-cell>
          <table:table-cell office:value-type="float" office:value="7.973358" calcext:value-type="float">
            <text:p>7.973358</text:p>
          </table:table-cell>
          <table:table-cell office:value-type="float" office:value="48.72568" calcext:value-type="float">
            <text:p>48.72568</text:p>
          </table:table-cell>
          <table:table-cell office:value-type="float" office:value="13.40039" calcext:value-type="float">
            <text:p>13.400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16.30518" calcext:value-type="float">
            <text:p>16.30518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13.99661" calcext:value-type="float">
            <text:p>13.99661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141889" calcext:value-type="float">
            <text:p>1.141889</text:p>
          </table:table-cell>
          <table:table-cell office:value-type="float" office:value="369.6394" calcext:value-type="float">
            <text:p>369.6394</text:p>
          </table:table-cell>
          <table:table-cell office:value-type="float" office:value="13.5255" calcext:value-type="float">
            <text:p>13.5255</text:p>
          </table:table-cell>
          <table:table-cell office:value-type="float" office:value="32.97729" calcext:value-type="float">
            <text:p>32.97729</text:p>
          </table:table-cell>
          <table:table-cell office:value-type="float" office:value="14.46948" calcext:value-type="float">
            <text:p>14.46948</text:p>
          </table:table-cell>
          <table:table-cell office:value-type="float" office:value="28.457" calcext:value-type="float">
            <text:p>28.457</text:p>
          </table:table-cell>
          <table:table-cell office:value-type="float" office:value="17.11111" calcext:value-type="float">
            <text:p>17.11111</text:p>
          </table:table-cell>
          <table:table-cell office:value-type="float" office:value="25.90341" calcext:value-type="float">
            <text:p>25.90341</text:p>
          </table:table-cell>
          <table:table-cell office:value-type="float" office:value="18.94757" calcext:value-type="float">
            <text:p>18.94757</text:p>
          </table:table-cell>
          <table:table-cell office:value-type="float" office:value="23.99945" calcext:value-type="float">
            <text:p>23.99945</text:p>
          </table:table-cell>
          <table:table-cell office:value-type="float" office:value="20.06378" calcext:value-type="float">
            <text:p>20.06378</text:p>
          </table:table-cell>
          <table:table-cell office:value-type="float" office:value="23.34515" calcext:value-type="float">
            <text:p>23.34515</text:p>
          </table:table-cell>
          <table:table-cell office:value-type="float" office:value="20.41205" calcext:value-type="float">
            <text:p>20.41205</text:p>
          </table:table-cell>
          <table:table-cell office:value-type="float" office:value="22.38934" calcext:value-type="float">
            <text:p>22.38934</text:p>
          </table:table-cell>
          <table:table-cell office:value-type="float" office:value="20.39813" calcext:value-type="float">
            <text:p>20.39813</text:p>
          </table:table-cell>
          <table:table-cell office:value-type="float" office:value="20.85211" calcext:value-type="float">
            <text:p>20.85211</text:p>
          </table:table-cell>
          <table:table-cell office:value-type="float" office:value="19.71478" calcext:value-type="float">
            <text:p>19.71478</text:p>
          </table:table-cell>
          <table:table-cell office:value-type="float" office:value="18.45108" calcext:value-type="float">
            <text:p>18.45108</text:p>
          </table:table-cell>
          <table:table-cell office:value-type="float" office:value="18.29126" calcext:value-type="float">
            <text:p>18.29126</text:p>
          </table:table-cell>
          <table:table-cell office:value-type="float" office:value="15.21939" calcext:value-type="float">
            <text:p>15.21939</text:p>
          </table:table-cell>
          <table:table-cell office:value-type="float" office:value="14.81516" calcext:value-type="float">
            <text:p>14.81516</text:p>
          </table:table-cell>
          <table:table-cell office:value-type="float" office:value="12.06186" calcext:value-type="float">
            <text:p>12.06186</text:p>
          </table:table-cell>
          <table:table-cell office:value-type="float" office:value="11.68152" calcext:value-type="float">
            <text:p>11.68152</text:p>
          </table:table-cell>
          <table:table-cell office:value-type="float" office:value="10.26242" calcext:value-type="float">
            <text:p>10.26242</text:p>
          </table:table-cell>
          <table:table-cell office:value-type="float" office:value="10.00537" calcext:value-type="float">
            <text:p>10.00537</text:p>
          </table:table-cell>
          <table:table-cell office:value-type="float" office:value="9.080017" calcext:value-type="float">
            <text:p>9.080017</text:p>
          </table:table-cell>
          <table:table-cell office:value-type="float" office:value="8.91626" calcext:value-type="float">
            <text:p>8.91626</text:p>
          </table:table-cell>
          <table:table-cell office:value-type="float" office:value="8.3862" calcext:value-type="float">
            <text:p>8.3862</text:p>
          </table:table-cell>
          <table:table-cell office:value-type="float" office:value="8.269104" calcext:value-type="float">
            <text:p>8.269104</text:p>
          </table:table-cell>
          <table:table-cell office:value-type="float" office:value="8.169067" calcext:value-type="float">
            <text:p>8.169067</text:p>
          </table:table-cell>
          <table:table-cell office:value-type="float" office:value="8.070587" calcext:value-type="float">
            <text:p>8.070587</text:p>
          </table:table-cell>
          <table:table-cell office:value-type="float" office:value="40.5058" calcext:value-type="float">
            <text:p>40.5058</text:p>
          </table:table-cell>
          <table:table-cell office:value-type="float" office:value="11.96887" calcext:value-type="float">
            <text:p>11.968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19.28972" calcext:value-type="float">
            <text:p>19.28972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11.65831" calcext:value-type="float">
            <text:p>11.65831</text:p>
          </table:table-cell>
          <table:table-cell office:value-type="float" office:value="1.229225" calcext:value-type="float">
            <text:p>1.229225</text:p>
          </table:table-cell>
          <table:table-cell office:value-type="float" office:value="0.9503235" calcext:value-type="float">
            <text:p>0.9503235</text:p>
          </table:table-cell>
          <table:table-cell office:value-type="float" office:value="375.876" calcext:value-type="float">
            <text:p>375.876</text:p>
          </table:table-cell>
          <table:table-cell office:value-type="float" office:value="36.195" calcext:value-type="float">
            <text:p>36.195</text:p>
          </table:table-cell>
          <table:table-cell office:value-type="float" office:value="27.38077" calcext:value-type="float">
            <text:p>27.38077</text:p>
          </table:table-cell>
          <table:table-cell office:value-type="float" office:value="11.64972" calcext:value-type="float">
            <text:p>11.64972</text:p>
          </table:table-cell>
          <table:table-cell office:value-type="float" office:value="24.20578" calcext:value-type="float">
            <text:p>24.20578</text:p>
          </table:table-cell>
          <table:table-cell office:value-type="float" office:value="14.51117" calcext:value-type="float">
            <text:p>14.51117</text:p>
          </table:table-cell>
          <table:table-cell office:value-type="float" office:value="22.45312" calcext:value-type="float">
            <text:p>22.45312</text:p>
          </table:table-cell>
          <table:table-cell office:value-type="float" office:value="16.70938" calcext:value-type="float">
            <text:p>16.70938</text:p>
          </table:table-cell>
          <table:table-cell office:value-type="float" office:value="22.49234" calcext:value-type="float">
            <text:p>22.49234</text:p>
          </table:table-cell>
          <table:table-cell office:value-type="float" office:value="17.95731" calcext:value-type="float">
            <text:p>17.95731</text:p>
          </table:table-cell>
          <table:table-cell office:value-type="float" office:value="22.18411" calcext:value-type="float">
            <text:p>22.18411</text:p>
          </table:table-cell>
          <table:table-cell office:value-type="float" office:value="18.52924" calcext:value-type="float">
            <text:p>18.52924</text:p>
          </table:table-cell>
          <table:table-cell office:value-type="float" office:value="21.431" calcext:value-type="float">
            <text:p>21.431</text:p>
          </table:table-cell>
          <table:table-cell office:value-type="float" office:value="18.98227" calcext:value-type="float">
            <text:p>18.98227</text:p>
          </table:table-cell>
          <table:table-cell office:value-type="float" office:value="20.28226" calcext:value-type="float">
            <text:p>20.28226</text:p>
          </table:table-cell>
          <table:table-cell office:value-type="float" office:value="18.78302" calcext:value-type="float">
            <text:p>18.78302</text:p>
          </table:table-cell>
          <table:table-cell office:value-type="float" office:value="18.3699" calcext:value-type="float">
            <text:p>18.3699</text:p>
          </table:table-cell>
          <table:table-cell office:value-type="float" office:value="17.90201" calcext:value-type="float">
            <text:p>17.90201</text:p>
          </table:table-cell>
          <table:table-cell office:value-type="float" office:value="15.41959" calcext:value-type="float">
            <text:p>15.41959</text:p>
          </table:table-cell>
          <table:table-cell office:value-type="float" office:value="15.2226" calcext:value-type="float">
            <text:p>15.2226</text:p>
          </table:table-cell>
          <table:table-cell office:value-type="float" office:value="12.39886" calcext:value-type="float">
            <text:p>12.39886</text:p>
          </table:table-cell>
          <table:table-cell office:value-type="float" office:value="12.06567" calcext:value-type="float">
            <text:p>12.06567</text:p>
          </table:table-cell>
          <table:table-cell office:value-type="float" office:value="10.52554" calcext:value-type="float">
            <text:p>10.52554</text:p>
          </table:table-cell>
          <table:table-cell office:value-type="float" office:value="10.26517" calcext:value-type="float">
            <text:p>10.26517</text:p>
          </table:table-cell>
          <table:table-cell office:value-type="float" office:value="9.259155" calcext:value-type="float">
            <text:p>9.259155</text:p>
          </table:table-cell>
          <table:table-cell office:value-type="float" office:value="9.081818" calcext:value-type="float">
            <text:p>9.081818</text:p>
          </table:table-cell>
          <table:table-cell office:value-type="float" office:value="8.512634" calcext:value-type="float">
            <text:p>8.512634</text:p>
          </table:table-cell>
          <table:table-cell office:value-type="float" office:value="8.387482" calcext:value-type="float">
            <text:p>8.387482</text:p>
          </table:table-cell>
          <table:table-cell office:value-type="float" office:value="8.272186" calcext:value-type="float">
            <text:p>8.272186</text:p>
          </table:table-cell>
          <table:table-cell office:value-type="float" office:value="8.170105" calcext:value-type="float">
            <text:p>8.170105</text:p>
          </table:table-cell>
          <table:table-cell office:value-type="float" office:value="29.17499" calcext:value-type="float">
            <text:p>29.17499</text:p>
          </table:table-cell>
          <table:table-cell office:value-type="float" office:value="9.068726" calcext:value-type="float">
            <text:p>9.0687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8.727997" calcext:value-type="float">
            <text:p>8.727997</text:p>
          </table:table-cell>
          <table:table-cell office:value-type="float" office:value="12.98399" calcext:value-type="float">
            <text:p>12.98399</text:p>
          </table:table-cell>
          <table:table-cell office:value-type="float" office:value="9.924891" calcext:value-type="float">
            <text:p>9.924891</text:p>
          </table:table-cell>
          <table:table-cell office:value-type="float" office:value="1.053204" calcext:value-type="float">
            <text:p>1.053204</text:p>
          </table:table-cell>
          <table:table-cell office:value-type="float" office:value="0.8909616" calcext:value-type="float">
            <text:p>0.8909616</text:p>
          </table:table-cell>
          <table:table-cell office:value-type="float" office:value="383.1559" calcext:value-type="float">
            <text:p>383.1559</text:p>
          </table:table-cell>
          <table:table-cell office:value-type="float" office:value="15.113" calcext:value-type="float">
            <text:p>15.113</text:p>
          </table:table-cell>
          <table:table-cell office:value-type="float" office:value="18.6427" calcext:value-type="float">
            <text:p>18.6427</text:p>
          </table:table-cell>
          <table:table-cell office:value-type="float" office:value="9.929382" calcext:value-type="float">
            <text:p>9.929382</text:p>
          </table:table-cell>
          <table:table-cell office:value-type="float" office:value="17.55493" calcext:value-type="float">
            <text:p>17.55493</text:p>
          </table:table-cell>
          <table:table-cell office:value-type="float" office:value="11.52216" calcext:value-type="float">
            <text:p>11.52216</text:p>
          </table:table-cell>
          <table:table-cell office:value-type="float" office:value="17.10135" calcext:value-type="float">
            <text:p>17.10135</text:p>
          </table:table-cell>
          <table:table-cell office:value-type="float" office:value="13.17673" calcext:value-type="float">
            <text:p>13.17673</text:p>
          </table:table-cell>
          <table:table-cell office:value-type="float" office:value="18.08591" calcext:value-type="float">
            <text:p>18.08591</text:p>
          </table:table-cell>
          <table:table-cell office:value-type="float" office:value="14.86438" calcext:value-type="float">
            <text:p>14.86438</text:p>
          </table:table-cell>
          <table:table-cell office:value-type="float" office:value="18.71219" calcext:value-type="float">
            <text:p>18.71219</text:p>
          </table:table-cell>
          <table:table-cell office:value-type="float" office:value="15.72473" calcext:value-type="float">
            <text:p>15.72473</text:p>
          </table:table-cell>
          <table:table-cell office:value-type="float" office:value="19.19019" calcext:value-type="float">
            <text:p>19.19019</text:p>
          </table:table-cell>
          <table:table-cell office:value-type="float" office:value="16.55203" calcext:value-type="float">
            <text:p>16.55203</text:p>
          </table:table-cell>
          <table:table-cell office:value-type="float" office:value="18.88953" calcext:value-type="float">
            <text:p>18.88953</text:p>
          </table:table-cell>
          <table:table-cell office:value-type="float" office:value="16.84436" calcext:value-type="float">
            <text:p>16.84436</text:p>
          </table:table-cell>
          <table:table-cell office:value-type="float" office:value="17.89822" calcext:value-type="float">
            <text:p>17.89822</text:p>
          </table:table-cell>
          <table:table-cell office:value-type="float" office:value="16.88483" calcext:value-type="float">
            <text:p>16.88483</text:p>
          </table:table-cell>
          <table:table-cell office:value-type="float" office:value="15.43542" calcext:value-type="float">
            <text:p>15.43542</text:p>
          </table:table-cell>
          <table:table-cell office:value-type="float" office:value="15.3457" calcext:value-type="float">
            <text:p>15.3457</text:p>
          </table:table-cell>
          <table:table-cell office:value-type="float" office:value="12.65625" calcext:value-type="float">
            <text:p>12.65625</text:p>
          </table:table-cell>
          <table:table-cell office:value-type="float" office:value="12.40201" calcext:value-type="float">
            <text:p>12.40201</text:p>
          </table:table-cell>
          <table:table-cell office:value-type="float" office:value="10.77438" calcext:value-type="float">
            <text:p>10.77438</text:p>
          </table:table-cell>
          <table:table-cell office:value-type="float" office:value="10.52826" calcext:value-type="float">
            <text:p>10.52826</text:p>
          </table:table-cell>
          <table:table-cell office:value-type="float" office:value="9.446503" calcext:value-type="float">
            <text:p>9.446503</text:p>
          </table:table-cell>
          <table:table-cell office:value-type="float" office:value="9.261108" calcext:value-type="float">
            <text:p>9.261108</text:p>
          </table:table-cell>
          <table:table-cell office:value-type="float" office:value="8.646301" calcext:value-type="float">
            <text:p>8.646301</text:p>
          </table:table-cell>
          <table:table-cell office:value-type="float" office:value="8.514008" calcext:value-type="float">
            <text:p>8.514008</text:p>
          </table:table-cell>
          <table:table-cell office:value-type="float" office:value="8.380035" calcext:value-type="float">
            <text:p>8.380035</text:p>
          </table:table-cell>
          <table:table-cell office:value-type="float" office:value="8.273285" calcext:value-type="float">
            <text:p>8.273285</text:p>
          </table:table-cell>
          <table:table-cell office:value-type="float" office:value="19.44058" calcext:value-type="float">
            <text:p>19.44058</text:p>
          </table:table-cell>
          <table:table-cell office:value-type="float" office:value="7.810181" calcext:value-type="float">
            <text:p>7.8101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6.807753" calcext:value-type="float">
            <text:p>6.807753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10.43907" calcext:value-type="float">
            <text:p>10.43907</text:p>
          </table:table-cell>
          <table:table-cell office:value-type="float" office:value="1.175614" calcext:value-type="float">
            <text:p>1.175614</text:p>
          </table:table-cell>
          <table:table-cell office:value-type="float" office:value="0.9880346" calcext:value-type="float">
            <text:p>0.9880346</text:p>
          </table:table-cell>
          <table:table-cell office:value-type="float" office:value="381.3662" calcext:value-type="float">
            <text:p>381.3662</text:p>
          </table:table-cell>
          <table:table-cell office:value-type="float" office:value="42.926" calcext:value-type="float">
            <text:p>42.926</text:p>
          </table:table-cell>
          <table:table-cell office:value-type="float" office:value="17.79855" calcext:value-type="float">
            <text:p>17.79855</text:p>
          </table:table-cell>
          <table:table-cell office:value-type="float" office:value="9.142456" calcext:value-type="float">
            <text:p>9.142456</text:p>
          </table:table-cell>
          <table:table-cell office:value-type="float" office:value="16.36353" calcext:value-type="float">
            <text:p>16.36353</text:p>
          </table:table-cell>
          <table:table-cell office:value-type="float" office:value="10.53748" calcext:value-type="float">
            <text:p>10.53748</text:p>
          </table:table-cell>
          <table:table-cell office:value-type="float" office:value="15.61786" calcext:value-type="float">
            <text:p>15.61786</text:p>
          </table:table-cell>
          <table:table-cell office:value-type="float" office:value="11.63785" calcext:value-type="float">
            <text:p>11.63785</text:p>
          </table:table-cell>
          <table:table-cell office:value-type="float" office:value="15.22076" calcext:value-type="float">
            <text:p>15.22076</text:p>
          </table:table-cell>
          <table:table-cell office:value-type="float" office:value="12.71579" calcext:value-type="float">
            <text:p>12.71579</text:p>
          </table:table-cell>
          <table:table-cell office:value-type="float" office:value="15.59723" calcext:value-type="float">
            <text:p>15.59723</text:p>
          </table:table-cell>
          <table:table-cell office:value-type="float" office:value="13.45157" calcext:value-type="float">
            <text:p>13.45157</text:p>
          </table:table-cell>
          <table:table-cell office:value-type="float" office:value="16.50839" calcext:value-type="float">
            <text:p>16.50839</text:p>
          </table:table-cell>
          <table:table-cell office:value-type="float" office:value="14.30307" calcext:value-type="float">
            <text:p>14.30307</text:p>
          </table:table-cell>
          <table:table-cell office:value-type="float" office:value="16.82269" calcext:value-type="float">
            <text:p>16.82269</text:p>
          </table:table-cell>
          <table:table-cell office:value-type="float" office:value="14.93216" calcext:value-type="float">
            <text:p>14.93216</text:p>
          </table:table-cell>
          <table:table-cell office:value-type="float" office:value="16.87448" calcext:value-type="float">
            <text:p>16.87448</text:p>
          </table:table-cell>
          <table:table-cell office:value-type="float" office:value="15.41711" calcext:value-type="float">
            <text:p>15.41711</text:p>
          </table:table-cell>
          <table:table-cell office:value-type="float" office:value="15.34335" calcext:value-type="float">
            <text:p>15.34335</text:p>
          </table:table-cell>
          <table:table-cell office:value-type="float" office:value="14.9902" calcext:value-type="float">
            <text:p>14.9902</text:p>
          </table:table-cell>
          <table:table-cell office:value-type="float" office:value="12.95068" calcext:value-type="float">
            <text:p>12.95068</text:p>
          </table:table-cell>
          <table:table-cell office:value-type="float" office:value="12.65836" calcext:value-type="float">
            <text:p>12.65836</text:p>
          </table:table-cell>
          <table:table-cell office:value-type="float" office:value="11.02811" calcext:value-type="float">
            <text:p>11.02811</text:p>
          </table:table-cell>
          <table:table-cell office:value-type="float" office:value="10.77686" calcext:value-type="float">
            <text:p>10.77686</text:p>
          </table:table-cell>
          <table:table-cell office:value-type="float" office:value="9.636383" calcext:value-type="float">
            <text:p>9.636383</text:p>
          </table:table-cell>
          <table:table-cell office:value-type="float" office:value="9.448456" calcext:value-type="float">
            <text:p>9.448456</text:p>
          </table:table-cell>
          <table:table-cell office:value-type="float" office:value="8.786255" calcext:value-type="float">
            <text:p>8.786255</text:p>
          </table:table-cell>
          <table:table-cell office:value-type="float" office:value="8.647675" calcext:value-type="float">
            <text:p>8.647675</text:p>
          </table:table-cell>
          <table:table-cell office:value-type="float" office:value="8.492615" calcext:value-type="float">
            <text:p>8.492615</text:p>
          </table:table-cell>
          <table:table-cell office:value-type="float" office:value="8.381195" calcext:value-type="float">
            <text:p>8.381195</text:p>
          </table:table-cell>
          <table:table-cell office:value-type="float" office:value="19.1489" calcext:value-type="float">
            <text:p>19.1489</text:p>
          </table:table-cell>
          <table:table-cell office:value-type="float" office:value="7.897339" calcext:value-type="float">
            <text:p>7.8973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8.566074" calcext:value-type="float">
            <text:p>8.566074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12.4652" calcext:value-type="float">
            <text:p>12.4652</text:p>
          </table:table-cell>
          <table:table-cell office:value-type="float" office:value="1.352892" calcext:value-type="float">
            <text:p>1.352892</text:p>
          </table:table-cell>
          <table:table-cell office:value-type="float" office:value="1.149806" calcext:value-type="float">
            <text:p>1.149806</text:p>
          </table:table-cell>
          <table:table-cell office:value-type="float" office:value="380.5392" calcext:value-type="float">
            <text:p>380.5392</text:p>
          </table:table-cell>
          <table:table-cell office:value-type="float" office:value="13.335" calcext:value-type="float">
            <text:p>13.335</text:p>
          </table:table-cell>
          <table:table-cell office:value-type="float" office:value="22.71628" calcext:value-type="float">
            <text:p>22.71628</text:p>
          </table:table-cell>
          <table:table-cell office:value-type="float" office:value="10.37259" calcext:value-type="float">
            <text:p>10.37259</text:p>
          </table:table-cell>
          <table:table-cell office:value-type="float" office:value="19.91333" calcext:value-type="float">
            <text:p>19.91333</text:p>
          </table:table-cell>
          <table:table-cell office:value-type="float" office:value="11.40219" calcext:value-type="float">
            <text:p>11.40219</text:p>
          </table:table-cell>
          <table:table-cell office:value-type="float" office:value="18.23242" calcext:value-type="float">
            <text:p>18.23242</text:p>
          </table:table-cell>
          <table:table-cell office:value-type="float" office:value="12.21848" calcext:value-type="float">
            <text:p>12.21848</text:p>
          </table:table-cell>
          <table:table-cell office:value-type="float" office:value="17.03329" calcext:value-type="float">
            <text:p>17.03329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6.37759" calcext:value-type="float">
            <text:p>16.37759</text:p>
          </table:table-cell>
          <table:table-cell office:value-type="float" office:value="13.46909" calcext:value-type="float">
            <text:p>13.46909</text:p>
          </table:table-cell>
          <table:table-cell office:value-type="float" office:value="15.76001" calcext:value-type="float">
            <text:p>15.76001</text:p>
          </table:table-cell>
          <table:table-cell office:value-type="float" office:value="14.05609" calcext:value-type="float">
            <text:p>14.05609</text:p>
          </table:table-cell>
          <table:table-cell office:value-type="float" office:value="15.38672" calcext:value-type="float">
            <text:p>15.38672</text:p>
          </table:table-cell>
          <table:table-cell office:value-type="float" office:value="14.48117" calcext:value-type="float">
            <text:p>14.48117</text:p>
          </table:table-cell>
          <table:table-cell office:value-type="float" office:value="15.41107" calcext:value-type="float">
            <text:p>15.41107</text:p>
          </table:table-cell>
          <table:table-cell office:value-type="float" office:value="14.87985" calcext:value-type="float">
            <text:p>14.87985</text:p>
          </table:table-cell>
          <table:table-cell office:value-type="float" office:value="14.98465" calcext:value-type="float">
            <text:p>14.98465</text:p>
          </table:table-cell>
          <table:table-cell office:value-type="float" office:value="14.51282" calcext:value-type="float">
            <text:p>14.51282</text:p>
          </table:table-cell>
          <table:table-cell office:value-type="float" office:value="13.03864" calcext:value-type="float">
            <text:p>13.03864</text:p>
          </table:table-cell>
          <table:table-cell office:value-type="float" office:value="12.95276" calcext:value-type="float">
            <text:p>12.95276</text:p>
          </table:table-cell>
          <table:table-cell office:value-type="float" office:value="11.39532" calcext:value-type="float">
            <text:p>11.39532</text:p>
          </table:table-cell>
          <table:table-cell office:value-type="float" office:value="11.0314" calcext:value-type="float">
            <text:p>11.0314</text:p>
          </table:table-cell>
          <table:table-cell office:value-type="float" office:value="9.900513" calcext:value-type="float">
            <text:p>9.900513</text:p>
          </table:table-cell>
          <table:table-cell office:value-type="float" office:value="9.638458" calcext:value-type="float">
            <text:p>9.638458</text:p>
          </table:table-cell>
          <table:table-cell office:value-type="float" office:value="8.939117" calcext:value-type="float">
            <text:p>8.939117</text:p>
          </table:table-cell>
          <table:table-cell office:value-type="float" office:value="8.78775" calcext:value-type="float">
            <text:p>8.78775</text:p>
          </table:table-cell>
          <table:table-cell office:value-type="float" office:value="8.61084" calcext:value-type="float">
            <text:p>8.61084</text:p>
          </table:table-cell>
          <table:table-cell office:value-type="float" office:value="8.493805" calcext:value-type="float">
            <text:p>8.493805</text:p>
          </table:table-cell>
          <table:table-cell office:value-type="float" office:value="24.79163" calcext:value-type="float">
            <text:p>24.79163</text:p>
          </table:table-cell>
          <table:table-cell office:value-type="float" office:value="9.374878" calcext:value-type="float">
            <text:p>9.3748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15.21549" calcext:value-type="float">
            <text:p>15.21549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0.71561" calcext:value-type="float">
            <text:p>10.71561</text:p>
          </table:table-cell>
          <table:table-cell office:value-type="float" office:value="1.253308" calcext:value-type="float">
            <text:p>1.253308</text:p>
          </table:table-cell>
          <table:table-cell office:value-type="float" office:value="0.9037728" calcext:value-type="float">
            <text:p>0.9037728</text:p>
          </table:table-cell>
          <table:table-cell office:value-type="float" office:value="379.8333" calcext:value-type="float">
            <text:p>379.8333</text:p>
          </table:table-cell>
          <table:table-cell office:value-type="float" office:value="0" calcext:value-type="float">
            <text:p>0</text:p>
          </table:table-cell>
          <table:table-cell office:value-type="float" office:value="25.88226" calcext:value-type="float">
            <text:p>25.88226</text:p>
          </table:table-cell>
          <table:table-cell office:value-type="float" office:value="10.21878" calcext:value-type="float">
            <text:p>10.21878</text:p>
          </table:table-cell>
          <table:table-cell office:value-type="float" office:value="22.14127" calcext:value-type="float">
            <text:p>22.14127</text:p>
          </table:table-cell>
          <table:table-cell office:value-type="float" office:value="12.39059" calcext:value-type="float">
            <text:p>12.39059</text:p>
          </table:table-cell>
          <table:table-cell office:value-type="float" office:value="19.90097" calcext:value-type="float">
            <text:p>19.90097</text:p>
          </table:table-cell>
          <table:table-cell office:value-type="float" office:value="13.50314" calcext:value-type="float">
            <text:p>13.50314</text:p>
          </table:table-cell>
          <table:table-cell office:value-type="float" office:value="18.30447" calcext:value-type="float">
            <text:p>18.30447</text:p>
          </table:table-cell>
          <table:table-cell office:value-type="float" office:value="14.27161" calcext:value-type="float">
            <text:p>14.27161</text:p>
          </table:table-cell>
          <table:table-cell office:value-type="float" office:value="17.38565" calcext:value-type="float">
            <text:p>17.38565</text:p>
          </table:table-cell>
          <table:table-cell office:value-type="float" office:value="14.65445" calcext:value-type="float">
            <text:p>14.65445</text:p>
          </table:table-cell>
          <table:table-cell office:value-type="float" office:value="16.4747" calcext:value-type="float">
            <text:p>16.4747</text:p>
          </table:table-cell>
          <table:table-cell office:value-type="float" office:value="14.98322" calcext:value-type="float">
            <text:p>14.98322</text:p>
          </table:table-cell>
          <table:table-cell office:value-type="float" office:value="15.86832" calcext:value-type="float">
            <text:p>15.86832</text:p>
          </table:table-cell>
          <table:table-cell office:value-type="float" office:value="15.02014" calcext:value-type="float">
            <text:p>15.02014</text:p>
          </table:table-cell>
          <table:table-cell office:value-type="float" office:value="15.03683" calcext:value-type="float">
            <text:p>15.03683</text:p>
          </table:table-cell>
          <table:table-cell office:value-type="float" office:value="14.9075" calcext:value-type="float">
            <text:p>14.9075</text:p>
          </table:table-cell>
          <table:table-cell office:value-type="float" office:value="14.50916" calcext:value-type="float">
            <text:p>14.50916</text:p>
          </table:table-cell>
          <table:table-cell office:value-type="float" office:value="14.27859" calcext:value-type="float">
            <text:p>14.27859</text:p>
          </table:table-cell>
          <table:table-cell office:value-type="float" office:value="13.03784" calcext:value-type="float">
            <text:p>13.03784</text:p>
          </table:table-cell>
          <table:table-cell office:value-type="float" office:value="12.98444" calcext:value-type="float">
            <text:p>12.98444</text:p>
          </table:table-cell>
          <table:table-cell office:value-type="float" office:value="11.54147" calcext:value-type="float">
            <text:p>11.54147</text:p>
          </table:table-cell>
          <table:table-cell office:value-type="float" office:value="11.39783" calcext:value-type="float">
            <text:p>11.39783</text:p>
          </table:table-cell>
          <table:table-cell office:value-type="float" office:value="10.17026" calcext:value-type="float">
            <text:p>10.17026</text:p>
          </table:table-cell>
          <table:table-cell office:value-type="float" office:value="9.904022" calcext:value-type="float">
            <text:p>9.904022</text:p>
          </table:table-cell>
          <table:table-cell office:value-type="float" office:value="9.142365" calcext:value-type="float">
            <text:p>9.142365</text:p>
          </table:table-cell>
          <table:table-cell office:value-type="float" office:value="8.940948" calcext:value-type="float">
            <text:p>8.940948</text:p>
          </table:table-cell>
          <table:table-cell office:value-type="float" office:value="8.742432" calcext:value-type="float">
            <text:p>8.742432</text:p>
          </table:table-cell>
          <table:table-cell office:value-type="float" office:value="8.612152" calcext:value-type="float">
            <text:p>8.612152</text:p>
          </table:table-cell>
          <table:table-cell office:value-type="float" office:value="28.05716" calcext:value-type="float">
            <text:p>28.05716</text:p>
          </table:table-cell>
          <table:table-cell office:value-type="float" office:value="7.147034" calcext:value-type="float">
            <text:p>7.1470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23.34434" calcext:value-type="float">
            <text:p>23.34434</text:p>
          </table:table-cell>
          <table:table-cell office:value-type="float" office:value="21.31732" calcext:value-type="float">
            <text:p>21.31732</text:p>
          </table:table-cell>
          <table:table-cell office:value-type="float" office:value="6.9816" calcext:value-type="float">
            <text:p>6.9816</text:p>
          </table:table-cell>
          <table:table-cell office:value-type="float" office:value="1.195442" calcext:value-type="float">
            <text:p>1.195442</text:p>
          </table:table-cell>
          <table:table-cell office:value-type="float" office:value="0.8678634" calcext:value-type="float">
            <text:p>0.8678634</text:p>
          </table:table-cell>
          <table:table-cell office:value-type="float" office:value="379.0721" calcext:value-type="float">
            <text:p>379.0721</text:p>
          </table:table-cell>
          <table:table-cell office:value-type="float" office:value="0" calcext:value-type="float">
            <text:p>0</text:p>
          </table:table-cell>
          <table:table-cell office:value-type="float" office:value="40.66132" calcext:value-type="float">
            <text:p>40.66132</text:p>
          </table:table-cell>
          <table:table-cell office:value-type="float" office:value="7.470306" calcext:value-type="float">
            <text:p>7.470306</text:p>
          </table:table-cell>
          <table:table-cell office:value-type="float" office:value="29.10181" calcext:value-type="float">
            <text:p>29.10181</text:p>
          </table:table-cell>
          <table:table-cell office:value-type="float" office:value="10.41476" calcext:value-type="float">
            <text:p>10.41476</text:p>
          </table:table-cell>
          <table:table-cell office:value-type="float" office:value="24.58337" calcext:value-type="float">
            <text:p>24.58337</text:p>
          </table:table-cell>
          <table:table-cell office:value-type="float" office:value="12.35825" calcext:value-type="float">
            <text:p>12.35825</text:p>
          </table:table-cell>
          <table:table-cell office:value-type="float" office:value="21.30023" calcext:value-type="float">
            <text:p>21.30023</text:p>
          </table:table-cell>
          <table:table-cell office:value-type="float" office:value="13.75458" calcext:value-type="float">
            <text:p>13.75458</text:p>
          </table:table-cell>
          <table:table-cell office:value-type="float" office:value="19.44687" calcext:value-type="float">
            <text:p>19.44687</text:p>
          </table:table-cell>
          <table:table-cell office:value-type="float" office:value="14.45334" calcext:value-type="float">
            <text:p>14.45334</text:p>
          </table:table-cell>
          <table:table-cell office:value-type="float" office:value="17.80038" calcext:value-type="float">
            <text:p>17.80038</text:p>
          </table:table-cell>
          <table:table-cell office:value-type="float" office:value="15.00919" calcext:value-type="float">
            <text:p>15.00919</text:p>
          </table:table-cell>
          <table:table-cell office:value-type="float" office:value="16.66864" calcext:value-type="float">
            <text:p>16.66864</text:p>
          </table:table-cell>
          <table:table-cell office:value-type="float" office:value="15.10049" calcext:value-type="float">
            <text:p>15.10049</text:p>
          </table:table-cell>
          <table:table-cell office:value-type="float" office:value="15.19571" calcext:value-type="float">
            <text:p>15.19571</text:p>
          </table:table-cell>
          <table:table-cell office:value-type="float" office:value="14.98718" calcext:value-type="float">
            <text:p>14.98718</text:p>
          </table:table-cell>
          <table:table-cell office:value-type="float" office:value="14.27737" calcext:value-type="float">
            <text:p>14.27737</text:p>
          </table:table-cell>
          <table:table-cell office:value-type="float" office:value="14.19345" calcext:value-type="float">
            <text:p>14.19345</text:p>
          </table:table-cell>
          <table:table-cell office:value-type="float" office:value="12.98376" calcext:value-type="float">
            <text:p>12.98376</text:p>
          </table:table-cell>
          <table:table-cell office:value-type="float" office:value="12.92081" calcext:value-type="float">
            <text:p>12.92081</text:p>
          </table:table-cell>
          <table:table-cell office:value-type="float" office:value="11.58633" calcext:value-type="float">
            <text:p>11.58633</text:p>
          </table:table-cell>
          <table:table-cell office:value-type="float" office:value="11.54233" calcext:value-type="float">
            <text:p>11.54233</text:p>
          </table:table-cell>
          <table:table-cell office:value-type="float" office:value="10.3454" calcext:value-type="float">
            <text:p>10.3454</text:p>
          </table:table-cell>
          <table:table-cell office:value-type="float" office:value="10.17233" calcext:value-type="float">
            <text:p>10.17233</text:p>
          </table:table-cell>
          <table:table-cell office:value-type="float" office:value="9.333527" calcext:value-type="float">
            <text:p>9.333527</text:p>
          </table:table-cell>
          <table:table-cell office:value-type="float" office:value="9.144531" calcext:value-type="float">
            <text:p>9.144531</text:p>
          </table:table-cell>
          <table:table-cell office:value-type="float" office:value="8.891266" calcext:value-type="float">
            <text:p>8.891266</text:p>
          </table:table-cell>
          <table:table-cell office:value-type="float" office:value="8.743927" calcext:value-type="float">
            <text:p>8.743927</text:p>
          </table:table-cell>
          <table:table-cell office:value-type="float" office:value="48.18692" calcext:value-type="float">
            <text:p>48.18692</text:p>
          </table:table-cell>
          <table:table-cell office:value-type="float" office:value="4.565002" calcext:value-type="float">
            <text:p>4.5650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23.81766" calcext:value-type="float">
            <text:p>23.81766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7.987716" calcext:value-type="float">
            <text:p>7.987716</text:p>
          </table:table-cell>
          <table:table-cell office:value-type="float" office:value="1.284623" calcext:value-type="float">
            <text:p>1.284623</text:p>
          </table:table-cell>
          <table:table-cell office:value-type="float" office:value="0.9146736" calcext:value-type="float">
            <text:p>0.9146736</text:p>
          </table:table-cell>
          <table:table-cell office:value-type="float" office:value="382.3591" calcext:value-type="float">
            <text:p>382.3591</text:p>
          </table:table-cell>
          <table:table-cell office:value-type="float" office:value="0.1905" calcext:value-type="float">
            <text:p>0.1905</text:p>
          </table:table-cell>
          <table:table-cell office:value-type="float" office:value="45.30225" calcext:value-type="float">
            <text:p>45.30225</text:p>
          </table:table-cell>
          <table:table-cell office:value-type="float" office:value="9.72998" calcext:value-type="float">
            <text:p>9.72998</text:p>
          </table:table-cell>
          <table:table-cell office:value-type="float" office:value="33.43655" calcext:value-type="float">
            <text:p>33.43655</text:p>
          </table:table-cell>
          <table:table-cell office:value-type="float" office:value="13.17532" calcext:value-type="float">
            <text:p>13.17532</text:p>
          </table:table-cell>
          <table:table-cell office:value-type="float" office:value="28.30267" calcext:value-type="float">
            <text:p>28.30267</text:p>
          </table:table-cell>
          <table:table-cell office:value-type="float" office:value="14.81723" calcext:value-type="float">
            <text:p>14.81723</text:p>
          </table:table-cell>
          <table:table-cell office:value-type="float" office:value="24.3526" calcext:value-type="float">
            <text:p>24.3526</text:p>
          </table:table-cell>
          <table:table-cell office:value-type="float" office:value="15.85577" calcext:value-type="float">
            <text:p>15.85577</text:p>
          </table:table-cell>
          <table:table-cell office:value-type="float" office:value="21.99649" calcext:value-type="float">
            <text:p>21.99649</text:p>
          </table:table-cell>
          <table:table-cell office:value-type="float" office:value="16.2616" calcext:value-type="float">
            <text:p>16.2616</text:p>
          </table:table-cell>
          <table:table-cell office:value-type="float" office:value="19.79114" calcext:value-type="float">
            <text:p>19.79114</text:p>
          </table:table-cell>
          <table:table-cell office:value-type="float" office:value="16.45712" calcext:value-type="float">
            <text:p>16.45712</text:p>
          </table:table-cell>
          <table:table-cell office:value-type="float" office:value="18.1665" calcext:value-type="float">
            <text:p>18.1665</text:p>
          </table:table-cell>
          <table:table-cell office:value-type="float" office:value="16.15375" calcext:value-type="float">
            <text:p>16.15375</text:p>
          </table:table-cell>
          <table:table-cell office:value-type="float" office:value="15.90088" calcext:value-type="float">
            <text:p>15.90088</text:p>
          </table:table-cell>
          <table:table-cell office:value-type="float" office:value="15.20651" calcext:value-type="float">
            <text:p>15.20651</text:p>
          </table:table-cell>
          <table:table-cell office:value-type="float" office:value="14.29233" calcext:value-type="float">
            <text:p>14.29233</text:p>
          </table:table-cell>
          <table:table-cell office:value-type="float" office:value="14.19345" calcext:value-type="float">
            <text:p>14.19345</text:p>
          </table:table-cell>
          <table:table-cell office:value-type="float" office:value="12.9202" calcext:value-type="float">
            <text:p>12.9202</text:p>
          </table:table-cell>
          <table:table-cell office:value-type="float" office:value="12.89331" calcext:value-type="float">
            <text:p>12.89331</text:p>
          </table:table-cell>
          <table:table-cell office:value-type="float" office:value="11.61481" calcext:value-type="float">
            <text:p>11.61481</text:p>
          </table:table-cell>
          <table:table-cell office:value-type="float" office:value="11.58664" calcext:value-type="float">
            <text:p>11.58664</text:p>
          </table:table-cell>
          <table:table-cell office:value-type="float" office:value="10.45605" calcext:value-type="float">
            <text:p>10.45605</text:p>
          </table:table-cell>
          <table:table-cell office:value-type="float" office:value="10.34677" calcext:value-type="float">
            <text:p>10.34677</text:p>
          </table:table-cell>
          <table:table-cell office:value-type="float" office:value="9.497986" calcext:value-type="float">
            <text:p>9.497986</text:p>
          </table:table-cell>
          <table:table-cell office:value-type="float" office:value="9.335388" calcext:value-type="float">
            <text:p>9.335388</text:p>
          </table:table-cell>
          <table:table-cell office:value-type="float" office:value="9.046661" calcext:value-type="float">
            <text:p>9.046661</text:p>
          </table:table-cell>
          <table:table-cell office:value-type="float" office:value="8.892883" calcext:value-type="float">
            <text:p>8.892883</text:p>
          </table:table-cell>
          <table:table-cell office:value-type="float" office:value="51.151" calcext:value-type="float">
            <text:p>51.151</text:p>
          </table:table-cell>
          <table:table-cell office:value-type="float" office:value="5.774231" calcext:value-type="float">
            <text:p>5.7742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24.45354" calcext:value-type="float">
            <text:p>24.45354</text:p>
          </table:table-cell>
          <table:table-cell office:value-type="float" office:value="29.0951" calcext:value-type="float">
            <text:p>29.0951</text:p>
          </table:table-cell>
          <table:table-cell office:value-type="float" office:value="10.50301" calcext:value-type="float">
            <text:p>10.50301</text:p>
          </table:table-cell>
          <table:table-cell office:value-type="float" office:value="1.524112" calcext:value-type="float">
            <text:p>1.524112</text:p>
          </table:table-cell>
          <table:table-cell office:value-type="float" office:value="1.042756" calcext:value-type="float">
            <text:p>1.042756</text:p>
          </table:table-cell>
          <table:table-cell office:value-type="float" office:value="380.3136" calcext:value-type="float">
            <text:p>380.3136</text:p>
          </table:table-cell>
          <table:table-cell office:value-type="float" office:value="0.5715" calcext:value-type="float">
            <text:p>0.5715</text:p>
          </table:table-cell>
          <table:table-cell office:value-type="float" office:value="49.51907" calcext:value-type="float">
            <text:p>49.51907</text:p>
          </table:table-cell>
          <table:table-cell office:value-type="float" office:value="11.14615" calcext:value-type="float">
            <text:p>11.14615</text:p>
          </table:table-cell>
          <table:table-cell office:value-type="float" office:value="36.59448" calcext:value-type="float">
            <text:p>36.59448</text:p>
          </table:table-cell>
          <table:table-cell office:value-type="float" office:value="14.63504" calcext:value-type="float">
            <text:p>14.63504</text:p>
          </table:table-cell>
          <table:table-cell office:value-type="float" office:value="30.94244" calcext:value-type="float">
            <text:p>30.94244</text:p>
          </table:table-cell>
          <table:table-cell office:value-type="float" office:value="16.46683" calcext:value-type="float">
            <text:p>16.46683</text:p>
          </table:table-cell>
          <table:table-cell office:value-type="float" office:value="26.59924" calcext:value-type="float">
            <text:p>26.59924</text:p>
          </table:table-cell>
          <table:table-cell office:value-type="float" office:value="17.55511" calcext:value-type="float">
            <text:p>17.55511</text:p>
          </table:table-cell>
          <table:table-cell office:value-type="float" office:value="23.97879" calcext:value-type="float">
            <text:p>23.97879</text:p>
          </table:table-cell>
          <table:table-cell office:value-type="float" office:value="17.91458" calcext:value-type="float">
            <text:p>17.91458</text:p>
          </table:table-cell>
          <table:table-cell office:value-type="float" office:value="21.48843" calcext:value-type="float">
            <text:p>21.48843</text:p>
          </table:table-cell>
          <table:table-cell office:value-type="float" office:value="17.97018" calcext:value-type="float">
            <text:p>17.97018</text:p>
          </table:table-cell>
          <table:table-cell office:value-type="float" office:value="19.5336" calcext:value-type="float">
            <text:p>19.5336</text:p>
          </table:table-cell>
          <table:table-cell office:value-type="float" office:value="17.42267" calcext:value-type="float">
            <text:p>17.42267</text:p>
          </table:table-cell>
          <table:table-cell office:value-type="float" office:value="16.79248" calcext:value-type="float">
            <text:p>16.79248</text:p>
          </table:table-cell>
          <table:table-cell office:value-type="float" office:value="15.91711" calcext:value-type="float">
            <text:p>15.91711</text:p>
          </table:table-cell>
          <table:table-cell office:value-type="float" office:value="14.60513" calcext:value-type="float">
            <text:p>14.60513</text:p>
          </table:table-cell>
          <table:table-cell office:value-type="float" office:value="14.2948" calcext:value-type="float">
            <text:p>14.2948</text:p>
          </table:table-cell>
          <table:table-cell office:value-type="float" office:value="12.93622" calcext:value-type="float">
            <text:p>12.93622</text:p>
          </table:table-cell>
          <table:table-cell office:value-type="float" office:value="12.89337" calcext:value-type="float">
            <text:p>12.89337</text:p>
          </table:table-cell>
          <table:table-cell office:value-type="float" office:value="11.65582" calcext:value-type="float">
            <text:p>11.65582</text:p>
          </table:table-cell>
          <table:table-cell office:value-type="float" office:value="11.61514" calcext:value-type="float">
            <text:p>11.61514</text:p>
          </table:table-cell>
          <table:table-cell office:value-type="float" office:value="10.5463" calcext:value-type="float">
            <text:p>10.5463</text:p>
          </table:table-cell>
          <table:table-cell office:value-type="float" office:value="10.45706" calcext:value-type="float">
            <text:p>10.45706</text:p>
          </table:table-cell>
          <table:table-cell office:value-type="float" office:value="9.636597" calcext:value-type="float">
            <text:p>9.636597</text:p>
          </table:table-cell>
          <table:table-cell office:value-type="float" office:value="9.499512" calcext:value-type="float">
            <text:p>9.499512</text:p>
          </table:table-cell>
          <table:table-cell office:value-type="float" office:value="9.199158" calcext:value-type="float">
            <text:p>9.199158</text:p>
          </table:table-cell>
          <table:table-cell office:value-type="float" office:value="9.048279" calcext:value-type="float">
            <text:p>9.048279</text:p>
          </table:table-cell>
          <table:table-cell office:value-type="float" office:value="56.3876" calcext:value-type="float">
            <text:p>56.3876</text:p>
          </table:table-cell>
          <table:table-cell office:value-type="float" office:value="8.242584" calcext:value-type="float">
            <text:p>8.2425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18.86541" calcext:value-type="float">
            <text:p>18.86541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3.97437" calcext:value-type="float">
            <text:p>13.97437</text:p>
          </table:table-cell>
          <table:table-cell office:value-type="float" office:value="1.478257" calcext:value-type="float">
            <text:p>1.478257</text:p>
          </table:table-cell>
          <table:table-cell office:value-type="float" office:value="1.100068" calcext:value-type="float">
            <text:p>1.100068</text:p>
          </table:table-cell>
          <table:table-cell office:value-type="float" office:value="376.5737" calcext:value-type="float">
            <text:p>376.5737</text:p>
          </table:table-cell>
          <table:table-cell office:value-type="float" office:value="0" calcext:value-type="float">
            <text:p>0</text:p>
          </table:table-cell>
          <table:table-cell office:value-type="float" office:value="42.37793" calcext:value-type="float">
            <text:p>42.37793</text:p>
          </table:table-cell>
          <table:table-cell office:value-type="float" office:value="15.60605" calcext:value-type="float">
            <text:p>15.60605</text:p>
          </table:table-cell>
          <table:table-cell office:value-type="float" office:value="31.50711" calcext:value-type="float">
            <text:p>31.50711</text:p>
          </table:table-cell>
          <table:table-cell office:value-type="float" office:value="18.55136" calcext:value-type="float">
            <text:p>18.55136</text:p>
          </table:table-cell>
          <table:table-cell office:value-type="float" office:value="27.96582" calcext:value-type="float">
            <text:p>27.96582</text:p>
          </table:table-cell>
          <table:table-cell office:value-type="float" office:value="19.78589" calcext:value-type="float">
            <text:p>19.78589</text:p>
          </table:table-cell>
          <table:table-cell office:value-type="float" office:value="25.19971" calcext:value-type="float">
            <text:p>25.19971</text:p>
          </table:table-cell>
          <table:table-cell office:value-type="float" office:value="20.30807" calcext:value-type="float">
            <text:p>20.30807</text:p>
          </table:table-cell>
          <table:table-cell office:value-type="float" office:value="23.44543" calcext:value-type="float">
            <text:p>23.44543</text:p>
          </table:table-cell>
          <table:table-cell office:value-type="float" office:value="20.28787" calcext:value-type="float">
            <text:p>20.28787</text:p>
          </table:table-cell>
          <table:table-cell office:value-type="float" office:value="21.60358" calcext:value-type="float">
            <text:p>21.60358</text:p>
          </table:table-cell>
          <table:table-cell office:value-type="float" office:value="19.93057" calcext:value-type="float">
            <text:p>19.93057</text:p>
          </table:table-cell>
          <table:table-cell office:value-type="float" office:value="20.03638" calcext:value-type="float">
            <text:p>20.03638</text:p>
          </table:table-cell>
          <table:table-cell office:value-type="float" office:value="19.00592" calcext:value-type="float">
            <text:p>19.00592</text:p>
          </table:table-cell>
          <table:table-cell office:value-type="float" office:value="17.69034" calcext:value-type="float">
            <text:p>17.69034</text:p>
          </table:table-cell>
          <table:table-cell office:value-type="float" office:value="16.81064" calcext:value-type="float">
            <text:p>16.81064</text:p>
          </table:table-cell>
          <table:table-cell office:value-type="float" office:value="15.07465" calcext:value-type="float">
            <text:p>15.07465</text:p>
          </table:table-cell>
          <table:table-cell office:value-type="float" office:value="14.60941" calcext:value-type="float">
            <text:p>14.60941</text:p>
          </table:table-cell>
          <table:table-cell office:value-type="float" office:value="13.06198" calcext:value-type="float">
            <text:p>13.06198</text:p>
          </table:table-cell>
          <table:table-cell office:value-type="float" office:value="12.9371" calcext:value-type="float">
            <text:p>12.9371</text:p>
          </table:table-cell>
          <table:table-cell office:value-type="float" office:value="11.72543" calcext:value-type="float">
            <text:p>11.72543</text:p>
          </table:table-cell>
          <table:table-cell office:value-type="float" office:value="11.65637" calcext:value-type="float">
            <text:p>11.65637</text:p>
          </table:table-cell>
          <table:table-cell office:value-type="float" office:value="10.63242" calcext:value-type="float">
            <text:p>10.63242</text:p>
          </table:table-cell>
          <table:table-cell office:value-type="float" office:value="10.54718" calcext:value-type="float">
            <text:p>10.54718</text:p>
          </table:table-cell>
          <table:table-cell office:value-type="float" office:value="9.761414" calcext:value-type="float">
            <text:p>9.761414</text:p>
          </table:table-cell>
          <table:table-cell office:value-type="float" office:value="9.63797" calcext:value-type="float">
            <text:p>9.63797</text:p>
          </table:table-cell>
          <table:table-cell office:value-type="float" office:value="9.342834" calcext:value-type="float">
            <text:p>9.342834</text:p>
          </table:table-cell>
          <table:table-cell office:value-type="float" office:value="9.200714" calcext:value-type="float">
            <text:p>9.200714</text:p>
          </table:table-cell>
          <table:table-cell office:value-type="float" office:value="48.75671" calcext:value-type="float">
            <text:p>48.75671</text:p>
          </table:table-cell>
          <table:table-cell office:value-type="float" office:value="12.0173" calcext:value-type="float">
            <text:p>12.01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24.45021" calcext:value-type="float">
            <text:p>24.45021</text:p>
          </table:table-cell>
          <table:table-cell office:value-type="float" office:value="21.87288" calcext:value-type="float">
            <text:p>21.87288</text:p>
          </table:table-cell>
          <table:table-cell office:value-type="float" office:value="11.46186" calcext:value-type="float">
            <text:p>11.46186</text:p>
          </table:table-cell>
          <table:table-cell office:value-type="float" office:value="1.250276" calcext:value-type="float">
            <text:p>1.250276</text:p>
          </table:table-cell>
          <table:table-cell office:value-type="float" office:value="0.9363285" calcext:value-type="float">
            <text:p>0.9363285</text:p>
          </table:table-cell>
          <table:table-cell office:value-type="float" office:value="374.087" calcext:value-type="float">
            <text:p>374.087</text:p>
          </table:table-cell>
          <table:table-cell office:value-type="float" office:value="0.3175" calcext:value-type="float">
            <text:p>0.3175</text:p>
          </table:table-cell>
          <table:table-cell office:value-type="float" office:value="46.19986" calcext:value-type="float">
            <text:p>46.19986</text:p>
          </table:table-cell>
          <table:table-cell office:value-type="float" office:value="12.53128" calcext:value-type="float">
            <text:p>12.53128</text:p>
          </table:table-cell>
          <table:table-cell office:value-type="float" office:value="35.23453" calcext:value-type="float">
            <text:p>35.23453</text:p>
          </table:table-cell>
          <table:table-cell office:value-type="float" office:value="16.49524" calcext:value-type="float">
            <text:p>16.49524</text:p>
          </table:table-cell>
          <table:table-cell office:value-type="float" office:value="30.52191" calcext:value-type="float">
            <text:p>30.52191</text:p>
          </table:table-cell>
          <table:table-cell office:value-type="float" office:value="18.26025" calcext:value-type="float">
            <text:p>18.26025</text:p>
          </table:table-cell>
          <table:table-cell office:value-type="float" office:value="26.81573" calcext:value-type="float">
            <text:p>26.81573</text:p>
          </table:table-cell>
          <table:table-cell office:value-type="float" office:value="19.31747" calcext:value-type="float">
            <text:p>19.31747</text:p>
          </table:table-cell>
          <table:table-cell office:value-type="float" office:value="24.55402" calcext:value-type="float">
            <text:p>24.55402</text:p>
          </table:table-cell>
          <table:table-cell office:value-type="float" office:value="19.66382" calcext:value-type="float">
            <text:p>19.66382</text:p>
          </table:table-cell>
          <table:table-cell office:value-type="float" office:value="22.33481" calcext:value-type="float">
            <text:p>22.33481</text:p>
          </table:table-cell>
          <table:table-cell office:value-type="float" office:value="19.70828" calcext:value-type="float">
            <text:p>19.70828</text:p>
          </table:table-cell>
          <table:table-cell office:value-type="float" office:value="20.64587" calcext:value-type="float">
            <text:p>20.64587</text:p>
          </table:table-cell>
          <table:table-cell office:value-type="float" office:value="19.11249" calcext:value-type="float">
            <text:p>19.11249</text:p>
          </table:table-cell>
          <table:table-cell office:value-type="float" office:value="18.17816" calcext:value-type="float">
            <text:p>18.17816</text:p>
          </table:table-cell>
          <table:table-cell office:value-type="float" office:value="17.70111" calcext:value-type="float">
            <text:p>17.70111</text:p>
          </table:table-cell>
          <table:table-cell office:value-type="float" office:value="15.50543" calcext:value-type="float">
            <text:p>15.50543</text:p>
          </table:table-cell>
          <table:table-cell office:value-type="float" office:value="15.07965" calcext:value-type="float">
            <text:p>15.07965</text:p>
          </table:table-cell>
          <table:table-cell office:value-type="float" office:value="13.25305" calcext:value-type="float">
            <text:p>13.25305</text:p>
          </table:table-cell>
          <table:table-cell office:value-type="float" office:value="13.06369" calcext:value-type="float">
            <text:p>13.06369</text:p>
          </table:table-cell>
          <table:table-cell office:value-type="float" office:value="11.83002" calcext:value-type="float">
            <text:p>11.83002</text:p>
          </table:table-cell>
          <table:table-cell office:value-type="float" office:value="11.72638" calcext:value-type="float">
            <text:p>11.72638</text:p>
          </table:table-cell>
          <table:table-cell office:value-type="float" office:value="10.72479" calcext:value-type="float">
            <text:p>10.72479</text:p>
          </table:table-cell>
          <table:table-cell office:value-type="float" office:value="10.63333" calcext:value-type="float">
            <text:p>10.63333</text:p>
          </table:table-cell>
          <table:table-cell office:value-type="float" office:value="9.879761" calcext:value-type="float">
            <text:p>9.879761</text:p>
          </table:table-cell>
          <table:table-cell office:value-type="float" office:value="9.762665" calcext:value-type="float">
            <text:p>9.762665</text:p>
          </table:table-cell>
          <table:table-cell office:value-type="float" office:value="9.477936" calcext:value-type="float">
            <text:p>9.477936</text:p>
          </table:table-cell>
          <table:table-cell office:value-type="float" office:value="9.344269" calcext:value-type="float">
            <text:p>9.344269</text:p>
          </table:table-cell>
          <table:table-cell office:value-type="float" office:value="46.19974" calcext:value-type="float">
            <text:p>46.19974</text:p>
          </table:table-cell>
          <table:table-cell office:value-type="float" office:value="12.78265" calcext:value-type="float">
            <text:p>12.782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24.61286" calcext:value-type="float">
            <text:p>24.61286</text:p>
          </table:table-cell>
          <table:table-cell office:value-type="float" office:value="21.31732" calcext:value-type="float">
            <text:p>21.31732</text:p>
          </table:table-cell>
          <table:table-cell office:value-type="float" office:value="7.976596" calcext:value-type="float">
            <text:p>7.976596</text:p>
          </table:table-cell>
          <table:table-cell office:value-type="float" office:value="1.175022" calcext:value-type="float">
            <text:p>1.175022</text:p>
          </table:table-cell>
          <table:table-cell office:value-type="float" office:value="0.9082667" calcext:value-type="float">
            <text:p>0.9082667</text:p>
          </table:table-cell>
          <table:table-cell office:value-type="float" office:value="375.5901" calcext:value-type="float">
            <text:p>375.5901</text:p>
          </table:table-cell>
          <table:table-cell office:value-type="float" office:value="0.9525" calcext:value-type="float">
            <text:p>0.9525</text:p>
          </table:table-cell>
          <table:table-cell office:value-type="float" office:value="43.7775" calcext:value-type="float">
            <text:p>43.7775</text:p>
          </table:table-cell>
          <table:table-cell office:value-type="float" office:value="9.305664" calcext:value-type="float">
            <text:p>9.305664</text:p>
          </table:table-cell>
          <table:table-cell office:value-type="float" office:value="32.75378" calcext:value-type="float">
            <text:p>32.75378</text:p>
          </table:table-cell>
          <table:table-cell office:value-type="float" office:value="13.522" calcext:value-type="float">
            <text:p>13.522</text:p>
          </table:table-cell>
          <table:table-cell office:value-type="float" office:value="28.28622" calcext:value-type="float">
            <text:p>28.28622</text:p>
          </table:table-cell>
          <table:table-cell office:value-type="float" office:value="16.30405" calcext:value-type="float">
            <text:p>16.30405</text:p>
          </table:table-cell>
          <table:table-cell office:value-type="float" office:value="25.08484" calcext:value-type="float">
            <text:p>25.08484</text:p>
          </table:table-cell>
          <table:table-cell office:value-type="float" office:value="18.17154" calcext:value-type="float">
            <text:p>18.17154</text:p>
          </table:table-cell>
          <table:table-cell office:value-type="float" office:value="23.2326" calcext:value-type="float">
            <text:p>23.2326</text:p>
          </table:table-cell>
          <table:table-cell office:value-type="float" office:value="18.98596" calcext:value-type="float">
            <text:p>18.98596</text:p>
          </table:table-cell>
          <table:table-cell office:value-type="float" office:value="22.14294" calcext:value-type="float">
            <text:p>22.14294</text:p>
          </table:table-cell>
          <table:table-cell office:value-type="float" office:value="19.41583" calcext:value-type="float">
            <text:p>19.41583</text:p>
          </table:table-cell>
          <table:table-cell office:value-type="float" office:value="20.64774" calcext:value-type="float">
            <text:p>20.64774</text:p>
          </table:table-cell>
          <table:table-cell office:value-type="float" office:value="19.08401" calcext:value-type="float">
            <text:p>19.08401</text:p>
          </table:table-cell>
          <table:table-cell office:value-type="float" office:value="18.37735" calcext:value-type="float">
            <text:p>18.37735</text:p>
          </table:table-cell>
          <table:table-cell office:value-type="float" office:value="18.18777" calcext:value-type="float">
            <text:p>18.18777</text:p>
          </table:table-cell>
          <table:table-cell office:value-type="float" office:value="15.8559" calcext:value-type="float">
            <text:p>15.8559</text:p>
          </table:table-cell>
          <table:table-cell office:value-type="float" office:value="15.50989" calcext:value-type="float">
            <text:p>15.50989</text:p>
          </table:table-cell>
          <table:table-cell office:value-type="float" office:value="13.47388" calcext:value-type="float">
            <text:p>13.47388</text:p>
          </table:table-cell>
          <table:table-cell office:value-type="float" office:value="13.25525" calcext:value-type="float">
            <text:p>13.25525</text:p>
          </table:table-cell>
          <table:table-cell office:value-type="float" office:value="11.96411" calcext:value-type="float">
            <text:p>11.96411</text:p>
          </table:table-cell>
          <table:table-cell office:value-type="float" office:value="11.8313" calcext:value-type="float">
            <text:p>11.8313</text:p>
          </table:table-cell>
          <table:table-cell office:value-type="float" office:value="10.82837" calcext:value-type="float">
            <text:p>10.82837</text:p>
          </table:table-cell>
          <table:table-cell office:value-type="float" office:value="10.7258" calcext:value-type="float">
            <text:p>10.7258</text:p>
          </table:table-cell>
          <table:table-cell office:value-type="float" office:value="9.995331" calcext:value-type="float">
            <text:p>9.995331</text:p>
          </table:table-cell>
          <table:table-cell office:value-type="float" office:value="9.880951" calcext:value-type="float">
            <text:p>9.880951</text:p>
          </table:table-cell>
          <table:table-cell office:value-type="float" office:value="9.605927" calcext:value-type="float">
            <text:p>9.605927</text:p>
          </table:table-cell>
          <table:table-cell office:value-type="float" office:value="9.479279" calcext:value-type="float">
            <text:p>9.479279</text:p>
          </table:table-cell>
          <table:table-cell office:value-type="float" office:value="43.77737" calcext:value-type="float">
            <text:p>43.77737</text:p>
          </table:table-cell>
          <table:table-cell office:value-type="float" office:value="9.305695" calcext:value-type="float">
            <text:p>9.3056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21.91013" calcext:value-type="float">
            <text:p>21.91013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1.0144" calcext:value-type="float">
            <text:p>11.0144</text:p>
          </table:table-cell>
          <table:table-cell office:value-type="float" office:value="1.60036" calcext:value-type="float">
            <text:p>1.60036</text:p>
          </table:table-cell>
          <table:table-cell office:value-type="float" office:value="1.064758" calcext:value-type="float">
            <text:p>1.064758</text:p>
          </table:table-cell>
          <table:table-cell office:value-type="float" office:value="377.9568" calcext:value-type="float">
            <text:p>377.9568</text:p>
          </table:table-cell>
          <table:table-cell office:value-type="float" office:value="0" calcext:value-type="float">
            <text:p>0</text:p>
          </table:table-cell>
          <table:table-cell office:value-type="float" office:value="50.69385" calcext:value-type="float">
            <text:p>50.69385</text:p>
          </table:table-cell>
          <table:table-cell office:value-type="float" office:value="12.13406" calcext:value-type="float">
            <text:p>12.13406</text:p>
          </table:table-cell>
          <table:table-cell office:value-type="float" office:value="38.12195" calcext:value-type="float">
            <text:p>38.12195</text:p>
          </table:table-cell>
          <table:table-cell office:value-type="float" office:value="15.77267" calcext:value-type="float">
            <text:p>15.77267</text:p>
          </table:table-cell>
          <table:table-cell office:value-type="float" office:value="32.54871" calcext:value-type="float">
            <text:p>32.54871</text:p>
          </table:table-cell>
          <table:table-cell office:value-type="float" office:value="17.60403" calcext:value-type="float">
            <text:p>17.60403</text:p>
          </table:table-cell>
          <table:table-cell office:value-type="float" office:value="28.24316" calcext:value-type="float">
            <text:p>28.24316</text:p>
          </table:table-cell>
          <table:table-cell office:value-type="float" office:value="18.77246" calcext:value-type="float">
            <text:p>18.77246</text:p>
          </table:table-cell>
          <table:table-cell office:value-type="float" office:value="25.65631" calcext:value-type="float">
            <text:p>25.65631</text:p>
          </table:table-cell>
          <table:table-cell office:value-type="float" office:value="19.26862" calcext:value-type="float">
            <text:p>19.26862</text:p>
          </table:table-cell>
          <table:table-cell office:value-type="float" office:value="23.20477" calcext:value-type="float">
            <text:p>23.20477</text:p>
          </table:table-cell>
          <table:table-cell office:value-type="float" office:value="19.51593" calcext:value-type="float">
            <text:p>19.51593</text:p>
          </table:table-cell>
          <table:table-cell office:value-type="float" office:value="21.30258" calcext:value-type="float">
            <text:p>21.30258</text:p>
          </table:table-cell>
          <table:table-cell office:value-type="float" office:value="19.16" calcext:value-type="float">
            <text:p>19.16</text:p>
          </table:table-cell>
          <table:table-cell office:value-type="float" office:value="18.60825" calcext:value-type="float">
            <text:p>18.60825</text:p>
          </table:table-cell>
          <table:table-cell office:value-type="float" office:value="18.26419" calcext:value-type="float">
            <text:p>18.26419</text:p>
          </table:table-cell>
          <table:table-cell office:value-type="float" office:value="16.09457" calcext:value-type="float">
            <text:p>16.09457</text:p>
          </table:table-cell>
          <table:table-cell office:value-type="float" office:value="15.85876" calcext:value-type="float">
            <text:p>15.85876</text:p>
          </table:table-cell>
          <table:table-cell office:value-type="float" office:value="13.68958" calcext:value-type="float">
            <text:p>13.68958</text:p>
          </table:table-cell>
          <table:table-cell office:value-type="float" office:value="13.47623" calcext:value-type="float">
            <text:p>13.47623</text:p>
          </table:table-cell>
          <table:table-cell office:value-type="float" office:value="12.11646" calcext:value-type="float">
            <text:p>12.11646</text:p>
          </table:table-cell>
          <table:table-cell office:value-type="float" office:value="11.96564" calcext:value-type="float">
            <text:p>11.96564</text:p>
          </table:table-cell>
          <table:table-cell office:value-type="float" office:value="10.94382" calcext:value-type="float">
            <text:p>10.94382</text:p>
          </table:table-cell>
          <table:table-cell office:value-type="float" office:value="10.8295" calcext:value-type="float">
            <text:p>10.8295</text:p>
          </table:table-cell>
          <table:table-cell office:value-type="float" office:value="10.11081" calcext:value-type="float">
            <text:p>10.11081</text:p>
          </table:table-cell>
          <table:table-cell office:value-type="float" office:value="9.996521" calcext:value-type="float">
            <text:p>9.996521</text:p>
          </table:table-cell>
          <table:table-cell office:value-type="float" office:value="9.728058" calcext:value-type="float">
            <text:p>9.728058</text:p>
          </table:table-cell>
          <table:table-cell office:value-type="float" office:value="9.607239" calcext:value-type="float">
            <text:p>9.607239</text:p>
          </table:table-cell>
          <table:table-cell office:value-type="float" office:value="50.69373" calcext:value-type="float">
            <text:p>50.69373</text:p>
          </table:table-cell>
          <table:table-cell office:value-type="float" office:value="12.13409" calcext:value-type="float">
            <text:p>12.134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25.2809" calcext:value-type="float">
            <text:p>25.2809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5.99216" calcext:value-type="float">
            <text:p>15.99216</text:p>
          </table:table-cell>
          <table:table-cell office:value-type="float" office:value="1.758467" calcext:value-type="float">
            <text:p>1.758467</text:p>
          </table:table-cell>
          <table:table-cell office:value-type="float" office:value="1.373338" calcext:value-type="float">
            <text:p>1.373338</text:p>
          </table:table-cell>
          <table:table-cell office:value-type="float" office:value="375.5219" calcext:value-type="float">
            <text:p>375.5219</text:p>
          </table:table-cell>
          <table:table-cell office:value-type="float" office:value="0" calcext:value-type="float">
            <text:p>0</text:p>
          </table:table-cell>
          <table:table-cell office:value-type="float" office:value="55.23798" calcext:value-type="float">
            <text:p>55.23798</text:p>
          </table:table-cell>
          <table:table-cell office:value-type="float" office:value="17.05334" calcext:value-type="float">
            <text:p>17.05334</text:p>
          </table:table-cell>
          <table:table-cell office:value-type="float" office:value="41.79269" calcext:value-type="float">
            <text:p>41.79269</text:p>
          </table:table-cell>
          <table:table-cell office:value-type="float" office:value="20.01459" calcext:value-type="float">
            <text:p>20.01459</text:p>
          </table:table-cell>
          <table:table-cell office:value-type="float" office:value="35.86581" calcext:value-type="float">
            <text:p>35.86581</text:p>
          </table:table-cell>
          <table:table-cell office:value-type="float" office:value="21.33633" calcext:value-type="float">
            <text:p>21.33633</text:p>
          </table:table-cell>
          <table:table-cell office:value-type="float" office:value="31.12378" calcext:value-type="float">
            <text:p>31.12378</text:p>
          </table:table-cell>
          <table:table-cell office:value-type="float" office:value="21.91907" calcext:value-type="float">
            <text:p>21.91907</text:p>
          </table:table-cell>
          <table:table-cell office:value-type="float" office:value="28.18539" calcext:value-type="float">
            <text:p>28.18539</text:p>
          </table:table-cell>
          <table:table-cell office:value-type="float" office:value="21.94577" calcext:value-type="float">
            <text:p>21.94577</text:p>
          </table:table-cell>
          <table:table-cell office:value-type="float" office:value="25.30896" calcext:value-type="float">
            <text:p>25.30896</text:p>
          </table:table-cell>
          <table:table-cell office:value-type="float" office:value="21.64355" calcext:value-type="float">
            <text:p>21.64355</text:p>
          </table:table-cell>
          <table:table-cell office:value-type="float" office:value="22.99585" calcext:value-type="float">
            <text:p>22.99585</text:p>
          </table:table-cell>
          <table:table-cell office:value-type="float" office:value="20.72897" calcext:value-type="float">
            <text:p>20.72897</text:p>
          </table:table-cell>
          <table:table-cell office:value-type="float" office:value="19.61917" calcext:value-type="float">
            <text:p>19.61917</text:p>
          </table:table-cell>
          <table:table-cell office:value-type="float" office:value="18.62384" calcext:value-type="float">
            <text:p>18.62384</text:p>
          </table:table-cell>
          <table:table-cell office:value-type="float" office:value="16.48981" calcext:value-type="float">
            <text:p>16.48981</text:p>
          </table:table-cell>
          <table:table-cell office:value-type="float" office:value="16.09772" calcext:value-type="float">
            <text:p>16.09772</text:p>
          </table:table-cell>
          <table:table-cell office:value-type="float" office:value="13.91269" calcext:value-type="float">
            <text:p>13.91269</text:p>
          </table:table-cell>
          <table:table-cell office:value-type="float" office:value="13.69171" calcext:value-type="float">
            <text:p>13.69171</text:p>
          </table:table-cell>
          <table:table-cell office:value-type="float" office:value="12.2778" calcext:value-type="float">
            <text:p>12.2778</text:p>
          </table:table-cell>
          <table:table-cell office:value-type="float" office:value="12.11807" calcext:value-type="float">
            <text:p>12.11807</text:p>
          </table:table-cell>
          <table:table-cell office:value-type="float" office:value="11.06738" calcext:value-type="float">
            <text:p>11.06738</text:p>
          </table:table-cell>
          <table:table-cell office:value-type="float" office:value="10.9451" calcext:value-type="float">
            <text:p>10.9451</text:p>
          </table:table-cell>
          <table:table-cell office:value-type="float" office:value="10.22794" calcext:value-type="float">
            <text:p>10.22794</text:p>
          </table:table-cell>
          <table:table-cell office:value-type="float" office:value="10.11203" calcext:value-type="float">
            <text:p>10.11203</text:p>
          </table:table-cell>
          <table:table-cell office:value-type="float" office:value="9.845917" calcext:value-type="float">
            <text:p>9.845917</text:p>
          </table:table-cell>
          <table:table-cell office:value-type="float" office:value="9.729279" calcext:value-type="float">
            <text:p>9.729279</text:p>
          </table:table-cell>
          <table:table-cell office:value-type="float" office:value="55.23782" calcext:value-type="float">
            <text:p>55.23782</text:p>
          </table:table-cell>
          <table:table-cell office:value-type="float" office:value="17.05338" calcext:value-type="float">
            <text:p>17.053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20.89438" calcext:value-type="float">
            <text:p>20.89438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20.47243" calcext:value-type="float">
            <text:p>20.47243</text:p>
          </table:table-cell>
          <table:table-cell office:value-type="float" office:value="1.944469" calcext:value-type="float">
            <text:p>1.944469</text:p>
          </table:table-cell>
          <table:table-cell office:value-type="float" office:value="1.493527" calcext:value-type="float">
            <text:p>1.493527</text:p>
          </table:table-cell>
          <table:table-cell office:value-type="float" office:value="377.6915" calcext:value-type="float">
            <text:p>377.6915</text:p>
          </table:table-cell>
          <table:table-cell office:value-type="float" office:value="0" calcext:value-type="float">
            <text:p>0</text:p>
          </table:table-cell>
          <table:table-cell office:value-type="float" office:value="52.57593" calcext:value-type="float">
            <text:p>52.57593</text:p>
          </table:table-cell>
          <table:table-cell office:value-type="float" office:value="21.1557" calcext:value-type="float">
            <text:p>21.1557</text:p>
          </table:table-cell>
          <table:table-cell office:value-type="float" office:value="41.17627" calcext:value-type="float">
            <text:p>41.17627</text:p>
          </table:table-cell>
          <table:table-cell office:value-type="float" office:value="23.45926" calcext:value-type="float">
            <text:p>23.45926</text:p>
          </table:table-cell>
          <table:table-cell office:value-type="float" office:value="36.04877" calcext:value-type="float">
            <text:p>36.04877</text:p>
          </table:table-cell>
          <table:table-cell office:value-type="float" office:value="24.38373" calcext:value-type="float">
            <text:p>24.38373</text:p>
          </table:table-cell>
          <table:table-cell office:value-type="float" office:value="31.83905" calcext:value-type="float">
            <text:p>31.83905</text:p>
          </table:table-cell>
          <table:table-cell office:value-type="float" office:value="24.5741" calcext:value-type="float">
            <text:p>24.5741</text:p>
          </table:table-cell>
          <table:table-cell office:value-type="float" office:value="29.17233" calcext:value-type="float">
            <text:p>29.17233</text:p>
          </table:table-cell>
          <table:table-cell office:value-type="float" office:value="24.31848" calcext:value-type="float">
            <text:p>24.31848</text:p>
          </table:table-cell>
          <table:table-cell office:value-type="float" office:value="26.46045" calcext:value-type="float">
            <text:p>26.46045</text:p>
          </table:table-cell>
          <table:table-cell office:value-type="float" office:value="23.67587" calcext:value-type="float">
            <text:p>23.67587</text:p>
          </table:table-cell>
          <table:table-cell office:value-type="float" office:value="24.16815" calcext:value-type="float">
            <text:p>24.16815</text:p>
          </table:table-cell>
          <table:table-cell office:value-type="float" office:value="22.41547" calcext:value-type="float">
            <text:p>22.41547</text:p>
          </table:table-cell>
          <table:table-cell office:value-type="float" office:value="20.7377" calcext:value-type="float">
            <text:p>20.7377</text:p>
          </table:table-cell>
          <table:table-cell office:value-type="float" office:value="19.63885" calcext:value-type="float">
            <text:p>19.63885</text:p>
          </table:table-cell>
          <table:table-cell office:value-type="float" office:value="17.0813" calcext:value-type="float">
            <text:p>17.0813</text:p>
          </table:table-cell>
          <table:table-cell office:value-type="float" office:value="16.49527" calcext:value-type="float">
            <text:p>16.49527</text:p>
          </table:table-cell>
          <table:table-cell office:value-type="float" office:value="14.18625" calcext:value-type="float">
            <text:p>14.18625</text:p>
          </table:table-cell>
          <table:table-cell office:value-type="float" office:value="13.91522" calcext:value-type="float">
            <text:p>13.91522</text:p>
          </table:table-cell>
          <table:table-cell office:value-type="float" office:value="12.45471" calcext:value-type="float">
            <text:p>12.45471</text:p>
          </table:table-cell>
          <table:table-cell office:value-type="float" office:value="12.27951" calcext:value-type="float">
            <text:p>12.27951</text:p>
          </table:table-cell>
          <table:table-cell office:value-type="float" office:value="11.20282" calcext:value-type="float">
            <text:p>11.20282</text:p>
          </table:table-cell>
          <table:table-cell office:value-type="float" office:value="11.06876" calcext:value-type="float">
            <text:p>11.06876</text:p>
          </table:table-cell>
          <table:table-cell office:value-type="float" office:value="10.34753" calcext:value-type="float">
            <text:p>10.34753</text:p>
          </table:table-cell>
          <table:table-cell office:value-type="float" office:value="10.22919" calcext:value-type="float">
            <text:p>10.22919</text:p>
          </table:table-cell>
          <table:table-cell office:value-type="float" office:value="9.961243" calcext:value-type="float">
            <text:p>9.961243</text:p>
          </table:table-cell>
          <table:table-cell office:value-type="float" office:value="9.847168" calcext:value-type="float">
            <text:p>9.847168</text:p>
          </table:table-cell>
          <table:table-cell office:value-type="float" office:value="52.57578" calcext:value-type="float">
            <text:p>52.57578</text:p>
          </table:table-cell>
          <table:table-cell office:value-type="float" office:value="21.1557" calcext:value-type="float">
            <text:p>21.15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24.49259" calcext:value-type="float">
            <text:p>24.49259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7.47632" calcext:value-type="float">
            <text:p>17.47632</text:p>
          </table:table-cell>
          <table:table-cell office:value-type="float" office:value="1.730616" calcext:value-type="float">
            <text:p>1.730616</text:p>
          </table:table-cell>
          <table:table-cell office:value-type="float" office:value="1.445281" calcext:value-type="float">
            <text:p>1.445281</text:p>
          </table:table-cell>
          <table:table-cell office:value-type="float" office:value="381.2352" calcext:value-type="float">
            <text:p>381.2352</text:p>
          </table:table-cell>
          <table:table-cell office:value-type="float" office:value="0" calcext:value-type="float">
            <text:p>0</text:p>
          </table:table-cell>
          <table:table-cell office:value-type="float" office:value="53.71442" calcext:value-type="float">
            <text:p>53.71442</text:p>
          </table:table-cell>
          <table:table-cell office:value-type="float" office:value="19.31943" calcext:value-type="float">
            <text:p>19.31943</text:p>
          </table:table-cell>
          <table:table-cell office:value-type="float" office:value="41.8877" calcext:value-type="float">
            <text:p>41.8877</text:p>
          </table:table-cell>
          <table:table-cell office:value-type="float" office:value="22.77179" calcext:value-type="float">
            <text:p>22.77179</text:p>
          </table:table-cell>
          <table:table-cell office:value-type="float" office:value="36.67947" calcext:value-type="float">
            <text:p>36.67947</text:p>
          </table:table-cell>
          <table:table-cell office:value-type="float" office:value="24.2489" calcext:value-type="float">
            <text:p>24.2489</text:p>
          </table:table-cell>
          <table:table-cell office:value-type="float" office:value="32.47308" calcext:value-type="float">
            <text:p>32.47308</text:p>
          </table:table-cell>
          <table:table-cell office:value-type="float" office:value="24.86938" calcext:value-type="float">
            <text:p>24.86938</text:p>
          </table:table-cell>
          <table:table-cell office:value-type="float" office:value="29.82428" calcext:value-type="float">
            <text:p>29.82428</text:p>
          </table:table-cell>
          <table:table-cell office:value-type="float" office:value="24.85663" calcext:value-type="float">
            <text:p>24.85663</text:p>
          </table:table-cell>
          <table:table-cell office:value-type="float" office:value="27.13217" calcext:value-type="float">
            <text:p>27.13217</text:p>
          </table:table-cell>
          <table:table-cell office:value-type="float" office:value="24.43149" calcext:value-type="float">
            <text:p>24.43149</text:p>
          </table:table-cell>
          <table:table-cell office:value-type="float" office:value="24.90784" calcext:value-type="float">
            <text:p>24.90784</text:p>
          </table:table-cell>
          <table:table-cell office:value-type="float" office:value="23.28094" calcext:value-type="float">
            <text:p>23.28094</text:p>
          </table:table-cell>
          <table:table-cell office:value-type="float" office:value="21.57446" calcext:value-type="float">
            <text:p>21.57446</text:p>
          </table:table-cell>
          <table:table-cell office:value-type="float" office:value="20.75455" calcext:value-type="float">
            <text:p>20.75455</text:p>
          </table:table-cell>
          <table:table-cell office:value-type="float" office:value="17.71844" calcext:value-type="float">
            <text:p>17.71844</text:p>
          </table:table-cell>
          <table:table-cell office:value-type="float" office:value="17.08813" calcext:value-type="float">
            <text:p>17.08813</text:p>
          </table:table-cell>
          <table:table-cell office:value-type="float" office:value="14.51846" calcext:value-type="float">
            <text:p>14.51846</text:p>
          </table:table-cell>
          <table:table-cell office:value-type="float" office:value="14.18942" calcext:value-type="float">
            <text:p>14.18942</text:p>
          </table:table-cell>
          <table:table-cell office:value-type="float" office:value="12.6593" calcext:value-type="float">
            <text:p>12.6593</text:p>
          </table:table-cell>
          <table:table-cell office:value-type="float" office:value="12.4567" calcext:value-type="float">
            <text:p>12.4567</text:p>
          </table:table-cell>
          <table:table-cell office:value-type="float" office:value="11.34735" calcext:value-type="float">
            <text:p>11.34735</text:p>
          </table:table-cell>
          <table:table-cell office:value-type="float" office:value="11.20432" calcext:value-type="float">
            <text:p>11.20432</text:p>
          </table:table-cell>
          <table:table-cell office:value-type="float" office:value="10.47018" calcext:value-type="float">
            <text:p>10.47018</text:p>
          </table:table-cell>
          <table:table-cell office:value-type="float" office:value="10.34882" calcext:value-type="float">
            <text:p>10.34882</text:p>
          </table:table-cell>
          <table:table-cell office:value-type="float" office:value="10.07556" calcext:value-type="float">
            <text:p>10.07556</text:p>
          </table:table-cell>
          <table:table-cell office:value-type="float" office:value="9.962433" calcext:value-type="float">
            <text:p>9.962433</text:p>
          </table:table-cell>
          <table:table-cell office:value-type="float" office:value="53.71426" calcext:value-type="float">
            <text:p>53.71426</text:p>
          </table:table-cell>
          <table:table-cell office:value-type="float" office:value="19.31946" calcext:value-type="float">
            <text:p>19.319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22.50572" calcext:value-type="float">
            <text:p>22.50572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7.45686" calcext:value-type="float">
            <text:p>17.45686</text:p>
          </table:table-cell>
          <table:table-cell office:value-type="float" office:value="1.636093" calcext:value-type="float">
            <text:p>1.636093</text:p>
          </table:table-cell>
          <table:table-cell office:value-type="float" office:value="1.277612" calcext:value-type="float">
            <text:p>1.277612</text:p>
          </table:table-cell>
          <table:table-cell office:value-type="float" office:value="376.2807" calcext:value-type="float">
            <text:p>376.2807</text:p>
          </table:table-cell>
          <table:table-cell office:value-type="float" office:value="0" calcext:value-type="float">
            <text:p>0</text:p>
          </table:table-cell>
          <table:table-cell office:value-type="float" office:value="49.29065" calcext:value-type="float">
            <text:p>49.29065</text:p>
          </table:table-cell>
          <table:table-cell office:value-type="float" office:value="19.1713" calcext:value-type="float">
            <text:p>19.1713</text:p>
          </table:table-cell>
          <table:table-cell office:value-type="float" office:value="39.14395" calcext:value-type="float">
            <text:p>39.14395</text:p>
          </table:table-cell>
          <table:table-cell office:value-type="float" office:value="22.65991" calcext:value-type="float">
            <text:p>22.65991</text:p>
          </table:table-cell>
          <table:table-cell office:value-type="float" office:value="34.77783" calcext:value-type="float">
            <text:p>34.77783</text:p>
          </table:table-cell>
          <table:table-cell office:value-type="float" office:value="24.23831" calcext:value-type="float">
            <text:p>24.23831</text:p>
          </table:table-cell>
          <table:table-cell office:value-type="float" office:value="31.285" calcext:value-type="float">
            <text:p>31.285</text:p>
          </table:table-cell>
          <table:table-cell office:value-type="float" office:value="25.004" calcext:value-type="float">
            <text:p>25.004</text:p>
          </table:table-cell>
          <table:table-cell office:value-type="float" office:value="29.08426" calcext:value-type="float">
            <text:p>29.08426</text:p>
          </table:table-cell>
          <table:table-cell office:value-type="float" office:value="25.10861" calcext:value-type="float">
            <text:p>25.10861</text:p>
          </table:table-cell>
          <table:table-cell office:value-type="float" office:value="26.9776" calcext:value-type="float">
            <text:p>26.9776</text:p>
          </table:table-cell>
          <table:table-cell office:value-type="float" office:value="24.81006" calcext:value-type="float">
            <text:p>24.81006</text:p>
          </table:table-cell>
          <table:table-cell office:value-type="float" office:value="24.92252" calcext:value-type="float">
            <text:p>24.92252</text:p>
          </table:table-cell>
          <table:table-cell office:value-type="float" office:value="23.78705" calcext:value-type="float">
            <text:p>23.78705</text:p>
          </table:table-cell>
          <table:table-cell office:value-type="float" office:value="22.08017" calcext:value-type="float">
            <text:p>22.08017</text:p>
          </table:table-cell>
          <table:table-cell office:value-type="float" office:value="21.5889" calcext:value-type="float">
            <text:p>21.5889</text:p>
          </table:table-cell>
          <table:table-cell office:value-type="float" office:value="18.2984" calcext:value-type="float">
            <text:p>18.2984</text:p>
          </table:table-cell>
          <table:table-cell office:value-type="float" office:value="17.7251" calcext:value-type="float">
            <text:p>17.7251</text:p>
          </table:table-cell>
          <table:table-cell office:value-type="float" office:value="14.88574" calcext:value-type="float">
            <text:p>14.88574</text:p>
          </table:table-cell>
          <table:table-cell office:value-type="float" office:value="14.52213" calcext:value-type="float">
            <text:p>14.52213</text:p>
          </table:table-cell>
          <table:table-cell office:value-type="float" office:value="12.89172" calcext:value-type="float">
            <text:p>12.89172</text:p>
          </table:table-cell>
          <table:table-cell office:value-type="float" office:value="12.66156" calcext:value-type="float">
            <text:p>12.66156</text:p>
          </table:table-cell>
          <table:table-cell office:value-type="float" office:value="11.50693" calcext:value-type="float">
            <text:p>11.50693</text:p>
          </table:table-cell>
          <table:table-cell office:value-type="float" office:value="11.34897" calcext:value-type="float">
            <text:p>11.34897</text:p>
          </table:table-cell>
          <table:table-cell office:value-type="float" office:value="10.59708" calcext:value-type="float">
            <text:p>10.59708</text:p>
          </table:table-cell>
          <table:table-cell office:value-type="float" office:value="10.47147" calcext:value-type="float">
            <text:p>10.47147</text:p>
          </table:table-cell>
          <table:table-cell office:value-type="float" office:value="10.18994" calcext:value-type="float">
            <text:p>10.18994</text:p>
          </table:table-cell>
          <table:table-cell office:value-type="float" office:value="10.07675" calcext:value-type="float">
            <text:p>10.07675</text:p>
          </table:table-cell>
          <table:table-cell office:value-type="float" office:value="49.2905" calcext:value-type="float">
            <text:p>49.2905</text:p>
          </table:table-cell>
          <table:table-cell office:value-type="float" office:value="19.17136" calcext:value-type="float">
            <text:p>19.171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21.6769" calcext:value-type="float">
            <text:p>21.6769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14.96381" calcext:value-type="float">
            <text:p>14.96381</text:p>
          </table:table-cell>
          <table:table-cell office:value-type="float" office:value="1.477321" calcext:value-type="float">
            <text:p>1.477321</text:p>
          </table:table-cell>
          <table:table-cell office:value-type="float" office:value="1.151548" calcext:value-type="float">
            <text:p>1.151548</text:p>
          </table:table-cell>
          <table:table-cell office:value-type="float" office:value="375.7631" calcext:value-type="float">
            <text:p>375.7631</text:p>
          </table:table-cell>
          <table:table-cell office:value-type="float" office:value="0.8255" calcext:value-type="float">
            <text:p>0.8255</text:p>
          </table:table-cell>
          <table:table-cell office:value-type="float" office:value="47.27405" calcext:value-type="float">
            <text:p>47.27405</text:p>
          </table:table-cell>
          <table:table-cell office:value-type="float" office:value="15.89417" calcext:value-type="float">
            <text:p>15.89417</text:p>
          </table:table-cell>
          <table:table-cell office:value-type="float" office:value="37.54453" calcext:value-type="float">
            <text:p>37.54453</text:p>
          </table:table-cell>
          <table:table-cell office:value-type="float" office:value="20.90067" calcext:value-type="float">
            <text:p>20.90067</text:p>
          </table:table-cell>
          <table:table-cell office:value-type="float" office:value="33.44818" calcext:value-type="float">
            <text:p>33.44818</text:p>
          </table:table-cell>
          <table:table-cell office:value-type="float" office:value="22.80719" calcext:value-type="float">
            <text:p>22.80719</text:p>
          </table:table-cell>
          <table:table-cell office:value-type="float" office:value="30.23386" calcext:value-type="float">
            <text:p>30.23386</text:p>
          </table:table-cell>
          <table:table-cell office:value-type="float" office:value="23.91696" calcext:value-type="float">
            <text:p>23.91696</text:p>
          </table:table-cell>
          <table:table-cell office:value-type="float" office:value="28.255" calcext:value-type="float">
            <text:p>28.255</text:p>
          </table:table-cell>
          <table:table-cell office:value-type="float" office:value="24.28348" calcext:value-type="float">
            <text:p>24.28348</text:p>
          </table:table-cell>
          <table:table-cell office:value-type="float" office:value="26.58682" calcext:value-type="float">
            <text:p>26.58682</text:p>
          </table:table-cell>
          <table:table-cell office:value-type="float" office:value="24.29083" calcext:value-type="float">
            <text:p>24.29083</text:p>
          </table:table-cell>
          <table:table-cell office:value-type="float" office:value="24.91956" calcext:value-type="float">
            <text:p>24.91956</text:p>
          </table:table-cell>
          <table:table-cell office:value-type="float" office:value="23.57584" calcext:value-type="float">
            <text:p>23.57584</text:p>
          </table:table-cell>
          <table:table-cell office:value-type="float" office:value="22.21841" calcext:value-type="float">
            <text:p>22.21841</text:p>
          </table:table-cell>
          <table:table-cell office:value-type="float" office:value="22.05945" calcext:value-type="float">
            <text:p>22.05945</text:p>
          </table:table-cell>
          <table:table-cell office:value-type="float" office:value="18.72644" calcext:value-type="float">
            <text:p>18.72644</text:p>
          </table:table-cell>
          <table:table-cell office:value-type="float" office:value="18.30389" calcext:value-type="float">
            <text:p>18.30389</text:p>
          </table:table-cell>
          <table:table-cell office:value-type="float" office:value="15.25394" calcext:value-type="float">
            <text:p>15.25394</text:p>
          </table:table-cell>
          <table:table-cell office:value-type="float" office:value="14.88962" calcext:value-type="float">
            <text:p>14.88962</text:p>
          </table:table-cell>
          <table:table-cell office:value-type="float" office:value="13.14493" calcext:value-type="float">
            <text:p>13.14493</text:p>
          </table:table-cell>
          <table:table-cell office:value-type="float" office:value="12.89429" calcext:value-type="float">
            <text:p>12.89429</text:p>
          </table:table-cell>
          <table:table-cell office:value-type="float" office:value="11.67963" calcext:value-type="float">
            <text:p>11.67963</text:p>
          </table:table-cell>
          <table:table-cell office:value-type="float" office:value="11.50864" calcext:value-type="float">
            <text:p>11.50864</text:p>
          </table:table-cell>
          <table:table-cell office:value-type="float" office:value="10.72961" calcext:value-type="float">
            <text:p>10.72961</text:p>
          </table:table-cell>
          <table:table-cell office:value-type="float" office:value="10.59839" calcext:value-type="float">
            <text:p>10.59839</text:p>
          </table:table-cell>
          <table:table-cell office:value-type="float" office:value="10.3067" calcext:value-type="float">
            <text:p>10.3067</text:p>
          </table:table-cell>
          <table:table-cell office:value-type="float" office:value="10.19113" calcext:value-type="float">
            <text:p>10.19113</text:p>
          </table:table-cell>
          <table:table-cell office:value-type="float" office:value="47.27393" calcext:value-type="float">
            <text:p>47.27393</text:p>
          </table:table-cell>
          <table:table-cell office:value-type="float" office:value="16.32114" calcext:value-type="float">
            <text:p>16.321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25.62072" calcext:value-type="float">
            <text:p>25.6207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1.49522" calcext:value-type="float">
            <text:p>11.49522</text:p>
          </table:table-cell>
          <table:table-cell office:value-type="float" office:value="1.487545" calcext:value-type="float">
            <text:p>1.487545</text:p>
          </table:table-cell>
          <table:table-cell office:value-type="float" office:value="1.1041" calcext:value-type="float">
            <text:p>1.1041</text:p>
          </table:table-cell>
          <table:table-cell office:value-type="float" office:value="366.8433" calcext:value-type="float">
            <text:p>366.8433</text:p>
          </table:table-cell>
          <table:table-cell office:value-type="float" office:value="12.319" calcext:value-type="float">
            <text:p>12.319</text:p>
          </table:table-cell>
          <table:table-cell office:value-type="float" office:value="47.46432" calcext:value-type="float">
            <text:p>47.46432</text:p>
          </table:table-cell>
          <table:table-cell office:value-type="float" office:value="12.96677" calcext:value-type="float">
            <text:p>12.96677</text:p>
          </table:table-cell>
          <table:table-cell office:value-type="float" office:value="35.85843" calcext:value-type="float">
            <text:p>35.85843</text:p>
          </table:table-cell>
          <table:table-cell office:value-type="float" office:value="16.54391" calcext:value-type="float">
            <text:p>16.54391</text:p>
          </table:table-cell>
          <table:table-cell office:value-type="float" office:value="31.52982" calcext:value-type="float">
            <text:p>31.52982</text:p>
          </table:table-cell>
          <table:table-cell office:value-type="float" office:value="19.60001" calcext:value-type="float">
            <text:p>19.60001</text:p>
          </table:table-cell>
          <table:table-cell office:value-type="float" office:value="28.47852" calcext:value-type="float">
            <text:p>28.47852</text:p>
          </table:table-cell>
          <table:table-cell office:value-type="float" office:value="21.64096" calcext:value-type="float">
            <text:p>21.64096</text:p>
          </table:table-cell>
          <table:table-cell office:value-type="float" office:value="26.73044" calcext:value-type="float">
            <text:p>26.73044</text:p>
          </table:table-cell>
          <table:table-cell office:value-type="float" office:value="22.57498" calcext:value-type="float">
            <text:p>22.57498</text:p>
          </table:table-cell>
          <table:table-cell office:value-type="float" office:value="26.02188" calcext:value-type="float">
            <text:p>26.02188</text:p>
          </table:table-cell>
          <table:table-cell office:value-type="float" office:value="23.10471" calcext:value-type="float">
            <text:p>23.10471</text:p>
          </table:table-cell>
          <table:table-cell office:value-type="float" office:value="24.61542" calcext:value-type="float">
            <text:p>24.61542</text:p>
          </table:table-cell>
          <table:table-cell office:value-type="float" office:value="22.80341" calcext:value-type="float">
            <text:p>22.80341</text:p>
          </table:table-cell>
          <table:table-cell office:value-type="float" office:value="22.26202" calcext:value-type="float">
            <text:p>22.26202</text:p>
          </table:table-cell>
          <table:table-cell office:value-type="float" office:value="21.8429" calcext:value-type="float">
            <text:p>21.8429</text:p>
          </table:table-cell>
          <table:table-cell office:value-type="float" office:value="18.96603" calcext:value-type="float">
            <text:p>18.96603</text:p>
          </table:table-cell>
          <table:table-cell office:value-type="float" office:value="18.73019" calcext:value-type="float">
            <text:p>18.73019</text:p>
          </table:table-cell>
          <table:table-cell office:value-type="float" office:value="15.58829" calcext:value-type="float">
            <text:p>15.58829</text:p>
          </table:table-cell>
          <table:table-cell office:value-type="float" office:value="15.25763" calcext:value-type="float">
            <text:p>15.25763</text:p>
          </table:table-cell>
          <table:table-cell office:value-type="float" office:value="13.40488" calcext:value-type="float">
            <text:p>13.40488</text:p>
          </table:table-cell>
          <table:table-cell office:value-type="float" office:value="13.14761" calcext:value-type="float">
            <text:p>13.14761</text:p>
          </table:table-cell>
          <table:table-cell office:value-type="float" office:value="11.86444" calcext:value-type="float">
            <text:p>11.86444</text:p>
          </table:table-cell>
          <table:table-cell office:value-type="float" office:value="11.68152" calcext:value-type="float">
            <text:p>11.68152</text:p>
          </table:table-cell>
          <table:table-cell office:value-type="float" office:value="10.86865" calcext:value-type="float">
            <text:p>10.86865</text:p>
          </table:table-cell>
          <table:table-cell office:value-type="float" office:value="10.73102" calcext:value-type="float">
            <text:p>10.73102</text:p>
          </table:table-cell>
          <table:table-cell office:value-type="float" office:value="10.42545" calcext:value-type="float">
            <text:p>10.42545</text:p>
          </table:table-cell>
          <table:table-cell office:value-type="float" office:value="10.30792" calcext:value-type="float">
            <text:p>10.30792</text:p>
          </table:table-cell>
          <table:table-cell office:value-type="float" office:value="47.4642" calcext:value-type="float">
            <text:p>47.4642</text:p>
          </table:table-cell>
          <table:table-cell office:value-type="float" office:value="12.9668" calcext:value-type="float">
            <text:p>12.96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19.14681" calcext:value-type="float">
            <text:p>19.14681</text:p>
          </table:table-cell>
          <table:table-cell office:value-type="float" office:value="17.98399" calcext:value-type="float">
            <text:p>17.98399</text:p>
          </table:table-cell>
          <table:table-cell office:value-type="float" office:value="11.78843" calcext:value-type="float">
            <text:p>11.78843</text:p>
          </table:table-cell>
          <table:table-cell office:value-type="float" office:value="1.237502" calcext:value-type="float">
            <text:p>1.237502</text:p>
          </table:table-cell>
          <table:table-cell office:value-type="float" office:value="0.9882124" calcext:value-type="float">
            <text:p>0.9882124</text:p>
          </table:table-cell>
          <table:table-cell office:value-type="float" office:value="366.3107" calcext:value-type="float">
            <text:p>366.3107</text:p>
          </table:table-cell>
          <table:table-cell office:value-type="float" office:value="29.5275" calcext:value-type="float">
            <text:p>29.5275</text:p>
          </table:table-cell>
          <table:table-cell office:value-type="float" office:value="27.66782" calcext:value-type="float">
            <text:p>27.66782</text:p>
          </table:table-cell>
          <table:table-cell office:value-type="float" office:value="12.05823" calcext:value-type="float">
            <text:p>12.05823</text:p>
          </table:table-cell>
          <table:table-cell office:value-type="float" office:value="24.98099" calcext:value-type="float">
            <text:p>24.98099</text:p>
          </table:table-cell>
          <table:table-cell office:value-type="float" office:value="15.51459" calcext:value-type="float">
            <text:p>15.51459</text:p>
          </table:table-cell>
          <table:table-cell office:value-type="float" office:value="24.06848" calcext:value-type="float">
            <text:p>24.06848</text:p>
          </table:table-cell>
          <table:table-cell office:value-type="float" office:value="18.05243" calcext:value-type="float">
            <text:p>18.05243</text:p>
          </table:table-cell>
          <table:table-cell office:value-type="float" office:value="25.60931" calcext:value-type="float">
            <text:p>25.60931</text:p>
          </table:table-cell>
          <table:table-cell office:value-type="float" office:value="19.73541" calcext:value-type="float">
            <text:p>19.73541</text:p>
          </table:table-cell>
          <table:table-cell office:value-type="float" office:value="25.56747" calcext:value-type="float">
            <text:p>25.56747</text:p>
          </table:table-cell>
          <table:table-cell office:value-type="float" office:value="20.74365" calcext:value-type="float">
            <text:p>20.74365</text:p>
          </table:table-cell>
          <table:table-cell office:value-type="float" office:value="24.96323" calcext:value-type="float">
            <text:p>24.96323</text:p>
          </table:table-cell>
          <table:table-cell office:value-type="float" office:value="21.5177" calcext:value-type="float">
            <text:p>21.5177</text:p>
          </table:table-cell>
          <table:table-cell office:value-type="float" office:value="23.80087" calcext:value-type="float">
            <text:p>23.80087</text:p>
          </table:table-cell>
          <table:table-cell office:value-type="float" office:value="21.56277" calcext:value-type="float">
            <text:p>21.56277</text:p>
          </table:table-cell>
          <table:table-cell office:value-type="float" office:value="21.92511" calcext:value-type="float">
            <text:p>21.92511</text:p>
          </table:table-cell>
          <table:table-cell office:value-type="float" office:value="21.12976" calcext:value-type="float">
            <text:p>21.12976</text:p>
          </table:table-cell>
          <table:table-cell office:value-type="float" office:value="19.03137" calcext:value-type="float">
            <text:p>19.03137</text:p>
          </table:table-cell>
          <table:table-cell office:value-type="float" office:value="18.9675" calcext:value-type="float">
            <text:p>18.9675</text:p>
          </table:table-cell>
          <table:table-cell office:value-type="float" office:value="15.86078" calcext:value-type="float">
            <text:p>15.86078</text:p>
          </table:table-cell>
          <table:table-cell office:value-type="float" office:value="15.59143" calcext:value-type="float">
            <text:p>15.59143</text:p>
          </table:table-cell>
          <table:table-cell office:value-type="float" office:value="13.65527" calcext:value-type="float">
            <text:p>13.65527</text:p>
          </table:table-cell>
          <table:table-cell office:value-type="float" office:value="13.40756" calcext:value-type="float">
            <text:p>13.40756</text:p>
          </table:table-cell>
          <table:table-cell office:value-type="float" office:value="12.0574" calcext:value-type="float">
            <text:p>12.0574</text:p>
          </table:table-cell>
          <table:table-cell office:value-type="float" office:value="11.86554" calcext:value-type="float">
            <text:p>11.86554</text:p>
          </table:table-cell>
          <table:table-cell office:value-type="float" office:value="11.0137" calcext:value-type="float">
            <text:p>11.0137</text:p>
          </table:table-cell>
          <table:table-cell office:value-type="float" office:value="10.87012" calcext:value-type="float">
            <text:p>10.87012</text:p>
          </table:table-cell>
          <table:table-cell office:value-type="float" office:value="10.54724" calcext:value-type="float">
            <text:p>10.54724</text:p>
          </table:table-cell>
          <table:table-cell office:value-type="float" office:value="10.4267" calcext:value-type="float">
            <text:p>10.4267</text:p>
          </table:table-cell>
          <table:table-cell office:value-type="float" office:value="29.52286" calcext:value-type="float">
            <text:p>29.52286</text:p>
          </table:table-cell>
          <table:table-cell office:value-type="float" office:value="9.37262" calcext:value-type="float">
            <text:p>9.372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13.99515" calcext:value-type="float">
            <text:p>13.99515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9.438512" calcext:value-type="float">
            <text:p>9.438512</text:p>
          </table:table-cell>
          <table:table-cell office:value-type="float" office:value="1.054934" calcext:value-type="float">
            <text:p>1.054934</text:p>
          </table:table-cell>
          <table:table-cell office:value-type="float" office:value="0.9177124" calcext:value-type="float">
            <text:p>0.9177124</text:p>
          </table:table-cell>
          <table:table-cell office:value-type="float" office:value="361.1193" calcext:value-type="float">
            <text:p>361.1193</text:p>
          </table:table-cell>
          <table:table-cell office:value-type="float" office:value="0" calcext:value-type="float">
            <text:p>0</text:p>
          </table:table-cell>
          <table:table-cell office:value-type="float" office:value="22.88293" calcext:value-type="float">
            <text:p>22.88293</text:p>
          </table:table-cell>
          <table:table-cell office:value-type="float" office:value="9.725983" calcext:value-type="float">
            <text:p>9.725983</text:p>
          </table:table-cell>
          <table:table-cell office:value-type="float" office:value="20.94626" calcext:value-type="float">
            <text:p>20.94626</text:p>
          </table:table-cell>
          <table:table-cell office:value-type="float" office:value="12.77509" calcext:value-type="float">
            <text:p>12.77509</text:p>
          </table:table-cell>
          <table:table-cell office:value-type="float" office:value="20.04575" calcext:value-type="float">
            <text:p>20.04575</text:p>
          </table:table-cell>
          <table:table-cell office:value-type="float" office:value="15.29608" calcext:value-type="float">
            <text:p>15.29608</text:p>
          </table:table-cell>
          <table:table-cell office:value-type="float" office:value="19.80405" calcext:value-type="float">
            <text:p>19.80405</text:p>
          </table:table-cell>
          <table:table-cell office:value-type="float" office:value="17.14459" calcext:value-type="float">
            <text:p>17.14459</text:p>
          </table:table-cell>
          <table:table-cell office:value-type="float" office:value="20.6636" calcext:value-type="float">
            <text:p>20.6636</text:p>
          </table:table-cell>
          <table:table-cell office:value-type="float" office:value="18.21838" calcext:value-type="float">
            <text:p>18.21838</text:p>
          </table:table-cell>
          <table:table-cell office:value-type="float" office:value="21.46851" calcext:value-type="float">
            <text:p>21.46851</text:p>
          </table:table-cell>
          <table:table-cell office:value-type="float" office:value="19.20218" calcext:value-type="float">
            <text:p>19.20218</text:p>
          </table:table-cell>
          <table:table-cell office:value-type="float" office:value="21.53909" calcext:value-type="float">
            <text:p>21.53909</text:p>
          </table:table-cell>
          <table:table-cell office:value-type="float" office:value="19.58984" calcext:value-type="float">
            <text:p>19.58984</text:p>
          </table:table-cell>
          <table:table-cell office:value-type="float" office:value="21.12109" calcext:value-type="float">
            <text:p>21.12109</text:p>
          </table:table-cell>
          <table:table-cell office:value-type="float" office:value="19.83798" calcext:value-type="float">
            <text:p>19.83798</text:p>
          </table:table-cell>
          <table:table-cell office:value-type="float" office:value="18.99582" calcext:value-type="float">
            <text:p>18.99582</text:p>
          </table:table-cell>
          <table:table-cell office:value-type="float" office:value="18.70071" calcext:value-type="float">
            <text:p>18.70071</text:p>
          </table:table-cell>
          <table:table-cell office:value-type="float" office:value="16.03336" calcext:value-type="float">
            <text:p>16.03336</text:p>
          </table:table-cell>
          <table:table-cell office:value-type="float" office:value="15.86316" calcext:value-type="float">
            <text:p>15.86316</text:p>
          </table:table-cell>
          <table:table-cell office:value-type="float" office:value="13.88049" calcext:value-type="float">
            <text:p>13.88049</text:p>
          </table:table-cell>
          <table:table-cell office:value-type="float" office:value="13.65781" calcext:value-type="float">
            <text:p>13.65781</text:p>
          </table:table-cell>
          <table:table-cell office:value-type="float" office:value="12.25235" calcext:value-type="float">
            <text:p>12.25235</text:p>
          </table:table-cell>
          <table:table-cell office:value-type="float" office:value="12.05942" calcext:value-type="float">
            <text:p>12.05942</text:p>
          </table:table-cell>
          <table:table-cell office:value-type="float" office:value="11.16409" calcext:value-type="float">
            <text:p>11.16409</text:p>
          </table:table-cell>
          <table:table-cell office:value-type="float" office:value="11.0152" calcext:value-type="float">
            <text:p>11.0152</text:p>
          </table:table-cell>
          <table:table-cell office:value-type="float" office:value="10.67328" calcext:value-type="float">
            <text:p>10.67328</text:p>
          </table:table-cell>
          <table:table-cell office:value-type="float" office:value="10.54852" calcext:value-type="float">
            <text:p>10.54852</text:p>
          </table:table-cell>
          <table:table-cell office:value-type="float" office:value="24.3996" calcext:value-type="float">
            <text:p>24.3996</text:p>
          </table:table-cell>
          <table:table-cell office:value-type="float" office:value="7.395203" calcext:value-type="float">
            <text:p>7.3952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19.30846" calcext:value-type="float">
            <text:p>19.30846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7.962697" calcext:value-type="float">
            <text:p>7.962697</text:p>
          </table:table-cell>
          <table:table-cell office:value-type="float" office:value="1.108292" calcext:value-type="float">
            <text:p>1.108292</text:p>
          </table:table-cell>
          <table:table-cell office:value-type="float" office:value="0.9202941" calcext:value-type="float">
            <text:p>0.9202941</text:p>
          </table:table-cell>
          <table:table-cell office:value-type="float" office:value="357.9377" calcext:value-type="float">
            <text:p>357.9377</text:p>
          </table:table-cell>
          <table:table-cell office:value-type="float" office:value="0.1905" calcext:value-type="float">
            <text:p>0.1905</text:p>
          </table:table-cell>
          <table:table-cell office:value-type="float" office:value="27.16318" calcext:value-type="float">
            <text:p>27.16318</text:p>
          </table:table-cell>
          <table:table-cell office:value-type="float" office:value="8.194031" calcext:value-type="float">
            <text:p>8.194031</text:p>
          </table:table-cell>
          <table:table-cell office:value-type="float" office:value="23.36005" calcext:value-type="float">
            <text:p>23.36005</text:p>
          </table:table-cell>
          <table:table-cell office:value-type="float" office:value="10.71182" calcext:value-type="float">
            <text:p>10.71182</text:p>
          </table:table-cell>
          <table:table-cell office:value-type="float" office:value="21.22891" calcext:value-type="float">
            <text:p>21.22891</text:p>
          </table:table-cell>
          <table:table-cell office:value-type="float" office:value="13.14905" calcext:value-type="float">
            <text:p>13.14905</text:p>
          </table:table-cell>
          <table:table-cell office:value-type="float" office:value="19.92462" calcext:value-type="float">
            <text:p>19.92462</text:p>
          </table:table-cell>
          <table:table-cell office:value-type="float" office:value="15.13904" calcext:value-type="float">
            <text:p>15.13904</text:p>
          </table:table-cell>
          <table:table-cell office:value-type="float" office:value="19.31445" calcext:value-type="float">
            <text:p>19.31445</text:p>
          </table:table-cell>
          <table:table-cell office:value-type="float" office:value="16.34802" calcext:value-type="float">
            <text:p>16.34802</text:p>
          </table:table-cell>
          <table:table-cell office:value-type="float" office:value="19.16522" calcext:value-type="float">
            <text:p>19.16522</text:p>
          </table:table-cell>
          <table:table-cell office:value-type="float" office:value="17.52246" calcext:value-type="float">
            <text:p>17.52246</text:p>
          </table:table-cell>
          <table:table-cell office:value-type="float" office:value="19.57117" calcext:value-type="float">
            <text:p>19.57117</text:p>
          </table:table-cell>
          <table:table-cell office:value-type="float" office:value="18.24243" calcext:value-type="float">
            <text:p>18.24243</text:p>
          </table:table-cell>
          <table:table-cell office:value-type="float" office:value="19.8277" calcext:value-type="float">
            <text:p>19.8277</text:p>
          </table:table-cell>
          <table:table-cell office:value-type="float" office:value="18.77786" calcext:value-type="float">
            <text:p>18.77786</text:p>
          </table:table-cell>
          <table:table-cell office:value-type="float" office:value="18.69635" calcext:value-type="float">
            <text:p>18.69635</text:p>
          </table:table-cell>
          <table:table-cell office:value-type="float" office:value="18.20636" calcext:value-type="float">
            <text:p>18.20636</text:p>
          </table:table-cell>
          <table:table-cell office:value-type="float" office:value="16.08322" calcext:value-type="float">
            <text:p>16.08322</text:p>
          </table:table-cell>
          <table:table-cell office:value-type="float" office:value="16.03448" calcext:value-type="float">
            <text:p>16.03448</text:p>
          </table:table-cell>
          <table:table-cell office:value-type="float" office:value="14.06021" calcext:value-type="float">
            <text:p>14.06021</text:p>
          </table:table-cell>
          <table:table-cell office:value-type="float" office:value="13.8826" calcext:value-type="float">
            <text:p>13.8826</text:p>
          </table:table-cell>
          <table:table-cell office:value-type="float" office:value="12.43982" calcext:value-type="float">
            <text:p>12.43982</text:p>
          </table:table-cell>
          <table:table-cell office:value-type="float" office:value="12.25433" calcext:value-type="float">
            <text:p>12.25433</text:p>
          </table:table-cell>
          <table:table-cell office:value-type="float" office:value="11.31839" calcext:value-type="float">
            <text:p>11.31839</text:p>
          </table:table-cell>
          <table:table-cell office:value-type="float" office:value="11.16571" calcext:value-type="float">
            <text:p>11.16571</text:p>
          </table:table-cell>
          <table:table-cell office:value-type="float" office:value="10.80371" calcext:value-type="float">
            <text:p>10.80371</text:p>
          </table:table-cell>
          <table:table-cell office:value-type="float" office:value="10.67462" calcext:value-type="float">
            <text:p>10.67462</text:p>
          </table:table-cell>
          <table:table-cell office:value-type="float" office:value="29.39874" calcext:value-type="float">
            <text:p>29.39874</text:p>
          </table:table-cell>
          <table:table-cell office:value-type="float" office:value="6.03952" calcext:value-type="float">
            <text:p>6.039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20.43013" calcext:value-type="float">
            <text:p>20.43013</text:p>
          </table:table-cell>
          <table:table-cell office:value-type="float" office:value="12.98399" calcext:value-type="float">
            <text:p>12.98399</text:p>
          </table:table-cell>
          <table:table-cell office:value-type="float" office:value="8.432396" calcext:value-type="float">
            <text:p>8.432396</text:p>
          </table:table-cell>
          <table:table-cell office:value-type="float" office:value="0.9875587" calcext:value-type="float">
            <text:p>0.9875587</text:p>
          </table:table-cell>
          <table:table-cell office:value-type="float" office:value="0.8614271" calcext:value-type="float">
            <text:p>0.8614271</text:p>
          </table:table-cell>
          <table:table-cell office:value-type="float" office:value="353.859" calcext:value-type="float">
            <text:p>353.859</text:p>
          </table:table-cell>
          <table:table-cell office:value-type="float" office:value="0.635" calcext:value-type="float">
            <text:p>0.635</text:p>
          </table:table-cell>
          <table:table-cell office:value-type="float" office:value="25.48279" calcext:value-type="float">
            <text:p>25.48279</text:p>
          </table:table-cell>
          <table:table-cell office:value-type="float" office:value="8.358551" calcext:value-type="float">
            <text:p>8.358551</text:p>
          </table:table-cell>
          <table:table-cell office:value-type="float" office:value="21.93564" calcext:value-type="float">
            <text:p>21.93564</text:p>
          </table:table-cell>
          <table:table-cell office:value-type="float" office:value="10.82318" calcext:value-type="float">
            <text:p>10.82318</text:p>
          </table:table-cell>
          <table:table-cell office:value-type="float" office:value="20.10086" calcext:value-type="float">
            <text:p>20.10086</text:p>
          </table:table-cell>
          <table:table-cell office:value-type="float" office:value="13.17514" calcext:value-type="float">
            <text:p>13.17514</text:p>
          </table:table-cell>
          <table:table-cell office:value-type="float" office:value="18.99686" calcext:value-type="float">
            <text:p>18.99686</text:p>
          </table:table-cell>
          <table:table-cell office:value-type="float" office:value="15.01511" calcext:value-type="float">
            <text:p>15.01511</text:p>
          </table:table-cell>
          <table:table-cell office:value-type="float" office:value="18.49411" calcext:value-type="float">
            <text:p>18.49411</text:p>
          </table:table-cell>
          <table:table-cell office:value-type="float" office:value="16.09055" calcext:value-type="float">
            <text:p>16.09055</text:p>
          </table:table-cell>
          <table:table-cell office:value-type="float" office:value="18.67975" calcext:value-type="float">
            <text:p>18.67975</text:p>
          </table:table-cell>
          <table:table-cell office:value-type="float" office:value="17.09933" calcext:value-type="float">
            <text:p>17.09933</text:p>
          </table:table-cell>
          <table:table-cell office:value-type="float" office:value="18.78058" calcext:value-type="float">
            <text:p>18.78058</text:p>
          </table:table-cell>
          <table:table-cell office:value-type="float" office:value="17.67337" calcext:value-type="float">
            <text:p>17.67337</text:p>
          </table:table-cell>
          <table:table-cell office:value-type="float" office:value="18.77432" calcext:value-type="float">
            <text:p>18.77432</text:p>
          </table:table-cell>
          <table:table-cell office:value-type="float" office:value="18.11237" calcext:value-type="float">
            <text:p>18.11237</text:p>
          </table:table-cell>
          <table:table-cell office:value-type="float" office:value="18.20129" calcext:value-type="float">
            <text:p>18.20129</text:p>
          </table:table-cell>
          <table:table-cell office:value-type="float" office:value="17.73996" calcext:value-type="float">
            <text:p>17.73996</text:p>
          </table:table-cell>
          <table:table-cell office:value-type="float" office:value="16.08289" calcext:value-type="float">
            <text:p>16.08289</text:p>
          </table:table-cell>
          <table:table-cell office:value-type="float" office:value="16.03897" calcext:value-type="float">
            <text:p>16.03897</text:p>
          </table:table-cell>
          <table:table-cell office:value-type="float" office:value="14.18539" calcext:value-type="float">
            <text:p>14.18539</text:p>
          </table:table-cell>
          <table:table-cell office:value-type="float" office:value="14.0618" calcext:value-type="float">
            <text:p>14.0618</text:p>
          </table:table-cell>
          <table:table-cell office:value-type="float" office:value="12.61136" calcext:value-type="float">
            <text:p>12.61136</text:p>
          </table:table-cell>
          <table:table-cell office:value-type="float" office:value="12.44171" calcext:value-type="float">
            <text:p>12.44171</text:p>
          </table:table-cell>
          <table:table-cell office:value-type="float" office:value="11.47269" calcext:value-type="float">
            <text:p>11.47269</text:p>
          </table:table-cell>
          <table:table-cell office:value-type="float" office:value="11.31995" calcext:value-type="float">
            <text:p>11.31995</text:p>
          </table:table-cell>
          <table:table-cell office:value-type="float" office:value="10.93781" calcext:value-type="float">
            <text:p>10.93781</text:p>
          </table:table-cell>
          <table:table-cell office:value-type="float" office:value="10.80511" calcext:value-type="float">
            <text:p>10.80511</text:p>
          </table:table-cell>
          <table:table-cell office:value-type="float" office:value="27.6257" calcext:value-type="float">
            <text:p>27.6257</text:p>
          </table:table-cell>
          <table:table-cell office:value-type="float" office:value="6.412476" calcext:value-type="float">
            <text:p>6.4124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12.73899" calcext:value-type="float">
            <text:p>12.73899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8.440736" calcext:value-type="float">
            <text:p>8.440736</text:p>
          </table:table-cell>
          <table:table-cell office:value-type="float" office:value="1.076197" calcext:value-type="float">
            <text:p>1.076197</text:p>
          </table:table-cell>
          <table:table-cell office:value-type="float" office:value="0.9060975" calcext:value-type="float">
            <text:p>0.9060975</text:p>
          </table:table-cell>
          <table:table-cell office:value-type="float" office:value="354.9607" calcext:value-type="float">
            <text:p>354.9607</text:p>
          </table:table-cell>
          <table:table-cell office:value-type="float" office:value="0.1905" calcext:value-type="float">
            <text:p>0.1905</text:p>
          </table:table-cell>
          <table:table-cell office:value-type="float" office:value="21.43173" calcext:value-type="float">
            <text:p>21.43173</text:p>
          </table:table-cell>
          <table:table-cell office:value-type="float" office:value="7.929413" calcext:value-type="float">
            <text:p>7.929413</text:p>
          </table:table-cell>
          <table:table-cell office:value-type="float" office:value="18.83411" calcext:value-type="float">
            <text:p>18.83411</text:p>
          </table:table-cell>
          <table:table-cell office:value-type="float" office:value="10.56836" calcext:value-type="float">
            <text:p>10.56836</text:p>
          </table:table-cell>
          <table:table-cell office:value-type="float" office:value="17.93085" calcext:value-type="float">
            <text:p>17.93085</text:p>
          </table:table-cell>
          <table:table-cell office:value-type="float" office:value="12.66965" calcext:value-type="float">
            <text:p>12.66965</text:p>
          </table:table-cell>
          <table:table-cell office:value-type="float" office:value="17.39023" calcext:value-type="float">
            <text:p>17.39023</text:p>
          </table:table-cell>
          <table:table-cell office:value-type="float" office:value="14.37384" calcext:value-type="float">
            <text:p>14.37384</text:p>
          </table:table-cell>
          <table:table-cell office:value-type="float" office:value="17.17755" calcext:value-type="float">
            <text:p>17.17755</text:p>
          </table:table-cell>
          <table:table-cell office:value-type="float" office:value="15.38095" calcext:value-type="float">
            <text:p>15.38095</text:p>
          </table:table-cell>
          <table:table-cell office:value-type="float" office:value="17.82306" calcext:value-type="float">
            <text:p>17.82306</text:p>
          </table:table-cell>
          <table:table-cell office:value-type="float" office:value="16.32413" calcext:value-type="float">
            <text:p>16.32413</text:p>
          </table:table-cell>
          <table:table-cell office:value-type="float" office:value="18.03375" calcext:value-type="float">
            <text:p>18.03375</text:p>
          </table:table-cell>
          <table:table-cell office:value-type="float" office:value="16.91367" calcext:value-type="float">
            <text:p>16.91367</text:p>
          </table:table-cell>
          <table:table-cell office:value-type="float" office:value="18.10916" calcext:value-type="float">
            <text:p>18.10916</text:p>
          </table:table-cell>
          <table:table-cell office:value-type="float" office:value="17.41873" calcext:value-type="float">
            <text:p>17.41873</text:p>
          </table:table-cell>
          <table:table-cell office:value-type="float" office:value="17.7355" calcext:value-type="float">
            <text:p>17.7355</text:p>
          </table:table-cell>
          <table:table-cell office:value-type="float" office:value="17.30447" calcext:value-type="float">
            <text:p>17.30447</text:p>
          </table:table-cell>
          <table:table-cell office:value-type="float" office:value="16.03815" calcext:value-type="float">
            <text:p>16.03815</text:p>
          </table:table-cell>
          <table:table-cell office:value-type="float" office:value="15.94083" calcext:value-type="float">
            <text:p>15.94083</text:p>
          </table:table-cell>
          <table:table-cell office:value-type="float" office:value="14.26279" calcext:value-type="float">
            <text:p>14.26279</text:p>
          </table:table-cell>
          <table:table-cell office:value-type="float" office:value="14.18643" calcext:value-type="float">
            <text:p>14.18643</text:p>
          </table:table-cell>
          <table:table-cell office:value-type="float" office:value="12.76132" calcext:value-type="float">
            <text:p>12.76132</text:p>
          </table:table-cell>
          <table:table-cell office:value-type="float" office:value="12.61301" calcext:value-type="float">
            <text:p>12.61301</text:p>
          </table:table-cell>
          <table:table-cell office:value-type="float" office:value="11.62369" calcext:value-type="float">
            <text:p>11.62369</text:p>
          </table:table-cell>
          <table:table-cell office:value-type="float" office:value="11.4743" calcext:value-type="float">
            <text:p>11.4743</text:p>
          </table:table-cell>
          <table:table-cell office:value-type="float" office:value="11.0733" calcext:value-type="float">
            <text:p>11.0733</text:p>
          </table:table-cell>
          <table:table-cell office:value-type="float" office:value="10.93921" calcext:value-type="float">
            <text:p>10.93921</text:p>
          </table:table-cell>
          <table:table-cell office:value-type="float" office:value="34.83868" calcext:value-type="float">
            <text:p>34.83868</text:p>
          </table:table-cell>
          <table:table-cell office:value-type="float" office:value="5.886993" calcext:value-type="float">
            <text:p>5.8869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17.7519" calcext:value-type="float">
            <text:p>17.7519</text:p>
          </table:table-cell>
          <table:table-cell office:value-type="float" office:value="21.7" calcext:value-type="float">
            <text:p>21.7</text:p>
          </table:table-cell>
          <table:table-cell office:value-type="float" office:value="9.6" calcext:value-type="float">
            <text:p>9.6</text:p>
          </table:table-cell>
          <table:table-cell office:value-type="float" office:value="1.120399" calcext:value-type="float">
            <text:p>1.120399</text:p>
          </table:table-cell>
          <table:table-cell office:value-type="float" office:value="0.9129553" calcext:value-type="float">
            <text:p>0.9129553</text:p>
          </table:table-cell>
          <table:table-cell office:value-type="float" office:value="535.14" calcext:value-type="float">
            <text:p>535.14</text:p>
          </table:table-cell>
          <table:table-cell office:value-type="float" office:value="0.127" calcext:value-type="float">
            <text:p>0.127</text:p>
          </table:table-cell>
          <table:table-cell office:value-type="float" office:value="37.91025" calcext:value-type="float">
            <text:p>37.91025</text:p>
          </table:table-cell>
          <table:table-cell office:value-type="float" office:value="9.251404" calcext:value-type="float">
            <text:p>9.251404</text:p>
          </table:table-cell>
          <table:table-cell office:value-type="float" office:value="28.11658" calcext:value-type="float">
            <text:p>28.11658</text:p>
          </table:table-cell>
          <table:table-cell office:value-type="float" office:value="12.04047" calcext:value-type="float">
            <text:p>12.04047</text:p>
          </table:table-cell>
          <table:table-cell office:value-type="float" office:value="24.19794" calcext:value-type="float">
            <text:p>24.19794</text:p>
          </table:table-cell>
          <table:table-cell office:value-type="float" office:value="13.60773" calcext:value-type="float">
            <text:p>13.60773</text:p>
          </table:table-cell>
          <table:table-cell office:value-type="float" office:value="21.49741" calcext:value-type="float">
            <text:p>21.49741</text:p>
          </table:table-cell>
          <table:table-cell office:value-type="float" office:value="14.79056" calcext:value-type="float">
            <text:p>14.79056</text:p>
          </table:table-cell>
          <table:table-cell office:value-type="float" office:value="20.08005" calcext:value-type="float">
            <text:p>20.08005</text:p>
          </table:table-cell>
          <table:table-cell office:value-type="float" office:value="15.49277" calcext:value-type="float">
            <text:p>15.49277</text:p>
          </table:table-cell>
          <table:table-cell office:value-type="float" office:value="18.87781" calcext:value-type="float">
            <text:p>18.87781</text:p>
          </table:table-cell>
          <table:table-cell office:value-type="float" office:value="16.19016" calcext:value-type="float">
            <text:p>16.19016</text:p>
          </table:table-cell>
          <table:table-cell office:value-type="float" office:value="18.15326" calcext:value-type="float">
            <text:p>18.15326</text:p>
          </table:table-cell>
          <table:table-cell office:value-type="float" office:value="16.63089" calcext:value-type="float">
            <text:p>16.63089</text:p>
          </table:table-cell>
          <table:table-cell office:value-type="float" office:value="17.41525" calcext:value-type="float">
            <text:p>17.41525</text:p>
          </table:table-cell>
          <table:table-cell office:value-type="float" office:value="17.08737" calcext:value-type="float">
            <text:p>17.08737</text:p>
          </table:table-cell>
          <table:table-cell office:value-type="float" office:value="17.29996" calcext:value-type="float">
            <text:p>17.29996</text:p>
          </table:table-cell>
          <table:table-cell office:value-type="float" office:value="16.92429" calcext:value-type="float">
            <text:p>16.92429</text:p>
          </table:table-cell>
          <table:table-cell office:value-type="float" office:value="15.93958" calcext:value-type="float">
            <text:p>15.93958</text:p>
          </table:table-cell>
          <table:table-cell office:value-type="float" office:value="15.8082" calcext:value-type="float">
            <text:p>15.8082</text:p>
          </table:table-cell>
          <table:table-cell office:value-type="float" office:value="14.30157" calcext:value-type="float">
            <text:p>14.30157</text:p>
          </table:table-cell>
          <table:table-cell office:value-type="float" office:value="14.26337" calcext:value-type="float">
            <text:p>14.26337</text:p>
          </table:table-cell>
          <table:table-cell office:value-type="float" office:value="12.88892" calcext:value-type="float">
            <text:p>12.88892</text:p>
          </table:table-cell>
          <table:table-cell office:value-type="float" office:value="12.76276" calcext:value-type="float">
            <text:p>12.76276</text:p>
          </table:table-cell>
          <table:table-cell office:value-type="float" office:value="11.76843" calcext:value-type="float">
            <text:p>11.76843</text:p>
          </table:table-cell>
          <table:table-cell office:value-type="float" office:value="11.62524" calcext:value-type="float">
            <text:p>11.62524</text:p>
          </table:table-cell>
          <table:table-cell office:value-type="float" office:value="11.20914" calcext:value-type="float">
            <text:p>11.20914</text:p>
          </table:table-cell>
          <table:table-cell office:value-type="float" office:value="11.07471" calcext:value-type="float">
            <text:p>11.07471</text:p>
          </table:table-cell>
          <table:table-cell office:value-type="float" office:value="37.91019" calcext:value-type="float">
            <text:p>37.91019</text:p>
          </table:table-cell>
          <table:table-cell office:value-type="float" office:value="9.251404" calcext:value-type="float">
            <text:p>9.2514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25.10045" calcext:value-type="float">
            <text:p>25.10045</text:p>
          </table:table-cell>
          <table:table-cell office:value-type="float" office:value="22.65" calcext:value-type="float">
            <text:p>22.65</text:p>
          </table:table-cell>
          <table:table-cell office:value-type="float" office:value="11.67" calcext:value-type="float">
            <text:p>11.67</text:p>
          </table:table-cell>
          <table:table-cell office:value-type="float" office:value="1.179438" calcext:value-type="float">
            <text:p>1.179438</text:p>
          </table:table-cell>
          <table:table-cell office:value-type="float" office:value="0.9935572" calcext:value-type="float">
            <text:p>0.9935572</text:p>
          </table:table-cell>
          <table:table-cell office:value-type="float" office:value="549.36" calcext:value-type="float">
            <text:p>549.36</text:p>
          </table:table-cell>
          <table:table-cell office:value-type="float" office:value="0" calcext:value-type="float">
            <text:p>0</text:p>
          </table:table-cell>
          <table:table-cell office:value-type="float" office:value="45.62369" calcext:value-type="float">
            <text:p>45.62369</text:p>
          </table:table-cell>
          <table:table-cell office:value-type="float" office:value="11.33459" calcext:value-type="float">
            <text:p>11.33459</text:p>
          </table:table-cell>
          <table:table-cell office:value-type="float" office:value="33.81696" calcext:value-type="float">
            <text:p>33.81696</text:p>
          </table:table-cell>
          <table:table-cell office:value-type="float" office:value="14.50812" calcext:value-type="float">
            <text:p>14.50812</text:p>
          </table:table-cell>
          <table:table-cell office:value-type="float" office:value="28.99875" calcext:value-type="float">
            <text:p>28.99875</text:p>
          </table:table-cell>
          <table:table-cell office:value-type="float" office:value="16.10709" calcext:value-type="float">
            <text:p>16.10709</text:p>
          </table:table-cell>
          <table:table-cell office:value-type="float" office:value="25.30606" calcext:value-type="float">
            <text:p>25.30606</text:p>
          </table:table-cell>
          <table:table-cell office:value-type="float" office:value="17.08789" calcext:value-type="float">
            <text:p>17.08789</text:p>
          </table:table-cell>
          <table:table-cell office:value-type="float" office:value="23.14941" calcext:value-type="float">
            <text:p>23.14941</text:p>
          </table:table-cell>
          <table:table-cell office:value-type="float" office:value="17.52353" calcext:value-type="float">
            <text:p>17.52353</text:p>
          </table:table-cell>
          <table:table-cell office:value-type="float" office:value="21.15704" calcext:value-type="float">
            <text:p>21.15704</text:p>
          </table:table-cell>
          <table:table-cell office:value-type="float" office:value="17.83014" calcext:value-type="float">
            <text:p>17.83014</text:p>
          </table:table-cell>
          <table:table-cell office:value-type="float" office:value="19.77261" calcext:value-type="float">
            <text:p>19.77261</text:p>
          </table:table-cell>
          <table:table-cell office:value-type="float" office:value="17.74893" calcext:value-type="float">
            <text:p>17.74893</text:p>
          </table:table-cell>
          <table:table-cell office:value-type="float" office:value="17.8732" calcext:value-type="float">
            <text:p>17.8732</text:p>
          </table:table-cell>
          <table:table-cell office:value-type="float" office:value="17.25995" calcext:value-type="float">
            <text:p>17.25995</text:p>
          </table:table-cell>
          <table:table-cell office:value-type="float" office:value="16.92178" calcext:value-type="float">
            <text:p>16.92178</text:p>
          </table:table-cell>
          <table:table-cell office:value-type="float" office:value="16.81876" calcext:value-type="float">
            <text:p>16.81876</text:p>
          </table:table-cell>
          <table:table-cell office:value-type="float" office:value="15.80679" calcext:value-type="float">
            <text:p>15.80679</text:p>
          </table:table-cell>
          <table:table-cell office:value-type="float" office:value="15.68964" calcext:value-type="float">
            <text:p>15.68964</text:p>
          </table:table-cell>
          <table:table-cell office:value-type="float" office:value="14.31454" calcext:value-type="float">
            <text:p>14.31454</text:p>
          </table:table-cell>
          <table:table-cell office:value-type="float" office:value="14.30182" calcext:value-type="float">
            <text:p>14.30182</text:p>
          </table:table-cell>
          <table:table-cell office:value-type="float" office:value="12.99509" calcext:value-type="float">
            <text:p>12.99509</text:p>
          </table:table-cell>
          <table:table-cell office:value-type="float" office:value="12.89011" calcext:value-type="float">
            <text:p>12.89011</text:p>
          </table:table-cell>
          <table:table-cell office:value-type="float" office:value="11.90482" calcext:value-type="float">
            <text:p>11.90482</text:p>
          </table:table-cell>
          <table:table-cell office:value-type="float" office:value="11.7699" calcext:value-type="float">
            <text:p>11.7699</text:p>
          </table:table-cell>
          <table:table-cell office:value-type="float" office:value="11.34406" calcext:value-type="float">
            <text:p>11.34406</text:p>
          </table:table-cell>
          <table:table-cell office:value-type="float" office:value="11.21054" calcext:value-type="float">
            <text:p>11.21054</text:p>
          </table:table-cell>
          <table:table-cell office:value-type="float" office:value="45.62357" calcext:value-type="float">
            <text:p>45.62357</text:p>
          </table:table-cell>
          <table:table-cell office:value-type="float" office:value="11.33463" calcext:value-type="float">
            <text:p>11.334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26.2668" calcext:value-type="float">
            <text:p>26.2668</text:p>
          </table:table-cell>
          <table:table-cell office:value-type="float" office:value="27.17" calcext:value-type="float">
            <text:p>27.17</text:p>
          </table:table-cell>
          <table:table-cell office:value-type="float" office:value="9.78" calcext:value-type="float">
            <text:p>9.78</text:p>
          </table:table-cell>
          <table:table-cell office:value-type="float" office:value="1.348064" calcext:value-type="float">
            <text:p>1.348064</text:p>
          </table:table-cell>
          <table:table-cell office:value-type="float" office:value="0.9052536" calcext:value-type="float">
            <text:p>0.9052536</text:p>
          </table:table-cell>
          <table:table-cell office:value-type="float" office:value="177.48" calcext:value-type="float">
            <text:p>177.48</text:p>
          </table:table-cell>
          <table:table-cell office:value-type="float" office:value="0" calcext:value-type="float">
            <text:p>0</text:p>
          </table:table-cell>
          <table:table-cell office:value-type="float" office:value="47.93881" calcext:value-type="float">
            <text:p>47.93881</text:p>
          </table:table-cell>
          <table:table-cell office:value-type="float" office:value="11.2204" calcext:value-type="float">
            <text:p>11.2204</text:p>
          </table:table-cell>
          <table:table-cell office:value-type="float" office:value="35.7605" calcext:value-type="float">
            <text:p>35.7605</text:p>
          </table:table-cell>
          <table:table-cell office:value-type="float" office:value="15.71863" calcext:value-type="float">
            <text:p>15.71863</text:p>
          </table:table-cell>
          <table:table-cell office:value-type="float" office:value="30.7666" calcext:value-type="float">
            <text:p>30.7666</text:p>
          </table:table-cell>
          <table:table-cell office:value-type="float" office:value="17.74438" calcext:value-type="float">
            <text:p>17.74438</text:p>
          </table:table-cell>
          <table:table-cell office:value-type="float" office:value="26.97006" calcext:value-type="float">
            <text:p>26.97006</text:p>
          </table:table-cell>
          <table:table-cell office:value-type="float" office:value="18.91977" calcext:value-type="float">
            <text:p>18.91977</text:p>
          </table:table-cell>
          <table:table-cell office:value-type="float" office:value="24.73004" calcext:value-type="float">
            <text:p>24.73004</text:p>
          </table:table-cell>
          <table:table-cell office:value-type="float" office:value="19.34521" calcext:value-type="float">
            <text:p>19.34521</text:p>
          </table:table-cell>
          <table:table-cell office:value-type="float" office:value="22.59732" calcext:value-type="float">
            <text:p>22.59732</text:p>
          </table:table-cell>
          <table:table-cell office:value-type="float" office:value="19.52353" calcext:value-type="float">
            <text:p>19.52353</text:p>
          </table:table-cell>
          <table:table-cell office:value-type="float" office:value="20.98953" calcext:value-type="float">
            <text:p>20.98953</text:p>
          </table:table-cell>
          <table:table-cell office:value-type="float" office:value="19.13229" calcext:value-type="float">
            <text:p>19.13229</text:p>
          </table:table-cell>
          <table:table-cell office:value-type="float" office:value="18.72009" calcext:value-type="float">
            <text:p>18.72009</text:p>
          </table:table-cell>
          <table:table-cell office:value-type="float" office:value="17.88889" calcext:value-type="float">
            <text:p>17.88889</text:p>
          </table:table-cell>
          <table:table-cell office:value-type="float" office:value="17.01578" calcext:value-type="float">
            <text:p>17.01578</text:p>
          </table:table-cell>
          <table:table-cell office:value-type="float" office:value="16.8252" calcext:value-type="float">
            <text:p>16.8252</text:p>
          </table:table-cell>
          <table:table-cell office:value-type="float" office:value="15.68866" calcext:value-type="float">
            <text:p>15.68866</text:p>
          </table:table-cell>
          <table:table-cell office:value-type="float" office:value="15.6423" calcext:value-type="float">
            <text:p>15.6423</text:p>
          </table:table-cell>
          <table:table-cell office:value-type="float" office:value="14.3255" calcext:value-type="float">
            <text:p>14.3255</text:p>
          </table:table-cell>
          <table:table-cell office:value-type="float" office:value="14.31464" calcext:value-type="float">
            <text:p>14.31464</text:p>
          </table:table-cell>
          <table:table-cell office:value-type="float" office:value="13.08441" calcext:value-type="float">
            <text:p>13.08441</text:p>
          </table:table-cell>
          <table:table-cell office:value-type="float" office:value="12.99606" calcext:value-type="float">
            <text:p>12.99606</text:p>
          </table:table-cell>
          <table:table-cell office:value-type="float" office:value="12.0321" calcext:value-type="float">
            <text:p>12.0321</text:p>
          </table:table-cell>
          <table:table-cell office:value-type="float" office:value="11.90619" calcext:value-type="float">
            <text:p>11.90619</text:p>
          </table:table-cell>
          <table:table-cell office:value-type="float" office:value="11.47601" calcext:value-type="float">
            <text:p>11.47601</text:p>
          </table:table-cell>
          <table:table-cell office:value-type="float" office:value="11.34546" calcext:value-type="float">
            <text:p>11.34546</text:p>
          </table:table-cell>
          <table:table-cell office:value-type="float" office:value="47.93869" calcext:value-type="float">
            <text:p>47.93869</text:p>
          </table:table-cell>
          <table:table-cell office:value-type="float" office:value="11.22043" calcext:value-type="float">
            <text:p>11.220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27.60881" calcext:value-type="float">
            <text:p>27.60881</text:p>
          </table:table-cell>
          <table:table-cell office:value-type="float" office:value="25.97" calcext:value-type="float">
            <text:p>25.97</text:p>
          </table:table-cell>
          <table:table-cell office:value-type="float" office:value="13.24" calcext:value-type="float">
            <text:p>13.24</text:p>
          </table:table-cell>
          <table:table-cell office:value-type="float" office:value="1.512982" calcext:value-type="float">
            <text:p>1.512982</text:p>
          </table:table-cell>
          <table:table-cell office:value-type="float" office:value="1.187376" calcext:value-type="float">
            <text:p>1.187376</text:p>
          </table:table-cell>
          <table:table-cell office:value-type="float" office:value="289.296" calcext:value-type="float">
            <text:p>289.296</text:p>
          </table:table-cell>
          <table:table-cell office:value-type="float" office:value="0" calcext:value-type="float">
            <text:p>0</text:p>
          </table:table-cell>
          <table:table-cell office:value-type="float" office:value="48.42969" calcext:value-type="float">
            <text:p>48.42969</text:p>
          </table:table-cell>
          <table:table-cell office:value-type="float" office:value="14.61713" calcext:value-type="float">
            <text:p>14.61713</text:p>
          </table:table-cell>
          <table:table-cell office:value-type="float" office:value="36.92245" calcext:value-type="float">
            <text:p>36.92245</text:p>
          </table:table-cell>
          <table:table-cell office:value-type="float" office:value="18.54938" calcext:value-type="float">
            <text:p>18.54938</text:p>
          </table:table-cell>
          <table:table-cell office:value-type="float" office:value="32.17386" calcext:value-type="float">
            <text:p>32.17386</text:p>
          </table:table-cell>
          <table:table-cell office:value-type="float" office:value="20.17261" calcext:value-type="float">
            <text:p>20.17261</text:p>
          </table:table-cell>
          <table:table-cell office:value-type="float" office:value="28.40649" calcext:value-type="float">
            <text:p>28.40649</text:p>
          </table:table-cell>
          <table:table-cell office:value-type="float" office:value="20.99777" calcext:value-type="float">
            <text:p>20.99777</text:p>
          </table:table-cell>
          <table:table-cell office:value-type="float" office:value="26.11432" calcext:value-type="float">
            <text:p>26.11432</text:p>
          </table:table-cell>
          <table:table-cell office:value-type="float" office:value="21.18491" calcext:value-type="float">
            <text:p>21.18491</text:p>
          </table:table-cell>
          <table:table-cell office:value-type="float" office:value="23.85522" calcext:value-type="float">
            <text:p>23.85522</text:p>
          </table:table-cell>
          <table:table-cell office:value-type="float" office:value="21.08914" calcext:value-type="float">
            <text:p>21.08914</text:p>
          </table:table-cell>
          <table:table-cell office:value-type="float" office:value="22.12851" calcext:value-type="float">
            <text:p>22.12851</text:p>
          </table:table-cell>
          <table:table-cell office:value-type="float" office:value="20.43073" calcext:value-type="float">
            <text:p>20.43073</text:p>
          </table:table-cell>
          <table:table-cell office:value-type="float" office:value="19.61835" calcext:value-type="float">
            <text:p>19.61835</text:p>
          </table:table-cell>
          <table:table-cell office:value-type="float" office:value="18.7359" calcext:value-type="float">
            <text:p>18.7359</text:p>
          </table:table-cell>
          <table:table-cell office:value-type="float" office:value="17.3797" calcext:value-type="float">
            <text:p>17.3797</text:p>
          </table:table-cell>
          <table:table-cell office:value-type="float" office:value="17.01892" calcext:value-type="float">
            <text:p>17.01892</text:p>
          </table:table-cell>
          <table:table-cell office:value-type="float" office:value="15.68506" calcext:value-type="float">
            <text:p>15.68506</text:p>
          </table:table-cell>
          <table:table-cell office:value-type="float" office:value="15.64215" calcext:value-type="float">
            <text:p>15.64215</text:p>
          </table:table-cell>
          <table:table-cell office:value-type="float" office:value="14.35657" calcext:value-type="float">
            <text:p>14.35657</text:p>
          </table:table-cell>
          <table:table-cell office:value-type="float" office:value="14.32571" calcext:value-type="float">
            <text:p>14.32571</text:p>
          </table:table-cell>
          <table:table-cell office:value-type="float" office:value="13.16486" calcext:value-type="float">
            <text:p>13.16486</text:p>
          </table:table-cell>
          <table:table-cell office:value-type="float" office:value="13.08527" calcext:value-type="float">
            <text:p>13.08527</text:p>
          </table:table-cell>
          <table:table-cell office:value-type="float" office:value="12.15076" calcext:value-type="float">
            <text:p>12.15076</text:p>
          </table:table-cell>
          <table:table-cell office:value-type="float" office:value="12.03339" calcext:value-type="float">
            <text:p>12.03339</text:p>
          </table:table-cell>
          <table:table-cell office:value-type="float" office:value="11.60318" calcext:value-type="float">
            <text:p>11.60318</text:p>
          </table:table-cell>
          <table:table-cell office:value-type="float" office:value="11.47736" calcext:value-type="float">
            <text:p>11.47736</text:p>
          </table:table-cell>
          <table:table-cell office:value-type="float" office:value="48.42957" calcext:value-type="float">
            <text:p>48.42957</text:p>
          </table:table-cell>
          <table:table-cell office:value-type="float" office:value="14.61716" calcext:value-type="float">
            <text:p>14.617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24.41142" calcext:value-type="float">
            <text:p>24.41142</text:p>
          </table:table-cell>
          <table:table-cell office:value-type="float" office:value="20.72" calcext:value-type="float">
            <text:p>20.72</text:p>
          </table:table-cell>
          <table:table-cell office:value-type="float" office:value="12.82" calcext:value-type="float">
            <text:p>12.82</text:p>
          </table:table-cell>
          <table:table-cell office:value-type="float" office:value="1.568718" calcext:value-type="float">
            <text:p>1.568718</text:p>
          </table:table-cell>
          <table:table-cell office:value-type="float" office:value="1.206382" calcext:value-type="float">
            <text:p>1.206382</text:p>
          </table:table-cell>
          <table:table-cell office:value-type="float" office:value="406.008" calcext:value-type="float">
            <text:p>406.008</text:p>
          </table:table-cell>
          <table:table-cell office:value-type="float" office:value="0" calcext:value-type="float">
            <text:p>0</text:p>
          </table:table-cell>
          <table:table-cell office:value-type="float" office:value="44.7428" calcext:value-type="float">
            <text:p>44.7428</text:p>
          </table:table-cell>
          <table:table-cell office:value-type="float" office:value="14.79321" calcext:value-type="float">
            <text:p>14.79321</text:p>
          </table:table-cell>
          <table:table-cell office:value-type="float" office:value="34.70035" calcext:value-type="float">
            <text:p>34.70035</text:p>
          </table:table-cell>
          <table:table-cell office:value-type="float" office:value="18.80609" calcext:value-type="float">
            <text:p>18.80609</text:p>
          </table:table-cell>
          <table:table-cell office:value-type="float" office:value="30.71368" calcext:value-type="float">
            <text:p>30.71368</text:p>
          </table:table-cell>
          <table:table-cell office:value-type="float" office:value="20.65631" calcext:value-type="float">
            <text:p>20.65631</text:p>
          </table:table-cell>
          <table:table-cell office:value-type="float" office:value="27.61234" calcext:value-type="float">
            <text:p>27.61234</text:p>
          </table:table-cell>
          <table:table-cell office:value-type="float" office:value="21.64279" calcext:value-type="float">
            <text:p>21.64279</text:p>
          </table:table-cell>
          <table:table-cell office:value-type="float" office:value="25.73193" calcext:value-type="float">
            <text:p>25.73193</text:p>
          </table:table-cell>
          <table:table-cell office:value-type="float" office:value="21.92911" calcext:value-type="float">
            <text:p>21.92911</text:p>
          </table:table-cell>
          <table:table-cell office:value-type="float" office:value="23.84924" calcext:value-type="float">
            <text:p>23.84924</text:p>
          </table:table-cell>
          <table:table-cell office:value-type="float" office:value="21.90195" calcext:value-type="float">
            <text:p>21.90195</text:p>
          </table:table-cell>
          <table:table-cell office:value-type="float" office:value="22.39297" calcext:value-type="float">
            <text:p>22.39297</text:p>
          </table:table-cell>
          <table:table-cell office:value-type="float" office:value="21.25974" calcext:value-type="float">
            <text:p>21.25974</text:p>
          </table:table-cell>
          <table:table-cell office:value-type="float" office:value="20.24231" calcext:value-type="float">
            <text:p>20.24231</text:p>
          </table:table-cell>
          <table:table-cell office:value-type="float" office:value="19.63351" calcext:value-type="float">
            <text:p>19.63351</text:p>
          </table:table-cell>
          <table:table-cell office:value-type="float" office:value="17.81009" calcext:value-type="float">
            <text:p>17.81009</text:p>
          </table:table-cell>
          <table:table-cell office:value-type="float" office:value="17.38422" calcext:value-type="float">
            <text:p>17.38422</text:p>
          </table:table-cell>
          <table:table-cell office:value-type="float" office:value="15.81018" calcext:value-type="float">
            <text:p>15.81018</text:p>
          </table:table-cell>
          <table:table-cell office:value-type="float" office:value="15.68594" calcext:value-type="float">
            <text:p>15.68594</text:p>
          </table:table-cell>
          <table:table-cell office:value-type="float" office:value="14.4202" calcext:value-type="float">
            <text:p>14.4202</text:p>
          </table:table-cell>
          <table:table-cell office:value-type="float" office:value="14.35706" calcext:value-type="float">
            <text:p>14.35706</text:p>
          </table:table-cell>
          <table:table-cell office:value-type="float" office:value="13.24579" calcext:value-type="float">
            <text:p>13.24579</text:p>
          </table:table-cell>
          <table:table-cell office:value-type="float" office:value="13.16568" calcext:value-type="float">
            <text:p>13.16568</text:p>
          </table:table-cell>
          <table:table-cell office:value-type="float" office:value="12.26257" calcext:value-type="float">
            <text:p>12.26257</text:p>
          </table:table-cell>
          <table:table-cell office:value-type="float" office:value="12.15195" calcext:value-type="float">
            <text:p>12.15195</text:p>
          </table:table-cell>
          <table:table-cell office:value-type="float" office:value="11.72464" calcext:value-type="float">
            <text:p>11.72464</text:p>
          </table:table-cell>
          <table:table-cell office:value-type="float" office:value="11.60446" calcext:value-type="float">
            <text:p>11.60446</text:p>
          </table:table-cell>
          <table:table-cell office:value-type="float" office:value="44.74268" calcext:value-type="float">
            <text:p>44.74268</text:p>
          </table:table-cell>
          <table:table-cell office:value-type="float" office:value="14.79327" calcext:value-type="float">
            <text:p>14.793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11.7983" calcext:value-type="float">
            <text:p>11.7983</text:p>
          </table:table-cell>
          <table:table-cell office:value-type="float" office:value="16.2" calcext:value-type="float">
            <text:p>16.2</text:p>
          </table:table-cell>
          <table:table-cell office:value-type="float" office:value="11.05" calcext:value-type="float">
            <text:p>11.05</text:p>
          </table:table-cell>
          <table:table-cell office:value-type="float" office:value="1.6143" calcext:value-type="float">
            <text:p>1.6143</text:p>
          </table:table-cell>
          <table:table-cell office:value-type="float" office:value="1.156131" calcext:value-type="float">
            <text:p>1.156131</text:p>
          </table:table-cell>
          <table:table-cell office:value-type="float" office:value="562.968" calcext:value-type="float">
            <text:p>562.968</text:p>
          </table:table-cell>
          <table:table-cell office:value-type="float" office:value="12.573" calcext:value-type="float">
            <text:p>12.573</text:p>
          </table:table-cell>
          <table:table-cell office:value-type="float" office:value="22.56955" calcext:value-type="float">
            <text:p>22.56955</text:p>
          </table:table-cell>
          <table:table-cell office:value-type="float" office:value="11.25113" calcext:value-type="float">
            <text:p>11.25113</text:p>
          </table:table-cell>
          <table:table-cell office:value-type="float" office:value="22.11182" calcext:value-type="float">
            <text:p>22.11182</text:p>
          </table:table-cell>
          <table:table-cell office:value-type="float" office:value="13.69385" calcext:value-type="float">
            <text:p>13.69385</text:p>
          </table:table-cell>
          <table:table-cell office:value-type="float" office:value="23.85876" calcext:value-type="float">
            <text:p>23.85876</text:p>
          </table:table-cell>
          <table:table-cell office:value-type="float" office:value="16.06943" calcext:value-type="float">
            <text:p>16.06943</text:p>
          </table:table-cell>
          <table:table-cell office:value-type="float" office:value="24.55063" calcext:value-type="float">
            <text:p>24.55063</text:p>
          </table:table-cell>
          <table:table-cell office:value-type="float" office:value="18.10391" calcext:value-type="float">
            <text:p>18.10391</text:p>
          </table:table-cell>
          <table:table-cell office:value-type="float" office:value="24.34232" calcext:value-type="float">
            <text:p>24.34232</text:p>
          </table:table-cell>
          <table:table-cell office:value-type="float" office:value="19.2034" calcext:value-type="float">
            <text:p>19.2034</text:p>
          </table:table-cell>
          <table:table-cell office:value-type="float" office:value="23.69031" calcext:value-type="float">
            <text:p>23.69031</text:p>
          </table:table-cell>
          <table:table-cell office:value-type="float" office:value="20.25092" calcext:value-type="float">
            <text:p>20.25092</text:p>
          </table:table-cell>
          <table:table-cell office:value-type="float" office:value="22.39453" calcext:value-type="float">
            <text:p>22.39453</text:p>
          </table:table-cell>
          <table:table-cell office:value-type="float" office:value="20.45248" calcext:value-type="float">
            <text:p>20.45248</text:p>
          </table:table-cell>
          <table:table-cell office:value-type="float" office:value="20.4213" calcext:value-type="float">
            <text:p>20.4213</text:p>
          </table:table-cell>
          <table:table-cell office:value-type="float" office:value="20.0947" calcext:value-type="float">
            <text:p>20.0947</text:p>
          </table:table-cell>
          <table:table-cell office:value-type="float" office:value="18.13297" calcext:value-type="float">
            <text:p>18.13297</text:p>
          </table:table-cell>
          <table:table-cell office:value-type="float" office:value="17.81442" calcext:value-type="float">
            <text:p>17.81442</text:p>
          </table:table-cell>
          <table:table-cell office:value-type="float" office:value="15.98285" calcext:value-type="float">
            <text:p>15.98285</text:p>
          </table:table-cell>
          <table:table-cell office:value-type="float" office:value="15.8118" calcext:value-type="float">
            <text:p>15.8118</text:p>
          </table:table-cell>
          <table:table-cell office:value-type="float" office:value="14.51706" calcext:value-type="float">
            <text:p>14.51706</text:p>
          </table:table-cell>
          <table:table-cell office:value-type="float" office:value="14.42105" calcext:value-type="float">
            <text:p>14.42105</text:p>
          </table:table-cell>
          <table:table-cell office:value-type="float" office:value="13.33282" calcext:value-type="float">
            <text:p>13.33282</text:p>
          </table:table-cell>
          <table:table-cell office:value-type="float" office:value="13.24664" calcext:value-type="float">
            <text:p>13.24664</text:p>
          </table:table-cell>
          <table:table-cell office:value-type="float" office:value="12.37" calcext:value-type="float">
            <text:p>12.37</text:p>
          </table:table-cell>
          <table:table-cell office:value-type="float" office:value="12.26367" calcext:value-type="float">
            <text:p>12.26367</text:p>
          </table:table-cell>
          <table:table-cell office:value-type="float" office:value="11.84061" calcext:value-type="float">
            <text:p>11.84061</text:p>
          </table:table-cell>
          <table:table-cell office:value-type="float" office:value="11.72589" calcext:value-type="float">
            <text:p>11.72589</text:p>
          </table:table-cell>
          <table:table-cell office:value-type="float" office:value="22.56955" calcext:value-type="float">
            <text:p>22.56955</text:p>
          </table:table-cell>
          <table:table-cell office:value-type="float" office:value="11.25113" calcext:value-type="float">
            <text:p>11.251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12.29976" calcext:value-type="float">
            <text:p>12.29976</text:p>
          </table:table-cell>
          <table:table-cell office:value-type="float" office:value="17.46" calcext:value-type="float">
            <text:p>17.46</text:p>
          </table:table-cell>
          <table:table-cell office:value-type="float" office:value="9.71" calcext:value-type="float">
            <text:p>9.71</text:p>
          </table:table-cell>
          <table:table-cell office:value-type="float" office:value="1.350063" calcext:value-type="float">
            <text:p>1.350063</text:p>
          </table:table-cell>
          <table:table-cell office:value-type="float" office:value="1.057317" calcext:value-type="float">
            <text:p>1.057317</text:p>
          </table:table-cell>
          <table:table-cell office:value-type="float" office:value="412.596" calcext:value-type="float">
            <text:p>412.596</text:p>
          </table:table-cell>
          <table:table-cell office:value-type="float" office:value="0.254" calcext:value-type="float">
            <text:p>0.254</text:p>
          </table:table-cell>
          <table:table-cell office:value-type="float" office:value="23.07132" calcext:value-type="float">
            <text:p>23.07132</text:p>
          </table:table-cell>
          <table:table-cell office:value-type="float" office:value="9.582458" calcext:value-type="float">
            <text:p>9.582458</text:p>
          </table:table-cell>
          <table:table-cell office:value-type="float" office:value="20.8533" calcext:value-type="float">
            <text:p>20.8533</text:p>
          </table:table-cell>
          <table:table-cell office:value-type="float" office:value="12.09378" calcext:value-type="float">
            <text:p>12.09378</text:p>
          </table:table-cell>
          <table:table-cell office:value-type="float" office:value="19.72562" calcext:value-type="float">
            <text:p>19.72562</text:p>
          </table:table-cell>
          <table:table-cell office:value-type="float" office:value="14.38077" calcext:value-type="float">
            <text:p>14.38077</text:p>
          </table:table-cell>
          <table:table-cell office:value-type="float" office:value="19.11877" calcext:value-type="float">
            <text:p>19.11877</text:p>
          </table:table-cell>
          <table:table-cell office:value-type="float" office:value="16.15146" calcext:value-type="float">
            <text:p>16.15146</text:p>
          </table:table-cell>
          <table:table-cell office:value-type="float" office:value="19.1196" calcext:value-type="float">
            <text:p>19.1196</text:p>
          </table:table-cell>
          <table:table-cell office:value-type="float" office:value="17.21167" calcext:value-type="float">
            <text:p>17.21167</text:p>
          </table:table-cell>
          <table:table-cell office:value-type="float" office:value="20.19437" calcext:value-type="float">
            <text:p>20.19437</text:p>
          </table:table-cell>
          <table:table-cell office:value-type="float" office:value="18.17932" calcext:value-type="float">
            <text:p>18.17932</text:p>
          </table:table-cell>
          <table:table-cell office:value-type="float" office:value="20.42041" calcext:value-type="float">
            <text:p>20.42041</text:p>
          </table:table-cell>
          <table:table-cell office:value-type="float" office:value="18.69809" calcext:value-type="float">
            <text:p>18.69809</text:p>
          </table:table-cell>
          <table:table-cell office:value-type="float" office:value="20.08615" calcext:value-type="float">
            <text:p>20.08615</text:p>
          </table:table-cell>
          <table:table-cell office:value-type="float" office:value="18.91611" calcext:value-type="float">
            <text:p>18.91611</text:p>
          </table:table-cell>
          <table:table-cell office:value-type="float" office:value="18.15417" calcext:value-type="float">
            <text:p>18.15417</text:p>
          </table:table-cell>
          <table:table-cell office:value-type="float" office:value="18.03015" calcext:value-type="float">
            <text:p>18.03015</text:p>
          </table:table-cell>
          <table:table-cell office:value-type="float" office:value="16.12466" calcext:value-type="float">
            <text:p>16.12466</text:p>
          </table:table-cell>
          <table:table-cell office:value-type="float" office:value="15.98468" calcext:value-type="float">
            <text:p>15.98468</text:p>
          </table:table-cell>
          <table:table-cell office:value-type="float" office:value="14.63159" calcext:value-type="float">
            <text:p>14.63159</text:p>
          </table:table-cell>
          <table:table-cell office:value-type="float" office:value="14.51822" calcext:value-type="float">
            <text:p>14.51822</text:p>
          </table:table-cell>
          <table:table-cell office:value-type="float" office:value="13.42941" calcext:value-type="float">
            <text:p>13.42941</text:p>
          </table:table-cell>
          <table:table-cell office:value-type="float" office:value="13.33377" calcext:value-type="float">
            <text:p>13.33377</text:p>
          </table:table-cell>
          <table:table-cell office:value-type="float" office:value="12.47549" calcext:value-type="float">
            <text:p>12.47549</text:p>
          </table:table-cell>
          <table:table-cell office:value-type="float" office:value="12.37112" calcext:value-type="float">
            <text:p>12.37112</text:p>
          </table:table-cell>
          <table:table-cell office:value-type="float" office:value="11.95248" calcext:value-type="float">
            <text:p>11.95248</text:p>
          </table:table-cell>
          <table:table-cell office:value-type="float" office:value="11.8418" calcext:value-type="float">
            <text:p>11.8418</text:p>
          </table:table-cell>
          <table:table-cell office:value-type="float" office:value="23.07132" calcext:value-type="float">
            <text:p>23.07132</text:p>
          </table:table-cell>
          <table:table-cell office:value-type="float" office:value="9.582458" calcext:value-type="float">
            <text:p>9.5824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24.72743" calcext:value-type="float">
            <text:p>24.72743</text:p>
          </table:table-cell>
          <table:table-cell office:value-type="float" office:value="26.66" calcext:value-type="float">
            <text:p>26.66</text:p>
          </table:table-cell>
          <table:table-cell office:value-type="float" office:value="9.81" calcext:value-type="float">
            <text:p>9.81</text:p>
          </table:table-cell>
          <table:table-cell office:value-type="float" office:value="1.534252" calcext:value-type="float">
            <text:p>1.534252</text:p>
          </table:table-cell>
          <table:table-cell office:value-type="float" office:value="1.002311" calcext:value-type="float">
            <text:p>1.002311</text:p>
          </table:table-cell>
          <table:table-cell office:value-type="float" office:value="547.92" calcext:value-type="float">
            <text:p>547.92</text:p>
          </table:table-cell>
          <table:table-cell office:value-type="float" office:value="0.508" calcext:value-type="float">
            <text:p>0.508</text:p>
          </table:table-cell>
          <table:table-cell office:value-type="float" office:value="32.8598" calcext:value-type="float">
            <text:p>32.8598</text:p>
          </table:table-cell>
          <table:table-cell office:value-type="float" office:value="9.261871" calcext:value-type="float">
            <text:p>9.261871</text:p>
          </table:table-cell>
          <table:table-cell office:value-type="float" office:value="27.08606" calcext:value-type="float">
            <text:p>27.08606</text:p>
          </table:table-cell>
          <table:table-cell office:value-type="float" office:value="11.38763" calcext:value-type="float">
            <text:p>11.38763</text:p>
          </table:table-cell>
          <table:table-cell office:value-type="float" office:value="23.81049" calcext:value-type="float">
            <text:p>23.81049</text:p>
          </table:table-cell>
          <table:table-cell office:value-type="float" office:value="13.42252" calcext:value-type="float">
            <text:p>13.42252</text:p>
          </table:table-cell>
          <table:table-cell office:value-type="float" office:value="21.61249" calcext:value-type="float">
            <text:p>21.61249</text:p>
          </table:table-cell>
          <table:table-cell office:value-type="float" office:value="15.12888" calcext:value-type="float">
            <text:p>15.12888</text:p>
          </table:table-cell>
          <table:table-cell office:value-type="float" office:value="20.44843" calcext:value-type="float">
            <text:p>20.44843</text:p>
          </table:table-cell>
          <table:table-cell office:value-type="float" office:value="16.15552" calcext:value-type="float">
            <text:p>16.15552</text:p>
          </table:table-cell>
          <table:table-cell office:value-type="float" office:value="19.4859" calcext:value-type="float">
            <text:p>19.4859</text:p>
          </table:table-cell>
          <table:table-cell office:value-type="float" office:value="17.16547" calcext:value-type="float">
            <text:p>17.16547</text:p>
          </table:table-cell>
          <table:table-cell office:value-type="float" office:value="18.97839" calcext:value-type="float">
            <text:p>18.97839</text:p>
          </table:table-cell>
          <table:table-cell office:value-type="float" office:value="17.75793" calcext:value-type="float">
            <text:p>17.75793</text:p>
          </table:table-cell>
          <table:table-cell office:value-type="float" office:value="18.90884" calcext:value-type="float">
            <text:p>18.90884</text:p>
          </table:table-cell>
          <table:table-cell office:value-type="float" office:value="18.26404" calcext:value-type="float">
            <text:p>18.26404</text:p>
          </table:table-cell>
          <table:table-cell office:value-type="float" office:value="18.02737" calcext:value-type="float">
            <text:p>18.02737</text:p>
          </table:table-cell>
          <table:table-cell office:value-type="float" office:value="17.71115" calcext:value-type="float">
            <text:p>17.71115</text:p>
          </table:table-cell>
          <table:table-cell office:value-type="float" office:value="16.17242" calcext:value-type="float">
            <text:p>16.17242</text:p>
          </table:table-cell>
          <table:table-cell office:value-type="float" office:value="16.12561" calcext:value-type="float">
            <text:p>16.12561</text:p>
          </table:table-cell>
          <table:table-cell office:value-type="float" office:value="14.73499" calcext:value-type="float">
            <text:p>14.73499</text:p>
          </table:table-cell>
          <table:table-cell office:value-type="float" office:value="14.63278" calcext:value-type="float">
            <text:p>14.63278</text:p>
          </table:table-cell>
          <table:table-cell office:value-type="float" office:value="13.53152" calcext:value-type="float">
            <text:p>13.53152</text:p>
          </table:table-cell>
          <table:table-cell office:value-type="float" office:value="13.43048" calcext:value-type="float">
            <text:p>13.43048</text:p>
          </table:table-cell>
          <table:table-cell office:value-type="float" office:value="12.5809" calcext:value-type="float">
            <text:p>12.5809</text:p>
          </table:table-cell>
          <table:table-cell office:value-type="float" office:value="12.47659" calcext:value-type="float">
            <text:p>12.47659</text:p>
          </table:table-cell>
          <table:table-cell office:value-type="float" office:value="12.061" calcext:value-type="float">
            <text:p>12.061</text:p>
          </table:table-cell>
          <table:table-cell office:value-type="float" office:value="11.95364" calcext:value-type="float">
            <text:p>11.95364</text:p>
          </table:table-cell>
          <table:table-cell office:value-type="float" office:value="32.85977" calcext:value-type="float">
            <text:p>32.85977</text:p>
          </table:table-cell>
          <table:table-cell office:value-type="float" office:value="9.261871" calcext:value-type="float">
            <text:p>9.2618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28.62208" calcext:value-type="float">
            <text:p>28.62208</text:p>
          </table:table-cell>
          <table:table-cell office:value-type="float" office:value="22.8" calcext:value-type="float">
            <text:p>22.8</text:p>
          </table:table-cell>
          <table:table-cell office:value-type="float" office:value="10.22" calcext:value-type="float">
            <text:p>10.22</text:p>
          </table:table-cell>
          <table:table-cell office:value-type="float" office:value="1.29045" calcext:value-type="float">
            <text:p>1.29045</text:p>
          </table:table-cell>
          <table:table-cell office:value-type="float" office:value="1.015555" calcext:value-type="float">
            <text:p>1.015555</text:p>
          </table:table-cell>
          <table:table-cell office:value-type="float" office:value="325.656" calcext:value-type="float">
            <text:p>325.656</text:p>
          </table:table-cell>
          <table:table-cell office:value-type="float" office:value="0" calcext:value-type="float">
            <text:p>0</text:p>
          </table:table-cell>
          <table:table-cell office:value-type="float" office:value="45.72714" calcext:value-type="float">
            <text:p>45.72714</text:p>
          </table:table-cell>
          <table:table-cell office:value-type="float" office:value="10.57587" calcext:value-type="float">
            <text:p>10.57587</text:p>
          </table:table-cell>
          <table:table-cell office:value-type="float" office:value="33.55859" calcext:value-type="float">
            <text:p>33.55859</text:p>
          </table:table-cell>
          <table:table-cell office:value-type="float" office:value="13.95407" calcext:value-type="float">
            <text:p>13.95407</text:p>
          </table:table-cell>
          <table:table-cell office:value-type="float" office:value="28.76389" calcext:value-type="float">
            <text:p>28.76389</text:p>
          </table:table-cell>
          <table:table-cell office:value-type="float" office:value="15.78079" calcext:value-type="float">
            <text:p>15.78079</text:p>
          </table:table-cell>
          <table:table-cell office:value-type="float" office:value="25.28937" calcext:value-type="float">
            <text:p>25.28937</text:p>
          </table:table-cell>
          <table:table-cell office:value-type="float" office:value="17.02548" calcext:value-type="float">
            <text:p>17.02548</text:p>
          </table:table-cell>
          <table:table-cell office:value-type="float" office:value="23.29773" calcext:value-type="float">
            <text:p>23.29773</text:p>
          </table:table-cell>
          <table:table-cell office:value-type="float" office:value="17.66348" calcext:value-type="float">
            <text:p>17.66348</text:p>
          </table:table-cell>
          <table:table-cell office:value-type="float" office:value="21.48853" calcext:value-type="float">
            <text:p>21.48853</text:p>
          </table:table-cell>
          <table:table-cell office:value-type="float" office:value="18.19904" calcext:value-type="float">
            <text:p>18.19904</text:p>
          </table:table-cell>
          <table:table-cell office:value-type="float" office:value="20.24866" calcext:value-type="float">
            <text:p>20.24866</text:p>
          </table:table-cell>
          <table:table-cell office:value-type="float" office:value="18.32129" calcext:value-type="float">
            <text:p>18.32129</text:p>
          </table:table-cell>
          <table:table-cell office:value-type="float" office:value="18.5708" calcext:value-type="float">
            <text:p>18.5708</text:p>
          </table:table-cell>
          <table:table-cell office:value-type="float" office:value="18.2663" calcext:value-type="float">
            <text:p>18.2663</text:p>
          </table:table-cell>
          <table:table-cell office:value-type="float" office:value="17.70844" calcext:value-type="float">
            <text:p>17.70844</text:p>
          </table:table-cell>
          <table:table-cell office:value-type="float" office:value="17.54144" calcext:value-type="float">
            <text:p>17.54144</text:p>
          </table:table-cell>
          <table:table-cell office:value-type="float" office:value="16.17273" calcext:value-type="float">
            <text:p>16.17273</text:p>
          </table:table-cell>
          <table:table-cell office:value-type="float" office:value="16.16333" calcext:value-type="float">
            <text:p>16.16333</text:p>
          </table:table-cell>
          <table:table-cell office:value-type="float" office:value="14.81027" calcext:value-type="float">
            <text:p>14.81027</text:p>
          </table:table-cell>
          <table:table-cell office:value-type="float" office:value="14.7359" calcext:value-type="float">
            <text:p>14.7359</text:p>
          </table:table-cell>
          <table:table-cell office:value-type="float" office:value="13.63104" calcext:value-type="float">
            <text:p>13.63104</text:p>
          </table:table-cell>
          <table:table-cell office:value-type="float" office:value="13.53259" calcext:value-type="float">
            <text:p>13.53259</text:p>
          </table:table-cell>
          <table:table-cell office:value-type="float" office:value="12.68588" calcext:value-type="float">
            <text:p>12.68588</text:p>
          </table:table-cell>
          <table:table-cell office:value-type="float" office:value="12.58197" calcext:value-type="float">
            <text:p>12.58197</text:p>
          </table:table-cell>
          <table:table-cell office:value-type="float" office:value="12.1666" calcext:value-type="float">
            <text:p>12.1666</text:p>
          </table:table-cell>
          <table:table-cell office:value-type="float" office:value="12.06213" calcext:value-type="float">
            <text:p>12.06213</text:p>
          </table:table-cell>
          <table:table-cell office:value-type="float" office:value="45.72705" calcext:value-type="float">
            <text:p>45.72705</text:p>
          </table:table-cell>
          <table:table-cell office:value-type="float" office:value="10.5759" calcext:value-type="float">
            <text:p>10.57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23.66273" calcext:value-type="float">
            <text:p>23.66273</text:p>
          </table:table-cell>
          <table:table-cell office:value-type="float" office:value="18.61" calcext:value-type="float">
            <text:p>18.61</text:p>
          </table:table-cell>
          <table:table-cell office:value-type="float" office:value="12.71" calcext:value-type="float">
            <text:p>12.71</text:p>
          </table:table-cell>
          <table:table-cell office:value-type="float" office:value="1.351039" calcext:value-type="float">
            <text:p>1.351039</text:p>
          </table:table-cell>
          <table:table-cell office:value-type="float" office:value="1.191123" calcext:value-type="float">
            <text:p>1.191123</text:p>
          </table:table-cell>
          <table:table-cell office:value-type="float" office:value="479.304" calcext:value-type="float">
            <text:p>479.304</text:p>
          </table:table-cell>
          <table:table-cell office:value-type="float" office:value="4.064" calcext:value-type="float">
            <text:p>4.064</text:p>
          </table:table-cell>
          <table:table-cell office:value-type="float" office:value="30.54184" calcext:value-type="float">
            <text:p>30.54184</text:p>
          </table:table-cell>
          <table:table-cell office:value-type="float" office:value="13.0181" calcext:value-type="float">
            <text:p>13.0181</text:p>
          </table:table-cell>
          <table:table-cell office:value-type="float" office:value="26.34583" calcext:value-type="float">
            <text:p>26.34583</text:p>
          </table:table-cell>
          <table:table-cell office:value-type="float" office:value="16.44513" calcext:value-type="float">
            <text:p>16.44513</text:p>
          </table:table-cell>
          <table:table-cell office:value-type="float" office:value="24.14636" calcext:value-type="float">
            <text:p>24.14636</text:p>
          </table:table-cell>
          <table:table-cell office:value-type="float" office:value="18.47614" calcext:value-type="float">
            <text:p>18.47614</text:p>
          </table:table-cell>
          <table:table-cell office:value-type="float" office:value="22.63635" calcext:value-type="float">
            <text:p>22.63635</text:p>
          </table:table-cell>
          <table:table-cell office:value-type="float" office:value="19.67001" calcext:value-type="float">
            <text:p>19.67001</text:p>
          </table:table-cell>
          <table:table-cell office:value-type="float" office:value="22.20673" calcext:value-type="float">
            <text:p>22.20673</text:p>
          </table:table-cell>
          <table:table-cell office:value-type="float" office:value="19.94278" calcext:value-type="float">
            <text:p>19.94278</text:p>
          </table:table-cell>
          <table:table-cell office:value-type="float" office:value="21.44791" calcext:value-type="float">
            <text:p>21.44791</text:p>
          </table:table-cell>
          <table:table-cell office:value-type="float" office:value="20.00656" calcext:value-type="float">
            <text:p>20.00656</text:p>
          </table:table-cell>
          <table:table-cell office:value-type="float" office:value="20.30597" calcext:value-type="float">
            <text:p>20.30597</text:p>
          </table:table-cell>
          <table:table-cell office:value-type="float" office:value="19.64673" calcext:value-type="float">
            <text:p>19.64673</text:p>
          </table:table-cell>
          <table:table-cell office:value-type="float" office:value="19.01111" calcext:value-type="float">
            <text:p>19.01111</text:p>
          </table:table-cell>
          <table:table-cell office:value-type="float" office:value="18.58398" calcext:value-type="float">
            <text:p>18.58398</text:p>
          </table:table-cell>
          <table:table-cell office:value-type="float" office:value="17.63379" calcext:value-type="float">
            <text:p>17.63379</text:p>
          </table:table-cell>
          <table:table-cell office:value-type="float" office:value="17.54132" calcext:value-type="float">
            <text:p>17.54132</text:p>
          </table:table-cell>
          <table:table-cell office:value-type="float" office:value="16.16965" calcext:value-type="float">
            <text:p>16.16965</text:p>
          </table:table-cell>
          <table:table-cell office:value-type="float" office:value="16.16049" calcext:value-type="float">
            <text:p>16.16049</text:p>
          </table:table-cell>
          <table:table-cell office:value-type="float" office:value="14.86829" calcext:value-type="float">
            <text:p>14.86829</text:p>
          </table:table-cell>
          <table:table-cell office:value-type="float" office:value="14.81091" calcext:value-type="float">
            <text:p>14.81091</text:p>
          </table:table-cell>
          <table:table-cell office:value-type="float" office:value="13.72345" calcext:value-type="float">
            <text:p>13.72345</text:p>
          </table:table-cell>
          <table:table-cell office:value-type="float" office:value="13.63202" calcext:value-type="float">
            <text:p>13.63202</text:p>
          </table:table-cell>
          <table:table-cell office:value-type="float" office:value="12.78885" calcext:value-type="float">
            <text:p>12.78885</text:p>
          </table:table-cell>
          <table:table-cell office:value-type="float" office:value="12.68695" calcext:value-type="float">
            <text:p>12.68695</text:p>
          </table:table-cell>
          <table:table-cell office:value-type="float" office:value="12.26938" calcext:value-type="float">
            <text:p>12.26938</text:p>
          </table:table-cell>
          <table:table-cell office:value-type="float" office:value="12.16769" calcext:value-type="float">
            <text:p>12.16769</text:p>
          </table:table-cell>
          <table:table-cell office:value-type="float" office:value="30.54181" calcext:value-type="float">
            <text:p>30.54181</text:p>
          </table:table-cell>
          <table:table-cell office:value-type="float" office:value="13.09976" calcext:value-type="float">
            <text:p>13.099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11.0398" calcext:value-type="float">
            <text:p>11.0398</text:p>
          </table:table-cell>
          <table:table-cell office:value-type="float" office:value="15.04" calcext:value-type="float">
            <text:p>15.04</text:p>
          </table:table-cell>
          <table:table-cell office:value-type="float" office:value="12.59" calcext:value-type="float">
            <text:p>12.59</text:p>
          </table:table-cell>
          <table:table-cell office:value-type="float" office:value="1.417403" calcext:value-type="float">
            <text:p>1.417403</text:p>
          </table:table-cell>
          <table:table-cell office:value-type="float" office:value="1.196256" calcext:value-type="float">
            <text:p>1.196256</text:p>
          </table:table-cell>
          <table:table-cell office:value-type="float" office:value="548.928" calcext:value-type="float">
            <text:p>548.928</text:p>
          </table:table-cell>
          <table:table-cell office:value-type="float" office:value="4.572" calcext:value-type="float">
            <text:p>4.572</text:p>
          </table:table-cell>
          <table:table-cell office:value-type="float" office:value="26.83151" calcext:value-type="float">
            <text:p>26.83151</text:p>
          </table:table-cell>
          <table:table-cell office:value-type="float" office:value="11.85703" calcext:value-type="float">
            <text:p>11.85703</text:p>
          </table:table-cell>
          <table:table-cell office:value-type="float" office:value="22.6503" calcext:value-type="float">
            <text:p>22.6503</text:p>
          </table:table-cell>
          <table:table-cell office:value-type="float" office:value="14.68527" calcext:value-type="float">
            <text:p>14.68527</text:p>
          </table:table-cell>
          <table:table-cell office:value-type="float" office:value="21.19977" calcext:value-type="float">
            <text:p>21.19977</text:p>
          </table:table-cell>
          <table:table-cell office:value-type="float" office:value="16.42966" calcext:value-type="float">
            <text:p>16.42966</text:p>
          </table:table-cell>
          <table:table-cell office:value-type="float" office:value="20.24637" calcext:value-type="float">
            <text:p>20.24637</text:p>
          </table:table-cell>
          <table:table-cell office:value-type="float" office:value="17.53976" calcext:value-type="float">
            <text:p>17.53976</text:p>
          </table:table-cell>
          <table:table-cell office:value-type="float" office:value="20.14914" calcext:value-type="float">
            <text:p>20.14914</text:p>
          </table:table-cell>
          <table:table-cell office:value-type="float" office:value="18.15903" calcext:value-type="float">
            <text:p>18.15903</text:p>
          </table:table-cell>
          <table:table-cell office:value-type="float" office:value="20.39105" calcext:value-type="float">
            <text:p>20.39105</text:p>
          </table:table-cell>
          <table:table-cell office:value-type="float" office:value="18.65677" calcext:value-type="float">
            <text:p>18.65677</text:p>
          </table:table-cell>
          <table:table-cell office:value-type="float" office:value="19.97852" calcext:value-type="float">
            <text:p>19.97852</text:p>
          </table:table-cell>
          <table:table-cell office:value-type="float" office:value="18.77771" calcext:value-type="float">
            <text:p>18.77771</text:p>
          </table:table-cell>
          <table:table-cell office:value-type="float" office:value="19.02832" calcext:value-type="float">
            <text:p>19.02832</text:p>
          </table:table-cell>
          <table:table-cell office:value-type="float" office:value="18.63647" calcext:value-type="float">
            <text:p>18.63647</text:p>
          </table:table-cell>
          <table:table-cell office:value-type="float" office:value="17.6778" calcext:value-type="float">
            <text:p>17.6778</text:p>
          </table:table-cell>
          <table:table-cell office:value-type="float" office:value="17.63501" calcext:value-type="float">
            <text:p>17.63501</text:p>
          </table:table-cell>
          <table:table-cell office:value-type="float" office:value="16.2038" calcext:value-type="float">
            <text:p>16.2038</text:p>
          </table:table-cell>
          <table:table-cell office:value-type="float" office:value="16.16992" calcext:value-type="float">
            <text:p>16.16992</text:p>
          </table:table-cell>
          <table:table-cell office:value-type="float" office:value="14.92633" calcext:value-type="float">
            <text:p>14.92633</text:p>
          </table:table-cell>
          <table:table-cell office:value-type="float" office:value="14.86887" calcext:value-type="float">
            <text:p>14.86887</text:p>
          </table:table-cell>
          <table:table-cell office:value-type="float" office:value="13.80978" calcext:value-type="float">
            <text:p>13.80978</text:p>
          </table:table-cell>
          <table:table-cell office:value-type="float" office:value="13.72437" calcext:value-type="float">
            <text:p>13.72437</text:p>
          </table:table-cell>
          <table:table-cell office:value-type="float" office:value="12.88843" calcext:value-type="float">
            <text:p>12.88843</text:p>
          </table:table-cell>
          <table:table-cell office:value-type="float" office:value="12.78992" calcext:value-type="float">
            <text:p>12.78992</text:p>
          </table:table-cell>
          <table:table-cell office:value-type="float" office:value="12.37051" calcext:value-type="float">
            <text:p>12.37051</text:p>
          </table:table-cell>
          <table:table-cell office:value-type="float" office:value="12.27045" calcext:value-type="float">
            <text:p>12.27045</text:p>
          </table:table-cell>
          <table:table-cell office:value-type="float" office:value="26.83148" calcext:value-type="float">
            <text:p>26.83148</text:p>
          </table:table-cell>
          <table:table-cell office:value-type="float" office:value="11.85699" calcext:value-type="float">
            <text:p>11.856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8.186253" calcext:value-type="float">
            <text:p>8.186253</text:p>
          </table:table-cell>
          <table:table-cell office:value-type="float" office:value="20.01" calcext:value-type="float">
            <text:p>20.01</text:p>
          </table:table-cell>
          <table:table-cell office:value-type="float" office:value="13.19" calcext:value-type="float">
            <text:p>13.19</text:p>
          </table:table-cell>
          <table:table-cell office:value-type="float" office:value="1.667687" calcext:value-type="float">
            <text:p>1.667687</text:p>
          </table:table-cell>
          <table:table-cell office:value-type="float" office:value="1.331136" calcext:value-type="float">
            <text:p>1.331136</text:p>
          </table:table-cell>
          <table:table-cell office:value-type="float" office:value="243.648" calcext:value-type="float">
            <text:p>243.648</text:p>
          </table:table-cell>
          <table:table-cell office:value-type="float" office:value="4.826" calcext:value-type="float">
            <text:p>4.826</text:p>
          </table:table-cell>
          <table:table-cell office:value-type="float" office:value="22.01642" calcext:value-type="float">
            <text:p>22.01642</text:p>
          </table:table-cell>
          <table:table-cell office:value-type="float" office:value="12.6322" calcext:value-type="float">
            <text:p>12.6322</text:p>
          </table:table-cell>
          <table:table-cell office:value-type="float" office:value="20.26633" calcext:value-type="float">
            <text:p>20.26633</text:p>
          </table:table-cell>
          <table:table-cell office:value-type="float" office:value="13.92593" calcext:value-type="float">
            <text:p>13.92593</text:p>
          </table:table-cell>
          <table:table-cell office:value-type="float" office:value="19.37048" calcext:value-type="float">
            <text:p>19.37048</text:p>
          </table:table-cell>
          <table:table-cell office:value-type="float" office:value="15.33115" calcext:value-type="float">
            <text:p>15.33115</text:p>
          </table:table-cell>
          <table:table-cell office:value-type="float" office:value="18.81824" calcext:value-type="float">
            <text:p>18.81824</text:p>
          </table:table-cell>
          <table:table-cell office:value-type="float" office:value="16.52539" calcext:value-type="float">
            <text:p>16.52539</text:p>
          </table:table-cell>
          <table:table-cell office:value-type="float" office:value="18.71552" calcext:value-type="float">
            <text:p>18.71552</text:p>
          </table:table-cell>
          <table:table-cell office:value-type="float" office:value="17.19962" calcext:value-type="float">
            <text:p>17.19962</text:p>
          </table:table-cell>
          <table:table-cell office:value-type="float" office:value="19.08069" calcext:value-type="float">
            <text:p>19.08069</text:p>
          </table:table-cell>
          <table:table-cell office:value-type="float" office:value="17.7811" calcext:value-type="float">
            <text:p>17.7811</text:p>
          </table:table-cell>
          <table:table-cell office:value-type="float" office:value="18.9841" calcext:value-type="float">
            <text:p>18.9841</text:p>
          </table:table-cell>
          <table:table-cell office:value-type="float" office:value="18.04309" calcext:value-type="float">
            <text:p>18.04309</text:p>
          </table:table-cell>
          <table:table-cell office:value-type="float" office:value="18.6344" calcext:value-type="float">
            <text:p>18.6344</text:p>
          </table:table-cell>
          <table:table-cell office:value-type="float" office:value="18.12067" calcext:value-type="float">
            <text:p>18.12067</text:p>
          </table:table-cell>
          <table:table-cell office:value-type="float" office:value="17.65793" calcext:value-type="float">
            <text:p>17.65793</text:p>
          </table:table-cell>
          <table:table-cell office:value-type="float" office:value="17.52344" calcext:value-type="float">
            <text:p>17.52344</text:p>
          </table:table-cell>
          <table:table-cell office:value-type="float" office:value="16.22104" calcext:value-type="float">
            <text:p>16.22104</text:p>
          </table:table-cell>
          <table:table-cell office:value-type="float" office:value="16.20413" calcext:value-type="float">
            <text:p>16.20413</text:p>
          </table:table-cell>
          <table:table-cell office:value-type="float" office:value="14.98346" calcext:value-type="float">
            <text:p>14.98346</text:p>
          </table:table-cell>
          <table:table-cell office:value-type="float" office:value="14.92694" calcext:value-type="float">
            <text:p>14.92694</text:p>
          </table:table-cell>
          <table:table-cell office:value-type="float" office:value="13.89267" calcext:value-type="float">
            <text:p>13.89267</text:p>
          </table:table-cell>
          <table:table-cell office:value-type="float" office:value="13.81064" calcext:value-type="float">
            <text:p>13.81064</text:p>
          </table:table-cell>
          <table:table-cell office:value-type="float" office:value="12.98486" calcext:value-type="float">
            <text:p>12.98486</text:p>
          </table:table-cell>
          <table:table-cell office:value-type="float" office:value="12.88947" calcext:value-type="float">
            <text:p>12.88947</text:p>
          </table:table-cell>
          <table:table-cell office:value-type="float" office:value="12.46851" calcext:value-type="float">
            <text:p>12.46851</text:p>
          </table:table-cell>
          <table:table-cell office:value-type="float" office:value="12.37155" calcext:value-type="float">
            <text:p>12.37155</text:p>
          </table:table-cell>
          <table:table-cell office:value-type="float" office:value="22.01642" calcext:value-type="float">
            <text:p>22.01642</text:p>
          </table:table-cell>
          <table:table-cell office:value-type="float" office:value="12.63217" calcext:value-type="float">
            <text:p>12.632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20.61575" calcext:value-type="float">
            <text:p>20.61575</text:p>
          </table:table-cell>
          <table:table-cell office:value-type="float" office:value="22.15" calcext:value-type="float">
            <text:p>22.15</text:p>
          </table:table-cell>
          <table:table-cell office:value-type="float" office:value="10.53" calcext:value-type="float">
            <text:p>10.53</text:p>
          </table:table-cell>
          <table:table-cell office:value-type="float" office:value="1.956798" calcext:value-type="float">
            <text:p>1.956798</text:p>
          </table:table-cell>
          <table:table-cell office:value-type="float" office:value="1.116846" calcext:value-type="float">
            <text:p>1.116846</text:p>
          </table:table-cell>
          <table:table-cell office:value-type="float" office:value="141.948" calcext:value-type="float">
            <text:p>141.948</text:p>
          </table:table-cell>
          <table:table-cell office:value-type="float" office:value="0" calcext:value-type="float">
            <text:p>0</text:p>
          </table:table-cell>
          <table:table-cell office:value-type="float" office:value="29.09763" calcext:value-type="float">
            <text:p>29.09763</text:p>
          </table:table-cell>
          <table:table-cell office:value-type="float" office:value="10.15784" calcext:value-type="float">
            <text:p>10.15784</text:p>
          </table:table-cell>
          <table:table-cell office:value-type="float" office:value="24.53036" calcext:value-type="float">
            <text:p>24.53036</text:p>
          </table:table-cell>
          <table:table-cell office:value-type="float" office:value="12.33392" calcext:value-type="float">
            <text:p>12.33392</text:p>
          </table:table-cell>
          <table:table-cell office:value-type="float" office:value="22.09247" calcext:value-type="float">
            <text:p>22.09247</text:p>
          </table:table-cell>
          <table:table-cell office:value-type="float" office:value="14.25305" calcext:value-type="float">
            <text:p>14.25305</text:p>
          </table:table-cell>
          <table:table-cell office:value-type="float" office:value="20.48434" calcext:value-type="float">
            <text:p>20.48434</text:p>
          </table:table-cell>
          <table:table-cell office:value-type="float" office:value="15.63632" calcext:value-type="float">
            <text:p>15.63632</text:p>
          </table:table-cell>
          <table:table-cell office:value-type="float" office:value="19.61319" calcext:value-type="float">
            <text:p>19.61319</text:p>
          </table:table-cell>
          <table:table-cell office:value-type="float" office:value="16.40216" calcext:value-type="float">
            <text:p>16.40216</text:p>
          </table:table-cell>
          <table:table-cell office:value-type="float" office:value="18.8764" calcext:value-type="float">
            <text:p>18.8764</text:p>
          </table:table-cell>
          <table:table-cell office:value-type="float" office:value="17.11105" calcext:value-type="float">
            <text:p>17.11105</text:p>
          </table:table-cell>
          <table:table-cell office:value-type="float" office:value="18.40192" calcext:value-type="float">
            <text:p>18.40192</text:p>
          </table:table-cell>
          <table:table-cell office:value-type="float" office:value="17.47247" calcext:value-type="float">
            <text:p>17.47247</text:p>
          </table:table-cell>
          <table:table-cell office:value-type="float" office:value="18.11792" calcext:value-type="float">
            <text:p>18.11792</text:p>
          </table:table-cell>
          <table:table-cell office:value-type="float" office:value="17.75403" calcext:value-type="float">
            <text:p>17.75403</text:p>
          </table:table-cell>
          <table:table-cell office:value-type="float" office:value="17.52151" calcext:value-type="float">
            <text:p>17.52151</text:p>
          </table:table-cell>
          <table:table-cell office:value-type="float" office:value="17.31717" calcext:value-type="float">
            <text:p>17.31717</text:p>
          </table:table-cell>
          <table:table-cell office:value-type="float" office:value="16.22098" calcext:value-type="float">
            <text:p>16.22098</text:p>
          </table:table-cell>
          <table:table-cell office:value-type="float" office:value="16.20193" calcext:value-type="float">
            <text:p>16.20193</text:p>
          </table:table-cell>
          <table:table-cell office:value-type="float" office:value="15.02985" calcext:value-type="float">
            <text:p>15.02985</text:p>
          </table:table-cell>
          <table:table-cell office:value-type="float" office:value="14.98398" calcext:value-type="float">
            <text:p>14.98398</text:p>
          </table:table-cell>
          <table:table-cell office:value-type="float" office:value="13.97031" calcext:value-type="float">
            <text:p>13.97031</text:p>
          </table:table-cell>
          <table:table-cell office:value-type="float" office:value="13.89352" calcext:value-type="float">
            <text:p>13.89352</text:p>
          </table:table-cell>
          <table:table-cell office:value-type="float" office:value="13.07819" calcext:value-type="float">
            <text:p>13.07819</text:p>
          </table:table-cell>
          <table:table-cell office:value-type="float" office:value="12.98584" calcext:value-type="float">
            <text:p>12.98584</text:p>
          </table:table-cell>
          <table:table-cell office:value-type="float" office:value="12.5643" calcext:value-type="float">
            <text:p>12.5643</text:p>
          </table:table-cell>
          <table:table-cell office:value-type="float" office:value="12.46951" calcext:value-type="float">
            <text:p>12.46951</text:p>
          </table:table-cell>
          <table:table-cell office:value-type="float" office:value="29.09763" calcext:value-type="float">
            <text:p>29.09763</text:p>
          </table:table-cell>
          <table:table-cell office:value-type="float" office:value="10.15784" calcext:value-type="float">
            <text:p>10.157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24.62326" calcext:value-type="float">
            <text:p>24.62326</text:p>
          </table:table-cell>
          <table:table-cell office:value-type="float" office:value="26.55" calcext:value-type="float">
            <text:p>26.55</text:p>
          </table:table-cell>
          <table:table-cell office:value-type="float" office:value="15.1" calcext:value-type="float">
            <text:p>15.1</text:p>
          </table:table-cell>
          <table:table-cell office:value-type="float" office:value="1.709187" calcext:value-type="float">
            <text:p>1.709187</text:p>
          </table:table-cell>
          <table:table-cell office:value-type="float" office:value="1.037649" calcext:value-type="float">
            <text:p>1.037649</text:p>
          </table:table-cell>
          <table:table-cell office:value-type="float" office:value="308.484" calcext:value-type="float">
            <text:p>308.484</text:p>
          </table:table-cell>
          <table:table-cell office:value-type="float" office:value="0" calcext:value-type="float">
            <text:p>0</text:p>
          </table:table-cell>
          <table:table-cell office:value-type="float" office:value="47.34814" calcext:value-type="float">
            <text:p>47.34814</text:p>
          </table:table-cell>
          <table:table-cell office:value-type="float" office:value="14.21024" calcext:value-type="float">
            <text:p>14.21024</text:p>
          </table:table-cell>
          <table:table-cell office:value-type="float" office:value="33.77457" calcext:value-type="float">
            <text:p>33.77457</text:p>
          </table:table-cell>
          <table:table-cell office:value-type="float" office:value="16.06879" calcext:value-type="float">
            <text:p>16.06879</text:p>
          </table:table-cell>
          <table:table-cell office:value-type="float" office:value="28.85516" calcext:value-type="float">
            <text:p>28.85516</text:p>
          </table:table-cell>
          <table:table-cell office:value-type="float" office:value="17.18048" calcext:value-type="float">
            <text:p>17.18048</text:p>
          </table:table-cell>
          <table:table-cell office:value-type="float" office:value="25.36667" calcext:value-type="float">
            <text:p>25.36667</text:p>
          </table:table-cell>
          <table:table-cell office:value-type="float" office:value="17.83673" calcext:value-type="float">
            <text:p>17.83673</text:p>
          </table:table-cell>
          <table:table-cell office:value-type="float" office:value="23.33063" calcext:value-type="float">
            <text:p>23.33063</text:p>
          </table:table-cell>
          <table:table-cell office:value-type="float" office:value="18.10205" calcext:value-type="float">
            <text:p>18.10205</text:p>
          </table:table-cell>
          <table:table-cell office:value-type="float" office:value="21.47778" calcext:value-type="float">
            <text:p>21.47778</text:p>
          </table:table-cell>
          <table:table-cell office:value-type="float" office:value="18.2692" calcext:value-type="float">
            <text:p>18.2692</text:p>
          </table:table-cell>
          <table:table-cell office:value-type="float" office:value="20.10876" calcext:value-type="float">
            <text:p>20.10876</text:p>
          </table:table-cell>
          <table:table-cell office:value-type="float" office:value="18.16864" calcext:value-type="float">
            <text:p>18.16864</text:p>
          </table:table-cell>
          <table:table-cell office:value-type="float" office:value="18.27298" calcext:value-type="float">
            <text:p>18.27298</text:p>
          </table:table-cell>
          <table:table-cell office:value-type="float" office:value="17.81174" calcext:value-type="float">
            <text:p>17.81174</text:p>
          </table:table-cell>
          <table:table-cell office:value-type="float" office:value="17.31546" calcext:value-type="float">
            <text:p>17.31546</text:p>
          </table:table-cell>
          <table:table-cell office:value-type="float" office:value="17.23807" calcext:value-type="float">
            <text:p>17.23807</text:p>
          </table:table-cell>
          <table:table-cell office:value-type="float" office:value="16.20157" calcext:value-type="float">
            <text:p>16.20157</text:p>
          </table:table-cell>
          <table:table-cell office:value-type="float" office:value="16.16763" calcext:value-type="float">
            <text:p>16.16763</text:p>
          </table:table-cell>
          <table:table-cell office:value-type="float" office:value="15.06207" calcext:value-type="float">
            <text:p>15.06207</text:p>
          </table:table-cell>
          <table:table-cell office:value-type="float" office:value="15.03024" calcext:value-type="float">
            <text:p>15.03024</text:p>
          </table:table-cell>
          <table:table-cell office:value-type="float" office:value="14.04175" calcext:value-type="float">
            <text:p>14.04175</text:p>
          </table:table-cell>
          <table:table-cell office:value-type="float" office:value="13.97107" calcext:value-type="float">
            <text:p>13.97107</text:p>
          </table:table-cell>
          <table:table-cell office:value-type="float" office:value="13.16782" calcext:value-type="float">
            <text:p>13.16782</text:p>
          </table:table-cell>
          <table:table-cell office:value-type="float" office:value="13.07913" calcext:value-type="float">
            <text:p>13.07913</text:p>
          </table:table-cell>
          <table:table-cell office:value-type="float" office:value="12.65698" calcext:value-type="float">
            <text:p>12.65698</text:p>
          </table:table-cell>
          <table:table-cell office:value-type="float" office:value="12.56528" calcext:value-type="float">
            <text:p>12.56528</text:p>
          </table:table-cell>
          <table:table-cell office:value-type="float" office:value="47.34802" calcext:value-type="float">
            <text:p>47.34802</text:p>
          </table:table-cell>
          <table:table-cell office:value-type="float" office:value="14.21027" calcext:value-type="float">
            <text:p>14.210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29.10448" calcext:value-type="float">
            <text:p>29.10448</text:p>
          </table:table-cell>
          <table:table-cell office:value-type="float" office:value="27.69" calcext:value-type="float">
            <text:p>27.69</text:p>
          </table:table-cell>
          <table:table-cell office:value-type="float" office:value="13.88" calcext:value-type="float">
            <text:p>13.88</text:p>
          </table:table-cell>
          <table:table-cell office:value-type="float" office:value="1.487025" calcext:value-type="float">
            <text:p>1.487025</text:p>
          </table:table-cell>
          <table:table-cell office:value-type="float" office:value="1.059192" calcext:value-type="float">
            <text:p>1.059192</text:p>
          </table:table-cell>
          <table:table-cell office:value-type="float" office:value="149.868" calcext:value-type="float">
            <text:p>149.868</text:p>
          </table:table-cell>
          <table:table-cell office:value-type="float" office:value="0" calcext:value-type="float">
            <text:p>0</text:p>
          </table:table-cell>
          <table:table-cell office:value-type="float" office:value="47.70874" calcext:value-type="float">
            <text:p>47.70874</text:p>
          </table:table-cell>
          <table:table-cell office:value-type="float" office:value="15.29315" calcext:value-type="float">
            <text:p>15.29315</text:p>
          </table:table-cell>
          <table:table-cell office:value-type="float" office:value="36.43021" calcext:value-type="float">
            <text:p>36.43021</text:p>
          </table:table-cell>
          <table:table-cell office:value-type="float" office:value="18.36401" calcext:value-type="float">
            <text:p>18.36401</text:p>
          </table:table-cell>
          <table:table-cell office:value-type="float" office:value="31.63681" calcext:value-type="float">
            <text:p>31.63681</text:p>
          </table:table-cell>
          <table:table-cell office:value-type="float" office:value="19.75513" calcext:value-type="float">
            <text:p>19.75513</text:p>
          </table:table-cell>
          <table:table-cell office:value-type="float" office:value="27.88425" calcext:value-type="float">
            <text:p>27.88425</text:p>
          </table:table-cell>
          <table:table-cell office:value-type="float" office:value="20.38779" calcext:value-type="float">
            <text:p>20.38779</text:p>
          </table:table-cell>
          <table:table-cell office:value-type="float" office:value="25.61697" calcext:value-type="float">
            <text:p>25.61697</text:p>
          </table:table-cell>
          <table:table-cell office:value-type="float" office:value="20.50226" calcext:value-type="float">
            <text:p>20.50226</text:p>
          </table:table-cell>
          <table:table-cell office:value-type="float" office:value="23.41309" calcext:value-type="float">
            <text:p>23.41309</text:p>
          </table:table-cell>
          <table:table-cell office:value-type="float" office:value="20.38986" calcext:value-type="float">
            <text:p>20.38986</text:p>
          </table:table-cell>
          <table:table-cell office:value-type="float" office:value="21.70682" calcext:value-type="float">
            <text:p>21.70682</text:p>
          </table:table-cell>
          <table:table-cell office:value-type="float" office:value="19.81766" calcext:value-type="float">
            <text:p>19.81766</text:p>
          </table:table-cell>
          <table:table-cell office:value-type="float" office:value="19.27576" calcext:value-type="float">
            <text:p>19.27576</text:p>
          </table:table-cell>
          <table:table-cell office:value-type="float" office:value="18.28806" calcext:value-type="float">
            <text:p>18.28806</text:p>
          </table:table-cell>
          <table:table-cell office:value-type="float" office:value="17.47491" calcext:value-type="float">
            <text:p>17.47491</text:p>
          </table:table-cell>
          <table:table-cell office:value-type="float" office:value="17.24622" calcext:value-type="float">
            <text:p>17.24622</text:p>
          </table:table-cell>
          <table:table-cell office:value-type="float" office:value="16.17563" calcext:value-type="float">
            <text:p>16.17563</text:p>
          </table:table-cell>
          <table:table-cell office:value-type="float" office:value="16.16232" calcext:value-type="float">
            <text:p>16.16232</text:p>
          </table:table-cell>
          <table:table-cell office:value-type="float" office:value="15.09091" calcext:value-type="float">
            <text:p>15.09091</text:p>
          </table:table-cell>
          <table:table-cell office:value-type="float" office:value="15.06235" calcext:value-type="float">
            <text:p>15.06235</text:p>
          </table:table-cell>
          <table:table-cell office:value-type="float" office:value="14.1066" calcext:value-type="float">
            <text:p>14.1066</text:p>
          </table:table-cell>
          <table:table-cell office:value-type="float" office:value="14.04242" calcext:value-type="float">
            <text:p>14.04242</text:p>
          </table:table-cell>
          <table:table-cell office:value-type="float" office:value="13.25293" calcext:value-type="float">
            <text:p>13.25293</text:p>
          </table:table-cell>
          <table:table-cell office:value-type="float" office:value="13.16873" calcext:value-type="float">
            <text:p>13.16873</text:p>
          </table:table-cell>
          <table:table-cell office:value-type="float" office:value="12.74667" calcext:value-type="float">
            <text:p>12.74667</text:p>
          </table:table-cell>
          <table:table-cell office:value-type="float" office:value="12.65793" calcext:value-type="float">
            <text:p>12.65793</text:p>
          </table:table-cell>
          <table:table-cell office:value-type="float" office:value="47.70862" calcext:value-type="float">
            <text:p>47.70862</text:p>
          </table:table-cell>
          <table:table-cell office:value-type="float" office:value="15.29318" calcext:value-type="float">
            <text:p>15.293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30.50388" calcext:value-type="float">
            <text:p>30.50388</text:p>
          </table:table-cell>
          <table:table-cell office:value-type="float" office:value="29.51" calcext:value-type="float">
            <text:p>29.51</text:p>
          </table:table-cell>
          <table:table-cell office:value-type="float" office:value="15.6" calcext:value-type="float">
            <text:p>15.6</text:p>
          </table:table-cell>
          <table:table-cell office:value-type="float" office:value="1.72306" calcext:value-type="float">
            <text:p>1.72306</text:p>
          </table:table-cell>
          <table:table-cell office:value-type="float" office:value="1.173564" calcext:value-type="float">
            <text:p>1.173564</text:p>
          </table:table-cell>
          <table:table-cell office:value-type="float" office:value="352.044" calcext:value-type="float">
            <text:p>352.044</text:p>
          </table:table-cell>
          <table:table-cell office:value-type="float" office:value="0" calcext:value-type="float">
            <text:p>0</text:p>
          </table:table-cell>
          <table:table-cell office:value-type="float" office:value="53.56598" calcext:value-type="float">
            <text:p>53.56598</text:p>
          </table:table-cell>
          <table:table-cell office:value-type="float" office:value="17.18689" calcext:value-type="float">
            <text:p>17.18689</text:p>
          </table:table-cell>
          <table:table-cell office:value-type="float" office:value="40.43878" calcext:value-type="float">
            <text:p>40.43878</text:p>
          </table:table-cell>
          <table:table-cell office:value-type="float" office:value="20.24106" calcext:value-type="float">
            <text:p>20.24106</text:p>
          </table:table-cell>
          <table:table-cell office:value-type="float" office:value="34.90985" calcext:value-type="float">
            <text:p>34.90985</text:p>
          </table:table-cell>
          <table:table-cell office:value-type="float" office:value="21.61804" calcext:value-type="float">
            <text:p>21.61804</text:p>
          </table:table-cell>
          <table:table-cell office:value-type="float" office:value="30.58398" calcext:value-type="float">
            <text:p>30.58398</text:p>
          </table:table-cell>
          <table:table-cell office:value-type="float" office:value="22.21768" calcext:value-type="float">
            <text:p>22.21768</text:p>
          </table:table-cell>
          <table:table-cell office:value-type="float" office:value="27.94974" calcext:value-type="float">
            <text:p>27.94974</text:p>
          </table:table-cell>
          <table:table-cell office:value-type="float" office:value="22.27036" calcext:value-type="float">
            <text:p>22.27036</text:p>
          </table:table-cell>
          <table:table-cell office:value-type="float" office:value="25.36465" calcext:value-type="float">
            <text:p>25.36465</text:p>
          </table:table-cell>
          <table:table-cell office:value-type="float" office:value="22.03113" calcext:value-type="float">
            <text:p>22.03113</text:p>
          </table:table-cell>
          <table:table-cell office:value-type="float" office:value="23.32578" calcext:value-type="float">
            <text:p>23.32578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20.37366" calcext:value-type="float">
            <text:p>20.37366</text:p>
          </table:table-cell>
          <table:table-cell office:value-type="float" office:value="19.29288" calcext:value-type="float">
            <text:p>19.29288</text:p>
          </table:table-cell>
          <table:table-cell office:value-type="float" office:value="17.9198" calcext:value-type="float">
            <text:p>17.9198</text:p>
          </table:table-cell>
          <table:table-cell office:value-type="float" office:value="17.47879" calcext:value-type="float">
            <text:p>17.47879</text:p>
          </table:table-cell>
          <table:table-cell office:value-type="float" office:value="16.26657" calcext:value-type="float">
            <text:p>16.26657</text:p>
          </table:table-cell>
          <table:table-cell office:value-type="float" office:value="16.17612" calcext:value-type="float">
            <text:p>16.17612</text:p>
          </table:table-cell>
          <table:table-cell office:value-type="float" office:value="15.1376" calcext:value-type="float">
            <text:p>15.1376</text:p>
          </table:table-cell>
          <table:table-cell office:value-type="float" office:value="15.09128" calcext:value-type="float">
            <text:p>15.09128</text:p>
          </table:table-cell>
          <table:table-cell office:value-type="float" office:value="14.1687" calcext:value-type="float">
            <text:p>14.1687</text:p>
          </table:table-cell>
          <table:table-cell office:value-type="float" office:value="14.10724" calcext:value-type="float">
            <text:p>14.10724</text:p>
          </table:table-cell>
          <table:table-cell office:value-type="float" office:value="13.33475" calcext:value-type="float">
            <text:p>13.33475</text:p>
          </table:table-cell>
          <table:table-cell office:value-type="float" office:value="13.25381" calcext:value-type="float">
            <text:p>13.25381</text:p>
          </table:table-cell>
          <table:table-cell office:value-type="float" office:value="12.83344" calcext:value-type="float">
            <text:p>12.83344</text:p>
          </table:table-cell>
          <table:table-cell office:value-type="float" office:value="12.74759" calcext:value-type="float">
            <text:p>12.74759</text:p>
          </table:table-cell>
          <table:table-cell office:value-type="float" office:value="53.56583" calcext:value-type="float">
            <text:p>53.56583</text:p>
          </table:table-cell>
          <table:table-cell office:value-type="float" office:value="17.18689" calcext:value-type="float">
            <text:p>17.186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29.42244" calcext:value-type="float">
            <text:p>29.42244</text:p>
          </table:table-cell>
          <table:table-cell office:value-type="float" office:value="33.23" calcext:value-type="float">
            <text:p>33.23</text:p>
          </table:table-cell>
          <table:table-cell office:value-type="float" office:value="19.49" calcext:value-type="float">
            <text:p>19.49</text:p>
          </table:table-cell>
          <table:table-cell office:value-type="float" office:value="2.204369" calcext:value-type="float">
            <text:p>2.204369</text:p>
          </table:table-cell>
          <table:table-cell office:value-type="float" office:value="1.500837" calcext:value-type="float">
            <text:p>1.500837</text:p>
          </table:table-cell>
          <table:table-cell office:value-type="float" office:value="337.752" calcext:value-type="float">
            <text:p>337.752</text:p>
          </table:table-cell>
          <table:table-cell office:value-type="float" office:value="2.794" calcext:value-type="float">
            <text:p>2.794</text:p>
          </table:table-cell>
          <table:table-cell office:value-type="float" office:value="49.2872" calcext:value-type="float">
            <text:p>49.2872</text:p>
          </table:table-cell>
          <table:table-cell office:value-type="float" office:value="19.41516" calcext:value-type="float">
            <text:p>19.41516</text:p>
          </table:table-cell>
          <table:table-cell office:value-type="float" office:value="37.63007" calcext:value-type="float">
            <text:p>37.63007</text:p>
          </table:table-cell>
          <table:table-cell office:value-type="float" office:value="21.70496" calcext:value-type="float">
            <text:p>21.70496</text:p>
          </table:table-cell>
          <table:table-cell office:value-type="float" office:value="33.07513" calcext:value-type="float">
            <text:p>33.07513</text:p>
          </table:table-cell>
          <table:table-cell office:value-type="float" office:value="23.16776" calcext:value-type="float">
            <text:p>23.16776</text:p>
          </table:table-cell>
          <table:table-cell office:value-type="float" office:value="29.71524" calcext:value-type="float">
            <text:p>29.71524</text:p>
          </table:table-cell>
          <table:table-cell office:value-type="float" office:value="23.81882" calcext:value-type="float">
            <text:p>23.81882</text:p>
          </table:table-cell>
          <table:table-cell office:value-type="float" office:value="27.664" calcext:value-type="float">
            <text:p>27.664</text:p>
          </table:table-cell>
          <table:table-cell office:value-type="float" office:value="23.87289" calcext:value-type="float">
            <text:p>23.87289</text:p>
          </table:table-cell>
          <table:table-cell office:value-type="float" office:value="25.59598" calcext:value-type="float">
            <text:p>25.59598</text:p>
          </table:table-cell>
          <table:table-cell office:value-type="float" office:value="23.55716" calcext:value-type="float">
            <text:p>23.55716</text:p>
          </table:table-cell>
          <table:table-cell office:value-type="float" office:value="23.81595" calcext:value-type="float">
            <text:p>23.81595</text:p>
          </table:table-cell>
          <table:table-cell office:value-type="float" office:value="22.62524" calcext:value-type="float">
            <text:p>22.62524</text:p>
          </table:table-cell>
          <table:table-cell office:value-type="float" office:value="21.25034" calcext:value-type="float">
            <text:p>21.25034</text:p>
          </table:table-cell>
          <table:table-cell office:value-type="float" office:value="20.3927" calcext:value-type="float">
            <text:p>20.3927</text:p>
          </table:table-cell>
          <table:table-cell office:value-type="float" office:value="18.4873" calcext:value-type="float">
            <text:p>18.4873</text:p>
          </table:table-cell>
          <table:table-cell office:value-type="float" office:value="17.92551" calcext:value-type="float">
            <text:p>17.92551</text:p>
          </table:table-cell>
          <table:table-cell office:value-type="float" office:value="16.44623" calcext:value-type="float">
            <text:p>16.44623</text:p>
          </table:table-cell>
          <table:table-cell office:value-type="float" office:value="16.26797" calcext:value-type="float">
            <text:p>16.26797</text:p>
          </table:table-cell>
          <table:table-cell office:value-type="float" office:value="15.21753" calcext:value-type="float">
            <text:p>15.21753</text:p>
          </table:table-cell>
          <table:table-cell office:value-type="float" office:value="15.13824" calcext:value-type="float">
            <text:p>15.13824</text:p>
          </table:table-cell>
          <table:table-cell office:value-type="float" office:value="14.23608" calcext:value-type="float">
            <text:p>14.23608</text:p>
          </table:table-cell>
          <table:table-cell office:value-type="float" office:value="14.16934" calcext:value-type="float">
            <text:p>14.16934</text:p>
          </table:table-cell>
          <table:table-cell office:value-type="float" office:value="13.41318" calcext:value-type="float">
            <text:p>13.41318</text:p>
          </table:table-cell>
          <table:table-cell office:value-type="float" office:value="13.33557" calcext:value-type="float">
            <text:p>13.33557</text:p>
          </table:table-cell>
          <table:table-cell office:value-type="float" office:value="12.91681" calcext:value-type="float">
            <text:p>12.91681</text:p>
          </table:table-cell>
          <table:table-cell office:value-type="float" office:value="12.83429" calcext:value-type="float">
            <text:p>12.83429</text:p>
          </table:table-cell>
          <table:table-cell office:value-type="float" office:value="49.28705" calcext:value-type="float">
            <text:p>49.28705</text:p>
          </table:table-cell>
          <table:table-cell office:value-type="float" office:value="19.41516" calcext:value-type="float">
            <text:p>19.415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29.36952" calcext:value-type="float">
            <text:p>29.36952</text:p>
          </table:table-cell>
          <table:table-cell office:value-type="float" office:value="36.21" calcext:value-type="float">
            <text:p>36.21</text:p>
          </table:table-cell>
          <table:table-cell office:value-type="float" office:value="21.87" calcext:value-type="float">
            <text:p>21.87</text:p>
          </table:table-cell>
          <table:table-cell office:value-type="float" office:value="2.099576" calcext:value-type="float">
            <text:p>2.099576</text:p>
          </table:table-cell>
          <table:table-cell office:value-type="float" office:value="1.303079" calcext:value-type="float">
            <text:p>1.303079</text:p>
          </table:table-cell>
          <table:table-cell office:value-type="float" office:value="476.712" calcext:value-type="float">
            <text:p>476.712</text:p>
          </table:table-cell>
          <table:table-cell office:value-type="float" office:value="0" calcext:value-type="float">
            <text:p>0</text:p>
          </table:table-cell>
          <table:table-cell office:value-type="float" office:value="58.21323" calcext:value-type="float">
            <text:p>58.21323</text:p>
          </table:table-cell>
          <table:table-cell office:value-type="float" office:value="22.70206" calcext:value-type="float">
            <text:p>22.70206</text:p>
          </table:table-cell>
          <table:table-cell office:value-type="float" office:value="44.46796" calcext:value-type="float">
            <text:p>44.46796</text:p>
          </table:table-cell>
          <table:table-cell office:value-type="float" office:value="24.66797" calcext:value-type="float">
            <text:p>24.66797</text:p>
          </table:table-cell>
          <table:table-cell office:value-type="float" office:value="38.51154" calcext:value-type="float">
            <text:p>38.51154</text:p>
          </table:table-cell>
          <table:table-cell office:value-type="float" office:value="25.41772" calcext:value-type="float">
            <text:p>25.41772</text:p>
          </table:table-cell>
          <table:table-cell office:value-type="float" office:value="33.82227" calcext:value-type="float">
            <text:p>33.82227</text:p>
          </table:table-cell>
          <table:table-cell office:value-type="float" office:value="25.50095" calcext:value-type="float">
            <text:p>25.50095</text:p>
          </table:table-cell>
          <table:table-cell office:value-type="float" office:value="30.95233" calcext:value-type="float">
            <text:p>30.95233</text:p>
          </table:table-cell>
          <table:table-cell office:value-type="float" office:value="25.22598" calcext:value-type="float">
            <text:p>25.22598</text:p>
          </table:table-cell>
          <table:table-cell office:value-type="float" office:value="28.10742" calcext:value-type="float">
            <text:p>28.10742</text:p>
          </table:table-cell>
          <table:table-cell office:value-type="float" office:value="24.64572" calcext:value-type="float">
            <text:p>24.64572</text:p>
          </table:table-cell>
          <table:table-cell office:value-type="float" office:value="25.74594" calcext:value-type="float">
            <text:p>25.74594</text:p>
          </table:table-cell>
          <table:table-cell office:value-type="float" office:value="23.56384" calcext:value-type="float">
            <text:p>23.56384</text:p>
          </table:table-cell>
          <table:table-cell office:value-type="float" office:value="22.28519" calcext:value-type="float">
            <text:p>22.28519</text:p>
          </table:table-cell>
          <table:table-cell office:value-type="float" office:value="21.26288" calcext:value-type="float">
            <text:p>21.26288</text:p>
          </table:table-cell>
          <table:table-cell office:value-type="float" office:value="19.05237" calcext:value-type="float">
            <text:p>19.05237</text:p>
          </table:table-cell>
          <table:table-cell office:value-type="float" office:value="18.49301" calcext:value-type="float">
            <text:p>18.49301</text:p>
          </table:table-cell>
          <table:table-cell office:value-type="float" office:value="16.68964" calcext:value-type="float">
            <text:p>16.68964</text:p>
          </table:table-cell>
          <table:table-cell office:value-type="float" office:value="16.44852" calcext:value-type="float">
            <text:p>16.44852</text:p>
          </table:table-cell>
          <table:table-cell office:value-type="float" office:value="15.3356" calcext:value-type="float">
            <text:p>15.3356</text:p>
          </table:table-cell>
          <table:table-cell office:value-type="float" office:value="15.2186" calcext:value-type="float">
            <text:p>15.2186</text:p>
          </table:table-cell>
          <table:table-cell office:value-type="float" office:value="14.3132" calcext:value-type="float">
            <text:p>14.3132</text:p>
          </table:table-cell>
          <table:table-cell office:value-type="float" office:value="14.23685" calcext:value-type="float">
            <text:p>14.23685</text:p>
          </table:table-cell>
          <table:table-cell office:value-type="float" office:value="13.49115" calcext:value-type="float">
            <text:p>13.49115</text:p>
          </table:table-cell>
          <table:table-cell office:value-type="float" office:value="13.41397" calcext:value-type="float">
            <text:p>13.41397</text:p>
          </table:table-cell>
          <table:table-cell office:value-type="float" office:value="12.99741" calcext:value-type="float">
            <text:p>12.99741</text:p>
          </table:table-cell>
          <table:table-cell office:value-type="float" office:value="12.91766" calcext:value-type="float">
            <text:p>12.91766</text:p>
          </table:table-cell>
          <table:table-cell office:value-type="float" office:value="58.21304" calcext:value-type="float">
            <text:p>58.21304</text:p>
          </table:table-cell>
          <table:table-cell office:value-type="float" office:value="22.70206" calcext:value-type="float">
            <text:p>22.702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24.46452" calcext:value-type="float">
            <text:p>24.46452</text:p>
          </table:table-cell>
          <table:table-cell office:value-type="float" office:value="33.09" calcext:value-type="float">
            <text:p>33.09</text:p>
          </table:table-cell>
          <table:table-cell office:value-type="float" office:value="21.42" calcext:value-type="float">
            <text:p>21.42</text:p>
          </table:table-cell>
          <table:table-cell office:value-type="float" office:value="2.173463" calcext:value-type="float">
            <text:p>2.173463</text:p>
          </table:table-cell>
          <table:table-cell office:value-type="float" office:value="1.592426" calcext:value-type="float">
            <text:p>1.592426</text:p>
          </table:table-cell>
          <table:table-cell office:value-type="float" office:value="550.152" calcext:value-type="float">
            <text:p>550.152</text:p>
          </table:table-cell>
          <table:table-cell office:value-type="float" office:value="0" calcext:value-type="float">
            <text:p>0</text:p>
          </table:table-cell>
          <table:table-cell office:value-type="float" office:value="55.84705" calcext:value-type="float">
            <text:p>55.84705</text:p>
          </table:table-cell>
          <table:table-cell office:value-type="float" office:value="23.45425" calcext:value-type="float">
            <text:p>23.45425</text:p>
          </table:table-cell>
          <table:table-cell office:value-type="float" office:value="42.38879" calcext:value-type="float">
            <text:p>42.38879</text:p>
          </table:table-cell>
          <table:table-cell office:value-type="float" office:value="26.3894" calcext:value-type="float">
            <text:p>26.3894</text:p>
          </table:table-cell>
          <table:table-cell office:value-type="float" office:value="36.99261" calcext:value-type="float">
            <text:p>36.99261</text:p>
          </table:table-cell>
          <table:table-cell office:value-type="float" office:value="27.40732" calcext:value-type="float">
            <text:p>27.40732</text:p>
          </table:table-cell>
          <table:table-cell office:value-type="float" office:value="33.44922" calcext:value-type="float">
            <text:p>33.44922</text:p>
          </table:table-cell>
          <table:table-cell office:value-type="float" office:value="27.58487" calcext:value-type="float">
            <text:p>27.58487</text:p>
          </table:table-cell>
          <table:table-cell office:value-type="float" office:value="31.12106" calcext:value-type="float">
            <text:p>31.12106</text:p>
          </table:table-cell>
          <table:table-cell office:value-type="float" office:value="27.29767" calcext:value-type="float">
            <text:p>27.29767</text:p>
          </table:table-cell>
          <table:table-cell office:value-type="float" office:value="28.69186" calcext:value-type="float">
            <text:p>28.69186</text:p>
          </table:table-cell>
          <table:table-cell office:value-type="float" office:value="26.60526" calcext:value-type="float">
            <text:p>26.60526</text:p>
          </table:table-cell>
          <table:table-cell office:value-type="float" office:value="26.59497" calcext:value-type="float">
            <text:p>26.59497</text:p>
          </table:table-cell>
          <table:table-cell office:value-type="float" office:value="25.27151" calcext:value-type="float">
            <text:p>25.27151</text:p>
          </table:table-cell>
          <table:table-cell office:value-type="float" office:value="23.41003" calcext:value-type="float">
            <text:p>23.41003</text:p>
          </table:table-cell>
          <table:table-cell office:value-type="float" office:value="22.30511" calcext:value-type="float">
            <text:p>22.30511</text:p>
          </table:table-cell>
          <table:table-cell office:value-type="float" office:value="19.74655" calcext:value-type="float">
            <text:p>19.74655</text:p>
          </table:table-cell>
          <table:table-cell office:value-type="float" office:value="19.05917" calcext:value-type="float">
            <text:p>19.05917</text:p>
          </table:table-cell>
          <table:table-cell office:value-type="float" office:value="16.99496" calcext:value-type="float">
            <text:p>16.99496</text:p>
          </table:table-cell>
          <table:table-cell office:value-type="float" office:value="16.69247" calcext:value-type="float">
            <text:p>16.69247</text:p>
          </table:table-cell>
          <table:table-cell office:value-type="float" office:value="15.49045" calcext:value-type="float">
            <text:p>15.49045</text:p>
          </table:table-cell>
          <table:table-cell office:value-type="float" office:value="15.33698" calcext:value-type="float">
            <text:p>15.33698</text:p>
          </table:table-cell>
          <table:table-cell office:value-type="float" office:value="14.40524" calcext:value-type="float">
            <text:p>14.40524</text:p>
          </table:table-cell>
          <table:table-cell office:value-type="float" office:value="14.31409" calcext:value-type="float">
            <text:p>14.31409</text:p>
          </table:table-cell>
          <table:table-cell office:value-type="float" office:value="13.57089" calcext:value-type="float">
            <text:p>13.57089</text:p>
          </table:table-cell>
          <table:table-cell office:value-type="float" office:value="13.49197" calcext:value-type="float">
            <text:p>13.49197</text:p>
          </table:table-cell>
          <table:table-cell office:value-type="float" office:value="13.07556" calcext:value-type="float">
            <text:p>13.07556</text:p>
          </table:table-cell>
          <table:table-cell office:value-type="float" office:value="12.99826" calcext:value-type="float">
            <text:p>12.99826</text:p>
          </table:table-cell>
          <table:table-cell office:value-type="float" office:value="55.84686" calcext:value-type="float">
            <text:p>55.84686</text:p>
          </table:table-cell>
          <table:table-cell office:value-type="float" office:value="23.45425" calcext:value-type="float">
            <text:p>23.454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17.33976" calcext:value-type="float">
            <text:p>17.33976</text:p>
          </table:table-cell>
          <table:table-cell office:value-type="float" office:value="31.84" calcext:value-type="float">
            <text:p>31.84</text:p>
          </table:table-cell>
          <table:table-cell office:value-type="float" office:value="19.87" calcext:value-type="float">
            <text:p>19.87</text:p>
          </table:table-cell>
          <table:table-cell office:value-type="float" office:value="2.204678" calcext:value-type="float">
            <text:p>2.204678</text:p>
          </table:table-cell>
          <table:table-cell office:value-type="float" office:value="1.687844" calcext:value-type="float">
            <text:p>1.687844</text:p>
          </table:table-cell>
          <table:table-cell office:value-type="float" office:value="608.256" calcext:value-type="float">
            <text:p>608.256</text:p>
          </table:table-cell>
          <table:table-cell office:value-type="float" office:value="11.7" calcext:value-type="float">
            <text:p>11.7</text:p>
          </table:table-cell>
          <table:table-cell office:value-type="float" office:value="50.20969" calcext:value-type="float">
            <text:p>50.20969</text:p>
          </table:table-cell>
          <table:table-cell office:value-type="float" office:value="22.47986" calcext:value-type="float">
            <text:p>22.47986</text:p>
          </table:table-cell>
          <table:table-cell office:value-type="float" office:value="38.64182" calcext:value-type="float">
            <text:p>38.64182</text:p>
          </table:table-cell>
          <table:table-cell office:value-type="float" office:value="25.62064" calcext:value-type="float">
            <text:p>25.62064</text:p>
          </table:table-cell>
          <table:table-cell office:value-type="float" office:value="35.09482" calcext:value-type="float">
            <text:p>35.09482</text:p>
          </table:table-cell>
          <table:table-cell office:value-type="float" office:value="27.89328" calcext:value-type="float">
            <text:p>27.89328</text:p>
          </table:table-cell>
          <table:table-cell office:value-type="float" office:value="32.20563" calcext:value-type="float">
            <text:p>32.20563</text:p>
          </table:table-cell>
          <table:table-cell office:value-type="float" office:value="27.92963" calcext:value-type="float">
            <text:p>27.92963</text:p>
          </table:table-cell>
          <table:table-cell office:value-type="float" office:value="30.34808" calcext:value-type="float">
            <text:p>30.34808</text:p>
          </table:table-cell>
          <table:table-cell office:value-type="float" office:value="27.63144" calcext:value-type="float">
            <text:p>27.63144</text:p>
          </table:table-cell>
          <table:table-cell office:value-type="float" office:value="28.55377" calcext:value-type="float">
            <text:p>28.55377</text:p>
          </table:table-cell>
          <table:table-cell office:value-type="float" office:value="26.99841" calcext:value-type="float">
            <text:p>26.99841</text:p>
          </table:table-cell>
          <table:table-cell office:value-type="float" office:value="26.66498" calcext:value-type="float">
            <text:p>26.66498</text:p>
          </table:table-cell>
          <table:table-cell office:value-type="float" office:value="25.84125" calcext:value-type="float">
            <text:p>25.84125</text:p>
          </table:table-cell>
          <table:table-cell office:value-type="float" office:value="23.99817" calcext:value-type="float">
            <text:p>23.99817</text:p>
          </table:table-cell>
          <table:table-cell office:value-type="float" office:value="23.42389" calcext:value-type="float">
            <text:p>23.42389</text:p>
          </table:table-cell>
          <table:table-cell office:value-type="float" office:value="20.39423" calcext:value-type="float">
            <text:p>20.39423</text:p>
          </table:table-cell>
          <table:table-cell office:value-type="float" office:value="19.75394" calcext:value-type="float">
            <text:p>19.75394</text:p>
          </table:table-cell>
          <table:table-cell office:value-type="float" office:value="17.35202" calcext:value-type="float">
            <text:p>17.35202</text:p>
          </table:table-cell>
          <table:table-cell office:value-type="float" office:value="16.99844" calcext:value-type="float">
            <text:p>16.99844</text:p>
          </table:table-cell>
          <table:table-cell office:value-type="float" office:value="15.68265" calcext:value-type="float">
            <text:p>15.68265</text:p>
          </table:table-cell>
          <table:table-cell office:value-type="float" office:value="15.49228" calcext:value-type="float">
            <text:p>15.49228</text:p>
          </table:table-cell>
          <table:table-cell office:value-type="float" office:value="14.51495" calcext:value-type="float">
            <text:p>14.51495</text:p>
          </table:table-cell>
          <table:table-cell office:value-type="float" office:value="14.40628" calcext:value-type="float">
            <text:p>14.40628</text:p>
          </table:table-cell>
          <table:table-cell office:value-type="float" office:value="13.65494" calcext:value-type="float">
            <text:p>13.65494</text:p>
          </table:table-cell>
          <table:table-cell office:value-type="float" office:value="13.57178" calcext:value-type="float">
            <text:p>13.57178</text:p>
          </table:table-cell>
          <table:table-cell office:value-type="float" office:value="13.15323" calcext:value-type="float">
            <text:p>13.15323</text:p>
          </table:table-cell>
          <table:table-cell office:value-type="float" office:value="13.07639" calcext:value-type="float">
            <text:p>13.07639</text:p>
          </table:table-cell>
          <table:table-cell office:value-type="float" office:value="50.20953" calcext:value-type="float">
            <text:p>50.20953</text:p>
          </table:table-cell>
          <table:table-cell office:value-type="float" office:value="20.10077" calcext:value-type="float">
            <text:p>20.100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14.87592" calcext:value-type="float">
            <text:p>14.87592</text:p>
          </table:table-cell>
          <table:table-cell office:value-type="float" office:value="24.19" calcext:value-type="float">
            <text:p>24.19</text:p>
          </table:table-cell>
          <table:table-cell office:value-type="float" office:value="15.45" calcext:value-type="float">
            <text:p>15.45</text:p>
          </table:table-cell>
          <table:table-cell office:value-type="float" office:value="2.03582" calcext:value-type="float">
            <text:p>2.03582</text:p>
          </table:table-cell>
          <table:table-cell office:value-type="float" office:value="1.276937" calcext:value-type="float">
            <text:p>1.276937</text:p>
          </table:table-cell>
          <table:table-cell office:value-type="float" office:value="288.9" calcext:value-type="float">
            <text:p>288.9</text:p>
          </table:table-cell>
          <table:table-cell office:value-type="float" office:value="4.6" calcext:value-type="float">
            <text:p>4.6</text:p>
          </table:table-cell>
          <table:table-cell office:value-type="float" office:value="30.04111" calcext:value-type="float">
            <text:p>30.04111</text:p>
          </table:table-cell>
          <table:table-cell office:value-type="float" office:value="15.34885" calcext:value-type="float">
            <text:p>15.34885</text:p>
          </table:table-cell>
          <table:table-cell office:value-type="float" office:value="26.76819" calcext:value-type="float">
            <text:p>26.76819</text:p>
          </table:table-cell>
          <table:table-cell office:value-type="float" office:value="18.51764" calcext:value-type="float">
            <text:p>18.51764</text:p>
          </table:table-cell>
          <table:table-cell office:value-type="float" office:value="28.28931" calcext:value-type="float">
            <text:p>28.28931</text:p>
          </table:table-cell>
          <table:table-cell office:value-type="float" office:value="21.23041" calcext:value-type="float">
            <text:p>21.23041</text:p>
          </table:table-cell>
          <table:table-cell office:value-type="float" office:value="29.36484" calcext:value-type="float">
            <text:p>29.36484</text:p>
          </table:table-cell>
          <table:table-cell office:value-type="float" office:value="23.07184" calcext:value-type="float">
            <text:p>23.07184</text:p>
          </table:table-cell>
          <table:table-cell office:value-type="float" office:value="29.08344" calcext:value-type="float">
            <text:p>29.08344</text:p>
          </table:table-cell>
          <table:table-cell office:value-type="float" office:value="23.82846" calcext:value-type="float">
            <text:p>23.82846</text:p>
          </table:table-cell>
          <table:table-cell office:value-type="float" office:value="28.22086" calcext:value-type="float">
            <text:p>28.22086</text:p>
          </table:table-cell>
          <table:table-cell office:value-type="float" office:value="24.40665" calcext:value-type="float">
            <text:p>24.40665</text:p>
          </table:table-cell>
          <table:table-cell office:value-type="float" office:value="26.67905" calcext:value-type="float">
            <text:p>26.67905</text:p>
          </table:table-cell>
          <table:table-cell office:value-type="float" office:value="24.26993" calcext:value-type="float">
            <text:p>24.26993</text:p>
          </table:table-cell>
          <table:table-cell office:value-type="float" office:value="24.12735" calcext:value-type="float">
            <text:p>24.12735</text:p>
          </table:table-cell>
          <table:table-cell office:value-type="float" office:value="23.54883" calcext:value-type="float">
            <text:p>23.54883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20.40024" calcext:value-type="float">
            <text:p>20.40024</text:p>
          </table:table-cell>
          <table:table-cell office:value-type="float" office:value="17.71497" calcext:value-type="float">
            <text:p>17.71497</text:p>
          </table:table-cell>
          <table:table-cell office:value-type="float" office:value="17.3559" calcext:value-type="float">
            <text:p>17.3559</text:p>
          </table:table-cell>
          <table:table-cell office:value-type="float" office:value="15.90393" calcext:value-type="float">
            <text:p>15.90393</text:p>
          </table:table-cell>
          <table:table-cell office:value-type="float" office:value="15.68484" calcext:value-type="float">
            <text:p>15.68484</text:p>
          </table:table-cell>
          <table:table-cell office:value-type="float" office:value="14.64374" calcext:value-type="float">
            <text:p>14.64374</text:p>
          </table:table-cell>
          <table:table-cell office:value-type="float" office:value="14.51617" calcext:value-type="float">
            <text:p>14.51617</text:p>
          </table:table-cell>
          <table:table-cell office:value-type="float" office:value="13.74478" calcext:value-type="float">
            <text:p>13.74478</text:p>
          </table:table-cell>
          <table:table-cell office:value-type="float" office:value="13.65585" calcext:value-type="float">
            <text:p>13.65585</text:p>
          </table:table-cell>
          <table:table-cell office:value-type="float" office:value="13.23221" calcext:value-type="float">
            <text:p>13.23221</text:p>
          </table:table-cell>
          <table:table-cell office:value-type="float" office:value="13.15402" calcext:value-type="float">
            <text:p>13.15402</text:p>
          </table:table-cell>
          <table:table-cell office:value-type="float" office:value="31.71869" calcext:value-type="float">
            <text:p>31.71869</text:p>
          </table:table-cell>
          <table:table-cell office:value-type="float" office:value="13.21039" calcext:value-type="float">
            <text:p>13.210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30.27107" calcext:value-type="float">
            <text:p>30.27107</text:p>
          </table:table-cell>
          <table:table-cell office:value-type="float" office:value="28.48" calcext:value-type="float">
            <text:p>28.48</text:p>
          </table:table-cell>
          <table:table-cell office:value-type="float" office:value="12.03" calcext:value-type="float">
            <text:p>12.03</text:p>
          </table:table-cell>
          <table:table-cell office:value-type="float" office:value="1.692536" calcext:value-type="float">
            <text:p>1.692536</text:p>
          </table:table-cell>
          <table:table-cell office:value-type="float" office:value="1.087419" calcext:value-type="float">
            <text:p>1.087419</text:p>
          </table:table-cell>
          <table:table-cell office:value-type="float" office:value="270.648" calcext:value-type="float">
            <text:p>270.648</text:p>
          </table:table-cell>
          <table:table-cell office:value-type="float" office:value="0" calcext:value-type="float">
            <text:p>0</text:p>
          </table:table-cell>
          <table:table-cell office:value-type="float" office:value="41.3786" calcext:value-type="float">
            <text:p>41.3786</text:p>
          </table:table-cell>
          <table:table-cell office:value-type="float" office:value="12.96878" calcext:value-type="float">
            <text:p>12.96878</text:p>
          </table:table-cell>
          <table:table-cell office:value-type="float" office:value="31.72568" calcext:value-type="float">
            <text:p>31.72568</text:p>
          </table:table-cell>
          <table:table-cell office:value-type="float" office:value="15.76321" calcext:value-type="float">
            <text:p>15.76321</text:p>
          </table:table-cell>
          <table:table-cell office:value-type="float" office:value="28.50595" calcext:value-type="float">
            <text:p>28.50595</text:p>
          </table:table-cell>
          <table:table-cell office:value-type="float" office:value="18.31094" calcext:value-type="float">
            <text:p>18.31094</text:p>
          </table:table-cell>
          <table:table-cell office:value-type="float" office:value="26.38449" calcext:value-type="float">
            <text:p>26.38449</text:p>
          </table:table-cell>
          <table:table-cell office:value-type="float" office:value="20.26752" calcext:value-type="float">
            <text:p>20.26752</text:p>
          </table:table-cell>
          <table:table-cell office:value-type="float" office:value="25.22296" calcext:value-type="float">
            <text:p>25.22296</text:p>
          </table:table-cell>
          <table:table-cell office:value-type="float" office:value="21.35855" calcext:value-type="float">
            <text:p>21.35855</text:p>
          </table:table-cell>
          <table:table-cell office:value-type="float" office:value="24.36203" calcext:value-type="float">
            <text:p>24.36203</text:p>
          </table:table-cell>
          <table:table-cell office:value-type="float" office:value="22.29016" calcext:value-type="float">
            <text:p>22.29016</text:p>
          </table:table-cell>
          <table:table-cell office:value-type="float" office:value="24.24707" calcext:value-type="float">
            <text:p>24.24707</text:p>
          </table:table-cell>
          <table:table-cell office:value-type="float" office:value="22.6149" calcext:value-type="float">
            <text:p>22.6149</text:p>
          </table:table-cell>
          <table:table-cell office:value-type="float" office:value="23.53961" calcext:value-type="float">
            <text:p>23.53961</text:p>
          </table:table-cell>
          <table:table-cell office:value-type="float" office:value="22.50848" calcext:value-type="float">
            <text:p>22.50848</text:p>
          </table:table-cell>
          <table:table-cell office:value-type="float" office:value="20.83847" calcext:value-type="float">
            <text:p>20.83847</text:p>
          </table:table-cell>
          <table:table-cell office:value-type="float" office:value="20.75125" calcext:value-type="float">
            <text:p>20.75125</text:p>
          </table:table-cell>
          <table:table-cell office:value-type="float" office:value="17.99927" calcext:value-type="float">
            <text:p>17.99927</text:p>
          </table:table-cell>
          <table:table-cell office:value-type="float" office:value="17.71844" calcext:value-type="float">
            <text:p>17.71844</text:p>
          </table:table-cell>
          <table:table-cell office:value-type="float" office:value="16.13062" calcext:value-type="float">
            <text:p>16.13062</text:p>
          </table:table-cell>
          <table:table-cell office:value-type="float" office:value="15.90634" calcext:value-type="float">
            <text:p>15.90634</text:p>
          </table:table-cell>
          <table:table-cell office:value-type="float" office:value="14.78845" calcext:value-type="float">
            <text:p>14.78845</text:p>
          </table:table-cell>
          <table:table-cell office:value-type="float" office:value="14.64514" calcext:value-type="float">
            <text:p>14.64514</text:p>
          </table:table-cell>
          <table:table-cell office:value-type="float" office:value="13.84293" calcext:value-type="float">
            <text:p>13.84293</text:p>
          </table:table-cell>
          <table:table-cell office:value-type="float" office:value="13.74579" calcext:value-type="float">
            <text:p>13.74579</text:p>
          </table:table-cell>
          <table:table-cell office:value-type="float" office:value="13.31342" calcext:value-type="float">
            <text:p>13.31342</text:p>
          </table:table-cell>
          <table:table-cell office:value-type="float" office:value="13.23303" calcext:value-type="float">
            <text:p>13.23303</text:p>
          </table:table-cell>
          <table:table-cell office:value-type="float" office:value="43.50626" calcext:value-type="float">
            <text:p>43.50626</text:p>
          </table:table-cell>
          <table:table-cell office:value-type="float" office:value="10.9523" calcext:value-type="float">
            <text:p>10.95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30.01435" calcext:value-type="float">
            <text:p>30.01435</text:p>
          </table:table-cell>
          <table:table-cell office:value-type="float" office:value="29.59" calcext:value-type="float">
            <text:p>29.59</text:p>
          </table:table-cell>
          <table:table-cell office:value-type="float" office:value="14.6" calcext:value-type="float">
            <text:p>14.6</text:p>
          </table:table-cell>
          <table:table-cell office:value-type="float" office:value="1.630189" calcext:value-type="float">
            <text:p>1.630189</text:p>
          </table:table-cell>
          <table:table-cell office:value-type="float" office:value="0.9099848" calcext:value-type="float">
            <text:p>0.9099848</text:p>
          </table:table-cell>
          <table:table-cell office:value-type="float" office:value="186.336" calcext:value-type="float">
            <text:p>186.336</text:p>
          </table:table-cell>
          <table:table-cell office:value-type="float" office:value="0" calcext:value-type="float">
            <text:p>0</text:p>
          </table:table-cell>
          <table:table-cell office:value-type="float" office:value="46.74835" calcext:value-type="float">
            <text:p>46.74835</text:p>
          </table:table-cell>
          <table:table-cell office:value-type="float" office:value="16.32675" calcext:value-type="float">
            <text:p>16.32675</text:p>
          </table:table-cell>
          <table:table-cell office:value-type="float" office:value="36.77457" calcext:value-type="float">
            <text:p>36.77457</text:p>
          </table:table-cell>
          <table:table-cell office:value-type="float" office:value="19.96716" calcext:value-type="float">
            <text:p>19.96716</text:p>
          </table:table-cell>
          <table:table-cell office:value-type="float" office:value="32.45169" calcext:value-type="float">
            <text:p>32.45169</text:p>
          </table:table-cell>
          <table:table-cell office:value-type="float" office:value="21.57074" calcext:value-type="float">
            <text:p>21.57074</text:p>
          </table:table-cell>
          <table:table-cell office:value-type="float" office:value="29.3046" calcext:value-type="float">
            <text:p>29.3046</text:p>
          </table:table-cell>
          <table:table-cell office:value-type="float" office:value="22.53552" calcext:value-type="float">
            <text:p>22.53552</text:p>
          </table:table-cell>
          <table:table-cell office:value-type="float" office:value="27.46439" calcext:value-type="float">
            <text:p>27.46439</text:p>
          </table:table-cell>
          <table:table-cell office:value-type="float" office:value="22.92914" calcext:value-type="float">
            <text:p>22.92914</text:p>
          </table:table-cell>
          <table:table-cell office:value-type="float" office:value="25.72354" calcext:value-type="float">
            <text:p>25.72354</text:p>
          </table:table-cell>
          <table:table-cell office:value-type="float" office:value="23.16431" calcext:value-type="float">
            <text:p>23.16431</text:p>
          </table:table-cell>
          <table:table-cell office:value-type="float" office:value="24.42023" calcext:value-type="float">
            <text:p>24.42023</text:p>
          </table:table-cell>
          <table:table-cell office:value-type="float" office:value="22.9628" calcext:value-type="float">
            <text:p>22.9628</text:p>
          </table:table-cell>
          <table:table-cell office:value-type="float" office:value="22.56427" calcext:value-type="float">
            <text:p>22.56427</text:p>
          </table:table-cell>
          <table:table-cell office:value-type="float" office:value="22.37143" calcext:value-type="float">
            <text:p>22.37143</text:p>
          </table:table-cell>
          <table:table-cell office:value-type="float" office:value="20.74954" calcext:value-type="float">
            <text:p>20.74954</text:p>
          </table:table-cell>
          <table:table-cell office:value-type="float" office:value="20.64786" calcext:value-type="float">
            <text:p>20.64786</text:p>
          </table:table-cell>
          <table:table-cell office:value-type="float" office:value="18.17865" calcext:value-type="float">
            <text:p>18.17865</text:p>
          </table:table-cell>
          <table:table-cell office:value-type="float" office:value="18.00162" calcext:value-type="float">
            <text:p>18.00162</text:p>
          </table:table-cell>
          <table:table-cell office:value-type="float" office:value="16.33191" calcext:value-type="float">
            <text:p>16.33191</text:p>
          </table:table-cell>
          <table:table-cell office:value-type="float" office:value="16.13287" calcext:value-type="float">
            <text:p>16.13287</text:p>
          </table:table-cell>
          <table:table-cell office:value-type="float" office:value="14.94067" calcext:value-type="float">
            <text:p>14.94067</text:p>
          </table:table-cell>
          <table:table-cell office:value-type="float" office:value="14.79001" calcext:value-type="float">
            <text:p>14.79001</text:p>
          </table:table-cell>
          <table:table-cell office:value-type="float" office:value="13.94855" calcext:value-type="float">
            <text:p>13.94855</text:p>
          </table:table-cell>
          <table:table-cell office:value-type="float" office:value="13.84399" calcext:value-type="float">
            <text:p>13.84399</text:p>
          </table:table-cell>
          <table:table-cell office:value-type="float" office:value="13.39856" calcext:value-type="float">
            <text:p>13.39856</text:p>
          </table:table-cell>
          <table:table-cell office:value-type="float" office:value="13.31427" calcext:value-type="float">
            <text:p>13.31427</text:p>
          </table:table-cell>
          <table:table-cell office:value-type="float" office:value="46.74823" calcext:value-type="float">
            <text:p>46.74823</text:p>
          </table:table-cell>
          <table:table-cell office:value-type="float" office:value="16.32678" calcext:value-type="float">
            <text:p>16.326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18.82584" calcext:value-type="float">
            <text:p>18.82584</text:p>
          </table:table-cell>
          <table:table-cell office:value-type="float" office:value="31.29" calcext:value-type="float">
            <text:p>31.29</text:p>
          </table:table-cell>
          <table:table-cell office:value-type="float" office:value="17.91" calcext:value-type="float">
            <text:p>17.91</text:p>
          </table:table-cell>
          <table:table-cell office:value-type="float" office:value="1.959573" calcext:value-type="float">
            <text:p>1.959573</text:p>
          </table:table-cell>
          <table:table-cell office:value-type="float" office:value="0.9667295" calcext:value-type="float">
            <text:p>0.9667295</text:p>
          </table:table-cell>
          <table:table-cell office:value-type="float" office:value="404.712" calcext:value-type="float">
            <text:p>404.712</text:p>
          </table:table-cell>
          <table:table-cell office:value-type="float" office:value="0.3" calcext:value-type="float">
            <text:p>0.3</text:p>
          </table:table-cell>
          <table:table-cell office:value-type="float" office:value="44.62683" calcext:value-type="float">
            <text:p>44.62683</text:p>
          </table:table-cell>
          <table:table-cell office:value-type="float" office:value="20.01675" calcext:value-type="float">
            <text:p>20.01675</text:p>
          </table:table-cell>
          <table:table-cell office:value-type="float" office:value="33.47119" calcext:value-type="float">
            <text:p>33.47119</text:p>
          </table:table-cell>
          <table:table-cell office:value-type="float" office:value="22.83044" calcext:value-type="float">
            <text:p>22.83044</text:p>
          </table:table-cell>
          <table:table-cell office:value-type="float" office:value="30.79337" calcext:value-type="float">
            <text:p>30.79337</text:p>
          </table:table-cell>
          <table:table-cell office:value-type="float" office:value="24.03067" calcext:value-type="float">
            <text:p>24.03067</text:p>
          </table:table-cell>
          <table:table-cell office:value-type="float" office:value="28.68533" calcext:value-type="float">
            <text:p>28.68533</text:p>
          </table:table-cell>
          <table:table-cell office:value-type="float" office:value="24.54303" calcext:value-type="float">
            <text:p>24.54303</text:p>
          </table:table-cell>
          <table:table-cell office:value-type="float" office:value="27.35712" calcext:value-type="float">
            <text:p>27.35712</text:p>
          </table:table-cell>
          <table:table-cell office:value-type="float" office:value="24.64536" calcext:value-type="float">
            <text:p>24.64536</text:p>
          </table:table-cell>
          <table:table-cell office:value-type="float" office:value="25.97678" calcext:value-type="float">
            <text:p>25.97678</text:p>
          </table:table-cell>
          <table:table-cell office:value-type="float" office:value="24.52396" calcext:value-type="float">
            <text:p>24.52396</text:p>
          </table:table-cell>
          <table:table-cell office:value-type="float" office:value="24.75574" calcext:value-type="float">
            <text:p>24.75574</text:p>
          </table:table-cell>
          <table:table-cell office:value-type="float" office:value="23.93881" calcext:value-type="float">
            <text:p>23.93881</text:p>
          </table:table-cell>
          <table:table-cell office:value-type="float" office:value="22.96329" calcext:value-type="float">
            <text:p>22.96329</text:p>
          </table:table-cell>
          <table:table-cell office:value-type="float" office:value="22.57379" calcext:value-type="float">
            <text:p>22.57379</text:p>
          </table:table-cell>
          <table:table-cell office:value-type="float" office:value="20.75" calcext:value-type="float">
            <text:p>20.75</text:p>
          </table:table-cell>
          <table:table-cell office:value-type="float" office:value="20.64807" calcext:value-type="float">
            <text:p>20.64807</text:p>
          </table:table-cell>
          <table:table-cell office:value-type="float" office:value="18.32254" calcext:value-type="float">
            <text:p>18.32254</text:p>
          </table:table-cell>
          <table:table-cell office:value-type="float" office:value="18.18024" calcext:value-type="float">
            <text:p>18.18024</text:p>
          </table:table-cell>
          <table:table-cell office:value-type="float" office:value="16.50433" calcext:value-type="float">
            <text:p>16.50433</text:p>
          </table:table-cell>
          <table:table-cell office:value-type="float" office:value="16.33383" calcext:value-type="float">
            <text:p>16.33383</text:p>
          </table:table-cell>
          <table:table-cell office:value-type="float" office:value="15.09113" calcext:value-type="float">
            <text:p>15.09113</text:p>
          </table:table-cell>
          <table:table-cell office:value-type="float" office:value="14.94229" calcext:value-type="float">
            <text:p>14.94229</text:p>
          </table:table-cell>
          <table:table-cell office:value-type="float" office:value="14.05972" calcext:value-type="float">
            <text:p>14.05972</text:p>
          </table:table-cell>
          <table:table-cell office:value-type="float" office:value="13.94968" calcext:value-type="float">
            <text:p>13.94968</text:p>
          </table:table-cell>
          <table:table-cell office:value-type="float" office:value="13.48795" calcext:value-type="float">
            <text:p>13.48795</text:p>
          </table:table-cell>
          <table:table-cell office:value-type="float" office:value="13.39948" calcext:value-type="float">
            <text:p>13.39948</text:p>
          </table:table-cell>
          <table:table-cell office:value-type="float" office:value="44.62674" calcext:value-type="float">
            <text:p>44.62674</text:p>
          </table:table-cell>
          <table:table-cell office:value-type="float" office:value="20.01675" calcext:value-type="float">
            <text:p>20.016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28.15992" calcext:value-type="float">
            <text:p>28.15992</text:p>
          </table:table-cell>
          <table:table-cell office:value-type="float" office:value="34.39" calcext:value-type="float">
            <text:p>34.39</text:p>
          </table:table-cell>
          <table:table-cell office:value-type="float" office:value="18.3" calcext:value-type="float">
            <text:p>18.3</text:p>
          </table:table-cell>
          <table:table-cell office:value-type="float" office:value="1.807724" calcext:value-type="float">
            <text:p>1.807724</text:p>
          </table:table-cell>
          <table:table-cell office:value-type="float" office:value="1.261521" calcext:value-type="float">
            <text:p>1.261521</text:p>
          </table:table-cell>
          <table:table-cell office:value-type="float" office:value="599.58" calcext:value-type="float">
            <text:p>599.58</text:p>
          </table:table-cell>
          <table:table-cell office:value-type="float" office:value="2.2" calcext:value-type="float">
            <text:p>2.2</text:p>
          </table:table-cell>
          <table:table-cell office:value-type="float" office:value="53.15103" calcext:value-type="float">
            <text:p>53.15103</text:p>
          </table:table-cell>
          <table:table-cell office:value-type="float" office:value="18.05914" calcext:value-type="float">
            <text:p>18.05914</text:p>
          </table:table-cell>
          <table:table-cell office:value-type="float" office:value="41.45016" calcext:value-type="float">
            <text:p>41.45016</text:p>
          </table:table-cell>
          <table:table-cell office:value-type="float" office:value="23.37637" calcext:value-type="float">
            <text:p>23.37637</text:p>
          </table:table-cell>
          <table:table-cell office:value-type="float" office:value="36.45663" calcext:value-type="float">
            <text:p>36.45663</text:p>
          </table:table-cell>
          <table:table-cell office:value-type="float" office:value="25.68988" calcext:value-type="float">
            <text:p>25.68988</text:p>
          </table:table-cell>
          <table:table-cell office:value-type="float" office:value="32.65036" calcext:value-type="float">
            <text:p>32.65036</text:p>
          </table:table-cell>
          <table:table-cell office:value-type="float" office:value="25.83127" calcext:value-type="float">
            <text:p>25.83127</text:p>
          </table:table-cell>
          <table:table-cell office:value-type="float" office:value="30.30765" calcext:value-type="float">
            <text:p>30.30765</text:p>
          </table:table-cell>
          <table:table-cell office:value-type="float" office:value="25.67026" calcext:value-type="float">
            <text:p>25.67026</text:p>
          </table:table-cell>
          <table:table-cell office:value-type="float" office:value="27.9198" calcext:value-type="float">
            <text:p>27.9198</text:p>
          </table:table-cell>
          <table:table-cell office:value-type="float" office:value="25.29147" calcext:value-type="float">
            <text:p>25.29147</text:p>
          </table:table-cell>
          <table:table-cell office:value-type="float" office:value="26.13504" calcext:value-type="float">
            <text:p>26.13504</text:p>
          </table:table-cell>
          <table:table-cell office:value-type="float" office:value="24.53336" calcext:value-type="float">
            <text:p>24.53336</text:p>
          </table:table-cell>
          <table:table-cell office:value-type="float" office:value="23.58585" calcext:value-type="float">
            <text:p>23.58585</text:p>
          </table:table-cell>
          <table:table-cell office:value-type="float" office:value="22.97015" calcext:value-type="float">
            <text:p>22.97015</text:p>
          </table:table-cell>
          <table:table-cell office:value-type="float" office:value="20.96533" calcext:value-type="float">
            <text:p>20.96533</text:p>
          </table:table-cell>
          <table:table-cell office:value-type="float" office:value="20.75168" calcext:value-type="float">
            <text:p>20.75168</text:p>
          </table:table-cell>
          <table:table-cell office:value-type="float" office:value="18.47495" calcext:value-type="float">
            <text:p>18.47495</text:p>
          </table:table-cell>
          <table:table-cell office:value-type="float" office:value="18.32407" calcext:value-type="float">
            <text:p>18.32407</text:p>
          </table:table-cell>
          <table:table-cell office:value-type="float" office:value="16.66138" calcext:value-type="float">
            <text:p>16.66138</text:p>
          </table:table-cell>
          <table:table-cell office:value-type="float" office:value="16.50604" calcext:value-type="float">
            <text:p>16.50604</text:p>
          </table:table-cell>
          <table:table-cell office:value-type="float" office:value="15.23596" calcext:value-type="float">
            <text:p>15.23596</text:p>
          </table:table-cell>
          <table:table-cell office:value-type="float" office:value="15.09268" calcext:value-type="float">
            <text:p>15.09268</text:p>
          </table:table-cell>
          <table:table-cell office:value-type="float" office:value="14.17429" calcext:value-type="float">
            <text:p>14.17429</text:p>
          </table:table-cell>
          <table:table-cell office:value-type="float" office:value="14.06088" calcext:value-type="float">
            <text:p>14.06088</text:p>
          </table:table-cell>
          <table:table-cell office:value-type="float" office:value="13.58191" calcext:value-type="float">
            <text:p>13.58191</text:p>
          </table:table-cell>
          <table:table-cell office:value-type="float" office:value="13.48889" calcext:value-type="float">
            <text:p>13.48889</text:p>
          </table:table-cell>
          <table:table-cell office:value-type="float" office:value="53.15091" calcext:value-type="float">
            <text:p>53.15091</text:p>
          </table:table-cell>
          <table:table-cell office:value-type="float" office:value="18.42554" calcext:value-type="float">
            <text:p>18.425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12.46464" calcext:value-type="float">
            <text:p>12.46464</text:p>
          </table:table-cell>
          <table:table-cell office:value-type="float" office:value="19.05" calcext:value-type="float">
            <text:p>19.05</text:p>
          </table:table-cell>
          <table:table-cell office:value-type="float" office:value="12.8" calcext:value-type="float">
            <text:p>12.8</text:p>
          </table:table-cell>
          <table:table-cell office:value-type="float" office:value="1.615686" calcext:value-type="float">
            <text:p>1.615686</text:p>
          </table:table-cell>
          <table:table-cell office:value-type="float" office:value="1.242803" calcext:value-type="float">
            <text:p>1.242803</text:p>
          </table:table-cell>
          <table:table-cell office:value-type="float" office:value="252.072" calcext:value-type="float">
            <text:p>252.072</text:p>
          </table:table-cell>
          <table:table-cell office:value-type="float" office:value="4.9" calcext:value-type="float">
            <text:p>4.9</text:p>
          </table:table-cell>
          <table:table-cell office:value-type="float" office:value="22.75604" calcext:value-type="float">
            <text:p>22.75604</text:p>
          </table:table-cell>
          <table:table-cell office:value-type="float" office:value="14.83722" calcext:value-type="float">
            <text:p>14.83722</text:p>
          </table:table-cell>
          <table:table-cell office:value-type="float" office:value="23.05627" calcext:value-type="float">
            <text:p>23.05627</text:p>
          </table:table-cell>
          <table:table-cell office:value-type="float" office:value="17.65497" calcext:value-type="float">
            <text:p>17.65497</text:p>
          </table:table-cell>
          <table:table-cell office:value-type="float" office:value="26.2998" calcext:value-type="float">
            <text:p>26.2998</text:p>
          </table:table-cell>
          <table:table-cell office:value-type="float" office:value="19.69168" calcext:value-type="float">
            <text:p>19.69168</text:p>
          </table:table-cell>
          <table:table-cell office:value-type="float" office:value="27.92526" calcext:value-type="float">
            <text:p>27.92526</text:p>
          </table:table-cell>
          <table:table-cell office:value-type="float" office:value="21.17422" calcext:value-type="float">
            <text:p>21.17422</text:p>
          </table:table-cell>
          <table:table-cell office:value-type="float" office:value="28.04413" calcext:value-type="float">
            <text:p>28.04413</text:p>
          </table:table-cell>
          <table:table-cell office:value-type="float" office:value="21.97934" calcext:value-type="float">
            <text:p>21.97934</text:p>
          </table:table-cell>
          <table:table-cell office:value-type="float" office:value="27.59091" calcext:value-type="float">
            <text:p>27.59091</text:p>
          </table:table-cell>
          <table:table-cell office:value-type="float" office:value="22.77411" calcext:value-type="float">
            <text:p>22.77411</text:p>
          </table:table-cell>
          <table:table-cell office:value-type="float" office:value="26.13062" calcext:value-type="float">
            <text:p>26.13062</text:p>
          </table:table-cell>
          <table:table-cell office:value-type="float" office:value="23.08664" calcext:value-type="float">
            <text:p>23.08664</text:p>
          </table:table-cell>
          <table:table-cell office:value-type="float" office:value="23.7923" calcext:value-type="float">
            <text:p>23.7923</text:p>
          </table:table-cell>
          <table:table-cell office:value-type="float" office:value="23.11609" calcext:value-type="float">
            <text:p>23.11609</text:p>
          </table:table-cell>
          <table:table-cell office:value-type="float" office:value="21.19543" calcext:value-type="float">
            <text:p>21.19543</text:p>
          </table:table-cell>
          <table:table-cell office:value-type="float" office:value="20.96869" calcext:value-type="float">
            <text:p>20.96869</text:p>
          </table:table-cell>
          <table:table-cell office:value-type="float" office:value="18.65277" calcext:value-type="float">
            <text:p>18.65277</text:p>
          </table:table-cell>
          <table:table-cell office:value-type="float" office:value="18.47662" calcext:value-type="float">
            <text:p>18.47662</text:p>
          </table:table-cell>
          <table:table-cell office:value-type="float" office:value="16.81705" calcext:value-type="float">
            <text:p>16.81705</text:p>
          </table:table-cell>
          <table:table-cell office:value-type="float" office:value="16.66299" calcext:value-type="float">
            <text:p>16.66299</text:p>
          </table:table-cell>
          <table:table-cell office:value-type="float" office:value="15.37741" calcext:value-type="float">
            <text:p>15.37741</text:p>
          </table:table-cell>
          <table:table-cell office:value-type="float" office:value="15.23743" calcext:value-type="float">
            <text:p>15.23743</text:p>
          </table:table-cell>
          <table:table-cell office:value-type="float" office:value="14.29074" calcext:value-type="float">
            <text:p>14.29074</text:p>
          </table:table-cell>
          <table:table-cell office:value-type="float" office:value="14.17551" calcext:value-type="float">
            <text:p>14.17551</text:p>
          </table:table-cell>
          <table:table-cell office:value-type="float" office:value="13.67935" calcext:value-type="float">
            <text:p>13.67935</text:p>
          </table:table-cell>
          <table:table-cell office:value-type="float" office:value="13.58292" calcext:value-type="float">
            <text:p>13.58292</text:p>
          </table:table-cell>
          <table:table-cell office:value-type="float" office:value="22.75604" calcext:value-type="float">
            <text:p>22.75604</text:p>
          </table:table-cell>
          <table:table-cell office:value-type="float" office:value="14.83725" calcext:value-type="float">
            <text:p>14.837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15.06456" calcext:value-type="float">
            <text:p>15.06456</text:p>
          </table:table-cell>
          <table:table-cell office:value-type="float" office:value="21.86" calcext:value-type="float">
            <text:p>21.86</text:p>
          </table:table-cell>
          <table:table-cell office:value-type="float" office:value="14.09" calcext:value-type="float">
            <text:p>14.09</text:p>
          </table:table-cell>
          <table:table-cell office:value-type="float" office:value="2.011793" calcext:value-type="float">
            <text:p>2.011793</text:p>
          </table:table-cell>
          <table:table-cell office:value-type="float" office:value="1.354633" calcext:value-type="float">
            <text:p>1.354633</text:p>
          </table:table-cell>
          <table:table-cell office:value-type="float" office:value="156.924" calcext:value-type="float">
            <text:p>156.924</text:p>
          </table:table-cell>
          <table:table-cell office:value-type="float" office:value="5.2" calcext:value-type="float">
            <text:p>5.2</text:p>
          </table:table-cell>
          <table:table-cell office:value-type="float" office:value="25.5112" calcext:value-type="float">
            <text:p>25.5112</text:p>
          </table:table-cell>
          <table:table-cell office:value-type="float" office:value="14.72729" calcext:value-type="float">
            <text:p>14.72729</text:p>
          </table:table-cell>
          <table:table-cell office:value-type="float" office:value="23.13046" calcext:value-type="float">
            <text:p>23.13046</text:p>
          </table:table-cell>
          <table:table-cell office:value-type="float" office:value="16.82996" calcext:value-type="float">
            <text:p>16.82996</text:p>
          </table:table-cell>
          <table:table-cell office:value-type="float" office:value="22.2981" calcext:value-type="float">
            <text:p>22.2981</text:p>
          </table:table-cell>
          <table:table-cell office:value-type="float" office:value="18.4404" calcext:value-type="float">
            <text:p>18.4404</text:p>
          </table:table-cell>
          <table:table-cell office:value-type="float" office:value="21.93756" calcext:value-type="float">
            <text:p>21.93756</text:p>
          </table:table-cell>
          <table:table-cell office:value-type="float" office:value="19.827" calcext:value-type="float">
            <text:p>19.827</text:p>
          </table:table-cell>
          <table:table-cell office:value-type="float" office:value="21.92715" calcext:value-type="float">
            <text:p>21.92715</text:p>
          </table:table-cell>
          <table:table-cell office:value-type="float" office:value="20.6777" calcext:value-type="float">
            <text:p>20.6777</text:p>
          </table:table-cell>
          <table:table-cell office:value-type="float" office:value="22.74011" calcext:value-type="float">
            <text:p>22.74011</text:p>
          </table:table-cell>
          <table:table-cell office:value-type="float" office:value="21.47141" calcext:value-type="float">
            <text:p>21.47141</text:p>
          </table:table-cell>
          <table:table-cell office:value-type="float" office:value="23.064" calcext:value-type="float">
            <text:p>23.064</text:p>
          </table:table-cell>
          <table:table-cell office:value-type="float" office:value="21.83667" calcext:value-type="float">
            <text:p>21.83667</text:p>
          </table:table-cell>
          <table:table-cell office:value-type="float" office:value="23.1033" calcext:value-type="float">
            <text:p>23.1033</text:p>
          </table:table-cell>
          <table:table-cell office:value-type="float" office:value="21.94778" calcext:value-type="float">
            <text:p>21.94778</text:p>
          </table:table-cell>
          <table:table-cell office:value-type="float" office:value="21.19498" calcext:value-type="float">
            <text:p>21.19498</text:p>
          </table:table-cell>
          <table:table-cell office:value-type="float" office:value="20.9761" calcext:value-type="float">
            <text:p>20.9761</text:p>
          </table:table-cell>
          <table:table-cell office:value-type="float" office:value="18.78094" calcext:value-type="float">
            <text:p>18.78094</text:p>
          </table:table-cell>
          <table:table-cell office:value-type="float" office:value="18.6546" calcext:value-type="float">
            <text:p>18.6546</text:p>
          </table:table-cell>
          <table:table-cell office:value-type="float" office:value="16.96902" calcext:value-type="float">
            <text:p>16.96902</text:p>
          </table:table-cell>
          <table:table-cell office:value-type="float" office:value="16.8187" calcext:value-type="float">
            <text:p>16.8187</text:p>
          </table:table-cell>
          <table:table-cell office:value-type="float" office:value="15.51648" calcext:value-type="float">
            <text:p>15.51648</text:p>
          </table:table-cell>
          <table:table-cell office:value-type="float" office:value="15.37888" calcext:value-type="float">
            <text:p>15.37888</text:p>
          </table:table-cell>
          <table:table-cell office:value-type="float" office:value="14.40851" calcext:value-type="float">
            <text:p>14.40851</text:p>
          </table:table-cell>
          <table:table-cell office:value-type="float" office:value="14.29196" calcext:value-type="float">
            <text:p>14.29196</text:p>
          </table:table-cell>
          <table:table-cell office:value-type="float" office:value="13.78055" calcext:value-type="float">
            <text:p>13.78055</text:p>
          </table:table-cell>
          <table:table-cell office:value-type="float" office:value="13.68039" calcext:value-type="float">
            <text:p>13.68039</text:p>
          </table:table-cell>
          <table:table-cell office:value-type="float" office:value="25.51117" calcext:value-type="float">
            <text:p>25.51117</text:p>
          </table:table-cell>
          <table:table-cell office:value-type="float" office:value="14.8924" calcext:value-type="float">
            <text:p>14.89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27.14364" calcext:value-type="float">
            <text:p>27.14364</text:p>
          </table:table-cell>
          <table:table-cell office:value-type="float" office:value="25.48" calcext:value-type="float">
            <text:p>25.48</text:p>
          </table:table-cell>
          <table:table-cell office:value-type="float" office:value="12.6" calcext:value-type="float">
            <text:p>12.6</text:p>
          </table:table-cell>
          <table:table-cell office:value-type="float" office:value="1.554713" calcext:value-type="float">
            <text:p>1.554713</text:p>
          </table:table-cell>
          <table:table-cell office:value-type="float" office:value="1.005002" calcext:value-type="float">
            <text:p>1.005002</text:p>
          </table:table-cell>
          <table:table-cell office:value-type="float" office:value="238.68" calcext:value-type="float">
            <text:p>238.68</text:p>
          </table:table-cell>
          <table:table-cell office:value-type="float" office:value="0.1" calcext:value-type="float">
            <text:p>0.1</text:p>
          </table:table-cell>
          <table:table-cell office:value-type="float" office:value="30.7554" calcext:value-type="float">
            <text:p>30.7554</text:p>
          </table:table-cell>
          <table:table-cell office:value-type="float" office:value="13.18878" calcext:value-type="float">
            <text:p>13.18878</text:p>
          </table:table-cell>
          <table:table-cell office:value-type="float" office:value="26.3757" calcext:value-type="float">
            <text:p>26.3757</text:p>
          </table:table-cell>
          <table:table-cell office:value-type="float" office:value="15.18365" calcext:value-type="float">
            <text:p>15.18365</text:p>
          </table:table-cell>
          <table:table-cell office:value-type="float" office:value="24.54901" calcext:value-type="float">
            <text:p>24.54901</text:p>
          </table:table-cell>
          <table:table-cell office:value-type="float" office:value="17.04865" calcext:value-type="float">
            <text:p>17.04865</text:p>
          </table:table-cell>
          <table:table-cell office:value-type="float" office:value="23.24677" calcext:value-type="float">
            <text:p>23.24677</text:p>
          </table:table-cell>
          <table:table-cell office:value-type="float" office:value="18.57751" calcext:value-type="float">
            <text:p>18.57751</text:p>
          </table:table-cell>
          <table:table-cell office:value-type="float" office:value="22.53763" calcext:value-type="float">
            <text:p>22.53763</text:p>
          </table:table-cell>
          <table:table-cell office:value-type="float" office:value="19.48972" calcext:value-type="float">
            <text:p>19.48972</text:p>
          </table:table-cell>
          <table:table-cell office:value-type="float" office:value="21.93088" calcext:value-type="float">
            <text:p>21.93088</text:p>
          </table:table-cell>
          <table:table-cell office:value-type="float" office:value="20.36682" calcext:value-type="float">
            <text:p>20.36682</text:p>
          </table:table-cell>
          <table:table-cell office:value-type="float" office:value="21.82529" calcext:value-type="float">
            <text:p>21.82529</text:p>
          </table:table-cell>
          <table:table-cell office:value-type="float" office:value="20.87341" calcext:value-type="float">
            <text:p>20.87341</text:p>
          </table:table-cell>
          <table:table-cell office:value-type="float" office:value="21.94022" calcext:value-type="float">
            <text:p>21.94022</text:p>
          </table:table-cell>
          <table:table-cell office:value-type="float" office:value="21.22653" calcext:value-type="float">
            <text:p>21.22653</text:p>
          </table:table-cell>
          <table:table-cell office:value-type="float" office:value="20.97272" calcext:value-type="float">
            <text:p>20.97272</text:p>
          </table:table-cell>
          <table:table-cell office:value-type="float" office:value="20.60327" calcext:value-type="float">
            <text:p>20.60327</text:p>
          </table:table-cell>
          <table:table-cell office:value-type="float" office:value="18.81311" calcext:value-type="float">
            <text:p>18.81311</text:p>
          </table:table-cell>
          <table:table-cell office:value-type="float" office:value="18.78177" calcext:value-type="float">
            <text:p>18.78177</text:p>
          </table:table-cell>
          <table:table-cell office:value-type="float" office:value="17.09305" calcext:value-type="float">
            <text:p>17.09305</text:p>
          </table:table-cell>
          <table:table-cell office:value-type="float" office:value="16.97052" calcext:value-type="float">
            <text:p>16.97052</text:p>
          </table:table-cell>
          <table:table-cell office:value-type="float" office:value="15.65137" calcext:value-type="float">
            <text:p>15.65137</text:p>
          </table:table-cell>
          <table:table-cell office:value-type="float" office:value="15.51794" calcext:value-type="float">
            <text:p>15.51794</text:p>
          </table:table-cell>
          <table:table-cell office:value-type="float" office:value="14.52661" calcext:value-type="float">
            <text:p>14.52661</text:p>
          </table:table-cell>
          <table:table-cell office:value-type="float" office:value="14.40973" calcext:value-type="float">
            <text:p>14.40973</text:p>
          </table:table-cell>
          <table:table-cell office:value-type="float" office:value="13.88364" calcext:value-type="float">
            <text:p>13.88364</text:p>
          </table:table-cell>
          <table:table-cell office:value-type="float" office:value="13.78162" calcext:value-type="float">
            <text:p>13.78162</text:p>
          </table:table-cell>
          <table:table-cell office:value-type="float" office:value="30.75537" calcext:value-type="float">
            <text:p>30.75537</text:p>
          </table:table-cell>
          <table:table-cell office:value-type="float" office:value="13.18878" calcext:value-type="float">
            <text:p>13.188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30.57857" calcext:value-type="float">
            <text:p>30.57857</text:p>
          </table:table-cell>
          <table:table-cell office:value-type="float" office:value="24.54" calcext:value-type="float">
            <text:p>24.54</text:p>
          </table:table-cell>
          <table:table-cell office:value-type="float" office:value="11.33" calcext:value-type="float">
            <text:p>11.33</text:p>
          </table:table-cell>
          <table:table-cell office:value-type="float" office:value="1.342445" calcext:value-type="float">
            <text:p>1.342445</text:p>
          </table:table-cell>
          <table:table-cell office:value-type="float" office:value="0.9874756" calcext:value-type="float">
            <text:p>0.9874756</text:p>
          </table:table-cell>
          <table:table-cell office:value-type="float" office:value="139.14" calcext:value-type="float">
            <text:p>139.14</text:p>
          </table:table-cell>
          <table:table-cell office:value-type="float" office:value="0" calcext:value-type="float">
            <text:p>0</text:p>
          </table:table-cell>
          <table:table-cell office:value-type="float" office:value="39.22134" calcext:value-type="float">
            <text:p>39.22134</text:p>
          </table:table-cell>
          <table:table-cell office:value-type="float" office:value="13.18787" calcext:value-type="float">
            <text:p>13.18787</text:p>
          </table:table-cell>
          <table:table-cell office:value-type="float" office:value="30.96555" calcext:value-type="float">
            <text:p>30.96555</text:p>
          </table:table-cell>
          <table:table-cell office:value-type="float" office:value="16.66519" calcext:value-type="float">
            <text:p>16.66519</text:p>
          </table:table-cell>
          <table:table-cell office:value-type="float" office:value="27.64227" calcext:value-type="float">
            <text:p>27.64227</text:p>
          </table:table-cell>
          <table:table-cell office:value-type="float" office:value="18.41452" calcext:value-type="float">
            <text:p>18.41452</text:p>
          </table:table-cell>
          <table:table-cell office:value-type="float" office:value="25.3371" calcext:value-type="float">
            <text:p>25.3371</text:p>
          </table:table-cell>
          <table:table-cell office:value-type="float" office:value="19.64569" calcext:value-type="float">
            <text:p>19.64569</text:p>
          </table:table-cell>
          <table:table-cell office:value-type="float" office:value="24.06058" calcext:value-type="float">
            <text:p>24.06058</text:p>
          </table:table-cell>
          <table:table-cell office:value-type="float" office:value="20.28397" calcext:value-type="float">
            <text:p>20.28397</text:p>
          </table:table-cell>
          <table:table-cell office:value-type="float" office:value="22.91187" calcext:value-type="float">
            <text:p>22.91187</text:p>
          </table:table-cell>
          <table:table-cell office:value-type="float" office:value="20.83212" calcext:value-type="float">
            <text:p>20.83212</text:p>
          </table:table-cell>
          <table:table-cell office:value-type="float" office:value="22.17136" calcext:value-type="float">
            <text:p>22.17136</text:p>
          </table:table-cell>
          <table:table-cell office:value-type="float" office:value="21.0152" calcext:value-type="float">
            <text:p>21.0152</text:p>
          </table:table-cell>
          <table:table-cell office:value-type="float" office:value="21.23172" calcext:value-type="float">
            <text:p>21.23172</text:p>
          </table:table-cell>
          <table:table-cell office:value-type="float" office:value="21.05106" calcext:value-type="float">
            <text:p>21.05106</text:p>
          </table:table-cell>
          <table:table-cell office:value-type="float" office:value="20.59967" calcext:value-type="float">
            <text:p>20.59967</text:p>
          </table:table-cell>
          <table:table-cell office:value-type="float" office:value="20.3327" calcext:value-type="float">
            <text:p>20.3327</text:p>
          </table:table-cell>
          <table:table-cell office:value-type="float" office:value="18.8121" calcext:value-type="float">
            <text:p>18.8121</text:p>
          </table:table-cell>
          <table:table-cell office:value-type="float" office:value="18.78079" calcext:value-type="float">
            <text:p>18.78079</text:p>
          </table:table-cell>
          <table:table-cell office:value-type="float" office:value="17.17966" calcext:value-type="float">
            <text:p>17.17966</text:p>
          </table:table-cell>
          <table:table-cell office:value-type="float" office:value="17.09415" calcext:value-type="float">
            <text:p>17.09415</text:p>
          </table:table-cell>
          <table:table-cell office:value-type="float" office:value="15.77475" calcext:value-type="float">
            <text:p>15.77475</text:p>
          </table:table-cell>
          <table:table-cell office:value-type="float" office:value="15.65271" calcext:value-type="float">
            <text:p>15.65271</text:p>
          </table:table-cell>
          <table:table-cell office:value-type="float" office:value="14.64398" calcext:value-type="float">
            <text:p>14.64398</text:p>
          </table:table-cell>
          <table:table-cell office:value-type="float" office:value="14.52786" calcext:value-type="float">
            <text:p>14.52786</text:p>
          </table:table-cell>
          <table:table-cell office:value-type="float" office:value="13.98892" calcext:value-type="float">
            <text:p>13.98892</text:p>
          </table:table-cell>
          <table:table-cell office:value-type="float" office:value="13.88474" calcext:value-type="float">
            <text:p>13.88474</text:p>
          </table:table-cell>
          <table:table-cell office:value-type="float" office:value="39.22128" calcext:value-type="float">
            <text:p>39.22128</text:p>
          </table:table-cell>
          <table:table-cell office:value-type="float" office:value="13.1879" calcext:value-type="float">
            <text:p>13.18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29.82528" calcext:value-type="float">
            <text:p>29.82528</text:p>
          </table:table-cell>
          <table:table-cell office:value-type="float" office:value="28.81" calcext:value-type="float">
            <text:p>28.81</text:p>
          </table:table-cell>
          <table:table-cell office:value-type="float" office:value="13.47" calcext:value-type="float">
            <text:p>13.47</text:p>
          </table:table-cell>
          <table:table-cell office:value-type="float" office:value="1.940276" calcext:value-type="float">
            <text:p>1.940276</text:p>
          </table:table-cell>
          <table:table-cell office:value-type="float" office:value="1.261202" calcext:value-type="float">
            <text:p>1.261202</text:p>
          </table:table-cell>
          <table:table-cell office:value-type="float" office:value="337.608" calcext:value-type="float">
            <text:p>337.608</text:p>
          </table:table-cell>
          <table:table-cell office:value-type="float" office:value="0" calcext:value-type="float">
            <text:p>0</text:p>
          </table:table-cell>
          <table:table-cell office:value-type="float" office:value="44.03015" calcext:value-type="float">
            <text:p>44.03015</text:p>
          </table:table-cell>
          <table:table-cell office:value-type="float" office:value="15.26456" calcext:value-type="float">
            <text:p>15.26456</text:p>
          </table:table-cell>
          <table:table-cell office:value-type="float" office:value="34.26697" calcext:value-type="float">
            <text:p>34.26697</text:p>
          </table:table-cell>
          <table:table-cell office:value-type="float" office:value="18.22086" calcext:value-type="float">
            <text:p>18.22086</text:p>
          </table:table-cell>
          <table:table-cell office:value-type="float" office:value="30.30554" calcext:value-type="float">
            <text:p>30.30554</text:p>
          </table:table-cell>
          <table:table-cell office:value-type="float" office:value="19.71436" calcext:value-type="float">
            <text:p>19.71436</text:p>
          </table:table-cell>
          <table:table-cell office:value-type="float" office:value="27.41794" calcext:value-type="float">
            <text:p>27.41794</text:p>
          </table:table-cell>
          <table:table-cell office:value-type="float" office:value="20.72855" calcext:value-type="float">
            <text:p>20.72855</text:p>
          </table:table-cell>
          <table:table-cell office:value-type="float" office:value="25.74237" calcext:value-type="float">
            <text:p>25.74237</text:p>
          </table:table-cell>
          <table:table-cell office:value-type="float" office:value="21.2175" calcext:value-type="float">
            <text:p>21.2175</text:p>
          </table:table-cell>
          <table:table-cell office:value-type="float" office:value="24.21777" calcext:value-type="float">
            <text:p>24.21777</text:p>
          </table:table-cell>
          <table:table-cell office:value-type="float" office:value="21.57016" calcext:value-type="float">
            <text:p>21.57016</text:p>
          </table:table-cell>
          <table:table-cell office:value-type="float" office:value="23.03815" calcext:value-type="float">
            <text:p>23.03815</text:p>
          </table:table-cell>
          <table:table-cell office:value-type="float" office:value="21.51999" calcext:value-type="float">
            <text:p>21.51999</text:p>
          </table:table-cell>
          <table:table-cell office:value-type="float" office:value="21.45547" calcext:value-type="float">
            <text:p>21.45547</text:p>
          </table:table-cell>
          <table:table-cell office:value-type="float" office:value="21.1774" calcext:value-type="float">
            <text:p>21.1774</text:p>
          </table:table-cell>
          <table:table-cell office:value-type="float" office:value="20.33102" calcext:value-type="float">
            <text:p>20.33102</text:p>
          </table:table-cell>
          <table:table-cell office:value-type="float" office:value="20.2471" calcext:value-type="float">
            <text:p>20.2471</text:p>
          </table:table-cell>
          <table:table-cell office:value-type="float" office:value="18.7803" calcext:value-type="float">
            <text:p>18.7803</text:p>
          </table:table-cell>
          <table:table-cell office:value-type="float" office:value="18.74338" calcext:value-type="float">
            <text:p>18.74338</text:p>
          </table:table-cell>
          <table:table-cell office:value-type="float" office:value="17.23804" calcext:value-type="float">
            <text:p>17.23804</text:p>
          </table:table-cell>
          <table:table-cell office:value-type="float" office:value="17.18039" calcext:value-type="float">
            <text:p>17.18039</text:p>
          </table:table-cell>
          <table:table-cell office:value-type="float" office:value="15.88385" calcext:value-type="float">
            <text:p>15.88385</text:p>
          </table:table-cell>
          <table:table-cell office:value-type="float" office:value="15.776" calcext:value-type="float">
            <text:p>15.776</text:p>
          </table:table-cell>
          <table:table-cell office:value-type="float" office:value="14.75833" calcext:value-type="float">
            <text:p>14.75833</text:p>
          </table:table-cell>
          <table:table-cell office:value-type="float" office:value="14.6452" calcext:value-type="float">
            <text:p>14.6452</text:p>
          </table:table-cell>
          <table:table-cell office:value-type="float" office:value="14.09445" calcext:value-type="float">
            <text:p>14.09445</text:p>
          </table:table-cell>
          <table:table-cell office:value-type="float" office:value="13.99002" calcext:value-type="float">
            <text:p>13.99002</text:p>
          </table:table-cell>
          <table:table-cell office:value-type="float" office:value="44.03009" calcext:value-type="float">
            <text:p>44.03009</text:p>
          </table:table-cell>
          <table:table-cell office:value-type="float" office:value="15.26459" calcext:value-type="float">
            <text:p>15.264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28.97388" calcext:value-type="float">
            <text:p>28.97388</text:p>
          </table:table-cell>
          <table:table-cell office:value-type="float" office:value="33.88" calcext:value-type="float">
            <text:p>33.88</text:p>
          </table:table-cell>
          <table:table-cell office:value-type="float" office:value="18.95" calcext:value-type="float">
            <text:p>18.95</text:p>
          </table:table-cell>
          <table:table-cell office:value-type="float" office:value="2.008276" calcext:value-type="float">
            <text:p>2.008276</text:p>
          </table:table-cell>
          <table:table-cell office:value-type="float" office:value="1.267551" calcext:value-type="float">
            <text:p>1.267551</text:p>
          </table:table-cell>
          <table:table-cell office:value-type="float" office:value="339.552" calcext:value-type="float">
            <text:p>339.552</text:p>
          </table:table-cell>
          <table:table-cell office:value-type="float" office:value="0" calcext:value-type="float">
            <text:p>0</text:p>
          </table:table-cell>
          <table:table-cell office:value-type="float" office:value="49.11481" calcext:value-type="float">
            <text:p>49.11481</text:p>
          </table:table-cell>
          <table:table-cell office:value-type="float" office:value="20.26025" calcext:value-type="float">
            <text:p>20.26025</text:p>
          </table:table-cell>
          <table:table-cell office:value-type="float" office:value="38.33447" calcext:value-type="float">
            <text:p>38.33447</text:p>
          </table:table-cell>
          <table:table-cell office:value-type="float" office:value="22.4975" calcext:value-type="float">
            <text:p>22.4975</text:p>
          </table:table-cell>
          <table:table-cell office:value-type="float" office:value="33.74438" calcext:value-type="float">
            <text:p>33.74438</text:p>
          </table:table-cell>
          <table:table-cell office:value-type="float" office:value="23.33655" calcext:value-type="float">
            <text:p>23.33655</text:p>
          </table:table-cell>
          <table:table-cell office:value-type="float" office:value="30.24515" calcext:value-type="float">
            <text:p>30.24515</text:p>
          </table:table-cell>
          <table:table-cell office:value-type="float" office:value="23.63907" calcext:value-type="float">
            <text:p>23.63907</text:p>
          </table:table-cell>
          <table:table-cell office:value-type="float" office:value="28.13663" calcext:value-type="float">
            <text:p>28.13663</text:p>
          </table:table-cell>
          <table:table-cell office:value-type="float" office:value="23.61893" calcext:value-type="float">
            <text:p>23.61893</text:p>
          </table:table-cell>
          <table:table-cell office:value-type="float" office:value="26.12482" calcext:value-type="float">
            <text:p>26.12482</text:p>
          </table:table-cell>
          <table:table-cell office:value-type="float" office:value="23.40918" calcext:value-type="float">
            <text:p>23.40918</text:p>
          </table:table-cell>
          <table:table-cell office:value-type="float" office:value="24.52631" calcext:value-type="float">
            <text:p>24.52631</text:p>
          </table:table-cell>
          <table:table-cell office:value-type="float" office:value="22.83914" calcext:value-type="float">
            <text:p>22.83914</text:p>
          </table:table-cell>
          <table:table-cell office:value-type="float" office:value="22.24561" calcext:value-type="float">
            <text:p>22.24561</text:p>
          </table:table-cell>
          <table:table-cell office:value-type="float" office:value="21.46634" calcext:value-type="float">
            <text:p>21.46634</text:p>
          </table:table-cell>
          <table:table-cell office:value-type="float" office:value="20.38571" calcext:value-type="float">
            <text:p>20.38571</text:p>
          </table:table-cell>
          <table:table-cell office:value-type="float" office:value="20.24783" calcext:value-type="float">
            <text:p>20.24783</text:p>
          </table:table-cell>
          <table:table-cell office:value-type="float" office:value="18.74307" calcext:value-type="float">
            <text:p>18.74307</text:p>
          </table:table-cell>
          <table:table-cell office:value-type="float" office:value="18.7356" calcext:value-type="float">
            <text:p>18.7356</text:p>
          </table:table-cell>
          <table:table-cell office:value-type="float" office:value="17.28647" calcext:value-type="float">
            <text:p>17.28647</text:p>
          </table:table-cell>
          <table:table-cell office:value-type="float" office:value="17.23856" calcext:value-type="float">
            <text:p>17.23856</text:p>
          </table:table-cell>
          <table:table-cell office:value-type="float" office:value="15.97986" calcext:value-type="float">
            <text:p>15.97986</text:p>
          </table:table-cell>
          <table:table-cell office:value-type="float" office:value="15.88492" calcext:value-type="float">
            <text:p>15.88492</text:p>
          </table:table-cell>
          <table:table-cell office:value-type="float" office:value="14.86798" calcext:value-type="float">
            <text:p>14.86798</text:p>
          </table:table-cell>
          <table:table-cell office:value-type="float" office:value="14.75952" calcext:value-type="float">
            <text:p>14.75952</text:p>
          </table:table-cell>
          <table:table-cell office:value-type="float" office:value="14.19986" calcext:value-type="float">
            <text:p>14.19986</text:p>
          </table:table-cell>
          <table:table-cell office:value-type="float" office:value="14.09555" calcext:value-type="float">
            <text:p>14.09555</text:p>
          </table:table-cell>
          <table:table-cell office:value-type="float" office:value="49.11469" calcext:value-type="float">
            <text:p>49.11469</text:p>
          </table:table-cell>
          <table:table-cell office:value-type="float" office:value="20.26028" calcext:value-type="float">
            <text:p>20.260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29.5992" calcext:value-type="float">
            <text:p>29.5992</text:p>
          </table:table-cell>
          <table:table-cell office:value-type="float" office:value="32.62" calcext:value-type="float">
            <text:p>32.62</text:p>
          </table:table-cell>
          <table:table-cell office:value-type="float" office:value="21.37" calcext:value-type="float">
            <text:p>21.37</text:p>
          </table:table-cell>
          <table:table-cell office:value-type="float" office:value="1.833631" calcext:value-type="float">
            <text:p>1.833631</text:p>
          </table:table-cell>
          <table:table-cell office:value-type="float" office:value="1.141286" calcext:value-type="float">
            <text:p>1.141286</text:p>
          </table:table-cell>
          <table:table-cell office:value-type="float" office:value="465.912" calcext:value-type="float">
            <text:p>465.912</text:p>
          </table:table-cell>
          <table:table-cell office:value-type="float" office:value="0" calcext:value-type="float">
            <text:p>0</text:p>
          </table:table-cell>
          <table:table-cell office:value-type="float" office:value="48.49176" calcext:value-type="float">
            <text:p>48.49176</text:p>
          </table:table-cell>
          <table:table-cell office:value-type="float" office:value="22.33243" calcext:value-type="float">
            <text:p>22.33243</text:p>
          </table:table-cell>
          <table:table-cell office:value-type="float" office:value="38.82367" calcext:value-type="float">
            <text:p>38.82367</text:p>
          </table:table-cell>
          <table:table-cell office:value-type="float" office:value="24.55472" calcext:value-type="float">
            <text:p>24.55472</text:p>
          </table:table-cell>
          <table:table-cell office:value-type="float" office:value="34.49298" calcext:value-type="float">
            <text:p>34.49298</text:p>
          </table:table-cell>
          <table:table-cell office:value-type="float" office:value="25.35028" calcext:value-type="float">
            <text:p>25.35028</text:p>
          </table:table-cell>
          <table:table-cell office:value-type="float" office:value="31.19601" calcext:value-type="float">
            <text:p>31.19601</text:p>
          </table:table-cell>
          <table:table-cell office:value-type="float" office:value="25.55624" calcext:value-type="float">
            <text:p>25.55624</text:p>
          </table:table-cell>
          <table:table-cell office:value-type="float" office:value="29.16754" calcext:value-type="float">
            <text:p>29.16754</text:p>
          </table:table-cell>
          <table:table-cell office:value-type="float" office:value="25.4198" calcext:value-type="float">
            <text:p>25.4198</text:p>
          </table:table-cell>
          <table:table-cell office:value-type="float" office:value="27.1636" calcext:value-type="float">
            <text:p>27.1636</text:p>
          </table:table-cell>
          <table:table-cell office:value-type="float" office:value="25.02335" calcext:value-type="float">
            <text:p>25.02335</text:p>
          </table:table-cell>
          <table:table-cell office:value-type="float" office:value="25.53979" calcext:value-type="float">
            <text:p>25.53979</text:p>
          </table:table-cell>
          <table:table-cell office:value-type="float" office:value="24.18857" calcext:value-type="float">
            <text:p>24.18857</text:p>
          </table:table-cell>
          <table:table-cell office:value-type="float" office:value="23.13153" calcext:value-type="float">
            <text:p>23.13153</text:p>
          </table:table-cell>
          <table:table-cell office:value-type="float" office:value="22.26047" calcext:value-type="float">
            <text:p>22.26047</text:p>
          </table:table-cell>
          <table:table-cell office:value-type="float" office:value="20.73425" calcext:value-type="float">
            <text:p>20.73425</text:p>
          </table:table-cell>
          <table:table-cell office:value-type="float" office:value="20.38849" calcext:value-type="float">
            <text:p>20.38849</text:p>
          </table:table-cell>
          <table:table-cell office:value-type="float" office:value="18.80942" calcext:value-type="float">
            <text:p>18.80942</text:p>
          </table:table-cell>
          <table:table-cell office:value-type="float" office:value="18.74191" calcext:value-type="float">
            <text:p>18.74191</text:p>
          </table:table-cell>
          <table:table-cell office:value-type="float" office:value="17.34357" calcext:value-type="float">
            <text:p>17.34357</text:p>
          </table:table-cell>
          <table:table-cell office:value-type="float" office:value="17.28699" calcext:value-type="float">
            <text:p>17.28699</text:p>
          </table:table-cell>
          <table:table-cell office:value-type="float" office:value="16.06696" calcext:value-type="float">
            <text:p>16.06696</text:p>
          </table:table-cell>
          <table:table-cell office:value-type="float" office:value="15.98083" calcext:value-type="float">
            <text:p>15.98083</text:p>
          </table:table-cell>
          <table:table-cell office:value-type="float" office:value="14.97229" calcext:value-type="float">
            <text:p>14.97229</text:p>
          </table:table-cell>
          <table:table-cell office:value-type="float" office:value="14.86911" calcext:value-type="float">
            <text:p>14.86911</text:p>
          </table:table-cell>
          <table:table-cell office:value-type="float" office:value="14.30408" calcext:value-type="float">
            <text:p>14.30408</text:p>
          </table:table-cell>
          <table:table-cell office:value-type="float" office:value="14.20096" calcext:value-type="float">
            <text:p>14.20096</text:p>
          </table:table-cell>
          <table:table-cell office:value-type="float" office:value="48.49164" calcext:value-type="float">
            <text:p>48.49164</text:p>
          </table:table-cell>
          <table:table-cell office:value-type="float" office:value="22.33243" calcext:value-type="float">
            <text:p>22.332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12.24828" calcext:value-type="float">
            <text:p>12.24828</text:p>
          </table:table-cell>
          <table:table-cell office:value-type="float" office:value="29.23" calcext:value-type="float">
            <text:p>29.23</text:p>
          </table:table-cell>
          <table:table-cell office:value-type="float" office:value="20.49" calcext:value-type="float">
            <text:p>20.49</text:p>
          </table:table-cell>
          <table:table-cell office:value-type="float" office:value="1.929106" calcext:value-type="float">
            <text:p>1.929106</text:p>
          </table:table-cell>
          <table:table-cell office:value-type="float" office:value="1.652752" calcext:value-type="float">
            <text:p>1.652752</text:p>
          </table:table-cell>
          <table:table-cell office:value-type="float" office:value="269.568" calcext:value-type="float">
            <text:p>269.568</text:p>
          </table:table-cell>
          <table:table-cell office:value-type="float" office:value="24.4" calcext:value-type="float">
            <text:p>24.4</text:p>
          </table:table-cell>
          <table:table-cell office:value-type="float" office:value="30.64313" calcext:value-type="float">
            <text:p>30.64313</text:p>
          </table:table-cell>
          <table:table-cell office:value-type="float" office:value="20.53198" calcext:value-type="float">
            <text:p>20.53198</text:p>
          </table:table-cell>
          <table:table-cell office:value-type="float" office:value="27.87088" calcext:value-type="float">
            <text:p>27.87088</text:p>
          </table:table-cell>
          <table:table-cell office:value-type="float" office:value="22.22806" calcext:value-type="float">
            <text:p>22.22806</text:p>
          </table:table-cell>
          <table:table-cell office:value-type="float" office:value="28.59158" calcext:value-type="float">
            <text:p>28.59158</text:p>
          </table:table-cell>
          <table:table-cell office:value-type="float" office:value="23.65485" calcext:value-type="float">
            <text:p>23.65485</text:p>
          </table:table-cell>
          <table:table-cell office:value-type="float" office:value="28.66089" calcext:value-type="float">
            <text:p>28.66089</text:p>
          </table:table-cell>
          <table:table-cell office:value-type="float" office:value="24.55515" calcext:value-type="float">
            <text:p>24.55515</text:p>
          </table:table-cell>
          <table:table-cell office:value-type="float" office:value="28.09268" calcext:value-type="float">
            <text:p>28.09268</text:p>
          </table:table-cell>
          <table:table-cell office:value-type="float" office:value="24.83606" calcext:value-type="float">
            <text:p>24.83606</text:p>
          </table:table-cell>
          <table:table-cell office:value-type="float" office:value="27.07858" calcext:value-type="float">
            <text:p>27.07858</text:p>
          </table:table-cell>
          <table:table-cell office:value-type="float" office:value="24.93893" calcext:value-type="float">
            <text:p>24.93893</text:p>
          </table:table-cell>
          <table:table-cell office:value-type="float" office:value="25.55725" calcext:value-type="float">
            <text:p>25.55725</text:p>
          </table:table-cell>
          <table:table-cell office:value-type="float" office:value="24.49146" calcext:value-type="float">
            <text:p>24.49146</text:p>
          </table:table-cell>
          <table:table-cell office:value-type="float" office:value="23.45425" calcext:value-type="float">
            <text:p>23.45425</text:p>
          </table:table-cell>
          <table:table-cell office:value-type="float" office:value="23.14444" calcext:value-type="float">
            <text:p>23.14444</text:p>
          </table:table-cell>
          <table:table-cell office:value-type="float" office:value="21.12549" calcext:value-type="float">
            <text:p>21.12549</text:p>
          </table:table-cell>
          <table:table-cell office:value-type="float" office:value="20.73862" calcext:value-type="float">
            <text:p>20.73862</text:p>
          </table:table-cell>
          <table:table-cell office:value-type="float" office:value="18.94815" calcext:value-type="float">
            <text:p>18.94815</text:p>
          </table:table-cell>
          <table:table-cell office:value-type="float" office:value="18.81055" calcext:value-type="float">
            <text:p>18.81055</text:p>
          </table:table-cell>
          <table:table-cell office:value-type="float" office:value="17.42419" calcext:value-type="float">
            <text:p>17.42419</text:p>
          </table:table-cell>
          <table:table-cell office:value-type="float" office:value="17.3443" calcext:value-type="float">
            <text:p>17.3443</text:p>
          </table:table-cell>
          <table:table-cell office:value-type="float" office:value="16.15271" calcext:value-type="float">
            <text:p>16.15271</text:p>
          </table:table-cell>
          <table:table-cell office:value-type="float" office:value="16.06781" calcext:value-type="float">
            <text:p>16.06781</text:p>
          </table:table-cell>
          <table:table-cell office:value-type="float" office:value="15.07211" calcext:value-type="float">
            <text:p>15.07211</text:p>
          </table:table-cell>
          <table:table-cell office:value-type="float" office:value="14.97336" calcext:value-type="float">
            <text:p>14.97336</text:p>
          </table:table-cell>
          <table:table-cell office:value-type="float" office:value="14.40582" calcext:value-type="float">
            <text:p>14.40582</text:p>
          </table:table-cell>
          <table:table-cell office:value-type="float" office:value="14.30515" calcext:value-type="float">
            <text:p>14.30515</text:p>
          </table:table-cell>
          <table:table-cell office:value-type="float" office:value="30.6431" calcext:value-type="float">
            <text:p>30.6431</text:p>
          </table:table-cell>
          <table:table-cell office:value-type="float" office:value="19.4408" calcext:value-type="float">
            <text:p>19.44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26.88444" calcext:value-type="float">
            <text:p>26.88444</text:p>
          </table:table-cell>
          <table:table-cell office:value-type="float" office:value="30.58" calcext:value-type="float">
            <text:p>30.58</text:p>
          </table:table-cell>
          <table:table-cell office:value-type="float" office:value="17.76" calcext:value-type="float">
            <text:p>17.76</text:p>
          </table:table-cell>
          <table:table-cell office:value-type="float" office:value="2.000702" calcext:value-type="float">
            <text:p>2.000702</text:p>
          </table:table-cell>
          <table:table-cell office:value-type="float" office:value="1.479063" calcext:value-type="float">
            <text:p>1.479063</text:p>
          </table:table-cell>
          <table:table-cell office:value-type="float" office:value="244.62" calcext:value-type="float">
            <text:p>244.62</text:p>
          </table:table-cell>
          <table:table-cell office:value-type="float" office:value="0" calcext:value-type="float">
            <text:p>0</text:p>
          </table:table-cell>
          <table:table-cell office:value-type="float" office:value="31.16489" calcext:value-type="float">
            <text:p>31.16489</text:p>
          </table:table-cell>
          <table:table-cell office:value-type="float" office:value="18.3558" calcext:value-type="float">
            <text:p>18.3558</text:p>
          </table:table-cell>
          <table:table-cell office:value-type="float" office:value="27.88281" calcext:value-type="float">
            <text:p>27.88281</text:p>
          </table:table-cell>
          <table:table-cell office:value-type="float" office:value="20.15094" calcext:value-type="float">
            <text:p>20.15094</text:p>
          </table:table-cell>
          <table:table-cell office:value-type="float" office:value="26.60083" calcext:value-type="float">
            <text:p>26.60083</text:p>
          </table:table-cell>
          <table:table-cell office:value-type="float" office:value="21.63943" calcext:value-type="float">
            <text:p>21.63943</text:p>
          </table:table-cell>
          <table:table-cell office:value-type="float" office:value="25.65182" calcext:value-type="float">
            <text:p>25.65182</text:p>
          </table:table-cell>
          <table:table-cell office:value-type="float" office:value="22.65106" calcext:value-type="float">
            <text:p>22.65106</text:p>
          </table:table-cell>
          <table:table-cell office:value-type="float" office:value="25.03009" calcext:value-type="float">
            <text:p>25.03009</text:p>
          </table:table-cell>
          <table:table-cell office:value-type="float" office:value="23.14725" calcext:value-type="float">
            <text:p>23.14725</text:p>
          </table:table-cell>
          <table:table-cell office:value-type="float" office:value="24.90646" calcext:value-type="float">
            <text:p>24.90646</text:p>
          </table:table-cell>
          <table:table-cell office:value-type="float" office:value="23.49625" calcext:value-type="float">
            <text:p>23.49625</text:p>
          </table:table-cell>
          <table:table-cell office:value-type="float" office:value="24.47617" calcext:value-type="float">
            <text:p>24.47617</text:p>
          </table:table-cell>
          <table:table-cell office:value-type="float" office:value="23.42331" calcext:value-type="float">
            <text:p>23.42331</text:p>
          </table:table-cell>
          <table:table-cell office:value-type="float" office:value="23.41766" calcext:value-type="float">
            <text:p>23.41766</text:p>
          </table:table-cell>
          <table:table-cell office:value-type="float" office:value="22.92499" calcext:value-type="float">
            <text:p>22.92499</text:p>
          </table:table-cell>
          <table:table-cell office:value-type="float" office:value="21.24408" calcext:value-type="float">
            <text:p>21.24408</text:p>
          </table:table-cell>
          <table:table-cell office:value-type="float" office:value="21.12839" calcext:value-type="float">
            <text:p>21.12839</text:p>
          </table:table-cell>
          <table:table-cell office:value-type="float" office:value="19.10159" calcext:value-type="float">
            <text:p>19.10159</text:p>
          </table:table-cell>
          <table:table-cell office:value-type="float" office:value="18.9498" calcext:value-type="float">
            <text:p>18.9498</text:p>
          </table:table-cell>
          <table:table-cell office:value-type="float" office:value="17.52869" calcext:value-type="float">
            <text:p>17.52869</text:p>
          </table:table-cell>
          <table:table-cell office:value-type="float" office:value="17.4252" calcext:value-type="float">
            <text:p>17.4252</text:p>
          </table:table-cell>
          <table:table-cell office:value-type="float" office:value="16.24341" calcext:value-type="float">
            <text:p>16.24341</text:p>
          </table:table-cell>
          <table:table-cell office:value-type="float" office:value="16.15363" calcext:value-type="float">
            <text:p>16.15363</text:p>
          </table:table-cell>
          <table:table-cell office:value-type="float" office:value="15.16922" calcext:value-type="float">
            <text:p>15.16922</text:p>
          </table:table-cell>
          <table:table-cell office:value-type="float" office:value="15.07312" calcext:value-type="float">
            <text:p>15.07312</text:p>
          </table:table-cell>
          <table:table-cell office:value-type="float" office:value="14.50406" calcext:value-type="float">
            <text:p>14.50406</text:p>
          </table:table-cell>
          <table:table-cell office:value-type="float" office:value="14.40689" calcext:value-type="float">
            <text:p>14.40689</text:p>
          </table:table-cell>
          <table:table-cell office:value-type="float" office:value="32.88501" calcext:value-type="float">
            <text:p>32.88501</text:p>
          </table:table-cell>
          <table:table-cell office:value-type="float" office:value="17.29721" calcext:value-type="float">
            <text:p>17.297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27.77688" calcext:value-type="float">
            <text:p>27.77688</text:p>
          </table:table-cell>
          <table:table-cell office:value-type="float" office:value="30.11" calcext:value-type="float">
            <text:p>30.11</text:p>
          </table:table-cell>
          <table:table-cell office:value-type="float" office:value="18.31" calcext:value-type="float">
            <text:p>18.31</text:p>
          </table:table-cell>
          <table:table-cell office:value-type="float" office:value="1.950677" calcext:value-type="float">
            <text:p>1.950677</text:p>
          </table:table-cell>
          <table:table-cell office:value-type="float" office:value="1.361774" calcext:value-type="float">
            <text:p>1.361774</text:p>
          </table:table-cell>
          <table:table-cell office:value-type="float" office:value="292.644" calcext:value-type="float">
            <text:p>292.644</text:p>
          </table:table-cell>
          <table:table-cell office:value-type="float" office:value="0" calcext:value-type="float">
            <text:p>0</text:p>
          </table:table-cell>
          <table:table-cell office:value-type="float" office:value="42.26282" calcext:value-type="float">
            <text:p>42.26282</text:p>
          </table:table-cell>
          <table:table-cell office:value-type="float" office:value="19.9501" calcext:value-type="float">
            <text:p>19.9501</text:p>
          </table:table-cell>
          <table:table-cell office:value-type="float" office:value="34.17331" calcext:value-type="float">
            <text:p>34.17331</text:p>
          </table:table-cell>
          <table:table-cell office:value-type="float" office:value="22.09854" calcext:value-type="float">
            <text:p>22.09854</text:p>
          </table:table-cell>
          <table:table-cell office:value-type="float" office:value="30.88492" calcext:value-type="float">
            <text:p>30.88492</text:p>
          </table:table-cell>
          <table:table-cell office:value-type="float" office:value="23.0408" calcext:value-type="float">
            <text:p>23.0408</text:p>
          </table:table-cell>
          <table:table-cell office:value-type="float" office:value="28.44394" calcext:value-type="float">
            <text:p>28.44394</text:p>
          </table:table-cell>
          <table:table-cell office:value-type="float" office:value="23.53513" calcext:value-type="float">
            <text:p>23.53513</text:p>
          </table:table-cell>
          <table:table-cell office:value-type="float" office:value="27.00201" calcext:value-type="float">
            <text:p>27.00201</text:p>
          </table:table-cell>
          <table:table-cell office:value-type="float" office:value="23.69116" calcext:value-type="float">
            <text:p>23.69116</text:p>
          </table:table-cell>
          <table:table-cell office:value-type="float" office:value="25.6207" calcext:value-type="float">
            <text:p>25.6207</text:p>
          </table:table-cell>
          <table:table-cell office:value-type="float" office:value="23.71954" calcext:value-type="float">
            <text:p>23.71954</text:p>
          </table:table-cell>
          <table:table-cell office:value-type="float" office:value="24.53885" calcext:value-type="float">
            <text:p>24.53885</text:p>
          </table:table-cell>
          <table:table-cell office:value-type="float" office:value="23.44339" calcext:value-type="float">
            <text:p>23.44339</text:p>
          </table:table-cell>
          <table:table-cell office:value-type="float" office:value="22.97162" calcext:value-type="float">
            <text:p>22.97162</text:p>
          </table:table-cell>
          <table:table-cell office:value-type="float" office:value="22.81631" calcext:value-type="float">
            <text:p>22.81631</text:p>
          </table:table-cell>
          <table:table-cell office:value-type="float" office:value="21.25491" calcext:value-type="float">
            <text:p>21.25491</text:p>
          </table:table-cell>
          <table:table-cell office:value-type="float" office:value="21.24423" calcext:value-type="float">
            <text:p>21.24423</text:p>
          </table:table-cell>
          <table:table-cell office:value-type="float" office:value="19.21838" calcext:value-type="float">
            <text:p>19.21838</text:p>
          </table:table-cell>
          <table:table-cell office:value-type="float" office:value="19.103" calcext:value-type="float">
            <text:p>19.103</text:p>
          </table:table-cell>
          <table:table-cell office:value-type="float" office:value="17.6384" calcext:value-type="float">
            <text:p>17.6384</text:p>
          </table:table-cell>
          <table:table-cell office:value-type="float" office:value="17.52982" calcext:value-type="float">
            <text:p>17.52982</text:p>
          </table:table-cell>
          <table:table-cell office:value-type="float" office:value="16.3396" calcext:value-type="float">
            <text:p>16.3396</text:p>
          </table:table-cell>
          <table:table-cell office:value-type="float" office:value="16.24438" calcext:value-type="float">
            <text:p>16.24438</text:p>
          </table:table-cell>
          <table:table-cell office:value-type="float" office:value="15.26572" calcext:value-type="float">
            <text:p>15.26572</text:p>
          </table:table-cell>
          <table:table-cell office:value-type="float" office:value="15.17026" calcext:value-type="float">
            <text:p>15.17026</text:p>
          </table:table-cell>
          <table:table-cell office:value-type="float" office:value="14.60028" calcext:value-type="float">
            <text:p>14.60028</text:p>
          </table:table-cell>
          <table:table-cell office:value-type="float" office:value="14.50507" calcext:value-type="float">
            <text:p>14.50507</text:p>
          </table:table-cell>
          <table:table-cell office:value-type="float" office:value="42.26276" calcext:value-type="float">
            <text:p>42.26276</text:p>
          </table:table-cell>
          <table:table-cell office:value-type="float" office:value="19.95013" calcext:value-type="float">
            <text:p>19.950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27.92412" calcext:value-type="float">
            <text:p>27.92412</text:p>
          </table:table-cell>
          <table:table-cell office:value-type="float" office:value="30.74" calcext:value-type="float">
            <text:p>30.74</text:p>
          </table:table-cell>
          <table:table-cell office:value-type="float" office:value="19.34" calcext:value-type="float">
            <text:p>19.34</text:p>
          </table:table-cell>
          <table:table-cell office:value-type="float" office:value="2.016126" calcext:value-type="float">
            <text:p>2.016126</text:p>
          </table:table-cell>
          <table:table-cell office:value-type="float" office:value="1.349007" calcext:value-type="float">
            <text:p>1.349007</text:p>
          </table:table-cell>
          <table:table-cell office:value-type="float" office:value="224.856" calcext:value-type="float">
            <text:p>224.856</text:p>
          </table:table-cell>
          <table:table-cell office:value-type="float" office:value="0" calcext:value-type="float">
            <text:p>0</text:p>
          </table:table-cell>
          <table:table-cell office:value-type="float" office:value="42.23599" calcext:value-type="float">
            <text:p>42.23599</text:p>
          </table:table-cell>
          <table:table-cell office:value-type="float" office:value="21.23148" calcext:value-type="float">
            <text:p>21.23148</text:p>
          </table:table-cell>
          <table:table-cell office:value-type="float" office:value="34.71158" calcext:value-type="float">
            <text:p>34.71158</text:p>
          </table:table-cell>
          <table:table-cell office:value-type="float" office:value="23.37534" calcext:value-type="float">
            <text:p>23.37534</text:p>
          </table:table-cell>
          <table:table-cell office:value-type="float" office:value="31.46747" calcext:value-type="float">
            <text:p>31.46747</text:p>
          </table:table-cell>
          <table:table-cell office:value-type="float" office:value="24.27219" calcext:value-type="float">
            <text:p>24.27219</text:p>
          </table:table-cell>
          <table:table-cell office:value-type="float" office:value="29.05563" calcext:value-type="float">
            <text:p>29.05563</text:p>
          </table:table-cell>
          <table:table-cell office:value-type="float" office:value="24.6727" calcext:value-type="float">
            <text:p>24.6727</text:p>
          </table:table-cell>
          <table:table-cell office:value-type="float" office:value="27.62146" calcext:value-type="float">
            <text:p>27.62146</text:p>
          </table:table-cell>
          <table:table-cell office:value-type="float" office:value="24.73013" calcext:value-type="float">
            <text:p>24.73013</text:p>
          </table:table-cell>
          <table:table-cell office:value-type="float" office:value="26.20761" calcext:value-type="float">
            <text:p>26.20761</text:p>
          </table:table-cell>
          <table:table-cell office:value-type="float" office:value="24.59946" calcext:value-type="float">
            <text:p>24.59946</text:p>
          </table:table-cell>
          <table:table-cell office:value-type="float" office:value="25.05145" calcext:value-type="float">
            <text:p>25.05145</text:p>
          </table:table-cell>
          <table:table-cell office:value-type="float" office:value="24.1011" calcext:value-type="float">
            <text:p>24.1011</text:p>
          </table:table-cell>
          <table:table-cell office:value-type="float" office:value="23.33344" calcext:value-type="float">
            <text:p>23.33344</text:p>
          </table:table-cell>
          <table:table-cell office:value-type="float" office:value="22.97906" calcext:value-type="float">
            <text:p>22.97906</text:p>
          </table:table-cell>
          <table:table-cell office:value-type="float" office:value="21.37534" calcext:value-type="float">
            <text:p>21.37534</text:p>
          </table:table-cell>
          <table:table-cell office:value-type="float" office:value="21.25562" calcext:value-type="float">
            <text:p>21.25562</text:p>
          </table:table-cell>
          <table:table-cell office:value-type="float" office:value="19.32281" calcext:value-type="float">
            <text:p>19.32281</text:p>
          </table:table-cell>
          <table:table-cell office:value-type="float" office:value="19.21948" calcext:value-type="float">
            <text:p>19.21948</text:p>
          </table:table-cell>
          <table:table-cell office:value-type="float" office:value="17.74347" calcext:value-type="float">
            <text:p>17.74347</text:p>
          </table:table-cell>
          <table:table-cell office:value-type="float" office:value="17.6395" calcext:value-type="float">
            <text:p>17.6395</text:p>
          </table:table-cell>
          <table:table-cell office:value-type="float" office:value="16.43814" calcext:value-type="float">
            <text:p>16.43814</text:p>
          </table:table-cell>
          <table:table-cell office:value-type="float" office:value="16.34064" calcext:value-type="float">
            <text:p>16.34064</text:p>
          </table:table-cell>
          <table:table-cell office:value-type="float" office:value="15.36209" calcext:value-type="float">
            <text:p>15.36209</text:p>
          </table:table-cell>
          <table:table-cell office:value-type="float" office:value="15.26669" calcext:value-type="float">
            <text:p>15.26669</text:p>
          </table:table-cell>
          <table:table-cell office:value-type="float" office:value="14.69482" calcext:value-type="float">
            <text:p>14.69482</text:p>
          </table:table-cell>
          <table:table-cell office:value-type="float" office:value="14.60129" calcext:value-type="float">
            <text:p>14.60129</text:p>
          </table:table-cell>
          <table:table-cell office:value-type="float" office:value="42.23593" calcext:value-type="float">
            <text:p>42.23593</text:p>
          </table:table-cell>
          <table:table-cell office:value-type="float" office:value="21.23151" calcext:value-type="float">
            <text:p>21.231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25.49448" calcext:value-type="float">
            <text:p>25.49448</text:p>
          </table:table-cell>
          <table:table-cell office:value-type="float" office:value="32.701" calcext:value-type="float">
            <text:p>32.701</text:p>
          </table:table-cell>
          <table:table-cell office:value-type="float" office:value="20.71" calcext:value-type="float">
            <text:p>20.71</text:p>
          </table:table-cell>
          <table:table-cell office:value-type="float" office:value="2.284357" calcext:value-type="float">
            <text:p>2.284357</text:p>
          </table:table-cell>
          <table:table-cell office:value-type="float" office:value="1.425469" calcext:value-type="float">
            <text:p>1.425469</text:p>
          </table:table-cell>
          <table:table-cell office:value-type="float" office:value="147.744" calcext:value-type="float">
            <text:p>147.744</text:p>
          </table:table-cell>
          <table:table-cell office:value-type="float" office:value="20.6" calcext:value-type="float">
            <text:p>20.6</text:p>
          </table:table-cell>
          <table:table-cell office:value-type="float" office:value="37.79279" calcext:value-type="float">
            <text:p>37.79279</text:p>
          </table:table-cell>
          <table:table-cell office:value-type="float" office:value="22.08231" calcext:value-type="float">
            <text:p>22.08231</text:p>
          </table:table-cell>
          <table:table-cell office:value-type="float" office:value="31.53207" calcext:value-type="float">
            <text:p>31.53207</text:p>
          </table:table-cell>
          <table:table-cell office:value-type="float" office:value="24.06042" calcext:value-type="float">
            <text:p>24.06042</text:p>
          </table:table-cell>
          <table:table-cell office:value-type="float" office:value="29.68164" calcext:value-type="float">
            <text:p>29.68164</text:p>
          </table:table-cell>
          <table:table-cell office:value-type="float" office:value="24.89557" calcext:value-type="float">
            <text:p>24.89557</text:p>
          </table:table-cell>
          <table:table-cell office:value-type="float" office:value="28.03119" calcext:value-type="float">
            <text:p>28.03119</text:p>
          </table:table-cell>
          <table:table-cell office:value-type="float" office:value="25.25793" calcext:value-type="float">
            <text:p>25.25793</text:p>
          </table:table-cell>
          <table:table-cell office:value-type="float" office:value="26.97595" calcext:value-type="float">
            <text:p>26.97595</text:p>
          </table:table-cell>
          <table:table-cell office:value-type="float" office:value="25.28607" calcext:value-type="float">
            <text:p>25.28607</text:p>
          </table:table-cell>
          <table:table-cell office:value-type="float" office:value="26.1647" calcext:value-type="float">
            <text:p>26.1647</text:p>
          </table:table-cell>
          <table:table-cell office:value-type="float" office:value="25.10995" calcext:value-type="float">
            <text:p>25.10995</text:p>
          </table:table-cell>
          <table:table-cell office:value-type="float" office:value="25.06879" calcext:value-type="float">
            <text:p>25.06879</text:p>
          </table:table-cell>
          <table:table-cell office:value-type="float" office:value="24.55316" calcext:value-type="float">
            <text:p>24.55316</text:p>
          </table:table-cell>
          <table:table-cell office:value-type="float" office:value="23.60345" calcext:value-type="float">
            <text:p>23.60345</text:p>
          </table:table-cell>
          <table:table-cell office:value-type="float" office:value="23.34103" calcext:value-type="float">
            <text:p>23.34103</text:p>
          </table:table-cell>
          <table:table-cell office:value-type="float" office:value="21.56372" calcext:value-type="float">
            <text:p>21.56372</text:p>
          </table:table-cell>
          <table:table-cell office:value-type="float" office:value="21.37714" calcext:value-type="float">
            <text:p>21.37714</text:p>
          </table:table-cell>
          <table:table-cell office:value-type="float" office:value="19.44028" calcext:value-type="float">
            <text:p>19.44028</text:p>
          </table:table-cell>
          <table:table-cell office:value-type="float" office:value="19.32394" calcext:value-type="float">
            <text:p>19.32394</text:p>
          </table:table-cell>
          <table:table-cell office:value-type="float" office:value="17.84839" calcext:value-type="float">
            <text:p>17.84839</text:p>
          </table:table-cell>
          <table:table-cell office:value-type="float" office:value="17.74454" calcext:value-type="float">
            <text:p>17.74454</text:p>
          </table:table-cell>
          <table:table-cell office:value-type="float" office:value="16.53778" calcext:value-type="float">
            <text:p>16.53778</text:p>
          </table:table-cell>
          <table:table-cell office:value-type="float" office:value="16.43909" calcext:value-type="float">
            <text:p>16.43909</text:p>
          </table:table-cell>
          <table:table-cell office:value-type="float" office:value="15.45847" calcext:value-type="float">
            <text:p>15.45847</text:p>
          </table:table-cell>
          <table:table-cell office:value-type="float" office:value="15.3631" calcext:value-type="float">
            <text:p>15.3631</text:p>
          </table:table-cell>
          <table:table-cell office:value-type="float" office:value="14.78781" calcext:value-type="float">
            <text:p>14.78781</text:p>
          </table:table-cell>
          <table:table-cell office:value-type="float" office:value="14.6958" calcext:value-type="float">
            <text:p>14.6958</text:p>
          </table:table-cell>
          <table:table-cell office:value-type="float" office:value="37.79272" calcext:value-type="float">
            <text:p>37.79272</text:p>
          </table:table-cell>
          <table:table-cell office:value-type="float" office:value="21.9769" calcext:value-type="float">
            <text:p>21.97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11.9772" calcext:value-type="float">
            <text:p>11.9772</text:p>
          </table:table-cell>
          <table:table-cell office:value-type="float" office:value="23.35" calcext:value-type="float">
            <text:p>23.35</text:p>
          </table:table-cell>
          <table:table-cell office:value-type="float" office:value="15" calcext:value-type="float">
            <text:p>15</text:p>
          </table:table-cell>
          <table:table-cell office:value-type="float" office:value="2.285196" calcext:value-type="float">
            <text:p>2.285196</text:p>
          </table:table-cell>
          <table:table-cell office:value-type="float" office:value="1.220801" calcext:value-type="float">
            <text:p>1.220801</text:p>
          </table:table-cell>
          <table:table-cell office:value-type="float" office:value="332.64" calcext:value-type="float">
            <text:p>332.64</text:p>
          </table:table-cell>
          <table:table-cell office:value-type="float" office:value="0.5" calcext:value-type="float">
            <text:p>0.5</text:p>
          </table:table-cell>
          <table:table-cell office:value-type="float" office:value="24.74185" calcext:value-type="float">
            <text:p>24.74185</text:p>
          </table:table-cell>
          <table:table-cell office:value-type="float" office:value="15.18887" calcext:value-type="float">
            <text:p>15.18887</text:p>
          </table:table-cell>
          <table:table-cell office:value-type="float" office:value="24.12241" calcext:value-type="float">
            <text:p>24.12241</text:p>
          </table:table-cell>
          <table:table-cell office:value-type="float" office:value="17.50107" calcext:value-type="float">
            <text:p>17.50107</text:p>
          </table:table-cell>
          <table:table-cell office:value-type="float" office:value="25.23709" calcext:value-type="float">
            <text:p>25.23709</text:p>
          </table:table-cell>
          <table:table-cell office:value-type="float" office:value="19.42975" calcext:value-type="float">
            <text:p>19.42975</text:p>
          </table:table-cell>
          <table:table-cell office:value-type="float" office:value="25.81784" calcext:value-type="float">
            <text:p>25.81784</text:p>
          </table:table-cell>
          <table:table-cell office:value-type="float" office:value="21.04593" calcext:value-type="float">
            <text:p>21.04593</text:p>
          </table:table-cell>
          <table:table-cell office:value-type="float" office:value="25.84976" calcext:value-type="float">
            <text:p>25.84976</text:p>
          </table:table-cell>
          <table:table-cell office:value-type="float" office:value="21.94431" calcext:value-type="float">
            <text:p>21.94431</text:p>
          </table:table-cell>
          <table:table-cell office:value-type="float" office:value="25.64813" calcext:value-type="float">
            <text:p>25.64813</text:p>
          </table:table-cell>
          <table:table-cell office:value-type="float" office:value="22.84067" calcext:value-type="float">
            <text:p>22.84067</text:p>
          </table:table-cell>
          <table:table-cell office:value-type="float" office:value="24.94507" calcext:value-type="float">
            <text:p>24.94507</text:p>
          </table:table-cell>
          <table:table-cell office:value-type="float" office:value="23.16525" calcext:value-type="float">
            <text:p>23.16525</text:p>
          </table:table-cell>
          <table:table-cell office:value-type="float" office:value="23.62906" calcext:value-type="float">
            <text:p>23.62906</text:p>
          </table:table-cell>
          <table:table-cell office:value-type="float" office:value="23.15759" calcext:value-type="float">
            <text:p>23.15759</text:p>
          </table:table-cell>
          <table:table-cell office:value-type="float" office:value="21.66348" calcext:value-type="float">
            <text:p>21.66348</text:p>
          </table:table-cell>
          <table:table-cell office:value-type="float" office:value="21.5657" calcext:value-type="float">
            <text:p>21.5657</text:p>
          </table:table-cell>
          <table:table-cell office:value-type="float" office:value="19.56427" calcext:value-type="float">
            <text:p>19.56427</text:p>
          </table:table-cell>
          <table:table-cell office:value-type="float" office:value="19.44159" calcext:value-type="float">
            <text:p>19.44159</text:p>
          </table:table-cell>
          <table:table-cell office:value-type="float" office:value="17.95779" calcext:value-type="float">
            <text:p>17.95779</text:p>
          </table:table-cell>
          <table:table-cell office:value-type="float" office:value="17.84955" calcext:value-type="float">
            <text:p>17.84955</text:p>
          </table:table-cell>
          <table:table-cell office:value-type="float" office:value="16.63882" calcext:value-type="float">
            <text:p>16.63882</text:p>
          </table:table-cell>
          <table:table-cell office:value-type="float" office:value="16.53882" calcext:value-type="float">
            <text:p>16.53882</text:p>
          </table:table-cell>
          <table:table-cell office:value-type="float" office:value="15.55478" calcext:value-type="float">
            <text:p>15.55478</text:p>
          </table:table-cell>
          <table:table-cell office:value-type="float" office:value="15.45947" calcext:value-type="float">
            <text:p>15.45947</text:p>
          </table:table-cell>
          <table:table-cell office:value-type="float" office:value="14.87906" calcext:value-type="float">
            <text:p>14.87906</text:p>
          </table:table-cell>
          <table:table-cell office:value-type="float" office:value="14.78876" calcext:value-type="float">
            <text:p>14.78876</text:p>
          </table:table-cell>
          <table:table-cell office:value-type="float" office:value="25.74884" calcext:value-type="float">
            <text:p>25.74884</text:p>
          </table:table-cell>
          <table:table-cell office:value-type="float" office:value="13.79517" calcext:value-type="float">
            <text:p>13.795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24.37092" calcext:value-type="float">
            <text:p>24.37092</text:p>
          </table:table-cell>
          <table:table-cell office:value-type="float" office:value="32.381" calcext:value-type="float">
            <text:p>32.381</text:p>
          </table:table-cell>
          <table:table-cell office:value-type="float" office:value="14.72" calcext:value-type="float">
            <text:p>14.72</text:p>
          </table:table-cell>
          <table:table-cell office:value-type="float" office:value="2.010531" calcext:value-type="float">
            <text:p>2.010531</text:p>
          </table:table-cell>
          <table:table-cell office:value-type="float" office:value="1.240331" calcext:value-type="float">
            <text:p>1.240331</text:p>
          </table:table-cell>
          <table:table-cell office:value-type="float" office:value="327.096" calcext:value-type="float">
            <text:p>327.096</text:p>
          </table:table-cell>
          <table:table-cell office:value-type="float" office:value="0.4" calcext:value-type="float">
            <text:p>0.4</text:p>
          </table:table-cell>
          <table:table-cell office:value-type="float" office:value="33.87115" calcext:value-type="float">
            <text:p>33.87115</text:p>
          </table:table-cell>
          <table:table-cell office:value-type="float" office:value="14.52145" calcext:value-type="float">
            <text:p>14.52145</text:p>
          </table:table-cell>
          <table:table-cell office:value-type="float" office:value="27.93863" calcext:value-type="float">
            <text:p>27.93863</text:p>
          </table:table-cell>
          <table:table-cell office:value-type="float" office:value="16.51657" calcext:value-type="float">
            <text:p>16.51657</text:p>
          </table:table-cell>
          <table:table-cell office:value-type="float" office:value="25.86038" calcext:value-type="float">
            <text:p>25.86038</text:p>
          </table:table-cell>
          <table:table-cell office:value-type="float" office:value="18.15863" calcext:value-type="float">
            <text:p>18.15863</text:p>
          </table:table-cell>
          <table:table-cell office:value-type="float" office:value="24.4303" calcext:value-type="float">
            <text:p>24.4303</text:p>
          </table:table-cell>
          <table:table-cell office:value-type="float" office:value="19.52444" calcext:value-type="float">
            <text:p>19.52444</text:p>
          </table:table-cell>
          <table:table-cell office:value-type="float" office:value="23.7041" calcext:value-type="float">
            <text:p>23.7041</text:p>
          </table:table-cell>
          <table:table-cell office:value-type="float" office:value="20.37671" calcext:value-type="float">
            <text:p>20.37671</text:p>
          </table:table-cell>
          <table:table-cell office:value-type="float" office:value="22.98065" calcext:value-type="float">
            <text:p>22.98065</text:p>
          </table:table-cell>
          <table:table-cell office:value-type="float" office:value="21.23914" calcext:value-type="float">
            <text:p>21.23914</text:p>
          </table:table-cell>
          <table:table-cell office:value-type="float" office:value="23.13986" calcext:value-type="float">
            <text:p>23.13986</text:p>
          </table:table-cell>
          <table:table-cell office:value-type="float" office:value="21.78537" calcext:value-type="float">
            <text:p>21.78537</text:p>
          </table:table-cell>
          <table:table-cell office:value-type="float" office:value="23.14798" calcext:value-type="float">
            <text:p>23.14798</text:p>
          </table:table-cell>
          <table:table-cell office:value-type="float" office:value="22.16138" calcext:value-type="float">
            <text:p>22.16138</text:p>
          </table:table-cell>
          <table:table-cell office:value-type="float" office:value="21.65869" calcext:value-type="float">
            <text:p>21.65869</text:p>
          </table:table-cell>
          <table:table-cell office:value-type="float" office:value="21.43195" calcext:value-type="float">
            <text:p>21.43195</text:p>
          </table:table-cell>
          <table:table-cell office:value-type="float" office:value="19.64041" calcext:value-type="float">
            <text:p>19.64041</text:p>
          </table:table-cell>
          <table:table-cell office:value-type="float" office:value="19.56543" calcext:value-type="float">
            <text:p>19.56543</text:p>
          </table:table-cell>
          <table:table-cell office:value-type="float" office:value="18.06253" calcext:value-type="float">
            <text:p>18.06253</text:p>
          </table:table-cell>
          <table:table-cell office:value-type="float" office:value="17.95892" calcext:value-type="float">
            <text:p>17.95892</text:p>
          </table:table-cell>
          <table:table-cell office:value-type="float" office:value="16.7403" calcext:value-type="float">
            <text:p>16.7403</text:p>
          </table:table-cell>
          <table:table-cell office:value-type="float" office:value="16.63989" calcext:value-type="float">
            <text:p>16.63989</text:p>
          </table:table-cell>
          <table:table-cell office:value-type="float" office:value="15.65091" calcext:value-type="float">
            <text:p>15.65091</text:p>
          </table:table-cell>
          <table:table-cell office:value-type="float" office:value="15.55579" calcext:value-type="float">
            <text:p>15.55579</text:p>
          </table:table-cell>
          <table:table-cell office:value-type="float" office:value="14.97034" calcext:value-type="float">
            <text:p>14.97034</text:p>
          </table:table-cell>
          <table:table-cell office:value-type="float" office:value="14.88004" calcext:value-type="float">
            <text:p>14.88004</text:p>
          </table:table-cell>
          <table:table-cell office:value-type="float" office:value="33.87112" calcext:value-type="float">
            <text:p>33.87112</text:p>
          </table:table-cell>
          <table:table-cell office:value-type="float" office:value="13.21091" calcext:value-type="float">
            <text:p>13.210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27.1152" calcext:value-type="float">
            <text:p>27.1152</text:p>
          </table:table-cell>
          <table:table-cell office:value-type="float" office:value="30.6" calcext:value-type="float">
            <text:p>30.6</text:p>
          </table:table-cell>
          <table:table-cell office:value-type="float" office:value="18.96" calcext:value-type="float">
            <text:p>18.96</text:p>
          </table:table-cell>
          <table:table-cell office:value-type="float" office:value="2.380828" calcext:value-type="float">
            <text:p>2.380828</text:p>
          </table:table-cell>
          <table:table-cell office:value-type="float" office:value="1.834727" calcext:value-type="float">
            <text:p>1.834727</text:p>
          </table:table-cell>
          <table:table-cell office:value-type="float" office:value="236.412" calcext:value-type="float">
            <text:p>236.412</text:p>
          </table:table-cell>
          <table:table-cell office:value-type="float" office:value="21.9" calcext:value-type="float">
            <text:p>21.9</text:p>
          </table:table-cell>
          <table:table-cell office:value-type="float" office:value="31.62079" calcext:value-type="float">
            <text:p>31.62079</text:p>
          </table:table-cell>
          <table:table-cell office:value-type="float" office:value="19.52274" calcext:value-type="float">
            <text:p>19.52274</text:p>
          </table:table-cell>
          <table:table-cell office:value-type="float" office:value="28.24841" calcext:value-type="float">
            <text:p>28.24841</text:p>
          </table:table-cell>
          <table:table-cell office:value-type="float" office:value="20.98764" calcext:value-type="float">
            <text:p>20.98764</text:p>
          </table:table-cell>
          <table:table-cell office:value-type="float" office:value="26.46173" calcext:value-type="float">
            <text:p>26.46173</text:p>
          </table:table-cell>
          <table:table-cell office:value-type="float" office:value="21.82544" calcext:value-type="float">
            <text:p>21.82544</text:p>
          </table:table-cell>
          <table:table-cell office:value-type="float" office:value="25.16449" calcext:value-type="float">
            <text:p>25.16449</text:p>
          </table:table-cell>
          <table:table-cell office:value-type="float" office:value="22.39267" calcext:value-type="float">
            <text:p>22.39267</text:p>
          </table:table-cell>
          <table:table-cell office:value-type="float" office:value="24.40164" calcext:value-type="float">
            <text:p>24.40164</text:p>
          </table:table-cell>
          <table:table-cell office:value-type="float" office:value="22.59845" calcext:value-type="float">
            <text:p>22.59845</text:p>
          </table:table-cell>
          <table:table-cell office:value-type="float" office:value="23.6604" calcext:value-type="float">
            <text:p>23.6604</text:p>
          </table:table-cell>
          <table:table-cell office:value-type="float" office:value="22.70065" calcext:value-type="float">
            <text:p>22.70065</text:p>
          </table:table-cell>
          <table:table-cell office:value-type="float" office:value="23.09033" calcext:value-type="float">
            <text:p>23.09033</text:p>
          </table:table-cell>
          <table:table-cell office:value-type="float" office:value="22.5354" calcext:value-type="float">
            <text:p>22.5354</text:p>
          </table:table-cell>
          <table:table-cell office:value-type="float" office:value="22.24973" calcext:value-type="float">
            <text:p>22.24973</text:p>
          </table:table-cell>
          <table:table-cell office:value-type="float" office:value="22.16071" calcext:value-type="float">
            <text:p>22.16071</text:p>
          </table:table-cell>
          <table:table-cell office:value-type="float" office:value="21.42886" calcext:value-type="float">
            <text:p>21.42886</text:p>
          </table:table-cell>
          <table:table-cell office:value-type="float" office:value="21.23865" calcext:value-type="float">
            <text:p>21.23865</text:p>
          </table:table-cell>
          <table:table-cell office:value-type="float" office:value="19.65045" calcext:value-type="float">
            <text:p>19.65045</text:p>
          </table:table-cell>
          <table:table-cell office:value-type="float" office:value="19.64075" calcext:value-type="float">
            <text:p>19.64075</text:p>
          </table:table-cell>
          <table:table-cell office:value-type="float" office:value="18.14554" calcext:value-type="float">
            <text:p>18.14554</text:p>
          </table:table-cell>
          <table:table-cell office:value-type="float" office:value="18.06354" calcext:value-type="float">
            <text:p>18.06354</text:p>
          </table:table-cell>
          <table:table-cell office:value-type="float" office:value="16.83917" calcext:value-type="float">
            <text:p>16.83917</text:p>
          </table:table-cell>
          <table:table-cell office:value-type="float" office:value="16.74136" calcext:value-type="float">
            <text:p>16.74136</text:p>
          </table:table-cell>
          <table:table-cell office:value-type="float" office:value="15.74677" calcext:value-type="float">
            <text:p>15.74677</text:p>
          </table:table-cell>
          <table:table-cell office:value-type="float" office:value="15.65189" calcext:value-type="float">
            <text:p>15.65189</text:p>
          </table:table-cell>
          <table:table-cell office:value-type="float" office:value="15.06152" calcext:value-type="float">
            <text:p>15.06152</text:p>
          </table:table-cell>
          <table:table-cell office:value-type="float" office:value="14.97128" calcext:value-type="float">
            <text:p>14.97128</text:p>
          </table:table-cell>
          <table:table-cell office:value-type="float" office:value="33.4032" calcext:value-type="float">
            <text:p>33.4032</text:p>
          </table:table-cell>
          <table:table-cell office:value-type="float" office:value="18.46512" calcext:value-type="float">
            <text:p>18.465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29.03796" calcext:value-type="float">
            <text:p>29.03796</text:p>
          </table:table-cell>
          <table:table-cell office:value-type="float" office:value="31.4" calcext:value-type="float">
            <text:p>31.4</text:p>
          </table:table-cell>
          <table:table-cell office:value-type="float" office:value="19.69" calcext:value-type="float">
            <text:p>19.69</text:p>
          </table:table-cell>
          <table:table-cell office:value-type="float" office:value="2.236022" calcext:value-type="float">
            <text:p>2.236022</text:p>
          </table:table-cell>
          <table:table-cell office:value-type="float" office:value="1.382495" calcext:value-type="float">
            <text:p>1.382495</text:p>
          </table:table-cell>
          <table:table-cell office:value-type="float" office:value="155.556" calcext:value-type="float">
            <text:p>155.556</text:p>
          </table:table-cell>
          <table:table-cell office:value-type="float" office:value="30" calcext:value-type="float">
            <text:p>30</text:p>
          </table:table-cell>
          <table:table-cell office:value-type="float" office:value="33.65652" calcext:value-type="float">
            <text:p>33.65652</text:p>
          </table:table-cell>
          <table:table-cell office:value-type="float" office:value="19.68597" calcext:value-type="float">
            <text:p>19.68597</text:p>
          </table:table-cell>
          <table:table-cell office:value-type="float" office:value="30.90567" calcext:value-type="float">
            <text:p>30.90567</text:p>
          </table:table-cell>
          <table:table-cell office:value-type="float" office:value="21.00119" calcext:value-type="float">
            <text:p>21.00119</text:p>
          </table:table-cell>
          <table:table-cell office:value-type="float" office:value="28.88773" calcext:value-type="float">
            <text:p>28.88773</text:p>
          </table:table-cell>
          <table:table-cell office:value-type="float" office:value="21.97089" calcext:value-type="float">
            <text:p>21.97089</text:p>
          </table:table-cell>
          <table:table-cell office:value-type="float" office:value="27.02991" calcext:value-type="float">
            <text:p>27.02991</text:p>
          </table:table-cell>
          <table:table-cell office:value-type="float" office:value="22.52637" calcext:value-type="float">
            <text:p>22.52637</text:p>
          </table:table-cell>
          <table:table-cell office:value-type="float" office:value="25.83066" calcext:value-type="float">
            <text:p>25.83066</text:p>
          </table:table-cell>
          <table:table-cell office:value-type="float" office:value="22.74173" calcext:value-type="float">
            <text:p>22.74173</text:p>
          </table:table-cell>
          <table:table-cell office:value-type="float" office:value="24.57437" calcext:value-type="float">
            <text:p>24.57437</text:p>
          </table:table-cell>
          <table:table-cell office:value-type="float" office:value="22.8447" calcext:value-type="float">
            <text:p>22.8447</text:p>
          </table:table-cell>
          <table:table-cell office:value-type="float" office:value="23.69513" calcext:value-type="float">
            <text:p>23.69513</text:p>
          </table:table-cell>
          <table:table-cell office:value-type="float" office:value="22.67984" calcext:value-type="float">
            <text:p>22.67984</text:p>
          </table:table-cell>
          <table:table-cell office:value-type="float" office:value="22.42862" calcext:value-type="float">
            <text:p>22.42862</text:p>
          </table:table-cell>
          <table:table-cell office:value-type="float" office:value="22.25311" calcext:value-type="float">
            <text:p>22.25311</text:p>
          </table:table-cell>
          <table:table-cell office:value-type="float" office:value="21.23764" calcext:value-type="float">
            <text:p>21.23764</text:p>
          </table:table-cell>
          <table:table-cell office:value-type="float" office:value="21.18805" calcext:value-type="float">
            <text:p>21.18805</text:p>
          </table:table-cell>
          <table:table-cell office:value-type="float" office:value="19.6496" calcext:value-type="float">
            <text:p>19.6496</text:p>
          </table:table-cell>
          <table:table-cell office:value-type="float" office:value="19.64847" calcext:value-type="float">
            <text:p>19.64847</text:p>
          </table:table-cell>
          <table:table-cell office:value-type="float" office:value="18.2081" calcext:value-type="float">
            <text:p>18.2081</text:p>
          </table:table-cell>
          <table:table-cell office:value-type="float" office:value="18.1463" calcext:value-type="float">
            <text:p>18.1463</text:p>
          </table:table-cell>
          <table:table-cell office:value-type="float" office:value="16.93115" calcext:value-type="float">
            <text:p>16.93115</text:p>
          </table:table-cell>
          <table:table-cell office:value-type="float" office:value="16.84018" calcext:value-type="float">
            <text:p>16.84018</text:p>
          </table:table-cell>
          <table:table-cell office:value-type="float" office:value="15.84128" calcext:value-type="float">
            <text:p>15.84128</text:p>
          </table:table-cell>
          <table:table-cell office:value-type="float" office:value="15.74774" calcext:value-type="float">
            <text:p>15.74774</text:p>
          </table:table-cell>
          <table:table-cell office:value-type="float" office:value="15.15182" calcext:value-type="float">
            <text:p>15.15182</text:p>
          </table:table-cell>
          <table:table-cell office:value-type="float" office:value="15.0625" calcext:value-type="float">
            <text:p>15.0625</text:p>
          </table:table-cell>
          <table:table-cell office:value-type="float" office:value="31.90201" calcext:value-type="float">
            <text:p>31.90201</text:p>
          </table:table-cell>
          <table:table-cell office:value-type="float" office:value="18.89212" calcext:value-type="float">
            <text:p>18.892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29.45416" calcext:value-type="float">
            <text:p>29.45416</text:p>
          </table:table-cell>
          <table:table-cell office:value-type="float" office:value="29.58" calcext:value-type="float">
            <text:p>29.58</text:p>
          </table:table-cell>
          <table:table-cell office:value-type="float" office:value="19.73" calcext:value-type="float">
            <text:p>19.73</text:p>
          </table:table-cell>
          <table:table-cell office:value-type="float" office:value="1.931572" calcext:value-type="float">
            <text:p>1.931572</text:p>
          </table:table-cell>
          <table:table-cell office:value-type="float" office:value="1.381928" calcext:value-type="float">
            <text:p>1.381928</text:p>
          </table:table-cell>
          <table:table-cell office:value-type="float" office:value="239.256" calcext:value-type="float">
            <text:p>239.256</text:p>
          </table:table-cell>
          <table:table-cell office:value-type="float" office:value="0" calcext:value-type="float">
            <text:p>0</text:p>
          </table:table-cell>
          <table:table-cell office:value-type="float" office:value="29.41339" calcext:value-type="float">
            <text:p>29.41339</text:p>
          </table:table-cell>
          <table:table-cell office:value-type="float" office:value="19.14978" calcext:value-type="float">
            <text:p>19.14978</text:p>
          </table:table-cell>
          <table:table-cell office:value-type="float" office:value="26.72983" calcext:value-type="float">
            <text:p>26.72983</text:p>
          </table:table-cell>
          <table:table-cell office:value-type="float" office:value="20.85562" calcext:value-type="float">
            <text:p>20.85562</text:p>
          </table:table-cell>
          <table:table-cell office:value-type="float" office:value="25.38251" calcext:value-type="float">
            <text:p>25.38251</text:p>
          </table:table-cell>
          <table:table-cell office:value-type="float" office:value="21.97513" calcext:value-type="float">
            <text:p>21.97513</text:p>
          </table:table-cell>
          <table:table-cell office:value-type="float" office:value="24.7984" calcext:value-type="float">
            <text:p>24.7984</text:p>
          </table:table-cell>
          <table:table-cell office:value-type="float" office:value="22.64441" calcext:value-type="float">
            <text:p>22.64441</text:p>
          </table:table-cell>
          <table:table-cell office:value-type="float" office:value="24.77582" calcext:value-type="float">
            <text:p>24.77582</text:p>
          </table:table-cell>
          <table:table-cell office:value-type="float" office:value="22.95023" calcext:value-type="float">
            <text:p>22.95023</text:p>
          </table:table-cell>
          <table:table-cell office:value-type="float" office:value="24.46649" calcext:value-type="float">
            <text:p>24.46649</text:p>
          </table:table-cell>
          <table:table-cell office:value-type="float" office:value="23.1232" calcext:value-type="float">
            <text:p>23.1232</text:p>
          </table:table-cell>
          <table:table-cell office:value-type="float" office:value="23.70068" calcext:value-type="float">
            <text:p>23.70068</text:p>
          </table:table-cell>
          <table:table-cell office:value-type="float" office:value="22.94974" calcext:value-type="float">
            <text:p>22.94974</text:p>
          </table:table-cell>
          <table:table-cell office:value-type="float" office:value="22.5658" calcext:value-type="float">
            <text:p>22.5658</text:p>
          </table:table-cell>
          <table:table-cell office:value-type="float" office:value="22.43585" calcext:value-type="float">
            <text:p>22.43585</text:p>
          </table:table-cell>
          <table:table-cell office:value-type="float" office:value="21.23624" calcext:value-type="float">
            <text:p>21.23624</text:p>
          </table:table-cell>
          <table:table-cell office:value-type="float" office:value="21.18954" calcext:value-type="float">
            <text:p>21.18954</text:p>
          </table:table-cell>
          <table:table-cell office:value-type="float" office:value="19.66544" calcext:value-type="float">
            <text:p>19.66544</text:p>
          </table:table-cell>
          <table:table-cell office:value-type="float" office:value="19.64886" calcext:value-type="float">
            <text:p>19.64886</text:p>
          </table:table-cell>
          <table:table-cell office:value-type="float" office:value="18.26263" calcext:value-type="float">
            <text:p>18.26263</text:p>
          </table:table-cell>
          <table:table-cell office:value-type="float" office:value="18.20868" calcext:value-type="float">
            <text:p>18.20868</text:p>
          </table:table-cell>
          <table:table-cell office:value-type="float" office:value="17.01541" calcext:value-type="float">
            <text:p>17.01541</text:p>
          </table:table-cell>
          <table:table-cell office:value-type="float" office:value="16.9321" calcext:value-type="float">
            <text:p>16.9321</text:p>
          </table:table-cell>
          <table:table-cell office:value-type="float" office:value="15.93335" calcext:value-type="float">
            <text:p>15.93335</text:p>
          </table:table-cell>
          <table:table-cell office:value-type="float" office:value="15.84222" calcext:value-type="float">
            <text:p>15.84222</text:p>
          </table:table-cell>
          <table:table-cell office:value-type="float" office:value="15.24142" calcext:value-type="float">
            <text:p>15.24142</text:p>
          </table:table-cell>
          <table:table-cell office:value-type="float" office:value="15.15277" calcext:value-type="float">
            <text:p>15.15277</text:p>
          </table:table-cell>
          <table:table-cell office:value-type="float" office:value="30.76468" calcext:value-type="float">
            <text:p>30.76468</text:p>
          </table:table-cell>
          <table:table-cell office:value-type="float" office:value="18.01642" calcext:value-type="float">
            <text:p>18.016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26.46" calcext:value-type="float">
            <text:p>26.46</text:p>
          </table:table-cell>
          <table:table-cell office:value-type="float" office:value="36.78" calcext:value-type="float">
            <text:p>36.78</text:p>
          </table:table-cell>
          <table:table-cell office:value-type="float" office:value="20.75" calcext:value-type="float">
            <text:p>20.75</text:p>
          </table:table-cell>
          <table:table-cell office:value-type="float" office:value="2.115478" calcext:value-type="float">
            <text:p>2.115478</text:p>
          </table:table-cell>
          <table:table-cell office:value-type="float" office:value="1.544328" calcext:value-type="float">
            <text:p>1.544328</text:p>
          </table:table-cell>
          <table:table-cell office:value-type="float" office:value="361.98" calcext:value-type="float">
            <text:p>361.98</text:p>
          </table:table-cell>
          <table:table-cell office:value-type="float" office:value="0" calcext:value-type="float">
            <text:p>0</text:p>
          </table:table-cell>
          <table:table-cell office:value-type="float" office:value="39.70325" calcext:value-type="float">
            <text:p>39.70325</text:p>
          </table:table-cell>
          <table:table-cell office:value-type="float" office:value="19.86652" calcext:value-type="float">
            <text:p>19.86652</text:p>
          </table:table-cell>
          <table:table-cell office:value-type="float" office:value="31.86484" calcext:value-type="float">
            <text:p>31.86484</text:p>
          </table:table-cell>
          <table:table-cell office:value-type="float" office:value="21.13092" calcext:value-type="float">
            <text:p>21.13092</text:p>
          </table:table-cell>
          <table:table-cell office:value-type="float" office:value="29.00134" calcext:value-type="float">
            <text:p>29.00134</text:p>
          </table:table-cell>
          <table:table-cell office:value-type="float" office:value="21.8475" calcext:value-type="float">
            <text:p>21.8475</text:p>
          </table:table-cell>
          <table:table-cell office:value-type="float" office:value="26.96625" calcext:value-type="float">
            <text:p>26.96625</text:p>
          </table:table-cell>
          <table:table-cell office:value-type="float" office:value="22.32996" calcext:value-type="float">
            <text:p>22.32996</text:p>
          </table:table-cell>
          <table:table-cell office:value-type="float" office:value="25.77591" calcext:value-type="float">
            <text:p>25.77591</text:p>
          </table:table-cell>
          <table:table-cell office:value-type="float" office:value="22.55383" calcext:value-type="float">
            <text:p>22.55383</text:p>
          </table:table-cell>
          <table:table-cell office:value-type="float" office:value="24.60403" calcext:value-type="float">
            <text:p>24.60403</text:p>
          </table:table-cell>
          <table:table-cell office:value-type="float" office:value="22.69543" calcext:value-type="float">
            <text:p>22.69543</text:p>
          </table:table-cell>
          <table:table-cell office:value-type="float" office:value="23.60303" calcext:value-type="float">
            <text:p>23.60303</text:p>
          </table:table-cell>
          <table:table-cell office:value-type="float" office:value="22.61044" calcext:value-type="float">
            <text:p>22.61044</text:p>
          </table:table-cell>
          <table:table-cell office:value-type="float" office:value="22.46655" calcext:value-type="float">
            <text:p>22.46655</text:p>
          </table:table-cell>
          <table:table-cell office:value-type="float" office:value="22.29929" calcext:value-type="float">
            <text:p>22.29929</text:p>
          </table:table-cell>
          <table:table-cell office:value-type="float" office:value="21.23956" calcext:value-type="float">
            <text:p>21.23956</text:p>
          </table:table-cell>
          <table:table-cell office:value-type="float" office:value="21.2204" calcext:value-type="float">
            <text:p>21.2204</text:p>
          </table:table-cell>
          <table:table-cell office:value-type="float" office:value="19.69046" calcext:value-type="float">
            <text:p>19.69046</text:p>
          </table:table-cell>
          <table:table-cell office:value-type="float" office:value="19.66571" calcext:value-type="float">
            <text:p>19.66571</text:p>
          </table:table-cell>
          <table:table-cell office:value-type="float" office:value="18.31635" calcext:value-type="float">
            <text:p>18.31635</text:p>
          </table:table-cell>
          <table:table-cell office:value-type="float" office:value="18.26318" calcext:value-type="float">
            <text:p>18.26318</text:p>
          </table:table-cell>
          <table:table-cell office:value-type="float" office:value="17.09372" calcext:value-type="float">
            <text:p>17.09372</text:p>
          </table:table-cell>
          <table:table-cell office:value-type="float" office:value="17.01627" calcext:value-type="float">
            <text:p>17.01627</text:p>
          </table:table-cell>
          <table:table-cell office:value-type="float" office:value="16.02216" calcext:value-type="float">
            <text:p>16.02216</text:p>
          </table:table-cell>
          <table:table-cell office:value-type="float" office:value="15.9343" calcext:value-type="float">
            <text:p>15.9343</text:p>
          </table:table-cell>
          <table:table-cell office:value-type="float" office:value="15.32941" calcext:value-type="float">
            <text:p>15.32941</text:p>
          </table:table-cell>
          <table:table-cell office:value-type="float" office:value="15.24237" calcext:value-type="float">
            <text:p>15.24237</text:p>
          </table:table-cell>
          <table:table-cell office:value-type="float" office:value="39.70316" calcext:value-type="float">
            <text:p>39.70316</text:p>
          </table:table-cell>
          <table:table-cell office:value-type="float" office:value="19.86652" calcext:value-type="float">
            <text:p>19.866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24.75504" calcext:value-type="float">
            <text:p>24.75504</text:p>
          </table:table-cell>
          <table:table-cell office:value-type="float" office:value="35.63" calcext:value-type="float">
            <text:p>35.63</text:p>
          </table:table-cell>
          <table:table-cell office:value-type="float" office:value="23.7" calcext:value-type="float">
            <text:p>23.7</text:p>
          </table:table-cell>
          <table:table-cell office:value-type="float" office:value="2.563727" calcext:value-type="float">
            <text:p>2.563727</text:p>
          </table:table-cell>
          <table:table-cell office:value-type="float" office:value="1.565896" calcext:value-type="float">
            <text:p>1.565896</text:p>
          </table:table-cell>
          <table:table-cell office:value-type="float" office:value="242.352" calcext:value-type="float">
            <text:p>242.352</text:p>
          </table:table-cell>
          <table:table-cell office:value-type="float" office:value="0" calcext:value-type="float">
            <text:p>0</text:p>
          </table:table-cell>
          <table:table-cell office:value-type="float" office:value="39.34576" calcext:value-type="float">
            <text:p>39.34576</text:p>
          </table:table-cell>
          <table:table-cell office:value-type="float" office:value="23.76752" calcext:value-type="float">
            <text:p>23.76752</text:p>
          </table:table-cell>
          <table:table-cell office:value-type="float" office:value="32.82288" calcext:value-type="float">
            <text:p>32.82288</text:p>
          </table:table-cell>
          <table:table-cell office:value-type="float" office:value="25.00018" calcext:value-type="float">
            <text:p>25.00018</text:p>
          </table:table-cell>
          <table:table-cell office:value-type="float" office:value="30.28815" calcext:value-type="float">
            <text:p>30.28815</text:p>
          </table:table-cell>
          <table:table-cell office:value-type="float" office:value="25.26645" calcext:value-type="float">
            <text:p>25.26645</text:p>
          </table:table-cell>
          <table:table-cell office:value-type="float" office:value="28.31451" calcext:value-type="float">
            <text:p>28.31451</text:p>
          </table:table-cell>
          <table:table-cell office:value-type="float" office:value="25.10959" calcext:value-type="float">
            <text:p>25.10959</text:p>
          </table:table-cell>
          <table:table-cell office:value-type="float" office:value="27.0556" calcext:value-type="float">
            <text:p>27.0556</text:p>
          </table:table-cell>
          <table:table-cell office:value-type="float" office:value="24.83453" calcext:value-type="float">
            <text:p>24.83453</text:p>
          </table:table-cell>
          <table:table-cell office:value-type="float" office:value="25.77924" calcext:value-type="float">
            <text:p>25.77924</text:p>
          </table:table-cell>
          <table:table-cell office:value-type="float" office:value="24.40384" calcext:value-type="float">
            <text:p>24.40384</text:p>
          </table:table-cell>
          <table:table-cell office:value-type="float" office:value="24.60571" calcext:value-type="float">
            <text:p>24.60571</text:p>
          </table:table-cell>
          <table:table-cell office:value-type="float" office:value="23.62335" calcext:value-type="float">
            <text:p>23.62335</text:p>
          </table:table-cell>
          <table:table-cell office:value-type="float" office:value="22.96707" calcext:value-type="float">
            <text:p>22.96707</text:p>
          </table:table-cell>
          <table:table-cell office:value-type="float" office:value="22.40424" calcext:value-type="float">
            <text:p>22.40424</text:p>
          </table:table-cell>
          <table:table-cell office:value-type="float" office:value="21.32852" calcext:value-type="float">
            <text:p>21.32852</text:p>
          </table:table-cell>
          <table:table-cell office:value-type="float" office:value="21.22064" calcext:value-type="float">
            <text:p>21.22064</text:p>
          </table:table-cell>
          <table:table-cell office:value-type="float" office:value="19.7247" calcext:value-type="float">
            <text:p>19.7247</text:p>
          </table:table-cell>
          <table:table-cell office:value-type="float" office:value="19.69067" calcext:value-type="float">
            <text:p>19.69067</text:p>
          </table:table-cell>
          <table:table-cell office:value-type="float" office:value="18.36926" calcext:value-type="float">
            <text:p>18.36926</text:p>
          </table:table-cell>
          <table:table-cell office:value-type="float" office:value="18.31689" calcext:value-type="float">
            <text:p>18.31689</text:p>
          </table:table-cell>
          <table:table-cell office:value-type="float" office:value="17.16782" calcext:value-type="float">
            <text:p>17.16782</text:p>
          </table:table-cell>
          <table:table-cell office:value-type="float" office:value="17.09445" calcext:value-type="float">
            <text:p>17.09445</text:p>
          </table:table-cell>
          <table:table-cell office:value-type="float" office:value="16.10764" calcext:value-type="float">
            <text:p>16.10764</text:p>
          </table:table-cell>
          <table:table-cell office:value-type="float" office:value="16.02307" calcext:value-type="float">
            <text:p>16.02307</text:p>
          </table:table-cell>
          <table:table-cell office:value-type="float" office:value="15.41565" calcext:value-type="float">
            <text:p>15.41565</text:p>
          </table:table-cell>
          <table:table-cell office:value-type="float" office:value="15.33029" calcext:value-type="float">
            <text:p>15.33029</text:p>
          </table:table-cell>
          <table:table-cell office:value-type="float" office:value="39.3457" calcext:value-type="float">
            <text:p>39.3457</text:p>
          </table:table-cell>
          <table:table-cell office:value-type="float" office:value="23.76755" calcext:value-type="float">
            <text:p>23.767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15.59808" calcext:value-type="float">
            <text:p>15.59808</text:p>
          </table:table-cell>
          <table:table-cell office:value-type="float" office:value="30.82" calcext:value-type="float">
            <text:p>30.82</text:p>
          </table:table-cell>
          <table:table-cell office:value-type="float" office:value="22.84" calcext:value-type="float">
            <text:p>22.84</text:p>
          </table:table-cell>
          <table:table-cell office:value-type="float" office:value="2.523733" calcext:value-type="float">
            <text:p>2.523733</text:p>
          </table:table-cell>
          <table:table-cell office:value-type="float" office:value="1.846143" calcext:value-type="float">
            <text:p>1.846143</text:p>
          </table:table-cell>
          <table:table-cell office:value-type="float" office:value="161.46" calcext:value-type="float">
            <text:p>161.46</text:p>
          </table:table-cell>
          <table:table-cell office:value-type="float" office:value="30.2" calcext:value-type="float">
            <text:p>30.2</text:p>
          </table:table-cell>
          <table:table-cell office:value-type="float" office:value="30.27219" calcext:value-type="float">
            <text:p>30.27219</text:p>
          </table:table-cell>
          <table:table-cell office:value-type="float" office:value="22.57733" calcext:value-type="float">
            <text:p>22.57733</text:p>
          </table:table-cell>
          <table:table-cell office:value-type="float" office:value="28.51675" calcext:value-type="float">
            <text:p>28.51675</text:p>
          </table:table-cell>
          <table:table-cell office:value-type="float" office:value="23.93927" calcext:value-type="float">
            <text:p>23.93927</text:p>
          </table:table-cell>
          <table:table-cell office:value-type="float" office:value="28.08643" calcext:value-type="float">
            <text:p>28.08643</text:p>
          </table:table-cell>
          <table:table-cell office:value-type="float" office:value="24.94415" calcext:value-type="float">
            <text:p>24.94415</text:p>
          </table:table-cell>
          <table:table-cell office:value-type="float" office:value="27.56943" calcext:value-type="float">
            <text:p>27.56943</text:p>
          </table:table-cell>
          <table:table-cell office:value-type="float" office:value="25.45453" calcext:value-type="float">
            <text:p>25.45453</text:p>
          </table:table-cell>
          <table:table-cell office:value-type="float" office:value="26.83548" calcext:value-type="float">
            <text:p>26.83548</text:p>
          </table:table-cell>
          <table:table-cell office:value-type="float" office:value="25.47653" calcext:value-type="float">
            <text:p>25.47653</text:p>
          </table:table-cell>
          <table:table-cell office:value-type="float" office:value="25.78732" calcext:value-type="float">
            <text:p>25.78732</text:p>
          </table:table-cell>
          <table:table-cell office:value-type="float" office:value="25.18704" calcext:value-type="float">
            <text:p>25.18704</text:p>
          </table:table-cell>
          <table:table-cell office:value-type="float" office:value="24.71866" calcext:value-type="float">
            <text:p>24.71866</text:p>
          </table:table-cell>
          <table:table-cell office:value-type="float" office:value="24.51904" calcext:value-type="float">
            <text:p>24.51904</text:p>
          </table:table-cell>
          <table:table-cell office:value-type="float" office:value="23.41525" calcext:value-type="float">
            <text:p>23.41525</text:p>
          </table:table-cell>
          <table:table-cell office:value-type="float" office:value="22.97586" calcext:value-type="float">
            <text:p>22.97586</text:p>
          </table:table-cell>
          <table:table-cell office:value-type="float" office:value="21.56656" calcext:value-type="float">
            <text:p>21.56656</text:p>
          </table:table-cell>
          <table:table-cell office:value-type="float" office:value="21.33054" calcext:value-type="float">
            <text:p>21.33054</text:p>
          </table:table-cell>
          <table:table-cell office:value-type="float" office:value="19.79907" calcext:value-type="float">
            <text:p>19.79907</text:p>
          </table:table-cell>
          <table:table-cell office:value-type="float" office:value="19.72522" calcext:value-type="float">
            <text:p>19.72522</text:p>
          </table:table-cell>
          <table:table-cell office:value-type="float" office:value="18.42947" calcext:value-type="float">
            <text:p>18.42947</text:p>
          </table:table-cell>
          <table:table-cell office:value-type="float" office:value="18.36984" calcext:value-type="float">
            <text:p>18.36984</text:p>
          </table:table-cell>
          <table:table-cell office:value-type="float" office:value="17.2399" calcext:value-type="float">
            <text:p>17.2399</text:p>
          </table:table-cell>
          <table:table-cell office:value-type="float" office:value="17.16858" calcext:value-type="float">
            <text:p>17.16858</text:p>
          </table:table-cell>
          <table:table-cell office:value-type="float" office:value="16.19031" calcext:value-type="float">
            <text:p>16.19031</text:p>
          </table:table-cell>
          <table:table-cell office:value-type="float" office:value="16.10849" calcext:value-type="float">
            <text:p>16.10849</text:p>
          </table:table-cell>
          <table:table-cell office:value-type="float" office:value="15.49927" calcext:value-type="float">
            <text:p>15.49927</text:p>
          </table:table-cell>
          <table:table-cell office:value-type="float" office:value="15.41653" calcext:value-type="float">
            <text:p>15.41653</text:p>
          </table:table-cell>
          <table:table-cell office:value-type="float" office:value="30.27219" calcext:value-type="float">
            <text:p>30.27219</text:p>
          </table:table-cell>
          <table:table-cell office:value-type="float" office:value="21.75845" calcext:value-type="float">
            <text:p>21.758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21.66156" calcext:value-type="float">
            <text:p>21.66156</text:p>
          </table:table-cell>
          <table:table-cell office:value-type="float" office:value="31.28" calcext:value-type="float">
            <text:p>31.28</text:p>
          </table:table-cell>
          <table:table-cell office:value-type="float" office:value="20.96" calcext:value-type="float">
            <text:p>20.96</text:p>
          </table:table-cell>
          <table:table-cell office:value-type="float" office:value="2.415423" calcext:value-type="float">
            <text:p>2.415423</text:p>
          </table:table-cell>
          <table:table-cell office:value-type="float" office:value="1.468749" calcext:value-type="float">
            <text:p>1.468749</text:p>
          </table:table-cell>
          <table:table-cell office:value-type="float" office:value="155.736" calcext:value-type="float">
            <text:p>155.736</text:p>
          </table:table-cell>
          <table:table-cell office:value-type="float" office:value="0" calcext:value-type="float">
            <text:p>0</text:p>
          </table:table-cell>
          <table:table-cell office:value-type="float" office:value="29.15106" calcext:value-type="float">
            <text:p>29.15106</text:p>
          </table:table-cell>
          <table:table-cell office:value-type="float" office:value="21.21677" calcext:value-type="float">
            <text:p>21.21677</text:p>
          </table:table-cell>
          <table:table-cell office:value-type="float" office:value="27.12738" calcext:value-type="float">
            <text:p>27.12738</text:p>
          </table:table-cell>
          <table:table-cell office:value-type="float" office:value="22.4856" calcext:value-type="float">
            <text:p>22.4856</text:p>
          </table:table-cell>
          <table:table-cell office:value-type="float" office:value="26.02994" calcext:value-type="float">
            <text:p>26.02994</text:p>
          </table:table-cell>
          <table:table-cell office:value-type="float" office:value="23.39343" calcext:value-type="float">
            <text:p>23.39343</text:p>
          </table:table-cell>
          <table:table-cell office:value-type="float" office:value="25.38492" calcext:value-type="float">
            <text:p>25.38492</text:p>
          </table:table-cell>
          <table:table-cell office:value-type="float" office:value="23.9379" calcext:value-type="float">
            <text:p>23.9379</text:p>
          </table:table-cell>
          <table:table-cell office:value-type="float" office:value="25.42825" calcext:value-type="float">
            <text:p>25.42825</text:p>
          </table:table-cell>
          <table:table-cell office:value-type="float" office:value="24.14539" calcext:value-type="float">
            <text:p>24.14539</text:p>
          </table:table-cell>
          <table:table-cell office:value-type="float" office:value="25.25229" calcext:value-type="float">
            <text:p>25.25229</text:p>
          </table:table-cell>
          <table:table-cell office:value-type="float" office:value="24.20505" calcext:value-type="float">
            <text:p>24.20505</text:p>
          </table:table-cell>
          <table:table-cell office:value-type="float" office:value="24.62177" calcext:value-type="float">
            <text:p>24.62177</text:p>
          </table:table-cell>
          <table:table-cell office:value-type="float" office:value="23.93573" calcext:value-type="float">
            <text:p>23.93573</text:p>
          </table:table-cell>
          <table:table-cell office:value-type="float" office:value="23.44186" calcext:value-type="float">
            <text:p>23.44186</text:p>
          </table:table-cell>
          <table:table-cell office:value-type="float" office:value="23.26572" calcext:value-type="float">
            <text:p>23.26572</text:p>
          </table:table-cell>
          <table:table-cell office:value-type="float" office:value="21.72116" calcext:value-type="float">
            <text:p>21.72116</text:p>
          </table:table-cell>
          <table:table-cell office:value-type="float" office:value="21.56897" calcext:value-type="float">
            <text:p>21.56897</text:p>
          </table:table-cell>
          <table:table-cell office:value-type="float" office:value="19.90143" calcext:value-type="float">
            <text:p>19.90143</text:p>
          </table:table-cell>
          <table:table-cell office:value-type="float" office:value="19.80005" calcext:value-type="float">
            <text:p>19.80005</text:p>
          </table:table-cell>
          <table:table-cell office:value-type="float" office:value="18.50342" calcext:value-type="float">
            <text:p>18.50342</text:p>
          </table:table-cell>
          <table:table-cell office:value-type="float" office:value="18.43021" calcext:value-type="float">
            <text:p>18.43021</text:p>
          </table:table-cell>
          <table:table-cell office:value-type="float" office:value="17.31335" calcext:value-type="float">
            <text:p>17.31335</text:p>
          </table:table-cell>
          <table:table-cell office:value-type="float" office:value="17.24066" calcext:value-type="float">
            <text:p>17.24066</text:p>
          </table:table-cell>
          <table:table-cell office:value-type="float" office:value="16.27081" calcext:value-type="float">
            <text:p>16.27081</text:p>
          </table:table-cell>
          <table:table-cell office:value-type="float" office:value="16.19113" calcext:value-type="float">
            <text:p>16.19113</text:p>
          </table:table-cell>
          <table:table-cell office:value-type="float" office:value="15.58081" calcext:value-type="float">
            <text:p>15.58081</text:p>
          </table:table-cell>
          <table:table-cell office:value-type="float" office:value="15.50012" calcext:value-type="float">
            <text:p>15.50012</text:p>
          </table:table-cell>
          <table:table-cell office:value-type="float" office:value="30.63727" calcext:value-type="float">
            <text:p>30.63727</text:p>
          </table:table-cell>
          <table:table-cell office:value-type="float" office:value="20.52744" calcext:value-type="float">
            <text:p>20.527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13.92876" calcext:value-type="float">
            <text:p>13.92876</text:p>
          </table:table-cell>
          <table:table-cell office:value-type="float" office:value="29.15" calcext:value-type="float">
            <text:p>29.15</text:p>
          </table:table-cell>
          <table:table-cell office:value-type="float" office:value="18.97" calcext:value-type="float">
            <text:p>18.97</text:p>
          </table:table-cell>
          <table:table-cell office:value-type="float" office:value="2.223902" calcext:value-type="float">
            <text:p>2.223902</text:p>
          </table:table-cell>
          <table:table-cell office:value-type="float" office:value="1.744223" calcext:value-type="float">
            <text:p>1.744223</text:p>
          </table:table-cell>
          <table:table-cell office:value-type="float" office:value="185.22" calcext:value-type="float">
            <text:p>185.22</text:p>
          </table:table-cell>
          <table:table-cell office:value-type="float" office:value="0" calcext:value-type="float">
            <text:p>0</text:p>
          </table:table-cell>
          <table:table-cell office:value-type="float" office:value="29.26877" calcext:value-type="float">
            <text:p>29.26877</text:p>
          </table:table-cell>
          <table:table-cell office:value-type="float" office:value="19.4137" calcext:value-type="float">
            <text:p>19.4137</text:p>
          </table:table-cell>
          <table:table-cell office:value-type="float" office:value="25.25803" calcext:value-type="float">
            <text:p>25.25803</text:p>
          </table:table-cell>
          <table:table-cell office:value-type="float" office:value="21.2338" calcext:value-type="float">
            <text:p>21.2338</text:p>
          </table:table-cell>
          <table:table-cell office:value-type="float" office:value="24.48691" calcext:value-type="float">
            <text:p>24.48691</text:p>
          </table:table-cell>
          <table:table-cell office:value-type="float" office:value="22.27826" calcext:value-type="float">
            <text:p>22.27826</text:p>
          </table:table-cell>
          <table:table-cell office:value-type="float" office:value="24.28766" calcext:value-type="float">
            <text:p>24.28766</text:p>
          </table:table-cell>
          <table:table-cell office:value-type="float" office:value="22.9295" calcext:value-type="float">
            <text:p>22.9295</text:p>
          </table:table-cell>
          <table:table-cell office:value-type="float" office:value="24.3837" calcext:value-type="float">
            <text:p>24.3837</text:p>
          </table:table-cell>
          <table:table-cell office:value-type="float" office:value="23.21671" calcext:value-type="float">
            <text:p>23.21671</text:p>
          </table:table-cell>
          <table:table-cell office:value-type="float" office:value="24.33578" calcext:value-type="float">
            <text:p>24.33578</text:p>
          </table:table-cell>
          <table:table-cell office:value-type="float" office:value="23.3912" calcext:value-type="float">
            <text:p>23.3912</text:p>
          </table:table-cell>
          <table:table-cell office:value-type="float" office:value="23.98499" calcext:value-type="float">
            <text:p>23.98499</text:p>
          </table:table-cell>
          <table:table-cell office:value-type="float" office:value="23.3042" calcext:value-type="float">
            <text:p>23.3042</text:p>
          </table:table-cell>
          <table:table-cell office:value-type="float" office:value="23.26447" calcext:value-type="float">
            <text:p>23.26447</text:p>
          </table:table-cell>
          <table:table-cell office:value-type="float" office:value="22.90869" calcext:value-type="float">
            <text:p>22.90869</text:p>
          </table:table-cell>
          <table:table-cell office:value-type="float" office:value="21.74466" calcext:value-type="float">
            <text:p>21.74466</text:p>
          </table:table-cell>
          <table:table-cell office:value-type="float" office:value="21.72202" calcext:value-type="float">
            <text:p>21.72202</text:p>
          </table:table-cell>
          <table:table-cell office:value-type="float" office:value="19.99188" calcext:value-type="float">
            <text:p>19.99188</text:p>
          </table:table-cell>
          <table:table-cell office:value-type="float" office:value="19.9025" calcext:value-type="float">
            <text:p>19.9025</text:p>
          </table:table-cell>
          <table:table-cell office:value-type="float" office:value="18.58514" calcext:value-type="float">
            <text:p>18.58514</text:p>
          </table:table-cell>
          <table:table-cell office:value-type="float" office:value="18.50424" calcext:value-type="float">
            <text:p>18.50424</text:p>
          </table:table-cell>
          <table:table-cell office:value-type="float" office:value="17.38953" calcext:value-type="float">
            <text:p>17.38953</text:p>
          </table:table-cell>
          <table:table-cell office:value-type="float" office:value="17.31412" calcext:value-type="float">
            <text:p>17.31412</text:p>
          </table:table-cell>
          <table:table-cell office:value-type="float" office:value="16.35016" calcext:value-type="float">
            <text:p>16.35016</text:p>
          </table:table-cell>
          <table:table-cell office:value-type="float" office:value="16.27167" calcext:value-type="float">
            <text:p>16.27167</text:p>
          </table:table-cell>
          <table:table-cell office:value-type="float" office:value="15.66119" calcext:value-type="float">
            <text:p>15.66119</text:p>
          </table:table-cell>
          <table:table-cell office:value-type="float" office:value="15.58163" calcext:value-type="float">
            <text:p>15.58163</text:p>
          </table:table-cell>
          <table:table-cell office:value-type="float" office:value="29.26874" calcext:value-type="float">
            <text:p>29.26874</text:p>
          </table:table-cell>
          <table:table-cell office:value-type="float" office:value="19.4137" calcext:value-type="float">
            <text:p>19.41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12.74508" calcext:value-type="float">
            <text:p>12.74508</text:p>
          </table:table-cell>
          <table:table-cell office:value-type="float" office:value="26.47" calcext:value-type="float">
            <text:p>26.47</text:p>
          </table:table-cell>
          <table:table-cell office:value-type="float" office:value="19.64" calcext:value-type="float">
            <text:p>19.64</text:p>
          </table:table-cell>
          <table:table-cell office:value-type="float" office:value="2.032792" calcext:value-type="float">
            <text:p>2.032792</text:p>
          </table:table-cell>
          <table:table-cell office:value-type="float" office:value="1.788885" calcext:value-type="float">
            <text:p>1.788885</text:p>
          </table:table-cell>
          <table:table-cell office:value-type="float" office:value="173.556" calcext:value-type="float">
            <text:p>173.556</text:p>
          </table:table-cell>
          <table:table-cell office:value-type="float" office:value="2" calcext:value-type="float">
            <text:p>2</text:p>
          </table:table-cell>
          <table:table-cell office:value-type="float" office:value="25.89743" calcext:value-type="float">
            <text:p>25.89743</text:p>
          </table:table-cell>
          <table:table-cell office:value-type="float" office:value="20.11319" calcext:value-type="float">
            <text:p>20.11319</text:p>
          </table:table-cell>
          <table:table-cell office:value-type="float" office:value="23.67938" calcext:value-type="float">
            <text:p>23.67938</text:p>
          </table:table-cell>
          <table:table-cell office:value-type="float" office:value="21.32864" calcext:value-type="float">
            <text:p>21.32864</text:p>
          </table:table-cell>
          <table:table-cell office:value-type="float" office:value="23.31238" calcext:value-type="float">
            <text:p>23.31238</text:p>
          </table:table-cell>
          <table:table-cell office:value-type="float" office:value="21.93152" calcext:value-type="float">
            <text:p>21.93152</text:p>
          </table:table-cell>
          <table:table-cell office:value-type="float" office:value="23.58527" calcext:value-type="float">
            <text:p>23.58527</text:p>
          </table:table-cell>
          <table:table-cell office:value-type="float" office:value="22.39359" calcext:value-type="float">
            <text:p>22.39359</text:p>
          </table:table-cell>
          <table:table-cell office:value-type="float" office:value="23.62009" calcext:value-type="float">
            <text:p>23.62009</text:p>
          </table:table-cell>
          <table:table-cell office:value-type="float" office:value="22.63873" calcext:value-type="float">
            <text:p>22.63873</text:p>
          </table:table-cell>
          <table:table-cell office:value-type="float" office:value="23.55588" calcext:value-type="float">
            <text:p>23.55588</text:p>
          </table:table-cell>
          <table:table-cell office:value-type="float" office:value="22.8183" calcext:value-type="float">
            <text:p>22.8183</text:p>
          </table:table-cell>
          <table:table-cell office:value-type="float" office:value="23.33411" calcext:value-type="float">
            <text:p>23.33411</text:p>
          </table:table-cell>
          <table:table-cell office:value-type="float" office:value="22.75052" calcext:value-type="float">
            <text:p>22.75052</text:p>
          </table:table-cell>
          <table:table-cell office:value-type="float" office:value="22.90622" calcext:value-type="float">
            <text:p>22.90622</text:p>
          </table:table-cell>
          <table:table-cell office:value-type="float" office:value="22.53668" calcext:value-type="float">
            <text:p>22.53668</text:p>
          </table:table-cell>
          <table:table-cell office:value-type="float" office:value="21.72543" calcext:value-type="float">
            <text:p>21.72543</text:p>
          </table:table-cell>
          <table:table-cell office:value-type="float" office:value="21.62897" calcext:value-type="float">
            <text:p>21.62897</text:p>
          </table:table-cell>
          <table:table-cell office:value-type="float" office:value="20.04816" calcext:value-type="float">
            <text:p>20.04816</text:p>
          </table:table-cell>
          <table:table-cell office:value-type="float" office:value="19.99268" calcext:value-type="float">
            <text:p>19.99268</text:p>
          </table:table-cell>
          <table:table-cell office:value-type="float" office:value="18.66272" calcext:value-type="float">
            <text:p>18.66272</text:p>
          </table:table-cell>
          <table:table-cell office:value-type="float" office:value="18.586" calcext:value-type="float">
            <text:p>18.586</text:p>
          </table:table-cell>
          <table:table-cell office:value-type="float" office:value="17.46744" calcext:value-type="float">
            <text:p>17.46744</text:p>
          </table:table-cell>
          <table:table-cell office:value-type="float" office:value="17.39032" calcext:value-type="float">
            <text:p>17.39032</text:p>
          </table:table-cell>
          <table:table-cell office:value-type="float" office:value="16.42896" calcext:value-type="float">
            <text:p>16.42896</text:p>
          </table:table-cell>
          <table:table-cell office:value-type="float" office:value="16.35095" calcext:value-type="float">
            <text:p>16.35095</text:p>
          </table:table-cell>
          <table:table-cell office:value-type="float" office:value="15.73895" calcext:value-type="float">
            <text:p>15.73895</text:p>
          </table:table-cell>
          <table:table-cell office:value-type="float" office:value="15.66199" calcext:value-type="float">
            <text:p>15.66199</text:p>
          </table:table-cell>
          <table:table-cell office:value-type="float" office:value="25.8974" calcext:value-type="float">
            <text:p>25.8974</text:p>
          </table:table-cell>
          <table:table-cell office:value-type="float" office:value="20.11322" calcext:value-type="float">
            <text:p>20.113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24.92424" calcext:value-type="float">
            <text:p>24.92424</text:p>
          </table:table-cell>
          <table:table-cell office:value-type="float" office:value="26.57" calcext:value-type="float">
            <text:p>26.57</text:p>
          </table:table-cell>
          <table:table-cell office:value-type="float" office:value="18.39" calcext:value-type="float">
            <text:p>18.39</text:p>
          </table:table-cell>
          <table:table-cell office:value-type="float" office:value="1.882518" calcext:value-type="float">
            <text:p>1.882518</text:p>
          </table:table-cell>
          <table:table-cell office:value-type="float" office:value="1.3845" calcext:value-type="float">
            <text:p>1.3845</text:p>
          </table:table-cell>
          <table:table-cell office:value-type="float" office:value="270.576" calcext:value-type="float">
            <text:p>270.576</text:p>
          </table:table-cell>
          <table:table-cell office:value-type="float" office:value="0" calcext:value-type="float">
            <text:p>0</text:p>
          </table:table-cell>
          <table:table-cell office:value-type="float" office:value="30.93201" calcext:value-type="float">
            <text:p>30.93201</text:p>
          </table:table-cell>
          <table:table-cell office:value-type="float" office:value="19.05948" calcext:value-type="float">
            <text:p>19.05948</text:p>
          </table:table-cell>
          <table:table-cell office:value-type="float" office:value="26.5802" calcext:value-type="float">
            <text:p>26.5802</text:p>
          </table:table-cell>
          <table:table-cell office:value-type="float" office:value="20.53436" calcext:value-type="float">
            <text:p>20.53436</text:p>
          </table:table-cell>
          <table:table-cell office:value-type="float" office:value="25.12689" calcext:value-type="float">
            <text:p>25.12689</text:p>
          </table:table-cell>
          <table:table-cell office:value-type="float" office:value="21.27136" calcext:value-type="float">
            <text:p>21.27136</text:p>
          </table:table-cell>
          <table:table-cell office:value-type="float" office:value="24.14761" calcext:value-type="float">
            <text:p>24.14761</text:p>
          </table:table-cell>
          <table:table-cell office:value-type="float" office:value="21.7793" calcext:value-type="float">
            <text:p>21.7793</text:p>
          </table:table-cell>
          <table:table-cell office:value-type="float" office:value="23.59479" calcext:value-type="float">
            <text:p>23.59479</text:p>
          </table:table-cell>
          <table:table-cell office:value-type="float" office:value="22.05325" calcext:value-type="float">
            <text:p>22.05325</text:p>
          </table:table-cell>
          <table:table-cell office:value-type="float" office:value="23.0853" calcext:value-type="float">
            <text:p>23.0853</text:p>
          </table:table-cell>
          <table:table-cell office:value-type="float" office:value="22.28265" calcext:value-type="float">
            <text:p>22.28265</text:p>
          </table:table-cell>
          <table:table-cell office:value-type="float" office:value="22.74692" calcext:value-type="float">
            <text:p>22.74692</text:p>
          </table:table-cell>
          <table:table-cell office:value-type="float" office:value="22.33438" calcext:value-type="float">
            <text:p>22.33438</text:p>
          </table:table-cell>
          <table:table-cell office:value-type="float" office:value="22.53342" calcext:value-type="float">
            <text:p>22.53342</text:p>
          </table:table-cell>
          <table:table-cell office:value-type="float" office:value="22.23434" calcext:value-type="float">
            <text:p>22.23434</text:p>
          </table:table-cell>
          <table:table-cell office:value-type="float" office:value="21.62753" calcext:value-type="float">
            <text:p>21.62753</text:p>
          </table:table-cell>
          <table:table-cell office:value-type="float" office:value="21.47479" calcext:value-type="float">
            <text:p>21.47479</text:p>
          </table:table-cell>
          <table:table-cell office:value-type="float" office:value="20.06625" calcext:value-type="float">
            <text:p>20.06625</text:p>
          </table:table-cell>
          <table:table-cell office:value-type="float" office:value="20.04849" calcext:value-type="float">
            <text:p>20.04849</text:p>
          </table:table-cell>
          <table:table-cell office:value-type="float" office:value="18.72794" calcext:value-type="float">
            <text:p>18.72794</text:p>
          </table:table-cell>
          <table:table-cell office:value-type="float" office:value="18.66348" calcext:value-type="float">
            <text:p>18.66348</text:p>
          </table:table-cell>
          <table:table-cell office:value-type="float" office:value="17.54373" calcext:value-type="float">
            <text:p>17.54373</text:p>
          </table:table-cell>
          <table:table-cell office:value-type="float" office:value="17.46823" calcext:value-type="float">
            <text:p>17.46823</text:p>
          </table:table-cell>
          <table:table-cell office:value-type="float" office:value="16.50723" calcext:value-type="float">
            <text:p>16.50723</text:p>
          </table:table-cell>
          <table:table-cell office:value-type="float" office:value="16.42975" calcext:value-type="float">
            <text:p>16.42975</text:p>
          </table:table-cell>
          <table:table-cell office:value-type="float" office:value="15.81625" calcext:value-type="float">
            <text:p>15.81625</text:p>
          </table:table-cell>
          <table:table-cell office:value-type="float" office:value="15.73975" calcext:value-type="float">
            <text:p>15.73975</text:p>
          </table:table-cell>
          <table:table-cell office:value-type="float" office:value="30.93198" calcext:value-type="float">
            <text:p>30.93198</text:p>
          </table:table-cell>
          <table:table-cell office:value-type="float" office:value="19.05948" calcext:value-type="float">
            <text:p>19.059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26.7858" calcext:value-type="float">
            <text:p>26.7858</text:p>
          </table:table-cell>
          <table:table-cell office:value-type="float" office:value="27.52" calcext:value-type="float">
            <text:p>27.52</text:p>
          </table:table-cell>
          <table:table-cell office:value-type="float" office:value="15.46" calcext:value-type="float">
            <text:p>15.46</text:p>
          </table:table-cell>
          <table:table-cell office:value-type="float" office:value="1.739841" calcext:value-type="float">
            <text:p>1.739841</text:p>
          </table:table-cell>
          <table:table-cell office:value-type="float" office:value="1.338379" calcext:value-type="float">
            <text:p>1.338379</text:p>
          </table:table-cell>
          <table:table-cell office:value-type="float" office:value="123.588" calcext:value-type="float">
            <text:p>123.588</text:p>
          </table:table-cell>
          <table:table-cell office:value-type="float" office:value="30.7" calcext:value-type="float">
            <text:p>30.7</text:p>
          </table:table-cell>
          <table:table-cell office:value-type="float" office:value="29.8367" calcext:value-type="float">
            <text:p>29.8367</text:p>
          </table:table-cell>
          <table:table-cell office:value-type="float" office:value="17.48245" calcext:value-type="float">
            <text:p>17.48245</text:p>
          </table:table-cell>
          <table:table-cell office:value-type="float" office:value="26.27548" calcext:value-type="float">
            <text:p>26.27548</text:p>
          </table:table-cell>
          <table:table-cell office:value-type="float" office:value="19.8345" calcext:value-type="float">
            <text:p>19.8345</text:p>
          </table:table-cell>
          <table:table-cell office:value-type="float" office:value="25.16644" calcext:value-type="float">
            <text:p>25.16644</text:p>
          </table:table-cell>
          <table:table-cell office:value-type="float" office:value="21.00272" calcext:value-type="float">
            <text:p>21.00272</text:p>
          </table:table-cell>
          <table:table-cell office:value-type="float" office:value="24.20258" calcext:value-type="float">
            <text:p>24.20258</text:p>
          </table:table-cell>
          <table:table-cell office:value-type="float" office:value="21.73248" calcext:value-type="float">
            <text:p>21.73248</text:p>
          </table:table-cell>
          <table:table-cell office:value-type="float" office:value="23.63287" calcext:value-type="float">
            <text:p>23.63287</text:p>
          </table:table-cell>
          <table:table-cell office:value-type="float" office:value="22.06873" calcext:value-type="float">
            <text:p>22.06873</text:p>
          </table:table-cell>
          <table:table-cell office:value-type="float" office:value="23.07825" calcext:value-type="float">
            <text:p>23.07825</text:p>
          </table:table-cell>
          <table:table-cell office:value-type="float" office:value="22.30997" calcext:value-type="float">
            <text:p>22.30997</text:p>
          </table:table-cell>
          <table:table-cell office:value-type="float" office:value="22.74026" calcext:value-type="float">
            <text:p>22.74026</text:p>
          </table:table-cell>
          <table:table-cell office:value-type="float" office:value="22.30664" calcext:value-type="float">
            <text:p>22.30664</text:p>
          </table:table-cell>
          <table:table-cell office:value-type="float" office:value="22.25049" calcext:value-type="float">
            <text:p>22.25049</text:p>
          </table:table-cell>
          <table:table-cell office:value-type="float" office:value="22.13324" calcext:value-type="float">
            <text:p>22.13324</text:p>
          </table:table-cell>
          <table:table-cell office:value-type="float" office:value="21.47333" calcext:value-type="float">
            <text:p>21.47333</text:p>
          </table:table-cell>
          <table:table-cell office:value-type="float" office:value="21.3584" calcext:value-type="float">
            <text:p>21.3584</text:p>
          </table:table-cell>
          <table:table-cell office:value-type="float" office:value="20.06628" calcext:value-type="float">
            <text:p>20.06628</text:p>
          </table:table-cell>
          <table:table-cell office:value-type="float" office:value="20.05878" calcext:value-type="float">
            <text:p>20.05878</text:p>
          </table:table-cell>
          <table:table-cell office:value-type="float" office:value="18.7774" calcext:value-type="float">
            <text:p>18.7774</text:p>
          </table:table-cell>
          <table:table-cell office:value-type="float" office:value="18.72852" calcext:value-type="float">
            <text:p>18.72852</text:p>
          </table:table-cell>
          <table:table-cell office:value-type="float" office:value="17.61624" calcext:value-type="float">
            <text:p>17.61624</text:p>
          </table:table-cell>
          <table:table-cell office:value-type="float" office:value="17.54453" calcext:value-type="float">
            <text:p>17.54453</text:p>
          </table:table-cell>
          <table:table-cell office:value-type="float" office:value="16.58444" calcext:value-type="float">
            <text:p>16.58444</text:p>
          </table:table-cell>
          <table:table-cell office:value-type="float" office:value="16.50803" calcext:value-type="float">
            <text:p>16.50803</text:p>
          </table:table-cell>
          <table:table-cell office:value-type="float" office:value="15.89154" calcext:value-type="float">
            <text:p>15.89154</text:p>
          </table:table-cell>
          <table:table-cell office:value-type="float" office:value="15.81705" calcext:value-type="float">
            <text:p>15.81705</text:p>
          </table:table-cell>
          <table:table-cell office:value-type="float" office:value="29.83667" calcext:value-type="float">
            <text:p>29.83667</text:p>
          </table:table-cell>
          <table:table-cell office:value-type="float" office:value="17.48248" calcext:value-type="float">
            <text:p>17.482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27.27326" calcext:value-type="float">
            <text:p>27.27326</text:p>
          </table:table-cell>
          <table:table-cell office:value-type="float" office:value="28.15" calcext:value-type="float">
            <text:p>28.15</text:p>
          </table:table-cell>
          <table:table-cell office:value-type="float" office:value="16.51" calcext:value-type="float">
            <text:p>16.51</text:p>
          </table:table-cell>
          <table:table-cell office:value-type="float" office:value="1.794641" calcext:value-type="float">
            <text:p>1.794641</text:p>
          </table:table-cell>
          <table:table-cell office:value-type="float" office:value="1.406904" calcext:value-type="float">
            <text:p>1.406904</text:p>
          </table:table-cell>
          <table:table-cell office:value-type="float" office:value="183.708" calcext:value-type="float">
            <text:p>183.708</text:p>
          </table:table-cell>
          <table:table-cell office:value-type="float" office:value="0" calcext:value-type="float">
            <text:p>0</text:p>
          </table:table-cell>
          <table:table-cell office:value-type="float" office:value="26.85013" calcext:value-type="float">
            <text:p>26.85013</text:p>
          </table:table-cell>
          <table:table-cell office:value-type="float" office:value="17.26636" calcext:value-type="float">
            <text:p>17.26636</text:p>
          </table:table-cell>
          <table:table-cell office:value-type="float" office:value="24.7962" calcext:value-type="float">
            <text:p>24.7962</text:p>
          </table:table-cell>
          <table:table-cell office:value-type="float" office:value="18.82214" calcext:value-type="float">
            <text:p>18.82214</text:p>
          </table:table-cell>
          <table:table-cell office:value-type="float" office:value="23.62601" calcext:value-type="float">
            <text:p>23.62601</text:p>
          </table:table-cell>
          <table:table-cell office:value-type="float" office:value="20.06332" calcext:value-type="float">
            <text:p>20.06332</text:p>
          </table:table-cell>
          <table:table-cell office:value-type="float" office:value="22.923" calcext:value-type="float">
            <text:p>22.923</text:p>
          </table:table-cell>
          <table:table-cell office:value-type="float" office:value="20.93591" calcext:value-type="float">
            <text:p>20.93591</text:p>
          </table:table-cell>
          <table:table-cell office:value-type="float" office:value="22.8046" calcext:value-type="float">
            <text:p>22.8046</text:p>
          </table:table-cell>
          <table:table-cell office:value-type="float" office:value="21.3992" calcext:value-type="float">
            <text:p>21.3992</text:p>
          </table:table-cell>
          <table:table-cell office:value-type="float" office:value="22.91562" calcext:value-type="float">
            <text:p>22.91562</text:p>
          </table:table-cell>
          <table:table-cell office:value-type="float" office:value="21.802" calcext:value-type="float">
            <text:p>21.802</text:p>
          </table:table-cell>
          <table:table-cell office:value-type="float" office:value="22.67026" calcext:value-type="float">
            <text:p>22.67026</text:p>
          </table:table-cell>
          <table:table-cell office:value-type="float" office:value="21.93167" calcext:value-type="float">
            <text:p>21.93167</text:p>
          </table:table-cell>
          <table:table-cell office:value-type="float" office:value="22.1597" calcext:value-type="float">
            <text:p>22.1597</text:p>
          </table:table-cell>
          <table:table-cell office:value-type="float" office:value="21.88708" calcext:value-type="float">
            <text:p>21.88708</text:p>
          </table:table-cell>
          <table:table-cell office:value-type="float" office:value="21.35748" calcext:value-type="float">
            <text:p>21.35748</text:p>
          </table:table-cell>
          <table:table-cell office:value-type="float" office:value="21.25092" calcext:value-type="float">
            <text:p>21.25092</text:p>
          </table:table-cell>
          <table:table-cell office:value-type="float" office:value="20.05859" calcext:value-type="float">
            <text:p>20.05859</text:p>
          </table:table-cell>
          <table:table-cell office:value-type="float" office:value="20.04199" calcext:value-type="float">
            <text:p>20.04199</text:p>
          </table:table-cell>
          <table:table-cell office:value-type="float" office:value="18.81506" calcext:value-type="float">
            <text:p>18.81506</text:p>
          </table:table-cell>
          <table:table-cell office:value-type="float" office:value="18.77786" calcext:value-type="float">
            <text:p>18.77786</text:p>
          </table:table-cell>
          <table:table-cell office:value-type="float" office:value="17.6825" calcext:value-type="float">
            <text:p>17.6825</text:p>
          </table:table-cell>
          <table:table-cell office:value-type="float" office:value="17.61697" calcext:value-type="float">
            <text:p>17.61697</text:p>
          </table:table-cell>
          <table:table-cell office:value-type="float" office:value="16.65945" calcext:value-type="float">
            <text:p>16.65945</text:p>
          </table:table-cell>
          <table:table-cell office:value-type="float" office:value="16.58527" calcext:value-type="float">
            <text:p>16.58527</text:p>
          </table:table-cell>
          <table:table-cell office:value-type="float" office:value="15.96606" calcext:value-type="float">
            <text:p>15.96606</text:p>
          </table:table-cell>
          <table:table-cell office:value-type="float" office:value="15.89233" calcext:value-type="float">
            <text:p>15.89233</text:p>
          </table:table-cell>
          <table:table-cell office:value-type="float" office:value="28.17368" calcext:value-type="float">
            <text:p>28.17368</text:p>
          </table:table-cell>
          <table:table-cell office:value-type="float" office:value="16.35254" calcext:value-type="float">
            <text:p>16.352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12.06973" calcext:value-type="float">
            <text:p>12.06973</text:p>
          </table:table-cell>
          <table:table-cell office:value-type="float" office:value="26.33" calcext:value-type="float">
            <text:p>26.33</text:p>
          </table:table-cell>
          <table:table-cell office:value-type="float" office:value="17.77" calcext:value-type="float">
            <text:p>17.77</text:p>
          </table:table-cell>
          <table:table-cell office:value-type="float" office:value="2.072272" calcext:value-type="float">
            <text:p>2.072272</text:p>
          </table:table-cell>
          <table:table-cell office:value-type="float" office:value="1.64497" calcext:value-type="float">
            <text:p>1.64497</text:p>
          </table:table-cell>
          <table:table-cell office:value-type="float" office:value="241.164" calcext:value-type="float">
            <text:p>241.164</text:p>
          </table:table-cell>
          <table:table-cell office:value-type="float" office:value="0" calcext:value-type="float">
            <text:p>0</text:p>
          </table:table-cell>
          <table:table-cell office:value-type="float" office:value="23.11926" calcext:value-type="float">
            <text:p>23.11926</text:p>
          </table:table-cell>
          <table:table-cell office:value-type="float" office:value="17.40094" calcext:value-type="float">
            <text:p>17.40094</text:p>
          </table:table-cell>
          <table:table-cell office:value-type="float" office:value="22.1239" calcext:value-type="float">
            <text:p>22.1239</text:p>
          </table:table-cell>
          <table:table-cell office:value-type="float" office:value="18.95126" calcext:value-type="float">
            <text:p>18.95126</text:p>
          </table:table-cell>
          <table:table-cell office:value-type="float" office:value="21.86203" calcext:value-type="float">
            <text:p>21.86203</text:p>
          </table:table-cell>
          <table:table-cell office:value-type="float" office:value="19.9613" calcext:value-type="float">
            <text:p>19.9613</text:p>
          </table:table-cell>
          <table:table-cell office:value-type="float" office:value="21.85303" calcext:value-type="float">
            <text:p>21.85303</text:p>
          </table:table-cell>
          <table:table-cell office:value-type="float" office:value="20.69482" calcext:value-type="float">
            <text:p>20.69482</text:p>
          </table:table-cell>
          <table:table-cell office:value-type="float" office:value="22.08112" calcext:value-type="float">
            <text:p>22.08112</text:p>
          </table:table-cell>
          <table:table-cell office:value-type="float" office:value="21.08832" calcext:value-type="float">
            <text:p>21.08832</text:p>
          </table:table-cell>
          <table:table-cell office:value-type="float" office:value="22.21106" calcext:value-type="float">
            <text:p>22.21106</text:p>
          </table:table-cell>
          <table:table-cell office:value-type="float" office:value="21.38889" calcext:value-type="float">
            <text:p>21.38889</text:p>
          </table:table-cell>
          <table:table-cell office:value-type="float" office:value="22.11826" calcext:value-type="float">
            <text:p>22.11826</text:p>
          </table:table-cell>
          <table:table-cell office:value-type="float" office:value="21.51147" calcext:value-type="float">
            <text:p>21.51147</text:p>
          </table:table-cell>
          <table:table-cell office:value-type="float" office:value="21.88574" calcext:value-type="float">
            <text:p>21.88574</text:p>
          </table:table-cell>
          <table:table-cell office:value-type="float" office:value="21.53577" calcext:value-type="float">
            <text:p>21.53577</text:p>
          </table:table-cell>
          <table:table-cell office:value-type="float" office:value="21.24954" calcext:value-type="float">
            <text:p>21.24954</text:p>
          </table:table-cell>
          <table:table-cell office:value-type="float" office:value="21.09949" calcext:value-type="float">
            <text:p>21.09949</text:p>
          </table:table-cell>
          <table:table-cell office:value-type="float" office:value="20.04178" calcext:value-type="float">
            <text:p>20.04178</text:p>
          </table:table-cell>
          <table:table-cell office:value-type="float" office:value="20.01147" calcext:value-type="float">
            <text:p>20.01147</text:p>
          </table:table-cell>
          <table:table-cell office:value-type="float" office:value="18.84229" calcext:value-type="float">
            <text:p>18.84229</text:p>
          </table:table-cell>
          <table:table-cell office:value-type="float" office:value="18.8154" calcext:value-type="float">
            <text:p>18.8154</text:p>
          </table:table-cell>
          <table:table-cell office:value-type="float" office:value="17.74249" calcext:value-type="float">
            <text:p>17.74249</text:p>
          </table:table-cell>
          <table:table-cell office:value-type="float" office:value="17.6832" calcext:value-type="float">
            <text:p>17.6832</text:p>
          </table:table-cell>
          <table:table-cell office:value-type="float" office:value="16.73151" calcext:value-type="float">
            <text:p>16.73151</text:p>
          </table:table-cell>
          <table:table-cell office:value-type="float" office:value="16.66025" calcext:value-type="float">
            <text:p>16.66025</text:p>
          </table:table-cell>
          <table:table-cell office:value-type="float" office:value="16.03931" calcext:value-type="float">
            <text:p>16.03931</text:p>
          </table:table-cell>
          <table:table-cell office:value-type="float" office:value="15.96683" calcext:value-type="float">
            <text:p>15.96683</text:p>
          </table:table-cell>
          <table:table-cell office:value-type="float" office:value="23.11926" calcext:value-type="float">
            <text:p>23.11926</text:p>
          </table:table-cell>
          <table:table-cell office:value-type="float" office:value="17.40094" calcext:value-type="float">
            <text:p>17.400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24.19956" calcext:value-type="float">
            <text:p>24.19956</text:p>
          </table:table-cell>
          <table:table-cell office:value-type="float" office:value="32.04" calcext:value-type="float">
            <text:p>32.04</text:p>
          </table:table-cell>
          <table:table-cell office:value-type="float" office:value="20.78" calcext:value-type="float">
            <text:p>20.78</text:p>
          </table:table-cell>
          <table:table-cell office:value-type="float" office:value="2.447637" calcext:value-type="float">
            <text:p>2.447637</text:p>
          </table:table-cell>
          <table:table-cell office:value-type="float" office:value="1.76326" calcext:value-type="float">
            <text:p>1.76326</text:p>
          </table:table-cell>
          <table:table-cell office:value-type="float" office:value="296.28" calcext:value-type="float">
            <text:p>296.28</text:p>
          </table:table-cell>
          <table:table-cell office:value-type="float" office:value="0" calcext:value-type="float">
            <text:p>0</text:p>
          </table:table-cell>
          <table:table-cell office:value-type="float" office:value="30.9808" calcext:value-type="float">
            <text:p>30.9808</text:p>
          </table:table-cell>
          <table:table-cell office:value-type="float" office:value="19.45312" calcext:value-type="float">
            <text:p>19.45312</text:p>
          </table:table-cell>
          <table:table-cell office:value-type="float" office:value="27.02313" calcext:value-type="float">
            <text:p>27.02313</text:p>
          </table:table-cell>
          <table:table-cell office:value-type="float" office:value="20.31064" calcext:value-type="float">
            <text:p>20.31064</text:p>
          </table:table-cell>
          <table:table-cell office:value-type="float" office:value="25.47253" calcext:value-type="float">
            <text:p>25.47253</text:p>
          </table:table-cell>
          <table:table-cell office:value-type="float" office:value="20.76334" calcext:value-type="float">
            <text:p>20.76334</text:p>
          </table:table-cell>
          <table:table-cell office:value-type="float" office:value="24.25403" calcext:value-type="float">
            <text:p>24.25403</text:p>
          </table:table-cell>
          <table:table-cell office:value-type="float" office:value="21.0618" calcext:value-type="float">
            <text:p>21.0618</text:p>
          </table:table-cell>
          <table:table-cell office:value-type="float" office:value="23.53247" calcext:value-type="float">
            <text:p>23.53247</text:p>
          </table:table-cell>
          <table:table-cell office:value-type="float" office:value="21.21567" calcext:value-type="float">
            <text:p>21.21567</text:p>
          </table:table-cell>
          <table:table-cell office:value-type="float" office:value="22.74826" calcext:value-type="float">
            <text:p>22.74826</text:p>
          </table:table-cell>
          <table:table-cell office:value-type="float" office:value="21.35205" calcext:value-type="float">
            <text:p>21.35205</text:p>
          </table:table-cell>
          <table:table-cell office:value-type="float" office:value="22.12656" calcext:value-type="float">
            <text:p>22.12656</text:p>
          </table:table-cell>
          <table:table-cell office:value-type="float" office:value="21.39944" calcext:value-type="float">
            <text:p>21.39944</text:p>
          </table:table-cell>
          <table:table-cell office:value-type="float" office:value="21.53311" calcext:value-type="float">
            <text:p>21.53311</text:p>
          </table:table-cell>
          <table:table-cell office:value-type="float" office:value="21.3772" calcext:value-type="float">
            <text:p>21.3772</text:p>
          </table:table-cell>
          <table:table-cell office:value-type="float" office:value="21.0976" calcext:value-type="float">
            <text:p>21.0976</text:p>
          </table:table-cell>
          <table:table-cell office:value-type="float" office:value="20.93536" calcext:value-type="float">
            <text:p>20.93536</text:p>
          </table:table-cell>
          <table:table-cell office:value-type="float" office:value="20.01105" calcext:value-type="float">
            <text:p>20.01105</text:p>
          </table:table-cell>
          <table:table-cell office:value-type="float" office:value="19.96274" calcext:value-type="float">
            <text:p>19.96274</text:p>
          </table:table-cell>
          <table:table-cell office:value-type="float" office:value="18.85837" calcext:value-type="float">
            <text:p>18.85837</text:p>
          </table:table-cell>
          <table:table-cell office:value-type="float" office:value="18.8425" calcext:value-type="float">
            <text:p>18.8425</text:p>
          </table:table-cell>
          <table:table-cell office:value-type="float" office:value="17.79593" calcext:value-type="float">
            <text:p>17.79593</text:p>
          </table:table-cell>
          <table:table-cell office:value-type="float" office:value="17.74307" calcext:value-type="float">
            <text:p>17.74307</text:p>
          </table:table-cell>
          <table:table-cell office:value-type="float" office:value="16.8002" calcext:value-type="float">
            <text:p>16.8002</text:p>
          </table:table-cell>
          <table:table-cell office:value-type="float" office:value="16.73227" calcext:value-type="float">
            <text:p>16.73227</text:p>
          </table:table-cell>
          <table:table-cell office:value-type="float" office:value="16.11008" calcext:value-type="float">
            <text:p>16.11008</text:p>
          </table:table-cell>
          <table:table-cell office:value-type="float" office:value="16.0401" calcext:value-type="float">
            <text:p>16.0401</text:p>
          </table:table-cell>
          <table:table-cell office:value-type="float" office:value="30.98077" calcext:value-type="float">
            <text:p>30.98077</text:p>
          </table:table-cell>
          <table:table-cell office:value-type="float" office:value="19.45316" calcext:value-type="float">
            <text:p>19.45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25.75368" calcext:value-type="float">
            <text:p>25.75368</text:p>
          </table:table-cell>
          <table:table-cell office:value-type="float" office:value="34.53" calcext:value-type="float">
            <text:p>34.53</text:p>
          </table:table-cell>
          <table:table-cell office:value-type="float" office:value="22.74" calcext:value-type="float">
            <text:p>22.74</text:p>
          </table:table-cell>
          <table:table-cell office:value-type="float" office:value="2.550622" calcext:value-type="float">
            <text:p>2.550622</text:p>
          </table:table-cell>
          <table:table-cell office:value-type="float" office:value="2.035474" calcext:value-type="float">
            <text:p>2.035474</text:p>
          </table:table-cell>
          <table:table-cell office:value-type="float" office:value="249.3" calcext:value-type="float">
            <text:p>249.3</text:p>
          </table:table-cell>
          <table:table-cell office:value-type="float" office:value="1.2" calcext:value-type="float">
            <text:p>1.2</text:p>
          </table:table-cell>
          <table:table-cell office:value-type="float" office:value="35.49869" calcext:value-type="float">
            <text:p>35.49869</text:p>
          </table:table-cell>
          <table:table-cell office:value-type="float" office:value="22.92599" calcext:value-type="float">
            <text:p>22.92599</text:p>
          </table:table-cell>
          <table:table-cell office:value-type="float" office:value="30.29141" calcext:value-type="float">
            <text:p>30.29141</text:p>
          </table:table-cell>
          <table:table-cell office:value-type="float" office:value="23.69528" calcext:value-type="float">
            <text:p>23.69528</text:p>
          </table:table-cell>
          <table:table-cell office:value-type="float" office:value="28.01041" calcext:value-type="float">
            <text:p>28.01041</text:p>
          </table:table-cell>
          <table:table-cell office:value-type="float" office:value="23.65683" calcext:value-type="float">
            <text:p>23.65683</text:p>
          </table:table-cell>
          <table:table-cell office:value-type="float" office:value="26.33585" calcext:value-type="float">
            <text:p>26.33585</text:p>
          </table:table-cell>
          <table:table-cell office:value-type="float" office:value="23.41977" calcext:value-type="float">
            <text:p>23.41977</text:p>
          </table:table-cell>
          <table:table-cell office:value-type="float" office:value="25.29282" calcext:value-type="float">
            <text:p>25.29282</text:p>
          </table:table-cell>
          <table:table-cell office:value-type="float" office:value="23.159" calcext:value-type="float">
            <text:p>23.159</text:p>
          </table:table-cell>
          <table:table-cell office:value-type="float" office:value="24.22681" calcext:value-type="float">
            <text:p>24.22681</text:p>
          </table:table-cell>
          <table:table-cell office:value-type="float" office:value="22.76334" calcext:value-type="float">
            <text:p>22.76334</text:p>
          </table:table-cell>
          <table:table-cell office:value-type="float" office:value="23.26035" calcext:value-type="float">
            <text:p>23.26035</text:p>
          </table:table-cell>
          <table:table-cell office:value-type="float" office:value="22.14227" calcext:value-type="float">
            <text:p>22.14227</text:p>
          </table:table-cell>
          <table:table-cell office:value-type="float" office:value="21.95993" calcext:value-type="float">
            <text:p>21.95993</text:p>
          </table:table-cell>
          <table:table-cell office:value-type="float" office:value="21.45261" calcext:value-type="float">
            <text:p>21.45261</text:p>
          </table:table-cell>
          <table:table-cell office:value-type="float" office:value="20.93808" calcext:value-type="float">
            <text:p>20.93808</text:p>
          </table:table-cell>
          <table:table-cell office:value-type="float" office:value="20.91367" calcext:value-type="float">
            <text:p>20.91367</text:p>
          </table:table-cell>
          <table:table-cell office:value-type="float" office:value="19.96213" calcext:value-type="float">
            <text:p>19.96213</text:p>
          </table:table-cell>
          <table:table-cell office:value-type="float" office:value="19.91974" calcext:value-type="float">
            <text:p>19.91974</text:p>
          </table:table-cell>
          <table:table-cell office:value-type="float" office:value="18.86545" calcext:value-type="float">
            <text:p>18.86545</text:p>
          </table:table-cell>
          <table:table-cell office:value-type="float" office:value="18.85846" calcext:value-type="float">
            <text:p>18.85846</text:p>
          </table:table-cell>
          <table:table-cell office:value-type="float" office:value="17.84219" calcext:value-type="float">
            <text:p>17.84219</text:p>
          </table:table-cell>
          <table:table-cell office:value-type="float" office:value="17.79645" calcext:value-type="float">
            <text:p>17.79645</text:p>
          </table:table-cell>
          <table:table-cell office:value-type="float" office:value="16.86523" calcext:value-type="float">
            <text:p>16.86523</text:p>
          </table:table-cell>
          <table:table-cell office:value-type="float" office:value="16.80093" calcext:value-type="float">
            <text:p>16.80093</text:p>
          </table:table-cell>
          <table:table-cell office:value-type="float" office:value="16.17859" calcext:value-type="float">
            <text:p>16.17859</text:p>
          </table:table-cell>
          <table:table-cell office:value-type="float" office:value="16.11081" calcext:value-type="float">
            <text:p>16.11081</text:p>
          </table:table-cell>
          <table:table-cell office:value-type="float" office:value="35.49866" calcext:value-type="float">
            <text:p>35.49866</text:p>
          </table:table-cell>
          <table:table-cell office:value-type="float" office:value="23.06195" calcext:value-type="float">
            <text:p>23.061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15.27372" calcext:value-type="float">
            <text:p>15.27372</text:p>
          </table:table-cell>
          <table:table-cell office:value-type="float" office:value="31.63" calcext:value-type="float">
            <text:p>31.63</text:p>
          </table:table-cell>
          <table:table-cell office:value-type="float" office:value="22.24" calcext:value-type="float">
            <text:p>22.24</text:p>
          </table:table-cell>
          <table:table-cell office:value-type="float" office:value="2.523522" calcext:value-type="float">
            <text:p>2.523522</text:p>
          </table:table-cell>
          <table:table-cell office:value-type="float" office:value="1.918778" calcext:value-type="float">
            <text:p>1.918778</text:p>
          </table:table-cell>
          <table:table-cell office:value-type="float" office:value="249.3" calcext:value-type="float">
            <text:p>249.3</text:p>
          </table:table-cell>
          <table:table-cell office:value-type="float" office:value="0" calcext:value-type="float">
            <text:p>0</text:p>
          </table:table-cell>
          <table:table-cell office:value-type="float" office:value="28.79239" calcext:value-type="float">
            <text:p>28.79239</text:p>
          </table:table-cell>
          <table:table-cell office:value-type="float" office:value="21.8067" calcext:value-type="float">
            <text:p>21.8067</text:p>
          </table:table-cell>
          <table:table-cell office:value-type="float" office:value="26.89212" calcext:value-type="float">
            <text:p>26.89212</text:p>
          </table:table-cell>
          <table:table-cell office:value-type="float" office:value="23.06381" calcext:value-type="float">
            <text:p>23.06381</text:p>
          </table:table-cell>
          <table:table-cell office:value-type="float" office:value="25.87387" calcext:value-type="float">
            <text:p>25.87387</text:p>
          </table:table-cell>
          <table:table-cell office:value-type="float" office:value="23.58118" calcext:value-type="float">
            <text:p>23.58118</text:p>
          </table:table-cell>
          <table:table-cell office:value-type="float" office:value="25.61328" calcext:value-type="float">
            <text:p>25.61328</text:p>
          </table:table-cell>
          <table:table-cell office:value-type="float" office:value="23.7334" calcext:value-type="float">
            <text:p>23.7334</text:p>
          </table:table-cell>
          <table:table-cell office:value-type="float" office:value="25.07928" calcext:value-type="float">
            <text:p>25.07928</text:p>
          </table:table-cell>
          <table:table-cell office:value-type="float" office:value="23.68564" calcext:value-type="float">
            <text:p>23.68564</text:p>
          </table:table-cell>
          <table:table-cell office:value-type="float" office:value="24.23044" calcext:value-type="float">
            <text:p>24.23044</text:p>
          </table:table-cell>
          <table:table-cell office:value-type="float" office:value="23.46487" calcext:value-type="float">
            <text:p>23.46487</text:p>
          </table:table-cell>
          <table:table-cell office:value-type="float" office:value="23.34824" calcext:value-type="float">
            <text:p>23.34824</text:p>
          </table:table-cell>
          <table:table-cell office:value-type="float" office:value="23.02258" calcext:value-type="float">
            <text:p>23.02258</text:p>
          </table:table-cell>
          <table:table-cell office:value-type="float" office:value="22.31641" calcext:value-type="float">
            <text:p>22.31641</text:p>
          </table:table-cell>
          <table:table-cell office:value-type="float" office:value="21.96869" calcext:value-type="float">
            <text:p>21.96869</text:p>
          </table:table-cell>
          <table:table-cell office:value-type="float" office:value="21.0932" calcext:value-type="float">
            <text:p>21.0932</text:p>
          </table:table-cell>
          <table:table-cell office:value-type="float" office:value="20.93924" calcext:value-type="float">
            <text:p>20.93924</text:p>
          </table:table-cell>
          <table:table-cell office:value-type="float" office:value="19.91943" calcext:value-type="float">
            <text:p>19.91943</text:p>
          </table:table-cell>
          <table:table-cell office:value-type="float" office:value="19.91339" calcext:value-type="float">
            <text:p>19.91339</text:p>
          </table:table-cell>
          <table:table-cell office:value-type="float" office:value="18.87521" calcext:value-type="float">
            <text:p>18.87521</text:p>
          </table:table-cell>
          <table:table-cell office:value-type="float" office:value="18.86551" calcext:value-type="float">
            <text:p>18.86551</text:p>
          </table:table-cell>
          <table:table-cell office:value-type="float" office:value="17.88281" calcext:value-type="float">
            <text:p>17.88281</text:p>
          </table:table-cell>
          <table:table-cell office:value-type="float" office:value="17.84262" calcext:value-type="float">
            <text:p>17.84262</text:p>
          </table:table-cell>
          <table:table-cell office:value-type="float" office:value="16.92648" calcext:value-type="float">
            <text:p>16.92648</text:p>
          </table:table-cell>
          <table:table-cell office:value-type="float" office:value="16.86588" calcext:value-type="float">
            <text:p>16.86588</text:p>
          </table:table-cell>
          <table:table-cell office:value-type="float" office:value="16.24545" calcext:value-type="float">
            <text:p>16.24545</text:p>
          </table:table-cell>
          <table:table-cell office:value-type="float" office:value="16.17929" calcext:value-type="float">
            <text:p>16.17929</text:p>
          </table:table-cell>
          <table:table-cell office:value-type="float" office:value="28.79236" calcext:value-type="float">
            <text:p>28.79236</text:p>
          </table:table-cell>
          <table:table-cell office:value-type="float" office:value="21.8067" calcext:value-type="float">
            <text:p>21.80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19.4634" calcext:value-type="float">
            <text:p>19.4634</text:p>
          </table:table-cell>
          <table:table-cell office:value-type="float" office:value="29.33" calcext:value-type="float">
            <text:p>29.33</text:p>
          </table:table-cell>
          <table:table-cell office:value-type="float" office:value="21.77" calcext:value-type="float">
            <text:p>21.77</text:p>
          </table:table-cell>
          <table:table-cell office:value-type="float" office:value="2.523471" calcext:value-type="float">
            <text:p>2.523471</text:p>
          </table:table-cell>
          <table:table-cell office:value-type="float" office:value="1.882234" calcext:value-type="float">
            <text:p>1.882234</text:p>
          </table:table-cell>
          <table:table-cell office:value-type="float" office:value="272.664" calcext:value-type="float">
            <text:p>272.664</text:p>
          </table:table-cell>
          <table:table-cell office:value-type="float" office:value="0.9" calcext:value-type="float">
            <text:p>0.9</text:p>
          </table:table-cell>
          <table:table-cell office:value-type="float" office:value="30.4386" calcext:value-type="float">
            <text:p>30.4386</text:p>
          </table:table-cell>
          <table:table-cell office:value-type="float" office:value="22.27802" calcext:value-type="float">
            <text:p>22.27802</text:p>
          </table:table-cell>
          <table:table-cell office:value-type="float" office:value="26.88544" calcext:value-type="float">
            <text:p>26.88544</text:p>
          </table:table-cell>
          <table:table-cell office:value-type="float" office:value="23.07529" calcext:value-type="float">
            <text:p>23.07529</text:p>
          </table:table-cell>
          <table:table-cell office:value-type="float" office:value="25.9014" calcext:value-type="float">
            <text:p>25.9014</text:p>
          </table:table-cell>
          <table:table-cell office:value-type="float" office:value="23.38403" calcext:value-type="float">
            <text:p>23.38403</text:p>
          </table:table-cell>
          <table:table-cell office:value-type="float" office:value="25.02847" calcext:value-type="float">
            <text:p>25.02847</text:p>
          </table:table-cell>
          <table:table-cell office:value-type="float" office:value="23.51044" calcext:value-type="float">
            <text:p>23.51044</text:p>
          </table:table-cell>
          <table:table-cell office:value-type="float" office:value="24.44696" calcext:value-type="float">
            <text:p>24.44696</text:p>
          </table:table-cell>
          <table:table-cell office:value-type="float" office:value="23.47525" calcext:value-type="float">
            <text:p>23.47525</text:p>
          </table:table-cell>
          <table:table-cell office:value-type="float" office:value="23.83038" calcext:value-type="float">
            <text:p>23.83038</text:p>
          </table:table-cell>
          <table:table-cell office:value-type="float" office:value="23.33234" calcext:value-type="float">
            <text:p>23.33234</text:p>
          </table:table-cell>
          <table:table-cell office:value-type="float" office:value="23.26273" calcext:value-type="float">
            <text:p>23.26273</text:p>
          </table:table-cell>
          <table:table-cell office:value-type="float" office:value="22.99734" calcext:value-type="float">
            <text:p>22.99734</text:p>
          </table:table-cell>
          <table:table-cell office:value-type="float" office:value="22.41602" calcext:value-type="float">
            <text:p>22.41602</text:p>
          </table:table-cell>
          <table:table-cell office:value-type="float" office:value="22.31897" calcext:value-type="float">
            <text:p>22.31897</text:p>
          </table:table-cell>
          <table:table-cell office:value-type="float" office:value="21.21634" calcext:value-type="float">
            <text:p>21.21634</text:p>
          </table:table-cell>
          <table:table-cell office:value-type="float" office:value="21.09473" calcext:value-type="float">
            <text:p>21.09473</text:p>
          </table:table-cell>
          <table:table-cell office:value-type="float" office:value="19.95367" calcext:value-type="float">
            <text:p>19.95367</text:p>
          </table:table-cell>
          <table:table-cell office:value-type="float" office:value="19.9194" calcext:value-type="float">
            <text:p>19.9194</text:p>
          </table:table-cell>
          <table:table-cell office:value-type="float" office:value="18.89722" calcext:value-type="float">
            <text:p>18.89722</text:p>
          </table:table-cell>
          <table:table-cell office:value-type="float" office:value="18.87537" calcext:value-type="float">
            <text:p>18.87537</text:p>
          </table:table-cell>
          <table:table-cell office:value-type="float" office:value="17.9216" calcext:value-type="float">
            <text:p>17.9216</text:p>
          </table:table-cell>
          <table:table-cell office:value-type="float" office:value="17.88324" calcext:value-type="float">
            <text:p>17.88324</text:p>
          </table:table-cell>
          <table:table-cell office:value-type="float" office:value="16.98425" calcext:value-type="float">
            <text:p>16.98425</text:p>
          </table:table-cell>
          <table:table-cell office:value-type="float" office:value="16.92709" calcext:value-type="float">
            <text:p>16.92709</text:p>
          </table:table-cell>
          <table:table-cell office:value-type="float" office:value="16.30884" calcext:value-type="float">
            <text:p>16.30884</text:p>
          </table:table-cell>
          <table:table-cell office:value-type="float" office:value="16.24612" calcext:value-type="float">
            <text:p>16.24612</text:p>
          </table:table-cell>
          <table:table-cell office:value-type="float" office:value="30.43857" calcext:value-type="float">
            <text:p>30.43857</text:p>
          </table:table-cell>
          <table:table-cell office:value-type="float" office:value="22.27798" calcext:value-type="float">
            <text:p>22.277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15.41376" calcext:value-type="float">
            <text:p>15.41376</text:p>
          </table:table-cell>
          <table:table-cell office:value-type="float" office:value="32.26" calcext:value-type="float">
            <text:p>32.26</text:p>
          </table:table-cell>
          <table:table-cell office:value-type="float" office:value="23.47" calcext:value-type="float">
            <text:p>23.47</text:p>
          </table:table-cell>
          <table:table-cell office:value-type="float" office:value="2.719273" calcext:value-type="float">
            <text:p>2.719273</text:p>
          </table:table-cell>
          <table:table-cell office:value-type="float" office:value="2.192349" calcext:value-type="float">
            <text:p>2.192349</text:p>
          </table:table-cell>
          <table:table-cell office:value-type="float" office:value="202.068" calcext:value-type="float">
            <text:p>202.068</text:p>
          </table:table-cell>
          <table:table-cell office:value-type="float" office:value="0.2" calcext:value-type="float">
            <text:p>0.2</text:p>
          </table:table-cell>
          <table:table-cell office:value-type="float" office:value="29.26184" calcext:value-type="float">
            <text:p>29.26184</text:p>
          </table:table-cell>
          <table:table-cell office:value-type="float" office:value="22.67505" calcext:value-type="float">
            <text:p>22.67505</text:p>
          </table:table-cell>
          <table:table-cell office:value-type="float" office:value="26.96735" calcext:value-type="float">
            <text:p>26.96735</text:p>
          </table:table-cell>
          <table:table-cell office:value-type="float" office:value="23.37823" calcext:value-type="float">
            <text:p>23.37823</text:p>
          </table:table-cell>
          <table:table-cell office:value-type="float" office:value="26.04532" calcext:value-type="float">
            <text:p>26.04532</text:p>
          </table:table-cell>
          <table:table-cell office:value-type="float" office:value="23.68054" calcext:value-type="float">
            <text:p>23.68054</text:p>
          </table:table-cell>
          <table:table-cell office:value-type="float" office:value="25.18149" calcext:value-type="float">
            <text:p>25.18149</text:p>
          </table:table-cell>
          <table:table-cell office:value-type="float" office:value="23.73383" calcext:value-type="float">
            <text:p>23.73383</text:p>
          </table:table-cell>
          <table:table-cell office:value-type="float" office:value="24.59741" calcext:value-type="float">
            <text:p>24.59741</text:p>
          </table:table-cell>
          <table:table-cell office:value-type="float" office:value="23.65387" calcext:value-type="float">
            <text:p>23.65387</text:p>
          </table:table-cell>
          <table:table-cell office:value-type="float" office:value="23.97385" calcext:value-type="float">
            <text:p>23.97385</text:p>
          </table:table-cell>
          <table:table-cell office:value-type="float" office:value="23.45566" calcext:value-type="float">
            <text:p>23.45566</text:p>
          </table:table-cell>
          <table:table-cell office:value-type="float" office:value="23.37137" calcext:value-type="float">
            <text:p>23.37137</text:p>
          </table:table-cell>
          <table:table-cell office:value-type="float" office:value="23.09735" calcext:value-type="float">
            <text:p>23.09735</text:p>
          </table:table-cell>
          <table:table-cell office:value-type="float" office:value="22.50885" calcext:value-type="float">
            <text:p>22.50885</text:p>
          </table:table-cell>
          <table:table-cell office:value-type="float" office:value="22.41824" calcext:value-type="float">
            <text:p>22.41824</text:p>
          </table:table-cell>
          <table:table-cell office:value-type="float" office:value="21.30957" calcext:value-type="float">
            <text:p>21.30957</text:p>
          </table:table-cell>
          <table:table-cell office:value-type="float" office:value="21.21741" calcext:value-type="float">
            <text:p>21.21741</text:p>
          </table:table-cell>
          <table:table-cell office:value-type="float" office:value="20.00107" calcext:value-type="float">
            <text:p>20.00107</text:p>
          </table:table-cell>
          <table:table-cell office:value-type="float" office:value="19.9541" calcext:value-type="float">
            <text:p>19.9541</text:p>
          </table:table-cell>
          <table:table-cell office:value-type="float" office:value="18.93051" calcext:value-type="float">
            <text:p>18.93051</text:p>
          </table:table-cell>
          <table:table-cell office:value-type="float" office:value="18.89752" calcext:value-type="float">
            <text:p>18.89752</text:p>
          </table:table-cell>
          <table:table-cell office:value-type="float" office:value="17.96179" calcext:value-type="float">
            <text:p>17.96179</text:p>
          </table:table-cell>
          <table:table-cell office:value-type="float" office:value="17.922" calcext:value-type="float">
            <text:p>17.922</text:p>
          </table:table-cell>
          <table:table-cell office:value-type="float" office:value="17.03842" calcext:value-type="float">
            <text:p>17.03842</text:p>
          </table:table-cell>
          <table:table-cell office:value-type="float" office:value="16.98483" calcext:value-type="float">
            <text:p>16.98483</text:p>
          </table:table-cell>
          <table:table-cell office:value-type="float" office:value="16.36935" calcext:value-type="float">
            <text:p>16.36935</text:p>
          </table:table-cell>
          <table:table-cell office:value-type="float" office:value="16.30948" calcext:value-type="float">
            <text:p>16.30948</text:p>
          </table:table-cell>
          <table:table-cell office:value-type="float" office:value="29.26184" calcext:value-type="float">
            <text:p>29.26184</text:p>
          </table:table-cell>
          <table:table-cell office:value-type="float" office:value="22.67505" calcext:value-type="float">
            <text:p>22.675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27.34236" calcext:value-type="float">
            <text:p>27.34236</text:p>
          </table:table-cell>
          <table:table-cell office:value-type="float" office:value="34.61" calcext:value-type="float">
            <text:p>34.61</text:p>
          </table:table-cell>
          <table:table-cell office:value-type="float" office:value="22.9" calcext:value-type="float">
            <text:p>22.9</text:p>
          </table:table-cell>
          <table:table-cell office:value-type="float" office:value="2.834346" calcext:value-type="float">
            <text:p>2.834346</text:p>
          </table:table-cell>
          <table:table-cell office:value-type="float" office:value="2.077435" calcext:value-type="float">
            <text:p>2.077435</text:p>
          </table:table-cell>
          <table:table-cell office:value-type="float" office:value="218.592" calcext:value-type="float">
            <text:p>218.592</text:p>
          </table:table-cell>
          <table:table-cell office:value-type="float" office:value="30" calcext:value-type="float">
            <text:p>30</text:p>
          </table:table-cell>
          <table:table-cell office:value-type="float" office:value="32.03958" calcext:value-type="float">
            <text:p>32.03958</text:p>
          </table:table-cell>
          <table:table-cell office:value-type="float" office:value="22.11523" calcext:value-type="float">
            <text:p>22.11523</text:p>
          </table:table-cell>
          <table:table-cell office:value-type="float" office:value="30.26578" calcext:value-type="float">
            <text:p>30.26578</text:p>
          </table:table-cell>
          <table:table-cell office:value-type="float" office:value="23.19193" calcext:value-type="float">
            <text:p>23.19193</text:p>
          </table:table-cell>
          <table:table-cell office:value-type="float" office:value="28.51825" calcext:value-type="float">
            <text:p>28.51825</text:p>
          </table:table-cell>
          <table:table-cell office:value-type="float" office:value="23.65726" calcext:value-type="float">
            <text:p>23.65726</text:p>
          </table:table-cell>
          <table:table-cell office:value-type="float" office:value="26.77823" calcext:value-type="float">
            <text:p>26.77823</text:p>
          </table:table-cell>
          <table:table-cell office:value-type="float" office:value="23.79358" calcext:value-type="float">
            <text:p>23.79358</text:p>
          </table:table-cell>
          <table:table-cell office:value-type="float" office:value="25.70459" calcext:value-type="float">
            <text:p>25.70459</text:p>
          </table:table-cell>
          <table:table-cell office:value-type="float" office:value="23.74957" calcext:value-type="float">
            <text:p>23.74957</text:p>
          </table:table-cell>
          <table:table-cell office:value-type="float" office:value="24.70557" calcext:value-type="float">
            <text:p>24.70557</text:p>
          </table:table-cell>
          <table:table-cell office:value-type="float" office:value="23.58783" calcext:value-type="float">
            <text:p>23.58783</text:p>
          </table:table-cell>
          <table:table-cell office:value-type="float" office:value="23.91223" calcext:value-type="float">
            <text:p>23.91223</text:p>
          </table:table-cell>
          <table:table-cell office:value-type="float" office:value="23.23102" calcext:value-type="float">
            <text:p>23.23102</text:p>
          </table:table-cell>
          <table:table-cell office:value-type="float" office:value="22.73453" calcext:value-type="float">
            <text:p>22.73453</text:p>
          </table:table-cell>
          <table:table-cell office:value-type="float" office:value="22.51132" calcext:value-type="float">
            <text:p>22.51132</text:p>
          </table:table-cell>
          <table:table-cell office:value-type="float" office:value="21.40506" calcext:value-type="float">
            <text:p>21.40506</text:p>
          </table:table-cell>
          <table:table-cell office:value-type="float" office:value="21.31046" calcext:value-type="float">
            <text:p>21.31046</text:p>
          </table:table-cell>
          <table:table-cell office:value-type="float" office:value="20.05496" calcext:value-type="float">
            <text:p>20.05496</text:p>
          </table:table-cell>
          <table:table-cell office:value-type="float" office:value="20.00159" calcext:value-type="float">
            <text:p>20.00159</text:p>
          </table:table-cell>
          <table:table-cell office:value-type="float" office:value="18.97113" calcext:value-type="float">
            <text:p>18.97113</text:p>
          </table:table-cell>
          <table:table-cell office:value-type="float" office:value="18.93091" calcext:value-type="float">
            <text:p>18.93091</text:p>
          </table:table-cell>
          <table:table-cell office:value-type="float" office:value="18.0043" calcext:value-type="float">
            <text:p>18.0043</text:p>
          </table:table-cell>
          <table:table-cell office:value-type="float" office:value="17.96222" calcext:value-type="float">
            <text:p>17.96222</text:p>
          </table:table-cell>
          <table:table-cell office:value-type="float" office:value="17.0914" calcext:value-type="float">
            <text:p>17.0914</text:p>
          </table:table-cell>
          <table:table-cell office:value-type="float" office:value="17.03897" calcext:value-type="float">
            <text:p>17.03897</text:p>
          </table:table-cell>
          <table:table-cell office:value-type="float" office:value="16.42709" calcext:value-type="float">
            <text:p>16.42709</text:p>
          </table:table-cell>
          <table:table-cell office:value-type="float" office:value="16.36996" calcext:value-type="float">
            <text:p>16.36996</text:p>
          </table:table-cell>
          <table:table-cell office:value-type="float" office:value="31.9805" calcext:value-type="float">
            <text:p>31.9805</text:p>
          </table:table-cell>
          <table:table-cell office:value-type="float" office:value="22.11523" calcext:value-type="float">
            <text:p>22.115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26.67384" calcext:value-type="float">
            <text:p>26.67384</text:p>
          </table:table-cell>
          <table:table-cell office:value-type="float" office:value="34.73" calcext:value-type="float">
            <text:p>34.73</text:p>
          </table:table-cell>
          <table:table-cell office:value-type="float" office:value="24.4" calcext:value-type="float">
            <text:p>24.4</text:p>
          </table:table-cell>
          <table:table-cell office:value-type="float" office:value="2.604989" calcext:value-type="float">
            <text:p>2.604989</text:p>
          </table:table-cell>
          <table:table-cell office:value-type="float" office:value="1.809403" calcext:value-type="float">
            <text:p>1.809403</text:p>
          </table:table-cell>
          <table:table-cell office:value-type="float" office:value="234.792" calcext:value-type="float">
            <text:p>234.792</text:p>
          </table:table-cell>
          <table:table-cell office:value-type="float" office:value="0.2" calcext:value-type="float">
            <text:p>0.2</text:p>
          </table:table-cell>
          <table:table-cell office:value-type="float" office:value="30.23587" calcext:value-type="float">
            <text:p>30.23587</text:p>
          </table:table-cell>
          <table:table-cell office:value-type="float" office:value="22.85843" calcext:value-type="float">
            <text:p>22.85843</text:p>
          </table:table-cell>
          <table:table-cell office:value-type="float" office:value="27.95041" calcext:value-type="float">
            <text:p>27.95041</text:p>
          </table:table-cell>
          <table:table-cell office:value-type="float" office:value="23.6059" calcext:value-type="float">
            <text:p>23.6059</text:p>
          </table:table-cell>
          <table:table-cell office:value-type="float" office:value="26.68259" calcext:value-type="float">
            <text:p>26.68259</text:p>
          </table:table-cell>
          <table:table-cell office:value-type="float" office:value="24.11325" calcext:value-type="float">
            <text:p>24.11325</text:p>
          </table:table-cell>
          <table:table-cell office:value-type="float" office:value="25.72269" calcext:value-type="float">
            <text:p>25.72269</text:p>
          </table:table-cell>
          <table:table-cell office:value-type="float" office:value="24.26782" calcext:value-type="float">
            <text:p>24.26782</text:p>
          </table:table-cell>
          <table:table-cell office:value-type="float" office:value="25.23584" calcext:value-type="float">
            <text:p>25.23584</text:p>
          </table:table-cell>
          <table:table-cell office:value-type="float" office:value="24.2229" calcext:value-type="float">
            <text:p>24.2229</text:p>
          </table:table-cell>
          <table:table-cell office:value-type="float" office:value="24.67795" calcext:value-type="float">
            <text:p>24.67795</text:p>
          </table:table-cell>
          <table:table-cell office:value-type="float" office:value="24.02994" calcext:value-type="float">
            <text:p>24.02994</text:p>
          </table:table-cell>
          <table:table-cell office:value-type="float" office:value="23.92563" calcext:value-type="float">
            <text:p>23.92563</text:p>
          </table:table-cell>
          <table:table-cell office:value-type="float" office:value="23.61734" calcext:value-type="float">
            <text:p>23.61734</text:p>
          </table:table-cell>
          <table:table-cell office:value-type="float" office:value="22.9234" calcext:value-type="float">
            <text:p>22.9234</text:p>
          </table:table-cell>
          <table:table-cell office:value-type="float" office:value="22.74002" calcext:value-type="float">
            <text:p>22.74002</text:p>
          </table:table-cell>
          <table:table-cell office:value-type="float" office:value="21.54608" calcext:value-type="float">
            <text:p>21.54608</text:p>
          </table:table-cell>
          <table:table-cell office:value-type="float" office:value="21.40646" calcext:value-type="float">
            <text:p>21.40646</text:p>
          </table:table-cell>
          <table:table-cell office:value-type="float" office:value="20.12183" calcext:value-type="float">
            <text:p>20.12183</text:p>
          </table:table-cell>
          <table:table-cell office:value-type="float" office:value="20.05551" calcext:value-type="float">
            <text:p>20.05551</text:p>
          </table:table-cell>
          <table:table-cell office:value-type="float" office:value="19.01865" calcext:value-type="float">
            <text:p>19.01865</text:p>
          </table:table-cell>
          <table:table-cell office:value-type="float" office:value="18.97156" calcext:value-type="float">
            <text:p>18.97156</text:p>
          </table:table-cell>
          <table:table-cell office:value-type="float" office:value="18.04974" calcext:value-type="float">
            <text:p>18.04974</text:p>
          </table:table-cell>
          <table:table-cell office:value-type="float" office:value="18.00479" calcext:value-type="float">
            <text:p>18.00479</text:p>
          </table:table-cell>
          <table:table-cell office:value-type="float" office:value="17.14383" calcext:value-type="float">
            <text:p>17.14383</text:p>
          </table:table-cell>
          <table:table-cell office:value-type="float" office:value="17.09195" calcext:value-type="float">
            <text:p>17.09195</text:p>
          </table:table-cell>
          <table:table-cell office:value-type="float" office:value="16.48166" calcext:value-type="float">
            <text:p>16.48166</text:p>
          </table:table-cell>
          <table:table-cell office:value-type="float" office:value="16.42767" calcext:value-type="float">
            <text:p>16.42767</text:p>
          </table:table-cell>
          <table:table-cell office:value-type="float" office:value="31.31213" calcext:value-type="float">
            <text:p>31.31213</text:p>
          </table:table-cell>
          <table:table-cell office:value-type="float" office:value="22.34448" calcext:value-type="float">
            <text:p>22.34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18.4734" calcext:value-type="float">
            <text:p>18.4734</text:p>
          </table:table-cell>
          <table:table-cell office:value-type="float" office:value="32.521" calcext:value-type="float">
            <text:p>32.521</text:p>
          </table:table-cell>
          <table:table-cell office:value-type="float" office:value="23.57" calcext:value-type="float">
            <text:p>23.57</text:p>
          </table:table-cell>
          <table:table-cell office:value-type="float" office:value="2.444176" calcext:value-type="float">
            <text:p>2.444176</text:p>
          </table:table-cell>
          <table:table-cell office:value-type="float" office:value="1.803149" calcext:value-type="float">
            <text:p>1.803149</text:p>
          </table:table-cell>
          <table:table-cell office:value-type="float" office:value="194.832" calcext:value-type="float">
            <text:p>194.832</text:p>
          </table:table-cell>
          <table:table-cell office:value-type="float" office:value="0.5" calcext:value-type="float">
            <text:p>0.5</text:p>
          </table:table-cell>
          <table:table-cell office:value-type="float" office:value="29.62424" calcext:value-type="float">
            <text:p>29.62424</text:p>
          </table:table-cell>
          <table:table-cell office:value-type="float" office:value="22.04837" calcext:value-type="float">
            <text:p>22.04837</text:p>
          </table:table-cell>
          <table:table-cell office:value-type="float" office:value="26.95514" calcext:value-type="float">
            <text:p>26.95514</text:p>
          </table:table-cell>
          <table:table-cell office:value-type="float" office:value="23.05817" calcext:value-type="float">
            <text:p>23.05817</text:p>
          </table:table-cell>
          <table:table-cell office:value-type="float" office:value="26.00314" calcext:value-type="float">
            <text:p>26.00314</text:p>
          </table:table-cell>
          <table:table-cell office:value-type="float" office:value="23.54404" calcext:value-type="float">
            <text:p>23.54404</text:p>
          </table:table-cell>
          <table:table-cell office:value-type="float" office:value="25.20819" calcext:value-type="float">
            <text:p>25.20819</text:p>
          </table:table-cell>
          <table:table-cell office:value-type="float" office:value="23.74588" calcext:value-type="float">
            <text:p>23.74588</text:p>
          </table:table-cell>
          <table:table-cell office:value-type="float" office:value="24.82709" calcext:value-type="float">
            <text:p>24.82709</text:p>
          </table:table-cell>
          <table:table-cell office:value-type="float" office:value="23.7565" calcext:value-type="float">
            <text:p>23.7565</text:p>
          </table:table-cell>
          <table:table-cell office:value-type="float" office:value="24.43744" calcext:value-type="float">
            <text:p>24.43744</text:p>
          </table:table-cell>
          <table:table-cell office:value-type="float" office:value="23.67828" calcext:value-type="float">
            <text:p>23.67828</text:p>
          </table:table-cell>
          <table:table-cell office:value-type="float" office:value="23.86264" calcext:value-type="float">
            <text:p>23.86264</text:p>
          </table:table-cell>
          <table:table-cell office:value-type="float" office:value="23.41608" calcext:value-type="float">
            <text:p>23.41608</text:p>
          </table:table-cell>
          <table:table-cell office:value-type="float" office:value="22.95862" calcext:value-type="float">
            <text:p>22.95862</text:p>
          </table:table-cell>
          <table:table-cell office:value-type="float" office:value="22.87387" calcext:value-type="float">
            <text:p>22.87387</text:p>
          </table:table-cell>
          <table:table-cell office:value-type="float" office:value="21.6409" calcext:value-type="float">
            <text:p>21.6409</text:p>
          </table:table-cell>
          <table:table-cell office:value-type="float" office:value="21.54742" calcext:value-type="float">
            <text:p>21.54742</text:p>
          </table:table-cell>
          <table:table-cell office:value-type="float" office:value="20.19696" calcext:value-type="float">
            <text:p>20.19696</text:p>
          </table:table-cell>
          <table:table-cell office:value-type="float" office:value="20.12262" calcext:value-type="float">
            <text:p>20.12262</text:p>
          </table:table-cell>
          <table:table-cell office:value-type="float" office:value="19.07336" calcext:value-type="float">
            <text:p>19.07336</text:p>
          </table:table-cell>
          <table:table-cell office:value-type="float" office:value="19.0192" calcext:value-type="float">
            <text:p>19.0192</text:p>
          </table:table-cell>
          <table:table-cell office:value-type="float" office:value="18.09753" calcext:value-type="float">
            <text:p>18.09753</text:p>
          </table:table-cell>
          <table:table-cell office:value-type="float" office:value="18.05026" calcext:value-type="float">
            <text:p>18.05026</text:p>
          </table:table-cell>
          <table:table-cell office:value-type="float" office:value="17.19519" calcext:value-type="float">
            <text:p>17.19519</text:p>
          </table:table-cell>
          <table:table-cell office:value-type="float" office:value="17.14435" calcext:value-type="float">
            <text:p>17.14435</text:p>
          </table:table-cell>
          <table:table-cell office:value-type="float" office:value="16.53513" calcext:value-type="float">
            <text:p>16.53513</text:p>
          </table:table-cell>
          <table:table-cell office:value-type="float" office:value="16.48224" calcext:value-type="float">
            <text:p>16.48224</text:p>
          </table:table-cell>
          <table:table-cell office:value-type="float" office:value="29.62421" calcext:value-type="float">
            <text:p>29.62421</text:p>
          </table:table-cell>
          <table:table-cell office:value-type="float" office:value="22.04837" calcext:value-type="float">
            <text:p>22.048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15.5142" calcext:value-type="float">
            <text:p>15.5142</text:p>
          </table:table-cell>
          <table:table-cell office:value-type="float" office:value="31.11" calcext:value-type="float">
            <text:p>31.11</text:p>
          </table:table-cell>
          <table:table-cell office:value-type="float" office:value="20.26" calcext:value-type="float">
            <text:p>20.26</text:p>
          </table:table-cell>
          <table:table-cell office:value-type="float" office:value="2.621501" calcext:value-type="float">
            <text:p>2.621501</text:p>
          </table:table-cell>
          <table:table-cell office:value-type="float" office:value="1.944857" calcext:value-type="float">
            <text:p>1.944857</text:p>
          </table:table-cell>
          <table:table-cell office:value-type="float" office:value="183.852" calcext:value-type="float">
            <text:p>183.852</text:p>
          </table:table-cell>
          <table:table-cell office:value-type="float" office:value="0" calcext:value-type="float">
            <text:p>0</text:p>
          </table:table-cell>
          <table:table-cell office:value-type="float" office:value="29.3609" calcext:value-type="float">
            <text:p>29.3609</text:p>
          </table:table-cell>
          <table:table-cell office:value-type="float" office:value="21.41812" calcext:value-type="float">
            <text:p>21.41812</text:p>
          </table:table-cell>
          <table:table-cell office:value-type="float" office:value="26.77374" calcext:value-type="float">
            <text:p>26.77374</text:p>
          </table:table-cell>
          <table:table-cell office:value-type="float" office:value="23.32294" calcext:value-type="float">
            <text:p>23.32294</text:p>
          </table:table-cell>
          <table:table-cell office:value-type="float" office:value="25.84201" calcext:value-type="float">
            <text:p>25.84201</text:p>
          </table:table-cell>
          <table:table-cell office:value-type="float" office:value="24.13107" calcext:value-type="float">
            <text:p>24.13107</text:p>
          </table:table-cell>
          <table:table-cell office:value-type="float" office:value="25.08575" calcext:value-type="float">
            <text:p>25.08575</text:p>
          </table:table-cell>
          <table:table-cell office:value-type="float" office:value="24.12033" calcext:value-type="float">
            <text:p>24.12033</text:p>
          </table:table-cell>
          <table:table-cell office:value-type="float" office:value="24.60748" calcext:value-type="float">
            <text:p>24.60748</text:p>
          </table:table-cell>
          <table:table-cell office:value-type="float" office:value="23.99252" calcext:value-type="float">
            <text:p>23.99252</text:p>
          </table:table-cell>
          <table:table-cell office:value-type="float" office:value="24.13452" calcext:value-type="float">
            <text:p>24.13452</text:p>
          </table:table-cell>
          <table:table-cell office:value-type="float" office:value="23.78833" calcext:value-type="float">
            <text:p>23.78833</text:p>
          </table:table-cell>
          <table:table-cell office:value-type="float" office:value="23.64502" calcext:value-type="float">
            <text:p>23.64502</text:p>
          </table:table-cell>
          <table:table-cell office:value-type="float" office:value="23.46158" calcext:value-type="float">
            <text:p>23.46158</text:p>
          </table:table-cell>
          <table:table-cell office:value-type="float" office:value="22.89822" calcext:value-type="float">
            <text:p>22.89822</text:p>
          </table:table-cell>
          <table:table-cell office:value-type="float" office:value="22.87076" calcext:value-type="float">
            <text:p>22.87076</text:p>
          </table:table-cell>
          <table:table-cell office:value-type="float" office:value="21.69016" calcext:value-type="float">
            <text:p>21.69016</text:p>
          </table:table-cell>
          <table:table-cell office:value-type="float" office:value="21.64148" calcext:value-type="float">
            <text:p>21.64148</text:p>
          </table:table-cell>
          <table:table-cell office:value-type="float" office:value="20.26529" calcext:value-type="float">
            <text:p>20.26529</text:p>
          </table:table-cell>
          <table:table-cell office:value-type="float" office:value="20.19772" calcext:value-type="float">
            <text:p>20.19772</text:p>
          </table:table-cell>
          <table:table-cell office:value-type="float" office:value="19.1311" calcext:value-type="float">
            <text:p>19.1311</text:p>
          </table:table-cell>
          <table:table-cell office:value-type="float" office:value="19.07397" calcext:value-type="float">
            <text:p>19.07397</text:p>
          </table:table-cell>
          <table:table-cell office:value-type="float" office:value="18.14816" calcext:value-type="float">
            <text:p>18.14816</text:p>
          </table:table-cell>
          <table:table-cell office:value-type="float" office:value="18.09805" calcext:value-type="float">
            <text:p>18.09805</text:p>
          </table:table-cell>
          <table:table-cell office:value-type="float" office:value="17.24649" calcext:value-type="float">
            <text:p>17.24649</text:p>
          </table:table-cell>
          <table:table-cell office:value-type="float" office:value="17.19574" calcext:value-type="float">
            <text:p>17.19574</text:p>
          </table:table-cell>
          <table:table-cell office:value-type="float" office:value="16.58786" calcext:value-type="float">
            <text:p>16.58786</text:p>
          </table:table-cell>
          <table:table-cell office:value-type="float" office:value="16.53568" calcext:value-type="float">
            <text:p>16.53568</text:p>
          </table:table-cell>
          <table:table-cell office:value-type="float" office:value="29.36087" calcext:value-type="float">
            <text:p>29.36087</text:p>
          </table:table-cell>
          <table:table-cell office:value-type="float" office:value="21.57205" calcext:value-type="float">
            <text:p>21.572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8.98524" calcext:value-type="float">
            <text:p>8.98524</text:p>
          </table:table-cell>
          <table:table-cell office:value-type="float" office:value="26.43" calcext:value-type="float">
            <text:p>26.43</text:p>
          </table:table-cell>
          <table:table-cell office:value-type="float" office:value="19.91" calcext:value-type="float">
            <text:p>19.91</text:p>
          </table:table-cell>
          <table:table-cell office:value-type="float" office:value="2.145751" calcext:value-type="float">
            <text:p>2.145751</text:p>
          </table:table-cell>
          <table:table-cell office:value-type="float" office:value="1.953973" calcext:value-type="float">
            <text:p>1.953973</text:p>
          </table:table-cell>
          <table:table-cell office:value-type="float" office:value="179.64" calcext:value-type="float">
            <text:p>179.64</text:p>
          </table:table-cell>
          <table:table-cell office:value-type="float" office:value="30.7" calcext:value-type="float">
            <text:p>30.7</text:p>
          </table:table-cell>
          <table:table-cell office:value-type="float" office:value="23.86481" calcext:value-type="float">
            <text:p>23.86481</text:p>
          </table:table-cell>
          <table:table-cell office:value-type="float" office:value="20.26791" calcext:value-type="float">
            <text:p>20.26791</text:p>
          </table:table-cell>
          <table:table-cell office:value-type="float" office:value="23.44165" calcext:value-type="float">
            <text:p>23.44165</text:p>
          </table:table-cell>
          <table:table-cell office:value-type="float" office:value="21.23108" calcext:value-type="float">
            <text:p>21.23108</text:p>
          </table:table-cell>
          <table:table-cell office:value-type="float" office:value="24.06772" calcext:value-type="float">
            <text:p>24.06772</text:p>
          </table:table-cell>
          <table:table-cell office:value-type="float" office:value="22.00537" calcext:value-type="float">
            <text:p>22.00537</text:p>
          </table:table-cell>
          <table:table-cell office:value-type="float" office:value="24.37241" calcext:value-type="float">
            <text:p>24.37241</text:p>
          </table:table-cell>
          <table:table-cell office:value-type="float" office:value="22.51691" calcext:value-type="float">
            <text:p>22.51691</text:p>
          </table:table-cell>
          <table:table-cell office:value-type="float" office:value="24.29419" calcext:value-type="float">
            <text:p>24.29419</text:p>
          </table:table-cell>
          <table:table-cell office:value-type="float" office:value="22.72253" calcext:value-type="float">
            <text:p>22.72253</text:p>
          </table:table-cell>
          <table:table-cell office:value-type="float" office:value="24.05566" calcext:value-type="float">
            <text:p>24.05566</text:p>
          </table:table-cell>
          <table:table-cell office:value-type="float" office:value="22.87253" calcext:value-type="float">
            <text:p>22.87253</text:p>
          </table:table-cell>
          <table:table-cell office:value-type="float" office:value="23.61777" calcext:value-type="float">
            <text:p>23.61777</text:p>
          </table:table-cell>
          <table:table-cell office:value-type="float" office:value="22.83118" calcext:value-type="float">
            <text:p>22.83118</text:p>
          </table:table-cell>
          <table:table-cell office:value-type="float" office:value="22.89322" calcext:value-type="float">
            <text:p>22.89322</text:p>
          </table:table-cell>
          <table:table-cell office:value-type="float" office:value="22.63211" calcext:value-type="float">
            <text:p>22.63211</text:p>
          </table:table-cell>
          <table:table-cell office:value-type="float" office:value="21.70868" calcext:value-type="float">
            <text:p>21.70868</text:p>
          </table:table-cell>
          <table:table-cell office:value-type="float" office:value="21.69061" calcext:value-type="float">
            <text:p>21.69061</text:p>
          </table:table-cell>
          <table:table-cell office:value-type="float" office:value="20.32309" calcext:value-type="float">
            <text:p>20.32309</text:p>
          </table:table-cell>
          <table:table-cell office:value-type="float" office:value="20.26593" calcext:value-type="float">
            <text:p>20.26593</text:p>
          </table:table-cell>
          <table:table-cell office:value-type="float" office:value="19.1882" calcext:value-type="float">
            <text:p>19.1882</text:p>
          </table:table-cell>
          <table:table-cell office:value-type="float" office:value="19.13165" calcext:value-type="float">
            <text:p>19.13165</text:p>
          </table:table-cell>
          <table:table-cell office:value-type="float" office:value="18.20099" calcext:value-type="float">
            <text:p>18.20099</text:p>
          </table:table-cell>
          <table:table-cell office:value-type="float" office:value="18.14871" calcext:value-type="float">
            <text:p>18.14871</text:p>
          </table:table-cell>
          <table:table-cell office:value-type="float" office:value="17.29822" calcext:value-type="float">
            <text:p>17.29822</text:p>
          </table:table-cell>
          <table:table-cell office:value-type="float" office:value="17.24704" calcext:value-type="float">
            <text:p>17.24704</text:p>
          </table:table-cell>
          <table:table-cell office:value-type="float" office:value="16.63815" calcext:value-type="float">
            <text:p>16.63815</text:p>
          </table:table-cell>
          <table:table-cell office:value-type="float" office:value="16.58841" calcext:value-type="float">
            <text:p>16.58841</text:p>
          </table:table-cell>
          <table:table-cell office:value-type="float" office:value="23.88458" calcext:value-type="float">
            <text:p>23.88458</text:p>
          </table:table-cell>
          <table:table-cell office:value-type="float" office:value="19.6644" calcext:value-type="float">
            <text:p>19.66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8.4798" calcext:value-type="float">
            <text:p>8.4798</text:p>
          </table:table-cell>
          <table:table-cell office:value-type="float" office:value="25.69" calcext:value-type="float">
            <text:p>25.69</text:p>
          </table:table-cell>
          <table:table-cell office:value-type="float" office:value="20.44" calcext:value-type="float">
            <text:p>20.44</text:p>
          </table:table-cell>
          <table:table-cell office:value-type="float" office:value="2.161718" calcext:value-type="float">
            <text:p>2.161718</text:p>
          </table:table-cell>
          <table:table-cell office:value-type="float" office:value="2.020004" calcext:value-type="float">
            <text:p>2.020004</text:p>
          </table:table-cell>
          <table:table-cell office:value-type="float" office:value="255.024" calcext:value-type="float">
            <text:p>255.024</text:p>
          </table:table-cell>
          <table:table-cell office:value-type="float" office:value="0" calcext:value-type="float">
            <text:p>0</text:p>
          </table:table-cell>
          <table:table-cell office:value-type="float" office:value="23.64212" calcext:value-type="float">
            <text:p>23.64212</text:p>
          </table:table-cell>
          <table:table-cell office:value-type="float" office:value="19.79843" calcext:value-type="float">
            <text:p>19.79843</text:p>
          </table:table-cell>
          <table:table-cell office:value-type="float" office:value="22.60672" calcext:value-type="float">
            <text:p>22.60672</text:p>
          </table:table-cell>
          <table:table-cell office:value-type="float" office:value="20.52448" calcext:value-type="float">
            <text:p>20.52448</text:p>
          </table:table-cell>
          <table:table-cell office:value-type="float" office:value="22.31113" calcext:value-type="float">
            <text:p>22.31113</text:p>
          </table:table-cell>
          <table:table-cell office:value-type="float" office:value="21.17657" calcext:value-type="float">
            <text:p>21.17657</text:p>
          </table:table-cell>
          <table:table-cell office:value-type="float" office:value="22.47803" calcext:value-type="float">
            <text:p>22.47803</text:p>
          </table:table-cell>
          <table:table-cell office:value-type="float" office:value="21.66647" calcext:value-type="float">
            <text:p>21.66647</text:p>
          </table:table-cell>
          <table:table-cell office:value-type="float" office:value="22.69534" calcext:value-type="float">
            <text:p>22.69534</text:p>
          </table:table-cell>
          <table:table-cell office:value-type="float" office:value="21.92636" calcext:value-type="float">
            <text:p>21.92636</text:p>
          </table:table-cell>
          <table:table-cell office:value-type="float" office:value="22.86011" calcext:value-type="float">
            <text:p>22.86011</text:p>
          </table:table-cell>
          <table:table-cell office:value-type="float" office:value="22.11731" calcext:value-type="float">
            <text:p>22.11731</text:p>
          </table:table-cell>
          <table:table-cell office:value-type="float" office:value="22.82526" calcext:value-type="float">
            <text:p>22.82526</text:p>
          </table:table-cell>
          <table:table-cell office:value-type="float" office:value="22.17816" calcext:value-type="float">
            <text:p>22.17816</text:p>
          </table:table-cell>
          <table:table-cell office:value-type="float" office:value="22.62842" calcext:value-type="float">
            <text:p>22.62842</text:p>
          </table:table-cell>
          <table:table-cell office:value-type="float" office:value="22.17136" calcext:value-type="float">
            <text:p>22.17136</text:p>
          </table:table-cell>
          <table:table-cell office:value-type="float" office:value="21.69501" calcext:value-type="float">
            <text:p>21.69501</text:p>
          </table:table-cell>
          <table:table-cell office:value-type="float" office:value="21.58112" calcext:value-type="float">
            <text:p>21.58112</text:p>
          </table:table-cell>
          <table:table-cell office:value-type="float" office:value="20.35449" calcext:value-type="float">
            <text:p>20.35449</text:p>
          </table:table-cell>
          <table:table-cell office:value-type="float" office:value="20.32358" calcext:value-type="float">
            <text:p>20.32358</text:p>
          </table:table-cell>
          <table:table-cell office:value-type="float" office:value="19.24063" calcext:value-type="float">
            <text:p>19.24063</text:p>
          </table:table-cell>
          <table:table-cell office:value-type="float" office:value="19.18881" calcext:value-type="float">
            <text:p>19.18881</text:p>
          </table:table-cell>
          <table:table-cell office:value-type="float" office:value="18.25406" calcext:value-type="float">
            <text:p>18.25406</text:p>
          </table:table-cell>
          <table:table-cell office:value-type="float" office:value="18.20157" calcext:value-type="float">
            <text:p>18.20157</text:p>
          </table:table-cell>
          <table:table-cell office:value-type="float" office:value="17.35004" calcext:value-type="float">
            <text:p>17.35004</text:p>
          </table:table-cell>
          <table:table-cell office:value-type="float" office:value="17.29877" calcext:value-type="float">
            <text:p>17.29877</text:p>
          </table:table-cell>
          <table:table-cell office:value-type="float" office:value="16.68811" calcext:value-type="float">
            <text:p>16.68811</text:p>
          </table:table-cell>
          <table:table-cell office:value-type="float" office:value="16.63867" calcext:value-type="float">
            <text:p>16.63867</text:p>
          </table:table-cell>
          <table:table-cell office:value-type="float" office:value="24.28162" calcext:value-type="float">
            <text:p>24.28162</text:p>
          </table:table-cell>
          <table:table-cell office:value-type="float" office:value="19.27167" calcext:value-type="float">
            <text:p>19.271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10.84536" calcext:value-type="float">
            <text:p>10.84536</text:p>
          </table:table-cell>
          <table:table-cell office:value-type="float" office:value="27.61" calcext:value-type="float">
            <text:p>27.61</text:p>
          </table:table-cell>
          <table:table-cell office:value-type="float" office:value="20.41" calcext:value-type="float">
            <text:p>20.41</text:p>
          </table:table-cell>
          <table:table-cell office:value-type="float" office:value="2.510202" calcext:value-type="float">
            <text:p>2.510202</text:p>
          </table:table-cell>
          <table:table-cell office:value-type="float" office:value="2.016827" calcext:value-type="float">
            <text:p>2.016827</text:p>
          </table:table-cell>
          <table:table-cell office:value-type="float" office:value="246.168" calcext:value-type="float">
            <text:p>246.168</text:p>
          </table:table-cell>
          <table:table-cell office:value-type="float" office:value="1.2" calcext:value-type="float">
            <text:p>1.2</text:p>
          </table:table-cell>
          <table:table-cell office:value-type="float" office:value="24.93784" calcext:value-type="float">
            <text:p>24.93784</text:p>
          </table:table-cell>
          <table:table-cell office:value-type="float" office:value="19.49295" calcext:value-type="float">
            <text:p>19.49295</text:p>
          </table:table-cell>
          <table:table-cell office:value-type="float" office:value="23.44946" calcext:value-type="float">
            <text:p>23.44946</text:p>
          </table:table-cell>
          <table:table-cell office:value-type="float" office:value="20.19547" calcext:value-type="float">
            <text:p>20.19547</text:p>
          </table:table-cell>
          <table:table-cell office:value-type="float" office:value="22.84705" calcext:value-type="float">
            <text:p>22.84705</text:p>
          </table:table-cell>
          <table:table-cell office:value-type="float" office:value="20.73727" calcext:value-type="float">
            <text:p>20.73727</text:p>
          </table:table-cell>
          <table:table-cell office:value-type="float" office:value="22.44583" calcext:value-type="float">
            <text:p>22.44583</text:p>
          </table:table-cell>
          <table:table-cell office:value-type="float" office:value="21.16849" calcext:value-type="float">
            <text:p>21.16849</text:p>
          </table:table-cell>
          <table:table-cell office:value-type="float" office:value="22.23077" calcext:value-type="float">
            <text:p>22.23077</text:p>
          </table:table-cell>
          <table:table-cell office:value-type="float" office:value="21.41937" calcext:value-type="float">
            <text:p>21.41937</text:p>
          </table:table-cell>
          <table:table-cell office:value-type="float" office:value="22.13718" calcext:value-type="float">
            <text:p>22.13718</text:p>
          </table:table-cell>
          <table:table-cell office:value-type="float" office:value="21.64758" calcext:value-type="float">
            <text:p>21.64758</text:p>
          </table:table-cell>
          <table:table-cell office:value-type="float" office:value="22.17514" calcext:value-type="float">
            <text:p>22.17514</text:p>
          </table:table-cell>
          <table:table-cell office:value-type="float" office:value="21.77554" calcext:value-type="float">
            <text:p>21.77554</text:p>
          </table:table-cell>
          <table:table-cell office:value-type="float" office:value="22.16766" calcext:value-type="float">
            <text:p>22.16766</text:p>
          </table:table-cell>
          <table:table-cell office:value-type="float" office:value="21.81277" calcext:value-type="float">
            <text:p>21.81277</text:p>
          </table:table-cell>
          <table:table-cell office:value-type="float" office:value="21.57944" calcext:value-type="float">
            <text:p>21.57944</text:p>
          </table:table-cell>
          <table:table-cell office:value-type="float" office:value="21.4006" calcext:value-type="float">
            <text:p>21.4006</text:p>
          </table:table-cell>
          <table:table-cell office:value-type="float" office:value="20.35645" calcext:value-type="float">
            <text:p>20.35645</text:p>
          </table:table-cell>
          <table:table-cell office:value-type="float" office:value="20.34814" calcext:value-type="float">
            <text:p>20.34814</text:p>
          </table:table-cell>
          <table:table-cell office:value-type="float" office:value="19.28009" calcext:value-type="float">
            <text:p>19.28009</text:p>
          </table:table-cell>
          <table:table-cell office:value-type="float" office:value="19.24112" calcext:value-type="float">
            <text:p>19.24112</text:p>
          </table:table-cell>
          <table:table-cell office:value-type="float" office:value="18.30499" calcext:value-type="float">
            <text:p>18.30499</text:p>
          </table:table-cell>
          <table:table-cell office:value-type="float" office:value="18.25461" calcext:value-type="float">
            <text:p>18.25461</text:p>
          </table:table-cell>
          <table:table-cell office:value-type="float" office:value="17.40097" calcext:value-type="float">
            <text:p>17.40097</text:p>
          </table:table-cell>
          <table:table-cell office:value-type="float" office:value="17.35052" calcext:value-type="float">
            <text:p>17.35052</text:p>
          </table:table-cell>
          <table:table-cell office:value-type="float" office:value="16.73798" calcext:value-type="float">
            <text:p>16.73798</text:p>
          </table:table-cell>
          <table:table-cell office:value-type="float" office:value="16.68863" calcext:value-type="float">
            <text:p>16.68863</text:p>
          </table:table-cell>
          <table:table-cell office:value-type="float" office:value="25.84863" calcext:value-type="float">
            <text:p>25.84863</text:p>
          </table:table-cell>
          <table:table-cell office:value-type="float" office:value="19.02686" calcext:value-type="float">
            <text:p>19.026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21.6522" calcext:value-type="float">
            <text:p>21.6522</text:p>
          </table:table-cell>
          <table:table-cell office:value-type="float" office:value="31.18" calcext:value-type="float">
            <text:p>31.18</text:p>
          </table:table-cell>
          <table:table-cell office:value-type="float" office:value="20.92" calcext:value-type="float">
            <text:p>20.92</text:p>
          </table:table-cell>
          <table:table-cell office:value-type="float" office:value="2.501895" calcext:value-type="float">
            <text:p>2.501895</text:p>
          </table:table-cell>
          <table:table-cell office:value-type="float" office:value="1.698522" calcext:value-type="float">
            <text:p>1.698522</text:p>
          </table:table-cell>
          <table:table-cell office:value-type="float" office:value="131.112" calcext:value-type="float">
            <text:p>131.112</text:p>
          </table:table-cell>
          <table:table-cell office:value-type="float" office:value="0" calcext:value-type="float">
            <text:p>0</text:p>
          </table:table-cell>
          <table:table-cell office:value-type="float" office:value="27.76736" calcext:value-type="float">
            <text:p>27.76736</text:p>
          </table:table-cell>
          <table:table-cell office:value-type="float" office:value="20.29861" calcext:value-type="float">
            <text:p>20.29861</text:p>
          </table:table-cell>
          <table:table-cell office:value-type="float" office:value="25.20425" calcext:value-type="float">
            <text:p>25.20425</text:p>
          </table:table-cell>
          <table:table-cell office:value-type="float" office:value="21.17999" calcext:value-type="float">
            <text:p>21.17999</text:p>
          </table:table-cell>
          <table:table-cell office:value-type="float" office:value="24.28232" calcext:value-type="float">
            <text:p>24.28232</text:p>
          </table:table-cell>
          <table:table-cell office:value-type="float" office:value="21.60687" calcext:value-type="float">
            <text:p>21.60687</text:p>
          </table:table-cell>
          <table:table-cell office:value-type="float" office:value="23.52823" calcext:value-type="float">
            <text:p>23.52823</text:p>
          </table:table-cell>
          <table:table-cell office:value-type="float" office:value="21.81668" calcext:value-type="float">
            <text:p>21.81668</text:p>
          </table:table-cell>
          <table:table-cell office:value-type="float" office:value="23.06924" calcext:value-type="float">
            <text:p>23.06924</text:p>
          </table:table-cell>
          <table:table-cell office:value-type="float" office:value="21.88901" calcext:value-type="float">
            <text:p>21.88901</text:p>
          </table:table-cell>
          <table:table-cell office:value-type="float" office:value="22.62338" calcext:value-type="float">
            <text:p>22.62338</text:p>
          </table:table-cell>
          <table:table-cell office:value-type="float" office:value="21.93082" calcext:value-type="float">
            <text:p>21.93082</text:p>
          </table:table-cell>
          <table:table-cell office:value-type="float" office:value="22.2774" calcext:value-type="float">
            <text:p>22.2774</text:p>
          </table:table-cell>
          <table:table-cell office:value-type="float" office:value="21.8847" calcext:value-type="float">
            <text:p>21.8847</text:p>
          </table:table-cell>
          <table:table-cell office:value-type="float" office:value="21.81155" calcext:value-type="float">
            <text:p>21.81155</text:p>
          </table:table-cell>
          <table:table-cell office:value-type="float" office:value="21.74609" calcext:value-type="float">
            <text:p>21.74609</text:p>
          </table:table-cell>
          <table:table-cell office:value-type="float" office:value="21.39868" calcext:value-type="float">
            <text:p>21.39868</text:p>
          </table:table-cell>
          <table:table-cell office:value-type="float" office:value="21.25821" calcext:value-type="float">
            <text:p>21.25821</text:p>
          </table:table-cell>
          <table:table-cell office:value-type="float" office:value="20.34793" calcext:value-type="float">
            <text:p>20.34793</text:p>
          </table:table-cell>
          <table:table-cell office:value-type="float" office:value="20.31503" calcext:value-type="float">
            <text:p>20.31503</text:p>
          </table:table-cell>
          <table:table-cell office:value-type="float" office:value="19.30377" calcext:value-type="float">
            <text:p>19.30377</text:p>
          </table:table-cell>
          <table:table-cell office:value-type="float" office:value="19.2804" calcext:value-type="float">
            <text:p>19.2804</text:p>
          </table:table-cell>
          <table:table-cell office:value-type="float" office:value="18.35074" calcext:value-type="float">
            <text:p>18.35074</text:p>
          </table:table-cell>
          <table:table-cell office:value-type="float" office:value="18.30548" calcext:value-type="float">
            <text:p>18.30548</text:p>
          </table:table-cell>
          <table:table-cell office:value-type="float" office:value="17.45132" calcext:value-type="float">
            <text:p>17.45132</text:p>
          </table:table-cell>
          <table:table-cell office:value-type="float" office:value="17.40149" calcext:value-type="float">
            <text:p>17.40149</text:p>
          </table:table-cell>
          <table:table-cell office:value-type="float" office:value="16.78751" calcext:value-type="float">
            <text:p>16.78751</text:p>
          </table:table-cell>
          <table:table-cell office:value-type="float" office:value="16.73849" calcext:value-type="float">
            <text:p>16.73849</text:p>
          </table:table-cell>
          <table:table-cell office:value-type="float" office:value="27.76736" calcext:value-type="float">
            <text:p>27.76736</text:p>
          </table:table-cell>
          <table:table-cell office:value-type="float" office:value="20.29861" calcext:value-type="float">
            <text:p>20.298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27.27148" calcext:value-type="float">
            <text:p>27.27148</text:p>
          </table:table-cell>
          <table:table-cell office:value-type="float" office:value="32.1" calcext:value-type="float">
            <text:p>32.1</text:p>
          </table:table-cell>
          <table:table-cell office:value-type="float" office:value="19.41" calcext:value-type="float">
            <text:p>19.41</text:p>
          </table:table-cell>
          <table:table-cell office:value-type="float" office:value="2.663741" calcext:value-type="float">
            <text:p>2.663741</text:p>
          </table:table-cell>
          <table:table-cell office:value-type="float" office:value="1.741309" calcext:value-type="float">
            <text:p>1.741309</text:p>
          </table:table-cell>
          <table:table-cell office:value-type="float" office:value="245.448" calcext:value-type="float">
            <text:p>245.448</text:p>
          </table:table-cell>
          <table:table-cell office:value-type="float" office:value="30.7" calcext:value-type="float">
            <text:p>30.7</text:p>
          </table:table-cell>
          <table:table-cell office:value-type="float" office:value="29.15717" calcext:value-type="float">
            <text:p>29.15717</text:p>
          </table:table-cell>
          <table:table-cell office:value-type="float" office:value="19.39853" calcext:value-type="float">
            <text:p>19.39853</text:p>
          </table:table-cell>
          <table:table-cell office:value-type="float" office:value="27.5643" calcext:value-type="float">
            <text:p>27.5643</text:p>
          </table:table-cell>
          <table:table-cell office:value-type="float" office:value="20.78415" calcext:value-type="float">
            <text:p>20.78415</text:p>
          </table:table-cell>
          <table:table-cell office:value-type="float" office:value="26.22211" calcext:value-type="float">
            <text:p>26.22211</text:p>
          </table:table-cell>
          <table:table-cell office:value-type="float" office:value="21.50705" calcext:value-type="float">
            <text:p>21.50705</text:p>
          </table:table-cell>
          <table:table-cell office:value-type="float" office:value="24.85138" calcext:value-type="float">
            <text:p>24.85138</text:p>
          </table:table-cell>
          <table:table-cell office:value-type="float" office:value="21.91846" calcext:value-type="float">
            <text:p>21.91846</text:p>
          </table:table-cell>
          <table:table-cell office:value-type="float" office:value="24.03705" calcext:value-type="float">
            <text:p>24.03705</text:p>
          </table:table-cell>
          <table:table-cell office:value-type="float" office:value="22.07791" calcext:value-type="float">
            <text:p>22.07791</text:p>
          </table:table-cell>
          <table:table-cell office:value-type="float" office:value="23.28735" calcext:value-type="float">
            <text:p>23.28735</text:p>
          </table:table-cell>
          <table:table-cell office:value-type="float" office:value="22.15918" calcext:value-type="float">
            <text:p>22.15918</text:p>
          </table:table-cell>
          <table:table-cell office:value-type="float" office:value="22.72433" calcext:value-type="float">
            <text:p>22.72433</text:p>
          </table:table-cell>
          <table:table-cell office:value-type="float" office:value="22.06244" calcext:value-type="float">
            <text:p>22.06244</text:p>
          </table:table-cell>
          <table:table-cell office:value-type="float" office:value="21.9299" calcext:value-type="float">
            <text:p>21.9299</text:p>
          </table:table-cell>
          <table:table-cell office:value-type="float" office:value="21.79309" calcext:value-type="float">
            <text:p>21.79309</text:p>
          </table:table-cell>
          <table:table-cell office:value-type="float" office:value="21.25729" calcext:value-type="float">
            <text:p>21.25729</text:p>
          </table:table-cell>
          <table:table-cell office:value-type="float" office:value="21.20871" calcext:value-type="float">
            <text:p>21.20871</text:p>
          </table:table-cell>
          <table:table-cell office:value-type="float" office:value="20.31464" calcext:value-type="float">
            <text:p>20.31464</text:p>
          </table:table-cell>
          <table:table-cell office:value-type="float" office:value="20.28116" calcext:value-type="float">
            <text:p>20.28116</text:p>
          </table:table-cell>
          <table:table-cell office:value-type="float" office:value="19.31577" calcext:value-type="float">
            <text:p>19.31577</text:p>
          </table:table-cell>
          <table:table-cell office:value-type="float" office:value="19.30396" calcext:value-type="float">
            <text:p>19.30396</text:p>
          </table:table-cell>
          <table:table-cell office:value-type="float" office:value="18.39062" calcext:value-type="float">
            <text:p>18.39062</text:p>
          </table:table-cell>
          <table:table-cell office:value-type="float" office:value="18.35123" calcext:value-type="float">
            <text:p>18.35123</text:p>
          </table:table-cell>
          <table:table-cell office:value-type="float" office:value="17.49951" calcext:value-type="float">
            <text:p>17.49951</text:p>
          </table:table-cell>
          <table:table-cell office:value-type="float" office:value="17.45184" calcext:value-type="float">
            <text:p>17.45184</text:p>
          </table:table-cell>
          <table:table-cell office:value-type="float" office:value="16.83508" calcext:value-type="float">
            <text:p>16.83508</text:p>
          </table:table-cell>
          <table:table-cell office:value-type="float" office:value="16.78799" calcext:value-type="float">
            <text:p>16.78799</text:p>
          </table:table-cell>
          <table:table-cell office:value-type="float" office:value="29.36783" calcext:value-type="float">
            <text:p>29.36783</text:p>
          </table:table-cell>
          <table:table-cell office:value-type="float" office:value="19.39853" calcext:value-type="float">
            <text:p>19.398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26.64108" calcext:value-type="float">
            <text:p>26.64108</text:p>
          </table:table-cell>
          <table:table-cell office:value-type="float" office:value="35.35" calcext:value-type="float">
            <text:p>35.35</text:p>
          </table:table-cell>
          <table:table-cell office:value-type="float" office:value="24.44" calcext:value-type="float">
            <text:p>24.44</text:p>
          </table:table-cell>
          <table:table-cell office:value-type="float" office:value="2.735604" calcext:value-type="float">
            <text:p>2.735604</text:p>
          </table:table-cell>
          <table:table-cell office:value-type="float" office:value="1.922559" calcext:value-type="float">
            <text:p>1.922559</text:p>
          </table:table-cell>
          <table:table-cell office:value-type="float" office:value="330.624" calcext:value-type="float">
            <text:p>330.624</text:p>
          </table:table-cell>
          <table:table-cell office:value-type="float" office:value="0" calcext:value-type="float">
            <text:p>0</text:p>
          </table:table-cell>
          <table:table-cell office:value-type="float" office:value="29.20837" calcext:value-type="float">
            <text:p>29.20837</text:p>
          </table:table-cell>
          <table:table-cell office:value-type="float" office:value="23.06223" calcext:value-type="float">
            <text:p>23.06223</text:p>
          </table:table-cell>
          <table:table-cell office:value-type="float" office:value="27.07721" calcext:value-type="float">
            <text:p>27.07721</text:p>
          </table:table-cell>
          <table:table-cell office:value-type="float" office:value="23.29263" calcext:value-type="float">
            <text:p>23.29263</text:p>
          </table:table-cell>
          <table:table-cell office:value-type="float" office:value="25.76297" calcext:value-type="float">
            <text:p>25.76297</text:p>
          </table:table-cell>
          <table:table-cell office:value-type="float" office:value="23.42932" calcext:value-type="float">
            <text:p>23.42932</text:p>
          </table:table-cell>
          <table:table-cell office:value-type="float" office:value="24.79401" calcext:value-type="float">
            <text:p>24.79401</text:p>
          </table:table-cell>
          <table:table-cell office:value-type="float" office:value="23.38586" calcext:value-type="float">
            <text:p>23.38586</text:p>
          </table:table-cell>
          <table:table-cell office:value-type="float" office:value="24.20493" calcext:value-type="float">
            <text:p>24.20493</text:p>
          </table:table-cell>
          <table:table-cell office:value-type="float" office:value="23.26318" calcext:value-type="float">
            <text:p>23.26318</text:p>
          </table:table-cell>
          <table:table-cell office:value-type="float" office:value="23.62341" calcext:value-type="float">
            <text:p>23.62341</text:p>
          </table:table-cell>
          <table:table-cell office:value-type="float" office:value="23.04355" calcext:value-type="float">
            <text:p>23.04355</text:p>
          </table:table-cell>
          <table:table-cell office:value-type="float" office:value="23.06793" calcext:value-type="float">
            <text:p>23.06793</text:p>
          </table:table-cell>
          <table:table-cell office:value-type="float" office:value="22.69473" calcext:value-type="float">
            <text:p>22.69473</text:p>
          </table:table-cell>
          <table:table-cell office:value-type="float" office:value="22.22736" calcext:value-type="float">
            <text:p>22.22736</text:p>
          </table:table-cell>
          <table:table-cell office:value-type="float" office:value="21.93472" calcext:value-type="float">
            <text:p>21.93472</text:p>
          </table:table-cell>
          <table:table-cell office:value-type="float" office:value="21.26407" calcext:value-type="float">
            <text:p>21.26407</text:p>
          </table:table-cell>
          <table:table-cell office:value-type="float" office:value="21.2088" calcext:value-type="float">
            <text:p>21.2088</text:p>
          </table:table-cell>
          <table:table-cell office:value-type="float" office:value="20.28088" calcext:value-type="float">
            <text:p>20.28088</text:p>
          </table:table-cell>
          <table:table-cell office:value-type="float" office:value="20.26654" calcext:value-type="float">
            <text:p>20.26654</text:p>
          </table:table-cell>
          <table:table-cell office:value-type="float" office:value="19.32446" calcext:value-type="float">
            <text:p>19.32446</text:p>
          </table:table-cell>
          <table:table-cell office:value-type="float" office:value="19.31583" calcext:value-type="float">
            <text:p>19.31583</text:p>
          </table:table-cell>
          <table:table-cell office:value-type="float" office:value="18.42465" calcext:value-type="float">
            <text:p>18.42465</text:p>
          </table:table-cell>
          <table:table-cell office:value-type="float" office:value="18.39099" calcext:value-type="float">
            <text:p>18.39099</text:p>
          </table:table-cell>
          <table:table-cell office:value-type="float" office:value="17.54517" calcext:value-type="float">
            <text:p>17.54517</text:p>
          </table:table-cell>
          <table:table-cell office:value-type="float" office:value="17.5" calcext:value-type="float">
            <text:p>17.5</text:p>
          </table:table-cell>
          <table:table-cell office:value-type="float" office:value="16.88199" calcext:value-type="float">
            <text:p>16.88199</text:p>
          </table:table-cell>
          <table:table-cell office:value-type="float" office:value="16.83557" calcext:value-type="float">
            <text:p>16.83557</text:p>
          </table:table-cell>
          <table:table-cell office:value-type="float" office:value="30.34067" calcext:value-type="float">
            <text:p>30.34067</text:p>
          </table:table-cell>
          <table:table-cell office:value-type="float" office:value="22.87323" calcext:value-type="float">
            <text:p>22.873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26.51796" calcext:value-type="float">
            <text:p>26.51796</text:p>
          </table:table-cell>
          <table:table-cell office:value-type="float" office:value="34.78" calcext:value-type="float">
            <text:p>34.78</text:p>
          </table:table-cell>
          <table:table-cell office:value-type="float" office:value="25.18" calcext:value-type="float">
            <text:p>25.18</text:p>
          </table:table-cell>
          <table:table-cell office:value-type="float" office:value="2.434723" calcext:value-type="float">
            <text:p>2.434723</text:p>
          </table:table-cell>
          <table:table-cell office:value-type="float" office:value="1.653777" calcext:value-type="float">
            <text:p>1.653777</text:p>
          </table:table-cell>
          <table:table-cell office:value-type="float" office:value="426.816" calcext:value-type="float">
            <text:p>426.816</text:p>
          </table:table-cell>
          <table:table-cell office:value-type="float" office:value="0" calcext:value-type="float">
            <text:p>0</text:p>
          </table:table-cell>
          <table:table-cell office:value-type="float" office:value="31.43713" calcext:value-type="float">
            <text:p>31.43713</text:p>
          </table:table-cell>
          <table:table-cell office:value-type="float" office:value="23.06516" calcext:value-type="float">
            <text:p>23.06516</text:p>
          </table:table-cell>
          <table:table-cell office:value-type="float" office:value="28.15753" calcext:value-type="float">
            <text:p>28.15753</text:p>
          </table:table-cell>
          <table:table-cell office:value-type="float" office:value="23.56769" calcext:value-type="float">
            <text:p>23.56769</text:p>
          </table:table-cell>
          <table:table-cell office:value-type="float" office:value="26.85568" calcext:value-type="float">
            <text:p>26.85568</text:p>
          </table:table-cell>
          <table:table-cell office:value-type="float" office:value="23.73337" calcext:value-type="float">
            <text:p>23.73337</text:p>
          </table:table-cell>
          <table:table-cell office:value-type="float" office:value="25.73483" calcext:value-type="float">
            <text:p>25.73483</text:p>
          </table:table-cell>
          <table:table-cell office:value-type="float" office:value="23.69461" calcext:value-type="float">
            <text:p>23.69461</text:p>
          </table:table-cell>
          <table:table-cell office:value-type="float" office:value="25.01566" calcext:value-type="float">
            <text:p>25.01566</text:p>
          </table:table-cell>
          <table:table-cell office:value-type="float" office:value="23.57056" calcext:value-type="float">
            <text:p>23.57056</text:p>
          </table:table-cell>
          <table:table-cell office:value-type="float" office:value="24.1937" calcext:value-type="float">
            <text:p>24.1937</text:p>
          </table:table-cell>
          <table:table-cell office:value-type="float" office:value="23.34796" calcext:value-type="float">
            <text:p>23.34796</text:p>
          </table:table-cell>
          <table:table-cell office:value-type="float" office:value="23.44568" calcext:value-type="float">
            <text:p>23.44568</text:p>
          </table:table-cell>
          <table:table-cell office:value-type="float" office:value="22.98654" calcext:value-type="float">
            <text:p>22.98654</text:p>
          </table:table-cell>
          <table:table-cell office:value-type="float" office:value="22.46097" calcext:value-type="float">
            <text:p>22.46097</text:p>
          </table:table-cell>
          <table:table-cell office:value-type="float" office:value="22.23111" calcext:value-type="float">
            <text:p>22.23111</text:p>
          </table:table-cell>
          <table:table-cell office:value-type="float" office:value="21.36942" calcext:value-type="float">
            <text:p>21.36942</text:p>
          </table:table-cell>
          <table:table-cell office:value-type="float" office:value="21.26505" calcext:value-type="float">
            <text:p>21.26505</text:p>
          </table:table-cell>
          <table:table-cell office:value-type="float" office:value="20.28061" calcext:value-type="float">
            <text:p>20.28061</text:p>
          </table:table-cell>
          <table:table-cell office:value-type="float" office:value="20.26654" calcext:value-type="float">
            <text:p>20.26654</text:p>
          </table:table-cell>
          <table:table-cell office:value-type="float" office:value="19.3382" calcext:value-type="float">
            <text:p>19.3382</text:p>
          </table:table-cell>
          <table:table-cell office:value-type="float" office:value="19.32455" calcext:value-type="float">
            <text:p>19.32455</text:p>
          </table:table-cell>
          <table:table-cell office:value-type="float" office:value="18.4552" calcext:value-type="float">
            <text:p>18.4552</text:p>
          </table:table-cell>
          <table:table-cell office:value-type="float" office:value="18.42502" calcext:value-type="float">
            <text:p>18.42502</text:p>
          </table:table-cell>
          <table:table-cell office:value-type="float" office:value="17.58783" calcext:value-type="float">
            <text:p>17.58783</text:p>
          </table:table-cell>
          <table:table-cell office:value-type="float" office:value="17.54565" calcext:value-type="float">
            <text:p>17.54565</text:p>
          </table:table-cell>
          <table:table-cell office:value-type="float" office:value="16.9274" calcext:value-type="float">
            <text:p>16.9274</text:p>
          </table:table-cell>
          <table:table-cell office:value-type="float" office:value="16.88248" calcext:value-type="float">
            <text:p>16.88248</text:p>
          </table:table-cell>
          <table:table-cell office:value-type="float" office:value="31.4371" calcext:value-type="float">
            <text:p>31.4371</text:p>
          </table:table-cell>
          <table:table-cell office:value-type="float" office:value="23.06516" calcext:value-type="float">
            <text:p>23.065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25.17534" calcext:value-type="float">
            <text:p>25.17534</text:p>
          </table:table-cell>
          <table:table-cell office:value-type="float" office:value="35.26" calcext:value-type="float">
            <text:p>35.26</text:p>
          </table:table-cell>
          <table:table-cell office:value-type="float" office:value="24.49" calcext:value-type="float">
            <text:p>24.49</text:p>
          </table:table-cell>
          <table:table-cell office:value-type="float" office:value="2.624497" calcext:value-type="float">
            <text:p>2.624497</text:p>
          </table:table-cell>
          <table:table-cell office:value-type="float" office:value="1.620992" calcext:value-type="float">
            <text:p>1.620992</text:p>
          </table:table-cell>
          <table:table-cell office:value-type="float" office:value="223.992" calcext:value-type="float">
            <text:p>223.992</text:p>
          </table:table-cell>
          <table:table-cell office:value-type="float" office:value="0" calcext:value-type="float">
            <text:p>0</text:p>
          </table:table-cell>
          <table:table-cell office:value-type="float" office:value="34.27362" calcext:value-type="float">
            <text:p>34.27362</text:p>
          </table:table-cell>
          <table:table-cell office:value-type="float" office:value="24.48999" calcext:value-type="float">
            <text:p>24.48999</text:p>
          </table:table-cell>
          <table:table-cell office:value-type="float" office:value="30.13342" calcext:value-type="float">
            <text:p>30.13342</text:p>
          </table:table-cell>
          <table:table-cell office:value-type="float" office:value="25.17844" calcext:value-type="float">
            <text:p>25.17844</text:p>
          </table:table-cell>
          <table:table-cell office:value-type="float" office:value="28.38635" calcext:value-type="float">
            <text:p>28.38635</text:p>
          </table:table-cell>
          <table:table-cell office:value-type="float" office:value="25.13492" calcext:value-type="float">
            <text:p>25.13492</text:p>
          </table:table-cell>
          <table:table-cell office:value-type="float" office:value="26.97928" calcext:value-type="float">
            <text:p>26.97928</text:p>
          </table:table-cell>
          <table:table-cell office:value-type="float" office:value="24.85693" calcext:value-type="float">
            <text:p>24.85693</text:p>
          </table:table-cell>
          <table:table-cell office:value-type="float" office:value="26.06006" calcext:value-type="float">
            <text:p>26.06006</text:p>
          </table:table-cell>
          <table:table-cell office:value-type="float" office:value="24.56537" calcext:value-type="float">
            <text:p>24.56537</text:p>
          </table:table-cell>
          <table:table-cell office:value-type="float" office:value="25.09949" calcext:value-type="float">
            <text:p>25.09949</text:p>
          </table:table-cell>
          <table:table-cell office:value-type="float" office:value="24.15378" calcext:value-type="float">
            <text:p>24.15378</text:p>
          </table:table-cell>
          <table:table-cell office:value-type="float" office:value="24.17844" calcext:value-type="float">
            <text:p>24.17844</text:p>
          </table:table-cell>
          <table:table-cell office:value-type="float" office:value="23.45718" calcext:value-type="float">
            <text:p>23.45718</text:p>
          </table:table-cell>
          <table:table-cell office:value-type="float" office:value="22.8855" calcext:value-type="float">
            <text:p>22.8855</text:p>
          </table:table-cell>
          <table:table-cell office:value-type="float" office:value="22.46558" calcext:value-type="float">
            <text:p>22.46558</text:p>
          </table:table-cell>
          <table:table-cell office:value-type="float" office:value="21.52798" calcext:value-type="float">
            <text:p>21.52798</text:p>
          </table:table-cell>
          <table:table-cell office:value-type="float" office:value="21.37067" calcext:value-type="float">
            <text:p>21.37067</text:p>
          </table:table-cell>
          <table:table-cell office:value-type="float" office:value="20.32114" calcext:value-type="float">
            <text:p>20.32114</text:p>
          </table:table-cell>
          <table:table-cell office:value-type="float" office:value="20.28094" calcext:value-type="float">
            <text:p>20.28094</text:p>
          </table:table-cell>
          <table:table-cell office:value-type="float" office:value="19.36118" calcext:value-type="float">
            <text:p>19.36118</text:p>
          </table:table-cell>
          <table:table-cell office:value-type="float" office:value="19.33841" calcext:value-type="float">
            <text:p>19.33841</text:p>
          </table:table-cell>
          <table:table-cell office:value-type="float" office:value="18.48459" calcext:value-type="float">
            <text:p>18.48459</text:p>
          </table:table-cell>
          <table:table-cell office:value-type="float" office:value="18.45554" calcext:value-type="float">
            <text:p>18.45554</text:p>
          </table:table-cell>
          <table:table-cell office:value-type="float" office:value="17.62796" calcext:value-type="float">
            <text:p>17.62796</text:p>
          </table:table-cell>
          <table:table-cell office:value-type="float" office:value="17.58826" calcext:value-type="float">
            <text:p>17.58826</text:p>
          </table:table-cell>
          <table:table-cell office:value-type="float" office:value="16.97119" calcext:value-type="float">
            <text:p>16.97119</text:p>
          </table:table-cell>
          <table:table-cell office:value-type="float" office:value="16.92786" calcext:value-type="float">
            <text:p>16.92786</text:p>
          </table:table-cell>
          <table:table-cell office:value-type="float" office:value="34.27359" calcext:value-type="float">
            <text:p>34.27359</text:p>
          </table:table-cell>
          <table:table-cell office:value-type="float" office:value="24.48999" calcext:value-type="float">
            <text:p>24.489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26.2548" calcext:value-type="float">
            <text:p>26.2548</text:p>
          </table:table-cell>
          <table:table-cell office:value-type="float" office:value="33.2" calcext:value-type="float">
            <text:p>33.2</text:p>
          </table:table-cell>
          <table:table-cell office:value-type="float" office:value="24.24" calcext:value-type="float">
            <text:p>24.24</text:p>
          </table:table-cell>
          <table:table-cell office:value-type="float" office:value="2.76661" calcext:value-type="float">
            <text:p>2.76661</text:p>
          </table:table-cell>
          <table:table-cell office:value-type="float" office:value="1.660628" calcext:value-type="float">
            <text:p>1.660628</text:p>
          </table:table-cell>
          <table:table-cell office:value-type="float" office:value="225.18" calcext:value-type="float">
            <text:p>225.18</text:p>
          </table:table-cell>
          <table:table-cell office:value-type="float" office:value="31.2" calcext:value-type="float">
            <text:p>31.2</text:p>
          </table:table-cell>
          <table:table-cell office:value-type="float" office:value="30.40845" calcext:value-type="float">
            <text:p>30.40845</text:p>
          </table:table-cell>
          <table:table-cell office:value-type="float" office:value="24.19928" calcext:value-type="float">
            <text:p>24.19928</text:p>
          </table:table-cell>
          <table:table-cell office:value-type="float" office:value="29.05811" calcext:value-type="float">
            <text:p>29.05811</text:p>
          </table:table-cell>
          <table:table-cell office:value-type="float" office:value="25.14096" calcext:value-type="float">
            <text:p>25.14096</text:p>
          </table:table-cell>
          <table:table-cell office:value-type="float" office:value="27.90405" calcext:value-type="float">
            <text:p>27.90405</text:p>
          </table:table-cell>
          <table:table-cell office:value-type="float" office:value="25.35489" calcext:value-type="float">
            <text:p>25.35489</text:p>
          </table:table-cell>
          <table:table-cell office:value-type="float" office:value="26.69934" calcext:value-type="float">
            <text:p>26.69934</text:p>
          </table:table-cell>
          <table:table-cell office:value-type="float" office:value="25.25003" calcext:value-type="float">
            <text:p>25.25003</text:p>
          </table:table-cell>
          <table:table-cell office:value-type="float" office:value="25.9585" calcext:value-type="float">
            <text:p>25.9585</text:p>
          </table:table-cell>
          <table:table-cell office:value-type="float" office:value="25.03146" calcext:value-type="float">
            <text:p>25.03146</text:p>
          </table:table-cell>
          <table:table-cell office:value-type="float" office:value="25.11353" calcext:value-type="float">
            <text:p>25.11353</text:p>
          </table:table-cell>
          <table:table-cell office:value-type="float" office:value="24.66681" calcext:value-type="float">
            <text:p>24.66681</text:p>
          </table:table-cell>
          <table:table-cell office:value-type="float" office:value="24.38458" calcext:value-type="float">
            <text:p>24.38458</text:p>
          </table:table-cell>
          <table:table-cell office:value-type="float" office:value="24.11771" calcext:value-type="float">
            <text:p>24.11771</text:p>
          </table:table-cell>
          <table:table-cell office:value-type="float" office:value="23.26895" calcext:value-type="float">
            <text:p>23.26895</text:p>
          </table:table-cell>
          <table:table-cell office:value-type="float" office:value="22.89194" calcext:value-type="float">
            <text:p>22.89194</text:p>
          </table:table-cell>
          <table:table-cell office:value-type="float" office:value="21.74832" calcext:value-type="float">
            <text:p>21.74832</text:p>
          </table:table-cell>
          <table:table-cell office:value-type="float" office:value="21.53009" calcext:value-type="float">
            <text:p>21.53009</text:p>
          </table:table-cell>
          <table:table-cell office:value-type="float" office:value="20.39368" calcext:value-type="float">
            <text:p>20.39368</text:p>
          </table:table-cell>
          <table:table-cell office:value-type="float" office:value="20.32169" calcext:value-type="float">
            <text:p>20.32169</text:p>
          </table:table-cell>
          <table:table-cell office:value-type="float" office:value="19.397" calcext:value-type="float">
            <text:p>19.397</text:p>
          </table:table-cell>
          <table:table-cell office:value-type="float" office:value="19.36148" calcext:value-type="float">
            <text:p>19.36148</text:p>
          </table:table-cell>
          <table:table-cell office:value-type="float" office:value="18.51654" calcext:value-type="float">
            <text:p>18.51654</text:p>
          </table:table-cell>
          <table:table-cell office:value-type="float" office:value="18.48492" calcext:value-type="float">
            <text:p>18.48492</text:p>
          </table:table-cell>
          <table:table-cell office:value-type="float" office:value="17.66656" calcext:value-type="float">
            <text:p>17.66656</text:p>
          </table:table-cell>
          <table:table-cell office:value-type="float" office:value="17.62836" calcext:value-type="float">
            <text:p>17.62836</text:p>
          </table:table-cell>
          <table:table-cell office:value-type="float" office:value="17.01309" calcext:value-type="float">
            <text:p>17.01309</text:p>
          </table:table-cell>
          <table:table-cell office:value-type="float" office:value="16.97165" calcext:value-type="float">
            <text:p>16.97165</text:p>
          </table:table-cell>
          <table:table-cell office:value-type="float" office:value="30.40845" calcext:value-type="float">
            <text:p>30.40845</text:p>
          </table:table-cell>
          <table:table-cell office:value-type="float" office:value="24.19928" calcext:value-type="float">
            <text:p>24.199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25.119" calcext:value-type="float">
            <text:p>25.119</text:p>
          </table:table-cell>
          <table:table-cell office:value-type="float" office:value="33.17" calcext:value-type="float">
            <text:p>33.17</text:p>
          </table:table-cell>
          <table:table-cell office:value-type="float" office:value="23.4" calcext:value-type="float">
            <text:p>23.4</text:p>
          </table:table-cell>
          <table:table-cell office:value-type="float" office:value="2.728112" calcext:value-type="float">
            <text:p>2.728112</text:p>
          </table:table-cell>
          <table:table-cell office:value-type="float" office:value="1.967698" calcext:value-type="float">
            <text:p>1.967698</text:p>
          </table:table-cell>
          <table:table-cell office:value-type="float" office:value="262.116" calcext:value-type="float">
            <text:p>262.116</text:p>
          </table:table-cell>
          <table:table-cell office:value-type="float" office:value="0" calcext:value-type="float">
            <text:p>0</text:p>
          </table:table-cell>
          <table:table-cell office:value-type="float" office:value="28.38757" calcext:value-type="float">
            <text:p>28.38757</text:p>
          </table:table-cell>
          <table:table-cell office:value-type="float" office:value="22.49704" calcext:value-type="float">
            <text:p>22.49704</text:p>
          </table:table-cell>
          <table:table-cell office:value-type="float" office:value="26.69885" calcext:value-type="float">
            <text:p>26.69885</text:p>
          </table:table-cell>
          <table:table-cell office:value-type="float" office:value="23.49921" calcext:value-type="float">
            <text:p>23.49921</text:p>
          </table:table-cell>
          <table:table-cell office:value-type="float" office:value="25.85355" calcext:value-type="float">
            <text:p>25.85355</text:p>
          </table:table-cell>
          <table:table-cell office:value-type="float" office:value="24.09027" calcext:value-type="float">
            <text:p>24.09027</text:p>
          </table:table-cell>
          <table:table-cell office:value-type="float" office:value="25.61609" calcext:value-type="float">
            <text:p>25.61609</text:p>
          </table:table-cell>
          <table:table-cell office:value-type="float" office:value="24.38885" calcext:value-type="float">
            <text:p>24.38885</text:p>
          </table:table-cell>
          <table:table-cell office:value-type="float" office:value="25.42566" calcext:value-type="float">
            <text:p>25.42566</text:p>
          </table:table-cell>
          <table:table-cell office:value-type="float" office:value="24.40427" calcext:value-type="float">
            <text:p>24.40427</text:p>
          </table:table-cell>
          <table:table-cell office:value-type="float" office:value="25.03751" calcext:value-type="float">
            <text:p>25.03751</text:p>
          </table:table-cell>
          <table:table-cell office:value-type="float" office:value="24.30438" calcext:value-type="float">
            <text:p>24.30438</text:p>
          </table:table-cell>
          <table:table-cell office:value-type="float" office:value="24.38351" calcext:value-type="float">
            <text:p>24.38351</text:p>
          </table:table-cell>
          <table:table-cell office:value-type="float" office:value="23.95917" calcext:value-type="float">
            <text:p>23.95917</text:p>
          </table:table-cell>
          <table:table-cell office:value-type="float" office:value="23.3335" calcext:value-type="float">
            <text:p>23.3335</text:p>
          </table:table-cell>
          <table:table-cell office:value-type="float" office:value="23.27249" calcext:value-type="float">
            <text:p>23.27249</text:p>
          </table:table-cell>
          <table:table-cell office:value-type="float" office:value="21.92435" calcext:value-type="float">
            <text:p>21.92435</text:p>
          </table:table-cell>
          <table:table-cell office:value-type="float" office:value="21.75061" calcext:value-type="float">
            <text:p>21.75061</text:p>
          </table:table-cell>
          <table:table-cell office:value-type="float" office:value="20.48868" calcext:value-type="float">
            <text:p>20.48868</text:p>
          </table:table-cell>
          <table:table-cell office:value-type="float" office:value="20.39459" calcext:value-type="float">
            <text:p>20.39459</text:p>
          </table:table-cell>
          <table:table-cell office:value-type="float" office:value="19.44745" calcext:value-type="float">
            <text:p>19.44745</text:p>
          </table:table-cell>
          <table:table-cell office:value-type="float" office:value="19.39746" calcext:value-type="float">
            <text:p>19.39746</text:p>
          </table:table-cell>
          <table:table-cell office:value-type="float" office:value="18.55249" calcext:value-type="float">
            <text:p>18.55249</text:p>
          </table:table-cell>
          <table:table-cell office:value-type="float" office:value="18.51691" calcext:value-type="float">
            <text:p>18.51691</text:p>
          </table:table-cell>
          <table:table-cell office:value-type="float" office:value="17.70477" calcext:value-type="float">
            <text:p>17.70477</text:p>
          </table:table-cell>
          <table:table-cell office:value-type="float" office:value="17.66699" calcext:value-type="float">
            <text:p>17.66699</text:p>
          </table:table-cell>
          <table:table-cell office:value-type="float" office:value="17.05273" calcext:value-type="float">
            <text:p>17.05273</text:p>
          </table:table-cell>
          <table:table-cell office:value-type="float" office:value="17.01352" calcext:value-type="float">
            <text:p>17.01352</text:p>
          </table:table-cell>
          <table:table-cell office:value-type="float" office:value="29.09119" calcext:value-type="float">
            <text:p>29.09119</text:p>
          </table:table-cell>
          <table:table-cell office:value-type="float" office:value="22.08884" calcext:value-type="float">
            <text:p>22.088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26.32571" calcext:value-type="float">
            <text:p>26.32571</text:p>
          </table:table-cell>
          <table:table-cell office:value-type="float" office:value="35.67" calcext:value-type="float">
            <text:p>35.67</text:p>
          </table:table-cell>
          <table:table-cell office:value-type="float" office:value="22.43" calcext:value-type="float">
            <text:p>22.43</text:p>
          </table:table-cell>
          <table:table-cell office:value-type="float" office:value="2.458371" calcext:value-type="float">
            <text:p>2.458371</text:p>
          </table:table-cell>
          <table:table-cell office:value-type="float" office:value="1.210902" calcext:value-type="float">
            <text:p>1.210902</text:p>
          </table:table-cell>
          <table:table-cell office:value-type="float" office:value="222.444" calcext:value-type="float">
            <text:p>222.444</text:p>
          </table:table-cell>
          <table:table-cell office:value-type="float" office:value="0" calcext:value-type="float">
            <text:p>0</text:p>
          </table:table-cell>
          <table:table-cell office:value-type="float" office:value="29.27997" calcext:value-type="float">
            <text:p>29.27997</text:p>
          </table:table-cell>
          <table:table-cell office:value-type="float" office:value="21.83881" calcext:value-type="float">
            <text:p>21.83881</text:p>
          </table:table-cell>
          <table:table-cell office:value-type="float" office:value="27.13806" calcext:value-type="float">
            <text:p>27.13806</text:p>
          </table:table-cell>
          <table:table-cell office:value-type="float" office:value="22.70383" calcext:value-type="float">
            <text:p>22.70383</text:p>
          </table:table-cell>
          <table:table-cell office:value-type="float" office:value="26.21683" calcext:value-type="float">
            <text:p>26.21683</text:p>
          </table:table-cell>
          <table:table-cell office:value-type="float" office:value="23.22778" calcext:value-type="float">
            <text:p>23.22778</text:p>
          </table:table-cell>
          <table:table-cell office:value-type="float" office:value="25.41638" calcext:value-type="float">
            <text:p>25.41638</text:p>
          </table:table-cell>
          <table:table-cell office:value-type="float" office:value="23.54367" calcext:value-type="float">
            <text:p>23.54367</text:p>
          </table:table-cell>
          <table:table-cell office:value-type="float" office:value="24.90103" calcext:value-type="float">
            <text:p>24.90103</text:p>
          </table:table-cell>
          <table:table-cell office:value-type="float" office:value="23.65881" calcext:value-type="float">
            <text:p>23.65881</text:p>
          </table:table-cell>
          <table:table-cell office:value-type="float" office:value="24.32394" calcext:value-type="float">
            <text:p>24.32394</text:p>
          </table:table-cell>
          <table:table-cell office:value-type="float" office:value="23.67908" calcext:value-type="float">
            <text:p>23.67908</text:p>
          </table:table-cell>
          <table:table-cell office:value-type="float" office:value="23.95416" calcext:value-type="float">
            <text:p>23.95416</text:p>
          </table:table-cell>
          <table:table-cell office:value-type="float" office:value="23.5119" calcext:value-type="float">
            <text:p>23.5119</text:p>
          </table:table-cell>
          <table:table-cell office:value-type="float" office:value="23.27606" calcext:value-type="float">
            <text:p>23.27606</text:p>
          </table:table-cell>
          <table:table-cell office:value-type="float" office:value="23.09479" calcext:value-type="float">
            <text:p>23.09479</text:p>
          </table:table-cell>
          <table:table-cell office:value-type="float" office:value="21.97958" calcext:value-type="float">
            <text:p>21.97958</text:p>
          </table:table-cell>
          <table:table-cell office:value-type="float" office:value="21.92554" calcext:value-type="float">
            <text:p>21.92554</text:p>
          </table:table-cell>
          <table:table-cell office:value-type="float" office:value="20.57776" calcext:value-type="float">
            <text:p>20.57776</text:p>
          </table:table-cell>
          <table:table-cell office:value-type="float" office:value="20.48969" calcext:value-type="float">
            <text:p>20.48969</text:p>
          </table:table-cell>
          <table:table-cell office:value-type="float" office:value="19.50711" calcext:value-type="float">
            <text:p>19.50711</text:p>
          </table:table-cell>
          <table:table-cell office:value-type="float" office:value="19.44803" calcext:value-type="float">
            <text:p>19.44803</text:p>
          </table:table-cell>
          <table:table-cell office:value-type="float" office:value="18.59372" calcext:value-type="float">
            <text:p>18.59372</text:p>
          </table:table-cell>
          <table:table-cell office:value-type="float" office:value="18.55289" calcext:value-type="float">
            <text:p>18.55289</text:p>
          </table:table-cell>
          <table:table-cell office:value-type="float" office:value="17.74295" calcext:value-type="float">
            <text:p>17.74295</text:p>
          </table:table-cell>
          <table:table-cell office:value-type="float" office:value="17.70514" calcext:value-type="float">
            <text:p>17.70514</text:p>
          </table:table-cell>
          <table:table-cell office:value-type="float" office:value="17.09128" calcext:value-type="float">
            <text:p>17.09128</text:p>
          </table:table-cell>
          <table:table-cell office:value-type="float" office:value="17.05313" calcext:value-type="float">
            <text:p>17.05313</text:p>
          </table:table-cell>
          <table:table-cell office:value-type="float" office:value="29.27997" calcext:value-type="float">
            <text:p>29.27997</text:p>
          </table:table-cell>
          <table:table-cell office:value-type="float" office:value="21.83881" calcext:value-type="float">
            <text:p>21.838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26.25912" calcext:value-type="float">
            <text:p>26.25912</text:p>
          </table:table-cell>
          <table:table-cell office:value-type="float" office:value="36.19" calcext:value-type="float">
            <text:p>36.19</text:p>
          </table:table-cell>
          <table:table-cell office:value-type="float" office:value="23.66" calcext:value-type="float">
            <text:p>23.66</text:p>
          </table:table-cell>
          <table:table-cell office:value-type="float" office:value="2.632452" calcext:value-type="float">
            <text:p>2.632452</text:p>
          </table:table-cell>
          <table:table-cell office:value-type="float" office:value="1.324709" calcext:value-type="float">
            <text:p>1.324709</text:p>
          </table:table-cell>
          <table:table-cell office:value-type="float" office:value="265.896" calcext:value-type="float">
            <text:p>265.896</text:p>
          </table:table-cell>
          <table:table-cell office:value-type="float" office:value="0" calcext:value-type="float">
            <text:p>0</text:p>
          </table:table-cell>
          <table:table-cell office:value-type="float" office:value="33.66434" calcext:value-type="float">
            <text:p>33.66434</text:p>
          </table:table-cell>
          <table:table-cell office:value-type="float" office:value="23.81302" calcext:value-type="float">
            <text:p>23.81302</text:p>
          </table:table-cell>
          <table:table-cell office:value-type="float" office:value="29.71896" calcext:value-type="float">
            <text:p>29.71896</text:p>
          </table:table-cell>
          <table:table-cell office:value-type="float" office:value="24.54868" calcext:value-type="float">
            <text:p>24.54868</text:p>
          </table:table-cell>
          <table:table-cell office:value-type="float" office:value="28.10321" calcext:value-type="float">
            <text:p>28.10321</text:p>
          </table:table-cell>
          <table:table-cell office:value-type="float" office:value="24.68069" calcext:value-type="float">
            <text:p>24.68069</text:p>
          </table:table-cell>
          <table:table-cell office:value-type="float" office:value="26.87979" calcext:value-type="float">
            <text:p>26.87979</text:p>
          </table:table-cell>
          <table:table-cell office:value-type="float" office:value="24.5993" calcext:value-type="float">
            <text:p>24.5993</text:p>
          </table:table-cell>
          <table:table-cell office:value-type="float" office:value="26.06036" calcext:value-type="float">
            <text:p>26.06036</text:p>
          </table:table-cell>
          <table:table-cell office:value-type="float" office:value="24.44482" calcext:value-type="float">
            <text:p>24.44482</text:p>
          </table:table-cell>
          <table:table-cell office:value-type="float" office:value="25.19104" calcext:value-type="float">
            <text:p>25.19104</text:p>
          </table:table-cell>
          <table:table-cell office:value-type="float" office:value="24.19693" calcext:value-type="float">
            <text:p>24.19693</text:p>
          </table:table-cell>
          <table:table-cell office:value-type="float" office:value="24.37366" calcext:value-type="float">
            <text:p>24.37366</text:p>
          </table:table-cell>
          <table:table-cell office:value-type="float" office:value="23.80847" calcext:value-type="float">
            <text:p>23.80847</text:p>
          </table:table-cell>
          <table:table-cell office:value-type="float" office:value="23.26974" calcext:value-type="float">
            <text:p>23.26974</text:p>
          </table:table-cell>
          <table:table-cell office:value-type="float" office:value="23.10184" calcext:value-type="float">
            <text:p>23.10184</text:p>
          </table:table-cell>
          <table:table-cell office:value-type="float" office:value="22.02472" calcext:value-type="float">
            <text:p>22.02472</text:p>
          </table:table-cell>
          <table:table-cell office:value-type="float" office:value="21.97977" calcext:value-type="float">
            <text:p>21.97977</text:p>
          </table:table-cell>
          <table:table-cell office:value-type="float" office:value="20.64865" calcext:value-type="float">
            <text:p>20.64865</text:p>
          </table:table-cell>
          <table:table-cell office:value-type="float" office:value="20.57858" calcext:value-type="float">
            <text:p>20.57858</text:p>
          </table:table-cell>
          <table:table-cell office:value-type="float" office:value="19.56738" calcext:value-type="float">
            <text:p>19.56738</text:p>
          </table:table-cell>
          <table:table-cell office:value-type="float" office:value="19.50775" calcext:value-type="float">
            <text:p>19.50775</text:p>
          </table:table-cell>
          <table:table-cell office:value-type="float" office:value="18.6384" calcext:value-type="float">
            <text:p>18.6384</text:p>
          </table:table-cell>
          <table:table-cell office:value-type="float" office:value="18.59415" calcext:value-type="float">
            <text:p>18.59415</text:p>
          </table:table-cell>
          <table:table-cell office:value-type="float" office:value="17.78232" calcext:value-type="float">
            <text:p>17.78232</text:p>
          </table:table-cell>
          <table:table-cell office:value-type="float" office:value="17.74338" calcext:value-type="float">
            <text:p>17.74338</text:p>
          </table:table-cell>
          <table:table-cell office:value-type="float" office:value="17.12958" calcext:value-type="float">
            <text:p>17.12958</text:p>
          </table:table-cell>
          <table:table-cell office:value-type="float" office:value="17.09167" calcext:value-type="float">
            <text:p>17.09167</text:p>
          </table:table-cell>
          <table:table-cell office:value-type="float" office:value="33.66434" calcext:value-type="float">
            <text:p>33.66434</text:p>
          </table:table-cell>
          <table:table-cell office:value-type="float" office:value="23.81302" calcext:value-type="float">
            <text:p>23.813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24.78384" calcext:value-type="float">
            <text:p>24.78384</text:p>
          </table:table-cell>
          <table:table-cell office:value-type="float" office:value="35.77" calcext:value-type="float">
            <text:p>35.77</text:p>
          </table:table-cell>
          <table:table-cell office:value-type="float" office:value="23.85" calcext:value-type="float">
            <text:p>23.85</text:p>
          </table:table-cell>
          <table:table-cell office:value-type="float" office:value="2.628575" calcext:value-type="float">
            <text:p>2.628575</text:p>
          </table:table-cell>
          <table:table-cell office:value-type="float" office:value="1.562527" calcext:value-type="float">
            <text:p>1.562527</text:p>
          </table:table-cell>
          <table:table-cell office:value-type="float" office:value="213.84" calcext:value-type="float">
            <text:p>213.84</text:p>
          </table:table-cell>
          <table:table-cell office:value-type="float" office:value="31.2" calcext:value-type="float">
            <text:p>31.2</text:p>
          </table:table-cell>
          <table:table-cell office:value-type="float" office:value="31.21613" calcext:value-type="float">
            <text:p>31.21613</text:p>
          </table:table-cell>
          <table:table-cell office:value-type="float" office:value="23.39743" calcext:value-type="float">
            <text:p>23.39743</text:p>
          </table:table-cell>
          <table:table-cell office:value-type="float" office:value="29.76379" calcext:value-type="float">
            <text:p>29.76379</text:p>
          </table:table-cell>
          <table:table-cell office:value-type="float" office:value="24.55569" calcext:value-type="float">
            <text:p>24.55569</text:p>
          </table:table-cell>
          <table:table-cell office:value-type="float" office:value="28.43866" calcext:value-type="float">
            <text:p>28.43866</text:p>
          </table:table-cell>
          <table:table-cell office:value-type="float" office:value="25.39084" calcext:value-type="float">
            <text:p>25.39084</text:p>
          </table:table-cell>
          <table:table-cell office:value-type="float" office:value="27.1189" calcext:value-type="float">
            <text:p>27.1189</text:p>
          </table:table-cell>
          <table:table-cell office:value-type="float" office:value="25.38834" calcext:value-type="float">
            <text:p>25.38834</text:p>
          </table:table-cell>
          <table:table-cell office:value-type="float" office:value="26.28311" calcext:value-type="float">
            <text:p>26.28311</text:p>
          </table:table-cell>
          <table:table-cell office:value-type="float" office:value="25.19342" calcext:value-type="float">
            <text:p>25.19342</text:p>
          </table:table-cell>
          <table:table-cell office:value-type="float" office:value="25.41382" calcext:value-type="float">
            <text:p>25.41382</text:p>
          </table:table-cell>
          <table:table-cell office:value-type="float" office:value="24.86679" calcext:value-type="float">
            <text:p>24.86679</text:p>
          </table:table-cell>
          <table:table-cell office:value-type="float" office:value="24.68854" calcext:value-type="float">
            <text:p>24.68854</text:p>
          </table:table-cell>
          <table:table-cell office:value-type="float" office:value="24.36642" calcext:value-type="float">
            <text:p>24.36642</text:p>
          </table:table-cell>
          <table:table-cell office:value-type="float" office:value="23.60751" calcext:value-type="float">
            <text:p>23.60751</text:p>
          </table:table-cell>
          <table:table-cell office:value-type="float" office:value="23.27475" calcext:value-type="float">
            <text:p>23.27475</text:p>
          </table:table-cell>
          <table:table-cell office:value-type="float" office:value="22.15628" calcext:value-type="float">
            <text:p>22.15628</text:p>
          </table:table-cell>
          <table:table-cell office:value-type="float" office:value="22.02563" calcext:value-type="float">
            <text:p>22.02563</text:p>
          </table:table-cell>
          <table:table-cell office:value-type="float" office:value="20.72165" calcext:value-type="float">
            <text:p>20.72165</text:p>
          </table:table-cell>
          <table:table-cell office:value-type="float" office:value="20.64938" calcext:value-type="float">
            <text:p>20.64938</text:p>
          </table:table-cell>
          <table:table-cell office:value-type="float" office:value="19.62631" calcext:value-type="float">
            <text:p>19.62631</text:p>
          </table:table-cell>
          <table:table-cell office:value-type="float" office:value="19.56802" calcext:value-type="float">
            <text:p>19.56802</text:p>
          </table:table-cell>
          <table:table-cell office:value-type="float" office:value="18.68613" calcext:value-type="float">
            <text:p>18.68613</text:p>
          </table:table-cell>
          <table:table-cell office:value-type="float" office:value="18.63889" calcext:value-type="float">
            <text:p>18.63889</text:p>
          </table:table-cell>
          <table:table-cell office:value-type="float" office:value="17.82291" calcext:value-type="float">
            <text:p>17.82291</text:p>
          </table:table-cell>
          <table:table-cell office:value-type="float" office:value="17.78268" calcext:value-type="float">
            <text:p>17.78268</text:p>
          </table:table-cell>
          <table:table-cell office:value-type="float" office:value="17.16748" calcext:value-type="float">
            <text:p>17.16748</text:p>
          </table:table-cell>
          <table:table-cell office:value-type="float" office:value="17.12997" calcext:value-type="float">
            <text:p>17.12997</text:p>
          </table:table-cell>
          <table:table-cell office:value-type="float" office:value="31.88785" calcext:value-type="float">
            <text:p>31.88785</text:p>
          </table:table-cell>
          <table:table-cell office:value-type="float" office:value="22.66782" calcext:value-type="float">
            <text:p>22.667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26.38296" calcext:value-type="float">
            <text:p>26.38296</text:p>
          </table:table-cell>
          <table:table-cell office:value-type="float" office:value="33.65" calcext:value-type="float">
            <text:p>33.65</text:p>
          </table:table-cell>
          <table:table-cell office:value-type="float" office:value="21.01" calcext:value-type="float">
            <text:p>21.01</text:p>
          </table:table-cell>
          <table:table-cell office:value-type="float" office:value="2.235897" calcext:value-type="float">
            <text:p>2.235897</text:p>
          </table:table-cell>
          <table:table-cell office:value-type="float" office:value="1.205237" calcext:value-type="float">
            <text:p>1.205237</text:p>
          </table:table-cell>
          <table:table-cell office:value-type="float" office:value="177.372" calcext:value-type="float">
            <text:p>177.372</text:p>
          </table:table-cell>
          <table:table-cell office:value-type="float" office:value="0" calcext:value-type="float">
            <text:p>0</text:p>
          </table:table-cell>
          <table:table-cell office:value-type="float" office:value="28.01303" calcext:value-type="float">
            <text:p>28.01303</text:p>
          </table:table-cell>
          <table:table-cell office:value-type="float" office:value="20.36768" calcext:value-type="float">
            <text:p>20.36768</text:p>
          </table:table-cell>
          <table:table-cell office:value-type="float" office:value="26.30765" calcext:value-type="float">
            <text:p>26.30765</text:p>
          </table:table-cell>
          <table:table-cell office:value-type="float" office:value="22.15222" calcext:value-type="float">
            <text:p>22.15222</text:p>
          </table:table-cell>
          <table:table-cell office:value-type="float" office:value="25.47787" calcext:value-type="float">
            <text:p>25.47787</text:p>
          </table:table-cell>
          <table:table-cell office:value-type="float" office:value="23.20114" calcext:value-type="float">
            <text:p>23.20114</text:p>
          </table:table-cell>
          <table:table-cell office:value-type="float" office:value="25.64487" calcext:value-type="float">
            <text:p>25.64487</text:p>
          </table:table-cell>
          <table:table-cell office:value-type="float" office:value="23.85007" calcext:value-type="float">
            <text:p>23.85007</text:p>
          </table:table-cell>
          <table:table-cell office:value-type="float" office:value="25.56787" calcext:value-type="float">
            <text:p>25.56787</text:p>
          </table:table-cell>
          <table:table-cell office:value-type="float" office:value="24.06256" calcext:value-type="float">
            <text:p>24.06256</text:p>
          </table:table-cell>
          <table:table-cell office:value-type="float" office:value="25.28857" calcext:value-type="float">
            <text:p>25.28857</text:p>
          </table:table-cell>
          <table:table-cell office:value-type="float" office:value="24.16959" calcext:value-type="float">
            <text:p>24.16959</text:p>
          </table:table-cell>
          <table:table-cell office:value-type="float" office:value="24.68234" calcext:value-type="float">
            <text:p>24.68234</text:p>
          </table:table-cell>
          <table:table-cell office:value-type="float" office:value="23.97437" calcext:value-type="float">
            <text:p>23.97437</text:p>
          </table:table-cell>
          <table:table-cell office:value-type="float" office:value="23.65674" calcext:value-type="float">
            <text:p>23.65674</text:p>
          </table:table-cell>
          <table:table-cell office:value-type="float" office:value="23.48822" calcext:value-type="float">
            <text:p>23.48822</text:p>
          </table:table-cell>
          <table:table-cell office:value-type="float" office:value="22.26968" calcext:value-type="float">
            <text:p>22.26968</text:p>
          </table:table-cell>
          <table:table-cell office:value-type="float" office:value="22.15796" calcext:value-type="float">
            <text:p>22.15796</text:p>
          </table:table-cell>
          <table:table-cell office:value-type="float" office:value="20.80588" calcext:value-type="float">
            <text:p>20.80588</text:p>
          </table:table-cell>
          <table:table-cell office:value-type="float" office:value="20.72247" calcext:value-type="float">
            <text:p>20.72247</text:p>
          </table:table-cell>
          <table:table-cell office:value-type="float" office:value="19.68842" calcext:value-type="float">
            <text:p>19.68842</text:p>
          </table:table-cell>
          <table:table-cell office:value-type="float" office:value="19.62692" calcext:value-type="float">
            <text:p>19.62692</text:p>
          </table:table-cell>
          <table:table-cell office:value-type="float" office:value="18.7355" calcext:value-type="float">
            <text:p>18.7355</text:p>
          </table:table-cell>
          <table:table-cell office:value-type="float" office:value="18.68665" calcext:value-type="float">
            <text:p>18.68665</text:p>
          </table:table-cell>
          <table:table-cell office:value-type="float" office:value="17.86459" calcext:value-type="float">
            <text:p>17.86459</text:p>
          </table:table-cell>
          <table:table-cell office:value-type="float" office:value="17.82333" calcext:value-type="float">
            <text:p>17.82333</text:p>
          </table:table-cell>
          <table:table-cell office:value-type="float" office:value="17.20596" calcext:value-type="float">
            <text:p>17.20596</text:p>
          </table:table-cell>
          <table:table-cell office:value-type="float" office:value="17.16788" calcext:value-type="float">
            <text:p>17.16788</text:p>
          </table:table-cell>
          <table:table-cell office:value-type="float" office:value="28.01306" calcext:value-type="float">
            <text:p>28.01306</text:p>
          </table:table-cell>
          <table:table-cell office:value-type="float" office:value="20.44772" calcext:value-type="float">
            <text:p>20.447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25.84584" calcext:value-type="float">
            <text:p>25.84584</text:p>
          </table:table-cell>
          <table:table-cell office:value-type="float" office:value="34.44" calcext:value-type="float">
            <text:p>34.44</text:p>
          </table:table-cell>
          <table:table-cell office:value-type="float" office:value="19.3" calcext:value-type="float">
            <text:p>19.3</text:p>
          </table:table-cell>
          <table:table-cell office:value-type="float" office:value="2.102852" calcext:value-type="float">
            <text:p>2.102852</text:p>
          </table:table-cell>
          <table:table-cell office:value-type="float" office:value="1.403756" calcext:value-type="float">
            <text:p>1.403756</text:p>
          </table:table-cell>
          <table:table-cell office:value-type="float" office:value="197.46" calcext:value-type="float">
            <text:p>197.46</text:p>
          </table:table-cell>
          <table:table-cell office:value-type="float" office:value="0" calcext:value-type="float">
            <text:p>0</text:p>
          </table:table-cell>
          <table:table-cell office:value-type="float" office:value="28.55341" calcext:value-type="float">
            <text:p>28.55341</text:p>
          </table:table-cell>
          <table:table-cell office:value-type="float" office:value="19.20734" calcext:value-type="float">
            <text:p>19.20734</text:p>
          </table:table-cell>
          <table:table-cell office:value-type="float" office:value="26.40463" calcext:value-type="float">
            <text:p>26.40463</text:p>
          </table:table-cell>
          <table:table-cell office:value-type="float" office:value="20.80316" calcext:value-type="float">
            <text:p>20.80316</text:p>
          </table:table-cell>
          <table:table-cell office:value-type="float" office:value="25.51935" calcext:value-type="float">
            <text:p>25.51935</text:p>
          </table:table-cell>
          <table:table-cell office:value-type="float" office:value="21.80298" calcext:value-type="float">
            <text:p>21.80298</text:p>
          </table:table-cell>
          <table:table-cell office:value-type="float" office:value="24.79388" calcext:value-type="float">
            <text:p>24.79388</text:p>
          </table:table-cell>
          <table:table-cell office:value-type="float" office:value="22.54013" calcext:value-type="float">
            <text:p>22.54013</text:p>
          </table:table-cell>
          <table:table-cell office:value-type="float" office:value="24.3602" calcext:value-type="float">
            <text:p>24.3602</text:p>
          </table:table-cell>
          <table:table-cell office:value-type="float" office:value="22.9299" calcext:value-type="float">
            <text:p>22.9299</text:p>
          </table:table-cell>
          <table:table-cell office:value-type="float" office:value="24.15186" calcext:value-type="float">
            <text:p>24.15186</text:p>
          </table:table-cell>
          <table:table-cell office:value-type="float" office:value="23.22906" calcext:value-type="float">
            <text:p>23.22906</text:p>
          </table:table-cell>
          <table:table-cell office:value-type="float" office:value="23.96671" calcext:value-type="float">
            <text:p>23.96671</text:p>
          </table:table-cell>
          <table:table-cell office:value-type="float" office:value="23.28033" calcext:value-type="float">
            <text:p>23.28033</text:p>
          </table:table-cell>
          <table:table-cell office:value-type="float" office:value="23.48605" calcext:value-type="float">
            <text:p>23.48605</text:p>
          </table:table-cell>
          <table:table-cell office:value-type="float" office:value="23.11841" calcext:value-type="float">
            <text:p>23.11841</text:p>
          </table:table-cell>
          <table:table-cell office:value-type="float" office:value="22.27722" calcext:value-type="float">
            <text:p>22.27722</text:p>
          </table:table-cell>
          <table:table-cell office:value-type="float" office:value="22.23782" calcext:value-type="float">
            <text:p>22.23782</text:p>
          </table:table-cell>
          <table:table-cell office:value-type="float" office:value="20.87427" calcext:value-type="float">
            <text:p>20.87427</text:p>
          </table:table-cell>
          <table:table-cell office:value-type="float" office:value="20.80676" calcext:value-type="float">
            <text:p>20.80676</text:p>
          </table:table-cell>
          <table:table-cell office:value-type="float" office:value="19.7515" calcext:value-type="float">
            <text:p>19.7515</text:p>
          </table:table-cell>
          <table:table-cell office:value-type="float" office:value="19.68909" calcext:value-type="float">
            <text:p>19.68909</text:p>
          </table:table-cell>
          <table:table-cell office:value-type="float" office:value="18.78641" calcext:value-type="float">
            <text:p>18.78641</text:p>
          </table:table-cell>
          <table:table-cell office:value-type="float" office:value="18.73602" calcext:value-type="float">
            <text:p>18.73602</text:p>
          </table:table-cell>
          <table:table-cell office:value-type="float" office:value="17.90741" calcext:value-type="float">
            <text:p>17.90741</text:p>
          </table:table-cell>
          <table:table-cell office:value-type="float" office:value="17.86502" calcext:value-type="float">
            <text:p>17.86502</text:p>
          </table:table-cell>
          <table:table-cell office:value-type="float" office:value="17.24429" calcext:value-type="float">
            <text:p>17.24429</text:p>
          </table:table-cell>
          <table:table-cell office:value-type="float" office:value="17.20636" calcext:value-type="float">
            <text:p>17.20636</text:p>
          </table:table-cell>
          <table:table-cell office:value-type="float" office:value="28.55341" calcext:value-type="float">
            <text:p>28.55341</text:p>
          </table:table-cell>
          <table:table-cell office:value-type="float" office:value="19.20734" calcext:value-type="float">
            <text:p>19.207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21.39228" calcext:value-type="float">
            <text:p>21.39228</text:p>
          </table:table-cell>
          <table:table-cell office:value-type="float" office:value="28.01" calcext:value-type="float">
            <text:p>28.01</text:p>
          </table:table-cell>
          <table:table-cell office:value-type="float" office:value="16.51" calcext:value-type="float">
            <text:p>16.51</text:p>
          </table:table-cell>
          <table:table-cell office:value-type="float" office:value="2.202894" calcext:value-type="float">
            <text:p>2.202894</text:p>
          </table:table-cell>
          <table:table-cell office:value-type="float" office:value="1.294426" calcext:value-type="float">
            <text:p>1.294426</text:p>
          </table:table-cell>
          <table:table-cell office:value-type="float" office:value="292.392" calcext:value-type="float">
            <text:p>292.392</text:p>
          </table:table-cell>
          <table:table-cell office:value-type="float" office:value="0" calcext:value-type="float">
            <text:p>0</text:p>
          </table:table-cell>
          <table:table-cell office:value-type="float" office:value="28.25735" calcext:value-type="float">
            <text:p>28.25735</text:p>
          </table:table-cell>
          <table:table-cell office:value-type="float" office:value="19.28806" calcext:value-type="float">
            <text:p>19.28806</text:p>
          </table:table-cell>
          <table:table-cell office:value-type="float" office:value="26.35318" calcext:value-type="float">
            <text:p>26.35318</text:p>
          </table:table-cell>
          <table:table-cell office:value-type="float" office:value="21.78293" calcext:value-type="float">
            <text:p>21.78293</text:p>
          </table:table-cell>
          <table:table-cell office:value-type="float" office:value="25.49689" calcext:value-type="float">
            <text:p>25.49689</text:p>
          </table:table-cell>
          <table:table-cell office:value-type="float" office:value="23.03522" calcext:value-type="float">
            <text:p>23.03522</text:p>
          </table:table-cell>
          <table:table-cell office:value-type="float" office:value="24.84201" calcext:value-type="float">
            <text:p>24.84201</text:p>
          </table:table-cell>
          <table:table-cell office:value-type="float" office:value="23.71741" calcext:value-type="float">
            <text:p>23.71741</text:p>
          </table:table-cell>
          <table:table-cell office:value-type="float" office:value="24.43591" calcext:value-type="float">
            <text:p>24.43591</text:p>
          </table:table-cell>
          <table:table-cell office:value-type="float" office:value="23.78848" calcext:value-type="float">
            <text:p>23.78848</text:p>
          </table:table-cell>
          <table:table-cell office:value-type="float" office:value="24.01022" calcext:value-type="float">
            <text:p>24.01022</text:p>
          </table:table-cell>
          <table:table-cell office:value-type="float" office:value="23.70557" calcext:value-type="float">
            <text:p>23.70557</text:p>
          </table:table-cell>
          <table:table-cell office:value-type="float" office:value="23.64569" calcext:value-type="float">
            <text:p>23.64569</text:p>
          </table:table-cell>
          <table:table-cell office:value-type="float" office:value="23.49484" calcext:value-type="float">
            <text:p>23.49484</text:p>
          </table:table-cell>
          <table:table-cell office:value-type="float" office:value="23.12012" calcext:value-type="float">
            <text:p>23.12012</text:p>
          </table:table-cell>
          <table:table-cell office:value-type="float" office:value="23.08661" calcext:value-type="float">
            <text:p>23.08661</text:p>
          </table:table-cell>
          <table:table-cell office:value-type="float" office:value="22.237" calcext:value-type="float">
            <text:p>22.237</text:p>
          </table:table-cell>
          <table:table-cell office:value-type="float" office:value="22.18515" calcext:value-type="float">
            <text:p>22.18515</text:p>
          </table:table-cell>
          <table:table-cell office:value-type="float" office:value="20.91287" calcext:value-type="float">
            <text:p>20.91287</text:p>
          </table:table-cell>
          <table:table-cell office:value-type="float" office:value="20.87482" calcext:value-type="float">
            <text:p>20.87482</text:p>
          </table:table-cell>
          <table:table-cell office:value-type="float" office:value="19.80765" calcext:value-type="float">
            <text:p>19.80765</text:p>
          </table:table-cell>
          <table:table-cell office:value-type="float" office:value="19.75214" calcext:value-type="float">
            <text:p>19.75214</text:p>
          </table:table-cell>
          <table:table-cell office:value-type="float" office:value="18.8378" calcext:value-type="float">
            <text:p>18.8378</text:p>
          </table:table-cell>
          <table:table-cell office:value-type="float" office:value="18.78693" calcext:value-type="float">
            <text:p>18.78693</text:p>
          </table:table-cell>
          <table:table-cell office:value-type="float" office:value="17.95078" calcext:value-type="float">
            <text:p>17.95078</text:p>
          </table:table-cell>
          <table:table-cell office:value-type="float" office:value="17.90784" calcext:value-type="float">
            <text:p>17.90784</text:p>
          </table:table-cell>
          <table:table-cell office:value-type="float" office:value="17.28256" calcext:value-type="float">
            <text:p>17.28256</text:p>
          </table:table-cell>
          <table:table-cell office:value-type="float" office:value="17.24469" calcext:value-type="float">
            <text:p>17.24469</text:p>
          </table:table-cell>
          <table:table-cell office:value-type="float" office:value="28.25735" calcext:value-type="float">
            <text:p>28.25735</text:p>
          </table:table-cell>
          <table:table-cell office:value-type="float" office:value="19.42343" calcext:value-type="float">
            <text:p>19.423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25.39697" calcext:value-type="float">
            <text:p>25.39697</text:p>
          </table:table-cell>
          <table:table-cell office:value-type="float" office:value="25.17" calcext:value-type="float">
            <text:p>25.17</text:p>
          </table:table-cell>
          <table:table-cell office:value-type="float" office:value="14.63" calcext:value-type="float">
            <text:p>14.63</text:p>
          </table:table-cell>
          <table:table-cell office:value-type="float" office:value="1.563216" calcext:value-type="float">
            <text:p>1.563216</text:p>
          </table:table-cell>
          <table:table-cell office:value-type="float" office:value="1.101297" calcext:value-type="float">
            <text:p>1.101297</text:p>
          </table:table-cell>
          <table:table-cell office:value-type="float" office:value="200.016" calcext:value-type="float">
            <text:p>200.016</text:p>
          </table:table-cell>
          <table:table-cell office:value-type="float" office:value="0" calcext:value-type="float">
            <text:p>0</text:p>
          </table:table-cell>
          <table:table-cell office:value-type="float" office:value="26.80804" calcext:value-type="float">
            <text:p>26.80804</text:p>
          </table:table-cell>
          <table:table-cell office:value-type="float" office:value="16.65002" calcext:value-type="float">
            <text:p>16.65002</text:p>
          </table:table-cell>
          <table:table-cell office:value-type="float" office:value="24.57416" calcext:value-type="float">
            <text:p>24.57416</text:p>
          </table:table-cell>
          <table:table-cell office:value-type="float" office:value="19.37387" calcext:value-type="float">
            <text:p>19.37387</text:p>
          </table:table-cell>
          <table:table-cell office:value-type="float" office:value="23.80991" calcext:value-type="float">
            <text:p>23.80991</text:p>
          </table:table-cell>
          <table:table-cell office:value-type="float" office:value="20.73141" calcext:value-type="float">
            <text:p>20.73141</text:p>
          </table:table-cell>
          <table:table-cell office:value-type="float" office:value="23.64825" calcext:value-type="float">
            <text:p>23.64825</text:p>
          </table:table-cell>
          <table:table-cell office:value-type="float" office:value="21.69406" calcext:value-type="float">
            <text:p>21.69406</text:p>
          </table:table-cell>
          <table:table-cell office:value-type="float" office:value="23.83664" calcext:value-type="float">
            <text:p>23.83664</text:p>
          </table:table-cell>
          <table:table-cell office:value-type="float" office:value="22.21124" calcext:value-type="float">
            <text:p>22.21124</text:p>
          </table:table-cell>
          <table:table-cell office:value-type="float" office:value="23.88412" calcext:value-type="float">
            <text:p>23.88412</text:p>
          </table:table-cell>
          <table:table-cell office:value-type="float" office:value="22.62766" calcext:value-type="float">
            <text:p>22.62766</text:p>
          </table:table-cell>
          <table:table-cell office:value-type="float" office:value="23.62787" calcext:value-type="float">
            <text:p>23.62787</text:p>
          </table:table-cell>
          <table:table-cell office:value-type="float" office:value="22.77203" calcext:value-type="float">
            <text:p>22.77203</text:p>
          </table:table-cell>
          <table:table-cell office:value-type="float" office:value="23.09888" calcext:value-type="float">
            <text:p>23.09888</text:p>
          </table:table-cell>
          <table:table-cell office:value-type="float" office:value="22.74295" calcext:value-type="float">
            <text:p>22.74295</text:p>
          </table:table-cell>
          <table:table-cell office:value-type="float" office:value="22.18484" calcext:value-type="float">
            <text:p>22.18484</text:p>
          </table:table-cell>
          <table:table-cell office:value-type="float" office:value="22.11111" calcext:value-type="float">
            <text:p>22.11111</text:p>
          </table:table-cell>
          <table:table-cell office:value-type="float" office:value="20.93463" calcext:value-type="float">
            <text:p>20.93463</text:p>
          </table:table-cell>
          <table:table-cell office:value-type="float" office:value="20.91321" calcext:value-type="float">
            <text:p>20.91321</text:p>
          </table:table-cell>
          <table:table-cell office:value-type="float" office:value="19.85391" calcext:value-type="float">
            <text:p>19.85391</text:p>
          </table:table-cell>
          <table:table-cell office:value-type="float" office:value="19.8082" calcext:value-type="float">
            <text:p>19.8082</text:p>
          </table:table-cell>
          <table:table-cell office:value-type="float" office:value="18.88666" calcext:value-type="float">
            <text:p>18.88666</text:p>
          </table:table-cell>
          <table:table-cell office:value-type="float" office:value="18.83832" calcext:value-type="float">
            <text:p>18.83832</text:p>
          </table:table-cell>
          <table:table-cell office:value-type="float" office:value="17.99429" calcext:value-type="float">
            <text:p>17.99429</text:p>
          </table:table-cell>
          <table:table-cell office:value-type="float" office:value="17.9512" calcext:value-type="float">
            <text:p>17.9512</text:p>
          </table:table-cell>
          <table:table-cell office:value-type="float" office:value="17.32208" calcext:value-type="float">
            <text:p>17.32208</text:p>
          </table:table-cell>
          <table:table-cell office:value-type="float" office:value="17.28296" calcext:value-type="float">
            <text:p>17.28296</text:p>
          </table:table-cell>
          <table:table-cell office:value-type="float" office:value="26.80801" calcext:value-type="float">
            <text:p>26.80801</text:p>
          </table:table-cell>
          <table:table-cell office:value-type="float" office:value="16.65005" calcext:value-type="float">
            <text:p>16.650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26.23825" calcext:value-type="float">
            <text:p>26.23825</text:p>
          </table:table-cell>
          <table:table-cell office:value-type="float" office:value="28.4" calcext:value-type="float">
            <text:p>28.4</text:p>
          </table:table-cell>
          <table:table-cell office:value-type="float" office:value="12.67" calcext:value-type="float">
            <text:p>12.67</text:p>
          </table:table-cell>
          <table:table-cell office:value-type="float" office:value="1.591179" calcext:value-type="float">
            <text:p>1.591179</text:p>
          </table:table-cell>
          <table:table-cell office:value-type="float" office:value="1.13554" calcext:value-type="float">
            <text:p>1.13554</text:p>
          </table:table-cell>
          <table:table-cell office:value-type="float" office:value="143.172" calcext:value-type="float">
            <text:p>143.172</text:p>
          </table:table-cell>
          <table:table-cell office:value-type="float" office:value="31.2" calcext:value-type="float">
            <text:p>31.2</text:p>
          </table:table-cell>
          <table:table-cell office:value-type="float" office:value="26.04236" calcext:value-type="float">
            <text:p>26.04236</text:p>
          </table:table-cell>
          <table:table-cell office:value-type="float" office:value="15.13504" calcext:value-type="float">
            <text:p>15.13504</text:p>
          </table:table-cell>
          <table:table-cell office:value-type="float" office:value="24.867" calcext:value-type="float">
            <text:p>24.867</text:p>
          </table:table-cell>
          <table:table-cell office:value-type="float" office:value="17.95728" calcext:value-type="float">
            <text:p>17.95728</text:p>
          </table:table-cell>
          <table:table-cell office:value-type="float" office:value="23.8746" calcext:value-type="float">
            <text:p>23.8746</text:p>
          </table:table-cell>
          <table:table-cell office:value-type="float" office:value="19.46133" calcext:value-type="float">
            <text:p>19.46133</text:p>
          </table:table-cell>
          <table:table-cell office:value-type="float" office:value="23.08716" calcext:value-type="float">
            <text:p>23.08716</text:p>
          </table:table-cell>
          <table:table-cell office:value-type="float" office:value="20.59274" calcext:value-type="float">
            <text:p>20.59274</text:p>
          </table:table-cell>
          <table:table-cell office:value-type="float" office:value="22.71774" calcext:value-type="float">
            <text:p>22.71774</text:p>
          </table:table-cell>
          <table:table-cell office:value-type="float" office:value="21.23587" calcext:value-type="float">
            <text:p>21.23587</text:p>
          </table:table-cell>
          <table:table-cell office:value-type="float" office:value="22.88315" calcext:value-type="float">
            <text:p>22.88315</text:p>
          </table:table-cell>
          <table:table-cell office:value-type="float" office:value="21.80417" calcext:value-type="float">
            <text:p>21.80417</text:p>
          </table:table-cell>
          <table:table-cell office:value-type="float" office:value="22.86038" calcext:value-type="float">
            <text:p>22.86038</text:p>
          </table:table-cell>
          <table:table-cell office:value-type="float" office:value="22.09863" calcext:value-type="float">
            <text:p>22.09863</text:p>
          </table:table-cell>
          <table:table-cell office:value-type="float" office:value="22.7403" calcext:value-type="float">
            <text:p>22.7403</text:p>
          </table:table-cell>
          <table:table-cell office:value-type="float" office:value="22.30527" calcext:value-type="float">
            <text:p>22.30527</text:p>
          </table:table-cell>
          <table:table-cell office:value-type="float" office:value="22.1098" calcext:value-type="float">
            <text:p>22.1098</text:p>
          </table:table-cell>
          <table:table-cell office:value-type="float" office:value="21.94244" calcext:value-type="float">
            <text:p>21.94244</text:p>
          </table:table-cell>
          <table:table-cell office:value-type="float" office:value="20.93604" calcext:value-type="float">
            <text:p>20.93604</text:p>
          </table:table-cell>
          <table:table-cell office:value-type="float" office:value="20.92767" calcext:value-type="float">
            <text:p>20.92767</text:p>
          </table:table-cell>
          <table:table-cell office:value-type="float" office:value="19.88867" calcext:value-type="float">
            <text:p>19.88867</text:p>
          </table:table-cell>
          <table:table-cell office:value-type="float" office:value="19.85434" calcext:value-type="float">
            <text:p>19.85434</text:p>
          </table:table-cell>
          <table:table-cell office:value-type="float" office:value="18.93289" calcext:value-type="float">
            <text:p>18.93289</text:p>
          </table:table-cell>
          <table:table-cell office:value-type="float" office:value="18.88718" calcext:value-type="float">
            <text:p>18.88718</text:p>
          </table:table-cell>
          <table:table-cell office:value-type="float" office:value="18.0379" calcext:value-type="float">
            <text:p>18.0379</text:p>
          </table:table-cell>
          <table:table-cell office:value-type="float" office:value="17.99475" calcext:value-type="float">
            <text:p>17.99475</text:p>
          </table:table-cell>
          <table:table-cell office:value-type="float" office:value="17.36157" calcext:value-type="float">
            <text:p>17.36157</text:p>
          </table:table-cell>
          <table:table-cell office:value-type="float" office:value="17.32248" calcext:value-type="float">
            <text:p>17.32248</text:p>
          </table:table-cell>
          <table:table-cell office:value-type="float" office:value="25.26343" calcext:value-type="float">
            <text:p>25.26343</text:p>
          </table:table-cell>
          <table:table-cell office:value-type="float" office:value="15.13504" calcext:value-type="float">
            <text:p>15.135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15.84369" calcext:value-type="float">
            <text:p>15.84369</text:p>
          </table:table-cell>
          <table:table-cell office:value-type="float" office:value="29.16" calcext:value-type="float">
            <text:p>29.16</text:p>
          </table:table-cell>
          <table:table-cell office:value-type="float" office:value="16.39" calcext:value-type="float">
            <text:p>16.39</text:p>
          </table:table-cell>
          <table:table-cell office:value-type="float" office:value="1.696896" calcext:value-type="float">
            <text:p>1.696896</text:p>
          </table:table-cell>
          <table:table-cell office:value-type="float" office:value="1.299466" calcext:value-type="float">
            <text:p>1.299466</text:p>
          </table:table-cell>
          <table:table-cell office:value-type="float" office:value="151.884" calcext:value-type="float">
            <text:p>151.884</text:p>
          </table:table-cell>
          <table:table-cell office:value-type="float" office:value="0" calcext:value-type="float">
            <text:p>0</text:p>
          </table:table-cell>
          <table:table-cell office:value-type="float" office:value="23.74176" calcext:value-type="float">
            <text:p>23.74176</text:p>
          </table:table-cell>
          <table:table-cell office:value-type="float" office:value="16.69434" calcext:value-type="float">
            <text:p>16.69434</text:p>
          </table:table-cell>
          <table:table-cell office:value-type="float" office:value="22.03519" calcext:value-type="float">
            <text:p>22.03519</text:p>
          </table:table-cell>
          <table:table-cell office:value-type="float" office:value="18.00238" calcext:value-type="float">
            <text:p>18.00238</text:p>
          </table:table-cell>
          <table:table-cell office:value-type="float" office:value="21.69843" calcext:value-type="float">
            <text:p>21.69843</text:p>
          </table:table-cell>
          <table:table-cell office:value-type="float" office:value="19.17444" calcext:value-type="float">
            <text:p>19.17444</text:p>
          </table:table-cell>
          <table:table-cell office:value-type="float" office:value="21.58694" calcext:value-type="float">
            <text:p>21.58694</text:p>
          </table:table-cell>
          <table:table-cell office:value-type="float" office:value="20.13477" calcext:value-type="float">
            <text:p>20.13477</text:p>
          </table:table-cell>
          <table:table-cell office:value-type="float" office:value="21.9617" calcext:value-type="float">
            <text:p>21.9617</text:p>
          </table:table-cell>
          <table:table-cell office:value-type="float" office:value="20.72992" calcext:value-type="float">
            <text:p>20.72992</text:p>
          </table:table-cell>
          <table:table-cell office:value-type="float" office:value="22.30215" calcext:value-type="float">
            <text:p>22.30215</text:p>
          </table:table-cell>
          <table:table-cell office:value-type="float" office:value="21.29965" calcext:value-type="float">
            <text:p>21.29965</text:p>
          </table:table-cell>
          <table:table-cell office:value-type="float" office:value="22.34845" calcext:value-type="float">
            <text:p>22.34845</text:p>
          </table:table-cell>
          <table:table-cell office:value-type="float" office:value="21.63162" calcext:value-type="float">
            <text:p>21.63162</text:p>
          </table:table-cell>
          <table:table-cell office:value-type="float" office:value="22.3035" calcext:value-type="float">
            <text:p>22.3035</text:p>
          </table:table-cell>
          <table:table-cell office:value-type="float" office:value="21.87112" calcext:value-type="float">
            <text:p>21.87112</text:p>
          </table:table-cell>
          <table:table-cell office:value-type="float" office:value="21.94043" calcext:value-type="float">
            <text:p>21.94043</text:p>
          </table:table-cell>
          <table:table-cell office:value-type="float" office:value="21.72989" calcext:value-type="float">
            <text:p>21.72989</text:p>
          </table:table-cell>
          <table:table-cell office:value-type="float" office:value="20.9274" calcext:value-type="float">
            <text:p>20.9274</text:p>
          </table:table-cell>
          <table:table-cell office:value-type="float" office:value="20.8877" calcext:value-type="float">
            <text:p>20.8877</text:p>
          </table:table-cell>
          <table:table-cell office:value-type="float" office:value="19.90817" calcext:value-type="float">
            <text:p>19.90817</text:p>
          </table:table-cell>
          <table:table-cell office:value-type="float" office:value="19.88898" calcext:value-type="float">
            <text:p>19.88898</text:p>
          </table:table-cell>
          <table:table-cell office:value-type="float" office:value="18.97375" calcext:value-type="float">
            <text:p>18.97375</text:p>
          </table:table-cell>
          <table:table-cell office:value-type="float" office:value="18.93335" calcext:value-type="float">
            <text:p>18.93335</text:p>
          </table:table-cell>
          <table:table-cell office:value-type="float" office:value="18.08044" calcext:value-type="float">
            <text:p>18.08044</text:p>
          </table:table-cell>
          <table:table-cell office:value-type="float" office:value="18.03836" calcext:value-type="float">
            <text:p>18.03836</text:p>
          </table:table-cell>
          <table:table-cell office:value-type="float" office:value="17.40079" calcext:value-type="float">
            <text:p>17.40079</text:p>
          </table:table-cell>
          <table:table-cell office:value-type="float" office:value="17.36197" calcext:value-type="float">
            <text:p>17.36197</text:p>
          </table:table-cell>
          <table:table-cell office:value-type="float" office:value="24.7681" calcext:value-type="float">
            <text:p>24.7681</text:p>
          </table:table-cell>
          <table:table-cell office:value-type="float" office:value="15.87344" calcext:value-type="float">
            <text:p>15.873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25.51243" calcext:value-type="float">
            <text:p>25.51243</text:p>
          </table:table-cell>
          <table:table-cell office:value-type="float" office:value="29.28" calcext:value-type="float">
            <text:p>29.28</text:p>
          </table:table-cell>
          <table:table-cell office:value-type="float" office:value="15.9" calcext:value-type="float">
            <text:p>15.9</text:p>
          </table:table-cell>
          <table:table-cell office:value-type="float" office:value="1.753654" calcext:value-type="float">
            <text:p>1.753654</text:p>
          </table:table-cell>
          <table:table-cell office:value-type="float" office:value="1.092924" calcext:value-type="float">
            <text:p>1.092924</text:p>
          </table:table-cell>
          <table:table-cell office:value-type="float" office:value="146.736" calcext:value-type="float">
            <text:p>146.736</text:p>
          </table:table-cell>
          <table:table-cell office:value-type="float" office:value="0" calcext:value-type="float">
            <text:p>0</text:p>
          </table:table-cell>
          <table:table-cell office:value-type="float" office:value="24.95804" calcext:value-type="float">
            <text:p>24.95804</text:p>
          </table:table-cell>
          <table:table-cell office:value-type="float" office:value="16.18958" calcext:value-type="float">
            <text:p>16.18958</text:p>
          </table:table-cell>
          <table:table-cell office:value-type="float" office:value="22.65631" calcext:value-type="float">
            <text:p>22.65631</text:p>
          </table:table-cell>
          <table:table-cell office:value-type="float" office:value="17.84036" calcext:value-type="float">
            <text:p>17.84036</text:p>
          </table:table-cell>
          <table:table-cell office:value-type="float" office:value="21.94119" calcext:value-type="float">
            <text:p>21.94119</text:p>
          </table:table-cell>
          <table:table-cell office:value-type="float" office:value="18.85785" calcext:value-type="float">
            <text:p>18.85785</text:p>
          </table:table-cell>
          <table:table-cell office:value-type="float" office:value="21.55148" calcext:value-type="float">
            <text:p>21.55148</text:p>
          </table:table-cell>
          <table:table-cell office:value-type="float" office:value="19.70096" calcext:value-type="float">
            <text:p>19.70096</text:p>
          </table:table-cell>
          <table:table-cell office:value-type="float" office:value="21.38104" calcext:value-type="float">
            <text:p>21.38104</text:p>
          </table:table-cell>
          <table:table-cell office:value-type="float" office:value="20.22641" calcext:value-type="float">
            <text:p>20.22641</text:p>
          </table:table-cell>
          <table:table-cell office:value-type="float" office:value="21.51321" calcext:value-type="float">
            <text:p>21.51321</text:p>
          </table:table-cell>
          <table:table-cell office:value-type="float" office:value="20.75266" calcext:value-type="float">
            <text:p>20.75266</text:p>
          </table:table-cell>
          <table:table-cell office:value-type="float" office:value="21.68317" calcext:value-type="float">
            <text:p>21.68317</text:p>
          </table:table-cell>
          <table:table-cell office:value-type="float" office:value="21.11877" calcext:value-type="float">
            <text:p>21.11877</text:p>
          </table:table-cell>
          <table:table-cell office:value-type="float" office:value="21.86801" calcext:value-type="float">
            <text:p>21.86801</text:p>
          </table:table-cell>
          <table:table-cell office:value-type="float" office:value="21.46997" calcext:value-type="float">
            <text:p>21.46997</text:p>
          </table:table-cell>
          <table:table-cell office:value-type="float" office:value="21.72751" calcext:value-type="float">
            <text:p>21.72751</text:p>
          </table:table-cell>
          <table:table-cell office:value-type="float" office:value="21.48486" calcext:value-type="float">
            <text:p>21.48486</text:p>
          </table:table-cell>
          <table:table-cell office:value-type="float" office:value="20.88712" calcext:value-type="float">
            <text:p>20.88712</text:p>
          </table:table-cell>
          <table:table-cell office:value-type="float" office:value="20.81723" calcext:value-type="float">
            <text:p>20.81723</text:p>
          </table:table-cell>
          <table:table-cell office:value-type="float" office:value="19.91193" calcext:value-type="float">
            <text:p>19.91193</text:p>
          </table:table-cell>
          <table:table-cell office:value-type="float" office:value="19.90829" calcext:value-type="float">
            <text:p>19.90829</text:p>
          </table:table-cell>
          <table:table-cell office:value-type="float" office:value="19.00754" calcext:value-type="float">
            <text:p>19.00754</text:p>
          </table:table-cell>
          <table:table-cell office:value-type="float" office:value="18.97415" calcext:value-type="float">
            <text:p>18.97415</text:p>
          </table:table-cell>
          <table:table-cell office:value-type="float" office:value="18.12106" calcext:value-type="float">
            <text:p>18.12106</text:p>
          </table:table-cell>
          <table:table-cell office:value-type="float" office:value="18.08087" calcext:value-type="float">
            <text:p>18.08087</text:p>
          </table:table-cell>
          <table:table-cell office:value-type="float" office:value="17.43964" calcext:value-type="float">
            <text:p>17.43964</text:p>
          </table:table-cell>
          <table:table-cell office:value-type="float" office:value="17.40118" calcext:value-type="float">
            <text:p>17.40118</text:p>
          </table:table-cell>
          <table:table-cell office:value-type="float" office:value="24.95804" calcext:value-type="float">
            <text:p>24.95804</text:p>
          </table:table-cell>
          <table:table-cell office:value-type="float" office:value="16.18961" calcext:value-type="float">
            <text:p>16.189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9.165961" calcext:value-type="float">
            <text:p>9.165961</text:p>
          </table:table-cell>
          <table:table-cell office:value-type="float" office:value="25.96" calcext:value-type="float">
            <text:p>25.96</text:p>
          </table:table-cell>
          <table:table-cell office:value-type="float" office:value="15.09" calcext:value-type="float">
            <text:p>15.09</text:p>
          </table:table-cell>
          <table:table-cell office:value-type="float" office:value="1.932032" calcext:value-type="float">
            <text:p>1.932032</text:p>
          </table:table-cell>
          <table:table-cell office:value-type="float" office:value="1.335682" calcext:value-type="float">
            <text:p>1.335682</text:p>
          </table:table-cell>
          <table:table-cell office:value-type="float" office:value="231.552" calcext:value-type="float">
            <text:p>231.552</text:p>
          </table:table-cell>
          <table:table-cell office:value-type="float" office:value="6.3" calcext:value-type="float">
            <text:p>6.3</text:p>
          </table:table-cell>
          <table:table-cell office:value-type="float" office:value="22.95798" calcext:value-type="float">
            <text:p>22.95798</text:p>
          </table:table-cell>
          <table:table-cell office:value-type="float" office:value="15.366" calcext:value-type="float">
            <text:p>15.366</text:p>
          </table:table-cell>
          <table:table-cell office:value-type="float" office:value="21.32828" calcext:value-type="float">
            <text:p>21.32828</text:p>
          </table:table-cell>
          <table:table-cell office:value-type="float" office:value="17.41354" calcext:value-type="float">
            <text:p>17.41354</text:p>
          </table:table-cell>
          <table:table-cell office:value-type="float" office:value="20.89032" calcext:value-type="float">
            <text:p>20.89032</text:p>
          </table:table-cell>
          <table:table-cell office:value-type="float" office:value="18.57501" calcext:value-type="float">
            <text:p>18.57501</text:p>
          </table:table-cell>
          <table:table-cell office:value-type="float" office:value="20.83023" calcext:value-type="float">
            <text:p>20.83023</text:p>
          </table:table-cell>
          <table:table-cell office:value-type="float" office:value="19.47394" calcext:value-type="float">
            <text:p>19.47394</text:p>
          </table:table-cell>
          <table:table-cell office:value-type="float" office:value="21.07452" calcext:value-type="float">
            <text:p>21.07452</text:p>
          </table:table-cell>
          <table:table-cell office:value-type="float" office:value="19.99951" calcext:value-type="float">
            <text:p>19.99951</text:p>
          </table:table-cell>
          <table:table-cell office:value-type="float" office:value="21.2594" calcext:value-type="float">
            <text:p>21.2594</text:p>
          </table:table-cell>
          <table:table-cell office:value-type="float" office:value="20.48068" calcext:value-type="float">
            <text:p>20.48068</text:p>
          </table:table-cell>
          <table:table-cell office:value-type="float" office:value="21.33963" calcext:value-type="float">
            <text:p>21.33963</text:p>
          </table:table-cell>
          <table:table-cell office:value-type="float" office:value="20.80539" calcext:value-type="float">
            <text:p>20.80539</text:p>
          </table:table-cell>
          <table:table-cell office:value-type="float" office:value="21.46854" calcext:value-type="float">
            <text:p>21.46854</text:p>
          </table:table-cell>
          <table:table-cell office:value-type="float" office:value="21.14212" calcext:value-type="float">
            <text:p>21.14212</text:p>
          </table:table-cell>
          <table:table-cell office:value-type="float" office:value="21.48236" calcext:value-type="float">
            <text:p>21.48236</text:p>
          </table:table-cell>
          <table:table-cell office:value-type="float" office:value="21.25104" calcext:value-type="float">
            <text:p>21.25104</text:p>
          </table:table-cell>
          <table:table-cell office:value-type="float" office:value="20.81638" calcext:value-type="float">
            <text:p>20.81638</text:p>
          </table:table-cell>
          <table:table-cell office:value-type="float" office:value="20.72433" calcext:value-type="float">
            <text:p>20.72433</text:p>
          </table:table-cell>
          <table:table-cell office:value-type="float" office:value="19.91071" calcext:value-type="float">
            <text:p>19.91071</text:p>
          </table:table-cell>
          <table:table-cell office:value-type="float" office:value="19.8959" calcext:value-type="float">
            <text:p>19.8959</text:p>
          </table:table-cell>
          <table:table-cell office:value-type="float" office:value="19.03299" calcext:value-type="float">
            <text:p>19.03299</text:p>
          </table:table-cell>
          <table:table-cell office:value-type="float" office:value="19.00781" calcext:value-type="float">
            <text:p>19.00781</text:p>
          </table:table-cell>
          <table:table-cell office:value-type="float" office:value="18.15891" calcext:value-type="float">
            <text:p>18.15891</text:p>
          </table:table-cell>
          <table:table-cell office:value-type="float" office:value="18.12143" calcext:value-type="float">
            <text:p>18.12143</text:p>
          </table:table-cell>
          <table:table-cell office:value-type="float" office:value="17.47827" calcext:value-type="float">
            <text:p>17.47827</text:p>
          </table:table-cell>
          <table:table-cell office:value-type="float" office:value="17.44006" calcext:value-type="float">
            <text:p>17.44006</text:p>
          </table:table-cell>
          <table:table-cell office:value-type="float" office:value="22.95798" calcext:value-type="float">
            <text:p>22.95798</text:p>
          </table:table-cell>
          <table:table-cell office:value-type="float" office:value="15.366" calcext:value-type="float">
            <text:p>15.3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9.083879" calcext:value-type="float">
            <text:p>9.083879</text:p>
          </table:table-cell>
          <table:table-cell office:value-type="float" office:value="23.34" calcext:value-type="float">
            <text:p>23.34</text:p>
          </table:table-cell>
          <table:table-cell office:value-type="float" office:value="15.22" calcext:value-type="float">
            <text:p>15.22</text:p>
          </table:table-cell>
          <table:table-cell office:value-type="float" office:value="1.894695" calcext:value-type="float">
            <text:p>1.894695</text:p>
          </table:table-cell>
          <table:table-cell office:value-type="float" office:value="1.518626" calcext:value-type="float">
            <text:p>1.518626</text:p>
          </table:table-cell>
          <table:table-cell office:value-type="float" office:value="242.928" calcext:value-type="float">
            <text:p>242.928</text:p>
          </table:table-cell>
          <table:table-cell office:value-type="float" office:value="29.7" calcext:value-type="float">
            <text:p>29.7</text:p>
          </table:table-cell>
          <table:table-cell office:value-type="float" office:value="20.37738" calcext:value-type="float">
            <text:p>20.37738</text:p>
          </table:table-cell>
          <table:table-cell office:value-type="float" office:value="16.01846" calcext:value-type="float">
            <text:p>16.01846</text:p>
          </table:table-cell>
          <table:table-cell office:value-type="float" office:value="19.91763" calcext:value-type="float">
            <text:p>19.91763</text:p>
          </table:table-cell>
          <table:table-cell office:value-type="float" office:value="17.46637" calcext:value-type="float">
            <text:p>17.46637</text:p>
          </table:table-cell>
          <table:table-cell office:value-type="float" office:value="19.98489" calcext:value-type="float">
            <text:p>19.98489</text:p>
          </table:table-cell>
          <table:table-cell office:value-type="float" office:value="18.5676" calcext:value-type="float">
            <text:p>18.5676</text:p>
          </table:table-cell>
          <table:table-cell office:value-type="float" office:value="20.43536" calcext:value-type="float">
            <text:p>20.43536</text:p>
          </table:table-cell>
          <table:table-cell office:value-type="float" office:value="19.116" calcext:value-type="float">
            <text:p>19.116</text:p>
          </table:table-cell>
          <table:table-cell office:value-type="float" office:value="20.61588" calcext:value-type="float">
            <text:p>20.61588</text:p>
          </table:table-cell>
          <table:table-cell office:value-type="float" office:value="19.55609" calcext:value-type="float">
            <text:p>19.55609</text:p>
          </table:table-cell>
          <table:table-cell office:value-type="float" office:value="20.76831" calcext:value-type="float">
            <text:p>20.76831</text:p>
          </table:table-cell>
          <table:table-cell office:value-type="float" office:value="20.02277" calcext:value-type="float">
            <text:p>20.02277</text:p>
          </table:table-cell>
          <table:table-cell office:value-type="float" office:value="20.90265" calcext:value-type="float">
            <text:p>20.90265</text:p>
          </table:table-cell>
          <table:table-cell office:value-type="float" office:value="20.36185" calcext:value-type="float">
            <text:p>20.36185</text:p>
          </table:table-cell>
          <table:table-cell office:value-type="float" office:value="21.14001" calcext:value-type="float">
            <text:p>21.14001</text:p>
          </table:table-cell>
          <table:table-cell office:value-type="float" office:value="20.78421" calcext:value-type="float">
            <text:p>20.78421</text:p>
          </table:table-cell>
          <table:table-cell office:value-type="float" office:value="21.24857" calcext:value-type="float">
            <text:p>21.24857</text:p>
          </table:table-cell>
          <table:table-cell office:value-type="float" office:value="21.01654" calcext:value-type="float">
            <text:p>21.01654</text:p>
          </table:table-cell>
          <table:table-cell office:value-type="float" office:value="20.7233" calcext:value-type="float">
            <text:p>20.7233</text:p>
          </table:table-cell>
          <table:table-cell office:value-type="float" office:value="20.61722" calcext:value-type="float">
            <text:p>20.61722</text:p>
          </table:table-cell>
          <table:table-cell office:value-type="float" office:value="19.89566" calcext:value-type="float">
            <text:p>19.89566</text:p>
          </table:table-cell>
          <table:table-cell office:value-type="float" office:value="19.86584" calcext:value-type="float">
            <text:p>19.86584</text:p>
          </table:table-cell>
          <table:table-cell office:value-type="float" office:value="19.04916" calcext:value-type="float">
            <text:p>19.04916</text:p>
          </table:table-cell>
          <table:table-cell office:value-type="float" office:value="19.0332" calcext:value-type="float">
            <text:p>19.0332</text:p>
          </table:table-cell>
          <table:table-cell office:value-type="float" office:value="18.19315" calcext:value-type="float">
            <text:p>18.19315</text:p>
          </table:table-cell>
          <table:table-cell office:value-type="float" office:value="18.1593" calcext:value-type="float">
            <text:p>18.1593</text:p>
          </table:table-cell>
          <table:table-cell office:value-type="float" office:value="17.51562" calcext:value-type="float">
            <text:p>17.51562</text:p>
          </table:table-cell>
          <table:table-cell office:value-type="float" office:value="17.47867" calcext:value-type="float">
            <text:p>17.47867</text:p>
          </table:table-cell>
          <table:table-cell office:value-type="float" office:value="20.73471" calcext:value-type="float">
            <text:p>20.73471</text:p>
          </table:table-cell>
          <table:table-cell office:value-type="float" office:value="15.1564" calcext:value-type="float">
            <text:p>15.15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26.33762" calcext:value-type="float">
            <text:p>26.33762</text:p>
          </table:table-cell>
          <table:table-cell office:value-type="float" office:value="25.43" calcext:value-type="float">
            <text:p>25.43</text:p>
          </table:table-cell>
          <table:table-cell office:value-type="float" office:value="14.16" calcext:value-type="float">
            <text:p>14.16</text:p>
          </table:table-cell>
          <table:table-cell office:value-type="float" office:value="1.606237" calcext:value-type="float">
            <text:p>1.606237</text:p>
          </table:table-cell>
          <table:table-cell office:value-type="float" office:value="1.201352" calcext:value-type="float">
            <text:p>1.201352</text:p>
          </table:table-cell>
          <table:table-cell office:value-type="float" office:value="221.256" calcext:value-type="float">
            <text:p>221.256</text:p>
          </table:table-cell>
          <table:table-cell office:value-type="float" office:value="0" calcext:value-type="float">
            <text:p>0</text:p>
          </table:table-cell>
          <table:table-cell office:value-type="float" office:value="22.78268" calcext:value-type="float">
            <text:p>22.78268</text:p>
          </table:table-cell>
          <table:table-cell office:value-type="float" office:value="15.10782" calcext:value-type="float">
            <text:p>15.10782</text:p>
          </table:table-cell>
          <table:table-cell office:value-type="float" office:value="21.15277" calcext:value-type="float">
            <text:p>21.15277</text:p>
          </table:table-cell>
          <table:table-cell office:value-type="float" office:value="16.67548" calcext:value-type="float">
            <text:p>16.67548</text:p>
          </table:table-cell>
          <table:table-cell office:value-type="float" office:value="20.40771" calcext:value-type="float">
            <text:p>20.40771</text:p>
          </table:table-cell>
          <table:table-cell office:value-type="float" office:value="17.5675" calcext:value-type="float">
            <text:p>17.5675</text:p>
          </table:table-cell>
          <table:table-cell office:value-type="float" office:value="20.09567" calcext:value-type="float">
            <text:p>20.09567</text:p>
          </table:table-cell>
          <table:table-cell office:value-type="float" office:value="18.35883" calcext:value-type="float">
            <text:p>18.35883</text:p>
          </table:table-cell>
          <table:table-cell office:value-type="float" office:value="19.99887" calcext:value-type="float">
            <text:p>19.99887</text:p>
          </table:table-cell>
          <table:table-cell office:value-type="float" office:value="18.87366" calcext:value-type="float">
            <text:p>18.87366</text:p>
          </table:table-cell>
          <table:table-cell office:value-type="float" office:value="20.05707" calcext:value-type="float">
            <text:p>20.05707</text:p>
          </table:table-cell>
          <table:table-cell office:value-type="float" office:value="19.43967" calcext:value-type="float">
            <text:p>19.43967</text:p>
          </table:table-cell>
          <table:table-cell office:value-type="float" office:value="20.35837" calcext:value-type="float">
            <text:p>20.35837</text:p>
          </table:table-cell>
          <table:table-cell office:value-type="float" office:value="19.88925" calcext:value-type="float">
            <text:p>19.88925</text:p>
          </table:table-cell>
          <table:table-cell office:value-type="float" office:value="20.7807" calcext:value-type="float">
            <text:p>20.7807</text:p>
          </table:table-cell>
          <table:table-cell office:value-type="float" office:value="20.40671" calcext:value-type="float">
            <text:p>20.40671</text:p>
          </table:table-cell>
          <table:table-cell office:value-type="float" office:value="21.01395" calcext:value-type="float">
            <text:p>21.01395</text:p>
          </table:table-cell>
          <table:table-cell office:value-type="float" office:value="20.7547" calcext:value-type="float">
            <text:p>20.7547</text:p>
          </table:table-cell>
          <table:table-cell office:value-type="float" office:value="20.61603" calcext:value-type="float">
            <text:p>20.61603</text:p>
          </table:table-cell>
          <table:table-cell office:value-type="float" office:value="20.49512" calcext:value-type="float">
            <text:p>20.49512</text:p>
          </table:table-cell>
          <table:table-cell office:value-type="float" office:value="19.86545" calcext:value-type="float">
            <text:p>19.86545</text:p>
          </table:table-cell>
          <table:table-cell office:value-type="float" office:value="19.8237" calcext:value-type="float">
            <text:p>19.8237</text:p>
          </table:table-cell>
          <table:table-cell office:value-type="float" office:value="19.05615" calcext:value-type="float">
            <text:p>19.05615</text:p>
          </table:table-cell>
          <table:table-cell office:value-type="float" office:value="19.04926" calcext:value-type="float">
            <text:p>19.04926</text:p>
          </table:table-cell>
          <table:table-cell office:value-type="float" office:value="18.22296" calcext:value-type="float">
            <text:p>18.22296</text:p>
          </table:table-cell>
          <table:table-cell office:value-type="float" office:value="18.19345" calcext:value-type="float">
            <text:p>18.19345</text:p>
          </table:table-cell>
          <table:table-cell office:value-type="float" office:value="17.55133" calcext:value-type="float">
            <text:p>17.55133</text:p>
          </table:table-cell>
          <table:table-cell office:value-type="float" office:value="17.51602" calcext:value-type="float">
            <text:p>17.51602</text:p>
          </table:table-cell>
          <table:table-cell office:value-type="float" office:value="22.78268" calcext:value-type="float">
            <text:p>22.78268</text:p>
          </table:table-cell>
          <table:table-cell office:value-type="float" office:value="14.83237" calcext:value-type="float">
            <text:p>14.832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23.50594" calcext:value-type="float">
            <text:p>23.50594</text:p>
          </table:table-cell>
          <table:table-cell office:value-type="float" office:value="28.21" calcext:value-type="float">
            <text:p>28.21</text:p>
          </table:table-cell>
          <table:table-cell office:value-type="float" office:value="12.74" calcext:value-type="float">
            <text:p>12.74</text:p>
          </table:table-cell>
          <table:table-cell office:value-type="float" office:value="2.07388" calcext:value-type="float">
            <text:p>2.07388</text:p>
          </table:table-cell>
          <table:table-cell office:value-type="float" office:value="1.292487" calcext:value-type="float">
            <text:p>1.292487</text:p>
          </table:table-cell>
          <table:table-cell office:value-type="float" office:value="193.212" calcext:value-type="float">
            <text:p>193.212</text:p>
          </table:table-cell>
          <table:table-cell office:value-type="float" office:value="0" calcext:value-type="float">
            <text:p>0</text:p>
          </table:table-cell>
          <table:table-cell office:value-type="float" office:value="24.52225" calcext:value-type="float">
            <text:p>24.52225</text:p>
          </table:table-cell>
          <table:table-cell office:value-type="float" office:value="13.43271" calcext:value-type="float">
            <text:p>13.43271</text:p>
          </table:table-cell>
          <table:table-cell office:value-type="float" office:value="21.87952" calcext:value-type="float">
            <text:p>21.87952</text:p>
          </table:table-cell>
          <table:table-cell office:value-type="float" office:value="15.46259" calcext:value-type="float">
            <text:p>15.46259</text:p>
          </table:table-cell>
          <table:table-cell office:value-type="float" office:value="21.07526" calcext:value-type="float">
            <text:p>21.07526</text:p>
          </table:table-cell>
          <table:table-cell office:value-type="float" office:value="16.81085" calcext:value-type="float">
            <text:p>16.81085</text:p>
          </table:table-cell>
          <table:table-cell office:value-type="float" office:value="20.53488" calcext:value-type="float">
            <text:p>20.53488</text:p>
          </table:table-cell>
          <table:table-cell office:value-type="float" office:value="17.88754" calcext:value-type="float">
            <text:p>17.88754</text:p>
          </table:table-cell>
          <table:table-cell office:value-type="float" office:value="20.27036" calcext:value-type="float">
            <text:p>20.27036</text:p>
          </table:table-cell>
          <table:table-cell office:value-type="float" office:value="18.5275" calcext:value-type="float">
            <text:p>18.5275</text:p>
          </table:table-cell>
          <table:table-cell office:value-type="float" office:value="20.08322" calcext:value-type="float">
            <text:p>20.08322</text:p>
          </table:table-cell>
          <table:table-cell office:value-type="float" office:value="19.16309" calcext:value-type="float">
            <text:p>19.16309</text:p>
          </table:table-cell>
          <table:table-cell office:value-type="float" office:value="20.1264" calcext:value-type="float">
            <text:p>20.1264</text:p>
          </table:table-cell>
          <table:table-cell office:value-type="float" office:value="19.61279" calcext:value-type="float">
            <text:p>19.61279</text:p>
          </table:table-cell>
          <table:table-cell office:value-type="float" office:value="20.40561" calcext:value-type="float">
            <text:p>20.40561</text:p>
          </table:table-cell>
          <table:table-cell office:value-type="float" office:value="20.14905" calcext:value-type="float">
            <text:p>20.14905</text:p>
          </table:table-cell>
          <table:table-cell office:value-type="float" office:value="20.75204" calcext:value-type="float">
            <text:p>20.75204</text:p>
          </table:table-cell>
          <table:table-cell office:value-type="float" office:value="20.51358" calcext:value-type="float">
            <text:p>20.51358</text:p>
          </table:table-cell>
          <table:table-cell office:value-type="float" office:value="20.49377" calcext:value-type="float">
            <text:p>20.49377</text:p>
          </table:table-cell>
          <table:table-cell office:value-type="float" office:value="20.3616" calcext:value-type="float">
            <text:p>20.3616</text:p>
          </table:table-cell>
          <table:table-cell office:value-type="float" office:value="19.82318" calcext:value-type="float">
            <text:p>19.82318</text:p>
          </table:table-cell>
          <table:table-cell office:value-type="float" office:value="19.76968" calcext:value-type="float">
            <text:p>19.76968</text:p>
          </table:table-cell>
          <table:table-cell office:value-type="float" office:value="19.05679" calcext:value-type="float">
            <text:p>19.05679</text:p>
          </table:table-cell>
          <table:table-cell office:value-type="float" office:value="19.05444" calcext:value-type="float">
            <text:p>19.05444</text:p>
          </table:table-cell>
          <table:table-cell office:value-type="float" office:value="18.24805" calcext:value-type="float">
            <text:p>18.24805</text:p>
          </table:table-cell>
          <table:table-cell office:value-type="float" office:value="18.22327" calcext:value-type="float">
            <text:p>18.22327</text:p>
          </table:table-cell>
          <table:table-cell office:value-type="float" office:value="17.58438" calcext:value-type="float">
            <text:p>17.58438</text:p>
          </table:table-cell>
          <table:table-cell office:value-type="float" office:value="17.5517" calcext:value-type="float">
            <text:p>17.5517</text:p>
          </table:table-cell>
          <table:table-cell office:value-type="float" office:value="24.52228" calcext:value-type="float">
            <text:p>24.52228</text:p>
          </table:table-cell>
          <table:table-cell office:value-type="float" office:value="13.43271" calcext:value-type="float">
            <text:p>13.432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25.57041" calcext:value-type="float">
            <text:p>25.57041</text:p>
          </table:table-cell>
          <table:table-cell office:value-type="float" office:value="25.27" calcext:value-type="float">
            <text:p>25.27</text:p>
          </table:table-cell>
          <table:table-cell office:value-type="float" office:value="14.17" calcext:value-type="float">
            <text:p>14.17</text:p>
          </table:table-cell>
          <table:table-cell office:value-type="float" office:value="1.744088" calcext:value-type="float">
            <text:p>1.744088</text:p>
          </table:table-cell>
          <table:table-cell office:value-type="float" office:value="1.240746" calcext:value-type="float">
            <text:p>1.240746</text:p>
          </table:table-cell>
          <table:table-cell office:value-type="float" office:value="272.628" calcext:value-type="float">
            <text:p>272.628</text:p>
          </table:table-cell>
          <table:table-cell office:value-type="float" office:value="0" calcext:value-type="float">
            <text:p>0</text:p>
          </table:table-cell>
          <table:table-cell office:value-type="float" office:value="23.68958" calcext:value-type="float">
            <text:p>23.68958</text:p>
          </table:table-cell>
          <table:table-cell office:value-type="float" office:value="16.41718" calcext:value-type="float">
            <text:p>16.41718</text:p>
          </table:table-cell>
          <table:table-cell office:value-type="float" office:value="21.68024" calcext:value-type="float">
            <text:p>21.68024</text:p>
          </table:table-cell>
          <table:table-cell office:value-type="float" office:value="18.04465" calcext:value-type="float">
            <text:p>18.04465</text:p>
          </table:table-cell>
          <table:table-cell office:value-type="float" office:value="21.01877" calcext:value-type="float">
            <text:p>21.01877</text:p>
          </table:table-cell>
          <table:table-cell office:value-type="float" office:value="18.8075" calcext:value-type="float">
            <text:p>18.8075</text:p>
          </table:table-cell>
          <table:table-cell office:value-type="float" office:value="20.63727" calcext:value-type="float">
            <text:p>20.63727</text:p>
          </table:table-cell>
          <table:table-cell office:value-type="float" office:value="19.30841" calcext:value-type="float">
            <text:p>19.30841</text:p>
          </table:table-cell>
          <table:table-cell office:value-type="float" office:value="20.42776" calcext:value-type="float">
            <text:p>20.42776</text:p>
          </table:table-cell>
          <table:table-cell office:value-type="float" office:value="19.5723" calcext:value-type="float">
            <text:p>19.5723</text:p>
          </table:table-cell>
          <table:table-cell office:value-type="float" office:value="20.25812" calcext:value-type="float">
            <text:p>20.25812</text:p>
          </table:table-cell>
          <table:table-cell office:value-type="float" office:value="19.82028" calcext:value-type="float">
            <text:p>19.82028</text:p>
          </table:table-cell>
          <table:table-cell office:value-type="float" office:value="20.2081" calcext:value-type="float">
            <text:p>20.2081</text:p>
          </table:table-cell>
          <table:table-cell office:value-type="float" office:value="19.97458" calcext:value-type="float">
            <text:p>19.97458</text:p>
          </table:table-cell>
          <table:table-cell office:value-type="float" office:value="20.18878" calcext:value-type="float">
            <text:p>20.18878</text:p>
          </table:table-cell>
          <table:table-cell office:value-type="float" office:value="20.15448" calcext:value-type="float">
            <text:p>20.15448</text:p>
          </table:table-cell>
          <table:table-cell office:value-type="float" office:value="20.51123" calcext:value-type="float">
            <text:p>20.51123</text:p>
          </table:table-cell>
          <table:table-cell office:value-type="float" office:value="20.3522" calcext:value-type="float">
            <text:p>20.3522</text:p>
          </table:table-cell>
          <table:table-cell office:value-type="float" office:value="20.36014" calcext:value-type="float">
            <text:p>20.36014</text:p>
          </table:table-cell>
          <table:table-cell office:value-type="float" office:value="20.22964" calcext:value-type="float">
            <text:p>20.22964</text:p>
          </table:table-cell>
          <table:table-cell office:value-type="float" office:value="19.76907" calcext:value-type="float">
            <text:p>19.76907</text:p>
          </table:table-cell>
          <table:table-cell office:value-type="float" office:value="19.70663" calcext:value-type="float">
            <text:p>19.70663</text:p>
          </table:table-cell>
          <table:table-cell office:value-type="float" office:value="19.05441" calcext:value-type="float">
            <text:p>19.05441</text:p>
          </table:table-cell>
          <table:table-cell office:value-type="float" office:value="19.04428" calcext:value-type="float">
            <text:p>19.04428</text:p>
          </table:table-cell>
          <table:table-cell office:value-type="float" office:value="18.26794" calcext:value-type="float">
            <text:p>18.26794</text:p>
          </table:table-cell>
          <table:table-cell office:value-type="float" office:value="18.24826" calcext:value-type="float">
            <text:p>18.24826</text:p>
          </table:table-cell>
          <table:table-cell office:value-type="float" office:value="17.61417" calcext:value-type="float">
            <text:p>17.61417</text:p>
          </table:table-cell>
          <table:table-cell office:value-type="float" office:value="17.58472" calcext:value-type="float">
            <text:p>17.58472</text:p>
          </table:table-cell>
          <table:table-cell office:value-type="float" office:value="23.68954" calcext:value-type="float">
            <text:p>23.68954</text:p>
          </table:table-cell>
          <table:table-cell office:value-type="float" office:value="16.49347" calcext:value-type="float">
            <text:p>16.493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24.53292" calcext:value-type="float">
            <text:p>24.53292</text:p>
          </table:table-cell>
          <table:table-cell office:value-type="float" office:value="26.57" calcext:value-type="float">
            <text:p>26.57</text:p>
          </table:table-cell>
          <table:table-cell office:value-type="float" office:value="12.03" calcext:value-type="float">
            <text:p>12.03</text:p>
          </table:table-cell>
          <table:table-cell office:value-type="float" office:value="1.662479" calcext:value-type="float">
            <text:p>1.662479</text:p>
          </table:table-cell>
          <table:table-cell office:value-type="float" office:value="1.233544" calcext:value-type="float">
            <text:p>1.233544</text:p>
          </table:table-cell>
          <table:table-cell office:value-type="float" office:value="135.792" calcext:value-type="float">
            <text:p>135.792</text:p>
          </table:table-cell>
          <table:table-cell office:value-type="float" office:value="0" calcext:value-type="float">
            <text:p>0</text:p>
          </table:table-cell>
          <table:table-cell office:value-type="float" office:value="25.3815" calcext:value-type="float">
            <text:p>25.3815</text:p>
          </table:table-cell>
          <table:table-cell office:value-type="float" office:value="13.80676" calcext:value-type="float">
            <text:p>13.80676</text:p>
          </table:table-cell>
          <table:table-cell office:value-type="float" office:value="22.51904" calcext:value-type="float">
            <text:p>22.51904</text:p>
          </table:table-cell>
          <table:table-cell office:value-type="float" office:value="16.25247" calcext:value-type="float">
            <text:p>16.25247</text:p>
          </table:table-cell>
          <table:table-cell office:value-type="float" office:value="21.57767" calcext:value-type="float">
            <text:p>21.57767</text:p>
          </table:table-cell>
          <table:table-cell office:value-type="float" office:value="17.51651" calcext:value-type="float">
            <text:p>17.51651</text:p>
          </table:table-cell>
          <table:table-cell office:value-type="float" office:value="20.92575" calcext:value-type="float">
            <text:p>20.92575</text:p>
          </table:table-cell>
          <table:table-cell office:value-type="float" office:value="18.46646" calcext:value-type="float">
            <text:p>18.46646</text:p>
          </table:table-cell>
          <table:table-cell office:value-type="float" office:value="20.57462" calcext:value-type="float">
            <text:p>20.57462</text:p>
          </table:table-cell>
          <table:table-cell office:value-type="float" office:value="18.99463" calcext:value-type="float">
            <text:p>18.99463</text:p>
          </table:table-cell>
          <table:table-cell office:value-type="float" office:value="20.30554" calcext:value-type="float">
            <text:p>20.30554</text:p>
          </table:table-cell>
          <table:table-cell office:value-type="float" office:value="19.48041" calcext:value-type="float">
            <text:p>19.48041</text:p>
          </table:table-cell>
          <table:table-cell office:value-type="float" office:value="20.21231" calcext:value-type="float">
            <text:p>20.21231</text:p>
          </table:table-cell>
          <table:table-cell office:value-type="float" office:value="19.76746" calcext:value-type="float">
            <text:p>19.76746</text:p>
          </table:table-cell>
          <table:table-cell office:value-type="float" office:value="20.2049" calcext:value-type="float">
            <text:p>20.2049</text:p>
          </table:table-cell>
          <table:table-cell office:value-type="float" office:value="20.08493" calcext:value-type="float">
            <text:p>20.08493</text:p>
          </table:table-cell>
          <table:table-cell office:value-type="float" office:value="20.35095" calcext:value-type="float">
            <text:p>20.35095</text:p>
          </table:table-cell>
          <table:table-cell office:value-type="float" office:value="20.23877" calcext:value-type="float">
            <text:p>20.23877</text:p>
          </table:table-cell>
          <table:table-cell office:value-type="float" office:value="20.22833" calcext:value-type="float">
            <text:p>20.22833</text:p>
          </table:table-cell>
          <table:table-cell office:value-type="float" office:value="20.11438" calcext:value-type="float">
            <text:p>20.11438</text:p>
          </table:table-cell>
          <table:table-cell office:value-type="float" office:value="19.70596" calcext:value-type="float">
            <text:p>19.70596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19.0441" calcext:value-type="float">
            <text:p>19.0441</text:p>
          </table:table-cell>
          <table:table-cell office:value-type="float" office:value="19.02713" calcext:value-type="float">
            <text:p>19.02713</text:p>
          </table:table-cell>
          <table:table-cell office:value-type="float" office:value="18.28256" calcext:value-type="float">
            <text:p>18.28256</text:p>
          </table:table-cell>
          <table:table-cell office:value-type="float" office:value="18.26813" calcext:value-type="float">
            <text:p>18.26813</text:p>
          </table:table-cell>
          <table:table-cell office:value-type="float" office:value="17.64017" calcext:value-type="float">
            <text:p>17.64017</text:p>
          </table:table-cell>
          <table:table-cell office:value-type="float" office:value="17.61447" calcext:value-type="float">
            <text:p>17.61447</text:p>
          </table:table-cell>
          <table:table-cell office:value-type="float" office:value="25.3815" calcext:value-type="float">
            <text:p>25.3815</text:p>
          </table:table-cell>
          <table:table-cell office:value-type="float" office:value="13.80676" calcext:value-type="float">
            <text:p>13.806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22.19709" calcext:value-type="float">
            <text:p>22.19709</text:p>
          </table:table-cell>
          <table:table-cell office:value-type="float" office:value="27.34" calcext:value-type="float">
            <text:p>27.34</text:p>
          </table:table-cell>
          <table:table-cell office:value-type="float" office:value="15.78" calcext:value-type="float">
            <text:p>15.78</text:p>
          </table:table-cell>
          <table:table-cell office:value-type="float" office:value="1.80246" calcext:value-type="float">
            <text:p>1.80246</text:p>
          </table:table-cell>
          <table:table-cell office:value-type="float" office:value="1.523714" calcext:value-type="float">
            <text:p>1.523714</text:p>
          </table:table-cell>
          <table:table-cell office:value-type="float" office:value="271.368" calcext:value-type="float">
            <text:p>271.368</text:p>
          </table:table-cell>
          <table:table-cell office:value-type="float" office:value="0" calcext:value-type="float">
            <text:p>0</text:p>
          </table:table-cell>
          <table:table-cell office:value-type="float" office:value="25.7366" calcext:value-type="float">
            <text:p>25.7366</text:p>
          </table:table-cell>
          <table:table-cell office:value-type="float" office:value="16.5253" calcext:value-type="float">
            <text:p>16.5253</text:p>
          </table:table-cell>
          <table:table-cell office:value-type="float" office:value="23.08008" calcext:value-type="float">
            <text:p>23.08008</text:p>
          </table:table-cell>
          <table:table-cell office:value-type="float" office:value="18.08398" calcext:value-type="float">
            <text:p>18.08398</text:p>
          </table:table-cell>
          <table:table-cell office:value-type="float" office:value="22.21558" calcext:value-type="float">
            <text:p>22.21558</text:p>
          </table:table-cell>
          <table:table-cell office:value-type="float" office:value="18.85144" calcext:value-type="float">
            <text:p>18.85144</text:p>
          </table:table-cell>
          <table:table-cell office:value-type="float" office:value="21.51007" calcext:value-type="float">
            <text:p>21.51007</text:p>
          </table:table-cell>
          <table:table-cell office:value-type="float" office:value="19.38861" calcext:value-type="float">
            <text:p>19.38861</text:p>
          </table:table-cell>
          <table:table-cell office:value-type="float" office:value="21.09943" calcext:value-type="float">
            <text:p>21.09943</text:p>
          </table:table-cell>
          <table:table-cell office:value-type="float" office:value="19.66544" calcext:value-type="float">
            <text:p>19.66544</text:p>
          </table:table-cell>
          <table:table-cell office:value-type="float" office:value="20.73209" calcext:value-type="float">
            <text:p>20.73209</text:p>
          </table:table-cell>
          <table:table-cell office:value-type="float" office:value="19.90866" calcext:value-type="float">
            <text:p>19.90866</text:p>
          </table:table-cell>
          <table:table-cell office:value-type="float" office:value="20.45419" calcext:value-type="float">
            <text:p>20.45419</text:p>
          </table:table-cell>
          <table:table-cell office:value-type="float" office:value="20.0188" calcext:value-type="float">
            <text:p>20.0188</text:p>
          </table:table-cell>
          <table:table-cell office:value-type="float" office:value="20.17947" calcext:value-type="float">
            <text:p>20.17947</text:p>
          </table:table-cell>
          <table:table-cell office:value-type="float" office:value="20.1026" calcext:value-type="float">
            <text:p>20.1026</text:p>
          </table:table-cell>
          <table:table-cell office:value-type="float" office:value="20.23764" calcext:value-type="float">
            <text:p>20.23764</text:p>
          </table:table-cell>
          <table:table-cell office:value-type="float" office:value="20.16281" calcext:value-type="float">
            <text:p>20.16281</text:p>
          </table:table-cell>
          <table:table-cell office:value-type="float" office:value="20.11325" calcext:value-type="float">
            <text:p>20.11325</text:p>
          </table:table-cell>
          <table:table-cell office:value-type="float" office:value="20.01447" calcext:value-type="float">
            <text:p>20.01447</text:p>
          </table:table-cell>
          <table:table-cell office:value-type="float" office:value="19.64029" calcext:value-type="float">
            <text:p>19.64029</text:p>
          </table:table-cell>
          <table:table-cell office:value-type="float" office:value="19.57684" calcext:value-type="float">
            <text:p>19.57684</text:p>
          </table:table-cell>
          <table:table-cell office:value-type="float" office:value="19.02692" calcext:value-type="float">
            <text:p>19.02692</text:p>
          </table:table-cell>
          <table:table-cell office:value-type="float" office:value="19.005" calcext:value-type="float">
            <text:p>19.005</text:p>
          </table:table-cell>
          <table:table-cell office:value-type="float" office:value="18.29193" calcext:value-type="float">
            <text:p>18.29193</text:p>
          </table:table-cell>
          <table:table-cell office:value-type="float" office:value="18.28265" calcext:value-type="float">
            <text:p>18.28265</text:p>
          </table:table-cell>
          <table:table-cell office:value-type="float" office:value="17.6622" calcext:value-type="float">
            <text:p>17.6622</text:p>
          </table:table-cell>
          <table:table-cell office:value-type="float" office:value="17.64044" calcext:value-type="float">
            <text:p>17.64044</text:p>
          </table:table-cell>
          <table:table-cell office:value-type="float" office:value="25.73657" calcext:value-type="float">
            <text:p>25.73657</text:p>
          </table:table-cell>
          <table:table-cell office:value-type="float" office:value="16.5253" calcext:value-type="float">
            <text:p>16.52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22.88204" calcext:value-type="float">
            <text:p>22.88204</text:p>
          </table:table-cell>
          <table:table-cell office:value-type="float" office:value="35.7" calcext:value-type="float">
            <text:p>35.7</text:p>
          </table:table-cell>
          <table:table-cell office:value-type="float" office:value="19.39" calcext:value-type="float">
            <text:p>19.39</text:p>
          </table:table-cell>
          <table:table-cell office:value-type="float" office:value="1.842736" calcext:value-type="float">
            <text:p>1.842736</text:p>
          </table:table-cell>
          <table:table-cell office:value-type="float" office:value="1.172142" calcext:value-type="float">
            <text:p>1.172142</text:p>
          </table:table-cell>
          <table:table-cell office:value-type="float" office:value="291.24" calcext:value-type="float">
            <text:p>291.24</text:p>
          </table:table-cell>
          <table:table-cell office:value-type="float" office:value="0" calcext:value-type="float">
            <text:p>0</text:p>
          </table:table-cell>
          <table:table-cell office:value-type="float" office:value="30.44034" calcext:value-type="float">
            <text:p>30.44034</text:p>
          </table:table-cell>
          <table:table-cell office:value-type="float" office:value="19.35483" calcext:value-type="float">
            <text:p>19.35483</text:p>
          </table:table-cell>
          <table:table-cell office:value-type="float" office:value="26.85641" calcext:value-type="float">
            <text:p>26.85641</text:p>
          </table:table-cell>
          <table:table-cell office:value-type="float" office:value="20.22748" calcext:value-type="float">
            <text:p>20.22748</text:p>
          </table:table-cell>
          <table:table-cell office:value-type="float" office:value="25.12851" calcext:value-type="float">
            <text:p>25.12851</text:p>
          </table:table-cell>
          <table:table-cell office:value-type="float" office:value="20.53204" calcext:value-type="float">
            <text:p>20.53204</text:p>
          </table:table-cell>
          <table:table-cell office:value-type="float" office:value="23.72668" calcext:value-type="float">
            <text:p>23.72668</text:p>
          </table:table-cell>
          <table:table-cell office:value-type="float" office:value="20.65381" calcext:value-type="float">
            <text:p>20.65381</text:p>
          </table:table-cell>
          <table:table-cell office:value-type="float" office:value="22.86279" calcext:value-type="float">
            <text:p>22.86279</text:p>
          </table:table-cell>
          <table:table-cell office:value-type="float" office:value="20.6629" calcext:value-type="float">
            <text:p>20.6629</text:p>
          </table:table-cell>
          <table:table-cell office:value-type="float" office:value="22.03064" calcext:value-type="float">
            <text:p>22.03064</text:p>
          </table:table-cell>
          <table:table-cell office:value-type="float" office:value="20.62833" calcext:value-type="float">
            <text:p>20.62833</text:p>
          </table:table-cell>
          <table:table-cell office:value-type="float" office:value="21.32593" calcext:value-type="float">
            <text:p>21.32593</text:p>
          </table:table-cell>
          <table:table-cell office:value-type="float" office:value="20.46249" calcext:value-type="float">
            <text:p>20.46249</text:p>
          </table:table-cell>
          <table:table-cell office:value-type="float" office:value="20.5058" calcext:value-type="float">
            <text:p>20.5058</text:p>
          </table:table-cell>
          <table:table-cell office:value-type="float" office:value="20.18262" calcext:value-type="float">
            <text:p>20.18262</text:p>
          </table:table-cell>
          <table:table-cell office:value-type="float" office:value="20.1687" calcext:value-type="float">
            <text:p>20.1687</text:p>
          </table:table-cell>
          <table:table-cell office:value-type="float" office:value="20.15488" calcext:value-type="float">
            <text:p>20.15488</text:p>
          </table:table-cell>
          <table:table-cell office:value-type="float" office:value="20.01352" calcext:value-type="float">
            <text:p>20.01352</text:p>
          </table:table-cell>
          <table:table-cell office:value-type="float" office:value="19.93753" calcext:value-type="float">
            <text:p>19.93753</text:p>
          </table:table-cell>
          <table:table-cell office:value-type="float" office:value="19.57617" calcext:value-type="float">
            <text:p>19.57617</text:p>
          </table:table-cell>
          <table:table-cell office:value-type="float" office:value="19.51767" calcext:value-type="float">
            <text:p>19.51767</text:p>
          </table:table-cell>
          <table:table-cell office:value-type="float" office:value="19.00476" calcext:value-type="float">
            <text:p>19.00476</text:p>
          </table:table-cell>
          <table:table-cell office:value-type="float" office:value="18.97961" calcext:value-type="float">
            <text:p>18.97961</text:p>
          </table:table-cell>
          <table:table-cell office:value-type="float" office:value="18.29706" calcext:value-type="float">
            <text:p>18.29706</text:p>
          </table:table-cell>
          <table:table-cell office:value-type="float" office:value="18.29199" calcext:value-type="float">
            <text:p>18.29199</text:p>
          </table:table-cell>
          <table:table-cell office:value-type="float" office:value="17.68069" calcext:value-type="float">
            <text:p>17.68069</text:p>
          </table:table-cell>
          <table:table-cell office:value-type="float" office:value="17.66241" calcext:value-type="float">
            <text:p>17.66241</text:p>
          </table:table-cell>
          <table:table-cell office:value-type="float" office:value="30.44034" calcext:value-type="float">
            <text:p>30.44034</text:p>
          </table:table-cell>
          <table:table-cell office:value-type="float" office:value="19.35483" calcext:value-type="float">
            <text:p>19.354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18.92177" calcext:value-type="float">
            <text:p>18.92177</text:p>
          </table:table-cell>
          <table:table-cell office:value-type="float" office:value="33.11" calcext:value-type="float">
            <text:p>33.11</text:p>
          </table:table-cell>
          <table:table-cell office:value-type="float" office:value="22.49" calcext:value-type="float">
            <text:p>22.49</text:p>
          </table:table-cell>
          <table:table-cell office:value-type="float" office:value="2.295368" calcext:value-type="float">
            <text:p>2.295368</text:p>
          </table:table-cell>
          <table:table-cell office:value-type="float" office:value="1.493715" calcext:value-type="float">
            <text:p>1.493715</text:p>
          </table:table-cell>
          <table:table-cell office:value-type="float" office:value="181.872" calcext:value-type="float">
            <text:p>181.872</text:p>
          </table:table-cell>
          <table:table-cell office:value-type="float" office:value="0" calcext:value-type="float">
            <text:p>0</text:p>
          </table:table-cell>
          <table:table-cell office:value-type="float" office:value="30.879" calcext:value-type="float">
            <text:p>30.879</text:p>
          </table:table-cell>
          <table:table-cell office:value-type="float" office:value="22.95581" calcext:value-type="float">
            <text:p>22.95581</text:p>
          </table:table-cell>
          <table:table-cell office:value-type="float" office:value="27.53033" calcext:value-type="float">
            <text:p>27.53033</text:p>
          </table:table-cell>
          <table:table-cell office:value-type="float" office:value="23.18109" calcext:value-type="float">
            <text:p>23.18109</text:p>
          </table:table-cell>
          <table:table-cell office:value-type="float" office:value="25.96313" calcext:value-type="float">
            <text:p>25.96313</text:p>
          </table:table-cell>
          <table:table-cell office:value-type="float" office:value="23.02731" calcext:value-type="float">
            <text:p>23.02731</text:p>
          </table:table-cell>
          <table:table-cell office:value-type="float" office:value="24.6366" calcext:value-type="float">
            <text:p>24.6366</text:p>
          </table:table-cell>
          <table:table-cell office:value-type="float" office:value="22.7218" calcext:value-type="float">
            <text:p>22.7218</text:p>
          </table:table-cell>
          <table:table-cell office:value-type="float" office:value="23.77084" calcext:value-type="float">
            <text:p>23.77084</text:p>
          </table:table-cell>
          <table:table-cell office:value-type="float" office:value="22.43314" calcext:value-type="float">
            <text:p>22.43314</text:p>
          </table:table-cell>
          <table:table-cell office:value-type="float" office:value="22.90872" calcext:value-type="float">
            <text:p>22.90872</text:p>
          </table:table-cell>
          <table:table-cell office:value-type="float" office:value="22.04181" calcext:value-type="float">
            <text:p>22.04181</text:p>
          </table:table-cell>
          <table:table-cell office:value-type="float" office:value="22.16205" calcext:value-type="float">
            <text:p>22.16205</text:p>
          </table:table-cell>
          <table:table-cell office:value-type="float" office:value="21.34137" calcext:value-type="float">
            <text:p>21.34137</text:p>
          </table:table-cell>
          <table:table-cell office:value-type="float" office:value="21.11145" calcext:value-type="float">
            <text:p>21.11145</text:p>
          </table:table-cell>
          <table:table-cell office:value-type="float" office:value="20.51331" calcext:value-type="float">
            <text:p>20.51331</text:p>
          </table:table-cell>
          <table:table-cell office:value-type="float" office:value="20.32205" calcext:value-type="float">
            <text:p>20.32205</text:p>
          </table:table-cell>
          <table:table-cell office:value-type="float" office:value="20.16946" calcext:value-type="float">
            <text:p>20.16946</text:p>
          </table:table-cell>
          <table:table-cell office:value-type="float" office:value="19.93689" calcext:value-type="float">
            <text:p>19.93689</text:p>
          </table:table-cell>
          <table:table-cell office:value-type="float" office:value="19.90112" calcext:value-type="float">
            <text:p>19.90112</text:p>
          </table:table-cell>
          <table:table-cell office:value-type="float" office:value="19.51709" calcext:value-type="float">
            <text:p>19.51709</text:p>
          </table:table-cell>
          <table:table-cell office:value-type="float" office:value="19.46964" calcext:value-type="float">
            <text:p>19.46964</text:p>
          </table:table-cell>
          <table:table-cell office:value-type="float" office:value="18.97934" calcext:value-type="float">
            <text:p>18.97934</text:p>
          </table:table-cell>
          <table:table-cell office:value-type="float" office:value="18.95374" calcext:value-type="float">
            <text:p>18.95374</text:p>
          </table:table-cell>
          <table:table-cell office:value-type="float" office:value="18.29785" calcext:value-type="float">
            <text:p>18.29785</text:p>
          </table:table-cell>
          <table:table-cell office:value-type="float" office:value="18.29709" calcext:value-type="float">
            <text:p>18.29709</text:p>
          </table:table-cell>
          <table:table-cell office:value-type="float" office:value="17.69473" calcext:value-type="float">
            <text:p>17.69473</text:p>
          </table:table-cell>
          <table:table-cell office:value-type="float" office:value="17.68088" calcext:value-type="float">
            <text:p>17.68088</text:p>
          </table:table-cell>
          <table:table-cell office:value-type="float" office:value="30.87897" calcext:value-type="float">
            <text:p>30.87897</text:p>
          </table:table-cell>
          <table:table-cell office:value-type="float" office:value="22.95581" calcext:value-type="float">
            <text:p>22.955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22.28588" calcext:value-type="float">
            <text:p>22.28588</text:p>
          </table:table-cell>
          <table:table-cell office:value-type="float" office:value="29.57" calcext:value-type="float">
            <text:p>29.57</text:p>
          </table:table-cell>
          <table:table-cell office:value-type="float" office:value="19.95" calcext:value-type="float">
            <text:p>19.95</text:p>
          </table:table-cell>
          <table:table-cell office:value-type="float" office:value="2.298989" calcext:value-type="float">
            <text:p>2.298989</text:p>
          </table:table-cell>
          <table:table-cell office:value-type="float" office:value="1.68753" calcext:value-type="float">
            <text:p>1.68753</text:p>
          </table:table-cell>
          <table:table-cell office:value-type="float" office:value="178.596" calcext:value-type="float">
            <text:p>178.596</text:p>
          </table:table-cell>
          <table:table-cell office:value-type="float" office:value="0" calcext:value-type="float">
            <text:p>0</text:p>
          </table:table-cell>
          <table:table-cell office:value-type="float" office:value="28.36945" calcext:value-type="float">
            <text:p>28.36945</text:p>
          </table:table-cell>
          <table:table-cell office:value-type="float" office:value="20.42203" calcext:value-type="float">
            <text:p>20.42203</text:p>
          </table:table-cell>
          <table:table-cell office:value-type="float" office:value="25.78281" calcext:value-type="float">
            <text:p>25.78281</text:p>
          </table:table-cell>
          <table:table-cell office:value-type="float" office:value="21.67828" calcext:value-type="float">
            <text:p>21.67828</text:p>
          </table:table-cell>
          <table:table-cell office:value-type="float" office:value="24.76971" calcext:value-type="float">
            <text:p>24.76971</text:p>
          </table:table-cell>
          <table:table-cell office:value-type="float" office:value="22.22266" calcext:value-type="float">
            <text:p>22.22266</text:p>
          </table:table-cell>
          <table:table-cell office:value-type="float" office:value="23.92273" calcext:value-type="float">
            <text:p>23.92273</text:p>
          </table:table-cell>
          <table:table-cell office:value-type="float" office:value="22.42639" calcext:value-type="float">
            <text:p>22.42639</text:p>
          </table:table-cell>
          <table:table-cell office:value-type="float" office:value="23.51779" calcext:value-type="float">
            <text:p>23.51779</text:p>
          </table:table-cell>
          <table:table-cell office:value-type="float" office:value="22.42197" calcext:value-type="float">
            <text:p>22.42197</text:p>
          </table:table-cell>
          <table:table-cell office:value-type="float" office:value="22.90744" calcext:value-type="float">
            <text:p>22.90744</text:p>
          </table:table-cell>
          <table:table-cell office:value-type="float" office:value="22.28625" calcext:value-type="float">
            <text:p>22.28625</text:p>
          </table:table-cell>
          <table:table-cell office:value-type="float" office:value="22.21249" calcext:value-type="float">
            <text:p>22.21249</text:p>
          </table:table-cell>
          <table:table-cell office:value-type="float" office:value="21.95181" calcext:value-type="float">
            <text:p>21.95181</text:p>
          </table:table-cell>
          <table:table-cell office:value-type="float" office:value="21.44489" calcext:value-type="float">
            <text:p>21.44489</text:p>
          </table:table-cell>
          <table:table-cell office:value-type="float" office:value="21.11874" calcext:value-type="float">
            <text:p>21.11874</text:p>
          </table:table-cell>
          <table:table-cell office:value-type="float" office:value="20.539" calcext:value-type="float">
            <text:p>20.539</text:p>
          </table:table-cell>
          <table:table-cell office:value-type="float" office:value="20.32431" calcext:value-type="float">
            <text:p>20.32431</text:p>
          </table:table-cell>
          <table:table-cell office:value-type="float" office:value="19.91599" calcext:value-type="float">
            <text:p>19.91599</text:p>
          </table:table-cell>
          <table:table-cell office:value-type="float" office:value="19.90027" calcext:value-type="float">
            <text:p>19.90027</text:p>
          </table:table-cell>
          <table:table-cell office:value-type="float" office:value="19.46921" calcext:value-type="float">
            <text:p>19.46921</text:p>
          </table:table-cell>
          <table:table-cell office:value-type="float" office:value="19.44043" calcext:value-type="float">
            <text:p>19.44043</text:p>
          </table:table-cell>
          <table:table-cell office:value-type="float" office:value="18.95346" calcext:value-type="float">
            <text:p>18.95346</text:p>
          </table:table-cell>
          <table:table-cell office:value-type="float" office:value="18.93066" calcext:value-type="float">
            <text:p>18.93066</text:p>
          </table:table-cell>
          <table:table-cell office:value-type="float" office:value="18.29761" calcext:value-type="float">
            <text:p>18.29761</text:p>
          </table:table-cell>
          <table:table-cell office:value-type="float" office:value="18.29565" calcext:value-type="float">
            <text:p>18.29565</text:p>
          </table:table-cell>
          <table:table-cell office:value-type="float" office:value="17.70477" calcext:value-type="float">
            <text:p>17.70477</text:p>
          </table:table-cell>
          <table:table-cell office:value-type="float" office:value="17.69485" calcext:value-type="float">
            <text:p>17.69485</text:p>
          </table:table-cell>
          <table:table-cell office:value-type="float" office:value="28.36945" calcext:value-type="float">
            <text:p>28.36945</text:p>
          </table:table-cell>
          <table:table-cell office:value-type="float" office:value="20.42206" calcext:value-type="float">
            <text:p>20.422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10.71504" calcext:value-type="float">
            <text:p>10.71504</text:p>
          </table:table-cell>
          <table:table-cell office:value-type="float" office:value="24.69" calcext:value-type="float">
            <text:p>24.69</text:p>
          </table:table-cell>
          <table:table-cell office:value-type="float" office:value="19.24" calcext:value-type="float">
            <text:p>19.24</text:p>
          </table:table-cell>
          <table:table-cell office:value-type="float" office:value="2.213776" calcext:value-type="float">
            <text:p>2.213776</text:p>
          </table:table-cell>
          <table:table-cell office:value-type="float" office:value="1.880295" calcext:value-type="float">
            <text:p>1.880295</text:p>
          </table:table-cell>
          <table:table-cell office:value-type="float" office:value="167.94" calcext:value-type="float">
            <text:p>167.94</text:p>
          </table:table-cell>
          <table:table-cell office:value-type="float" office:value="28.264" calcext:value-type="float">
            <text:p>28.264</text:p>
          </table:table-cell>
          <table:table-cell office:value-type="float" office:value="22.36731" calcext:value-type="float">
            <text:p>22.36731</text:p>
          </table:table-cell>
          <table:table-cell office:value-type="float" office:value="20.08066" calcext:value-type="float">
            <text:p>20.08066</text:p>
          </table:table-cell>
          <table:table-cell office:value-type="float" office:value="22.7049" calcext:value-type="float">
            <text:p>22.7049</text:p>
          </table:table-cell>
          <table:table-cell office:value-type="float" office:value="20.57098" calcext:value-type="float">
            <text:p>20.57098</text:p>
          </table:table-cell>
          <table:table-cell office:value-type="float" office:value="23.14819" calcext:value-type="float">
            <text:p>23.14819</text:p>
          </table:table-cell>
          <table:table-cell office:value-type="float" office:value="20.99393" calcext:value-type="float">
            <text:p>20.99393</text:p>
          </table:table-cell>
          <table:table-cell office:value-type="float" office:value="23.20874" calcext:value-type="float">
            <text:p>23.20874</text:p>
          </table:table-cell>
          <table:table-cell office:value-type="float" office:value="21.34668" calcext:value-type="float">
            <text:p>21.34668</text:p>
          </table:table-cell>
          <table:table-cell office:value-type="float" office:value="23.02945" calcext:value-type="float">
            <text:p>23.02945</text:p>
          </table:table-cell>
          <table:table-cell office:value-type="float" office:value="21.50406" calcext:value-type="float">
            <text:p>21.50406</text:p>
          </table:table-cell>
          <table:table-cell office:value-type="float" office:value="22.70407" calcext:value-type="float">
            <text:p>22.70407</text:p>
          </table:table-cell>
          <table:table-cell office:value-type="float" office:value="21.62985" calcext:value-type="float">
            <text:p>21.62985</text:p>
          </table:table-cell>
          <table:table-cell office:value-type="float" office:value="22.21692" calcext:value-type="float">
            <text:p>22.21692</text:p>
          </table:table-cell>
          <table:table-cell office:value-type="float" office:value="21.59238" calcext:value-type="float">
            <text:p>21.59238</text:p>
          </table:table-cell>
          <table:table-cell office:value-type="float" office:value="21.51501" calcext:value-type="float">
            <text:p>21.51501</text:p>
          </table:table-cell>
          <table:table-cell office:value-type="float" office:value="21.40054" calcext:value-type="float">
            <text:p>21.40054</text:p>
          </table:table-cell>
          <table:table-cell office:value-type="float" office:value="20.68604" calcext:value-type="float">
            <text:p>20.68604</text:p>
          </table:table-cell>
          <table:table-cell office:value-type="float" office:value="20.54108" calcext:value-type="float">
            <text:p>20.54108</text:p>
          </table:table-cell>
          <table:table-cell office:value-type="float" office:value="19.96109" calcext:value-type="float">
            <text:p>19.96109</text:p>
          </table:table-cell>
          <table:table-cell office:value-type="float" office:value="19.91638" calcext:value-type="float">
            <text:p>19.91638</text:p>
          </table:table-cell>
          <table:table-cell office:value-type="float" office:value="19.44025" calcext:value-type="float">
            <text:p>19.44025</text:p>
          </table:table-cell>
          <table:table-cell office:value-type="float" office:value="19.43234" calcext:value-type="float">
            <text:p>19.43234</text:p>
          </table:table-cell>
          <table:table-cell office:value-type="float" office:value="18.93039" calcext:value-type="float">
            <text:p>18.93039</text:p>
          </table:table-cell>
          <table:table-cell office:value-type="float" office:value="18.91321" calcext:value-type="float">
            <text:p>18.91321</text:p>
          </table:table-cell>
          <table:table-cell office:value-type="float" office:value="18.29562" calcext:value-type="float">
            <text:p>18.29562</text:p>
          </table:table-cell>
          <table:table-cell office:value-type="float" office:value="18.2923" calcext:value-type="float">
            <text:p>18.2923</text:p>
          </table:table-cell>
          <table:table-cell office:value-type="float" office:value="17.71063" calcext:value-type="float">
            <text:p>17.71063</text:p>
          </table:table-cell>
          <table:table-cell office:value-type="float" office:value="17.70486" calcext:value-type="float">
            <text:p>17.70486</text:p>
          </table:table-cell>
          <table:table-cell office:value-type="float" office:value="22.36731" calcext:value-type="float">
            <text:p>22.36731</text:p>
          </table:table-cell>
          <table:table-cell office:value-type="float" office:value="18.86484" calcext:value-type="float">
            <text:p>18.864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13.64746" calcext:value-type="float">
            <text:p>13.64746</text:p>
          </table:table-cell>
          <table:table-cell office:value-type="float" office:value="27.33" calcext:value-type="float">
            <text:p>27.33</text:p>
          </table:table-cell>
          <table:table-cell office:value-type="float" office:value="17.94" calcext:value-type="float">
            <text:p>17.94</text:p>
          </table:table-cell>
          <table:table-cell office:value-type="float" office:value="2.19083" calcext:value-type="float">
            <text:p>2.19083</text:p>
          </table:table-cell>
          <table:table-cell office:value-type="float" office:value="1.804107" calcext:value-type="float">
            <text:p>1.804107</text:p>
          </table:table-cell>
          <table:table-cell office:value-type="float" office:value="158.868" calcext:value-type="float">
            <text:p>158.868</text:p>
          </table:table-cell>
          <table:table-cell office:value-type="float" office:value="0.1" calcext:value-type="float">
            <text:p>0.1</text:p>
          </table:table-cell>
          <table:table-cell office:value-type="float" office:value="23.40341" calcext:value-type="float">
            <text:p>23.40341</text:p>
          </table:table-cell>
          <table:table-cell office:value-type="float" office:value="18.49792" calcext:value-type="float">
            <text:p>18.49792</text:p>
          </table:table-cell>
          <table:table-cell office:value-type="float" office:value="22.63956" calcext:value-type="float">
            <text:p>22.63956</text:p>
          </table:table-cell>
          <table:table-cell office:value-type="float" office:value="19.65283" calcext:value-type="float">
            <text:p>19.65283</text:p>
          </table:table-cell>
          <table:table-cell office:value-type="float" office:value="22.16757" calcext:value-type="float">
            <text:p>22.16757</text:p>
          </table:table-cell>
          <table:table-cell office:value-type="float" office:value="20.19107" calcext:value-type="float">
            <text:p>20.19107</text:p>
          </table:table-cell>
          <table:table-cell office:value-type="float" office:value="21.78241" calcext:value-type="float">
            <text:p>21.78241</text:p>
          </table:table-cell>
          <table:table-cell office:value-type="float" office:value="20.63385" calcext:value-type="float">
            <text:p>20.63385</text:p>
          </table:table-cell>
          <table:table-cell office:value-type="float" office:value="21.5679" calcext:value-type="float">
            <text:p>21.5679</text:p>
          </table:table-cell>
          <table:table-cell office:value-type="float" office:value="20.87112" calcext:value-type="float">
            <text:p>20.87112</text:p>
          </table:table-cell>
          <table:table-cell office:value-type="float" office:value="21.61932" calcext:value-type="float">
            <text:p>21.61932</text:p>
          </table:table-cell>
          <table:table-cell office:value-type="float" office:value="21.07999" calcext:value-type="float">
            <text:p>21.07999</text:p>
          </table:table-cell>
          <table:table-cell office:value-type="float" office:value="21.58643" calcext:value-type="float">
            <text:p>21.58643</text:p>
          </table:table-cell>
          <table:table-cell office:value-type="float" office:value="21.15829" calcext:value-type="float">
            <text:p>21.15829</text:p>
          </table:table-cell>
          <table:table-cell office:value-type="float" office:value="21.39816" calcext:value-type="float">
            <text:p>21.39816</text:p>
          </table:table-cell>
          <table:table-cell office:value-type="float" office:value="21.12073" calcext:value-type="float">
            <text:p>21.12073</text:p>
          </table:table-cell>
          <table:table-cell office:value-type="float" office:value="20.70325" calcext:value-type="float">
            <text:p>20.70325</text:p>
          </table:table-cell>
          <table:table-cell office:value-type="float" office:value="20.6868" calcext:value-type="float">
            <text:p>20.6868</text:p>
          </table:table-cell>
          <table:table-cell office:value-type="float" office:value="20.00015" calcext:value-type="float">
            <text:p>20.00015</text:p>
          </table:table-cell>
          <table:table-cell office:value-type="float" office:value="19.96161" calcext:value-type="float">
            <text:p>19.96161</text:p>
          </table:table-cell>
          <table:table-cell office:value-type="float" office:value="19.43793" calcext:value-type="float">
            <text:p>19.43793</text:p>
          </table:table-cell>
          <table:table-cell office:value-type="float" office:value="19.4324" calcext:value-type="float">
            <text:p>19.4324</text:p>
          </table:table-cell>
          <table:table-cell office:value-type="float" office:value="18.91306" calcext:value-type="float">
            <text:p>18.91306</text:p>
          </table:table-cell>
          <table:table-cell office:value-type="float" office:value="18.90308" calcext:value-type="float">
            <text:p>18.90308</text:p>
          </table:table-cell>
          <table:table-cell office:value-type="float" office:value="18.29227" calcext:value-type="float">
            <text:p>18.29227</text:p>
          </table:table-cell>
          <table:table-cell office:value-type="float" office:value="18.28867" calcext:value-type="float">
            <text:p>18.28867</text:p>
          </table:table-cell>
          <table:table-cell office:value-type="float" office:value="17.71326" calcext:value-type="float">
            <text:p>17.71326</text:p>
          </table:table-cell>
          <table:table-cell office:value-type="float" office:value="17.71066" calcext:value-type="float">
            <text:p>17.71066</text:p>
          </table:table-cell>
          <table:table-cell office:value-type="float" office:value="23.40341" calcext:value-type="float">
            <text:p>23.40341</text:p>
          </table:table-cell>
          <table:table-cell office:value-type="float" office:value="18.64505" calcext:value-type="float">
            <text:p>18.645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22.95561" calcext:value-type="float">
            <text:p>22.95561</text:p>
          </table:table-cell>
          <table:table-cell office:value-type="float" office:value="29.95" calcext:value-type="float">
            <text:p>29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.077464" calcext:value-type="float">
            <text:p>2.077464</text:p>
          </table:table-cell>
          <table:table-cell office:value-type="float" office:value="1.454231" calcext:value-type="float">
            <text:p>1.454231</text:p>
          </table:table-cell>
          <table:table-cell office:value-type="float" office:value="160.308" calcext:value-type="float">
            <text:p>160.308</text:p>
          </table:table-cell>
          <table:table-cell office:value-type="float" office:value="0" calcext:value-type="float">
            <text:p>0</text:p>
          </table:table-cell>
          <table:table-cell office:value-type="float" office:value="25.24991" calcext:value-type="float">
            <text:p>25.24991</text:p>
          </table:table-cell>
          <table:table-cell office:value-type="float" office:value="16.03336" calcext:value-type="float">
            <text:p>16.03336</text:p>
          </table:table-cell>
          <table:table-cell office:value-type="float" office:value="23.40372" calcext:value-type="float">
            <text:p>23.40372</text:p>
          </table:table-cell>
          <table:table-cell office:value-type="float" office:value="17.46729" calcext:value-type="float">
            <text:p>17.46729</text:p>
          </table:table-cell>
          <table:table-cell office:value-type="float" office:value="22.36227" calcext:value-type="float">
            <text:p>22.36227</text:p>
          </table:table-cell>
          <table:table-cell office:value-type="float" office:value="18.64902" calcext:value-type="float">
            <text:p>18.64902</text:p>
          </table:table-cell>
          <table:table-cell office:value-type="float" office:value="21.74152" calcext:value-type="float">
            <text:p>21.74152</text:p>
          </table:table-cell>
          <table:table-cell office:value-type="float" office:value="19.55453" calcext:value-type="float">
            <text:p>19.55453</text:p>
          </table:table-cell>
          <table:table-cell office:value-type="float" office:value="21.42285" calcext:value-type="float">
            <text:p>21.42285</text:p>
          </table:table-cell>
          <table:table-cell office:value-type="float" office:value="20.065" calcext:value-type="float">
            <text:p>20.065</text:p>
          </table:table-cell>
          <table:table-cell office:value-type="float" office:value="21.33228" calcext:value-type="float">
            <text:p>21.33228</text:p>
          </table:table-cell>
          <table:table-cell office:value-type="float" office:value="20.52417" calcext:value-type="float">
            <text:p>20.52417</text:p>
          </table:table-cell>
          <table:table-cell office:value-type="float" office:value="21.26544" calcext:value-type="float">
            <text:p>21.26544</text:p>
          </table:table-cell>
          <table:table-cell office:value-type="float" office:value="20.74121" calcext:value-type="float">
            <text:p>20.74121</text:p>
          </table:table-cell>
          <table:table-cell office:value-type="float" office:value="21.11966" calcext:value-type="float">
            <text:p>21.11966</text:p>
          </table:table-cell>
          <table:table-cell office:value-type="float" office:value="20.88284" calcext:value-type="float">
            <text:p>20.88284</text:p>
          </table:table-cell>
          <table:table-cell office:value-type="float" office:value="20.6868" calcext:value-type="float">
            <text:p>20.6868</text:p>
          </table:table-cell>
          <table:table-cell office:value-type="float" office:value="20.61295" calcext:value-type="float">
            <text:p>20.61295</text:p>
          </table:table-cell>
          <table:table-cell office:value-type="float" office:value="20.01376" calcext:value-type="float">
            <text:p>20.01376</text:p>
          </table:table-cell>
          <table:table-cell office:value-type="float" office:value="20.00043" calcext:value-type="float">
            <text:p>20.00043</text:p>
          </table:table-cell>
          <table:table-cell office:value-type="float" office:value="19.44571" calcext:value-type="float">
            <text:p>19.44571</text:p>
          </table:table-cell>
          <table:table-cell office:value-type="float" office:value="19.43802" calcext:value-type="float">
            <text:p>19.43802</text:p>
          </table:table-cell>
          <table:table-cell office:value-type="float" office:value="18.90302" calcext:value-type="float">
            <text:p>18.90302</text:p>
          </table:table-cell>
          <table:table-cell office:value-type="float" office:value="18.89832" calcext:value-type="float">
            <text:p>18.89832</text:p>
          </table:table-cell>
          <table:table-cell office:value-type="float" office:value="18.28864" calcext:value-type="float">
            <text:p>18.28864</text:p>
          </table:table-cell>
          <table:table-cell office:value-type="float" office:value="18.28534" calcext:value-type="float">
            <text:p>18.28534</text:p>
          </table:table-cell>
          <table:table-cell office:value-type="float" office:value="17.71365" calcext:value-type="float">
            <text:p>17.71365</text:p>
          </table:table-cell>
          <table:table-cell office:value-type="float" office:value="17.71326" calcext:value-type="float">
            <text:p>17.71326</text:p>
          </table:table-cell>
          <table:table-cell office:value-type="float" office:value="25.24991" calcext:value-type="float">
            <text:p>25.24991</text:p>
          </table:table-cell>
          <table:table-cell office:value-type="float" office:value="16.03336" calcext:value-type="float">
            <text:p>16.033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21.89729" calcext:value-type="float">
            <text:p>21.89729</text:p>
          </table:table-cell>
          <table:table-cell office:value-type="float" office:value="30.18" calcext:value-type="float">
            <text:p>30.18</text:p>
          </table:table-cell>
          <table:table-cell office:value-type="float" office:value="16.64" calcext:value-type="float">
            <text:p>16.64</text:p>
          </table:table-cell>
          <table:table-cell office:value-type="float" office:value="2.020406" calcext:value-type="float">
            <text:p>2.020406</text:p>
          </table:table-cell>
          <table:table-cell office:value-type="float" office:value="1.50335" calcext:value-type="float">
            <text:p>1.50335</text:p>
          </table:table-cell>
          <table:table-cell office:value-type="float" office:value="145.332" calcext:value-type="float">
            <text:p>145.332</text:p>
          </table:table-cell>
          <table:table-cell office:value-type="float" office:value="0" calcext:value-type="float">
            <text:p>0</text:p>
          </table:table-cell>
          <table:table-cell office:value-type="float" office:value="26.28802" calcext:value-type="float">
            <text:p>26.28802</text:p>
          </table:table-cell>
          <table:table-cell office:value-type="float" office:value="16.86139" calcext:value-type="float">
            <text:p>16.86139</text:p>
          </table:table-cell>
          <table:table-cell office:value-type="float" office:value="23.83472" calcext:value-type="float">
            <text:p>23.83472</text:p>
          </table:table-cell>
          <table:table-cell office:value-type="float" office:value="18.26318" calcext:value-type="float">
            <text:p>18.26318</text:p>
          </table:table-cell>
          <table:table-cell office:value-type="float" office:value="22.7168" calcext:value-type="float">
            <text:p>22.7168</text:p>
          </table:table-cell>
          <table:table-cell office:value-type="float" office:value="19.12378" calcext:value-type="float">
            <text:p>19.12378</text:p>
          </table:table-cell>
          <table:table-cell office:value-type="float" office:value="22.00784" calcext:value-type="float">
            <text:p>22.00784</text:p>
          </table:table-cell>
          <table:table-cell office:value-type="float" office:value="19.78787" calcext:value-type="float">
            <text:p>19.78787</text:p>
          </table:table-cell>
          <table:table-cell office:value-type="float" office:value="21.58865" calcext:value-type="float">
            <text:p>21.58865</text:p>
          </table:table-cell>
          <table:table-cell office:value-type="float" office:value="20.15866" calcext:value-type="float">
            <text:p>20.15866</text:p>
          </table:table-cell>
          <table:table-cell office:value-type="float" office:value="21.21497" calcext:value-type="float">
            <text:p>21.21497</text:p>
          </table:table-cell>
          <table:table-cell office:value-type="float" office:value="20.48654" calcext:value-type="float">
            <text:p>20.48654</text:p>
          </table:table-cell>
          <table:table-cell office:value-type="float" office:value="21.02963" calcext:value-type="float">
            <text:p>21.02963</text:p>
          </table:table-cell>
          <table:table-cell office:value-type="float" office:value="20.64075" calcext:value-type="float">
            <text:p>20.64075</text:p>
          </table:table-cell>
          <table:table-cell office:value-type="float" office:value="20.88284" calcext:value-type="float">
            <text:p>20.88284</text:p>
          </table:table-cell>
          <table:table-cell office:value-type="float" office:value="20.74792" calcext:value-type="float">
            <text:p>20.74792</text:p>
          </table:table-cell>
          <table:table-cell office:value-type="float" office:value="20.61203" calcext:value-type="float">
            <text:p>20.61203</text:p>
          </table:table-cell>
          <table:table-cell office:value-type="float" office:value="20.52536" calcext:value-type="float">
            <text:p>20.52536</text:p>
          </table:table-cell>
          <table:table-cell office:value-type="float" office:value="20.01379" calcext:value-type="float">
            <text:p>20.01379</text:p>
          </table:table-cell>
          <table:table-cell office:value-type="float" office:value="20.00351" calcext:value-type="float">
            <text:p>20.00351</text:p>
          </table:table-cell>
          <table:table-cell office:value-type="float" office:value="19.44791" calcext:value-type="float">
            <text:p>19.44791</text:p>
          </table:table-cell>
          <table:table-cell office:value-type="float" office:value="19.44577" calcext:value-type="float">
            <text:p>19.44577</text:p>
          </table:table-cell>
          <table:table-cell office:value-type="float" office:value="18.89832" calcext:value-type="float">
            <text:p>18.89832</text:p>
          </table:table-cell>
          <table:table-cell office:value-type="float" office:value="18.89655" calcext:value-type="float">
            <text:p>18.89655</text:p>
          </table:table-cell>
          <table:table-cell office:value-type="float" office:value="18.28528" calcext:value-type="float">
            <text:p>18.28528</text:p>
          </table:table-cell>
          <table:table-cell office:value-type="float" office:value="18.28308" calcext:value-type="float">
            <text:p>18.28308</text:p>
          </table:table-cell>
          <table:table-cell office:value-type="float" office:value="17.71405" calcext:value-type="float">
            <text:p>17.71405</text:p>
          </table:table-cell>
          <table:table-cell office:value-type="float" office:value="17.71368" calcext:value-type="float">
            <text:p>17.71368</text:p>
          </table:table-cell>
          <table:table-cell office:value-type="float" office:value="26.28799" calcext:value-type="float">
            <text:p>26.28799</text:p>
          </table:table-cell>
          <table:table-cell office:value-type="float" office:value="16.86139" calcext:value-type="float">
            <text:p>16.861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22.08118" calcext:value-type="float">
            <text:p>22.08118</text:p>
          </table:table-cell>
          <table:table-cell office:value-type="float" office:value="29.53" calcext:value-type="float">
            <text:p>29.53</text:p>
          </table:table-cell>
          <table:table-cell office:value-type="float" office:value="16.18" calcext:value-type="float">
            <text:p>16.18</text:p>
          </table:table-cell>
          <table:table-cell office:value-type="float" office:value="2.125647" calcext:value-type="float">
            <text:p>2.125647</text:p>
          </table:table-cell>
          <table:table-cell office:value-type="float" office:value="1.264512" calcext:value-type="float">
            <text:p>1.264512</text:p>
          </table:table-cell>
          <table:table-cell office:value-type="float" office:value="204.408" calcext:value-type="float">
            <text:p>204.408</text:p>
          </table:table-cell>
          <table:table-cell office:value-type="float" office:value="0" calcext:value-type="float">
            <text:p>0</text:p>
          </table:table-cell>
          <table:table-cell office:value-type="float" office:value="25.68661" calcext:value-type="float">
            <text:p>25.68661</text:p>
          </table:table-cell>
          <table:table-cell office:value-type="float" office:value="16.14319" calcext:value-type="float">
            <text:p>16.14319</text:p>
          </table:table-cell>
          <table:table-cell office:value-type="float" office:value="23.51465" calcext:value-type="float">
            <text:p>23.51465</text:p>
          </table:table-cell>
          <table:table-cell office:value-type="float" office:value="17.72476" calcext:value-type="float">
            <text:p>17.72476</text:p>
          </table:table-cell>
          <table:table-cell office:value-type="float" office:value="22.57932" calcext:value-type="float">
            <text:p>22.57932</text:p>
          </table:table-cell>
          <table:table-cell office:value-type="float" office:value="18.71768" calcext:value-type="float">
            <text:p>18.71768</text:p>
          </table:table-cell>
          <table:table-cell office:value-type="float" office:value="21.8558" calcext:value-type="float">
            <text:p>21.8558</text:p>
          </table:table-cell>
          <table:table-cell office:value-type="float" office:value="19.50098" calcext:value-type="float">
            <text:p>19.50098</text:p>
          </table:table-cell>
          <table:table-cell office:value-type="float" office:value="21.46024" calcext:value-type="float">
            <text:p>21.46024</text:p>
          </table:table-cell>
          <table:table-cell office:value-type="float" office:value="19.93726" calcext:value-type="float">
            <text:p>19.93726</text:p>
          </table:table-cell>
          <table:table-cell office:value-type="float" office:value="21.1568" calcext:value-type="float">
            <text:p>21.1568</text:p>
          </table:table-cell>
          <table:table-cell office:value-type="float" office:value="20.31396" calcext:value-type="float">
            <text:p>20.31396</text:p>
          </table:table-cell>
          <table:table-cell office:value-type="float" office:value="21.01492" calcext:value-type="float">
            <text:p>21.01492</text:p>
          </table:table-cell>
          <table:table-cell office:value-type="float" office:value="20.49545" calcext:value-type="float">
            <text:p>20.49545</text:p>
          </table:table-cell>
          <table:table-cell office:value-type="float" office:value="20.78079" calcext:value-type="float">
            <text:p>20.78079</text:p>
          </table:table-cell>
          <table:table-cell office:value-type="float" office:value="20.633" calcext:value-type="float">
            <text:p>20.633</text:p>
          </table:table-cell>
          <table:table-cell office:value-type="float" office:value="20.52457" calcext:value-type="float">
            <text:p>20.52457</text:p>
          </table:table-cell>
          <table:table-cell office:value-type="float" office:value="20.44955" calcext:value-type="float">
            <text:p>20.44955</text:p>
          </table:table-cell>
          <table:table-cell office:value-type="float" office:value="20.0033" calcext:value-type="float">
            <text:p>20.0033</text:p>
          </table:table-cell>
          <table:table-cell office:value-type="float" office:value="19.98026" calcext:value-type="float">
            <text:p>19.98026</text:p>
          </table:table-cell>
          <table:table-cell office:value-type="float" office:value="19.44766" calcext:value-type="float">
            <text:p>19.44766</text:p>
          </table:table-cell>
          <table:table-cell office:value-type="float" office:value="19.44257" calcext:value-type="float">
            <text:p>19.44257</text:p>
          </table:table-cell>
          <table:table-cell office:value-type="float" office:value="18.89651" calcext:value-type="float">
            <text:p>18.89651</text:p>
          </table:table-cell>
          <table:table-cell office:value-type="float" office:value="18.89429" calcext:value-type="float">
            <text:p>18.89429</text:p>
          </table:table-cell>
          <table:table-cell office:value-type="float" office:value="18.28305" calcext:value-type="float">
            <text:p>18.28305</text:p>
          </table:table-cell>
          <table:table-cell office:value-type="float" office:value="18.28113" calcext:value-type="float">
            <text:p>18.28113</text:p>
          </table:table-cell>
          <table:table-cell office:value-type="float" office:value="17.71405" calcext:value-type="float">
            <text:p>17.71405</text:p>
          </table:table-cell>
          <table:table-cell office:value-type="float" office:value="17.71399" calcext:value-type="float">
            <text:p>17.71399</text:p>
          </table:table-cell>
          <table:table-cell office:value-type="float" office:value="25.68661" calcext:value-type="float">
            <text:p>25.68661</text:p>
          </table:table-cell>
          <table:table-cell office:value-type="float" office:value="16.14322" calcext:value-type="float">
            <text:p>16.143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22.64726" calcext:value-type="float">
            <text:p>22.64726</text:p>
          </table:table-cell>
          <table:table-cell office:value-type="float" office:value="33" calcext:value-type="float">
            <text:p>33</text:p>
          </table:table-cell>
          <table:table-cell office:value-type="float" office:value="19.85" calcext:value-type="float">
            <text:p>19.85</text:p>
          </table:table-cell>
          <table:table-cell office:value-type="float" office:value="2.187351" calcext:value-type="float">
            <text:p>2.187351</text:p>
          </table:table-cell>
          <table:table-cell office:value-type="float" office:value="1.302995" calcext:value-type="float">
            <text:p>1.302995</text:p>
          </table:table-cell>
          <table:table-cell office:value-type="float" office:value="275.292" calcext:value-type="float">
            <text:p>275.292</text:p>
          </table:table-cell>
          <table:table-cell office:value-type="float" office:value="0" calcext:value-type="float">
            <text:p>0</text:p>
          </table:table-cell>
          <table:table-cell office:value-type="float" office:value="28.47543" calcext:value-type="float">
            <text:p>28.47543</text:p>
          </table:table-cell>
          <table:table-cell office:value-type="float" office:value="19.67947" calcext:value-type="float">
            <text:p>19.67947</text:p>
          </table:table-cell>
          <table:table-cell office:value-type="float" office:value="25.84366" calcext:value-type="float">
            <text:p>25.84366</text:p>
          </table:table-cell>
          <table:table-cell office:value-type="float" office:value="20.39233" calcext:value-type="float">
            <text:p>20.39233</text:p>
          </table:table-cell>
          <table:table-cell office:value-type="float" office:value="24.51648" calcext:value-type="float">
            <text:p>24.51648</text:p>
          </table:table-cell>
          <table:table-cell office:value-type="float" office:value="20.76868" calcext:value-type="float">
            <text:p>20.76868</text:p>
          </table:table-cell>
          <table:table-cell office:value-type="float" office:value="23.39206" calcext:value-type="float">
            <text:p>23.39206</text:p>
          </table:table-cell>
          <table:table-cell office:value-type="float" office:value="20.95465" calcext:value-type="float">
            <text:p>20.95465</text:p>
          </table:table-cell>
          <table:table-cell office:value-type="float" office:value="22.68854" calcext:value-type="float">
            <text:p>22.68854</text:p>
          </table:table-cell>
          <table:table-cell office:value-type="float" office:value="20.9996" calcext:value-type="float">
            <text:p>20.9996</text:p>
          </table:table-cell>
          <table:table-cell office:value-type="float" office:value="22.034" calcext:value-type="float">
            <text:p>22.034</text:p>
          </table:table-cell>
          <table:table-cell office:value-type="float" office:value="20.99789" calcext:value-type="float">
            <text:p>20.99789</text:p>
          </table:table-cell>
          <table:table-cell office:value-type="float" office:value="21.50742" calcext:value-type="float">
            <text:p>21.50742</text:p>
          </table:table-cell>
          <table:table-cell office:value-type="float" office:value="20.88373" calcext:value-type="float">
            <text:p>20.88373</text:p>
          </table:table-cell>
          <table:table-cell office:value-type="float" office:value="20.83807" calcext:value-type="float">
            <text:p>20.83807</text:p>
          </table:table-cell>
          <table:table-cell office:value-type="float" office:value="20.64578" calcext:value-type="float">
            <text:p>20.64578</text:p>
          </table:table-cell>
          <table:table-cell office:value-type="float" office:value="20.44876" calcext:value-type="float">
            <text:p>20.44876</text:p>
          </table:table-cell>
          <table:table-cell office:value-type="float" office:value="20.41656" calcext:value-type="float">
            <text:p>20.41656</text:p>
          </table:table-cell>
          <table:table-cell office:value-type="float" office:value="19.97995" calcext:value-type="float">
            <text:p>19.97995</text:p>
          </table:table-cell>
          <table:table-cell office:value-type="float" office:value="19.9519" calcext:value-type="float">
            <text:p>19.9519</text:p>
          </table:table-cell>
          <table:table-cell office:value-type="float" office:value="19.4425" calcext:value-type="float">
            <text:p>19.4425</text:p>
          </table:table-cell>
          <table:table-cell office:value-type="float" office:value="19.43176" calcext:value-type="float">
            <text:p>19.43176</text:p>
          </table:table-cell>
          <table:table-cell office:value-type="float" office:value="18.89423" calcext:value-type="float">
            <text:p>18.89423</text:p>
          </table:table-cell>
          <table:table-cell office:value-type="float" office:value="18.89066" calcext:value-type="float">
            <text:p>18.89066</text:p>
          </table:table-cell>
          <table:table-cell office:value-type="float" office:value="18.28113" calcext:value-type="float">
            <text:p>18.28113</text:p>
          </table:table-cell>
          <table:table-cell office:value-type="float" office:value="18.27942" calcext:value-type="float">
            <text:p>18.27942</text:p>
          </table:table-cell>
          <table:table-cell office:value-type="float" office:value="17.71405" calcext:value-type="float">
            <text:p>17.71405</text:p>
          </table:table-cell>
          <table:table-cell office:value-type="float" office:value="17.71402" calcext:value-type="float">
            <text:p>17.71402</text:p>
          </table:table-cell>
          <table:table-cell office:value-type="float" office:value="28.47543" calcext:value-type="float">
            <text:p>28.47543</text:p>
          </table:table-cell>
          <table:table-cell office:value-type="float" office:value="19.67947" calcext:value-type="float">
            <text:p>19.679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18.33519" calcext:value-type="float">
            <text:p>18.33519</text:p>
          </table:table-cell>
          <table:table-cell office:value-type="float" office:value="26.92" calcext:value-type="float">
            <text:p>26.92</text:p>
          </table:table-cell>
          <table:table-cell office:value-type="float" office:value="15.61" calcext:value-type="float">
            <text:p>15.61</text:p>
          </table:table-cell>
          <table:table-cell office:value-type="float" office:value="1.990746" calcext:value-type="float">
            <text:p>1.990746</text:p>
          </table:table-cell>
          <table:table-cell office:value-type="float" office:value="1.327685" calcext:value-type="float">
            <text:p>1.327685</text:p>
          </table:table-cell>
          <table:table-cell office:value-type="float" office:value="193.968" calcext:value-type="float">
            <text:p>193.968</text:p>
          </table:table-cell>
          <table:table-cell office:value-type="float" office:value="6.8" calcext:value-type="float">
            <text:p>6.8</text:p>
          </table:table-cell>
          <table:table-cell office:value-type="float" office:value="23.14639" calcext:value-type="float">
            <text:p>23.14639</text:p>
          </table:table-cell>
          <table:table-cell office:value-type="float" office:value="16.34521" calcext:value-type="float">
            <text:p>16.34521</text:p>
          </table:table-cell>
          <table:table-cell office:value-type="float" office:value="22.83569" calcext:value-type="float">
            <text:p>22.83569</text:p>
          </table:table-cell>
          <table:table-cell office:value-type="float" office:value="18.10825" calcext:value-type="float">
            <text:p>18.10825</text:p>
          </table:table-cell>
          <table:table-cell office:value-type="float" office:value="22.97552" calcext:value-type="float">
            <text:p>22.97552</text:p>
          </table:table-cell>
          <table:table-cell office:value-type="float" office:value="19.46844" calcext:value-type="float">
            <text:p>19.46844</text:p>
          </table:table-cell>
          <table:table-cell office:value-type="float" office:value="22.81702" calcext:value-type="float">
            <text:p>22.81702</text:p>
          </table:table-cell>
          <table:table-cell office:value-type="float" office:value="20.40662" calcext:value-type="float">
            <text:p>20.40662</text:p>
          </table:table-cell>
          <table:table-cell office:value-type="float" office:value="22.50235" calcext:value-type="float">
            <text:p>22.50235</text:p>
          </table:table-cell>
          <table:table-cell office:value-type="float" office:value="20.81906" calcext:value-type="float">
            <text:p>20.81906</text:p>
          </table:table-cell>
          <table:table-cell office:value-type="float" office:value="22.03613" calcext:value-type="float">
            <text:p>22.03613</text:p>
          </table:table-cell>
          <table:table-cell office:value-type="float" office:value="21.15161" calcext:value-type="float">
            <text:p>21.15161</text:p>
          </table:table-cell>
          <table:table-cell office:value-type="float" office:value="21.57028" calcext:value-type="float">
            <text:p>21.57028</text:p>
          </table:table-cell>
          <table:table-cell office:value-type="float" office:value="21.15195" calcext:value-type="float">
            <text:p>21.15195</text:p>
          </table:table-cell>
          <table:table-cell office:value-type="float" office:value="20.98813" calcext:value-type="float">
            <text:p>20.98813</text:p>
          </table:table-cell>
          <table:table-cell office:value-type="float" office:value="20.84326" calcext:value-type="float">
            <text:p>20.84326</text:p>
          </table:table-cell>
          <table:table-cell office:value-type="float" office:value="20.47324" calcext:value-type="float">
            <text:p>20.47324</text:p>
          </table:table-cell>
          <table:table-cell office:value-type="float" office:value="20.41873" calcext:value-type="float">
            <text:p>20.41873</text:p>
          </table:table-cell>
          <table:table-cell office:value-type="float" office:value="19.95169" calcext:value-type="float">
            <text:p>19.95169</text:p>
          </table:table-cell>
          <table:table-cell office:value-type="float" office:value="19.93845" calcext:value-type="float">
            <text:p>19.93845</text:p>
          </table:table-cell>
          <table:table-cell office:value-type="float" office:value="19.43161" calcext:value-type="float">
            <text:p>19.43161</text:p>
          </table:table-cell>
          <table:table-cell office:value-type="float" office:value="19.4198" calcext:value-type="float">
            <text:p>19.4198</text:p>
          </table:table-cell>
          <table:table-cell office:value-type="float" office:value="18.89059" calcext:value-type="float">
            <text:p>18.89059</text:p>
          </table:table-cell>
          <table:table-cell office:value-type="float" office:value="18.88538" calcext:value-type="float">
            <text:p>18.88538</text:p>
          </table:table-cell>
          <table:table-cell office:value-type="float" office:value="18.27939" calcext:value-type="float">
            <text:p>18.27939</text:p>
          </table:table-cell>
          <table:table-cell office:value-type="float" office:value="18.27762" calcext:value-type="float">
            <text:p>18.27762</text:p>
          </table:table-cell>
          <table:table-cell office:value-type="float" office:value="17.71405" calcext:value-type="float">
            <text:p>17.71405</text:p>
          </table:table-cell>
          <table:table-cell office:value-type="float" office:value="17.71402" calcext:value-type="float">
            <text:p>17.71402</text:p>
          </table:table-cell>
          <table:table-cell office:value-type="float" office:value="23.14639" calcext:value-type="float">
            <text:p>23.14639</text:p>
          </table:table-cell>
          <table:table-cell office:value-type="float" office:value="16.48465" calcext:value-type="float">
            <text:p>16.484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22.84767" calcext:value-type="float">
            <text:p>22.84767</text:p>
          </table:table-cell>
          <table:table-cell office:value-type="float" office:value="27.3" calcext:value-type="float">
            <text:p>27.3</text:p>
          </table:table-cell>
          <table:table-cell office:value-type="float" office:value="13.8" calcext:value-type="float">
            <text:p>13.8</text:p>
          </table:table-cell>
          <table:table-cell office:value-type="float" office:value="1.665486" calcext:value-type="float">
            <text:p>1.665486</text:p>
          </table:table-cell>
          <table:table-cell office:value-type="float" office:value="1.259113" calcext:value-type="float">
            <text:p>1.259113</text:p>
          </table:table-cell>
          <table:table-cell office:value-type="float" office:value="137.844" calcext:value-type="float">
            <text:p>137.844</text:p>
          </table:table-cell>
          <table:table-cell office:value-type="float" office:value="0" calcext:value-type="float">
            <text:p>0</text:p>
          </table:table-cell>
          <table:table-cell office:value-type="float" office:value="23.81274" calcext:value-type="float">
            <text:p>23.81274</text:p>
          </table:table-cell>
          <table:table-cell office:value-type="float" office:value="14.41141" calcext:value-type="float">
            <text:p>14.41141</text:p>
          </table:table-cell>
          <table:table-cell office:value-type="float" office:value="22.10495" calcext:value-type="float">
            <text:p>22.10495</text:p>
          </table:table-cell>
          <table:table-cell office:value-type="float" office:value="16.08585" calcext:value-type="float">
            <text:p>16.08585</text:p>
          </table:table-cell>
          <table:table-cell office:value-type="float" office:value="21.33826" calcext:value-type="float">
            <text:p>21.33826</text:p>
          </table:table-cell>
          <table:table-cell office:value-type="float" office:value="17.48251" calcext:value-type="float">
            <text:p>17.48251</text:p>
          </table:table-cell>
          <table:table-cell office:value-type="float" office:value="20.90555" calcext:value-type="float">
            <text:p>20.90555</text:p>
          </table:table-cell>
          <table:table-cell office:value-type="float" office:value="18.65295" calcext:value-type="float">
            <text:p>18.65295</text:p>
          </table:table-cell>
          <table:table-cell office:value-type="float" office:value="20.77261" calcext:value-type="float">
            <text:p>20.77261</text:p>
          </table:table-cell>
          <table:table-cell office:value-type="float" office:value="19.34702" calcext:value-type="float">
            <text:p>19.34702</text:p>
          </table:table-cell>
          <table:table-cell office:value-type="float" office:value="21.129" calcext:value-type="float">
            <text:p>21.129</text:p>
          </table:table-cell>
          <table:table-cell office:value-type="float" office:value="19.96893" calcext:value-type="float">
            <text:p>19.96893</text:p>
          </table:table-cell>
          <table:table-cell office:value-type="float" office:value="21.14255" calcext:value-type="float">
            <text:p>21.14255</text:p>
          </table:table-cell>
          <table:table-cell office:value-type="float" office:value="20.31308" calcext:value-type="float">
            <text:p>20.31308</text:p>
          </table:table-cell>
          <table:table-cell office:value-type="float" office:value="20.96033" calcext:value-type="float">
            <text:p>20.96033</text:p>
          </table:table-cell>
          <table:table-cell office:value-type="float" office:value="20.57556" calcext:value-type="float">
            <text:p>20.57556</text:p>
          </table:table-cell>
          <table:table-cell office:value-type="float" office:value="20.47845" calcext:value-type="float">
            <text:p>20.47845</text:p>
          </table:table-cell>
          <table:table-cell office:value-type="float" office:value="20.42474" calcext:value-type="float">
            <text:p>20.42474</text:p>
          </table:table-cell>
          <table:table-cell office:value-type="float" office:value="19.93839" calcext:value-type="float">
            <text:p>19.93839</text:p>
          </table:table-cell>
          <table:table-cell office:value-type="float" office:value="19.93118" calcext:value-type="float">
            <text:p>19.93118</text:p>
          </table:table-cell>
          <table:table-cell office:value-type="float" office:value="19.41971" calcext:value-type="float">
            <text:p>19.41971</text:p>
          </table:table-cell>
          <table:table-cell office:value-type="float" office:value="19.41116" calcext:value-type="float">
            <text:p>19.41116</text:p>
          </table:table-cell>
          <table:table-cell office:value-type="float" office:value="18.88535" calcext:value-type="float">
            <text:p>18.88535</text:p>
          </table:table-cell>
          <table:table-cell office:value-type="float" office:value="18.87985" calcext:value-type="float">
            <text:p>18.87985</text:p>
          </table:table-cell>
          <table:table-cell office:value-type="float" office:value="18.27762" calcext:value-type="float">
            <text:p>18.27762</text:p>
          </table:table-cell>
          <table:table-cell office:value-type="float" office:value="18.27533" calcext:value-type="float">
            <text:p>18.27533</text:p>
          </table:table-cell>
          <table:table-cell table:number-columns-repeated="2" office:value-type="float" office:value="17.71405" calcext:value-type="float">
            <text:p>17.71405</text:p>
          </table:table-cell>
          <table:table-cell office:value-type="float" office:value="23.81271" calcext:value-type="float">
            <text:p>23.81271</text:p>
          </table:table-cell>
          <table:table-cell office:value-type="float" office:value="14.41141" calcext:value-type="float">
            <text:p>14.411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20.10959" calcext:value-type="float">
            <text:p>20.10959</text:p>
          </table:table-cell>
          <table:table-cell office:value-type="float" office:value="27.46" calcext:value-type="float">
            <text:p>27.46</text:p>
          </table:table-cell>
          <table:table-cell office:value-type="float" office:value="14.01" calcext:value-type="float">
            <text:p>14.01</text:p>
          </table:table-cell>
          <table:table-cell office:value-type="float" office:value="1.575796" calcext:value-type="float">
            <text:p>1.575796</text:p>
          </table:table-cell>
          <table:table-cell office:value-type="float" office:value="1.197119" calcext:value-type="float">
            <text:p>1.197119</text:p>
          </table:table-cell>
          <table:table-cell office:value-type="float" office:value="235.62" calcext:value-type="float">
            <text:p>235.62</text:p>
          </table:table-cell>
          <table:table-cell office:value-type="float" office:value="0" calcext:value-type="float">
            <text:p>0</text:p>
          </table:table-cell>
          <table:table-cell office:value-type="float" office:value="23.55255" calcext:value-type="float">
            <text:p>23.55255</text:p>
          </table:table-cell>
          <table:table-cell office:value-type="float" office:value="14.32248" calcext:value-type="float">
            <text:p>14.32248</text:p>
          </table:table-cell>
          <table:table-cell office:value-type="float" office:value="21.5188" calcext:value-type="float">
            <text:p>21.5188</text:p>
          </table:table-cell>
          <table:table-cell office:value-type="float" office:value="16.05234" calcext:value-type="float">
            <text:p>16.05234</text:p>
          </table:table-cell>
          <table:table-cell office:value-type="float" office:value="20.95575" calcext:value-type="float">
            <text:p>20.95575</text:p>
          </table:table-cell>
          <table:table-cell office:value-type="float" office:value="17.28046" calcext:value-type="float">
            <text:p>17.28046</text:p>
          </table:table-cell>
          <table:table-cell office:value-type="float" office:value="20.53973" calcext:value-type="float">
            <text:p>20.53973</text:p>
          </table:table-cell>
          <table:table-cell office:value-type="float" office:value="18.3103" calcext:value-type="float">
            <text:p>18.3103</text:p>
          </table:table-cell>
          <table:table-cell office:value-type="float" office:value="20.32394" calcext:value-type="float">
            <text:p>20.32394</text:p>
          </table:table-cell>
          <table:table-cell office:value-type="float" office:value="18.93781" calcext:value-type="float">
            <text:p>18.93781</text:p>
          </table:table-cell>
          <table:table-cell office:value-type="float" office:value="20.43658" calcext:value-type="float">
            <text:p>20.43658</text:p>
          </table:table-cell>
          <table:table-cell office:value-type="float" office:value="19.52686" calcext:value-type="float">
            <text:p>19.52686</text:p>
          </table:table-cell>
          <table:table-cell office:value-type="float" office:value="20.52286" calcext:value-type="float">
            <text:p>20.52286</text:p>
          </table:table-cell>
          <table:table-cell office:value-type="float" office:value="19.89728" calcext:value-type="float">
            <text:p>19.89728</text:p>
          </table:table-cell>
          <table:table-cell office:value-type="float" office:value="20.57404" calcext:value-type="float">
            <text:p>20.57404</text:p>
          </table:table-cell>
          <table:table-cell office:value-type="float" office:value="20.25061" calcext:value-type="float">
            <text:p>20.25061</text:p>
          </table:table-cell>
          <table:table-cell office:value-type="float" office:value="20.42361" calcext:value-type="float">
            <text:p>20.42361</text:p>
          </table:table-cell>
          <table:table-cell office:value-type="float" office:value="20.28592" calcext:value-type="float">
            <text:p>20.28592</text:p>
          </table:table-cell>
          <table:table-cell office:value-type="float" office:value="19.931" calcext:value-type="float">
            <text:p>19.931</text:p>
          </table:table-cell>
          <table:table-cell office:value-type="float" office:value="19.90207" calcext:value-type="float">
            <text:p>19.90207</text:p>
          </table:table-cell>
          <table:table-cell office:value-type="float" office:value="19.41104" calcext:value-type="float">
            <text:p>19.41104</text:p>
          </table:table-cell>
          <table:table-cell office:value-type="float" office:value="19.40033" calcext:value-type="float">
            <text:p>19.40033</text:p>
          </table:table-cell>
          <table:table-cell office:value-type="float" office:value="18.87979" calcext:value-type="float">
            <text:p>18.87979</text:p>
          </table:table-cell>
          <table:table-cell office:value-type="float" office:value="18.87357" calcext:value-type="float">
            <text:p>18.87357</text:p>
          </table:table-cell>
          <table:table-cell office:value-type="float" office:value="18.2753" calcext:value-type="float">
            <text:p>18.2753</text:p>
          </table:table-cell>
          <table:table-cell office:value-type="float" office:value="18.27271" calcext:value-type="float">
            <text:p>18.27271</text:p>
          </table:table-cell>
          <table:table-cell office:value-type="float" office:value="17.71405" calcext:value-type="float">
            <text:p>17.71405</text:p>
          </table:table-cell>
          <table:table-cell office:value-type="float" office:value="17.71378" calcext:value-type="float">
            <text:p>17.71378</text:p>
          </table:table-cell>
          <table:table-cell office:value-type="float" office:value="23.55255" calcext:value-type="float">
            <text:p>23.55255</text:p>
          </table:table-cell>
          <table:table-cell office:value-type="float" office:value="14.32248" calcext:value-type="float">
            <text:p>14.322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21.00168" calcext:value-type="float">
            <text:p>21.00168</text:p>
          </table:table-cell>
          <table:table-cell office:value-type="float" office:value="31.74" calcext:value-type="float">
            <text:p>31.74</text:p>
          </table:table-cell>
          <table:table-cell office:value-type="float" office:value="16.53" calcext:value-type="float">
            <text:p>16.53</text:p>
          </table:table-cell>
          <table:table-cell office:value-type="float" office:value="1.866269" calcext:value-type="float">
            <text:p>1.866269</text:p>
          </table:table-cell>
          <table:table-cell office:value-type="float" office:value="1.398795" calcext:value-type="float">
            <text:p>1.398795</text:p>
          </table:table-cell>
          <table:table-cell office:value-type="float" office:value="251.604" calcext:value-type="float">
            <text:p>251.604</text:p>
          </table:table-cell>
          <table:table-cell office:value-type="float" office:value="0" calcext:value-type="float">
            <text:p>0</text:p>
          </table:table-cell>
          <table:table-cell office:value-type="float" office:value="27.90768" calcext:value-type="float">
            <text:p>27.90768</text:p>
          </table:table-cell>
          <table:table-cell office:value-type="float" office:value="16.69354" calcext:value-type="float">
            <text:p>16.69354</text:p>
          </table:table-cell>
          <table:table-cell office:value-type="float" office:value="24.80927" calcext:value-type="float">
            <text:p>24.80927</text:p>
          </table:table-cell>
          <table:table-cell office:value-type="float" office:value="17.84451" calcext:value-type="float">
            <text:p>17.84451</text:p>
          </table:table-cell>
          <table:table-cell office:value-type="float" office:value="23.49323" calcext:value-type="float">
            <text:p>23.49323</text:p>
          </table:table-cell>
          <table:table-cell office:value-type="float" office:value="18.57642" calcext:value-type="float">
            <text:p>18.57642</text:p>
          </table:table-cell>
          <table:table-cell office:value-type="float" office:value="22.38208" calcext:value-type="float">
            <text:p>22.38208</text:p>
          </table:table-cell>
          <table:table-cell office:value-type="float" office:value="19.14703" calcext:value-type="float">
            <text:p>19.14703</text:p>
          </table:table-cell>
          <table:table-cell office:value-type="float" office:value="21.702" calcext:value-type="float">
            <text:p>21.702</text:p>
          </table:table-cell>
          <table:table-cell office:value-type="float" office:value="19.47943" calcext:value-type="float">
            <text:p>19.47943</text:p>
          </table:table-cell>
          <table:table-cell office:value-type="float" office:value="21.12836" calcext:value-type="float">
            <text:p>21.12836</text:p>
          </table:table-cell>
          <table:table-cell office:value-type="float" office:value="19.79208" calcext:value-type="float">
            <text:p>19.79208</text:p>
          </table:table-cell>
          <table:table-cell office:value-type="float" office:value="20.71115" calcext:value-type="float">
            <text:p>20.71115</text:p>
          </table:table-cell>
          <table:table-cell office:value-type="float" office:value="19.97427" calcext:value-type="float">
            <text:p>19.97427</text:p>
          </table:table-cell>
          <table:table-cell office:value-type="float" office:value="20.25079" calcext:value-type="float">
            <text:p>20.25079</text:p>
          </table:table-cell>
          <table:table-cell office:value-type="float" office:value="20.16324" calcext:value-type="float">
            <text:p>20.16324</text:p>
          </table:table-cell>
          <table:table-cell office:value-type="float" office:value="20.28433" calcext:value-type="float">
            <text:p>20.28433</text:p>
          </table:table-cell>
          <table:table-cell office:value-type="float" office:value="20.16013" calcext:value-type="float">
            <text:p>20.16013</text:p>
          </table:table-cell>
          <table:table-cell office:value-type="float" office:value="19.90161" calcext:value-type="float">
            <text:p>19.90161</text:p>
          </table:table-cell>
          <table:table-cell office:value-type="float" office:value="19.85159" calcext:value-type="float">
            <text:p>19.85159</text:p>
          </table:table-cell>
          <table:table-cell office:value-type="float" office:value="19.40021" calcext:value-type="float">
            <text:p>19.40021</text:p>
          </table:table-cell>
          <table:table-cell office:value-type="float" office:value="19.38144" calcext:value-type="float">
            <text:p>19.38144</text:p>
          </table:table-cell>
          <table:table-cell office:value-type="float" office:value="18.87347" calcext:value-type="float">
            <text:p>18.87347</text:p>
          </table:table-cell>
          <table:table-cell office:value-type="float" office:value="18.86636" calcext:value-type="float">
            <text:p>18.86636</text:p>
          </table:table-cell>
          <table:table-cell office:value-type="float" office:value="18.27271" calcext:value-type="float">
            <text:p>18.27271</text:p>
          </table:table-cell>
          <table:table-cell office:value-type="float" office:value="18.26984" calcext:value-type="float">
            <text:p>18.26984</text:p>
          </table:table-cell>
          <table:table-cell office:value-type="float" office:value="17.71378" calcext:value-type="float">
            <text:p>17.71378</text:p>
          </table:table-cell>
          <table:table-cell office:value-type="float" office:value="17.71368" calcext:value-type="float">
            <text:p>17.71368</text:p>
          </table:table-cell>
          <table:table-cell office:value-type="float" office:value="27.15353" calcext:value-type="float">
            <text:p>27.15353</text:p>
          </table:table-cell>
          <table:table-cell office:value-type="float" office:value="16.69357" calcext:value-type="float">
            <text:p>16.693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21.5784" calcext:value-type="float">
            <text:p>21.5784</text:p>
          </table:table-cell>
          <table:table-cell office:value-type="float" office:value="33.45" calcext:value-type="float">
            <text:p>33.45</text:p>
          </table:table-cell>
          <table:table-cell office:value-type="float" office:value="17.83" calcext:value-type="float">
            <text:p>17.83</text:p>
          </table:table-cell>
          <table:table-cell office:value-type="float" office:value="1.919503" calcext:value-type="float">
            <text:p>1.919503</text:p>
          </table:table-cell>
          <table:table-cell office:value-type="float" office:value="1.2321" calcext:value-type="float">
            <text:p>1.2321</text:p>
          </table:table-cell>
          <table:table-cell office:value-type="float" office:value="134.352" calcext:value-type="float">
            <text:p>134.352</text:p>
          </table:table-cell>
          <table:table-cell office:value-type="float" office:value="0" calcext:value-type="float">
            <text:p>0</text:p>
          </table:table-cell>
          <table:table-cell office:value-type="float" office:value="29.04721" calcext:value-type="float">
            <text:p>29.04721</text:p>
          </table:table-cell>
          <table:table-cell office:value-type="float" office:value="18.28589" calcext:value-type="float">
            <text:p>18.28589</text:p>
          </table:table-cell>
          <table:table-cell office:value-type="float" office:value="26.18201" calcext:value-type="float">
            <text:p>26.18201</text:p>
          </table:table-cell>
          <table:table-cell office:value-type="float" office:value="19.46942" calcext:value-type="float">
            <text:p>19.46942</text:p>
          </table:table-cell>
          <table:table-cell office:value-type="float" office:value="24.68668" calcext:value-type="float">
            <text:p>24.68668</text:p>
          </table:table-cell>
          <table:table-cell office:value-type="float" office:value="20.12268" calcext:value-type="float">
            <text:p>20.12268</text:p>
          </table:table-cell>
          <table:table-cell office:value-type="float" office:value="23.41565" calcext:value-type="float">
            <text:p>23.41565</text:p>
          </table:table-cell>
          <table:table-cell office:value-type="float" office:value="20.49622" calcext:value-type="float">
            <text:p>20.49622</text:p>
          </table:table-cell>
          <table:table-cell office:value-type="float" office:value="22.60471" calcext:value-type="float">
            <text:p>22.60471</text:p>
          </table:table-cell>
          <table:table-cell office:value-type="float" office:value="20.6416" calcext:value-type="float">
            <text:p>20.6416</text:p>
          </table:table-cell>
          <table:table-cell office:value-type="float" office:value="21.86172" calcext:value-type="float">
            <text:p>21.86172</text:p>
          </table:table-cell>
          <table:table-cell office:value-type="float" office:value="20.71173" calcext:value-type="float">
            <text:p>20.71173</text:p>
          </table:table-cell>
          <table:table-cell office:value-type="float" office:value="21.30276" calcext:value-type="float">
            <text:p>21.30276</text:p>
          </table:table-cell>
          <table:table-cell office:value-type="float" office:value="20.61667" calcext:value-type="float">
            <text:p>20.61667</text:p>
          </table:table-cell>
          <table:table-cell office:value-type="float" office:value="20.56738" calcext:value-type="float">
            <text:p>20.56738</text:p>
          </table:table-cell>
          <table:table-cell office:value-type="float" office:value="20.25568" calcext:value-type="float">
            <text:p>20.25568</text:p>
          </table:table-cell>
          <table:table-cell office:value-type="float" office:value="20.15973" calcext:value-type="float">
            <text:p>20.15973</text:p>
          </table:table-cell>
          <table:table-cell office:value-type="float" office:value="20.14902" calcext:value-type="float">
            <text:p>20.14902</text:p>
          </table:table-cell>
          <table:table-cell office:value-type="float" office:value="19.85098" calcext:value-type="float">
            <text:p>19.85098</text:p>
          </table:table-cell>
          <table:table-cell office:value-type="float" office:value="19.80499" calcext:value-type="float">
            <text:p>19.80499</text:p>
          </table:table-cell>
          <table:table-cell office:value-type="float" office:value="19.3812" calcext:value-type="float">
            <text:p>19.3812</text:p>
          </table:table-cell>
          <table:table-cell office:value-type="float" office:value="19.35632" calcext:value-type="float">
            <text:p>19.35632</text:p>
          </table:table-cell>
          <table:table-cell office:value-type="float" office:value="18.86624" calcext:value-type="float">
            <text:p>18.86624</text:p>
          </table:table-cell>
          <table:table-cell office:value-type="float" office:value="18.85602" calcext:value-type="float">
            <text:p>18.85602</text:p>
          </table:table-cell>
          <table:table-cell office:value-type="float" office:value="18.26984" calcext:value-type="float">
            <text:p>18.26984</text:p>
          </table:table-cell>
          <table:table-cell office:value-type="float" office:value="18.2662" calcext:value-type="float">
            <text:p>18.2662</text:p>
          </table:table-cell>
          <table:table-cell table:number-columns-repeated="2" office:value-type="float" office:value="17.71365" calcext:value-type="float">
            <text:p>17.71365</text:p>
          </table:table-cell>
          <table:table-cell office:value-type="float" office:value="28.87036" calcext:value-type="float">
            <text:p>28.87036</text:p>
          </table:table-cell>
          <table:table-cell office:value-type="float" office:value="18.28592" calcext:value-type="float">
            <text:p>18.285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21.66582" calcext:value-type="float">
            <text:p>21.66582</text:p>
          </table:table-cell>
          <table:table-cell office:value-type="float" office:value="32.491" calcext:value-type="float">
            <text:p>32.491</text:p>
          </table:table-cell>
          <table:table-cell office:value-type="float" office:value="16.66" calcext:value-type="float">
            <text:p>16.66</text:p>
          </table:table-cell>
          <table:table-cell office:value-type="float" office:value="1.856547" calcext:value-type="float">
            <text:p>1.856547</text:p>
          </table:table-cell>
          <table:table-cell office:value-type="float" office:value="1.288484" calcext:value-type="float">
            <text:p>1.288484</text:p>
          </table:table-cell>
          <table:table-cell office:value-type="float" office:value="165.708" calcext:value-type="float">
            <text:p>165.708</text:p>
          </table:table-cell>
          <table:table-cell office:value-type="float" office:value="0" calcext:value-type="float">
            <text:p>0</text:p>
          </table:table-cell>
          <table:table-cell office:value-type="float" office:value="30.44992" calcext:value-type="float">
            <text:p>30.44992</text:p>
          </table:table-cell>
          <table:table-cell office:value-type="float" office:value="17.20941" calcext:value-type="float">
            <text:p>17.20941</text:p>
          </table:table-cell>
          <table:table-cell office:value-type="float" office:value="26.91309" calcext:value-type="float">
            <text:p>26.91309</text:p>
          </table:table-cell>
          <table:table-cell office:value-type="float" office:value="18.96851" calcext:value-type="float">
            <text:p>18.96851</text:p>
          </table:table-cell>
          <table:table-cell office:value-type="float" office:value="25.2402" calcext:value-type="float">
            <text:p>25.2402</text:p>
          </table:table-cell>
          <table:table-cell office:value-type="float" office:value="19.9437" calcext:value-type="float">
            <text:p>19.9437</text:p>
          </table:table-cell>
          <table:table-cell office:value-type="float" office:value="23.87634" calcext:value-type="float">
            <text:p>23.87634</text:p>
          </table:table-cell>
          <table:table-cell office:value-type="float" office:value="20.54788" calcext:value-type="float">
            <text:p>20.54788</text:p>
          </table:table-cell>
          <table:table-cell office:value-type="float" office:value="23.00705" calcext:value-type="float">
            <text:p>23.00705</text:p>
          </table:table-cell>
          <table:table-cell office:value-type="float" office:value="20.82993" calcext:value-type="float">
            <text:p>20.82993</text:p>
          </table:table-cell>
          <table:table-cell office:value-type="float" office:value="22.21295" calcext:value-type="float">
            <text:p>22.21295</text:p>
          </table:table-cell>
          <table:table-cell office:value-type="float" office:value="21.0015" calcext:value-type="float">
            <text:p>21.0015</text:p>
          </table:table-cell>
          <table:table-cell office:value-type="float" office:value="21.61539" calcext:value-type="float">
            <text:p>21.61539</text:p>
          </table:table-cell>
          <table:table-cell office:value-type="float" office:value="20.93036" calcext:value-type="float">
            <text:p>20.93036</text:p>
          </table:table-cell>
          <table:table-cell office:value-type="float" office:value="20.82401" calcext:value-type="float">
            <text:p>20.82401</text:p>
          </table:table-cell>
          <table:table-cell office:value-type="float" office:value="20.57346" calcext:value-type="float">
            <text:p>20.57346</text:p>
          </table:table-cell>
          <table:table-cell office:value-type="float" office:value="20.24496" calcext:value-type="float">
            <text:p>20.24496</text:p>
          </table:table-cell>
          <table:table-cell office:value-type="float" office:value="20.1604" calcext:value-type="float">
            <text:p>20.1604</text:p>
          </table:table-cell>
          <table:table-cell office:value-type="float" office:value="19.80469" calcext:value-type="float">
            <text:p>19.80469</text:p>
          </table:table-cell>
          <table:table-cell office:value-type="float" office:value="19.78555" calcext:value-type="float">
            <text:p>19.78555</text:p>
          </table:table-cell>
          <table:table-cell office:value-type="float" office:value="19.35605" calcext:value-type="float">
            <text:p>19.35605</text:p>
          </table:table-cell>
          <table:table-cell office:value-type="float" office:value="19.33316" calcext:value-type="float">
            <text:p>19.33316</text:p>
          </table:table-cell>
          <table:table-cell office:value-type="float" office:value="18.85583" calcext:value-type="float">
            <text:p>18.85583</text:p>
          </table:table-cell>
          <table:table-cell office:value-type="float" office:value="18.84351" calcext:value-type="float">
            <text:p>18.84351</text:p>
          </table:table-cell>
          <table:table-cell office:value-type="float" office:value="18.26614" calcext:value-type="float">
            <text:p>18.26614</text:p>
          </table:table-cell>
          <table:table-cell office:value-type="float" office:value="18.26141" calcext:value-type="float">
            <text:p>18.26141</text:p>
          </table:table-cell>
          <table:table-cell office:value-type="float" office:value="17.71365" calcext:value-type="float">
            <text:p>17.71365</text:p>
          </table:table-cell>
          <table:table-cell office:value-type="float" office:value="17.71002" calcext:value-type="float">
            <text:p>17.71002</text:p>
          </table:table-cell>
          <table:table-cell office:value-type="float" office:value="29.54263" calcext:value-type="float">
            <text:p>29.54263</text:p>
          </table:table-cell>
          <table:table-cell office:value-type="float" office:value="17.20941" calcext:value-type="float">
            <text:p>17.209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16.92429" calcext:value-type="float">
            <text:p>16.92429</text:p>
          </table:table-cell>
          <table:table-cell office:value-type="float" office:value="30.08" calcext:value-type="float">
            <text:p>30.08</text:p>
          </table:table-cell>
          <table:table-cell office:value-type="float" office:value="16.351" calcext:value-type="float">
            <text:p>16.351</text:p>
          </table:table-cell>
          <table:table-cell office:value-type="float" office:value="2.045408" calcext:value-type="float">
            <text:p>2.045408</text:p>
          </table:table-cell>
          <table:table-cell office:value-type="float" office:value="1.487557" calcext:value-type="float">
            <text:p>1.487557</text:p>
          </table:table-cell>
          <table:table-cell office:value-type="float" office:value="208.152" calcext:value-type="float">
            <text:p>208.152</text:p>
          </table:table-cell>
          <table:table-cell office:value-type="float" office:value="0" calcext:value-type="float">
            <text:p>0</text:p>
          </table:table-cell>
          <table:table-cell office:value-type="float" office:value="28.03391" calcext:value-type="float">
            <text:p>28.03391</text:p>
          </table:table-cell>
          <table:table-cell office:value-type="float" office:value="17.42502" calcext:value-type="float">
            <text:p>17.42502</text:p>
          </table:table-cell>
          <table:table-cell office:value-type="float" office:value="25.59988" calcext:value-type="float">
            <text:p>25.59988</text:p>
          </table:table-cell>
          <table:table-cell office:value-type="float" office:value="19.2811" calcext:value-type="float">
            <text:p>19.2811</text:p>
          </table:table-cell>
          <table:table-cell office:value-type="float" office:value="24.43643" calcext:value-type="float">
            <text:p>24.43643</text:p>
          </table:table-cell>
          <table:table-cell office:value-type="float" office:value="20.2659" calcext:value-type="float">
            <text:p>20.2659</text:p>
          </table:table-cell>
          <table:table-cell office:value-type="float" office:value="23.44742" calcext:value-type="float">
            <text:p>23.44742</text:p>
          </table:table-cell>
          <table:table-cell office:value-type="float" office:value="20.87592" calcext:value-type="float">
            <text:p>20.87592</text:p>
          </table:table-cell>
          <table:table-cell office:value-type="float" office:value="22.80478" calcext:value-type="float">
            <text:p>22.80478</text:p>
          </table:table-cell>
          <table:table-cell office:value-type="float" office:value="21.15601" calcext:value-type="float">
            <text:p>21.15601</text:p>
          </table:table-cell>
          <table:table-cell office:value-type="float" office:value="22.21439" calcext:value-type="float">
            <text:p>22.21439</text:p>
          </table:table-cell>
          <table:table-cell office:value-type="float" office:value="21.31039" calcext:value-type="float">
            <text:p>21.31039</text:p>
          </table:table-cell>
          <table:table-cell office:value-type="float" office:value="21.69315" calcext:value-type="float">
            <text:p>21.69315</text:p>
          </table:table-cell>
          <table:table-cell office:value-type="float" office:value="21.2103" calcext:value-type="float">
            <text:p>21.2103</text:p>
          </table:table-cell>
          <table:table-cell office:value-type="float" office:value="21.01041" calcext:value-type="float">
            <text:p>21.01041</text:p>
          </table:table-cell>
          <table:table-cell office:value-type="float" office:value="20.82956" calcext:value-type="float">
            <text:p>20.82956</text:p>
          </table:table-cell>
          <table:table-cell office:value-type="float" office:value="20.35406" calcext:value-type="float">
            <text:p>20.35406</text:p>
          </table:table-cell>
          <table:table-cell office:value-type="float" office:value="20.24606" calcext:value-type="float">
            <text:p>20.24606</text:p>
          </table:table-cell>
          <table:table-cell office:value-type="float" office:value="19.79279" calcext:value-type="float">
            <text:p>19.79279</text:p>
          </table:table-cell>
          <table:table-cell office:value-type="float" office:value="19.78488" calcext:value-type="float">
            <text:p>19.78488</text:p>
          </table:table-cell>
          <table:table-cell office:value-type="float" office:value="19.33295" calcext:value-type="float">
            <text:p>19.33295</text:p>
          </table:table-cell>
          <table:table-cell office:value-type="float" office:value="19.31866" calcext:value-type="float">
            <text:p>19.31866</text:p>
          </table:table-cell>
          <table:table-cell office:value-type="float" office:value="18.84335" calcext:value-type="float">
            <text:p>18.84335</text:p>
          </table:table-cell>
          <table:table-cell office:value-type="float" office:value="18.83112" calcext:value-type="float">
            <text:p>18.83112</text:p>
          </table:table-cell>
          <table:table-cell office:value-type="float" office:value="18.26138" calcext:value-type="float">
            <text:p>18.26138</text:p>
          </table:table-cell>
          <table:table-cell office:value-type="float" office:value="18.25497" calcext:value-type="float">
            <text:p>18.25497</text:p>
          </table:table-cell>
          <table:table-cell office:value-type="float" office:value="17.70999" calcext:value-type="float">
            <text:p>17.70999</text:p>
          </table:table-cell>
          <table:table-cell office:value-type="float" office:value="17.70581" calcext:value-type="float">
            <text:p>17.70581</text:p>
          </table:table-cell>
          <table:table-cell office:value-type="float" office:value="27.73511" calcext:value-type="float">
            <text:p>27.73511</text:p>
          </table:table-cell>
          <table:table-cell office:value-type="float" office:value="17.42502" calcext:value-type="float">
            <text:p>17.425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11.88612" calcext:value-type="float">
            <text:p>11.88612</text:p>
          </table:table-cell>
          <table:table-cell office:value-type="float" office:value="28.48" calcext:value-type="float">
            <text:p>28.48</text:p>
          </table:table-cell>
          <table:table-cell office:value-type="float" office:value="20.59" calcext:value-type="float">
            <text:p>20.59</text:p>
          </table:table-cell>
          <table:table-cell office:value-type="float" office:value="2.102811" calcext:value-type="float">
            <text:p>2.102811</text:p>
          </table:table-cell>
          <table:table-cell office:value-type="float" office:value="1.667691" calcext:value-type="float">
            <text:p>1.667691</text:p>
          </table:table-cell>
          <table:table-cell office:value-type="float" office:value="310.716" calcext:value-type="float">
            <text:p>310.716</text:p>
          </table:table-cell>
          <table:table-cell office:value-type="float" office:value="0.3" calcext:value-type="float">
            <text:p>0.3</text:p>
          </table:table-cell>
          <table:table-cell office:value-type="float" office:value="25.23709" calcext:value-type="float">
            <text:p>25.23709</text:p>
          </table:table-cell>
          <table:table-cell office:value-type="float" office:value="20.67148" calcext:value-type="float">
            <text:p>20.67148</text:p>
          </table:table-cell>
          <table:table-cell office:value-type="float" office:value="23.93936" calcext:value-type="float">
            <text:p>23.93936</text:p>
          </table:table-cell>
          <table:table-cell office:value-type="float" office:value="21.53915" calcext:value-type="float">
            <text:p>21.53915</text:p>
          </table:table-cell>
          <table:table-cell office:value-type="float" office:value="23.3858" calcext:value-type="float">
            <text:p>23.3858</text:p>
          </table:table-cell>
          <table:table-cell office:value-type="float" office:value="21.79239" calcext:value-type="float">
            <text:p>21.79239</text:p>
          </table:table-cell>
          <table:table-cell office:value-type="float" office:value="23.08594" calcext:value-type="float">
            <text:p>23.08594</text:p>
          </table:table-cell>
          <table:table-cell office:value-type="float" office:value="21.89899" calcext:value-type="float">
            <text:p>21.89899</text:p>
          </table:table-cell>
          <table:table-cell office:value-type="float" office:value="22.71503" calcext:value-type="float">
            <text:p>22.71503</text:p>
          </table:table-cell>
          <table:table-cell office:value-type="float" office:value="21.88913" calcext:value-type="float">
            <text:p>21.88913</text:p>
          </table:table-cell>
          <table:table-cell office:value-type="float" office:value="22.22345" calcext:value-type="float">
            <text:p>22.22345</text:p>
          </table:table-cell>
          <table:table-cell office:value-type="float" office:value="21.79007" calcext:value-type="float">
            <text:p>21.79007</text:p>
          </table:table-cell>
          <table:table-cell office:value-type="float" office:value="21.75488" calcext:value-type="float">
            <text:p>21.75488</text:p>
          </table:table-cell>
          <table:table-cell office:value-type="float" office:value="21.5585" calcext:value-type="float">
            <text:p>21.5585</text:p>
          </table:table-cell>
          <table:table-cell office:value-type="float" office:value="21.17908" calcext:value-type="float">
            <text:p>21.17908</text:p>
          </table:table-cell>
          <table:table-cell office:value-type="float" office:value="21.01425" calcext:value-type="float">
            <text:p>21.01425</text:p>
          </table:table-cell>
          <table:table-cell office:value-type="float" office:value="20.46423" calcext:value-type="float">
            <text:p>20.46423</text:p>
          </table:table-cell>
          <table:table-cell office:value-type="float" office:value="20.35513" calcext:value-type="float">
            <text:p>20.35513</text:p>
          </table:table-cell>
          <table:table-cell office:value-type="float" office:value="19.81827" calcext:value-type="float">
            <text:p>19.81827</text:p>
          </table:table-cell>
          <table:table-cell office:value-type="float" office:value="19.79294" calcext:value-type="float">
            <text:p>19.79294</text:p>
          </table:table-cell>
          <table:table-cell office:value-type="float" office:value="19.31857" calcext:value-type="float">
            <text:p>19.31857</text:p>
          </table:table-cell>
          <table:table-cell office:value-type="float" office:value="19.31448" calcext:value-type="float">
            <text:p>19.31448</text:p>
          </table:table-cell>
          <table:table-cell office:value-type="float" office:value="18.83099" calcext:value-type="float">
            <text:p>18.83099</text:p>
          </table:table-cell>
          <table:table-cell office:value-type="float" office:value="18.82053" calcext:value-type="float">
            <text:p>18.82053</text:p>
          </table:table-cell>
          <table:table-cell office:value-type="float" office:value="18.25491" calcext:value-type="float">
            <text:p>18.25491</text:p>
          </table:table-cell>
          <table:table-cell office:value-type="float" office:value="18.24792" calcext:value-type="float">
            <text:p>18.24792</text:p>
          </table:table-cell>
          <table:table-cell office:value-type="float" office:value="17.70578" calcext:value-type="float">
            <text:p>17.70578</text:p>
          </table:table-cell>
          <table:table-cell office:value-type="float" office:value="17.70169" calcext:value-type="float">
            <text:p>17.70169</text:p>
          </table:table-cell>
          <table:table-cell office:value-type="float" office:value="36.84103" calcext:value-type="float">
            <text:p>36.84103</text:p>
          </table:table-cell>
          <table:table-cell office:value-type="float" office:value="20.67148" calcext:value-type="float">
            <text:p>20.671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8.052839" calcext:value-type="float">
            <text:p>8.052839</text:p>
          </table:table-cell>
          <table:table-cell office:value-type="float" office:value="23.49" calcext:value-type="float">
            <text:p>23.49</text:p>
          </table:table-cell>
          <table:table-cell office:value-type="float" office:value="16.89" calcext:value-type="float">
            <text:p>16.89</text:p>
          </table:table-cell>
          <table:table-cell office:value-type="float" office:value="2.084037" calcext:value-type="float">
            <text:p>2.084037</text:p>
          </table:table-cell>
          <table:table-cell office:value-type="float" office:value="1.690166" calcext:value-type="float">
            <text:p>1.690166</text:p>
          </table:table-cell>
          <table:table-cell office:value-type="float" office:value="278.28" calcext:value-type="float">
            <text:p>278.28</text:p>
          </table:table-cell>
          <table:table-cell office:value-type="float" office:value="47.2" calcext:value-type="float">
            <text:p>47.2</text:p>
          </table:table-cell>
          <table:table-cell office:value-type="float" office:value="22.42108" calcext:value-type="float">
            <text:p>22.42108</text:p>
          </table:table-cell>
          <table:table-cell office:value-type="float" office:value="17.05789" calcext:value-type="float">
            <text:p>17.05789</text:p>
          </table:table-cell>
          <table:table-cell office:value-type="float" office:value="22.69" calcext:value-type="float">
            <text:p>22.69</text:p>
          </table:table-cell>
          <table:table-cell office:value-type="float" office:value="17.99585" calcext:value-type="float">
            <text:p>17.99585</text:p>
          </table:table-cell>
          <table:table-cell office:value-type="float" office:value="22.72696" calcext:value-type="float">
            <text:p>22.72696</text:p>
          </table:table-cell>
          <table:table-cell office:value-type="float" office:value="18.80927" calcext:value-type="float">
            <text:p>18.80927</text:p>
          </table:table-cell>
          <table:table-cell office:value-type="float" office:value="22.57382" calcext:value-type="float">
            <text:p>22.57382</text:p>
          </table:table-cell>
          <table:table-cell office:value-type="float" office:value="19.6358" calcext:value-type="float">
            <text:p>19.6358</text:p>
          </table:table-cell>
          <table:table-cell office:value-type="float" office:value="22.36182" calcext:value-type="float">
            <text:p>22.36182</text:p>
          </table:table-cell>
          <table:table-cell office:value-type="float" office:value="20.19235" calcext:value-type="float">
            <text:p>20.19235</text:p>
          </table:table-cell>
          <table:table-cell office:value-type="float" office:value="22.06714" calcext:value-type="float">
            <text:p>22.06714</text:p>
          </table:table-cell>
          <table:table-cell office:value-type="float" office:value="20.76282" calcext:value-type="float">
            <text:p>20.76282</text:p>
          </table:table-cell>
          <table:table-cell office:value-type="float" office:value="21.72424" calcext:value-type="float">
            <text:p>21.72424</text:p>
          </table:table-cell>
          <table:table-cell office:value-type="float" office:value="21.00247" calcext:value-type="float">
            <text:p>21.00247</text:p>
          </table:table-cell>
          <table:table-cell office:value-type="float" office:value="21.21768" calcext:value-type="float">
            <text:p>21.21768</text:p>
          </table:table-cell>
          <table:table-cell office:value-type="float" office:value="21.05612" calcext:value-type="float">
            <text:p>21.05612</text:p>
          </table:table-cell>
          <table:table-cell office:value-type="float" office:value="20.52963" calcext:value-type="float">
            <text:p>20.52963</text:p>
          </table:table-cell>
          <table:table-cell office:value-type="float" office:value="20.46527" calcext:value-type="float">
            <text:p>20.46527</text:p>
          </table:table-cell>
          <table:table-cell office:value-type="float" office:value="19.85263" calcext:value-type="float">
            <text:p>19.85263</text:p>
          </table:table-cell>
          <table:table-cell office:value-type="float" office:value="19.8186" calcext:value-type="float">
            <text:p>19.8186</text:p>
          </table:table-cell>
          <table:table-cell office:value-type="float" office:value="19.31943" calcext:value-type="float">
            <text:p>19.31943</text:p>
          </table:table-cell>
          <table:table-cell office:value-type="float" office:value="19.31451" calcext:value-type="float">
            <text:p>19.31451</text:p>
          </table:table-cell>
          <table:table-cell office:value-type="float" office:value="18.82043" calcext:value-type="float">
            <text:p>18.82043</text:p>
          </table:table-cell>
          <table:table-cell office:value-type="float" office:value="18.81381" calcext:value-type="float">
            <text:p>18.81381</text:p>
          </table:table-cell>
          <table:table-cell office:value-type="float" office:value="18.24786" calcext:value-type="float">
            <text:p>18.24786</text:p>
          </table:table-cell>
          <table:table-cell office:value-type="float" office:value="18.24078" calcext:value-type="float">
            <text:p>18.24078</text:p>
          </table:table-cell>
          <table:table-cell office:value-type="float" office:value="17.70166" calcext:value-type="float">
            <text:p>17.70166</text:p>
          </table:table-cell>
          <table:table-cell office:value-type="float" office:value="17.69617" calcext:value-type="float">
            <text:p>17.69617</text:p>
          </table:table-cell>
          <table:table-cell office:value-type="float" office:value="22.53046" calcext:value-type="float">
            <text:p>22.53046</text:p>
          </table:table-cell>
          <table:table-cell office:value-type="float" office:value="16.30521" calcext:value-type="float">
            <text:p>16.305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17.33071" calcext:value-type="float">
            <text:p>17.33071</text:p>
          </table:table-cell>
          <table:table-cell office:value-type="float" office:value="20.99" calcext:value-type="float">
            <text:p>20.99</text:p>
          </table:table-cell>
          <table:table-cell office:value-type="float" office:value="13.63" calcext:value-type="float">
            <text:p>13.63</text:p>
          </table:table-cell>
          <table:table-cell office:value-type="float" office:value="1.659194" calcext:value-type="float">
            <text:p>1.659194</text:p>
          </table:table-cell>
          <table:table-cell office:value-type="float" office:value="1.128668" calcext:value-type="float">
            <text:p>1.128668</text:p>
          </table:table-cell>
          <table:table-cell office:value-type="float" office:value="276.012" calcext:value-type="float">
            <text:p>276.012</text:p>
          </table:table-cell>
          <table:table-cell office:value-type="float" office:value="0.3" calcext:value-type="float">
            <text:p>0.3</text:p>
          </table:table-cell>
          <table:table-cell office:value-type="float" office:value="19.56284" calcext:value-type="float">
            <text:p>19.56284</text:p>
          </table:table-cell>
          <table:table-cell office:value-type="float" office:value="14.40158" calcext:value-type="float">
            <text:p>14.40158</text:p>
          </table:table-cell>
          <table:table-cell office:value-type="float" office:value="19.08469" calcext:value-type="float">
            <text:p>19.08469</text:p>
          </table:table-cell>
          <table:table-cell office:value-type="float" office:value="15.71274" calcext:value-type="float">
            <text:p>15.71274</text:p>
          </table:table-cell>
          <table:table-cell office:value-type="float" office:value="18.97952" calcext:value-type="float">
            <text:p>18.97952</text:p>
          </table:table-cell>
          <table:table-cell office:value-type="float" office:value="16.75351" calcext:value-type="float">
            <text:p>16.75351</text:p>
          </table:table-cell>
          <table:table-cell office:value-type="float" office:value="19.59335" calcext:value-type="float">
            <text:p>19.59335</text:p>
          </table:table-cell>
          <table:table-cell office:value-type="float" office:value="17.74734" calcext:value-type="float">
            <text:p>17.74734</text:p>
          </table:table-cell>
          <table:table-cell office:value-type="float" office:value="20.15665" calcext:value-type="float">
            <text:p>20.15665</text:p>
          </table:table-cell>
          <table:table-cell office:value-type="float" office:value="18.48477" calcext:value-type="float">
            <text:p>18.48477</text:p>
          </table:table-cell>
          <table:table-cell office:value-type="float" office:value="20.73761" calcext:value-type="float">
            <text:p>20.73761</text:p>
          </table:table-cell>
          <table:table-cell office:value-type="float" office:value="19.28442" calcext:value-type="float">
            <text:p>19.28442</text:p>
          </table:table-cell>
          <table:table-cell office:value-type="float" office:value="20.9877" calcext:value-type="float">
            <text:p>20.9877</text:p>
          </table:table-cell>
          <table:table-cell office:value-type="float" office:value="19.82578" calcext:value-type="float">
            <text:p>19.82578</text:p>
          </table:table-cell>
          <table:table-cell office:value-type="float" office:value="21.05197" calcext:value-type="float">
            <text:p>21.05197</text:p>
          </table:table-cell>
          <table:table-cell office:value-type="float" office:value="20.39746" calcext:value-type="float">
            <text:p>20.39746</text:p>
          </table:table-cell>
          <table:table-cell office:value-type="float" office:value="20.52963" calcext:value-type="float">
            <text:p>20.52963</text:p>
          </table:table-cell>
          <table:table-cell office:value-type="float" office:value="20.41763" calcext:value-type="float">
            <text:p>20.41763</text:p>
          </table:table-cell>
          <table:table-cell office:value-type="float" office:value="19.86874" calcext:value-type="float">
            <text:p>19.86874</text:p>
          </table:table-cell>
          <table:table-cell office:value-type="float" office:value="19.85297" calcext:value-type="float">
            <text:p>19.85297</text:p>
          </table:table-cell>
          <table:table-cell office:value-type="float" office:value="19.32785" calcext:value-type="float">
            <text:p>19.32785</text:p>
          </table:table-cell>
          <table:table-cell office:value-type="float" office:value="19.31952" calcext:value-type="float">
            <text:p>19.31952</text:p>
          </table:table-cell>
          <table:table-cell office:value-type="float" office:value="18.81375" calcext:value-type="float">
            <text:p>18.81375</text:p>
          </table:table-cell>
          <table:table-cell office:value-type="float" office:value="18.81073" calcext:value-type="float">
            <text:p>18.81073</text:p>
          </table:table-cell>
          <table:table-cell office:value-type="float" office:value="18.24072" calcext:value-type="float">
            <text:p>18.24072</text:p>
          </table:table-cell>
          <table:table-cell office:value-type="float" office:value="18.23459" calcext:value-type="float">
            <text:p>18.23459</text:p>
          </table:table-cell>
          <table:table-cell office:value-type="float" office:value="17.69611" calcext:value-type="float">
            <text:p>17.69611</text:p>
          </table:table-cell>
          <table:table-cell office:value-type="float" office:value="17.68942" calcext:value-type="float">
            <text:p>17.68942</text:p>
          </table:table-cell>
          <table:table-cell office:value-type="float" office:value="20.13016" calcext:value-type="float">
            <text:p>20.13016</text:p>
          </table:table-cell>
          <table:table-cell office:value-type="float" office:value="13.40311" calcext:value-type="float">
            <text:p>13.403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21.80142" calcext:value-type="float">
            <text:p>21.80142</text:p>
          </table:table-cell>
          <table:table-cell office:value-type="float" office:value="22.93" calcext:value-type="float">
            <text:p>22.93</text:p>
          </table:table-cell>
          <table:table-cell office:value-type="float" office:value="10.61" calcext:value-type="float">
            <text:p>10.61</text:p>
          </table:table-cell>
          <table:table-cell office:value-type="float" office:value="1.338113" calcext:value-type="float">
            <text:p>1.338113</text:p>
          </table:table-cell>
          <table:table-cell office:value-type="float" office:value="0.9680679" calcext:value-type="float">
            <text:p>0.9680679</text:p>
          </table:table-cell>
          <table:table-cell office:value-type="float" office:value="166.536" calcext:value-type="float">
            <text:p>166.536</text:p>
          </table:table-cell>
          <table:table-cell office:value-type="float" office:value="0" calcext:value-type="float">
            <text:p>0</text:p>
          </table:table-cell>
          <table:table-cell office:value-type="float" office:value="19.49261" calcext:value-type="float">
            <text:p>19.49261</text:p>
          </table:table-cell>
          <table:table-cell office:value-type="float" office:value="12.1778" calcext:value-type="float">
            <text:p>12.1778</text:p>
          </table:table-cell>
          <table:table-cell office:value-type="float" office:value="18.50101" calcext:value-type="float">
            <text:p>18.50101</text:p>
          </table:table-cell>
          <table:table-cell office:value-type="float" office:value="13.91928" calcext:value-type="float">
            <text:p>13.91928</text:p>
          </table:table-cell>
          <table:table-cell office:value-type="float" office:value="18.22351" calcext:value-type="float">
            <text:p>18.22351</text:p>
          </table:table-cell>
          <table:table-cell office:value-type="float" office:value="15.14581" calcext:value-type="float">
            <text:p>15.14581</text:p>
          </table:table-cell>
          <table:table-cell office:value-type="float" office:value="18.24451" calcext:value-type="float">
            <text:p>18.24451</text:p>
          </table:table-cell>
          <table:table-cell office:value-type="float" office:value="16.31711" calcext:value-type="float">
            <text:p>16.31711</text:p>
          </table:table-cell>
          <table:table-cell office:value-type="float" office:value="18.45044" calcext:value-type="float">
            <text:p>18.45044</text:p>
          </table:table-cell>
          <table:table-cell office:value-type="float" office:value="17.23929" calcext:value-type="float">
            <text:p>17.23929</text:p>
          </table:table-cell>
          <table:table-cell office:value-type="float" office:value="19.26157" calcext:value-type="float">
            <text:p>19.26157</text:p>
          </table:table-cell>
          <table:table-cell office:value-type="float" office:value="18.18344" calcext:value-type="float">
            <text:p>18.18344</text:p>
          </table:table-cell>
          <table:table-cell office:value-type="float" office:value="19.81183" calcext:value-type="float">
            <text:p>19.81183</text:p>
          </table:table-cell>
          <table:table-cell office:value-type="float" office:value="18.90509" calcext:value-type="float">
            <text:p>18.90509</text:p>
          </table:table-cell>
          <table:table-cell office:value-type="float" office:value="20.39069" calcext:value-type="float">
            <text:p>20.39069</text:p>
          </table:table-cell>
          <table:table-cell office:value-type="float" office:value="19.64456" calcext:value-type="float">
            <text:p>19.64456</text:p>
          </table:table-cell>
          <table:table-cell office:value-type="float" office:value="20.41544" calcext:value-type="float">
            <text:p>20.41544</text:p>
          </table:table-cell>
          <table:table-cell office:value-type="float" office:value="20.1293" calcext:value-type="float">
            <text:p>20.1293</text:p>
          </table:table-cell>
          <table:table-cell office:value-type="float" office:value="19.86816" calcext:value-type="float">
            <text:p>19.86816</text:p>
          </table:table-cell>
          <table:table-cell office:value-type="float" office:value="19.83102" calcext:value-type="float">
            <text:p>19.83102</text:p>
          </table:table-cell>
          <table:table-cell office:value-type="float" office:value="19.32959" calcext:value-type="float">
            <text:p>19.32959</text:p>
          </table:table-cell>
          <table:table-cell office:value-type="float" office:value="19.32727" calcext:value-type="float">
            <text:p>19.32727</text:p>
          </table:table-cell>
          <table:table-cell office:value-type="float" office:value="18.81073" calcext:value-type="float">
            <text:p>18.81073</text:p>
          </table:table-cell>
          <table:table-cell office:value-type="float" office:value="18.80914" calcext:value-type="float">
            <text:p>18.80914</text:p>
          </table:table-cell>
          <table:table-cell office:value-type="float" office:value="18.23453" calcext:value-type="float">
            <text:p>18.23453</text:p>
          </table:table-cell>
          <table:table-cell office:value-type="float" office:value="18.22913" calcext:value-type="float">
            <text:p>18.22913</text:p>
          </table:table-cell>
          <table:table-cell office:value-type="float" office:value="17.68936" calcext:value-type="float">
            <text:p>17.68936</text:p>
          </table:table-cell>
          <table:table-cell office:value-type="float" office:value="17.68375" calcext:value-type="float">
            <text:p>17.68375</text:p>
          </table:table-cell>
          <table:table-cell office:value-type="float" office:value="20.39197" calcext:value-type="float">
            <text:p>20.39197</text:p>
          </table:table-cell>
          <table:table-cell office:value-type="float" office:value="10.909" calcext:value-type="float">
            <text:p>10.9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21.98552" calcext:value-type="float">
            <text:p>21.98552</text:p>
          </table:table-cell>
          <table:table-cell office:value-type="float" office:value="28.55" calcext:value-type="float">
            <text:p>28.55</text:p>
          </table:table-cell>
          <table:table-cell office:value-type="float" office:value="9.85" calcext:value-type="float">
            <text:p>9.85</text:p>
          </table:table-cell>
          <table:table-cell office:value-type="float" office:value="1.293697" calcext:value-type="float">
            <text:p>1.293697</text:p>
          </table:table-cell>
          <table:table-cell office:value-type="float" office:value="0.9817519" calcext:value-type="float">
            <text:p>0.9817519</text:p>
          </table:table-cell>
          <table:table-cell office:value-type="float" office:value="163.188" calcext:value-type="float">
            <text:p>163.188</text:p>
          </table:table-cell>
          <table:table-cell office:value-type="float" office:value="0" calcext:value-type="float">
            <text:p>0</text:p>
          </table:table-cell>
          <table:table-cell office:value-type="float" office:value="21.38525" calcext:value-type="float">
            <text:p>21.38525</text:p>
          </table:table-cell>
          <table:table-cell office:value-type="float" office:value="11.0242" calcext:value-type="float">
            <text:p>11.0242</text:p>
          </table:table-cell>
          <table:table-cell office:value-type="float" office:value="19.33435" calcext:value-type="float">
            <text:p>19.33435</text:p>
          </table:table-cell>
          <table:table-cell office:value-type="float" office:value="12.92072" calcext:value-type="float">
            <text:p>12.92072</text:p>
          </table:table-cell>
          <table:table-cell office:value-type="float" office:value="18.70859" calcext:value-type="float">
            <text:p>18.70859</text:p>
          </table:table-cell>
          <table:table-cell office:value-type="float" office:value="14.2735" calcext:value-type="float">
            <text:p>14.2735</text:p>
          </table:table-cell>
          <table:table-cell office:value-type="float" office:value="18.38519" calcext:value-type="float">
            <text:p>18.38519</text:p>
          </table:table-cell>
          <table:table-cell office:value-type="float" office:value="15.52213" calcext:value-type="float">
            <text:p>15.52213</text:p>
          </table:table-cell>
          <table:table-cell office:value-type="float" office:value="18.27945" calcext:value-type="float">
            <text:p>18.27945</text:p>
          </table:table-cell>
          <table:table-cell office:value-type="float" office:value="16.45926" calcext:value-type="float">
            <text:p>16.45926</text:p>
          </table:table-cell>
          <table:table-cell office:value-type="float" office:value="18.47461" calcext:value-type="float">
            <text:p>18.47461</text:p>
          </table:table-cell>
          <table:table-cell office:value-type="float" office:value="17.43158" calcext:value-type="float">
            <text:p>17.43158</text:p>
          </table:table-cell>
          <table:table-cell office:value-type="float" office:value="18.98047" calcext:value-type="float">
            <text:p>18.98047</text:p>
          </table:table-cell>
          <table:table-cell office:value-type="float" office:value="18.20108" calcext:value-type="float">
            <text:p>18.20108</text:p>
          </table:table-cell>
          <table:table-cell office:value-type="float" office:value="19.63986" calcext:value-type="float">
            <text:p>19.63986</text:p>
          </table:table-cell>
          <table:table-cell office:value-type="float" office:value="19.08194" calcext:value-type="float">
            <text:p>19.08194</text:p>
          </table:table-cell>
          <table:table-cell office:value-type="float" office:value="20.12585" calcext:value-type="float">
            <text:p>20.12585</text:p>
          </table:table-cell>
          <table:table-cell office:value-type="float" office:value="19.77872" calcext:value-type="float">
            <text:p>19.77872</text:p>
          </table:table-cell>
          <table:table-cell office:value-type="float" office:value="19.83029" calcext:value-type="float">
            <text:p>19.83029</text:p>
          </table:table-cell>
          <table:table-cell office:value-type="float" office:value="19.7355" calcext:value-type="float">
            <text:p>19.7355</text:p>
          </table:table-cell>
          <table:table-cell office:value-type="float" office:value="19.32715" calcext:value-type="float">
            <text:p>19.32715</text:p>
          </table:table-cell>
          <table:table-cell office:value-type="float" office:value="19.30515" calcext:value-type="float">
            <text:p>19.30515</text:p>
          </table:table-cell>
          <table:table-cell office:value-type="float" office:value="18.80911" calcext:value-type="float">
            <text:p>18.80911</text:p>
          </table:table-cell>
          <table:table-cell office:value-type="float" office:value="18.8038" calcext:value-type="float">
            <text:p>18.8038</text:p>
          </table:table-cell>
          <table:table-cell office:value-type="float" office:value="18.22906" calcext:value-type="float">
            <text:p>18.22906</text:p>
          </table:table-cell>
          <table:table-cell office:value-type="float" office:value="18.22409" calcext:value-type="float">
            <text:p>18.22409</text:p>
          </table:table-cell>
          <table:table-cell office:value-type="float" office:value="17.68372" calcext:value-type="float">
            <text:p>17.68372</text:p>
          </table:table-cell>
          <table:table-cell office:value-type="float" office:value="17.67926" calcext:value-type="float">
            <text:p>17.67926</text:p>
          </table:table-cell>
          <table:table-cell office:value-type="float" office:value="23.09689" calcext:value-type="float">
            <text:p>23.09689</text:p>
          </table:table-cell>
          <table:table-cell office:value-type="float" office:value="9.869934" calcext:value-type="float">
            <text:p>9.8699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21.90848" calcext:value-type="float">
            <text:p>21.90848</text:p>
          </table:table-cell>
          <table:table-cell office:value-type="float" office:value="28.12" calcext:value-type="float">
            <text:p>28.12</text:p>
          </table:table-cell>
          <table:table-cell office:value-type="float" office:value="11.79" calcext:value-type="float">
            <text:p>11.79</text:p>
          </table:table-cell>
          <table:table-cell office:value-type="float" office:value="1.407161" calcext:value-type="float">
            <text:p>1.407161</text:p>
          </table:table-cell>
          <table:table-cell office:value-type="float" office:value="1.042593" calcext:value-type="float">
            <text:p>1.042593</text:p>
          </table:table-cell>
          <table:table-cell office:value-type="float" office:value="281.772" calcext:value-type="float">
            <text:p>281.772</text:p>
          </table:table-cell>
          <table:table-cell office:value-type="float" office:value="0" calcext:value-type="float">
            <text:p>0</text:p>
          </table:table-cell>
          <table:table-cell office:value-type="float" office:value="22.31427" calcext:value-type="float">
            <text:p>22.31427</text:p>
          </table:table-cell>
          <table:table-cell office:value-type="float" office:value="12.32581" calcext:value-type="float">
            <text:p>12.32581</text:p>
          </table:table-cell>
          <table:table-cell office:value-type="float" office:value="20.2641" calcext:value-type="float">
            <text:p>20.2641</text:p>
          </table:table-cell>
          <table:table-cell office:value-type="float" office:value="14.16153" calcext:value-type="float">
            <text:p>14.16153</text:p>
          </table:table-cell>
          <table:table-cell office:value-type="float" office:value="19.52518" calcext:value-type="float">
            <text:p>19.52518</text:p>
          </table:table-cell>
          <table:table-cell office:value-type="float" office:value="15.3334" calcext:value-type="float">
            <text:p>15.3334</text:p>
          </table:table-cell>
          <table:table-cell office:value-type="float" office:value="19.02664" calcext:value-type="float">
            <text:p>19.02664</text:p>
          </table:table-cell>
          <table:table-cell office:value-type="float" office:value="16.29837" calcext:value-type="float">
            <text:p>16.29837</text:p>
          </table:table-cell>
          <table:table-cell office:value-type="float" office:value="18.78546" calcext:value-type="float">
            <text:p>18.78546</text:p>
          </table:table-cell>
          <table:table-cell office:value-type="float" office:value="16.95782" calcext:value-type="float">
            <text:p>16.95782</text:p>
          </table:table-cell>
          <table:table-cell office:value-type="float" office:value="18.65799" calcext:value-type="float">
            <text:p>18.65799</text:p>
          </table:table-cell>
          <table:table-cell office:value-type="float" office:value="17.64386" calcext:value-type="float">
            <text:p>17.64386</text:p>
          </table:table-cell>
          <table:table-cell office:value-type="float" office:value="18.67325" calcext:value-type="float">
            <text:p>18.67325</text:p>
          </table:table-cell>
          <table:table-cell office:value-type="float" office:value="18.1825" calcext:value-type="float">
            <text:p>18.1825</text:p>
          </table:table-cell>
          <table:table-cell office:value-type="float" office:value="19.0806" calcext:value-type="float">
            <text:p>19.0806</text:p>
          </table:table-cell>
          <table:table-cell office:value-type="float" office:value="18.85837" calcext:value-type="float">
            <text:p>18.85837</text:p>
          </table:table-cell>
          <table:table-cell office:value-type="float" office:value="19.77524" calcext:value-type="float">
            <text:p>19.77524</text:p>
          </table:table-cell>
          <table:table-cell office:value-type="float" office:value="19.48447" calcext:value-type="float">
            <text:p>19.48447</text:p>
          </table:table-cell>
          <table:table-cell office:value-type="float" office:value="19.73422" calcext:value-type="float">
            <text:p>19.73422</text:p>
          </table:table-cell>
          <table:table-cell office:value-type="float" office:value="19.60339" calcext:value-type="float">
            <text:p>19.60339</text:p>
          </table:table-cell>
          <table:table-cell office:value-type="float" office:value="19.30481" calcext:value-type="float">
            <text:p>19.30481</text:p>
          </table:table-cell>
          <table:table-cell office:value-type="float" office:value="19.25894" calcext:value-type="float">
            <text:p>19.25894</text:p>
          </table:table-cell>
          <table:table-cell office:value-type="float" office:value="18.80371" calcext:value-type="float">
            <text:p>18.80371</text:p>
          </table:table-cell>
          <table:table-cell office:value-type="float" office:value="18.7919" calcext:value-type="float">
            <text:p>18.7919</text:p>
          </table:table-cell>
          <table:table-cell office:value-type="float" office:value="18.22403" calcext:value-type="float">
            <text:p>18.22403</text:p>
          </table:table-cell>
          <table:table-cell office:value-type="float" office:value="18.21872" calcext:value-type="float">
            <text:p>18.21872</text:p>
          </table:table-cell>
          <table:table-cell office:value-type="float" office:value="17.6792" calcext:value-type="float">
            <text:p>17.6792</text:p>
          </table:table-cell>
          <table:table-cell office:value-type="float" office:value="17.67413" calcext:value-type="float">
            <text:p>17.67413</text:p>
          </table:table-cell>
          <table:table-cell office:value-type="float" office:value="28.86746" calcext:value-type="float">
            <text:p>28.86746</text:p>
          </table:table-cell>
          <table:table-cell office:value-type="float" office:value="11.40378" calcext:value-type="float">
            <text:p>11.403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20.39069" calcext:value-type="float">
            <text:p>20.39069</text:p>
          </table:table-cell>
          <table:table-cell office:value-type="float" office:value="29.93" calcext:value-type="float">
            <text:p>29.93</text:p>
          </table:table-cell>
          <table:table-cell office:value-type="float" office:value="13.67" calcext:value-type="float">
            <text:p>13.67</text:p>
          </table:table-cell>
          <table:table-cell office:value-type="float" office:value="1.75244" calcext:value-type="float">
            <text:p>1.75244</text:p>
          </table:table-cell>
          <table:table-cell office:value-type="float" office:value="1.332018" calcext:value-type="float">
            <text:p>1.332018</text:p>
          </table:table-cell>
          <table:table-cell office:value-type="float" office:value="161.064" calcext:value-type="float">
            <text:p>161.064</text:p>
          </table:table-cell>
          <table:table-cell office:value-type="float" office:value="0" calcext:value-type="float">
            <text:p>0</text:p>
          </table:table-cell>
          <table:table-cell office:value-type="float" office:value="25.53296" calcext:value-type="float">
            <text:p>25.53296</text:p>
          </table:table-cell>
          <table:table-cell office:value-type="float" office:value="14.47195" calcext:value-type="float">
            <text:p>14.47195</text:p>
          </table:table-cell>
          <table:table-cell office:value-type="float" office:value="22.48511" calcext:value-type="float">
            <text:p>22.48511</text:p>
          </table:table-cell>
          <table:table-cell office:value-type="float" office:value="16.00549" calcext:value-type="float">
            <text:p>16.00549</text:p>
          </table:table-cell>
          <table:table-cell office:value-type="float" office:value="21.31784" calcext:value-type="float">
            <text:p>21.31784</text:p>
          </table:table-cell>
          <table:table-cell office:value-type="float" office:value="16.85788" calcext:value-type="float">
            <text:p>16.85788</text:p>
          </table:table-cell>
          <table:table-cell office:value-type="float" office:value="20.42996" calcext:value-type="float">
            <text:p>20.42996</text:p>
          </table:table-cell>
          <table:table-cell office:value-type="float" office:value="17.48132" calcext:value-type="float">
            <text:p>17.48132</text:p>
          </table:table-cell>
          <table:table-cell office:value-type="float" office:value="19.90332" calcext:value-type="float">
            <text:p>19.90332</text:p>
          </table:table-cell>
          <table:table-cell office:value-type="float" office:value="17.87186" calcext:value-type="float">
            <text:p>17.87186</text:p>
          </table:table-cell>
          <table:table-cell office:value-type="float" office:value="19.49442" calcext:value-type="float">
            <text:p>19.49442</text:p>
          </table:table-cell>
          <table:table-cell office:value-type="float" office:value="18.26154" calcext:value-type="float">
            <text:p>18.26154</text:p>
          </table:table-cell>
          <table:table-cell office:value-type="float" office:value="19.21222" calcext:value-type="float">
            <text:p>19.21222</text:p>
          </table:table-cell>
          <table:table-cell office:value-type="float" office:value="18.5351" calcext:value-type="float">
            <text:p>18.5351</text:p>
          </table:table-cell>
          <table:table-cell office:value-type="float" office:value="18.98334" calcext:value-type="float">
            <text:p>18.98334</text:p>
          </table:table-cell>
          <table:table-cell office:value-type="float" office:value="18.8736" calcext:value-type="float">
            <text:p>18.8736</text:p>
          </table:table-cell>
          <table:table-cell office:value-type="float" office:value="19.48193" calcext:value-type="float">
            <text:p>19.48193</text:p>
          </table:table-cell>
          <table:table-cell office:value-type="float" office:value="19.31268" calcext:value-type="float">
            <text:p>19.31268</text:p>
          </table:table-cell>
          <table:table-cell office:value-type="float" office:value="19.60196" calcext:value-type="float">
            <text:p>19.60196</text:p>
          </table:table-cell>
          <table:table-cell office:value-type="float" office:value="19.46695" calcext:value-type="float">
            <text:p>19.46695</text:p>
          </table:table-cell>
          <table:table-cell office:value-type="float" office:value="19.25836" calcext:value-type="float">
            <text:p>19.25836</text:p>
          </table:table-cell>
          <table:table-cell office:value-type="float" office:value="19.19485" calcext:value-type="float">
            <text:p>19.19485</text:p>
          </table:table-cell>
          <table:table-cell office:value-type="float" office:value="18.79172" calcext:value-type="float">
            <text:p>18.79172</text:p>
          </table:table-cell>
          <table:table-cell office:value-type="float" office:value="18.771" calcext:value-type="float">
            <text:p>18.771</text:p>
          </table:table-cell>
          <table:table-cell office:value-type="float" office:value="18.21866" calcext:value-type="float">
            <text:p>18.21866</text:p>
          </table:table-cell>
          <table:table-cell office:value-type="float" office:value="18.21097" calcext:value-type="float">
            <text:p>18.21097</text:p>
          </table:table-cell>
          <table:table-cell office:value-type="float" office:value="17.6741" calcext:value-type="float">
            <text:p>17.6741</text:p>
          </table:table-cell>
          <table:table-cell office:value-type="float" office:value="17.66766" calcext:value-type="float">
            <text:p>17.66766</text:p>
          </table:table-cell>
          <table:table-cell office:value-type="float" office:value="31.50519" calcext:value-type="float">
            <text:p>31.50519</text:p>
          </table:table-cell>
          <table:table-cell office:value-type="float" office:value="13.59512" calcext:value-type="float">
            <text:p>13.595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15.00156" calcext:value-type="float">
            <text:p>15.00156</text:p>
          </table:table-cell>
          <table:table-cell office:value-type="float" office:value="21.55" calcext:value-type="float">
            <text:p>21.55</text:p>
          </table:table-cell>
          <table:table-cell office:value-type="float" office:value="16.191" calcext:value-type="float">
            <text:p>16.191</text:p>
          </table:table-cell>
          <table:table-cell office:value-type="float" office:value="1.64612" calcext:value-type="float">
            <text:p>1.64612</text:p>
          </table:table-cell>
          <table:table-cell office:value-type="float" office:value="1.329639" calcext:value-type="float">
            <text:p>1.329639</text:p>
          </table:table-cell>
          <table:table-cell office:value-type="float" office:value="312.12" calcext:value-type="float">
            <text:p>312.12</text:p>
          </table:table-cell>
          <table:table-cell office:value-type="float" office:value="0" calcext:value-type="float">
            <text:p>0</text:p>
          </table:table-cell>
          <table:table-cell office:value-type="float" office:value="21.00235" calcext:value-type="float">
            <text:p>21.00235</text:p>
          </table:table-cell>
          <table:table-cell office:value-type="float" office:value="16.42725" calcext:value-type="float">
            <text:p>16.42725</text:p>
          </table:table-cell>
          <table:table-cell office:value-type="float" office:value="20.03015" calcext:value-type="float">
            <text:p>20.03015</text:p>
          </table:table-cell>
          <table:table-cell office:value-type="float" office:value="17.70917" calcext:value-type="float">
            <text:p>17.70917</text:p>
          </table:table-cell>
          <table:table-cell office:value-type="float" office:value="20.10181" calcext:value-type="float">
            <text:p>20.10181</text:p>
          </table:table-cell>
          <table:table-cell office:value-type="float" office:value="18.34143" calcext:value-type="float">
            <text:p>18.34143</text:p>
          </table:table-cell>
          <table:table-cell office:value-type="float" office:value="20.02728" calcext:value-type="float">
            <text:p>20.02728</text:p>
          </table:table-cell>
          <table:table-cell office:value-type="float" office:value="18.73532" calcext:value-type="float">
            <text:p>18.73532</text:p>
          </table:table-cell>
          <table:table-cell office:value-type="float" office:value="19.81357" calcext:value-type="float">
            <text:p>19.81357</text:p>
          </table:table-cell>
          <table:table-cell office:value-type="float" office:value="18.93176" calcext:value-type="float">
            <text:p>18.93176</text:p>
          </table:table-cell>
          <table:table-cell office:value-type="float" office:value="19.51276" calcext:value-type="float">
            <text:p>19.51276</text:p>
          </table:table-cell>
          <table:table-cell office:value-type="float" office:value="19.07809" calcext:value-type="float">
            <text:p>19.07809</text:p>
          </table:table-cell>
          <table:table-cell office:value-type="float" office:value="19.306" calcext:value-type="float">
            <text:p>19.306</text:p>
          </table:table-cell>
          <table:table-cell office:value-type="float" office:value="19.12085" calcext:value-type="float">
            <text:p>19.12085</text:p>
          </table:table-cell>
          <table:table-cell office:value-type="float" office:value="19.18329" calcext:value-type="float">
            <text:p>19.18329</text:p>
          </table:table-cell>
          <table:table-cell office:value-type="float" office:value="18.98819" calcext:value-type="float">
            <text:p>18.98819</text:p>
          </table:table-cell>
          <table:table-cell office:value-type="float" office:value="19.31168" calcext:value-type="float">
            <text:p>19.31168</text:p>
          </table:table-cell>
          <table:table-cell office:value-type="float" office:value="19.27765" calcext:value-type="float">
            <text:p>19.27765</text:p>
          </table:table-cell>
          <table:table-cell office:value-type="float" office:value="19.46564" calcext:value-type="float">
            <text:p>19.46564</text:p>
          </table:table-cell>
          <table:table-cell office:value-type="float" office:value="19.35605" calcext:value-type="float">
            <text:p>19.35605</text:p>
          </table:table-cell>
          <table:table-cell office:value-type="float" office:value="19.19415" calcext:value-type="float">
            <text:p>19.19415</text:p>
          </table:table-cell>
          <table:table-cell office:value-type="float" office:value="19.12506" calcext:value-type="float">
            <text:p>19.12506</text:p>
          </table:table-cell>
          <table:table-cell office:value-type="float" office:value="18.77069" calcext:value-type="float">
            <text:p>18.77069</text:p>
          </table:table-cell>
          <table:table-cell office:value-type="float" office:value="18.74115" calcext:value-type="float">
            <text:p>18.74115</text:p>
          </table:table-cell>
          <table:table-cell office:value-type="float" office:value="18.21088" calcext:value-type="float">
            <text:p>18.21088</text:p>
          </table:table-cell>
          <table:table-cell office:value-type="float" office:value="18.1994" calcext:value-type="float">
            <text:p>18.1994</text:p>
          </table:table-cell>
          <table:table-cell office:value-type="float" office:value="17.6676" calcext:value-type="float">
            <text:p>17.6676</text:p>
          </table:table-cell>
          <table:table-cell office:value-type="float" office:value="17.66095" calcext:value-type="float">
            <text:p>17.66095</text:p>
          </table:table-cell>
          <table:table-cell office:value-type="float" office:value="24.08893" calcext:value-type="float">
            <text:p>24.08893</text:p>
          </table:table-cell>
          <table:table-cell office:value-type="float" office:value="15.90872" calcext:value-type="float">
            <text:p>15.908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6.41376" calcext:value-type="float">
            <text:p>6.41376</text:p>
          </table:table-cell>
          <table:table-cell office:value-type="float" office:value="19.09" calcext:value-type="float">
            <text:p>19.09</text:p>
          </table:table-cell>
          <table:table-cell office:value-type="float" office:value="12.73" calcext:value-type="float">
            <text:p>12.73</text:p>
          </table:table-cell>
          <table:table-cell office:value-type="float" office:value="1.478878" calcext:value-type="float">
            <text:p>1.478878</text:p>
          </table:table-cell>
          <table:table-cell office:value-type="float" office:value="1.258185" calcext:value-type="float">
            <text:p>1.258185</text:p>
          </table:table-cell>
          <table:table-cell office:value-type="float" office:value="330.516" calcext:value-type="float">
            <text:p>330.516</text:p>
          </table:table-cell>
          <table:table-cell office:value-type="float" office:value="5.1" calcext:value-type="float">
            <text:p>5.1</text:p>
          </table:table-cell>
          <table:table-cell office:value-type="float" office:value="17.66943" calcext:value-type="float">
            <text:p>17.66943</text:p>
          </table:table-cell>
          <table:table-cell office:value-type="float" office:value="13.20419" calcext:value-type="float">
            <text:p>13.20419</text:p>
          </table:table-cell>
          <table:table-cell office:value-type="float" office:value="17.93765" calcext:value-type="float">
            <text:p>17.93765</text:p>
          </table:table-cell>
          <table:table-cell office:value-type="float" office:value="14.43265" calcext:value-type="float">
            <text:p>14.43265</text:p>
          </table:table-cell>
          <table:table-cell office:value-type="float" office:value="18.54196" calcext:value-type="float">
            <text:p>18.54196</text:p>
          </table:table-cell>
          <table:table-cell office:value-type="float" office:value="15.69617" calcext:value-type="float">
            <text:p>15.69617</text:p>
          </table:table-cell>
          <table:table-cell office:value-type="float" office:value="18.91519" calcext:value-type="float">
            <text:p>18.91519</text:p>
          </table:table-cell>
          <table:table-cell office:value-type="float" office:value="16.76254" calcext:value-type="float">
            <text:p>16.76254</text:p>
          </table:table-cell>
          <table:table-cell office:value-type="float" office:value="19.07184" calcext:value-type="float">
            <text:p>19.07184</text:p>
          </table:table-cell>
          <table:table-cell office:value-type="float" office:value="17.4039" calcext:value-type="float">
            <text:p>17.4039</text:p>
          </table:table-cell>
          <table:table-cell office:value-type="float" office:value="19.19495" calcext:value-type="float">
            <text:p>19.19495</text:p>
          </table:table-cell>
          <table:table-cell office:value-type="float" office:value="18.07684" calcext:value-type="float">
            <text:p>18.07684</text:p>
          </table:table-cell>
          <table:table-cell office:value-type="float" office:value="19.20575" calcext:value-type="float">
            <text:p>19.20575</text:p>
          </table:table-cell>
          <table:table-cell office:value-type="float" office:value="18.51144" calcext:value-type="float">
            <text:p>18.51144</text:p>
          </table:table-cell>
          <table:table-cell office:value-type="float" office:value="19.19128" calcext:value-type="float">
            <text:p>19.19128</text:p>
          </table:table-cell>
          <table:table-cell office:value-type="float" office:value="18.98099" calcext:value-type="float">
            <text:p>18.98099</text:p>
          </table:table-cell>
          <table:table-cell office:value-type="float" office:value="19.2775" calcext:value-type="float">
            <text:p>19.2775</text:p>
          </table:table-cell>
          <table:table-cell office:value-type="float" office:value="19.23141" calcext:value-type="float">
            <text:p>19.23141</text:p>
          </table:table-cell>
          <table:table-cell office:value-type="float" office:value="19.35507" calcext:value-type="float">
            <text:p>19.35507</text:p>
          </table:table-cell>
          <table:table-cell office:value-type="float" office:value="19.27307" calcext:value-type="float">
            <text:p>19.27307</text:p>
          </table:table-cell>
          <table:table-cell office:value-type="float" office:value="19.1243" calcext:value-type="float">
            <text:p>19.1243</text:p>
          </table:table-cell>
          <table:table-cell office:value-type="float" office:value="19.05896" calcext:value-type="float">
            <text:p>19.05896</text:p>
          </table:table-cell>
          <table:table-cell office:value-type="float" office:value="18.74084" calcext:value-type="float">
            <text:p>18.74084</text:p>
          </table:table-cell>
          <table:table-cell office:value-type="float" office:value="18.70605" calcext:value-type="float">
            <text:p>18.70605</text:p>
          </table:table-cell>
          <table:table-cell office:value-type="float" office:value="18.19928" calcext:value-type="float">
            <text:p>18.19928</text:p>
          </table:table-cell>
          <table:table-cell office:value-type="float" office:value="18.18439" calcext:value-type="float">
            <text:p>18.18439</text:p>
          </table:table-cell>
          <table:table-cell office:value-type="float" office:value="17.66086" calcext:value-type="float">
            <text:p>17.66086</text:p>
          </table:table-cell>
          <table:table-cell office:value-type="float" office:value="17.65298" calcext:value-type="float">
            <text:p>17.65298</text:p>
          </table:table-cell>
          <table:table-cell office:value-type="float" office:value="19.57071" calcext:value-type="float">
            <text:p>19.57071</text:p>
          </table:table-cell>
          <table:table-cell office:value-type="float" office:value="12.30151" calcext:value-type="float">
            <text:p>12.301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6.52932" calcext:value-type="float">
            <text:p>6.52932</text:p>
          </table:table-cell>
          <table:table-cell office:value-type="float" office:value="17.33" calcext:value-type="float">
            <text:p>17.33</text:p>
          </table:table-cell>
          <table:table-cell office:value-type="float" office:value="13.08" calcext:value-type="float">
            <text:p>13.08</text:p>
          </table:table-cell>
          <table:table-cell office:value-type="float" office:value="1.446937" calcext:value-type="float">
            <text:p>1.446937</text:p>
          </table:table-cell>
          <table:table-cell office:value-type="float" office:value="1.155148" calcext:value-type="float">
            <text:p>1.155148</text:p>
          </table:table-cell>
          <table:table-cell office:value-type="float" office:value="208.44" calcext:value-type="float">
            <text:p>208.44</text:p>
          </table:table-cell>
          <table:table-cell office:value-type="float" office:value="1.9" calcext:value-type="float">
            <text:p>1.9</text:p>
          </table:table-cell>
          <table:table-cell office:value-type="float" office:value="16.61761" calcext:value-type="float">
            <text:p>16.61761</text:p>
          </table:table-cell>
          <table:table-cell office:value-type="float" office:value="12.33704" calcext:value-type="float">
            <text:p>12.33704</text:p>
          </table:table-cell>
          <table:table-cell office:value-type="float" office:value="16.12766" calcext:value-type="float">
            <text:p>16.12766</text:p>
          </table:table-cell>
          <table:table-cell office:value-type="float" office:value="13.51224" calcext:value-type="float">
            <text:p>13.51224</text:p>
          </table:table-cell>
          <table:table-cell office:value-type="float" office:value="16.15305" calcext:value-type="float">
            <text:p>16.15305</text:p>
          </table:table-cell>
          <table:table-cell office:value-type="float" office:value="14.65054" calcext:value-type="float">
            <text:p>14.65054</text:p>
          </table:table-cell>
          <table:table-cell office:value-type="float" office:value="16.71628" calcext:value-type="float">
            <text:p>16.71628</text:p>
          </table:table-cell>
          <table:table-cell office:value-type="float" office:value="15.69019" calcext:value-type="float">
            <text:p>15.69019</text:p>
          </table:table-cell>
          <table:table-cell office:value-type="float" office:value="17.36835" calcext:value-type="float">
            <text:p>17.36835</text:p>
          </table:table-cell>
          <table:table-cell office:value-type="float" office:value="16.3447" calcext:value-type="float">
            <text:p>16.3447</text:p>
          </table:table-cell>
          <table:table-cell office:value-type="float" office:value="18.05585" calcext:value-type="float">
            <text:p>18.05585</text:p>
          </table:table-cell>
          <table:table-cell office:value-type="float" office:value="17.02896" calcext:value-type="float">
            <text:p>17.02896</text:p>
          </table:table-cell>
          <table:table-cell office:value-type="float" office:value="18.50018" calcext:value-type="float">
            <text:p>18.50018</text:p>
          </table:table-cell>
          <table:table-cell office:value-type="float" office:value="17.61826" calcext:value-type="float">
            <text:p>17.61826</text:p>
          </table:table-cell>
          <table:table-cell office:value-type="float" office:value="18.97696" calcext:value-type="float">
            <text:p>18.97696</text:p>
          </table:table-cell>
          <table:table-cell office:value-type="float" office:value="18.40533" calcext:value-type="float">
            <text:p>18.40533</text:p>
          </table:table-cell>
          <table:table-cell office:value-type="float" office:value="19.23035" calcext:value-type="float">
            <text:p>19.23035</text:p>
          </table:table-cell>
          <table:table-cell office:value-type="float" office:value="19.04822" calcext:value-type="float">
            <text:p>19.04822</text:p>
          </table:table-cell>
          <table:table-cell office:value-type="float" office:value="19.27225" calcext:value-type="float">
            <text:p>19.27225</text:p>
          </table:table-cell>
          <table:table-cell office:value-type="float" office:value="19.18768" calcext:value-type="float">
            <text:p>19.18768</text:p>
          </table:table-cell>
          <table:table-cell office:value-type="float" office:value="19.05835" calcext:value-type="float">
            <text:p>19.05835</text:p>
          </table:table-cell>
          <table:table-cell office:value-type="float" office:value="18.9975" calcext:value-type="float">
            <text:p>18.9975</text:p>
          </table:table-cell>
          <table:table-cell office:value-type="float" office:value="18.70566" calcext:value-type="float">
            <text:p>18.70566</text:p>
          </table:table-cell>
          <table:table-cell office:value-type="float" office:value="18.66876" calcext:value-type="float">
            <text:p>18.66876</text:p>
          </table:table-cell>
          <table:table-cell office:value-type="float" office:value="18.18423" calcext:value-type="float">
            <text:p>18.18423</text:p>
          </table:table-cell>
          <table:table-cell office:value-type="float" office:value="18.16669" calcext:value-type="float">
            <text:p>18.16669</text:p>
          </table:table-cell>
          <table:table-cell office:value-type="float" office:value="17.65289" calcext:value-type="float">
            <text:p>17.65289</text:p>
          </table:table-cell>
          <table:table-cell office:value-type="float" office:value="17.64301" calcext:value-type="float">
            <text:p>17.64301</text:p>
          </table:table-cell>
          <table:table-cell office:value-type="float" office:value="17.12686" calcext:value-type="float">
            <text:p>17.12686</text:p>
          </table:table-cell>
          <table:table-cell office:value-type="float" office:value="11.5025" calcext:value-type="float">
            <text:p>11.50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5.22972" calcext:value-type="float">
            <text:p>5.22972</text:p>
          </table:table-cell>
          <table:table-cell office:value-type="float" office:value="16.99" calcext:value-type="float">
            <text:p>16.99</text:p>
          </table:table-cell>
          <table:table-cell office:value-type="float" office:value="13.3" calcext:value-type="float">
            <text:p>13.3</text:p>
          </table:table-cell>
          <table:table-cell office:value-type="float" office:value="1.68249" calcext:value-type="float">
            <text:p>1.68249</text:p>
          </table:table-cell>
          <table:table-cell office:value-type="float" office:value="1.340737" calcext:value-type="float">
            <text:p>1.340737</text:p>
          </table:table-cell>
          <table:table-cell office:value-type="float" office:value="115.38" calcext:value-type="float">
            <text:p>115.38</text:p>
          </table:table-cell>
          <table:table-cell office:value-type="float" office:value="4.9" calcext:value-type="float">
            <text:p>4.9</text:p>
          </table:table-cell>
          <table:table-cell office:value-type="float" office:value="16.71494" calcext:value-type="float">
            <text:p>16.71494</text:p>
          </table:table-cell>
          <table:table-cell office:value-type="float" office:value="12.79224" calcext:value-type="float">
            <text:p>12.79224</text:p>
          </table:table-cell>
          <table:table-cell office:value-type="float" office:value="16.35257" calcext:value-type="float">
            <text:p>16.35257</text:p>
          </table:table-cell>
          <table:table-cell office:value-type="float" office:value="13.52457" calcext:value-type="float">
            <text:p>13.52457</text:p>
          </table:table-cell>
          <table:table-cell office:value-type="float" office:value="16.30975" calcext:value-type="float">
            <text:p>16.30975</text:p>
          </table:table-cell>
          <table:table-cell office:value-type="float" office:value="14.36639" calcext:value-type="float">
            <text:p>14.36639</text:p>
          </table:table-cell>
          <table:table-cell office:value-type="float" office:value="16.44095" calcext:value-type="float">
            <text:p>16.44095</text:p>
          </table:table-cell>
          <table:table-cell office:value-type="float" office:value="15.2272" calcext:value-type="float">
            <text:p>15.2272</text:p>
          </table:table-cell>
          <table:table-cell office:value-type="float" office:value="16.61935" calcext:value-type="float">
            <text:p>16.61935</text:p>
          </table:table-cell>
          <table:table-cell office:value-type="float" office:value="15.85342" calcext:value-type="float">
            <text:p>15.85342</text:p>
          </table:table-cell>
          <table:table-cell office:value-type="float" office:value="17.01685" calcext:value-type="float">
            <text:p>17.01685</text:p>
          </table:table-cell>
          <table:table-cell office:value-type="float" office:value="16.55124" calcext:value-type="float">
            <text:p>16.55124</text:p>
          </table:table-cell>
          <table:table-cell office:value-type="float" office:value="17.61032" calcext:value-type="float">
            <text:p>17.61032</text:p>
          </table:table-cell>
          <table:table-cell office:value-type="float" office:value="17.17523" calcext:value-type="float">
            <text:p>17.17523</text:p>
          </table:table-cell>
          <table:table-cell office:value-type="float" office:value="18.40018" calcext:value-type="float">
            <text:p>18.40018</text:p>
          </table:table-cell>
          <table:table-cell office:value-type="float" office:value="17.93454" calcext:value-type="float">
            <text:p>17.93454</text:p>
          </table:table-cell>
          <table:table-cell office:value-type="float" office:value="19.04565" calcext:value-type="float">
            <text:p>19.04565</text:p>
          </table:table-cell>
          <table:table-cell office:value-type="float" office:value="18.77054" calcext:value-type="float">
            <text:p>18.77054</text:p>
          </table:table-cell>
          <table:table-cell office:value-type="float" office:value="19.18665" calcext:value-type="float">
            <text:p>19.18665</text:p>
          </table:table-cell>
          <table:table-cell office:value-type="float" office:value="19.0723" calcext:value-type="float">
            <text:p>19.0723</text:p>
          </table:table-cell>
          <table:table-cell office:value-type="float" office:value="18.99686" calcext:value-type="float">
            <text:p>18.99686</text:p>
          </table:table-cell>
          <table:table-cell office:value-type="float" office:value="18.93134" calcext:value-type="float">
            <text:p>18.93134</text:p>
          </table:table-cell>
          <table:table-cell office:value-type="float" office:value="18.66833" calcext:value-type="float">
            <text:p>18.66833</text:p>
          </table:table-cell>
          <table:table-cell office:value-type="float" office:value="18.62915" calcext:value-type="float">
            <text:p>18.62915</text:p>
          </table:table-cell>
          <table:table-cell office:value-type="float" office:value="18.16647" calcext:value-type="float">
            <text:p>18.16647</text:p>
          </table:table-cell>
          <table:table-cell office:value-type="float" office:value="18.14581" calcext:value-type="float">
            <text:p>18.14581</text:p>
          </table:table-cell>
          <table:table-cell office:value-type="float" office:value="17.64288" calcext:value-type="float">
            <text:p>17.64288</text:p>
          </table:table-cell>
          <table:table-cell office:value-type="float" office:value="17.63071" calcext:value-type="float">
            <text:p>17.63071</text:p>
          </table:table-cell>
          <table:table-cell office:value-type="float" office:value="17.08954" calcext:value-type="float">
            <text:p>17.08954</text:p>
          </table:table-cell>
          <table:table-cell office:value-type="float" office:value="12.24612" calcext:value-type="float">
            <text:p>12.246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17.8614" calcext:value-type="float">
            <text:p>17.8614</text:p>
          </table:table-cell>
          <table:table-cell office:value-type="float" office:value="22.36" calcext:value-type="float">
            <text:p>22.36</text:p>
          </table:table-cell>
          <table:table-cell office:value-type="float" office:value="14.25" calcext:value-type="float">
            <text:p>14.25</text:p>
          </table:table-cell>
          <table:table-cell office:value-type="float" office:value="1.645475" calcext:value-type="float">
            <text:p>1.645475</text:p>
          </table:table-cell>
          <table:table-cell office:value-type="float" office:value="1.363851" calcext:value-type="float">
            <text:p>1.363851</text:p>
          </table:table-cell>
          <table:table-cell office:value-type="float" office:value="166.572" calcext:value-type="float">
            <text:p>166.572</text:p>
          </table:table-cell>
          <table:table-cell office:value-type="float" office:value="0" calcext:value-type="float">
            <text:p>0</text:p>
          </table:table-cell>
          <table:table-cell office:value-type="float" office:value="20.91592" calcext:value-type="float">
            <text:p>20.91592</text:p>
          </table:table-cell>
          <table:table-cell office:value-type="float" office:value="13.87955" calcext:value-type="float">
            <text:p>13.87955</text:p>
          </table:table-cell>
          <table:table-cell office:value-type="float" office:value="19.15659" calcext:value-type="float">
            <text:p>19.15659</text:p>
          </table:table-cell>
          <table:table-cell office:value-type="float" office:value="14.58694" calcext:value-type="float">
            <text:p>14.58694</text:p>
          </table:table-cell>
          <table:table-cell office:value-type="float" office:value="18.25873" calcext:value-type="float">
            <text:p>18.25873</text:p>
          </table:table-cell>
          <table:table-cell office:value-type="float" office:value="15.22882" calcext:value-type="float">
            <text:p>15.22882</text:p>
          </table:table-cell>
          <table:table-cell office:value-type="float" office:value="17.7644" calcext:value-type="float">
            <text:p>17.7644</text:p>
          </table:table-cell>
          <table:table-cell office:value-type="float" office:value="15.81406" calcext:value-type="float">
            <text:p>15.81406</text:p>
          </table:table-cell>
          <table:table-cell office:value-type="float" office:value="17.55264" calcext:value-type="float">
            <text:p>17.55264</text:p>
          </table:table-cell>
          <table:table-cell office:value-type="float" office:value="16.23322" calcext:value-type="float">
            <text:p>16.23322</text:p>
          </table:table-cell>
          <table:table-cell office:value-type="float" office:value="17.457" calcext:value-type="float">
            <text:p>17.457</text:p>
          </table:table-cell>
          <table:table-cell office:value-type="float" office:value="16.71198" calcext:value-type="float">
            <text:p>16.71198</text:p>
          </table:table-cell>
          <table:table-cell office:value-type="float" office:value="17.56848" calcext:value-type="float">
            <text:p>17.56848</text:p>
          </table:table-cell>
          <table:table-cell office:value-type="float" office:value="17.1619" calcext:value-type="float">
            <text:p>17.1619</text:p>
          </table:table-cell>
          <table:table-cell office:value-type="float" office:value="17.93234" calcext:value-type="float">
            <text:p>17.93234</text:p>
          </table:table-cell>
          <table:table-cell office:value-type="float" office:value="17.79166" calcext:value-type="float">
            <text:p>17.79166</text:p>
          </table:table-cell>
          <table:table-cell office:value-type="float" office:value="18.76761" calcext:value-type="float">
            <text:p>18.76761</text:p>
          </table:table-cell>
          <table:table-cell office:value-type="float" office:value="18.52982" calcext:value-type="float">
            <text:p>18.52982</text:p>
          </table:table-cell>
          <table:table-cell office:value-type="float" office:value="19.07095" calcext:value-type="float">
            <text:p>19.07095</text:p>
          </table:table-cell>
          <table:table-cell office:value-type="float" office:value="18.93396" calcext:value-type="float">
            <text:p>18.93396</text:p>
          </table:table-cell>
          <table:table-cell office:value-type="float" office:value="18.93057" calcext:value-type="float">
            <text:p>18.93057</text:p>
          </table:table-cell>
          <table:table-cell office:value-type="float" office:value="18.85355" calcext:value-type="float">
            <text:p>18.85355</text:p>
          </table:table-cell>
          <table:table-cell office:value-type="float" office:value="18.62872" calcext:value-type="float">
            <text:p>18.62872</text:p>
          </table:table-cell>
          <table:table-cell office:value-type="float" office:value="18.58539" calcext:value-type="float">
            <text:p>18.58539</text:p>
          </table:table-cell>
          <table:table-cell office:value-type="float" office:value="18.14557" calcext:value-type="float">
            <text:p>18.14557</text:p>
          </table:table-cell>
          <table:table-cell office:value-type="float" office:value="18.12198" calcext:value-type="float">
            <text:p>18.12198</text:p>
          </table:table-cell>
          <table:table-cell office:value-type="float" office:value="17.63055" calcext:value-type="float">
            <text:p>17.63055</text:p>
          </table:table-cell>
          <table:table-cell office:value-type="float" office:value="17.61612" calcext:value-type="float">
            <text:p>17.61612</text:p>
          </table:table-cell>
          <table:table-cell office:value-type="float" office:value="22.17343" calcext:value-type="float">
            <text:p>22.17343</text:p>
          </table:table-cell>
          <table:table-cell office:value-type="float" office:value="13.34814" calcext:value-type="float">
            <text:p>13.348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7.11108" calcext:value-type="float">
            <text:p>7.11108</text:p>
          </table:table-cell>
          <table:table-cell office:value-type="float" office:value="18.76" calcext:value-type="float">
            <text:p>18.76</text:p>
          </table:table-cell>
          <table:table-cell office:value-type="float" office:value="13.97" calcext:value-type="float">
            <text:p>13.97</text:p>
          </table:table-cell>
          <table:table-cell office:value-type="float" office:value="1.554024" calcext:value-type="float">
            <text:p>1.554024</text:p>
          </table:table-cell>
          <table:table-cell office:value-type="float" office:value="1.400578" calcext:value-type="float">
            <text:p>1.400578</text:p>
          </table:table-cell>
          <table:table-cell office:value-type="float" office:value="135.612" calcext:value-type="float">
            <text:p>135.612</text:p>
          </table:table-cell>
          <table:table-cell office:value-type="float" office:value="3.7" calcext:value-type="float">
            <text:p>3.7</text:p>
          </table:table-cell>
          <table:table-cell office:value-type="float" office:value="17.36288" calcext:value-type="float">
            <text:p>17.36288</text:p>
          </table:table-cell>
          <table:table-cell office:value-type="float" office:value="13.56146" calcext:value-type="float">
            <text:p>13.56146</text:p>
          </table:table-cell>
          <table:table-cell office:value-type="float" office:value="16.93542" calcext:value-type="float">
            <text:p>16.93542</text:p>
          </table:table-cell>
          <table:table-cell office:value-type="float" office:value="14.522" calcext:value-type="float">
            <text:p>14.522</text:p>
          </table:table-cell>
          <table:table-cell office:value-type="float" office:value="16.76685" calcext:value-type="float">
            <text:p>16.76685</text:p>
          </table:table-cell>
          <table:table-cell office:value-type="float" office:value="15.27808" calcext:value-type="float">
            <text:p>15.27808</text:p>
          </table:table-cell>
          <table:table-cell office:value-type="float" office:value="16.81067" calcext:value-type="float">
            <text:p>16.81067</text:p>
          </table:table-cell>
          <table:table-cell office:value-type="float" office:value="15.91858" calcext:value-type="float">
            <text:p>15.91858</text:p>
          </table:table-cell>
          <table:table-cell office:value-type="float" office:value="17.11285" calcext:value-type="float">
            <text:p>17.11285</text:p>
          </table:table-cell>
          <table:table-cell office:value-type="float" office:value="16.35355" calcext:value-type="float">
            <text:p>16.35355</text:p>
          </table:table-cell>
          <table:table-cell office:value-type="float" office:value="17.39807" calcext:value-type="float">
            <text:p>17.39807</text:p>
          </table:table-cell>
          <table:table-cell office:value-type="float" office:value="16.81686" calcext:value-type="float">
            <text:p>16.81686</text:p>
          </table:table-cell>
          <table:table-cell office:value-type="float" office:value="17.56799" calcext:value-type="float">
            <text:p>17.56799</text:p>
          </table:table-cell>
          <table:table-cell office:value-type="float" office:value="17.20663" calcext:value-type="float">
            <text:p>17.20663</text:p>
          </table:table-cell>
          <table:table-cell office:value-type="float" office:value="17.84006" calcext:value-type="float">
            <text:p>17.84006</text:p>
          </table:table-cell>
          <table:table-cell office:value-type="float" office:value="17.71729" calcext:value-type="float">
            <text:p>17.71729</text:p>
          </table:table-cell>
          <table:table-cell office:value-type="float" office:value="18.52792" calcext:value-type="float">
            <text:p>18.52792</text:p>
          </table:table-cell>
          <table:table-cell office:value-type="float" office:value="18.37292" calcext:value-type="float">
            <text:p>18.37292</text:p>
          </table:table-cell>
          <table:table-cell office:value-type="float" office:value="18.93246" calcext:value-type="float">
            <text:p>18.93246</text:p>
          </table:table-cell>
          <table:table-cell office:value-type="float" office:value="18.79739" calcext:value-type="float">
            <text:p>18.79739</text:p>
          </table:table-cell>
          <table:table-cell office:value-type="float" office:value="18.85266" calcext:value-type="float">
            <text:p>18.85266</text:p>
          </table:table-cell>
          <table:table-cell office:value-type="float" office:value="18.76703" calcext:value-type="float">
            <text:p>18.76703</text:p>
          </table:table-cell>
          <table:table-cell office:value-type="float" office:value="18.58496" calcext:value-type="float">
            <text:p>18.58496</text:p>
          </table:table-cell>
          <table:table-cell office:value-type="float" office:value="18.53711" calcext:value-type="float">
            <text:p>18.53711</text:p>
          </table:table-cell>
          <table:table-cell office:value-type="float" office:value="18.1217" calcext:value-type="float">
            <text:p>18.1217</text:p>
          </table:table-cell>
          <table:table-cell office:value-type="float" office:value="18.09613" calcext:value-type="float">
            <text:p>18.09613</text:p>
          </table:table-cell>
          <table:table-cell office:value-type="float" office:value="17.61594" calcext:value-type="float">
            <text:p>17.61594</text:p>
          </table:table-cell>
          <table:table-cell office:value-type="float" office:value="17.59885" calcext:value-type="float">
            <text:p>17.59885</text:p>
          </table:table-cell>
          <table:table-cell office:value-type="float" office:value="17.75162" calcext:value-type="float">
            <text:p>17.75162</text:p>
          </table:table-cell>
          <table:table-cell office:value-type="float" office:value="12.86417" calcext:value-type="float">
            <text:p>12.864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17.5014" calcext:value-type="float">
            <text:p>17.5014</text:p>
          </table:table-cell>
          <table:table-cell office:value-type="float" office:value="25.73" calcext:value-type="float">
            <text:p>25.73</text:p>
          </table:table-cell>
          <table:table-cell office:value-type="float" office:value="10.73" calcext:value-type="float">
            <text:p>10.73</text:p>
          </table:table-cell>
          <table:table-cell office:value-type="float" office:value="1.585138" calcext:value-type="float">
            <text:p>1.585138</text:p>
          </table:table-cell>
          <table:table-cell office:value-type="float" office:value="1.131813" calcext:value-type="float">
            <text:p>1.131813</text:p>
          </table:table-cell>
          <table:table-cell office:value-type="float" office:value="128.196" calcext:value-type="float">
            <text:p>128.196</text:p>
          </table:table-cell>
          <table:table-cell office:value-type="float" office:value="0" calcext:value-type="float">
            <text:p>0</text:p>
          </table:table-cell>
          <table:table-cell office:value-type="float" office:value="20.8493" calcext:value-type="float">
            <text:p>20.8493</text:p>
          </table:table-cell>
          <table:table-cell office:value-type="float" office:value="11.52713" calcext:value-type="float">
            <text:p>11.52713</text:p>
          </table:table-cell>
          <table:table-cell office:value-type="float" office:value="19.13553" calcext:value-type="float">
            <text:p>19.13553</text:p>
          </table:table-cell>
          <table:table-cell office:value-type="float" office:value="13.02386" calcext:value-type="float">
            <text:p>13.02386</text:p>
          </table:table-cell>
          <table:table-cell office:value-type="float" office:value="18.21555" calcext:value-type="float">
            <text:p>18.21555</text:p>
          </table:table-cell>
          <table:table-cell office:value-type="float" office:value="14.17761" calcext:value-type="float">
            <text:p>14.17761</text:p>
          </table:table-cell>
          <table:table-cell office:value-type="float" office:value="17.65311" calcext:value-type="float">
            <text:p>17.65311</text:p>
          </table:table-cell>
          <table:table-cell office:value-type="float" office:value="15.10492" calcext:value-type="float">
            <text:p>15.10492</text:p>
          </table:table-cell>
          <table:table-cell office:value-type="float" office:value="17.39206" calcext:value-type="float">
            <text:p>17.39206</text:p>
          </table:table-cell>
          <table:table-cell office:value-type="float" office:value="15.71155" calcext:value-type="float">
            <text:p>15.71155</text:p>
          </table:table-cell>
          <table:table-cell office:value-type="float" office:value="17.26581" calcext:value-type="float">
            <text:p>17.26581</text:p>
          </table:table-cell>
          <table:table-cell office:value-type="float" office:value="16.35495" calcext:value-type="float">
            <text:p>16.35495</text:p>
          </table:table-cell>
          <table:table-cell office:value-type="float" office:value="17.33383" calcext:value-type="float">
            <text:p>17.33383</text:p>
          </table:table-cell>
          <table:table-cell office:value-type="float" office:value="16.86942" calcext:value-type="float">
            <text:p>16.86942</text:p>
          </table:table-cell>
          <table:table-cell office:value-type="float" office:value="17.71637" calcext:value-type="float">
            <text:p>17.71637</text:p>
          </table:table-cell>
          <table:table-cell office:value-type="float" office:value="17.53088" calcext:value-type="float">
            <text:p>17.53088</text:p>
          </table:table-cell>
          <table:table-cell office:value-type="float" office:value="18.37134" calcext:value-type="float">
            <text:p>18.37134</text:p>
          </table:table-cell>
          <table:table-cell office:value-type="float" office:value="18.21423" calcext:value-type="float">
            <text:p>18.21423</text:p>
          </table:table-cell>
          <table:table-cell office:value-type="float" office:value="18.79605" calcext:value-type="float">
            <text:p>18.79605</text:p>
          </table:table-cell>
          <table:table-cell office:value-type="float" office:value="18.6676" calcext:value-type="float">
            <text:p>18.6676</text:p>
          </table:table-cell>
          <table:table-cell office:value-type="float" office:value="18.76611" calcext:value-type="float">
            <text:p>18.76611</text:p>
          </table:table-cell>
          <table:table-cell office:value-type="float" office:value="18.67792" calcext:value-type="float">
            <text:p>18.67792</text:p>
          </table:table-cell>
          <table:table-cell office:value-type="float" office:value="18.53662" calcext:value-type="float">
            <text:p>18.53662</text:p>
          </table:table-cell>
          <table:table-cell office:value-type="float" office:value="18.48376" calcext:value-type="float">
            <text:p>18.48376</text:p>
          </table:table-cell>
          <table:table-cell office:value-type="float" office:value="18.09583" calcext:value-type="float">
            <text:p>18.09583</text:p>
          </table:table-cell>
          <table:table-cell office:value-type="float" office:value="18.06613" calcext:value-type="float">
            <text:p>18.06613</text:p>
          </table:table-cell>
          <table:table-cell office:value-type="float" office:value="17.59863" calcext:value-type="float">
            <text:p>17.59863</text:p>
          </table:table-cell>
          <table:table-cell office:value-type="float" office:value="17.57916" calcext:value-type="float">
            <text:p>17.57916</text:p>
          </table:table-cell>
          <table:table-cell office:value-type="float" office:value="22.47449" calcext:value-type="float">
            <text:p>22.47449</text:p>
          </table:table-cell>
          <table:table-cell office:value-type="float" office:value="10.45691" calcext:value-type="float">
            <text:p>10.456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17.1234" calcext:value-type="float">
            <text:p>17.1234</text:p>
          </table:table-cell>
          <table:table-cell office:value-type="float" office:value="28.13" calcext:value-type="float">
            <text:p>28.13</text:p>
          </table:table-cell>
          <table:table-cell office:value-type="float" office:value="13.71" calcext:value-type="float">
            <text:p>13.71</text:p>
          </table:table-cell>
          <table:table-cell office:value-type="float" office:value="1.845147" calcext:value-type="float">
            <text:p>1.845147</text:p>
          </table:table-cell>
          <table:table-cell office:value-type="float" office:value="1.315009" calcext:value-type="float">
            <text:p>1.315009</text:p>
          </table:table-cell>
          <table:table-cell office:value-type="float" office:value="189.792" calcext:value-type="float">
            <text:p>189.792</text:p>
          </table:table-cell>
          <table:table-cell office:value-type="float" office:value="0" calcext:value-type="float">
            <text:p>0</text:p>
          </table:table-cell>
          <table:table-cell office:value-type="float" office:value="23.26578" calcext:value-type="float">
            <text:p>23.26578</text:p>
          </table:table-cell>
          <table:table-cell office:value-type="float" office:value="13.6427" calcext:value-type="float">
            <text:p>13.6427</text:p>
          </table:table-cell>
          <table:table-cell office:value-type="float" office:value="20.62802" calcext:value-type="float">
            <text:p>20.62802</text:p>
          </table:table-cell>
          <table:table-cell office:value-type="float" office:value="14.65012" calcext:value-type="float">
            <text:p>14.65012</text:p>
          </table:table-cell>
          <table:table-cell office:value-type="float" office:value="19.39786" calcext:value-type="float">
            <text:p>19.39786</text:p>
          </table:table-cell>
          <table:table-cell office:value-type="float" office:value="15.42224" calcext:value-type="float">
            <text:p>15.42224</text:p>
          </table:table-cell>
          <table:table-cell office:value-type="float" office:value="18.59067" calcext:value-type="float">
            <text:p>18.59067</text:p>
          </table:table-cell>
          <table:table-cell office:value-type="float" office:value="16.04611" calcext:value-type="float">
            <text:p>16.04611</text:p>
          </table:table-cell>
          <table:table-cell office:value-type="float" office:value="18.15585" calcext:value-type="float">
            <text:p>18.15585</text:p>
          </table:table-cell>
          <table:table-cell office:value-type="float" office:value="16.43268" calcext:value-type="float">
            <text:p>16.43268</text:p>
          </table:table-cell>
          <table:table-cell office:value-type="float" office:value="17.82129" calcext:value-type="float">
            <text:p>17.82129</text:p>
          </table:table-cell>
          <table:table-cell office:value-type="float" office:value="16.8349" calcext:value-type="float">
            <text:p>16.8349</text:p>
          </table:table-cell>
          <table:table-cell office:value-type="float" office:value="17.71558" calcext:value-type="float">
            <text:p>17.71558</text:p>
          </table:table-cell>
          <table:table-cell office:value-type="float" office:value="17.14328" calcext:value-type="float">
            <text:p>17.14328</text:p>
          </table:table-cell>
          <table:table-cell office:value-type="float" office:value="17.64877" calcext:value-type="float">
            <text:p>17.64877</text:p>
          </table:table-cell>
          <table:table-cell office:value-type="float" office:value="17.55197" calcext:value-type="float">
            <text:p>17.55197</text:p>
          </table:table-cell>
          <table:table-cell office:value-type="float" office:value="18.21274" calcext:value-type="float">
            <text:p>18.21274</text:p>
          </table:table-cell>
          <table:table-cell office:value-type="float" office:value="18.10797" calcext:value-type="float">
            <text:p>18.10797</text:p>
          </table:table-cell>
          <table:table-cell office:value-type="float" office:value="18.66623" calcext:value-type="float">
            <text:p>18.66623</text:p>
          </table:table-cell>
          <table:table-cell office:value-type="float" office:value="18.54559" calcext:value-type="float">
            <text:p>18.54559</text:p>
          </table:table-cell>
          <table:table-cell office:value-type="float" office:value="18.67694" calcext:value-type="float">
            <text:p>18.67694</text:p>
          </table:table-cell>
          <table:table-cell office:value-type="float" office:value="18.5874" calcext:value-type="float">
            <text:p>18.5874</text:p>
          </table:table-cell>
          <table:table-cell office:value-type="float" office:value="18.48322" calcext:value-type="float">
            <text:p>18.48322</text:p>
          </table:table-cell>
          <table:table-cell office:value-type="float" office:value="18.42566" calcext:value-type="float">
            <text:p>18.42566</text:p>
          </table:table-cell>
          <table:table-cell office:value-type="float" office:value="18.0658" calcext:value-type="float">
            <text:p>18.0658</text:p>
          </table:table-cell>
          <table:table-cell office:value-type="float" office:value="18.03323" calcext:value-type="float">
            <text:p>18.03323</text:p>
          </table:table-cell>
          <table:table-cell office:value-type="float" office:value="17.57895" calcext:value-type="float">
            <text:p>17.57895</text:p>
          </table:table-cell>
          <table:table-cell office:value-type="float" office:value="17.55756" calcext:value-type="float">
            <text:p>17.55756</text:p>
          </table:table-cell>
          <table:table-cell office:value-type="float" office:value="27.62631" calcext:value-type="float">
            <text:p>27.62631</text:p>
          </table:table-cell>
          <table:table-cell office:value-type="float" office:value="12.91" calcext:value-type="float">
            <text:p>12.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19.61945" calcext:value-type="float">
            <text:p>19.61945</text:p>
          </table:table-cell>
          <table:table-cell office:value-type="float" office:value="26.33" calcext:value-type="float">
            <text:p>26.33</text:p>
          </table:table-cell>
          <table:table-cell office:value-type="float" office:value="10.51" calcext:value-type="float">
            <text:p>10.51</text:p>
          </table:table-cell>
          <table:table-cell office:value-type="float" office:value="1.301867" calcext:value-type="float">
            <text:p>1.301867</text:p>
          </table:table-cell>
          <table:table-cell office:value-type="float" office:value="1.016833" calcext:value-type="float">
            <text:p>1.016833</text:p>
          </table:table-cell>
          <table:table-cell office:value-type="float" office:value="166.212" calcext:value-type="float">
            <text:p>166.212</text:p>
          </table:table-cell>
          <table:table-cell office:value-type="float" office:value="0" calcext:value-type="float">
            <text:p>0</text:p>
          </table:table-cell>
          <table:table-cell office:value-type="float" office:value="21.91501" calcext:value-type="float">
            <text:p>21.91501</text:p>
          </table:table-cell>
          <table:table-cell office:value-type="float" office:value="11.51053" calcext:value-type="float">
            <text:p>11.51053</text:p>
          </table:table-cell>
          <table:table-cell office:value-type="float" office:value="19.70505" calcext:value-type="float">
            <text:p>19.70505</text:p>
          </table:table-cell>
          <table:table-cell office:value-type="float" office:value="13.53476" calcext:value-type="float">
            <text:p>13.53476</text:p>
          </table:table-cell>
          <table:table-cell office:value-type="float" office:value="18.82684" calcext:value-type="float">
            <text:p>18.82684</text:p>
          </table:table-cell>
          <table:table-cell office:value-type="float" office:value="14.78024" calcext:value-type="float">
            <text:p>14.78024</text:p>
          </table:table-cell>
          <table:table-cell office:value-type="float" office:value="18.21744" calcext:value-type="float">
            <text:p>18.21744</text:p>
          </table:table-cell>
          <table:table-cell office:value-type="float" office:value="15.74677" calcext:value-type="float">
            <text:p>15.74677</text:p>
          </table:table-cell>
          <table:table-cell office:value-type="float" office:value="17.89975" calcext:value-type="float">
            <text:p>17.89975</text:p>
          </table:table-cell>
          <table:table-cell office:value-type="float" office:value="16.32254" calcext:value-type="float">
            <text:p>16.32254</text:p>
          </table:table-cell>
          <table:table-cell office:value-type="float" office:value="17.7753" calcext:value-type="float">
            <text:p>17.7753</text:p>
          </table:table-cell>
          <table:table-cell office:value-type="float" office:value="16.87305" calcext:value-type="float">
            <text:p>16.87305</text:p>
          </table:table-cell>
          <table:table-cell office:value-type="float" office:value="17.71872" calcext:value-type="float">
            <text:p>17.71872</text:p>
          </table:table-cell>
          <table:table-cell office:value-type="float" office:value="17.22168" calcext:value-type="float">
            <text:p>17.22168</text:p>
          </table:table-cell>
          <table:table-cell office:value-type="float" office:value="17.71292" calcext:value-type="float">
            <text:p>17.71292</text:p>
          </table:table-cell>
          <table:table-cell office:value-type="float" office:value="17.6395" calcext:value-type="float">
            <text:p>17.6395</text:p>
          </table:table-cell>
          <table:table-cell office:value-type="float" office:value="18.10739" calcext:value-type="float">
            <text:p>18.10739</text:p>
          </table:table-cell>
          <table:table-cell office:value-type="float" office:value="18.06223" calcext:value-type="float">
            <text:p>18.06223</text:p>
          </table:table-cell>
          <table:table-cell office:value-type="float" office:value="18.5444" calcext:value-type="float">
            <text:p>18.5444</text:p>
          </table:table-cell>
          <table:table-cell office:value-type="float" office:value="18.44345" calcext:value-type="float">
            <text:p>18.44345</text:p>
          </table:table-cell>
          <table:table-cell office:value-type="float" office:value="18.58646" calcext:value-type="float">
            <text:p>18.58646</text:p>
          </table:table-cell>
          <table:table-cell office:value-type="float" office:value="18.50015" calcext:value-type="float">
            <text:p>18.50015</text:p>
          </table:table-cell>
          <table:table-cell office:value-type="float" office:value="18.42502" calcext:value-type="float">
            <text:p>18.42502</text:p>
          </table:table-cell>
          <table:table-cell office:value-type="float" office:value="18.36581" calcext:value-type="float">
            <text:p>18.36581</text:p>
          </table:table-cell>
          <table:table-cell office:value-type="float" office:value="18.03287" calcext:value-type="float">
            <text:p>18.03287</text:p>
          </table:table-cell>
          <table:table-cell office:value-type="float" office:value="17.99722" calcext:value-type="float">
            <text:p>17.99722</text:p>
          </table:table-cell>
          <table:table-cell office:value-type="float" office:value="17.55731" calcext:value-type="float">
            <text:p>17.55731</text:p>
          </table:table-cell>
          <table:table-cell office:value-type="float" office:value="17.53329" calcext:value-type="float">
            <text:p>17.53329</text:p>
          </table:table-cell>
          <table:table-cell office:value-type="float" office:value="29.13776" calcext:value-type="float">
            <text:p>29.13776</text:p>
          </table:table-cell>
          <table:table-cell office:value-type="float" office:value="10.26025" calcext:value-type="float">
            <text:p>10.260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12.24684" calcext:value-type="float">
            <text:p>12.24684</text:p>
          </table:table-cell>
          <table:table-cell office:value-type="float" office:value="26.34" calcext:value-type="float">
            <text:p>26.34</text:p>
          </table:table-cell>
          <table:table-cell office:value-type="float" office:value="13.6" calcext:value-type="float">
            <text:p>13.6</text:p>
          </table:table-cell>
          <table:table-cell office:value-type="float" office:value="1.972228" calcext:value-type="float">
            <text:p>1.972228</text:p>
          </table:table-cell>
          <table:table-cell office:value-type="float" office:value="1.186104" calcext:value-type="float">
            <text:p>1.186104</text:p>
          </table:table-cell>
          <table:table-cell office:value-type="float" office:value="249.912" calcext:value-type="float">
            <text:p>249.912</text:p>
          </table:table-cell>
          <table:table-cell office:value-type="float" office:value="6.6" calcext:value-type="float">
            <text:p>6.6</text:p>
          </table:table-cell>
          <table:table-cell office:value-type="float" office:value="21.13098" calcext:value-type="float">
            <text:p>21.13098</text:p>
          </table:table-cell>
          <table:table-cell office:value-type="float" office:value="13.81226" calcext:value-type="float">
            <text:p>13.81226</text:p>
          </table:table-cell>
          <table:table-cell office:value-type="float" office:value="19.72711" calcext:value-type="float">
            <text:p>19.72711</text:p>
          </table:table-cell>
          <table:table-cell office:value-type="float" office:value="14.99014" calcext:value-type="float">
            <text:p>14.99014</text:p>
          </table:table-cell>
          <table:table-cell office:value-type="float" office:value="19.008" calcext:value-type="float">
            <text:p>19.008</text:p>
          </table:table-cell>
          <table:table-cell office:value-type="float" office:value="15.77542" calcext:value-type="float">
            <text:p>15.77542</text:p>
          </table:table-cell>
          <table:table-cell office:value-type="float" office:value="18.44995" calcext:value-type="float">
            <text:p>18.44995</text:p>
          </table:table-cell>
          <table:table-cell office:value-type="float" office:value="16.38916" calcext:value-type="float">
            <text:p>16.38916</text:p>
          </table:table-cell>
          <table:table-cell office:value-type="float" office:value="18.14633" calcext:value-type="float">
            <text:p>18.14633</text:p>
          </table:table-cell>
          <table:table-cell office:value-type="float" office:value="16.75153" calcext:value-type="float">
            <text:p>16.75153</text:p>
          </table:table-cell>
          <table:table-cell office:value-type="float" office:value="17.90671" calcext:value-type="float">
            <text:p>17.90671</text:p>
          </table:table-cell>
          <table:table-cell office:value-type="float" office:value="17.10535" calcext:value-type="float">
            <text:p>17.10535</text:p>
          </table:table-cell>
          <table:table-cell office:value-type="float" office:value="17.78247" calcext:value-type="float">
            <text:p>17.78247</text:p>
          </table:table-cell>
          <table:table-cell office:value-type="float" office:value="17.35516" calcext:value-type="float">
            <text:p>17.35516</text:p>
          </table:table-cell>
          <table:table-cell office:value-type="float" office:value="17.71536" calcext:value-type="float">
            <text:p>17.71536</text:p>
          </table:table-cell>
          <table:table-cell office:value-type="float" office:value="17.66943" calcext:value-type="float">
            <text:p>17.66943</text:p>
          </table:table-cell>
          <table:table-cell office:value-type="float" office:value="18.06174" calcext:value-type="float">
            <text:p>18.06174</text:p>
          </table:table-cell>
          <table:table-cell office:value-type="float" office:value="18.02573" calcext:value-type="float">
            <text:p>18.02573</text:p>
          </table:table-cell>
          <table:table-cell office:value-type="float" office:value="18.4425" calcext:value-type="float">
            <text:p>18.4425</text:p>
          </table:table-cell>
          <table:table-cell office:value-type="float" office:value="18.35849" calcext:value-type="float">
            <text:p>18.35849</text:p>
          </table:table-cell>
          <table:table-cell office:value-type="float" office:value="18.49927" calcext:value-type="float">
            <text:p>18.49927</text:p>
          </table:table-cell>
          <table:table-cell office:value-type="float" office:value="18.41937" calcext:value-type="float">
            <text:p>18.41937</text:p>
          </table:table-cell>
          <table:table-cell office:value-type="float" office:value="18.3652" calcext:value-type="float">
            <text:p>18.3652</text:p>
          </table:table-cell>
          <table:table-cell office:value-type="float" office:value="18.30551" calcext:value-type="float">
            <text:p>18.30551</text:p>
          </table:table-cell>
          <table:table-cell office:value-type="float" office:value="17.99683" calcext:value-type="float">
            <text:p>17.99683</text:p>
          </table:table-cell>
          <table:table-cell office:value-type="float" office:value="17.95828" calcext:value-type="float">
            <text:p>17.95828</text:p>
          </table:table-cell>
          <table:table-cell office:value-type="float" office:value="17.53302" calcext:value-type="float">
            <text:p>17.53302</text:p>
          </table:table-cell>
          <table:table-cell office:value-type="float" office:value="17.50647" calcext:value-type="float">
            <text:p>17.50647</text:p>
          </table:table-cell>
          <table:table-cell office:value-type="float" office:value="22.39633" calcext:value-type="float">
            <text:p>22.39633</text:p>
          </table:table-cell>
          <table:table-cell office:value-type="float" office:value="12.75497" calcext:value-type="float">
            <text:p>12.754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8.85744" calcext:value-type="float">
            <text:p>8.85744</text:p>
          </table:table-cell>
          <table:table-cell office:value-type="float" office:value="15.81" calcext:value-type="float">
            <text:p>15.81</text:p>
          </table:table-cell>
          <table:table-cell office:value-type="float" office:value="5.98" calcext:value-type="float">
            <text:p>5.98</text:p>
          </table:table-cell>
          <table:table-cell office:value-type="float" office:value="1.407956" calcext:value-type="float">
            <text:p>1.407956</text:p>
          </table:table-cell>
          <table:table-cell office:value-type="float" office:value="0.8207941" calcext:value-type="float">
            <text:p>0.8207941</text:p>
          </table:table-cell>
          <table:table-cell office:value-type="float" office:value="363.564" calcext:value-type="float">
            <text:p>363.564</text:p>
          </table:table-cell>
          <table:table-cell office:value-type="float" office:value="0" calcext:value-type="float">
            <text:p>0</text:p>
          </table:table-cell>
          <table:table-cell office:value-type="float" office:value="15.97784" calcext:value-type="float">
            <text:p>15.97784</text:p>
          </table:table-cell>
          <table:table-cell office:value-type="float" office:value="8.524139" calcext:value-type="float">
            <text:p>8.524139</text:p>
          </table:table-cell>
          <table:table-cell office:value-type="float" office:value="17.1344" calcext:value-type="float">
            <text:p>17.1344</text:p>
          </table:table-cell>
          <table:table-cell office:value-type="float" office:value="11.327" calcext:value-type="float">
            <text:p>11.327</text:p>
          </table:table-cell>
          <table:table-cell office:value-type="float" office:value="17.79037" calcext:value-type="float">
            <text:p>17.79037</text:p>
          </table:table-cell>
          <table:table-cell office:value-type="float" office:value="13.33212" calcext:value-type="float">
            <text:p>13.33212</text:p>
          </table:table-cell>
          <table:table-cell office:value-type="float" office:value="18.02728" calcext:value-type="float">
            <text:p>18.02728</text:p>
          </table:table-cell>
          <table:table-cell office:value-type="float" office:value="14.88449" calcext:value-type="float">
            <text:p>14.88449</text:p>
          </table:table-cell>
          <table:table-cell office:value-type="float" office:value="18.00867" calcext:value-type="float">
            <text:p>18.00867</text:p>
          </table:table-cell>
          <table:table-cell office:value-type="float" office:value="15.73978" calcext:value-type="float">
            <text:p>15.73978</text:p>
          </table:table-cell>
          <table:table-cell office:value-type="float" office:value="17.90717" calcext:value-type="float">
            <text:p>17.90717</text:p>
          </table:table-cell>
          <table:table-cell office:value-type="float" office:value="16.60596" calcext:value-type="float">
            <text:p>16.60596</text:p>
          </table:table-cell>
          <table:table-cell office:value-type="float" office:value="17.8161" calcext:value-type="float">
            <text:p>17.8161</text:p>
          </table:table-cell>
          <table:table-cell office:value-type="float" office:value="17.11917" calcext:value-type="float">
            <text:p>17.11917</text:p>
          </table:table-cell>
          <table:table-cell office:value-type="float" office:value="17.78207" calcext:value-type="float">
            <text:p>17.78207</text:p>
          </table:table-cell>
          <table:table-cell office:value-type="float" office:value="17.64319" calcext:value-type="float">
            <text:p>17.64319</text:p>
          </table:table-cell>
          <table:table-cell office:value-type="float" office:value="18.02548" calcext:value-type="float">
            <text:p>18.02548</text:p>
          </table:table-cell>
          <table:table-cell office:value-type="float" office:value="18.00464" calcext:value-type="float">
            <text:p>18.00464</text:p>
          </table:table-cell>
          <table:table-cell office:value-type="float" office:value="18.35767" calcext:value-type="float">
            <text:p>18.35767</text:p>
          </table:table-cell>
          <table:table-cell office:value-type="float" office:value="18.28912" calcext:value-type="float">
            <text:p>18.28912</text:p>
          </table:table-cell>
          <table:table-cell office:value-type="float" office:value="18.41858" calcext:value-type="float">
            <text:p>18.41858</text:p>
          </table:table-cell>
          <table:table-cell office:value-type="float" office:value="18.34653" calcext:value-type="float">
            <text:p>18.34653</text:p>
          </table:table-cell>
          <table:table-cell office:value-type="float" office:value="18.3049" calcext:value-type="float">
            <text:p>18.3049</text:p>
          </table:table-cell>
          <table:table-cell office:value-type="float" office:value="18.24661" calcext:value-type="float">
            <text:p>18.24661</text:p>
          </table:table-cell>
          <table:table-cell office:value-type="float" office:value="17.95786" calcext:value-type="float">
            <text:p>17.95786</text:p>
          </table:table-cell>
          <table:table-cell office:value-type="float" office:value="17.91769" calcext:value-type="float">
            <text:p>17.91769</text:p>
          </table:table-cell>
          <table:table-cell office:value-type="float" office:value="17.50616" calcext:value-type="float">
            <text:p>17.50616</text:p>
          </table:table-cell>
          <table:table-cell office:value-type="float" office:value="17.47662" calcext:value-type="float">
            <text:p>17.47662</text:p>
          </table:table-cell>
          <table:table-cell office:value-type="float" office:value="16.15482" calcext:value-type="float">
            <text:p>16.15482</text:p>
          </table:table-cell>
          <table:table-cell office:value-type="float" office:value="6.467926" calcext:value-type="float">
            <text:p>6.4679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19.76434" calcext:value-type="float">
            <text:p>19.76434</text:p>
          </table:table-cell>
          <table:table-cell office:value-type="float" office:value="17.02" calcext:value-type="float">
            <text:p>17.02</text:p>
          </table:table-cell>
          <table:table-cell office:value-type="float" office:value="5.1" calcext:value-type="float">
            <text:p>5.1</text:p>
          </table:table-cell>
          <table:table-cell office:value-type="float" office:value="0.9791687" calcext:value-type="float">
            <text:p>0.9791687</text:p>
          </table:table-cell>
          <table:table-cell office:value-type="float" office:value="0.7724296" calcext:value-type="float">
            <text:p>0.77242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0" calcext:value-type="float">
            <text:p>0</text:p>
          </table:table-cell>
          <table:table-cell office:value-type="float" office:value="16.49759" calcext:value-type="float">
            <text:p>16.49759</text:p>
          </table:table-cell>
          <table:table-cell office:value-type="float" office:value="7.445068" calcext:value-type="float">
            <text:p>7.445068</text:p>
          </table:table-cell>
          <table:table-cell office:value-type="float" office:value="15.2431" calcext:value-type="float">
            <text:p>15.2431</text:p>
          </table:table-cell>
          <table:table-cell office:value-type="float" office:value="9.89682" calcext:value-type="float">
            <text:p>9.89682</text:p>
          </table:table-cell>
          <table:table-cell office:value-type="float" office:value="14.97888" calcext:value-type="float">
            <text:p>14.97888</text:p>
          </table:table-cell>
          <table:table-cell office:value-type="float" office:value="11.52267" calcext:value-type="float">
            <text:p>11.52267</text:p>
          </table:table-cell>
          <table:table-cell office:value-type="float" office:value="15.04321" calcext:value-type="float">
            <text:p>15.04321</text:p>
          </table:table-cell>
          <table:table-cell office:value-type="float" office:value="13.05225" calcext:value-type="float">
            <text:p>13.05225</text:p>
          </table:table-cell>
          <table:table-cell office:value-type="float" office:value="15.68369" calcext:value-type="float">
            <text:p>15.68369</text:p>
          </table:table-cell>
          <table:table-cell office:value-type="float" office:value="14.08264" calcext:value-type="float">
            <text:p>14.08264</text:p>
          </table:table-cell>
          <table:table-cell office:value-type="float" office:value="16.5759" calcext:value-type="float">
            <text:p>16.5759</text:p>
          </table:table-cell>
          <table:table-cell office:value-type="float" office:value="15.14078" calcext:value-type="float">
            <text:p>15.14078</text:p>
          </table:table-cell>
          <table:table-cell office:value-type="float" office:value="17.10413" calcext:value-type="float">
            <text:p>17.10413</text:p>
          </table:table-cell>
          <table:table-cell office:value-type="float" office:value="15.98639" calcext:value-type="float">
            <text:p>15.98639</text:p>
          </table:table-cell>
          <table:table-cell office:value-type="float" office:value="17.63931" calcext:value-type="float">
            <text:p>17.63931</text:p>
          </table:table-cell>
          <table:table-cell office:value-type="float" office:value="16.94186" calcext:value-type="float">
            <text:p>16.94186</text:p>
          </table:table-cell>
          <table:table-cell office:value-type="float" office:value="18.00394" calcext:value-type="float">
            <text:p>18.00394</text:p>
          </table:table-cell>
          <table:table-cell office:value-type="float" office:value="17.82211" calcext:value-type="float">
            <text:p>17.82211</text:p>
          </table:table-cell>
          <table:table-cell office:value-type="float" office:value="18.28845" calcext:value-type="float">
            <text:p>18.28845</text:p>
          </table:table-cell>
          <table:table-cell office:value-type="float" office:value="18.21371" calcext:value-type="float">
            <text:p>18.21371</text:p>
          </table:table-cell>
          <table:table-cell office:value-type="float" office:value="18.34579" calcext:value-type="float">
            <text:p>18.34579</text:p>
          </table:table-cell>
          <table:table-cell office:value-type="float" office:value="18.27875" calcext:value-type="float">
            <text:p>18.27875</text:p>
          </table:table-cell>
          <table:table-cell office:value-type="float" office:value="18.24594" calcext:value-type="float">
            <text:p>18.24594</text:p>
          </table:table-cell>
          <table:table-cell office:value-type="float" office:value="18.18823" calcext:value-type="float">
            <text:p>18.18823</text:p>
          </table:table-cell>
          <table:table-cell office:value-type="float" office:value="17.91727" calcext:value-type="float">
            <text:p>17.91727</text:p>
          </table:table-cell>
          <table:table-cell office:value-type="float" office:value="17.87558" calcext:value-type="float">
            <text:p>17.87558</text:p>
          </table:table-cell>
          <table:table-cell office:value-type="float" office:value="17.47632" calcext:value-type="float">
            <text:p>17.47632</text:p>
          </table:table-cell>
          <table:table-cell office:value-type="float" office:value="17.44431" calcext:value-type="float">
            <text:p>17.44431</text:p>
          </table:table-cell>
          <table:table-cell office:value-type="float" office:value="19.38388" calcext:value-type="float">
            <text:p>19.38388</text:p>
          </table:table-cell>
          <table:table-cell office:value-type="float" office:value="5.490631" calcext:value-type="float">
            <text:p>5.4906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19.28089" calcext:value-type="float">
            <text:p>19.28089</text:p>
          </table:table-cell>
          <table:table-cell office:value-type="float" office:value="19.08" calcext:value-type="float">
            <text:p>19.08</text:p>
          </table:table-cell>
          <table:table-cell office:value-type="float" office:value="3.17" calcext:value-type="float">
            <text:p>3.17</text:p>
          </table:table-cell>
          <table:table-cell office:value-type="float" office:value="0.9985803" calcext:value-type="float">
            <text:p>0.9985803</text:p>
          </table:table-cell>
          <table:table-cell office:value-type="float" office:value="0.6751903" calcext:value-type="float">
            <text:p>0.6751903</text:p>
          </table:table-cell>
          <table:table-cell office:value-type="float" office:value="113.544" calcext:value-type="float">
            <text:p>113.544</text:p>
          </table:table-cell>
          <table:table-cell office:value-type="float" office:value="0" calcext:value-type="float">
            <text:p>0</text:p>
          </table:table-cell>
          <table:table-cell office:value-type="float" office:value="17.21872" calcext:value-type="float">
            <text:p>17.21872</text:p>
          </table:table-cell>
          <table:table-cell office:value-type="float" office:value="5.435455" calcext:value-type="float">
            <text:p>5.435455</text:p>
          </table:table-cell>
          <table:table-cell office:value-type="float" office:value="15.46576" calcext:value-type="float">
            <text:p>15.46576</text:p>
          </table:table-cell>
          <table:table-cell office:value-type="float" office:value="8.363373" calcext:value-type="float">
            <text:p>8.363373</text:p>
          </table:table-cell>
          <table:table-cell office:value-type="float" office:value="14.93008" calcext:value-type="float">
            <text:p>14.93008</text:p>
          </table:table-cell>
          <table:table-cell office:value-type="float" office:value="10.29276" calcext:value-type="float">
            <text:p>10.29276</text:p>
          </table:table-cell>
          <table:table-cell office:value-type="float" office:value="14.74817" calcext:value-type="float">
            <text:p>14.74817</text:p>
          </table:table-cell>
          <table:table-cell office:value-type="float" office:value="11.97522" calcext:value-type="float">
            <text:p>11.97522</text:p>
          </table:table-cell>
          <table:table-cell office:value-type="float" office:value="14.79498" calcext:value-type="float">
            <text:p>14.79498</text:p>
          </table:table-cell>
          <table:table-cell office:value-type="float" office:value="13.0824" calcext:value-type="float">
            <text:p>13.0824</text:p>
          </table:table-cell>
          <table:table-cell office:value-type="float" office:value="15.42365" calcext:value-type="float">
            <text:p>15.42365</text:p>
          </table:table-cell>
          <table:table-cell office:value-type="float" office:value="14.24734" calcext:value-type="float">
            <text:p>14.24734</text:p>
          </table:table-cell>
          <table:table-cell office:value-type="float" office:value="16.06119" calcext:value-type="float">
            <text:p>16.06119</text:p>
          </table:table-cell>
          <table:table-cell office:value-type="float" office:value="15.19547" calcext:value-type="float">
            <text:p>15.19547</text:p>
          </table:table-cell>
          <table:table-cell office:value-type="float" office:value="16.93719" calcext:value-type="float">
            <text:p>16.93719</text:p>
          </table:table-cell>
          <table:table-cell office:value-type="float" office:value="16.34213" calcext:value-type="float">
            <text:p>16.34213</text:p>
          </table:table-cell>
          <table:table-cell office:value-type="float" office:value="17.81931" calcext:value-type="float">
            <text:p>17.81931</text:p>
          </table:table-cell>
          <table:table-cell office:value-type="float" office:value="17.50934" calcext:value-type="float">
            <text:p>17.50934</text:p>
          </table:table-cell>
          <table:table-cell office:value-type="float" office:value="18.21274" calcext:value-type="float">
            <text:p>18.21274</text:p>
          </table:table-cell>
          <table:table-cell office:value-type="float" office:value="18.09872" calcext:value-type="float">
            <text:p>18.09872</text:p>
          </table:table-cell>
          <table:table-cell office:value-type="float" office:value="18.27805" calcext:value-type="float">
            <text:p>18.27805</text:p>
          </table:table-cell>
          <table:table-cell office:value-type="float" office:value="18.20581" calcext:value-type="float">
            <text:p>18.20581</text:p>
          </table:table-cell>
          <table:table-cell office:value-type="float" office:value="18.18765" calcext:value-type="float">
            <text:p>18.18765</text:p>
          </table:table-cell>
          <table:table-cell office:value-type="float" office:value="18.13123" calcext:value-type="float">
            <text:p>18.13123</text:p>
          </table:table-cell>
          <table:table-cell office:value-type="float" office:value="17.87515" calcext:value-type="float">
            <text:p>17.87515</text:p>
          </table:table-cell>
          <table:table-cell office:value-type="float" office:value="17.83261" calcext:value-type="float">
            <text:p>17.83261</text:p>
          </table:table-cell>
          <table:table-cell office:value-type="float" office:value="17.44394" calcext:value-type="float">
            <text:p>17.44394</text:p>
          </table:table-cell>
          <table:table-cell office:value-type="float" office:value="17.41061" calcext:value-type="float">
            <text:p>17.41061</text:p>
          </table:table-cell>
          <table:table-cell office:value-type="float" office:value="22.66296" calcext:value-type="float">
            <text:p>22.66296</text:p>
          </table:table-cell>
          <table:table-cell office:value-type="float" office:value="3.650024" calcext:value-type="float">
            <text:p>3.6500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19.09507" calcext:value-type="float">
            <text:p>19.09507</text:p>
          </table:table-cell>
          <table:table-cell office:value-type="float" office:value="22.92" calcext:value-type="float">
            <text:p>22.92</text:p>
          </table:table-cell>
          <table:table-cell office:value-type="float" office:value="4.37" calcext:value-type="float">
            <text:p>4.37</text:p>
          </table:table-cell>
          <table:table-cell office:value-type="float" office:value="1.063349" calcext:value-type="float">
            <text:p>1.063349</text:p>
          </table:table-cell>
          <table:table-cell office:value-type="float" office:value="0.7342646" calcext:value-type="float">
            <text:p>0.7342646</text:p>
          </table:table-cell>
          <table:table-cell office:value-type="float" office:value="160.596" calcext:value-type="float">
            <text:p>160.596</text:p>
          </table:table-cell>
          <table:table-cell office:value-type="float" office:value="0" calcext:value-type="float">
            <text:p>0</text:p>
          </table:table-cell>
          <table:table-cell office:value-type="float" office:value="19.17633" calcext:value-type="float">
            <text:p>19.17633</text:p>
          </table:table-cell>
          <table:table-cell office:value-type="float" office:value="6.294403" calcext:value-type="float">
            <text:p>6.294403</text:p>
          </table:table-cell>
          <table:table-cell office:value-type="float" office:value="16.80362" calcext:value-type="float">
            <text:p>16.80362</text:p>
          </table:table-cell>
          <table:table-cell office:value-type="float" office:value="8.91571" calcext:value-type="float">
            <text:p>8.91571</text:p>
          </table:table-cell>
          <table:table-cell office:value-type="float" office:value="15.91852" calcext:value-type="float">
            <text:p>15.91852</text:p>
          </table:table-cell>
          <table:table-cell office:value-type="float" office:value="10.60983" calcext:value-type="float">
            <text:p>10.60983</text:p>
          </table:table-cell>
          <table:table-cell office:value-type="float" office:value="15.39621" calcext:value-type="float">
            <text:p>15.39621</text:p>
          </table:table-cell>
          <table:table-cell office:value-type="float" office:value="12.07651" calcext:value-type="float">
            <text:p>12.07651</text:p>
          </table:table-cell>
          <table:table-cell office:value-type="float" office:value="15.21121" calcext:value-type="float">
            <text:p>15.21121</text:p>
          </table:table-cell>
          <table:table-cell office:value-type="float" office:value="13.04108" calcext:value-type="float">
            <text:p>13.04108</text:p>
          </table:table-cell>
          <table:table-cell office:value-type="float" office:value="15.22159" calcext:value-type="float">
            <text:p>15.22159</text:p>
          </table:table-cell>
          <table:table-cell office:value-type="float" office:value="14.06641" calcext:value-type="float">
            <text:p>14.06641</text:p>
          </table:table-cell>
          <table:table-cell office:value-type="float" office:value="15.51163" calcext:value-type="float">
            <text:p>15.51163</text:p>
          </table:table-cell>
          <table:table-cell office:value-type="float" office:value="14.90942" calcext:value-type="float">
            <text:p>14.90942</text:p>
          </table:table-cell>
          <table:table-cell office:value-type="float" office:value="16.33987" calcext:value-type="float">
            <text:p>16.33987</text:p>
          </table:table-cell>
          <table:table-cell office:value-type="float" office:value="16.00986" calcext:value-type="float">
            <text:p>16.00986</text:p>
          </table:table-cell>
          <table:table-cell office:value-type="float" office:value="17.50589" calcext:value-type="float">
            <text:p>17.50589</text:p>
          </table:table-cell>
          <table:table-cell office:value-type="float" office:value="17.19604" calcext:value-type="float">
            <text:p>17.19604</text:p>
          </table:table-cell>
          <table:table-cell office:value-type="float" office:value="18.09726" calcext:value-type="float">
            <text:p>18.09726</text:p>
          </table:table-cell>
          <table:table-cell office:value-type="float" office:value="17.94623" calcext:value-type="float">
            <text:p>17.94623</text:p>
          </table:table-cell>
          <table:table-cell office:value-type="float" office:value="18.20496" calcext:value-type="float">
            <text:p>18.20496</text:p>
          </table:table-cell>
          <table:table-cell office:value-type="float" office:value="18.11819" calcext:value-type="float">
            <text:p>18.11819</text:p>
          </table:table-cell>
          <table:table-cell office:value-type="float" office:value="18.13065" calcext:value-type="float">
            <text:p>18.13065</text:p>
          </table:table-cell>
          <table:table-cell office:value-type="float" office:value="18.07132" calcext:value-type="float">
            <text:p>18.07132</text:p>
          </table:table-cell>
          <table:table-cell office:value-type="float" office:value="17.83218" calcext:value-type="float">
            <text:p>17.83218</text:p>
          </table:table-cell>
          <table:table-cell office:value-type="float" office:value="17.78812" calcext:value-type="float">
            <text:p>17.78812</text:p>
          </table:table-cell>
          <table:table-cell office:value-type="float" office:value="17.41025" calcext:value-type="float">
            <text:p>17.41025</text:p>
          </table:table-cell>
          <table:table-cell office:value-type="float" office:value="17.37408" calcext:value-type="float">
            <text:p>17.37408</text:p>
          </table:table-cell>
          <table:table-cell office:value-type="float" office:value="26.05255" calcext:value-type="float">
            <text:p>26.05255</text:p>
          </table:table-cell>
          <table:table-cell office:value-type="float" office:value="4.672241" calcext:value-type="float">
            <text:p>4.6722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18.0938" calcext:value-type="float">
            <text:p>18.0938</text:p>
          </table:table-cell>
          <table:table-cell office:value-type="float" office:value="25.82" calcext:value-type="float">
            <text:p>25.82</text:p>
          </table:table-cell>
          <table:table-cell office:value-type="float" office:value="9.04" calcext:value-type="float">
            <text:p>9.04</text:p>
          </table:table-cell>
          <table:table-cell office:value-type="float" office:value="1.247384" calcext:value-type="float">
            <text:p>1.247384</text:p>
          </table:table-cell>
          <table:table-cell office:value-type="float" office:value="0.9957519" calcext:value-type="float">
            <text:p>0.9957519</text:p>
          </table:table-cell>
          <table:table-cell office:value-type="float" office:value="181.62" calcext:value-type="float">
            <text:p>181.62</text:p>
          </table:table-cell>
          <table:table-cell office:value-type="float" office:value="0" calcext:value-type="float">
            <text:p>0</text:p>
          </table:table-cell>
          <table:table-cell office:value-type="float" office:value="21.6716" calcext:value-type="float">
            <text:p>21.6716</text:p>
          </table:table-cell>
          <table:table-cell office:value-type="float" office:value="9.829987" calcext:value-type="float">
            <text:p>9.829987</text:p>
          </table:table-cell>
          <table:table-cell office:value-type="float" office:value="18.93948" calcext:value-type="float">
            <text:p>18.93948</text:p>
          </table:table-cell>
          <table:table-cell office:value-type="float" office:value="11.43445" calcext:value-type="float">
            <text:p>11.43445</text:p>
          </table:table-cell>
          <table:table-cell office:value-type="float" office:value="17.7067" calcext:value-type="float">
            <text:p>17.7067</text:p>
          </table:table-cell>
          <table:table-cell office:value-type="float" office:value="12.50287" calcext:value-type="float">
            <text:p>12.50287</text:p>
          </table:table-cell>
          <table:table-cell office:value-type="float" office:value="16.82434" calcext:value-type="float">
            <text:p>16.82434</text:p>
          </table:table-cell>
          <table:table-cell office:value-type="float" office:value="13.42471" calcext:value-type="float">
            <text:p>13.42471</text:p>
          </table:table-cell>
          <table:table-cell office:value-type="float" office:value="16.36945" calcext:value-type="float">
            <text:p>16.36945</text:p>
          </table:table-cell>
          <table:table-cell office:value-type="float" office:value="14.03082" calcext:value-type="float">
            <text:p>14.03082</text:p>
          </table:table-cell>
          <table:table-cell office:value-type="float" office:value="16.08698" calcext:value-type="float">
            <text:p>16.08698</text:p>
          </table:table-cell>
          <table:table-cell office:value-type="float" office:value="14.67987" calcext:value-type="float">
            <text:p>14.67987</text:p>
          </table:table-cell>
          <table:table-cell office:value-type="float" office:value="16.0033" calcext:value-type="float">
            <text:p>16.0033</text:p>
          </table:table-cell>
          <table:table-cell office:value-type="float" office:value="15.22116" calcext:value-type="float">
            <text:p>15.22116</text:p>
          </table:table-cell>
          <table:table-cell office:value-type="float" office:value="16.07587" calcext:value-type="float">
            <text:p>16.07587</text:p>
          </table:table-cell>
          <table:table-cell office:value-type="float" office:value="15.97913" calcext:value-type="float">
            <text:p>15.97913</text:p>
          </table:table-cell>
          <table:table-cell office:value-type="float" office:value="17.19318" calcext:value-type="float">
            <text:p>17.19318</text:p>
          </table:table-cell>
          <table:table-cell office:value-type="float" office:value="16.98398" calcext:value-type="float">
            <text:p>16.98398</text:p>
          </table:table-cell>
          <table:table-cell office:value-type="float" office:value="17.94449" calcext:value-type="float">
            <text:p>17.94449</text:p>
          </table:table-cell>
          <table:table-cell office:value-type="float" office:value="17.78207" calcext:value-type="float">
            <text:p>17.78207</text:p>
          </table:table-cell>
          <table:table-cell office:value-type="float" office:value="18.11719" calcext:value-type="float">
            <text:p>18.11719</text:p>
          </table:table-cell>
          <table:table-cell office:value-type="float" office:value="18.01624" calcext:value-type="float">
            <text:p>18.01624</text:p>
          </table:table-cell>
          <table:table-cell office:value-type="float" office:value="18.07062" calcext:value-type="float">
            <text:p>18.07062</text:p>
          </table:table-cell>
          <table:table-cell office:value-type="float" office:value="18.00586" calcext:value-type="float">
            <text:p>18.00586</text:p>
          </table:table-cell>
          <table:table-cell office:value-type="float" office:value="17.78766" calcext:value-type="float">
            <text:p>17.78766</text:p>
          </table:table-cell>
          <table:table-cell office:value-type="float" office:value="17.74213" calcext:value-type="float">
            <text:p>17.74213</text:p>
          </table:table-cell>
          <table:table-cell office:value-type="float" office:value="17.37372" calcext:value-type="float">
            <text:p>17.37372</text:p>
          </table:table-cell>
          <table:table-cell office:value-type="float" office:value="17.33664" calcext:value-type="float">
            <text:p>17.33664</text:p>
          </table:table-cell>
          <table:table-cell office:value-type="float" office:value="29.00873" calcext:value-type="float">
            <text:p>29.00873</text:p>
          </table:table-cell>
          <table:table-cell office:value-type="float" office:value="8.691803" calcext:value-type="float">
            <text:p>8.691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18.6136" calcext:value-type="float">
            <text:p>18.6136</text:p>
          </table:table-cell>
          <table:table-cell office:value-type="float" office:value="25.29" calcext:value-type="float">
            <text:p>25.29</text:p>
          </table:table-cell>
          <table:table-cell office:value-type="float" office:value="10.56" calcext:value-type="float">
            <text:p>10.56</text:p>
          </table:table-cell>
          <table:table-cell office:value-type="float" office:value="1.184167" calcext:value-type="float">
            <text:p>1.184167</text:p>
          </table:table-cell>
          <table:table-cell office:value-type="float" office:value="0.9067975" calcext:value-type="float">
            <text:p>0.9067975</text:p>
          </table:table-cell>
          <table:table-cell office:value-type="float" office:value="189.504" calcext:value-type="float">
            <text:p>189.504</text:p>
          </table:table-cell>
          <table:table-cell office:value-type="float" office:value="0" calcext:value-type="float">
            <text:p>0</text:p>
          </table:table-cell>
          <table:table-cell office:value-type="float" office:value="22.54233" calcext:value-type="float">
            <text:p>22.54233</text:p>
          </table:table-cell>
          <table:table-cell office:value-type="float" office:value="11.50528" calcext:value-type="float">
            <text:p>11.50528</text:p>
          </table:table-cell>
          <table:table-cell office:value-type="float" office:value="19.89282" calcext:value-type="float">
            <text:p>19.89282</text:p>
          </table:table-cell>
          <table:table-cell office:value-type="float" office:value="13.22314" calcext:value-type="float">
            <text:p>13.22314</text:p>
          </table:table-cell>
          <table:table-cell office:value-type="float" office:value="18.63058" calcext:value-type="float">
            <text:p>18.63058</text:p>
          </table:table-cell>
          <table:table-cell office:value-type="float" office:value="14.15189" calcext:value-type="float">
            <text:p>14.15189</text:p>
          </table:table-cell>
          <table:table-cell office:value-type="float" office:value="17.6687" calcext:value-type="float">
            <text:p>17.6687</text:p>
          </table:table-cell>
          <table:table-cell office:value-type="float" office:value="14.8396" calcext:value-type="float">
            <text:p>14.8396</text:p>
          </table:table-cell>
          <table:table-cell office:value-type="float" office:value="17.13272" calcext:value-type="float">
            <text:p>17.13272</text:p>
          </table:table-cell>
          <table:table-cell office:value-type="float" office:value="15.23572" calcext:value-type="float">
            <text:p>15.23572</text:p>
          </table:table-cell>
          <table:table-cell office:value-type="float" office:value="16.7128" calcext:value-type="float">
            <text:p>16.7128</text:p>
          </table:table-cell>
          <table:table-cell office:value-type="float" office:value="15.62228" calcext:value-type="float">
            <text:p>15.62228</text:p>
          </table:table-cell>
          <table:table-cell office:value-type="float" office:value="16.5307" calcext:value-type="float">
            <text:p>16.5307</text:p>
          </table:table-cell>
          <table:table-cell office:value-type="float" office:value="15.87967" calcext:value-type="float">
            <text:p>15.87967</text:p>
          </table:table-cell>
          <table:table-cell office:value-type="float" office:value="16.37408" calcext:value-type="float">
            <text:p>16.37408</text:p>
          </table:table-cell>
          <table:table-cell office:value-type="float" office:value="16.08093" calcext:value-type="float">
            <text:p>16.08093</text:p>
          </table:table-cell>
          <table:table-cell office:value-type="float" office:value="16.98257" calcext:value-type="float">
            <text:p>16.98257</text:p>
          </table:table-cell>
          <table:table-cell office:value-type="float" office:value="16.92386" calcext:value-type="float">
            <text:p>16.92386</text:p>
          </table:table-cell>
          <table:table-cell office:value-type="float" office:value="17.7804" calcext:value-type="float">
            <text:p>17.7804</text:p>
          </table:table-cell>
          <table:table-cell office:value-type="float" office:value="17.63947" calcext:value-type="float">
            <text:p>17.63947</text:p>
          </table:table-cell>
          <table:table-cell office:value-type="float" office:value="18.01514" calcext:value-type="float">
            <text:p>18.01514</text:p>
          </table:table-cell>
          <table:table-cell office:value-type="float" office:value="17.90851" calcext:value-type="float">
            <text:p>17.90851</text:p>
          </table:table-cell>
          <table:table-cell office:value-type="float" office:value="18.00516" calcext:value-type="float">
            <text:p>18.00516</text:p>
          </table:table-cell>
          <table:table-cell office:value-type="float" office:value="17.93518" calcext:value-type="float">
            <text:p>17.93518</text:p>
          </table:table-cell>
          <table:table-cell office:value-type="float" office:value="17.74161" calcext:value-type="float">
            <text:p>17.74161</text:p>
          </table:table-cell>
          <table:table-cell office:value-type="float" office:value="17.69324" calcext:value-type="float">
            <text:p>17.69324</text:p>
          </table:table-cell>
          <table:table-cell office:value-type="float" office:value="17.33624" calcext:value-type="float">
            <text:p>17.33624</text:p>
          </table:table-cell>
          <table:table-cell office:value-type="float" office:value="17.29755" calcext:value-type="float">
            <text:p>17.29755</text:p>
          </table:table-cell>
          <table:table-cell office:value-type="float" office:value="29.18799" calcext:value-type="float">
            <text:p>29.18799</text:p>
          </table:table-cell>
          <table:table-cell office:value-type="float" office:value="10.22638" calcext:value-type="float">
            <text:p>10.226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18.36946" calcext:value-type="float">
            <text:p>18.36946</text:p>
          </table:table-cell>
          <table:table-cell office:value-type="float" office:value="22.85" calcext:value-type="float">
            <text:p>22.85</text:p>
          </table:table-cell>
          <table:table-cell office:value-type="float" office:value="7.9" calcext:value-type="float">
            <text:p>7.9</text:p>
          </table:table-cell>
          <table:table-cell office:value-type="float" office:value="1.181303" calcext:value-type="float">
            <text:p>1.181303</text:p>
          </table:table-cell>
          <table:table-cell office:value-type="float" office:value="0.9243832" calcext:value-type="float">
            <text:p>0.9243832</text:p>
          </table:table-cell>
          <table:table-cell office:value-type="float" office:value="218.376" calcext:value-type="float">
            <text:p>218.376</text:p>
          </table:table-cell>
          <table:table-cell office:value-type="float" office:value="0" calcext:value-type="float">
            <text:p>0</text:p>
          </table:table-cell>
          <table:table-cell office:value-type="float" office:value="21.27557" calcext:value-type="float">
            <text:p>21.27557</text:p>
          </table:table-cell>
          <table:table-cell office:value-type="float" office:value="10.30359" calcext:value-type="float">
            <text:p>10.30359</text:p>
          </table:table-cell>
          <table:table-cell office:value-type="float" office:value="18.96268" calcext:value-type="float">
            <text:p>18.96268</text:p>
          </table:table-cell>
          <table:table-cell office:value-type="float" office:value="12.70041" calcext:value-type="float">
            <text:p>12.70041</text:p>
          </table:table-cell>
          <table:table-cell office:value-type="float" office:value="17.99625" calcext:value-type="float">
            <text:p>17.99625</text:p>
          </table:table-cell>
          <table:table-cell office:value-type="float" office:value="13.927" calcext:value-type="float">
            <text:p>13.927</text:p>
          </table:table-cell>
          <table:table-cell office:value-type="float" office:value="17.28723" calcext:value-type="float">
            <text:p>17.28723</text:p>
          </table:table-cell>
          <table:table-cell office:value-type="float" office:value="14.84247" calcext:value-type="float">
            <text:p>14.84247</text:p>
          </table:table-cell>
          <table:table-cell office:value-type="float" office:value="16.90851" calcext:value-type="float">
            <text:p>16.90851</text:p>
          </table:table-cell>
          <table:table-cell office:value-type="float" office:value="15.36716" calcext:value-type="float">
            <text:p>15.36716</text:p>
          </table:table-cell>
          <table:table-cell office:value-type="float" office:value="16.69681" calcext:value-type="float">
            <text:p>16.69681</text:p>
          </table:table-cell>
          <table:table-cell office:value-type="float" office:value="15.85074" calcext:value-type="float">
            <text:p>15.85074</text:p>
          </table:table-cell>
          <table:table-cell office:value-type="float" office:value="16.55542" calcext:value-type="float">
            <text:p>16.55542</text:p>
          </table:table-cell>
          <table:table-cell office:value-type="float" office:value="16.13293" calcext:value-type="float">
            <text:p>16.13293</text:p>
          </table:table-cell>
          <table:table-cell office:value-type="float" office:value="16.5347" calcext:value-type="float">
            <text:p>16.5347</text:p>
          </table:table-cell>
          <table:table-cell office:value-type="float" office:value="16.37952" calcext:value-type="float">
            <text:p>16.37952</text:p>
          </table:table-cell>
          <table:table-cell office:value-type="float" office:value="16.94489" calcext:value-type="float">
            <text:p>16.94489</text:p>
          </table:table-cell>
          <table:table-cell office:value-type="float" office:value="16.92389" calcext:value-type="float">
            <text:p>16.92389</text:p>
          </table:table-cell>
          <table:table-cell office:value-type="float" office:value="17.63818" calcext:value-type="float">
            <text:p>17.63818</text:p>
          </table:table-cell>
          <table:table-cell office:value-type="float" office:value="17.53552" calcext:value-type="float">
            <text:p>17.53552</text:p>
          </table:table-cell>
          <table:table-cell office:value-type="float" office:value="17.90741" calcext:value-type="float">
            <text:p>17.90741</text:p>
          </table:table-cell>
          <table:table-cell office:value-type="float" office:value="17.80768" calcext:value-type="float">
            <text:p>17.80768</text:p>
          </table:table-cell>
          <table:table-cell office:value-type="float" office:value="17.93439" calcext:value-type="float">
            <text:p>17.93439</text:p>
          </table:table-cell>
          <table:table-cell office:value-type="float" office:value="17.86093" calcext:value-type="float">
            <text:p>17.86093</text:p>
          </table:table-cell>
          <table:table-cell office:value-type="float" office:value="17.69266" calcext:value-type="float">
            <text:p>17.69266</text:p>
          </table:table-cell>
          <table:table-cell office:value-type="float" office:value="17.64157" calcext:value-type="float">
            <text:p>17.64157</text:p>
          </table:table-cell>
          <table:table-cell office:value-type="float" office:value="17.29712" calcext:value-type="float">
            <text:p>17.29712</text:p>
          </table:table-cell>
          <table:table-cell office:value-type="float" office:value="17.25629" calcext:value-type="float">
            <text:p>17.25629</text:p>
          </table:table-cell>
          <table:table-cell office:value-type="float" office:value="26.86786" calcext:value-type="float">
            <text:p>26.86786</text:p>
          </table:table-cell>
          <table:table-cell office:value-type="float" office:value="8.329224" calcext:value-type="float">
            <text:p>8.3292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17.5686" calcext:value-type="float">
            <text:p>17.5686</text:p>
          </table:table-cell>
          <table:table-cell office:value-type="float" office:value="26.43" calcext:value-type="float">
            <text:p>26.43</text:p>
          </table:table-cell>
          <table:table-cell office:value-type="float" office:value="7.84" calcext:value-type="float">
            <text:p>7.84</text:p>
          </table:table-cell>
          <table:table-cell office:value-type="float" office:value="1.250048" calcext:value-type="float">
            <text:p>1.250048</text:p>
          </table:table-cell>
          <table:table-cell office:value-type="float" office:value="0.9320446" calcext:value-type="float">
            <text:p>0.9320446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0" calcext:value-type="float">
            <text:p>0</text:p>
          </table:table-cell>
          <table:table-cell office:value-type="float" office:value="22.50009" calcext:value-type="float">
            <text:p>22.50009</text:p>
          </table:table-cell>
          <table:table-cell office:value-type="float" office:value="9.796661" calcext:value-type="float">
            <text:p>9.796661</text:p>
          </table:table-cell>
          <table:table-cell office:value-type="float" office:value="19.80511" calcext:value-type="float">
            <text:p>19.80511</text:p>
          </table:table-cell>
          <table:table-cell office:value-type="float" office:value="12.06577" calcext:value-type="float">
            <text:p>12.06577</text:p>
          </table:table-cell>
          <table:table-cell office:value-type="float" office:value="18.54443" calcext:value-type="float">
            <text:p>18.54443</text:p>
          </table:table-cell>
          <table:table-cell office:value-type="float" office:value="13.3653" calcext:value-type="float">
            <text:p>13.3653</text:p>
          </table:table-cell>
          <table:table-cell office:value-type="float" office:value="17.61847" calcext:value-type="float">
            <text:p>17.61847</text:p>
          </table:table-cell>
          <table:table-cell office:value-type="float" office:value="14.40512" calcext:value-type="float">
            <text:p>14.40512</text:p>
          </table:table-cell>
          <table:table-cell office:value-type="float" office:value="17.13095" calcext:value-type="float">
            <text:p>17.13095</text:p>
          </table:table-cell>
          <table:table-cell office:value-type="float" office:value="15.03287" calcext:value-type="float">
            <text:p>15.03287</text:p>
          </table:table-cell>
          <table:table-cell office:value-type="float" office:value="16.78323" calcext:value-type="float">
            <text:p>16.78323</text:p>
          </table:table-cell>
          <table:table-cell office:value-type="float" office:value="15.63531" calcext:value-type="float">
            <text:p>15.63531</text:p>
          </table:table-cell>
          <table:table-cell office:value-type="float" office:value="16.63443" calcext:value-type="float">
            <text:p>16.63443</text:p>
          </table:table-cell>
          <table:table-cell office:value-type="float" office:value="16.02359" calcext:value-type="float">
            <text:p>16.02359</text:p>
          </table:table-cell>
          <table:table-cell office:value-type="float" office:value="16.57925" calcext:value-type="float">
            <text:p>16.57925</text:p>
          </table:table-cell>
          <table:table-cell office:value-type="float" office:value="16.48877" calcext:value-type="float">
            <text:p>16.48877</text:p>
          </table:table-cell>
          <table:table-cell office:value-type="float" office:value="16.95639" calcext:value-type="float">
            <text:p>16.95639</text:p>
          </table:table-cell>
          <table:table-cell office:value-type="float" office:value="16.94513" calcext:value-type="float">
            <text:p>16.94513</text:p>
          </table:table-cell>
          <table:table-cell office:value-type="float" office:value="17.53461" calcext:value-type="float">
            <text:p>17.53461</text:p>
          </table:table-cell>
          <table:table-cell office:value-type="float" office:value="17.45966" calcext:value-type="float">
            <text:p>17.45966</text:p>
          </table:table-cell>
          <table:table-cell office:value-type="float" office:value="17.8067" calcext:value-type="float">
            <text:p>17.8067</text:p>
          </table:table-cell>
          <table:table-cell office:value-type="float" office:value="17.71884" calcext:value-type="float">
            <text:p>17.71884</text:p>
          </table:table-cell>
          <table:table-cell office:value-type="float" office:value="17.86017" calcext:value-type="float">
            <text:p>17.86017</text:p>
          </table:table-cell>
          <table:table-cell office:value-type="float" office:value="17.78644" calcext:value-type="float">
            <text:p>17.78644</text:p>
          </table:table-cell>
          <table:table-cell office:value-type="float" office:value="17.64105" calcext:value-type="float">
            <text:p>17.64105</text:p>
          </table:table-cell>
          <table:table-cell office:value-type="float" office:value="17.58713" calcext:value-type="float">
            <text:p>17.58713</text:p>
          </table:table-cell>
          <table:table-cell office:value-type="float" office:value="17.25583" calcext:value-type="float">
            <text:p>17.25583</text:p>
          </table:table-cell>
          <table:table-cell office:value-type="float" office:value="17.21255" calcext:value-type="float">
            <text:p>17.21255</text:p>
          </table:table-cell>
          <table:table-cell office:value-type="float" office:value="29.83377" calcext:value-type="float">
            <text:p>29.83377</text:p>
          </table:table-cell>
          <table:table-cell office:value-type="float" office:value="7.946106" calcext:value-type="float">
            <text:p>7.9461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16.58723" calcext:value-type="float">
            <text:p>16.58723</text:p>
          </table:table-cell>
          <table:table-cell office:value-type="float" office:value="29.5" calcext:value-type="float">
            <text:p>29.5</text:p>
          </table:table-cell>
          <table:table-cell office:value-type="float" office:value="10.71" calcext:value-type="float">
            <text:p>10.71</text:p>
          </table:table-cell>
          <table:table-cell office:value-type="float" office:value="1.256162" calcext:value-type="float">
            <text:p>1.256162</text:p>
          </table:table-cell>
          <table:table-cell office:value-type="float" office:value="1.031981" calcext:value-type="float">
            <text:p>1.031981</text:p>
          </table:table-cell>
          <table:table-cell office:value-type="float" office:value="177.804" calcext:value-type="float">
            <text:p>177.804</text:p>
          </table:table-cell>
          <table:table-cell office:value-type="float" office:value="0" calcext:value-type="float">
            <text:p>0</text:p>
          </table:table-cell>
          <table:table-cell office:value-type="float" office:value="25.07077" calcext:value-type="float">
            <text:p>25.07077</text:p>
          </table:table-cell>
          <table:table-cell office:value-type="float" office:value="12.12473" calcext:value-type="float">
            <text:p>12.12473</text:p>
          </table:table-cell>
          <table:table-cell office:value-type="float" office:value="21.78152" calcext:value-type="float">
            <text:p>21.78152</text:p>
          </table:table-cell>
          <table:table-cell office:value-type="float" office:value="13.83829" calcext:value-type="float">
            <text:p>13.83829</text:p>
          </table:table-cell>
          <table:table-cell office:value-type="float" office:value="20.17065" calcext:value-type="float">
            <text:p>20.17065</text:p>
          </table:table-cell>
          <table:table-cell office:value-type="float" office:value="14.76514" calcext:value-type="float">
            <text:p>14.76514</text:p>
          </table:table-cell>
          <table:table-cell office:value-type="float" office:value="18.91339" calcext:value-type="float">
            <text:p>18.91339</text:p>
          </table:table-cell>
          <table:table-cell office:value-type="float" office:value="15.45883" calcext:value-type="float">
            <text:p>15.45883</text:p>
          </table:table-cell>
          <table:table-cell office:value-type="float" office:value="18.19394" calcext:value-type="float">
            <text:p>18.19394</text:p>
          </table:table-cell>
          <table:table-cell office:value-type="float" office:value="15.84937" calcext:value-type="float">
            <text:p>15.84937</text:p>
          </table:table-cell>
          <table:table-cell office:value-type="float" office:value="17.60721" calcext:value-type="float">
            <text:p>17.60721</text:p>
          </table:table-cell>
          <table:table-cell office:value-type="float" office:value="16.21072" calcext:value-type="float">
            <text:p>16.21072</text:p>
          </table:table-cell>
          <table:table-cell office:value-type="float" office:value="17.20648" calcext:value-type="float">
            <text:p>17.20648</text:p>
          </table:table-cell>
          <table:table-cell office:value-type="float" office:value="16.40604" calcext:value-type="float">
            <text:p>16.40604</text:p>
          </table:table-cell>
          <table:table-cell office:value-type="float" office:value="16.7735" calcext:value-type="float">
            <text:p>16.7735</text:p>
          </table:table-cell>
          <table:table-cell office:value-type="float" office:value="16.54953" calcext:value-type="float">
            <text:p>16.54953</text:p>
          </table:table-cell>
          <table:table-cell office:value-type="float" office:value="16.97086" calcext:value-type="float">
            <text:p>16.97086</text:p>
          </table:table-cell>
          <table:table-cell office:value-type="float" office:value="16.94785" calcext:value-type="float">
            <text:p>16.94785</text:p>
          </table:table-cell>
          <table:table-cell office:value-type="float" office:value="17.45892" calcext:value-type="float">
            <text:p>17.45892</text:p>
          </table:table-cell>
          <table:table-cell office:value-type="float" office:value="17.4003" calcext:value-type="float">
            <text:p>17.4003</text:p>
          </table:table-cell>
          <table:table-cell office:value-type="float" office:value="17.71799" calcext:value-type="float">
            <text:p>17.71799</text:p>
          </table:table-cell>
          <table:table-cell office:value-type="float" office:value="17.64075" calcext:value-type="float">
            <text:p>17.64075</text:p>
          </table:table-cell>
          <table:table-cell office:value-type="float" office:value="17.78564" calcext:value-type="float">
            <text:p>17.78564</text:p>
          </table:table-cell>
          <table:table-cell office:value-type="float" office:value="17.71396" calcext:value-type="float">
            <text:p>17.71396</text:p>
          </table:table-cell>
          <table:table-cell office:value-type="float" office:value="17.58658" calcext:value-type="float">
            <text:p>17.58658</text:p>
          </table:table-cell>
          <table:table-cell office:value-type="float" office:value="17.53107" calcext:value-type="float">
            <text:p>17.53107</text:p>
          </table:table-cell>
          <table:table-cell office:value-type="float" office:value="17.21213" calcext:value-type="float">
            <text:p>17.21213</text:p>
          </table:table-cell>
          <table:table-cell office:value-type="float" office:value="17.16714" calcext:value-type="float">
            <text:p>17.16714</text:p>
          </table:table-cell>
          <table:table-cell office:value-type="float" office:value="32.69434" calcext:value-type="float">
            <text:p>32.69434</text:p>
          </table:table-cell>
          <table:table-cell office:value-type="float" office:value="10.59732" calcext:value-type="float">
            <text:p>10.597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17.51736" calcext:value-type="float">
            <text:p>17.51736</text:p>
          </table:table-cell>
          <table:table-cell office:value-type="float" office:value="30.76" calcext:value-type="float">
            <text:p>30.76</text:p>
          </table:table-cell>
          <table:table-cell office:value-type="float" office:value="11.57" calcext:value-type="float">
            <text:p>11.57</text:p>
          </table:table-cell>
          <table:table-cell office:value-type="float" office:value="1.17071" calcext:value-type="float">
            <text:p>1.17071</text:p>
          </table:table-cell>
          <table:table-cell office:value-type="float" office:value="0.8526155" calcext:value-type="float">
            <text:p>0.8526155</text:p>
          </table:table-cell>
          <table:table-cell office:value-type="float" office:value="280.08" calcext:value-type="float">
            <text:p>280.08</text:p>
          </table:table-cell>
          <table:table-cell office:value-type="float" office:value="0" calcext:value-type="float">
            <text:p>0</text:p>
          </table:table-cell>
          <table:table-cell office:value-type="float" office:value="26.93585" calcext:value-type="float">
            <text:p>26.93585</text:p>
          </table:table-cell>
          <table:table-cell office:value-type="float" office:value="13.16656" calcext:value-type="float">
            <text:p>13.16656</text:p>
          </table:table-cell>
          <table:table-cell office:value-type="float" office:value="23.21326" calcext:value-type="float">
            <text:p>23.21326</text:p>
          </table:table-cell>
          <table:table-cell office:value-type="float" office:value="14.93335" calcext:value-type="float">
            <text:p>14.93335</text:p>
          </table:table-cell>
          <table:table-cell office:value-type="float" office:value="21.38074" calcext:value-type="float">
            <text:p>21.38074</text:p>
          </table:table-cell>
          <table:table-cell office:value-type="float" office:value="15.80261" calcext:value-type="float">
            <text:p>15.80261</text:p>
          </table:table-cell>
          <table:table-cell office:value-type="float" office:value="19.93524" calcext:value-type="float">
            <text:p>19.93524</text:p>
          </table:table-cell>
          <table:table-cell office:value-type="float" office:value="16.40775" calcext:value-type="float">
            <text:p>16.40775</text:p>
          </table:table-cell>
          <table:table-cell office:value-type="float" office:value="19.08563" calcext:value-type="float">
            <text:p>19.08563</text:p>
          </table:table-cell>
          <table:table-cell office:value-type="float" office:value="16.71088" calcext:value-type="float">
            <text:p>16.71088</text:p>
          </table:table-cell>
          <table:table-cell office:value-type="float" office:value="18.3559" calcext:value-type="float">
            <text:p>18.3559</text:p>
          </table:table-cell>
          <table:table-cell office:value-type="float" office:value="16.94751" calcext:value-type="float">
            <text:p>16.94751</text:p>
          </table:table-cell>
          <table:table-cell office:value-type="float" office:value="17.806" calcext:value-type="float">
            <text:p>17.806</text:p>
          </table:table-cell>
          <table:table-cell office:value-type="float" office:value="16.9874" calcext:value-type="float">
            <text:p>16.9874</text:p>
          </table:table-cell>
          <table:table-cell office:value-type="float" office:value="17.14786" calcext:value-type="float">
            <text:p>17.14786</text:p>
          </table:table-cell>
          <table:table-cell office:value-type="float" office:value="16.77997" calcext:value-type="float">
            <text:p>16.77997</text:p>
          </table:table-cell>
          <table:table-cell office:value-type="float" office:value="17.07318" calcext:value-type="float">
            <text:p>17.07318</text:p>
          </table:table-cell>
          <table:table-cell office:value-type="float" office:value="16.97153" calcext:value-type="float">
            <text:p>16.97153</text:p>
          </table:table-cell>
          <table:table-cell office:value-type="float" office:value="17.39978" calcext:value-type="float">
            <text:p>17.39978</text:p>
          </table:table-cell>
          <table:table-cell office:value-type="float" office:value="17.36523" calcext:value-type="float">
            <text:p>17.36523</text:p>
          </table:table-cell>
          <table:table-cell office:value-type="float" office:value="17.64001" calcext:value-type="float">
            <text:p>17.64001</text:p>
          </table:table-cell>
          <table:table-cell office:value-type="float" office:value="17.57419" calcext:value-type="float">
            <text:p>17.57419</text:p>
          </table:table-cell>
          <table:table-cell office:value-type="float" office:value="17.7132" calcext:value-type="float">
            <text:p>17.7132</text:p>
          </table:table-cell>
          <table:table-cell office:value-type="float" office:value="17.64447" calcext:value-type="float">
            <text:p>17.64447</text:p>
          </table:table-cell>
          <table:table-cell office:value-type="float" office:value="17.53046" calcext:value-type="float">
            <text:p>17.53046</text:p>
          </table:table-cell>
          <table:table-cell office:value-type="float" office:value="17.47382" calcext:value-type="float">
            <text:p>17.47382</text:p>
          </table:table-cell>
          <table:table-cell office:value-type="float" office:value="17.16666" calcext:value-type="float">
            <text:p>17.16666</text:p>
          </table:table-cell>
          <table:table-cell office:value-type="float" office:value="17.1196" calcext:value-type="float">
            <text:p>17.1196</text:p>
          </table:table-cell>
          <table:table-cell office:value-type="float" office:value="34.06897" calcext:value-type="float">
            <text:p>34.06897</text:p>
          </table:table-cell>
          <table:table-cell office:value-type="float" office:value="11.45544" calcext:value-type="float">
            <text:p>11.455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14.74401" calcext:value-type="float">
            <text:p>14.74401</text:p>
          </table:table-cell>
          <table:table-cell office:value-type="float" office:value="21.17" calcext:value-type="float">
            <text:p>21.17</text:p>
          </table:table-cell>
          <table:table-cell office:value-type="float" office:value="11.99" calcext:value-type="float">
            <text:p>11.99</text:p>
          </table:table-cell>
          <table:table-cell office:value-type="float" office:value="1.258385" calcext:value-type="float">
            <text:p>1.258385</text:p>
          </table:table-cell>
          <table:table-cell office:value-type="float" office:value="0.8606205" calcext:value-type="float">
            <text:p>0.8606205</text:p>
          </table:table-cell>
          <table:table-cell office:value-type="float" office:value="224.568" calcext:value-type="float">
            <text:p>224.568</text:p>
          </table:table-cell>
          <table:table-cell office:value-type="float" office:value="0" calcext:value-type="float">
            <text:p>0</text:p>
          </table:table-cell>
          <table:table-cell office:value-type="float" office:value="22.33807" calcext:value-type="float">
            <text:p>22.33807</text:p>
          </table:table-cell>
          <table:table-cell office:value-type="float" office:value="13.74487" calcext:value-type="float">
            <text:p>13.74487</text:p>
          </table:table-cell>
          <table:table-cell office:value-type="float" office:value="19.99579" calcext:value-type="float">
            <text:p>19.99579</text:p>
          </table:table-cell>
          <table:table-cell office:value-type="float" office:value="15.5" calcext:value-type="float">
            <text:p>15.5</text:p>
          </table:table-cell>
          <table:table-cell office:value-type="float" office:value="19.20465" calcext:value-type="float">
            <text:p>19.20465</text:p>
          </table:table-cell>
          <table:table-cell office:value-type="float" office:value="16.51987" calcext:value-type="float">
            <text:p>16.51987</text:p>
          </table:table-cell>
          <table:table-cell office:value-type="float" office:value="19.13904" calcext:value-type="float">
            <text:p>19.13904</text:p>
          </table:table-cell>
          <table:table-cell office:value-type="float" office:value="17.23645" calcext:value-type="float">
            <text:p>17.23645</text:p>
          </table:table-cell>
          <table:table-cell office:value-type="float" office:value="18.83398" calcext:value-type="float">
            <text:p>18.83398</text:p>
          </table:table-cell>
          <table:table-cell office:value-type="float" office:value="17.53888" calcext:value-type="float">
            <text:p>17.53888</text:p>
          </table:table-cell>
          <table:table-cell office:value-type="float" office:value="18.35703" calcext:value-type="float">
            <text:p>18.35703</text:p>
          </table:table-cell>
          <table:table-cell office:value-type="float" office:value="17.68665" calcext:value-type="float">
            <text:p>17.68665</text:p>
          </table:table-cell>
          <table:table-cell office:value-type="float" office:value="17.87921" calcext:value-type="float">
            <text:p>17.87921</text:p>
          </table:table-cell>
          <table:table-cell office:value-type="float" office:value="17.59958" calcext:value-type="float">
            <text:p>17.59958</text:p>
          </table:table-cell>
          <table:table-cell office:value-type="float" office:value="17.46082" calcext:value-type="float">
            <text:p>17.46082</text:p>
          </table:table-cell>
          <table:table-cell office:value-type="float" office:value="17.15521" calcext:value-type="float">
            <text:p>17.15521</text:p>
          </table:table-cell>
          <table:table-cell office:value-type="float" office:value="17.23828" calcext:value-type="float">
            <text:p>17.23828</text:p>
          </table:table-cell>
          <table:table-cell office:value-type="float" office:value="17.07465" calcext:value-type="float">
            <text:p>17.07465</text:p>
          </table:table-cell>
          <table:table-cell office:value-type="float" office:value="17.36502" calcext:value-type="float">
            <text:p>17.36502</text:p>
          </table:table-cell>
          <table:table-cell office:value-type="float" office:value="17.35989" calcext:value-type="float">
            <text:p>17.35989</text:p>
          </table:table-cell>
          <table:table-cell office:value-type="float" office:value="17.57358" calcext:value-type="float">
            <text:p>17.57358</text:p>
          </table:table-cell>
          <table:table-cell office:value-type="float" office:value="17.52209" calcext:value-type="float">
            <text:p>17.52209</text:p>
          </table:table-cell>
          <table:table-cell office:value-type="float" office:value="17.6438" calcext:value-type="float">
            <text:p>17.6438</text:p>
          </table:table-cell>
          <table:table-cell office:value-type="float" office:value="17.58047" calcext:value-type="float">
            <text:p>17.58047</text:p>
          </table:table-cell>
          <table:table-cell office:value-type="float" office:value="17.47321" calcext:value-type="float">
            <text:p>17.47321</text:p>
          </table:table-cell>
          <table:table-cell office:value-type="float" office:value="17.41748" calcext:value-type="float">
            <text:p>17.41748</text:p>
          </table:table-cell>
          <table:table-cell office:value-type="float" office:value="17.11911" calcext:value-type="float">
            <text:p>17.11911</text:p>
          </table:table-cell>
          <table:table-cell office:value-type="float" office:value="17.07083" calcext:value-type="float">
            <text:p>17.07083</text:p>
          </table:table-cell>
          <table:table-cell office:value-type="float" office:value="27.34958" calcext:value-type="float">
            <text:p>27.34958</text:p>
          </table:table-cell>
          <table:table-cell office:value-type="float" office:value="11.83286" calcext:value-type="float">
            <text:p>11.832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1.57716" calcext:value-type="float">
            <text:p>1.57716</text:p>
          </table:table-cell>
          <table:table-cell office:value-type="float" office:value="12.62" calcext:value-type="float">
            <text:p>12.62</text:p>
          </table:table-cell>
          <table:table-cell office:value-type="float" office:value="8.88" calcext:value-type="float">
            <text:p>8.88</text:p>
          </table:table-cell>
          <table:table-cell office:value-type="float" office:value="1.084088" calcext:value-type="float">
            <text:p>1.084088</text:p>
          </table:table-cell>
          <table:table-cell office:value-type="float" office:value="0.8972786" calcext:value-type="float">
            <text:p>0.8972786</text:p>
          </table:table-cell>
          <table:table-cell office:value-type="float" office:value="176.832" calcext:value-type="float">
            <text:p>176.832</text:p>
          </table:table-cell>
          <table:table-cell office:value-type="float" office:value="2.5" calcext:value-type="float">
            <text:p>2.5</text:p>
          </table:table-cell>
          <table:table-cell office:value-type="float" office:value="13.66061" calcext:value-type="float">
            <text:p>13.66061</text:p>
          </table:table-cell>
          <table:table-cell office:value-type="float" office:value="9.353455" calcext:value-type="float">
            <text:p>9.353455</text:p>
          </table:table-cell>
          <table:table-cell office:value-type="float" office:value="15.42966" calcext:value-type="float">
            <text:p>15.42966</text:p>
          </table:table-cell>
          <table:table-cell office:value-type="float" office:value="11.07501" calcext:value-type="float">
            <text:p>11.07501</text:p>
          </table:table-cell>
          <table:table-cell office:value-type="float" office:value="16.45059" calcext:value-type="float">
            <text:p>16.45059</text:p>
          </table:table-cell>
          <table:table-cell office:value-type="float" office:value="12.44107" calcext:value-type="float">
            <text:p>12.44107</text:p>
          </table:table-cell>
          <table:table-cell office:value-type="float" office:value="17.18018" calcext:value-type="float">
            <text:p>17.18018</text:p>
          </table:table-cell>
          <table:table-cell office:value-type="float" office:value="13.70963" calcext:value-type="float">
            <text:p>13.70963</text:p>
          </table:table-cell>
          <table:table-cell office:value-type="float" office:value="17.49829" calcext:value-type="float">
            <text:p>17.49829</text:p>
          </table:table-cell>
          <table:table-cell office:value-type="float" office:value="14.55673" calcext:value-type="float">
            <text:p>14.55673</text:p>
          </table:table-cell>
          <table:table-cell office:value-type="float" office:value="17.74786" calcext:value-type="float">
            <text:p>17.74786</text:p>
          </table:table-cell>
          <table:table-cell office:value-type="float" office:value="15.50589" calcext:value-type="float">
            <text:p>15.50589</text:p>
          </table:table-cell>
          <table:table-cell office:value-type="float" office:value="17.69821" calcext:value-type="float">
            <text:p>17.69821</text:p>
          </table:table-cell>
          <table:table-cell office:value-type="float" office:value="16.22586" calcext:value-type="float">
            <text:p>16.22586</text:p>
          </table:table-cell>
          <table:table-cell office:value-type="float" office:value="17.46991" calcext:value-type="float">
            <text:p>17.46991</text:p>
          </table:table-cell>
          <table:table-cell office:value-type="float" office:value="17.04816" calcext:value-type="float">
            <text:p>17.04816</text:p>
          </table:table-cell>
          <table:table-cell office:value-type="float" office:value="17.30292" calcext:value-type="float">
            <text:p>17.30292</text:p>
          </table:table-cell>
          <table:table-cell office:value-type="float" office:value="17.23984" calcext:value-type="float">
            <text:p>17.23984</text:p>
          </table:table-cell>
          <table:table-cell office:value-type="float" office:value="17.3783" calcext:value-type="float">
            <text:p>17.3783</text:p>
          </table:table-cell>
          <table:table-cell office:value-type="float" office:value="17.36343" calcext:value-type="float">
            <text:p>17.36343</text:p>
          </table:table-cell>
          <table:table-cell office:value-type="float" office:value="17.52161" calcext:value-type="float">
            <text:p>17.52161</text:p>
          </table:table-cell>
          <table:table-cell office:value-type="float" office:value="17.48572" calcext:value-type="float">
            <text:p>17.48572</text:p>
          </table:table-cell>
          <table:table-cell office:value-type="float" office:value="17.5798" calcext:value-type="float">
            <text:p>17.5798</text:p>
          </table:table-cell>
          <table:table-cell office:value-type="float" office:value="17.52267" calcext:value-type="float">
            <text:p>17.52267</text:p>
          </table:table-cell>
          <table:table-cell office:value-type="float" office:value="17.4169" calcext:value-type="float">
            <text:p>17.4169</text:p>
          </table:table-cell>
          <table:table-cell office:value-type="float" office:value="17.3616" calcext:value-type="float">
            <text:p>17.3616</text:p>
          </table:table-cell>
          <table:table-cell office:value-type="float" office:value="17.07031" calcext:value-type="float">
            <text:p>17.07031</text:p>
          </table:table-cell>
          <table:table-cell office:value-type="float" office:value="17.02103" calcext:value-type="float">
            <text:p>17.02103</text:p>
          </table:table-cell>
          <table:table-cell office:value-type="float" office:value="13.36011" calcext:value-type="float">
            <text:p>13.36011</text:p>
          </table:table-cell>
          <table:table-cell office:value-type="float" office:value="7.896881" calcext:value-type="float">
            <text:p>7.8968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13.60523" calcext:value-type="float">
            <text:p>13.60523</text:p>
          </table:table-cell>
          <table:table-cell office:value-type="float" office:value="14.74" calcext:value-type="float">
            <text:p>14.74</text:p>
          </table:table-cell>
          <table:table-cell office:value-type="float" office:value="0.22" calcext:value-type="float">
            <text:p>0.22</text:p>
          </table:table-cell>
          <table:table-cell office:value-type="float" office:value="0.8844176" calcext:value-type="float">
            <text:p>0.8844176</text:p>
          </table:table-cell>
          <table:table-cell office:value-type="float" office:value="0.5476668" calcext:value-type="float">
            <text:p>0.5476668</text:p>
          </table:table-cell>
          <table:table-cell office:value-type="float" office:value="218.52" calcext:value-type="float">
            <text:p>218.52</text:p>
          </table:table-cell>
          <table:table-cell office:value-type="float" office:value="0" calcext:value-type="float">
            <text:p>0</text:p>
          </table:table-cell>
          <table:table-cell office:value-type="float" office:value="14.70261" calcext:value-type="float">
            <text:p>14.70261</text:p>
          </table:table-cell>
          <table:table-cell office:value-type="float" office:value="3.684631" calcext:value-type="float">
            <text:p>3.684631</text:p>
          </table:table-cell>
          <table:table-cell office:value-type="float" office:value="13.83237" calcext:value-type="float">
            <text:p>13.83237</text:p>
          </table:table-cell>
          <table:table-cell office:value-type="float" office:value="7.601715" calcext:value-type="float">
            <text:p>7.601715</text:p>
          </table:table-cell>
          <table:table-cell office:value-type="float" office:value="13.78958" calcext:value-type="float">
            <text:p>13.78958</text:p>
          </table:table-cell>
          <table:table-cell office:value-type="float" office:value="10.15848" calcext:value-type="float">
            <text:p>10.15848</text:p>
          </table:table-cell>
          <table:table-cell office:value-type="float" office:value="14.01465" calcext:value-type="float">
            <text:p>14.01465</text:p>
          </table:table-cell>
          <table:table-cell office:value-type="float" office:value="12.15851" calcext:value-type="float">
            <text:p>12.15851</text:p>
          </table:table-cell>
          <table:table-cell office:value-type="float" office:value="14.52734" calcext:value-type="float">
            <text:p>14.52734</text:p>
          </table:table-cell>
          <table:table-cell office:value-type="float" office:value="13.27994" calcext:value-type="float">
            <text:p>13.27994</text:p>
          </table:table-cell>
          <table:table-cell office:value-type="float" office:value="15.48294" calcext:value-type="float">
            <text:p>15.48294</text:p>
          </table:table-cell>
          <table:table-cell office:value-type="float" office:value="14.42926" calcext:value-type="float">
            <text:p>14.42926</text:p>
          </table:table-cell>
          <table:table-cell office:value-type="float" office:value="16.20895" calcext:value-type="float">
            <text:p>16.20895</text:p>
          </table:table-cell>
          <table:table-cell office:value-type="float" office:value="15.22345" calcext:value-type="float">
            <text:p>15.22345</text:p>
          </table:table-cell>
          <table:table-cell office:value-type="float" office:value="17.03992" calcext:value-type="float">
            <text:p>17.03992</text:p>
          </table:table-cell>
          <table:table-cell office:value-type="float" office:value="16.21503" calcext:value-type="float">
            <text:p>16.21503</text:p>
          </table:table-cell>
          <table:table-cell office:value-type="float" office:value="17.29083" calcext:value-type="float">
            <text:p>17.29083</text:p>
          </table:table-cell>
          <table:table-cell office:value-type="float" office:value="17.07556" calcext:value-type="float">
            <text:p>17.07556</text:p>
          </table:table-cell>
          <table:table-cell office:value-type="float" office:value="17.37906" calcext:value-type="float">
            <text:p>17.37906</text:p>
          </table:table-cell>
          <table:table-cell office:value-type="float" office:value="17.35867" calcext:value-type="float">
            <text:p>17.35867</text:p>
          </table:table-cell>
          <table:table-cell office:value-type="float" office:value="17.48538" calcext:value-type="float">
            <text:p>17.48538</text:p>
          </table:table-cell>
          <table:table-cell office:value-type="float" office:value="17.45493" calcext:value-type="float">
            <text:p>17.45493</text:p>
          </table:table-cell>
          <table:table-cell office:value-type="float" office:value="17.52206" calcext:value-type="float">
            <text:p>17.52206</text:p>
          </table:table-cell>
          <table:table-cell office:value-type="float" office:value="17.47235" calcext:value-type="float">
            <text:p>17.47235</text:p>
          </table:table-cell>
          <table:table-cell office:value-type="float" office:value="17.36102" calcext:value-type="float">
            <text:p>17.36102</text:p>
          </table:table-cell>
          <table:table-cell office:value-type="float" office:value="17.30762" calcext:value-type="float">
            <text:p>17.30762</text:p>
          </table:table-cell>
          <table:table-cell office:value-type="float" office:value="17.02051" calcext:value-type="float">
            <text:p>17.02051</text:p>
          </table:table-cell>
          <table:table-cell office:value-type="float" office:value="16.97113" calcext:value-type="float">
            <text:p>16.97113</text:p>
          </table:table-cell>
          <table:table-cell office:value-type="float" office:value="15.47137" calcext:value-type="float">
            <text:p>15.47137</text:p>
          </table:table-cell>
          <table:table-cell office:value-type="float" office:value="0.9061584" calcext:value-type="float">
            <text:p>0.90615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16.76978" calcext:value-type="float">
            <text:p>16.76978</text:p>
          </table:table-cell>
          <table:table-cell office:value-type="float" office:value="19.19" calcext:value-type="float">
            <text:p>19.19</text:p>
          </table:table-cell>
          <table:table-cell office:value-type="float" office:value="-1.52" calcext:value-type="float">
            <text:p>-1.52</text:p>
          </table:table-cell>
          <table:table-cell office:value-type="float" office:value="0.8908728" calcext:value-type="float">
            <text:p>0.8908728</text:p>
          </table:table-cell>
          <table:table-cell office:value-type="float" office:value="0.4830257" calcext:value-type="float">
            <text:p>0.4830257</text:p>
          </table:table-cell>
          <table:table-cell office:value-type="float" office:value="180.576" calcext:value-type="float">
            <text:p>180.576</text:p>
          </table:table-cell>
          <table:table-cell office:value-type="float" office:value="0" calcext:value-type="float">
            <text:p>0</text:p>
          </table:table-cell>
          <table:table-cell office:value-type="float" office:value="16.6008" calcext:value-type="float">
            <text:p>16.6008</text:p>
          </table:table-cell>
          <table:table-cell office:value-type="float" office:value="1.658966" calcext:value-type="float">
            <text:p>1.658966</text:p>
          </table:table-cell>
          <table:table-cell office:value-type="float" office:value="14.2724" calcext:value-type="float">
            <text:p>14.2724</text:p>
          </table:table-cell>
          <table:table-cell office:value-type="float" office:value="4.973999" calcext:value-type="float">
            <text:p>4.973999</text:p>
          </table:table-cell>
          <table:table-cell office:value-type="float" office:value="13.57922" calcext:value-type="float">
            <text:p>13.57922</text:p>
          </table:table-cell>
          <table:table-cell office:value-type="float" office:value="7.352875" calcext:value-type="float">
            <text:p>7.352875</text:p>
          </table:table-cell>
          <table:table-cell office:value-type="float" office:value="13.33539" calcext:value-type="float">
            <text:p>13.33539</text:p>
          </table:table-cell>
          <table:table-cell office:value-type="float" office:value="9.561493" calcext:value-type="float">
            <text:p>9.561493</text:p>
          </table:table-cell>
          <table:table-cell office:value-type="float" office:value="13.38766" calcext:value-type="float">
            <text:p>13.38766</text:p>
          </table:table-cell>
          <table:table-cell office:value-type="float" office:value="11.05072" calcext:value-type="float">
            <text:p>11.05072</text:p>
          </table:table-cell>
          <table:table-cell office:value-type="float" office:value="14.39612" calcext:value-type="float">
            <text:p>14.39612</text:p>
          </table:table-cell>
          <table:table-cell office:value-type="float" office:value="12.60559" calcext:value-type="float">
            <text:p>12.60559</text:p>
          </table:table-cell>
          <table:table-cell office:value-type="float" office:value="15.2084" calcext:value-type="float">
            <text:p>15.2084</text:p>
          </table:table-cell>
          <table:table-cell office:value-type="float" office:value="13.858" calcext:value-type="float">
            <text:p>13.858</text:p>
          </table:table-cell>
          <table:table-cell office:value-type="float" office:value="16.20877" calcext:value-type="float">
            <text:p>16.20877</text:p>
          </table:table-cell>
          <table:table-cell office:value-type="float" office:value="15.32605" calcext:value-type="float">
            <text:p>15.32605</text:p>
          </table:table-cell>
          <table:table-cell office:value-type="float" office:value="17.07242" calcext:value-type="float">
            <text:p>17.07242</text:p>
          </table:table-cell>
          <table:table-cell office:value-type="float" office:value="16.69131" calcext:value-type="float">
            <text:p>16.69131</text:p>
          </table:table-cell>
          <table:table-cell office:value-type="float" office:value="17.35812" calcext:value-type="float">
            <text:p>17.35812</text:p>
          </table:table-cell>
          <table:table-cell office:value-type="float" office:value="17.27115" calcext:value-type="float">
            <text:p>17.27115</text:p>
          </table:table-cell>
          <table:table-cell office:value-type="float" office:value="17.45456" calcext:value-type="float">
            <text:p>17.45456</text:p>
          </table:table-cell>
          <table:table-cell office:value-type="float" office:value="17.41113" calcext:value-type="float">
            <text:p>17.41113</text:p>
          </table:table-cell>
          <table:table-cell office:value-type="float" office:value="17.47183" calcext:value-type="float">
            <text:p>17.47183</text:p>
          </table:table-cell>
          <table:table-cell office:value-type="float" office:value="17.4238" calcext:value-type="float">
            <text:p>17.4238</text:p>
          </table:table-cell>
          <table:table-cell office:value-type="float" office:value="17.30707" calcext:value-type="float">
            <text:p>17.30707</text:p>
          </table:table-cell>
          <table:table-cell office:value-type="float" office:value="17.25571" calcext:value-type="float">
            <text:p>17.25571</text:p>
          </table:table-cell>
          <table:table-cell office:value-type="float" office:value="16.97061" calcext:value-type="float">
            <text:p>16.97061</text:p>
          </table:table-cell>
          <table:table-cell office:value-type="float" office:value="16.92123" calcext:value-type="float">
            <text:p>16.92123</text:p>
          </table:table-cell>
          <table:table-cell office:value-type="float" office:value="22.97192" calcext:value-type="float">
            <text:p>22.97192</text:p>
          </table:table-cell>
          <table:table-cell office:value-type="float" office:value="-0.980957" calcext:value-type="float">
            <text:p>-0.9809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16.2617" calcext:value-type="float">
            <text:p>16.2617</text:p>
          </table:table-cell>
          <table:table-cell office:value-type="float" office:value="22.27" calcext:value-type="float">
            <text:p>22.27</text:p>
          </table:table-cell>
          <table:table-cell office:value-type="float" office:value="4.56" calcext:value-type="float">
            <text:p>4.56</text:p>
          </table:table-cell>
          <table:table-cell office:value-type="float" office:value="1.026484" calcext:value-type="float">
            <text:p>1.026484</text:p>
          </table:table-cell>
          <table:table-cell office:value-type="float" office:value="0.7440321" calcext:value-type="float">
            <text:p>0.7440321</text:p>
          </table:table-cell>
          <table:table-cell office:value-type="float" office:value="330.984" calcext:value-type="float">
            <text:p>330.984</text:p>
          </table:table-cell>
          <table:table-cell office:value-type="float" office:value="0" calcext:value-type="float">
            <text:p>0</text:p>
          </table:table-cell>
          <table:table-cell office:value-type="float" office:value="18.42114" calcext:value-type="float">
            <text:p>18.42114</text:p>
          </table:table-cell>
          <table:table-cell office:value-type="float" office:value="6.215942" calcext:value-type="float">
            <text:p>6.215942</text:p>
          </table:table-cell>
          <table:table-cell office:value-type="float" office:value="15.90726" calcext:value-type="float">
            <text:p>15.90726</text:p>
          </table:table-cell>
          <table:table-cell office:value-type="float" office:value="8.414612" calcext:value-type="float">
            <text:p>8.414612</text:p>
          </table:table-cell>
          <table:table-cell office:value-type="float" office:value="14.99191" calcext:value-type="float">
            <text:p>14.99191</text:p>
          </table:table-cell>
          <table:table-cell office:value-type="float" office:value="9.855896" calcext:value-type="float">
            <text:p>9.855896</text:p>
          </table:table-cell>
          <table:table-cell office:value-type="float" office:value="14.44693" calcext:value-type="float">
            <text:p>14.44693</text:p>
          </table:table-cell>
          <table:table-cell office:value-type="float" office:value="11.16034" calcext:value-type="float">
            <text:p>11.16034</text:p>
          </table:table-cell>
          <table:table-cell office:value-type="float" office:value="14.27316" calcext:value-type="float">
            <text:p>14.27316</text:p>
          </table:table-cell>
          <table:table-cell office:value-type="float" office:value="12.04611" calcext:value-type="float">
            <text:p>12.04611</text:p>
          </table:table-cell>
          <table:table-cell office:value-type="float" office:value="14.3212" calcext:value-type="float">
            <text:p>14.3212</text:p>
          </table:table-cell>
          <table:table-cell office:value-type="float" office:value="13.01514" calcext:value-type="float">
            <text:p>13.01514</text:p>
          </table:table-cell>
          <table:table-cell office:value-type="float" office:value="14.52664" calcext:value-type="float">
            <text:p>14.52664</text:p>
          </table:table-cell>
          <table:table-cell office:value-type="float" office:value="13.86365" calcext:value-type="float">
            <text:p>13.86365</text:p>
          </table:table-cell>
          <table:table-cell office:value-type="float" office:value="15.32272" calcext:value-type="float">
            <text:p>15.32272</text:p>
          </table:table-cell>
          <table:table-cell office:value-type="float" office:value="15.01382" calcext:value-type="float">
            <text:p>15.01382</text:p>
          </table:table-cell>
          <table:table-cell office:value-type="float" office:value="16.68689" calcext:value-type="float">
            <text:p>16.68689</text:p>
          </table:table-cell>
          <table:table-cell office:value-type="float" office:value="16.31458" calcext:value-type="float">
            <text:p>16.31458</text:p>
          </table:table-cell>
          <table:table-cell office:value-type="float" office:value="17.26984" calcext:value-type="float">
            <text:p>17.26984</text:p>
          </table:table-cell>
          <table:table-cell office:value-type="float" office:value="17.12158" calcext:value-type="float">
            <text:p>17.12158</text:p>
          </table:table-cell>
          <table:table-cell office:value-type="float" office:value="17.41055" calcext:value-type="float">
            <text:p>17.41055</text:p>
          </table:table-cell>
          <table:table-cell office:value-type="float" office:value="17.34195" calcext:value-type="float">
            <text:p>17.34195</text:p>
          </table:table-cell>
          <table:table-cell office:value-type="float" office:value="17.42331" calcext:value-type="float">
            <text:p>17.42331</text:p>
          </table:table-cell>
          <table:table-cell office:value-type="float" office:value="17.37271" calcext:value-type="float">
            <text:p>17.37271</text:p>
          </table:table-cell>
          <table:table-cell office:value-type="float" office:value="17.25516" calcext:value-type="float">
            <text:p>17.25516</text:p>
          </table:table-cell>
          <table:table-cell office:value-type="float" office:value="17.20416" calcext:value-type="float">
            <text:p>17.20416</text:p>
          </table:table-cell>
          <table:table-cell office:value-type="float" office:value="16.92072" calcext:value-type="float">
            <text:p>16.92072</text:p>
          </table:table-cell>
          <table:table-cell office:value-type="float" office:value="16.87137" calcext:value-type="float">
            <text:p>16.87137</text:p>
          </table:table-cell>
          <table:table-cell office:value-type="float" office:value="25.77579" calcext:value-type="float">
            <text:p>25.77579</text:p>
          </table:table-cell>
          <table:table-cell office:value-type="float" office:value="4.337524" calcext:value-type="float">
            <text:p>4.337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15.56298" calcext:value-type="float">
            <text:p>15.56298</text:p>
          </table:table-cell>
          <table:table-cell office:value-type="float" office:value="23.25" calcext:value-type="float">
            <text:p>23.25</text:p>
          </table:table-cell>
          <table:table-cell office:value-type="float" office:value="11.33" calcext:value-type="float">
            <text:p>11.33</text:p>
          </table:table-cell>
          <table:table-cell office:value-type="float" office:value="1.411715" calcext:value-type="float">
            <text:p>1.411715</text:p>
          </table:table-cell>
          <table:table-cell office:value-type="float" office:value="0.9884065" calcext:value-type="float">
            <text:p>0.9884065</text:p>
          </table:table-cell>
          <table:table-cell office:value-type="float" office:value="351.684" calcext:value-type="float">
            <text:p>351.684</text:p>
          </table:table-cell>
          <table:table-cell office:value-type="float" office:value="0" calcext:value-type="float">
            <text:p>0</text:p>
          </table:table-cell>
          <table:table-cell office:value-type="float" office:value="20.26022" calcext:value-type="float">
            <text:p>20.26022</text:p>
          </table:table-cell>
          <table:table-cell office:value-type="float" office:value="11.3663" calcext:value-type="float">
            <text:p>11.3663</text:p>
          </table:table-cell>
          <table:table-cell office:value-type="float" office:value="17.95926" calcext:value-type="float">
            <text:p>17.95926</text:p>
          </table:table-cell>
          <table:table-cell office:value-type="float" office:value="12.32913" calcext:value-type="float">
            <text:p>12.32913</text:p>
          </table:table-cell>
          <table:table-cell office:value-type="float" office:value="16.86249" calcext:value-type="float">
            <text:p>16.86249</text:p>
          </table:table-cell>
          <table:table-cell office:value-type="float" office:value="12.9238" calcext:value-type="float">
            <text:p>12.9238</text:p>
          </table:table-cell>
          <table:table-cell office:value-type="float" office:value="16.05591" calcext:value-type="float">
            <text:p>16.05591</text:p>
          </table:table-cell>
          <table:table-cell office:value-type="float" office:value="13.45093" calcext:value-type="float">
            <text:p>13.45093</text:p>
          </table:table-cell>
          <table:table-cell office:value-type="float" office:value="15.64053" calcext:value-type="float">
            <text:p>15.64053</text:p>
          </table:table-cell>
          <table:table-cell office:value-type="float" office:value="13.80133" calcext:value-type="float">
            <text:p>13.80133</text:p>
          </table:table-cell>
          <table:table-cell office:value-type="float" office:value="15.38016" calcext:value-type="float">
            <text:p>15.38016</text:p>
          </table:table-cell>
          <table:table-cell office:value-type="float" office:value="14.19296" calcext:value-type="float">
            <text:p>14.19296</text:p>
          </table:table-cell>
          <table:table-cell office:value-type="float" office:value="15.25922" calcext:value-type="float">
            <text:p>15.25922</text:p>
          </table:table-cell>
          <table:table-cell office:value-type="float" office:value="14.53519" calcext:value-type="float">
            <text:p>14.53519</text:p>
          </table:table-cell>
          <table:table-cell office:value-type="float" office:value="15.26254" calcext:value-type="float">
            <text:p>15.26254</text:p>
          </table:table-cell>
          <table:table-cell office:value-type="float" office:value="15.04126" calcext:value-type="float">
            <text:p>15.04126</text:p>
          </table:table-cell>
          <table:table-cell office:value-type="float" office:value="16.3114" calcext:value-type="float">
            <text:p>16.3114</text:p>
          </table:table-cell>
          <table:table-cell office:value-type="float" office:value="16.11758" calcext:value-type="float">
            <text:p>16.11758</text:p>
          </table:table-cell>
          <table:table-cell office:value-type="float" office:value="17.11981" calcext:value-type="float">
            <text:p>17.11981</text:p>
          </table:table-cell>
          <table:table-cell office:value-type="float" office:value="16.95804" calcext:value-type="float">
            <text:p>16.95804</text:p>
          </table:table-cell>
          <table:table-cell office:value-type="float" office:value="17.34113" calcext:value-type="float">
            <text:p>17.34113</text:p>
          </table:table-cell>
          <table:table-cell office:value-type="float" office:value="17.24973" calcext:value-type="float">
            <text:p>17.24973</text:p>
          </table:table-cell>
          <table:table-cell office:value-type="float" office:value="17.37216" calcext:value-type="float">
            <text:p>17.37216</text:p>
          </table:table-cell>
          <table:table-cell office:value-type="float" office:value="17.31436" calcext:value-type="float">
            <text:p>17.31436</text:p>
          </table:table-cell>
          <table:table-cell office:value-type="float" office:value="17.20361" calcext:value-type="float">
            <text:p>17.20361</text:p>
          </table:table-cell>
          <table:table-cell office:value-type="float" office:value="17.1528" calcext:value-type="float">
            <text:p>17.1528</text:p>
          </table:table-cell>
          <table:table-cell office:value-type="float" office:value="16.87085" calcext:value-type="float">
            <text:p>16.87085</text:p>
          </table:table-cell>
          <table:table-cell office:value-type="float" office:value="16.82248" calcext:value-type="float">
            <text:p>16.82248</text:p>
          </table:table-cell>
          <table:table-cell office:value-type="float" office:value="25.87274" calcext:value-type="float">
            <text:p>25.87274</text:p>
          </table:table-cell>
          <table:table-cell office:value-type="float" office:value="10.80798" calcext:value-type="float">
            <text:p>10.807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7.067164" calcext:value-type="float">
            <text:p>7.067164</text:p>
          </table:table-cell>
          <table:table-cell office:value-type="float" office:value="21.7" calcext:value-type="float">
            <text:p>21.7</text:p>
          </table:table-cell>
          <table:table-cell office:value-type="float" office:value="14.73" calcext:value-type="float">
            <text:p>14.73</text:p>
          </table:table-cell>
          <table:table-cell office:value-type="float" office:value="1.718575" calcext:value-type="float">
            <text:p>1.718575</text:p>
          </table:table-cell>
          <table:table-cell office:value-type="float" office:value="1.408633" calcext:value-type="float">
            <text:p>1.408633</text:p>
          </table:table-cell>
          <table:table-cell office:value-type="float" office:value="389.124" calcext:value-type="float">
            <text:p>389.124</text:p>
          </table:table-cell>
          <table:table-cell office:value-type="float" office:value="22.1" calcext:value-type="float">
            <text:p>22.1</text:p>
          </table:table-cell>
          <table:table-cell office:value-type="float" office:value="18.94824" calcext:value-type="float">
            <text:p>18.94824</text:p>
          </table:table-cell>
          <table:table-cell office:value-type="float" office:value="14.51529" calcext:value-type="float">
            <text:p>14.51529</text:p>
          </table:table-cell>
          <table:table-cell office:value-type="float" office:value="17.70673" calcext:value-type="float">
            <text:p>17.70673</text:p>
          </table:table-cell>
          <table:table-cell office:value-type="float" office:value="14.79285" calcext:value-type="float">
            <text:p>14.79285</text:p>
          </table:table-cell>
          <table:table-cell office:value-type="float" office:value="16.97867" calcext:value-type="float">
            <text:p>16.97867</text:p>
          </table:table-cell>
          <table:table-cell office:value-type="float" office:value="15.00137" calcext:value-type="float">
            <text:p>15.00137</text:p>
          </table:table-cell>
          <table:table-cell office:value-type="float" office:value="16.46988" calcext:value-type="float">
            <text:p>16.46988</text:p>
          </table:table-cell>
          <table:table-cell office:value-type="float" office:value="15.15076" calcext:value-type="float">
            <text:p>15.15076</text:p>
          </table:table-cell>
          <table:table-cell office:value-type="float" office:value="16.22324" calcext:value-type="float">
            <text:p>16.22324</text:p>
          </table:table-cell>
          <table:table-cell office:value-type="float" office:value="15.23013" calcext:value-type="float">
            <text:p>15.23013</text:p>
          </table:table-cell>
          <table:table-cell office:value-type="float" office:value="15.97159" calcext:value-type="float">
            <text:p>15.97159</text:p>
          </table:table-cell>
          <table:table-cell office:value-type="float" office:value="15.30814" calcext:value-type="float">
            <text:p>15.30814</text:p>
          </table:table-cell>
          <table:table-cell office:value-type="float" office:value="15.78738" calcext:value-type="float">
            <text:p>15.78738</text:p>
          </table:table-cell>
          <table:table-cell office:value-type="float" office:value="15.26877" calcext:value-type="float">
            <text:p>15.26877</text:p>
          </table:table-cell>
          <table:table-cell office:value-type="float" office:value="15.6445" calcext:value-type="float">
            <text:p>15.6445</text:p>
          </table:table-cell>
          <table:table-cell office:value-type="float" office:value="15.2681" calcext:value-type="float">
            <text:p>15.2681</text:p>
          </table:table-cell>
          <table:table-cell office:value-type="float" office:value="16.11667" calcext:value-type="float">
            <text:p>16.11667</text:p>
          </table:table-cell>
          <table:table-cell office:value-type="float" office:value="16.09695" calcext:value-type="float">
            <text:p>16.09695</text:p>
          </table:table-cell>
          <table:table-cell office:value-type="float" office:value="16.95645" calcext:value-type="float">
            <text:p>16.95645</text:p>
          </table:table-cell>
          <table:table-cell office:value-type="float" office:value="16.82593" calcext:value-type="float">
            <text:p>16.82593</text:p>
          </table:table-cell>
          <table:table-cell office:value-type="float" office:value="17.24869" calcext:value-type="float">
            <text:p>17.24869</text:p>
          </table:table-cell>
          <table:table-cell office:value-type="float" office:value="17.15015" calcext:value-type="float">
            <text:p>17.15015</text:p>
          </table:table-cell>
          <table:table-cell office:value-type="float" office:value="17.31372" calcext:value-type="float">
            <text:p>17.31372</text:p>
          </table:table-cell>
          <table:table-cell office:value-type="float" office:value="17.24808" calcext:value-type="float">
            <text:p>17.24808</text:p>
          </table:table-cell>
          <table:table-cell office:value-type="float" office:value="17.15228" calcext:value-type="float">
            <text:p>17.15228</text:p>
          </table:table-cell>
          <table:table-cell office:value-type="float" office:value="17.09952" calcext:value-type="float">
            <text:p>17.09952</text:p>
          </table:table-cell>
          <table:table-cell office:value-type="float" office:value="16.82196" calcext:value-type="float">
            <text:p>16.82196</text:p>
          </table:table-cell>
          <table:table-cell office:value-type="float" office:value="16.77289" calcext:value-type="float">
            <text:p>16.77289</text:p>
          </table:table-cell>
          <table:table-cell office:value-type="float" office:value="20.11404" calcext:value-type="float">
            <text:p>20.11404</text:p>
          </table:table-cell>
          <table:table-cell office:value-type="float" office:value="14.03345" calcext:value-type="float">
            <text:p>14.033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14.0362" calcext:value-type="float">
            <text:p>14.0362</text:p>
          </table:table-cell>
          <table:table-cell office:value-type="float" office:value="19.07" calcext:value-type="float">
            <text:p>19.07</text:p>
          </table:table-cell>
          <table:table-cell office:value-type="float" office:value="9" calcext:value-type="float">
            <text:p>9</text:p>
          </table:table-cell>
          <table:table-cell office:value-type="float" office:value="1.532385" calcext:value-type="float">
            <text:p>1.532385</text:p>
          </table:table-cell>
          <table:table-cell office:value-type="float" office:value="0.9448463" calcext:value-type="float">
            <text:p>0.9448463</text:p>
          </table:table-cell>
          <table:table-cell office:value-type="float" office:value="288.9" calcext:value-type="float">
            <text:p>288.9</text:p>
          </table:table-cell>
          <table:table-cell office:value-type="float" office:value="0.1" calcext:value-type="float">
            <text:p>0.1</text:p>
          </table:table-cell>
          <table:table-cell office:value-type="float" office:value="17.37036" calcext:value-type="float">
            <text:p>17.37036</text:p>
          </table:table-cell>
          <table:table-cell office:value-type="float" office:value="10.44635" calcext:value-type="float">
            <text:p>10.44635</text:p>
          </table:table-cell>
          <table:table-cell office:value-type="float" office:value="16.42679" calcext:value-type="float">
            <text:p>16.42679</text:p>
          </table:table-cell>
          <table:table-cell office:value-type="float" office:value="11.94986" calcext:value-type="float">
            <text:p>11.94986</text:p>
          </table:table-cell>
          <table:table-cell office:value-type="float" office:value="16.4527" calcext:value-type="float">
            <text:p>16.4527</text:p>
          </table:table-cell>
          <table:table-cell office:value-type="float" office:value="13.24994" calcext:value-type="float">
            <text:p>13.24994</text:p>
          </table:table-cell>
          <table:table-cell office:value-type="float" office:value="16.3858" calcext:value-type="float">
            <text:p>16.3858</text:p>
          </table:table-cell>
          <table:table-cell office:value-type="float" office:value="14.36063" calcext:value-type="float">
            <text:p>14.36063</text:p>
          </table:table-cell>
          <table:table-cell office:value-type="float" office:value="16.21887" calcext:value-type="float">
            <text:p>16.21887</text:p>
          </table:table-cell>
          <table:table-cell office:value-type="float" office:value="14.90707" calcext:value-type="float">
            <text:p>14.90707</text:p>
          </table:table-cell>
          <table:table-cell office:value-type="float" office:value="15.99976" calcext:value-type="float">
            <text:p>15.99976</text:p>
          </table:table-cell>
          <table:table-cell office:value-type="float" office:value="15.40347" calcext:value-type="float">
            <text:p>15.40347</text:p>
          </table:table-cell>
          <table:table-cell office:value-type="float" office:value="15.86292" calcext:value-type="float">
            <text:p>15.86292</text:p>
          </table:table-cell>
          <table:table-cell office:value-type="float" office:value="15.58154" calcext:value-type="float">
            <text:p>15.58154</text:p>
          </table:table-cell>
          <table:table-cell office:value-type="float" office:value="15.80914" calcext:value-type="float">
            <text:p>15.80914</text:p>
          </table:table-cell>
          <table:table-cell office:value-type="float" office:value="15.64926" calcext:value-type="float">
            <text:p>15.64926</text:p>
          </table:table-cell>
          <table:table-cell office:value-type="float" office:value="16.16638" calcext:value-type="float">
            <text:p>16.16638</text:p>
          </table:table-cell>
          <table:table-cell office:value-type="float" office:value="16.10614" calcext:value-type="float">
            <text:p>16.10614</text:p>
          </table:table-cell>
          <table:table-cell office:value-type="float" office:value="16.82477" calcext:value-type="float">
            <text:p>16.82477</text:p>
          </table:table-cell>
          <table:table-cell office:value-type="float" office:value="16.73965" calcext:value-type="float">
            <text:p>16.73965</text:p>
          </table:table-cell>
          <table:table-cell office:value-type="float" office:value="17.14914" calcext:value-type="float">
            <text:p>17.14914</text:p>
          </table:table-cell>
          <table:table-cell office:value-type="float" office:value="17.05759" calcext:value-type="float">
            <text:p>17.05759</text:p>
          </table:table-cell>
          <table:table-cell office:value-type="float" office:value="17.24734" calcext:value-type="float">
            <text:p>17.24734</text:p>
          </table:table-cell>
          <table:table-cell office:value-type="float" office:value="17.17734" calcext:value-type="float">
            <text:p>17.17734</text:p>
          </table:table-cell>
          <table:table-cell office:value-type="float" office:value="17.09897" calcext:value-type="float">
            <text:p>17.09897</text:p>
          </table:table-cell>
          <table:table-cell office:value-type="float" office:value="17.04419" calcext:value-type="float">
            <text:p>17.04419</text:p>
          </table:table-cell>
          <table:table-cell office:value-type="float" office:value="16.77237" calcext:value-type="float">
            <text:p>16.77237</text:p>
          </table:table-cell>
          <table:table-cell office:value-type="float" office:value="16.72308" calcext:value-type="float">
            <text:p>16.72308</text:p>
          </table:table-cell>
          <table:table-cell office:value-type="float" office:value="18.45163" calcext:value-type="float">
            <text:p>18.45163</text:p>
          </table:table-cell>
          <table:table-cell office:value-type="float" office:value="8.850189" calcext:value-type="float">
            <text:p>8.8501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15.79502" calcext:value-type="float">
            <text:p>15.79502</text:p>
          </table:table-cell>
          <table:table-cell office:value-type="float" office:value="21.49" calcext:value-type="float">
            <text:p>21.49</text:p>
          </table:table-cell>
          <table:table-cell office:value-type="float" office:value="4.88" calcext:value-type="float">
            <text:p>4.88</text:p>
          </table:table-cell>
          <table:table-cell office:value-type="float" office:value="1.102077" calcext:value-type="float">
            <text:p>1.102077</text:p>
          </table:table-cell>
          <table:table-cell office:value-type="float" office:value="0.760745" calcext:value-type="float">
            <text:p>0.760745</text:p>
          </table:table-cell>
          <table:table-cell office:value-type="float" office:value="202.428" calcext:value-type="float">
            <text:p>202.428</text:p>
          </table:table-cell>
          <table:table-cell office:value-type="float" office:value="0" calcext:value-type="float">
            <text:p>0</text:p>
          </table:table-cell>
          <table:table-cell office:value-type="float" office:value="17.55829" calcext:value-type="float">
            <text:p>17.55829</text:p>
          </table:table-cell>
          <table:table-cell office:value-type="float" office:value="7.36676" calcext:value-type="float">
            <text:p>7.36676</text:p>
          </table:table-cell>
          <table:table-cell office:value-type="float" office:value="16.1265" calcext:value-type="float">
            <text:p>16.1265</text:p>
          </table:table-cell>
          <table:table-cell office:value-type="float" office:value="9.100311" calcext:value-type="float">
            <text:p>9.100311</text:p>
          </table:table-cell>
          <table:table-cell office:value-type="float" office:value="15.3811" calcext:value-type="float">
            <text:p>15.3811</text:p>
          </table:table-cell>
          <table:table-cell office:value-type="float" office:value="10.63641" calcext:value-type="float">
            <text:p>10.63641</text:p>
          </table:table-cell>
          <table:table-cell office:value-type="float" office:value="14.92368" calcext:value-type="float">
            <text:p>14.92368</text:p>
          </table:table-cell>
          <table:table-cell office:value-type="float" office:value="12.1395" calcext:value-type="float">
            <text:p>12.1395</text:p>
          </table:table-cell>
          <table:table-cell office:value-type="float" office:value="14.85846" calcext:value-type="float">
            <text:p>14.85846</text:p>
          </table:table-cell>
          <table:table-cell office:value-type="float" office:value="13.08139" calcext:value-type="float">
            <text:p>13.08139</text:p>
          </table:table-cell>
          <table:table-cell office:value-type="float" office:value="15.39056" calcext:value-type="float">
            <text:p>15.39056</text:p>
          </table:table-cell>
          <table:table-cell office:value-type="float" office:value="14.01978" calcext:value-type="float">
            <text:p>14.01978</text:p>
          </table:table-cell>
          <table:table-cell office:value-type="float" office:value="15.62027" calcext:value-type="float">
            <text:p>15.62027</text:p>
          </table:table-cell>
          <table:table-cell office:value-type="float" office:value="14.68814" calcext:value-type="float">
            <text:p>14.68814</text:p>
          </table:table-cell>
          <table:table-cell office:value-type="float" office:value="15.80927" calcext:value-type="float">
            <text:p>15.80927</text:p>
          </table:table-cell>
          <table:table-cell office:value-type="float" office:value="15.44974" calcext:value-type="float">
            <text:p>15.44974</text:p>
          </table:table-cell>
          <table:table-cell office:value-type="float" office:value="16.17395" calcext:value-type="float">
            <text:p>16.17395</text:p>
          </table:table-cell>
          <table:table-cell office:value-type="float" office:value="16.12033" calcext:value-type="float">
            <text:p>16.12033</text:p>
          </table:table-cell>
          <table:table-cell office:value-type="float" office:value="16.73895" calcext:value-type="float">
            <text:p>16.73895</text:p>
          </table:table-cell>
          <table:table-cell office:value-type="float" office:value="16.67596" calcext:value-type="float">
            <text:p>16.67596</text:p>
          </table:table-cell>
          <table:table-cell office:value-type="float" office:value="17.05673" calcext:value-type="float">
            <text:p>17.05673</text:p>
          </table:table-cell>
          <table:table-cell office:value-type="float" office:value="16.97821" calcext:value-type="float">
            <text:p>16.97821</text:p>
          </table:table-cell>
          <table:table-cell office:value-type="float" office:value="17.17654" calcext:value-type="float">
            <text:p>17.17654</text:p>
          </table:table-cell>
          <table:table-cell office:value-type="float" office:value="17.10678" calcext:value-type="float">
            <text:p>17.10678</text:p>
          </table:table-cell>
          <table:table-cell office:value-type="float" office:value="17.04361" calcext:value-type="float">
            <text:p>17.04361</text:p>
          </table:table-cell>
          <table:table-cell office:value-type="float" office:value="16.98669" calcext:value-type="float">
            <text:p>16.98669</text:p>
          </table:table-cell>
          <table:table-cell office:value-type="float" office:value="16.72256" calcext:value-type="float">
            <text:p>16.72256</text:p>
          </table:table-cell>
          <table:table-cell office:value-type="float" office:value="16.67316" calcext:value-type="float">
            <text:p>16.67316</text:p>
          </table:table-cell>
          <table:table-cell office:value-type="float" office:value="19.2843" calcext:value-type="float">
            <text:p>19.2843</text:p>
          </table:table-cell>
          <table:table-cell office:value-type="float" office:value="5.557709" calcext:value-type="float">
            <text:p>5.5577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6.987793" calcext:value-type="float">
            <text:p>6.987793</text:p>
          </table:table-cell>
          <table:table-cell office:value-type="float" office:value="16.29" calcext:value-type="float">
            <text:p>16.29</text:p>
          </table:table-cell>
          <table:table-cell office:value-type="float" office:value="6.34" calcext:value-type="float">
            <text:p>6.34</text:p>
          </table:table-cell>
          <table:table-cell office:value-type="float" office:value="1.226177" calcext:value-type="float">
            <text:p>1.226177</text:p>
          </table:table-cell>
          <table:table-cell office:value-type="float" office:value="0.8413473" calcext:value-type="float">
            <text:p>0.8413473</text:p>
          </table:table-cell>
          <table:table-cell office:value-type="float" office:value="135.504" calcext:value-type="float">
            <text:p>135.504</text:p>
          </table:table-cell>
          <table:table-cell office:value-type="float" office:value="8.5" calcext:value-type="float">
            <text:p>8.5</text:p>
          </table:table-cell>
          <table:table-cell office:value-type="float" office:value="14.76886" calcext:value-type="float">
            <text:p>14.76886</text:p>
          </table:table-cell>
          <table:table-cell office:value-type="float" office:value="7.973236" calcext:value-type="float">
            <text:p>7.973236</text:p>
          </table:table-cell>
          <table:table-cell office:value-type="float" office:value="13.96466" calcext:value-type="float">
            <text:p>13.96466</text:p>
          </table:table-cell>
          <table:table-cell office:value-type="float" office:value="9.359131" calcext:value-type="float">
            <text:p>9.359131</text:p>
          </table:table-cell>
          <table:table-cell office:value-type="float" office:value="13.65903" calcext:value-type="float">
            <text:p>13.65903</text:p>
          </table:table-cell>
          <table:table-cell office:value-type="float" office:value="10.70789" calcext:value-type="float">
            <text:p>10.70789</text:p>
          </table:table-cell>
          <table:table-cell office:value-type="float" office:value="13.66101" calcext:value-type="float">
            <text:p>13.66101</text:p>
          </table:table-cell>
          <table:table-cell office:value-type="float" office:value="11.97043" calcext:value-type="float">
            <text:p>11.97043</text:p>
          </table:table-cell>
          <table:table-cell office:value-type="float" office:value="14.17053" calcext:value-type="float">
            <text:p>14.17053</text:p>
          </table:table-cell>
          <table:table-cell office:value-type="float" office:value="12.78931" calcext:value-type="float">
            <text:p>12.78931</text:p>
          </table:table-cell>
          <table:table-cell office:value-type="float" office:value="14.66843" calcext:value-type="float">
            <text:p>14.66843</text:p>
          </table:table-cell>
          <table:table-cell office:value-type="float" office:value="13.62958" calcext:value-type="float">
            <text:p>13.62958</text:p>
          </table:table-cell>
          <table:table-cell office:value-type="float" office:value="14.99387" calcext:value-type="float">
            <text:p>14.99387</text:p>
          </table:table-cell>
          <table:table-cell office:value-type="float" office:value="14.28815" calcext:value-type="float">
            <text:p>14.28815</text:p>
          </table:table-cell>
          <table:table-cell office:value-type="float" office:value="15.44867" calcext:value-type="float">
            <text:p>15.44867</text:p>
          </table:table-cell>
          <table:table-cell office:value-type="float" office:value="15.08719" calcext:value-type="float">
            <text:p>15.08719</text:p>
          </table:table-cell>
          <table:table-cell office:value-type="float" office:value="16.11914" calcext:value-type="float">
            <text:p>16.11914</text:p>
          </table:table-cell>
          <table:table-cell office:value-type="float" office:value="15.97095" calcext:value-type="float">
            <text:p>15.97095</text:p>
          </table:table-cell>
          <table:table-cell office:value-type="float" office:value="16.67529" calcext:value-type="float">
            <text:p>16.67529</text:p>
          </table:table-cell>
          <table:table-cell office:value-type="float" office:value="16.59927" calcext:value-type="float">
            <text:p>16.59927</text:p>
          </table:table-cell>
          <table:table-cell office:value-type="float" office:value="16.97742" calcext:value-type="float">
            <text:p>16.97742</text:p>
          </table:table-cell>
          <table:table-cell office:value-type="float" office:value="16.90393" calcext:value-type="float">
            <text:p>16.90393</text:p>
          </table:table-cell>
          <table:table-cell office:value-type="float" office:value="17.10605" calcext:value-type="float">
            <text:p>17.10605</text:p>
          </table:table-cell>
          <table:table-cell office:value-type="float" office:value="17.03711" calcext:value-type="float">
            <text:p>17.03711</text:p>
          </table:table-cell>
          <table:table-cell office:value-type="float" office:value="16.98608" calcext:value-type="float">
            <text:p>16.98608</text:p>
          </table:table-cell>
          <table:table-cell office:value-type="float" office:value="16.92877" calcext:value-type="float">
            <text:p>16.92877</text:p>
          </table:table-cell>
          <table:table-cell office:value-type="float" office:value="16.67264" calcext:value-type="float">
            <text:p>16.67264</text:p>
          </table:table-cell>
          <table:table-cell office:value-type="float" office:value="16.62201" calcext:value-type="float">
            <text:p>16.62201</text:p>
          </table:table-cell>
          <table:table-cell office:value-type="float" office:value="15.64612" calcext:value-type="float">
            <text:p>15.64612</text:p>
          </table:table-cell>
          <table:table-cell office:value-type="float" office:value="6.40799" calcext:value-type="float">
            <text:p>6.407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13.40299" calcext:value-type="float">
            <text:p>13.40299</text:p>
          </table:table-cell>
          <table:table-cell office:value-type="float" office:value="17.57" calcext:value-type="float">
            <text:p>17.57</text:p>
          </table:table-cell>
          <table:table-cell office:value-type="float" office:value="6.92" calcext:value-type="float">
            <text:p>6.92</text:p>
          </table:table-cell>
          <table:table-cell office:value-type="float" office:value="1.090353" calcext:value-type="float">
            <text:p>1.090353</text:p>
          </table:table-cell>
          <table:table-cell office:value-type="float" office:value="0.8754353" calcext:value-type="float">
            <text:p>0.8754353</text:p>
          </table:table-cell>
          <table:table-cell office:value-type="float" office:value="225.288" calcext:value-type="float">
            <text:p>225.288</text:p>
          </table:table-cell>
          <table:table-cell office:value-type="float" office:value="3.5" calcext:value-type="float">
            <text:p>3.5</text:p>
          </table:table-cell>
          <table:table-cell office:value-type="float" office:value="15.16071" calcext:value-type="float">
            <text:p>15.16071</text:p>
          </table:table-cell>
          <table:table-cell office:value-type="float" office:value="8.92514" calcext:value-type="float">
            <text:p>8.92514</text:p>
          </table:table-cell>
          <table:table-cell office:value-type="float" office:value="14.09705" calcext:value-type="float">
            <text:p>14.09705</text:p>
          </table:table-cell>
          <table:table-cell office:value-type="float" office:value="10.34946" calcext:value-type="float">
            <text:p>10.34946</text:p>
          </table:table-cell>
          <table:table-cell office:value-type="float" office:value="13.66299" calcext:value-type="float">
            <text:p>13.66299</text:p>
          </table:table-cell>
          <table:table-cell office:value-type="float" office:value="11.14618" calcext:value-type="float">
            <text:p>11.14618</text:p>
          </table:table-cell>
          <table:table-cell office:value-type="float" office:value="13.55856" calcext:value-type="float">
            <text:p>13.55856</text:p>
          </table:table-cell>
          <table:table-cell office:value-type="float" office:value="12.02362" calcext:value-type="float">
            <text:p>12.02362</text:p>
          </table:table-cell>
          <table:table-cell office:value-type="float" office:value="13.61118" calcext:value-type="float">
            <text:p>13.61118</text:p>
          </table:table-cell>
          <table:table-cell office:value-type="float" office:value="12.66266" calcext:value-type="float">
            <text:p>12.66266</text:p>
          </table:table-cell>
          <table:table-cell office:value-type="float" office:value="13.99457" calcext:value-type="float">
            <text:p>13.99457</text:p>
          </table:table-cell>
          <table:table-cell office:value-type="float" office:value="13.36716" calcext:value-type="float">
            <text:p>13.36716</text:p>
          </table:table-cell>
          <table:table-cell office:value-type="float" office:value="14.42279" calcext:value-type="float">
            <text:p>14.42279</text:p>
          </table:table-cell>
          <table:table-cell office:value-type="float" office:value="13.98657" calcext:value-type="float">
            <text:p>13.98657</text:p>
          </table:table-cell>
          <table:table-cell office:value-type="float" office:value="15.08508" calcext:value-type="float">
            <text:p>15.08508</text:p>
          </table:table-cell>
          <table:table-cell office:value-type="float" office:value="14.79471" calcext:value-type="float">
            <text:p>14.79471</text:p>
          </table:table-cell>
          <table:table-cell office:value-type="float" office:value="15.96899" calcext:value-type="float">
            <text:p>15.96899</text:p>
          </table:table-cell>
          <table:table-cell office:value-type="float" office:value="15.77594" calcext:value-type="float">
            <text:p>15.77594</text:p>
          </table:table-cell>
          <table:table-cell office:value-type="float" office:value="16.59836" calcext:value-type="float">
            <text:p>16.59836</text:p>
          </table:table-cell>
          <table:table-cell office:value-type="float" office:value="16.50052" calcext:value-type="float">
            <text:p>16.50052</text:p>
          </table:table-cell>
          <table:table-cell office:value-type="float" office:value="16.90317" calcext:value-type="float">
            <text:p>16.90317</text:p>
          </table:table-cell>
          <table:table-cell office:value-type="float" office:value="16.82684" calcext:value-type="float">
            <text:p>16.82684</text:p>
          </table:table-cell>
          <table:table-cell office:value-type="float" office:value="17.03635" calcext:value-type="float">
            <text:p>17.03635</text:p>
          </table:table-cell>
          <table:table-cell office:value-type="float" office:value="16.96799" calcext:value-type="float">
            <text:p>16.96799</text:p>
          </table:table-cell>
          <table:table-cell office:value-type="float" office:value="16.92816" calcext:value-type="float">
            <text:p>16.92816</text:p>
          </table:table-cell>
          <table:table-cell office:value-type="float" office:value="16.86954" calcext:value-type="float">
            <text:p>16.86954</text:p>
          </table:table-cell>
          <table:table-cell office:value-type="float" office:value="16.62146" calcext:value-type="float">
            <text:p>16.62146</text:p>
          </table:table-cell>
          <table:table-cell office:value-type="float" office:value="16.56931" calcext:value-type="float">
            <text:p>16.56931</text:p>
          </table:table-cell>
          <table:table-cell office:value-type="float" office:value="16.28806" calcext:value-type="float">
            <text:p>16.28806</text:p>
          </table:table-cell>
          <table:table-cell office:value-type="float" office:value="7.259491" calcext:value-type="float">
            <text:p>7.2594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15.59825" calcext:value-type="float">
            <text:p>15.59825</text:p>
          </table:table-cell>
          <table:table-cell office:value-type="float" office:value="15.56" calcext:value-type="float">
            <text:p>15.56</text:p>
          </table:table-cell>
          <table:table-cell office:value-type="float" office:value="5.73" calcext:value-type="float">
            <text:p>5.73</text:p>
          </table:table-cell>
          <table:table-cell office:value-type="float" office:value="0.9320475" calcext:value-type="float">
            <text:p>0.9320475</text:p>
          </table:table-cell>
          <table:table-cell office:value-type="float" office:value="0.759837" calcext:value-type="float">
            <text:p>0.759837</text:p>
          </table:table-cell>
          <table:table-cell office:value-type="float" office:value="354.024" calcext:value-type="float">
            <text:p>354.024</text:p>
          </table:table-cell>
          <table:table-cell office:value-type="float" office:value="0" calcext:value-type="float">
            <text:p>0</text:p>
          </table:table-cell>
          <table:table-cell office:value-type="float" office:value="14.19888" calcext:value-type="float">
            <text:p>14.19888</text:p>
          </table:table-cell>
          <table:table-cell office:value-type="float" office:value="7.539307" calcext:value-type="float">
            <text:p>7.539307</text:p>
          </table:table-cell>
          <table:table-cell office:value-type="float" office:value="13.22214" calcext:value-type="float">
            <text:p>13.22214</text:p>
          </table:table-cell>
          <table:table-cell office:value-type="float" office:value="9.083771" calcext:value-type="float">
            <text:p>9.083771</text:p>
          </table:table-cell>
          <table:table-cell office:value-type="float" office:value="12.89273" calcext:value-type="float">
            <text:p>12.89273</text:p>
          </table:table-cell>
          <table:table-cell office:value-type="float" office:value="10.33755" calcext:value-type="float">
            <text:p>10.33755</text:p>
          </table:table-cell>
          <table:table-cell office:value-type="float" office:value="12.88858" calcext:value-type="float">
            <text:p>12.88858</text:p>
          </table:table-cell>
          <table:table-cell office:value-type="float" office:value="11.3537" calcext:value-type="float">
            <text:p>11.3537</text:p>
          </table:table-cell>
          <table:table-cell office:value-type="float" office:value="13.12036" calcext:value-type="float">
            <text:p>13.12036</text:p>
          </table:table-cell>
          <table:table-cell office:value-type="float" office:value="12.09766" calcext:value-type="float">
            <text:p>12.09766</text:p>
          </table:table-cell>
          <table:table-cell office:value-type="float" office:value="13.69952" calcext:value-type="float">
            <text:p>13.69952</text:p>
          </table:table-cell>
          <table:table-cell office:value-type="float" office:value="12.90118" calcext:value-type="float">
            <text:p>12.90118</text:p>
          </table:table-cell>
          <table:table-cell office:value-type="float" office:value="14.14746" calcext:value-type="float">
            <text:p>14.14746</text:p>
          </table:table-cell>
          <table:table-cell office:value-type="float" office:value="13.59024" calcext:value-type="float">
            <text:p>13.59024</text:p>
          </table:table-cell>
          <table:table-cell office:value-type="float" office:value="14.79343" calcext:value-type="float">
            <text:p>14.79343</text:p>
          </table:table-cell>
          <table:table-cell office:value-type="float" office:value="14.47534" calcext:value-type="float">
            <text:p>14.47534</text:p>
          </table:table-cell>
          <table:table-cell office:value-type="float" office:value="15.77393" calcext:value-type="float">
            <text:p>15.77393</text:p>
          </table:table-cell>
          <table:table-cell office:value-type="float" office:value="15.56943" calcext:value-type="float">
            <text:p>15.56943</text:p>
          </table:table-cell>
          <table:table-cell office:value-type="float" office:value="16.49936" calcext:value-type="float">
            <text:p>16.49936</text:p>
          </table:table-cell>
          <table:table-cell office:value-type="float" office:value="16.38348" calcext:value-type="float">
            <text:p>16.38348</text:p>
          </table:table-cell>
          <table:table-cell office:value-type="float" office:value="16.82602" calcext:value-type="float">
            <text:p>16.82602</text:p>
          </table:table-cell>
          <table:table-cell office:value-type="float" office:value="16.74274" calcext:value-type="float">
            <text:p>16.74274</text:p>
          </table:table-cell>
          <table:table-cell office:value-type="float" office:value="16.96725" calcext:value-type="float">
            <text:p>16.96725</text:p>
          </table:table-cell>
          <table:table-cell office:value-type="float" office:value="16.89847" calcext:value-type="float">
            <text:p>16.89847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6.80981" calcext:value-type="float">
            <text:p>16.80981</text:p>
          </table:table-cell>
          <table:table-cell office:value-type="float" office:value="16.56876" calcext:value-type="float">
            <text:p>16.56876</text:p>
          </table:table-cell>
          <table:table-cell office:value-type="float" office:value="16.5166" calcext:value-type="float">
            <text:p>16.5166</text:p>
          </table:table-cell>
          <table:table-cell office:value-type="float" office:value="15.22617" calcext:value-type="float">
            <text:p>15.22617</text:p>
          </table:table-cell>
          <table:table-cell office:value-type="float" office:value="6.014435" calcext:value-type="float">
            <text:p>6.0144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10.3086" calcext:value-type="float">
            <text:p>10.3086</text:p>
          </table:table-cell>
          <table:table-cell office:value-type="float" office:value="12.05" calcext:value-type="float">
            <text:p>12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386956" calcext:value-type="float">
            <text:p>0.8386956</text:p>
          </table:table-cell>
          <table:table-cell office:value-type="float" office:value="0.5591657" calcext:value-type="float">
            <text:p>0.5591657</text:p>
          </table:table-cell>
          <table:table-cell office:value-type="float" office:value="295.2" calcext:value-type="float">
            <text:p>295.2</text:p>
          </table:table-cell>
          <table:table-cell office:value-type="float" office:value="0" calcext:value-type="float">
            <text:p>0</text:p>
          </table:table-cell>
          <table:table-cell office:value-type="float" office:value="12.17508" calcext:value-type="float">
            <text:p>12.17508</text:p>
          </table:table-cell>
          <table:table-cell office:value-type="float" office:value="4.300018" calcext:value-type="float">
            <text:p>4.300018</text:p>
          </table:table-cell>
          <table:table-cell office:value-type="float" office:value="11.3779" calcext:value-type="float">
            <text:p>11.3779</text:p>
          </table:table-cell>
          <table:table-cell office:value-type="float" office:value="6.676605" calcext:value-type="float">
            <text:p>6.676605</text:p>
          </table:table-cell>
          <table:table-cell office:value-type="float" office:value="11.31293" calcext:value-type="float">
            <text:p>11.31293</text:p>
          </table:table-cell>
          <table:table-cell office:value-type="float" office:value="8.686432" calcext:value-type="float">
            <text:p>8.686432</text:p>
          </table:table-cell>
          <table:table-cell office:value-type="float" office:value="11.63986" calcext:value-type="float">
            <text:p>11.63986</text:p>
          </table:table-cell>
          <table:table-cell office:value-type="float" office:value="10.24631" calcext:value-type="float">
            <text:p>10.24631</text:p>
          </table:table-cell>
          <table:table-cell office:value-type="float" office:value="12.36038" calcext:value-type="float">
            <text:p>12.36038</text:p>
          </table:table-cell>
          <table:table-cell office:value-type="float" office:value="11.1897" calcext:value-type="float">
            <text:p>11.1897</text:p>
          </table:table-cell>
          <table:table-cell office:value-type="float" office:value="13.12204" calcext:value-type="float">
            <text:p>13.12204</text:p>
          </table:table-cell>
          <table:table-cell office:value-type="float" office:value="12.20264" calcext:value-type="float">
            <text:p>12.20264</text:p>
          </table:table-cell>
          <table:table-cell office:value-type="float" office:value="13.69321" calcext:value-type="float">
            <text:p>13.69321</text:p>
          </table:table-cell>
          <table:table-cell office:value-type="float" office:value="12.98462" calcext:value-type="float">
            <text:p>12.98462</text:p>
          </table:table-cell>
          <table:table-cell office:value-type="float" office:value="14.47327" calcext:value-type="float">
            <text:p>14.47327</text:p>
          </table:table-cell>
          <table:table-cell office:value-type="float" office:value="14.03595" calcext:value-type="float">
            <text:p>14.03595</text:p>
          </table:table-cell>
          <table:table-cell office:value-type="float" office:value="15.56717" calcext:value-type="float">
            <text:p>15.56717</text:p>
          </table:table-cell>
          <table:table-cell office:value-type="float" office:value="15.32724" calcext:value-type="float">
            <text:p>15.32724</text:p>
          </table:table-cell>
          <table:table-cell office:value-type="float" office:value="16.3822" calcext:value-type="float">
            <text:p>16.3822</text:p>
          </table:table-cell>
          <table:table-cell office:value-type="float" office:value="16.2496" calcext:value-type="float">
            <text:p>16.2496</text:p>
          </table:table-cell>
          <table:table-cell office:value-type="float" office:value="16.74179" calcext:value-type="float">
            <text:p>16.74179</text:p>
          </table:table-cell>
          <table:table-cell office:value-type="float" office:value="16.65051" calcext:value-type="float">
            <text:p>16.65051</text:p>
          </table:table-cell>
          <table:table-cell office:value-type="float" office:value="16.89771" calcext:value-type="float">
            <text:p>16.89771</text:p>
          </table:table-cell>
          <table:table-cell office:value-type="float" office:value="16.82706" calcext:value-type="float">
            <text:p>16.82706</text:p>
          </table:table-cell>
          <table:table-cell office:value-type="float" office:value="16.80917" calcext:value-type="float">
            <text:p>16.80917</text:p>
          </table:table-cell>
          <table:table-cell office:value-type="float" office:value="16.74951" calcext:value-type="float">
            <text:p>16.74951</text:p>
          </table:table-cell>
          <table:table-cell office:value-type="float" office:value="16.51602" calcext:value-type="float">
            <text:p>16.51602</text:p>
          </table:table-cell>
          <table:table-cell office:value-type="float" office:value="16.46274" calcext:value-type="float">
            <text:p>16.46274</text:p>
          </table:table-cell>
          <table:table-cell office:value-type="float" office:value="12.92661" calcext:value-type="float">
            <text:p>12.92661</text:p>
          </table:table-cell>
          <table:table-cell office:value-type="float" office:value="1.799774" calcext:value-type="float">
            <text:p>1.7997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15.16607" calcext:value-type="float">
            <text:p>15.16607</text:p>
          </table:table-cell>
          <table:table-cell office:value-type="float" office:value="13.57" calcext:value-type="float">
            <text:p>13.57</text:p>
          </table:table-cell>
          <table:table-cell office:value-type="float" office:value="-2.22" calcext:value-type="float">
            <text:p>-2.22</text:p>
          </table:table-cell>
          <table:table-cell office:value-type="float" office:value="0.763643" calcext:value-type="float">
            <text:p>0.763643</text:p>
          </table:table-cell>
          <table:table-cell office:value-type="float" office:value="0.4590161" calcext:value-type="float">
            <text:p>0.4590161</text:p>
          </table:table-cell>
          <table:table-cell office:value-type="float" office:value="195.66" calcext:value-type="float">
            <text:p>195.66</text:p>
          </table:table-cell>
          <table:table-cell office:value-type="float" office:value="0" calcext:value-type="float">
            <text:p>0</text:p>
          </table:table-cell>
          <table:table-cell office:value-type="float" office:value="12.16248" calcext:value-type="float">
            <text:p>12.16248</text:p>
          </table:table-cell>
          <table:table-cell office:value-type="float" office:value="2.106079" calcext:value-type="float">
            <text:p>2.106079</text:p>
          </table:table-cell>
          <table:table-cell office:value-type="float" office:value="10.96094" calcext:value-type="float">
            <text:p>10.96094</text:p>
          </table:table-cell>
          <table:table-cell office:value-type="float" office:value="4.331482" calcext:value-type="float">
            <text:p>4.331482</text:p>
          </table:table-cell>
          <table:table-cell office:value-type="float" office:value="10.5675" calcext:value-type="float">
            <text:p>10.5675</text:p>
          </table:table-cell>
          <table:table-cell office:value-type="float" office:value="6.371124" calcext:value-type="float">
            <text:p>6.371124</text:p>
          </table:table-cell>
          <table:table-cell office:value-type="float" office:value="10.62781" calcext:value-type="float">
            <text:p>10.62781</text:p>
          </table:table-cell>
          <table:table-cell office:value-type="float" office:value="8.174713" calcext:value-type="float">
            <text:p>8.174713</text:p>
          </table:table-cell>
          <table:table-cell office:value-type="float" office:value="11.14124" calcext:value-type="float">
            <text:p>11.14124</text:p>
          </table:table-cell>
          <table:table-cell office:value-type="float" office:value="9.423981" calcext:value-type="float">
            <text:p>9.423981</text:p>
          </table:table-cell>
          <table:table-cell office:value-type="float" office:value="12.17856" calcext:value-type="float">
            <text:p>12.17856</text:p>
          </table:table-cell>
          <table:table-cell office:value-type="float" office:value="10.77161" calcext:value-type="float">
            <text:p>10.77161</text:p>
          </table:table-cell>
          <table:table-cell office:value-type="float" office:value="12.97382" calcext:value-type="float">
            <text:p>12.97382</text:p>
          </table:table-cell>
          <table:table-cell office:value-type="float" office:value="11.91708" calcext:value-type="float">
            <text:p>11.91708</text:p>
          </table:table-cell>
          <table:table-cell office:value-type="float" office:value="14.03186" calcext:value-type="float">
            <text:p>14.03186</text:p>
          </table:table-cell>
          <table:table-cell office:value-type="float" office:value="13.34985" calcext:value-type="float">
            <text:p>13.34985</text:p>
          </table:table-cell>
          <table:table-cell office:value-type="float" office:value="15.32443" calcext:value-type="float">
            <text:p>15.32443</text:p>
          </table:table-cell>
          <table:table-cell office:value-type="float" office:value="14.99747" calcext:value-type="float">
            <text:p>14.99747</text:p>
          </table:table-cell>
          <table:table-cell office:value-type="float" office:value="16.24814" calcext:value-type="float">
            <text:p>16.24814</text:p>
          </table:table-cell>
          <table:table-cell office:value-type="float" office:value="16.09106" calcext:value-type="float">
            <text:p>16.09106</text:p>
          </table:table-cell>
          <table:table-cell office:value-type="float" office:value="16.64951" calcext:value-type="float">
            <text:p>16.64951</text:p>
          </table:table-cell>
          <table:table-cell office:value-type="float" office:value="16.54752" calcext:value-type="float">
            <text:p>16.54752</text:p>
          </table:table-cell>
          <table:table-cell office:value-type="float" office:value="16.82629" calcext:value-type="float">
            <text:p>16.82629</text:p>
          </table:table-cell>
          <table:table-cell office:value-type="float" office:value="16.75134" calcext:value-type="float">
            <text:p>16.75134</text:p>
          </table:table-cell>
          <table:table-cell office:value-type="float" office:value="16.74887" calcext:value-type="float">
            <text:p>16.74887</text:p>
          </table:table-cell>
          <table:table-cell office:value-type="float" office:value="16.68781" calcext:value-type="float">
            <text:p>16.68781</text:p>
          </table:table-cell>
          <table:table-cell office:value-type="float" office:value="16.46219" calcext:value-type="float">
            <text:p>16.46219</text:p>
          </table:table-cell>
          <table:table-cell office:value-type="float" office:value="16.40829" calcext:value-type="float">
            <text:p>16.40829</text:p>
          </table:table-cell>
          <table:table-cell office:value-type="float" office:value="13.61969" calcext:value-type="float">
            <text:p>13.61969</text:p>
          </table:table-cell>
          <table:table-cell office:value-type="float" office:value="-0.403595" calcext:value-type="float">
            <text:p>-0.4035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14.34964" calcext:value-type="float">
            <text:p>14.34964</text:p>
          </table:table-cell>
          <table:table-cell office:value-type="float" office:value="21.68" calcext:value-type="float">
            <text:p>21.68</text:p>
          </table:table-cell>
          <table:table-cell office:value-type="float" office:value="1.65" calcext:value-type="float">
            <text:p>1.65</text:p>
          </table:table-cell>
          <table:table-cell office:value-type="float" office:value="0.9707316" calcext:value-type="float">
            <text:p>0.9707316</text:p>
          </table:table-cell>
          <table:table-cell office:value-type="float" office:value="0.6064964" calcext:value-type="float">
            <text:p>0.6064964</text:p>
          </table:table-cell>
          <table:table-cell office:value-type="float" office:value="325.764" calcext:value-type="float">
            <text:p>325.764</text:p>
          </table:table-cell>
          <table:table-cell office:value-type="float" office:value="0" calcext:value-type="float">
            <text:p>0</text:p>
          </table:table-cell>
          <table:table-cell office:value-type="float" office:value="15.03387" calcext:value-type="float">
            <text:p>15.03387</text:p>
          </table:table-cell>
          <table:table-cell office:value-type="float" office:value="3.89151" calcext:value-type="float">
            <text:p>3.89151</text:p>
          </table:table-cell>
          <table:table-cell office:value-type="float" office:value="13.30881" calcext:value-type="float">
            <text:p>13.30881</text:p>
          </table:table-cell>
          <table:table-cell office:value-type="float" office:value="5.639221" calcext:value-type="float">
            <text:p>5.639221</text:p>
          </table:table-cell>
          <table:table-cell office:value-type="float" office:value="12.2941" calcext:value-type="float">
            <text:p>12.2941</text:p>
          </table:table-cell>
          <table:table-cell office:value-type="float" office:value="7.104248" calcext:value-type="float">
            <text:p>7.104248</text:p>
          </table:table-cell>
          <table:table-cell office:value-type="float" office:value="11.84039" calcext:value-type="float">
            <text:p>11.84039</text:p>
          </table:table-cell>
          <table:table-cell office:value-type="float" office:value="8.432251" calcext:value-type="float">
            <text:p>8.432251</text:p>
          </table:table-cell>
          <table:table-cell office:value-type="float" office:value="11.75934" calcext:value-type="float">
            <text:p>11.75934</text:p>
          </table:table-cell>
          <table:table-cell office:value-type="float" office:value="9.402222" calcext:value-type="float">
            <text:p>9.402222</text:p>
          </table:table-cell>
          <table:table-cell office:value-type="float" office:value="11.87592" calcext:value-type="float">
            <text:p>11.87592</text:p>
          </table:table-cell>
          <table:table-cell office:value-type="float" office:value="10.50879" calcext:value-type="float">
            <text:p>10.50879</text:p>
          </table:table-cell>
          <table:table-cell office:value-type="float" office:value="12.20114" calcext:value-type="float">
            <text:p>12.20114</text:p>
          </table:table-cell>
          <table:table-cell office:value-type="float" office:value="11.53528" calcext:value-type="float">
            <text:p>11.53528</text:p>
          </table:table-cell>
          <table:table-cell office:value-type="float" office:value="13.34589" calcext:value-type="float">
            <text:p>13.34589</text:p>
          </table:table-cell>
          <table:table-cell office:value-type="float" office:value="12.94431" calcext:value-type="float">
            <text:p>12.94431</text:p>
          </table:table-cell>
          <table:table-cell office:value-type="float" office:value="14.99359" calcext:value-type="float">
            <text:p>14.99359</text:p>
          </table:table-cell>
          <table:table-cell office:value-type="float" office:value="14.63123" calcext:value-type="float">
            <text:p>14.63123</text:p>
          </table:table-cell>
          <table:table-cell office:value-type="float" office:value="16.08923" calcext:value-type="float">
            <text:p>16.08923</text:p>
          </table:table-cell>
          <table:table-cell office:value-type="float" office:value="15.8992" calcext:value-type="float">
            <text:p>15.8992</text:p>
          </table:table-cell>
          <table:table-cell office:value-type="float" office:value="16.54636" calcext:value-type="float">
            <text:p>16.54636</text:p>
          </table:table-cell>
          <table:table-cell office:value-type="float" office:value="16.43033" calcext:value-type="float">
            <text:p>16.43033</text:p>
          </table:table-cell>
          <table:table-cell office:value-type="float" office:value="16.75052" calcext:value-type="float">
            <text:p>16.75052</text:p>
          </table:table-cell>
          <table:table-cell office:value-type="float" office:value="16.67035" calcext:value-type="float">
            <text:p>16.67035</text:p>
          </table:table-cell>
          <table:table-cell office:value-type="float" office:value="16.68713" calcext:value-type="float">
            <text:p>16.68713</text:p>
          </table:table-cell>
          <table:table-cell office:value-type="float" office:value="16.62384" calcext:value-type="float">
            <text:p>16.62384</text:p>
          </table:table-cell>
          <table:table-cell office:value-type="float" office:value="16.40771" calcext:value-type="float">
            <text:p>16.40771</text:p>
          </table:table-cell>
          <table:table-cell office:value-type="float" office:value="16.3533" calcext:value-type="float">
            <text:p>16.3533</text:p>
          </table:table-cell>
          <table:table-cell office:value-type="float" office:value="17.17688" calcext:value-type="float">
            <text:p>17.17688</text:p>
          </table:table-cell>
          <table:table-cell office:value-type="float" office:value="1.961029" calcext:value-type="float">
            <text:p>1.9610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13.39416" calcext:value-type="float">
            <text:p>13.39416</text:p>
          </table:table-cell>
          <table:table-cell office:value-type="float" office:value="17.59" calcext:value-type="float">
            <text:p>17.59</text:p>
          </table:table-cell>
          <table:table-cell office:value-type="float" office:value="3.36" calcext:value-type="float">
            <text:p>3.36</text:p>
          </table:table-cell>
          <table:table-cell office:value-type="float" office:value="0.9585296" calcext:value-type="float">
            <text:p>0.9585296</text:p>
          </table:table-cell>
          <table:table-cell office:value-type="float" office:value="0.6842488" calcext:value-type="float">
            <text:p>0.6842488</text:p>
          </table:table-cell>
          <table:table-cell office:value-type="float" office:value="260.928" calcext:value-type="float">
            <text:p>260.928</text:p>
          </table:table-cell>
          <table:table-cell office:value-type="float" office:value="0" calcext:value-type="float">
            <text:p>0</text:p>
          </table:table-cell>
          <table:table-cell office:value-type="float" office:value="14.93317" calcext:value-type="float">
            <text:p>14.93317</text:p>
          </table:table-cell>
          <table:table-cell office:value-type="float" office:value="6.003784" calcext:value-type="float">
            <text:p>6.003784</text:p>
          </table:table-cell>
          <table:table-cell office:value-type="float" office:value="13.50125" calcext:value-type="float">
            <text:p>13.50125</text:p>
          </table:table-cell>
          <table:table-cell office:value-type="float" office:value="8.382202" calcext:value-type="float">
            <text:p>8.382202</text:p>
          </table:table-cell>
          <table:table-cell office:value-type="float" office:value="12.75995" calcext:value-type="float">
            <text:p>12.75995</text:p>
          </table:table-cell>
          <table:table-cell office:value-type="float" office:value="10.01767" calcext:value-type="float">
            <text:p>10.01767</text:p>
          </table:table-cell>
          <table:table-cell office:value-type="float" office:value="12.37112" calcext:value-type="float">
            <text:p>12.37112</text:p>
          </table:table-cell>
          <table:table-cell office:value-type="float" office:value="10.71777" calcext:value-type="float">
            <text:p>10.71777</text:p>
          </table:table-cell>
          <table:table-cell office:value-type="float" office:value="12.26651" calcext:value-type="float">
            <text:p>12.26651</text:p>
          </table:table-cell>
          <table:table-cell office:value-type="float" office:value="11.17981" calcext:value-type="float">
            <text:p>11.17981</text:p>
          </table:table-cell>
          <table:table-cell office:value-type="float" office:value="12.29544" calcext:value-type="float">
            <text:p>12.29544</text:p>
          </table:table-cell>
          <table:table-cell office:value-type="float" office:value="11.71204" calcext:value-type="float">
            <text:p>11.71204</text:p>
          </table:table-cell>
          <table:table-cell office:value-type="float" office:value="12.56354" calcext:value-type="float">
            <text:p>12.56354</text:p>
          </table:table-cell>
          <table:table-cell office:value-type="float" office:value="12.21198" calcext:value-type="float">
            <text:p>12.21198</text:p>
          </table:table-cell>
          <table:table-cell office:value-type="float" office:value="13.09415" calcext:value-type="float">
            <text:p>13.09415</text:p>
          </table:table-cell>
          <table:table-cell office:value-type="float" office:value="12.96063" calcext:value-type="float">
            <text:p>12.96063</text:p>
          </table:table-cell>
          <table:table-cell office:value-type="float" office:value="14.6279" calcext:value-type="float">
            <text:p>14.6279</text:p>
          </table:table-cell>
          <table:table-cell office:value-type="float" office:value="14.40829" calcext:value-type="float">
            <text:p>14.40829</text:p>
          </table:table-cell>
          <table:table-cell office:value-type="float" office:value="15.89703" calcext:value-type="float">
            <text:p>15.89703</text:p>
          </table:table-cell>
          <table:table-cell office:value-type="float" office:value="15.69885" calcext:value-type="float">
            <text:p>15.69885</text:p>
          </table:table-cell>
          <table:table-cell office:value-type="float" office:value="16.42902" calcext:value-type="float">
            <text:p>16.42902</text:p>
          </table:table-cell>
          <table:table-cell office:value-type="float" office:value="16.29816" calcext:value-type="float">
            <text:p>16.29816</text:p>
          </table:table-cell>
          <table:table-cell office:value-type="float" office:value="16.66949" calcext:value-type="float">
            <text:p>16.66949</text:p>
          </table:table-cell>
          <table:table-cell office:value-type="float" office:value="16.58234" calcext:value-type="float">
            <text:p>16.58234</text:p>
          </table:table-cell>
          <table:table-cell office:value-type="float" office:value="16.62317" calcext:value-type="float">
            <text:p>16.62317</text:p>
          </table:table-cell>
          <table:table-cell office:value-type="float" office:value="16.55869" calcext:value-type="float">
            <text:p>16.55869</text:p>
          </table:table-cell>
          <table:table-cell office:value-type="float" office:value="16.35269" calcext:value-type="float">
            <text:p>16.35269</text:p>
          </table:table-cell>
          <table:table-cell office:value-type="float" office:value="16.29614" calcext:value-type="float">
            <text:p>16.29614</text:p>
          </table:table-cell>
          <table:table-cell office:value-type="float" office:value="16.28885" calcext:value-type="float">
            <text:p>16.28885</text:p>
          </table:table-cell>
          <table:table-cell office:value-type="float" office:value="3.959717" calcext:value-type="float">
            <text:p>3.9597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10.91196" calcext:value-type="float">
            <text:p>10.91196</text:p>
          </table:table-cell>
          <table:table-cell office:value-type="float" office:value="19.51" calcext:value-type="float">
            <text:p>19.51</text:p>
          </table:table-cell>
          <table:table-cell office:value-type="float" office:value="0.95" calcext:value-type="float">
            <text:p>0.95</text:p>
          </table:table-cell>
          <table:table-cell office:value-type="float" office:value="0.9366649" calcext:value-type="float">
            <text:p>0.9366649</text:p>
          </table:table-cell>
          <table:table-cell office:value-type="float" office:value="0.5770259" calcext:value-type="float">
            <text:p>0.5770259</text:p>
          </table:table-cell>
          <table:table-cell office:value-type="float" office:value="203.508" calcext:value-type="float">
            <text:p>203.508</text:p>
          </table:table-cell>
          <table:table-cell office:value-type="float" office:value="0" calcext:value-type="float">
            <text:p>0</text:p>
          </table:table-cell>
          <table:table-cell office:value-type="float" office:value="14.84976" calcext:value-type="float">
            <text:p>14.84976</text:p>
          </table:table-cell>
          <table:table-cell office:value-type="float" office:value="3.677368" calcext:value-type="float">
            <text:p>3.677368</text:p>
          </table:table-cell>
          <table:table-cell office:value-type="float" office:value="13.02631" calcext:value-type="float">
            <text:p>13.02631</text:p>
          </table:table-cell>
          <table:table-cell office:value-type="float" office:value="5.922333" calcext:value-type="float">
            <text:p>5.922333</text:p>
          </table:table-cell>
          <table:table-cell office:value-type="float" office:value="12.14236" calcext:value-type="float">
            <text:p>12.14236</text:p>
          </table:table-cell>
          <table:table-cell office:value-type="float" office:value="7.579254" calcext:value-type="float">
            <text:p>7.579254</text:p>
          </table:table-cell>
          <table:table-cell office:value-type="float" office:value="11.74689" calcext:value-type="float">
            <text:p>11.74689</text:p>
          </table:table-cell>
          <table:table-cell office:value-type="float" office:value="9.035919" calcext:value-type="float">
            <text:p>9.035919</text:p>
          </table:table-cell>
          <table:table-cell office:value-type="float" office:value="11.69229" calcext:value-type="float">
            <text:p>11.69229</text:p>
          </table:table-cell>
          <table:table-cell office:value-type="float" office:value="9.976196" calcext:value-type="float">
            <text:p>9.976196</text:p>
          </table:table-cell>
          <table:table-cell office:value-type="float" office:value="12.19113" calcext:value-type="float">
            <text:p>12.19113</text:p>
          </table:table-cell>
          <table:table-cell office:value-type="float" office:value="10.96539" calcext:value-type="float">
            <text:p>10.96539</text:p>
          </table:table-cell>
          <table:table-cell office:value-type="float" office:value="12.55878" calcext:value-type="float">
            <text:p>12.55878</text:p>
          </table:table-cell>
          <table:table-cell office:value-type="float" office:value="11.78604" calcext:value-type="float">
            <text:p>11.78604</text:p>
          </table:table-cell>
          <table:table-cell office:value-type="float" office:value="13.11542" calcext:value-type="float">
            <text:p>13.11542</text:p>
          </table:table-cell>
          <table:table-cell office:value-type="float" office:value="12.8891" calcext:value-type="float">
            <text:p>12.8891</text:p>
          </table:table-cell>
          <table:table-cell office:value-type="float" office:value="14.40683" calcext:value-type="float">
            <text:p>14.40683</text:p>
          </table:table-cell>
          <table:table-cell office:value-type="float" office:value="14.25116" calcext:value-type="float">
            <text:p>14.25116</text:p>
          </table:table-cell>
          <table:table-cell office:value-type="float" office:value="15.69687" calcext:value-type="float">
            <text:p>15.69687</text:p>
          </table:table-cell>
          <table:table-cell office:value-type="float" office:value="15.52121" calcext:value-type="float">
            <text:p>15.52121</text:p>
          </table:table-cell>
          <table:table-cell office:value-type="float" office:value="16.29675" calcext:value-type="float">
            <text:p>16.29675</text:p>
          </table:table-cell>
          <table:table-cell office:value-type="float" office:value="16.16202" calcext:value-type="float">
            <text:p>16.16202</text:p>
          </table:table-cell>
          <table:table-cell office:value-type="float" office:value="16.58139" calcext:value-type="float">
            <text:p>16.58139</text:p>
          </table:table-cell>
          <table:table-cell office:value-type="float" office:value="16.48755" calcext:value-type="float">
            <text:p>16.48755</text:p>
          </table:table-cell>
          <table:table-cell office:value-type="float" office:value="16.55798" calcext:value-type="float">
            <text:p>16.55798</text:p>
          </table:table-cell>
          <table:table-cell office:value-type="float" office:value="16.48856" calcext:value-type="float">
            <text:p>16.48856</text:p>
          </table:table-cell>
          <table:table-cell office:value-type="float" office:value="16.29556" calcext:value-type="float">
            <text:p>16.29556</text:p>
          </table:table-cell>
          <table:table-cell office:value-type="float" office:value="16.2377" calcext:value-type="float">
            <text:p>16.2377</text:p>
          </table:table-cell>
          <table:table-cell office:value-type="float" office:value="16.71667" calcext:value-type="float">
            <text:p>16.71667</text:p>
          </table:table-cell>
          <table:table-cell office:value-type="float" office:value="1.539551" calcext:value-type="float">
            <text:p>1.5395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13.15416" calcext:value-type="float">
            <text:p>13.15416</text:p>
          </table:table-cell>
          <table:table-cell office:value-type="float" office:value="21.67" calcext:value-type="float">
            <text:p>21.67</text:p>
          </table:table-cell>
          <table:table-cell office:value-type="float" office:value="2.81" calcext:value-type="float">
            <text:p>2.81</text:p>
          </table:table-cell>
          <table:table-cell office:value-type="float" office:value="1.038416" calcext:value-type="float">
            <text:p>1.038416</text:p>
          </table:table-cell>
          <table:table-cell office:value-type="float" office:value="0.658318" calcext:value-type="float">
            <text:p>0.658318</text:p>
          </table:table-cell>
          <table:table-cell office:value-type="float" office:value="183.816" calcext:value-type="float">
            <text:p>183.816</text:p>
          </table:table-cell>
          <table:table-cell office:value-type="float" office:value="0" calcext:value-type="float">
            <text:p>0</text:p>
          </table:table-cell>
          <table:table-cell office:value-type="float" office:value="16.3775" calcext:value-type="float">
            <text:p>16.3775</text:p>
          </table:table-cell>
          <table:table-cell office:value-type="float" office:value="4.857025" calcext:value-type="float">
            <text:p>4.857025</text:p>
          </table:table-cell>
          <table:table-cell office:value-type="float" office:value="14.00638" calcext:value-type="float">
            <text:p>14.00638</text:p>
          </table:table-cell>
          <table:table-cell office:value-type="float" office:value="6.628052" calcext:value-type="float">
            <text:p>6.628052</text:p>
          </table:table-cell>
          <table:table-cell office:value-type="float" office:value="12.8494" calcext:value-type="float">
            <text:p>12.8494</text:p>
          </table:table-cell>
          <table:table-cell office:value-type="float" office:value="8.04007" calcext:value-type="float">
            <text:p>8.04007</text:p>
          </table:table-cell>
          <table:table-cell office:value-type="float" office:value="12.25363" calcext:value-type="float">
            <text:p>12.25363</text:p>
          </table:table-cell>
          <table:table-cell office:value-type="float" office:value="9.307281" calcext:value-type="float">
            <text:p>9.307281</text:p>
          </table:table-cell>
          <table:table-cell office:value-type="float" office:value="12.06143" calcext:value-type="float">
            <text:p>12.06143</text:p>
          </table:table-cell>
          <table:table-cell office:value-type="float" office:value="10.12555" calcext:value-type="float">
            <text:p>10.12555</text:p>
          </table:table-cell>
          <table:table-cell office:value-type="float" office:value="12.07886" calcext:value-type="float">
            <text:p>12.07886</text:p>
          </table:table-cell>
          <table:table-cell office:value-type="float" office:value="11.01028" calcext:value-type="float">
            <text:p>11.01028</text:p>
          </table:table-cell>
          <table:table-cell office:value-type="float" office:value="12.30643" calcext:value-type="float">
            <text:p>12.30643</text:p>
          </table:table-cell>
          <table:table-cell office:value-type="float" office:value="11.74713" calcext:value-type="float">
            <text:p>11.74713</text:p>
          </table:table-cell>
          <table:table-cell office:value-type="float" office:value="12.89948" calcext:value-type="float">
            <text:p>12.89948</text:p>
          </table:table-cell>
          <table:table-cell office:value-type="float" office:value="12.76471" calcext:value-type="float">
            <text:p>12.76471</text:p>
          </table:table-cell>
          <table:table-cell office:value-type="float" office:value="14.24936" calcext:value-type="float">
            <text:p>14.24936</text:p>
          </table:table-cell>
          <table:table-cell office:value-type="float" office:value="14.08752" calcext:value-type="float">
            <text:p>14.08752</text:p>
          </table:table-cell>
          <table:table-cell office:value-type="float" office:value="15.51947" calcext:value-type="float">
            <text:p>15.51947</text:p>
          </table:table-cell>
          <table:table-cell office:value-type="float" office:value="15.35635" calcext:value-type="float">
            <text:p>15.35635</text:p>
          </table:table-cell>
          <table:table-cell office:value-type="float" office:value="16.16064" calcext:value-type="float">
            <text:p>16.16064</text:p>
          </table:table-cell>
          <table:table-cell office:value-type="float" office:value="16.02783" calcext:value-type="float">
            <text:p>16.02783</text:p>
          </table:table-cell>
          <table:table-cell office:value-type="float" office:value="16.48654" calcext:value-type="float">
            <text:p>16.48654</text:p>
          </table:table-cell>
          <table:table-cell office:value-type="float" office:value="16.38895" calcext:value-type="float">
            <text:p>16.38895</text:p>
          </table:table-cell>
          <table:table-cell office:value-type="float" office:value="16.48785" calcext:value-type="float">
            <text:p>16.48785</text:p>
          </table:table-cell>
          <table:table-cell office:value-type="float" office:value="16.41632" calcext:value-type="float">
            <text:p>16.41632</text:p>
          </table:table-cell>
          <table:table-cell office:value-type="float" office:value="16.23709" calcext:value-type="float">
            <text:p>16.23709</text:p>
          </table:table-cell>
          <table:table-cell office:value-type="float" office:value="16.17764" calcext:value-type="float">
            <text:p>16.17764</text:p>
          </table:table-cell>
          <table:table-cell office:value-type="float" office:value="18.74246" calcext:value-type="float">
            <text:p>18.74246</text:p>
          </table:table-cell>
          <table:table-cell office:value-type="float" office:value="2.856476" calcext:value-type="float">
            <text:p>2.8564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12.46349" calcext:value-type="float">
            <text:p>12.46349</text:p>
          </table:table-cell>
          <table:table-cell office:value-type="float" office:value="20.91" calcext:value-type="float">
            <text:p>20.91</text:p>
          </table:table-cell>
          <table:table-cell office:value-type="float" office:value="7.48" calcext:value-type="float">
            <text:p>7.48</text:p>
          </table:table-cell>
          <table:table-cell office:value-type="float" office:value="1.000329" calcext:value-type="float">
            <text:p>1.000329</text:p>
          </table:table-cell>
          <table:table-cell office:value-type="float" office:value="0.8823062" calcext:value-type="float">
            <text:p>0.8823062</text:p>
          </table:table-cell>
          <table:table-cell office:value-type="float" office:value="159.984" calcext:value-type="float">
            <text:p>159.984</text:p>
          </table:table-cell>
          <table:table-cell office:value-type="float" office:value="0" calcext:value-type="float">
            <text:p>0</text:p>
          </table:table-cell>
          <table:table-cell office:value-type="float" office:value="16.80914" calcext:value-type="float">
            <text:p>16.80914</text:p>
          </table:table-cell>
          <table:table-cell office:value-type="float" office:value="8.107788" calcext:value-type="float">
            <text:p>8.107788</text:p>
          </table:table-cell>
          <table:table-cell office:value-type="float" office:value="14.59323" calcext:value-type="float">
            <text:p>14.59323</text:p>
          </table:table-cell>
          <table:table-cell office:value-type="float" office:value="9.558594" calcext:value-type="float">
            <text:p>9.558594</text:p>
          </table:table-cell>
          <table:table-cell office:value-type="float" office:value="13.60474" calcext:value-type="float">
            <text:p>13.60474</text:p>
          </table:table-cell>
          <table:table-cell office:value-type="float" office:value="10.289" calcext:value-type="float">
            <text:p>10.289</text:p>
          </table:table-cell>
          <table:table-cell office:value-type="float" office:value="12.97775" calcext:value-type="float">
            <text:p>12.97775</text:p>
          </table:table-cell>
          <table:table-cell office:value-type="float" office:value="10.86542" calcext:value-type="float">
            <text:p>10.86542</text:p>
          </table:table-cell>
          <table:table-cell office:value-type="float" office:value="12.70743" calcext:value-type="float">
            <text:p>12.70743</text:p>
          </table:table-cell>
          <table:table-cell office:value-type="float" office:value="11.27286" calcext:value-type="float">
            <text:p>11.27286</text:p>
          </table:table-cell>
          <table:table-cell office:value-type="float" office:value="12.57852" calcext:value-type="float">
            <text:p>12.57852</text:p>
          </table:table-cell>
          <table:table-cell office:value-type="float" office:value="11.74066" calcext:value-type="float">
            <text:p>11.74066</text:p>
          </table:table-cell>
          <table:table-cell office:value-type="float" office:value="12.68423" calcext:value-type="float">
            <text:p>12.68423</text:p>
          </table:table-cell>
          <table:table-cell office:value-type="float" office:value="12.18161" calcext:value-type="float">
            <text:p>12.18161</text:p>
          </table:table-cell>
          <table:table-cell office:value-type="float" office:value="12.9472" calcext:value-type="float">
            <text:p>12.9472</text:p>
          </table:table-cell>
          <table:table-cell office:value-type="float" office:value="12.80252" calcext:value-type="float">
            <text:p>12.80252</text:p>
          </table:table-cell>
          <table:table-cell office:value-type="float" office:value="14.08612" calcext:value-type="float">
            <text:p>14.08612</text:p>
          </table:table-cell>
          <table:table-cell office:value-type="float" office:value="13.99152" calcext:value-type="float">
            <text:p>13.99152</text:p>
          </table:table-cell>
          <table:table-cell office:value-type="float" office:value="15.35468" calcext:value-type="float">
            <text:p>15.35468</text:p>
          </table:table-cell>
          <table:table-cell office:value-type="float" office:value="15.20572" calcext:value-type="float">
            <text:p>15.20572</text:p>
          </table:table-cell>
          <table:table-cell office:value-type="float" office:value="16.02646" calcext:value-type="float">
            <text:p>16.02646</text:p>
          </table:table-cell>
          <table:table-cell office:value-type="float" office:value="15.89612" calcext:value-type="float">
            <text:p>15.89612</text:p>
          </table:table-cell>
          <table:table-cell office:value-type="float" office:value="16.38791" calcext:value-type="float">
            <text:p>16.38791</text:p>
          </table:table-cell>
          <table:table-cell office:value-type="float" office:value="16.28613" calcext:value-type="float">
            <text:p>16.28613</text:p>
          </table:table-cell>
          <table:table-cell office:value-type="float" office:value="16.4155" calcext:value-type="float">
            <text:p>16.4155</text:p>
          </table:table-cell>
          <table:table-cell office:value-type="float" office:value="16.341" calcext:value-type="float">
            <text:p>16.341</text:p>
          </table:table-cell>
          <table:table-cell office:value-type="float" office:value="16.177" calcext:value-type="float">
            <text:p>16.177</text:p>
          </table:table-cell>
          <table:table-cell office:value-type="float" office:value="16.11514" calcext:value-type="float">
            <text:p>16.11514</text:p>
          </table:table-cell>
          <table:table-cell office:value-type="float" office:value="20.78079" calcext:value-type="float">
            <text:p>20.78079</text:p>
          </table:table-cell>
          <table:table-cell office:value-type="float" office:value="6.747284" calcext:value-type="float">
            <text:p>6.7472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2.92212" calcext:value-type="float">
            <text:p>2.92212</text:p>
          </table:table-cell>
          <table:table-cell office:value-type="float" office:value="13.97" calcext:value-type="float">
            <text:p>13.97</text:p>
          </table:table-cell>
          <table:table-cell office:value-type="float" office:value="9.46" calcext:value-type="float">
            <text:p>9.46</text:p>
          </table:table-cell>
          <table:table-cell office:value-type="float" office:value="1.400578" calcext:value-type="float">
            <text:p>1.400578</text:p>
          </table:table-cell>
          <table:table-cell office:value-type="float" office:value="1.009224" calcext:value-type="float">
            <text:p>1.009224</text:p>
          </table:table-cell>
          <table:table-cell office:value-type="float" office:value="140.184" calcext:value-type="float">
            <text:p>140.184</text:p>
          </table:table-cell>
          <table:table-cell office:value-type="float" office:value="9.700001" calcext:value-type="float">
            <text:p>9.700001</text:p>
          </table:table-cell>
          <table:table-cell office:value-type="float" office:value="13.27325" calcext:value-type="float">
            <text:p>13.27325</text:p>
          </table:table-cell>
          <table:table-cell office:value-type="float" office:value="9.222534" calcext:value-type="float">
            <text:p>9.222534</text:p>
          </table:table-cell>
          <table:table-cell office:value-type="float" office:value="12.8609" calcext:value-type="float">
            <text:p>12.8609</text:p>
          </table:table-cell>
          <table:table-cell office:value-type="float" office:value="10.26212" calcext:value-type="float">
            <text:p>10.26212</text:p>
          </table:table-cell>
          <table:table-cell office:value-type="float" office:value="12.60822" calcext:value-type="float">
            <text:p>12.60822</text:p>
          </table:table-cell>
          <table:table-cell office:value-type="float" office:value="10.86673" calcext:value-type="float">
            <text:p>10.86673</text:p>
          </table:table-cell>
          <table:table-cell office:value-type="float" office:value="12.48856" calcext:value-type="float">
            <text:p>12.48856</text:p>
          </table:table-cell>
          <table:table-cell office:value-type="float" office:value="11.39514" calcext:value-type="float">
            <text:p>11.39514</text:p>
          </table:table-cell>
          <table:table-cell office:value-type="float" office:value="12.48422" calcext:value-type="float">
            <text:p>12.48422</text:p>
          </table:table-cell>
          <table:table-cell office:value-type="float" office:value="11.75677" calcext:value-type="float">
            <text:p>11.75677</text:p>
          </table:table-cell>
          <table:table-cell office:value-type="float" office:value="12.57092" calcext:value-type="float">
            <text:p>12.57092</text:p>
          </table:table-cell>
          <table:table-cell office:value-type="float" office:value="12.14722" calcext:value-type="float">
            <text:p>12.14722</text:p>
          </table:table-cell>
          <table:table-cell office:value-type="float" office:value="12.72934" calcext:value-type="float">
            <text:p>12.72934</text:p>
          </table:table-cell>
          <table:table-cell office:value-type="float" office:value="12.49481" calcext:value-type="float">
            <text:p>12.49481</text:p>
          </table:table-cell>
          <table:table-cell office:value-type="float" office:value="13.06747" calcext:value-type="float">
            <text:p>13.06747</text:p>
          </table:table-cell>
          <table:table-cell office:value-type="float" office:value="12.9509" calcext:value-type="float">
            <text:p>12.9509</text:p>
          </table:table-cell>
          <table:table-cell office:value-type="float" office:value="13.99106" calcext:value-type="float">
            <text:p>13.99106</text:p>
          </table:table-cell>
          <table:table-cell office:value-type="float" office:value="13.96591" calcext:value-type="float">
            <text:p>13.96591</text:p>
          </table:table-cell>
          <table:table-cell office:value-type="float" office:value="15.20425" calcext:value-type="float">
            <text:p>15.20425</text:p>
          </table:table-cell>
          <table:table-cell office:value-type="float" office:value="15.08173" calcext:value-type="float">
            <text:p>15.08173</text:p>
          </table:table-cell>
          <table:table-cell office:value-type="float" office:value="15.89474" calcext:value-type="float">
            <text:p>15.89474</text:p>
          </table:table-cell>
          <table:table-cell office:value-type="float" office:value="15.77142" calcext:value-type="float">
            <text:p>15.77142</text:p>
          </table:table-cell>
          <table:table-cell office:value-type="float" office:value="16.28506" calcext:value-type="float">
            <text:p>16.28506</text:p>
          </table:table-cell>
          <table:table-cell office:value-type="float" office:value="16.18332" calcext:value-type="float">
            <text:p>16.18332</text:p>
          </table:table-cell>
          <table:table-cell office:value-type="float" office:value="16.34021" calcext:value-type="float">
            <text:p>16.34021</text:p>
          </table:table-cell>
          <table:table-cell office:value-type="float" office:value="16.26178" calcext:value-type="float">
            <text:p>16.26178</text:p>
          </table:table-cell>
          <table:table-cell office:value-type="float" office:value="16.11447" calcext:value-type="float">
            <text:p>16.11447</text:p>
          </table:table-cell>
          <table:table-cell office:value-type="float" office:value="16.05002" calcext:value-type="float">
            <text:p>16.05002</text:p>
          </table:table-cell>
          <table:table-cell office:value-type="float" office:value="13.95096" calcext:value-type="float">
            <text:p>13.95096</text:p>
          </table:table-cell>
          <table:table-cell office:value-type="float" office:value="8.380524" calcext:value-type="float">
            <text:p>8.380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12.93244" calcext:value-type="float">
            <text:p>12.93244</text:p>
          </table:table-cell>
          <table:table-cell office:value-type="float" office:value="22.47" calcext:value-type="float">
            <text:p>22.47</text:p>
          </table:table-cell>
          <table:table-cell office:value-type="float" office:value="6.86" calcext:value-type="float">
            <text:p>6.86</text:p>
          </table:table-cell>
          <table:table-cell office:value-type="float" office:value="1.218183" calcext:value-type="float">
            <text:p>1.218183</text:p>
          </table:table-cell>
          <table:table-cell office:value-type="float" office:value="0.8718515" calcext:value-type="float">
            <text:p>0.8718515</text:p>
          </table:table-cell>
          <table:table-cell office:value-type="float" office:value="214.416" calcext:value-type="float">
            <text:p>214.416</text:p>
          </table:table-cell>
          <table:table-cell office:value-type="float" office:value="0" calcext:value-type="float">
            <text:p>0</text:p>
          </table:table-cell>
          <table:table-cell office:value-type="float" office:value="16.98013" calcext:value-type="float">
            <text:p>16.98013</text:p>
          </table:table-cell>
          <table:table-cell office:value-type="float" office:value="8.141998" calcext:value-type="float">
            <text:p>8.141998</text:p>
          </table:table-cell>
          <table:table-cell office:value-type="float" office:value="15.19153" calcext:value-type="float">
            <text:p>15.19153</text:p>
          </table:table-cell>
          <table:table-cell office:value-type="float" office:value="9.550415" calcext:value-type="float">
            <text:p>9.550415</text:p>
          </table:table-cell>
          <table:table-cell office:value-type="float" office:value="14.15198" calcext:value-type="float">
            <text:p>14.15198</text:p>
          </table:table-cell>
          <table:table-cell office:value-type="float" office:value="10.61072" calcext:value-type="float">
            <text:p>10.61072</text:p>
          </table:table-cell>
          <table:table-cell office:value-type="float" office:value="13.49414" calcext:value-type="float">
            <text:p>13.49414</text:p>
          </table:table-cell>
          <table:table-cell office:value-type="float" office:value="11.3577" calcext:value-type="float">
            <text:p>11.3577</text:p>
          </table:table-cell>
          <table:table-cell office:value-type="float" office:value="13.20193" calcext:value-type="float">
            <text:p>13.20193</text:p>
          </table:table-cell>
          <table:table-cell office:value-type="float" office:value="11.79095" calcext:value-type="float">
            <text:p>11.79095</text:p>
          </table:table-cell>
          <table:table-cell office:value-type="float" office:value="13.06049" calcext:value-type="float">
            <text:p>13.06049</text:p>
          </table:table-cell>
          <table:table-cell office:value-type="float" office:value="12.24512" calcext:value-type="float">
            <text:p>12.24512</text:p>
          </table:table-cell>
          <table:table-cell office:value-type="float" office:value="13.05249" calcext:value-type="float">
            <text:p>13.05249</text:p>
          </table:table-cell>
          <table:table-cell office:value-type="float" office:value="12.60172" calcext:value-type="float">
            <text:p>12.60172</text:p>
          </table:table-cell>
          <table:table-cell office:value-type="float" office:value="13.18195" calcext:value-type="float">
            <text:p>13.18195</text:p>
          </table:table-cell>
          <table:table-cell office:value-type="float" office:value="13.06931" calcext:value-type="float">
            <text:p>13.06931</text:p>
          </table:table-cell>
          <table:table-cell office:value-type="float" office:value="13.96576" calcext:value-type="float">
            <text:p>13.96576</text:p>
          </table:table-cell>
          <table:table-cell office:value-type="float" office:value="13.95798" calcext:value-type="float">
            <text:p>13.95798</text:p>
          </table:table-cell>
          <table:table-cell office:value-type="float" office:value="15.08063" calcext:value-type="float">
            <text:p>15.08063</text:p>
          </table:table-cell>
          <table:table-cell office:value-type="float" office:value="14.98245" calcext:value-type="float">
            <text:p>14.98245</text:p>
          </table:table-cell>
          <table:table-cell office:value-type="float" office:value="15.77017" calcext:value-type="float">
            <text:p>15.77017</text:p>
          </table:table-cell>
          <table:table-cell office:value-type="float" office:value="15.65787" calcext:value-type="float">
            <text:p>15.65787</text:p>
          </table:table-cell>
          <table:table-cell office:value-type="float" office:value="16.18225" calcext:value-type="float">
            <text:p>16.18225</text:p>
          </table:table-cell>
          <table:table-cell office:value-type="float" office:value="16.08142" calcext:value-type="float">
            <text:p>16.08142</text:p>
          </table:table-cell>
          <table:table-cell office:value-type="float" office:value="16.26096" calcext:value-type="float">
            <text:p>16.26096</text:p>
          </table:table-cell>
          <table:table-cell office:value-type="float" office:value="16.18167" calcext:value-type="float">
            <text:p>16.18167</text:p>
          </table:table-cell>
          <table:table-cell office:value-type="float" office:value="16.04932" calcext:value-type="float">
            <text:p>16.04932</text:p>
          </table:table-cell>
          <table:table-cell office:value-type="float" office:value="15.98264" calcext:value-type="float">
            <text:p>15.98264</text:p>
          </table:table-cell>
          <table:table-cell office:value-type="float" office:value="19.18549" calcext:value-type="float">
            <text:p>19.18549</text:p>
          </table:table-cell>
          <table:table-cell office:value-type="float" office:value="6.783661" calcext:value-type="float">
            <text:p>6.7836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13.16214" calcext:value-type="float">
            <text:p>13.16214</text:p>
          </table:table-cell>
          <table:table-cell office:value-type="float" office:value="13.43" calcext:value-type="float">
            <text:p>13.43</text:p>
          </table:table-cell>
          <table:table-cell office:value-type="float" office:value="3.68" calcext:value-type="float">
            <text:p>3.68</text:p>
          </table:table-cell>
          <table:table-cell office:value-type="float" office:value="0.9860002" calcext:value-type="float">
            <text:p>0.9860002</text:p>
          </table:table-cell>
          <table:table-cell office:value-type="float" office:value="0.6997541" calcext:value-type="float">
            <text:p>0.6997541</text:p>
          </table:table-cell>
          <table:table-cell office:value-type="float" office:value="388.98" calcext:value-type="float">
            <text:p>388.98</text:p>
          </table:table-cell>
          <table:table-cell office:value-type="float" office:value="0.3" calcext:value-type="float">
            <text:p>0.3</text:p>
          </table:table-cell>
          <table:table-cell office:value-type="float" office:value="13.14777" calcext:value-type="float">
            <text:p>13.14777</text:p>
          </table:table-cell>
          <table:table-cell office:value-type="float" office:value="6.089142" calcext:value-type="float">
            <text:p>6.089142</text:p>
          </table:table-cell>
          <table:table-cell office:value-type="float" office:value="12.39062" calcext:value-type="float">
            <text:p>12.39062</text:p>
          </table:table-cell>
          <table:table-cell office:value-type="float" office:value="7.705719" calcext:value-type="float">
            <text:p>7.705719</text:p>
          </table:table-cell>
          <table:table-cell office:value-type="float" office:value="12.95184" calcext:value-type="float">
            <text:p>12.95184</text:p>
          </table:table-cell>
          <table:table-cell office:value-type="float" office:value="9.208252" calcext:value-type="float">
            <text:p>9.208252</text:p>
          </table:table-cell>
          <table:table-cell office:value-type="float" office:value="13.11819" calcext:value-type="float">
            <text:p>13.11819</text:p>
          </table:table-cell>
          <table:table-cell office:value-type="float" office:value="10.53662" calcext:value-type="float">
            <text:p>10.53662</text:p>
          </table:table-cell>
          <table:table-cell office:value-type="float" office:value="13.11218" calcext:value-type="float">
            <text:p>13.11218</text:p>
          </table:table-cell>
          <table:table-cell office:value-type="float" office:value="11.31949" calcext:value-type="float">
            <text:p>11.31949</text:p>
          </table:table-cell>
          <table:table-cell office:value-type="float" office:value="13.07025" calcext:value-type="float">
            <text:p>13.07025</text:p>
          </table:table-cell>
          <table:table-cell office:value-type="float" office:value="12.14706" calcext:value-type="float">
            <text:p>12.14706</text:p>
          </table:table-cell>
          <table:table-cell office:value-type="float" office:value="13.10587" calcext:value-type="float">
            <text:p>13.10587</text:p>
          </table:table-cell>
          <table:table-cell office:value-type="float" office:value="12.66568" calcext:value-type="float">
            <text:p>12.66568</text:p>
          </table:table-cell>
          <table:table-cell office:value-type="float" office:value="13.28528" calcext:value-type="float">
            <text:p>13.28528</text:p>
          </table:table-cell>
          <table:table-cell office:value-type="float" office:value="13.18549" calcext:value-type="float">
            <text:p>13.18549</text:p>
          </table:table-cell>
          <table:table-cell office:value-type="float" office:value="13.97791" calcext:value-type="float">
            <text:p>13.97791</text:p>
          </table:table-cell>
          <table:table-cell office:value-type="float" office:value="13.95837" calcext:value-type="float">
            <text:p>13.95837</text:p>
          </table:table-cell>
          <table:table-cell office:value-type="float" office:value="14.98154" calcext:value-type="float">
            <text:p>14.98154</text:p>
          </table:table-cell>
          <table:table-cell office:value-type="float" office:value="14.90549" calcext:value-type="float">
            <text:p>14.90549</text:p>
          </table:table-cell>
          <table:table-cell office:value-type="float" office:value="15.65677" calcext:value-type="float">
            <text:p>15.65677</text:p>
          </table:table-cell>
          <table:table-cell office:value-type="float" office:value="15.55621" calcext:value-type="float">
            <text:p>15.55621</text:p>
          </table:table-cell>
          <table:table-cell office:value-type="float" office:value="16.08035" calcext:value-type="float">
            <text:p>16.08035</text:p>
          </table:table-cell>
          <table:table-cell office:value-type="float" office:value="15.98199" calcext:value-type="float">
            <text:p>15.98199</text:p>
          </table:table-cell>
          <table:table-cell office:value-type="float" office:value="16.18088" calcext:value-type="float">
            <text:p>16.18088</text:p>
          </table:table-cell>
          <table:table-cell office:value-type="float" office:value="16.10037" calcext:value-type="float">
            <text:p>16.10037</text:p>
          </table:table-cell>
          <table:table-cell office:value-type="float" office:value="15.98193" calcext:value-type="float">
            <text:p>15.98193</text:p>
          </table:table-cell>
          <table:table-cell office:value-type="float" office:value="15.91379" calcext:value-type="float">
            <text:p>15.91379</text:p>
          </table:table-cell>
          <table:table-cell office:value-type="float" office:value="13.90021" calcext:value-type="float">
            <text:p>13.90021</text:p>
          </table:table-cell>
          <table:table-cell office:value-type="float" office:value="4.098297" calcext:value-type="float">
            <text:p>4.0982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12.02003" calcext:value-type="float">
            <text:p>12.02003</text:p>
          </table:table-cell>
          <table:table-cell office:value-type="float" office:value="10.69" calcext:value-type="float">
            <text:p>10.69</text:p>
          </table:table-cell>
          <table:table-cell office:value-type="float" office:value="1.39" calcext:value-type="float">
            <text:p>1.39</text:p>
          </table:table-cell>
          <table:table-cell office:value-type="float" office:value="0.7441171" calcext:value-type="float">
            <text:p>0.7441171</text:p>
          </table:table-cell>
          <table:table-cell office:value-type="float" office:value="0.5953966" calcext:value-type="float">
            <text:p>0.5953966</text:p>
          </table:table-cell>
          <table:table-cell office:value-type="float" office:value="457.092" calcext:value-type="float">
            <text:p>457.092</text:p>
          </table:table-cell>
          <table:table-cell office:value-type="float" office:value="0" calcext:value-type="float">
            <text:p>0</text:p>
          </table:table-cell>
          <table:table-cell office:value-type="float" office:value="10.8443" calcext:value-type="float">
            <text:p>10.8443</text:p>
          </table:table-cell>
          <table:table-cell office:value-type="float" office:value="4.359253" calcext:value-type="float">
            <text:p>4.359253</text:p>
          </table:table-cell>
          <table:table-cell office:value-type="float" office:value="9.978821" calcext:value-type="float">
            <text:p>9.978821</text:p>
          </table:table-cell>
          <table:table-cell office:value-type="float" office:value="6.338745" calcext:value-type="float">
            <text:p>6.338745</text:p>
          </table:table-cell>
          <table:table-cell office:value-type="float" office:value="9.87915" calcext:value-type="float">
            <text:p>9.87915</text:p>
          </table:table-cell>
          <table:table-cell office:value-type="float" office:value="7.756378" calcext:value-type="float">
            <text:p>7.756378</text:p>
          </table:table-cell>
          <table:table-cell office:value-type="float" office:value="10.48669" calcext:value-type="float">
            <text:p>10.48669</text:p>
          </table:table-cell>
          <table:table-cell office:value-type="float" office:value="9.098358" calcext:value-type="float">
            <text:p>9.098358</text:p>
          </table:table-cell>
          <table:table-cell office:value-type="float" office:value="11.27832" calcext:value-type="float">
            <text:p>11.27832</text:p>
          </table:table-cell>
          <table:table-cell office:value-type="float" office:value="9.943359" calcext:value-type="float">
            <text:p>9.943359</text:p>
          </table:table-cell>
          <table:table-cell office:value-type="float" office:value="12.12082" calcext:value-type="float">
            <text:p>12.12082</text:p>
          </table:table-cell>
          <table:table-cell office:value-type="float" office:value="10.87906" calcext:value-type="float">
            <text:p>10.87906</text:p>
          </table:table-cell>
          <table:table-cell office:value-type="float" office:value="12.65216" calcext:value-type="float">
            <text:p>12.65216</text:p>
          </table:table-cell>
          <table:table-cell office:value-type="float" office:value="11.64053" calcext:value-type="float">
            <text:p>11.64053</text:p>
          </table:table-cell>
          <table:table-cell office:value-type="float" office:value="13.2388" calcext:value-type="float">
            <text:p>13.2388</text:p>
          </table:table-cell>
          <table:table-cell office:value-type="float" office:value="12.69769" calcext:value-type="float">
            <text:p>12.69769</text:p>
          </table:table-cell>
          <table:table-cell office:value-type="float" office:value="13.97751" calcext:value-type="float">
            <text:p>13.97751</text:p>
          </table:table-cell>
          <table:table-cell office:value-type="float" office:value="13.86929" calcext:value-type="float">
            <text:p>13.86929</text:p>
          </table:table-cell>
          <table:table-cell office:value-type="float" office:value="14.90475" calcext:value-type="float">
            <text:p>14.90475</text:p>
          </table:table-cell>
          <table:table-cell office:value-type="float" office:value="14.83307" calcext:value-type="float">
            <text:p>14.83307</text:p>
          </table:table-cell>
          <table:table-cell office:value-type="float" office:value="15.55524" calcext:value-type="float">
            <text:p>15.55524</text:p>
          </table:table-cell>
          <table:table-cell office:value-type="float" office:value="15.46478" calcext:value-type="float">
            <text:p>15.46478</text:p>
          </table:table-cell>
          <table:table-cell office:value-type="float" office:value="15.98099" calcext:value-type="float">
            <text:p>15.98099</text:p>
          </table:table-cell>
          <table:table-cell office:value-type="float" office:value="15.88742" calcext:value-type="float">
            <text:p>15.88742</text:p>
          </table:table-cell>
          <table:table-cell office:value-type="float" office:value="16.09952" calcext:value-type="float">
            <text:p>16.09952</text:p>
          </table:table-cell>
          <table:table-cell office:value-type="float" office:value="16.01813" calcext:value-type="float">
            <text:p>16.01813</text:p>
          </table:table-cell>
          <table:table-cell office:value-type="float" office:value="15.91302" calcext:value-type="float">
            <text:p>15.91302</text:p>
          </table:table-cell>
          <table:table-cell office:value-type="float" office:value="15.84317" calcext:value-type="float">
            <text:p>15.84317</text:p>
          </table:table-cell>
          <table:table-cell office:value-type="float" office:value="11.68503" calcext:value-type="float">
            <text:p>11.68503</text:p>
          </table:table-cell>
          <table:table-cell office:value-type="float" office:value="2.028839" calcext:value-type="float">
            <text:p>2.0288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13.59874" calcext:value-type="float">
            <text:p>13.59874</text:p>
          </table:table-cell>
          <table:table-cell office:value-type="float" office:value="9.58" calcext:value-type="float">
            <text:p>9.58</text:p>
          </table:table-cell>
          <table:table-cell office:value-type="float" office:value="-4.18" calcext:value-type="float">
            <text:p>-4.18</text:p>
          </table:table-cell>
          <table:table-cell office:value-type="float" office:value="0.69949" calcext:value-type="float">
            <text:p>0.69949</text:p>
          </table:table-cell>
          <table:table-cell office:value-type="float" office:value="0.397391" calcext:value-type="float">
            <text:p>0.397391</text:p>
          </table:table-cell>
          <table:table-cell office:value-type="float" office:value="278.856" calcext:value-type="float">
            <text:p>278.856</text:p>
          </table:table-cell>
          <table:table-cell office:value-type="float" office:value="0" calcext:value-type="float">
            <text:p>0</text:p>
          </table:table-cell>
          <table:table-cell office:value-type="float" office:value="12.15665" calcext:value-type="float">
            <text:p>12.15665</text:p>
          </table:table-cell>
          <table:table-cell office:value-type="float" office:value="1.967957" calcext:value-type="float">
            <text:p>1.967957</text:p>
          </table:table-cell>
          <table:table-cell office:value-type="float" office:value="10.41788" calcext:value-type="float">
            <text:p>10.41788</text:p>
          </table:table-cell>
          <table:table-cell office:value-type="float" office:value="4.146179" calcext:value-type="float">
            <text:p>4.146179</text:p>
          </table:table-cell>
          <table:table-cell office:value-type="float" office:value="9.765167" calcext:value-type="float">
            <text:p>9.765167</text:p>
          </table:table-cell>
          <table:table-cell office:value-type="float" office:value="5.972748" calcext:value-type="float">
            <text:p>5.972748</text:p>
          </table:table-cell>
          <table:table-cell office:value-type="float" office:value="9.714783" calcext:value-type="float">
            <text:p>9.714783</text:p>
          </table:table-cell>
          <table:table-cell office:value-type="float" office:value="7.55896" calcext:value-type="float">
            <text:p>7.55896</text:p>
          </table:table-cell>
          <table:table-cell office:value-type="float" office:value="9.912109" calcext:value-type="float">
            <text:p>9.912109</text:p>
          </table:table-cell>
          <table:table-cell office:value-type="float" office:value="8.605377" calcext:value-type="float">
            <text:p>8.605377</text:p>
          </table:table-cell>
          <table:table-cell office:value-type="float" office:value="10.85968" calcext:value-type="float">
            <text:p>10.85968</text:p>
          </table:table-cell>
          <table:table-cell office:value-type="float" office:value="9.748413" calcext:value-type="float">
            <text:p>9.748413</text:p>
          </table:table-cell>
          <table:table-cell office:value-type="float" office:value="11.63092" calcext:value-type="float">
            <text:p>11.63092</text:p>
          </table:table-cell>
          <table:table-cell office:value-type="float" office:value="10.75854" calcext:value-type="float">
            <text:p>10.75854</text:p>
          </table:table-cell>
          <table:table-cell office:value-type="float" office:value="12.69278" calcext:value-type="float">
            <text:p>12.69278</text:p>
          </table:table-cell>
          <table:table-cell office:value-type="float" office:value="12.07193" calcext:value-type="float">
            <text:p>12.07193</text:p>
          </table:table-cell>
          <table:table-cell office:value-type="float" office:value="13.86725" calcext:value-type="float">
            <text:p>13.86725</text:p>
          </table:table-cell>
          <table:table-cell office:value-type="float" office:value="13.60431" calcext:value-type="float">
            <text:p>13.60431</text:p>
          </table:table-cell>
          <table:table-cell office:value-type="float" office:value="14.83218" calcext:value-type="float">
            <text:p>14.83218</text:p>
          </table:table-cell>
          <table:table-cell office:value-type="float" office:value="14.72827" calcext:value-type="float">
            <text:p>14.72827</text:p>
          </table:table-cell>
          <table:table-cell office:value-type="float" office:value="15.46387" calcext:value-type="float">
            <text:p>15.46387</text:p>
          </table:table-cell>
          <table:table-cell office:value-type="float" office:value="15.37384" calcext:value-type="float">
            <text:p>15.37384</text:p>
          </table:table-cell>
          <table:table-cell office:value-type="float" office:value="15.88644" calcext:value-type="float">
            <text:p>15.88644</text:p>
          </table:table-cell>
          <table:table-cell office:value-type="float" office:value="15.79645" calcext:value-type="float">
            <text:p>15.79645</text:p>
          </table:table-cell>
          <table:table-cell office:value-type="float" office:value="16.0173" calcext:value-type="float">
            <text:p>16.0173</text:p>
          </table:table-cell>
          <table:table-cell office:value-type="float" office:value="15.93619" calcext:value-type="float">
            <text:p>15.93619</text:p>
          </table:table-cell>
          <table:table-cell office:value-type="float" office:value="15.84244" calcext:value-type="float">
            <text:p>15.84244</text:p>
          </table:table-cell>
          <table:table-cell office:value-type="float" office:value="15.77039" calcext:value-type="float">
            <text:p>15.77039</text:p>
          </table:table-cell>
          <table:table-cell office:value-type="float" office:value="30.12073" calcext:value-type="float">
            <text:p>30.12073</text:p>
          </table:table-cell>
          <table:table-cell office:value-type="float" office:value="-6.214996" calcext:value-type="float">
            <text:p>-6.2149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13.15298" calcext:value-type="float">
            <text:p>13.15298</text:p>
          </table:table-cell>
          <table:table-cell office:value-type="float" office:value="13.47" calcext:value-type="float">
            <text:p>13.47</text:p>
          </table:table-cell>
          <table:table-cell office:value-type="float" office:value="-5.64" calcext:value-type="float">
            <text:p>-5.64</text:p>
          </table:table-cell>
          <table:table-cell office:value-type="float" office:value="0.7825361" calcext:value-type="float">
            <text:p>0.7825361</text:p>
          </table:table-cell>
          <table:table-cell office:value-type="float" office:value="0.356437" calcext:value-type="float">
            <text:p>0.356437</text:p>
          </table:table-cell>
          <table:table-cell office:value-type="float" office:value="282.168" calcext:value-type="float">
            <text:p>282.168</text:p>
          </table:table-cell>
          <table:table-cell office:value-type="float" office:value="0" calcext:value-type="float">
            <text:p>0</text:p>
          </table:table-cell>
          <table:table-cell office:value-type="float" office:value="12.93118" calcext:value-type="float">
            <text:p>12.93118</text:p>
          </table:table-cell>
          <table:table-cell office:value-type="float" office:value="3.082733" calcext:value-type="float">
            <text:p>3.082733</text:p>
          </table:table-cell>
          <table:table-cell office:value-type="float" office:value="11.10907" calcext:value-type="float">
            <text:p>11.10907</text:p>
          </table:table-cell>
          <table:table-cell office:value-type="float" office:value="5.085419" calcext:value-type="float">
            <text:p>5.085419</text:p>
          </table:table-cell>
          <table:table-cell office:value-type="float" office:value="10.39569" calcext:value-type="float">
            <text:p>10.39569</text:p>
          </table:table-cell>
          <table:table-cell office:value-type="float" office:value="6.529785" calcext:value-type="float">
            <text:p>6.529785</text:p>
          </table:table-cell>
          <table:table-cell office:value-type="float" office:value="10.17065" calcext:value-type="float">
            <text:p>10.17065</text:p>
          </table:table-cell>
          <table:table-cell office:value-type="float" office:value="7.815979" calcext:value-type="float">
            <text:p>7.815979</text:p>
          </table:table-cell>
          <table:table-cell office:value-type="float" office:value="10.22443" calcext:value-type="float">
            <text:p>10.22443</text:p>
          </table:table-cell>
          <table:table-cell office:value-type="float" office:value="8.684418" calcext:value-type="float">
            <text:p>8.684418</text:p>
          </table:table-cell>
          <table:table-cell office:value-type="float" office:value="10.48157" calcext:value-type="float">
            <text:p>10.48157</text:p>
          </table:table-cell>
          <table:table-cell office:value-type="float" office:value="9.651306" calcext:value-type="float">
            <text:p>9.651306</text:p>
          </table:table-cell>
          <table:table-cell office:value-type="float" office:value="10.97412" calcext:value-type="float">
            <text:p>10.97412</text:p>
          </table:table-cell>
          <table:table-cell office:value-type="float" office:value="10.52637" calcext:value-type="float">
            <text:p>10.52637</text:p>
          </table:table-cell>
          <table:table-cell office:value-type="float" office:value="12.06888" calcext:value-type="float">
            <text:p>12.06888</text:p>
          </table:table-cell>
          <table:table-cell office:value-type="float" office:value="11.74783" calcext:value-type="float">
            <text:p>11.74783</text:p>
          </table:table-cell>
          <table:table-cell office:value-type="float" office:value="13.6011" calcext:value-type="float">
            <text:p>13.6011</text:p>
          </table:table-cell>
          <table:table-cell office:value-type="float" office:value="13.30991" calcext:value-type="float">
            <text:p>13.30991</text:p>
          </table:table-cell>
          <table:table-cell office:value-type="float" office:value="14.72699" calcext:value-type="float">
            <text:p>14.72699</text:p>
          </table:table-cell>
          <table:table-cell office:value-type="float" office:value="14.58456" calcext:value-type="float">
            <text:p>14.58456</text:p>
          </table:table-cell>
          <table:table-cell office:value-type="float" office:value="15.37289" calcext:value-type="float">
            <text:p>15.37289</text:p>
          </table:table-cell>
          <table:table-cell office:value-type="float" office:value="15.27203" calcext:value-type="float">
            <text:p>15.27203</text:p>
          </table:table-cell>
          <table:table-cell office:value-type="float" office:value="15.7955" calcext:value-type="float">
            <text:p>15.7955</text:p>
          </table:table-cell>
          <table:table-cell office:value-type="float" office:value="15.70523" calcext:value-type="float">
            <text:p>15.70523</text:p>
          </table:table-cell>
          <table:table-cell office:value-type="float" office:value="15.9353" calcext:value-type="float">
            <text:p>15.9353</text:p>
          </table:table-cell>
          <table:table-cell office:value-type="float" office:value="15.85342" calcext:value-type="float">
            <text:p>15.85342</text:p>
          </table:table-cell>
          <table:table-cell office:value-type="float" office:value="15.76962" calcext:value-type="float">
            <text:p>15.76962</text:p>
          </table:table-cell>
          <table:table-cell office:value-type="float" office:value="15.69714" calcext:value-type="float">
            <text:p>15.69714</text:p>
          </table:table-cell>
          <table:table-cell office:value-type="float" office:value="24.95996" calcext:value-type="float">
            <text:p>24.95996</text:p>
          </table:table-cell>
          <table:table-cell office:value-type="float" office:value="-7.952301" calcext:value-type="float">
            <text:p>-7.952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12.41883" calcext:value-type="float">
            <text:p>12.41883</text:p>
          </table:table-cell>
          <table:table-cell office:value-type="float" office:value="23.02" calcext:value-type="float">
            <text:p>23.02</text:p>
          </table:table-cell>
          <table:table-cell office:value-type="float" office:value="7.07" calcext:value-type="float">
            <text:p>7.07</text:p>
          </table:table-cell>
          <table:table-cell office:value-type="float" office:value="1.114002" calcext:value-type="float">
            <text:p>1.114002</text:p>
          </table:table-cell>
          <table:table-cell office:value-type="float" office:value="0.7706542" calcext:value-type="float">
            <text:p>0.7706542</text:p>
          </table:table-cell>
          <table:table-cell office:value-type="float" office:value="337.896" calcext:value-type="float">
            <text:p>337.896</text:p>
          </table:table-cell>
          <table:table-cell office:value-type="float" office:value="0" calcext:value-type="float">
            <text:p>0</text:p>
          </table:table-cell>
          <table:table-cell office:value-type="float" office:value="18.35638" calcext:value-type="float">
            <text:p>18.35638</text:p>
          </table:table-cell>
          <table:table-cell office:value-type="float" office:value="7.58902" calcext:value-type="float">
            <text:p>7.58902</text:p>
          </table:table-cell>
          <table:table-cell office:value-type="float" office:value="14.9278" calcext:value-type="float">
            <text:p>14.9278</text:p>
          </table:table-cell>
          <table:table-cell office:value-type="float" office:value="8.395996" calcext:value-type="float">
            <text:p>8.395996</text:p>
          </table:table-cell>
          <table:table-cell office:value-type="float" office:value="13.47678" calcext:value-type="float">
            <text:p>13.47678</text:p>
          </table:table-cell>
          <table:table-cell office:value-type="float" office:value="8.959534" calcext:value-type="float">
            <text:p>8.959534</text:p>
          </table:table-cell>
          <table:table-cell office:value-type="float" office:value="12.55344" calcext:value-type="float">
            <text:p>12.55344</text:p>
          </table:table-cell>
          <table:table-cell office:value-type="float" office:value="9.514954" calcext:value-type="float">
            <text:p>9.514954</text:p>
          </table:table-cell>
          <table:table-cell office:value-type="float" office:value="12.13644" calcext:value-type="float">
            <text:p>12.13644</text:p>
          </table:table-cell>
          <table:table-cell office:value-type="float" office:value="9.918365" calcext:value-type="float">
            <text:p>9.918365</text:p>
          </table:table-cell>
          <table:table-cell office:value-type="float" office:value="11.87482" calcext:value-type="float">
            <text:p>11.87482</text:p>
          </table:table-cell>
          <table:table-cell office:value-type="float" office:value="10.40683" calcext:value-type="float">
            <text:p>10.40683</text:p>
          </table:table-cell>
          <table:table-cell office:value-type="float" office:value="11.77939" calcext:value-type="float">
            <text:p>11.77939</text:p>
          </table:table-cell>
          <table:table-cell office:value-type="float" office:value="10.91818" calcext:value-type="float">
            <text:p>10.91818</text:p>
          </table:table-cell>
          <table:table-cell office:value-type="float" office:value="11.90118" calcext:value-type="float">
            <text:p>11.90118</text:p>
          </table:table-cell>
          <table:table-cell office:value-type="float" office:value="11.7485" calcext:value-type="float">
            <text:p>11.7485</text:p>
          </table:table-cell>
          <table:table-cell office:value-type="float" office:value="13.30716" calcext:value-type="float">
            <text:p>13.30716</text:p>
          </table:table-cell>
          <table:table-cell office:value-type="float" office:value="13.11682" calcext:value-type="float">
            <text:p>13.11682</text:p>
          </table:table-cell>
          <table:table-cell office:value-type="float" office:value="14.58295" calcext:value-type="float">
            <text:p>14.58295</text:p>
          </table:table-cell>
          <table:table-cell office:value-type="float" office:value="14.4256" calcext:value-type="float">
            <text:p>14.4256</text:p>
          </table:table-cell>
          <table:table-cell office:value-type="float" office:value="15.2709" calcext:value-type="float">
            <text:p>15.2709</text:p>
          </table:table-cell>
          <table:table-cell office:value-type="float" office:value="15.15723" calcext:value-type="float">
            <text:p>15.15723</text:p>
          </table:table-cell>
          <table:table-cell office:value-type="float" office:value="15.70432" calcext:value-type="float">
            <text:p>15.70432</text:p>
          </table:table-cell>
          <table:table-cell office:value-type="float" office:value="15.612" calcext:value-type="float">
            <text:p>15.612</text:p>
          </table:table-cell>
          <table:table-cell office:value-type="float" office:value="15.85257" calcext:value-type="float">
            <text:p>15.85257</text:p>
          </table:table-cell>
          <table:table-cell office:value-type="float" office:value="15.77176" calcext:value-type="float">
            <text:p>15.77176</text:p>
          </table:table-cell>
          <table:table-cell office:value-type="float" office:value="15.69638" calcext:value-type="float">
            <text:p>15.69638</text:p>
          </table:table-cell>
          <table:table-cell office:value-type="float" office:value="15.62329" calcext:value-type="float">
            <text:p>15.62329</text:p>
          </table:table-cell>
          <table:table-cell office:value-type="float" office:value="40.94247" calcext:value-type="float">
            <text:p>40.94247</text:p>
          </table:table-cell>
          <table:table-cell office:value-type="float" office:value="2.460541" calcext:value-type="float">
            <text:p>2.4605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9.540719" calcext:value-type="float">
            <text:p>9.540719</text:p>
          </table:table-cell>
          <table:table-cell office:value-type="float" office:value="15.23" calcext:value-type="float">
            <text:p>15.23</text:p>
          </table:table-cell>
          <table:table-cell office:value-type="float" office:value="5.91" calcext:value-type="float">
            <text:p>5.91</text:p>
          </table:table-cell>
          <table:table-cell office:value-type="float" office:value="1.019572" calcext:value-type="float">
            <text:p>1.019572</text:p>
          </table:table-cell>
          <table:table-cell office:value-type="float" office:value="0.8168496" calcext:value-type="float">
            <text:p>0.8168496</text:p>
          </table:table-cell>
          <table:table-cell office:value-type="float" office:value="239.364" calcext:value-type="float">
            <text:p>239.364</text:p>
          </table:table-cell>
          <table:table-cell office:value-type="float" office:value="0" calcext:value-type="float">
            <text:p>0</text:p>
          </table:table-cell>
          <table:table-cell office:value-type="float" office:value="16.44882" calcext:value-type="float">
            <text:p>16.44882</text:p>
          </table:table-cell>
          <table:table-cell office:value-type="float" office:value="9.078186" calcext:value-type="float">
            <text:p>9.078186</text:p>
          </table:table-cell>
          <table:table-cell office:value-type="float" office:value="14.09518" calcext:value-type="float">
            <text:p>14.09518</text:p>
          </table:table-cell>
          <table:table-cell office:value-type="float" office:value="10.2467" calcext:value-type="float">
            <text:p>10.2467</text:p>
          </table:table-cell>
          <table:table-cell office:value-type="float" office:value="13.21112" calcext:value-type="float">
            <text:p>13.21112</text:p>
          </table:table-cell>
          <table:table-cell office:value-type="float" office:value="10.84137" calcext:value-type="float">
            <text:p>10.84137</text:p>
          </table:table-cell>
          <table:table-cell office:value-type="float" office:value="12.67035" calcext:value-type="float">
            <text:p>12.67035</text:p>
          </table:table-cell>
          <table:table-cell office:value-type="float" office:value="11.25171" calcext:value-type="float">
            <text:p>11.25171</text:p>
          </table:table-cell>
          <table:table-cell office:value-type="float" office:value="12.41034" calcext:value-type="float">
            <text:p>12.41034</text:p>
          </table:table-cell>
          <table:table-cell office:value-type="float" office:value="11.47946" calcext:value-type="float">
            <text:p>11.47946</text:p>
          </table:table-cell>
          <table:table-cell office:value-type="float" office:value="12.24103" calcext:value-type="float">
            <text:p>12.24103</text:p>
          </table:table-cell>
          <table:table-cell office:value-type="float" office:value="11.71082" calcext:value-type="float">
            <text:p>11.71082</text:p>
          </table:table-cell>
          <table:table-cell office:value-type="float" office:value="12.24097" calcext:value-type="float">
            <text:p>12.24097</text:p>
          </table:table-cell>
          <table:table-cell office:value-type="float" office:value="11.79248" calcext:value-type="float">
            <text:p>11.79248</text:p>
          </table:table-cell>
          <table:table-cell office:value-type="float" office:value="12.32196" calcext:value-type="float">
            <text:p>12.32196</text:p>
          </table:table-cell>
          <table:table-cell office:value-type="float" office:value="11.90765" calcext:value-type="float">
            <text:p>11.90765</text:p>
          </table:table-cell>
          <table:table-cell office:value-type="float" office:value="13.11618" calcext:value-type="float">
            <text:p>13.11618</text:p>
          </table:table-cell>
          <table:table-cell office:value-type="float" office:value="13.10077" calcext:value-type="float">
            <text:p>13.10077</text:p>
          </table:table-cell>
          <table:table-cell office:value-type="float" office:value="14.42401" calcext:value-type="float">
            <text:p>14.42401</text:p>
          </table:table-cell>
          <table:table-cell office:value-type="float" office:value="14.29239" calcext:value-type="float">
            <text:p>14.29239</text:p>
          </table:table-cell>
          <table:table-cell office:value-type="float" office:value="15.15598" calcext:value-type="float">
            <text:p>15.15598</text:p>
          </table:table-cell>
          <table:table-cell office:value-type="float" office:value="15.03918" calcext:value-type="float">
            <text:p>15.03918</text:p>
          </table:table-cell>
          <table:table-cell office:value-type="float" office:value="15.61099" calcext:value-type="float">
            <text:p>15.61099</text:p>
          </table:table-cell>
          <table:table-cell office:value-type="float" office:value="15.51602" calcext:value-type="float">
            <text:p>15.51602</text:p>
          </table:table-cell>
          <table:table-cell office:value-type="float" office:value="15.77087" calcext:value-type="float">
            <text:p>15.77087</text:p>
          </table:table-cell>
          <table:table-cell office:value-type="float" office:value="15.68835" calcext:value-type="float">
            <text:p>15.68835</text:p>
          </table:table-cell>
          <table:table-cell office:value-type="float" office:value="15.62253" calcext:value-type="float">
            <text:p>15.62253</text:p>
          </table:table-cell>
          <table:table-cell office:value-type="float" office:value="15.54794" calcext:value-type="float">
            <text:p>15.54794</text:p>
          </table:table-cell>
          <table:table-cell office:value-type="float" office:value="29.03671" calcext:value-type="float">
            <text:p>29.03671</text:p>
          </table:table-cell>
          <table:table-cell office:value-type="float" office:value="2.947571" calcext:value-type="float">
            <text:p>2.9475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8.36712" calcext:value-type="float">
            <text:p>8.36712</text:p>
          </table:table-cell>
          <table:table-cell office:value-type="float" office:value="21.4" calcext:value-type="float">
            <text:p>21.4</text:p>
          </table:table-cell>
          <table:table-cell office:value-type="float" office:value="7.56" calcext:value-type="float">
            <text:p>7.56</text:p>
          </table:table-cell>
          <table:table-cell office:value-type="float" office:value="1.334117" calcext:value-type="float">
            <text:p>1.334117</text:p>
          </table:table-cell>
          <table:table-cell office:value-type="float" office:value="0.9144786" calcext:value-type="float">
            <text:p>0.914478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7.27655" calcext:value-type="float">
            <text:p>17.27655</text:p>
          </table:table-cell>
          <table:table-cell office:value-type="float" office:value="9.506287" calcext:value-type="float">
            <text:p>9.506287</text:p>
          </table:table-cell>
          <table:table-cell office:value-type="float" office:value="14.89313" calcext:value-type="float">
            <text:p>14.89313</text:p>
          </table:table-cell>
          <table:table-cell office:value-type="float" office:value="10.33835" calcext:value-type="float">
            <text:p>10.33835</text:p>
          </table:table-cell>
          <table:table-cell office:value-type="float" office:value="13.91904" calcext:value-type="float">
            <text:p>13.91904</text:p>
          </table:table-cell>
          <table:table-cell office:value-type="float" office:value="10.86536" calcext:value-type="float">
            <text:p>10.86536</text:p>
          </table:table-cell>
          <table:table-cell office:value-type="float" office:value="13.26895" calcext:value-type="float">
            <text:p>13.26895</text:p>
          </table:table-cell>
          <table:table-cell office:value-type="float" office:value="11.31509" calcext:value-type="float">
            <text:p>11.31509</text:p>
          </table:table-cell>
          <table:table-cell office:value-type="float" office:value="12.94577" calcext:value-type="float">
            <text:p>12.94577</text:p>
          </table:table-cell>
          <table:table-cell office:value-type="float" office:value="11.59225" calcext:value-type="float">
            <text:p>11.59225</text:p>
          </table:table-cell>
          <table:table-cell office:value-type="float" office:value="12.72217" calcext:value-type="float">
            <text:p>12.72217</text:p>
          </table:table-cell>
          <table:table-cell office:value-type="float" office:value="11.88055" calcext:value-type="float">
            <text:p>11.88055</text:p>
          </table:table-cell>
          <table:table-cell office:value-type="float" office:value="12.59857" calcext:value-type="float">
            <text:p>12.59857</text:p>
          </table:table-cell>
          <table:table-cell office:value-type="float" office:value="12.10645" calcext:value-type="float">
            <text:p>12.10645</text:p>
          </table:table-cell>
          <table:table-cell office:value-type="float" office:value="12.55951" calcext:value-type="float">
            <text:p>12.55951</text:p>
          </table:table-cell>
          <table:table-cell office:value-type="float" office:value="12.3262" calcext:value-type="float">
            <text:p>12.3262</text:p>
          </table:table-cell>
          <table:table-cell office:value-type="float" office:value="13.18057" calcext:value-type="float">
            <text:p>13.18057</text:p>
          </table:table-cell>
          <table:table-cell office:value-type="float" office:value="13.11673" calcext:value-type="float">
            <text:p>13.11673</text:p>
          </table:table-cell>
          <table:table-cell office:value-type="float" office:value="14.2912" calcext:value-type="float">
            <text:p>14.2912</text:p>
          </table:table-cell>
          <table:table-cell office:value-type="float" office:value="14.20248" calcext:value-type="float">
            <text:p>14.20248</text:p>
          </table:table-cell>
          <table:table-cell office:value-type="float" office:value="15.03799" calcext:value-type="float">
            <text:p>15.03799</text:p>
          </table:table-cell>
          <table:table-cell office:value-type="float" office:value="14.92996" calcext:value-type="float">
            <text:p>14.92996</text:p>
          </table:table-cell>
          <table:table-cell office:value-type="float" office:value="15.51501" calcext:value-type="float">
            <text:p>15.51501</text:p>
          </table:table-cell>
          <table:table-cell office:value-type="float" office:value="15.41812" calcext:value-type="float">
            <text:p>15.41812</text:p>
          </table:table-cell>
          <table:table-cell office:value-type="float" office:value="15.68747" calcext:value-type="float">
            <text:p>15.68747</text:p>
          </table:table-cell>
          <table:table-cell office:value-type="float" office:value="15.60446" calcext:value-type="float">
            <text:p>15.60446</text:p>
          </table:table-cell>
          <table:table-cell office:value-type="float" office:value="15.54718" calcext:value-type="float">
            <text:p>15.54718</text:p>
          </table:table-cell>
          <table:table-cell office:value-type="float" office:value="15.47253" calcext:value-type="float">
            <text:p>15.47253</text:p>
          </table:table-cell>
          <table:table-cell office:value-type="float" office:value="35.09653" calcext:value-type="float">
            <text:p>35.09653</text:p>
          </table:table-cell>
          <table:table-cell office:value-type="float" office:value="4.224762" calcext:value-type="float">
            <text:p>4.2247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8.18676" calcext:value-type="float">
            <text:p>8.18676</text:p>
          </table:table-cell>
          <table:table-cell office:value-type="float" office:value="21.31" calcext:value-type="float">
            <text:p>21.31</text:p>
          </table:table-cell>
          <table:table-cell office:value-type="float" office:value="12.61" calcext:value-type="float">
            <text:p>12.61</text:p>
          </table:table-cell>
          <table:table-cell office:value-type="float" office:value="1.438153" calcext:value-type="float">
            <text:p>1.438153</text:p>
          </table:table-cell>
          <table:table-cell office:value-type="float" office:value="1.091931" calcext:value-type="float">
            <text:p>1.091931</text:p>
          </table:table-cell>
          <table:table-cell office:value-type="float" office:value="480.42" calcext:value-type="float">
            <text:p>480.42</text:p>
          </table:table-cell>
          <table:table-cell office:value-type="float" office:value="0" calcext:value-type="float">
            <text:p>0</text:p>
          </table:table-cell>
          <table:table-cell office:value-type="float" office:value="19.25766" calcext:value-type="float">
            <text:p>19.25766</text:p>
          </table:table-cell>
          <table:table-cell office:value-type="float" office:value="11.56595" calcext:value-type="float">
            <text:p>11.56595</text:p>
          </table:table-cell>
          <table:table-cell office:value-type="float" office:value="16.25311" calcext:value-type="float">
            <text:p>16.25311</text:p>
          </table:table-cell>
          <table:table-cell office:value-type="float" office:value="12.11542" calcext:value-type="float">
            <text:p>12.11542</text:p>
          </table:table-cell>
          <table:table-cell office:value-type="float" office:value="15.07181" calcext:value-type="float">
            <text:p>15.07181</text:p>
          </table:table-cell>
          <table:table-cell office:value-type="float" office:value="12.36896" calcext:value-type="float">
            <text:p>12.36896</text:p>
          </table:table-cell>
          <table:table-cell office:value-type="float" office:value="14.26694" calcext:value-type="float">
            <text:p>14.26694</text:p>
          </table:table-cell>
          <table:table-cell office:value-type="float" office:value="12.52237" calcext:value-type="float">
            <text:p>12.52237</text:p>
          </table:table-cell>
          <table:table-cell office:value-type="float" office:value="13.83142" calcext:value-type="float">
            <text:p>13.83142</text:p>
          </table:table-cell>
          <table:table-cell office:value-type="float" office:value="12.59164" calcext:value-type="float">
            <text:p>12.59164</text:p>
          </table:table-cell>
          <table:table-cell office:value-type="float" office:value="13.48404" calcext:value-type="float">
            <text:p>13.48404</text:p>
          </table:table-cell>
          <table:table-cell office:value-type="float" office:value="12.65381" calcext:value-type="float">
            <text:p>12.65381</text:p>
          </table:table-cell>
          <table:table-cell office:value-type="float" office:value="13.20667" calcext:value-type="float">
            <text:p>13.20667</text:p>
          </table:table-cell>
          <table:table-cell office:value-type="float" office:value="12.60629" calcext:value-type="float">
            <text:p>12.60629</text:p>
          </table:table-cell>
          <table:table-cell office:value-type="float" office:value="12.93005" calcext:value-type="float">
            <text:p>12.93005</text:p>
          </table:table-cell>
          <table:table-cell office:value-type="float" office:value="12.564" calcext:value-type="float">
            <text:p>12.564</text:p>
          </table:table-cell>
          <table:table-cell office:value-type="float" office:value="13.29004" calcext:value-type="float">
            <text:p>13.29004</text:p>
          </table:table-cell>
          <table:table-cell office:value-type="float" office:value="13.1814" calcext:value-type="float">
            <text:p>13.1814</text:p>
          </table:table-cell>
          <table:table-cell office:value-type="float" office:value="14.20175" calcext:value-type="float">
            <text:p>14.20175</text:p>
          </table:table-cell>
          <table:table-cell office:value-type="float" office:value="14.14856" calcext:value-type="float">
            <text:p>14.14856</text:p>
          </table:table-cell>
          <table:table-cell office:value-type="float" office:value="14.92889" calcext:value-type="float">
            <text:p>14.92889</text:p>
          </table:table-cell>
          <table:table-cell office:value-type="float" office:value="14.83594" calcext:value-type="float">
            <text:p>14.83594</text:p>
          </table:table-cell>
          <table:table-cell office:value-type="float" office:value="15.41711" calcext:value-type="float">
            <text:p>15.41711</text:p>
          </table:table-cell>
          <table:table-cell office:value-type="float" office:value="15.32242" calcext:value-type="float">
            <text:p>15.32242</text:p>
          </table:table-cell>
          <table:table-cell office:value-type="float" office:value="15.60361" calcext:value-type="float">
            <text:p>15.60361</text:p>
          </table:table-cell>
          <table:table-cell office:value-type="float" office:value="15.52014" calcext:value-type="float">
            <text:p>15.52014</text:p>
          </table:table-cell>
          <table:table-cell office:value-type="float" office:value="15.47174" calcext:value-type="float">
            <text:p>15.47174</text:p>
          </table:table-cell>
          <table:table-cell office:value-type="float" office:value="15.39697" calcext:value-type="float">
            <text:p>15.39697</text:p>
          </table:table-cell>
          <table:table-cell office:value-type="float" office:value="35.31766" calcext:value-type="float">
            <text:p>35.31766</text:p>
          </table:table-cell>
          <table:table-cell office:value-type="float" office:value="8.875061" calcext:value-type="float">
            <text:p>8.8750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10.6076" calcext:value-type="float">
            <text:p>10.6076</text:p>
          </table:table-cell>
          <table:table-cell office:value-type="float" office:value="22.81" calcext:value-type="float">
            <text:p>22.81</text:p>
          </table:table-cell>
          <table:table-cell office:value-type="float" office:value="4.12" calcext:value-type="float">
            <text:p>4.12</text:p>
          </table:table-cell>
          <table:table-cell office:value-type="float" office:value="1.400022" calcext:value-type="float">
            <text:p>1.400022</text:p>
          </table:table-cell>
          <table:table-cell office:value-type="float" office:value="0.7215886" calcext:value-type="float">
            <text:p>0.7215886</text:p>
          </table:table-cell>
          <table:table-cell office:value-type="float" office:value="236.052" calcext:value-type="float">
            <text:p>236.052</text:p>
          </table:table-cell>
          <table:table-cell office:value-type="float" office:value="0" calcext:value-type="float">
            <text:p>0</text:p>
          </table:table-cell>
          <table:table-cell office:value-type="float" office:value="20.86832" calcext:value-type="float">
            <text:p>20.86832</text:p>
          </table:table-cell>
          <table:table-cell office:value-type="float" office:value="11.22107" calcext:value-type="float">
            <text:p>11.22107</text:p>
          </table:table-cell>
          <table:table-cell office:value-type="float" office:value="17.57462" calcext:value-type="float">
            <text:p>17.57462</text:p>
          </table:table-cell>
          <table:table-cell office:value-type="float" office:value="12.81076" calcext:value-type="float">
            <text:p>12.81076</text:p>
          </table:table-cell>
          <table:table-cell office:value-type="float" office:value="16.19727" calcext:value-type="float">
            <text:p>16.19727</text:p>
          </table:table-cell>
          <table:table-cell office:value-type="float" office:value="13.21036" calcext:value-type="float">
            <text:p>13.21036</text:p>
          </table:table-cell>
          <table:table-cell office:value-type="float" office:value="15.22284" calcext:value-type="float">
            <text:p>15.22284</text:p>
          </table:table-cell>
          <table:table-cell office:value-type="float" office:value="13.38104" calcext:value-type="float">
            <text:p>13.38104</text:p>
          </table:table-cell>
          <table:table-cell office:value-type="float" office:value="14.65738" calcext:value-type="float">
            <text:p>14.65738</text:p>
          </table:table-cell>
          <table:table-cell office:value-type="float" office:value="13.41425" calcext:value-type="float">
            <text:p>13.41425</text:p>
          </table:table-cell>
          <table:table-cell office:value-type="float" office:value="14.14523" calcext:value-type="float">
            <text:p>14.14523</text:p>
          </table:table-cell>
          <table:table-cell office:value-type="float" office:value="13.40686" calcext:value-type="float">
            <text:p>13.40686</text:p>
          </table:table-cell>
          <table:table-cell office:value-type="float" office:value="13.81604" calcext:value-type="float">
            <text:p>13.81604</text:p>
          </table:table-cell>
          <table:table-cell office:value-type="float" office:value="13.21518" calcext:value-type="float">
            <text:p>13.21518</text:p>
          </table:table-cell>
          <table:table-cell office:value-type="float" office:value="13.38074" calcext:value-type="float">
            <text:p>13.38074</text:p>
          </table:table-cell>
          <table:table-cell office:value-type="float" office:value="12.93567" calcext:value-type="float">
            <text:p>12.93567</text:p>
          </table:table-cell>
          <table:table-cell office:value-type="float" office:value="13.4632" calcext:value-type="float">
            <text:p>13.4632</text:p>
          </table:table-cell>
          <table:table-cell office:value-type="float" office:value="13.2915" calcext:value-type="float">
            <text:p>13.2915</text:p>
          </table:table-cell>
          <table:table-cell office:value-type="float" office:value="14.14822" calcext:value-type="float">
            <text:p>14.14822</text:p>
          </table:table-cell>
          <table:table-cell office:value-type="float" office:value="14.13065" calcext:value-type="float">
            <text:p>14.13065</text:p>
          </table:table-cell>
          <table:table-cell office:value-type="float" office:value="14.83505" calcext:value-type="float">
            <text:p>14.83505</text:p>
          </table:table-cell>
          <table:table-cell office:value-type="float" office:value="14.76001" calcext:value-type="float">
            <text:p>14.76001</text:p>
          </table:table-cell>
          <table:table-cell office:value-type="float" office:value="15.32144" calcext:value-type="float">
            <text:p>15.32144</text:p>
          </table:table-cell>
          <table:table-cell office:value-type="float" office:value="15.23181" calcext:value-type="float">
            <text:p>15.23181</text:p>
          </table:table-cell>
          <table:table-cell office:value-type="float" office:value="15.51929" calcext:value-type="float">
            <text:p>15.51929</text:p>
          </table:table-cell>
          <table:table-cell office:value-type="float" office:value="15.43555" calcext:value-type="float">
            <text:p>15.43555</text:p>
          </table:table-cell>
          <table:table-cell office:value-type="float" office:value="15.39618" calcext:value-type="float">
            <text:p>15.39618</text:p>
          </table:table-cell>
          <table:table-cell office:value-type="float" office:value="15.32013" calcext:value-type="float">
            <text:p>15.32013</text:p>
          </table:table-cell>
          <table:table-cell office:value-type="float" office:value="39.79199" calcext:value-type="float">
            <text:p>39.79199</text:p>
          </table:table-cell>
          <table:table-cell office:value-type="float" office:value="1.422028" calcext:value-type="float">
            <text:p>1.4220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11.74051" calcext:value-type="float">
            <text:p>11.74051</text:p>
          </table:table-cell>
          <table:table-cell office:value-type="float" office:value="20.41" calcext:value-type="float">
            <text:p>20.41</text:p>
          </table:table-cell>
          <table:table-cell office:value-type="float" office:value="1.58" calcext:value-type="float">
            <text:p>1.58</text:p>
          </table:table-cell>
          <table:table-cell office:value-type="float" office:value="0.9011853" calcext:value-type="float">
            <text:p>0.9011853</text:p>
          </table:table-cell>
          <table:table-cell office:value-type="float" office:value="0.6034892" calcext:value-type="float">
            <text:p>0.6034892</text:p>
          </table:table-cell>
          <table:table-cell office:value-type="float" office:value="131.94" calcext:value-type="float">
            <text:p>131.94</text:p>
          </table:table-cell>
          <table:table-cell office:value-type="float" office:value="0" calcext:value-type="float">
            <text:p>0</text:p>
          </table:table-cell>
          <table:table-cell office:value-type="float" office:value="19.11908" calcext:value-type="float">
            <text:p>19.11908</text:p>
          </table:table-cell>
          <table:table-cell office:value-type="float" office:value="8.759613" calcext:value-type="float">
            <text:p>8.759613</text:p>
          </table:table-cell>
          <table:table-cell office:value-type="float" office:value="16.37952" calcext:value-type="float">
            <text:p>16.37952</text:p>
          </table:table-cell>
          <table:table-cell office:value-type="float" office:value="10.72205" calcext:value-type="float">
            <text:p>10.72205</text:p>
          </table:table-cell>
          <table:table-cell office:value-type="float" office:value="15.22861" calcext:value-type="float">
            <text:p>15.22861</text:p>
          </table:table-cell>
          <table:table-cell office:value-type="float" office:value="11.75662" calcext:value-type="float">
            <text:p>11.75662</text:p>
          </table:table-cell>
          <table:table-cell office:value-type="float" office:value="14.49664" calcext:value-type="float">
            <text:p>14.49664</text:p>
          </table:table-cell>
          <table:table-cell office:value-type="float" office:value="12.49893" calcext:value-type="float">
            <text:p>12.49893</text:p>
          </table:table-cell>
          <table:table-cell office:value-type="float" office:value="14.22263" calcext:value-type="float">
            <text:p>14.22263</text:p>
          </table:table-cell>
          <table:table-cell office:value-type="float" office:value="12.89572" calcext:value-type="float">
            <text:p>12.89572</text:p>
          </table:table-cell>
          <table:table-cell office:value-type="float" office:value="14.10815" calcext:value-type="float">
            <text:p>14.10815</text:p>
          </table:table-cell>
          <table:table-cell office:value-type="float" office:value="13.23468" calcext:value-type="float">
            <text:p>13.23468</text:p>
          </table:table-cell>
          <table:table-cell office:value-type="float" office:value="13.8219" calcext:value-type="float">
            <text:p>13.8219</text:p>
          </table:table-cell>
          <table:table-cell office:value-type="float" office:value="13.37054" calcext:value-type="float">
            <text:p>13.37054</text:p>
          </table:table-cell>
          <table:table-cell office:value-type="float" office:value="13.53845" calcext:value-type="float">
            <text:p>13.53845</text:p>
          </table:table-cell>
          <table:table-cell office:value-type="float" office:value="13.38641" calcext:value-type="float">
            <text:p>13.38641</text:p>
          </table:table-cell>
          <table:table-cell office:value-type="float" office:value="13.63876" calcext:value-type="float">
            <text:p>13.63876</text:p>
          </table:table-cell>
          <table:table-cell office:value-type="float" office:value="13.46527" calcext:value-type="float">
            <text:p>13.46527</text:p>
          </table:table-cell>
          <table:table-cell office:value-type="float" office:value="14.14661" calcext:value-type="float">
            <text:p>14.14661</text:p>
          </table:table-cell>
          <table:table-cell office:value-type="float" office:value="14.13065" calcext:value-type="float">
            <text:p>14.13065</text:p>
          </table:table-cell>
          <table:table-cell office:value-type="float" office:value="14.75934" calcext:value-type="float">
            <text:p>14.75934</text:p>
          </table:table-cell>
          <table:table-cell office:value-type="float" office:value="14.70319" calcext:value-type="float">
            <text:p>14.70319</text:p>
          </table:table-cell>
          <table:table-cell office:value-type="float" office:value="15.23093" calcext:value-type="float">
            <text:p>15.23093</text:p>
          </table:table-cell>
          <table:table-cell office:value-type="float" office:value="15.14789" calcext:value-type="float">
            <text:p>15.14789</text:p>
          </table:table-cell>
          <table:table-cell office:value-type="float" office:value="15.43466" calcext:value-type="float">
            <text:p>15.43466</text:p>
          </table:table-cell>
          <table:table-cell office:value-type="float" office:value="15.35205" calcext:value-type="float">
            <text:p>15.35205</text:p>
          </table:table-cell>
          <table:table-cell office:value-type="float" office:value="15.31934" calcext:value-type="float">
            <text:p>15.31934</text:p>
          </table:table-cell>
          <table:table-cell office:value-type="float" office:value="15.24261" calcext:value-type="float">
            <text:p>15.24261</text:p>
          </table:table-cell>
          <table:table-cell office:value-type="float" office:value="35.81705" calcext:value-type="float">
            <text:p>35.81705</text:p>
          </table:table-cell>
          <table:table-cell office:value-type="float" office:value="-1.695984" calcext:value-type="float">
            <text:p>-1.6959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10.2019" calcext:value-type="float">
            <text:p>10.2019</text:p>
          </table:table-cell>
          <table:table-cell office:value-type="float" office:value="23.46" calcext:value-type="float">
            <text:p>23.46</text:p>
          </table:table-cell>
          <table:table-cell office:value-type="float" office:value="5.28" calcext:value-type="float">
            <text:p>5.28</text:p>
          </table:table-cell>
          <table:table-cell office:value-type="float" office:value="1.361029" calcext:value-type="float">
            <text:p>1.361029</text:p>
          </table:table-cell>
          <table:table-cell office:value-type="float" office:value="0.7821092" calcext:value-type="float">
            <text:p>0.7821092</text:p>
          </table:table-cell>
          <table:table-cell office:value-type="float" office:value="150.768" calcext:value-type="float">
            <text:p>150.768</text:p>
          </table:table-cell>
          <table:table-cell office:value-type="float" office:value="0" calcext:value-type="float">
            <text:p>0</text:p>
          </table:table-cell>
          <table:table-cell office:value-type="float" office:value="19.64429" calcext:value-type="float">
            <text:p>19.64429</text:p>
          </table:table-cell>
          <table:table-cell office:value-type="float" office:value="9.795502" calcext:value-type="float">
            <text:p>9.795502</text:p>
          </table:table-cell>
          <table:table-cell office:value-type="float" office:value="16.68997" calcext:value-type="float">
            <text:p>16.68997</text:p>
          </table:table-cell>
          <table:table-cell office:value-type="float" office:value="11.22769" calcext:value-type="float">
            <text:p>11.22769</text:p>
          </table:table-cell>
          <table:table-cell office:value-type="float" office:value="15.46796" calcext:value-type="float">
            <text:p>15.46796</text:p>
          </table:table-cell>
          <table:table-cell office:value-type="float" office:value="12.0105" calcext:value-type="float">
            <text:p>12.0105</text:p>
          </table:table-cell>
          <table:table-cell office:value-type="float" office:value="14.69067" calcext:value-type="float">
            <text:p>14.69067</text:p>
          </table:table-cell>
          <table:table-cell office:value-type="float" office:value="12.59735" calcext:value-type="float">
            <text:p>12.59735</text:p>
          </table:table-cell>
          <table:table-cell office:value-type="float" office:value="14.28769" calcext:value-type="float">
            <text:p>14.28769</text:p>
          </table:table-cell>
          <table:table-cell office:value-type="float" office:value="12.92773" calcext:value-type="float">
            <text:p>12.92773</text:p>
          </table:table-cell>
          <table:table-cell office:value-type="float" office:value="13.97119" calcext:value-type="float">
            <text:p>13.97119</text:p>
          </table:table-cell>
          <table:table-cell office:value-type="float" office:value="13.23026" calcext:value-type="float">
            <text:p>13.23026</text:p>
          </table:table-cell>
          <table:table-cell office:value-type="float" office:value="13.79297" calcext:value-type="float">
            <text:p>13.79297</text:p>
          </table:table-cell>
          <table:table-cell office:value-type="float" office:value="13.38721" calcext:value-type="float">
            <text:p>13.38721</text:p>
          </table:table-cell>
          <table:table-cell office:value-type="float" office:value="13.61206" calcext:value-type="float">
            <text:p>13.61206</text:p>
          </table:table-cell>
          <table:table-cell office:value-type="float" office:value="13.54089" calcext:value-type="float">
            <text:p>13.54089</text:p>
          </table:table-cell>
          <table:table-cell office:value-type="float" office:value="13.74689" calcext:value-type="float">
            <text:p>13.74689</text:p>
          </table:table-cell>
          <table:table-cell office:value-type="float" office:value="13.6402" calcext:value-type="float">
            <text:p>13.6402</text:p>
          </table:table-cell>
          <table:table-cell office:value-type="float" office:value="14.17407" calcext:value-type="float">
            <text:p>14.17407</text:p>
          </table:table-cell>
          <table:table-cell office:value-type="float" office:value="14.14685" calcext:value-type="float">
            <text:p>14.14685</text:p>
          </table:table-cell>
          <table:table-cell office:value-type="float" office:value="14.7027" calcext:value-type="float">
            <text:p>14.7027</text:p>
          </table:table-cell>
          <table:table-cell office:value-type="float" office:value="14.66321" calcext:value-type="float">
            <text:p>14.66321</text:p>
          </table:table-cell>
          <table:table-cell office:value-type="float" office:value="15.14703" calcext:value-type="float">
            <text:p>15.14703</text:p>
          </table:table-cell>
          <table:table-cell office:value-type="float" office:value="15.07288" calcext:value-type="float">
            <text:p>15.07288</text:p>
          </table:table-cell>
          <table:table-cell office:value-type="float" office:value="15.35117" calcext:value-type="float">
            <text:p>15.35117</text:p>
          </table:table-cell>
          <table:table-cell office:value-type="float" office:value="15.27081" calcext:value-type="float">
            <text:p>15.27081</text:p>
          </table:table-cell>
          <table:table-cell office:value-type="float" office:value="15.24182" calcext:value-type="float">
            <text:p>15.24182</text:p>
          </table:table-cell>
          <table:table-cell office:value-type="float" office:value="15.16611" calcext:value-type="float">
            <text:p>15.16611</text:p>
          </table:table-cell>
          <table:table-cell office:value-type="float" office:value="36.81647" calcext:value-type="float">
            <text:p>36.81647</text:p>
          </table:table-cell>
          <table:table-cell office:value-type="float" office:value="2.039459" calcext:value-type="float">
            <text:p>2.0394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11.49794" calcext:value-type="float">
            <text:p>11.49794</text:p>
          </table:table-cell>
          <table:table-cell office:value-type="float" office:value="22.52" calcext:value-type="float">
            <text:p>22.52</text:p>
          </table:table-cell>
          <table:table-cell office:value-type="float" office:value="2.03" calcext:value-type="float">
            <text:p>2.03</text:p>
          </table:table-cell>
          <table:table-cell office:value-type="float" office:value="0.9819386" calcext:value-type="float">
            <text:p>0.9819386</text:p>
          </table:table-cell>
          <table:table-cell office:value-type="float" office:value="0.6230544" calcext:value-type="float">
            <text:p>0.6230544</text:p>
          </table:table-cell>
          <table:table-cell office:value-type="float" office:value="101.232" calcext:value-type="float">
            <text:p>101.232</text:p>
          </table:table-cell>
          <table:table-cell office:value-type="float" office:value="0" calcext:value-type="float">
            <text:p>0</text:p>
          </table:table-cell>
          <table:table-cell office:value-type="float" office:value="19.63132" calcext:value-type="float">
            <text:p>19.63132</text:p>
          </table:table-cell>
          <table:table-cell office:value-type="float" office:value="9.121643" calcext:value-type="float">
            <text:p>9.121643</text:p>
          </table:table-cell>
          <table:table-cell office:value-type="float" office:value="16.73004" calcext:value-type="float">
            <text:p>16.73004</text:p>
          </table:table-cell>
          <table:table-cell office:value-type="float" office:value="10.97235" calcext:value-type="float">
            <text:p>10.97235</text:p>
          </table:table-cell>
          <table:table-cell office:value-type="float" office:value="15.51544" calcext:value-type="float">
            <text:p>15.51544</text:p>
          </table:table-cell>
          <table:table-cell office:value-type="float" office:value="11.93005" calcext:value-type="float">
            <text:p>11.93005</text:p>
          </table:table-cell>
          <table:table-cell office:value-type="float" office:value="14.73212" calcext:value-type="float">
            <text:p>14.73212</text:p>
          </table:table-cell>
          <table:table-cell office:value-type="float" office:value="12.61902" calcext:value-type="float">
            <text:p>12.61902</text:p>
          </table:table-cell>
          <table:table-cell office:value-type="float" office:value="14.32993" calcext:value-type="float">
            <text:p>14.32993</text:p>
          </table:table-cell>
          <table:table-cell office:value-type="float" office:value="12.99429" calcext:value-type="float">
            <text:p>12.99429</text:p>
          </table:table-cell>
          <table:table-cell office:value-type="float" office:value="14.01511" calcext:value-type="float">
            <text:p>14.01511</text:p>
          </table:table-cell>
          <table:table-cell office:value-type="float" office:value="13.33176" calcext:value-type="float">
            <text:p>13.33176</text:p>
          </table:table-cell>
          <table:table-cell office:value-type="float" office:value="13.86804" calcext:value-type="float">
            <text:p>13.86804</text:p>
          </table:table-cell>
          <table:table-cell office:value-type="float" office:value="13.49396" calcext:value-type="float">
            <text:p>13.49396</text:p>
          </table:table-cell>
          <table:table-cell office:value-type="float" office:value="13.70972" calcext:value-type="float">
            <text:p>13.70972</text:p>
          </table:table-cell>
          <table:table-cell office:value-type="float" office:value="13.61508" calcext:value-type="float">
            <text:p>13.61508</text:p>
          </table:table-cell>
          <table:table-cell office:value-type="float" office:value="13.83182" calcext:value-type="float">
            <text:p>13.83182</text:p>
          </table:table-cell>
          <table:table-cell office:value-type="float" office:value="13.74783" calcext:value-type="float">
            <text:p>13.74783</text:p>
          </table:table-cell>
          <table:table-cell office:value-type="float" office:value="14.20197" calcext:value-type="float">
            <text:p>14.20197</text:p>
          </table:table-cell>
          <table:table-cell office:value-type="float" office:value="14.17438" calcext:value-type="float">
            <text:p>14.17438</text:p>
          </table:table-cell>
          <table:table-cell office:value-type="float" office:value="14.66287" calcext:value-type="float">
            <text:p>14.66287</text:p>
          </table:table-cell>
          <table:table-cell office:value-type="float" office:value="14.63483" calcext:value-type="float">
            <text:p>14.63483</text:p>
          </table:table-cell>
          <table:table-cell office:value-type="float" office:value="15.07217" calcext:value-type="float">
            <text:p>15.07217</text:p>
          </table:table-cell>
          <table:table-cell office:value-type="float" office:value="15.00699" calcext:value-type="float">
            <text:p>15.00699</text:p>
          </table:table-cell>
          <table:table-cell office:value-type="float" office:value="15.26999" calcext:value-type="float">
            <text:p>15.26999</text:p>
          </table:table-cell>
          <table:table-cell office:value-type="float" office:value="15.19315" calcext:value-type="float">
            <text:p>15.19315</text:p>
          </table:table-cell>
          <table:table-cell office:value-type="float" office:value="15.16531" calcext:value-type="float">
            <text:p>15.16531</text:p>
          </table:table-cell>
          <table:table-cell office:value-type="float" office:value="15.0907" calcext:value-type="float">
            <text:p>15.0907</text:p>
          </table:table-cell>
          <table:table-cell office:value-type="float" office:value="38.02084" calcext:value-type="float">
            <text:p>38.02084</text:p>
          </table:table-cell>
          <table:table-cell office:value-type="float" office:value="-1.085541" calcext:value-type="float">
            <text:p>-1.0855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11.07293" calcext:value-type="float">
            <text:p>11.07293</text:p>
          </table:table-cell>
          <table:table-cell office:value-type="float" office:value="24.08" calcext:value-type="float">
            <text:p>24.08</text:p>
          </table:table-cell>
          <table:table-cell office:value-type="float" office:value="4.26" calcext:value-type="float">
            <text:p>4.26</text:p>
          </table:table-cell>
          <table:table-cell office:value-type="float" office:value="1.374325" calcext:value-type="float">
            <text:p>1.374325</text:p>
          </table:table-cell>
          <table:table-cell office:value-type="float" office:value="0.7286634" calcext:value-type="float">
            <text:p>0.7286634</text:p>
          </table:table-cell>
          <table:table-cell office:value-type="float" office:value="273.96" calcext:value-type="float">
            <text:p>273.96</text:p>
          </table:table-cell>
          <table:table-cell office:value-type="float" office:value="0" calcext:value-type="float">
            <text:p>0</text:p>
          </table:table-cell>
          <table:table-cell office:value-type="float" office:value="20.75757" calcext:value-type="float">
            <text:p>20.75757</text:p>
          </table:table-cell>
          <table:table-cell office:value-type="float" office:value="9.626404" calcext:value-type="float">
            <text:p>9.626404</text:p>
          </table:table-cell>
          <table:table-cell office:value-type="float" office:value="17.47028" calcext:value-type="float">
            <text:p>17.47028</text:p>
          </table:table-cell>
          <table:table-cell office:value-type="float" office:value="11.15692" calcext:value-type="float">
            <text:p>11.15692</text:p>
          </table:table-cell>
          <table:table-cell office:value-type="float" office:value="16.06937" calcext:value-type="float">
            <text:p>16.06937</text:p>
          </table:table-cell>
          <table:table-cell office:value-type="float" office:value="12.01523" calcext:value-type="float">
            <text:p>12.01523</text:p>
          </table:table-cell>
          <table:table-cell office:value-type="float" office:value="15.14655" calcext:value-type="float">
            <text:p>15.14655</text:p>
          </table:table-cell>
          <table:table-cell office:value-type="float" office:value="12.66385" calcext:value-type="float">
            <text:p>12.66385</text:p>
          </table:table-cell>
          <table:table-cell office:value-type="float" office:value="14.66006" calcext:value-type="float">
            <text:p>14.66006</text:p>
          </table:table-cell>
          <table:table-cell office:value-type="float" office:value="13.03036" calcext:value-type="float">
            <text:p>13.03036</text:p>
          </table:table-cell>
          <table:table-cell office:value-type="float" office:value="14.28635" calcext:value-type="float">
            <text:p>14.28635</text:p>
          </table:table-cell>
          <table:table-cell office:value-type="float" office:value="13.36923" calcext:value-type="float">
            <text:p>13.36923</text:p>
          </table:table-cell>
          <table:table-cell office:value-type="float" office:value="14.04703" calcext:value-type="float">
            <text:p>14.04703</text:p>
          </table:table-cell>
          <table:table-cell office:value-type="float" office:value="13.54431" calcext:value-type="float">
            <text:p>13.54431</text:p>
          </table:table-cell>
          <table:table-cell office:value-type="float" office:value="13.79611" calcext:value-type="float">
            <text:p>13.79611</text:p>
          </table:table-cell>
          <table:table-cell office:value-type="float" office:value="13.71237" calcext:value-type="float">
            <text:p>13.71237</text:p>
          </table:table-cell>
          <table:table-cell office:value-type="float" office:value="13.90018" calcext:value-type="float">
            <text:p>13.90018</text:p>
          </table:table-cell>
          <table:table-cell office:value-type="float" office:value="13.83264" calcext:value-type="float">
            <text:p>13.83264</text:p>
          </table:table-cell>
          <table:table-cell office:value-type="float" office:value="14.22775" calcext:value-type="float">
            <text:p>14.22775</text:p>
          </table:table-cell>
          <table:table-cell office:value-type="float" office:value="14.20221" calcext:value-type="float">
            <text:p>14.20221</text:p>
          </table:table-cell>
          <table:table-cell office:value-type="float" office:value="14.63458" calcext:value-type="float">
            <text:p>14.63458</text:p>
          </table:table-cell>
          <table:table-cell office:value-type="float" office:value="14.61285" calcext:value-type="float">
            <text:p>14.61285</text:p>
          </table:table-cell>
          <table:table-cell office:value-type="float" office:value="15.00632" calcext:value-type="float">
            <text:p>15.00632</text:p>
          </table:table-cell>
          <table:table-cell office:value-type="float" office:value="14.94818" calcext:value-type="float">
            <text:p>14.94818</text:p>
          </table:table-cell>
          <table:table-cell office:value-type="float" office:value="15.19238" calcext:value-type="float">
            <text:p>15.19238</text:p>
          </table:table-cell>
          <table:table-cell office:value-type="float" office:value="15.11865" calcext:value-type="float">
            <text:p>15.11865</text:p>
          </table:table-cell>
          <table:table-cell office:value-type="float" office:value="15.0899" calcext:value-type="float">
            <text:p>15.0899</text:p>
          </table:table-cell>
          <table:table-cell office:value-type="float" office:value="15.01584" calcext:value-type="float">
            <text:p>15.01584</text:p>
          </table:table-cell>
          <table:table-cell office:value-type="float" office:value="41.83032" calcext:value-type="float">
            <text:p>41.83032</text:p>
          </table:table-cell>
          <table:table-cell office:value-type="float" office:value="1.114471" calcext:value-type="float">
            <text:p>1.1144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10.84703" calcext:value-type="float">
            <text:p>10.84703</text:p>
          </table:table-cell>
          <table:table-cell office:value-type="float" office:value="24.47" calcext:value-type="float">
            <text:p>24.47</text:p>
          </table:table-cell>
          <table:table-cell office:value-type="float" office:value="9.79" calcext:value-type="float">
            <text:p>9.79</text:p>
          </table:table-cell>
          <table:table-cell office:value-type="float" office:value="1.515177" calcext:value-type="float">
            <text:p>1.515177</text:p>
          </table:table-cell>
          <table:table-cell office:value-type="float" office:value="1.062998" calcext:value-type="float">
            <text:p>1.062998</text:p>
          </table:table-cell>
          <table:table-cell office:value-type="float" office:value="227.304" calcext:value-type="float">
            <text:p>227.304</text:p>
          </table:table-cell>
          <table:table-cell office:value-type="float" office:value="0" calcext:value-type="float">
            <text:p>0</text:p>
          </table:table-cell>
          <table:table-cell office:value-type="float" office:value="21.46149" calcext:value-type="float">
            <text:p>21.46149</text:p>
          </table:table-cell>
          <table:table-cell office:value-type="float" office:value="12.14963" calcext:value-type="float">
            <text:p>12.14963</text:p>
          </table:table-cell>
          <table:table-cell office:value-type="float" office:value="18.3457" calcext:value-type="float">
            <text:p>18.3457</text:p>
          </table:table-cell>
          <table:table-cell office:value-type="float" office:value="13.05536" calcext:value-type="float">
            <text:p>13.05536</text:p>
          </table:table-cell>
          <table:table-cell office:value-type="float" office:value="16.93054" calcext:value-type="float">
            <text:p>16.93054</text:p>
          </table:table-cell>
          <table:table-cell office:value-type="float" office:value="13.50775" calcext:value-type="float">
            <text:p>13.50775</text:p>
          </table:table-cell>
          <table:table-cell office:value-type="float" office:value="15.92737" calcext:value-type="float">
            <text:p>15.92737</text:p>
          </table:table-cell>
          <table:table-cell office:value-type="float" office:value="13.78949" calcext:value-type="float">
            <text:p>13.78949</text:p>
          </table:table-cell>
          <table:table-cell office:value-type="float" office:value="15.36081" calcext:value-type="float">
            <text:p>15.36081</text:p>
          </table:table-cell>
          <table:table-cell office:value-type="float" office:value="13.91382" calcext:value-type="float">
            <text:p>13.91382</text:p>
          </table:table-cell>
          <table:table-cell office:value-type="float" office:value="14.87946" calcext:value-type="float">
            <text:p>14.87946</text:p>
          </table:table-cell>
          <table:table-cell office:value-type="float" office:value="14.00351" calcext:value-type="float">
            <text:p>14.00351</text:p>
          </table:table-cell>
          <table:table-cell office:value-type="float" office:value="14.51663" calcext:value-type="float">
            <text:p>14.51663</text:p>
          </table:table-cell>
          <table:table-cell office:value-type="float" office:value="13.98788" calcext:value-type="float">
            <text:p>13.98788</text:p>
          </table:table-cell>
          <table:table-cell office:value-type="float" office:value="14.06104" calcext:value-type="float">
            <text:p>14.06104</text:p>
          </table:table-cell>
          <table:table-cell office:value-type="float" office:value="13.79977" calcext:value-type="float">
            <text:p>13.79977</text:p>
          </table:table-cell>
          <table:table-cell office:value-type="float" office:value="13.99472" calcext:value-type="float">
            <text:p>13.99472</text:p>
          </table:table-cell>
          <table:table-cell office:value-type="float" office:value="13.90088" calcext:value-type="float">
            <text:p>13.90088</text:p>
          </table:table-cell>
          <table:table-cell office:value-type="float" office:value="14.25391" calcext:value-type="float">
            <text:p>14.25391</text:p>
          </table:table-cell>
          <table:table-cell office:value-type="float" office:value="14.22803" calcext:value-type="float">
            <text:p>14.22803</text:p>
          </table:table-cell>
          <table:table-cell office:value-type="float" office:value="14.61261" calcext:value-type="float">
            <text:p>14.61261</text:p>
          </table:table-cell>
          <table:table-cell office:value-type="float" office:value="14.59473" calcext:value-type="float">
            <text:p>14.59473</text:p>
          </table:table-cell>
          <table:table-cell office:value-type="float" office:value="14.9476" calcext:value-type="float">
            <text:p>14.9476</text:p>
          </table:table-cell>
          <table:table-cell office:value-type="float" office:value="14.89539" calcext:value-type="float">
            <text:p>14.89539</text:p>
          </table:table-cell>
          <table:table-cell office:value-type="float" office:value="15.11789" calcext:value-type="float">
            <text:p>15.11789</text:p>
          </table:table-cell>
          <table:table-cell office:value-type="float" office:value="15.04858" calcext:value-type="float">
            <text:p>15.04858</text:p>
          </table:table-cell>
          <table:table-cell office:value-type="float" office:value="15.01508" calcext:value-type="float">
            <text:p>15.01508</text:p>
          </table:table-cell>
          <table:table-cell office:value-type="float" office:value="14.94308" calcext:value-type="float">
            <text:p>14.94308</text:p>
          </table:table-cell>
          <table:table-cell office:value-type="float" office:value="40.19949" calcext:value-type="float">
            <text:p>40.19949</text:p>
          </table:table-cell>
          <table:table-cell office:value-type="float" office:value="6.865051" calcext:value-type="float">
            <text:p>6.8650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10.78503" calcext:value-type="float">
            <text:p>10.78503</text:p>
          </table:table-cell>
          <table:table-cell office:value-type="float" office:value="25.02" calcext:value-type="float">
            <text:p>25.02</text:p>
          </table:table-cell>
          <table:table-cell office:value-type="float" office:value="9.59" calcext:value-type="float">
            <text:p>9.59</text:p>
          </table:table-cell>
          <table:table-cell office:value-type="float" office:value="1.361806" calcext:value-type="float">
            <text:p>1.361806</text:p>
          </table:table-cell>
          <table:table-cell office:value-type="float" office:value="0.9053195" calcext:value-type="float">
            <text:p>0.9053195</text:p>
          </table:table-cell>
          <table:table-cell office:value-type="float" office:value="397.44" calcext:value-type="float">
            <text:p>397.44</text:p>
          </table:table-cell>
          <table:table-cell office:value-type="float" office:value="0" calcext:value-type="float">
            <text:p>0</text:p>
          </table:table-cell>
          <table:table-cell office:value-type="float" office:value="22.01187" calcext:value-type="float">
            <text:p>22.01187</text:p>
          </table:table-cell>
          <table:table-cell office:value-type="float" office:value="12.99008" calcext:value-type="float">
            <text:p>12.99008</text:p>
          </table:table-cell>
          <table:table-cell office:value-type="float" office:value="18.8158" calcext:value-type="float">
            <text:p>18.8158</text:p>
          </table:table-cell>
          <table:table-cell office:value-type="float" office:value="13.82196" calcext:value-type="float">
            <text:p>13.82196</text:p>
          </table:table-cell>
          <table:table-cell office:value-type="float" office:value="17.39383" calcext:value-type="float">
            <text:p>17.39383</text:p>
          </table:table-cell>
          <table:table-cell office:value-type="float" office:value="14.22244" calcext:value-type="float">
            <text:p>14.22244</text:p>
          </table:table-cell>
          <table:table-cell office:value-type="float" office:value="16.435" calcext:value-type="float">
            <text:p>16.435</text:p>
          </table:table-cell>
          <table:table-cell office:value-type="float" office:value="14.28363" calcext:value-type="float">
            <text:p>14.28363</text:p>
          </table:table-cell>
          <table:table-cell office:value-type="float" office:value="15.88351" calcext:value-type="float">
            <text:p>15.88351</text:p>
          </table:table-cell>
          <table:table-cell office:value-type="float" office:value="14.1167" calcext:value-type="float">
            <text:p>14.1167</text:p>
          </table:table-cell>
          <table:table-cell office:value-type="float" office:value="15.35239" calcext:value-type="float">
            <text:p>15.35239</text:p>
          </table:table-cell>
          <table:table-cell office:value-type="float" office:value="14.54147" calcext:value-type="float">
            <text:p>14.54147</text:p>
          </table:table-cell>
          <table:table-cell office:value-type="float" office:value="14.96277" calcext:value-type="float">
            <text:p>14.96277</text:p>
          </table:table-cell>
          <table:table-cell office:value-type="float" office:value="14.44836" calcext:value-type="float">
            <text:p>14.44836</text:p>
          </table:table-cell>
          <table:table-cell office:value-type="float" office:value="14.41635" calcext:value-type="float">
            <text:p>14.41635</text:p>
          </table:table-cell>
          <table:table-cell office:value-type="float" office:value="14.06604" calcext:value-type="float">
            <text:p>14.06604</text:p>
          </table:table-cell>
          <table:table-cell office:value-type="float" office:value="14.14648" calcext:value-type="float">
            <text:p>14.14648</text:p>
          </table:table-cell>
          <table:table-cell office:value-type="float" office:value="13.99603" calcext:value-type="float">
            <text:p>13.99603</text:p>
          </table:table-cell>
          <table:table-cell office:value-type="float" office:value="14.29233" calcext:value-type="float">
            <text:p>14.29233</text:p>
          </table:table-cell>
          <table:table-cell office:value-type="float" office:value="14.25421" calcext:value-type="float">
            <text:p>14.25421</text:p>
          </table:table-cell>
          <table:table-cell office:value-type="float" office:value="14.59457" calcext:value-type="float">
            <text:p>14.59457</text:p>
          </table:table-cell>
          <table:table-cell office:value-type="float" office:value="14.58185" calcext:value-type="float">
            <text:p>14.58185</text:p>
          </table:table-cell>
          <table:table-cell office:value-type="float" office:value="14.89487" calcext:value-type="float">
            <text:p>14.89487</text:p>
          </table:table-cell>
          <table:table-cell office:value-type="float" office:value="14.84811" calcext:value-type="float">
            <text:p>14.84811</text:p>
          </table:table-cell>
          <table:table-cell office:value-type="float" office:value="15.04785" calcext:value-type="float">
            <text:p>15.04785</text:p>
          </table:table-cell>
          <table:table-cell office:value-type="float" office:value="14.98233" calcext:value-type="float">
            <text:p>14.98233</text:p>
          </table:table-cell>
          <table:table-cell office:value-type="float" office:value="14.94232" calcext:value-type="float">
            <text:p>14.94232</text:p>
          </table:table-cell>
          <table:table-cell office:value-type="float" office:value="14.87299" calcext:value-type="float">
            <text:p>14.87299</text:p>
          </table:table-cell>
          <table:table-cell office:value-type="float" office:value="41.56055" calcext:value-type="float">
            <text:p>41.56055</text:p>
          </table:table-cell>
          <table:table-cell office:value-type="float" office:value="6.799408" calcext:value-type="float">
            <text:p>6.7994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10.87737" calcext:value-type="float">
            <text:p>10.87737</text:p>
          </table:table-cell>
          <table:table-cell office:value-type="float" office:value="10.21" calcext:value-type="float">
            <text:p>10.21</text:p>
          </table:table-cell>
          <table:table-cell office:value-type="float" office:value="-3.35" calcext:value-type="float">
            <text:p>-3.35</text:p>
          </table:table-cell>
          <table:table-cell office:value-type="float" office:value="0.882732" calcext:value-type="float">
            <text:p>0.882732</text:p>
          </table:table-cell>
          <table:table-cell office:value-type="float" office:value="0.422515" calcext:value-type="float">
            <text:p>0.422515</text:p>
          </table:table-cell>
          <table:table-cell office:value-type="float" office:value="389.988" calcext:value-type="float">
            <text:p>389.988</text:p>
          </table:table-cell>
          <table:table-cell office:value-type="float" office:value="0" calcext:value-type="float">
            <text:p>0</text:p>
          </table:table-cell>
          <table:table-cell office:value-type="float" office:value="18.22568" calcext:value-type="float">
            <text:p>18.22568</text:p>
          </table:table-cell>
          <table:table-cell office:value-type="float" office:value="7.79892" calcext:value-type="float">
            <text:p>7.79892</text:p>
          </table:table-cell>
          <table:table-cell office:value-type="float" office:value="16.21329" calcext:value-type="float">
            <text:p>16.21329</text:p>
          </table:table-cell>
          <table:table-cell office:value-type="float" office:value="10.73904" calcext:value-type="float">
            <text:p>10.73904</text:p>
          </table:table-cell>
          <table:table-cell office:value-type="float" office:value="15.44797" calcext:value-type="float">
            <text:p>15.44797</text:p>
          </table:table-cell>
          <table:table-cell office:value-type="float" office:value="12.3692" calcext:value-type="float">
            <text:p>12.3692</text:p>
          </table:table-cell>
          <table:table-cell office:value-type="float" office:value="15.57724" calcext:value-type="float">
            <text:p>15.57724</text:p>
          </table:table-cell>
          <table:table-cell office:value-type="float" office:value="13.49088" calcext:value-type="float">
            <text:p>13.49088</text:p>
          </table:table-cell>
          <table:table-cell office:value-type="float" office:value="15.51807" calcext:value-type="float">
            <text:p>15.51807</text:p>
          </table:table-cell>
          <table:table-cell office:value-type="float" office:value="13.99307" calcext:value-type="float">
            <text:p>13.99307</text:p>
          </table:table-cell>
          <table:table-cell office:value-type="float" office:value="15.32343" calcext:value-type="float">
            <text:p>15.32343</text:p>
          </table:table-cell>
          <table:table-cell office:value-type="float" office:value="14.42316" calcext:value-type="float">
            <text:p>14.42316</text:p>
          </table:table-cell>
          <table:table-cell office:value-type="float" office:value="14.9689" calcext:value-type="float">
            <text:p>14.9689</text:p>
          </table:table-cell>
          <table:table-cell office:value-type="float" office:value="14.51056" calcext:value-type="float">
            <text:p>14.51056</text:p>
          </table:table-cell>
          <table:table-cell office:value-type="float" office:value="14.52463" calcext:value-type="float">
            <text:p>14.52463</text:p>
          </table:table-cell>
          <table:table-cell office:value-type="float" office:value="14.42108" calcext:value-type="float">
            <text:p>14.42108</text:p>
          </table:table-cell>
          <table:table-cell office:value-type="float" office:value="14.29959" calcext:value-type="float">
            <text:p>14.29959</text:p>
          </table:table-cell>
          <table:table-cell office:value-type="float" office:value="14.14832" calcext:value-type="float">
            <text:p>14.14832</text:p>
          </table:table-cell>
          <table:table-cell office:value-type="float" office:value="14.34753" calcext:value-type="float">
            <text:p>14.34753</text:p>
          </table:table-cell>
          <table:table-cell office:value-type="float" office:value="14.29282" calcext:value-type="float">
            <text:p>14.29282</text:p>
          </table:table-cell>
          <table:table-cell office:value-type="float" office:value="14.58173" calcext:value-type="float">
            <text:p>14.58173</text:p>
          </table:table-cell>
          <table:table-cell office:value-type="float" office:value="14.57758" calcext:value-type="float">
            <text:p>14.57758</text:p>
          </table:table-cell>
          <table:table-cell office:value-type="float" office:value="14.84766" calcext:value-type="float">
            <text:p>14.84766</text:p>
          </table:table-cell>
          <table:table-cell office:value-type="float" office:value="14.80646" calcext:value-type="float">
            <text:p>14.80646</text:p>
          </table:table-cell>
          <table:table-cell office:value-type="float" office:value="14.98163" calcext:value-type="float">
            <text:p>14.98163</text:p>
          </table:table-cell>
          <table:table-cell office:value-type="float" office:value="14.92001" calcext:value-type="float">
            <text:p>14.92001</text:p>
          </table:table-cell>
          <table:table-cell office:value-type="float" office:value="14.87228" calcext:value-type="float">
            <text:p>14.87228</text:p>
          </table:table-cell>
          <table:table-cell office:value-type="float" office:value="14.80545" calcext:value-type="float">
            <text:p>14.80545</text:p>
          </table:table-cell>
          <table:table-cell office:value-type="float" office:value="28.24527" calcext:value-type="float">
            <text:p>28.24527</text:p>
          </table:table-cell>
          <table:table-cell office:value-type="float" office:value="-6.1474" calcext:value-type="float">
            <text:p>-6.14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11.48234" calcext:value-type="float">
            <text:p>11.48234</text:p>
          </table:table-cell>
          <table:table-cell office:value-type="float" office:value="17.52" calcext:value-type="float">
            <text:p>17.52</text:p>
          </table:table-cell>
          <table:table-cell office:value-type="float" office:value="-3.13" calcext:value-type="float">
            <text:p>-3.13</text:p>
          </table:table-cell>
          <table:table-cell office:value-type="float" office:value="0.8191676" calcext:value-type="float">
            <text:p>0.8191676</text:p>
          </table:table-cell>
          <table:table-cell office:value-type="float" office:value="0.4294095" calcext:value-type="float">
            <text:p>0.4294095</text:p>
          </table:table-cell>
          <table:table-cell office:value-type="float" office:value="364.176" calcext:value-type="float">
            <text:p>364.176</text:p>
          </table:table-cell>
          <table:table-cell office:value-type="float" office:value="0" calcext:value-type="float">
            <text:p>0</text:p>
          </table:table-cell>
          <table:table-cell office:value-type="float" office:value="18.34125" calcext:value-type="float">
            <text:p>18.34125</text:p>
          </table:table-cell>
          <table:table-cell office:value-type="float" office:value="6.153992" calcext:value-type="float">
            <text:p>6.153992</text:p>
          </table:table-cell>
          <table:table-cell office:value-type="float" office:value="15.50858" calcext:value-type="float">
            <text:p>15.50858</text:p>
          </table:table-cell>
          <table:table-cell office:value-type="float" office:value="8.626678" calcext:value-type="float">
            <text:p>8.626678</text:p>
          </table:table-cell>
          <table:table-cell office:value-type="float" office:value="14.39273" calcext:value-type="float">
            <text:p>14.39273</text:p>
          </table:table-cell>
          <table:table-cell office:value-type="float" office:value="10.15329" calcext:value-type="float">
            <text:p>10.15329</text:p>
          </table:table-cell>
          <table:table-cell office:value-type="float" office:value="13.83102" calcext:value-type="float">
            <text:p>13.83102</text:p>
          </table:table-cell>
          <table:table-cell office:value-type="float" office:value="11.43777" calcext:value-type="float">
            <text:p>11.43777</text:p>
          </table:table-cell>
          <table:table-cell office:value-type="float" office:value="13.94275" calcext:value-type="float">
            <text:p>13.94275</text:p>
          </table:table-cell>
          <table:table-cell office:value-type="float" office:value="12.23312" calcext:value-type="float">
            <text:p>12.23312</text:p>
          </table:table-cell>
          <table:table-cell office:value-type="float" office:value="14.39935" calcext:value-type="float">
            <text:p>14.39935</text:p>
          </table:table-cell>
          <table:table-cell office:value-type="float" office:value="13.00754" calcext:value-type="float">
            <text:p>13.00754</text:p>
          </table:table-cell>
          <table:table-cell office:value-type="float" office:value="14.50656" calcext:value-type="float">
            <text:p>14.50656</text:p>
          </table:table-cell>
          <table:table-cell office:value-type="float" office:value="13.52173" calcext:value-type="float">
            <text:p>13.52173</text:p>
          </table:table-cell>
          <table:table-cell office:value-type="float" office:value="14.47797" calcext:value-type="float">
            <text:p>14.47797</text:p>
          </table:table-cell>
          <table:table-cell office:value-type="float" office:value="14.04788" calcext:value-type="float">
            <text:p>14.04788</text:p>
          </table:table-cell>
          <table:table-cell office:value-type="float" office:value="14.32843" calcext:value-type="float">
            <text:p>14.32843</text:p>
          </table:table-cell>
          <table:table-cell office:value-type="float" office:value="14.29858" calcext:value-type="float">
            <text:p>14.29858</text:p>
          </table:table-cell>
          <table:table-cell office:value-type="float" office:value="14.39462" calcext:value-type="float">
            <text:p>14.39462</text:p>
          </table:table-cell>
          <table:table-cell office:value-type="float" office:value="14.34814" calcext:value-type="float">
            <text:p>14.34814</text:p>
          </table:table-cell>
          <table:table-cell office:value-type="float" office:value="14.58008" calcext:value-type="float">
            <text:p>14.58008</text:p>
          </table:table-cell>
          <table:table-cell office:value-type="float" office:value="14.5777" calcext:value-type="float">
            <text:p>14.5777</text:p>
          </table:table-cell>
          <table:table-cell office:value-type="float" office:value="14.80606" calcext:value-type="float">
            <text:p>14.80606</text:p>
          </table:table-cell>
          <table:table-cell office:value-type="float" office:value="14.77048" calcext:value-type="float">
            <text:p>14.77048</text:p>
          </table:table-cell>
          <table:table-cell office:value-type="float" office:value="14.9194" calcext:value-type="float">
            <text:p>14.9194</text:p>
          </table:table-cell>
          <table:table-cell office:value-type="float" office:value="14.8616" calcext:value-type="float">
            <text:p>14.8616</text:p>
          </table:table-cell>
          <table:table-cell office:value-type="float" office:value="14.80475" calcext:value-type="float">
            <text:p>14.80475</text:p>
          </table:table-cell>
          <table:table-cell office:value-type="float" office:value="14.74042" calcext:value-type="float">
            <text:p>14.74042</text:p>
          </table:table-cell>
          <table:table-cell office:value-type="float" office:value="35.36902" calcext:value-type="float">
            <text:p>35.36902</text:p>
          </table:table-cell>
          <table:table-cell office:value-type="float" office:value="-6.115997" calcext:value-type="float">
            <text:p>-6.1159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11.02305" calcext:value-type="float">
            <text:p>11.02305</text:p>
          </table:table-cell>
          <table:table-cell office:value-type="float" office:value="19.55" calcext:value-type="float">
            <text:p>19.55</text:p>
          </table:table-cell>
          <table:table-cell office:value-type="float" office:value="-0.58" calcext:value-type="float">
            <text:p>-0.58</text:p>
          </table:table-cell>
          <table:table-cell office:value-type="float" office:value="0.8065832" calcext:value-type="float">
            <text:p>0.8065832</text:p>
          </table:table-cell>
          <table:table-cell office:value-type="float" office:value="0.5170403" calcext:value-type="float">
            <text:p>0.5170403</text:p>
          </table:table-cell>
          <table:table-cell office:value-type="float" office:value="178.092" calcext:value-type="float">
            <text:p>178.092</text:p>
          </table:table-cell>
          <table:table-cell office:value-type="float" office:value="0" calcext:value-type="float">
            <text:p>0</text:p>
          </table:table-cell>
          <table:table-cell office:value-type="float" office:value="18.43304" calcext:value-type="float">
            <text:p>18.43304</text:p>
          </table:table-cell>
          <table:table-cell office:value-type="float" office:value="6.939331" calcext:value-type="float">
            <text:p>6.939331</text:p>
          </table:table-cell>
          <table:table-cell office:value-type="float" office:value="15.69855" calcext:value-type="float">
            <text:p>15.69855</text:p>
          </table:table-cell>
          <table:table-cell office:value-type="float" office:value="9.239014" calcext:value-type="float">
            <text:p>9.239014</text:p>
          </table:table-cell>
          <table:table-cell office:value-type="float" office:value="14.52139" calcext:value-type="float">
            <text:p>14.52139</text:p>
          </table:table-cell>
          <table:table-cell office:value-type="float" office:value="10.52646" calcext:value-type="float">
            <text:p>10.52646</text:p>
          </table:table-cell>
          <table:table-cell office:value-type="float" office:value="13.88495" calcext:value-type="float">
            <text:p>13.88495</text:p>
          </table:table-cell>
          <table:table-cell office:value-type="float" office:value="11.55997" calcext:value-type="float">
            <text:p>11.55997</text:p>
          </table:table-cell>
          <table:table-cell office:value-type="float" office:value="13.62952" calcext:value-type="float">
            <text:p>13.62952</text:p>
          </table:table-cell>
          <table:table-cell office:value-type="float" office:value="12.18674" calcext:value-type="float">
            <text:p>12.18674</text:p>
          </table:table-cell>
          <table:table-cell office:value-type="float" office:value="13.59036" calcext:value-type="float">
            <text:p>13.59036</text:p>
          </table:table-cell>
          <table:table-cell office:value-type="float" office:value="12.8168" calcext:value-type="float">
            <text:p>12.8168</text:p>
          </table:table-cell>
          <table:table-cell office:value-type="float" office:value="13.7663" calcext:value-type="float">
            <text:p>13.7663</text:p>
          </table:table-cell>
          <table:table-cell office:value-type="float" office:value="13.26343" calcext:value-type="float">
            <text:p>13.26343</text:p>
          </table:table-cell>
          <table:table-cell office:value-type="float" office:value="14.04617" calcext:value-type="float">
            <text:p>14.04617</text:p>
          </table:table-cell>
          <table:table-cell office:value-type="float" office:value="13.79346" calcext:value-type="float">
            <text:p>13.79346</text:p>
          </table:table-cell>
          <table:table-cell office:value-type="float" office:value="14.29773" calcext:value-type="float">
            <text:p>14.29773</text:p>
          </table:table-cell>
          <table:table-cell office:value-type="float" office:value="14.19501" calcext:value-type="float">
            <text:p>14.19501</text:p>
          </table:table-cell>
          <table:table-cell office:value-type="float" office:value="14.40604" calcext:value-type="float">
            <text:p>14.40604</text:p>
          </table:table-cell>
          <table:table-cell office:value-type="float" office:value="14.39493" calcext:value-type="float">
            <text:p>14.39493</text:p>
          </table:table-cell>
          <table:table-cell office:value-type="float" office:value="14.58093" calcext:value-type="float">
            <text:p>14.58093</text:p>
          </table:table-cell>
          <table:table-cell office:value-type="float" office:value="14.57938" calcext:value-type="float">
            <text:p>14.57938</text:p>
          </table:table-cell>
          <table:table-cell office:value-type="float" office:value="14.77011" calcext:value-type="float">
            <text:p>14.77011</text:p>
          </table:table-cell>
          <table:table-cell office:value-type="float" office:value="14.73917" calcext:value-type="float">
            <text:p>14.73917</text:p>
          </table:table-cell>
          <table:table-cell office:value-type="float" office:value="14.86099" calcext:value-type="float">
            <text:p>14.86099</text:p>
          </table:table-cell>
          <table:table-cell office:value-type="float" office:value="14.80722" calcext:value-type="float">
            <text:p>14.80722</text:p>
          </table:table-cell>
          <table:table-cell office:value-type="float" office:value="14.73975" calcext:value-type="float">
            <text:p>14.73975</text:p>
          </table:table-cell>
          <table:table-cell office:value-type="float" office:value="14.67902" calcext:value-type="float">
            <text:p>14.67902</text:p>
          </table:table-cell>
          <table:table-cell office:value-type="float" office:value="34.92438" calcext:value-type="float">
            <text:p>34.92438</text:p>
          </table:table-cell>
          <table:table-cell office:value-type="float" office:value="-3.929596" calcext:value-type="float">
            <text:p>-3.9295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10.87774" calcext:value-type="float">
            <text:p>10.87774</text:p>
          </table:table-cell>
          <table:table-cell office:value-type="float" office:value="18.45" calcext:value-type="float">
            <text:p>18.45</text:p>
          </table:table-cell>
          <table:table-cell office:value-type="float" office:value="-1.17" calcext:value-type="float">
            <text:p>-1.17</text:p>
          </table:table-cell>
          <table:table-cell office:value-type="float" office:value="0.8719076" calcext:value-type="float">
            <text:p>0.8719076</text:p>
          </table:table-cell>
          <table:table-cell office:value-type="float" office:value="0.4954474" calcext:value-type="float">
            <text:p>0.4954474</text:p>
          </table:table-cell>
          <table:table-cell office:value-type="float" office:value="207.108" calcext:value-type="float">
            <text:p>207.108</text:p>
          </table:table-cell>
          <table:table-cell office:value-type="float" office:value="0" calcext:value-type="float">
            <text:p>0</text:p>
          </table:table-cell>
          <table:table-cell office:value-type="float" office:value="18.04239" calcext:value-type="float">
            <text:p>18.04239</text:p>
          </table:table-cell>
          <table:table-cell office:value-type="float" office:value="6.718262" calcext:value-type="float">
            <text:p>6.718262</text:p>
          </table:table-cell>
          <table:table-cell office:value-type="float" office:value="15.32196" calcext:value-type="float">
            <text:p>15.32196</text:p>
          </table:table-cell>
          <table:table-cell office:value-type="float" office:value="9.002167" calcext:value-type="float">
            <text:p>9.002167</text:p>
          </table:table-cell>
          <table:table-cell office:value-type="float" office:value="14.18491" calcext:value-type="float">
            <text:p>14.18491</text:p>
          </table:table-cell>
          <table:table-cell office:value-type="float" office:value="10.31348" calcext:value-type="float">
            <text:p>10.31348</text:p>
          </table:table-cell>
          <table:table-cell office:value-type="float" office:value="13.57104" calcext:value-type="float">
            <text:p>13.57104</text:p>
          </table:table-cell>
          <table:table-cell office:value-type="float" office:value="11.36258" calcext:value-type="float">
            <text:p>11.36258</text:p>
          </table:table-cell>
          <table:table-cell office:value-type="float" office:value="13.34457" calcext:value-type="float">
            <text:p>13.34457</text:p>
          </table:table-cell>
          <table:table-cell office:value-type="float" office:value="11.99533" calcext:value-type="float">
            <text:p>11.99533</text:p>
          </table:table-cell>
          <table:table-cell office:value-type="float" office:value="13.47717" calcext:value-type="float">
            <text:p>13.47717</text:p>
          </table:table-cell>
          <table:table-cell office:value-type="float" office:value="12.62756" calcext:value-type="float">
            <text:p>12.62756</text:p>
          </table:table-cell>
          <table:table-cell office:value-type="float" office:value="13.5939" calcext:value-type="float">
            <text:p>13.5939</text:p>
          </table:table-cell>
          <table:table-cell office:value-type="float" office:value="13.07162" calcext:value-type="float">
            <text:p>13.07162</text:p>
          </table:table-cell>
          <table:table-cell office:value-type="float" office:value="13.79556" calcext:value-type="float">
            <text:p>13.79556</text:p>
          </table:table-cell>
          <table:table-cell office:value-type="float" office:value="13.61197" calcext:value-type="float">
            <text:p>13.61197</text:p>
          </table:table-cell>
          <table:table-cell office:value-type="float" office:value="14.19388" calcext:value-type="float">
            <text:p>14.19388</text:p>
          </table:table-cell>
          <table:table-cell office:value-type="float" office:value="14.08521" calcext:value-type="float">
            <text:p>14.08521</text:p>
          </table:table-cell>
          <table:table-cell office:value-type="float" office:value="14.40506" calcext:value-type="float">
            <text:p>14.40506</text:p>
          </table:table-cell>
          <table:table-cell office:value-type="float" office:value="14.38593" calcext:value-type="float">
            <text:p>14.38593</text:p>
          </table:table-cell>
          <table:table-cell office:value-type="float" office:value="14.57932" calcext:value-type="float">
            <text:p>14.57932</text:p>
          </table:table-cell>
          <table:table-cell office:value-type="float" office:value="14.56802" calcext:value-type="float">
            <text:p>14.56802</text:p>
          </table:table-cell>
          <table:table-cell office:value-type="float" office:value="14.73886" calcext:value-type="float">
            <text:p>14.73886</text:p>
          </table:table-cell>
          <table:table-cell office:value-type="float" office:value="14.70877" calcext:value-type="float">
            <text:p>14.70877</text:p>
          </table:table-cell>
          <table:table-cell office:value-type="float" office:value="14.80664" calcext:value-type="float">
            <text:p>14.80664</text:p>
          </table:table-cell>
          <table:table-cell office:value-type="float" office:value="14.7561" calcext:value-type="float">
            <text:p>14.7561</text:p>
          </table:table-cell>
          <table:table-cell office:value-type="float" office:value="14.67838" calcext:value-type="float">
            <text:p>14.67838</text:p>
          </table:table-cell>
          <table:table-cell office:value-type="float" office:value="14.62061" calcext:value-type="float">
            <text:p>14.62061</text:p>
          </table:table-cell>
          <table:table-cell office:value-type="float" office:value="33.86438" calcext:value-type="float">
            <text:p>33.86438</text:p>
          </table:table-cell>
          <table:table-cell office:value-type="float" office:value="-4.482422" calcext:value-type="float">
            <text:p>-4.4824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8.682718" calcext:value-type="float">
            <text:p>8.682718</text:p>
          </table:table-cell>
          <table:table-cell office:value-type="float" office:value="20.6" calcext:value-type="float">
            <text:p>20.6</text:p>
          </table:table-cell>
          <table:table-cell office:value-type="float" office:value="4.9" calcext:value-type="float">
            <text:p>4.9</text:p>
          </table:table-cell>
          <table:table-cell office:value-type="float" office:value="1.515693" calcext:value-type="float">
            <text:p>1.515693</text:p>
          </table:table-cell>
          <table:table-cell office:value-type="float" office:value="0.7618005" calcext:value-type="float">
            <text:p>0.7618005</text:p>
          </table:table-cell>
          <table:table-cell office:value-type="float" office:value="371.556" calcext:value-type="float">
            <text:p>371.556</text:p>
          </table:table-cell>
          <table:table-cell office:value-type="float" office:value="0" calcext:value-type="float">
            <text:p>0</text:p>
          </table:table-cell>
          <table:table-cell office:value-type="float" office:value="18.40155" calcext:value-type="float">
            <text:p>18.40155</text:p>
          </table:table-cell>
          <table:table-cell office:value-type="float" office:value="8.482361" calcext:value-type="float">
            <text:p>8.482361</text:p>
          </table:table-cell>
          <table:table-cell office:value-type="float" office:value="15.33267" calcext:value-type="float">
            <text:p>15.33267</text:p>
          </table:table-cell>
          <table:table-cell office:value-type="float" office:value="9.916718" calcext:value-type="float">
            <text:p>9.916718</text:p>
          </table:table-cell>
          <table:table-cell office:value-type="float" office:value="14.29044" calcext:value-type="float">
            <text:p>14.29044</text:p>
          </table:table-cell>
          <table:table-cell office:value-type="float" office:value="10.8222" calcext:value-type="float">
            <text:p>10.8222</text:p>
          </table:table-cell>
          <table:table-cell office:value-type="float" office:value="13.71585" calcext:value-type="float">
            <text:p>13.71585</text:p>
          </table:table-cell>
          <table:table-cell office:value-type="float" office:value="11.5965" calcext:value-type="float">
            <text:p>11.5965</text:p>
          </table:table-cell>
          <table:table-cell office:value-type="float" office:value="13.48978" calcext:value-type="float">
            <text:p>13.48978</text:p>
          </table:table-cell>
          <table:table-cell office:value-type="float" office:value="12.09018" calcext:value-type="float">
            <text:p>12.09018</text:p>
          </table:table-cell>
          <table:table-cell office:value-type="float" office:value="13.38705" calcext:value-type="float">
            <text:p>13.38705</text:p>
          </table:table-cell>
          <table:table-cell office:value-type="float" office:value="12.60065" calcext:value-type="float">
            <text:p>12.60065</text:p>
          </table:table-cell>
          <table:table-cell office:value-type="float" office:value="13.38239" calcext:value-type="float">
            <text:p>13.38239</text:p>
          </table:table-cell>
          <table:table-cell office:value-type="float" office:value="12.98688" calcext:value-type="float">
            <text:p>12.98688</text:p>
          </table:table-cell>
          <table:table-cell office:value-type="float" office:value="13.61362" calcext:value-type="float">
            <text:p>13.61362</text:p>
          </table:table-cell>
          <table:table-cell office:value-type="float" office:value="13.48492" calcext:value-type="float">
            <text:p>13.48492</text:p>
          </table:table-cell>
          <table:table-cell office:value-type="float" office:value="14.08405" calcext:value-type="float">
            <text:p>14.08405</text:p>
          </table:table-cell>
          <table:table-cell office:value-type="float" office:value="13.98056" calcext:value-type="float">
            <text:p>13.98056</text:p>
          </table:table-cell>
          <table:table-cell office:value-type="float" office:value="14.38559" calcext:value-type="float">
            <text:p>14.38559</text:p>
          </table:table-cell>
          <table:table-cell office:value-type="float" office:value="14.34741" calcext:value-type="float">
            <text:p>14.34741</text:p>
          </table:table-cell>
          <table:table-cell office:value-type="float" office:value="14.56784" calcext:value-type="float">
            <text:p>14.56784</text:p>
          </table:table-cell>
          <table:table-cell office:value-type="float" office:value="14.54498" calcext:value-type="float">
            <text:p>14.54498</text:p>
          </table:table-cell>
          <table:table-cell office:value-type="float" office:value="14.70844" calcext:value-type="float">
            <text:p>14.70844</text:p>
          </table:table-cell>
          <table:table-cell office:value-type="float" office:value="14.6778" calcext:value-type="float">
            <text:p>14.6778</text:p>
          </table:table-cell>
          <table:table-cell office:value-type="float" office:value="14.75565" calcext:value-type="float">
            <text:p>14.75565</text:p>
          </table:table-cell>
          <table:table-cell office:value-type="float" office:value="14.70776" calcext:value-type="float">
            <text:p>14.70776</text:p>
          </table:table-cell>
          <table:table-cell office:value-type="float" office:value="14.62003" calcext:value-type="float">
            <text:p>14.62003</text:p>
          </table:table-cell>
          <table:table-cell office:value-type="float" office:value="14.56558" calcext:value-type="float">
            <text:p>14.56558</text:p>
          </table:table-cell>
          <table:table-cell office:value-type="float" office:value="35.11154" calcext:value-type="float">
            <text:p>35.11154</text:p>
          </table:table-cell>
          <table:table-cell office:value-type="float" office:value="1.477814" calcext:value-type="float">
            <text:p>1.4778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2.37168" calcext:value-type="float">
            <text:p>2.37168</text:p>
          </table:table-cell>
          <table:table-cell office:value-type="float" office:value="18.24" calcext:value-type="float">
            <text:p>18.24</text:p>
          </table:table-cell>
          <table:table-cell office:value-type="float" office:value="13.28" calcext:value-type="float">
            <text:p>13.28</text:p>
          </table:table-cell>
          <table:table-cell office:value-type="float" office:value="1.605993" calcext:value-type="float">
            <text:p>1.605993</text:p>
          </table:table-cell>
          <table:table-cell office:value-type="float" office:value="1.338988" calcext:value-type="float">
            <text:p>1.338988</text:p>
          </table:table-cell>
          <table:table-cell office:value-type="float" office:value="344.16" calcext:value-type="float">
            <text:p>344.16</text:p>
          </table:table-cell>
          <table:table-cell office:value-type="float" office:value="0" calcext:value-type="float">
            <text:p>0</text:p>
          </table:table-cell>
          <table:table-cell office:value-type="float" office:value="15.44702" calcext:value-type="float">
            <text:p>15.44702</text:p>
          </table:table-cell>
          <table:table-cell office:value-type="float" office:value="12.18335" calcext:value-type="float">
            <text:p>12.18335</text:p>
          </table:table-cell>
          <table:table-cell office:value-type="float" office:value="14.57394" calcext:value-type="float">
            <text:p>14.57394</text:p>
          </table:table-cell>
          <table:table-cell office:value-type="float" office:value="12.69418" calcext:value-type="float">
            <text:p>12.69418</text:p>
          </table:table-cell>
          <table:table-cell office:value-type="float" office:value="14.1767" calcext:value-type="float">
            <text:p>14.1767</text:p>
          </table:table-cell>
          <table:table-cell office:value-type="float" office:value="12.96429" calcext:value-type="float">
            <text:p>12.96429</text:p>
          </table:table-cell>
          <table:table-cell office:value-type="float" office:value="13.89838" calcext:value-type="float">
            <text:p>13.89838</text:p>
          </table:table-cell>
          <table:table-cell office:value-type="float" office:value="13.14917" calcext:value-type="float">
            <text:p>13.14917</text:p>
          </table:table-cell>
          <table:table-cell office:value-type="float" office:value="13.76279" calcext:value-type="float">
            <text:p>13.76279</text:p>
          </table:table-cell>
          <table:table-cell office:value-type="float" office:value="13.25009" calcext:value-type="float">
            <text:p>13.25009</text:p>
          </table:table-cell>
          <table:table-cell office:value-type="float" office:value="13.6748" calcext:value-type="float">
            <text:p>13.6748</text:p>
          </table:table-cell>
          <table:table-cell office:value-type="float" office:value="13.35535" calcext:value-type="float">
            <text:p>13.35535</text:p>
          </table:table-cell>
          <table:table-cell office:value-type="float" office:value="13.64307" calcext:value-type="float">
            <text:p>13.64307</text:p>
          </table:table-cell>
          <table:table-cell office:value-type="float" office:value="13.38843" calcext:value-type="float">
            <text:p>13.38843</text:p>
          </table:table-cell>
          <table:table-cell office:value-type="float" office:value="13.64185" calcext:value-type="float">
            <text:p>13.64185</text:p>
          </table:table-cell>
          <table:table-cell office:value-type="float" office:value="13.50504" calcext:value-type="float">
            <text:p>13.50504</text:p>
          </table:table-cell>
          <table:table-cell office:value-type="float" office:value="13.97961" calcext:value-type="float">
            <text:p>13.97961</text:p>
          </table:table-cell>
          <table:table-cell office:value-type="float" office:value="13.93774" calcext:value-type="float">
            <text:p>13.93774</text:p>
          </table:table-cell>
          <table:table-cell office:value-type="float" office:value="14.34695" calcext:value-type="float">
            <text:p>14.34695</text:p>
          </table:table-cell>
          <table:table-cell office:value-type="float" office:value="14.30219" calcext:value-type="float">
            <text:p>14.30219</text:p>
          </table:table-cell>
          <table:table-cell office:value-type="float" office:value="14.54468" calcext:value-type="float">
            <text:p>14.54468</text:p>
          </table:table-cell>
          <table:table-cell office:value-type="float" office:value="14.51328" calcext:value-type="float">
            <text:p>14.51328</text:p>
          </table:table-cell>
          <table:table-cell office:value-type="float" office:value="14.67749" calcext:value-type="float">
            <text:p>14.67749</text:p>
          </table:table-cell>
          <table:table-cell office:value-type="float" office:value="14.64404" calcext:value-type="float">
            <text:p>14.64404</text:p>
          </table:table-cell>
          <table:table-cell office:value-type="float" office:value="14.70728" calcext:value-type="float">
            <text:p>14.70728</text:p>
          </table:table-cell>
          <table:table-cell office:value-type="float" office:value="14.66141" calcext:value-type="float">
            <text:p>14.66141</text:p>
          </table:table-cell>
          <table:table-cell office:value-type="float" office:value="14.56503" calcext:value-type="float">
            <text:p>14.56503</text:p>
          </table:table-cell>
          <table:table-cell office:value-type="float" office:value="14.51315" calcext:value-type="float">
            <text:p>14.51315</text:p>
          </table:table-cell>
          <table:table-cell office:value-type="float" office:value="20.32797" calcext:value-type="float">
            <text:p>20.32797</text:p>
          </table:table-cell>
          <table:table-cell office:value-type="float" office:value="9.949951" calcext:value-type="float">
            <text:p>9.9499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3.14892" calcext:value-type="float">
            <text:p>3.14892</text:p>
          </table:table-cell>
          <table:table-cell office:value-type="float" office:value="19.72" calcext:value-type="float">
            <text:p>19.72</text:p>
          </table:table-cell>
          <table:table-cell office:value-type="float" office:value="12.73" calcext:value-type="float">
            <text:p>12.73</text:p>
          </table:table-cell>
          <table:table-cell office:value-type="float" office:value="1.68747" calcext:value-type="float">
            <text:p>1.68747</text:p>
          </table:table-cell>
          <table:table-cell office:value-type="float" office:value="1.29164" calcext:value-type="float">
            <text:p>1.29164</text:p>
          </table:table-cell>
          <table:table-cell office:value-type="float" office:value="328.176" calcext:value-type="float">
            <text:p>328.176</text:p>
          </table:table-cell>
          <table:table-cell office:value-type="float" office:value="0" calcext:value-type="float">
            <text:p>0</text:p>
          </table:table-cell>
          <table:table-cell office:value-type="float" office:value="16.54285" calcext:value-type="float">
            <text:p>16.54285</text:p>
          </table:table-cell>
          <table:table-cell office:value-type="float" office:value="13.10156" calcext:value-type="float">
            <text:p>13.10156</text:p>
          </table:table-cell>
          <table:table-cell office:value-type="float" office:value="15.42859" calcext:value-type="float">
            <text:p>15.42859</text:p>
          </table:table-cell>
          <table:table-cell office:value-type="float" office:value="13.45605" calcext:value-type="float">
            <text:p>13.45605</text:p>
          </table:table-cell>
          <table:table-cell office:value-type="float" office:value="14.87427" calcext:value-type="float">
            <text:p>14.87427</text:p>
          </table:table-cell>
          <table:table-cell office:value-type="float" office:value="13.52444" calcext:value-type="float">
            <text:p>13.52444</text:p>
          </table:table-cell>
          <table:table-cell office:value-type="float" office:value="14.46161" calcext:value-type="float">
            <text:p>14.46161</text:p>
          </table:table-cell>
          <table:table-cell office:value-type="float" office:value="13.57922" calcext:value-type="float">
            <text:p>13.57922</text:p>
          </table:table-cell>
          <table:table-cell office:value-type="float" office:value="14.23575" calcext:value-type="float">
            <text:p>14.23575</text:p>
          </table:table-cell>
          <table:table-cell office:value-type="float" office:value="13.60974" calcext:value-type="float">
            <text:p>13.60974</text:p>
          </table:table-cell>
          <table:table-cell office:value-type="float" office:value="14.05151" calcext:value-type="float">
            <text:p>14.05151</text:p>
          </table:table-cell>
          <table:table-cell office:value-type="float" office:value="13.64117" calcext:value-type="float">
            <text:p>13.64117</text:p>
          </table:table-cell>
          <table:table-cell office:value-type="float" office:value="13.93723" calcext:value-type="float">
            <text:p>13.93723</text:p>
          </table:table-cell>
          <table:table-cell office:value-type="float" office:value="13.64545" calcext:value-type="float">
            <text:p>13.64545</text:p>
          </table:table-cell>
          <table:table-cell office:value-type="float" office:value="13.80344" calcext:value-type="float">
            <text:p>13.80344</text:p>
          </table:table-cell>
          <table:table-cell office:value-type="float" office:value="13.64377" calcext:value-type="float">
            <text:p>13.64377</text:p>
          </table:table-cell>
          <table:table-cell office:value-type="float" office:value="13.95474" calcext:value-type="float">
            <text:p>13.95474</text:p>
          </table:table-cell>
          <table:table-cell office:value-type="float" office:value="13.93747" calcext:value-type="float">
            <text:p>13.93747</text:p>
          </table:table-cell>
          <table:table-cell office:value-type="float" office:value="14.30179" calcext:value-type="float">
            <text:p>14.30179</text:p>
          </table:table-cell>
          <table:table-cell office:value-type="float" office:value="14.26813" calcext:value-type="float">
            <text:p>14.26813</text:p>
          </table:table-cell>
          <table:table-cell office:value-type="float" office:value="14.51294" calcext:value-type="float">
            <text:p>14.51294</text:p>
          </table:table-cell>
          <table:table-cell office:value-type="float" office:value="14.47876" calcext:value-type="float">
            <text:p>14.47876</text:p>
          </table:table-cell>
          <table:table-cell office:value-type="float" office:value="14.64368" calcext:value-type="float">
            <text:p>14.64368</text:p>
          </table:table-cell>
          <table:table-cell office:value-type="float" office:value="14.60849" calcext:value-type="float">
            <text:p>14.60849</text:p>
          </table:table-cell>
          <table:table-cell office:value-type="float" office:value="14.66095" calcext:value-type="float">
            <text:p>14.66095</text:p>
          </table:table-cell>
          <table:table-cell office:value-type="float" office:value="14.61664" calcext:value-type="float">
            <text:p>14.61664</text:p>
          </table:table-cell>
          <table:table-cell office:value-type="float" office:value="14.51263" calcext:value-type="float">
            <text:p>14.51263</text:p>
          </table:table-cell>
          <table:table-cell office:value-type="float" office:value="14.46356" calcext:value-type="float">
            <text:p>14.46356</text:p>
          </table:table-cell>
          <table:table-cell office:value-type="float" office:value="22.54099" calcext:value-type="float">
            <text:p>22.54099</text:p>
          </table:table-cell>
          <table:table-cell office:value-type="float" office:value="9.636871" calcext:value-type="float">
            <text:p>9.6368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9.969582" calcext:value-type="float">
            <text:p>9.969582</text:p>
          </table:table-cell>
          <table:table-cell office:value-type="float" office:value="24.57" calcext:value-type="float">
            <text:p>24.57</text:p>
          </table:table-cell>
          <table:table-cell office:value-type="float" office:value="9.76" calcext:value-type="float">
            <text:p>9.76</text:p>
          </table:table-cell>
          <table:table-cell office:value-type="float" office:value="1.402399" calcext:value-type="float">
            <text:p>1.402399</text:p>
          </table:table-cell>
          <table:table-cell office:value-type="float" office:value="1.021074" calcext:value-type="float">
            <text:p>1.021074</text:p>
          </table:table-cell>
          <table:table-cell office:value-type="float" office:value="222.3" calcext:value-type="float">
            <text:p>222.3</text:p>
          </table:table-cell>
          <table:table-cell office:value-type="float" office:value="0" calcext:value-type="float">
            <text:p>0</text:p>
          </table:table-cell>
          <table:table-cell office:value-type="float" office:value="20.47473" calcext:value-type="float">
            <text:p>20.47473</text:p>
          </table:table-cell>
          <table:table-cell office:value-type="float" office:value="11.53778" calcext:value-type="float">
            <text:p>11.53778</text:p>
          </table:table-cell>
          <table:table-cell office:value-type="float" office:value="17.67514" calcext:value-type="float">
            <text:p>17.67514</text:p>
          </table:table-cell>
          <table:table-cell office:value-type="float" office:value="12.46622" calcext:value-type="float">
            <text:p>12.46622</text:p>
          </table:table-cell>
          <table:table-cell office:value-type="float" office:value="16.30377" calcext:value-type="float">
            <text:p>16.30377</text:p>
          </table:table-cell>
          <table:table-cell office:value-type="float" office:value="12.9563" calcext:value-type="float">
            <text:p>12.9563</text:p>
          </table:table-cell>
          <table:table-cell office:value-type="float" office:value="15.37296" calcext:value-type="float">
            <text:p>15.37296</text:p>
          </table:table-cell>
          <table:table-cell office:value-type="float" office:value="13.32498" calcext:value-type="float">
            <text:p>13.32498</text:p>
          </table:table-cell>
          <table:table-cell office:value-type="float" office:value="14.88391" calcext:value-type="float">
            <text:p>14.88391</text:p>
          </table:table-cell>
          <table:table-cell office:value-type="float" office:value="13.52856" calcext:value-type="float">
            <text:p>13.52856</text:p>
          </table:table-cell>
          <table:table-cell office:value-type="float" office:value="14.48303" calcext:value-type="float">
            <text:p>14.48303</text:p>
          </table:table-cell>
          <table:table-cell office:value-type="float" office:value="13.71298" calcext:value-type="float">
            <text:p>13.71298</text:p>
          </table:table-cell>
          <table:table-cell office:value-type="float" office:value="14.24686" calcext:value-type="float">
            <text:p>14.24686</text:p>
          </table:table-cell>
          <table:table-cell office:value-type="float" office:value="13.79187" calcext:value-type="float">
            <text:p>13.79187</text:p>
          </table:table-cell>
          <table:table-cell office:value-type="float" office:value="13.95651" calcext:value-type="float">
            <text:p>13.95651</text:p>
          </table:table-cell>
          <table:table-cell office:value-type="float" office:value="13.806" calcext:value-type="float">
            <text:p>13.806</text:p>
          </table:table-cell>
          <table:table-cell office:value-type="float" office:value="14.00421" calcext:value-type="float">
            <text:p>14.00421</text:p>
          </table:table-cell>
          <table:table-cell office:value-type="float" office:value="13.9552" calcext:value-type="float">
            <text:p>13.9552</text:p>
          </table:table-cell>
          <table:table-cell office:value-type="float" office:value="14.26788" calcext:value-type="float">
            <text:p>14.26788</text:p>
          </table:table-cell>
          <table:table-cell office:value-type="float" office:value="14.25006" calcext:value-type="float">
            <text:p>14.25006</text:p>
          </table:table-cell>
          <table:table-cell office:value-type="float" office:value="14.47842" calcext:value-type="float">
            <text:p>14.47842</text:p>
          </table:table-cell>
          <table:table-cell office:value-type="float" office:value="14.44623" calcext:value-type="float">
            <text:p>14.44623</text:p>
          </table:table-cell>
          <table:table-cell office:value-type="float" office:value="14.60812" calcext:value-type="float">
            <text:p>14.60812</text:p>
          </table:table-cell>
          <table:table-cell office:value-type="float" office:value="14.57153" calcext:value-type="float">
            <text:p>14.57153</text:p>
          </table:table-cell>
          <table:table-cell office:value-type="float" office:value="14.61618" calcext:value-type="float">
            <text:p>14.61618</text:p>
          </table:table-cell>
          <table:table-cell office:value-type="float" office:value="14.57272" calcext:value-type="float">
            <text:p>14.57272</text:p>
          </table:table-cell>
          <table:table-cell office:value-type="float" office:value="14.46307" calcext:value-type="float">
            <text:p>14.46307</text:p>
          </table:table-cell>
          <table:table-cell office:value-type="float" office:value="14.41595" calcext:value-type="float">
            <text:p>14.41595</text:p>
          </table:table-cell>
          <table:table-cell office:value-type="float" office:value="35.49387" calcext:value-type="float">
            <text:p>35.49387</text:p>
          </table:table-cell>
          <table:table-cell office:value-type="float" office:value="6.419464" calcext:value-type="float">
            <text:p>6.4194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9.539514" calcext:value-type="float">
            <text:p>9.539514</text:p>
          </table:table-cell>
          <table:table-cell office:value-type="float" office:value="22.32" calcext:value-type="float">
            <text:p>22.32</text:p>
          </table:table-cell>
          <table:table-cell office:value-type="float" office:value="6.78" calcext:value-type="float">
            <text:p>6.78</text:p>
          </table:table-cell>
          <table:table-cell office:value-type="float" office:value="1.357655" calcext:value-type="float">
            <text:p>1.357655</text:p>
          </table:table-cell>
          <table:table-cell office:value-type="float" office:value="0.8670956" calcext:value-type="float">
            <text:p>0.8670956</text:p>
          </table:table-cell>
          <table:table-cell office:value-type="float" office:value="187.812" calcext:value-type="float">
            <text:p>187.812</text:p>
          </table:table-cell>
          <table:table-cell office:value-type="float" office:value="0" calcext:value-type="float">
            <text:p>0</text:p>
          </table:table-cell>
          <table:table-cell office:value-type="float" office:value="20.32355" calcext:value-type="float">
            <text:p>20.32355</text:p>
          </table:table-cell>
          <table:table-cell office:value-type="float" office:value="10.59369" calcext:value-type="float">
            <text:p>10.59369</text:p>
          </table:table-cell>
          <table:table-cell office:value-type="float" office:value="17.51187" calcext:value-type="float">
            <text:p>17.51187</text:p>
          </table:table-cell>
          <table:table-cell office:value-type="float" office:value="12.02206" calcext:value-type="float">
            <text:p>12.02206</text:p>
          </table:table-cell>
          <table:table-cell office:value-type="float" office:value="16.21408" calcext:value-type="float">
            <text:p>16.21408</text:p>
          </table:table-cell>
          <table:table-cell office:value-type="float" office:value="12.79819" calcext:value-type="float">
            <text:p>12.79819</text:p>
          </table:table-cell>
          <table:table-cell office:value-type="float" office:value="15.35193" calcext:value-type="float">
            <text:p>15.35193</text:p>
          </table:table-cell>
          <table:table-cell office:value-type="float" office:value="13.35886" calcext:value-type="float">
            <text:p>13.35886</text:p>
          </table:table-cell>
          <table:table-cell office:value-type="float" office:value="14.90521" calcext:value-type="float">
            <text:p>14.90521</text:p>
          </table:table-cell>
          <table:table-cell office:value-type="float" office:value="13.64957" calcext:value-type="float">
            <text:p>13.64957</text:p>
          </table:table-cell>
          <table:table-cell office:value-type="float" office:value="14.53705" calcext:value-type="float">
            <text:p>14.53705</text:p>
          </table:table-cell>
          <table:table-cell office:value-type="float" office:value="13.89764" calcext:value-type="float">
            <text:p>13.89764</text:p>
          </table:table-cell>
          <table:table-cell office:value-type="float" office:value="14.341" calcext:value-type="float">
            <text:p>14.341</text:p>
          </table:table-cell>
          <table:table-cell office:value-type="float" office:value="13.98141" calcext:value-type="float">
            <text:p>13.98141</text:p>
          </table:table-cell>
          <table:table-cell office:value-type="float" office:value="14.09711" calcext:value-type="float">
            <text:p>14.09711</text:p>
          </table:table-cell>
          <table:table-cell office:value-type="float" office:value="13.96027" calcext:value-type="float">
            <text:p>13.96027</text:p>
          </table:table-cell>
          <table:table-cell office:value-type="float" office:value="14.07593" calcext:value-type="float">
            <text:p>14.07593</text:p>
          </table:table-cell>
          <table:table-cell office:value-type="float" office:value="14.00494" calcext:value-type="float">
            <text:p>14.00494</text:p>
          </table:table-cell>
          <table:table-cell office:value-type="float" office:value="14.24991" calcext:value-type="float">
            <text:p>14.24991</text:p>
          </table:table-cell>
          <table:table-cell office:value-type="float" office:value="14.24631" calcext:value-type="float">
            <text:p>14.24631</text:p>
          </table:table-cell>
          <table:table-cell office:value-type="float" office:value="14.44592" calcext:value-type="float">
            <text:p>14.44592</text:p>
          </table:table-cell>
          <table:table-cell office:value-type="float" office:value="14.41888" calcext:value-type="float">
            <text:p>14.41888</text:p>
          </table:table-cell>
          <table:table-cell office:value-type="float" office:value="14.57117" calcext:value-type="float">
            <text:p>14.57117</text:p>
          </table:table-cell>
          <table:table-cell office:value-type="float" office:value="14.53555" calcext:value-type="float">
            <text:p>14.53555</text:p>
          </table:table-cell>
          <table:table-cell office:value-type="float" office:value="14.57227" calcext:value-type="float">
            <text:p>14.57227</text:p>
          </table:table-cell>
          <table:table-cell office:value-type="float" office:value="14.52975" calcext:value-type="float">
            <text:p>14.52975</text:p>
          </table:table-cell>
          <table:table-cell office:value-type="float" office:value="14.41547" calcext:value-type="float">
            <text:p>14.41547</text:p>
          </table:table-cell>
          <table:table-cell office:value-type="float" office:value="14.37042" calcext:value-type="float">
            <text:p>14.37042</text:p>
          </table:table-cell>
          <table:table-cell office:value-type="float" office:value="36.14154" calcext:value-type="float">
            <text:p>36.14154</text:p>
          </table:table-cell>
          <table:table-cell office:value-type="float" office:value="3.621338" calcext:value-type="float">
            <text:p>3.6213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7.743546" calcext:value-type="float">
            <text:p>7.743546</text:p>
          </table:table-cell>
          <table:table-cell office:value-type="float" office:value="21.58" calcext:value-type="float">
            <text:p>21.58</text:p>
          </table:table-cell>
          <table:table-cell office:value-type="float" office:value="7.31" calcext:value-type="float">
            <text:p>7.31</text:p>
          </table:table-cell>
          <table:table-cell office:value-type="float" office:value="1.339999" calcext:value-type="float">
            <text:p>1.339999</text:p>
          </table:table-cell>
          <table:table-cell office:value-type="float" office:value="0.899045" calcext:value-type="float">
            <text:p>0.899045</text:p>
          </table:table-cell>
          <table:table-cell office:value-type="float" office:value="252.864" calcext:value-type="float">
            <text:p>252.864</text:p>
          </table:table-cell>
          <table:table-cell office:value-type="float" office:value="0" calcext:value-type="float">
            <text:p>0</text:p>
          </table:table-cell>
          <table:table-cell office:value-type="float" office:value="19.26569" calcext:value-type="float">
            <text:p>19.26569</text:p>
          </table:table-cell>
          <table:table-cell office:value-type="float" office:value="10.61951" calcext:value-type="float">
            <text:p>10.61951</text:p>
          </table:table-cell>
          <table:table-cell office:value-type="float" office:value="16.72672" calcext:value-type="float">
            <text:p>16.72672</text:p>
          </table:table-cell>
          <table:table-cell office:value-type="float" office:value="11.93173" calcext:value-type="float">
            <text:p>11.93173</text:p>
          </table:table-cell>
          <table:table-cell office:value-type="float" office:value="15.61899" calcext:value-type="float">
            <text:p>15.61899</text:p>
          </table:table-cell>
          <table:table-cell office:value-type="float" office:value="12.64136" calcext:value-type="float">
            <text:p>12.64136</text:p>
          </table:table-cell>
          <table:table-cell office:value-type="float" office:value="14.94037" calcext:value-type="float">
            <text:p>14.94037</text:p>
          </table:table-cell>
          <table:table-cell office:value-type="float" office:value="13.20642" calcext:value-type="float">
            <text:p>13.20642</text:p>
          </table:table-cell>
          <table:table-cell office:value-type="float" office:value="14.61063" calcext:value-type="float">
            <text:p>14.61063</text:p>
          </table:table-cell>
          <table:table-cell office:value-type="float" office:value="13.53055" calcext:value-type="float">
            <text:p>13.53055</text:p>
          </table:table-cell>
          <table:table-cell office:value-type="float" office:value="14.50519" calcext:value-type="float">
            <text:p>14.50519</text:p>
          </table:table-cell>
          <table:table-cell office:value-type="float" office:value="13.81879" calcext:value-type="float">
            <text:p>13.81879</text:p>
          </table:table-cell>
          <table:table-cell office:value-type="float" office:value="14.34369" calcext:value-type="float">
            <text:p>14.34369</text:p>
          </table:table-cell>
          <table:table-cell office:value-type="float" office:value="13.96082" calcext:value-type="float">
            <text:p>13.96082</text:p>
          </table:table-cell>
          <table:table-cell office:value-type="float" office:value="14.1463" calcext:value-type="float">
            <text:p>14.1463</text:p>
          </table:table-cell>
          <table:table-cell office:value-type="float" office:value="14.09567" calcext:value-type="float">
            <text:p>14.09567</text:p>
          </table:table-cell>
          <table:table-cell office:value-type="float" office:value="14.1319" calcext:value-type="float">
            <text:p>14.1319</text:p>
          </table:table-cell>
          <table:table-cell office:value-type="float" office:value="14.07666" calcext:value-type="float">
            <text:p>14.07666</text:p>
          </table:table-cell>
          <table:table-cell office:value-type="float" office:value="14.25476" calcext:value-type="float">
            <text:p>14.25476</text:p>
          </table:table-cell>
          <table:table-cell office:value-type="float" office:value="14.24716" calcext:value-type="float">
            <text:p>14.24716</text:p>
          </table:table-cell>
          <table:table-cell office:value-type="float" office:value="14.41864" calcext:value-type="float">
            <text:p>14.41864</text:p>
          </table:table-cell>
          <table:table-cell office:value-type="float" office:value="14.39847" calcext:value-type="float">
            <text:p>14.39847</text:p>
          </table:table-cell>
          <table:table-cell office:value-type="float" office:value="14.53519" calcext:value-type="float">
            <text:p>14.53519</text:p>
          </table:table-cell>
          <table:table-cell office:value-type="float" office:value="14.50043" calcext:value-type="float">
            <text:p>14.50043</text:p>
          </table:table-cell>
          <table:table-cell office:value-type="float" office:value="14.52936" calcext:value-type="float">
            <text:p>14.52936</text:p>
          </table:table-cell>
          <table:table-cell office:value-type="float" office:value="14.48779" calcext:value-type="float">
            <text:p>14.48779</text:p>
          </table:table-cell>
          <table:table-cell office:value-type="float" office:value="14.36993" calcext:value-type="float">
            <text:p>14.36993</text:p>
          </table:table-cell>
          <table:table-cell office:value-type="float" office:value="14.3262" calcext:value-type="float">
            <text:p>14.3262</text:p>
          </table:table-cell>
          <table:table-cell office:value-type="float" office:value="32.68732" calcext:value-type="float">
            <text:p>32.68732</text:p>
          </table:table-cell>
          <table:table-cell office:value-type="float" office:value="3.966736" calcext:value-type="float">
            <text:p>3.9667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2.0088" calcext:value-type="float">
            <text:p>2.0088</text:p>
          </table:table-cell>
          <table:table-cell office:value-type="float" office:value="15.88" calcext:value-type="float">
            <text:p>15.88</text:p>
          </table:table-cell>
          <table:table-cell office:value-type="float" office:value="5.9" calcext:value-type="float">
            <text:p>5.9</text:p>
          </table:table-cell>
          <table:table-cell office:value-type="float" office:value="1.402921" calcext:value-type="float">
            <text:p>1.402921</text:p>
          </table:table-cell>
          <table:table-cell office:value-type="float" office:value="0.7076755" calcext:value-type="float">
            <text:p>0.7076755</text:p>
          </table:table-cell>
          <table:table-cell office:value-type="float" office:value="494.208" calcext:value-type="float">
            <text:p>494.208</text:p>
          </table:table-cell>
          <table:table-cell office:value-type="float" office:value="0.1" calcext:value-type="float">
            <text:p>0.1</text:p>
          </table:table-cell>
          <table:table-cell office:value-type="float" office:value="15.353" calcext:value-type="float">
            <text:p>15.353</text:p>
          </table:table-cell>
          <table:table-cell office:value-type="float" office:value="9.630402" calcext:value-type="float">
            <text:p>9.630402</text:p>
          </table:table-cell>
          <table:table-cell office:value-type="float" office:value="14.5094" calcext:value-type="float">
            <text:p>14.5094</text:p>
          </table:table-cell>
          <table:table-cell office:value-type="float" office:value="11.19424" calcext:value-type="float">
            <text:p>11.19424</text:p>
          </table:table-cell>
          <table:table-cell office:value-type="float" office:value="14.2074" calcext:value-type="float">
            <text:p>14.2074</text:p>
          </table:table-cell>
          <table:table-cell office:value-type="float" office:value="12.19089" calcext:value-type="float">
            <text:p>12.19089</text:p>
          </table:table-cell>
          <table:table-cell office:value-type="float" office:value="14.35336" calcext:value-type="float">
            <text:p>14.35336</text:p>
          </table:table-cell>
          <table:table-cell office:value-type="float" office:value="12.96933" calcext:value-type="float">
            <text:p>12.96933</text:p>
          </table:table-cell>
          <table:table-cell office:value-type="float" office:value="14.38409" calcext:value-type="float">
            <text:p>14.38409</text:p>
          </table:table-cell>
          <table:table-cell office:value-type="float" office:value="13.3884" calcext:value-type="float">
            <text:p>13.3884</text:p>
          </table:table-cell>
          <table:table-cell office:value-type="float" office:value="14.35138" calcext:value-type="float">
            <text:p>14.35138</text:p>
          </table:table-cell>
          <table:table-cell office:value-type="float" office:value="13.80176" calcext:value-type="float">
            <text:p>13.80176</text:p>
          </table:table-cell>
          <table:table-cell office:value-type="float" office:value="14.25311" calcext:value-type="float">
            <text:p>14.25311</text:p>
          </table:table-cell>
          <table:table-cell office:value-type="float" office:value="13.99042" calcext:value-type="float">
            <text:p>13.99042</text:p>
          </table:table-cell>
          <table:table-cell office:value-type="float" office:value="14.15247" calcext:value-type="float">
            <text:p>14.15247</text:p>
          </table:table-cell>
          <table:table-cell office:value-type="float" office:value="14.12067" calcext:value-type="float">
            <text:p>14.12067</text:p>
          </table:table-cell>
          <table:table-cell office:value-type="float" office:value="14.16553" calcext:value-type="float">
            <text:p>14.16553</text:p>
          </table:table-cell>
          <table:table-cell office:value-type="float" office:value="14.13229" calcext:value-type="float">
            <text:p>14.13229</text:p>
          </table:table-cell>
          <table:table-cell office:value-type="float" office:value="14.26361" calcext:value-type="float">
            <text:p>14.26361</text:p>
          </table:table-cell>
          <table:table-cell office:value-type="float" office:value="14.25485" calcext:value-type="float">
            <text:p>14.25485</text:p>
          </table:table-cell>
          <table:table-cell office:value-type="float" office:value="14.39828" calcext:value-type="float">
            <text:p>14.39828</text:p>
          </table:table-cell>
          <table:table-cell office:value-type="float" office:value="14.38214" calcext:value-type="float">
            <text:p>14.38214</text:p>
          </table:table-cell>
          <table:table-cell office:value-type="float" office:value="14.50006" calcext:value-type="float">
            <text:p>14.50006</text:p>
          </table:table-cell>
          <table:table-cell office:value-type="float" office:value="14.46768" calcext:value-type="float">
            <text:p>14.46768</text:p>
          </table:table-cell>
          <table:table-cell office:value-type="float" office:value="14.4874" calcext:value-type="float">
            <text:p>14.4874</text:p>
          </table:table-cell>
          <table:table-cell office:value-type="float" office:value="14.44708" calcext:value-type="float">
            <text:p>14.44708</text:p>
          </table:table-cell>
          <table:table-cell office:value-type="float" office:value="14.32574" calcext:value-type="float">
            <text:p>14.32574</text:p>
          </table:table-cell>
          <table:table-cell office:value-type="float" office:value="14.28299" calcext:value-type="float">
            <text:p>14.28299</text:p>
          </table:table-cell>
          <table:table-cell office:value-type="float" office:value="18.89127" calcext:value-type="float">
            <text:p>18.89127</text:p>
          </table:table-cell>
          <table:table-cell office:value-type="float" office:value="2.423737" calcext:value-type="float">
            <text:p>2.4237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10.06399" calcext:value-type="float">
            <text:p>10.06399</text:p>
          </table:table-cell>
          <table:table-cell office:value-type="float" office:value="9.31" calcext:value-type="float">
            <text:p>9.31</text:p>
          </table:table-cell>
          <table:table-cell office:value-type="float" office:value="-5" calcext:value-type="float">
            <text:p>-5</text:p>
          </table:table-cell>
          <table:table-cell office:value-type="float" office:value="0.6978621" calcext:value-type="float">
            <text:p>0.6978621</text:p>
          </table:table-cell>
          <table:table-cell office:value-type="float" office:value="0.3738973" calcext:value-type="float">
            <text:p>0.3738973</text:p>
          </table:table-cell>
          <table:table-cell office:value-type="float" office:value="308.304" calcext:value-type="float">
            <text:p>308.304</text:p>
          </table:table-cell>
          <table:table-cell office:value-type="float" office:value="0" calcext:value-type="float">
            <text:p>0</text:p>
          </table:table-cell>
          <table:table-cell office:value-type="float" office:value="14.73254" calcext:value-type="float">
            <text:p>14.73254</text:p>
          </table:table-cell>
          <table:table-cell office:value-type="float" office:value="5.420227" calcext:value-type="float">
            <text:p>5.420227</text:p>
          </table:table-cell>
          <table:table-cell office:value-type="float" office:value="13.31482" calcext:value-type="float">
            <text:p>13.31482</text:p>
          </table:table-cell>
          <table:table-cell office:value-type="float" office:value="8.327118" calcext:value-type="float">
            <text:p>8.327118</text:p>
          </table:table-cell>
          <table:table-cell office:value-type="float" office:value="12.84955" calcext:value-type="float">
            <text:p>12.84955</text:p>
          </table:table-cell>
          <table:table-cell office:value-type="float" office:value="10.06848" calcext:value-type="float">
            <text:p>10.06848</text:p>
          </table:table-cell>
          <table:table-cell office:value-type="float" office:value="12.93155" calcext:value-type="float">
            <text:p>12.93155</text:p>
          </table:table-cell>
          <table:table-cell office:value-type="float" office:value="11.37543" calcext:value-type="float">
            <text:p>11.37543</text:p>
          </table:table-cell>
          <table:table-cell office:value-type="float" office:value="13.35989" calcext:value-type="float">
            <text:p>13.35989</text:p>
          </table:table-cell>
          <table:table-cell office:value-type="float" office:value="12.06885" calcext:value-type="float">
            <text:p>12.06885</text:p>
          </table:table-cell>
          <table:table-cell office:value-type="float" office:value="13.78482" calcext:value-type="float">
            <text:p>13.78482</text:p>
          </table:table-cell>
          <table:table-cell office:value-type="float" office:value="12.75409" calcext:value-type="float">
            <text:p>12.75409</text:p>
          </table:table-cell>
          <table:table-cell office:value-type="float" office:value="13.98175" calcext:value-type="float">
            <text:p>13.98175</text:p>
          </table:table-cell>
          <table:table-cell office:value-type="float" office:value="13.19995" calcext:value-type="float">
            <text:p>13.19995</text:p>
          </table:table-cell>
          <table:table-cell office:value-type="float" office:value="14.12036" calcext:value-type="float">
            <text:p>14.12036</text:p>
          </table:table-cell>
          <table:table-cell office:value-type="float" office:value="13.72186" calcext:value-type="float">
            <text:p>13.72186</text:p>
          </table:table-cell>
          <table:table-cell office:value-type="float" office:value="14.16693" calcext:value-type="float">
            <text:p>14.16693</text:p>
          </table:table-cell>
          <table:table-cell office:value-type="float" office:value="14.10886" calcext:value-type="float">
            <text:p>14.10886</text:p>
          </table:table-cell>
          <table:table-cell office:value-type="float" office:value="14.26672" calcext:value-type="float">
            <text:p>14.26672</text:p>
          </table:table-cell>
          <table:table-cell office:value-type="float" office:value="14.26367" calcext:value-type="float">
            <text:p>14.26367</text:p>
          </table:table-cell>
          <table:table-cell office:value-type="float" office:value="14.38199" calcext:value-type="float">
            <text:p>14.38199</text:p>
          </table:table-cell>
          <table:table-cell office:value-type="float" office:value="14.36807" calcext:value-type="float">
            <text:p>14.36807</text:p>
          </table:table-cell>
          <table:table-cell office:value-type="float" office:value="14.46735" calcext:value-type="float">
            <text:p>14.46735</text:p>
          </table:table-cell>
          <table:table-cell office:value-type="float" office:value="14.43759" calcext:value-type="float">
            <text:p>14.43759</text:p>
          </table:table-cell>
          <table:table-cell office:value-type="float" office:value="14.44669" calcext:value-type="float">
            <text:p>14.44669</text:p>
          </table:table-cell>
          <table:table-cell office:value-type="float" office:value="14.40814" calcext:value-type="float">
            <text:p>14.40814</text:p>
          </table:table-cell>
          <table:table-cell office:value-type="float" office:value="14.28256" calcext:value-type="float">
            <text:p>14.28256</text:p>
          </table:table-cell>
          <table:table-cell office:value-type="float" office:value="14.24197" calcext:value-type="float">
            <text:p>14.24197</text:p>
          </table:table-cell>
          <table:table-cell office:value-type="float" office:value="21.10748" calcext:value-type="float">
            <text:p>21.10748</text:p>
          </table:table-cell>
          <table:table-cell office:value-type="float" office:value="-8.144531" calcext:value-type="float">
            <text:p>-8.1445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8.36981" calcext:value-type="float">
            <text:p>8.36981</text:p>
          </table:table-cell>
          <table:table-cell office:value-type="float" office:value="14.14" calcext:value-type="float">
            <text:p>14.14</text:p>
          </table:table-cell>
          <table:table-cell office:value-type="float" office:value="-6.01" calcext:value-type="float">
            <text:p>-6.01</text:p>
          </table:table-cell>
          <table:table-cell office:value-type="float" office:value="0.8396594" calcext:value-type="float">
            <text:p>0.8396594</text:p>
          </table:table-cell>
          <table:table-cell office:value-type="float" office:value="0.3466814" calcext:value-type="float">
            <text:p>0.3466814</text:p>
          </table:table-cell>
          <table:table-cell office:value-type="float" office:value="301.788" calcext:value-type="float">
            <text:p>301.788</text:p>
          </table:table-cell>
          <table:table-cell office:value-type="float" office:value="0" calcext:value-type="float">
            <text:p>0</text:p>
          </table:table-cell>
          <table:table-cell office:value-type="float" office:value="14.13315" calcext:value-type="float">
            <text:p>14.13315</text:p>
          </table:table-cell>
          <table:table-cell office:value-type="float" office:value="3.782379" calcext:value-type="float">
            <text:p>3.782379</text:p>
          </table:table-cell>
          <table:table-cell office:value-type="float" office:value="12.20886" calcext:value-type="float">
            <text:p>12.20886</text:p>
          </table:table-cell>
          <table:table-cell office:value-type="float" office:value="6.291382" calcext:value-type="float">
            <text:p>6.291382</text:p>
          </table:table-cell>
          <table:table-cell office:value-type="float" office:value="11.61731" calcext:value-type="float">
            <text:p>11.61731</text:p>
          </table:table-cell>
          <table:table-cell office:value-type="float" office:value="7.950073" calcext:value-type="float">
            <text:p>7.950073</text:p>
          </table:table-cell>
          <table:table-cell office:value-type="float" office:value="11.49725" calcext:value-type="float">
            <text:p>11.49725</text:p>
          </table:table-cell>
          <table:table-cell office:value-type="float" office:value="9.437622" calcext:value-type="float">
            <text:p>9.437622</text:p>
          </table:table-cell>
          <table:table-cell office:value-type="float" office:value="12.02362" calcext:value-type="float">
            <text:p>12.02362</text:p>
          </table:table-cell>
          <table:table-cell office:value-type="float" office:value="10.41122" calcext:value-type="float">
            <text:p>10.41122</text:p>
          </table:table-cell>
          <table:table-cell office:value-type="float" office:value="12.74069" calcext:value-type="float">
            <text:p>12.74069</text:p>
          </table:table-cell>
          <table:table-cell office:value-type="float" office:value="11.40845" calcext:value-type="float">
            <text:p>11.40845</text:p>
          </table:table-cell>
          <table:table-cell office:value-type="float" office:value="13.19028" calcext:value-type="float">
            <text:p>13.19028</text:p>
          </table:table-cell>
          <table:table-cell office:value-type="float" office:value="12.18915" calcext:value-type="float">
            <text:p>12.18915</text:p>
          </table:table-cell>
          <table:table-cell office:value-type="float" office:value="13.71814" calcext:value-type="float">
            <text:p>13.71814</text:p>
          </table:table-cell>
          <table:table-cell office:value-type="float" office:value="13.09613" calcext:value-type="float">
            <text:p>13.09613</text:p>
          </table:table-cell>
          <table:table-cell office:value-type="float" office:value="14.10754" calcext:value-type="float">
            <text:p>14.10754</text:p>
          </table:table-cell>
          <table:table-cell office:value-type="float" office:value="13.90768" calcext:value-type="float">
            <text:p>13.90768</text:p>
          </table:table-cell>
          <table:table-cell office:value-type="float" office:value="14.26379" calcext:value-type="float">
            <text:p>14.26379</text:p>
          </table:table-cell>
          <table:table-cell office:value-type="float" office:value="14.23102" calcext:value-type="float">
            <text:p>14.23102</text:p>
          </table:table-cell>
          <table:table-cell office:value-type="float" office:value="14.36789" calcext:value-type="float">
            <text:p>14.36789</text:p>
          </table:table-cell>
          <table:table-cell office:value-type="float" office:value="14.34918" calcext:value-type="float">
            <text:p>14.34918</text:p>
          </table:table-cell>
          <table:table-cell office:value-type="float" office:value="14.43729" calcext:value-type="float">
            <text:p>14.43729</text:p>
          </table:table-cell>
          <table:table-cell office:value-type="float" office:value="14.40958" calcext:value-type="float">
            <text:p>14.40958</text:p>
          </table:table-cell>
          <table:table-cell office:value-type="float" office:value="14.40775" calcext:value-type="float">
            <text:p>14.40775</text:p>
          </table:table-cell>
          <table:table-cell office:value-type="float" office:value="14.37134" calcext:value-type="float">
            <text:p>14.37134</text:p>
          </table:table-cell>
          <table:table-cell office:value-type="float" office:value="14.24155" calcext:value-type="float">
            <text:p>14.24155</text:p>
          </table:table-cell>
          <table:table-cell office:value-type="float" office:value="14.20239" calcext:value-type="float">
            <text:p>14.20239</text:p>
          </table:table-cell>
          <table:table-cell office:value-type="float" office:value="23.89078" calcext:value-type="float">
            <text:p>23.89078</text:p>
          </table:table-cell>
          <table:table-cell office:value-type="float" office:value="-8.929352" calcext:value-type="float">
            <text:p>-8.9293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9.601084" calcext:value-type="float">
            <text:p>9.601084</text:p>
          </table:table-cell>
          <table:table-cell office:value-type="float" office:value="19.03" calcext:value-type="float">
            <text:p>19.03</text:p>
          </table:table-cell>
          <table:table-cell office:value-type="float" office:value="-1.42" calcext:value-type="float">
            <text:p>-1.42</text:p>
          </table:table-cell>
          <table:table-cell office:value-type="float" office:value="0.8799599" calcext:value-type="float">
            <text:p>0.8799599</text:p>
          </table:table-cell>
          <table:table-cell office:value-type="float" office:value="0.486545" calcext:value-type="float">
            <text:p>0.486545</text:p>
          </table:table-cell>
          <table:table-cell office:value-type="float" office:value="180.396" calcext:value-type="float">
            <text:p>180.396</text:p>
          </table:table-cell>
          <table:table-cell office:value-type="float" office:value="0" calcext:value-type="float">
            <text:p>0</text:p>
          </table:table-cell>
          <table:table-cell office:value-type="float" office:value="16.37302" calcext:value-type="float">
            <text:p>16.37302</text:p>
          </table:table-cell>
          <table:table-cell office:value-type="float" office:value="5.170197" calcext:value-type="float">
            <text:p>5.170197</text:p>
          </table:table-cell>
          <table:table-cell office:value-type="float" office:value="13.66223" calcext:value-type="float">
            <text:p>13.66223</text:p>
          </table:table-cell>
          <table:table-cell office:value-type="float" office:value="7.33905" calcext:value-type="float">
            <text:p>7.33905</text:p>
          </table:table-cell>
          <table:table-cell office:value-type="float" office:value="12.58066" calcext:value-type="float">
            <text:p>12.58066</text:p>
          </table:table-cell>
          <table:table-cell office:value-type="float" office:value="8.631439" calcext:value-type="float">
            <text:p>8.631439</text:p>
          </table:table-cell>
          <table:table-cell office:value-type="float" office:value="12.07452" calcext:value-type="float">
            <text:p>12.07452</text:p>
          </table:table-cell>
          <table:table-cell office:value-type="float" office:value="9.754486" calcext:value-type="float">
            <text:p>9.754486</text:p>
          </table:table-cell>
          <table:table-cell office:value-type="float" office:value="11.94397" calcext:value-type="float">
            <text:p>11.94397</text:p>
          </table:table-cell>
          <table:table-cell office:value-type="float" office:value="10.48181" calcext:value-type="float">
            <text:p>10.48181</text:p>
          </table:table-cell>
          <table:table-cell office:value-type="float" office:value="11.99579" calcext:value-type="float">
            <text:p>11.99579</text:p>
          </table:table-cell>
          <table:table-cell office:value-type="float" office:value="11.26266" calcext:value-type="float">
            <text:p>11.26266</text:p>
          </table:table-cell>
          <table:table-cell office:value-type="float" office:value="12.34445" calcext:value-type="float">
            <text:p>12.34445</text:p>
          </table:table-cell>
          <table:table-cell office:value-type="float" office:value="11.91324" calcext:value-type="float">
            <text:p>11.91324</text:p>
          </table:table-cell>
          <table:table-cell office:value-type="float" office:value="13.09253" calcext:value-type="float">
            <text:p>13.09253</text:p>
          </table:table-cell>
          <table:table-cell office:value-type="float" office:value="12.76093" calcext:value-type="float">
            <text:p>12.76093</text:p>
          </table:table-cell>
          <table:table-cell office:value-type="float" office:value="13.90497" calcext:value-type="float">
            <text:p>13.90497</text:p>
          </table:table-cell>
          <table:table-cell office:value-type="float" office:value="13.65158" calcext:value-type="float">
            <text:p>13.65158</text:p>
          </table:table-cell>
          <table:table-cell office:value-type="float" office:value="14.23044" calcext:value-type="float">
            <text:p>14.23044</text:p>
          </table:table-cell>
          <table:table-cell office:value-type="float" office:value="14.15283" calcext:value-type="float">
            <text:p>14.15283</text:p>
          </table:table-cell>
          <table:table-cell office:value-type="float" office:value="14.34891" calcext:value-type="float">
            <text:p>14.34891</text:p>
          </table:table-cell>
          <table:table-cell office:value-type="float" office:value="14.3154" calcext:value-type="float">
            <text:p>14.3154</text:p>
          </table:table-cell>
          <table:table-cell office:value-type="float" office:value="14.4093" calcext:value-type="float">
            <text:p>14.4093</text:p>
          </table:table-cell>
          <table:table-cell office:value-type="float" office:value="14.38004" calcext:value-type="float">
            <text:p>14.38004</text:p>
          </table:table-cell>
          <table:table-cell office:value-type="float" office:value="14.37097" calcext:value-type="float">
            <text:p>14.37097</text:p>
          </table:table-cell>
          <table:table-cell office:value-type="float" office:value="14.33456" calcext:value-type="float">
            <text:p>14.33456</text:p>
          </table:table-cell>
          <table:table-cell office:value-type="float" office:value="14.202" calcext:value-type="float">
            <text:p>14.202</text:p>
          </table:table-cell>
          <table:table-cell office:value-type="float" office:value="14.16385" calcext:value-type="float">
            <text:p>14.16385</text:p>
          </table:table-cell>
          <table:table-cell office:value-type="float" office:value="31.53424" calcext:value-type="float">
            <text:p>31.53424</text:p>
          </table:table-cell>
          <table:table-cell office:value-type="float" office:value="-4.893433" calcext:value-type="float">
            <text:p>-4.8934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9.213084" calcext:value-type="float">
            <text:p>9.213084</text:p>
          </table:table-cell>
          <table:table-cell office:value-type="float" office:value="17.09" calcext:value-type="float">
            <text:p>17.09</text:p>
          </table:table-cell>
          <table:table-cell office:value-type="float" office:value="2.55" calcext:value-type="float">
            <text:p>2.55</text:p>
          </table:table-cell>
          <table:table-cell office:value-type="float" office:value="1.045493" calcext:value-type="float">
            <text:p>1.045493</text:p>
          </table:table-cell>
          <table:table-cell office:value-type="float" office:value="0.6463689" calcext:value-type="float">
            <text:p>0.6463689</text:p>
          </table:table-cell>
          <table:table-cell office:value-type="float" office:value="240.876" calcext:value-type="float">
            <text:p>240.876</text:p>
          </table:table-cell>
          <table:table-cell office:value-type="float" office:value="0" calcext:value-type="float">
            <text:p>0</text:p>
          </table:table-cell>
          <table:table-cell office:value-type="float" office:value="16.79724" calcext:value-type="float">
            <text:p>16.79724</text:p>
          </table:table-cell>
          <table:table-cell office:value-type="float" office:value="6.571198" calcext:value-type="float">
            <text:p>6.571198</text:p>
          </table:table-cell>
          <table:table-cell office:value-type="float" office:value="14.07504" calcext:value-type="float">
            <text:p>14.07504</text:p>
          </table:table-cell>
          <table:table-cell office:value-type="float" office:value="8.270416" calcext:value-type="float">
            <text:p>8.270416</text:p>
          </table:table-cell>
          <table:table-cell office:value-type="float" office:value="12.96606" calcext:value-type="float">
            <text:p>12.96606</text:p>
          </table:table-cell>
          <table:table-cell office:value-type="float" office:value="9.313019" calcext:value-type="float">
            <text:p>9.313019</text:p>
          </table:table-cell>
          <table:table-cell office:value-type="float" office:value="12.40213" calcext:value-type="float">
            <text:p>12.40213</text:p>
          </table:table-cell>
          <table:table-cell office:value-type="float" office:value="10.2142" calcext:value-type="float">
            <text:p>10.2142</text:p>
          </table:table-cell>
          <table:table-cell office:value-type="float" office:value="12.20236" calcext:value-type="float">
            <text:p>12.20236</text:p>
          </table:table-cell>
          <table:table-cell office:value-type="float" office:value="10.79684" calcext:value-type="float">
            <text:p>10.79684</text:p>
          </table:table-cell>
          <table:table-cell office:value-type="float" office:value="12.16278" calcext:value-type="float">
            <text:p>12.16278</text:p>
          </table:table-cell>
          <table:table-cell office:value-type="float" office:value="11.41998" calcext:value-type="float">
            <text:p>11.41998</text:p>
          </table:table-cell>
          <table:table-cell office:value-type="float" office:value="12.32001" calcext:value-type="float">
            <text:p>12.32001</text:p>
          </table:table-cell>
          <table:table-cell office:value-type="float" office:value="11.93222" calcext:value-type="float">
            <text:p>11.93222</text:p>
          </table:table-cell>
          <table:table-cell office:value-type="float" office:value="12.76077" calcext:value-type="float">
            <text:p>12.76077</text:p>
          </table:table-cell>
          <table:table-cell office:value-type="float" office:value="12.63113" calcext:value-type="float">
            <text:p>12.63113</text:p>
          </table:table-cell>
          <table:table-cell office:value-type="float" office:value="13.64914" calcext:value-type="float">
            <text:p>13.64914</text:p>
          </table:table-cell>
          <table:table-cell office:value-type="float" office:value="13.45422" calcext:value-type="float">
            <text:p>13.45422</text:p>
          </table:table-cell>
          <table:table-cell office:value-type="float" office:value="14.15179" calcext:value-type="float">
            <text:p>14.15179</text:p>
          </table:table-cell>
          <table:table-cell office:value-type="float" office:value="14.05026" calcext:value-type="float">
            <text:p>14.05026</text:p>
          </table:table-cell>
          <table:table-cell office:value-type="float" office:value="14.31497" calcext:value-type="float">
            <text:p>14.31497</text:p>
          </table:table-cell>
          <table:table-cell office:value-type="float" office:value="14.26453" calcext:value-type="float">
            <text:p>14.26453</text:p>
          </table:table-cell>
          <table:table-cell office:value-type="float" office:value="14.37973" calcext:value-type="float">
            <text:p>14.37973</text:p>
          </table:table-cell>
          <table:table-cell office:value-type="float" office:value="14.34595" calcext:value-type="float">
            <text:p>14.34595</text:p>
          </table:table-cell>
          <table:table-cell office:value-type="float" office:value="14.3342" calcext:value-type="float">
            <text:p>14.3342</text:p>
          </table:table-cell>
          <table:table-cell office:value-type="float" office:value="14.29922" calcext:value-type="float">
            <text:p>14.29922</text:p>
          </table:table-cell>
          <table:table-cell office:value-type="float" office:value="14.16345" calcext:value-type="float">
            <text:p>14.16345</text:p>
          </table:table-cell>
          <table:table-cell office:value-type="float" office:value="14.12692" calcext:value-type="float">
            <text:p>14.12692</text:p>
          </table:table-cell>
          <table:table-cell office:value-type="float" office:value="31.44971" calcext:value-type="float">
            <text:p>31.44971</text:p>
          </table:table-cell>
          <table:table-cell office:value-type="float" office:value="-1.144196" calcext:value-type="float">
            <text:p>-1.1441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0.82476" calcext:value-type="float">
            <text:p>0.82476</text:p>
          </table:table-cell>
          <table:table-cell office:value-type="float" office:value="12.66" calcext:value-type="float">
            <text:p>12.66</text:p>
          </table:table-cell>
          <table:table-cell office:value-type="float" office:value="8.62" calcext:value-type="float">
            <text:p>8.62</text:p>
          </table:table-cell>
          <table:table-cell office:value-type="float" office:value="1.285722" calcext:value-type="float">
            <text:p>1.285722</text:p>
          </table:table-cell>
          <table:table-cell office:value-type="float" office:value="0.9825843" calcext:value-type="float">
            <text:p>0.9825843</text:p>
          </table:table-cell>
          <table:table-cell office:value-type="float" office:value="381.636" calcext:value-type="float">
            <text:p>381.636</text:p>
          </table:table-cell>
          <table:table-cell office:value-type="float" office:value="6.8" calcext:value-type="float">
            <text:p>6.8</text:p>
          </table:table-cell>
          <table:table-cell office:value-type="float" office:value="10.84613" calcext:value-type="float">
            <text:p>10.84613</text:p>
          </table:table-cell>
          <table:table-cell office:value-type="float" office:value="9.259888" calcext:value-type="float">
            <text:p>9.259888</text:p>
          </table:table-cell>
          <table:table-cell office:value-type="float" office:value="10.88422" calcext:value-type="float">
            <text:p>10.88422</text:p>
          </table:table-cell>
          <table:table-cell office:value-type="float" office:value="10.07947" calcext:value-type="float">
            <text:p>10.07947</text:p>
          </table:table-cell>
          <table:table-cell office:value-type="float" office:value="11.33798" calcext:value-type="float">
            <text:p>11.33798</text:p>
          </table:table-cell>
          <table:table-cell office:value-type="float" office:value="10.6405" calcext:value-type="float">
            <text:p>10.6405</text:p>
          </table:table-cell>
          <table:table-cell office:value-type="float" office:value="11.76605" calcext:value-type="float">
            <text:p>11.76605</text:p>
          </table:table-cell>
          <table:table-cell office:value-type="float" office:value="11.12225" calcext:value-type="float">
            <text:p>11.12225</text:p>
          </table:table-cell>
          <table:table-cell office:value-type="float" office:value="11.96704" calcext:value-type="float">
            <text:p>11.96704</text:p>
          </table:table-cell>
          <table:table-cell office:value-type="float" office:value="11.43256" calcext:value-type="float">
            <text:p>11.43256</text:p>
          </table:table-cell>
          <table:table-cell office:value-type="float" office:value="12.15573" calcext:value-type="float">
            <text:p>12.15573</text:p>
          </table:table-cell>
          <table:table-cell office:value-type="float" office:value="11.7663" calcext:value-type="float">
            <text:p>11.7663</text:p>
          </table:table-cell>
          <table:table-cell office:value-type="float" office:value="12.33014" calcext:value-type="float">
            <text:p>12.33014</text:p>
          </table:table-cell>
          <table:table-cell office:value-type="float" office:value="12.08844" calcext:value-type="float">
            <text:p>12.08844</text:p>
          </table:table-cell>
          <table:table-cell office:value-type="float" office:value="12.67191" calcext:value-type="float">
            <text:p>12.67191</text:p>
          </table:table-cell>
          <table:table-cell office:value-type="float" office:value="12.59534" calcext:value-type="float">
            <text:p>12.59534</text:p>
          </table:table-cell>
          <table:table-cell office:value-type="float" office:value="13.45258" calcext:value-type="float">
            <text:p>13.45258</text:p>
          </table:table-cell>
          <table:table-cell office:value-type="float" office:value="13.32867" calcext:value-type="float">
            <text:p>13.32867</text:p>
          </table:table-cell>
          <table:table-cell office:value-type="float" office:value="14.04913" calcext:value-type="float">
            <text:p>14.04913</text:p>
          </table:table-cell>
          <table:table-cell office:value-type="float" office:value="13.94638" calcext:value-type="float">
            <text:p>13.94638</text:p>
          </table:table-cell>
          <table:table-cell office:value-type="float" office:value="14.26395" calcext:value-type="float">
            <text:p>14.26395</text:p>
          </table:table-cell>
          <table:table-cell office:value-type="float" office:value="14.20227" calcext:value-type="float">
            <text:p>14.20227</text:p>
          </table:table-cell>
          <table:table-cell office:value-type="float" office:value="14.34555" calcext:value-type="float">
            <text:p>14.34555</text:p>
          </table:table-cell>
          <table:table-cell office:value-type="float" office:value="14.30612" calcext:value-type="float">
            <text:p>14.30612</text:p>
          </table:table-cell>
          <table:table-cell office:value-type="float" office:value="14.29886" calcext:value-type="float">
            <text:p>14.29886</text:p>
          </table:table-cell>
          <table:table-cell office:value-type="float" office:value="14.26208" calcext:value-type="float">
            <text:p>14.26208</text:p>
          </table:table-cell>
          <table:table-cell office:value-type="float" office:value="14.12653" calcext:value-type="float">
            <text:p>14.12653</text:p>
          </table:table-cell>
          <table:table-cell office:value-type="float" office:value="14.09024" calcext:value-type="float">
            <text:p>14.09024</text:p>
          </table:table-cell>
          <table:table-cell office:value-type="float" office:value="10.92068" calcext:value-type="float">
            <text:p>10.92068</text:p>
          </table:table-cell>
          <table:table-cell office:value-type="float" office:value="5.161865" calcext:value-type="float">
            <text:p>5.1618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1.682714" calcext:value-type="float">
            <text:p>1.682714</text:p>
          </table:table-cell>
          <table:table-cell office:value-type="float" office:value="10.8" calcext:value-type="float">
            <text:p>10.8</text:p>
          </table:table-cell>
          <table:table-cell office:value-type="float" office:value="4.08" calcext:value-type="float">
            <text:p>4.08</text:p>
          </table:table-cell>
          <table:table-cell office:value-type="float" office:value="1.137093" calcext:value-type="float">
            <text:p>1.137093</text:p>
          </table:table-cell>
          <table:table-cell office:value-type="float" office:value="0.7195788" calcext:value-type="float">
            <text:p>0.7195788</text:p>
          </table:table-cell>
          <table:table-cell office:value-type="float" office:value="611.928" calcext:value-type="float">
            <text:p>611.928</text:p>
          </table:table-cell>
          <table:table-cell office:value-type="float" office:value="39.39999" calcext:value-type="float">
            <text:p>39.39999</text:p>
          </table:table-cell>
          <table:table-cell office:value-type="float" office:value="10.88339" calcext:value-type="float">
            <text:p>10.88339</text:p>
          </table:table-cell>
          <table:table-cell office:value-type="float" office:value="6.466064" calcext:value-type="float">
            <text:p>6.466064</text:p>
          </table:table-cell>
          <table:table-cell office:value-type="float" office:value="10.33328" calcext:value-type="float">
            <text:p>10.33328</text:p>
          </table:table-cell>
          <table:table-cell office:value-type="float" office:value="7.687042" calcext:value-type="float">
            <text:p>7.687042</text:p>
          </table:table-cell>
          <table:table-cell office:value-type="float" office:value="10.75754" calcext:value-type="float">
            <text:p>10.75754</text:p>
          </table:table-cell>
          <table:table-cell office:value-type="float" office:value="8.52774" calcext:value-type="float">
            <text:p>8.52774</text:p>
          </table:table-cell>
          <table:table-cell office:value-type="float" office:value="11.18759" calcext:value-type="float">
            <text:p>11.18759</text:p>
          </table:table-cell>
          <table:table-cell office:value-type="float" office:value="9.341034" calcext:value-type="float">
            <text:p>9.341034</text:p>
          </table:table-cell>
          <table:table-cell office:value-type="float" office:value="11.4556" calcext:value-type="float">
            <text:p>11.4556</text:p>
          </table:table-cell>
          <table:table-cell office:value-type="float" office:value="9.903656" calcext:value-type="float">
            <text:p>9.903656</text:p>
          </table:table-cell>
          <table:table-cell office:value-type="float" office:value="11.7644" calcext:value-type="float">
            <text:p>11.7644</text:p>
          </table:table-cell>
          <table:table-cell office:value-type="float" office:value="10.69766" calcext:value-type="float">
            <text:p>10.69766</text:p>
          </table:table-cell>
          <table:table-cell office:value-type="float" office:value="12.08743" calcext:value-type="float">
            <text:p>12.08743</text:p>
          </table:table-cell>
          <table:table-cell office:value-type="float" office:value="11.41345" calcext:value-type="float">
            <text:p>11.41345</text:p>
          </table:table-cell>
          <table:table-cell office:value-type="float" office:value="12.59406" calcext:value-type="float">
            <text:p>12.59406</text:p>
          </table:table-cell>
          <table:table-cell office:value-type="float" office:value="12.3132" calcext:value-type="float">
            <text:p>12.3132</text:p>
          </table:table-cell>
          <table:table-cell office:value-type="float" office:value="13.32745" calcext:value-type="float">
            <text:p>13.32745</text:p>
          </table:table-cell>
          <table:table-cell office:value-type="float" office:value="13.19196" calcext:value-type="float">
            <text:p>13.19196</text:p>
          </table:table-cell>
          <table:table-cell office:value-type="float" office:value="13.94534" calcext:value-type="float">
            <text:p>13.94534</text:p>
          </table:table-cell>
          <table:table-cell office:value-type="float" office:value="13.84692" calcext:value-type="float">
            <text:p>13.84692</text:p>
          </table:table-cell>
          <table:table-cell office:value-type="float" office:value="14.20157" calcext:value-type="float">
            <text:p>14.20157</text:p>
          </table:table-cell>
          <table:table-cell office:value-type="float" office:value="14.13467" calcext:value-type="float">
            <text:p>14.13467</text:p>
          </table:table-cell>
          <table:table-cell office:value-type="float" office:value="14.30569" calcext:value-type="float">
            <text:p>14.30569</text:p>
          </table:table-cell>
          <table:table-cell office:value-type="float" office:value="14.26123" calcext:value-type="float">
            <text:p>14.26123</text:p>
          </table:table-cell>
          <table:table-cell office:value-type="float" office:value="14.26172" calcext:value-type="float">
            <text:p>14.26172</text:p>
          </table:table-cell>
          <table:table-cell office:value-type="float" office:value="14.22452" calcext:value-type="float">
            <text:p>14.22452</text:p>
          </table:table-cell>
          <table:table-cell office:value-type="float" office:value="14.08984" calcext:value-type="float">
            <text:p>14.08984</text:p>
          </table:table-cell>
          <table:table-cell office:value-type="float" office:value="14.05356" calcext:value-type="float">
            <text:p>14.05356</text:p>
          </table:table-cell>
          <table:table-cell office:value-type="float" office:value="11.28067" calcext:value-type="float">
            <text:p>11.28067</text:p>
          </table:table-cell>
          <table:table-cell office:value-type="float" office:value="2.273041" calcext:value-type="float">
            <text:p>2.2730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3.14028" calcext:value-type="float">
            <text:p>3.14028</text:p>
          </table:table-cell>
          <table:table-cell office:value-type="float" office:value="5.86" calcext:value-type="float">
            <text:p>5.86</text:p>
          </table:table-cell>
          <table:table-cell office:value-type="float" office:value="3.65" calcext:value-type="float">
            <text:p>3.65</text:p>
          </table:table-cell>
          <table:table-cell office:value-type="float" office:value="0.8140419" calcext:value-type="float">
            <text:p>0.8140419</text:p>
          </table:table-cell>
          <table:table-cell office:value-type="float" office:value="0.6982876" calcext:value-type="float">
            <text:p>0.6982876</text:p>
          </table:table-cell>
          <table:table-cell office:value-type="float" office:value="341.568" calcext:value-type="float">
            <text:p>341.568</text:p>
          </table:table-cell>
          <table:table-cell office:value-type="float" office:value="1.6" calcext:value-type="float">
            <text:p>1.6</text:p>
          </table:table-cell>
          <table:table-cell office:value-type="float" office:value="8.798401" calcext:value-type="float">
            <text:p>8.798401</text:p>
          </table:table-cell>
          <table:table-cell office:value-type="float" office:value="5.753815" calcext:value-type="float">
            <text:p>5.753815</text:p>
          </table:table-cell>
          <table:table-cell office:value-type="float" office:value="8.712158" calcext:value-type="float">
            <text:p>8.712158</text:p>
          </table:table-cell>
          <table:table-cell office:value-type="float" office:value="6.833618" calcext:value-type="float">
            <text:p>6.833618</text:p>
          </table:table-cell>
          <table:table-cell office:value-type="float" office:value="8.889801" calcext:value-type="float">
            <text:p>8.889801</text:p>
          </table:table-cell>
          <table:table-cell office:value-type="float" office:value="7.774689" calcext:value-type="float">
            <text:p>7.774689</text:p>
          </table:table-cell>
          <table:table-cell office:value-type="float" office:value="9.325562" calcext:value-type="float">
            <text:p>9.325562</text:p>
          </table:table-cell>
          <table:table-cell office:value-type="float" office:value="8.623016" calcext:value-type="float">
            <text:p>8.623016</text:p>
          </table:table-cell>
          <table:table-cell office:value-type="float" office:value="9.887543" calcext:value-type="float">
            <text:p>9.887543</text:p>
          </table:table-cell>
          <table:table-cell office:value-type="float" office:value="9.181946" calcext:value-type="float">
            <text:p>9.181946</text:p>
          </table:table-cell>
          <table:table-cell office:value-type="float" office:value="10.6813" calcext:value-type="float">
            <text:p>10.6813</text:p>
          </table:table-cell>
          <table:table-cell office:value-type="float" office:value="9.932373" calcext:value-type="float">
            <text:p>9.932373</text:p>
          </table:table-cell>
          <table:table-cell office:value-type="float" office:value="11.40076" calcext:value-type="float">
            <text:p>11.40076</text:p>
          </table:table-cell>
          <table:table-cell office:value-type="float" office:value="10.67194" calcext:value-type="float">
            <text:p>10.67194</text:p>
          </table:table-cell>
          <table:table-cell office:value-type="float" office:value="12.30807" calcext:value-type="float">
            <text:p>12.30807</text:p>
          </table:table-cell>
          <table:table-cell office:value-type="float" office:value="11.74368" calcext:value-type="float">
            <text:p>11.74368</text:p>
          </table:table-cell>
          <table:table-cell office:value-type="float" office:value="13.19012" calcext:value-type="float">
            <text:p>13.19012</text:p>
          </table:table-cell>
          <table:table-cell office:value-type="float" office:value="12.9534" calcext:value-type="float">
            <text:p>12.9534</text:p>
          </table:table-cell>
          <table:table-cell office:value-type="float" office:value="13.84583" calcext:value-type="float">
            <text:p>13.84583</text:p>
          </table:table-cell>
          <table:table-cell office:value-type="float" office:value="13.73465" calcext:value-type="float">
            <text:p>13.73465</text:p>
          </table:table-cell>
          <table:table-cell office:value-type="float" office:value="14.13397" calcext:value-type="float">
            <text:p>14.13397</text:p>
          </table:table-cell>
          <table:table-cell office:value-type="float" office:value="14.06158" calcext:value-type="float">
            <text:p>14.06158</text:p>
          </table:table-cell>
          <table:table-cell office:value-type="float" office:value="14.26071" calcext:value-type="float">
            <text:p>14.26071</text:p>
          </table:table-cell>
          <table:table-cell office:value-type="float" office:value="14.21109" calcext:value-type="float">
            <text:p>14.21109</text:p>
          </table:table-cell>
          <table:table-cell office:value-type="float" office:value="14.22412" calcext:value-type="float">
            <text:p>14.22412</text:p>
          </table:table-cell>
          <table:table-cell office:value-type="float" office:value="14.18564" calcext:value-type="float">
            <text:p>14.18564</text:p>
          </table:table-cell>
          <table:table-cell office:value-type="float" office:value="14.05316" calcext:value-type="float">
            <text:p>14.05316</text:p>
          </table:table-cell>
          <table:table-cell office:value-type="float" office:value="14.01761" calcext:value-type="float">
            <text:p>14.01761</text:p>
          </table:table-cell>
          <table:table-cell office:value-type="float" office:value="10.47366" calcext:value-type="float">
            <text:p>10.47366</text:p>
          </table:table-cell>
          <table:table-cell office:value-type="float" office:value="0.861908" calcext:value-type="float">
            <text:p>0.8619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7.778837" calcext:value-type="float">
            <text:p>7.778837</text:p>
          </table:table-cell>
          <table:table-cell office:value-type="float" office:value="13.74" calcext:value-type="float">
            <text:p>13.74</text:p>
          </table:table-cell>
          <table:table-cell office:value-type="float" office:value="-1.4" calcext:value-type="float">
            <text:p>-1.4</text:p>
          </table:table-cell>
          <table:table-cell office:value-type="float" office:value="1.15687" calcext:value-type="float">
            <text:p>1.15687</text:p>
          </table:table-cell>
          <table:table-cell office:value-type="float" office:value="0.4872529" calcext:value-type="float">
            <text:p>0.4872529</text:p>
          </table:table-cell>
          <table:table-cell office:value-type="float" office:value="565.7401" calcext:value-type="float">
            <text:p>565.7401</text:p>
          </table:table-cell>
          <table:table-cell office:value-type="float" office:value="2.3" calcext:value-type="float">
            <text:p>2.3</text:p>
          </table:table-cell>
          <table:table-cell office:value-type="float" office:value="12.72189" calcext:value-type="float">
            <text:p>12.72189</text:p>
          </table:table-cell>
          <table:table-cell office:value-type="float" office:value="5.443085" calcext:value-type="float">
            <text:p>5.443085</text:p>
          </table:table-cell>
          <table:table-cell office:value-type="float" office:value="11.10992" calcext:value-type="float">
            <text:p>11.10992</text:p>
          </table:table-cell>
          <table:table-cell office:value-type="float" office:value="6.476837" calcext:value-type="float">
            <text:p>6.476837</text:p>
          </table:table-cell>
          <table:table-cell office:value-type="float" office:value="10.28156" calcext:value-type="float">
            <text:p>10.28156</text:p>
          </table:table-cell>
          <table:table-cell office:value-type="float" office:value="7.292297" calcext:value-type="float">
            <text:p>7.292297</text:p>
          </table:table-cell>
          <table:table-cell office:value-type="float" office:value="9.95871" calcext:value-type="float">
            <text:p>9.95871</text:p>
          </table:table-cell>
          <table:table-cell office:value-type="float" office:value="8.066162" calcext:value-type="float">
            <text:p>8.066162</text:p>
          </table:table-cell>
          <table:table-cell office:value-type="float" office:value="9.945496" calcext:value-type="float">
            <text:p>9.945496</text:p>
          </table:table-cell>
          <table:table-cell office:value-type="float" office:value="8.62854" calcext:value-type="float">
            <text:p>8.62854</text:p>
          </table:table-cell>
          <table:table-cell office:value-type="float" office:value="10.11484" calcext:value-type="float">
            <text:p>10.11484</text:p>
          </table:table-cell>
          <table:table-cell office:value-type="float" office:value="9.403015" calcext:value-type="float">
            <text:p>9.403015</text:p>
          </table:table-cell>
          <table:table-cell office:value-type="float" office:value="10.66452" calcext:value-type="float">
            <text:p>10.66452</text:p>
          </table:table-cell>
          <table:table-cell office:value-type="float" office:value="10.20758" calcext:value-type="float">
            <text:p>10.20758</text:p>
          </table:table-cell>
          <table:table-cell office:value-type="float" office:value="11.73874" calcext:value-type="float">
            <text:p>11.73874</text:p>
          </table:table-cell>
          <table:table-cell office:value-type="float" office:value="11.31705" calcext:value-type="float">
            <text:p>11.31705</text:p>
          </table:table-cell>
          <table:table-cell office:value-type="float" office:value="12.95047" calcext:value-type="float">
            <text:p>12.95047</text:p>
          </table:table-cell>
          <table:table-cell office:value-type="float" office:value="12.65128" calcext:value-type="float">
            <text:p>12.65128</text:p>
          </table:table-cell>
          <table:table-cell office:value-type="float" office:value="13.73334" calcext:value-type="float">
            <text:p>13.73334</text:p>
          </table:table-cell>
          <table:table-cell office:value-type="float" office:value="13.59348" calcext:value-type="float">
            <text:p>13.59348</text:p>
          </table:table-cell>
          <table:table-cell office:value-type="float" office:value="14.06079" calcext:value-type="float">
            <text:p>14.06079</text:p>
          </table:table-cell>
          <table:table-cell office:value-type="float" office:value="13.97861" calcext:value-type="float">
            <text:p>13.97861</text:p>
          </table:table-cell>
          <table:table-cell office:value-type="float" office:value="14.21054" calcext:value-type="float">
            <text:p>14.21054</text:p>
          </table:table-cell>
          <table:table-cell office:value-type="float" office:value="14.15674" calcext:value-type="float">
            <text:p>14.15674</text:p>
          </table:table-cell>
          <table:table-cell office:value-type="float" office:value="14.18521" calcext:value-type="float">
            <text:p>14.18521</text:p>
          </table:table-cell>
          <table:table-cell office:value-type="float" office:value="14.14426" calcext:value-type="float">
            <text:p>14.14426</text:p>
          </table:table-cell>
          <table:table-cell office:value-type="float" office:value="14.01724" calcext:value-type="float">
            <text:p>14.01724</text:p>
          </table:table-cell>
          <table:table-cell office:value-type="float" office:value="13.98099" calcext:value-type="float">
            <text:p>13.98099</text:p>
          </table:table-cell>
          <table:table-cell office:value-type="float" office:value="22.82672" calcext:value-type="float">
            <text:p>22.82672</text:p>
          </table:table-cell>
          <table:table-cell office:value-type="float" office:value="-1.434875" calcext:value-type="float">
            <text:p>-1.4348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3.132989" calcext:value-type="float">
            <text:p>3.132989</text:p>
          </table:table-cell>
          <table:table-cell office:value-type="float" office:value="-1.84" calcext:value-type="float">
            <text:p>-1.84</text:p>
          </table:table-cell>
          <table:table-cell office:value-type="float" office:value="-5.16" calcext:value-type="float">
            <text:p>-5.16</text:p>
          </table:table-cell>
          <table:table-cell office:value-type="float" office:value="0.4719133" calcext:value-type="float">
            <text:p>0.4719133</text:p>
          </table:table-cell>
          <table:table-cell office:value-type="float" office:value="0.3694615" calcext:value-type="float">
            <text:p>0.3694615</text:p>
          </table:table-cell>
          <table:table-cell office:value-type="float" office:value="639.036" calcext:value-type="float">
            <text:p>639.036</text:p>
          </table:table-cell>
          <table:table-cell office:value-type="float" office:value="0" calcext:value-type="float">
            <text:p>0</text:p>
          </table:table-cell>
          <table:table-cell office:value-type="float" office:value="5.329193" calcext:value-type="float">
            <text:p>5.329193</text:p>
          </table:table-cell>
          <table:table-cell office:value-type="float" office:value="0.7610168" calcext:value-type="float">
            <text:p>0.7610168</text:p>
          </table:table-cell>
          <table:table-cell office:value-type="float" office:value="6.968323" calcext:value-type="float">
            <text:p>6.968323</text:p>
          </table:table-cell>
          <table:table-cell office:value-type="float" office:value="3.035858" calcext:value-type="float">
            <text:p>3.035858</text:p>
          </table:table-cell>
          <table:table-cell office:value-type="float" office:value="8.201477" calcext:value-type="float">
            <text:p>8.201477</text:p>
          </table:table-cell>
          <table:table-cell office:value-type="float" office:value="4.69754" calcext:value-type="float">
            <text:p>4.69754</text:p>
          </table:table-cell>
          <table:table-cell office:value-type="float" office:value="9.087341" calcext:value-type="float">
            <text:p>9.087341</text:p>
          </table:table-cell>
          <table:table-cell office:value-type="float" office:value="6.223175" calcext:value-type="float">
            <text:p>6.223175</text:p>
          </table:table-cell>
          <table:table-cell office:value-type="float" office:value="9.555298" calcext:value-type="float">
            <text:p>9.555298</text:p>
          </table:table-cell>
          <table:table-cell office:value-type="float" office:value="7.233368" calcext:value-type="float">
            <text:p>7.233368</text:p>
          </table:table-cell>
          <table:table-cell office:value-type="float" office:value="10.0701" calcext:value-type="float">
            <text:p>10.0701</text:p>
          </table:table-cell>
          <table:table-cell office:value-type="float" office:value="8.402527" calcext:value-type="float">
            <text:p>8.402527</text:p>
          </table:table-cell>
          <table:table-cell office:value-type="float" office:value="10.53293" calcext:value-type="float">
            <text:p>10.53293</text:p>
          </table:table-cell>
          <table:table-cell office:value-type="float" office:value="9.422943" calcext:value-type="float">
            <text:p>9.422943</text:p>
          </table:table-cell>
          <table:table-cell office:value-type="float" office:value="11.31628" calcext:value-type="float">
            <text:p>11.31628</text:p>
          </table:table-cell>
          <table:table-cell office:value-type="float" office:value="10.85541" calcext:value-type="float">
            <text:p>10.85541</text:p>
          </table:table-cell>
          <table:table-cell office:value-type="float" office:value="12.64832" calcext:value-type="float">
            <text:p>12.64832</text:p>
          </table:table-cell>
          <table:table-cell office:value-type="float" office:value="12.36987" calcext:value-type="float">
            <text:p>12.36987</text:p>
          </table:table-cell>
          <table:table-cell office:value-type="float" office:value="13.59189" calcext:value-type="float">
            <text:p>13.59189</text:p>
          </table:table-cell>
          <table:table-cell office:value-type="float" office:value="13.43204" calcext:value-type="float">
            <text:p>13.43204</text:p>
          </table:table-cell>
          <table:table-cell office:value-type="float" office:value="13.97769" calcext:value-type="float">
            <text:p>13.97769</text:p>
          </table:table-cell>
          <table:table-cell office:value-type="float" office:value="13.88223" calcext:value-type="float">
            <text:p>13.88223</text:p>
          </table:table-cell>
          <table:table-cell office:value-type="float" office:value="14.1561" calcext:value-type="float">
            <text:p>14.1561</text:p>
          </table:table-cell>
          <table:table-cell office:value-type="float" office:value="14.09656" calcext:value-type="float">
            <text:p>14.09656</text:p>
          </table:table-cell>
          <table:table-cell office:value-type="float" office:value="14.1438" calcext:value-type="float">
            <text:p>14.1438</text:p>
          </table:table-cell>
          <table:table-cell office:value-type="float" office:value="14.10059" calcext:value-type="float">
            <text:p>14.10059</text:p>
          </table:table-cell>
          <table:table-cell office:value-type="float" office:value="13.98059" calcext:value-type="float">
            <text:p>13.98059</text:p>
          </table:table-cell>
          <table:table-cell office:value-type="float" office:value="13.94427" calcext:value-type="float">
            <text:p>13.94427</text:p>
          </table:table-cell>
          <table:table-cell office:value-type="float" office:value="1.409058" calcext:value-type="float">
            <text:p>1.409058</text:p>
          </table:table-cell>
          <table:table-cell office:value-type="float" office:value="-4.85672" calcext:value-type="float">
            <text:p>-4.856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4.660921" calcext:value-type="float">
            <text:p>4.660921</text:p>
          </table:table-cell>
          <table:table-cell office:value-type="float" office:value="-2.44" calcext:value-type="float">
            <text:p>-2.44</text:p>
          </table:table-cell>
          <table:table-cell office:value-type="float" office:value="-5.67" calcext:value-type="float">
            <text:p>-5.67</text:p>
          </table:table-cell>
          <table:table-cell office:value-type="float" office:value="0.4516952" calcext:value-type="float">
            <text:p>0.4516952</text:p>
          </table:table-cell>
          <table:table-cell office:value-type="float" office:value="0.3556372" calcext:value-type="float">
            <text:p>0.3556372</text:p>
          </table:table-cell>
          <table:table-cell office:value-type="float" office:value="330.696" calcext:value-type="float">
            <text:p>330.696</text:p>
          </table:table-cell>
          <table:table-cell office:value-type="float" office:value="0" calcext:value-type="float">
            <text:p>0</text:p>
          </table:table-cell>
          <table:table-cell office:value-type="float" office:value="3.351776" calcext:value-type="float">
            <text:p>3.351776</text:p>
          </table:table-cell>
          <table:table-cell office:value-type="float" office:value="-1.419006" calcext:value-type="float">
            <text:p>-1.419006</text:p>
          </table:table-cell>
          <table:table-cell office:value-type="float" office:value="3.564117" calcext:value-type="float">
            <text:p>3.564117</text:p>
          </table:table-cell>
          <table:table-cell office:value-type="float" office:value="1.345337" calcext:value-type="float">
            <text:p>1.345337</text:p>
          </table:table-cell>
          <table:table-cell office:value-type="float" office:value="4.657135" calcext:value-type="float">
            <text:p>4.657135</text:p>
          </table:table-cell>
          <table:table-cell office:value-type="float" office:value="3.131073" calcext:value-type="float">
            <text:p>3.131073</text:p>
          </table:table-cell>
          <table:table-cell office:value-type="float" office:value="6.191284" calcext:value-type="float">
            <text:p>6.191284</text:p>
          </table:table-cell>
          <table:table-cell office:value-type="float" office:value="4.676971" calcext:value-type="float">
            <text:p>4.676971</text:p>
          </table:table-cell>
          <table:table-cell office:value-type="float" office:value="7.207306" calcext:value-type="float">
            <text:p>7.207306</text:p>
          </table:table-cell>
          <table:table-cell office:value-type="float" office:value="5.723969" calcext:value-type="float">
            <text:p>5.723969</text:p>
          </table:table-cell>
          <table:table-cell office:value-type="float" office:value="8.38327" calcext:value-type="float">
            <text:p>8.38327</text:p>
          </table:table-cell>
          <table:table-cell office:value-type="float" office:value="6.9646" calcext:value-type="float">
            <text:p>6.9646</text:p>
          </table:table-cell>
          <table:table-cell office:value-type="float" office:value="9.409241" calcext:value-type="float">
            <text:p>9.409241</text:p>
          </table:table-cell>
          <table:table-cell office:value-type="float" office:value="8.167694" calcext:value-type="float">
            <text:p>8.167694</text:p>
          </table:table-cell>
          <table:table-cell office:value-type="float" office:value="10.84781" calcext:value-type="float">
            <text:p>10.84781</text:p>
          </table:table-cell>
          <table:table-cell office:value-type="float" office:value="9.965637" calcext:value-type="float">
            <text:p>9.965637</text:p>
          </table:table-cell>
          <table:table-cell office:value-type="float" office:value="12.36642" calcext:value-type="float">
            <text:p>12.36642</text:p>
          </table:table-cell>
          <table:table-cell office:value-type="float" office:value="11.96136" calcext:value-type="float">
            <text:p>11.96136</text:p>
          </table:table-cell>
          <table:table-cell office:value-type="float" office:value="13.43021" calcext:value-type="float">
            <text:p>13.43021</text:p>
          </table:table-cell>
          <table:table-cell office:value-type="float" office:value="13.24411" calcext:value-type="float">
            <text:p>13.24411</text:p>
          </table:table-cell>
          <table:table-cell office:value-type="float" office:value="13.8812" calcext:value-type="float">
            <text:p>13.8812</text:p>
          </table:table-cell>
          <table:table-cell office:value-type="float" office:value="13.77286" calcext:value-type="float">
            <text:p>13.77286</text:p>
          </table:table-cell>
          <table:table-cell office:value-type="float" office:value="14.09589" calcext:value-type="float">
            <text:p>14.09589</text:p>
          </table:table-cell>
          <table:table-cell office:value-type="float" office:value="14.02972" calcext:value-type="float">
            <text:p>14.02972</text:p>
          </table:table-cell>
          <table:table-cell office:value-type="float" office:value="14.10013" calcext:value-type="float">
            <text:p>14.10013</text:p>
          </table:table-cell>
          <table:table-cell office:value-type="float" office:value="14.05472" calcext:value-type="float">
            <text:p>14.05472</text:p>
          </table:table-cell>
          <table:table-cell office:value-type="float" office:value="13.94391" calcext:value-type="float">
            <text:p>13.94391</text:p>
          </table:table-cell>
          <table:table-cell office:value-type="float" office:value="13.90665" calcext:value-type="float">
            <text:p>13.90665</text:p>
          </table:table-cell>
          <table:table-cell office:value-type="float" office:value="3.015045" calcext:value-type="float">
            <text:p>3.015045</text:p>
          </table:table-cell>
          <table:table-cell office:value-type="float" office:value="-7.926361" calcext:value-type="float">
            <text:p>-7.9263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2.8422" calcext:value-type="float">
            <text:p>2.8422</text:p>
          </table:table-cell>
          <table:table-cell office:value-type="float" office:value="-2.16" calcext:value-type="float">
            <text:p>-2.16</text:p>
          </table:table-cell>
          <table:table-cell office:value-type="float" office:value="-6.07" calcext:value-type="float">
            <text:p>-6.07</text:p>
          </table:table-cell>
          <table:table-cell office:value-type="float" office:value="0.4610312" calcext:value-type="float">
            <text:p>0.4610312</text:p>
          </table:table-cell>
          <table:table-cell office:value-type="float" office:value="0.3451227" calcext:value-type="float">
            <text:p>0.3451227</text:p>
          </table:table-cell>
          <table:table-cell office:value-type="float" office:value="167.184" calcext:value-type="float">
            <text:p>167.184</text:p>
          </table:table-cell>
          <table:table-cell office:value-type="float" office:value="0" calcext:value-type="float">
            <text:p>0</text:p>
          </table:table-cell>
          <table:table-cell office:value-type="float" office:value="1.043823" calcext:value-type="float">
            <text:p>1.043823</text:p>
          </table:table-cell>
          <table:table-cell office:value-type="float" office:value="-2.789795" calcext:value-type="float">
            <text:p>-2.789795</text:p>
          </table:table-cell>
          <table:table-cell office:value-type="float" office:value="1.723175" calcext:value-type="float">
            <text:p>1.723175</text:p>
          </table:table-cell>
          <table:table-cell office:value-type="float" office:value="-0.02487183" calcext:value-type="float">
            <text:p>-0.02487183</text:p>
          </table:table-cell>
          <table:table-cell office:value-type="float" office:value="3.085602" calcext:value-type="float">
            <text:p>3.085602</text:p>
          </table:table-cell>
          <table:table-cell office:value-type="float" office:value="1.718292" calcext:value-type="float">
            <text:p>1.718292</text:p>
          </table:table-cell>
          <table:table-cell office:value-type="float" office:value="4.645599" calcext:value-type="float">
            <text:p>4.645599</text:p>
          </table:table-cell>
          <table:table-cell office:value-type="float" office:value="3.390411" calcext:value-type="float">
            <text:p>3.390411</text:p>
          </table:table-cell>
          <table:table-cell office:value-type="float" office:value="5.701019" calcext:value-type="float">
            <text:p>5.701019</text:p>
          </table:table-cell>
          <table:table-cell office:value-type="float" office:value="4.435181" calcext:value-type="float">
            <text:p>4.435181</text:p>
          </table:table-cell>
          <table:table-cell office:value-type="float" office:value="6.950653" calcext:value-type="float">
            <text:p>6.950653</text:p>
          </table:table-cell>
          <table:table-cell office:value-type="float" office:value="5.707062" calcext:value-type="float">
            <text:p>5.707062</text:p>
          </table:table-cell>
          <table:table-cell office:value-type="float" office:value="8.157471" calcext:value-type="float">
            <text:p>8.157471</text:p>
          </table:table-cell>
          <table:table-cell office:value-type="float" office:value="7.0271" calcext:value-type="float">
            <text:p>7.0271</text:p>
          </table:table-cell>
          <table:table-cell office:value-type="float" office:value="9.956879" calcext:value-type="float">
            <text:p>9.956879</text:p>
          </table:table-cell>
          <table:table-cell office:value-type="float" office:value="9.051697" calcext:value-type="float">
            <text:p>9.051697</text:p>
          </table:table-cell>
          <table:table-cell office:value-type="float" office:value="11.95636" calcext:value-type="float">
            <text:p>11.95636</text:p>
          </table:table-cell>
          <table:table-cell office:value-type="float" office:value="11.44003" calcext:value-type="float">
            <text:p>11.44003</text:p>
          </table:table-cell>
          <table:table-cell office:value-type="float" office:value="13.24191" calcext:value-type="float">
            <text:p>13.24191</text:p>
          </table:table-cell>
          <table:table-cell office:value-type="float" office:value="13.00876" calcext:value-type="float">
            <text:p>13.00876</text:p>
          </table:table-cell>
          <table:table-cell office:value-type="float" office:value="13.77161" calcext:value-type="float">
            <text:p>13.77161</text:p>
          </table:table-cell>
          <table:table-cell office:value-type="float" office:value="13.64401" calcext:value-type="float">
            <text:p>13.64401</text:p>
          </table:table-cell>
          <table:table-cell office:value-type="float" office:value="14.02896" calcext:value-type="float">
            <text:p>14.02896</text:p>
          </table:table-cell>
          <table:table-cell office:value-type="float" office:value="13.95474" calcext:value-type="float">
            <text:p>13.95474</text:p>
          </table:table-cell>
          <table:table-cell office:value-type="float" office:value="14.05423" calcext:value-type="float">
            <text:p>14.05423</text:p>
          </table:table-cell>
          <table:table-cell office:value-type="float" office:value="14.00568" calcext:value-type="float">
            <text:p>14.00568</text:p>
          </table:table-cell>
          <table:table-cell office:value-type="float" office:value="13.90625" calcext:value-type="float">
            <text:p>13.90625</text:p>
          </table:table-cell>
          <table:table-cell office:value-type="float" office:value="13.86749" calcext:value-type="float">
            <text:p>13.86749</text:p>
          </table:table-cell>
          <table:table-cell office:value-type="float" office:value="0.2698975" calcext:value-type="float">
            <text:p>0.2698975</text:p>
          </table:table-cell>
          <table:table-cell office:value-type="float" office:value="-9.159515" calcext:value-type="float">
            <text:p>-9.1595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1.52" calcext:value-type="float">
            <text:p>1.52</text:p>
          </table:table-cell>
          <table:table-cell office:value-type="float" office:value="-2.56" calcext:value-type="float">
            <text:p>-2.56</text:p>
          </table:table-cell>
          <table:table-cell office:value-type="float" office:value="0.6009227" calcext:value-type="float">
            <text:p>0.6009227</text:p>
          </table:table-cell>
          <table:table-cell office:value-type="float" office:value="0.4477464" calcext:value-type="float">
            <text:p>0.4477464</text:p>
          </table:table-cell>
          <table:table-cell office:value-type="float" office:value="201.024" calcext:value-type="float">
            <text:p>201.024</text:p>
          </table:table-cell>
          <table:table-cell office:value-type="float" office:value="0" calcext:value-type="float">
            <text:p>0</text:p>
          </table:table-cell>
          <table:table-cell office:value-type="float" office:value="1.753754" calcext:value-type="float">
            <text:p>1.753754</text:p>
          </table:table-cell>
          <table:table-cell office:value-type="float" office:value="-1.783813" calcext:value-type="float">
            <text:p>-1.783813</text:p>
          </table:table-cell>
          <table:table-cell office:value-type="float" office:value="2.158936" calcext:value-type="float">
            <text:p>2.158936</text:p>
          </table:table-cell>
          <table:table-cell office:value-type="float" office:value="0.1186218" calcext:value-type="float">
            <text:p>0.1186218</text:p>
          </table:table-cell>
          <table:table-cell office:value-type="float" office:value="2.727783" calcext:value-type="float">
            <text:p>2.727783</text:p>
          </table:table-cell>
          <table:table-cell office:value-type="float" office:value="1.477173" calcext:value-type="float">
            <text:p>1.477173</text:p>
          </table:table-cell>
          <table:table-cell office:value-type="float" office:value="3.583618" calcext:value-type="float">
            <text:p>3.583618</text:p>
          </table:table-cell>
          <table:table-cell office:value-type="float" office:value="2.884552" calcext:value-type="float">
            <text:p>2.884552</text:p>
          </table:table-cell>
          <table:table-cell office:value-type="float" office:value="4.422119" calcext:value-type="float">
            <text:p>4.422119</text:p>
          </table:table-cell>
          <table:table-cell office:value-type="float" office:value="3.93454" calcext:value-type="float">
            <text:p>3.93454</text:p>
          </table:table-cell>
          <table:table-cell office:value-type="float" office:value="5.697571" calcext:value-type="float">
            <text:p>5.697571</text:p>
          </table:table-cell>
          <table:table-cell office:value-type="float" office:value="5.181671" calcext:value-type="float">
            <text:p>5.181671</text:p>
          </table:table-cell>
          <table:table-cell office:value-type="float" office:value="7.018677" calcext:value-type="float">
            <text:p>7.018677</text:p>
          </table:table-cell>
          <table:table-cell office:value-type="float" office:value="6.426636" calcext:value-type="float">
            <text:p>6.426636</text:p>
          </table:table-cell>
          <table:table-cell office:value-type="float" office:value="9.042938" calcext:value-type="float">
            <text:p>9.042938</text:p>
          </table:table-cell>
          <table:table-cell office:value-type="float" office:value="8.293915" calcext:value-type="float">
            <text:p>8.293915</text:p>
          </table:table-cell>
          <table:table-cell office:value-type="float" office:value="11.4342" calcext:value-type="float">
            <text:p>11.4342</text:p>
          </table:table-cell>
          <table:table-cell office:value-type="float" office:value="10.87549" calcext:value-type="float">
            <text:p>10.87549</text:p>
          </table:table-cell>
          <table:table-cell office:value-type="float" office:value="13.00601" calcext:value-type="float">
            <text:p>13.00601</text:p>
          </table:table-cell>
          <table:table-cell office:value-type="float" office:value="12.72495" calcext:value-type="float">
            <text:p>12.72495</text:p>
          </table:table-cell>
          <table:table-cell office:value-type="float" office:value="13.64258" calcext:value-type="float">
            <text:p>13.64258</text:p>
          </table:table-cell>
          <table:table-cell office:value-type="float" office:value="13.4899" calcext:value-type="float">
            <text:p>13.4899</text:p>
          </table:table-cell>
          <table:table-cell office:value-type="float" office:value="13.95392" calcext:value-type="float">
            <text:p>13.95392</text:p>
          </table:table-cell>
          <table:table-cell office:value-type="float" office:value="13.86874" calcext:value-type="float">
            <text:p>13.86874</text:p>
          </table:table-cell>
          <table:table-cell office:value-type="float" office:value="14.00516" calcext:value-type="float">
            <text:p>14.00516</text:p>
          </table:table-cell>
          <table:table-cell office:value-type="float" office:value="13.95212" calcext:value-type="float">
            <text:p>13.95212</text:p>
          </table:table-cell>
          <table:table-cell office:value-type="float" office:value="13.86707" calcext:value-type="float">
            <text:p>13.86707</text:p>
          </table:table-cell>
          <table:table-cell office:value-type="float" office:value="13.8259" calcext:value-type="float">
            <text:p>13.8259</text:p>
          </table:table-cell>
          <table:table-cell office:value-type="float" office:value="1.009583" calcext:value-type="float">
            <text:p>1.009583</text:p>
          </table:table-cell>
          <table:table-cell office:value-type="float" office:value="-6.306641" calcext:value-type="float">
            <text:p>-6.3066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8.789585" calcext:value-type="float">
            <text:p>8.789585</text:p>
          </table:table-cell>
          <table:table-cell office:value-type="float" office:value="9.88" calcext:value-type="float">
            <text:p>9.88</text:p>
          </table:table-cell>
          <table:table-cell office:value-type="float" office:value="-4.9" calcext:value-type="float">
            <text:p>-4.9</text:p>
          </table:table-cell>
          <table:table-cell office:value-type="float" office:value="0.8544813" calcext:value-type="float">
            <text:p>0.8544813</text:p>
          </table:table-cell>
          <table:table-cell office:value-type="float" office:value="0.3766938" calcext:value-type="float">
            <text:p>0.3766938</text:p>
          </table:table-cell>
          <table:table-cell office:value-type="float" office:value="150.984" calcext:value-type="float">
            <text:p>150.984</text:p>
          </table:table-cell>
          <table:table-cell office:value-type="float" office:value="0" calcext:value-type="float">
            <text:p>0</text:p>
          </table:table-cell>
          <table:table-cell office:value-type="float" office:value="6.207977" calcext:value-type="float">
            <text:p>6.207977</text:p>
          </table:table-cell>
          <table:table-cell office:value-type="float" office:value="-2.414276" calcext:value-type="float">
            <text:p>-2.414276</text:p>
          </table:table-cell>
          <table:table-cell office:value-type="float" office:value="4.733459" calcext:value-type="float">
            <text:p>4.733459</text:p>
          </table:table-cell>
          <table:table-cell office:value-type="float" office:value="-0.05343628" calcext:value-type="float">
            <text:p>-0.05343628</text:p>
          </table:table-cell>
          <table:table-cell office:value-type="float" office:value="4.455505" calcext:value-type="float">
            <text:p>4.455505</text:p>
          </table:table-cell>
          <table:table-cell office:value-type="float" office:value="1.351746" calcext:value-type="float">
            <text:p>1.351746</text:p>
          </table:table-cell>
          <table:table-cell office:value-type="float" office:value="4.6521" calcext:value-type="float">
            <text:p>4.6521</text:p>
          </table:table-cell>
          <table:table-cell office:value-type="float" office:value="2.730103" calcext:value-type="float">
            <text:p>2.730103</text:p>
          </table:table-cell>
          <table:table-cell office:value-type="float" office:value="5.005554" calcext:value-type="float">
            <text:p>5.005554</text:p>
          </table:table-cell>
          <table:table-cell office:value-type="float" office:value="3.723633" calcext:value-type="float">
            <text:p>3.723633</text:p>
          </table:table-cell>
          <table:table-cell office:value-type="float" office:value="5.597931" calcext:value-type="float">
            <text:p>5.597931</text:p>
          </table:table-cell>
          <table:table-cell office:value-type="float" office:value="4.909241" calcext:value-type="float">
            <text:p>4.909241</text:p>
          </table:table-cell>
          <table:table-cell office:value-type="float" office:value="6.424622" calcext:value-type="float">
            <text:p>6.424622</text:p>
          </table:table-cell>
          <table:table-cell office:value-type="float" office:value="6.105347" calcext:value-type="float">
            <text:p>6.105347</text:p>
          </table:table-cell>
          <table:table-cell office:value-type="float" office:value="8.28833" calcext:value-type="float">
            <text:p>8.28833</text:p>
          </table:table-cell>
          <table:table-cell office:value-type="float" office:value="7.8526" calcext:value-type="float">
            <text:p>7.8526</text:p>
          </table:table-cell>
          <table:table-cell office:value-type="float" office:value="10.86975" calcext:value-type="float">
            <text:p>10.86975</text:p>
          </table:table-cell>
          <table:table-cell office:value-type="float" office:value="10.36789" calcext:value-type="float">
            <text:p>10.36789</text:p>
          </table:table-cell>
          <table:table-cell office:value-type="float" office:value="12.7218" calcext:value-type="float">
            <text:p>12.7218</text:p>
          </table:table-cell>
          <table:table-cell office:value-type="float" office:value="12.41141" calcext:value-type="float">
            <text:p>12.41141</text:p>
          </table:table-cell>
          <table:table-cell office:value-type="float" office:value="13.48816" calcext:value-type="float">
            <text:p>13.48816</text:p>
          </table:table-cell>
          <table:table-cell office:value-type="float" office:value="13.31018" calcext:value-type="float">
            <text:p>13.31018</text:p>
          </table:table-cell>
          <table:table-cell office:value-type="float" office:value="13.86777" calcext:value-type="float">
            <text:p>13.86777</text:p>
          </table:table-cell>
          <table:table-cell office:value-type="float" office:value="13.76974" calcext:value-type="float">
            <text:p>13.76974</text:p>
          </table:table-cell>
          <table:table-cell office:value-type="float" office:value="13.95151" calcext:value-type="float">
            <text:p>13.95151</text:p>
          </table:table-cell>
          <table:table-cell office:value-type="float" office:value="13.89304" calcext:value-type="float">
            <text:p>13.89304</text:p>
          </table:table-cell>
          <table:table-cell office:value-type="float" office:value="13.82544" calcext:value-type="float">
            <text:p>13.82544</text:p>
          </table:table-cell>
          <table:table-cell office:value-type="float" office:value="13.78183" calcext:value-type="float">
            <text:p>13.78183</text:p>
          </table:table-cell>
          <table:table-cell office:value-type="float" office:value="10.61346" calcext:value-type="float">
            <text:p>10.61346</text:p>
          </table:table-cell>
          <table:table-cell office:value-type="float" office:value="-8.062012" calcext:value-type="float">
            <text:p>-8.0620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8.67368" calcext:value-type="float">
            <text:p>8.67368</text:p>
          </table:table-cell>
          <table:table-cell office:value-type="float" office:value="13.36" calcext:value-type="float">
            <text:p>13.36</text:p>
          </table:table-cell>
          <table:table-cell office:value-type="float" office:value="-1.98" calcext:value-type="float">
            <text:p>-1.98</text:p>
          </table:table-cell>
          <table:table-cell office:value-type="float" office:value="1.014637" calcext:value-type="float">
            <text:p>1.014637</text:p>
          </table:table-cell>
          <table:table-cell office:value-type="float" office:value="0.4671238" calcext:value-type="float">
            <text:p>0.4671238</text:p>
          </table:table-cell>
          <table:table-cell office:value-type="float" office:value="188.28" calcext:value-type="float">
            <text:p>188.28</text:p>
          </table:table-cell>
          <table:table-cell office:value-type="float" office:value="0" calcext:value-type="float">
            <text:p>0</text:p>
          </table:table-cell>
          <table:table-cell office:value-type="float" office:value="9.718018" calcext:value-type="float">
            <text:p>9.718018</text:p>
          </table:table-cell>
          <table:table-cell office:value-type="float" office:value="1.202545" calcext:value-type="float">
            <text:p>1.202545</text:p>
          </table:table-cell>
          <table:table-cell office:value-type="float" office:value="7.7789" calcext:value-type="float">
            <text:p>7.7789</text:p>
          </table:table-cell>
          <table:table-cell office:value-type="float" office:value="2.232971" calcext:value-type="float">
            <text:p>2.232971</text:p>
          </table:table-cell>
          <table:table-cell office:value-type="float" office:value="6.760529" calcext:value-type="float">
            <text:p>6.760529</text:p>
          </table:table-cell>
          <table:table-cell office:value-type="float" office:value="3.130005" calcext:value-type="float">
            <text:p>3.130005</text:p>
          </table:table-cell>
          <table:table-cell office:value-type="float" office:value="6.328583" calcext:value-type="float">
            <text:p>6.328583</text:p>
          </table:table-cell>
          <table:table-cell office:value-type="float" office:value="4.024353" calcext:value-type="float">
            <text:p>4.024353</text:p>
          </table:table-cell>
          <table:table-cell office:value-type="float" office:value="6.285126" calcext:value-type="float">
            <text:p>6.285126</text:p>
          </table:table-cell>
          <table:table-cell office:value-type="float" office:value="4.68573" calcext:value-type="float">
            <text:p>4.68573</text:p>
          </table:table-cell>
          <table:table-cell office:value-type="float" office:value="6.48764" calcext:value-type="float">
            <text:p>6.48764</text:p>
          </table:table-cell>
          <table:table-cell office:value-type="float" office:value="5.500397" calcext:value-type="float">
            <text:p>5.500397</text:p>
          </table:table-cell>
          <table:table-cell office:value-type="float" office:value="6.92218" calcext:value-type="float">
            <text:p>6.92218</text:p>
          </table:table-cell>
          <table:table-cell office:value-type="float" office:value="6.376038" calcext:value-type="float">
            <text:p>6.376038</text:p>
          </table:table-cell>
          <table:table-cell office:value-type="float" office:value="7.851532" calcext:value-type="float">
            <text:p>7.851532</text:p>
          </table:table-cell>
          <table:table-cell office:value-type="float" office:value="7.772156" calcext:value-type="float">
            <text:p>7.772156</text:p>
          </table:table-cell>
          <table:table-cell office:value-type="float" office:value="10.36322" calcext:value-type="float">
            <text:p>10.36322</text:p>
          </table:table-cell>
          <table:table-cell office:value-type="float" office:value="10.00333" calcext:value-type="float">
            <text:p>10.00333</text:p>
          </table:table-cell>
          <table:table-cell office:value-type="float" office:value="12.40811" calcext:value-type="float">
            <text:p>12.40811</text:p>
          </table:table-cell>
          <table:table-cell office:value-type="float" office:value="12.099" calcext:value-type="float">
            <text:p>12.099</text:p>
          </table:table-cell>
          <table:table-cell office:value-type="float" office:value="13.3082" calcext:value-type="float">
            <text:p>13.3082</text:p>
          </table:table-cell>
          <table:table-cell office:value-type="float" office:value="13.11212" calcext:value-type="float">
            <text:p>13.11212</text:p>
          </table:table-cell>
          <table:table-cell office:value-type="float" office:value="13.76862" calcext:value-type="float">
            <text:p>13.76862</text:p>
          </table:table-cell>
          <table:table-cell office:value-type="float" office:value="13.65698" calcext:value-type="float">
            <text:p>13.65698</text:p>
          </table:table-cell>
          <table:table-cell office:value-type="float" office:value="13.89243" calcext:value-type="float">
            <text:p>13.89243</text:p>
          </table:table-cell>
          <table:table-cell office:value-type="float" office:value="13.82742" calcext:value-type="float">
            <text:p>13.82742</text:p>
          </table:table-cell>
          <table:table-cell office:value-type="float" office:value="13.78134" calcext:value-type="float">
            <text:p>13.78134</text:p>
          </table:table-cell>
          <table:table-cell office:value-type="float" office:value="13.73444" calcext:value-type="float">
            <text:p>13.73444</text:p>
          </table:table-cell>
          <table:table-cell office:value-type="float" office:value="21.30988" calcext:value-type="float">
            <text:p>21.30988</text:p>
          </table:table-cell>
          <table:table-cell office:value-type="float" office:value="-2.274963" calcext:value-type="float">
            <text:p>-2.2749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3.546326" calcext:value-type="float">
            <text:p>3.546326</text:p>
          </table:table-cell>
          <table:table-cell office:value-type="float" office:value="10.16" calcext:value-type="float">
            <text:p>10.16</text:p>
          </table:table-cell>
          <table:table-cell office:value-type="float" office:value="-1.38" calcext:value-type="float">
            <text:p>-1.38</text:p>
          </table:table-cell>
          <table:table-cell office:value-type="float" office:value="1.089624" calcext:value-type="float">
            <text:p>1.089624</text:p>
          </table:table-cell>
          <table:table-cell office:value-type="float" office:value="0.48796" calcext:value-type="float">
            <text:p>0.48796</text:p>
          </table:table-cell>
          <table:table-cell office:value-type="float" office:value="149.616" calcext:value-type="float">
            <text:p>149.616</text:p>
          </table:table-cell>
          <table:table-cell office:value-type="float" office:value="0.1" calcext:value-type="float">
            <text:p>0.1</text:p>
          </table:table-cell>
          <table:table-cell office:value-type="float" office:value="6.857788" calcext:value-type="float">
            <text:p>6.857788</text:p>
          </table:table-cell>
          <table:table-cell office:value-type="float" office:value="2.181915" calcext:value-type="float">
            <text:p>2.181915</text:p>
          </table:table-cell>
          <table:table-cell office:value-type="float" office:value="6.197906" calcext:value-type="float">
            <text:p>6.197906</text:p>
          </table:table-cell>
          <table:table-cell office:value-type="float" office:value="3.23819" calcext:value-type="float">
            <text:p>3.23819</text:p>
          </table:table-cell>
          <table:table-cell office:value-type="float" office:value="5.94519" calcext:value-type="float">
            <text:p>5.94519</text:p>
          </table:table-cell>
          <table:table-cell office:value-type="float" office:value="4.144196" calcext:value-type="float">
            <text:p>4.144196</text:p>
          </table:table-cell>
          <table:table-cell office:value-type="float" office:value="6.023682" calcext:value-type="float">
            <text:p>6.023682</text:p>
          </table:table-cell>
          <table:table-cell office:value-type="float" office:value="4.983917" calcext:value-type="float">
            <text:p>4.983917</text:p>
          </table:table-cell>
          <table:table-cell office:value-type="float" office:value="6.219086" calcext:value-type="float">
            <text:p>6.219086</text:p>
          </table:table-cell>
          <table:table-cell office:value-type="float" office:value="5.55658" calcext:value-type="float">
            <text:p>5.55658</text:p>
          </table:table-cell>
          <table:table-cell office:value-type="float" office:value="6.560913" calcext:value-type="float">
            <text:p>6.560913</text:p>
          </table:table-cell>
          <table:table-cell office:value-type="float" office:value="6.214111" calcext:value-type="float">
            <text:p>6.214111</text:p>
          </table:table-cell>
          <table:table-cell office:value-type="float" office:value="7.054993" calcext:value-type="float">
            <text:p>7.054993</text:p>
          </table:table-cell>
          <table:table-cell office:value-type="float" office:value="6.870972" calcext:value-type="float">
            <text:p>6.870972</text:p>
          </table:table-cell>
          <table:table-cell office:value-type="float" office:value="7.949799" calcext:value-type="float">
            <text:p>7.949799</text:p>
          </table:table-cell>
          <table:table-cell office:value-type="float" office:value="7.82959" calcext:value-type="float">
            <text:p>7.82959</text:p>
          </table:table-cell>
          <table:table-cell office:value-type="float" office:value="10.00052" calcext:value-type="float">
            <text:p>10.00052</text:p>
          </table:table-cell>
          <table:table-cell office:value-type="float" office:value="9.807312" calcext:value-type="float">
            <text:p>9.807312</text:p>
          </table:table-cell>
          <table:table-cell office:value-type="float" office:value="12.09586" calcext:value-type="float">
            <text:p>12.09586</text:p>
          </table:table-cell>
          <table:table-cell office:value-type="float" office:value="11.82162" calcext:value-type="float">
            <text:p>11.82162</text:p>
          </table:table-cell>
          <table:table-cell office:value-type="float" office:value="13.10999" calcext:value-type="float">
            <text:p>13.10999</text:p>
          </table:table-cell>
          <table:table-cell office:value-type="float" office:value="12.90891" calcext:value-type="float">
            <text:p>12.90891</text:p>
          </table:table-cell>
          <table:table-cell office:value-type="float" office:value="13.65576" calcext:value-type="float">
            <text:p>13.65576</text:p>
          </table:table-cell>
          <table:table-cell office:value-type="float" office:value="13.53281" calcext:value-type="float">
            <text:p>13.53281</text:p>
          </table:table-cell>
          <table:table-cell office:value-type="float" office:value="13.82669" calcext:value-type="float">
            <text:p>13.82669</text:p>
          </table:table-cell>
          <table:table-cell office:value-type="float" office:value="13.75406" calcext:value-type="float">
            <text:p>13.75406</text:p>
          </table:table-cell>
          <table:table-cell office:value-type="float" office:value="13.73392" calcext:value-type="float">
            <text:p>13.73392</text:p>
          </table:table-cell>
          <table:table-cell office:value-type="float" office:value="13.68277" calcext:value-type="float">
            <text:p>13.68277</text:p>
          </table:table-cell>
          <table:table-cell office:value-type="float" office:value="11.31805" calcext:value-type="float">
            <text:p>11.31805</text:p>
          </table:table-cell>
          <table:table-cell office:value-type="float" office:value="-1.895233" calcext:value-type="float">
            <text:p>-1.8952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2.845046" calcext:value-type="float">
            <text:p>2.845046</text:p>
          </table:table-cell>
          <table:table-cell office:value-type="float" office:value="17.84" calcext:value-type="float">
            <text:p>17.84</text:p>
          </table:table-cell>
          <table:table-cell office:value-type="float" office:value="1.23" calcext:value-type="float">
            <text:p>1.23</text:p>
          </table:table-cell>
          <table:table-cell office:value-type="float" office:value="1.582951" calcext:value-type="float">
            <text:p>1.582951</text:p>
          </table:table-cell>
          <table:table-cell office:value-type="float" office:value="0.5886562" calcext:value-type="float">
            <text:p>0.5886562</text:p>
          </table:table-cell>
          <table:table-cell office:value-type="float" office:value="223.236" calcext:value-type="float">
            <text:p>223.236</text:p>
          </table:table-cell>
          <table:table-cell office:value-type="float" office:value="0" calcext:value-type="float">
            <text:p>0</text:p>
          </table:table-cell>
          <table:table-cell office:value-type="float" office:value="10.62247" calcext:value-type="float">
            <text:p>10.62247</text:p>
          </table:table-cell>
          <table:table-cell office:value-type="float" office:value="3.260956" calcext:value-type="float">
            <text:p>3.260956</text:p>
          </table:table-cell>
          <table:table-cell office:value-type="float" office:value="8.788727" calcext:value-type="float">
            <text:p>8.788727</text:p>
          </table:table-cell>
          <table:table-cell office:value-type="float" office:value="4.081024" calcext:value-type="float">
            <text:p>4.081024</text:p>
          </table:table-cell>
          <table:table-cell office:value-type="float" office:value="7.833649" calcext:value-type="float">
            <text:p>7.833649</text:p>
          </table:table-cell>
          <table:table-cell office:value-type="float" office:value="4.727142" calcext:value-type="float">
            <text:p>4.727142</text:p>
          </table:table-cell>
          <table:table-cell office:value-type="float" office:value="7.553192" calcext:value-type="float">
            <text:p>7.553192</text:p>
          </table:table-cell>
          <table:table-cell office:value-type="float" office:value="5.36673" calcext:value-type="float">
            <text:p>5.36673</text:p>
          </table:table-cell>
          <table:table-cell office:value-type="float" office:value="7.439758" calcext:value-type="float">
            <text:p>7.439758</text:p>
          </table:table-cell>
          <table:table-cell office:value-type="float" office:value="5.838928" calcext:value-type="float">
            <text:p>5.838928</text:p>
          </table:table-cell>
          <table:table-cell office:value-type="float" office:value="7.359497" calcext:value-type="float">
            <text:p>7.359497</text:p>
          </table:table-cell>
          <table:table-cell office:value-type="float" office:value="6.408478" calcext:value-type="float">
            <text:p>6.408478</text:p>
          </table:table-cell>
          <table:table-cell office:value-type="float" office:value="7.525696" calcext:value-type="float">
            <text:p>7.525696</text:p>
          </table:table-cell>
          <table:table-cell office:value-type="float" office:value="7.010773" calcext:value-type="float">
            <text:p>7.010773</text:p>
          </table:table-cell>
          <table:table-cell office:value-type="float" office:value="8.061676" calcext:value-type="float">
            <text:p>8.061676</text:p>
          </table:table-cell>
          <table:table-cell office:value-type="float" office:value="7.951111" calcext:value-type="float">
            <text:p>7.951111</text:p>
          </table:table-cell>
          <table:table-cell office:value-type="float" office:value="9.805725" calcext:value-type="float">
            <text:p>9.805725</text:p>
          </table:table-cell>
          <table:table-cell office:value-type="float" office:value="9.685425" calcext:value-type="float">
            <text:p>9.685425</text:p>
          </table:table-cell>
          <table:table-cell office:value-type="float" office:value="11.81897" calcext:value-type="float">
            <text:p>11.81897</text:p>
          </table:table-cell>
          <table:table-cell office:value-type="float" office:value="11.58929" calcext:value-type="float">
            <text:p>11.58929</text:p>
          </table:table-cell>
          <table:table-cell office:value-type="float" office:value="12.90683" calcext:value-type="float">
            <text:p>12.90683</text:p>
          </table:table-cell>
          <table:table-cell office:value-type="float" office:value="12.71353" calcext:value-type="float">
            <text:p>12.71353</text:p>
          </table:table-cell>
          <table:table-cell office:value-type="float" office:value="13.53149" calcext:value-type="float">
            <text:p>13.53149</text:p>
          </table:table-cell>
          <table:table-cell office:value-type="float" office:value="13.3999" calcext:value-type="float">
            <text:p>13.3999</text:p>
          </table:table-cell>
          <table:table-cell office:value-type="float" office:value="13.75327" calcext:value-type="float">
            <text:p>13.75327</text:p>
          </table:table-cell>
          <table:table-cell office:value-type="float" office:value="13.67368" calcext:value-type="float">
            <text:p>13.67368</text:p>
          </table:table-cell>
          <table:table-cell office:value-type="float" office:value="13.68222" calcext:value-type="float">
            <text:p>13.68222</text:p>
          </table:table-cell>
          <table:table-cell office:value-type="float" office:value="13.62637" calcext:value-type="float">
            <text:p>13.62637</text:p>
          </table:table-cell>
          <table:table-cell office:value-type="float" office:value="20.47589" calcext:value-type="float">
            <text:p>20.47589</text:p>
          </table:table-cell>
          <table:table-cell office:value-type="float" office:value="-1.073944" calcext:value-type="float">
            <text:p>-1.0739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6.699603" calcext:value-type="float">
            <text:p>6.699603</text:p>
          </table:table-cell>
          <table:table-cell office:value-type="float" office:value="18.28" calcext:value-type="float">
            <text:p>18.28</text:p>
          </table:table-cell>
          <table:table-cell office:value-type="float" office:value="-2.51" calcext:value-type="float">
            <text:p>-2.51</text:p>
          </table:table-cell>
          <table:table-cell office:value-type="float" office:value="1.730629" calcext:value-type="float">
            <text:p>1.730629</text:p>
          </table:table-cell>
          <table:table-cell office:value-type="float" office:value="0.4493877" calcext:value-type="float">
            <text:p>0.4493877</text:p>
          </table:table-cell>
          <table:table-cell office:value-type="float" office:value="424.908" calcext:value-type="float">
            <text:p>424.908</text:p>
          </table:table-cell>
          <table:table-cell office:value-type="float" office:value="1.2" calcext:value-type="float">
            <text:p>1.2</text:p>
          </table:table-cell>
          <table:table-cell office:value-type="float" office:value="13.05621" calcext:value-type="float">
            <text:p>13.05621</text:p>
          </table:table-cell>
          <table:table-cell office:value-type="float" office:value="4.972351" calcext:value-type="float">
            <text:p>4.972351</text:p>
          </table:table-cell>
          <table:table-cell office:value-type="float" office:value="11.50967" calcext:value-type="float">
            <text:p>11.50967</text:p>
          </table:table-cell>
          <table:table-cell office:value-type="float" office:value="6.527222" calcext:value-type="float">
            <text:p>6.527222</text:p>
          </table:table-cell>
          <table:table-cell office:value-type="float" office:value="10.4054" calcext:value-type="float">
            <text:p>10.4054</text:p>
          </table:table-cell>
          <table:table-cell office:value-type="float" office:value="7.671722" calcext:value-type="float">
            <text:p>7.671722</text:p>
          </table:table-cell>
          <table:table-cell office:value-type="float" office:value="9.599762" calcext:value-type="float">
            <text:p>9.599762</text:p>
          </table:table-cell>
          <table:table-cell office:value-type="float" office:value="7.570618" calcext:value-type="float">
            <text:p>7.570618</text:p>
          </table:table-cell>
          <table:table-cell office:value-type="float" office:value="9.16217" calcext:value-type="float">
            <text:p>9.16217</text:p>
          </table:table-cell>
          <table:table-cell office:value-type="float" office:value="7.454376" calcext:value-type="float">
            <text:p>7.454376</text:p>
          </table:table-cell>
          <table:table-cell office:value-type="float" office:value="8.806" calcext:value-type="float">
            <text:p>8.806</text:p>
          </table:table-cell>
          <table:table-cell office:value-type="float" office:value="7.373596" calcext:value-type="float">
            <text:p>7.373596</text:p>
          </table:table-cell>
          <table:table-cell office:value-type="float" office:value="8.699982" calcext:value-type="float">
            <text:p>8.699982</text:p>
          </table:table-cell>
          <table:table-cell office:value-type="float" office:value="7.537506" calcext:value-type="float">
            <text:p>7.537506</text:p>
          </table:table-cell>
          <table:table-cell office:value-type="float" office:value="8.659027" calcext:value-type="float">
            <text:p>8.659027</text:p>
          </table:table-cell>
          <table:table-cell office:value-type="float" office:value="8.065796" calcext:value-type="float">
            <text:p>8.065796</text:p>
          </table:table-cell>
          <table:table-cell office:value-type="float" office:value="9.701904" calcext:value-type="float">
            <text:p>9.701904</text:p>
          </table:table-cell>
          <table:table-cell office:value-type="float" office:value="9.66806" calcext:value-type="float">
            <text:p>9.66806</text:p>
          </table:table-cell>
          <table:table-cell office:value-type="float" office:value="11.5871" calcext:value-type="float">
            <text:p>11.5871</text:p>
          </table:table-cell>
          <table:table-cell office:value-type="float" office:value="11.40588" calcext:value-type="float">
            <text:p>11.40588</text:p>
          </table:table-cell>
          <table:table-cell office:value-type="float" office:value="12.71155" calcext:value-type="float">
            <text:p>12.71155</text:p>
          </table:table-cell>
          <table:table-cell office:value-type="float" office:value="12.53305" calcext:value-type="float">
            <text:p>12.53305</text:p>
          </table:table-cell>
          <table:table-cell office:value-type="float" office:value="13.3985" calcext:value-type="float">
            <text:p>13.3985</text:p>
          </table:table-cell>
          <table:table-cell office:value-type="float" office:value="13.26483" calcext:value-type="float">
            <text:p>13.26483</text:p>
          </table:table-cell>
          <table:table-cell office:value-type="float" office:value="13.67276" calcext:value-type="float">
            <text:p>13.67276</text:p>
          </table:table-cell>
          <table:table-cell office:value-type="float" office:value="13.58673" calcext:value-type="float">
            <text:p>13.58673</text:p>
          </table:table-cell>
          <table:table-cell office:value-type="float" office:value="13.62576" calcext:value-type="float">
            <text:p>13.62576</text:p>
          </table:table-cell>
          <table:table-cell office:value-type="float" office:value="13.5647" calcext:value-type="float">
            <text:p>13.5647</text:p>
          </table:table-cell>
          <table:table-cell office:value-type="float" office:value="20.73251" calcext:value-type="float">
            <text:p>20.73251</text:p>
          </table:table-cell>
          <table:table-cell office:value-type="float" office:value="-1.96756" calcext:value-type="float">
            <text:p>-1.967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8.703722" calcext:value-type="float">
            <text:p>8.703722</text:p>
          </table:table-cell>
          <table:table-cell office:value-type="float" office:value="11.99" calcext:value-type="float">
            <text:p>11.99</text:p>
          </table:table-cell>
          <table:table-cell office:value-type="float" office:value="-3.14" calcext:value-type="float">
            <text:p>-3.14</text:p>
          </table:table-cell>
          <table:table-cell office:value-type="float" office:value="0.8404961" calcext:value-type="float">
            <text:p>0.8404961</text:p>
          </table:table-cell>
          <table:table-cell office:value-type="float" office:value="0.429094" calcext:value-type="float">
            <text:p>0.429094</text:p>
          </table:table-cell>
          <table:table-cell office:value-type="float" office:value="225.648" calcext:value-type="float">
            <text:p>225.648</text:p>
          </table:table-cell>
          <table:table-cell office:value-type="float" office:value="0" calcext:value-type="float">
            <text:p>0</text:p>
          </table:table-cell>
          <table:table-cell office:value-type="float" office:value="11.15051" calcext:value-type="float">
            <text:p>11.15051</text:p>
          </table:table-cell>
          <table:table-cell office:value-type="float" office:value="3.047729" calcext:value-type="float">
            <text:p>3.047729</text:p>
          </table:table-cell>
          <table:table-cell office:value-type="float" office:value="9.461182" calcext:value-type="float">
            <text:p>9.461182</text:p>
          </table:table-cell>
          <table:table-cell office:value-type="float" office:value="4.473236" calcext:value-type="float">
            <text:p>4.473236</text:p>
          </table:table-cell>
          <table:table-cell office:value-type="float" office:value="8.588379" calcext:value-type="float">
            <text:p>8.588379</text:p>
          </table:table-cell>
          <table:table-cell office:value-type="float" office:value="5.618439" calcext:value-type="float">
            <text:p>5.618439</text:p>
          </table:table-cell>
          <table:table-cell office:value-type="float" office:value="8.310699" calcext:value-type="float">
            <text:p>8.310699</text:p>
          </table:table-cell>
          <table:table-cell office:value-type="float" office:value="6.583099" calcext:value-type="float">
            <text:p>6.583099</text:p>
          </table:table-cell>
          <table:table-cell office:value-type="float" office:value="8.564392" calcext:value-type="float">
            <text:p>8.564392</text:p>
          </table:table-cell>
          <table:table-cell office:value-type="float" office:value="7.171814" calcext:value-type="float">
            <text:p>7.171814</text:p>
          </table:table-cell>
          <table:table-cell office:value-type="float" office:value="8.729797" calcext:value-type="float">
            <text:p>8.729797</text:p>
          </table:table-cell>
          <table:table-cell office:value-type="float" office:value="7.758484" calcext:value-type="float">
            <text:p>7.758484</text:p>
          </table:table-cell>
          <table:table-cell office:value-type="float" office:value="8.701263" calcext:value-type="float">
            <text:p>8.701263</text:p>
          </table:table-cell>
          <table:table-cell office:value-type="float" office:value="8.189972" calcext:value-type="float">
            <text:p>8.189972</text:p>
          </table:table-cell>
          <table:table-cell office:value-type="float" office:value="8.822815" calcext:value-type="float">
            <text:p>8.822815</text:p>
          </table:table-cell>
          <table:table-cell office:value-type="float" office:value="8.666138" calcext:value-type="float">
            <text:p>8.666138</text:p>
          </table:table-cell>
          <table:table-cell office:value-type="float" office:value="9.80957" calcext:value-type="float">
            <text:p>9.80957</text:p>
          </table:table-cell>
          <table:table-cell office:value-type="float" office:value="9.703186" calcext:value-type="float">
            <text:p>9.703186</text:p>
          </table:table-cell>
          <table:table-cell office:value-type="float" office:value="11.40436" calcext:value-type="float">
            <text:p>11.40436</text:p>
          </table:table-cell>
          <table:table-cell office:value-type="float" office:value="11.28607" calcext:value-type="float">
            <text:p>11.28607</text:p>
          </table:table-cell>
          <table:table-cell office:value-type="float" office:value="12.53125" calcext:value-type="float">
            <text:p>12.53125</text:p>
          </table:table-cell>
          <table:table-cell office:value-type="float" office:value="12.37576" calcext:value-type="float">
            <text:p>12.37576</text:p>
          </table:table-cell>
          <table:table-cell office:value-type="float" office:value="13.26346" calcext:value-type="float">
            <text:p>13.26346</text:p>
          </table:table-cell>
          <table:table-cell office:value-type="float" office:value="13.13116" calcext:value-type="float">
            <text:p>13.13116</text:p>
          </table:table-cell>
          <table:table-cell office:value-type="float" office:value="13.58575" calcext:value-type="float">
            <text:p>13.58575</text:p>
          </table:table-cell>
          <table:table-cell office:value-type="float" office:value="13.49448" calcext:value-type="float">
            <text:p>13.49448</text:p>
          </table:table-cell>
          <table:table-cell office:value-type="float" office:value="13.56403" calcext:value-type="float">
            <text:p>13.56403</text:p>
          </table:table-cell>
          <table:table-cell office:value-type="float" office:value="13.49774" calcext:value-type="float">
            <text:p>13.49774</text:p>
          </table:table-cell>
          <table:table-cell office:value-type="float" office:value="21.58276" calcext:value-type="float">
            <text:p>21.58276</text:p>
          </table:table-cell>
          <table:table-cell office:value-type="float" office:value="-2.318848" calcext:value-type="float">
            <text:p>-2.3188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3.825576" calcext:value-type="float">
            <text:p>3.825576</text:p>
          </table:table-cell>
          <table:table-cell office:value-type="float" office:value="6.36" calcext:value-type="float">
            <text:p>6.36</text:p>
          </table:table-cell>
          <table:table-cell office:value-type="float" office:value="-1.59" calcext:value-type="float">
            <text:p>-1.59</text:p>
          </table:table-cell>
          <table:table-cell office:value-type="float" office:value="0.8074332" calcext:value-type="float">
            <text:p>0.8074332</text:p>
          </table:table-cell>
          <table:table-cell office:value-type="float" office:value="0.4805744" calcext:value-type="float">
            <text:p>0.4805744</text:p>
          </table:table-cell>
          <table:table-cell office:value-type="float" office:value="164.664" calcext:value-type="float">
            <text:p>164.664</text:p>
          </table:table-cell>
          <table:table-cell office:value-type="float" office:value="0" calcext:value-type="float">
            <text:p>0</text:p>
          </table:table-cell>
          <table:table-cell office:value-type="float" office:value="6.529938" calcext:value-type="float">
            <text:p>6.529938</text:p>
          </table:table-cell>
          <table:table-cell office:value-type="float" office:value="2.741058" calcext:value-type="float">
            <text:p>2.741058</text:p>
          </table:table-cell>
          <table:table-cell office:value-type="float" office:value="6.188202" calcext:value-type="float">
            <text:p>6.188202</text:p>
          </table:table-cell>
          <table:table-cell office:value-type="float" office:value="4.050415" calcext:value-type="float">
            <text:p>4.050415</text:p>
          </table:table-cell>
          <table:table-cell office:value-type="float" office:value="6.569855" calcext:value-type="float">
            <text:p>6.569855</text:p>
          </table:table-cell>
          <table:table-cell office:value-type="float" office:value="5.136078" calcext:value-type="float">
            <text:p>5.136078</text:p>
          </table:table-cell>
          <table:table-cell office:value-type="float" office:value="7.341156" calcext:value-type="float">
            <text:p>7.341156</text:p>
          </table:table-cell>
          <table:table-cell office:value-type="float" office:value="6.038788" calcext:value-type="float">
            <text:p>6.038788</text:p>
          </table:table-cell>
          <table:table-cell office:value-type="float" office:value="7.725983" calcext:value-type="float">
            <text:p>7.725983</text:p>
          </table:table-cell>
          <table:table-cell office:value-type="float" office:value="6.597931" calcext:value-type="float">
            <text:p>6.597931</text:p>
          </table:table-cell>
          <table:table-cell office:value-type="float" office:value="8.101562" calcext:value-type="float">
            <text:p>8.101562</text:p>
          </table:table-cell>
          <table:table-cell office:value-type="float" office:value="7.228668" calcext:value-type="float">
            <text:p>7.228668</text:p>
          </table:table-cell>
          <table:table-cell office:value-type="float" office:value="8.378723" calcext:value-type="float">
            <text:p>8.378723</text:p>
          </table:table-cell>
          <table:table-cell office:value-type="float" office:value="7.80127" calcext:value-type="float">
            <text:p>7.80127</text:p>
          </table:table-cell>
          <table:table-cell office:value-type="float" office:value="8.832428" calcext:value-type="float">
            <text:p>8.832428</text:p>
          </table:table-cell>
          <table:table-cell office:value-type="float" office:value="8.651245" calcext:value-type="float">
            <text:p>8.651245</text:p>
          </table:table-cell>
          <table:table-cell office:value-type="float" office:value="9.833191" calcext:value-type="float">
            <text:p>9.833191</text:p>
          </table:table-cell>
          <table:table-cell office:value-type="float" office:value="9.810242" calcext:value-type="float">
            <text:p>9.810242</text:p>
          </table:table-cell>
          <table:table-cell office:value-type="float" office:value="11.28506" calcext:value-type="float">
            <text:p>11.28506</text:p>
          </table:table-cell>
          <table:table-cell office:value-type="float" office:value="11.1998" calcext:value-type="float">
            <text:p>11.1998</text:p>
          </table:table-cell>
          <table:table-cell office:value-type="float" office:value="12.37427" calcext:value-type="float">
            <text:p>12.37427</text:p>
          </table:table-cell>
          <table:table-cell office:value-type="float" office:value="12.24377" calcext:value-type="float">
            <text:p>12.24377</text:p>
          </table:table-cell>
          <table:table-cell office:value-type="float" office:value="13.12982" calcext:value-type="float">
            <text:p>13.12982</text:p>
          </table:table-cell>
          <table:table-cell office:value-type="float" office:value="13.00369" calcext:value-type="float">
            <text:p>13.00369</text:p>
          </table:table-cell>
          <table:table-cell office:value-type="float" office:value="13.4935" calcext:value-type="float">
            <text:p>13.4935</text:p>
          </table:table-cell>
          <table:table-cell office:value-type="float" office:value="13.39984" calcext:value-type="float">
            <text:p>13.39984</text:p>
          </table:table-cell>
          <table:table-cell office:value-type="float" office:value="13.49704" calcext:value-type="float">
            <text:p>13.49704</text:p>
          </table:table-cell>
          <table:table-cell office:value-type="float" office:value="13.42645" calcext:value-type="float">
            <text:p>13.42645</text:p>
          </table:table-cell>
          <table:table-cell office:value-type="float" office:value="8.775757" calcext:value-type="float">
            <text:p>8.775757</text:p>
          </table:table-cell>
          <table:table-cell office:value-type="float" office:value="-1.884186" calcext:value-type="float">
            <text:p>-1.8841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8.592957" calcext:value-type="float">
            <text:p>8.592957</text:p>
          </table:table-cell>
          <table:table-cell office:value-type="float" office:value="6.47" calcext:value-type="float">
            <text:p>6.47</text:p>
          </table:table-cell>
          <table:table-cell office:value-type="float" office:value="-3.25" calcext:value-type="float">
            <text:p>-3.25</text:p>
          </table:table-cell>
          <table:table-cell office:value-type="float" office:value="0.7235664" calcext:value-type="float">
            <text:p>0.7235664</text:p>
          </table:table-cell>
          <table:table-cell office:value-type="float" office:value="0.4256369" calcext:value-type="float">
            <text:p>0.4256369</text:p>
          </table:table-cell>
          <table:table-cell office:value-type="float" office:value="261.432" calcext:value-type="float">
            <text:p>261.432</text:p>
          </table:table-cell>
          <table:table-cell office:value-type="float" office:value="0" calcext:value-type="float">
            <text:p>0</text:p>
          </table:table-cell>
          <table:table-cell office:value-type="float" office:value="8.160095" calcext:value-type="float">
            <text:p>8.160095</text:p>
          </table:table-cell>
          <table:table-cell office:value-type="float" office:value="1.67923" calcext:value-type="float">
            <text:p>1.67923</text:p>
          </table:table-cell>
          <table:table-cell office:value-type="float" office:value="7.018188" calcext:value-type="float">
            <text:p>7.018188</text:p>
          </table:table-cell>
          <table:table-cell office:value-type="float" office:value="3.011871" calcext:value-type="float">
            <text:p>3.011871</text:p>
          </table:table-cell>
          <table:table-cell office:value-type="float" office:value="6.553558" calcext:value-type="float">
            <text:p>6.553558</text:p>
          </table:table-cell>
          <table:table-cell office:value-type="float" office:value="4.13797" calcext:value-type="float">
            <text:p>4.13797</text:p>
          </table:table-cell>
          <table:table-cell office:value-type="float" office:value="6.510071" calcext:value-type="float">
            <text:p>6.510071</text:p>
          </table:table-cell>
          <table:table-cell office:value-type="float" office:value="5.159302" calcext:value-type="float">
            <text:p>5.159302</text:p>
          </table:table-cell>
          <table:table-cell office:value-type="float" office:value="6.663025" calcext:value-type="float">
            <text:p>6.663025</text:p>
          </table:table-cell>
          <table:table-cell office:value-type="float" office:value="5.856781" calcext:value-type="float">
            <text:p>5.856781</text:p>
          </table:table-cell>
          <table:table-cell office:value-type="float" office:value="7.219604" calcext:value-type="float">
            <text:p>7.219604</text:p>
          </table:table-cell>
          <table:table-cell office:value-type="float" office:value="6.638336" calcext:value-type="float">
            <text:p>6.638336</text:p>
          </table:table-cell>
          <table:table-cell office:value-type="float" office:value="7.796753" calcext:value-type="float">
            <text:p>7.796753</text:p>
          </table:table-cell>
          <table:table-cell office:value-type="float" office:value="7.350983" calcext:value-type="float">
            <text:p>7.350983</text:p>
          </table:table-cell>
          <table:table-cell office:value-type="float" office:value="8.648743" calcext:value-type="float">
            <text:p>8.648743</text:p>
          </table:table-cell>
          <table:table-cell office:value-type="float" office:value="8.342102" calcext:value-type="float">
            <text:p>8.342102</text:p>
          </table:table-cell>
          <table:table-cell office:value-type="float" office:value="9.820374" calcext:value-type="float">
            <text:p>9.820374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11.19894" calcext:value-type="float">
            <text:p>11.19894</text:p>
          </table:table-cell>
          <table:table-cell office:value-type="float" office:value="11.11166" calcext:value-type="float">
            <text:p>11.11166</text:p>
          </table:table-cell>
          <table:table-cell office:value-type="float" office:value="12.24252" calcext:value-type="float">
            <text:p>12.24252</text:p>
          </table:table-cell>
          <table:table-cell office:value-type="float" office:value="12.12811" calcext:value-type="float">
            <text:p>12.12811</text:p>
          </table:table-cell>
          <table:table-cell office:value-type="float" office:value="13.00238" calcext:value-type="float">
            <text:p>13.00238</text:p>
          </table:table-cell>
          <table:table-cell office:value-type="float" office:value="12.88391" calcext:value-type="float">
            <text:p>12.88391</text:p>
          </table:table-cell>
          <table:table-cell office:value-type="float" office:value="13.39883" calcext:value-type="float">
            <text:p>13.39883</text:p>
          </table:table-cell>
          <table:table-cell office:value-type="float" office:value="13.30386" calcext:value-type="float">
            <text:p>13.30386</text:p>
          </table:table-cell>
          <table:table-cell office:value-type="float" office:value="13.42569" calcext:value-type="float">
            <text:p>13.42569</text:p>
          </table:table-cell>
          <table:table-cell office:value-type="float" office:value="13.35092" calcext:value-type="float">
            <text:p>13.35092</text:p>
          </table:table-cell>
          <table:table-cell office:value-type="float" office:value="15.61429" calcext:value-type="float">
            <text:p>15.61429</text:p>
          </table:table-cell>
          <table:table-cell office:value-type="float" office:value="-2.718506" calcext:value-type="float">
            <text:p>-2.7185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8.622736" calcext:value-type="float">
            <text:p>8.622736</text:p>
          </table:table-cell>
          <table:table-cell office:value-type="float" office:value="12.63" calcext:value-type="float">
            <text:p>12.63</text:p>
          </table:table-cell>
          <table:table-cell office:value-type="float" office:value="-3.66" calcext:value-type="float">
            <text:p>-3.66</text:p>
          </table:table-cell>
          <table:table-cell office:value-type="float" office:value="0.7539921" calcext:value-type="float">
            <text:p>0.7539921</text:p>
          </table:table-cell>
          <table:table-cell office:value-type="float" office:value="0.4129688" calcext:value-type="float">
            <text:p>0.4129688</text:p>
          </table:table-cell>
          <table:table-cell office:value-type="float" office:value="319.032" calcext:value-type="float">
            <text:p>319.032</text:p>
          </table:table-cell>
          <table:table-cell office:value-type="float" office:value="0" calcext:value-type="float">
            <text:p>0</text:p>
          </table:table-cell>
          <table:table-cell office:value-type="float" office:value="9.381866" calcext:value-type="float">
            <text:p>9.381866</text:p>
          </table:table-cell>
          <table:table-cell office:value-type="float" office:value="1.05658" calcext:value-type="float">
            <text:p>1.05658</text:p>
          </table:table-cell>
          <table:table-cell office:value-type="float" office:value="7.693939" calcext:value-type="float">
            <text:p>7.693939</text:p>
          </table:table-cell>
          <table:table-cell office:value-type="float" office:value="2.522369" calcext:value-type="float">
            <text:p>2.522369</text:p>
          </table:table-cell>
          <table:table-cell office:value-type="float" office:value="6.892395" calcext:value-type="float">
            <text:p>6.892395</text:p>
          </table:table-cell>
          <table:table-cell office:value-type="float" office:value="3.686798" calcext:value-type="float">
            <text:p>3.686798</text:p>
          </table:table-cell>
          <table:table-cell office:value-type="float" office:value="6.637299" calcext:value-type="float">
            <text:p>6.637299</text:p>
          </table:table-cell>
          <table:table-cell office:value-type="float" office:value="4.76532" calcext:value-type="float">
            <text:p>4.76532</text:p>
          </table:table-cell>
          <table:table-cell office:value-type="float" office:value="6.676147" calcext:value-type="float">
            <text:p>6.676147</text:p>
          </table:table-cell>
          <table:table-cell office:value-type="float" office:value="5.498199" calcext:value-type="float">
            <text:p>5.498199</text:p>
          </table:table-cell>
          <table:table-cell office:value-type="float" office:value="6.929138" calcext:value-type="float">
            <text:p>6.929138</text:p>
          </table:table-cell>
          <table:table-cell office:value-type="float" office:value="6.317627" calcext:value-type="float">
            <text:p>6.317627</text:p>
          </table:table-cell>
          <table:table-cell office:value-type="float" office:value="7.476746" calcext:value-type="float">
            <text:p>7.476746</text:p>
          </table:table-cell>
          <table:table-cell office:value-type="float" office:value="7.056885" calcext:value-type="float">
            <text:p>7.056885</text:p>
          </table:table-cell>
          <table:table-cell office:value-type="float" office:value="8.340729" calcext:value-type="float">
            <text:p>8.340729</text:p>
          </table:table-cell>
          <table:table-cell office:value-type="float" office:value="8.111603" calcext:value-type="float">
            <text:p>8.111603</text:p>
          </table:table-cell>
          <table:table-cell office:value-type="float" office:value="9.712036" calcext:value-type="float">
            <text:p>9.712036</text:p>
          </table:table-cell>
          <table:table-cell office:value-type="float" office:value="9.558807" calcext:value-type="float">
            <text:p>9.558807</text:p>
          </table:table-cell>
          <table:table-cell office:value-type="float" office:value="11.11066" calcext:value-type="float">
            <text:p>11.11066</text:p>
          </table:table-cell>
          <table:table-cell office:value-type="float" office:value="11.00708" calcext:value-type="float">
            <text:p>11.00708</text:p>
          </table:table-cell>
          <table:table-cell office:value-type="float" office:value="12.12692" calcext:value-type="float">
            <text:p>12.12692</text:p>
          </table:table-cell>
          <table:table-cell office:value-type="float" office:value="12.0174" calcext:value-type="float">
            <text:p>12.0174</text:p>
          </table:table-cell>
          <table:table-cell office:value-type="float" office:value="12.88275" calcext:value-type="float">
            <text:p>12.88275</text:p>
          </table:table-cell>
          <table:table-cell office:value-type="float" office:value="12.77075" calcext:value-type="float">
            <text:p>12.77075</text:p>
          </table:table-cell>
          <table:table-cell office:value-type="float" office:value="13.30289" calcext:value-type="float">
            <text:p>13.30289</text:p>
          </table:table-cell>
          <table:table-cell office:value-type="float" office:value="13.20764" calcext:value-type="float">
            <text:p>13.20764</text:p>
          </table:table-cell>
          <table:table-cell office:value-type="float" office:value="13.35013" calcext:value-type="float">
            <text:p>13.35013</text:p>
          </table:table-cell>
          <table:table-cell office:value-type="float" office:value="13.27209" calcext:value-type="float">
            <text:p>13.27209</text:p>
          </table:table-cell>
          <table:table-cell office:value-type="float" office:value="19.39706" calcext:value-type="float">
            <text:p>19.39706</text:p>
          </table:table-cell>
          <table:table-cell office:value-type="float" office:value="-3.159821" calcext:value-type="float">
            <text:p>-3.1598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7.432477" calcext:value-type="float">
            <text:p>7.432477</text:p>
          </table:table-cell>
          <table:table-cell office:value-type="float" office:value="8.03" calcext:value-type="float">
            <text:p>8.03</text:p>
          </table:table-cell>
          <table:table-cell office:value-type="float" office:value="-3.09" calcext:value-type="float">
            <text:p>-3.09</text:p>
          </table:table-cell>
          <table:table-cell office:value-type="float" office:value="0.7581289" calcext:value-type="float">
            <text:p>0.7581289</text:p>
          </table:table-cell>
          <table:table-cell office:value-type="float" office:value="0.4306745" calcext:value-type="float">
            <text:p>0.4306745</text:p>
          </table:table-cell>
          <table:table-cell office:value-type="float" office:value="196.488" calcext:value-type="float">
            <text:p>196.488</text:p>
          </table:table-cell>
          <table:table-cell office:value-type="float" office:value="0" calcext:value-type="float">
            <text:p>0</text:p>
          </table:table-cell>
          <table:table-cell office:value-type="float" office:value="8.321472" calcext:value-type="float">
            <text:p>8.321472</text:p>
          </table:table-cell>
          <table:table-cell office:value-type="float" office:value="2.014801" calcext:value-type="float">
            <text:p>2.014801</text:p>
          </table:table-cell>
          <table:table-cell office:value-type="float" office:value="7.185608" calcext:value-type="float">
            <text:p>7.185608</text:p>
          </table:table-cell>
          <table:table-cell office:value-type="float" office:value="3.239532" calcext:value-type="float">
            <text:p>3.239532</text:p>
          </table:table-cell>
          <table:table-cell office:value-type="float" office:value="6.668488" calcext:value-type="float">
            <text:p>6.668488</text:p>
          </table:table-cell>
          <table:table-cell office:value-type="float" office:value="4.280243" calcext:value-type="float">
            <text:p>4.280243</text:p>
          </table:table-cell>
          <table:table-cell office:value-type="float" office:value="6.53833" calcext:value-type="float">
            <text:p>6.53833</text:p>
          </table:table-cell>
          <table:table-cell office:value-type="float" office:value="5.192596" calcext:value-type="float">
            <text:p>5.192596</text:p>
          </table:table-cell>
          <table:table-cell office:value-type="float" office:value="6.618622" calcext:value-type="float">
            <text:p>6.618622</text:p>
          </table:table-cell>
          <table:table-cell office:value-type="float" office:value="5.796692" calcext:value-type="float">
            <text:p>5.796692</text:p>
          </table:table-cell>
          <table:table-cell office:value-type="float" office:value="6.899384" calcext:value-type="float">
            <text:p>6.899384</text:p>
          </table:table-cell>
          <table:table-cell office:value-type="float" office:value="6.472748" calcext:value-type="float">
            <text:p>6.472748</text:p>
          </table:table-cell>
          <table:table-cell office:value-type="float" office:value="7.342865" calcext:value-type="float">
            <text:p>7.342865</text:p>
          </table:table-cell>
          <table:table-cell office:value-type="float" office:value="7.098206" calcext:value-type="float">
            <text:p>7.098206</text:p>
          </table:table-cell>
          <table:table-cell office:value-type="float" office:value="8.113251" calcext:value-type="float">
            <text:p>8.113251</text:p>
          </table:table-cell>
          <table:table-cell office:value-type="float" office:value="8.026123" calcext:value-type="float">
            <text:p>8.026123</text:p>
          </table:table-cell>
          <table:table-cell office:value-type="float" office:value="9.557159" calcext:value-type="float">
            <text:p>9.557159</text:p>
          </table:table-cell>
          <table:table-cell office:value-type="float" office:value="9.421661" calcext:value-type="float">
            <text:p>9.421661</text:p>
          </table:table-cell>
          <table:table-cell office:value-type="float" office:value="11.00589" calcext:value-type="float">
            <text:p>11.00589</text:p>
          </table:table-cell>
          <table:table-cell office:value-type="float" office:value="10.89117" calcext:value-type="float">
            <text:p>10.89117</text:p>
          </table:table-cell>
          <table:table-cell office:value-type="float" office:value="12.01627" calcext:value-type="float">
            <text:p>12.01627</text:p>
          </table:table-cell>
          <table:table-cell office:value-type="float" office:value="11.90619" calcext:value-type="float">
            <text:p>11.90619</text:p>
          </table:table-cell>
          <table:table-cell office:value-type="float" office:value="12.76956" calcext:value-type="float">
            <text:p>12.76956</text:p>
          </table:table-cell>
          <table:table-cell office:value-type="float" office:value="12.66183" calcext:value-type="float">
            <text:p>12.66183</text:p>
          </table:table-cell>
          <table:table-cell office:value-type="float" office:value="13.20663" calcext:value-type="float">
            <text:p>13.20663</text:p>
          </table:table-cell>
          <table:table-cell office:value-type="float" office:value="13.11166" calcext:value-type="float">
            <text:p>13.11166</text:p>
          </table:table-cell>
          <table:table-cell office:value-type="float" office:value="13.27127" calcext:value-type="float">
            <text:p>13.27127</text:p>
          </table:table-cell>
          <table:table-cell office:value-type="float" office:value="13.1908" calcext:value-type="float">
            <text:p>13.1908</text:p>
          </table:table-cell>
          <table:table-cell office:value-type="float" office:value="15.66962" calcext:value-type="float">
            <text:p>15.66962</text:p>
          </table:table-cell>
          <table:table-cell office:value-type="float" office:value="-2.697845" calcext:value-type="float">
            <text:p>-2.6978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8.353466" calcext:value-type="float">
            <text:p>8.353466</text:p>
          </table:table-cell>
          <table:table-cell office:value-type="float" office:value="12.57" calcext:value-type="float">
            <text:p>12.57</text:p>
          </table:table-cell>
          <table:table-cell office:value-type="float" office:value="0.08" calcext:value-type="float">
            <text:p>0.08</text:p>
          </table:table-cell>
          <table:table-cell office:value-type="float" office:value="0.8410351" calcext:value-type="float">
            <text:p>0.8410351</text:p>
          </table:table-cell>
          <table:table-cell office:value-type="float" office:value="0.5421917" calcext:value-type="float">
            <text:p>0.5421917</text:p>
          </table:table-cell>
          <table:table-cell office:value-type="float" office:value="470.592" calcext:value-type="float">
            <text:p>470.592</text:p>
          </table:table-cell>
          <table:table-cell office:value-type="float" office:value="0" calcext:value-type="float">
            <text:p>0</text:p>
          </table:table-cell>
          <table:table-cell office:value-type="float" office:value="10.40982" calcext:value-type="float">
            <text:p>10.40982</text:p>
          </table:table-cell>
          <table:table-cell office:value-type="float" office:value="2.530884" calcext:value-type="float">
            <text:p>2.530884</text:p>
          </table:table-cell>
          <table:table-cell office:value-type="float" office:value="8.618286" calcext:value-type="float">
            <text:p>8.618286</text:p>
          </table:table-cell>
          <table:table-cell office:value-type="float" office:value="3.53598" calcext:value-type="float">
            <text:p>3.53598</text:p>
          </table:table-cell>
          <table:table-cell office:value-type="float" office:value="7.655457" calcext:value-type="float">
            <text:p>7.655457</text:p>
          </table:table-cell>
          <table:table-cell office:value-type="float" office:value="4.42157" calcext:value-type="float">
            <text:p>4.42157</text:p>
          </table:table-cell>
          <table:table-cell office:value-type="float" office:value="7.203094" calcext:value-type="float">
            <text:p>7.203094</text:p>
          </table:table-cell>
          <table:table-cell office:value-type="float" office:value="5.24234" calcext:value-type="float">
            <text:p>5.24234</text:p>
          </table:table-cell>
          <table:table-cell office:value-type="float" office:value="7.098541" calcext:value-type="float">
            <text:p>7.098541</text:p>
          </table:table-cell>
          <table:table-cell office:value-type="float" office:value="5.80304" calcext:value-type="float">
            <text:p>5.80304</text:p>
          </table:table-cell>
          <table:table-cell office:value-type="float" office:value="7.190125" calcext:value-type="float">
            <text:p>7.190125</text:p>
          </table:table-cell>
          <table:table-cell office:value-type="float" office:value="6.443848" calcext:value-type="float">
            <text:p>6.443848</text:p>
          </table:table-cell>
          <table:table-cell office:value-type="float" office:value="7.444336" calcext:value-type="float">
            <text:p>7.444336</text:p>
          </table:table-cell>
          <table:table-cell office:value-type="float" office:value="7.048981" calcext:value-type="float">
            <text:p>7.048981</text:p>
          </table:table-cell>
          <table:table-cell office:value-type="float" office:value="8.02832" calcext:value-type="float">
            <text:p>8.02832</text:p>
          </table:table-cell>
          <table:table-cell office:value-type="float" office:value="7.953064" calcext:value-type="float">
            <text:p>7.953064</text:p>
          </table:table-cell>
          <table:table-cell office:value-type="float" office:value="9.420349" calcext:value-type="float">
            <text:p>9.420349</text:p>
          </table:table-cell>
          <table:table-cell office:value-type="float" office:value="9.30835" calcext:value-type="float">
            <text:p>9.30835</text:p>
          </table:table-cell>
          <table:table-cell office:value-type="float" office:value="10.88995" calcext:value-type="float">
            <text:p>10.88995</text:p>
          </table:table-cell>
          <table:table-cell office:value-type="float" office:value="10.7746" calcext:value-type="float">
            <text:p>10.7746</text:p>
          </table:table-cell>
          <table:table-cell office:value-type="float" office:value="11.90503" calcext:value-type="float">
            <text:p>11.90503</text:p>
          </table:table-cell>
          <table:table-cell office:value-type="float" office:value="11.79404" calcext:value-type="float">
            <text:p>11.79404</text:p>
          </table:table-cell>
          <table:table-cell office:value-type="float" office:value="12.66071" calcext:value-type="float">
            <text:p>12.66071</text:p>
          </table:table-cell>
          <table:table-cell office:value-type="float" office:value="12.55472" calcext:value-type="float">
            <text:p>12.55472</text:p>
          </table:table-cell>
          <table:table-cell office:value-type="float" office:value="13.11066" calcext:value-type="float">
            <text:p>13.11066</text:p>
          </table:table-cell>
          <table:table-cell office:value-type="float" office:value="13.01651" calcext:value-type="float">
            <text:p>13.01651</text:p>
          </table:table-cell>
          <table:table-cell office:value-type="float" office:value="13.18994" calcext:value-type="float">
            <text:p>13.18994</text:p>
          </table:table-cell>
          <table:table-cell office:value-type="float" office:value="13.10818" calcext:value-type="float">
            <text:p>13.10818</text:p>
          </table:table-cell>
          <table:table-cell office:value-type="float" office:value="21.38132" calcext:value-type="float">
            <text:p>21.38132</text:p>
          </table:table-cell>
          <table:table-cell office:value-type="float" office:value="-1.442627" calcext:value-type="float">
            <text:p>-1.4426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2.828777" calcext:value-type="float">
            <text:p>2.828777</text:p>
          </table:table-cell>
          <table:table-cell office:value-type="float" office:value="5.02" calcext:value-type="float">
            <text:p>5.02</text:p>
          </table:table-cell>
          <table:table-cell office:value-type="float" office:value="-2.66" calcext:value-type="float">
            <text:p>-2.66</text:p>
          </table:table-cell>
          <table:table-cell office:value-type="float" office:value="0.7681614" calcext:value-type="float">
            <text:p>0.7681614</text:p>
          </table:table-cell>
          <table:table-cell office:value-type="float" office:value="0.4444795" calcext:value-type="float">
            <text:p>0.4444795</text:p>
          </table:table-cell>
          <table:table-cell office:value-type="float" office:value="308.664" calcext:value-type="float">
            <text:p>308.664</text:p>
          </table:table-cell>
          <table:table-cell office:value-type="float" office:value="0.7" calcext:value-type="float">
            <text:p>0.7</text:p>
          </table:table-cell>
          <table:table-cell office:value-type="float" office:value="6.797455" calcext:value-type="float">
            <text:p>6.797455</text:p>
          </table:table-cell>
          <table:table-cell office:value-type="float" office:value="2.538116" calcext:value-type="float">
            <text:p>2.538116</text:p>
          </table:table-cell>
          <table:table-cell office:value-type="float" office:value="6.413818" calcext:value-type="float">
            <text:p>6.413818</text:p>
          </table:table-cell>
          <table:table-cell office:value-type="float" office:value="3.846527" calcext:value-type="float">
            <text:p>3.846527</text:p>
          </table:table-cell>
          <table:table-cell office:value-type="float" office:value="6.43396" calcext:value-type="float">
            <text:p>6.43396</text:p>
          </table:table-cell>
          <table:table-cell office:value-type="float" office:value="4.903564" calcext:value-type="float">
            <text:p>4.903564</text:p>
          </table:table-cell>
          <table:table-cell office:value-type="float" office:value="6.810303" calcext:value-type="float">
            <text:p>6.810303</text:p>
          </table:table-cell>
          <table:table-cell office:value-type="float" office:value="5.777435" calcext:value-type="float">
            <text:p>5.777435</text:p>
          </table:table-cell>
          <table:table-cell office:value-type="float" office:value="6.996948" calcext:value-type="float">
            <text:p>6.996948</text:p>
          </table:table-cell>
          <table:table-cell office:value-type="float" office:value="6.300781" calcext:value-type="float">
            <text:p>6.300781</text:p>
          </table:table-cell>
          <table:table-cell office:value-type="float" office:value="7.194824" calcext:value-type="float">
            <text:p>7.194824</text:p>
          </table:table-cell>
          <table:table-cell office:value-type="float" office:value="6.87265" calcext:value-type="float">
            <text:p>6.87265</text:p>
          </table:table-cell>
          <table:table-cell office:value-type="float" office:value="7.487" calcext:value-type="float">
            <text:p>7.487</text:p>
          </table:table-cell>
          <table:table-cell office:value-type="float" office:value="7.349335" calcext:value-type="float">
            <text:p>7.349335</text:p>
          </table:table-cell>
          <table:table-cell office:value-type="float" office:value="8.052856" calcext:value-type="float">
            <text:p>8.052856</text:p>
          </table:table-cell>
          <table:table-cell office:value-type="float" office:value="7.986938" calcext:value-type="float">
            <text:p>7.986938</text:p>
          </table:table-cell>
          <table:table-cell office:value-type="float" office:value="9.307434" calcext:value-type="float">
            <text:p>9.307434</text:p>
          </table:table-cell>
          <table:table-cell office:value-type="float" office:value="9.248749" calcext:value-type="float">
            <text:p>9.248749</text:p>
          </table:table-cell>
          <table:table-cell office:value-type="float" office:value="10.77341" calcext:value-type="float">
            <text:p>10.77341</text:p>
          </table:table-cell>
          <table:table-cell office:value-type="float" office:value="10.66611" calcext:value-type="float">
            <text:p>10.66611</text:p>
          </table:table-cell>
          <table:table-cell office:value-type="float" office:value="11.79288" calcext:value-type="float">
            <text:p>11.79288</text:p>
          </table:table-cell>
          <table:table-cell office:value-type="float" office:value="11.68375" calcext:value-type="float">
            <text:p>11.68375</text:p>
          </table:table-cell>
          <table:table-cell office:value-type="float" office:value="12.55359" calcext:value-type="float">
            <text:p>12.55359</text:p>
          </table:table-cell>
          <table:table-cell office:value-type="float" office:value="12.44894" calcext:value-type="float">
            <text:p>12.44894</text:p>
          </table:table-cell>
          <table:table-cell office:value-type="float" office:value="13.01553" calcext:value-type="float">
            <text:p>13.01553</text:p>
          </table:table-cell>
          <table:table-cell office:value-type="float" office:value="12.92136" calcext:value-type="float">
            <text:p>12.92136</text:p>
          </table:table-cell>
          <table:table-cell office:value-type="float" office:value="13.1073" calcext:value-type="float">
            <text:p>13.1073</text:p>
          </table:table-cell>
          <table:table-cell office:value-type="float" office:value="13.02341" calcext:value-type="float">
            <text:p>13.02341</text:p>
          </table:table-cell>
          <table:table-cell office:value-type="float" office:value="9.194366" calcext:value-type="float">
            <text:p>9.194366</text:p>
          </table:table-cell>
          <table:table-cell office:value-type="float" office:value="-2.439667" calcext:value-type="float">
            <text:p>-2.4396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8.369606" calcext:value-type="float">
            <text:p>8.369606</text:p>
          </table:table-cell>
          <table:table-cell office:value-type="float" office:value="7.11" calcext:value-type="float">
            <text:p>7.11</text:p>
          </table:table-cell>
          <table:table-cell office:value-type="float" office:value="-7.75" calcext:value-type="float">
            <text:p>-7.75</text:p>
          </table:table-cell>
          <table:table-cell office:value-type="float" office:value="0.7635971" calcext:value-type="float">
            <text:p>0.7635971</text:p>
          </table:table-cell>
          <table:table-cell office:value-type="float" office:value="0.3039498" calcext:value-type="float">
            <text:p>0.3039498</text:p>
          </table:table-cell>
          <table:table-cell office:value-type="float" office:value="204.876" calcext:value-type="float">
            <text:p>204.876</text:p>
          </table:table-cell>
          <table:table-cell office:value-type="float" office:value="0" calcext:value-type="float">
            <text:p>0</text:p>
          </table:table-cell>
          <table:table-cell office:value-type="float" office:value="6.621094" calcext:value-type="float">
            <text:p>6.621094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5.716034" calcext:value-type="float">
            <text:p>5.716034</text:p>
          </table:table-cell>
          <table:table-cell office:value-type="float" office:value="1.858154" calcext:value-type="float">
            <text:p>1.858154</text:p>
          </table:table-cell>
          <table:table-cell office:value-type="float" office:value="5.552185" calcext:value-type="float">
            <text:p>5.552185</text:p>
          </table:table-cell>
          <table:table-cell office:value-type="float" office:value="3.246521" calcext:value-type="float">
            <text:p>3.246521</text:p>
          </table:table-cell>
          <table:table-cell office:value-type="float" office:value="5.746735" calcext:value-type="float">
            <text:p>5.746735</text:p>
          </table:table-cell>
          <table:table-cell office:value-type="float" office:value="4.435974" calcext:value-type="float">
            <text:p>4.435974</text:p>
          </table:table-cell>
          <table:table-cell office:value-type="float" office:value="6.279144" calcext:value-type="float">
            <text:p>6.279144</text:p>
          </table:table-cell>
          <table:table-cell office:value-type="float" office:value="5.216736" calcext:value-type="float">
            <text:p>5.216736</text:p>
          </table:table-cell>
          <table:table-cell office:value-type="float" office:value="6.861969" calcext:value-type="float">
            <text:p>6.861969</text:p>
          </table:table-cell>
          <table:table-cell office:value-type="float" office:value="6.060272" calcext:value-type="float">
            <text:p>6.060272</text:p>
          </table:table-cell>
          <table:table-cell office:value-type="float" office:value="7.344971" calcext:value-type="float">
            <text:p>7.344971</text:p>
          </table:table-cell>
          <table:table-cell office:value-type="float" office:value="6.784088" calcext:value-type="float">
            <text:p>6.784088</text:p>
          </table:table-cell>
          <table:table-cell office:value-type="float" office:value="8.042786" calcext:value-type="float">
            <text:p>8.042786</text:p>
          </table:table-cell>
          <table:table-cell office:value-type="float" office:value="7.77356" calcext:value-type="float">
            <text:p>7.77356</text:p>
          </table:table-cell>
          <table:table-cell office:value-type="float" office:value="9.248199" calcext:value-type="float">
            <text:p>9.248199</text:p>
          </table:table-cell>
          <table:table-cell office:value-type="float" office:value="9.154388" calcext:value-type="float">
            <text:p>9.154388</text:p>
          </table:table-cell>
          <table:table-cell office:value-type="float" office:value="10.6651" calcext:value-type="float">
            <text:p>10.6651</text:p>
          </table:table-cell>
          <table:table-cell office:value-type="float" office:value="10.56686" calcext:value-type="float">
            <text:p>10.56686</text:p>
          </table:table-cell>
          <table:table-cell office:value-type="float" office:value="11.68262" calcext:value-type="float">
            <text:p>11.68262</text:p>
          </table:table-cell>
          <table:table-cell office:value-type="float" office:value="11.57724" calcext:value-type="float">
            <text:p>11.57724</text:p>
          </table:table-cell>
          <table:table-cell office:value-type="float" office:value="12.44781" calcext:value-type="float">
            <text:p>12.44781</text:p>
          </table:table-cell>
          <table:table-cell office:value-type="float" office:value="12.34473" calcext:value-type="float">
            <text:p>12.34473</text:p>
          </table:table-cell>
          <table:table-cell office:value-type="float" office:value="12.92035" calcext:value-type="float">
            <text:p>12.92035</text:p>
          </table:table-cell>
          <table:table-cell office:value-type="float" office:value="12.82663" calcext:value-type="float">
            <text:p>12.82663</text:p>
          </table:table-cell>
          <table:table-cell office:value-type="float" office:value="13.02252" calcext:value-type="float">
            <text:p>13.02252</text:p>
          </table:table-cell>
          <table:table-cell office:value-type="float" office:value="12.93857" calcext:value-type="float">
            <text:p>12.93857</text:p>
          </table:table-cell>
          <table:table-cell office:value-type="float" office:value="9.327759" calcext:value-type="float">
            <text:p>9.327759</text:p>
          </table:table-cell>
          <table:table-cell office:value-type="float" office:value="-5.097107" calcext:value-type="float">
            <text:p>-5.0971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7.623393" calcext:value-type="float">
            <text:p>7.623393</text:p>
          </table:table-cell>
          <table:table-cell office:value-type="float" office:value="8.16" calcext:value-type="float">
            <text:p>8.16</text:p>
          </table:table-cell>
          <table:table-cell office:value-type="float" office:value="-5.71" calcext:value-type="float">
            <text:p>-5.71</text:p>
          </table:table-cell>
          <table:table-cell office:value-type="float" office:value="0.8492504" calcext:value-type="float">
            <text:p>0.8492504</text:p>
          </table:table-cell>
          <table:table-cell office:value-type="float" office:value="0.3545732" calcext:value-type="float">
            <text:p>0.3545732</text:p>
          </table:table-cell>
          <table:table-cell office:value-type="float" office:value="369.972" calcext:value-type="float">
            <text:p>369.972</text:p>
          </table:table-cell>
          <table:table-cell office:value-type="float" office:value="0" calcext:value-type="float">
            <text:p>0</text:p>
          </table:table-cell>
          <table:table-cell office:value-type="float" office:value="6.824646" calcext:value-type="float">
            <text:p>6.824646</text:p>
          </table:table-cell>
          <table:table-cell office:value-type="float" office:value="0.3886108" calcext:value-type="float">
            <text:p>0.3886108</text:p>
          </table:table-cell>
          <table:table-cell office:value-type="float" office:value="5.893494" calcext:value-type="float">
            <text:p>5.893494</text:p>
          </table:table-cell>
          <table:table-cell office:value-type="float" office:value="1.833618" calcext:value-type="float">
            <text:p>1.833618</text:p>
          </table:table-cell>
          <table:table-cell office:value-type="float" office:value="5.516235" calcext:value-type="float">
            <text:p>5.516235</text:p>
          </table:table-cell>
          <table:table-cell office:value-type="float" office:value="2.993835" calcext:value-type="float">
            <text:p>2.993835</text:p>
          </table:table-cell>
          <table:table-cell office:value-type="float" office:value="5.520721" calcext:value-type="float">
            <text:p>5.520721</text:p>
          </table:table-cell>
          <table:table-cell office:value-type="float" office:value="4.070312" calcext:value-type="float">
            <text:p>4.070312</text:p>
          </table:table-cell>
          <table:table-cell office:value-type="float" office:value="5.700317" calcext:value-type="float">
            <text:p>5.700317</text:p>
          </table:table-cell>
          <table:table-cell office:value-type="float" office:value="4.813599" calcext:value-type="float">
            <text:p>4.813599</text:p>
          </table:table-cell>
          <table:table-cell office:value-type="float" office:value="6.261414" calcext:value-type="float">
            <text:p>6.261414</text:p>
          </table:table-cell>
          <table:table-cell office:value-type="float" office:value="5.649231" calcext:value-type="float">
            <text:p>5.649231</text:p>
          </table:table-cell>
          <table:table-cell office:value-type="float" office:value="6.850006" calcext:value-type="float">
            <text:p>6.850006</text:p>
          </table:table-cell>
          <table:table-cell office:value-type="float" office:value="6.415985" calcext:value-type="float">
            <text:p>6.415985</text:p>
          </table:table-cell>
          <table:table-cell office:value-type="float" office:value="7.771576" calcext:value-type="float">
            <text:p>7.771576</text:p>
          </table:table-cell>
          <table:table-cell office:value-type="float" office:value="7.491852" calcext:value-type="float">
            <text:p>7.491852</text:p>
          </table:table-cell>
          <table:table-cell office:value-type="float" office:value="9.152985" calcext:value-type="float">
            <text:p>9.152985</text:p>
          </table:table-cell>
          <table:table-cell office:value-type="float" office:value="8.994568" calcext:value-type="float">
            <text:p>8.994568</text:p>
          </table:table-cell>
          <table:table-cell office:value-type="float" office:value="10.56577" calcext:value-type="float">
            <text:p>10.56577</text:p>
          </table:table-cell>
          <table:table-cell office:value-type="float" office:value="10.45868" calcext:value-type="float">
            <text:p>10.45868</text:p>
          </table:table-cell>
          <table:table-cell office:value-type="float" office:value="11.57614" calcext:value-type="float">
            <text:p>11.57614</text:p>
          </table:table-cell>
          <table:table-cell office:value-type="float" office:value="11.47272" calcext:value-type="float">
            <text:p>11.47272</text:p>
          </table:table-cell>
          <table:table-cell office:value-type="float" office:value="12.34363" calcext:value-type="float">
            <text:p>12.34363</text:p>
          </table:table-cell>
          <table:table-cell office:value-type="float" office:value="12.2424" calcext:value-type="float">
            <text:p>12.2424</text:p>
          </table:table-cell>
          <table:table-cell office:value-type="float" office:value="12.82562" calcext:value-type="float">
            <text:p>12.82562</text:p>
          </table:table-cell>
          <table:table-cell office:value-type="float" office:value="12.73236" calcext:value-type="float">
            <text:p>12.73236</text:p>
          </table:table-cell>
          <table:table-cell office:value-type="float" office:value="12.93768" calcext:value-type="float">
            <text:p>12.93768</text:p>
          </table:table-cell>
          <table:table-cell office:value-type="float" office:value="12.85266" calcext:value-type="float">
            <text:p>12.85266</text:p>
          </table:table-cell>
          <table:table-cell office:value-type="float" office:value="11.45966" calcext:value-type="float">
            <text:p>11.45966</text:p>
          </table:table-cell>
          <table:table-cell office:value-type="float" office:value="-3.888641" calcext:value-type="float">
            <text:p>-3.8886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8.199875" calcext:value-type="float">
            <text:p>8.199875</text:p>
          </table:table-cell>
          <table:table-cell office:value-type="float" office:value="12.65" calcext:value-type="float">
            <text:p>12.65</text:p>
          </table:table-cell>
          <table:table-cell office:value-type="float" office:value="3.54" calcext:value-type="float">
            <text:p>3.54</text:p>
          </table:table-cell>
          <table:table-cell office:value-type="float" office:value="1.014048" calcext:value-type="float">
            <text:p>1.014048</text:p>
          </table:table-cell>
          <table:table-cell office:value-type="float" office:value="0.6929332" calcext:value-type="float">
            <text:p>0.6929332</text:p>
          </table:table-cell>
          <table:table-cell office:value-type="float" office:value="571.4641" calcext:value-type="float">
            <text:p>571.4641</text:p>
          </table:table-cell>
          <table:table-cell office:value-type="float" office:value="0" calcext:value-type="float">
            <text:p>0</text:p>
          </table:table-cell>
          <table:table-cell office:value-type="float" office:value="10.60773" calcext:value-type="float">
            <text:p>10.60773</text:p>
          </table:table-cell>
          <table:table-cell office:value-type="float" office:value="2.853546" calcext:value-type="float">
            <text:p>2.853546</text:p>
          </table:table-cell>
          <table:table-cell office:value-type="float" office:value="8.690491" calcext:value-type="float">
            <text:p>8.690491</text:p>
          </table:table-cell>
          <table:table-cell office:value-type="float" office:value="3.519409" calcext:value-type="float">
            <text:p>3.519409</text:p>
          </table:table-cell>
          <table:table-cell office:value-type="float" office:value="7.592957" calcext:value-type="float">
            <text:p>7.592957</text:p>
          </table:table-cell>
          <table:table-cell office:value-type="float" office:value="4.160095" calcext:value-type="float">
            <text:p>4.160095</text:p>
          </table:table-cell>
          <table:table-cell office:value-type="float" office:value="7.00824" calcext:value-type="float">
            <text:p>7.00824</text:p>
          </table:table-cell>
          <table:table-cell office:value-type="float" office:value="4.813354" calcext:value-type="float">
            <text:p>4.813354</text:p>
          </table:table-cell>
          <table:table-cell office:value-type="float" office:value="6.832825" calcext:value-type="float">
            <text:p>6.832825</text:p>
          </table:table-cell>
          <table:table-cell office:value-type="float" office:value="5.295074" calcext:value-type="float">
            <text:p>5.295074</text:p>
          </table:table-cell>
          <table:table-cell office:value-type="float" office:value="6.858521" calcext:value-type="float">
            <text:p>6.858521</text:p>
          </table:table-cell>
          <table:table-cell office:value-type="float" office:value="5.876099" calcext:value-type="float">
            <text:p>5.876099</text:p>
          </table:table-cell>
          <table:table-cell office:value-type="float" office:value="7.023041" calcext:value-type="float">
            <text:p>7.023041</text:p>
          </table:table-cell>
          <table:table-cell office:value-type="float" office:value="6.479553" calcext:value-type="float">
            <text:p>6.479553</text:p>
          </table:table-cell>
          <table:table-cell office:value-type="float" office:value="7.490845" calcext:value-type="float">
            <text:p>7.490845</text:p>
          </table:table-cell>
          <table:table-cell office:value-type="float" office:value="7.41156" calcext:value-type="float">
            <text:p>7.41156</text:p>
          </table:table-cell>
          <table:table-cell office:value-type="float" office:value="8.992737" calcext:value-type="float">
            <text:p>8.992737</text:p>
          </table:table-cell>
          <table:table-cell office:value-type="float" office:value="8.844421" calcext:value-type="float">
            <text:p>8.844421</text:p>
          </table:table-cell>
          <table:table-cell office:value-type="float" office:value="10.45749" calcext:value-type="float">
            <text:p>10.45749</text:p>
          </table:table-cell>
          <table:table-cell office:value-type="float" office:value="10.33914" calcext:value-type="float">
            <text:p>10.33914</text:p>
          </table:table-cell>
          <table:table-cell office:value-type="float" office:value="11.47162" calcext:value-type="float">
            <text:p>11.47162</text:p>
          </table:table-cell>
          <table:table-cell office:value-type="float" office:value="11.36572" calcext:value-type="float">
            <text:p>11.36572</text:p>
          </table:table-cell>
          <table:table-cell office:value-type="float" office:value="12.24133" calcext:value-type="float">
            <text:p>12.24133</text:p>
          </table:table-cell>
          <table:table-cell office:value-type="float" office:value="12.14081" calcext:value-type="float">
            <text:p>12.14081</text:p>
          </table:table-cell>
          <table:table-cell office:value-type="float" office:value="12.73141" calcext:value-type="float">
            <text:p>12.73141</text:p>
          </table:table-cell>
          <table:table-cell office:value-type="float" office:value="12.63785" calcext:value-type="float">
            <text:p>12.63785</text:p>
          </table:table-cell>
          <table:table-cell office:value-type="float" office:value="12.85175" calcext:value-type="float">
            <text:p>12.85175</text:p>
          </table:table-cell>
          <table:table-cell office:value-type="float" office:value="12.76529" calcext:value-type="float">
            <text:p>12.76529</text:p>
          </table:table-cell>
          <table:table-cell office:value-type="float" office:value="21.72528" calcext:value-type="float">
            <text:p>21.72528</text:p>
          </table:table-cell>
          <table:table-cell office:value-type="float" office:value="-0.2440186" calcext:value-type="float">
            <text:p>-0.24401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3.83057" calcext:value-type="float">
            <text:p>3.83057</text:p>
          </table:table-cell>
          <table:table-cell office:value-type="float" office:value="8.38" calcext:value-type="float">
            <text:p>8.38</text:p>
          </table:table-cell>
          <table:table-cell office:value-type="float" office:value="-5.53" calcext:value-type="float">
            <text:p>-5.53</text:p>
          </table:table-cell>
          <table:table-cell office:value-type="float" office:value="0.9560027" calcext:value-type="float">
            <text:p>0.9560027</text:p>
          </table:table-cell>
          <table:table-cell office:value-type="float" office:value="0.3593854" calcext:value-type="float">
            <text:p>0.3593854</text:p>
          </table:table-cell>
          <table:table-cell office:value-type="float" office:value="234.108" calcext:value-type="float">
            <text:p>234.108</text:p>
          </table:table-cell>
          <table:table-cell office:value-type="float" office:value="0" calcext:value-type="float">
            <text:p>0</text:p>
          </table:table-cell>
          <table:table-cell office:value-type="float" office:value="8.546997" calcext:value-type="float">
            <text:p>8.546997</text:p>
          </table:table-cell>
          <table:table-cell office:value-type="float" office:value="2.349335" calcext:value-type="float">
            <text:p>2.349335</text:p>
          </table:table-cell>
          <table:table-cell office:value-type="float" office:value="7.47525" calcext:value-type="float">
            <text:p>7.47525</text:p>
          </table:table-cell>
          <table:table-cell office:value-type="float" office:value="3.972931" calcext:value-type="float">
            <text:p>3.972931</text:p>
          </table:table-cell>
          <table:table-cell office:value-type="float" office:value="6.971954" calcext:value-type="float">
            <text:p>6.971954</text:p>
          </table:table-cell>
          <table:table-cell office:value-type="float" office:value="5.147552" calcext:value-type="float">
            <text:p>5.147552</text:p>
          </table:table-cell>
          <table:table-cell office:value-type="float" office:value="6.827545" calcext:value-type="float">
            <text:p>6.827545</text:p>
          </table:table-cell>
          <table:table-cell office:value-type="float" office:value="6.002533" calcext:value-type="float">
            <text:p>6.002533</text:p>
          </table:table-cell>
          <table:table-cell office:value-type="float" office:value="6.854187" calcext:value-type="float">
            <text:p>6.854187</text:p>
          </table:table-cell>
          <table:table-cell office:value-type="float" office:value="6.445679" calcext:value-type="float">
            <text:p>6.445679</text:p>
          </table:table-cell>
          <table:table-cell office:value-type="float" office:value="6.964935" calcext:value-type="float">
            <text:p>6.964935</text:p>
          </table:table-cell>
          <table:table-cell office:value-type="float" office:value="6.793854" calcext:value-type="float">
            <text:p>6.793854</text:p>
          </table:table-cell>
          <table:table-cell office:value-type="float" office:value="7.21994" calcext:value-type="float">
            <text:p>7.21994</text:p>
          </table:table-cell>
          <table:table-cell office:value-type="float" office:value="7.031281" calcext:value-type="float">
            <text:p>7.031281</text:p>
          </table:table-cell>
          <table:table-cell office:value-type="float" office:value="7.698151" calcext:value-type="float">
            <text:p>7.698151</text:p>
          </table:table-cell>
          <table:table-cell office:value-type="float" office:value="7.479248" calcext:value-type="float">
            <text:p>7.479248</text:p>
          </table:table-cell>
          <table:table-cell office:value-type="float" office:value="8.843414" calcext:value-type="float">
            <text:p>8.843414</text:p>
          </table:table-cell>
          <table:table-cell office:value-type="float" office:value="8.806091" calcext:value-type="float">
            <text:p>8.806091</text:p>
          </table:table-cell>
          <table:table-cell office:value-type="float" office:value="10.33789" calcext:value-type="float">
            <text:p>10.33789</text:p>
          </table:table-cell>
          <table:table-cell office:value-type="float" office:value="10.22852" calcext:value-type="float">
            <text:p>10.22852</text:p>
          </table:table-cell>
          <table:table-cell office:value-type="float" office:value="11.36459" calcext:value-type="float">
            <text:p>11.36459</text:p>
          </table:table-cell>
          <table:table-cell office:value-type="float" office:value="11.25742" calcext:value-type="float">
            <text:p>11.25742</text:p>
          </table:table-cell>
          <table:table-cell office:value-type="float" office:value="12.13977" calcext:value-type="float">
            <text:p>12.13977</text:p>
          </table:table-cell>
          <table:table-cell office:value-type="float" office:value="12.0386" calcext:value-type="float">
            <text:p>12.0386</text:p>
          </table:table-cell>
          <table:table-cell office:value-type="float" office:value="12.63684" calcext:value-type="float">
            <text:p>12.63684</text:p>
          </table:table-cell>
          <table:table-cell office:value-type="float" office:value="12.5433" calcext:value-type="float">
            <text:p>12.5433</text:p>
          </table:table-cell>
          <table:table-cell office:value-type="float" office:value="12.76437" calcext:value-type="float">
            <text:p>12.76437</text:p>
          </table:table-cell>
          <table:table-cell office:value-type="float" office:value="12.67792" calcext:value-type="float">
            <text:p>12.67792</text:p>
          </table:table-cell>
          <table:table-cell office:value-type="float" office:value="15.24091" calcext:value-type="float">
            <text:p>15.24091</text:p>
          </table:table-cell>
          <table:table-cell office:value-type="float" office:value="-3.859436" calcext:value-type="float">
            <text:p>-3.8594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7.949827" calcext:value-type="float">
            <text:p>7.949827</text:p>
          </table:table-cell>
          <table:table-cell office:value-type="float" office:value="9.2" calcext:value-type="float">
            <text:p>9.2</text:p>
          </table:table-cell>
          <table:table-cell office:value-type="float" office:value="-7.77" calcext:value-type="float">
            <text:p>-7.77</text:p>
          </table:table-cell>
          <table:table-cell office:value-type="float" office:value="0.7748173" calcext:value-type="float">
            <text:p>0.7748173</text:p>
          </table:table-cell>
          <table:table-cell office:value-type="float" office:value="0.3034878" calcext:value-type="float">
            <text:p>0.3034878</text:p>
          </table:table-cell>
          <table:table-cell office:value-type="float" office:value="157.968" calcext:value-type="float">
            <text:p>157.968</text:p>
          </table:table-cell>
          <table:table-cell office:value-type="float" office:value="0" calcext:value-type="float">
            <text:p>0</text:p>
          </table:table-cell>
          <table:table-cell office:value-type="float" office:value="6.753876" calcext:value-type="float">
            <text:p>6.753876</text:p>
          </table:table-cell>
          <table:table-cell office:value-type="float" office:value="-0.2434387" calcext:value-type="float">
            <text:p>-0.2434387</text:p>
          </table:table-cell>
          <table:table-cell office:value-type="float" office:value="5.838226" calcext:value-type="float">
            <text:p>5.838226</text:p>
          </table:table-cell>
          <table:table-cell office:value-type="float" office:value="1.724304" calcext:value-type="float">
            <text:p>1.724304</text:p>
          </table:table-cell>
          <table:table-cell office:value-type="float" office:value="5.585266" calcext:value-type="float">
            <text:p>5.585266</text:p>
          </table:table-cell>
          <table:table-cell office:value-type="float" office:value="3.16333" calcext:value-type="float">
            <text:p>3.16333</text:p>
          </table:table-cell>
          <table:table-cell office:value-type="float" office:value="5.959839" calcext:value-type="float">
            <text:p>5.959839</text:p>
          </table:table-cell>
          <table:table-cell office:value-type="float" office:value="4.374084" calcext:value-type="float">
            <text:p>4.374084</text:p>
          </table:table-cell>
          <table:table-cell office:value-type="float" office:value="6.417938" calcext:value-type="float">
            <text:p>6.417938</text:p>
          </table:table-cell>
          <table:table-cell office:value-type="float" office:value="5.148041" calcext:value-type="float">
            <text:p>5.148041</text:p>
          </table:table-cell>
          <table:table-cell office:value-type="float" office:value="6.878357" calcext:value-type="float">
            <text:p>6.878357</text:p>
          </table:table-cell>
          <table:table-cell office:value-type="float" office:value="5.960693" calcext:value-type="float">
            <text:p>5.960693</text:p>
          </table:table-cell>
          <table:table-cell office:value-type="float" office:value="7.211609" calcext:value-type="float">
            <text:p>7.211609</text:p>
          </table:table-cell>
          <table:table-cell office:value-type="float" office:value="6.620453" calcext:value-type="float">
            <text:p>6.620453</text:p>
          </table:table-cell>
          <table:table-cell office:value-type="float" office:value="7.711761" calcext:value-type="float">
            <text:p>7.711761</text:p>
          </table:table-cell>
          <table:table-cell office:value-type="float" office:value="7.514343" calcext:value-type="float">
            <text:p>7.514343</text:p>
          </table:table-cell>
          <table:table-cell office:value-type="float" office:value="8.80603" calcext:value-type="float">
            <text:p>8.80603</text:p>
          </table:table-cell>
          <table:table-cell office:value-type="float" office:value="8.764557" calcext:value-type="float">
            <text:p>8.764557</text:p>
          </table:table-cell>
          <table:table-cell office:value-type="float" office:value="10.22751" calcext:value-type="float">
            <text:p>10.22751</text:p>
          </table:table-cell>
          <table:table-cell office:value-type="float" office:value="10.13791" calcext:value-type="float">
            <text:p>10.13791</text:p>
          </table:table-cell>
          <table:table-cell office:value-type="float" office:value="11.25632" calcext:value-type="float">
            <text:p>11.25632</text:p>
          </table:table-cell>
          <table:table-cell office:value-type="float" office:value="11.15421" calcext:value-type="float">
            <text:p>11.15421</text:p>
          </table:table-cell>
          <table:table-cell office:value-type="float" office:value="12.03754" calcext:value-type="float">
            <text:p>12.03754</text:p>
          </table:table-cell>
          <table:table-cell office:value-type="float" office:value="11.93787" calcext:value-type="float">
            <text:p>11.93787</text:p>
          </table:table-cell>
          <table:table-cell office:value-type="float" office:value="12.5423" calcext:value-type="float">
            <text:p>12.5423</text:p>
          </table:table-cell>
          <table:table-cell office:value-type="float" office:value="12.44891" calcext:value-type="float">
            <text:p>12.44891</text:p>
          </table:table-cell>
          <table:table-cell office:value-type="float" office:value="12.67703" calcext:value-type="float">
            <text:p>12.67703</text:p>
          </table:table-cell>
          <table:table-cell office:value-type="float" office:value="12.59052" calcext:value-type="float">
            <text:p>12.59052</text:p>
          </table:table-cell>
          <table:table-cell office:value-type="float" office:value="10.26825" calcext:value-type="float">
            <text:p>10.26825</text:p>
          </table:table-cell>
          <table:table-cell office:value-type="float" office:value="-5.374481" calcext:value-type="float">
            <text:p>-5.374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3.012431" calcext:value-type="float">
            <text:p>3.012431</text:p>
          </table:table-cell>
          <table:table-cell office:value-type="float" office:value="6.72" calcext:value-type="float">
            <text:p>6.72</text:p>
          </table:table-cell>
          <table:table-cell office:value-type="float" office:value="-2.99" calcext:value-type="float">
            <text:p>-2.99</text:p>
          </table:table-cell>
          <table:table-cell office:value-type="float" office:value="0.7995881" calcext:value-type="float">
            <text:p>0.7995881</text:p>
          </table:table-cell>
          <table:table-cell office:value-type="float" office:value="0.4338503" calcext:value-type="float">
            <text:p>0.4338503</text:p>
          </table:table-cell>
          <table:table-cell office:value-type="float" office:value="403.704" calcext:value-type="float">
            <text:p>403.704</text:p>
          </table:table-cell>
          <table:table-cell office:value-type="float" office:value="0.1" calcext:value-type="float">
            <text:p>0.1</text:p>
          </table:table-cell>
          <table:table-cell office:value-type="float" office:value="4.425659" calcext:value-type="float">
            <text:p>4.425659</text:p>
          </table:table-cell>
          <table:table-cell office:value-type="float" office:value="1.399139" calcext:value-type="float">
            <text:p>1.399139</text:p>
          </table:table-cell>
          <table:table-cell office:value-type="float" office:value="4.431274" calcext:value-type="float">
            <text:p>4.431274</text:p>
          </table:table-cell>
          <table:table-cell office:value-type="float" office:value="2.548065" calcext:value-type="float">
            <text:p>2.548065</text:p>
          </table:table-cell>
          <table:table-cell office:value-type="float" office:value="4.627045" calcext:value-type="float">
            <text:p>4.627045</text:p>
          </table:table-cell>
          <table:table-cell office:value-type="float" office:value="3.50235" calcext:value-type="float">
            <text:p>3.50235</text:p>
          </table:table-cell>
          <table:table-cell office:value-type="float" office:value="5.203094" calcext:value-type="float">
            <text:p>5.203094</text:p>
          </table:table-cell>
          <table:table-cell office:value-type="float" office:value="4.405304" calcext:value-type="float">
            <text:p>4.405304</text:p>
          </table:table-cell>
          <table:table-cell office:value-type="float" office:value="5.666931" calcext:value-type="float">
            <text:p>5.666931</text:p>
          </table:table-cell>
          <table:table-cell office:value-type="float" office:value="5.025269" calcext:value-type="float">
            <text:p>5.025269</text:p>
          </table:table-cell>
          <table:table-cell office:value-type="float" office:value="6.188812" calcext:value-type="float">
            <text:p>6.188812</text:p>
          </table:table-cell>
          <table:table-cell office:value-type="float" office:value="5.714081" calcext:value-type="float">
            <text:p>5.714081</text:p>
          </table:table-cell>
          <table:table-cell office:value-type="float" office:value="6.699768" calcext:value-type="float">
            <text:p>6.699768</text:p>
          </table:table-cell>
          <table:table-cell office:value-type="float" office:value="6.33963" calcext:value-type="float">
            <text:p>6.33963</text:p>
          </table:table-cell>
          <table:table-cell office:value-type="float" office:value="7.512817" calcext:value-type="float">
            <text:p>7.512817</text:p>
          </table:table-cell>
          <table:table-cell office:value-type="float" office:value="7.275421" calcext:value-type="float">
            <text:p>7.275421</text:p>
          </table:table-cell>
          <table:table-cell office:value-type="float" office:value="8.763641" calcext:value-type="float">
            <text:p>8.763641</text:p>
          </table:table-cell>
          <table:table-cell office:value-type="float" office:value="8.651306" calcext:value-type="float">
            <text:p>8.651306</text:p>
          </table:table-cell>
          <table:table-cell office:value-type="float" office:value="10.13699" calcext:value-type="float">
            <text:p>10.13699</text:p>
          </table:table-cell>
          <table:table-cell office:value-type="float" office:value="10.04681" calcext:value-type="float">
            <text:p>10.04681</text:p>
          </table:table-cell>
          <table:table-cell office:value-type="float" office:value="11.15317" calcext:value-type="float">
            <text:p>11.15317</text:p>
          </table:table-cell>
          <table:table-cell office:value-type="float" office:value="11.05597" calcext:value-type="float">
            <text:p>11.05597</text:p>
          </table:table-cell>
          <table:table-cell office:value-type="float" office:value="11.93686" calcext:value-type="float">
            <text:p>11.93686</text:p>
          </table:table-cell>
          <table:table-cell office:value-type="float" office:value="11.83826" calcext:value-type="float">
            <text:p>11.83826</text:p>
          </table:table-cell>
          <table:table-cell office:value-type="float" office:value="12.44797" calcext:value-type="float">
            <text:p>12.44797</text:p>
          </table:table-cell>
          <table:table-cell office:value-type="float" office:value="12.35495" calcext:value-type="float">
            <text:p>12.35495</text:p>
          </table:table-cell>
          <table:table-cell office:value-type="float" office:value="12.5896" calcext:value-type="float">
            <text:p>12.5896</text:p>
          </table:table-cell>
          <table:table-cell office:value-type="float" office:value="12.50323" calcext:value-type="float">
            <text:p>12.50323</text:p>
          </table:table-cell>
          <table:table-cell office:value-type="float" office:value="5.027374" calcext:value-type="float">
            <text:p>5.027374</text:p>
          </table:table-cell>
          <table:table-cell office:value-type="float" office:value="-2.825684" calcext:value-type="float">
            <text:p>-2.8256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8.516778" calcext:value-type="float">
            <text:p>8.516778</text:p>
          </table:table-cell>
          <table:table-cell office:value-type="float" office:value="5.14" calcext:value-type="float">
            <text:p>5.14</text:p>
          </table:table-cell>
          <table:table-cell office:value-type="float" office:value="-8.54" calcext:value-type="float">
            <text:p>-8.54</text:p>
          </table:table-cell>
          <table:table-cell office:value-type="float" office:value="0.6368162" calcext:value-type="float">
            <text:p>0.6368162</text:p>
          </table:table-cell>
          <table:table-cell office:value-type="float" office:value="0.2861645" calcext:value-type="float">
            <text:p>0.2861645</text:p>
          </table:table-cell>
          <table:table-cell office:value-type="float" office:value="247.212" calcext:value-type="float">
            <text:p>247.212</text:p>
          </table:table-cell>
          <table:table-cell office:value-type="float" office:value="0" calcext:value-type="float">
            <text:p>0</text:p>
          </table:table-cell>
          <table:table-cell office:value-type="float" office:value="5.948792" calcext:value-type="float">
            <text:p>5.948792</text:p>
          </table:table-cell>
          <table:table-cell office:value-type="float" office:value="-0.2661743" calcext:value-type="float">
            <text:p>-0.2661743</text:p>
          </table:table-cell>
          <table:table-cell office:value-type="float" office:value="5.035614" calcext:value-type="float">
            <text:p>5.035614</text:p>
          </table:table-cell>
          <table:table-cell office:value-type="float" office:value="1.323395" calcext:value-type="float">
            <text:p>1.323395</text:p>
          </table:table-cell>
          <table:table-cell office:value-type="float" office:value="4.794556" calcext:value-type="float">
            <text:p>4.794556</text:p>
          </table:table-cell>
          <table:table-cell office:value-type="float" office:value="2.555206" calcext:value-type="float">
            <text:p>2.555206</text:p>
          </table:table-cell>
          <table:table-cell office:value-type="float" office:value="4.887604" calcext:value-type="float">
            <text:p>4.887604</text:p>
          </table:table-cell>
          <table:table-cell office:value-type="float" office:value="3.640167" calcext:value-type="float">
            <text:p>3.640167</text:p>
          </table:table-cell>
          <table:table-cell office:value-type="float" office:value="5.109833" calcext:value-type="float">
            <text:p>5.109833</text:p>
          </table:table-cell>
          <table:table-cell office:value-type="float" office:value="4.374512" calcext:value-type="float">
            <text:p>4.374512</text:p>
          </table:table-cell>
          <table:table-cell office:value-type="float" office:value="5.725952" calcext:value-type="float">
            <text:p>5.725952</text:p>
          </table:table-cell>
          <table:table-cell office:value-type="float" office:value="5.195557" calcext:value-type="float">
            <text:p>5.195557</text:p>
          </table:table-cell>
          <table:table-cell office:value-type="float" office:value="6.336578" calcext:value-type="float">
            <text:p>6.336578</text:p>
          </table:table-cell>
          <table:table-cell office:value-type="float" office:value="5.946442" calcext:value-type="float">
            <text:p>5.946442</text:p>
          </table:table-cell>
          <table:table-cell office:value-type="float" office:value="7.273254" calcext:value-type="float">
            <text:p>7.273254</text:p>
          </table:table-cell>
          <table:table-cell office:value-type="float" office:value="6.997192" calcext:value-type="float">
            <text:p>6.997192</text:p>
          </table:table-cell>
          <table:table-cell office:value-type="float" office:value="8.649933" calcext:value-type="float">
            <text:p>8.649933</text:p>
          </table:table-cell>
          <table:table-cell office:value-type="float" office:value="8.491821" calcext:value-type="float">
            <text:p>8.491821</text:p>
          </table:table-cell>
          <table:table-cell office:value-type="float" office:value="10.04581" calcext:value-type="float">
            <text:p>10.04581</text:p>
          </table:table-cell>
          <table:table-cell office:value-type="float" office:value="9.943695" calcext:value-type="float">
            <text:p>9.943695</text:p>
          </table:table-cell>
          <table:table-cell office:value-type="float" office:value="11.05493" calcext:value-type="float">
            <text:p>11.05493</text:p>
          </table:table-cell>
          <table:table-cell office:value-type="float" office:value="10.95816" calcext:value-type="float">
            <text:p>10.95816</text:p>
          </table:table-cell>
          <table:table-cell office:value-type="float" office:value="11.83722" calcext:value-type="float">
            <text:p>11.83722</text:p>
          </table:table-cell>
          <table:table-cell office:value-type="float" office:value="11.74042" calcext:value-type="float">
            <text:p>11.74042</text:p>
          </table:table-cell>
          <table:table-cell office:value-type="float" office:value="12.35397" calcext:value-type="float">
            <text:p>12.35397</text:p>
          </table:table-cell>
          <table:table-cell office:value-type="float" office:value="12.26157" calcext:value-type="float">
            <text:p>12.26157</text:p>
          </table:table-cell>
          <table:table-cell office:value-type="float" office:value="12.50232" calcext:value-type="float">
            <text:p>12.50232</text:p>
          </table:table-cell>
          <table:table-cell office:value-type="float" office:value="12.41626" calcext:value-type="float">
            <text:p>12.41626</text:p>
          </table:table-cell>
          <table:table-cell office:value-type="float" office:value="8.720215" calcext:value-type="float">
            <text:p>8.720215</text:p>
          </table:table-cell>
          <table:table-cell office:value-type="float" office:value="-5.252655" calcext:value-type="float">
            <text:p>-5.2526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8.490568" calcext:value-type="float">
            <text:p>8.490568</text:p>
          </table:table-cell>
          <table:table-cell office:value-type="float" office:value="10.84" calcext:value-type="float">
            <text:p>10.84</text:p>
          </table:table-cell>
          <table:table-cell office:value-type="float" office:value="-7.18" calcext:value-type="float">
            <text:p>-7.18</text:p>
          </table:table-cell>
          <table:table-cell office:value-type="float" office:value="0.7388247" calcext:value-type="float">
            <text:p>0.7388247</text:p>
          </table:table-cell>
          <table:table-cell office:value-type="float" office:value="0.3173943" calcext:value-type="float">
            <text:p>0.3173943</text:p>
          </table:table-cell>
          <table:table-cell office:value-type="float" office:value="190.188" calcext:value-type="float">
            <text:p>190.188</text:p>
          </table:table-cell>
          <table:table-cell office:value-type="float" office:value="0" calcext:value-type="float">
            <text:p>0</text:p>
          </table:table-cell>
          <table:table-cell office:value-type="float" office:value="7.203583" calcext:value-type="float">
            <text:p>7.203583</text:p>
          </table:table-cell>
          <table:table-cell office:value-type="float" office:value="-0.5549011" calcext:value-type="float">
            <text:p>-0.5549011</text:p>
          </table:table-cell>
          <table:table-cell office:value-type="float" office:value="5.842377" calcext:value-type="float">
            <text:p>5.842377</text:p>
          </table:table-cell>
          <table:table-cell office:value-type="float" office:value="0.9536438" calcext:value-type="float">
            <text:p>0.9536438</text:p>
          </table:table-cell>
          <table:table-cell office:value-type="float" office:value="5.255341" calcext:value-type="float">
            <text:p>5.255341</text:p>
          </table:table-cell>
          <table:table-cell office:value-type="float" office:value="2.141327" calcext:value-type="float">
            <text:p>2.141327</text:p>
          </table:table-cell>
          <table:table-cell office:value-type="float" office:value="5.08728" calcext:value-type="float">
            <text:p>5.08728</text:p>
          </table:table-cell>
          <table:table-cell office:value-type="float" office:value="3.238068" calcext:value-type="float">
            <text:p>3.238068</text:p>
          </table:table-cell>
          <table:table-cell office:value-type="float" office:value="5.167358" calcext:value-type="float">
            <text:p>5.167358</text:p>
          </table:table-cell>
          <table:table-cell office:value-type="float" office:value="3.998505" calcext:value-type="float">
            <text:p>3.998505</text:p>
          </table:table-cell>
          <table:table-cell office:value-type="float" office:value="5.43924" calcext:value-type="float">
            <text:p>5.43924</text:p>
          </table:table-cell>
          <table:table-cell office:value-type="float" office:value="4.858917" calcext:value-type="float">
            <text:p>4.858917</text:p>
          </table:table-cell>
          <table:table-cell office:value-type="float" office:value="6.046448" calcext:value-type="float">
            <text:p>6.046448</text:p>
          </table:table-cell>
          <table:table-cell office:value-type="float" office:value="5.64447" calcext:value-type="float">
            <text:p>5.64447</text:p>
          </table:table-cell>
          <table:table-cell office:value-type="float" office:value="6.995636" calcext:value-type="float">
            <text:p>6.995636</text:p>
          </table:table-cell>
          <table:table-cell office:value-type="float" office:value="6.763336" calcext:value-type="float">
            <text:p>6.763336</text:p>
          </table:table-cell>
          <table:table-cell office:value-type="float" office:value="8.490051" calcext:value-type="float">
            <text:p>8.490051</text:p>
          </table:table-cell>
          <table:table-cell office:value-type="float" office:value="8.312012" calcext:value-type="float">
            <text:p>8.312012</text:p>
          </table:table-cell>
          <table:table-cell office:value-type="float" office:value="9.942535" calcext:value-type="float">
            <text:p>9.942535</text:p>
          </table:table-cell>
          <table:table-cell office:value-type="float" office:value="9.826294" calcext:value-type="float">
            <text:p>9.826294</text:p>
          </table:table-cell>
          <table:table-cell office:value-type="float" office:value="10.95712" calcext:value-type="float">
            <text:p>10.95712</text:p>
          </table:table-cell>
          <table:table-cell office:value-type="float" office:value="10.85645" calcext:value-type="float">
            <text:p>10.85645</text:p>
          </table:table-cell>
          <table:table-cell office:value-type="float" office:value="11.73944" calcext:value-type="float">
            <text:p>11.73944</text:p>
          </table:table-cell>
          <table:table-cell office:value-type="float" office:value="11.64276" calcext:value-type="float">
            <text:p>11.64276</text:p>
          </table:table-cell>
          <table:table-cell office:value-type="float" office:value="12.26059" calcext:value-type="float">
            <text:p>12.26059</text:p>
          </table:table-cell>
          <table:table-cell office:value-type="float" office:value="12.16858" calcext:value-type="float">
            <text:p>12.16858</text:p>
          </table:table-cell>
          <table:table-cell office:value-type="float" office:value="12.41537" calcext:value-type="float">
            <text:p>12.41537</text:p>
          </table:table-cell>
          <table:table-cell office:value-type="float" office:value="12.3302" calcext:value-type="float">
            <text:p>12.3302</text:p>
          </table:table-cell>
          <table:table-cell office:value-type="float" office:value="13.19308" calcext:value-type="float">
            <text:p>13.19308</text:p>
          </table:table-cell>
          <table:table-cell office:value-type="float" office:value="-5.132782" calcext:value-type="float">
            <text:p>-5.1327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5.151064" calcext:value-type="float">
            <text:p>5.151064</text:p>
          </table:table-cell>
          <table:table-cell office:value-type="float" office:value="8.99" calcext:value-type="float">
            <text:p>8.99</text:p>
          </table:table-cell>
          <table:table-cell office:value-type="float" office:value="-5.52" calcext:value-type="float">
            <text:p>-5.52</text:p>
          </table:table-cell>
          <table:table-cell office:value-type="float" office:value="0.8681711" calcext:value-type="float">
            <text:p>0.8681711</text:p>
          </table:table-cell>
          <table:table-cell office:value-type="float" office:value="0.3596546" calcext:value-type="float">
            <text:p>0.3596546</text:p>
          </table:table-cell>
          <table:table-cell office:value-type="float" office:value="428.832" calcext:value-type="float">
            <text:p>428.832</text:p>
          </table:table-cell>
          <table:table-cell office:value-type="float" office:value="0" calcext:value-type="float">
            <text:p>0</text:p>
          </table:table-cell>
          <table:table-cell office:value-type="float" office:value="5.363068" calcext:value-type="float">
            <text:p>5.363068</text:p>
          </table:table-cell>
          <table:table-cell office:value-type="float" office:value="0.3049622" calcext:value-type="float">
            <text:p>0.3049622</text:p>
          </table:table-cell>
          <table:table-cell office:value-type="float" office:value="4.581177" calcext:value-type="float">
            <text:p>4.581177</text:p>
          </table:table-cell>
          <table:table-cell office:value-type="float" office:value="1.545044" calcext:value-type="float">
            <text:p>1.545044</text:p>
          </table:table-cell>
          <table:table-cell office:value-type="float" office:value="4.597473" calcext:value-type="float">
            <text:p>4.597473</text:p>
          </table:table-cell>
          <table:table-cell office:value-type="float" office:value="2.561798" calcext:value-type="float">
            <text:p>2.561798</text:p>
          </table:table-cell>
          <table:table-cell office:value-type="float" office:value="4.816132" calcext:value-type="float">
            <text:p>4.816132</text:p>
          </table:table-cell>
          <table:table-cell office:value-type="float" office:value="3.515472" calcext:value-type="float">
            <text:p>3.515472</text:p>
          </table:table-cell>
          <table:table-cell office:value-type="float" office:value="5.03775" calcext:value-type="float">
            <text:p>5.03775</text:p>
          </table:table-cell>
          <table:table-cell office:value-type="float" office:value="4.173218" calcext:value-type="float">
            <text:p>4.173218</text:p>
          </table:table-cell>
          <table:table-cell office:value-type="float" office:value="5.418274" calcext:value-type="float">
            <text:p>5.418274</text:p>
          </table:table-cell>
          <table:table-cell office:value-type="float" office:value="4.913422" calcext:value-type="float">
            <text:p>4.913422</text:p>
          </table:table-cell>
          <table:table-cell office:value-type="float" office:value="5.917267" calcext:value-type="float">
            <text:p>5.917267</text:p>
          </table:table-cell>
          <table:table-cell office:value-type="float" office:value="5.609039" calcext:value-type="float">
            <text:p>5.609039</text:p>
          </table:table-cell>
          <table:table-cell office:value-type="float" office:value="6.763306" calcext:value-type="float">
            <text:p>6.763306</text:p>
          </table:table-cell>
          <table:table-cell office:value-type="float" office:value="6.626892" calcext:value-type="float">
            <text:p>6.626892</text:p>
          </table:table-cell>
          <table:table-cell office:value-type="float" office:value="8.310181" calcext:value-type="float">
            <text:p>8.310181</text:p>
          </table:table-cell>
          <table:table-cell office:value-type="float" office:value="8.151947" calcext:value-type="float">
            <text:p>8.151947</text:p>
          </table:table-cell>
          <table:table-cell office:value-type="float" office:value="9.824982" calcext:value-type="float">
            <text:p>9.824982</text:p>
          </table:table-cell>
          <table:table-cell office:value-type="float" office:value="9.700043" calcext:value-type="float">
            <text:p>9.700043</text:p>
          </table:table-cell>
          <table:table-cell office:value-type="float" office:value="10.85538" calcext:value-type="float">
            <text:p>10.85538</text:p>
          </table:table-cell>
          <table:table-cell office:value-type="float" office:value="10.74973" calcext:value-type="float">
            <text:p>10.74973</text:p>
          </table:table-cell>
          <table:table-cell office:value-type="float" office:value="11.64175" calcext:value-type="float">
            <text:p>11.64175</text:p>
          </table:table-cell>
          <table:table-cell office:value-type="float" office:value="11.54465" calcext:value-type="float">
            <text:p>11.54465</text:p>
          </table:table-cell>
          <table:table-cell office:value-type="float" office:value="12.16763" calcext:value-type="float">
            <text:p>12.16763</text:p>
          </table:table-cell>
          <table:table-cell office:value-type="float" office:value="12.07639" calcext:value-type="float">
            <text:p>12.07639</text:p>
          </table:table-cell>
          <table:table-cell office:value-type="float" office:value="12.32928" calcext:value-type="float">
            <text:p>12.32928</text:p>
          </table:table-cell>
          <table:table-cell office:value-type="float" office:value="12.24469" calcext:value-type="float">
            <text:p>12.24469</text:p>
          </table:table-cell>
          <table:table-cell office:value-type="float" office:value="7.812714" calcext:value-type="float">
            <text:p>7.812714</text:p>
          </table:table-cell>
          <table:table-cell office:value-type="float" office:value="-4.111206" calcext:value-type="float">
            <text:p>-4.1112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4.010309" calcext:value-type="float">
            <text:p>4.010309</text:p>
          </table:table-cell>
          <table:table-cell office:value-type="float" office:value="8.33" calcext:value-type="float">
            <text:p>8.33</text:p>
          </table:table-cell>
          <table:table-cell office:value-type="float" office:value="-8.07" calcext:value-type="float">
            <text:p>-8.07</text:p>
          </table:table-cell>
          <table:table-cell office:value-type="float" office:value="0.8763208" calcext:value-type="float">
            <text:p>0.8763208</text:p>
          </table:table-cell>
          <table:table-cell office:value-type="float" office:value="0.296629" calcext:value-type="float">
            <text:p>0.296629</text:p>
          </table:table-cell>
          <table:table-cell office:value-type="float" office:value="480.996" calcext:value-type="float">
            <text:p>480.996</text:p>
          </table:table-cell>
          <table:table-cell office:value-type="float" office:value="1.2" calcext:value-type="float">
            <text:p>1.2</text:p>
          </table:table-cell>
          <table:table-cell office:value-type="float" office:value="3.902557" calcext:value-type="float">
            <text:p>3.902557</text:p>
          </table:table-cell>
          <table:table-cell office:value-type="float" office:value="0.004150391" calcext:value-type="float">
            <text:p>0.004150391</text:p>
          </table:table-cell>
          <table:table-cell office:value-type="float" office:value="4.185822" calcext:value-type="float">
            <text:p>4.185822</text:p>
          </table:table-cell>
          <table:table-cell office:value-type="float" office:value="1.502594" calcext:value-type="float">
            <text:p>1.502594</text:p>
          </table:table-cell>
          <table:table-cell office:value-type="float" office:value="4.515381" calcext:value-type="float">
            <text:p>4.515381</text:p>
          </table:table-cell>
          <table:table-cell office:value-type="float" office:value="2.672455" calcext:value-type="float">
            <text:p>2.672455</text:p>
          </table:table-cell>
          <table:table-cell office:value-type="float" office:value="4.813141" calcext:value-type="float">
            <text:p>4.813141</text:p>
          </table:table-cell>
          <table:table-cell office:value-type="float" office:value="3.691345" calcext:value-type="float">
            <text:p>3.691345</text:p>
          </table:table-cell>
          <table:table-cell office:value-type="float" office:value="5.061005" calcext:value-type="float">
            <text:p>5.061005</text:p>
          </table:table-cell>
          <table:table-cell office:value-type="float" office:value="4.340729" calcext:value-type="float">
            <text:p>4.340729</text:p>
          </table:table-cell>
          <table:table-cell office:value-type="float" office:value="5.416382" calcext:value-type="float">
            <text:p>5.416382</text:p>
          </table:table-cell>
          <table:table-cell office:value-type="float" office:value="5.072083" calcext:value-type="float">
            <text:p>5.072083</text:p>
          </table:table-cell>
          <table:table-cell office:value-type="float" office:value="5.87085" calcext:value-type="float">
            <text:p>5.87085</text:p>
          </table:table-cell>
          <table:table-cell office:value-type="float" office:value="5.704285" calcext:value-type="float">
            <text:p>5.704285</text:p>
          </table:table-cell>
          <table:table-cell office:value-type="float" office:value="6.641113" calcext:value-type="float">
            <text:p>6.641113</text:p>
          </table:table-cell>
          <table:table-cell office:value-type="float" office:value="6.607605" calcext:value-type="float">
            <text:p>6.607605</text:p>
          </table:table-cell>
          <table:table-cell office:value-type="float" office:value="8.15036" calcext:value-type="float">
            <text:p>8.15036</text:p>
          </table:table-cell>
          <table:table-cell office:value-type="float" office:value="8.03183" calcext:value-type="float">
            <text:p>8.03183</text:p>
          </table:table-cell>
          <table:table-cell office:value-type="float" office:value="9.69873" calcext:value-type="float">
            <text:p>9.69873</text:p>
          </table:table-cell>
          <table:table-cell office:value-type="float" office:value="9.574402" calcext:value-type="float">
            <text:p>9.574402</text:p>
          </table:table-cell>
          <table:table-cell office:value-type="float" office:value="10.74857" calcext:value-type="float">
            <text:p>10.74857</text:p>
          </table:table-cell>
          <table:table-cell office:value-type="float" office:value="10.63931" calcext:value-type="float">
            <text:p>10.63931</text:p>
          </table:table-cell>
          <table:table-cell office:value-type="float" office:value="11.54358" calcext:value-type="float">
            <text:p>11.54358</text:p>
          </table:table-cell>
          <table:table-cell office:value-type="float" office:value="11.44492" calcext:value-type="float">
            <text:p>11.44492</text:p>
          </table:table-cell>
          <table:table-cell office:value-type="float" office:value="12.07544" calcext:value-type="float">
            <text:p>12.07544</text:p>
          </table:table-cell>
          <table:table-cell office:value-type="float" office:value="11.98425" calcext:value-type="float">
            <text:p>11.98425</text:p>
          </table:table-cell>
          <table:table-cell office:value-type="float" office:value="12.2438" calcext:value-type="float">
            <text:p>12.2438</text:p>
          </table:table-cell>
          <table:table-cell office:value-type="float" office:value="12.15903" calcext:value-type="float">
            <text:p>12.15903</text:p>
          </table:table-cell>
          <table:table-cell office:value-type="float" office:value="2.963989" calcext:value-type="float">
            <text:p>2.963989</text:p>
          </table:table-cell>
          <table:table-cell office:value-type="float" office:value="-4.383423" calcext:value-type="float">
            <text:p>-4.3834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8.928946" calcext:value-type="float">
            <text:p>8.928946</text:p>
          </table:table-cell>
          <table:table-cell office:value-type="float" office:value="-0.85" calcext:value-type="float">
            <text:p>-0.85</text:p>
          </table:table-cell>
          <table:table-cell office:value-type="float" office:value="-7.72" calcext:value-type="float">
            <text:p>-7.72</text:p>
          </table:table-cell>
          <table:table-cell office:value-type="float" office:value="0.5070558" calcext:value-type="float">
            <text:p>0.5070558</text:p>
          </table:table-cell>
          <table:table-cell office:value-type="float" office:value="0.3046444" calcext:value-type="float">
            <text:p>0.3046444</text:p>
          </table:table-cell>
          <table:table-cell office:value-type="float" office:value="544.0681" calcext:value-type="float">
            <text:p>544.0681</text:p>
          </table:table-cell>
          <table:table-cell office:value-type="float" office:value="0" calcext:value-type="float">
            <text:p>0</text:p>
          </table:table-cell>
          <table:table-cell office:value-type="float" office:value="3.617615" calcext:value-type="float">
            <text:p>3.617615</text:p>
          </table:table-cell>
          <table:table-cell office:value-type="float" office:value="-1.505096" calcext:value-type="float">
            <text:p>-1.505096</text:p>
          </table:table-cell>
          <table:table-cell office:value-type="float" office:value="2.982361" calcext:value-type="float">
            <text:p>2.982361</text:p>
          </table:table-cell>
          <table:table-cell office:value-type="float" office:value="0.3630066" calcext:value-type="float">
            <text:p>0.3630066</text:p>
          </table:table-cell>
          <table:table-cell office:value-type="float" office:value="3.048859" calcext:value-type="float">
            <text:p>3.048859</text:p>
          </table:table-cell>
          <table:table-cell office:value-type="float" office:value="1.569458" calcext:value-type="float">
            <text:p>1.569458</text:p>
          </table:table-cell>
          <table:table-cell office:value-type="float" office:value="3.661926" calcext:value-type="float">
            <text:p>3.661926</text:p>
          </table:table-cell>
          <table:table-cell office:value-type="float" office:value="2.671814" calcext:value-type="float">
            <text:p>2.671814</text:p>
          </table:table-cell>
          <table:table-cell office:value-type="float" office:value="4.319153" calcext:value-type="float">
            <text:p>4.319153</text:p>
          </table:table-cell>
          <table:table-cell office:value-type="float" office:value="3.441986" calcext:value-type="float">
            <text:p>3.441986</text:p>
          </table:table-cell>
          <table:table-cell office:value-type="float" office:value="5.059692" calcext:value-type="float">
            <text:p>5.059692</text:p>
          </table:table-cell>
          <table:table-cell office:value-type="float" office:value="4.314575" calcext:value-type="float">
            <text:p>4.314575</text:p>
          </table:table-cell>
          <table:table-cell office:value-type="float" office:value="5.697784" calcext:value-type="float">
            <text:p>5.697784</text:p>
          </table:table-cell>
          <table:table-cell office:value-type="float" office:value="5.099213" calcext:value-type="float">
            <text:p>5.099213</text:p>
          </table:table-cell>
          <table:table-cell office:value-type="float" office:value="6.60611" calcext:value-type="float">
            <text:p>6.60611</text:p>
          </table:table-cell>
          <table:table-cell office:value-type="float" office:value="6.261292" calcext:value-type="float">
            <text:p>6.261292</text:p>
          </table:table-cell>
          <table:table-cell office:value-type="float" office:value="8.03067" calcext:value-type="float">
            <text:p>8.03067</text:p>
          </table:table-cell>
          <table:table-cell office:value-type="float" office:value="7.88382" calcext:value-type="float">
            <text:p>7.88382</text:p>
          </table:table-cell>
          <table:table-cell office:value-type="float" office:value="9.57312" calcext:value-type="float">
            <text:p>9.57312</text:p>
          </table:table-cell>
          <table:table-cell office:value-type="float" office:value="9.45282" calcext:value-type="float">
            <text:p>9.45282</text:p>
          </table:table-cell>
          <table:table-cell office:value-type="float" office:value="10.63815" calcext:value-type="float">
            <text:p>10.63815</text:p>
          </table:table-cell>
          <table:table-cell office:value-type="float" office:value="10.52859" calcext:value-type="float">
            <text:p>10.52859</text:p>
          </table:table-cell>
          <table:table-cell office:value-type="float" office:value="11.44385" calcext:value-type="float">
            <text:p>11.44385</text:p>
          </table:table-cell>
          <table:table-cell office:value-type="float" office:value="11.34421" calcext:value-type="float">
            <text:p>11.34421</text:p>
          </table:table-cell>
          <table:table-cell office:value-type="float" office:value="11.98328" calcext:value-type="float">
            <text:p>11.98328</text:p>
          </table:table-cell>
          <table:table-cell office:value-type="float" office:value="11.8916" calcext:value-type="float">
            <text:p>11.8916</text:p>
          </table:table-cell>
          <table:table-cell office:value-type="float" office:value="12.15814" calcext:value-type="float">
            <text:p>12.15814</text:p>
          </table:table-cell>
          <table:table-cell office:value-type="float" office:value="12.07321" calcext:value-type="float">
            <text:p>12.07321</text:p>
          </table:table-cell>
          <table:table-cell office:value-type="float" office:value="5.409637" calcext:value-type="float">
            <text:p>5.409637</text:p>
          </table:table-cell>
          <table:table-cell office:value-type="float" office:value="-7.31955" calcext:value-type="float">
            <text:p>-7.31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7.885528" calcext:value-type="float">
            <text:p>7.885528</text:p>
          </table:table-cell>
          <table:table-cell office:value-type="float" office:value="-4.18" calcext:value-type="float">
            <text:p>-4.18</text:p>
          </table:table-cell>
          <table:table-cell office:value-type="float" office:value="-13.94" calcext:value-type="float">
            <text:p>-13.94</text:p>
          </table:table-cell>
          <table:table-cell office:value-type="float" office:value="0.397391" calcext:value-type="float">
            <text:p>0.397391</text:p>
          </table:table-cell>
          <table:table-cell office:value-type="float" office:value="0.18765" calcext:value-type="float">
            <text:p>0.18765</text:p>
          </table:table-cell>
          <table:table-cell office:value-type="float" office:value="417.276" calcext:value-type="float">
            <text:p>417.276</text:p>
          </table:table-cell>
          <table:table-cell office:value-type="float" office:value="0" calcext:value-type="float">
            <text:p>0</text:p>
          </table:table-cell>
          <table:table-cell office:value-type="float" office:value="1.658661" calcext:value-type="float">
            <text:p>1.658661</text:p>
          </table:table-cell>
          <table:table-cell office:value-type="float" office:value="-4.384125" calcext:value-type="float">
            <text:p>-4.384125</text:p>
          </table:table-cell>
          <table:table-cell office:value-type="float" office:value="0.9246826" calcext:value-type="float">
            <text:p>0.9246826</text:p>
          </table:table-cell>
          <table:table-cell office:value-type="float" office:value="-0.4561157" calcext:value-type="float">
            <text:p>-0.4561157</text:p>
          </table:table-cell>
          <table:table-cell office:value-type="float" office:value="1.841766" calcext:value-type="float">
            <text:p>1.841766</text:p>
          </table:table-cell>
          <table:table-cell office:value-type="float" office:value="0.6246643" calcext:value-type="float">
            <text:p>0.6246643</text:p>
          </table:table-cell>
          <table:table-cell office:value-type="float" office:value="2.852844" calcext:value-type="float">
            <text:p>2.852844</text:p>
          </table:table-cell>
          <table:table-cell office:value-type="float" office:value="1.718719" calcext:value-type="float">
            <text:p>1.718719</text:p>
          </table:table-cell>
          <table:table-cell office:value-type="float" office:value="3.534332" calcext:value-type="float">
            <text:p>3.534332</text:p>
          </table:table-cell>
          <table:table-cell office:value-type="float" office:value="2.509277" calcext:value-type="float">
            <text:p>2.509277</text:p>
          </table:table-cell>
          <table:table-cell office:value-type="float" office:value="4.3284" calcext:value-type="float">
            <text:p>4.3284</text:p>
          </table:table-cell>
          <table:table-cell office:value-type="float" office:value="3.459442" calcext:value-type="float">
            <text:p>3.459442</text:p>
          </table:table-cell>
          <table:table-cell office:value-type="float" office:value="5.094513" calcext:value-type="float">
            <text:p>5.094513</text:p>
          </table:table-cell>
          <table:table-cell office:value-type="float" office:value="4.405182" calcext:value-type="float">
            <text:p>4.405182</text:p>
          </table:table-cell>
          <table:table-cell office:value-type="float" office:value="6.258057" calcext:value-type="float">
            <text:p>6.258057</text:p>
          </table:table-cell>
          <table:table-cell office:value-type="float" office:value="5.822083" calcext:value-type="float">
            <text:p>5.822083</text:p>
          </table:table-cell>
          <table:table-cell office:value-type="float" office:value="7.881805" calcext:value-type="float">
            <text:p>7.881805</text:p>
          </table:table-cell>
          <table:table-cell office:value-type="float" office:value="7.662476" calcext:value-type="float">
            <text:p>7.662476</text:p>
          </table:table-cell>
          <table:table-cell office:value-type="float" office:value="9.451508" calcext:value-type="float">
            <text:p>9.451508</text:p>
          </table:table-cell>
          <table:table-cell office:value-type="float" office:value="9.319031" calcext:value-type="float">
            <text:p>9.319031</text:p>
          </table:table-cell>
          <table:table-cell office:value-type="float" office:value="10.52744" calcext:value-type="float">
            <text:p>10.52744</text:p>
          </table:table-cell>
          <table:table-cell office:value-type="float" office:value="10.41595" calcext:value-type="float">
            <text:p>10.41595</text:p>
          </table:table-cell>
          <table:table-cell office:value-type="float" office:value="11.34317" calcext:value-type="float">
            <text:p>11.34317</text:p>
          </table:table-cell>
          <table:table-cell office:value-type="float" office:value="11.24307" calcext:value-type="float">
            <text:p>11.24307</text:p>
          </table:table-cell>
          <table:table-cell office:value-type="float" office:value="11.89066" calcext:value-type="float">
            <text:p>11.89066</text:p>
          </table:table-cell>
          <table:table-cell office:value-type="float" office:value="11.79886" calcext:value-type="float">
            <text:p>11.79886</text:p>
          </table:table-cell>
          <table:table-cell office:value-type="float" office:value="12.07233" calcext:value-type="float">
            <text:p>12.07233</text:p>
          </table:table-cell>
          <table:table-cell office:value-type="float" office:value="11.98755" calcext:value-type="float">
            <text:p>11.98755</text:p>
          </table:table-cell>
          <table:table-cell office:value-type="float" office:value="3.866028" calcext:value-type="float">
            <text:p>3.866028</text:p>
          </table:table-cell>
          <table:table-cell office:value-type="float" office:value="-13.24561" calcext:value-type="float">
            <text:p>-13.245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7.420503" calcext:value-type="float">
            <text:p>7.420503</text:p>
          </table:table-cell>
          <table:table-cell office:value-type="float" office:value="-4.93" calcext:value-type="float">
            <text:p>-4.93</text:p>
          </table:table-cell>
          <table:table-cell office:value-type="float" office:value="-15.43" calcext:value-type="float">
            <text:p>-15.43</text:p>
          </table:table-cell>
          <table:table-cell office:value-type="float" office:value="0.3758533" calcext:value-type="float">
            <text:p>0.3758533</text:p>
          </table:table-cell>
          <table:table-cell office:value-type="float" office:value="0.1665056" calcext:value-type="float">
            <text:p>0.1665056</text:p>
          </table:table-cell>
          <table:table-cell office:value-type="float" office:value="272.808" calcext:value-type="float">
            <text:p>272.808</text:p>
          </table:table-cell>
          <table:table-cell office:value-type="float" office:value="0" calcext:value-type="float">
            <text:p>0</text:p>
          </table:table-cell>
          <table:table-cell office:value-type="float" office:value="1.506104" calcext:value-type="float">
            <text:p>1.506104</text:p>
          </table:table-cell>
          <table:table-cell office:value-type="float" office:value="-5.260864" calcext:value-type="float">
            <text:p>-5.260864</text:p>
          </table:table-cell>
          <table:table-cell office:value-type="float" office:value="0.1755371" calcext:value-type="float">
            <text:p>0.1755371</text:p>
          </table:table-cell>
          <table:table-cell office:value-type="float" office:value="-0.6701965" calcext:value-type="float">
            <text:p>-0.6701965</text:p>
          </table:table-cell>
          <table:table-cell office:value-type="float" office:value="0.7502441" calcext:value-type="float">
            <text:p>0.7502441</text:p>
          </table:table-cell>
          <table:table-cell office:value-type="float" office:value="0.3028564" calcext:value-type="float">
            <text:p>0.3028564</text:p>
          </table:table-cell>
          <table:table-cell office:value-type="float" office:value="1.704071" calcext:value-type="float">
            <text:p>1.704071</text:p>
          </table:table-cell>
          <table:table-cell office:value-type="float" office:value="1.304108" calcext:value-type="float">
            <text:p>1.304108</text:p>
          </table:table-cell>
          <table:table-cell office:value-type="float" office:value="2.49704" calcext:value-type="float">
            <text:p>2.49704</text:p>
          </table:table-cell>
          <table:table-cell office:value-type="float" office:value="2.038177" calcext:value-type="float">
            <text:p>2.038177</text:p>
          </table:table-cell>
          <table:table-cell office:value-type="float" office:value="3.450378" calcext:value-type="float">
            <text:p>3.450378</text:p>
          </table:table-cell>
          <table:table-cell office:value-type="float" office:value="2.934662" calcext:value-type="float">
            <text:p>2.934662</text:p>
          </table:table-cell>
          <table:table-cell office:value-type="float" office:value="4.398529" calcext:value-type="float">
            <text:p>4.398529</text:p>
          </table:table-cell>
          <table:table-cell office:value-type="float" office:value="3.88266" calcext:value-type="float">
            <text:p>3.88266</text:p>
          </table:table-cell>
          <table:table-cell office:value-type="float" office:value="5.817261" calcext:value-type="float">
            <text:p>5.817261</text:p>
          </table:table-cell>
          <table:table-cell office:value-type="float" office:value="5.349854" calcext:value-type="float">
            <text:p>5.349854</text:p>
          </table:table-cell>
          <table:table-cell office:value-type="float" office:value="7.659821" calcext:value-type="float">
            <text:p>7.659821</text:p>
          </table:table-cell>
          <table:table-cell office:value-type="float" office:value="7.378693" calcext:value-type="float">
            <text:p>7.378693</text:p>
          </table:table-cell>
          <table:table-cell office:value-type="float" office:value="9.317505" calcext:value-type="float">
            <text:p>9.317505</text:p>
          </table:table-cell>
          <table:table-cell office:value-type="float" office:value="9.162048" calcext:value-type="float">
            <text:p>9.162048</text:p>
          </table:table-cell>
          <table:table-cell office:value-type="float" office:value="10.41476" calcext:value-type="float">
            <text:p>10.41476</text:p>
          </table:table-cell>
          <table:table-cell office:value-type="float" office:value="10.29675" calcext:value-type="float">
            <text:p>10.29675</text:p>
          </table:table-cell>
          <table:table-cell office:value-type="float" office:value="11.242" calcext:value-type="float">
            <text:p>11.242</text:p>
          </table:table-cell>
          <table:table-cell office:value-type="float" office:value="11.14017" calcext:value-type="float">
            <text:p>11.14017</text:p>
          </table:table-cell>
          <table:table-cell office:value-type="float" office:value="11.79791" calcext:value-type="float">
            <text:p>11.79791</text:p>
          </table:table-cell>
          <table:table-cell office:value-type="float" office:value="11.70578" calcext:value-type="float">
            <text:p>11.70578</text:p>
          </table:table-cell>
          <table:table-cell office:value-type="float" office:value="11.98666" calcext:value-type="float">
            <text:p>11.98666</text:p>
          </table:table-cell>
          <table:table-cell office:value-type="float" office:value="11.90164" calcext:value-type="float">
            <text:p>11.90164</text:p>
          </table:table-cell>
          <table:table-cell office:value-type="float" office:value="3.720825" calcext:value-type="float">
            <text:p>3.720825</text:p>
          </table:table-cell>
          <table:table-cell office:value-type="float" office:value="-14.75665" calcext:value-type="float">
            <text:p>-14.756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7.167268" calcext:value-type="float">
            <text:p>7.167268</text:p>
          </table:table-cell>
          <table:table-cell office:value-type="float" office:value="-0.01" calcext:value-type="float">
            <text:p>-0.01</text:p>
          </table:table-cell>
          <table:table-cell office:value-type="float" office:value="-14.49" calcext:value-type="float">
            <text:p>-14.49</text:p>
          </table:table-cell>
          <table:table-cell office:value-type="float" office:value="0.5386987" calcext:value-type="float">
            <text:p>0.5386987</text:p>
          </table:table-cell>
          <table:table-cell office:value-type="float" office:value="0.1795781" calcext:value-type="float">
            <text:p>0.1795781</text:p>
          </table:table-cell>
          <table:table-cell office:value-type="float" office:value="307.296" calcext:value-type="float">
            <text:p>307.296</text:p>
          </table:table-cell>
          <table:table-cell office:value-type="float" office:value="0" calcext:value-type="float">
            <text:p>0</text:p>
          </table:table-cell>
          <table:table-cell office:value-type="float" office:value="1.211029" calcext:value-type="float">
            <text:p>1.211029</text:p>
          </table:table-cell>
          <table:table-cell office:value-type="float" office:value="-5.30246" calcext:value-type="float">
            <text:p>-5.30246</text:p>
          </table:table-cell>
          <table:table-cell office:value-type="float" office:value="-0.315155" calcext:value-type="float">
            <text:p>-0.315155</text:p>
          </table:table-cell>
          <table:table-cell office:value-type="float" office:value="-1.124573" calcext:value-type="float">
            <text:p>-1.124573</text:p>
          </table:table-cell>
          <table:table-cell office:value-type="float" office:value="0.2964783" calcext:value-type="float">
            <text:p>0.2964783</text:p>
          </table:table-cell>
          <table:table-cell office:value-type="float" office:value="-0.05874634" calcext:value-type="float">
            <text:p>-0.05874634</text:p>
          </table:table-cell>
          <table:table-cell office:value-type="float" office:value="1.293549" calcext:value-type="float">
            <text:p>1.293549</text:p>
          </table:table-cell>
          <table:table-cell office:value-type="float" office:value="0.9423828" calcext:value-type="float">
            <text:p>0.9423828</text:p>
          </table:table-cell>
          <table:table-cell office:value-type="float" office:value="2.030121" calcext:value-type="float">
            <text:p>2.030121</text:p>
          </table:table-cell>
          <table:table-cell office:value-type="float" office:value="1.689484" calcext:value-type="float">
            <text:p>1.689484</text:p>
          </table:table-cell>
          <table:table-cell office:value-type="float" office:value="2.92923" calcext:value-type="float">
            <text:p>2.92923</text:p>
          </table:table-cell>
          <table:table-cell office:value-type="float" office:value="2.533112" calcext:value-type="float">
            <text:p>2.533112</text:p>
          </table:table-cell>
          <table:table-cell office:value-type="float" office:value="3.878265" calcext:value-type="float">
            <text:p>3.878265</text:p>
          </table:table-cell>
          <table:table-cell office:value-type="float" office:value="3.466675" calcext:value-type="float">
            <text:p>3.466675</text:p>
          </table:table-cell>
          <table:table-cell office:value-type="float" office:value="5.345673" calcext:value-type="float">
            <text:p>5.345673</text:p>
          </table:table-cell>
          <table:table-cell office:value-type="float" office:value="4.943787" calcext:value-type="float">
            <text:p>4.943787</text:p>
          </table:table-cell>
          <table:table-cell office:value-type="float" office:value="7.37558" calcext:value-type="float">
            <text:p>7.37558</text:p>
          </table:table-cell>
          <table:table-cell office:value-type="float" office:value="7.075897" calcext:value-type="float">
            <text:p>7.075897</text:p>
          </table:table-cell>
          <table:table-cell office:value-type="float" office:value="9.160309" calcext:value-type="float">
            <text:p>9.160309</text:p>
          </table:table-cell>
          <table:table-cell office:value-type="float" office:value="8.981873" calcext:value-type="float">
            <text:p>8.981873</text:p>
          </table:table-cell>
          <table:table-cell office:value-type="float" office:value="10.29547" calcext:value-type="float">
            <text:p>10.29547</text:p>
          </table:table-cell>
          <table:table-cell office:value-type="float" office:value="10.16705" calcext:value-type="float">
            <text:p>10.16705</text:p>
          </table:table-cell>
          <table:table-cell office:value-type="float" office:value="11.13907" calcext:value-type="float">
            <text:p>11.13907</text:p>
          </table:table-cell>
          <table:table-cell office:value-type="float" office:value="11.03363" calcext:value-type="float">
            <text:p>11.03363</text:p>
          </table:table-cell>
          <table:table-cell office:value-type="float" office:value="11.70483" calcext:value-type="float">
            <text:p>11.70483</text:p>
          </table:table-cell>
          <table:table-cell office:value-type="float" office:value="11.61185" calcext:value-type="float">
            <text:p>11.61185</text:p>
          </table:table-cell>
          <table:table-cell office:value-type="float" office:value="11.90076" calcext:value-type="float">
            <text:p>11.90076</text:p>
          </table:table-cell>
          <table:table-cell office:value-type="float" office:value="11.81537" calcext:value-type="float">
            <text:p>11.81537</text:p>
          </table:table-cell>
          <table:table-cell office:value-type="float" office:value="3.854889" calcext:value-type="float">
            <text:p>3.854889</text:p>
          </table:table-cell>
          <table:table-cell office:value-type="float" office:value="-14.28766" calcext:value-type="float">
            <text:p>-14.287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2.951662" calcext:value-type="float">
            <text:p>2.951662</text:p>
          </table:table-cell>
          <table:table-cell office:value-type="float" office:value="0.75" calcext:value-type="float">
            <text:p>0.75</text:p>
          </table:table-cell>
          <table:table-cell office:value-type="float" office:value="-9.54" calcext:value-type="float">
            <text:p>-9.54</text:p>
          </table:table-cell>
          <table:table-cell office:value-type="float" office:value="0.568845" calcext:value-type="float">
            <text:p>0.568845</text:p>
          </table:table-cell>
          <table:table-cell office:value-type="float" office:value="0.2649988" calcext:value-type="float">
            <text:p>0.2649988</text:p>
          </table:table-cell>
          <table:table-cell office:value-type="float" office:value="296.388" calcext:value-type="float">
            <text:p>296.388</text:p>
          </table:table-cell>
          <table:table-cell office:value-type="float" office:value="0" calcext:value-type="float">
            <text:p>0</text:p>
          </table:table-cell>
          <table:table-cell office:value-type="float" office:value="-0.04278564" calcext:value-type="float">
            <text:p>-0.04278564</text:p>
          </table:table-cell>
          <table:table-cell office:value-type="float" office:value="-3.723969" calcext:value-type="float">
            <text:p>-3.723969</text:p>
          </table:table-cell>
          <table:table-cell office:value-type="float" office:value="-0.3330383" calcext:value-type="float">
            <text:p>-0.3330383</text:p>
          </table:table-cell>
          <table:table-cell office:value-type="float" office:value="-0.8638611" calcext:value-type="float">
            <text:p>-0.8638611</text:p>
          </table:table-cell>
          <table:table-cell office:value-type="float" office:value="0.2808228" calcext:value-type="float">
            <text:p>0.2808228</text:p>
          </table:table-cell>
          <table:table-cell office:value-type="float" office:value="-0.005371094" calcext:value-type="float">
            <text:p>-0.005371094</text:p>
          </table:table-cell>
          <table:table-cell office:value-type="float" office:value="1.027924" calcext:value-type="float">
            <text:p>1.027924</text:p>
          </table:table-cell>
          <table:table-cell office:value-type="float" office:value="0.8855896" calcext:value-type="float">
            <text:p>0.8855896</text:p>
          </table:table-cell>
          <table:table-cell office:value-type="float" office:value="1.695068" calcext:value-type="float">
            <text:p>1.695068</text:p>
          </table:table-cell>
          <table:table-cell office:value-type="float" office:value="1.544067" calcext:value-type="float">
            <text:p>1.544067</text:p>
          </table:table-cell>
          <table:table-cell office:value-type="float" office:value="2.530945" calcext:value-type="float">
            <text:p>2.530945</text:p>
          </table:table-cell>
          <table:table-cell office:value-type="float" office:value="2.352692" calcext:value-type="float">
            <text:p>2.352692</text:p>
          </table:table-cell>
          <table:table-cell office:value-type="float" office:value="3.463989" calcext:value-type="float">
            <text:p>3.463989</text:p>
          </table:table-cell>
          <table:table-cell office:value-type="float" office:value="3.236206" calcext:value-type="float">
            <text:p>3.236206</text:p>
          </table:table-cell>
          <table:table-cell office:value-type="float" office:value="4.940125" calcext:value-type="float">
            <text:p>4.940125</text:p>
          </table:table-cell>
          <table:table-cell office:value-type="float" office:value="4.637665" calcext:value-type="float">
            <text:p>4.637665</text:p>
          </table:table-cell>
          <table:table-cell office:value-type="float" office:value="7.072754" calcext:value-type="float">
            <text:p>7.072754</text:p>
          </table:table-cell>
          <table:table-cell office:value-type="float" office:value="6.784851" calcext:value-type="float">
            <text:p>6.784851</text:p>
          </table:table-cell>
          <table:table-cell office:value-type="float" office:value="8.979919" calcext:value-type="float">
            <text:p>8.979919</text:p>
          </table:table-cell>
          <table:table-cell office:value-type="float" office:value="8.786224" calcext:value-type="float">
            <text:p>8.786224</text:p>
          </table:table-cell>
          <table:table-cell office:value-type="float" office:value="10.16562" calcext:value-type="float">
            <text:p>10.16562</text:p>
          </table:table-cell>
          <table:table-cell office:value-type="float" office:value="10.02585" calcext:value-type="float">
            <text:p>10.02585</text:p>
          </table:table-cell>
          <table:table-cell office:value-type="float" office:value="11.0325" calcext:value-type="float">
            <text:p>11.0325</text:p>
          </table:table-cell>
          <table:table-cell office:value-type="float" office:value="10.92285" calcext:value-type="float">
            <text:p>10.92285</text:p>
          </table:table-cell>
          <table:table-cell office:value-type="float" office:value="11.61084" calcext:value-type="float">
            <text:p>11.61084</text:p>
          </table:table-cell>
          <table:table-cell office:value-type="float" office:value="11.51651" calcext:value-type="float">
            <text:p>11.51651</text:p>
          </table:table-cell>
          <table:table-cell office:value-type="float" office:value="11.81448" calcext:value-type="float">
            <text:p>11.81448</text:p>
          </table:table-cell>
          <table:table-cell office:value-type="float" office:value="11.729" calcext:value-type="float">
            <text:p>11.729</text:p>
          </table:table-cell>
          <table:table-cell office:value-type="float" office:value="0.4712524" calcext:value-type="float">
            <text:p>0.4712524</text:p>
          </table:table-cell>
          <table:table-cell office:value-type="float" office:value="-10.39761" calcext:value-type="float">
            <text:p>-10.397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3.439205" calcext:value-type="float">
            <text:p>3.439205</text:p>
          </table:table-cell>
          <table:table-cell office:value-type="float" office:value="-3.21" calcext:value-type="float">
            <text:p>-3.21</text:p>
          </table:table-cell>
          <table:table-cell office:value-type="float" office:value="-11.75" calcext:value-type="float">
            <text:p>-11.75</text:p>
          </table:table-cell>
          <table:table-cell office:value-type="float" office:value="0.4268913" calcext:value-type="float">
            <text:p>0.4268913</text:p>
          </table:table-cell>
          <table:table-cell office:value-type="float" office:value="0.2231445" calcext:value-type="float">
            <text:p>0.2231445</text:p>
          </table:table-cell>
          <table:table-cell office:value-type="float" office:value="267.048" calcext:value-type="float">
            <text:p>267.048</text:p>
          </table:table-cell>
          <table:table-cell office:value-type="float" office:value="0" calcext:value-type="float">
            <text:p>0</text:p>
          </table:table-cell>
          <table:table-cell office:value-type="float" office:value="-0.7947388" calcext:value-type="float">
            <text:p>-0.7947388</text:p>
          </table:table-cell>
          <table:table-cell office:value-type="float" office:value="-5.484924" calcext:value-type="float">
            <text:p>-5.484924</text:p>
          </table:table-cell>
          <table:table-cell office:value-type="float" office:value="-0.8891602" calcext:value-type="float">
            <text:p>-0.8891602</text:p>
          </table:table-cell>
          <table:table-cell office:value-type="float" office:value="-1.763458" calcext:value-type="float">
            <text:p>-1.763458</text:p>
          </table:table-cell>
          <table:table-cell office:value-type="float" office:value="-0.02233887" calcext:value-type="float">
            <text:p>-0.02233887</text:p>
          </table:table-cell>
          <table:table-cell office:value-type="float" office:value="-0.1865845" calcext:value-type="float">
            <text:p>-0.1865845</text:p>
          </table:table-cell>
          <table:table-cell office:value-type="float" office:value="0.8757019" calcext:value-type="float">
            <text:p>0.8757019</text:p>
          </table:table-cell>
          <table:table-cell office:value-type="float" office:value="0.6322937" calcext:value-type="float">
            <text:p>0.6322937</text:p>
          </table:table-cell>
          <table:table-cell office:value-type="float" office:value="1.537567" calcext:value-type="float">
            <text:p>1.537567</text:p>
          </table:table-cell>
          <table:table-cell office:value-type="float" office:value="1.275604" calcext:value-type="float">
            <text:p>1.275604</text:p>
          </table:table-cell>
          <table:table-cell office:value-type="float" office:value="2.349365" calcext:value-type="float">
            <text:p>2.349365</text:p>
          </table:table-cell>
          <table:table-cell office:value-type="float" office:value="2.077606" calcext:value-type="float">
            <text:p>2.077606</text:p>
          </table:table-cell>
          <table:table-cell office:value-type="float" office:value="3.233734" calcext:value-type="float">
            <text:p>3.233734</text:p>
          </table:table-cell>
          <table:table-cell office:value-type="float" office:value="2.964233" calcext:value-type="float">
            <text:p>2.964233</text:p>
          </table:table-cell>
          <table:table-cell office:value-type="float" office:value="4.63501" calcext:value-type="float">
            <text:p>4.63501</text:p>
          </table:table-cell>
          <table:table-cell office:value-type="float" office:value="4.369202" calcext:value-type="float">
            <text:p>4.369202</text:p>
          </table:table-cell>
          <table:table-cell office:value-type="float" office:value="6.782013" calcext:value-type="float">
            <text:p>6.782013</text:p>
          </table:table-cell>
          <table:table-cell office:value-type="float" office:value="6.520477" calcext:value-type="float">
            <text:p>6.520477</text:p>
          </table:table-cell>
          <table:table-cell office:value-type="float" office:value="8.78418" calcext:value-type="float">
            <text:p>8.78418</text:p>
          </table:table-cell>
          <table:table-cell office:value-type="float" office:value="8.584503" calcext:value-type="float">
            <text:p>8.584503</text:p>
          </table:table-cell>
          <table:table-cell office:value-type="float" office:value="10.02432" calcext:value-type="float">
            <text:p>10.02432</text:p>
          </table:table-cell>
          <table:table-cell office:value-type="float" office:value="9.87616" calcext:value-type="float">
            <text:p>9.87616</text:p>
          </table:table-cell>
          <table:table-cell office:value-type="float" office:value="10.92166" calcext:value-type="float">
            <text:p>10.92166</text:p>
          </table:table-cell>
          <table:table-cell office:value-type="float" office:value="10.80713" calcext:value-type="float">
            <text:p>10.80713</text:p>
          </table:table-cell>
          <table:table-cell office:value-type="float" office:value="11.51553" calcext:value-type="float">
            <text:p>11.51553</text:p>
          </table:table-cell>
          <table:table-cell office:value-type="float" office:value="11.41931" calcext:value-type="float">
            <text:p>11.41931</text:p>
          </table:table-cell>
          <table:table-cell office:value-type="float" office:value="11.72812" calcext:value-type="float">
            <text:p>11.72812</text:p>
          </table:table-cell>
          <table:table-cell office:value-type="float" office:value="11.64197" calcext:value-type="float">
            <text:p>11.64197</text:p>
          </table:table-cell>
          <table:table-cell office:value-type="float" office:value="-0.4301453" calcext:value-type="float">
            <text:p>-0.4301453</text:p>
          </table:table-cell>
          <table:table-cell office:value-type="float" office:value="-12.9166" calcext:value-type="float">
            <text:p>-12.91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8.381751" calcext:value-type="float">
            <text:p>8.381751</text:p>
          </table:table-cell>
          <table:table-cell office:value-type="float" office:value="-7.35" calcext:value-type="float">
            <text:p>-7.35</text:p>
          </table:table-cell>
          <table:table-cell office:value-type="float" office:value="-13.26" calcext:value-type="float">
            <text:p>-13.26</text:p>
          </table:table-cell>
          <table:table-cell office:value-type="float" office:value="0.3133292" calcext:value-type="float">
            <text:p>0.3133292</text:p>
          </table:table-cell>
          <table:table-cell office:value-type="float" office:value="0.1980822" calcext:value-type="float">
            <text:p>0.1980822</text:p>
          </table:table-cell>
          <table:table-cell office:value-type="float" office:value="307.116" calcext:value-type="float">
            <text:p>307.116</text:p>
          </table:table-cell>
          <table:table-cell office:value-type="float" office:value="0" calcext:value-type="float">
            <text:p>0</text:p>
          </table:table-cell>
          <table:table-cell office:value-type="float" office:value="0.3130493" calcext:value-type="float">
            <text:p>0.3130493</text:p>
          </table:table-cell>
          <table:table-cell office:value-type="float" office:value="-6.22644" calcext:value-type="float">
            <text:p>-6.22644</text:p>
          </table:table-cell>
          <table:table-cell office:value-type="float" office:value="-0.8892212" calcext:value-type="float">
            <text:p>-0.8892212</text:p>
          </table:table-cell>
          <table:table-cell office:value-type="float" office:value="-2.423859" calcext:value-type="float">
            <text:p>-2.423859</text:p>
          </table:table-cell>
          <table:table-cell office:value-type="float" office:value="-0.09228516" calcext:value-type="float">
            <text:p>-0.09228516</text:p>
          </table:table-cell>
          <table:table-cell office:value-type="float" office:value="-0.3086243" calcext:value-type="float">
            <text:p>-0.3086243</text:p>
          </table:table-cell>
          <table:table-cell office:value-type="float" office:value="0.6285095" calcext:value-type="float">
            <text:p>0.6285095</text:p>
          </table:table-cell>
          <table:table-cell office:value-type="float" office:value="0.5028992" calcext:value-type="float">
            <text:p>0.5028992</text:p>
          </table:table-cell>
          <table:table-cell office:value-type="float" office:value="1.272369" calcext:value-type="float">
            <text:p>1.272369</text:p>
          </table:table-cell>
          <table:table-cell office:value-type="float" office:value="1.136719" calcext:value-type="float">
            <text:p>1.136719</text:p>
          </table:table-cell>
          <table:table-cell office:value-type="float" office:value="2.074921" calcext:value-type="float">
            <text:p>2.074921</text:p>
          </table:table-cell>
          <table:table-cell office:value-type="float" office:value="1.904327" calcext:value-type="float">
            <text:p>1.904327</text:p>
          </table:table-cell>
          <table:table-cell office:value-type="float" office:value="2.961731" calcext:value-type="float">
            <text:p>2.961731</text:p>
          </table:table-cell>
          <table:table-cell office:value-type="float" office:value="2.759613" calcext:value-type="float">
            <text:p>2.759613</text:p>
          </table:table-cell>
          <table:table-cell office:value-type="float" office:value="4.366547" calcext:value-type="float">
            <text:p>4.366547</text:p>
          </table:table-cell>
          <table:table-cell office:value-type="float" office:value="4.124146" calcext:value-type="float">
            <text:p>4.124146</text:p>
          </table:table-cell>
          <table:table-cell office:value-type="float" office:value="6.517822" calcext:value-type="float">
            <text:p>6.517822</text:p>
          </table:table-cell>
          <table:table-cell office:value-type="float" office:value="6.272949" calcext:value-type="float">
            <text:p>6.272949</text:p>
          </table:table-cell>
          <table:table-cell office:value-type="float" office:value="8.582428" calcext:value-type="float">
            <text:p>8.582428</text:p>
          </table:table-cell>
          <table:table-cell office:value-type="float" office:value="8.382446" calcext:value-type="float">
            <text:p>8.382446</text:p>
          </table:table-cell>
          <table:table-cell office:value-type="float" office:value="9.874542" calcext:value-type="float">
            <text:p>9.874542</text:p>
          </table:table-cell>
          <table:table-cell office:value-type="float" office:value="9.720367" calcext:value-type="float">
            <text:p>9.720367</text:p>
          </table:table-cell>
          <table:table-cell office:value-type="float" office:value="10.80591" calcext:value-type="float">
            <text:p>10.80591</text:p>
          </table:table-cell>
          <table:table-cell office:value-type="float" office:value="10.68652" calcext:value-type="float">
            <text:p>10.68652</text:p>
          </table:table-cell>
          <table:table-cell office:value-type="float" office:value="11.4183" calcext:value-type="float">
            <text:p>11.4183</text:p>
          </table:table-cell>
          <table:table-cell office:value-type="float" office:value="11.31973" calcext:value-type="float">
            <text:p>11.31973</text:p>
          </table:table-cell>
          <table:table-cell office:value-type="float" office:value="11.64105" calcext:value-type="float">
            <text:p>11.64105</text:p>
          </table:table-cell>
          <table:table-cell office:value-type="float" office:value="11.55377" calcext:value-type="float">
            <text:p>11.55377</text:p>
          </table:table-cell>
          <table:table-cell office:value-type="float" office:value="2.513641" calcext:value-type="float">
            <text:p>2.513641</text:p>
          </table:table-cell>
          <table:table-cell office:value-type="float" office:value="-14.05655" calcext:value-type="float">
            <text:p>-14.056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4.58386" calcext:value-type="float">
            <text:p>4.58386</text:p>
          </table:table-cell>
          <table:table-cell office:value-type="float" office:value="-7.05" calcext:value-type="float">
            <text:p>-7.05</text:p>
          </table:table-cell>
          <table:table-cell office:value-type="float" office:value="-13.18" calcext:value-type="float">
            <text:p>-13.18</text:p>
          </table:table-cell>
          <table:table-cell office:value-type="float" office:value="0.3205349" calcext:value-type="float">
            <text:p>0.3205349</text:p>
          </table:table-cell>
          <table:table-cell office:value-type="float" office:value="0.1993437" calcext:value-type="float">
            <text:p>0.1993437</text:p>
          </table:table-cell>
          <table:table-cell office:value-type="float" office:value="273.744" calcext:value-type="float">
            <text:p>273.744</text:p>
          </table:table-cell>
          <table:table-cell office:value-type="float" office:value="0" calcext:value-type="float">
            <text:p>0</text:p>
          </table:table-cell>
          <table:table-cell office:value-type="float" office:value="-1.56842" calcext:value-type="float">
            <text:p>-1.56842</text:p>
          </table:table-cell>
          <table:table-cell office:value-type="float" office:value="-6.115356" calcext:value-type="float">
            <text:p>-6.115356</text:p>
          </table:table-cell>
          <table:table-cell office:value-type="float" office:value="-1.318481" calcext:value-type="float">
            <text:p>-1.318481</text:p>
          </table:table-cell>
          <table:table-cell office:value-type="float" office:value="-2.38504" calcext:value-type="float">
            <text:p>-2.38504</text:p>
          </table:table-cell>
          <table:table-cell office:value-type="float" office:value="-0.2169189" calcext:value-type="float">
            <text:p>-0.2169189</text:p>
          </table:table-cell>
          <table:table-cell office:value-type="float" office:value="-0.3833923" calcext:value-type="float">
            <text:p>-0.3833923</text:p>
          </table:table-cell>
          <table:table-cell office:value-type="float" office:value="0.5160828" calcext:value-type="float">
            <text:p>0.5160828</text:p>
          </table:table-cell>
          <table:table-cell office:value-type="float" office:value="0.357605" calcext:value-type="float">
            <text:p>0.357605</text:p>
          </table:table-cell>
          <table:table-cell office:value-type="float" office:value="1.133881" calcext:value-type="float">
            <text:p>1.133881</text:p>
          </table:table-cell>
          <table:table-cell office:value-type="float" office:value="0.9720459" calcext:value-type="float">
            <text:p>0.9720459</text:p>
          </table:table-cell>
          <table:table-cell office:value-type="float" office:value="1.902222" calcext:value-type="float">
            <text:p>1.902222</text:p>
          </table:table-cell>
          <table:table-cell office:value-type="float" office:value="1.733795" calcext:value-type="float">
            <text:p>1.733795</text:p>
          </table:table-cell>
          <table:table-cell office:value-type="float" office:value="2.757751" calcext:value-type="float">
            <text:p>2.757751</text:p>
          </table:table-cell>
          <table:table-cell office:value-type="float" office:value="2.575684" calcext:value-type="float">
            <text:p>2.575684</text:p>
          </table:table-cell>
          <table:table-cell office:value-type="float" office:value="4.121979" calcext:value-type="float">
            <text:p>4.121979</text:p>
          </table:table-cell>
          <table:table-cell office:value-type="float" office:value="3.914795" calcext:value-type="float">
            <text:p>3.914795</text:p>
          </table:table-cell>
          <table:table-cell office:value-type="float" office:value="6.270477" calcext:value-type="float">
            <text:p>6.270477</text:p>
          </table:table-cell>
          <table:table-cell office:value-type="float" office:value="6.044647" calcext:value-type="float">
            <text:p>6.044647</text:p>
          </table:table-cell>
          <table:table-cell office:value-type="float" office:value="8.380341" calcext:value-type="float">
            <text:p>8.380341</text:p>
          </table:table-cell>
          <table:table-cell office:value-type="float" office:value="8.183014" calcext:value-type="float">
            <text:p>8.183014</text:p>
          </table:table-cell>
          <table:table-cell office:value-type="float" office:value="9.718719" calcext:value-type="float">
            <text:p>9.718719</text:p>
          </table:table-cell>
          <table:table-cell office:value-type="float" office:value="9.561218" calcext:value-type="float">
            <text:p>9.561218</text:p>
          </table:table-cell>
          <table:table-cell office:value-type="float" office:value="10.68521" calcext:value-type="float">
            <text:p>10.68521</text:p>
          </table:table-cell>
          <table:table-cell office:value-type="float" office:value="10.56082" calcext:value-type="float">
            <text:p>10.56082</text:p>
          </table:table-cell>
          <table:table-cell office:value-type="float" office:value="11.3187" calcext:value-type="float">
            <text:p>11.3187</text:p>
          </table:table-cell>
          <table:table-cell office:value-type="float" office:value="11.21738" calcext:value-type="float">
            <text:p>11.21738</text:p>
          </table:table-cell>
          <table:table-cell office:value-type="float" office:value="11.55283" calcext:value-type="float">
            <text:p>11.55283</text:p>
          </table:table-cell>
          <table:table-cell office:value-type="float" office:value="11.46436" calcext:value-type="float">
            <text:p>11.46436</text:p>
          </table:table-cell>
          <table:table-cell office:value-type="float" office:value="-1.83783" calcext:value-type="float">
            <text:p>-1.83783</text:p>
          </table:table-cell>
          <table:table-cell office:value-type="float" office:value="-13.78192" calcext:value-type="float">
            <text:p>-13.781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9.090623" calcext:value-type="float">
            <text:p>9.090623</text:p>
          </table:table-cell>
          <table:table-cell office:value-type="float" office:value="-6.99" calcext:value-type="float">
            <text:p>-6.99</text:p>
          </table:table-cell>
          <table:table-cell office:value-type="float" office:value="-17.52" calcext:value-type="float">
            <text:p>-17.52</text:p>
          </table:table-cell>
          <table:table-cell office:value-type="float" office:value="0.3219935" calcext:value-type="float">
            <text:p>0.3219935</text:p>
          </table:table-cell>
          <table:table-cell office:value-type="float" office:value="0.1404692" calcext:value-type="float">
            <text:p>0.1404692</text:p>
          </table:table-cell>
          <table:table-cell office:value-type="float" office:value="212.724" calcext:value-type="float">
            <text:p>212.724</text:p>
          </table:table-cell>
          <table:table-cell office:value-type="float" office:value="0" calcext:value-type="float">
            <text:p>0</text:p>
          </table:table-cell>
          <table:table-cell office:value-type="float" office:value="0.3099365" calcext:value-type="float">
            <text:p>0.3099365</text:p>
          </table:table-cell>
          <table:table-cell office:value-type="float" office:value="-7.60257" calcext:value-type="float">
            <text:p>-7.60257</text:p>
          </table:table-cell>
          <table:table-cell office:value-type="float" office:value="-1.071747" calcext:value-type="float">
            <text:p>-1.071747</text:p>
          </table:table-cell>
          <table:table-cell office:value-type="float" office:value="-2.998535" calcext:value-type="float">
            <text:p>-2.998535</text:p>
          </table:table-cell>
          <table:table-cell office:value-type="float" office:value="-0.3892212" calcext:value-type="float">
            <text:p>-0.3892212</text:p>
          </table:table-cell>
          <table:table-cell office:value-type="float" office:value="-0.7721252" calcext:value-type="float">
            <text:p>-0.7721252</text:p>
          </table:table-cell>
          <table:table-cell office:value-type="float" office:value="0.3531494" calcext:value-type="float">
            <text:p>0.3531494</text:p>
          </table:table-cell>
          <table:table-cell office:value-type="float" office:value="0.02905273" calcext:value-type="float">
            <text:p>0.02905273</text:p>
          </table:table-cell>
          <table:table-cell office:value-type="float" office:value="0.9685974" calcext:value-type="float">
            <text:p>0.9685974</text:p>
          </table:table-cell>
          <table:table-cell office:value-type="float" office:value="0.6841736" calcext:value-type="float">
            <text:p>0.6841736</text:p>
          </table:table-cell>
          <table:table-cell office:value-type="float" office:value="1.731354" calcext:value-type="float">
            <text:p>1.731354</text:p>
          </table:table-cell>
          <table:table-cell office:value-type="float" office:value="1.484161" calcext:value-type="float">
            <text:p>1.484161</text:p>
          </table:table-cell>
          <table:table-cell office:value-type="float" office:value="2.573639" calcext:value-type="float">
            <text:p>2.573639</text:p>
          </table:table-cell>
          <table:table-cell office:value-type="float" office:value="2.344635" calcext:value-type="float">
            <text:p>2.344635</text:p>
          </table:table-cell>
          <table:table-cell office:value-type="float" office:value="3.912781" calcext:value-type="float">
            <text:p>3.912781</text:p>
          </table:table-cell>
          <table:table-cell office:value-type="float" office:value="3.699829" calcext:value-type="float">
            <text:p>3.699829</text:p>
          </table:table-cell>
          <table:table-cell office:value-type="float" office:value="6.042358" calcext:value-type="float">
            <text:p>6.042358</text:p>
          </table:table-cell>
          <table:table-cell office:value-type="float" office:value="5.830017" calcext:value-type="float">
            <text:p>5.830017</text:p>
          </table:table-cell>
          <table:table-cell office:value-type="float" office:value="8.181" calcext:value-type="float">
            <text:p>8.181</text:p>
          </table:table-cell>
          <table:table-cell office:value-type="float" office:value="7.988647" calcext:value-type="float">
            <text:p>7.988647</text:p>
          </table:table-cell>
          <table:table-cell office:value-type="float" office:value="9.55957" calcext:value-type="float">
            <text:p>9.55957</text:p>
          </table:table-cell>
          <table:table-cell office:value-type="float" office:value="9.400543" calcext:value-type="float">
            <text:p>9.400543</text:p>
          </table:table-cell>
          <table:table-cell office:value-type="float" office:value="10.55951" calcext:value-type="float">
            <text:p>10.55951</text:p>
          </table:table-cell>
          <table:table-cell office:value-type="float" office:value="10.43182" calcext:value-type="float">
            <text:p>10.43182</text:p>
          </table:table-cell>
          <table:table-cell office:value-type="float" office:value="11.21628" calcext:value-type="float">
            <text:p>11.21628</text:p>
          </table:table-cell>
          <table:table-cell office:value-type="float" office:value="11.11267" calcext:value-type="float">
            <text:p>11.11267</text:p>
          </table:table-cell>
          <table:table-cell office:value-type="float" office:value="11.46338" calcext:value-type="float">
            <text:p>11.46338</text:p>
          </table:table-cell>
          <table:table-cell office:value-type="float" office:value="11.37317" calcext:value-type="float">
            <text:p>11.37317</text:p>
          </table:table-cell>
          <table:table-cell office:value-type="float" office:value="2.631683" calcext:value-type="float">
            <text:p>2.631683</text:p>
          </table:table-cell>
          <table:table-cell office:value-type="float" office:value="-16.88077" calcext:value-type="float">
            <text:p>-16.88077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0:14.852899941</dc:date>
    <meta:editing-duration>PT9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